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16384" table:default-cell-style-name="ce1"/>
        <table:table-row>
          <table:table-cell office:value-type="string" office:value="ORF (CGLAB)" table:style-name="ce1">
            <text:p>ORF (CGLAB)</text:p>
          </table:table-cell>
          <table:table-cell office:value-type="string" office:value="Name" table:style-name="ce1">
            <text:p>Name</text:p>
          </table:table-cell>
          <table:table-cell office:value-type="string" office:value="Description (extract from CGD database)" table:style-name="ce1">
            <text:p>Description (extract from CGD database)</text:p>
          </table:table-cell>
          <table:table-cell office:value-type="string" office:value="logFC (C1)" table:style-name="ce1">
            <text:p>logFC (C1)</text:p>
          </table:table-cell>
          <table:table-cell office:value-type="string" office:value="pval (C1)" table:style-name="ce1">
            <text:p>pval (C1)</text:p>
          </table:table-cell>
          <table:table-cell office:value-type="string" office:value="logFC (C2)" table:style-name="ce1">
            <text:p>logFC (C2)</text:p>
          </table:table-cell>
          <table:table-cell office:value-type="string" office:value="pval (C2)" table:style-name="ce1">
            <text:p>pval (C2)</text:p>
          </table:table-cell>
          <table:table-cell office:value-type="string" office:value="logFC (C3)" table:style-name="ce1">
            <text:p>logFC (C3)</text:p>
          </table:table-cell>
          <table:table-cell office:value-type="string" office:value="pval (C3)" table:style-name="ce1">
            <text:p>pval (C3)</text:p>
          </table:table-cell>
          <table:table-cell office:value-type="string" office:value="logFC (C4)" table:style-name="ce1">
            <text:p>logFC (C4)</text:p>
          </table:table-cell>
          <table:table-cell office:value-type="string" office:value="pval (C4)" table:style-name="ce1">
            <text:p>pval (C4)</text:p>
          </table:table-cell>
          <table:table-cell office:value-type="string" office:value="Zscore (C1)" table:style-name="ce1">
            <text:p>Zscore (C1)</text:p>
          </table:table-cell>
          <table:table-cell office:value-type="string" office:value="Zscore (C2)" table:style-name="ce1">
            <text:p>Zscore (C2)</text:p>
          </table:table-cell>
          <table:table-cell office:value-type="string" office:value="Zscore (C3)" table:style-name="ce1">
            <text:p>Zscore (C3)</text:p>
          </table:table-cell>
          <table:table-cell office:value-type="string" office:value="Zscore (C4)" table:style-name="ce1">
            <text:p>Zscore (C4)</text:p>
          </table:table-cell>
          <table:table-cell office:value-type="string" office:value="DE (C1)" table:style-name="ce1">
            <text:p>DE (C1)</text:p>
          </table:table-cell>
          <table:table-cell office:value-type="string" office:value="DE (C2)" table:style-name="ce1">
            <text:p>DE (C2)</text:p>
          </table:table-cell>
          <table:table-cell office:value-type="string" office:value="DE (C3)" table:style-name="ce1">
            <text:p>DE (C3)</text:p>
          </table:table-cell>
          <table:table-cell office:value-type="string" office:value="DE (C4)" table:style-name="ce1">
            <text:p>DE (C4)</text:p>
          </table:table-cell>
          <table:table-cell office:value-type="string" office:value="Functional classe (this study)" table:style-name="ce1">
            <text:p>Functional classe (this study)</text:p>
          </table:table-cell>
          <table:table-cell office:value-type="string" office:value="Functional sub-class (this study)" table:style-name="ce1">
            <text:p>Functional sub-class (this study)</text:p>
          </table:table-cell>
          <table:table-cell office:value-type="string" office:value="Function label (this study)" table:style-name="ce1">
            <text:p>Function label (this study)</text:p>
          </table:table-cell>
          <table:table-cell office:value-type="string" office:value="ORF.x" table:style-name="ce1">
            <text:p>ORF.x</text:p>
          </table:table-cell>
          <table:table-cell office:value-type="string" office:value="iHKG (this study)" table:style-name="ce1">
            <text:p>iHKG (this study)</text:p>
          </table:table-cell>
          <table:table-cell office:value-type="string" office:value="Regulation (C1)" table:style-name="ce1">
            <text:p>Regulation (C1)</text:p>
          </table:table-cell>
          <table:table-cell office:value-type="string" office:value="Regulation (C2)" table:style-name="ce1">
            <text:p>Regulation (C2)</text:p>
          </table:table-cell>
          <table:table-cell office:value-type="string" office:value="Regulation (C3)" table:style-name="ce1">
            <text:p>Regulation (C3)</text:p>
          </table:table-cell>
          <table:table-cell office:value-type="string" office:value="Regulation (C4)" table:style-name="ce1">
            <text:p>Regulation (C4)</text:p>
          </table:table-cell>
          <table:table-cell office:value-type="string" office:value="GENE" table:style-name="ce1">
            <text:p>GENE</text:p>
          </table:table-cell>
          <table:table-cell office:value-type="string" office:value="Ortho SCERE" table:style-name="ce1">
            <text:p>Ortho SCERE</text:p>
          </table:table-cell>
          <table:table-cell office:value-type="string" office:value="ID (SGD/CGD)" table:style-name="ce1">
            <text:p>ID (SGD/CGD)</text:p>
          </table:table-cell>
          <table:table-cell office:value-type="string" office:value="Feature name" table:style-name="ce1">
            <text:p>Feature name</text:p>
          </table:table-cell>
          <table:table-cell office:value-type="string" office:value="Gene name" table:style-name="ce1">
            <text:p>Gene name</text:p>
          </table:table-cell>
          <table:table-cell office:value-type="string" office:value="Description" table:style-name="ce1">
            <text:p>Description</text:p>
          </table:table-cell>
        </table:table-row>
        <table:table-row>
          <table:table-cell office:value-type="string" office:value="CAGL0A00737g" table:style-name="ce1">
            <text:p>CAGL0A00737g</text:p>
          </table:table-cell>
          <table:table-cell office:value-type="string" office:value="" table:style-name="ce1">
            <text:p/>
          </table:table-cell>
          <table:table-cell office:value-type="string" office:value="Has domain(s) with predicted transmembrane transporter activity, role in transmembrane transport and integral component of membrane, membrane localization" table:style-name="ce1">
            <text:p>Has domain(s) with predicted transmembrane transporter activity, role in transmembrane transport and integral component of membrane, membrane localization</text:p>
          </table:table-cell>
          <table:table-cell office:value-type="float" office:value="2.02683333333333" table:style-name="ce1">
            <text:p>2.02683333333333</text:p>
          </table:table-cell>
          <table:table-cell office:value-type="float" office:value="0.000414022779391283" table:style-name="ce1">
            <text:p>0.000414022779391283</text:p>
          </table:table-cell>
          <table:table-cell office:value-type="float" office:value="0.979416666666667" table:style-name="ce1">
            <text:p>0.979416666666667</text:p>
          </table:table-cell>
          <table:table-cell office:value-type="float" office:value="0.000783365181093279" table:style-name="ce1">
            <text:p>0.000783365181093279</text:p>
          </table:table-cell>
          <table:table-cell office:value-type="float" office:value="0.979416666666667" table:style-name="ce1">
            <text:p>0.979416666666667</text:p>
          </table:table-cell>
          <table:table-cell office:value-type="float" office:value="0.000783365181093279" table:style-name="ce1">
            <text:p>0.000783365181093279</text:p>
          </table:table-cell>
          <table:table-cell office:value-type="float" office:value="0.235" table:style-name="ce1">
            <text:p>0.235</text:p>
          </table:table-cell>
          <table:table-cell office:value-type="float" office:value="0.408477049116612" table:style-name="ce1">
            <text:p>0.408477049116612</text:p>
          </table:table-cell>
          <table:table-cell office:value-type="float" office:value="2.32731810727442" table:style-name="ce1">
            <text:p>2.32731810727442</text:p>
          </table:table-cell>
          <table:table-cell office:value-type="float" office:value="1.22043552645175" table:style-name="ce1">
            <text:p>1.22043552645175</text:p>
          </table:table-cell>
          <table:table-cell office:value-type="float" office:value="1.22043552645175" table:style-name="ce1">
            <text:p>1.22043552645175</text:p>
          </table:table-cell>
          <table:table-cell office:value-type="float" office:value="0.300208352743916" table:style-name="ce1">
            <text:p>0.30020835274391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A00737g" table:style-name="ce1">
            <text:p>CAGL0A00737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A00737g" table:style-name="ce1">
            <text:p>CAGL0A00737g</text:p>
          </table:table-cell>
          <table:table-cell office:value-type="string" office:value="YDR343C" table:style-name="ce1">
            <text:p>YDR343C</text:p>
          </table:table-cell>
          <table:table-cell office:value-type="string" office:value="S000002751" table:style-name="ce1">
            <text:p>S000002751</text:p>
          </table:table-cell>
          <table:table-cell office:value-type="string" office:value="YDR343C" table:style-name="ce1">
            <text:p>YDR343C</text:p>
          </table:table-cell>
          <table:table-cell office:value-type="string" office:value="HXT6" table:style-name="ce1">
            <text:p>HXT6</text:p>
          </table:table-cell>
          <table:table-cell office:value-type="string" office:value="High-affinity glucose transporter; member of the major facilitator superfamily, nearly identical to Hxt7p, expressed at high basal levels relative to other HXTs, repression of expression by high glucose requires SNF3; HXT6 has a paralog, HXT1, that arose from the whole genome duplication" table:style-name="ce1">
            <text:p>High-affinity glucose transporter; member of the major facilitator superfamily, nearly identical to Hxt7p, expressed at high basal levels relative to other HXTs, repression of expression by high glucose requires SNF3; HXT6 has a paralog, HXT1, that arose from the whole genome duplication</text:p>
          </table:table-cell>
        </table:table-row>
        <table:table-row>
          <table:table-cell office:value-type="string" office:value="CAGL0A00979g" table:style-name="ce1">
            <text:p>CAGL0A00979g</text:p>
          </table:table-cell>
          <table:table-cell office:value-type="string" office:value="" table:style-name="ce1">
            <text:p/>
          </table:table-cell>
          <table:table-cell office:value-type="string" office:value="Ortholog(s) have cytosolic large ribosomal subunit, hyphal cell wall, yeast-form cell wall localization" table:style-name="ce1">
            <text:p>Ortholog(s) have cytosolic large ribosomal subunit, hyphal cell wall, yeast-form cell wall localization</text:p>
          </table:table-cell>
          <table:table-cell office:value-type="float" office:value="-1.77816666666667" table:style-name="ce1">
            <text:p>-1.77816666666667</text:p>
          </table:table-cell>
          <table:table-cell office:value-type="float" office:value="4.49409828066239e-05" table:style-name="ce1">
            <text:p>4.49409828066239e-05</text:p>
          </table:table-cell>
          <table:table-cell office:value-type="float" office:value="-1.37533333333333" table:style-name="ce1">
            <text:p>-1.37533333333333</text:p>
          </table:table-cell>
          <table:table-cell office:value-type="float" office:value="7.47931455600282e-05" table:style-name="ce1">
            <text:p>7.47931455600282e-05</text:p>
          </table:table-cell>
          <table:table-cell office:value-type="float" office:value="-1.37533333333333" table:style-name="ce1">
            <text:p>-1.37533333333333</text:p>
          </table:table-cell>
          <table:table-cell office:value-type="float" office:value="7.47931455600282e-05" table:style-name="ce1">
            <text:p>7.47931455600282e-05</text:p>
          </table:table-cell>
          <table:table-cell office:value-type="float" office:value="-0.735833333333333" table:style-name="ce1">
            <text:p>-0.735833333333333</text:p>
          </table:table-cell>
          <table:table-cell office:value-type="float" office:value="0.00624085273022145" table:style-name="ce1">
            <text:p>0.00624085273022145</text:p>
          </table:table-cell>
          <table:table-cell office:value-type="float" office:value="-2.14843033914999" table:style-name="ce1">
            <text:p>-2.14843033914999</text:p>
          </table:table-cell>
          <table:table-cell office:value-type="float" office:value="-1.88994327912101" table:style-name="ce1">
            <text:p>-1.88994327912101</text:p>
          </table:table-cell>
          <table:table-cell office:value-type="float" office:value="-1.88994327912101" table:style-name="ce1">
            <text:p>-1.88994327912101</text:p>
          </table:table-cell>
          <table:table-cell office:value-type="float" office:value="-1.3982445479287" table:style-name="ce1">
            <text:p>-1.398244547928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A00979g" table:style-name="ce1">
            <text:p>CAGL0A00979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A00979g" table:style-name="ce1">
            <text:p>CAGL0A00979g</text:p>
          </table:table-cell>
          <table:table-cell office:value-type="string" office:value="YLR325C" table:style-name="ce1">
            <text:p>YLR325C</text:p>
          </table:table-cell>
          <table:table-cell office:value-type="string" office:value="S000004317" table:style-name="ce1">
            <text:p>S000004317</text:p>
          </table:table-cell>
          <table:table-cell office:value-type="string" office:value="YLR325C" table:style-name="ce1">
            <text:p>YLR325C</text:p>
          </table:table-cell>
          <table:table-cell office:value-type="string" office:value="RPL38" table:style-name="ce1">
            <text:p>RPL38</text:p>
          </table:table-cell>
          <table:table-cell office:value-type="string" office:value="Ribosomal 60S subunit protein L38; homologous to mammalian ribosomal protein L38, no bacterial homolog" table:style-name="ce1">
            <text:p>Ribosomal 60S subunit protein L38; homologous to mammalian ribosomal protein L38, no bacterial homolog</text:p>
          </table:table-cell>
        </table:table-row>
        <table:table-row>
          <table:table-cell office:value-type="string" office:value="CAGL0A01067g" table:style-name="ce1">
            <text:p>CAGL0A01067g</text:p>
          </table:table-cell>
          <table:table-cell office:value-type="string" office:value="" table:style-name="ce1">
            <text:p/>
          </table:table-cell>
          <table:table-cell office:value-type="string" office:value="Ortholog of S. cerevisiae : KEL3, C. albicans SC5314 : C1_13720W_A, C. dubliniensis CD36 : Cd36_12710, C. parapsilosis CDC317 : CPAR2_201590 and C. auris B8441 : B9J08_002506" table:style-name="ce1">
            <text:p>Ortholog of S. cerevisiae : KEL3, C. albicans SC5314 : C1_13720W_A, C. dubliniensis CD36 : Cd36_12710, C. parapsilosis CDC317 : CPAR2_201590 and C. auris B8441 : B9J08_002506</text:p>
          </table:table-cell>
          <table:table-cell office:value-type="float" office:value="-1.77516666666667" table:style-name="ce1">
            <text:p>-1.77516666666667</text:p>
          </table:table-cell>
          <table:table-cell office:value-type="float" office:value="1.96769215432698e-05" table:style-name="ce1">
            <text:p>1.96769215432698e-05</text:p>
          </table:table-cell>
          <table:table-cell office:value-type="float" office:value="-1.22866666666667" table:style-name="ce1">
            <text:p>-1.22866666666667</text:p>
          </table:table-cell>
          <table:table-cell office:value-type="float" office:value="0.00017521271308327" table:style-name="ce1">
            <text:p>0.00017521271308327</text:p>
          </table:table-cell>
          <table:table-cell office:value-type="float" office:value="-1.22866666666667" table:style-name="ce1">
            <text:p>-1.22866666666667</text:p>
          </table:table-cell>
          <table:table-cell office:value-type="float" office:value="0.00017521271308327" table:style-name="ce1">
            <text:p>0.00017521271308327</text:p>
          </table:table-cell>
          <table:table-cell office:value-type="float" office:value="-0.231166666666667" table:style-name="ce1">
            <text:p>-0.231166666666667</text:p>
          </table:table-cell>
          <table:table-cell office:value-type="float" office:value="0.280684361314649" table:style-name="ce1">
            <text:p>0.280684361314649</text:p>
          </table:table-cell>
          <table:table-cell office:value-type="float" office:value="-2.14490149674808" table:style-name="ce1">
            <text:p>-2.14490149674808</text:p>
          </table:table-cell>
          <table:table-cell office:value-type="float" office:value="-1.69621193121401" table:style-name="ce1">
            <text:p>-1.69621193121401</text:p>
          </table:table-cell>
          <table:table-cell office:value-type="float" office:value="-1.69621193121401" table:style-name="ce1">
            <text:p>-1.69621193121401</text:p>
          </table:table-cell>
          <table:table-cell office:value-type="float" office:value="-0.515340619476052" table:style-name="ce1">
            <text:p>-0.51534061947605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A01067g" table:style-name="ce1">
            <text:p>CAGL0A01067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A01067g" table:style-name="ce1">
            <text:p>CAGL0A01067g</text:p>
          </table:table-cell>
          <table:table-cell office:value-type="string" office:value="YPL263C" table:style-name="ce1">
            <text:p>YPL263C</text:p>
          </table:table-cell>
          <table:table-cell office:value-type="string" office:value="S000006184" table:style-name="ce1">
            <text:p>S000006184</text:p>
          </table:table-cell>
          <table:table-cell office:value-type="string" office:value="YPL263C" table:style-name="ce1">
            <text:p>YPL263C</text:p>
          </table:table-cell>
          <table:table-cell office:value-type="string" office:value="KEL3" table:style-name="ce1">
            <text:p>KEL3</text:p>
          </table:table-cell>
          <table:table-cell office:value-type="string" office:value="Cytoplasmic protein of unknown function" table:style-name="ce1">
            <text:p>Cytoplasmic protein of unknown function</text:p>
          </table:table-cell>
        </table:table-row>
        <table:table-row>
          <table:table-cell office:value-type="string" office:value="CAGL0A01089g" table:style-name="ce1">
            <text:p>CAGL0A01089g</text:p>
          </table:table-cell>
          <table:table-cell office:value-type="string" office:value="" table:style-name="ce1">
            <text:p/>
          </table:table-cell>
          <table:table-cell office:value-type="string" office:value="Has domain(s) with predicted alcohol O-acetyltransferase activity and role in alcohol metabolic process" table:style-name="ce1">
            <text:p>Has domain(s) with predicted alcohol O-acetyltransferase activity and role in alcohol metabolic process</text:p>
          </table:table-cell>
          <table:table-cell office:value-type="float" office:value="2.10966666666667" table:style-name="ce1">
            <text:p>2.10966666666667</text:p>
          </table:table-cell>
          <table:table-cell office:value-type="float" office:value="0.00053168283436306" table:style-name="ce1">
            <text:p>0.00053168283436306</text:p>
          </table:table-cell>
          <table:table-cell office:value-type="float" office:value="2.92483333333333" table:style-name="ce1">
            <text:p>2.92483333333333</text:p>
          </table:table-cell>
          <table:table-cell office:value-type="float" office:value="1.07685018578886e-05" table:style-name="ce1">
            <text:p>1.07685018578886e-05</text:p>
          </table:table-cell>
          <table:table-cell office:value-type="float" office:value="2.92483333333333" table:style-name="ce1">
            <text:p>2.92483333333333</text:p>
          </table:table-cell>
          <table:table-cell office:value-type="float" office:value="1.07685018578886e-05" table:style-name="ce1">
            <text:p>1.07685018578886e-05</text:p>
          </table:table-cell>
          <table:table-cell office:value-type="float" office:value="-0.400666666666667" table:style-name="ce1">
            <text:p>-0.400666666666667</text:p>
          </table:table-cell>
          <table:table-cell office:value-type="float" office:value="0.188336134270431" table:style-name="ce1">
            <text:p>0.188336134270431</text:p>
          </table:table-cell>
          <table:table-cell office:value-type="float" office:value="2.42475336692719" table:style-name="ce1">
            <text:p>2.42475336692719</text:p>
          </table:table-cell>
          <table:table-cell office:value-type="float" office:value="3.79012775195679" table:style-name="ce1">
            <text:p>3.79012775195679</text:p>
          </table:table-cell>
          <table:table-cell office:value-type="float" office:value="3.79012775195679" table:style-name="ce1">
            <text:p>3.79012775195679</text:p>
          </table:table-cell>
          <table:table-cell office:value-type="float" office:value="-0.811877374838121" table:style-name="ce1">
            <text:p>-0.81187737483812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A01089g" table:style-name="ce1">
            <text:p>CAGL0A01089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A01089g" table:style-name="ce1">
            <text:p>CAGL0A01089g</text:p>
          </table:table-cell>
          <table:table-cell office:value-type="string" office:value="YPL272C" table:style-name="ce1">
            <text:p>YPL272C</text:p>
          </table:table-cell>
          <table:table-cell office:value-type="string" office:value="S000006193" table:style-name="ce1">
            <text:p>S000006193</text:p>
          </table:table-cell>
          <table:table-cell office:value-type="string" office:value="YPL272C" table:style-name="ce1">
            <text:p>YPL272C</text:p>
          </table:table-cell>
          <table:table-cell office:value-type="string" office:value="PBI1" table:style-name="ce1">
            <text:p>PBI1</text:p>
          </table:table-cell>
          <table:table-cell office:value-type="string" office:value="Putative protein of unknown function; gene expression induced in response to ketoconazole; YPL272C is not an essential gene" table:style-name="ce1">
            <text:p>Putative protein of unknown function; gene expression induced in response to ketoconazole; YPL272C is not an essential gene</text:p>
          </table:table-cell>
        </table:table-row>
        <table:table-row>
          <table:table-cell office:value-type="string" office:value="CAGL0A01199g" table:style-name="ce1">
            <text:p>CAGL0A01199g</text:p>
          </table:table-cell>
          <table:table-cell office:value-type="string" office:value="DIP5" table:style-name="ce1">
            <text:p>DIP5</text:p>
          </table:table-cell>
          <table:table-cell office:value-type="string" office:value="Putative dicarboxylic amino acid permease" table:style-name="ce1">
            <text:p>Putative dicarboxylic amino acid permease</text:p>
          </table:table-cell>
          <table:table-cell office:value-type="float" office:value="0.412833333333333" table:style-name="ce1">
            <text:p>0.412833333333333</text:p>
          </table:table-cell>
          <table:table-cell office:value-type="float" office:value="0.0832789755781068" table:style-name="ce1">
            <text:p>0.0832789755781068</text:p>
          </table:table-cell>
          <table:table-cell office:value-type="float" office:value="1.82416666666667" table:style-name="ce1">
            <text:p>1.82416666666667</text:p>
          </table:table-cell>
          <table:table-cell office:value-type="float" office:value="0.000262536367312835" table:style-name="ce1">
            <text:p>0.000262536367312835</text:p>
          </table:table-cell>
          <table:table-cell office:value-type="float" office:value="1.82416666666667" table:style-name="ce1">
            <text:p>1.82416666666667</text:p>
          </table:table-cell>
          <table:table-cell office:value-type="float" office:value="0.000262536367312835" table:style-name="ce1">
            <text:p>0.000262536367312835</text:p>
          </table:table-cell>
          <table:table-cell office:value-type="float" office:value="-0.0854999999999999" table:style-name="ce1">
            <text:p>-0.0854999999999999</text:p>
          </table:table-cell>
          <table:table-cell office:value-type="float" office:value="0.806828809949868" table:style-name="ce1">
            <text:p>0.806828809949868</text:p>
          </table:table-cell>
          <table:table-cell office:value-type="float" office:value="0.428800895046035" table:style-name="ce1">
            <text:p>0.428800895046035</text:p>
          </table:table-cell>
          <table:table-cell office:value-type="float" office:value="2.33626204561837" table:style-name="ce1">
            <text:p>2.33626204561837</text:p>
          </table:table-cell>
          <table:table-cell office:value-type="float" office:value="2.33626204561837" table:style-name="ce1">
            <text:p>2.33626204561837</text:p>
          </table:table-cell>
          <table:table-cell office:value-type="float" office:value="-0.260499789400881" table:style-name="ce1">
            <text:p>-0.260499789400881</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A01199g" table:style-name="ce1">
            <text:p>CAGL0A01199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A01199g" table:style-name="ce1">
            <text:p>CAGL0A01199g</text:p>
          </table:table-cell>
          <table:table-cell office:value-type="string" office:value="YPL265W" table:style-name="ce1">
            <text:p>YPL265W</text:p>
          </table:table-cell>
          <table:table-cell office:value-type="string" office:value="S000006186" table:style-name="ce1">
            <text:p>S000006186</text:p>
          </table:table-cell>
          <table:table-cell office:value-type="string" office:value="YPL265W" table:style-name="ce1">
            <text:p>YPL265W</text:p>
          </table:table-cell>
          <table:table-cell office:value-type="string" office:value="DIP5" table:style-name="ce1">
            <text:p>DIP5</text:p>
          </table:table-cell>
          <table:table-cell office:value-type="string" office:value="Dicarboxylic amino acid permease; mediates high-affinity and high-capacity transport of L-glutamate and L-aspartate; also a transporter for Gln, Asn, Ser, Ala, and Gly; relocalizes from plasma membrane to vacuole upon DNA replication stress" table:style-name="ce1">
            <text:p>Dicarboxylic amino acid permease; mediates high-affinity and high-capacity transport of L-glutamate and L-aspartate; also a transporter for Gln, Asn, Ser, Ala, and Gly; relocalizes from plasma membrane to vacuole upon DNA replication stress</text:p>
          </table:table-cell>
        </table:table-row>
        <table:table-row>
          <table:table-cell office:value-type="string" office:value="CAGL0A01221g" table:style-name="ce1">
            <text:p>CAGL0A01221g</text:p>
          </table:table-cell>
          <table:table-cell office:value-type="string" office:value="" table:style-name="ce1">
            <text:p/>
          </table:table-cell>
          <table:table-cell office:value-type="string" office:value="Has domain(s) with predicted channel activity, role in transmembrane transport and membrane localization" table:style-name="ce1">
            <text:p>Has domain(s) with predicted channel activity, role in transmembrane transport and membrane localization</text:p>
          </table:table-cell>
          <table:table-cell office:value-type="float" office:value="-1.45116666666667" table:style-name="ce1">
            <text:p>-1.45116666666667</text:p>
          </table:table-cell>
          <table:table-cell office:value-type="float" office:value="5.64279973113217e-05" table:style-name="ce1">
            <text:p>5.64279973113217e-05</text:p>
          </table:table-cell>
          <table:table-cell office:value-type="float" office:value="-3.32058333333333" table:style-name="ce1">
            <text:p>-3.32058333333333</text:p>
          </table:table-cell>
          <table:table-cell office:value-type="float" office:value="1.03583863705325e-06" table:style-name="ce1">
            <text:p>1.03583863705325e-06</text:p>
          </table:table-cell>
          <table:table-cell office:value-type="float" office:value="-3.32058333333333" table:style-name="ce1">
            <text:p>-3.32058333333333</text:p>
          </table:table-cell>
          <table:table-cell office:value-type="float" office:value="1.03583863705325e-06" table:style-name="ce1">
            <text:p>1.03583863705325e-06</text:p>
          </table:table-cell>
          <table:table-cell office:value-type="float" office:value="0.229333333333334" table:style-name="ce1">
            <text:p>0.229333333333334</text:p>
          </table:table-cell>
          <table:table-cell office:value-type="float" office:value="0.568828191917744" table:style-name="ce1">
            <text:p>0.568828191917744</text:p>
          </table:table-cell>
          <table:table-cell office:value-type="float" office:value="-1.76378651734164" table:style-name="ce1">
            <text:p>-1.76378651734164</text:p>
          </table:table-cell>
          <table:table-cell office:value-type="float" office:value="-4.45941535536707" table:style-name="ce1">
            <text:p>-4.45941535536707</text:p>
          </table:table-cell>
          <table:table-cell office:value-type="float" office:value="-4.45941535536707" table:style-name="ce1">
            <text:p>-4.45941535536707</text:p>
          </table:table-cell>
          <table:table-cell office:value-type="float" office:value="0.290294636242137" table:style-name="ce1">
            <text:p>0.290294636242137</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A01221g" table:style-name="ce1">
            <text:p>CAGL0A01221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A01221g" table:style-name="ce1">
            <text:p>CAGL0A01221g</text:p>
          </table:table-cell>
          <table:table-cell office:value-type="string" office:value="YPR192W" table:style-name="ce1">
            <text:p>YPR192W</text:p>
          </table:table-cell>
          <table:table-cell office:value-type="string" office:value="S000006396" table:style-name="ce1">
            <text:p>S000006396</text:p>
          </table:table-cell>
          <table:table-cell office:value-type="string" office:value="YPR192W" table:style-name="ce1">
            <text:p>YPR192W</text:p>
          </table:table-cell>
          <table:table-cell office:value-type="string" office:value="AQY1" table:style-name="ce1">
            <text:p>AQY1</text:p>
          </table:table-cell>
          <table:table-cell office:value-type="string" office:value="Spore-specific water channel; mediates the transport of water across cell membranes, developmentally controlled; may play a role in spore maturation, probably by allowing water outflow, may be involved in freeze tolerance" table:style-name="ce1">
            <text:p>Spore-specific water channel; mediates the transport of water across cell membranes, developmentally controlled; may play a role in spore maturation, probably by allowing water outflow, may be involved in freeze tolerance</text:p>
          </table:table-cell>
        </table:table-row>
        <table:table-row>
          <table:table-cell office:value-type="string" office:value="CAGL0A01243g" table:style-name="ce1">
            <text:p>CAGL0A01243g</text:p>
          </table:table-cell>
          <table:table-cell office:value-type="string" office:value="GIT1" table:style-name="ce1">
            <text:p>GIT1</text:p>
          </table:table-cell>
          <table:table-cell office:value-type="string" office:value="Has domain(s) with predicted transmembrane transporter activity, role in transmembrane transport and integral component of membrane, integral component of plasma membrane localization" table:style-name="ce1">
            <text:p>Has domain(s) with predicted transmembrane transporter activity, role in transmembrane transport and integral component of membrane, integral component of plasma membrane localization</text:p>
          </table:table-cell>
          <table:table-cell office:value-type="float" office:value="1.04283333333333" table:style-name="ce1">
            <text:p>1.04283333333333</text:p>
          </table:table-cell>
          <table:table-cell office:value-type="float" office:value="4.18489331278036e-05" table:style-name="ce1">
            <text:p>4.18489331278036e-05</text:p>
          </table:table-cell>
          <table:table-cell office:value-type="float" office:value="0.947583333333333" table:style-name="ce1">
            <text:p>0.947583333333333</text:p>
          </table:table-cell>
          <table:table-cell office:value-type="float" office:value="0.000630936354284776" table:style-name="ce1">
            <text:p>0.000630936354284776</text:p>
          </table:table-cell>
          <table:table-cell office:value-type="float" office:value="0.947583333333333" table:style-name="ce1">
            <text:p>0.947583333333333</text:p>
          </table:table-cell>
          <table:table-cell office:value-type="float" office:value="0.000630936354284776" table:style-name="ce1">
            <text:p>0.000630936354284776</text:p>
          </table:table-cell>
          <table:table-cell office:value-type="float" office:value="3.66483333333333" table:style-name="ce1">
            <text:p>3.66483333333333</text:p>
          </table:table-cell>
          <table:table-cell office:value-type="float" office:value="1.09730399972425e-06" table:style-name="ce1">
            <text:p>1.09730399972425e-06</text:p>
          </table:table-cell>
          <table:table-cell office:value-type="float" office:value="1.16985779944745" table:style-name="ce1">
            <text:p>1.16985779944745</text:p>
          </table:table-cell>
          <table:table-cell office:value-type="float" office:value="1.17838701798557" table:style-name="ce1">
            <text:p>1.17838701798557</text:p>
          </table:table-cell>
          <table:table-cell office:value-type="float" office:value="1.17838701798557" table:style-name="ce1">
            <text:p>1.17838701798557</text:p>
          </table:table-cell>
          <table:table-cell office:value-type="float" office:value="6.30063105539488" table:style-name="ce1">
            <text:p>6.3006310553948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A01243g" table:style-name="ce1">
            <text:p>CAGL0A0124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A01243g" table:style-name="ce1">
            <text:p>CAGL0A01243g</text:p>
          </table:table-cell>
          <table:table-cell office:value-type="string" office:value="YCR098C" table:style-name="ce1">
            <text:p>YCR098C</text:p>
          </table:table-cell>
          <table:table-cell office:value-type="string" office:value="S000000695" table:style-name="ce1">
            <text:p>S000000695</text:p>
          </table:table-cell>
          <table:table-cell office:value-type="string" office:value="YCR098C" table:style-name="ce1">
            <text:p>YCR098C</text:p>
          </table:table-cell>
          <table:table-cell office:value-type="string" office:value="GIT1" table:style-name="ce1">
            <text:p>GIT1</text:p>
          </table:table-cell>
          <table:table-cell office:value-type="string" office:value="Plasma membrane permease; mediates uptake of glycerophosphoinositol and glycerophosphocholine as sources of the nutrients inositol and phosphate; expression and transport rate are regulated by phosphate and inositol availability" table:style-name="ce1">
            <text:p>Plasma membrane permease; mediates uptake of glycerophosphoinositol and glycerophosphocholine as sources of the nutrients inositol and phosphate; expression and transport rate are regulated by phosphate and inositol availability</text:p>
          </table:table-cell>
        </table:table-row>
        <table:table-row>
          <table:table-cell office:value-type="string" office:value="CAGL0A01650g" table:style-name="ce1">
            <text:p>CAGL0A01650g</text:p>
          </table:table-cell>
          <table:table-cell office:value-type="string" office:value="" table:style-name="ce1">
            <text:p/>
          </table:table-cell>
          <table:table-cell office:value-type="string" office:value="Putative protein; gene is upregulated in azole-resistant strain" table:style-name="ce1">
            <text:p>Putative protein; gene is upregulated in azole-resistant strain</text:p>
          </table:table-cell>
          <table:table-cell office:value-type="float" office:value="2.45616666666667" table:style-name="ce1">
            <text:p>2.45616666666667</text:p>
          </table:table-cell>
          <table:table-cell office:value-type="float" office:value="4.11195320549501e-06" table:style-name="ce1">
            <text:p>4.11195320549501e-06</text:p>
          </table:table-cell>
          <table:table-cell office:value-type="float" office:value="2.30791666666667" table:style-name="ce1">
            <text:p>2.30791666666667</text:p>
          </table:table-cell>
          <table:table-cell office:value-type="float" office:value="3.34085172408197e-06" table:style-name="ce1">
            <text:p>3.34085172408197e-06</text:p>
          </table:table-cell>
          <table:table-cell office:value-type="float" office:value="2.30791666666667" table:style-name="ce1">
            <text:p>2.30791666666667</text:p>
          </table:table-cell>
          <table:table-cell office:value-type="float" office:value="3.34085172408197e-06" table:style-name="ce1">
            <text:p>3.34085172408197e-06</text:p>
          </table:table-cell>
          <table:table-cell office:value-type="float" office:value="0.525666666666667" table:style-name="ce1">
            <text:p>0.525666666666667</text:p>
          </table:table-cell>
          <table:table-cell office:value-type="float" office:value="0.0267234127335251" table:style-name="ce1">
            <text:p>0.0267234127335251</text:p>
          </table:table-cell>
          <table:table-cell office:value-type="float" office:value="2.83233466434797" table:style-name="ce1">
            <text:p>2.83233466434797</text:p>
          </table:table-cell>
          <table:table-cell office:value-type="float" office:value="2.97524526982298" table:style-name="ce1">
            <text:p>2.97524526982298</text:p>
          </table:table-cell>
          <table:table-cell office:value-type="float" office:value="2.97524526982298" table:style-name="ce1">
            <text:p>2.97524526982298</text:p>
          </table:table-cell>
          <table:table-cell office:value-type="float" office:value="0.808723693305814" table:style-name="ce1">
            <text:p>0.80872369330581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A01650g" table:style-name="ce1">
            <text:p>CAGL0A01650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A01650g" table:style-name="ce1">
            <text:p>CAGL0A01650g</text:p>
          </table:table-cell>
          <table:table-cell office:value-type="string" office:value="NO_ORTHO" table:style-name="ce1">
            <text:p>NO_ORTHO</text:p>
          </table:table-cell>
          <table:table-cell office:value-type="string" office:value="CAL0126725" table:style-name="ce1">
            <text:p>CAL0126725</text:p>
          </table:table-cell>
          <table:table-cell office:value-type="string" office:value="CAGL0A01650g" table:style-name="ce1">
            <text:p>CAGL0A01650g</text:p>
          </table:table-cell>
          <table:table-cell office:value-type="string" office:value="" table:style-name="ce1">
            <text:p/>
          </table:table-cell>
          <table:table-cell office:value-type="string" office:value="Putative protein; gene is upregulated in azole-resistant strain" table:style-name="ce1">
            <text:p>Putative protein; gene is upregulated in azole-resistant strain</text:p>
          </table:table-cell>
        </table:table-row>
        <table:table-row>
          <table:table-cell office:value-type="string" office:value="CAGL0A01716g" table:style-name="ce1">
            <text:p>CAGL0A01716g</text:p>
          </table:table-cell>
          <table:table-cell office:value-type="string" office:value="" table:style-name="ce1">
            <text:p/>
          </table:table-cell>
          <table:table-cell office:value-type="string" office:value="Ortholog(s) have nicotinamidase activity and role in chromatin silencing at rDNA, chromatin silencing at telomere, negative regulation of DNA amplification, replicative cell aging" table:style-name="ce1">
            <text:p>Ortholog(s) have nicotinamidase activity and role in chromatin silencing at rDNA, chromatin silencing at telomere, negative regulation of DNA amplification, replicative cell aging</text:p>
          </table:table-cell>
          <table:table-cell office:value-type="float" office:value="1.80283333333333" table:style-name="ce1">
            <text:p>1.80283333333333</text:p>
          </table:table-cell>
          <table:table-cell office:value-type="float" office:value="0.000570888784093223" table:style-name="ce1">
            <text:p>0.000570888784093223</text:p>
          </table:table-cell>
          <table:table-cell office:value-type="float" office:value="0.168916666666667" table:style-name="ce1">
            <text:p>0.168916666666667</text:p>
          </table:table-cell>
          <table:table-cell office:value-type="float" office:value="0.455462339235159" table:style-name="ce1">
            <text:p>0.455462339235159</text:p>
          </table:table-cell>
          <table:table-cell office:value-type="float" office:value="0.168916666666667" table:style-name="ce1">
            <text:p>0.168916666666667</text:p>
          </table:table-cell>
          <table:table-cell office:value-type="float" office:value="0.455462339235159" table:style-name="ce1">
            <text:p>0.455462339235159</text:p>
          </table:table-cell>
          <table:table-cell office:value-type="float" office:value="-0.340333333333333" table:style-name="ce1">
            <text:p>-0.340333333333333</text:p>
          </table:table-cell>
          <table:table-cell office:value-type="float" office:value="0.127200542431034" table:style-name="ce1">
            <text:p>0.127200542431034</text:p>
          </table:table-cell>
          <table:table-cell office:value-type="float" office:value="2.06383120793169" table:style-name="ce1">
            <text:p>2.06383120793169</text:p>
          </table:table-cell>
          <table:table-cell office:value-type="float" office:value="0.149849680006596" table:style-name="ce1">
            <text:p>0.149849680006596</text:p>
          </table:table-cell>
          <table:table-cell office:value-type="float" office:value="0.149849680006596" table:style-name="ce1">
            <text:p>0.149849680006596</text:p>
          </table:table-cell>
          <table:table-cell office:value-type="float" office:value="-0.706325452083874" table:style-name="ce1">
            <text:p>-0.70632545208387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CHROMATIN CONFORMATION" table:style-name="ce1">
            <text:p>CHROMATIN CONFORMATION</text:p>
          </table:table-cell>
          <table:table-cell office:value-type="string" office:value="F2" table:style-name="ce1">
            <text:p>F2</text:p>
          </table:table-cell>
          <table:table-cell office:value-type="string" office:value="CAGL0A01716g" table:style-name="ce1">
            <text:p>CAGL0A01716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A01716g" table:style-name="ce1">
            <text:p>CAGL0A01716g</text:p>
          </table:table-cell>
          <table:table-cell office:value-type="string" office:value="YGL037C" table:style-name="ce1">
            <text:p>YGL037C</text:p>
          </table:table-cell>
          <table:table-cell office:value-type="string" office:value="S000003005" table:style-name="ce1">
            <text:p>S000003005</text:p>
          </table:table-cell>
          <table:table-cell office:value-type="string" office:value="YGL037C" table:style-name="ce1">
            <text:p>YGL037C</text:p>
          </table:table-cell>
          <table:table-cell office:value-type="string" office:value="PNC1" table:style-name="ce1">
            <text:p>PNC1</text:p>
          </table:table-cell>
          <table:table-cell office:value-type="string" office:value="Nicotinamidase that converts nicotinamide to nicotinic acid; part of the NAD(+) salvage pathway; required for life span extension by calorie restriction; lacks a peroxisomal targeting signal but is imported into peroxisomes via binding to Gpd1p; PNC1 expression responds to all known stimuli that extend replicative life span; protein increases in abundance and relative distribution to cytoplasmic foci decreases upon DNA replication stress" table:style-name="ce1">
            <text:p>Nicotinamidase that converts nicotinamide to nicotinic acid; part of the NAD(+) salvage pathway; required for life span extension by calorie restriction; lacks a peroxisomal targeting signal but is imported into peroxisomes via binding to Gpd1p; PNC1 expression responds to all known stimuli that extend replicative life span; protein increases in abundance and relative distribution to cytoplasmic foci decreases upon DNA replication stress</text:p>
          </table:table-cell>
        </table:table-row>
        <table:table-row>
          <table:table-cell office:value-type="string" office:value="CAGL0A01782g" table:style-name="ce1">
            <text:p>CAGL0A01782g</text:p>
          </table:table-cell>
          <table:table-cell office:value-type="string" office:value="HXT4" table:style-name="ce1">
            <text:p>HXT4</text:p>
          </table:table-cell>
          <table:table-cell office:value-type="string" office:value="Ortholog(s) have glucose transmembrane transporter activity, pentose transmembrane transporter activity and plasma membrane localization" table:style-name="ce1">
            <text:p>Ortholog(s) have glucose transmembrane transporter activity, pentose transmembrane transporter activity and plasma membrane localization</text:p>
          </table:table-cell>
          <table:table-cell office:value-type="float" office:value="1.84566666666667" table:style-name="ce1">
            <text:p>1.84566666666667</text:p>
          </table:table-cell>
          <table:table-cell office:value-type="float" office:value="0.000915931285774543" table:style-name="ce1">
            <text:p>0.000915931285774543</text:p>
          </table:table-cell>
          <table:table-cell office:value-type="float" office:value="1.29625" table:style-name="ce1">
            <text:p>1.29625</text:p>
          </table:table-cell>
          <table:table-cell office:value-type="float" office:value="0.00754512535004005" table:style-name="ce1">
            <text:p>0.00754512535004005</text:p>
          </table:table-cell>
          <table:table-cell office:value-type="float" office:value="1.29625" table:style-name="ce1">
            <text:p>1.29625</text:p>
          </table:table-cell>
          <table:table-cell office:value-type="float" office:value="0.00754512535004005" table:style-name="ce1">
            <text:p>0.00754512535004005</text:p>
          </table:table-cell>
          <table:table-cell office:value-type="float" office:value="0.245666666666667" table:style-name="ce1">
            <text:p>0.245666666666667</text:p>
          </table:table-cell>
          <table:table-cell office:value-type="float" office:value="0.564748586094916" table:style-name="ce1">
            <text:p>0.564748586094916</text:p>
          </table:table-cell>
          <table:table-cell office:value-type="float" office:value="2.11421523555898" table:style-name="ce1">
            <text:p>2.11421523555898</text:p>
          </table:table-cell>
          <table:table-cell office:value-type="float" office:value="1.63893926778266" table:style-name="ce1">
            <text:p>1.63893926778266</text:p>
          </table:table-cell>
          <table:table-cell office:value-type="float" office:value="1.63893926778266" table:style-name="ce1">
            <text:p>1.63893926778266</text:p>
          </table:table-cell>
          <table:table-cell office:value-type="float" office:value="0.318869466159032" table:style-name="ce1">
            <text:p>0.31886946615903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A01782g" table:style-name="ce1">
            <text:p>CAGL0A01782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A01782g" table:style-name="ce1">
            <text:p>CAGL0A01782g</text:p>
          </table:table-cell>
          <table:table-cell office:value-type="string" office:value="YHR092C" table:style-name="ce1">
            <text:p>YHR092C</text:p>
          </table:table-cell>
          <table:table-cell office:value-type="string" office:value="S000001134" table:style-name="ce1">
            <text:p>S000001134</text:p>
          </table:table-cell>
          <table:table-cell office:value-type="string" office:value="YHR092C" table:style-name="ce1">
            <text:p>YHR092C</text:p>
          </table:table-cell>
          <table:table-cell office:value-type="string" office:value="HXT4" table:style-name="ce1">
            <text:p>HXT4</text:p>
          </table:table-cell>
          <table:table-cell office:value-type="string" office:value="High-affinity glucose transporter; member of the major facilitator superfamily, expression is induced by low levels of glucose and repressed by high levels of glucose; HXT4 has a paralog, HXT7, that arose from the whole genome duplication" table:style-name="ce1">
            <text:p>High-affinity glucose transporter; member of the major facilitator superfamily, expression is induced by low levels of glucose and repressed by high levels of glucose; HXT4 has a paralog, HXT7, that arose from the whole genome duplication</text:p>
          </table:table-cell>
        </table:table-row>
        <table:table-row>
          <table:table-cell office:value-type="string" office:value="CAGL0A01826g" table:style-name="ce1">
            <text:p>CAGL0A01826g</text:p>
          </table:table-cell>
          <table:table-cell office:value-type="string" office:value="HXT5" table:style-name="ce1">
            <text:p>HXT5</text:p>
          </table:table-cell>
          <table:table-cell office:value-type="string" office:value="Ortholog(s) have glucose transmembrane transporter activity, role in glucose transmembrane transport and plasma membrane localization" table:style-name="ce1">
            <text:p>Ortholog(s) have glucose transmembrane transporter activity, role in glucose transmembrane transport and plasma membrane localization</text:p>
          </table:table-cell>
          <table:table-cell office:value-type="float" office:value="1.94816666666667" table:style-name="ce1">
            <text:p>1.94816666666667</text:p>
          </table:table-cell>
          <table:table-cell office:value-type="float" office:value="1.76603256936027e-05" table:style-name="ce1">
            <text:p>1.76603256936027e-05</text:p>
          </table:table-cell>
          <table:table-cell office:value-type="float" office:value="2.75108333333333" table:style-name="ce1">
            <text:p>2.75108333333333</text:p>
          </table:table-cell>
          <table:table-cell office:value-type="float" office:value="1.00210696963013e-06" table:style-name="ce1">
            <text:p>1.00210696963013e-06</text:p>
          </table:table-cell>
          <table:table-cell office:value-type="float" office:value="2.75108333333333" table:style-name="ce1">
            <text:p>2.75108333333333</text:p>
          </table:table-cell>
          <table:table-cell office:value-type="float" office:value="1.00210696963013e-06" table:style-name="ce1">
            <text:p>1.00210696963013e-06</text:p>
          </table:table-cell>
          <table:table-cell office:value-type="float" office:value="0.2715" table:style-name="ce1">
            <text:p>0.2715</text:p>
          </table:table-cell>
          <table:table-cell office:value-type="float" office:value="0.201624210201031" table:style-name="ce1">
            <text:p>0.201624210201031</text:p>
          </table:table-cell>
          <table:table-cell office:value-type="float" office:value="2.23478401762429" table:style-name="ce1">
            <text:p>2.23478401762429</text:p>
          </table:table-cell>
          <table:table-cell office:value-type="float" office:value="3.5606221494647" table:style-name="ce1">
            <text:p>3.5606221494647</text:p>
          </table:table-cell>
          <table:table-cell office:value-type="float" office:value="3.5606221494647" table:style-name="ce1">
            <text:p>3.5606221494647</text:p>
          </table:table-cell>
          <table:table-cell office:value-type="float" office:value="0.364064350211265" table:style-name="ce1">
            <text:p>0.36406435021126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A01826g" table:style-name="ce1">
            <text:p>CAGL0A01826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A01826g" table:style-name="ce1">
            <text:p>CAGL0A01826g</text:p>
          </table:table-cell>
          <table:table-cell office:value-type="string" office:value="YDR345C" table:style-name="ce1">
            <text:p>YDR345C</text:p>
          </table:table-cell>
          <table:table-cell office:value-type="string" office:value="S000002753" table:style-name="ce1">
            <text:p>S000002753</text:p>
          </table:table-cell>
          <table:table-cell office:value-type="string" office:value="YDR345C" table:style-name="ce1">
            <text:p>YDR345C</text:p>
          </table:table-cell>
          <table:table-cell office:value-type="string" office:value="HXT3" table:style-name="ce1">
            <text:p>HXT3</text:p>
          </table:table-cell>
          <table:table-cell office:value-type="string" office:value="Low affinity glucose transporter of the major facilitator superfamily; expression is induced in low or high glucose conditions; HXT3 has a paralog, HXT5, that arose from the whole genome duplication" table:style-name="ce1">
            <text:p>Low affinity glucose transporter of the major facilitator superfamily; expression is induced in low or high glucose conditions; HXT3 has a paralog, HXT5, that arose from the whole genome duplication</text:p>
          </table:table-cell>
        </table:table-row>
        <table:table-row>
          <table:table-cell office:value-type="string" office:value="CAGL0A02002g" table:style-name="ce1">
            <text:p>CAGL0A02002g</text:p>
          </table:table-cell>
          <table:table-cell office:value-type="string" office:value="" table:style-name="ce1">
            <text:p/>
          </table:table-cell>
          <table:table-cell office:value-type="string" office:value="Ortholog of S. cerevisiae : YOL024W and Saccharomyces cerevisiae S288C : YOL024W" table:style-name="ce1">
            <text:p>Ortholog of S. cerevisiae : YOL024W and Saccharomyces cerevisiae S288C : YOL024W</text:p>
          </table:table-cell>
          <table:table-cell office:value-type="float" office:value="3.18166666666667" table:style-name="ce1">
            <text:p>3.18166666666667</text:p>
          </table:table-cell>
          <table:table-cell office:value-type="float" office:value="0.000118717017767859" table:style-name="ce1">
            <text:p>0.000118717017767859</text:p>
          </table:table-cell>
          <table:table-cell office:value-type="float" office:value="1.65008333333333" table:style-name="ce1">
            <text:p>1.65008333333333</text:p>
          </table:table-cell>
          <table:table-cell office:value-type="float" office:value="0.00130232953200989" table:style-name="ce1">
            <text:p>0.00130232953200989</text:p>
          </table:table-cell>
          <table:table-cell office:value-type="float" office:value="1.65008333333333" table:style-name="ce1">
            <text:p>1.65008333333333</text:p>
          </table:table-cell>
          <table:table-cell office:value-type="float" office:value="0.00130232953200989" table:style-name="ce1">
            <text:p>0.00130232953200989</text:p>
          </table:table-cell>
          <table:table-cell office:value-type="float" office:value="-0.733833333333334" table:style-name="ce1">
            <text:p>-0.733833333333334</text:p>
          </table:table-cell>
          <table:table-cell office:value-type="float" office:value="0.059845444449801" table:style-name="ce1">
            <text:p>0.059845444449801</text:p>
          </table:table-cell>
          <table:table-cell office:value-type="float" office:value="3.68572638521023" table:style-name="ce1">
            <text:p>3.68572638521023</text:p>
          </table:table-cell>
          <table:table-cell office:value-type="float" office:value="2.1063161446083" table:style-name="ce1">
            <text:p>2.1063161446083</text:p>
          </table:table-cell>
          <table:table-cell office:value-type="float" office:value="2.1063161446083" table:style-name="ce1">
            <text:p>2.1063161446083</text:p>
          </table:table-cell>
          <table:table-cell office:value-type="float" office:value="-1.39474558916337" table:style-name="ce1">
            <text:p>-1.39474558916337</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ENERGY PRODUCTION (NON RESPIRATORY)" table:style-name="ce1">
            <text:p>ENERGY PRODUCTION (NON RESPIRATORY)</text:p>
          </table:table-cell>
          <table:table-cell office:value-type="string" office:value="F1" table:style-name="ce1">
            <text:p>F1</text:p>
          </table:table-cell>
          <table:table-cell office:value-type="string" office:value="CAGL0A02002g" table:style-name="ce1">
            <text:p>CAGL0A02002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A02002g" table:style-name="ce1">
            <text:p>CAGL0A02002g</text:p>
          </table:table-cell>
          <table:table-cell office:value-type="string" office:value="YOL024W" table:style-name="ce1">
            <text:p>YOL024W</text:p>
          </table:table-cell>
          <table:table-cell office:value-type="string" office:value="S000005384" table:style-name="ce1">
            <text:p>S000005384</text:p>
          </table:table-cell>
          <table:table-cell office:value-type="string" office:value="YOL024W" table:style-name="ce1">
            <text:p>YOL024W</text:p>
          </table:table-cell>
          <table:table-cell office:value-type="string" office:value="" table:style-name="ce1">
            <text:p/>
          </table:table-cell>
          <table:table-cell office:value-type="string" office:value="Putative protein of unknown function; predicted to have thiol-disulfide oxidoreductase active site; YOL024W has a paralog, IGD1, that arose from the whole genome duplication" table:style-name="ce1">
            <text:p>Putative protein of unknown function; predicted to have thiol-disulfide oxidoreductase active site; YOL024W has a paralog, IGD1, that arose from the whole genome duplication</text:p>
          </table:table-cell>
        </table:table-row>
        <table:table-row>
          <table:table-cell office:value-type="string" office:value="CAGL0A02112g" table:style-name="ce1">
            <text:p>CAGL0A02112g</text:p>
          </table:table-cell>
          <table:table-cell office:value-type="string" office:value="" table:style-name="ce1">
            <text:p/>
          </table:table-cell>
          <table:table-cell office:value-type="string" office:value="Ortholog(s) have asparagine-tRNA ligase activity and role in asparaginyl-tRNA aminoacylation" table:style-name="ce1">
            <text:p>Ortholog(s) have asparagine-tRNA ligase activity and role in asparaginyl-tRNA aminoacylation</text:p>
          </table:table-cell>
          <table:table-cell office:value-type="float" office:value="-1.67433333333333" table:style-name="ce1">
            <text:p>-1.67433333333333</text:p>
          </table:table-cell>
          <table:table-cell office:value-type="float" office:value="4.65711675291392e-05" table:style-name="ce1">
            <text:p>4.65711675291392e-05</text:p>
          </table:table-cell>
          <table:table-cell office:value-type="float" office:value="-1.36583333333333" table:style-name="ce1">
            <text:p>-1.36583333333333</text:p>
          </table:table-cell>
          <table:table-cell office:value-type="float" office:value="0.00023271541148351" table:style-name="ce1">
            <text:p>0.00023271541148351</text:p>
          </table:table-cell>
          <table:table-cell office:value-type="float" office:value="-1.36583333333333" table:style-name="ce1">
            <text:p>-1.36583333333333</text:p>
          </table:table-cell>
          <table:table-cell office:value-type="float" office:value="0.00023271541148351" table:style-name="ce1">
            <text:p>0.00023271541148351</text:p>
          </table:table-cell>
          <table:table-cell office:value-type="float" office:value="-0.558333333333333" table:style-name="ce1">
            <text:p>-0.558333333333333</text:p>
          </table:table-cell>
          <table:table-cell office:value-type="float" office:value="0.0270542184456695" table:style-name="ce1">
            <text:p>0.0270542184456695</text:p>
          </table:table-cell>
          <table:table-cell office:value-type="float" office:value="-2.02629318268383" table:style-name="ce1">
            <text:p>-2.02629318268383</text:p>
          </table:table-cell>
          <table:table-cell office:value-type="float" office:value="-1.87739477135885" table:style-name="ce1">
            <text:p>-1.87739477135885</text:p>
          </table:table-cell>
          <table:table-cell office:value-type="float" office:value="-1.87739477135885" table:style-name="ce1">
            <text:p>-1.87739477135885</text:p>
          </table:table-cell>
          <table:table-cell office:value-type="float" office:value="-1.0877119575053" table:style-name="ce1">
            <text:p>-1.087711957505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PROTEIN SYNTHESIS" table:style-name="ce1">
            <text:p>PROTEIN SYNTHESIS</text:p>
          </table:table-cell>
          <table:table-cell office:value-type="string" office:value="F1" table:style-name="ce1">
            <text:p>F1</text:p>
          </table:table-cell>
          <table:table-cell office:value-type="string" office:value="CAGL0A02112g" table:style-name="ce1">
            <text:p>CAGL0A02112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A02112g" table:style-name="ce1">
            <text:p>CAGL0A02112g</text:p>
          </table:table-cell>
          <table:table-cell office:value-type="string" office:value="YHR019C" table:style-name="ce1">
            <text:p>YHR019C</text:p>
          </table:table-cell>
          <table:table-cell office:value-type="string" office:value="S000001061" table:style-name="ce1">
            <text:p>S000001061</text:p>
          </table:table-cell>
          <table:table-cell office:value-type="string" office:value="YHR019C" table:style-name="ce1">
            <text:p>YHR019C</text:p>
          </table:table-cell>
          <table:table-cell office:value-type="string" office:value="DED81" table:style-name="ce1">
            <text:p>DED81</text:p>
          </table:table-cell>
          <table:table-cell office:value-type="string" office:value="Cytosolic asparaginyl-tRNA synthetase; required for protein synthesis, catalyzes the specific attachment of asparagine to its cognate tRNA" table:style-name="ce1">
            <text:p>Cytosolic asparaginyl-tRNA synthetase; required for protein synthesis, catalyzes the specific attachment of asparagine to its cognate tRNA</text:p>
          </table:table-cell>
        </table:table-row>
        <table:table-row>
          <table:table-cell office:value-type="string" office:value="CAGL0A02211g" table:style-name="ce1">
            <text:p>CAGL0A02211g</text:p>
          </table:table-cell>
          <table:table-cell office:value-type="string" office:value="HXT6/7" table:style-name="ce1">
            <text:p>HXT6/7</text:p>
          </table:table-cell>
          <table:table-cell office:value-type="string" office:value="Ortholog(s) have glucose transmembrane transporter activity, pentose transmembrane transporter activity, role in glucose transmembrane transport and plasma membrane localization" table:style-name="ce1">
            <text:p>Ortholog(s) have glucose transmembrane transporter activity, pentose transmembrane transporter activity, role in glucose transmembrane transport and plasma membrane localization</text:p>
          </table:table-cell>
          <table:table-cell office:value-type="float" office:value="2.03016666666667" table:style-name="ce1">
            <text:p>2.03016666666667</text:p>
          </table:table-cell>
          <table:table-cell office:value-type="float" office:value="0.00159963248409648" table:style-name="ce1">
            <text:p>0.00159963248409648</text:p>
          </table:table-cell>
          <table:table-cell office:value-type="float" office:value="1.40525" table:style-name="ce1">
            <text:p>1.40525</text:p>
          </table:table-cell>
          <table:table-cell office:value-type="float" office:value="0.000792453852991346" table:style-name="ce1">
            <text:p>0.000792453852991346</text:p>
          </table:table-cell>
          <table:table-cell office:value-type="float" office:value="1.40525" table:style-name="ce1">
            <text:p>1.40525</text:p>
          </table:table-cell>
          <table:table-cell office:value-type="float" office:value="0.000792453852991346" table:style-name="ce1">
            <text:p>0.000792453852991346</text:p>
          </table:table-cell>
          <table:table-cell office:value-type="float" office:value="0.742666666666667" table:style-name="ce1">
            <text:p>0.742666666666667</text:p>
          </table:table-cell>
          <table:table-cell office:value-type="float" office:value="0.0308240576307254" table:style-name="ce1">
            <text:p>0.0308240576307254</text:p>
          </table:table-cell>
          <table:table-cell office:value-type="float" office:value="2.33123904327654" table:style-name="ce1">
            <text:p>2.33123904327654</text:p>
          </table:table-cell>
          <table:table-cell office:value-type="float" office:value="1.782916883159" table:style-name="ce1">
            <text:p>1.782916883159</text:p>
          </table:table-cell>
          <table:table-cell office:value-type="float" office:value="1.782916883159" table:style-name="ce1">
            <text:p>1.782916883159</text:p>
          </table:table-cell>
          <table:table-cell office:value-type="float" office:value="1.18836071934457" table:style-name="ce1">
            <text:p>1.1883607193445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A02211g" table:style-name="ce1">
            <text:p>CAGL0A02211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A02211g" table:style-name="ce1">
            <text:p>CAGL0A02211g</text:p>
          </table:table-cell>
          <table:table-cell office:value-type="string" office:value="YDR342C" table:style-name="ce1">
            <text:p>YDR342C</text:p>
          </table:table-cell>
          <table:table-cell office:value-type="string" office:value="S000002750" table:style-name="ce1">
            <text:p>S000002750</text:p>
          </table:table-cell>
          <table:table-cell office:value-type="string" office:value="YDR342C" table:style-name="ce1">
            <text:p>YDR342C</text:p>
          </table:table-cell>
          <table:table-cell office:value-type="string" office:value="HXT7" table:style-name="ce1">
            <text:p>HXT7</text:p>
          </table:table-cell>
          <table:table-cell office:value-type="string" office:value="High-affinity glucose transporter; member of the major facilitator superfamily, nearly identical to Hxt6p, expressed at high basal levels relative to other HXTs, expression repressed by high glucose levels; HXT7 has a paralog, HXT4, that arose from the whole genome duplication" table:style-name="ce1">
            <text:p>High-affinity glucose transporter; member of the major facilitator superfamily, nearly identical to Hxt6p, expressed at high basal levels relative to other HXTs, expression repressed by high glucose levels; HXT7 has a paralog, HXT4, that arose from the whole genome duplication</text:p>
          </table:table-cell>
        </table:table-row>
        <table:table-row>
          <table:table-cell office:value-type="string" office:value="CAGL0A02233g" table:style-name="ce1">
            <text:p>CAGL0A02233g</text:p>
          </table:table-cell>
          <table:table-cell office:value-type="string" office:value="HXT4/6/7" table:style-name="ce1">
            <text:p>HXT4/6/7</text:p>
          </table:table-cell>
          <table:table-cell office:value-type="string" office:value="Ortholog(s) have glucose transmembrane transporter activity and membrane, plasma membrane localization" table:style-name="ce1">
            <text:p>Ortholog(s) have glucose transmembrane transporter activity and membrane, plasma membrane localization</text:p>
          </table:table-cell>
          <table:table-cell office:value-type="float" office:value="2.27783333333333" table:style-name="ce1">
            <text:p>2.27783333333333</text:p>
          </table:table-cell>
          <table:table-cell office:value-type="float" office:value="0.000721256784702234" table:style-name="ce1">
            <text:p>0.000721256784702234</text:p>
          </table:table-cell>
          <table:table-cell office:value-type="float" office:value="1.51175" table:style-name="ce1">
            <text:p>1.51175</text:p>
          </table:table-cell>
          <table:table-cell office:value-type="float" office:value="0.000358691273506551" table:style-name="ce1">
            <text:p>0.000358691273506551</text:p>
          </table:table-cell>
          <table:table-cell office:value-type="float" office:value="1.51175" table:style-name="ce1">
            <text:p>1.51175</text:p>
          </table:table-cell>
          <table:table-cell office:value-type="float" office:value="0.000358691273506551" table:style-name="ce1">
            <text:p>0.000358691273506551</text:p>
          </table:table-cell>
          <table:table-cell office:value-type="float" office:value="0.739666666666667" table:style-name="ce1">
            <text:p>0.739666666666667</text:p>
          </table:table-cell>
          <table:table-cell office:value-type="float" office:value="0.0187550270453951" table:style-name="ce1">
            <text:p>0.0187550270453951</text:p>
          </table:table-cell>
          <table:table-cell office:value-type="float" office:value="2.62256458823434" table:style-name="ce1">
            <text:p>2.62256458823434</text:p>
          </table:table-cell>
          <table:table-cell office:value-type="float" office:value="1.92359225965056" table:style-name="ce1">
            <text:p>1.92359225965056</text:p>
          </table:table-cell>
          <table:table-cell office:value-type="float" office:value="1.92359225965056" table:style-name="ce1">
            <text:p>1.92359225965056</text:p>
          </table:table-cell>
          <table:table-cell office:value-type="float" office:value="1.18311228119657" table:style-name="ce1">
            <text:p>1.1831122811965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A02233g" table:style-name="ce1">
            <text:p>CAGL0A02233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A02233g" table:style-name="ce1">
            <text:p>CAGL0A02233g</text:p>
          </table:table-cell>
          <table:table-cell office:value-type="string" office:value="YDR343C" table:style-name="ce1">
            <text:p>YDR343C</text:p>
          </table:table-cell>
          <table:table-cell office:value-type="string" office:value="S000002751" table:style-name="ce1">
            <text:p>S000002751</text:p>
          </table:table-cell>
          <table:table-cell office:value-type="string" office:value="YDR343C" table:style-name="ce1">
            <text:p>YDR343C</text:p>
          </table:table-cell>
          <table:table-cell office:value-type="string" office:value="HXT6" table:style-name="ce1">
            <text:p>HXT6</text:p>
          </table:table-cell>
          <table:table-cell office:value-type="string" office:value="High-affinity glucose transporter; member of the major facilitator superfamily, nearly identical to Hxt7p, expressed at high basal levels relative to other HXTs, repression of expression by high glucose requires SNF3; HXT6 has a paralog, HXT1, that arose from the whole genome duplication" table:style-name="ce1">
            <text:p>High-affinity glucose transporter; member of the major facilitator superfamily, nearly identical to Hxt7p, expressed at high basal levels relative to other HXTs, repression of expression by high glucose requires SNF3; HXT6 has a paralog, HXT1, that arose from the whole genome duplication</text:p>
          </table:table-cell>
        </table:table-row>
        <table:table-row>
          <table:table-cell office:value-type="string" office:value="CAGL0A02277g" table:style-name="ce1">
            <text:p>CAGL0A02277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0.200333333333333" table:style-name="ce1">
            <text:p>-0.200333333333333</text:p>
          </table:table-cell>
          <table:table-cell office:value-type="float" office:value="0.492855757865825" table:style-name="ce1">
            <text:p>0.492855757865825</text:p>
          </table:table-cell>
          <table:table-cell office:value-type="float" office:value="3.60891666666667" table:style-name="ce1">
            <text:p>3.60891666666667</text:p>
          </table:table-cell>
          <table:table-cell office:value-type="float" office:value="4.13726448824299e-07" table:style-name="ce1">
            <text:p>4.13726448824299e-07</text:p>
          </table:table-cell>
          <table:table-cell office:value-type="float" office:value="3.60891666666667" table:style-name="ce1">
            <text:p>3.60891666666667</text:p>
          </table:table-cell>
          <table:table-cell office:value-type="float" office:value="4.13726448824299e-07" table:style-name="ce1">
            <text:p>4.13726448824299e-07</text:p>
          </table:table-cell>
          <table:table-cell office:value-type="float" office:value="-0.847833333333334" table:style-name="ce1">
            <text:p>-0.847833333333334</text:p>
          </table:table-cell>
          <table:table-cell office:value-type="float" office:value="0.00812046076829532" table:style-name="ce1">
            <text:p>0.00812046076829532</text:p>
          </table:table-cell>
          <table:table-cell office:value-type="float" office:value="-0.292455282544652" table:style-name="ce1">
            <text:p>-0.292455282544652</text:p>
          </table:table-cell>
          <table:table-cell office:value-type="float" office:value="4.69373038546165" table:style-name="ce1">
            <text:p>4.69373038546165</text:p>
          </table:table-cell>
          <table:table-cell office:value-type="float" office:value="4.69373038546165" table:style-name="ce1">
            <text:p>4.69373038546165</text:p>
          </table:table-cell>
          <table:table-cell office:value-type="float" office:value="-1.59418623878742" table:style-name="ce1">
            <text:p>-1.5941862387874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A02277g" table:style-name="ce1">
            <text:p>CAGL0A02277g</text:p>
          </table:table-cell>
          <table:table-cell office:value-type="string" office:value="SWITCH" table:style-name="ce1">
            <text:p>SWITCH</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A02277g" table:style-name="ce1">
            <text:p>CAGL0A02277g</text:p>
          </table:table-cell>
          <table:table-cell office:value-type="string" office:value="YCL049C" table:style-name="ce1">
            <text:p>YCL049C</text:p>
          </table:table-cell>
          <table:table-cell office:value-type="string" office:value="S000000554" table:style-name="ce1">
            <text:p>S000000554</text:p>
          </table:table-cell>
          <table:table-cell office:value-type="string" office:value="YCL049C" table:style-name="ce1">
            <text:p>YCL049C</text:p>
          </table:table-cell>
          <table:table-cell office:value-type="string" office:value="" table:style-name="ce1">
            <text:p/>
          </table:table-cell>
          <table:table-cell office:value-type="string" office:value="Protein of unknown function; localizes to membrane fraction; YCL049C is not an essential gene" table:style-name="ce1">
            <text:p>Protein of unknown function; localizes to membrane fraction; YCL049C is not an essential gene</text:p>
          </table:table-cell>
        </table:table-row>
        <table:table-row>
          <table:table-cell office:value-type="string" office:value="CAGL0A02299g" table:style-name="ce1">
            <text:p>CAGL0A02299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1.80733333333333" table:style-name="ce1">
            <text:p>1.80733333333333</text:p>
          </table:table-cell>
          <table:table-cell office:value-type="float" office:value="7.16349278208292e-05" table:style-name="ce1">
            <text:p>7.16349278208292e-05</text:p>
          </table:table-cell>
          <table:table-cell office:value-type="float" office:value="2.02691666666667" table:style-name="ce1">
            <text:p>2.02691666666667</text:p>
          </table:table-cell>
          <table:table-cell office:value-type="float" office:value="1.31988750982047e-05" table:style-name="ce1">
            <text:p>1.31988750982047e-05</text:p>
          </table:table-cell>
          <table:table-cell office:value-type="float" office:value="2.02691666666667" table:style-name="ce1">
            <text:p>2.02691666666667</text:p>
          </table:table-cell>
          <table:table-cell office:value-type="float" office:value="1.31988750982047e-05" table:style-name="ce1">
            <text:p>1.31988750982047e-05</text:p>
          </table:table-cell>
          <table:table-cell office:value-type="float" office:value="1.09233333333333" table:style-name="ce1">
            <text:p>1.09233333333333</text:p>
          </table:table-cell>
          <table:table-cell office:value-type="float" office:value="0.000638868548718718" table:style-name="ce1">
            <text:p>0.000638868548718718</text:p>
          </table:table-cell>
          <table:table-cell office:value-type="float" office:value="2.06912447153456" table:style-name="ce1">
            <text:p>2.06912447153456</text:p>
          </table:table-cell>
          <table:table-cell office:value-type="float" office:value="2.60407361917389" table:style-name="ce1">
            <text:p>2.60407361917389</text:p>
          </table:table-cell>
          <table:table-cell office:value-type="float" office:value="2.60407361917389" table:style-name="ce1">
            <text:p>2.60407361917389</text:p>
          </table:table-cell>
          <table:table-cell office:value-type="float" office:value="1.80009534348382" table:style-name="ce1">
            <text:p>1.8000953434838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A02299g" table:style-name="ce1">
            <text:p>CAGL0A02299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A02299g" table:style-name="ce1">
            <text:p>CAGL0A02299g</text:p>
          </table:table-cell>
          <table:table-cell office:value-type="string" office:value="NO_ORTHO" table:style-name="ce1">
            <text:p>NO_ORTHO</text:p>
          </table:table-cell>
          <table:table-cell office:value-type="string" office:value="CAL0126895" table:style-name="ce1">
            <text:p>CAL0126895</text:p>
          </table:table-cell>
          <table:table-cell office:value-type="string" office:value="CAGL0A02299g" table:style-name="ce1">
            <text:p>CAGL0A02299g</text:p>
          </table:table-cell>
          <table:table-cell office:value-type="string" office:value="" table:style-name="ce1">
            <text:p/>
          </table:table-cell>
          <table:table-cell office:value-type="string" office:value="Protein of unknown function" table:style-name="ce1">
            <text:p>Protein of unknown function</text:p>
          </table:table-cell>
        </table:table-row>
        <table:table-row>
          <table:table-cell office:value-type="string" office:value="CAGL0A02816g" table:style-name="ce1">
            <text:p>CAGL0A02816g</text:p>
          </table:table-cell>
          <table:table-cell office:value-type="string" office:value="" table:style-name="ce1">
            <text:p/>
          </table:table-cell>
          <table:table-cell office:value-type="string" office:value="Putative 2-methylbutyraldehyde reductase; gene is upregulated in azole-resistant strain" table:style-name="ce1">
            <text:p>Putative 2-methylbutyraldehyde reductase; gene is upregulated in azole-resistant strain</text:p>
          </table:table-cell>
          <table:table-cell office:value-type="float" office:value="1.51266666666667" table:style-name="ce1">
            <text:p>1.51266666666667</text:p>
          </table:table-cell>
          <table:table-cell office:value-type="float" office:value="3.69732616623006e-05" table:style-name="ce1">
            <text:p>3.69732616623006e-05</text:p>
          </table:table-cell>
          <table:table-cell office:value-type="float" office:value="1.33641666666667" table:style-name="ce1">
            <text:p>1.33641666666667</text:p>
          </table:table-cell>
          <table:table-cell office:value-type="float" office:value="0.000263031753004208" table:style-name="ce1">
            <text:p>0.000263031753004208</text:p>
          </table:table-cell>
          <table:table-cell office:value-type="float" office:value="1.33641666666667" table:style-name="ce1">
            <text:p>1.33641666666667</text:p>
          </table:table-cell>
          <table:table-cell office:value-type="float" office:value="0.000263031753004208" table:style-name="ce1">
            <text:p>0.000263031753004208</text:p>
          </table:table-cell>
          <table:table-cell office:value-type="float" office:value="-1.30266666666667" table:style-name="ce1">
            <text:p>-1.30266666666667</text:p>
          </table:table-cell>
          <table:table-cell office:value-type="float" office:value="0.000389601602272068" table:style-name="ce1">
            <text:p>0.000389601602272068</text:p>
          </table:table-cell>
          <table:table-cell office:value-type="float" office:value="1.72251372894681" table:style-name="ce1">
            <text:p>1.72251372894681</text:p>
          </table:table-cell>
          <table:table-cell office:value-type="float" office:value="1.6919952391981" table:style-name="ce1">
            <text:p>1.6919952391981</text:p>
          </table:table-cell>
          <table:table-cell office:value-type="float" office:value="1.6919952391981" table:style-name="ce1">
            <text:p>1.6919952391981</text:p>
          </table:table-cell>
          <table:table-cell office:value-type="float" office:value="-2.38990777800382" table:style-name="ce1">
            <text:p>-2.3899077780038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NAD(P)/NAD(P)H DEPENDANT ENZYME" table:style-name="ce1">
            <text:p>NAD(P)/NAD(P)H DEPENDANT ENZYME</text:p>
          </table:table-cell>
          <table:table-cell office:value-type="string" office:value="F3" table:style-name="ce1">
            <text:p>F3</text:p>
          </table:table-cell>
          <table:table-cell office:value-type="string" office:value="CAGL0A02816g" table:style-name="ce1">
            <text:p>CAGL0A02816g</text:p>
          </table:table-cell>
          <table:table-cell office:value-type="string" office:value="SWITCH" table:style-name="ce1">
            <text:p>SWITCH</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A02816g" table:style-name="ce1">
            <text:p>CAGL0A02816g</text:p>
          </table:table-cell>
          <table:table-cell office:value-type="string" office:value="YDR368W" table:style-name="ce1">
            <text:p>YDR368W</text:p>
          </table:table-cell>
          <table:table-cell office:value-type="string" office:value="S000002776" table:style-name="ce1">
            <text:p>S000002776</text:p>
          </table:table-cell>
          <table:table-cell office:value-type="string" office:value="YDR368W" table:style-name="ce1">
            <text:p>YDR368W</text:p>
          </table:table-cell>
          <table:table-cell office:value-type="string" office:value="YPR1" table:style-name="ce1">
            <text:p>YPR1</text:p>
          </table:table-cell>
          <table:table-cell office:value-type="string" office:value="NADPH-dependent aldo-keto reductase; reduces multiple substrates including 2-methylbutyraldehyde and D,L-glyceraldehyde, expression is induced by osmotic and oxidative stress; functionally redundant with other aldo-keto reductases; protein abundance increases in response to DNA replication stress; YPR1 has a paralog, GCY1, that arose from the whole genome duplication; human homolog AKR1B1 can complement yeast null mutant" table:style-name="ce1">
            <text:p>NADPH-dependent aldo-keto reductase; reduces multiple substrates including 2-methylbutyraldehyde and D,L-glyceraldehyde, expression is induced by osmotic and oxidative stress; functionally redundant with other aldo-keto reductases; protein abundance increases in response to DNA replication stress; YPR1 has a paralog, GCY1, that arose from the whole genome duplication; human homolog AKR1B1 can complement yeast null mutant</text:p>
          </table:table-cell>
        </table:table-row>
        <table:table-row>
          <table:table-cell office:value-type="string" office:value="CAGL0A03102g" table:style-name="ce1">
            <text:p>CAGL0A03102g</text:p>
          </table:table-cell>
          <table:table-cell office:value-type="string" office:value="ARO10" table:style-name="ce1">
            <text:p>ARO10</text:p>
          </table:table-cell>
          <table:table-cell office:value-type="string" office:value="Ortholog(s) have carboxy-lyase activity, phenylpyruvate decarboxylase activity" table:style-name="ce1">
            <text:p>Ortholog(s) have carboxy-lyase activity, phenylpyruvate decarboxylase activity</text:p>
          </table:table-cell>
          <table:table-cell office:value-type="float" office:value="2.1285" table:style-name="ce1">
            <text:p>2.1285</text:p>
          </table:table-cell>
          <table:table-cell office:value-type="float" office:value="9.21235078102223e-06" table:style-name="ce1">
            <text:p>9.21235078102223e-06</text:p>
          </table:table-cell>
          <table:table-cell office:value-type="float" office:value="0.39075" table:style-name="ce1">
            <text:p>0.39075</text:p>
          </table:table-cell>
          <table:table-cell office:value-type="float" office:value="0.138368691160859" table:style-name="ce1">
            <text:p>0.138368691160859</text:p>
          </table:table-cell>
          <table:table-cell office:value-type="float" office:value="0.39075" table:style-name="ce1">
            <text:p>0.39075</text:p>
          </table:table-cell>
          <table:table-cell office:value-type="float" office:value="0.138368691160859" table:style-name="ce1">
            <text:p>0.138368691160859</text:p>
          </table:table-cell>
          <table:table-cell office:value-type="float" office:value="-0.7835" table:style-name="ce1">
            <text:p>-0.7835</text:p>
          </table:table-cell>
          <table:table-cell office:value-type="float" office:value="0.00813965709800783" table:style-name="ce1">
            <text:p>0.00813965709800783</text:p>
          </table:table-cell>
          <table:table-cell office:value-type="float" office:value="2.44690665533919" table:style-name="ce1">
            <text:p>2.44690665533919</text:p>
          </table:table-cell>
          <table:table-cell office:value-type="float" office:value="0.442868343715932" table:style-name="ce1">
            <text:p>0.442868343715932</text:p>
          </table:table-cell>
          <table:table-cell office:value-type="float" office:value="0.442868343715932" table:style-name="ce1">
            <text:p>0.442868343715932</text:p>
          </table:table-cell>
          <table:table-cell office:value-type="float" office:value="-1.4816363985025" table:style-name="ce1">
            <text:p>-1.48163639850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A03102g" table:style-name="ce1">
            <text:p>CAGL0A03102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A03102g" table:style-name="ce1">
            <text:p>CAGL0A03102g</text:p>
          </table:table-cell>
          <table:table-cell office:value-type="string" office:value="YDR380W" table:style-name="ce1">
            <text:p>YDR380W</text:p>
          </table:table-cell>
          <table:table-cell office:value-type="string" office:value="S000002788" table:style-name="ce1">
            <text:p>S000002788</text:p>
          </table:table-cell>
          <table:table-cell office:value-type="string" office:value="YDR380W" table:style-name="ce1">
            <text:p>YDR380W</text:p>
          </table:table-cell>
          <table:table-cell office:value-type="string" office:value="ARO10" table:style-name="ce1">
            <text:p>ARO10</text:p>
          </table:table-cell>
          <table:table-cell office:value-type="string" office:value="Phenylpyruvate decarboxylase; catalyzes decarboxylation of phenylpyruvate to phenylacetaldehyde, which is the first specific step in the Ehrlich pathway; involved in protein N-terminal Met and Ala catabolism" table:style-name="ce1">
            <text:p>Phenylpyruvate decarboxylase; catalyzes decarboxylation of phenylpyruvate to phenylacetaldehyde, which is the first specific step in the Ehrlich pathway; involved in protein N-terminal Met and Ala catabolism</text:p>
          </table:table-cell>
        </table:table-row>
        <table:table-row>
          <table:table-cell office:value-type="string" office:value="CAGL0A03476g" table:style-name="ce1">
            <text:p>CAGL0A03476g</text:p>
          </table:table-cell>
          <table:table-cell office:value-type="string" office:value="SMF3" table:style-name="ce1">
            <text:p>SMF3</text:p>
          </table:table-cell>
          <table:table-cell office:value-type="string" office:value="Ortholog(s) have role in cellular iron ion homeostasis, iron ion transport and fungal-type vacuole membrane, plasma membrane localization" table:style-name="ce1">
            <text:p>Ortholog(s) have role in cellular iron ion homeostasis, iron ion transport and fungal-type vacuole membrane, plasma membrane localization</text:p>
          </table:table-cell>
          <table:table-cell office:value-type="float" office:value="1.16683333333333" table:style-name="ce1">
            <text:p>1.16683333333333</text:p>
          </table:table-cell>
          <table:table-cell office:value-type="float" office:value="0.000778975546156895" table:style-name="ce1">
            <text:p>0.000778975546156895</text:p>
          </table:table-cell>
          <table:table-cell office:value-type="float" office:value="1.61475" table:style-name="ce1">
            <text:p>1.61475</text:p>
          </table:table-cell>
          <table:table-cell office:value-type="float" office:value="4.51240928833756e-05" table:style-name="ce1">
            <text:p>4.51240928833756e-05</text:p>
          </table:table-cell>
          <table:table-cell office:value-type="float" office:value="1.61475" table:style-name="ce1">
            <text:p>1.61475</text:p>
          </table:table-cell>
          <table:table-cell office:value-type="float" office:value="4.51240928833756e-05" table:style-name="ce1">
            <text:p>4.51240928833756e-05</text:p>
          </table:table-cell>
          <table:table-cell office:value-type="float" office:value="0.254" table:style-name="ce1">
            <text:p>0.254</text:p>
          </table:table-cell>
          <table:table-cell office:value-type="float" office:value="0.324263214524515" table:style-name="ce1">
            <text:p>0.324263214524515</text:p>
          </table:table-cell>
          <table:table-cell office:value-type="float" office:value="1.31571661872646" table:style-name="ce1">
            <text:p>1.31571661872646</text:p>
          </table:table-cell>
          <table:table-cell office:value-type="float" office:value="2.05964450170343" table:style-name="ce1">
            <text:p>2.05964450170343</text:p>
          </table:table-cell>
          <table:table-cell office:value-type="float" office:value="2.05964450170343" table:style-name="ce1">
            <text:p>2.05964450170343</text:p>
          </table:table-cell>
          <table:table-cell office:value-type="float" office:value="0.333448461014592" table:style-name="ce1">
            <text:p>0.33344846101459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VACUOLAR MEMBRANE" table:style-name="ce1">
            <text:p>VACUOLAR MEMBRANE</text:p>
          </table:table-cell>
          <table:table-cell office:value-type="string" office:value="F4" table:style-name="ce1">
            <text:p>F4</text:p>
          </table:table-cell>
          <table:table-cell office:value-type="string" office:value="CAGL0A03476g" table:style-name="ce1">
            <text:p>CAGL0A03476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A03476g" table:style-name="ce1">
            <text:p>CAGL0A03476g</text:p>
          </table:table-cell>
          <table:table-cell office:value-type="string" office:value="YLR034C" table:style-name="ce1">
            <text:p>YLR034C</text:p>
          </table:table-cell>
          <table:table-cell office:value-type="string" office:value="S000004024" table:style-name="ce1">
            <text:p>S000004024</text:p>
          </table:table-cell>
          <table:table-cell office:value-type="string" office:value="YLR034C" table:style-name="ce1">
            <text:p>YLR034C</text:p>
          </table:table-cell>
          <table:table-cell office:value-type="string" office:value="SMF3" table:style-name="ce1">
            <text:p>SMF3</text:p>
          </table:table-cell>
          <table:table-cell office:value-type="string" office:value="Putative divalent metal ion transporter involved in iron homeostasis; transcriptionally regulated by metal ions; member of the Nramp family of metal transport proteins; protein abundance increases in response to DNA replication stress" table:style-name="ce1">
            <text:p>Putative divalent metal ion transporter involved in iron homeostasis; transcriptionally regulated by metal ions; member of the Nramp family of metal transport proteins; protein abundance increases in response to DNA replication stress</text:p>
          </table:table-cell>
        </table:table-row>
        <table:table-row>
          <table:table-cell office:value-type="string" office:value="CAGL0A03542g" table:style-name="ce1">
            <text:p>CAGL0A03542g</text:p>
          </table:table-cell>
          <table:table-cell office:value-type="string" office:value="COX12" table:style-name="ce1">
            <text:p>COX12</text:p>
          </table:table-cell>
          <table:table-cell office:value-type="string" office:value="Cytochrome c oxidase" table:style-name="ce1">
            <text:p>Cytochrome c oxidase</text:p>
          </table:table-cell>
          <table:table-cell office:value-type="float" office:value="-1.9575" table:style-name="ce1">
            <text:p>-1.9575</text:p>
          </table:table-cell>
          <table:table-cell office:value-type="float" office:value="0.000144384221628077" table:style-name="ce1">
            <text:p>0.000144384221628077</text:p>
          </table:table-cell>
          <table:table-cell office:value-type="float" office:value="-1.73633333333333" table:style-name="ce1">
            <text:p>-1.73633333333333</text:p>
          </table:table-cell>
          <table:table-cell office:value-type="float" office:value="0.000150983757044002" table:style-name="ce1">
            <text:p>0.000150983757044002</text:p>
          </table:table-cell>
          <table:table-cell office:value-type="float" office:value="-1.73633333333333" table:style-name="ce1">
            <text:p>-1.73633333333333</text:p>
          </table:table-cell>
          <table:table-cell office:value-type="float" office:value="0.000150983757044002" table:style-name="ce1">
            <text:p>0.000150983757044002</text:p>
          </table:table-cell>
          <table:table-cell office:value-type="float" office:value="1.0125" table:style-name="ce1">
            <text:p>1.0125</text:p>
          </table:table-cell>
          <table:table-cell office:value-type="float" office:value="0.00276999064545815" table:style-name="ce1">
            <text:p>0.00276999064545815</text:p>
          </table:table-cell>
          <table:table-cell office:value-type="float" office:value="-2.35937669606425" table:style-name="ce1">
            <text:p>-2.35937669606425</text:p>
          </table:table-cell>
          <table:table-cell office:value-type="float" office:value="-2.36678657408301" table:style-name="ce1">
            <text:p>-2.36678657408301</text:p>
          </table:table-cell>
          <table:table-cell office:value-type="float" office:value="-2.36678657408301" table:style-name="ce1">
            <text:p>-2.36678657408301</text:p>
          </table:table-cell>
          <table:table-cell office:value-type="float" office:value="1.66042857276757" table:style-name="ce1">
            <text:p>1.66042857276757</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A03542g" table:style-name="ce1">
            <text:p>CAGL0A03542g</text:p>
          </table:table-cell>
          <table:table-cell office:value-type="string" office:value="SWITCH" table:style-name="ce1">
            <text:p>SWITCH</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A03542g" table:style-name="ce1">
            <text:p>CAGL0A03542g</text:p>
          </table:table-cell>
          <table:table-cell office:value-type="string" office:value="YLR038C" table:style-name="ce1">
            <text:p>YLR038C</text:p>
          </table:table-cell>
          <table:table-cell office:value-type="string" office:value="S000004028" table:style-name="ce1">
            <text:p>S000004028</text:p>
          </table:table-cell>
          <table:table-cell office:value-type="string" office:value="YLR038C" table:style-name="ce1">
            <text:p>YLR038C</text:p>
          </table:table-cell>
          <table:table-cell office:value-type="string" office:value="COX12" table:style-name="ce1">
            <text:p>COX12</text:p>
          </table:table-cell>
          <table:table-cell office:value-type="string" office:value="Subunit VIb of cytochrome c oxidase; cytochrome c oxidase is also known as respiratory Complex IV and is the terminal member of the mitochondrial inner membrane electron transport chain; required for assembly of cytochrome c oxidase but not required for activity after assembly; phosphorylated; easily released from the intermembrane space, suggesting a loose association with Complex IV" table:style-name="ce1">
            <text:p>Subunit VIb of cytochrome c oxidase; cytochrome c oxidase is also known as respiratory Complex IV and is the terminal member of the mitochondrial inner membrane electron transport chain; required for assembly of cytochrome c oxidase but not required for activity after assembly; phosphorylated; easily released from the intermembrane space, suggesting a loose association with Complex IV</text:p>
          </table:table-cell>
        </table:table-row>
        <table:table-row>
          <table:table-cell office:value-type="string" office:value="CAGL0A03740g" table:style-name="ce1">
            <text:p>CAGL0A03740g</text:p>
          </table:table-cell>
          <table:table-cell office:value-type="string" office:value="" table:style-name="ce1">
            <text:p/>
          </table:table-cell>
          <table:table-cell office:value-type="string" office:value="Ortholog(s) have role in fatty acid beta-oxidation, long-chain fatty acid catabolic process and peroxisome localization" table:style-name="ce1">
            <text:p>Ortholog(s) have role in fatty acid beta-oxidation, long-chain fatty acid catabolic process and peroxisome localization</text:p>
          </table:table-cell>
          <table:table-cell office:value-type="float" office:value="1.5895" table:style-name="ce1">
            <text:p>1.5895</text:p>
          </table:table-cell>
          <table:table-cell office:value-type="float" office:value="0.000122726039443595" table:style-name="ce1">
            <text:p>0.000122726039443595</text:p>
          </table:table-cell>
          <table:table-cell office:value-type="float" office:value="0.315833333333334" table:style-name="ce1">
            <text:p>0.315833333333334</text:p>
          </table:table-cell>
          <table:table-cell office:value-type="float" office:value="0.166007199015604" table:style-name="ce1">
            <text:p>0.166007199015604</text:p>
          </table:table-cell>
          <table:table-cell office:value-type="float" office:value="0.315833333333334" table:style-name="ce1">
            <text:p>0.315833333333334</text:p>
          </table:table-cell>
          <table:table-cell office:value-type="float" office:value="0.166007199015604" table:style-name="ce1">
            <text:p>0.166007199015604</text:p>
          </table:table-cell>
          <table:table-cell office:value-type="float" office:value="2.75083333333333" table:style-name="ce1">
            <text:p>2.75083333333333</text:p>
          </table:table-cell>
          <table:table-cell office:value-type="float" office:value="1.97083566112768e-06" table:style-name="ce1">
            <text:p>1.97083566112768e-06</text:p>
          </table:table-cell>
          <table:table-cell office:value-type="float" office:value="1.81289130379576" table:style-name="ce1">
            <text:p>1.81289130379576</text:p>
          </table:table-cell>
          <table:table-cell office:value-type="float" office:value="0.343911251802073" table:style-name="ce1">
            <text:p>0.343911251802073</text:p>
          </table:table-cell>
          <table:table-cell office:value-type="float" office:value="0.343911251802073" table:style-name="ce1">
            <text:p>0.343911251802073</text:p>
          </table:table-cell>
          <table:table-cell office:value-type="float" office:value="4.70160689963717" table:style-name="ce1">
            <text:p>4.7016068996371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PEROXISOME" table:style-name="ce1">
            <text:p>PEROXISOME</text:p>
          </table:table-cell>
          <table:table-cell office:value-type="string" office:value="F3" table:style-name="ce1">
            <text:p>F3</text:p>
          </table:table-cell>
          <table:table-cell office:value-type="string" office:value="CAGL0A03740g" table:style-name="ce1">
            <text:p>CAGL0A03740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A03740g" table:style-name="ce1">
            <text:p>CAGL0A03740g</text:p>
          </table:table-cell>
          <table:table-cell office:value-type="string" office:value="YGL205W" table:style-name="ce1">
            <text:p>YGL205W</text:p>
          </table:table-cell>
          <table:table-cell office:value-type="string" office:value="S000003173" table:style-name="ce1">
            <text:p>S000003173</text:p>
          </table:table-cell>
          <table:table-cell office:value-type="string" office:value="YGL205W" table:style-name="ce1">
            <text:p>YGL205W</text:p>
          </table:table-cell>
          <table:table-cell office:value-type="string" office:value="POX1" table:style-name="ce1">
            <text:p>POX1</text:p>
          </table:table-cell>
          <table:table-cell office:value-type="string" office:value="Fatty-acyl coenzyme A oxidase; involved in the fatty acid beta-oxidation pathway; localized to the peroxisomal matrix" table:style-name="ce1">
            <text:p>Fatty-acyl coenzyme A oxidase; involved in the fatty acid beta-oxidation pathway; localized to the peroxisomal matrix</text:p>
          </table:table-cell>
        </table:table-row>
        <table:table-row>
          <table:table-cell office:value-type="string" office:value="CAGL0A03905g" table:style-name="ce1">
            <text:p>CAGL0A03905g</text:p>
          </table:table-cell>
          <table:table-cell office:value-type="string" office:value="HMX1" table:style-name="ce1">
            <text:p>HMX1</text:p>
          </table:table-cell>
          <table:table-cell office:value-type="string" office:value="Ortholog(s) have heme oxygenase (decyclizing) activity and role in cellular iron ion homeostasis, heme catabolic process, response to carbon monoxide, response to oxidative stress" table:style-name="ce1">
            <text:p>Ortholog(s) have heme oxygenase (decyclizing) activity and role in cellular iron ion homeostasis, heme catabolic process, response to carbon monoxide, response to oxidative stress</text:p>
          </table:table-cell>
          <table:table-cell office:value-type="float" office:value="2.56133333333333" table:style-name="ce1">
            <text:p>2.56133333333333</text:p>
          </table:table-cell>
          <table:table-cell office:value-type="float" office:value="1.13337441957851e-06" table:style-name="ce1">
            <text:p>1.13337441957851e-06</text:p>
          </table:table-cell>
          <table:table-cell office:value-type="float" office:value="1.211" table:style-name="ce1">
            <text:p>1.211</text:p>
          </table:table-cell>
          <table:table-cell office:value-type="float" office:value="0.000282648213298636" table:style-name="ce1">
            <text:p>0.000282648213298636</text:p>
          </table:table-cell>
          <table:table-cell office:value-type="float" office:value="1.211" table:style-name="ce1">
            <text:p>1.211</text:p>
          </table:table-cell>
          <table:table-cell office:value-type="float" office:value="0.000282648213298636" table:style-name="ce1">
            <text:p>0.000282648213298636</text:p>
          </table:table-cell>
          <table:table-cell office:value-type="float" office:value="-1.09183333333333" table:style-name="ce1">
            <text:p>-1.09183333333333</text:p>
          </table:table-cell>
          <table:table-cell office:value-type="float" office:value="0.00150269455398416" table:style-name="ce1">
            <text:p>0.00150269455398416</text:p>
          </table:table-cell>
          <table:table-cell office:value-type="float" office:value="2.95604019521498" table:style-name="ce1">
            <text:p>2.95604019521498</text:p>
          </table:table-cell>
          <table:table-cell office:value-type="float" office:value="1.52633292181172" table:style-name="ce1">
            <text:p>1.52633292181172</text:p>
          </table:table-cell>
          <table:table-cell office:value-type="float" office:value="1.52633292181172" table:style-name="ce1">
            <text:p>1.52633292181172</text:p>
          </table:table-cell>
          <table:table-cell office:value-type="float" office:value="-2.02105920815818" table:style-name="ce1">
            <text:p>-2.0210592081581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OXYGEN DEPENDENT ENZYME" table:style-name="ce1">
            <text:p>OXYGEN DEPENDENT ENZYME</text:p>
          </table:table-cell>
          <table:table-cell office:value-type="string" office:value="F3" table:style-name="ce1">
            <text:p>F3</text:p>
          </table:table-cell>
          <table:table-cell office:value-type="string" office:value="CAGL0A03905g" table:style-name="ce1">
            <text:p>CAGL0A03905g</text:p>
          </table:table-cell>
          <table:table-cell office:value-type="string" office:value="SWITCH" table:style-name="ce1">
            <text:p>SWITCH</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A03905g" table:style-name="ce1">
            <text:p>CAGL0A03905g</text:p>
          </table:table-cell>
          <table:table-cell office:value-type="string" office:value="YLR205C" table:style-name="ce1">
            <text:p>YLR205C</text:p>
          </table:table-cell>
          <table:table-cell office:value-type="string" office:value="S000004195" table:style-name="ce1">
            <text:p>S000004195</text:p>
          </table:table-cell>
          <table:table-cell office:value-type="string" office:value="YLR205C" table:style-name="ce1">
            <text:p>YLR205C</text:p>
          </table:table-cell>
          <table:table-cell office:value-type="string" office:value="HMX1" table:style-name="ce1">
            <text:p>HMX1</text:p>
          </table:table-cell>
          <table:table-cell office:value-type="string" office:value="ER localized heme oxygenase; involved in heme degradation during iron starvation and in the oxidative stress response; expression is regulated by AFT1 and oxidative stress; relocates to the perinuclear region in the presence of oxidants" table:style-name="ce1">
            <text:p>ER localized heme oxygenase; involved in heme degradation during iron starvation and in the oxidative stress response; expression is regulated by AFT1 and oxidative stress; relocates to the perinuclear region in the presence of oxidants</text:p>
          </table:table-cell>
        </table:table-row>
        <table:table-row>
          <table:table-cell office:value-type="string" office:value="CAGL0A04015g" table:style-name="ce1">
            <text:p>CAGL0A04015g</text:p>
          </table:table-cell>
          <table:table-cell office:value-type="string" office:value="" table:style-name="ce1">
            <text:p/>
          </table:table-cell>
          <table:table-cell office:value-type="string" office:value="Ortholog(s) have role in rRNA processing and box C/D snoRNP complex, nucleolus, small-subunit processome localization" table:style-name="ce1">
            <text:p>Ortholog(s) have role in rRNA processing and box C/D snoRNP complex, nucleolus, small-subunit processome localization</text:p>
          </table:table-cell>
          <table:table-cell office:value-type="float" office:value="-1.68983333333333" table:style-name="ce1">
            <text:p>-1.68983333333333</text:p>
          </table:table-cell>
          <table:table-cell office:value-type="float" office:value="0.000122148456805731" table:style-name="ce1">
            <text:p>0.000122148456805731</text:p>
          </table:table-cell>
          <table:table-cell office:value-type="float" office:value="-1.13008333333333" table:style-name="ce1">
            <text:p>-1.13008333333333</text:p>
          </table:table-cell>
          <table:table-cell office:value-type="float" office:value="0.00438967393668639" table:style-name="ce1">
            <text:p>0.00438967393668639</text:p>
          </table:table-cell>
          <table:table-cell office:value-type="float" office:value="-1.13008333333333" table:style-name="ce1">
            <text:p>-1.13008333333333</text:p>
          </table:table-cell>
          <table:table-cell office:value-type="float" office:value="0.00438967393668639" table:style-name="ce1">
            <text:p>0.00438967393668639</text:p>
          </table:table-cell>
          <table:table-cell office:value-type="float" office:value="-0.124" table:style-name="ce1">
            <text:p>-0.124</text:p>
          </table:table-cell>
          <table:table-cell office:value-type="float" office:value="0.64795445880083" table:style-name="ce1">
            <text:p>0.64795445880083</text:p>
          </table:table-cell>
          <table:table-cell office:value-type="float" office:value="-2.04452553509371" table:style-name="ce1">
            <text:p>-2.04452553509371</text:p>
          </table:table-cell>
          <table:table-cell office:value-type="float" office:value="-1.56599364452425" table:style-name="ce1">
            <text:p>-1.56599364452425</text:p>
          </table:table-cell>
          <table:table-cell office:value-type="float" office:value="-1.56599364452425" table:style-name="ce1">
            <text:p>-1.56599364452425</text:p>
          </table:table-cell>
          <table:table-cell office:value-type="float" office:value="-0.327854745633563" table:style-name="ce1">
            <text:p>-0.32785474563356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A04015g" table:style-name="ce1">
            <text:p>CAGL0A04015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A04015g" table:style-name="ce1">
            <text:p>CAGL0A04015g</text:p>
          </table:table-cell>
          <table:table-cell office:value-type="string" office:value="YLR197W" table:style-name="ce1">
            <text:p>YLR197W</text:p>
          </table:table-cell>
          <table:table-cell office:value-type="string" office:value="S000004187" table:style-name="ce1">
            <text:p>S000004187</text:p>
          </table:table-cell>
          <table:table-cell office:value-type="string" office:value="YLR197W" table:style-name="ce1">
            <text:p>YLR197W</text:p>
          </table:table-cell>
          <table:table-cell office:value-type="string" office:value="NOP56" table:style-name="ce1">
            <text:p>NOP56</text:p>
          </table:table-cell>
          <table:table-cell office:value-type="string" office:value="Essential evolutionarily-conserved nucleolar protein; component of the box C/D snoRNP complexes that direct 2'-O-methylation of pre-rRNA during its maturation; overexpression causes spindle orientation defects" table:style-name="ce1">
            <text:p>Essential evolutionarily-conserved nucleolar protein; component of the box C/D snoRNP complexes that direct 2'-O-methylation of pre-rRNA during its maturation; overexpression causes spindle orientation defects</text:p>
          </table:table-cell>
        </table:table-row>
        <table:table-row>
          <table:table-cell office:value-type="string" office:value="CAGL0A04499g" table:style-name="ce1">
            <text:p>CAGL0A04499g</text:p>
          </table:table-cell>
          <table:table-cell office:value-type="string" office:value="" table:style-name="ce1">
            <text:p/>
          </table:table-cell>
          <table:table-cell office:value-type="string" office:value="Ortholog(s) have electron transfer activity, iron ion binding, zinc ion binding activity, role in peptidyl-diphthamide biosynthetic process from peptidyl-histidine, tRNA wobble uridine modification and cytoplasm, nucleus localization" table:style-name="ce1">
            <text:p>Ortholog(s) have electron transfer activity, iron ion binding, zinc ion binding activity, role in peptidyl-diphthamide biosynthetic process from peptidyl-histidine, tRNA wobble uridine modification and cytoplasm, nucleus localization</text:p>
          </table:table-cell>
          <table:table-cell office:value-type="float" office:value="1.37916666666667" table:style-name="ce1">
            <text:p>1.37916666666667</text:p>
          </table:table-cell>
          <table:table-cell office:value-type="float" office:value="9.81206406802321e-05" table:style-name="ce1">
            <text:p>9.81206406802321e-05</text:p>
          </table:table-cell>
          <table:table-cell office:value-type="float" office:value="0.696333333333333" table:style-name="ce1">
            <text:p>0.696333333333333</text:p>
          </table:table-cell>
          <table:table-cell office:value-type="float" office:value="0.0658901128474906" table:style-name="ce1">
            <text:p>0.0658901128474906</text:p>
          </table:table-cell>
          <table:table-cell office:value-type="float" office:value="0.696333333333333" table:style-name="ce1">
            <text:p>0.696333333333333</text:p>
          </table:table-cell>
          <table:table-cell office:value-type="float" office:value="0.0658901128474906" table:style-name="ce1">
            <text:p>0.0658901128474906</text:p>
          </table:table-cell>
          <table:table-cell office:value-type="float" office:value="-1.63083333333333" table:style-name="ce1">
            <text:p>-1.63083333333333</text:p>
          </table:table-cell>
          <table:table-cell office:value-type="float" office:value="0.000638868548718718" table:style-name="ce1">
            <text:p>0.000638868548718718</text:p>
          </table:table-cell>
          <table:table-cell office:value-type="float" office:value="1.56548024206175" table:style-name="ce1">
            <text:p>1.56548024206175</text:p>
          </table:table-cell>
          <table:table-cell office:value-type="float" office:value="0.846512010065343" table:style-name="ce1">
            <text:p>0.846512010065343</text:p>
          </table:table-cell>
          <table:table-cell office:value-type="float" office:value="0.846512010065343" table:style-name="ce1">
            <text:p>0.846512010065343</text:p>
          </table:table-cell>
          <table:table-cell office:value-type="float" office:value="-2.96402859541574" table:style-name="ce1">
            <text:p>-2.9640285954157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A04499g" table:style-name="ce1">
            <text:p>CAGL0A04499g</text:p>
          </table:table-cell>
          <table:table-cell office:value-type="string" office:value="Type I" table:style-name="ce1">
            <text:p>Type 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A04499g" table:style-name="ce1">
            <text:p>CAGL0A04499g</text:p>
          </table:table-cell>
          <table:table-cell office:value-type="string" office:value="YBL071W-A" table:style-name="ce1">
            <text:p>YBL071W-A</text:p>
          </table:table-cell>
          <table:table-cell office:value-type="string" office:value="S000007587" table:style-name="ce1">
            <text:p>S000007587</text:p>
          </table:table-cell>
          <table:table-cell office:value-type="string" office:value="YBL071W-A" table:style-name="ce1">
            <text:p>YBL071W-A</text:p>
          </table:table-cell>
          <table:table-cell office:value-type="string" office:value="KTI11" table:style-name="ce1">
            <text:p>KTI11</text:p>
          </table:table-cell>
          <table:table-cell office:value-type="string" office:value="Zn-ribbon protein that co-purifies with Dph1 and Dph2; in a complex required for synthesis of diphthamide on translation factor eEF2 and with Elongator subunits Iki3p, Elp2p, and Elp3p; involved in modification of wobble nucleosides in tRNAs; forms a stable heterodimer with Ats1p" table:style-name="ce1">
            <text:p>Zn-ribbon protein that co-purifies with Dph1 and Dph2; in a complex required for synthesis of diphthamide on translation factor eEF2 and with Elongator subunits Iki3p, Elp2p, and Elp3p; involved in modification of wobble nucleosides in tRNAs; forms a stable heterodimer with Ats1p</text:p>
          </table:table-cell>
        </table:table-row>
        <table:table-row>
          <table:table-cell office:value-type="string" office:value="CAGL0A04653g" table:style-name="ce1">
            <text:p>CAGL0A04653g</text:p>
          </table:table-cell>
          <table:table-cell office:value-type="string" office:value="" table:style-name="ce1">
            <text:p/>
          </table:table-cell>
          <table:table-cell office:value-type="string" office:value="Ortholog(s) have glutaminyl-tRNA synthase (glutamine-hydrolyzing) activity, role in glutaminyl-tRNAGln biosynthesis via transamidation, mitochondrial translation and glutamyl-tRNA(Gln) amidotransferase complex, mitochondrion localization" table:style-name="ce1">
            <text:p>Ortholog(s) have glutaminyl-tRNA synthase (glutamine-hydrolyzing) activity, role in glutaminyl-tRNAGln biosynthesis via transamidation, mitochondrial translation and glutamyl-tRNA(Gln) amidotransferase complex, mitochondrion localization</text:p>
          </table:table-cell>
          <table:table-cell office:value-type="float" office:value="-0.102333333333333" table:style-name="ce1">
            <text:p>-0.102333333333333</text:p>
          </table:table-cell>
          <table:table-cell office:value-type="float" office:value="0.358788217260951" table:style-name="ce1">
            <text:p>0.358788217260951</text:p>
          </table:table-cell>
          <table:table-cell office:value-type="float" office:value="0.133333333333333" table:style-name="ce1">
            <text:p>0.133333333333333</text:p>
          </table:table-cell>
          <table:table-cell office:value-type="float" office:value="0.562093178377257" table:style-name="ce1">
            <text:p>0.562093178377257</text:p>
          </table:table-cell>
          <table:table-cell office:value-type="float" office:value="0.133333333333333" table:style-name="ce1">
            <text:p>0.133333333333333</text:p>
          </table:table-cell>
          <table:table-cell office:value-type="float" office:value="0.562093178377257" table:style-name="ce1">
            <text:p>0.562093178377257</text:p>
          </table:table-cell>
          <table:table-cell office:value-type="float" office:value="1.68683333333333" table:style-name="ce1">
            <text:p>1.68683333333333</text:p>
          </table:table-cell>
          <table:table-cell office:value-type="float" office:value="0.000217128612865895" table:style-name="ce1">
            <text:p>0.000217128612865895</text:p>
          </table:table-cell>
          <table:table-cell office:value-type="float" office:value="-0.17717976408221" table:style-name="ce1">
            <text:p>-0.17717976408221</text:p>
          </table:table-cell>
          <table:table-cell office:value-type="float" office:value="0.102847813213251" table:style-name="ce1">
            <text:p>0.102847813213251</text:p>
          </table:table-cell>
          <table:table-cell office:value-type="float" office:value="0.102847813213251" table:style-name="ce1">
            <text:p>0.102847813213251</text:p>
          </table:table-cell>
          <table:table-cell office:value-type="float" office:value="2.8401608364794" table:style-name="ce1">
            <text:p>2.840160836479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MITOCHONDRIAL BIOGENESIS" table:style-name="ce1">
            <text:p>MITOCHONDRIAL BIOGENESIS</text:p>
          </table:table-cell>
          <table:table-cell office:value-type="string" office:value="F1" table:style-name="ce1">
            <text:p>F1</text:p>
          </table:table-cell>
          <table:table-cell office:value-type="string" office:value="CAGL0A04653g" table:style-name="ce1">
            <text:p>CAGL0A0465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A04653g" table:style-name="ce1">
            <text:p>CAGL0A04653g</text:p>
          </table:table-cell>
          <table:table-cell office:value-type="string" office:value="YBL080C" table:style-name="ce1">
            <text:p>YBL080C</text:p>
          </table:table-cell>
          <table:table-cell office:value-type="string" office:value="S000000176" table:style-name="ce1">
            <text:p>S000000176</text:p>
          </table:table-cell>
          <table:table-cell office:value-type="string" office:value="YBL080C" table:style-name="ce1">
            <text:p>YBL080C</text:p>
          </table:table-cell>
          <table:table-cell office:value-type="string" office:value="PET112" table:style-name="ce1">
            <text:p>PET112</text:p>
          </table:table-cell>
          <table:table-cell office:value-type="string" office:value="Subunit of the trimeric GatFAB AmidoTransferase(AdT) complex; involved in the formation of Q-tRNAQ; mutation is functionally complemented by the bacterial GatB ortholog" table:style-name="ce1">
            <text:p>Subunit of the trimeric GatFAB AmidoTransferase(AdT) complex; involved in the formation of Q-tRNAQ; mutation is functionally complemented by the bacterial GatB ortholog</text:p>
          </table:table-cell>
        </table:table-row>
        <table:table-row>
          <table:table-cell office:value-type="string" office:value="CAGL0A04829g" table:style-name="ce1">
            <text:p>CAGL0A04829g</text:p>
          </table:table-cell>
          <table:table-cell office:value-type="string" office:value="" table:style-name="ce1">
            <text:p/>
          </table:table-cell>
          <table:table-cell office:value-type="string" office:value="Putative hexokinase isoenzyme 2; protein differentially expressed in azole resistant strain" table:style-name="ce1">
            <text:p>Putative hexokinase isoenzyme 2; protein differentially expressed in azole resistant strain</text:p>
          </table:table-cell>
          <table:table-cell office:value-type="float" office:value="1.92133333333333" table:style-name="ce1">
            <text:p>1.92133333333333</text:p>
          </table:table-cell>
          <table:table-cell office:value-type="float" office:value="0.00437259558685646" table:style-name="ce1">
            <text:p>0.00437259558685646</text:p>
          </table:table-cell>
          <table:table-cell office:value-type="float" office:value="0.95075" table:style-name="ce1">
            <text:p>0.95075</text:p>
          </table:table-cell>
          <table:table-cell office:value-type="float" office:value="0.00200466755100686" table:style-name="ce1">
            <text:p>0.00200466755100686</text:p>
          </table:table-cell>
          <table:table-cell office:value-type="float" office:value="0.95075" table:style-name="ce1">
            <text:p>0.95075</text:p>
          </table:table-cell>
          <table:table-cell office:value-type="float" office:value="0.00200466755100686" table:style-name="ce1">
            <text:p>0.00200466755100686</text:p>
          </table:table-cell>
          <table:table-cell office:value-type="float" office:value="1.21666666666667" table:style-name="ce1">
            <text:p>1.21666666666667</text:p>
          </table:table-cell>
          <table:table-cell office:value-type="float" office:value="0.000459641983795903" table:style-name="ce1">
            <text:p>0.000459641983795903</text:p>
          </table:table-cell>
          <table:table-cell office:value-type="float" office:value="2.20322048280719" table:style-name="ce1">
            <text:p>2.20322048280719</text:p>
          </table:table-cell>
          <table:table-cell office:value-type="float" office:value="1.18256985390629" table:style-name="ce1">
            <text:p>1.18256985390629</text:p>
          </table:table-cell>
          <table:table-cell office:value-type="float" office:value="1.18256985390629" table:style-name="ce1">
            <text:p>1.18256985390629</text:p>
          </table:table-cell>
          <table:table-cell office:value-type="float" office:value="2.01761394672876" table:style-name="ce1">
            <text:p>2.0176139467287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ENERGY PRODUCTION (NON RESPIRATORY)" table:style-name="ce1">
            <text:p>ENERGY PRODUCTION (NON RESPIRATORY)</text:p>
          </table:table-cell>
          <table:table-cell office:value-type="string" office:value="F1" table:style-name="ce1">
            <text:p>F1</text:p>
          </table:table-cell>
          <table:table-cell office:value-type="string" office:value="CAGL0A04829g" table:style-name="ce1">
            <text:p>CAGL0A04829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A04829g" table:style-name="ce1">
            <text:p>CAGL0A04829g</text:p>
          </table:table-cell>
          <table:table-cell office:value-type="string" office:value="YFR053C" table:style-name="ce1">
            <text:p>YFR053C</text:p>
          </table:table-cell>
          <table:table-cell office:value-type="string" office:value="S000001949" table:style-name="ce1">
            <text:p>S000001949</text:p>
          </table:table-cell>
          <table:table-cell office:value-type="string" office:value="YFR053C" table:style-name="ce1">
            <text:p>YFR053C</text:p>
          </table:table-cell>
          <table:table-cell office:value-type="string" office:value="HXK1" table:style-name="ce1">
            <text:p>HXK1</text:p>
          </table:table-cell>
          <table:table-cell office:value-type="string" office:value="Hexokinase isoenzyme 1; a cytosolic protein that catalyzes phosphorylation of glucose during glucose metabolism; expression is highest during growth on non-glucose carbon sources; glucose-induced repression involves hexokinase Hxk2p; HXK1 has a paralog, HXK2, that arose from the whole genome duplication" table:style-name="ce1">
            <text:p>Hexokinase isoenzyme 1; a cytosolic protein that catalyzes phosphorylation of glucose during glucose metabolism; expression is highest during growth on non-glucose carbon sources; glucose-induced repression involves hexokinase Hxk2p; HXK1 has a paralog, HXK2, that arose from the whole genome duplication</text:p>
          </table:table-cell>
        </table:table-row>
        <table:table-row>
          <table:table-cell office:value-type="string" office:value="CAGL0B00286g" table:style-name="ce1">
            <text:p>CAGL0B00286g</text:p>
          </table:table-cell>
          <table:table-cell office:value-type="string" office:value="" table:style-name="ce1">
            <text:p/>
          </table:table-cell>
          <table:table-cell office:value-type="string" office:value="Ortholog(s) have L-serine ammonia-lyase activity, L-threonine ammonia-lyase activity, role in L-serine catabolic process, threonine catabolic process and mitochondrial nucleoid localization" table:style-name="ce1">
            <text:p>Ortholog(s) have L-serine ammonia-lyase activity, L-threonine ammonia-lyase activity, role in L-serine catabolic process, threonine catabolic process and mitochondrial nucleoid localization</text:p>
          </table:table-cell>
          <table:table-cell office:value-type="float" office:value="-0.641" table:style-name="ce1">
            <text:p>-0.641</text:p>
          </table:table-cell>
          <table:table-cell office:value-type="float" office:value="0.046492899428627" table:style-name="ce1">
            <text:p>0.046492899428627</text:p>
          </table:table-cell>
          <table:table-cell office:value-type="float" office:value="-1.50225" table:style-name="ce1">
            <text:p>-1.50225</text:p>
          </table:table-cell>
          <table:table-cell office:value-type="float" office:value="2.4788582683022e-05" table:style-name="ce1">
            <text:p>2.4788582683022e-05</text:p>
          </table:table-cell>
          <table:table-cell office:value-type="float" office:value="-1.50225" table:style-name="ce1">
            <text:p>-1.50225</text:p>
          </table:table-cell>
          <table:table-cell office:value-type="float" office:value="2.4788582683022e-05" table:style-name="ce1">
            <text:p>2.4788582683022e-05</text:p>
          </table:table-cell>
          <table:table-cell office:value-type="float" office:value="-0.415666666666667" table:style-name="ce1">
            <text:p>-0.415666666666667</text:p>
          </table:table-cell>
          <table:table-cell office:value-type="float" office:value="0.0745719732347546" table:style-name="ce1">
            <text:p>0.0745719732347546</text:p>
          </table:table-cell>
          <table:table-cell office:value-type="float" office:value="-0.810803022025428" table:style-name="ce1">
            <text:p>-0.810803022025428</text:p>
          </table:table-cell>
          <table:table-cell office:value-type="float" office:value="-2.05758693983826" table:style-name="ce1">
            <text:p>-2.05758693983826</text:p>
          </table:table-cell>
          <table:table-cell office:value-type="float" office:value="-2.05758693983826" table:style-name="ce1">
            <text:p>-2.05758693983826</text:p>
          </table:table-cell>
          <table:table-cell office:value-type="float" office:value="-0.838119565578127" table:style-name="ce1">
            <text:p>-0.838119565578127</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B00286g" table:style-name="ce1">
            <text:p>CAGL0B00286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B00286g" table:style-name="ce1">
            <text:p>CAGL0B00286g</text:p>
          </table:table-cell>
          <table:table-cell office:value-type="string" office:value="YCL064C" table:style-name="ce1">
            <text:p>YCL064C</text:p>
          </table:table-cell>
          <table:table-cell office:value-type="string" office:value="S000000569" table:style-name="ce1">
            <text:p>S000000569</text:p>
          </table:table-cell>
          <table:table-cell office:value-type="string" office:value="YCL064C" table:style-name="ce1">
            <text:p>YCL064C</text:p>
          </table:table-cell>
          <table:table-cell office:value-type="string" office:value="CHA1" table:style-name="ce1">
            <text:p>CHA1</text:p>
          </table:table-cell>
          <table:table-cell office:value-type="string" office:value="Catabolic L-serine (L-threonine) deaminase; catalyzes the degradation of both L-serine and L-threonine; required to use serine or threonine as the sole nitrogen source, transcriptionally induced by serine and threonine" table:style-name="ce1">
            <text:p>Catabolic L-serine (L-threonine) deaminase; catalyzes the degradation of both L-serine and L-threonine; required to use serine or threonine as the sole nitrogen source, transcriptionally induced by serine and threonine</text:p>
          </table:table-cell>
        </table:table-row>
        <table:table-row>
          <table:table-cell office:value-type="string" office:value="CAGL0B00594g" table:style-name="ce1">
            <text:p>CAGL0B00594g</text:p>
          </table:table-cell>
          <table:table-cell office:value-type="string" office:value="" table:style-name="ce1">
            <text:p/>
          </table:table-cell>
          <table:table-cell office:value-type="string" office:value="Predicted GPI-linked protein" table:style-name="ce1">
            <text:p>Predicted GPI-linked protein</text:p>
          </table:table-cell>
          <table:table-cell office:value-type="float" office:value="-1.34483333333333" table:style-name="ce1">
            <text:p>-1.34483333333333</text:p>
          </table:table-cell>
          <table:table-cell office:value-type="float" office:value="0.000133798131160368" table:style-name="ce1">
            <text:p>0.000133798131160368</text:p>
          </table:table-cell>
          <table:table-cell office:value-type="float" office:value="-2.04541666666667" table:style-name="ce1">
            <text:p>-2.04541666666667</text:p>
          </table:table-cell>
          <table:table-cell office:value-type="float" office:value="1.28753628630732e-05" table:style-name="ce1">
            <text:p>1.28753628630732e-05</text:p>
          </table:table-cell>
          <table:table-cell office:value-type="float" office:value="-2.04541666666667" table:style-name="ce1">
            <text:p>-2.04541666666667</text:p>
          </table:table-cell>
          <table:table-cell office:value-type="float" office:value="1.28753628630732e-05" table:style-name="ce1">
            <text:p>1.28753628630732e-05</text:p>
          </table:table-cell>
          <table:table-cell office:value-type="float" office:value="-0.295666666666667" table:style-name="ce1">
            <text:p>-0.295666666666667</text:p>
          </table:table-cell>
          <table:table-cell office:value-type="float" office:value="0.289324782280038" table:style-name="ce1">
            <text:p>0.289324782280038</text:p>
          </table:table-cell>
          <table:table-cell office:value-type="float" office:value="-1.63870865887388" table:style-name="ce1">
            <text:p>-1.63870865887388</text:p>
          </table:table-cell>
          <table:table-cell office:value-type="float" office:value="-2.77505337487111" table:style-name="ce1">
            <text:p>-2.77505337487111</text:p>
          </table:table-cell>
          <table:table-cell office:value-type="float" office:value="-2.77505337487111" table:style-name="ce1">
            <text:p>-2.77505337487111</text:p>
          </table:table-cell>
          <table:table-cell office:value-type="float" office:value="-0.628182039658078" table:style-name="ce1">
            <text:p>-0.628182039658078</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B00594g" table:style-name="ce1">
            <text:p>CAGL0B00594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B00594g" table:style-name="ce1">
            <text:p>CAGL0B00594g</text:p>
          </table:table-cell>
          <table:table-cell office:value-type="string" office:value="YCL048W-A" table:style-name="ce1">
            <text:p>YCL048W-A</text:p>
          </table:table-cell>
          <table:table-cell office:value-type="string" office:value="S000087203" table:style-name="ce1">
            <text:p>S000087203</text:p>
          </table:table-cell>
          <table:table-cell office:value-type="string" office:value="YCL048W-A" table:style-name="ce1">
            <text:p>YCL048W-A</text:p>
          </table:table-cell>
          <table:table-cell office:value-type="string" office:value="" table:style-name="ce1">
            <text:p/>
          </table:table-cell>
          <table:table-cell office:value-type="string" office:value="Putative protein of unknown function; SWAT-GFP and mCherry fusion proteins localize to the cell periphery and vacuole; YCL048W-A has a paralog, YDR524C-B, that arose from the whole genome duplication" table:style-name="ce1">
            <text:p>Putative protein of unknown function; SWAT-GFP and mCherry fusion proteins localize to the cell periphery and vacuole; YCL048W-A has a paralog, YDR524C-B, that arose from the whole genome duplication</text:p>
          </table:table-cell>
        </table:table-row>
        <table:table-row>
          <table:table-cell office:value-type="string" office:value="CAGL0B00792g" table:style-name="ce1">
            <text:p>CAGL0B00792g</text:p>
          </table:table-cell>
          <table:table-cell office:value-type="string" office:value="" table:style-name="ce1">
            <text:p/>
          </table:table-cell>
          <table:table-cell office:value-type="string" office:value="Ortholog(s) have RNA binding activity, role in regulation of translation and cytoplasmic stress granule, polysome localization" table:style-name="ce1">
            <text:p>Ortholog(s) have RNA binding activity, role in regulation of translation and cytoplasmic stress granule, polysome localization</text:p>
          </table:table-cell>
          <table:table-cell office:value-type="float" office:value="-1.3975" table:style-name="ce1">
            <text:p>-1.3975</text:p>
          </table:table-cell>
          <table:table-cell office:value-type="float" office:value="0.000379820127605296" table:style-name="ce1">
            <text:p>0.000379820127605296</text:p>
          </table:table-cell>
          <table:table-cell office:value-type="float" office:value="-1.39291666666667" table:style-name="ce1">
            <text:p>-1.39291666666667</text:p>
          </table:table-cell>
          <table:table-cell office:value-type="float" office:value="0.000101540078459711" table:style-name="ce1">
            <text:p>0.000101540078459711</text:p>
          </table:table-cell>
          <table:table-cell office:value-type="float" office:value="-1.39291666666667" table:style-name="ce1">
            <text:p>-1.39291666666667</text:p>
          </table:table-cell>
          <table:table-cell office:value-type="float" office:value="0.000101540078459711" table:style-name="ce1">
            <text:p>0.000101540078459711</text:p>
          </table:table-cell>
          <table:table-cell office:value-type="float" office:value="-1.09466666666667" table:style-name="ce1">
            <text:p>-1.09466666666667</text:p>
          </table:table-cell>
          <table:table-cell office:value-type="float" office:value="0.00137551464345391" table:style-name="ce1">
            <text:p>0.00137551464345391</text:p>
          </table:table-cell>
          <table:table-cell office:value-type="float" office:value="-1.70065944770744" table:style-name="ce1">
            <text:p>-1.70065944770744</text:p>
          </table:table-cell>
          <table:table-cell office:value-type="float" office:value="-1.91316902594395" table:style-name="ce1">
            <text:p>-1.91316902594395</text:p>
          </table:table-cell>
          <table:table-cell office:value-type="float" office:value="-1.91316902594395" table:style-name="ce1">
            <text:p>-1.91316902594395</text:p>
          </table:table-cell>
          <table:table-cell office:value-type="float" office:value="-2.02601606640907" table:style-name="ce1">
            <text:p>-2.0260160664090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B00792g" table:style-name="ce1">
            <text:p>CAGL0B00792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B00792g" table:style-name="ce1">
            <text:p>CAGL0B00792g</text:p>
          </table:table-cell>
          <table:table-cell office:value-type="string" office:value="YCL037C" table:style-name="ce1">
            <text:p>YCL037C</text:p>
          </table:table-cell>
          <table:table-cell office:value-type="string" office:value="S000000542" table:style-name="ce1">
            <text:p>S000000542</text:p>
          </table:table-cell>
          <table:table-cell office:value-type="string" office:value="YCL037C" table:style-name="ce1">
            <text:p>YCL037C</text:p>
          </table:table-cell>
          <table:table-cell office:value-type="string" office:value="SRO9" table:style-name="ce1">
            <text:p>SRO9</text:p>
          </table:table-cell>
          <table:table-cell office:value-type="string" office:value="Cytoplasmic RNA-binding protein; shuttles between nucleus and cytoplasm and is exported from the nucleus in an mRNA export-dependent manner; associates with translating ribosomes; involved in heme regulation of Hap1p as a component of the HMC complex, also involved in the organization of actin filaments; contains a La motif; SRO9 has a paralog, SLF1, that arose from the whole genome duplication" table:style-name="ce1">
            <text:p>Cytoplasmic RNA-binding protein; shuttles between nucleus and cytoplasm and is exported from the nucleus in an mRNA export-dependent manner; associates with translating ribosomes; involved in heme regulation of Hap1p as a component of the HMC complex, also involved in the organization of actin filaments; contains a La motif; SRO9 has a paralog, SLF1, that arose from the whole genome duplication</text:p>
          </table:table-cell>
        </table:table-row>
        <table:table-row>
          <table:table-cell office:value-type="string" office:value="CAGL0B00814g" table:style-name="ce1">
            <text:p>CAGL0B00814g</text:p>
          </table:table-cell>
          <table:table-cell office:value-type="string" office:value="" table:style-name="ce1">
            <text:p/>
          </table:table-cell>
          <table:table-cell office:value-type="string" office:value="Ortholog(s) have role in actin cortical patch localization, actin cytoskeleton organization, actin filament organization, endocytosis and actin cortical patch, cell cortex, cytoplasm localization" table:style-name="ce1">
            <text:p>Ortholog(s) have role in actin cortical patch localization, actin cytoskeleton organization, actin filament organization, endocytosis and actin cortical patch, cell cortex, cytoplasm localization</text:p>
          </table:table-cell>
          <table:table-cell office:value-type="float" office:value="1.94983333333333" table:style-name="ce1">
            <text:p>1.94983333333333</text:p>
          </table:table-cell>
          <table:table-cell office:value-type="float" office:value="2.36895717510049e-05" table:style-name="ce1">
            <text:p>2.36895717510049e-05</text:p>
          </table:table-cell>
          <table:table-cell office:value-type="float" office:value="1.29833333333333" table:style-name="ce1">
            <text:p>1.29833333333333</text:p>
          </table:table-cell>
          <table:table-cell office:value-type="float" office:value="0.000208026995302243" table:style-name="ce1">
            <text:p>0.000208026995302243</text:p>
          </table:table-cell>
          <table:table-cell office:value-type="float" office:value="1.29833333333333" table:style-name="ce1">
            <text:p>1.29833333333333</text:p>
          </table:table-cell>
          <table:table-cell office:value-type="float" office:value="0.000208026995302243" table:style-name="ce1">
            <text:p>0.000208026995302243</text:p>
          </table:table-cell>
          <table:table-cell office:value-type="float" office:value="0.332833333333333" table:style-name="ce1">
            <text:p>0.332833333333333</text:p>
          </table:table-cell>
          <table:table-cell office:value-type="float" office:value="0.128732419800578" table:style-name="ce1">
            <text:p>0.128732419800578</text:p>
          </table:table-cell>
          <table:table-cell office:value-type="float" office:value="2.23674448562535" table:style-name="ce1">
            <text:p>2.23674448562535</text:p>
          </table:table-cell>
          <table:table-cell office:value-type="float" office:value="1.64169113351998" table:style-name="ce1">
            <text:p>1.64169113351998</text:p>
          </table:table-cell>
          <table:table-cell office:value-type="float" office:value="1.64169113351998" table:style-name="ce1">
            <text:p>1.64169113351998</text:p>
          </table:table-cell>
          <table:table-cell office:value-type="float" office:value="0.471365752348179" table:style-name="ce1">
            <text:p>0.47136575234817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INTRACELLULAR TRANSPORT" table:style-name="ce1">
            <text:p>INTRACELLULAR TRANSPORT</text:p>
          </table:table-cell>
          <table:table-cell office:value-type="string" office:value="F4" table:style-name="ce1">
            <text:p>F4</text:p>
          </table:table-cell>
          <table:table-cell office:value-type="string" office:value="CAGL0B00814g" table:style-name="ce1">
            <text:p>CAGL0B00814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B00814g" table:style-name="ce1">
            <text:p>CAGL0B00814g</text:p>
          </table:table-cell>
          <table:table-cell office:value-type="string" office:value="YCL034W" table:style-name="ce1">
            <text:p>YCL034W</text:p>
          </table:table-cell>
          <table:table-cell office:value-type="string" office:value="S000000539" table:style-name="ce1">
            <text:p>S000000539</text:p>
          </table:table-cell>
          <table:table-cell office:value-type="string" office:value="YCL034W" table:style-name="ce1">
            <text:p>YCL034W</text:p>
          </table:table-cell>
          <table:table-cell office:value-type="string" office:value="LSB5" table:style-name="ce1">
            <text:p>LSB5</text:p>
          </table:table-cell>
          <table:table-cell office:value-type="string" office:value="Protein involved in membrane-trafficking events at plasma membrane; interacts with actin regulators Sla1p and Las17p, ubiquitin, Arf3p to couple actin dynamics to membrane trafficking processes; similar structure to GGA family of proteins with N-terminal VHS domain and GAT domain; binds Las17p, which is homolog of human Wiskott-Aldrich Syndrome protein involved in actin patch assembly, actin polymerization; may mediate disassembly of Pan1 complex from endocytic coat" table:style-name="ce1">
            <text:p>Protein involved in membrane-trafficking events at plasma membrane; interacts with actin regulators Sla1p and Las17p, ubiquitin, Arf3p to couple actin dynamics to membrane trafficking processes; similar structure to GGA family of proteins with N-terminal VHS domain and GAT domain; binds Las17p, which is homolog of human Wiskott-Aldrich Syndrome protein involved in actin patch assembly, actin polymerization; may mediate disassembly of Pan1 complex from endocytic coat</text:p>
          </table:table-cell>
        </table:table-row>
        <table:table-row>
          <table:table-cell office:value-type="string" office:value="CAGL0B00946g" table:style-name="ce1">
            <text:p>CAGL0B00946g</text:p>
          </table:table-cell>
          <table:table-cell office:value-type="string" office:value="" table:style-name="ce1">
            <text:p/>
          </table:table-cell>
          <table:table-cell office:value-type="string" office:value="Ortholog(s) have cytosol localization" table:style-name="ce1">
            <text:p>Ortholog(s) have cytosol localization</text:p>
          </table:table-cell>
          <table:table-cell office:value-type="float" office:value="1.25766666666667" table:style-name="ce1">
            <text:p>1.25766666666667</text:p>
          </table:table-cell>
          <table:table-cell office:value-type="float" office:value="4.14600706388991e-05" table:style-name="ce1">
            <text:p>4.14600706388991e-05</text:p>
          </table:table-cell>
          <table:table-cell office:value-type="float" office:value="2.25183333333333" table:style-name="ce1">
            <text:p>2.25183333333333</text:p>
          </table:table-cell>
          <table:table-cell office:value-type="float" office:value="7.15266821671481e-06" table:style-name="ce1">
            <text:p>7.15266821671481e-06</text:p>
          </table:table-cell>
          <table:table-cell office:value-type="float" office:value="2.25183333333333" table:style-name="ce1">
            <text:p>2.25183333333333</text:p>
          </table:table-cell>
          <table:table-cell office:value-type="float" office:value="7.15266821671481e-06" table:style-name="ce1">
            <text:p>7.15266821671481e-06</text:p>
          </table:table-cell>
          <table:table-cell office:value-type="float" office:value="0.108" table:style-name="ce1">
            <text:p>0.108</text:p>
          </table:table-cell>
          <table:table-cell office:value-type="float" office:value="0.612483469842302" table:style-name="ce1">
            <text:p>0.612483469842302</text:p>
          </table:table-cell>
          <table:table-cell office:value-type="float" office:value="1.42256212478433" table:style-name="ce1">
            <text:p>1.42256212478433</text:p>
          </table:table-cell>
          <table:table-cell office:value-type="float" office:value="2.90116504417445" table:style-name="ce1">
            <text:p>2.90116504417445</text:p>
          </table:table-cell>
          <table:table-cell office:value-type="float" office:value="2.90116504417445" table:style-name="ce1">
            <text:p>2.90116504417445</text:p>
          </table:table-cell>
          <table:table-cell office:value-type="float" office:value="0.078024471145198" table:style-name="ce1">
            <text:p>0.078024471145198</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B00946g" table:style-name="ce1">
            <text:p>CAGL0B00946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B00946g" table:style-name="ce1">
            <text:p>CAGL0B00946g</text:p>
          </table:table-cell>
          <table:table-cell office:value-type="string" office:value="YCL028W" table:style-name="ce1">
            <text:p>YCL028W</text:p>
          </table:table-cell>
          <table:table-cell office:value-type="string" office:value="S000000533" table:style-name="ce1">
            <text:p>S000000533</text:p>
          </table:table-cell>
          <table:table-cell office:value-type="string" office:value="YCL028W" table:style-name="ce1">
            <text:p>YCL028W</text:p>
          </table:table-cell>
          <table:table-cell office:value-type="string" office:value="RNQ1" table:style-name="ce1">
            <text:p>RNQ1</text:p>
          </table:table-cell>
          <table:table-cell office:value-type="string" office:value="[PIN(+)] prion; an infectious protein conformation that is generally an ordered protein aggregate" table:style-name="ce1">
            <text:p>[PIN(+)] prion; an infectious protein conformation that is generally an ordered protein aggregate</text:p>
          </table:table-cell>
        </table:table-row>
        <table:table-row>
          <table:table-cell office:value-type="string" office:value="CAGL0B00990g" table:style-name="ce1">
            <text:p>CAGL0B00990g</text:p>
          </table:table-cell>
          <table:table-cell office:value-type="string" office:value="HBN1" table:style-name="ce1">
            <text:p>HBN1</text:p>
          </table:table-cell>
          <table:table-cell office:value-type="string" office:value="Ortholog(s) have oxidoreductase activity, acting on NAD(P)H, nitrogenous group as acceptor activity and role in cellular response to oxidative stress, negative regulation of fatty acid metabolic process" table:style-name="ce1">
            <text:p>Ortholog(s) have oxidoreductase activity, acting on NAD(P)H, nitrogenous group as acceptor activity and role in cellular response to oxidative stress, negative regulation of fatty acid metabolic process</text:p>
          </table:table-cell>
          <table:table-cell office:value-type="float" office:value="3.69033333333333" table:style-name="ce1">
            <text:p>3.69033333333333</text:p>
          </table:table-cell>
          <table:table-cell office:value-type="float" office:value="1.23890484163387e-05" table:style-name="ce1">
            <text:p>1.23890484163387e-05</text:p>
          </table:table-cell>
          <table:table-cell office:value-type="float" office:value="2.86075" table:style-name="ce1">
            <text:p>2.86075</text:p>
          </table:table-cell>
          <table:table-cell office:value-type="float" office:value="6.78607393854138e-06" table:style-name="ce1">
            <text:p>6.78607393854138e-06</text:p>
          </table:table-cell>
          <table:table-cell office:value-type="float" office:value="2.86075" table:style-name="ce1">
            <text:p>2.86075</text:p>
          </table:table-cell>
          <table:table-cell office:value-type="float" office:value="6.78607393854138e-06" table:style-name="ce1">
            <text:p>6.78607393854138e-06</text:p>
          </table:table-cell>
          <table:table-cell office:value-type="float" office:value="1.04283333333333" table:style-name="ce1">
            <text:p>1.04283333333333</text:p>
          </table:table-cell>
          <table:table-cell office:value-type="float" office:value="0.0406020085204222" table:style-name="ce1">
            <text:p>0.0406020085204222</text:p>
          </table:table-cell>
          <table:table-cell office:value-type="float" office:value="4.28406121913434" table:style-name="ce1">
            <text:p>4.28406121913434</text:p>
          </table:table-cell>
          <table:table-cell office:value-type="float" office:value="3.70548036187698" table:style-name="ce1">
            <text:p>3.70548036187698</text:p>
          </table:table-cell>
          <table:table-cell office:value-type="float" office:value="3.70548036187698" table:style-name="ce1">
            <text:p>3.70548036187698</text:p>
          </table:table-cell>
          <table:table-cell office:value-type="float" office:value="1.7134961140418" table:style-name="ce1">
            <text:p>1.713496114041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FLAVO HEMO PROTEIN" table:style-name="ce1">
            <text:p>FLAVO HEMO PROTEIN</text:p>
          </table:table-cell>
          <table:table-cell office:value-type="string" office:value="F3" table:style-name="ce1">
            <text:p>F3</text:p>
          </table:table-cell>
          <table:table-cell office:value-type="string" office:value="CAGL0B00990g" table:style-name="ce1">
            <text:p>CAGL0B00990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B00990g" table:style-name="ce1">
            <text:p>CAGL0B00990g</text:p>
          </table:table-cell>
          <table:table-cell office:value-type="string" office:value="YCL026C-A" table:style-name="ce1">
            <text:p>YCL026C-A</text:p>
          </table:table-cell>
          <table:table-cell office:value-type="string" office:value="S000000589" table:style-name="ce1">
            <text:p>S000000589</text:p>
          </table:table-cell>
          <table:table-cell office:value-type="string" office:value="YCL026C-A" table:style-name="ce1">
            <text:p>YCL026C-A</text:p>
          </table:table-cell>
          <table:table-cell office:value-type="string" office:value="FRM2" table:style-name="ce1">
            <text:p>FRM2</text:p>
          </table:table-cell>
          <table:table-cell office:value-type="string" office:value="Type II nitroreductase, using NADH as reductant; mutants are defective in fatty acid mediated repression of genes involved in fatty acid biosynthesis indicative of a role in lipid signaling; involved in the oxidative stress response; transcription induction by cadmium and selenite indicates a possible role in the metal stress response; expression induced in cells treated with the mycotoxin patulin" table:style-name="ce1">
            <text:p>Type II nitroreductase, using NADH as reductant; mutants are defective in fatty acid mediated repression of genes involved in fatty acid biosynthesis indicative of a role in lipid signaling; involved in the oxidative stress response; transcription induction by cadmium and selenite indicates a possible role in the metal stress response; expression induced in cells treated with the mycotoxin patulin</text:p>
          </table:table-cell>
        </table:table-row>
        <table:table-row>
          <table:table-cell office:value-type="string" office:value="CAGL0B01122g" table:style-name="ce1">
            <text:p>CAGL0B01122g</text:p>
          </table:table-cell>
          <table:table-cell office:value-type="string" office:value="SAM1" table:style-name="ce1">
            <text:p>SAM1</text:p>
          </table:table-cell>
          <table:table-cell office:value-type="string" office:value="S-adenosylmethionine synthetase" table:style-name="ce1">
            <text:p>S-adenosylmethionine synthetase</text:p>
          </table:table-cell>
          <table:table-cell office:value-type="float" office:value="-1.3195" table:style-name="ce1">
            <text:p>-1.3195</text:p>
          </table:table-cell>
          <table:table-cell office:value-type="float" office:value="9.62118683864766e-05" table:style-name="ce1">
            <text:p>9.62118683864766e-05</text:p>
          </table:table-cell>
          <table:table-cell office:value-type="float" office:value="-1.08091666666667" table:style-name="ce1">
            <text:p>-1.08091666666667</text:p>
          </table:table-cell>
          <table:table-cell office:value-type="float" office:value="0.000840283815427359" table:style-name="ce1">
            <text:p>0.000840283815427359</text:p>
          </table:table-cell>
          <table:table-cell office:value-type="float" office:value="-1.08091666666667" table:style-name="ce1">
            <text:p>-1.08091666666667</text:p>
          </table:table-cell>
          <table:table-cell office:value-type="float" office:value="0.000840283815427359" table:style-name="ce1">
            <text:p>0.000840283815427359</text:p>
          </table:table-cell>
          <table:table-cell office:value-type="float" office:value="-1.22466666666667" table:style-name="ce1">
            <text:p>-1.22466666666667</text:p>
          </table:table-cell>
          <table:table-cell office:value-type="float" office:value="0.00046032637880814" table:style-name="ce1">
            <text:p>0.00046032637880814</text:p>
          </table:table-cell>
          <table:table-cell office:value-type="float" office:value="-1.60890954525774" table:style-name="ce1">
            <text:p>-1.60890954525774</text:p>
          </table:table-cell>
          <table:table-cell office:value-type="float" office:value="-1.50104961312361" table:style-name="ce1">
            <text:p>-1.50104961312361</text:p>
          </table:table-cell>
          <table:table-cell office:value-type="float" office:value="-1.50104961312361" table:style-name="ce1">
            <text:p>-1.50104961312361</text:p>
          </table:table-cell>
          <table:table-cell office:value-type="float" office:value="-2.25344838615579" table:style-name="ce1">
            <text:p>-2.2534483861557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B01122g" table:style-name="ce1">
            <text:p>CAGL0B01122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B01122g" table:style-name="ce1">
            <text:p>CAGL0B01122g</text:p>
          </table:table-cell>
          <table:table-cell office:value-type="string" office:value="YLR180W" table:style-name="ce1">
            <text:p>YLR180W</text:p>
          </table:table-cell>
          <table:table-cell office:value-type="string" office:value="S000004170" table:style-name="ce1">
            <text:p>S000004170</text:p>
          </table:table-cell>
          <table:table-cell office:value-type="string" office:value="YLR180W" table:style-name="ce1">
            <text:p>YLR180W</text:p>
          </table:table-cell>
          <table:table-cell office:value-type="string" office:value="SAM1" table:style-name="ce1">
            <text:p>SAM1</text:p>
          </table:table-cell>
          <table:table-cell office:value-type="string" office:value="S-adenosylmethionine synthetase; catalyzes transfer of the adenosyl group of ATP to the sulfur atom of methionine; SAM1 has a paralog, SAM2, that arose from the whole genome duplication" table:style-name="ce1">
            <text:p>S-adenosylmethionine synthetase; catalyzes transfer of the adenosyl group of ATP to the sulfur atom of methionine; SAM1 has a paralog, SAM2, that arose from the whole genome duplication</text:p>
          </table:table-cell>
        </table:table-row>
        <table:table-row>
          <table:table-cell office:value-type="string" office:value="CAGL0B01507g" table:style-name="ce1">
            <text:p>CAGL0B01507g</text:p>
          </table:table-cell>
          <table:table-cell office:value-type="string" office:value="ARG8" table:style-name="ce1">
            <text:p>ARG8</text:p>
          </table:table-cell>
          <table:table-cell office:value-type="string" office:value="Ortholog(s) have N2-acetyl-L-ornithine:2-oxoglutarate 5-aminotransferase activity, role in arginine biosynthetic process, arginine biosynthetic process via ornithine, ornithine biosynthetic process and mitochondrial matrix localization" table:style-name="ce1">
            <text:p>Ortholog(s) have N2-acetyl-L-ornithine:2-oxoglutarate 5-aminotransferase activity, role in arginine biosynthetic process, arginine biosynthetic process via ornithine, ornithine biosynthetic process and mitochondrial matrix localization</text:p>
          </table:table-cell>
          <table:table-cell office:value-type="float" office:value="-2.71033333333333" table:style-name="ce1">
            <text:p>-2.71033333333333</text:p>
          </table:table-cell>
          <table:table-cell office:value-type="float" office:value="9.80665750024338e-05" table:style-name="ce1">
            <text:p>9.80665750024338e-05</text:p>
          </table:table-cell>
          <table:table-cell office:value-type="float" office:value="-1.62833333333333" table:style-name="ce1">
            <text:p>-1.62833333333333</text:p>
          </table:table-cell>
          <table:table-cell office:value-type="float" office:value="1.78240102597377e-05" table:style-name="ce1">
            <text:p>1.78240102597377e-05</text:p>
          </table:table-cell>
          <table:table-cell office:value-type="float" office:value="-1.62833333333333" table:style-name="ce1">
            <text:p>-1.62833333333333</text:p>
          </table:table-cell>
          <table:table-cell office:value-type="float" office:value="1.78240102597377e-05" table:style-name="ce1">
            <text:p>1.78240102597377e-05</text:p>
          </table:table-cell>
          <table:table-cell office:value-type="float" office:value="0.207833333333333" table:style-name="ce1">
            <text:p>0.207833333333333</text:p>
          </table:table-cell>
          <table:table-cell office:value-type="float" office:value="0.368057246132672" table:style-name="ce1">
            <text:p>0.368057246132672</text:p>
          </table:table-cell>
          <table:table-cell office:value-type="float" office:value="-3.24492009214393" table:style-name="ce1">
            <text:p>-3.24492009214393</text:p>
          </table:table-cell>
          <table:table-cell office:value-type="float" office:value="-2.22412985426058" table:style-name="ce1">
            <text:p>-2.22412985426058</text:p>
          </table:table-cell>
          <table:table-cell office:value-type="float" office:value="-2.22412985426058" table:style-name="ce1">
            <text:p>-2.22412985426058</text:p>
          </table:table-cell>
          <table:table-cell office:value-type="float" office:value="0.252680829514795" table:style-name="ce1">
            <text:p>0.25268082951479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B01507g" table:style-name="ce1">
            <text:p>CAGL0B01507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B01507g" table:style-name="ce1">
            <text:p>CAGL0B01507g</text:p>
          </table:table-cell>
          <table:table-cell office:value-type="string" office:value="YOL140W" table:style-name="ce1">
            <text:p>YOL140W</text:p>
          </table:table-cell>
          <table:table-cell office:value-type="string" office:value="S000005500" table:style-name="ce1">
            <text:p>S000005500</text:p>
          </table:table-cell>
          <table:table-cell office:value-type="string" office:value="YOL140W" table:style-name="ce1">
            <text:p>YOL140W</text:p>
          </table:table-cell>
          <table:table-cell office:value-type="string" office:value="ARG8" table:style-name="ce1">
            <text:p>ARG8</text:p>
          </table:table-cell>
          <table:table-cell office:value-type="string" office:value="Acetylornithine aminotransferase; catalyzes the fourth step in the biosynthesis of the arginine precursor ornithine" table:style-name="ce1">
            <text:p>Acetylornithine aminotransferase; catalyzes the fourth step in the biosynthesis of the arginine precursor ornithine</text:p>
          </table:table-cell>
        </table:table-row>
        <table:table-row>
          <table:table-cell office:value-type="string" office:value="CAGL0B01639g" table:style-name="ce1">
            <text:p>CAGL0B01639g</text:p>
          </table:table-cell>
          <table:table-cell office:value-type="string" office:value="" table:style-name="ce1">
            <text:p/>
          </table:table-cell>
          <table:table-cell office:value-type="string" office:value="Ortholog(s) have guanyl-nucleotide exchange factor activity and role in retrograde transport, endosome to Golgi" table:style-name="ce1">
            <text:p>Ortholog(s) have guanyl-nucleotide exchange factor activity and role in retrograde transport, endosome to Golgi</text:p>
          </table:table-cell>
          <table:table-cell office:value-type="float" office:value="0.00116666666666662" table:style-name="ce1">
            <text:p>0.00116666666666662</text:p>
          </table:table-cell>
          <table:table-cell office:value-type="float" office:value="0.99521467178965" table:style-name="ce1">
            <text:p>0.99521467178965</text:p>
          </table:table-cell>
          <table:table-cell office:value-type="float" office:value="0.0515" table:style-name="ce1">
            <text:p>0.0515</text:p>
          </table:table-cell>
          <table:table-cell office:value-type="float" office:value="0.845682915882605" table:style-name="ce1">
            <text:p>0.845682915882605</text:p>
          </table:table-cell>
          <table:table-cell office:value-type="float" office:value="0.0515" table:style-name="ce1">
            <text:p>0.0515</text:p>
          </table:table-cell>
          <table:table-cell office:value-type="float" office:value="0.845682915882605" table:style-name="ce1">
            <text:p>0.845682915882605</text:p>
          </table:table-cell>
          <table:table-cell office:value-type="float" office:value="1.29416666666667" table:style-name="ce1">
            <text:p>1.29416666666667</text:p>
          </table:table-cell>
          <table:table-cell office:value-type="float" office:value="0.00111379449187437" table:style-name="ce1">
            <text:p>0.00111379449187437</text:p>
          </table:table-cell>
          <table:table-cell office:value-type="float" office:value="-0.0554347012162637" table:style-name="ce1">
            <text:p>-0.0554347012162637</text:p>
          </table:table-cell>
          <table:table-cell office:value-type="float" office:value="-0.00524547294849504" table:style-name="ce1">
            <text:p>-0.00524547294849504</text:p>
          </table:table-cell>
          <table:table-cell office:value-type="float" office:value="-0.00524547294849504" table:style-name="ce1">
            <text:p>-0.00524547294849504</text:p>
          </table:table-cell>
          <table:table-cell office:value-type="float" office:value="2.15319859888546" table:style-name="ce1">
            <text:p>2.1531985988854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ER/GOLGI TRANSPORT SYSTEM" table:style-name="ce1">
            <text:p>ER/GOLGI TRANSPORT SYSTEM</text:p>
          </table:table-cell>
          <table:table-cell office:value-type="string" office:value="F4" table:style-name="ce1">
            <text:p>F4</text:p>
          </table:table-cell>
          <table:table-cell office:value-type="string" office:value="CAGL0B01639g" table:style-name="ce1">
            <text:p>CAGL0B01639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B01639g" table:style-name="ce1">
            <text:p>CAGL0B01639g</text:p>
          </table:table-cell>
          <table:table-cell office:value-type="string" office:value="YDR137W" table:style-name="ce1">
            <text:p>YDR137W</text:p>
          </table:table-cell>
          <table:table-cell office:value-type="string" office:value="S000002544" table:style-name="ce1">
            <text:p>S000002544</text:p>
          </table:table-cell>
          <table:table-cell office:value-type="string" office:value="YDR137W" table:style-name="ce1">
            <text:p>YDR137W</text:p>
          </table:table-cell>
          <table:table-cell office:value-type="string" office:value="RGP1" table:style-name="ce1">
            <text:p>RGP1</text:p>
          </table:table-cell>
          <table:table-cell office:value-type="string" office:value="Subunit of a Golgi membrane exchange factor (Ric1p-Rgp1p); this complex catalyzes nucleotide exchange on Ypt6p" table:style-name="ce1">
            <text:p>Subunit of a Golgi membrane exchange factor (Ric1p-Rgp1p); this complex catalyzes nucleotide exchange on Ypt6p</text:p>
          </table:table-cell>
        </table:table-row>
        <table:table-row>
          <table:table-cell office:value-type="string" office:value="CAGL0B01727g" table:style-name="ce1">
            <text:p>CAGL0B01727g</text:p>
          </table:table-cell>
          <table:table-cell office:value-type="string" office:value="" table:style-name="ce1">
            <text:p/>
          </table:table-cell>
          <table:table-cell office:value-type="string" office:value="Ortholog(s) have D-ribulokinase activity and role in pentose metabolic process" table:style-name="ce1">
            <text:p>Ortholog(s) have D-ribulokinase activity and role in pentose metabolic process</text:p>
          </table:table-cell>
          <table:table-cell office:value-type="float" office:value="2.2855" table:style-name="ce1">
            <text:p>2.2855</text:p>
          </table:table-cell>
          <table:table-cell office:value-type="float" office:value="2.46115852181165e-06" table:style-name="ce1">
            <text:p>2.46115852181165e-06</text:p>
          </table:table-cell>
          <table:table-cell office:value-type="float" office:value="2.74358333333333" table:style-name="ce1">
            <text:p>2.74358333333333</text:p>
          </table:table-cell>
          <table:table-cell office:value-type="float" office:value="5.38566008485731e-07" table:style-name="ce1">
            <text:p>5.38566008485731e-07</text:p>
          </table:table-cell>
          <table:table-cell office:value-type="float" office:value="2.74358333333333" table:style-name="ce1">
            <text:p>2.74358333333333</text:p>
          </table:table-cell>
          <table:table-cell office:value-type="float" office:value="5.38566008485731e-07" table:style-name="ce1">
            <text:p>5.38566008485731e-07</text:p>
          </table:table-cell>
          <table:table-cell office:value-type="float" office:value="0.344" table:style-name="ce1">
            <text:p>0.344</text:p>
          </table:table-cell>
          <table:table-cell office:value-type="float" office:value="0.116921865996626" table:style-name="ce1">
            <text:p>0.116921865996626</text:p>
          </table:table-cell>
          <table:table-cell office:value-type="float" office:value="2.63158274103923" table:style-name="ce1">
            <text:p>2.63158274103923</text:p>
          </table:table-cell>
          <table:table-cell office:value-type="float" office:value="3.55071543281036" table:style-name="ce1">
            <text:p>3.55071543281036</text:p>
          </table:table-cell>
          <table:table-cell office:value-type="float" office:value="3.55071543281036" table:style-name="ce1">
            <text:p>3.55071543281036</text:p>
          </table:table-cell>
          <table:table-cell office:value-type="float" office:value="0.490901605454629" table:style-name="ce1">
            <text:p>0.490901605454629</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ENERGY PRODUCTION (NON RESPIRATORY)" table:style-name="ce1">
            <text:p>ENERGY PRODUCTION (NON RESPIRATORY)</text:p>
          </table:table-cell>
          <table:table-cell office:value-type="string" office:value="F1" table:style-name="ce1">
            <text:p>F1</text:p>
          </table:table-cell>
          <table:table-cell office:value-type="string" office:value="CAGL0B01727g" table:style-name="ce1">
            <text:p>CAGL0B01727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B01727g" table:style-name="ce1">
            <text:p>CAGL0B01727g</text:p>
          </table:table-cell>
          <table:table-cell office:value-type="string" office:value="YDR109C" table:style-name="ce1">
            <text:p>YDR109C</text:p>
          </table:table-cell>
          <table:table-cell office:value-type="string" office:value="S000002516" table:style-name="ce1">
            <text:p>S000002516</text:p>
          </table:table-cell>
          <table:table-cell office:value-type="string" office:value="YDR109C" table:style-name="ce1">
            <text:p>YDR109C</text:p>
          </table:table-cell>
          <table:table-cell office:value-type="string" office:value="" table:style-name="ce1">
            <text:p/>
          </table:table-cell>
          <table:table-cell office:value-type="string" office:value="Putative kinase" table:style-name="ce1">
            <text:p>Putative kinase</text:p>
          </table:table-cell>
        </table:table-row>
        <table:table-row>
          <table:table-cell office:value-type="string" office:value="CAGL0B01881g" table:style-name="ce1">
            <text:p>CAGL0B01881g</text:p>
          </table:table-cell>
          <table:table-cell office:value-type="string" office:value="" table:style-name="ce1">
            <text:p/>
          </table:table-cell>
          <table:table-cell office:value-type="string" office:value="Ortholog(s) have tRNA (guanine-N2-)-methyltransferase activity, role in tRNA N2-guanine methylation, tRNA methylation and mitochondrion, nuclear envelope, nuclear inner membrane localization" table:style-name="ce1">
            <text:p>Ortholog(s) have tRNA (guanine-N2-)-methyltransferase activity, role in tRNA N2-guanine methylation, tRNA methylation and mitochondrion, nuclear envelope, nuclear inner membrane localization</text:p>
          </table:table-cell>
          <table:table-cell office:value-type="float" office:value="-1.96016666666667" table:style-name="ce1">
            <text:p>-1.96016666666667</text:p>
          </table:table-cell>
          <table:table-cell office:value-type="float" office:value="1.44310767731307e-05" table:style-name="ce1">
            <text:p>1.44310767731307e-05</text:p>
          </table:table-cell>
          <table:table-cell office:value-type="float" office:value="-1.58575" table:style-name="ce1">
            <text:p>-1.58575</text:p>
          </table:table-cell>
          <table:table-cell office:value-type="float" office:value="2.3094687758505e-05" table:style-name="ce1">
            <text:p>2.3094687758505e-05</text:p>
          </table:table-cell>
          <table:table-cell office:value-type="float" office:value="-1.58575" table:style-name="ce1">
            <text:p>-1.58575</text:p>
          </table:table-cell>
          <table:table-cell office:value-type="float" office:value="2.3094687758505e-05" table:style-name="ce1">
            <text:p>2.3094687758505e-05</text:p>
          </table:table-cell>
          <table:table-cell office:value-type="float" office:value="-0.448333333333333" table:style-name="ce1">
            <text:p>-0.448333333333333</text:p>
          </table:table-cell>
          <table:table-cell office:value-type="float" office:value="0.0400115610885525" table:style-name="ce1">
            <text:p>0.0400115610885525</text:p>
          </table:table-cell>
          <table:table-cell office:value-type="float" office:value="-2.36251344486595" table:style-name="ce1">
            <text:p>-2.36251344486595</text:p>
          </table:table-cell>
          <table:table-cell office:value-type="float" office:value="-2.16788171858986" table:style-name="ce1">
            <text:p>-2.16788171858986</text:p>
          </table:table-cell>
          <table:table-cell office:value-type="float" office:value="-2.16788171858986" table:style-name="ce1">
            <text:p>-2.16788171858986</text:p>
          </table:table-cell>
          <table:table-cell office:value-type="float" office:value="-0.895269225411918" table:style-name="ce1">
            <text:p>-0.89526922541191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B01881g" table:style-name="ce1">
            <text:p>CAGL0B01881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B01881g" table:style-name="ce1">
            <text:p>CAGL0B01881g</text:p>
          </table:table-cell>
          <table:table-cell office:value-type="string" office:value="YDR120C" table:style-name="ce1">
            <text:p>YDR120C</text:p>
          </table:table-cell>
          <table:table-cell office:value-type="string" office:value="S000002527" table:style-name="ce1">
            <text:p>S000002527</text:p>
          </table:table-cell>
          <table:table-cell office:value-type="string" office:value="YDR120C" table:style-name="ce1">
            <text:p>YDR120C</text:p>
          </table:table-cell>
          <table:table-cell office:value-type="string" office:value="TRM1" table:style-name="ce1">
            <text:p>TRM1</text:p>
          </table:table-cell>
          <table:table-cell office:value-type="string" office:value="tRNA methyltransferase; two forms of protein are made by alternative translation starts; localizes to both nucleus and mitochondrion to produce modified base N2,N2-dimethylguanosine in tRNAs in both compartments; nuclear Trm1p is evenly distributed around inner nuclear membrane in WT, but mislocalizes as puncta near ER-nucleus junctions in spindle pole body (SPB) mutants; both Trm1p inner nuclear membrane targeting and maintenance depend upon SPB" table:style-name="ce1">
            <text:p>tRNA methyltransferase; two forms of protein are made by alternative translation starts; localizes to both nucleus and mitochondrion to produce modified base N2,N2-dimethylguanosine in tRNAs in both compartments; nuclear Trm1p is evenly distributed around inner nuclear membrane in WT, but mislocalizes as puncta near ER-nucleus junctions in spindle pole body (SPB) mutants; both Trm1p inner nuclear membrane targeting and maintenance depend upon SPB</text:p>
          </table:table-cell>
        </table:table-row>
        <table:table-row>
          <table:table-cell office:value-type="string" office:value="CAGL0B02475g" table:style-name="ce1">
            <text:p>CAGL0B02475g</text:p>
          </table:table-cell>
          <table:table-cell office:value-type="string" office:value="PHO84" table:style-name="ce1">
            <text:p>PHO84</text:p>
          </table:table-cell>
          <table:table-cell office:value-type="string" office:value="Ortholog(s) have inorganic phosphate transmembrane transporter activity, manganese ion transmembrane transporter activity, selenite:proton symporter activity" table:style-name="ce1">
            <text:p>Ortholog(s) have inorganic phosphate transmembrane transporter activity, manganese ion transmembrane transporter activity, selenite:proton symporter activity</text:p>
          </table:table-cell>
          <table:table-cell office:value-type="float" office:value="-1.898" table:style-name="ce1">
            <text:p>-1.898</text:p>
          </table:table-cell>
          <table:table-cell office:value-type="float" office:value="5.31303778538875e-05" table:style-name="ce1">
            <text:p>5.31303778538875e-05</text:p>
          </table:table-cell>
          <table:table-cell office:value-type="float" office:value="-1.18658333333333" table:style-name="ce1">
            <text:p>-1.18658333333333</text:p>
          </table:table-cell>
          <table:table-cell office:value-type="float" office:value="0.00689028849916444" table:style-name="ce1">
            <text:p>0.00689028849916444</text:p>
          </table:table-cell>
          <table:table-cell office:value-type="float" office:value="-1.18658333333333" table:style-name="ce1">
            <text:p>-1.18658333333333</text:p>
          </table:table-cell>
          <table:table-cell office:value-type="float" office:value="0.00689028849916444" table:style-name="ce1">
            <text:p>0.00689028849916444</text:p>
          </table:table-cell>
          <table:table-cell office:value-type="float" office:value="5.1165" table:style-name="ce1">
            <text:p>5.1165</text:p>
          </table:table-cell>
          <table:table-cell office:value-type="float" office:value="6.96711059303377e-07" table:style-name="ce1">
            <text:p>6.96711059303377e-07</text:p>
          </table:table-cell>
          <table:table-cell office:value-type="float" office:value="-2.28938798842634" table:style-name="ce1">
            <text:p>-2.28938798842634</text:p>
          </table:table-cell>
          <table:table-cell office:value-type="float" office:value="-1.64062424332024" table:style-name="ce1">
            <text:p>-1.64062424332024</text:p>
          </table:table-cell>
          <table:table-cell office:value-type="float" office:value="-1.64062424332024" table:style-name="ce1">
            <text:p>-1.64062424332024</text:p>
          </table:table-cell>
          <table:table-cell office:value-type="float" office:value="8.84029195923325" table:style-name="ce1">
            <text:p>8.840291959233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B02475g" table:style-name="ce1">
            <text:p>CAGL0B02475g</text:p>
          </table:table-cell>
          <table:table-cell office:value-type="string" office:value="SWITCH" table:style-name="ce1">
            <text:p>SWITCH</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B02475g" table:style-name="ce1">
            <text:p>CAGL0B02475g</text:p>
          </table:table-cell>
          <table:table-cell office:value-type="string" office:value="YML123C" table:style-name="ce1">
            <text:p>YML123C</text:p>
          </table:table-cell>
          <table:table-cell office:value-type="string" office:value="S000004592" table:style-name="ce1">
            <text:p>S000004592</text:p>
          </table:table-cell>
          <table:table-cell office:value-type="string" office:value="YML123C" table:style-name="ce1">
            <text:p>YML123C</text:p>
          </table:table-cell>
          <table:table-cell office:value-type="string" office:value="PHO84" table:style-name="ce1">
            <text:p>PHO84</text:p>
          </table:table-cell>
          <table:table-cell office:value-type="string" office:value="High-affinity inorganic phosphate (Pi) transporter; also low-affinity manganese transporter; regulated by Pho4p and Spt7p; mutation confers resistance to arsenate; exit from the ER during maturation requires Pho86p; cells overexpressing Pho84p accumulate heavy metals but do not develop symptoms of metal toxicity" table:style-name="ce1">
            <text:p>High-affinity inorganic phosphate (Pi) transporter; also low-affinity manganese transporter; regulated by Pho4p and Spt7p; mutation confers resistance to arsenate; exit from the ER during maturation requires Pho86p; cells overexpressing Pho84p accumulate heavy metals but do not develop symptoms of metal toxicity</text:p>
          </table:table-cell>
        </table:table-row>
        <table:table-row>
          <table:table-cell office:value-type="string" office:value="CAGL0B02585g" table:style-name="ce1">
            <text:p>CAGL0B02585g</text:p>
          </table:table-cell>
          <table:table-cell office:value-type="string" office:value="" table:style-name="ce1">
            <text:p/>
          </table:table-cell>
          <table:table-cell office:value-type="string" office:value="Ortholog(s) have role in ER-dependent peroxisome organization, endoplasmic reticulum inheritance, endoplasmic reticulum tubular network maintenance and endoplasmic reticulum tubular network organization, more" table:style-name="ce1">
            <text:p>Ortholog(s) have role in ER-dependent peroxisome organization, endoplasmic reticulum inheritance, endoplasmic reticulum tubular network maintenance and endoplasmic reticulum tubular network organization, more</text:p>
          </table:table-cell>
          <table:table-cell office:value-type="float" office:value="-0.4775" table:style-name="ce1">
            <text:p>-0.4775</text:p>
          </table:table-cell>
          <table:table-cell office:value-type="float" office:value="0.00637924040915835" table:style-name="ce1">
            <text:p>0.00637924040915835</text:p>
          </table:table-cell>
          <table:table-cell office:value-type="float" office:value="-1.56266666666667" table:style-name="ce1">
            <text:p>-1.56266666666667</text:p>
          </table:table-cell>
          <table:table-cell office:value-type="float" office:value="0.00122588932776339" table:style-name="ce1">
            <text:p>0.00122588932776339</text:p>
          </table:table-cell>
          <table:table-cell office:value-type="float" office:value="-1.56266666666667" table:style-name="ce1">
            <text:p>-1.56266666666667</text:p>
          </table:table-cell>
          <table:table-cell office:value-type="float" office:value="0.00122588932776339" table:style-name="ce1">
            <text:p>0.00122588932776339</text:p>
          </table:table-cell>
          <table:table-cell office:value-type="float" office:value="0.462666666666667" table:style-name="ce1">
            <text:p>0.462666666666667</text:p>
          </table:table-cell>
          <table:table-cell office:value-type="float" office:value="0.209480179125705" table:style-name="ce1">
            <text:p>0.209480179125705</text:p>
          </table:table-cell>
          <table:table-cell office:value-type="float" office:value="-0.618481111121252" table:style-name="ce1">
            <text:p>-0.618481111121252</text:p>
          </table:table-cell>
          <table:table-cell office:value-type="float" office:value="-2.13739104622041" table:style-name="ce1">
            <text:p>-2.13739104622041</text:p>
          </table:table-cell>
          <table:table-cell office:value-type="float" office:value="-2.13739104622041" table:style-name="ce1">
            <text:p>-2.13739104622041</text:p>
          </table:table-cell>
          <table:table-cell office:value-type="float" office:value="0.698506492197788" table:style-name="ce1">
            <text:p>0.698506492197788</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STRESS RESPONSE" table:style-name="ce1">
            <text:p>STRESS RESPONSE</text:p>
          </table:table-cell>
          <table:table-cell office:value-type="string" office:value="_" table:style-name="ce1">
            <text:p>_</text:p>
          </table:table-cell>
          <table:table-cell office:value-type="string" office:value="Others" table:style-name="ce1">
            <text:p>Others</text:p>
          </table:table-cell>
          <table:table-cell office:value-type="string" office:value="CAGL0B02585g" table:style-name="ce1">
            <text:p>CAGL0B02585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B02585g" table:style-name="ce1">
            <text:p>CAGL0B02585g</text:p>
          </table:table-cell>
          <table:table-cell office:value-type="string" office:value="YDR233C" table:style-name="ce1">
            <text:p>YDR233C</text:p>
          </table:table-cell>
          <table:table-cell office:value-type="string" office:value="S000002641" table:style-name="ce1">
            <text:p>S000002641</text:p>
          </table:table-cell>
          <table:table-cell office:value-type="string" office:value="YDR233C" table:style-name="ce1">
            <text:p>YDR233C</text:p>
          </table:table-cell>
          <table:table-cell office:value-type="string" office:value="RTN1" table:style-name="ce1">
            <text:p>RTN1</text:p>
          </table:table-cell>
          <table:table-cell office:value-type="string" office:value="Reticulon protein; involved in nuclear pore assembly and maintenance of tubular ER morphology; promotes membrane curvature; regulates the ER asymmetry-induced inheritance block during ER stress; role in ER-derived peroxisomal biogenesis; increases tubular ER when overexpressed; mutants have reduced phosphatidylserine transfer between the ER and mitochondria; interacts with exocyst subunit Sec6p, Yip3p, and Sbh1p; member of the RTNLA subfamily" table:style-name="ce1">
            <text:p>Reticulon protein; involved in nuclear pore assembly and maintenance of tubular ER morphology; promotes membrane curvature; regulates the ER asymmetry-induced inheritance block during ER stress; role in ER-derived peroxisomal biogenesis; increases tubular ER when overexpressed; mutants have reduced phosphatidylserine transfer between the ER and mitochondria; interacts with exocyst subunit Sec6p, Yip3p, and Sbh1p; member of the RTNLA subfamily</text:p>
          </table:table-cell>
        </table:table-row>
        <table:table-row>
          <table:table-cell office:value-type="string" office:value="CAGL0B02717g" table:style-name="ce1">
            <text:p>CAGL0B02717g</text:p>
          </table:table-cell>
          <table:table-cell office:value-type="string" office:value="" table:style-name="ce1">
            <text:p/>
          </table:table-cell>
          <table:table-cell office:value-type="string" office:value="Ortholog(s) have role in acetate catabolic process, carbon utilization and cytoplasm, extracellular region, nucleus localization" table:style-name="ce1">
            <text:p>Ortholog(s) have role in acetate catabolic process, carbon utilization and cytoplasm, extracellular region, nucleus localization</text:p>
          </table:table-cell>
          <table:table-cell office:value-type="float" office:value="-0.358333333333333" table:style-name="ce1">
            <text:p>-0.358333333333333</text:p>
          </table:table-cell>
          <table:table-cell office:value-type="float" office:value="0.0460884642384853" table:style-name="ce1">
            <text:p>0.0460884642384853</text:p>
          </table:table-cell>
          <table:table-cell office:value-type="float" office:value="-0.866166666666667" table:style-name="ce1">
            <text:p>-0.866166666666667</text:p>
          </table:table-cell>
          <table:table-cell office:value-type="float" office:value="0.00127067339553727" table:style-name="ce1">
            <text:p>0.00127067339553727</text:p>
          </table:table-cell>
          <table:table-cell office:value-type="float" office:value="-0.866166666666667" table:style-name="ce1">
            <text:p>-0.866166666666667</text:p>
          </table:table-cell>
          <table:table-cell office:value-type="float" office:value="0.00127067339553727" table:style-name="ce1">
            <text:p>0.00127067339553727</text:p>
          </table:table-cell>
          <table:table-cell office:value-type="float" office:value="-1.68266666666667" table:style-name="ce1">
            <text:p>-1.68266666666667</text:p>
          </table:table-cell>
          <table:table-cell office:value-type="float" office:value="0.000186650532412698" table:style-name="ce1">
            <text:p>0.000186650532412698</text:p>
          </table:table-cell>
          <table:table-cell office:value-type="float" office:value="-0.478307649045324" table:style-name="ce1">
            <text:p>-0.478307649045324</text:p>
          </table:table-cell>
          <table:table-cell office:value-type="float" office:value="-1.21738729292115" table:style-name="ce1">
            <text:p>-1.21738729292115</text:p>
          </table:table-cell>
          <table:table-cell office:value-type="float" office:value="-1.21738729292115" table:style-name="ce1">
            <text:p>-1.21738729292115</text:p>
          </table:table-cell>
          <table:table-cell office:value-type="float" office:value="-3.05470994341731" table:style-name="ce1">
            <text:p>-3.0547099434173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B02717g" table:style-name="ce1">
            <text:p>CAGL0B02717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B02717g" table:style-name="ce1">
            <text:p>CAGL0B02717g</text:p>
          </table:table-cell>
          <table:table-cell office:value-type="string" office:value="YLR153C" table:style-name="ce1">
            <text:p>YLR153C</text:p>
          </table:table-cell>
          <table:table-cell office:value-type="string" office:value="S000004143" table:style-name="ce1">
            <text:p>S000004143</text:p>
          </table:table-cell>
          <table:table-cell office:value-type="string" office:value="YLR153C" table:style-name="ce1">
            <text:p>YLR153C</text:p>
          </table:table-cell>
          <table:table-cell office:value-type="string" office:value="ACS2" table:style-name="ce1">
            <text:p>ACS2</text:p>
          </table:table-cell>
          <table:table-cell office:value-type="string" office:value="Acetyl-coA synthetase isoform; along with Acs1p, acetyl-coA synthetase isoform is the nuclear source of acetyl-coA for histone acetylation; mutants affect global transcription; required for growth on glucose; expressed under anaerobic conditions" table:style-name="ce1">
            <text:p>Acetyl-coA synthetase isoform; along with Acs1p, acetyl-coA synthetase isoform is the nuclear source of acetyl-coA for histone acetylation; mutants affect global transcription; required for growth on glucose; expressed under anaerobic conditions</text:p>
          </table:table-cell>
        </table:table-row>
        <table:table-row>
          <table:table-cell office:value-type="string" office:value="CAGL0B02838g" table:style-name="ce1">
            <text:p>CAGL0B02838g</text:p>
          </table:table-cell>
          <table:table-cell office:value-type="string" office:value="MUP1" table:style-name="ce1">
            <text:p>MUP1</text:p>
          </table:table-cell>
          <table:table-cell office:value-type="string" office:value="Protein of unknown function" table:style-name="ce1">
            <text:p>Protein of unknown function</text:p>
          </table:table-cell>
          <table:table-cell office:value-type="float" office:value="2.1485" table:style-name="ce1">
            <text:p>2.1485</text:p>
          </table:table-cell>
          <table:table-cell office:value-type="float" office:value="3.69732616623006e-05" table:style-name="ce1">
            <text:p>3.69732616623006e-05</text:p>
          </table:table-cell>
          <table:table-cell office:value-type="float" office:value="1.76775" table:style-name="ce1">
            <text:p>1.76775</text:p>
          </table:table-cell>
          <table:table-cell office:value-type="float" office:value="0.0001350391869678" table:style-name="ce1">
            <text:p>0.0001350391869678</text:p>
          </table:table-cell>
          <table:table-cell office:value-type="float" office:value="1.76775" table:style-name="ce1">
            <text:p>1.76775</text:p>
          </table:table-cell>
          <table:table-cell office:value-type="float" office:value="0.0001350391869678" table:style-name="ce1">
            <text:p>0.0001350391869678</text:p>
          </table:table-cell>
          <table:table-cell office:value-type="float" office:value="1.00816666666667" table:style-name="ce1">
            <text:p>1.00816666666667</text:p>
          </table:table-cell>
          <table:table-cell office:value-type="float" office:value="0.0152661750885461" table:style-name="ce1">
            <text:p>0.0152661750885461</text:p>
          </table:table-cell>
          <table:table-cell office:value-type="float" office:value="2.47043227135194" table:style-name="ce1">
            <text:p>2.47043227135194</text:p>
          </table:table-cell>
          <table:table-cell office:value-type="float" office:value="2.26174152145187" table:style-name="ce1">
            <text:p>2.26174152145187</text:p>
          </table:table-cell>
          <table:table-cell office:value-type="float" office:value="2.26174152145187" table:style-name="ce1">
            <text:p>2.26174152145187</text:p>
          </table:table-cell>
          <table:table-cell office:value-type="float" office:value="1.65284749544268" table:style-name="ce1">
            <text:p>1.6528474954426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B02838g" table:style-name="ce1">
            <text:p>CAGL0B02838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B02838g" table:style-name="ce1">
            <text:p>CAGL0B02838g</text:p>
          </table:table-cell>
          <table:table-cell office:value-type="string" office:value="YGR055W" table:style-name="ce1">
            <text:p>YGR055W</text:p>
          </table:table-cell>
          <table:table-cell office:value-type="string" office:value="S000003287" table:style-name="ce1">
            <text:p>S000003287</text:p>
          </table:table-cell>
          <table:table-cell office:value-type="string" office:value="YGR055W" table:style-name="ce1">
            <text:p>YGR055W</text:p>
          </table:table-cell>
          <table:table-cell office:value-type="string" office:value="MUP1" table:style-name="ce1">
            <text:p>MUP1</text:p>
          </table:table-cell>
          <table:table-cell office:value-type="string" office:value="High affinity methionine permease; integral membrane protein with 13 putative membrane-spanning regions; also involved in cysteine uptake" table:style-name="ce1">
            <text:p>High affinity methionine permease; integral membrane protein with 13 putative membrane-spanning regions; also involved in cysteine uptake</text:p>
          </table:table-cell>
        </table:table-row>
        <table:table-row>
          <table:table-cell office:value-type="string" office:value="CAGL0B02860g" table:style-name="ce1">
            <text:p>CAGL0B02860g</text:p>
          </table:table-cell>
          <table:table-cell office:value-type="string" office:value="" table:style-name="ce1">
            <text:p/>
          </table:table-cell>
          <table:table-cell office:value-type="string" office:value="Ortholog(s) have role in autophagy of mitochondrion, macroautophagy and mitochondrion localization" table:style-name="ce1">
            <text:p>Ortholog(s) have role in autophagy of mitochondrion, macroautophagy and mitochondrion localization</text:p>
          </table:table-cell>
          <table:table-cell office:value-type="float" office:value="2.40466666666667" table:style-name="ce1">
            <text:p>2.40466666666667</text:p>
          </table:table-cell>
          <table:table-cell office:value-type="float" office:value="5.64279973113217e-05" table:style-name="ce1">
            <text:p>5.64279973113217e-05</text:p>
          </table:table-cell>
          <table:table-cell office:value-type="float" office:value="0.918666666666667" table:style-name="ce1">
            <text:p>0.918666666666667</text:p>
          </table:table-cell>
          <table:table-cell office:value-type="float" office:value="0.00209099534729225" table:style-name="ce1">
            <text:p>0.00209099534729225</text:p>
          </table:table-cell>
          <table:table-cell office:value-type="float" office:value="0.918666666666667" table:style-name="ce1">
            <text:p>0.918666666666667</text:p>
          </table:table-cell>
          <table:table-cell office:value-type="float" office:value="0.00209099534729225" table:style-name="ce1">
            <text:p>0.00209099534729225</text:p>
          </table:table-cell>
          <table:table-cell office:value-type="float" office:value="0.548166666666667" table:style-name="ce1">
            <text:p>0.548166666666667</text:p>
          </table:table-cell>
          <table:table-cell office:value-type="float" office:value="0.0374053724930453" table:style-name="ce1">
            <text:p>0.0374053724930453</text:p>
          </table:table-cell>
          <table:table-cell office:value-type="float" office:value="2.77175620311516" table:style-name="ce1">
            <text:p>2.77175620311516</text:p>
          </table:table-cell>
          <table:table-cell office:value-type="float" office:value="1.14019112155163" table:style-name="ce1">
            <text:p>1.14019112155163</text:p>
          </table:table-cell>
          <table:table-cell office:value-type="float" office:value="1.14019112155163" table:style-name="ce1">
            <text:p>1.14019112155163</text:p>
          </table:table-cell>
          <table:table-cell office:value-type="float" office:value="0.848086979415823" table:style-name="ce1">
            <text:p>0.84808697941582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MITOPHAGY" table:style-name="ce1">
            <text:p>MITOPHAGY</text:p>
          </table:table-cell>
          <table:table-cell office:value-type="string" office:value="F1" table:style-name="ce1">
            <text:p>F1</text:p>
          </table:table-cell>
          <table:table-cell office:value-type="string" office:value="CAGL0B02860g" table:style-name="ce1">
            <text:p>CAGL0B02860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B02860g" table:style-name="ce1">
            <text:p>CAGL0B02860g</text:p>
          </table:table-cell>
          <table:table-cell office:value-type="string" office:value="YLR356W" table:style-name="ce1">
            <text:p>YLR356W</text:p>
          </table:table-cell>
          <table:table-cell office:value-type="string" office:value="S000004348" table:style-name="ce1">
            <text:p>S000004348</text:p>
          </table:table-cell>
          <table:table-cell office:value-type="string" office:value="YLR356W" table:style-name="ce1">
            <text:p>YLR356W</text:p>
          </table:table-cell>
          <table:table-cell office:value-type="string" office:value="ATG33" table:style-name="ce1">
            <text:p>ATG33</text:p>
          </table:table-cell>
          <table:table-cell office:value-type="string" office:value="Mitochondrial mitophagy-specific protein; required primarily for mitophagy induced at post-log phase; not required for other types of selective autophagy or macroautophagy; conserved within fungi, but not in higher eukaryotes; ATG33 has a paralog, SCM4, that arose from the whole genome duplication" table:style-name="ce1">
            <text:p>Mitochondrial mitophagy-specific protein; required primarily for mitophagy induced at post-log phase; not required for other types of selective autophagy or macroautophagy; conserved within fungi, but not in higher eukaryotes; ATG33 has a paralog, SCM4, that arose from the whole genome duplication</text:p>
          </table:table-cell>
        </table:table-row>
        <table:table-row>
          <table:table-cell office:value-type="string" office:value="CAGL0B02970g" table:style-name="ce1">
            <text:p>CAGL0B02970g</text:p>
          </table:table-cell>
          <table:table-cell office:value-type="string" office:value="BMT5" table:style-name="ce1">
            <text:p>BMT5</text:p>
          </table:table-cell>
          <table:table-cell office:value-type="string" office:value="Beta mannosyltransferase" table:style-name="ce1">
            <text:p>Beta mannosyltransferase</text:p>
          </table:table-cell>
          <table:table-cell office:value-type="float" office:value="0.149166666666667" table:style-name="ce1">
            <text:p>0.149166666666667</text:p>
          </table:table-cell>
          <table:table-cell office:value-type="float" office:value="0.350822948661594" table:style-name="ce1">
            <text:p>0.350822948661594</text:p>
          </table:table-cell>
          <table:table-cell office:value-type="float" office:value="-0.627583333333333" table:style-name="ce1">
            <text:p>-0.627583333333333</text:p>
          </table:table-cell>
          <table:table-cell office:value-type="float" office:value="0.00857176634404398" table:style-name="ce1">
            <text:p>0.00857176634404398</text:p>
          </table:table-cell>
          <table:table-cell office:value-type="float" office:value="-0.627583333333333" table:style-name="ce1">
            <text:p>-0.627583333333333</text:p>
          </table:table-cell>
          <table:table-cell office:value-type="float" office:value="0.00857176634404398" table:style-name="ce1">
            <text:p>0.00857176634404398</text:p>
          </table:table-cell>
          <table:table-cell office:value-type="float" office:value="1.511" table:style-name="ce1">
            <text:p>1.511</text:p>
          </table:table-cell>
          <table:table-cell office:value-type="float" office:value="0.000278814962819741" table:style-name="ce1">
            <text:p>0.000278814962819741</text:p>
          </table:table-cell>
          <table:table-cell office:value-type="float" office:value="0.118654857278036" table:style-name="ce1">
            <text:p>0.118654857278036</text:p>
          </table:table-cell>
          <table:table-cell office:value-type="float" office:value="-0.902243628683797" table:style-name="ce1">
            <text:p>-0.902243628683797</text:p>
          </table:table-cell>
          <table:table-cell office:value-type="float" office:value="-0.902243628683797" table:style-name="ce1">
            <text:p>-0.902243628683797</text:p>
          </table:table-cell>
          <table:table-cell office:value-type="float" office:value="2.53254404502711" table:style-name="ce1">
            <text:p>2.5325440450271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B02970g" table:style-name="ce1">
            <text:p>CAGL0B02970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B02970g" table:style-name="ce1">
            <text:p>CAGL0B02970g</text:p>
          </table:table-cell>
          <table:table-cell office:value-type="string" office:value="NO_ORTHO" table:style-name="ce1">
            <text:p>NO_ORTHO</text:p>
          </table:table-cell>
          <table:table-cell office:value-type="string" office:value="CAL0127030" table:style-name="ce1">
            <text:p>CAL0127030</text:p>
          </table:table-cell>
          <table:table-cell office:value-type="string" office:value="CAGL0B02970g" table:style-name="ce1">
            <text:p>CAGL0B02970g</text:p>
          </table:table-cell>
          <table:table-cell office:value-type="string" office:value="BMT5" table:style-name="ce1">
            <text:p>BMT5</text:p>
          </table:table-cell>
          <table:table-cell office:value-type="string" office:value="Beta mannosyltransferase" table:style-name="ce1">
            <text:p>Beta mannosyltransferase</text:p>
          </table:table-cell>
        </table:table-row>
        <table:table-row>
          <table:table-cell office:value-type="string" office:value="CAGL0B03421g" table:style-name="ce1">
            <text:p>CAGL0B03421g</text:p>
          </table:table-cell>
          <table:table-cell office:value-type="string" office:value="" table:style-name="ce1">
            <text:p/>
          </table:table-cell>
          <table:table-cell office:value-type="string" office:value="Ortholog(s) have DNA-binding transcription activator activity, RNA polymerase II-specific, RNA polymerase II proximal promoter sequence-specific DNA binding activity" table:style-name="ce1">
            <text:p>Ortholog(s) have DNA-binding transcription activator activity, RNA polymerase II-specific, RNA polymerase II proximal promoter sequence-specific DNA binding activity</text:p>
          </table:table-cell>
          <table:table-cell office:value-type="float" office:value="1.9615" table:style-name="ce1">
            <text:p>1.9615</text:p>
          </table:table-cell>
          <table:table-cell office:value-type="float" office:value="3.71266901626012e-05" table:style-name="ce1">
            <text:p>3.71266901626012e-05</text:p>
          </table:table-cell>
          <table:table-cell office:value-type="float" office:value="0.95625" table:style-name="ce1">
            <text:p>0.95625</text:p>
          </table:table-cell>
          <table:table-cell office:value-type="float" office:value="0.00442473916163495" table:style-name="ce1">
            <text:p>0.00442473916163495</text:p>
          </table:table-cell>
          <table:table-cell office:value-type="float" office:value="0.95625" table:style-name="ce1">
            <text:p>0.95625</text:p>
          </table:table-cell>
          <table:table-cell office:value-type="float" office:value="0.00442473916163495" table:style-name="ce1">
            <text:p>0.00442473916163495</text:p>
          </table:table-cell>
          <table:table-cell office:value-type="float" office:value="-0.903666666666667" table:style-name="ce1">
            <text:p>-0.903666666666667</text:p>
          </table:table-cell>
          <table:table-cell office:value-type="float" office:value="0.00770162160122077" table:style-name="ce1">
            <text:p>0.00770162160122077</text:p>
          </table:table-cell>
          <table:table-cell office:value-type="float" office:value="2.25046776163279" table:style-name="ce1">
            <text:p>2.25046776163279</text:p>
          </table:table-cell>
          <table:table-cell office:value-type="float" office:value="1.1898347794528" table:style-name="ce1">
            <text:p>1.1898347794528</text:p>
          </table:table-cell>
          <table:table-cell office:value-type="float" office:value="1.1898347794528" table:style-name="ce1">
            <text:p>1.1898347794528</text:p>
          </table:table-cell>
          <table:table-cell office:value-type="float" office:value="-1.69186550431966" table:style-name="ce1">
            <text:p>-1.6918655043196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CRIPTIONAL REGULATOR" table:style-name="ce1">
            <text:p>TRANSCRIPTIONAL REGULATOR</text:p>
          </table:table-cell>
          <table:table-cell office:value-type="string" office:value="F2" table:style-name="ce1">
            <text:p>F2</text:p>
          </table:table-cell>
          <table:table-cell office:value-type="string" office:value="CAGL0B03421g" table:style-name="ce1">
            <text:p>CAGL0B03421g</text:p>
          </table:table-cell>
          <table:table-cell office:value-type="string" office:value="Type I" table:style-name="ce1">
            <text:p>Type 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B03421g" table:style-name="ce1">
            <text:p>CAGL0B03421g</text:p>
          </table:table-cell>
          <table:table-cell office:value-type="string" office:value="YLR256W" table:style-name="ce1">
            <text:p>YLR256W</text:p>
          </table:table-cell>
          <table:table-cell office:value-type="string" office:value="S000004246" table:style-name="ce1">
            <text:p>S000004246</text:p>
          </table:table-cell>
          <table:table-cell office:value-type="string" office:value="YLR256W" table:style-name="ce1">
            <text:p>YLR256W</text:p>
          </table:table-cell>
          <table:table-cell office:value-type="string" office:value="HAP1" table:style-name="ce1">
            <text:p>HAP1</text:p>
          </table:table-cell>
          <table:table-cell office:value-type="string" office:value="Zinc finger transcription factor; involved in the complex regulation of gene expression in response to levels of heme and oxygen; localizes to the mitochondrion as well as to the nucleus; the S288C sequence differs from other strain backgrounds due to a Ty1 insertion in the carboxy terminus" table:style-name="ce1">
            <text:p>Zinc finger transcription factor; involved in the complex regulation of gene expression in response to levels of heme and oxygen; localizes to the mitochondrion as well as to the nucleus; the S288C sequence differs from other strain backgrounds due to a Ty1 insertion in the carboxy terminus</text:p>
          </table:table-cell>
        </table:table-row>
        <table:table-row>
          <table:table-cell office:value-type="string" office:value="CAGL0B03619g" table:style-name="ce1">
            <text:p>CAGL0B03619g</text:p>
          </table:table-cell>
          <table:table-cell office:value-type="string" office:value="" table:style-name="ce1">
            <text:p/>
          </table:table-cell>
          <table:table-cell office:value-type="string" office:value="Ortholog(s) have endopeptidase activity, peptidase activity, serine-type endopeptidase activity" table:style-name="ce1">
            <text:p>Ortholog(s) have endopeptidase activity, peptidase activity, serine-type endopeptidase activity</text:p>
          </table:table-cell>
          <table:table-cell office:value-type="float" office:value="2.65333333333333" table:style-name="ce1">
            <text:p>2.65333333333333</text:p>
          </table:table-cell>
          <table:table-cell office:value-type="float" office:value="3.50360003256056e-06" table:style-name="ce1">
            <text:p>3.50360003256056e-06</text:p>
          </table:table-cell>
          <table:table-cell office:value-type="float" office:value="1.93358333333333" table:style-name="ce1">
            <text:p>1.93358333333333</text:p>
          </table:table-cell>
          <table:table-cell office:value-type="float" office:value="1.12167351925878e-05" table:style-name="ce1">
            <text:p>1.12167351925878e-05</text:p>
          </table:table-cell>
          <table:table-cell office:value-type="float" office:value="1.93358333333333" table:style-name="ce1">
            <text:p>1.93358333333333</text:p>
          </table:table-cell>
          <table:table-cell office:value-type="float" office:value="1.12167351925878e-05" table:style-name="ce1">
            <text:p>1.12167351925878e-05</text:p>
          </table:table-cell>
          <table:table-cell office:value-type="float" office:value="0.607833333333333" table:style-name="ce1">
            <text:p>0.607833333333333</text:p>
          </table:table-cell>
          <table:table-cell office:value-type="float" office:value="0.0196699850922339" table:style-name="ce1">
            <text:p>0.0196699850922339</text:p>
          </table:table-cell>
          <table:table-cell office:value-type="float" office:value="3.0642580288736" table:style-name="ce1">
            <text:p>3.0642580288736</text:p>
          </table:table-cell>
          <table:table-cell office:value-type="float" office:value="2.48079003414217" table:style-name="ce1">
            <text:p>2.48079003414217</text:p>
          </table:table-cell>
          <table:table-cell office:value-type="float" office:value="2.48079003414217" table:style-name="ce1">
            <text:p>2.48079003414217</text:p>
          </table:table-cell>
          <table:table-cell office:value-type="float" office:value="0.952472582581625" table:style-name="ce1">
            <text:p>0.95247258258162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PROTEIN DEGRADATION" table:style-name="ce1">
            <text:p>PROTEIN DEGRADATION</text:p>
          </table:table-cell>
          <table:table-cell office:value-type="string" office:value="F1" table:style-name="ce1">
            <text:p>F1</text:p>
          </table:table-cell>
          <table:table-cell office:value-type="string" office:value="CAGL0B03619g" table:style-name="ce1">
            <text:p>CAGL0B03619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B03619g" table:style-name="ce1">
            <text:p>CAGL0B03619g</text:p>
          </table:table-cell>
          <table:table-cell office:value-type="string" office:value="YEL060C" table:style-name="ce1">
            <text:p>YEL060C</text:p>
          </table:table-cell>
          <table:table-cell office:value-type="string" office:value="S000000786" table:style-name="ce1">
            <text:p>S000000786</text:p>
          </table:table-cell>
          <table:table-cell office:value-type="string" office:value="YEL060C" table:style-name="ce1">
            <text:p>YEL060C</text:p>
          </table:table-cell>
          <table:table-cell office:value-type="string" office:value="PRB1" table:style-name="ce1">
            <text:p>PRB1</text:p>
          </table:table-cell>
          <table:table-cell office:value-type="string" office:value="Vacuolar proteinase B (yscB) with H3 N-terminal endopeptidase activity; serine protease of the subtilisin family; involved in protein degradation in the vacuole and required for full protein degradation during sporulation; activity inhibited by Pbi2p; protein abundance increases in response to DNA replication stress; PRB1 has a paralog, YSP3, that arose from the whole genome duplication" table:style-name="ce1">
            <text:p>Vacuolar proteinase B (yscB) with H3 N-terminal endopeptidase activity; serine protease of the subtilisin family; involved in protein degradation in the vacuole and required for full protein degradation during sporulation; activity inhibited by Pbi2p; protein abundance increases in response to DNA replication stress; PRB1 has a paralog, YSP3, that arose from the whole genome duplication</text:p>
          </table:table-cell>
        </table:table-row>
        <table:table-row>
          <table:table-cell office:value-type="string" office:value="CAGL0B03817g" table:style-name="ce1">
            <text:p>CAGL0B03817g</text:p>
          </table:table-cell>
          <table:table-cell office:value-type="string" office:value="" table:style-name="ce1">
            <text:p/>
          </table:table-cell>
          <table:table-cell office:value-type="string" office:value="Ortholog(s) have cytoplasm, nucleus localization" table:style-name="ce1">
            <text:p>Ortholog(s) have cytoplasm, nucleus localization</text:p>
          </table:table-cell>
          <table:table-cell office:value-type="float" office:value="2.81966666666667" table:style-name="ce1">
            <text:p>2.81966666666667</text:p>
          </table:table-cell>
          <table:table-cell office:value-type="float" office:value="2.67756282399303e-05" table:style-name="ce1">
            <text:p>2.67756282399303e-05</text:p>
          </table:table-cell>
          <table:table-cell office:value-type="float" office:value="2.11008333333333" table:style-name="ce1">
            <text:p>2.11008333333333</text:p>
          </table:table-cell>
          <table:table-cell office:value-type="float" office:value="2.50752433005852e-06" table:style-name="ce1">
            <text:p>2.50752433005852e-06</text:p>
          </table:table-cell>
          <table:table-cell office:value-type="float" office:value="2.11008333333333" table:style-name="ce1">
            <text:p>2.11008333333333</text:p>
          </table:table-cell>
          <table:table-cell office:value-type="float" office:value="2.50752433005852e-06" table:style-name="ce1">
            <text:p>2.50752433005852e-06</text:p>
          </table:table-cell>
          <table:table-cell office:value-type="float" office:value="-0.187666666666667" table:style-name="ce1">
            <text:p>-0.187666666666667</text:p>
          </table:table-cell>
          <table:table-cell office:value-type="float" office:value="0.466393756408684" table:style-name="ce1">
            <text:p>0.466393756408684</text:p>
          </table:table-cell>
          <table:table-cell office:value-type="float" office:value="3.25991273537958" table:style-name="ce1">
            <text:p>3.25991273537958</text:p>
          </table:table-cell>
          <table:table-cell office:value-type="float" office:value="2.71392809940752" table:style-name="ce1">
            <text:p>2.71392809940752</text:p>
          </table:table-cell>
          <table:table-cell office:value-type="float" office:value="2.71392809940752" table:style-name="ce1">
            <text:p>2.71392809940752</text:p>
          </table:table-cell>
          <table:table-cell office:value-type="float" office:value="-0.439238266330034" table:style-name="ce1">
            <text:p>-0.43923826633003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UNKNOWN" table:style-name="ce1">
            <text:p>UNKNOWN</text:p>
          </table:table-cell>
          <table:table-cell office:value-type="string" office:value="F2" table:style-name="ce1">
            <text:p>F2</text:p>
          </table:table-cell>
          <table:table-cell office:value-type="string" office:value="CAGL0B03817g" table:style-name="ce1">
            <text:p>CAGL0B03817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B03817g" table:style-name="ce1">
            <text:p>CAGL0B03817g</text:p>
          </table:table-cell>
          <table:table-cell office:value-type="string" office:value="YJR008W" table:style-name="ce1">
            <text:p>YJR008W</text:p>
          </table:table-cell>
          <table:table-cell office:value-type="string" office:value="S000003768" table:style-name="ce1">
            <text:p>S000003768</text:p>
          </table:table-cell>
          <table:table-cell office:value-type="string" office:value="YJR008W" table:style-name="ce1">
            <text:p>YJR008W</text:p>
          </table:table-cell>
          <table:table-cell office:value-type="string" office:value="MHO1" table:style-name="ce1">
            <text:p>MHO1</text:p>
          </table:table-cell>
          <table:table-cell office:value-type="string" office:value="Protein of unknown function; inhibits haploid invasive growth when overexpressed; synthetically lethal with phospholipase C (PLC1); expression induced by mild heat-stress on a non-fermentable carbon source, upon entry into stationary phase and upon nitrogen deprivation; repressed by inosine and choline in an Opi1p-dependent manner; highly conserved from bacteria to human; Memo, the human homolog, is an ErbB2 interacting protein with an essential function in cell motility" table:style-name="ce1">
            <text:p>Protein of unknown function; inhibits haploid invasive growth when overexpressed; synthetically lethal with phospholipase C (PLC1); expression induced by mild heat-stress on a non-fermentable carbon source, upon entry into stationary phase and upon nitrogen deprivation; repressed by inosine and choline in an Opi1p-dependent manner; highly conserved from bacteria to human; Memo, the human homolog, is an ErbB2 interacting protein with an essential function in cell motility</text:p>
          </table:table-cell>
        </table:table-row>
        <table:table-row>
          <table:table-cell office:value-type="string" office:value="CAGL0B03993g" table:style-name="ce1">
            <text:p>CAGL0B03993g</text:p>
          </table:table-cell>
          <table:table-cell office:value-type="string" office:value="" table:style-name="ce1">
            <text:p/>
          </table:table-cell>
          <table:table-cell office:value-type="string" office:value="Ortholog(s) have dihydroxy-acid dehydratase activity and role in branched-chain amino acid biosynthetic process" table:style-name="ce1">
            <text:p>Ortholog(s) have dihydroxy-acid dehydratase activity and role in branched-chain amino acid biosynthetic process</text:p>
          </table:table-cell>
          <table:table-cell office:value-type="float" office:value="-2.692" table:style-name="ce1">
            <text:p>-2.692</text:p>
          </table:table-cell>
          <table:table-cell office:value-type="float" office:value="7.37597819724266e-06" table:style-name="ce1">
            <text:p>7.37597819724266e-06</text:p>
          </table:table-cell>
          <table:table-cell office:value-type="float" office:value="-1.20133333333333" table:style-name="ce1">
            <text:p>-1.20133333333333</text:p>
          </table:table-cell>
          <table:table-cell office:value-type="float" office:value="0.0001350391869678" table:style-name="ce1">
            <text:p>0.0001350391869678</text:p>
          </table:table-cell>
          <table:table-cell office:value-type="float" office:value="-1.20133333333333" table:style-name="ce1">
            <text:p>-1.20133333333333</text:p>
          </table:table-cell>
          <table:table-cell office:value-type="float" office:value="0.0001350391869678" table:style-name="ce1">
            <text:p>0.0001350391869678</text:p>
          </table:table-cell>
          <table:table-cell office:value-type="float" office:value="0.696833333333334" table:style-name="ce1">
            <text:p>0.696833333333334</text:p>
          </table:table-cell>
          <table:table-cell office:value-type="float" office:value="0.00675277640323485" table:style-name="ce1">
            <text:p>0.00675277640323485</text:p>
          </table:table-cell>
          <table:table-cell office:value-type="float" office:value="-3.22335494413225" table:style-name="ce1">
            <text:p>-3.22335494413225</text:p>
          </table:table-cell>
          <table:table-cell office:value-type="float" office:value="-1.66010745274044" table:style-name="ce1">
            <text:p>-1.66010745274044</text:p>
          </table:table-cell>
          <table:table-cell office:value-type="float" office:value="-1.66010745274044" table:style-name="ce1">
            <text:p>-1.66010745274044</text:p>
          </table:table-cell>
          <table:table-cell office:value-type="float" office:value="1.108176247639" table:style-name="ce1">
            <text:p>1.10817624763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B03993g" table:style-name="ce1">
            <text:p>CAGL0B03993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B03993g" table:style-name="ce1">
            <text:p>CAGL0B03993g</text:p>
          </table:table-cell>
          <table:table-cell office:value-type="string" office:value="YJR016C" table:style-name="ce1">
            <text:p>YJR016C</text:p>
          </table:table-cell>
          <table:table-cell office:value-type="string" office:value="S000003777" table:style-name="ce1">
            <text:p>S000003777</text:p>
          </table:table-cell>
          <table:table-cell office:value-type="string" office:value="YJR016C" table:style-name="ce1">
            <text:p>YJR016C</text:p>
          </table:table-cell>
          <table:table-cell office:value-type="string" office:value="ILV3" table:style-name="ce1">
            <text:p>ILV3</text:p>
          </table:table-cell>
          <table:table-cell office:value-type="string" office:value="Dihydroxyacid dehydratase; catalyzes third step in the common pathway leading to biosynthesis of branched-chain amino acids" table:style-name="ce1">
            <text:p>Dihydroxyacid dehydratase; catalyzes third step in the common pathway leading to biosynthesis of branched-chain amino acids</text:p>
          </table:table-cell>
        </table:table-row>
        <table:table-row>
          <table:table-cell office:value-type="string" office:value="CAGL0B04213g" table:style-name="ce1">
            <text:p>CAGL0B04213g</text:p>
          </table:table-cell>
          <table:table-cell office:value-type="string" office:value="" table:style-name="ce1">
            <text:p/>
          </table:table-cell>
          <table:table-cell office:value-type="string" office:value="Ortholog(s) have role in positive regulation of glycerol transport" table:style-name="ce1">
            <text:p>Ortholog(s) have role in positive regulation of glycerol transport</text:p>
          </table:table-cell>
          <table:table-cell office:value-type="float" office:value="1.04316666666667" table:style-name="ce1">
            <text:p>1.04316666666667</text:p>
          </table:table-cell>
          <table:table-cell office:value-type="float" office:value="0.0102887704383721" table:style-name="ce1">
            <text:p>0.0102887704383721</text:p>
          </table:table-cell>
          <table:table-cell office:value-type="float" office:value="0.266166666666668" table:style-name="ce1">
            <text:p>0.266166666666668</text:p>
          </table:table-cell>
          <table:table-cell office:value-type="float" office:value="0.335391947246268" table:style-name="ce1">
            <text:p>0.335391947246268</text:p>
          </table:table-cell>
          <table:table-cell office:value-type="float" office:value="0.266166666666668" table:style-name="ce1">
            <text:p>0.266166666666668</text:p>
          </table:table-cell>
          <table:table-cell office:value-type="float" office:value="0.335391947246268" table:style-name="ce1">
            <text:p>0.335391947246268</text:p>
          </table:table-cell>
          <table:table-cell office:value-type="float" office:value="1.847" table:style-name="ce1">
            <text:p>1.847</text:p>
          </table:table-cell>
          <table:table-cell office:value-type="float" office:value="4.06268560242795e-05" table:style-name="ce1">
            <text:p>4.06268560242795e-05</text:p>
          </table:table-cell>
          <table:table-cell office:value-type="float" office:value="1.17024989304766" table:style-name="ce1">
            <text:p>1.17024989304766</text:p>
          </table:table-cell>
          <table:table-cell office:value-type="float" office:value="0.278306772624477" table:style-name="ce1">
            <text:p>0.278306772624477</text:p>
          </table:table-cell>
          <table:table-cell office:value-type="float" office:value="0.278306772624477" table:style-name="ce1">
            <text:p>0.278306772624477</text:p>
          </table:table-cell>
          <table:table-cell office:value-type="float" office:value="3.12036911760324" table:style-name="ce1">
            <text:p>3.1203691176032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B04213g" table:style-name="ce1">
            <text:p>CAGL0B0421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B04213g" table:style-name="ce1">
            <text:p>CAGL0B04213g</text:p>
          </table:table-cell>
          <table:table-cell office:value-type="string" office:value="YPR115W" table:style-name="ce1">
            <text:p>YPR115W</text:p>
          </table:table-cell>
          <table:table-cell office:value-type="string" office:value="S000006319" table:style-name="ce1">
            <text:p>S000006319</text:p>
          </table:table-cell>
          <table:table-cell office:value-type="string" office:value="YPR115W" table:style-name="ce1">
            <text:p>YPR115W</text:p>
          </table:table-cell>
          <table:table-cell office:value-type="string" office:value="RGC1" table:style-name="ce1">
            <text:p>RGC1</text:p>
          </table:table-cell>
          <table:table-cell office:value-type="string" office:value="Putative regulator of the Fps1p glycerol channel; multiply phosphorylated by Hog1p under osmotic stress; contains a pleckstrin homology domain; forms homodimers and heterodimerizes with paralog Ask10p; green fluorescent protein (GFP)-fusion protein localizes to the cytoplasm" table:style-name="ce1">
            <text:p>Putative regulator of the Fps1p glycerol channel; multiply phosphorylated by Hog1p under osmotic stress; contains a pleckstrin homology domain; forms homodimers and heterodimerizes with paralog Ask10p; green fluorescent protein (GFP)-fusion protein localizes to the cytoplasm</text:p>
          </table:table-cell>
        </table:table-row>
        <table:table-row>
          <table:table-cell office:value-type="string" office:value="CAGL0B04433g" table:style-name="ce1">
            <text:p>CAGL0B04433g</text:p>
          </table:table-cell>
          <table:table-cell office:value-type="string" office:value="" table:style-name="ce1">
            <text:p/>
          </table:table-cell>
          <table:table-cell office:value-type="string" office:value="Has domain(s) with predicted nucleobase transmembrane transporter activity, transmembrane transporter activity, role in nucleobase transport, transmembrane transport and membrane localization" table:style-name="ce1">
            <text:p>Has domain(s) with predicted nucleobase transmembrane transporter activity, transmembrane transporter activity, role in nucleobase transport, transmembrane transport and membrane localization</text:p>
          </table:table-cell>
          <table:table-cell office:value-type="float" office:value="-0.7605" table:style-name="ce1">
            <text:p>-0.7605</text:p>
          </table:table-cell>
          <table:table-cell office:value-type="float" office:value="0.0046018866977087" table:style-name="ce1">
            <text:p>0.0046018866977087</text:p>
          </table:table-cell>
          <table:table-cell office:value-type="float" office:value="-0.328916666666667" table:style-name="ce1">
            <text:p>-0.328916666666667</text:p>
          </table:table-cell>
          <table:table-cell office:value-type="float" office:value="0.24417583338477" table:style-name="ce1">
            <text:p>0.24417583338477</text:p>
          </table:table-cell>
          <table:table-cell office:value-type="float" office:value="-0.328916666666667" table:style-name="ce1">
            <text:p>-0.328916666666667</text:p>
          </table:table-cell>
          <table:table-cell office:value-type="float" office:value="0.24417583338477" table:style-name="ce1">
            <text:p>0.24417583338477</text:p>
          </table:table-cell>
          <table:table-cell office:value-type="float" office:value="1.845" table:style-name="ce1">
            <text:p>1.845</text:p>
          </table:table-cell>
          <table:table-cell office:value-type="float" office:value="0.000173503907551438" table:style-name="ce1">
            <text:p>0.000173503907551438</text:p>
          </table:table-cell>
          <table:table-cell office:value-type="float" office:value="-0.951368577701569" table:style-name="ce1">
            <text:p>-0.951368577701569</text:p>
          </table:table-cell>
          <table:table-cell office:value-type="float" office:value="-0.507736156582272" table:style-name="ce1">
            <text:p>-0.507736156582272</text:p>
          </table:table-cell>
          <table:table-cell office:value-type="float" office:value="-0.507736156582272" table:style-name="ce1">
            <text:p>-0.507736156582272</text:p>
          </table:table-cell>
          <table:table-cell office:value-type="float" office:value="3.11687015883791" table:style-name="ce1">
            <text:p>3.1168701588379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B04433g" table:style-name="ce1">
            <text:p>CAGL0B0443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B04433g" table:style-name="ce1">
            <text:p>CAGL0B04433g</text:p>
          </table:table-cell>
          <table:table-cell office:value-type="string" office:value="YBR021W" table:style-name="ce1">
            <text:p>YBR021W</text:p>
          </table:table-cell>
          <table:table-cell office:value-type="string" office:value="S000000225" table:style-name="ce1">
            <text:p>S000000225</text:p>
          </table:table-cell>
          <table:table-cell office:value-type="string" office:value="YBR021W" table:style-name="ce1">
            <text:p>YBR021W</text:p>
          </table:table-cell>
          <table:table-cell office:value-type="string" office:value="FUR4" table:style-name="ce1">
            <text:p>FUR4</text:p>
          </table:table-cell>
          <table:table-cell office:value-type="string" office:value="Plasma membrane localized uracil permease; expression is tightly regulated by uracil levels and environmental cues; conformational alterations induced by unfolding or substrate binding result in Rsp5p-mediated ubiquitination and degradation" table:style-name="ce1">
            <text:p>Plasma membrane localized uracil permease; expression is tightly regulated by uracil levels and environmental cues; conformational alterations induced by unfolding or substrate binding result in Rsp5p-mediated ubiquitination and degradation</text:p>
          </table:table-cell>
        </table:table-row>
        <table:table-row>
          <table:table-cell office:value-type="string" office:value="CAGL0B04675g" table:style-name="ce1">
            <text:p>CAGL0B04675g</text:p>
          </table:table-cell>
          <table:table-cell office:value-type="string" office:value="" table:style-name="ce1">
            <text:p/>
          </table:table-cell>
          <table:table-cell office:value-type="string" office:value="Ortholog(s) have RNA binding, endoribonuclease activity, ribosome binding activity" table:style-name="ce1">
            <text:p>Ortholog(s) have RNA binding, endoribonuclease activity, ribosome binding activity</text:p>
          </table:table-cell>
          <table:table-cell office:value-type="float" office:value="4.85616666666667" table:style-name="ce1">
            <text:p>4.85616666666667</text:p>
          </table:table-cell>
          <table:table-cell office:value-type="float" office:value="7.44804546127444e-07" table:style-name="ce1">
            <text:p>7.44804546127444e-07</text:p>
          </table:table-cell>
          <table:table-cell office:value-type="float" office:value="4.40341666666667" table:style-name="ce1">
            <text:p>4.40341666666667</text:p>
          </table:table-cell>
          <table:table-cell office:value-type="float" office:value="3.87599003261964e-07" table:style-name="ce1">
            <text:p>3.87599003261964e-07</text:p>
          </table:table-cell>
          <table:table-cell office:value-type="float" office:value="4.40341666666667" table:style-name="ce1">
            <text:p>4.40341666666667</text:p>
          </table:table-cell>
          <table:table-cell office:value-type="float" office:value="3.87599003261964e-07" table:style-name="ce1">
            <text:p>3.87599003261964e-07</text:p>
          </table:table-cell>
          <table:table-cell office:value-type="float" office:value="-1.898" table:style-name="ce1">
            <text:p>-1.898</text:p>
          </table:table-cell>
          <table:table-cell office:value-type="float" office:value="9.35769475901187e-05" table:style-name="ce1">
            <text:p>9.35769475901187e-05</text:p>
          </table:table-cell>
          <table:table-cell office:value-type="float" office:value="5.65540858587716" table:style-name="ce1">
            <text:p>5.65540858587716</text:p>
          </table:table-cell>
          <table:table-cell office:value-type="float" office:value="5.74318190304423" table:style-name="ce1">
            <text:p>5.74318190304423</text:p>
          </table:table-cell>
          <table:table-cell office:value-type="float" office:value="5.74318190304423" table:style-name="ce1">
            <text:p>5.74318190304423</text:p>
          </table:table-cell>
          <table:table-cell office:value-type="float" office:value="-3.43143117048496" table:style-name="ce1">
            <text:p>-3.4314311704849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B04675g" table:style-name="ce1">
            <text:p>CAGL0B04675g</text:p>
          </table:table-cell>
          <table:table-cell office:value-type="string" office:value="SWITCH" table:style-name="ce1">
            <text:p>SWITCH</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DOWN" table:style-name="ce1">
            <text:p>DOWN</text:p>
          </table:table-cell>
          <table:table-cell office:value-type="string" office:value="CAGL0B04675g" table:style-name="ce1">
            <text:p>CAGL0B04675g</text:p>
          </table:table-cell>
          <table:table-cell office:value-type="string" office:value="YNL001W" table:style-name="ce1">
            <text:p>YNL001W</text:p>
          </table:table-cell>
          <table:table-cell office:value-type="string" office:value="S000004946" table:style-name="ce1">
            <text:p>S000004946</text:p>
          </table:table-cell>
          <table:table-cell office:value-type="string" office:value="YNL001W" table:style-name="ce1">
            <text:p>YNL001W</text:p>
          </table:table-cell>
          <table:table-cell office:value-type="string" office:value="DOM34" table:style-name="ce1">
            <text:p>DOM34</text:p>
          </table:table-cell>
          <table:table-cell office:value-type="string" office:value="Protein that facilitates ribosomal subunit dissociation; Dom34-Hbs1 complex and Rli1p have roles in dissociating inactive ribosomes to facilitate translation restart, particularly ribosomes stalled in 3' UTRs; required for RNA cleavage in no-go decay, but reports conflict on endonuclease activity; Pelota ortholog; protein abundance increases in response to DNA replication stress; DOM34 has a paralog, YCL001W-B, that arose from the whole genome duplication" table:style-name="ce1">
            <text:p>Protein that facilitates ribosomal subunit dissociation; Dom34-Hbs1 complex and Rli1p have roles in dissociating inactive ribosomes to facilitate translation restart, particularly ribosomes stalled in 3' UTRs; required for RNA cleavage in no-go decay, but reports conflict on endonuclease activity; Pelota ortholog; protein abundance increases in response to DNA replication stress; DOM34 has a paralog, YCL001W-B, that arose from the whole genome duplication</text:p>
          </table:table-cell>
        </table:table-row>
        <table:table-row>
          <table:table-cell office:value-type="string" office:value="CAGL0C00110g" table:style-name="ce1">
            <text:p>CAGL0C00110g</text:p>
          </table:table-cell>
          <table:table-cell office:value-type="string" office:value="EPA6" table:style-name="ce1">
            <text:p>EPA6</text:p>
          </table:table-cell>
          <table:table-cell office:value-type="string" office:value="Sub-telomerically encoded adhesin with a role in cell adhesion; binds to ligands containing a terminal galactose residue; expressed during murine urinary tract infection, biofilm-upregulated; belongs to adhesin cluster I" table:style-name="ce1">
            <text:p>Sub-telomerically encoded adhesin with a role in cell adhesion; binds to ligands containing a terminal galactose residue; expressed during murine urinary tract infection, biofilm-upregulated; belongs to adhesin cluster I</text:p>
          </table:table-cell>
          <table:table-cell office:value-type="float" office:value="0.219666666666667" table:style-name="ce1">
            <text:p>0.219666666666667</text:p>
          </table:table-cell>
          <table:table-cell office:value-type="float" office:value="0.439506696631969" table:style-name="ce1">
            <text:p>0.439506696631969</text:p>
          </table:table-cell>
          <table:table-cell office:value-type="float" office:value="-1.0485" table:style-name="ce1">
            <text:p>-1.0485</text:p>
          </table:table-cell>
          <table:table-cell office:value-type="float" office:value="0.000306760768587655" table:style-name="ce1">
            <text:p>0.000306760768587655</text:p>
          </table:table-cell>
          <table:table-cell office:value-type="float" office:value="-1.0485" table:style-name="ce1">
            <text:p>-1.0485</text:p>
          </table:table-cell>
          <table:table-cell office:value-type="float" office:value="0.000306760768587655" table:style-name="ce1">
            <text:p>0.000306760768587655</text:p>
          </table:table-cell>
          <table:table-cell office:value-type="float" office:value="1.37816666666667" table:style-name="ce1">
            <text:p>1.37816666666667</text:p>
          </table:table-cell>
          <table:table-cell office:value-type="float" office:value="0.000106714154383243" table:style-name="ce1">
            <text:p>0.000106714154383243</text:p>
          </table:table-cell>
          <table:table-cell office:value-type="float" office:value="0.201582653722956" table:style-name="ce1">
            <text:p>0.201582653722956</text:p>
          </table:table-cell>
          <table:table-cell office:value-type="float" office:value="-1.45823058225098" table:style-name="ce1">
            <text:p>-1.45823058225098</text:p>
          </table:table-cell>
          <table:table-cell office:value-type="float" office:value="-1.45823058225098" table:style-name="ce1">
            <text:p>-1.45823058225098</text:p>
          </table:table-cell>
          <table:table-cell office:value-type="float" office:value="2.3001548670295" table:style-name="ce1">
            <text:p>2.300154867029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C00110g" table:style-name="ce1">
            <text:p>CAGL0C00110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C00110g" table:style-name="ce1">
            <text:p>CAGL0C00110g</text:p>
          </table:table-cell>
          <table:table-cell office:value-type="string" office:value="YAR050W" table:style-name="ce1">
            <text:p>YAR050W</text:p>
          </table:table-cell>
          <table:table-cell office:value-type="string" office:value="S000000084" table:style-name="ce1">
            <text:p>S000000084</text:p>
          </table:table-cell>
          <table:table-cell office:value-type="string" office:value="YAR050W" table:style-name="ce1">
            <text:p>YAR050W</text:p>
          </table:table-cell>
          <table:table-cell office:value-type="string" office:value="FLO1" table:style-name="ce1">
            <text:p>FLO1</text:p>
          </table:table-cell>
          <table:table-cell office:value-type="string" office:value="Lectin-like protein involved in flocculation; cell wall protein that binds mannose chains on the surface of other cells, confers floc-forming ability that is chymotrypsin sensitive and heat resistant; important for co-flocculation with other yeasts, mediating interaction with specific species; FLO1 has a paralog, FLO5, that arose from a segmental duplication" table:style-name="ce1">
            <text:p>Lectin-like protein involved in flocculation; cell wall protein that binds mannose chains on the surface of other cells, confers floc-forming ability that is chymotrypsin sensitive and heat resistant; important for co-flocculation with other yeasts, mediating interaction with specific species; FLO1 has a paralog, FLO5, that arose from a segmental duplication</text:p>
          </table:table-cell>
        </table:table-row>
        <table:table-row>
          <table:table-cell office:value-type="string" office:value="CAGL0C00275g" table:style-name="ce1">
            <text:p>CAGL0C00275g</text:p>
          </table:table-cell>
          <table:table-cell office:value-type="string" office:value="HSP31" table:style-name="ce1">
            <text:p>HSP31</text:p>
          </table:table-cell>
          <table:table-cell office:value-type="string" office:value="Putative cysteine protease; protein differentially expressed in azole resistant strain; gene is upregulated in azole-resistant strain" table:style-name="ce1">
            <text:p>Putative cysteine protease; protein differentially expressed in azole resistant strain; gene is upregulated in azole-resistant strain</text:p>
          </table:table-cell>
          <table:table-cell office:value-type="float" office:value="3.89133333333333" table:style-name="ce1">
            <text:p>3.89133333333333</text:p>
          </table:table-cell>
          <table:table-cell office:value-type="float" office:value="5.49699551255853e-06" table:style-name="ce1">
            <text:p>5.49699551255853e-06</text:p>
          </table:table-cell>
          <table:table-cell office:value-type="float" office:value="1.40583333333333" table:style-name="ce1">
            <text:p>1.40583333333333</text:p>
          </table:table-cell>
          <table:table-cell office:value-type="float" office:value="0.00014039950967312" table:style-name="ce1">
            <text:p>0.00014039950967312</text:p>
          </table:table-cell>
          <table:table-cell office:value-type="float" office:value="1.40583333333333" table:style-name="ce1">
            <text:p>1.40583333333333</text:p>
          </table:table-cell>
          <table:table-cell office:value-type="float" office:value="0.00014039950967312" table:style-name="ce1">
            <text:p>0.00014039950967312</text:p>
          </table:table-cell>
          <table:table-cell office:value-type="float" office:value="0.893333333333333" table:style-name="ce1">
            <text:p>0.893333333333333</text:p>
          </table:table-cell>
          <table:table-cell office:value-type="float" office:value="0.00123639943412701" table:style-name="ce1">
            <text:p>0.00123639943412701</text:p>
          </table:table-cell>
          <table:table-cell office:value-type="float" office:value="4.5204936600624" table:style-name="ce1">
            <text:p>4.5204936600624</text:p>
          </table:table-cell>
          <table:table-cell office:value-type="float" office:value="1.78368740556545" table:style-name="ce1">
            <text:p>1.78368740556545</text:p>
          </table:table-cell>
          <table:table-cell office:value-type="float" office:value="1.78368740556545" table:style-name="ce1">
            <text:p>1.78368740556545</text:p>
          </table:table-cell>
          <table:table-cell office:value-type="float" office:value="1.45194894633308" table:style-name="ce1">
            <text:p>1.4519489463330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STRESS RESPONSE" table:style-name="ce1">
            <text:p>STRESS RESPONSE</text:p>
          </table:table-cell>
          <table:table-cell office:value-type="string" office:value="_" table:style-name="ce1">
            <text:p>_</text:p>
          </table:table-cell>
          <table:table-cell office:value-type="string" office:value="Others" table:style-name="ce1">
            <text:p>Others</text:p>
          </table:table-cell>
          <table:table-cell office:value-type="string" office:value="CAGL0C00275g" table:style-name="ce1">
            <text:p>CAGL0C00275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C00275g" table:style-name="ce1">
            <text:p>CAGL0C00275g</text:p>
          </table:table-cell>
          <table:table-cell office:value-type="string" office:value="YDR533C" table:style-name="ce1">
            <text:p>YDR533C</text:p>
          </table:table-cell>
          <table:table-cell office:value-type="string" office:value="S000002941" table:style-name="ce1">
            <text:p>S000002941</text:p>
          </table:table-cell>
          <table:table-cell office:value-type="string" office:value="YDR533C" table:style-name="ce1">
            <text:p>YDR533C</text:p>
          </table:table-cell>
          <table:table-cell office:value-type="string" office:value="HSP31" table:style-name="ce1">
            <text:p>HSP31</text:p>
          </table:table-cell>
          <table:table-cell office:value-type="string" office:value="Methylglyoxalase that converts methylglyoxal to D-lactate; involved in oxidative stress resistance, diauxic shift, and stationary phase survival; has similarity to E. coli Hsp31 and C. albicans Glx3p; member of the DJ-1/ThiJ/PfpI superfamily, which includes human DJ-1 involved in Parkinson's disease and cancer; exists as a dimer and contains a putative metal-binding site; protein abundance increases in response to DNA replication stress" table:style-name="ce1">
            <text:p>Methylglyoxalase that converts methylglyoxal to D-lactate; involved in oxidative stress resistance, diauxic shift, and stationary phase survival; has similarity to E. coli Hsp31 and C. albicans Glx3p; member of the DJ-1/ThiJ/PfpI superfamily, which includes human DJ-1 involved in Parkinson's disease and cancer; exists as a dimer and contains a putative metal-binding site; protein abundance increases in response to DNA replication stress</text:p>
          </table:table-cell>
        </table:table-row>
        <table:table-row>
          <table:table-cell office:value-type="string" office:value="CAGL0C00759g" table:style-name="ce1">
            <text:p>CAGL0C00759g</text:p>
          </table:table-cell>
          <table:table-cell office:value-type="string" office:value="" table:style-name="ce1">
            <text:p/>
          </table:table-cell>
          <table:table-cell office:value-type="string" office:value="Ortholog(s) have transcription coactivator activity and role in chromatin silencing at telomere, positive regulation of ribosomal protein gene transcription by RNA polymerase II" table:style-name="ce1">
            <text:p>Ortholog(s) have transcription coactivator activity and role in chromatin silencing at telomere, positive regulation of ribosomal protein gene transcription by RNA polymerase II</text:p>
          </table:table-cell>
          <table:table-cell office:value-type="float" office:value="-0.3115" table:style-name="ce1">
            <text:p>-0.3115</text:p>
          </table:table-cell>
          <table:table-cell office:value-type="float" office:value="0.082873902539766" table:style-name="ce1">
            <text:p>0.082873902539766</text:p>
          </table:table-cell>
          <table:table-cell office:value-type="float" office:value="0.3755" table:style-name="ce1">
            <text:p>0.3755</text:p>
          </table:table-cell>
          <table:table-cell office:value-type="float" office:value="0.127465276356731" table:style-name="ce1">
            <text:p>0.127465276356731</text:p>
          </table:table-cell>
          <table:table-cell office:value-type="float" office:value="0.3755" table:style-name="ce1">
            <text:p>0.3755</text:p>
          </table:table-cell>
          <table:table-cell office:value-type="float" office:value="0.127465276356731" table:style-name="ce1">
            <text:p>0.127465276356731</text:p>
          </table:table-cell>
          <table:table-cell office:value-type="float" office:value="-1.69216666666667" table:style-name="ce1">
            <text:p>-1.69216666666667</text:p>
          </table:table-cell>
          <table:table-cell office:value-type="float" office:value="0.000112353909700532" table:style-name="ce1">
            <text:p>0.000112353909700532</text:p>
          </table:table-cell>
          <table:table-cell office:value-type="float" office:value="-0.423218498215483" table:style-name="ce1">
            <text:p>-0.423218498215483</text:p>
          </table:table-cell>
          <table:table-cell office:value-type="float" office:value="0.422724686518783" table:style-name="ce1">
            <text:p>0.422724686518783</text:p>
          </table:table-cell>
          <table:table-cell office:value-type="float" office:value="0.422724686518783" table:style-name="ce1">
            <text:p>0.422724686518783</text:p>
          </table:table-cell>
          <table:table-cell office:value-type="float" office:value="-3.07132999755265" table:style-name="ce1">
            <text:p>-3.0713299975526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C00759g" table:style-name="ce1">
            <text:p>CAGL0C00759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C00759g" table:style-name="ce1">
            <text:p>CAGL0C00759g</text:p>
          </table:table-cell>
          <table:table-cell office:value-type="string" office:value="YLR223C" table:style-name="ce1">
            <text:p>YLR223C</text:p>
          </table:table-cell>
          <table:table-cell office:value-type="string" office:value="S000004213" table:style-name="ce1">
            <text:p>S000004213</text:p>
          </table:table-cell>
          <table:table-cell office:value-type="string" office:value="YLR223C" table:style-name="ce1">
            <text:p>YLR223C</text:p>
          </table:table-cell>
          <table:table-cell office:value-type="string" office:value="IFH1" table:style-name="ce1">
            <text:p>IFH1</text:p>
          </table:table-cell>
          <table:table-cell office:value-type="string" office:value="Coactivator, regulates transcription of ribosomal protein (RP) genes; recruited to RP gene promoters during optimal growth conditions via Fhl1p; subunit of CURI, a complex that coordinates RP production and pre-rRNA processing; regulated by acetylation and phosphorylation at different growth states via TORC1 signaling; IFH1 has a paralog, CRF1, that arose from the whole genome duplication" table:style-name="ce1">
            <text:p>Coactivator, regulates transcription of ribosomal protein (RP) genes; recruited to RP gene promoters during optimal growth conditions via Fhl1p; subunit of CURI, a complex that coordinates RP production and pre-rRNA processing; regulated by acetylation and phosphorylation at different growth states via TORC1 signaling; IFH1 has a paralog, CRF1, that arose from the whole genome duplication</text:p>
          </table:table-cell>
        </table:table-row>
        <table:table-row>
          <table:table-cell office:value-type="string" office:value="CAGL0C00968g" table:style-name="ce1">
            <text:p>CAGL0C00968g</text:p>
          </table:table-cell>
          <table:table-cell office:value-type="string" office:value="" table:style-name="ce1">
            <text:p/>
          </table:table-cell>
          <table:table-cell office:value-type="string" office:value="Adhesin-like protein with a predicted role in cell adhesion; belongs to adhesin cluster VII; predicted GPI-anchor" table:style-name="ce1">
            <text:p>Adhesin-like protein with a predicted role in cell adhesion; belongs to adhesin cluster VII; predicted GPI-anchor</text:p>
          </table:table-cell>
          <table:table-cell office:value-type="float" office:value="0.385" table:style-name="ce1">
            <text:p>0.385</text:p>
          </table:table-cell>
          <table:table-cell office:value-type="float" office:value="0.015883004055765" table:style-name="ce1">
            <text:p>0.015883004055765</text:p>
          </table:table-cell>
          <table:table-cell office:value-type="float" office:value="-0.206666666666667" table:style-name="ce1">
            <text:p>-0.206666666666667</text:p>
          </table:table-cell>
          <table:table-cell office:value-type="float" office:value="0.442937472020743" table:style-name="ce1">
            <text:p>0.442937472020743</text:p>
          </table:table-cell>
          <table:table-cell office:value-type="float" office:value="-0.206666666666667" table:style-name="ce1">
            <text:p>-0.206666666666667</text:p>
          </table:table-cell>
          <table:table-cell office:value-type="float" office:value="0.442937472020743" table:style-name="ce1">
            <text:p>0.442937472020743</text:p>
          </table:table-cell>
          <table:table-cell office:value-type="float" office:value="1.33566666666667" table:style-name="ce1">
            <text:p>1.33566666666667</text:p>
          </table:table-cell>
          <table:table-cell office:value-type="float" office:value="0.00256758176423364" table:style-name="ce1">
            <text:p>0.00256758176423364</text:p>
          </table:table-cell>
          <table:table-cell office:value-type="float" office:value="0.396061079428301" table:style-name="ce1">
            <text:p>0.396061079428301</text:p>
          </table:table-cell>
          <table:table-cell office:value-type="float" office:value="-0.34625667511661" table:style-name="ce1">
            <text:p>-0.34625667511661</text:p>
          </table:table-cell>
          <table:table-cell office:value-type="float" office:value="-0.34625667511661" table:style-name="ce1">
            <text:p>-0.34625667511661</text:p>
          </table:table-cell>
          <table:table-cell office:value-type="float" office:value="2.22580199326615" table:style-name="ce1">
            <text:p>2.2258019932661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C00968g" table:style-name="ce1">
            <text:p>CAGL0C00968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C00968g" table:style-name="ce1">
            <text:p>CAGL0C00968g</text:p>
          </table:table-cell>
          <table:table-cell office:value-type="string" office:value="NO_ORTHO" table:style-name="ce1">
            <text:p>NO_ORTHO</text:p>
          </table:table-cell>
          <table:table-cell office:value-type="string" office:value="CAL0127628" table:style-name="ce1">
            <text:p>CAL0127628</text:p>
          </table:table-cell>
          <table:table-cell office:value-type="string" office:value="CAGL0C00968g" table:style-name="ce1">
            <text:p>CAGL0C00968g</text:p>
          </table:table-cell>
          <table:table-cell office:value-type="string" office:value="" table:style-name="ce1">
            <text:p/>
          </table:table-cell>
          <table:table-cell office:value-type="string" office:value="Adhesin-like protein with a predicted role in cell adhesion; belongs to adhesin cluster VII; predicted GPI-anchor" table:style-name="ce1">
            <text:p>Adhesin-like protein with a predicted role in cell adhesion; belongs to adhesin cluster VII; predicted GPI-anchor</text:p>
          </table:table-cell>
        </table:table-row>
        <table:table-row>
          <table:table-cell office:value-type="string" office:value="CAGL0C01133g" table:style-name="ce1">
            <text:p>CAGL0C01133g</text:p>
          </table:table-cell>
          <table:table-cell office:value-type="string" office:value="" table:style-name="ce1">
            <text:p/>
          </table:table-cell>
          <table:table-cell office:value-type="string" office:value="Adhesin-like protein; belongs to adhesin cluster VII; predicted GPI anchor" table:style-name="ce1">
            <text:p>Adhesin-like protein; belongs to adhesin cluster VII; predicted GPI anchor</text:p>
          </table:table-cell>
          <table:table-cell office:value-type="float" office:value="0.225833333333333" table:style-name="ce1">
            <text:p>0.225833333333333</text:p>
          </table:table-cell>
          <table:table-cell office:value-type="float" office:value="0.0928546667838588" table:style-name="ce1">
            <text:p>0.0928546667838588</text:p>
          </table:table-cell>
          <table:table-cell office:value-type="float" office:value="-0.320333333333333" table:style-name="ce1">
            <text:p>-0.320333333333333</text:p>
          </table:table-cell>
          <table:table-cell office:value-type="float" office:value="0.242697197039904" table:style-name="ce1">
            <text:p>0.242697197039904</text:p>
          </table:table-cell>
          <table:table-cell office:value-type="float" office:value="-0.320333333333333" table:style-name="ce1">
            <text:p>-0.320333333333333</text:p>
          </table:table-cell>
          <table:table-cell office:value-type="float" office:value="0.242697197039904" table:style-name="ce1">
            <text:p>0.242697197039904</text:p>
          </table:table-cell>
          <table:table-cell office:value-type="float" office:value="1.241" table:style-name="ce1">
            <text:p>1.241</text:p>
          </table:table-cell>
          <table:table-cell office:value-type="float" office:value="0.00373118681658128" table:style-name="ce1">
            <text:p>0.00373118681658128</text:p>
          </table:table-cell>
          <table:table-cell office:value-type="float" office:value="0.208836385326885" table:style-name="ce1">
            <text:p>0.208836385326885</text:p>
          </table:table-cell>
          <table:table-cell office:value-type="float" office:value="-0.496398469744534" table:style-name="ce1">
            <text:p>-0.496398469744534</text:p>
          </table:table-cell>
          <table:table-cell office:value-type="float" office:value="-0.496398469744534" table:style-name="ce1">
            <text:p>-0.496398469744534</text:p>
          </table:table-cell>
          <table:table-cell office:value-type="float" office:value="2.060184611707" table:style-name="ce1">
            <text:p>2.06018461170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C01133g" table:style-name="ce1">
            <text:p>CAGL0C0113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C01133g" table:style-name="ce1">
            <text:p>CAGL0C01133g</text:p>
          </table:table-cell>
          <table:table-cell office:value-type="string" office:value="NO_ORTHO" table:style-name="ce1">
            <text:p>NO_ORTHO</text:p>
          </table:table-cell>
          <table:table-cell office:value-type="string" office:value="CAL0127384" table:style-name="ce1">
            <text:p>CAL0127384</text:p>
          </table:table-cell>
          <table:table-cell office:value-type="string" office:value="CAGL0C01133g" table:style-name="ce1">
            <text:p>CAGL0C01133g</text:p>
          </table:table-cell>
          <table:table-cell office:value-type="string" office:value="" table:style-name="ce1">
            <text:p/>
          </table:table-cell>
          <table:table-cell office:value-type="string" office:value="Adhesin-like protein; belongs to adhesin cluster VII; predicted GPI anchor" table:style-name="ce1">
            <text:p>Adhesin-like protein; belongs to adhesin cluster VII; predicted GPI anchor</text:p>
          </table:table-cell>
        </table:table-row>
        <table:table-row>
          <table:table-cell office:value-type="string" office:value="CAGL0C01287g" table:style-name="ce1">
            <text:p>CAGL0C01287g</text:p>
          </table:table-cell>
          <table:table-cell office:value-type="string" office:value="" table:style-name="ce1">
            <text:p/>
          </table:table-cell>
          <table:table-cell office:value-type="string" office:value="Ortholog(s) have role in DNA transport, cell redox homeostasis, positive regulation of protein serine/threonine kinase activity and mitochondrial outer membrane localization" table:style-name="ce1">
            <text:p>Ortholog(s) have role in DNA transport, cell redox homeostasis, positive regulation of protein serine/threonine kinase activity and mitochondrial outer membrane localization</text:p>
          </table:table-cell>
          <table:table-cell office:value-type="float" office:value="-1.41733333333333" table:style-name="ce1">
            <text:p>-1.41733333333333</text:p>
          </table:table-cell>
          <table:table-cell office:value-type="float" office:value="5.31930115479374e-05" table:style-name="ce1">
            <text:p>5.31930115479374e-05</text:p>
          </table:table-cell>
          <table:table-cell office:value-type="float" office:value="-0.996083333333333" table:style-name="ce1">
            <text:p>-0.996083333333333</text:p>
          </table:table-cell>
          <table:table-cell office:value-type="float" office:value="0.000554491053765114" table:style-name="ce1">
            <text:p>0.000554491053765114</text:p>
          </table:table-cell>
          <table:table-cell office:value-type="float" office:value="-0.996083333333333" table:style-name="ce1">
            <text:p>-0.996083333333333</text:p>
          </table:table-cell>
          <table:table-cell office:value-type="float" office:value="0.000554491053765114" table:style-name="ce1">
            <text:p>0.000554491053765114</text:p>
          </table:table-cell>
          <table:table-cell office:value-type="float" office:value="-1.19166666666667" table:style-name="ce1">
            <text:p>-1.19166666666667</text:p>
          </table:table-cell>
          <table:table-cell office:value-type="float" office:value="0.000236786460755784" table:style-name="ce1">
            <text:p>0.000236786460755784</text:p>
          </table:table-cell>
          <table:table-cell office:value-type="float" office:value="-1.72398901692008" table:style-name="ce1">
            <text:p>-1.72398901692008</text:p>
          </table:table-cell>
          <table:table-cell office:value-type="float" office:value="-1.38899364030013" table:style-name="ce1">
            <text:p>-1.38899364030013</text:p>
          </table:table-cell>
          <table:table-cell office:value-type="float" office:value="-1.38899364030013" table:style-name="ce1">
            <text:p>-1.38899364030013</text:p>
          </table:table-cell>
          <table:table-cell office:value-type="float" office:value="-2.19571556652778" table:style-name="ce1">
            <text:p>-2.1957155665277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C01287g" table:style-name="ce1">
            <text:p>CAGL0C01287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C01287g" table:style-name="ce1">
            <text:p>CAGL0C01287g</text:p>
          </table:table-cell>
          <table:table-cell office:value-type="string" office:value="YIL114C" table:style-name="ce1">
            <text:p>YIL114C</text:p>
          </table:table-cell>
          <table:table-cell office:value-type="string" office:value="S000001376" table:style-name="ce1">
            <text:p>S000001376</text:p>
          </table:table-cell>
          <table:table-cell office:value-type="string" office:value="YIL114C" table:style-name="ce1">
            <text:p>YIL114C</text:p>
          </table:table-cell>
          <table:table-cell office:value-type="string" office:value="POR2" table:style-name="ce1">
            <text:p>POR2</text:p>
          </table:table-cell>
          <table:table-cell office:value-type="string" office:value="Putative mitochondrial porin (voltage-dependent anion channel); not required for mitochondrial membrane permeability or mitochondrial osmotic stability; POR2 has a paralog, POR1, that arose from the whole genome duplication" table:style-name="ce1">
            <text:p>Putative mitochondrial porin (voltage-dependent anion channel); not required for mitochondrial membrane permeability or mitochondrial osmotic stability; POR2 has a paralog, POR1, that arose from the whole genome duplication</text:p>
          </table:table-cell>
        </table:table-row>
        <table:table-row>
          <table:table-cell office:value-type="string" office:value="CAGL0C01325g" table:style-name="ce1">
            <text:p>CAGL0C01325g</text:p>
          </table:table-cell>
          <table:table-cell office:value-type="string" office:value="" table:style-name="ce1">
            <text:p/>
          </table:table-cell>
          <table:table-cell office:value-type="string" office:value="Ortholog(s) have cytochrome-c oxidase activity, nitrite reductase (NO-forming) activity, role in mitochondrial electron transport, cytochrome c to oxygen and mitochondrial respiratory chain complex IV localization" table:style-name="ce1">
            <text:p>Ortholog(s) have cytochrome-c oxidase activity, nitrite reductase (NO-forming) activity, role in mitochondrial electron transport, cytochrome c to oxygen and mitochondrial respiratory chain complex IV localization</text:p>
          </table:table-cell>
          <table:table-cell office:value-type="float" office:value="-1.80316666666667" table:style-name="ce1">
            <text:p>-1.80316666666667</text:p>
          </table:table-cell>
          <table:table-cell office:value-type="float" office:value="7.69480790742836e-05" table:style-name="ce1">
            <text:p>7.69480790742836e-05</text:p>
          </table:table-cell>
          <table:table-cell office:value-type="float" office:value="-1.80483333333333" table:style-name="ce1">
            <text:p>-1.80483333333333</text:p>
          </table:table-cell>
          <table:table-cell office:value-type="float" office:value="1.68385786652852e-05" table:style-name="ce1">
            <text:p>1.68385786652852e-05</text:p>
          </table:table-cell>
          <table:table-cell office:value-type="float" office:value="-1.80483333333333" table:style-name="ce1">
            <text:p>-1.80483333333333</text:p>
          </table:table-cell>
          <table:table-cell office:value-type="float" office:value="1.68385786652852e-05" table:style-name="ce1">
            <text:p>1.68385786652852e-05</text:p>
          </table:table-cell>
          <table:table-cell office:value-type="float" office:value="0.709833333333333" table:style-name="ce1">
            <text:p>0.709833333333333</text:p>
          </table:table-cell>
          <table:table-cell office:value-type="float" office:value="0.0200079221725249" table:style-name="ce1">
            <text:p>0.0200079221725249</text:p>
          </table:table-cell>
          <table:table-cell office:value-type="float" office:value="-2.17783735916592" table:style-name="ce1">
            <text:p>-2.17783735916592</text:p>
          </table:table-cell>
          <table:table-cell office:value-type="float" office:value="-2.45726791952594" table:style-name="ce1">
            <text:p>-2.45726791952594</text:p>
          </table:table-cell>
          <table:table-cell office:value-type="float" office:value="-2.45726791952594" table:style-name="ce1">
            <text:p>-2.45726791952594</text:p>
          </table:table-cell>
          <table:table-cell office:value-type="float" office:value="1.13091947961367" table:style-name="ce1">
            <text:p>1.13091947961367</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C01325g" table:style-name="ce1">
            <text:p>CAGL0C01325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C01325g" table:style-name="ce1">
            <text:p>CAGL0C01325g</text:p>
          </table:table-cell>
          <table:table-cell office:value-type="string" office:value="YIL111W" table:style-name="ce1">
            <text:p>YIL111W</text:p>
          </table:table-cell>
          <table:table-cell office:value-type="string" office:value="S000001373" table:style-name="ce1">
            <text:p>S000001373</text:p>
          </table:table-cell>
          <table:table-cell office:value-type="string" office:value="YIL111W" table:style-name="ce1">
            <text:p>YIL111W</text:p>
          </table:table-cell>
          <table:table-cell office:value-type="string" office:value="COX5B" table:style-name="ce1">
            <text:p>COX5B</text:p>
          </table:table-cell>
          <table:table-cell office:value-type="string" office:value="Subunit Vb of cytochrome c oxidase; cytochrome c oxidase is the terminal member of the mitochondrial inner membrane electron transport chain; Cox5Bp is predominantly expressed during anaerobic growth while its isoform Va (Cox5Ap) is expressed during aerobic growth; COX5B has a paralog, COX5A, that arose from the whole genome duplication" table:style-name="ce1">
            <text:p>Subunit Vb of cytochrome c oxidase; cytochrome c oxidase is the terminal member of the mitochondrial inner membrane electron transport chain; Cox5Bp is predominantly expressed during anaerobic growth while its isoform Va (Cox5Ap) is expressed during aerobic growth; COX5B has a paralog, COX5A, that arose from the whole genome duplication</text:p>
          </table:table-cell>
        </table:table-row>
        <table:table-row>
          <table:table-cell office:value-type="string" office:value="CAGL0C01595g" table:style-name="ce1">
            <text:p>CAGL0C01595g</text:p>
          </table:table-cell>
          <table:table-cell office:value-type="string" office:value="" table:style-name="ce1">
            <text:p/>
          </table:table-cell>
          <table:table-cell office:value-type="string" office:value="Ortholog(s) have glutaminase activity, imidazoleglycerol-phosphate synthase activity and role in histidine biosynthetic process" table:style-name="ce1">
            <text:p>Ortholog(s) have glutaminase activity, imidazoleglycerol-phosphate synthase activity and role in histidine biosynthetic process</text:p>
          </table:table-cell>
          <table:table-cell office:value-type="float" office:value="-0.233666666666667" table:style-name="ce1">
            <text:p>-0.233666666666667</text:p>
          </table:table-cell>
          <table:table-cell office:value-type="float" office:value="0.56571649521711" table:style-name="ce1">
            <text:p>0.56571649521711</text:p>
          </table:table-cell>
          <table:table-cell office:value-type="float" office:value="0.597083333333333" table:style-name="ce1">
            <text:p>0.597083333333333</text:p>
          </table:table-cell>
          <table:table-cell office:value-type="float" office:value="0.0417157498621813" table:style-name="ce1">
            <text:p>0.0417157498621813</text:p>
          </table:table-cell>
          <table:table-cell office:value-type="float" office:value="0.597083333333333" table:style-name="ce1">
            <text:p>0.597083333333333</text:p>
          </table:table-cell>
          <table:table-cell office:value-type="float" office:value="0.0417157498621813" table:style-name="ce1">
            <text:p>0.0417157498621813</text:p>
          </table:table-cell>
          <table:table-cell office:value-type="float" office:value="1.37466666666667" table:style-name="ce1">
            <text:p>1.37466666666667</text:p>
          </table:table-cell>
          <table:table-cell office:value-type="float" office:value="0.00125627224010791" table:style-name="ce1">
            <text:p>0.00125627224010791</text:p>
          </table:table-cell>
          <table:table-cell office:value-type="float" office:value="-0.331664642565891" table:style-name="ce1">
            <text:p>-0.331664642565891</text:p>
          </table:table-cell>
          <table:table-cell office:value-type="float" office:value="0.715413126339641" table:style-name="ce1">
            <text:p>0.715413126339641</text:p>
          </table:table-cell>
          <table:table-cell office:value-type="float" office:value="0.715413126339641" table:style-name="ce1">
            <text:p>0.715413126339641</text:p>
          </table:table-cell>
          <table:table-cell office:value-type="float" office:value="2.29403168919016" table:style-name="ce1">
            <text:p>2.2940316891901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C01595g" table:style-name="ce1">
            <text:p>CAGL0C01595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C01595g" table:style-name="ce1">
            <text:p>CAGL0C01595g</text:p>
          </table:table-cell>
          <table:table-cell office:value-type="string" office:value="YBR248C" table:style-name="ce1">
            <text:p>YBR248C</text:p>
          </table:table-cell>
          <table:table-cell office:value-type="string" office:value="S000000452" table:style-name="ce1">
            <text:p>S000000452</text:p>
          </table:table-cell>
          <table:table-cell office:value-type="string" office:value="YBR248C" table:style-name="ce1">
            <text:p>YBR248C</text:p>
          </table:table-cell>
          <table:table-cell office:value-type="string" office:value="HIS7" table:style-name="ce1">
            <text:p>HIS7</text:p>
          </table:table-cell>
          <table:table-cell office:value-type="string" office:value="Imidazole glycerol phosphate synthase; glutamine amidotransferase:cyclase that catalyzes the fifth step of histidine biosynthesis and also produces 5-aminoimidazole-4-carboxamide ribotide (AICAR), a purine precursor" table:style-name="ce1">
            <text:p>Imidazole glycerol phosphate synthase; glutamine amidotransferase:cyclase that catalyzes the fifth step of histidine biosynthesis and also produces 5-aminoimidazole-4-carboxamide ribotide (AICAR), a purine precursor</text:p>
          </table:table-cell>
        </table:table-row>
        <table:table-row>
          <table:table-cell office:value-type="string" office:value="CAGL0C01749g" table:style-name="ce1">
            <text:p>CAGL0C01749g</text:p>
          </table:table-cell>
          <table:table-cell office:value-type="string" office:value="" table:style-name="ce1">
            <text:p/>
          </table:table-cell>
          <table:table-cell office:value-type="string" office:value="Ortholog(s) have 5'-deoxynucleotidase activity, GMP 5'-nucleotidase activity and role in deoxyribonucleoside monophosphate catabolic process" table:style-name="ce1">
            <text:p>Ortholog(s) have 5'-deoxynucleotidase activity, GMP 5'-nucleotidase activity and role in deoxyribonucleoside monophosphate catabolic process</text:p>
          </table:table-cell>
          <table:table-cell office:value-type="float" office:value="0.190333333333333" table:style-name="ce1">
            <text:p>0.190333333333333</text:p>
          </table:table-cell>
          <table:table-cell office:value-type="float" office:value="0.405200713306689" table:style-name="ce1">
            <text:p>0.405200713306689</text:p>
          </table:table-cell>
          <table:table-cell office:value-type="float" office:value="-0.951" table:style-name="ce1">
            <text:p>-0.951</text:p>
          </table:table-cell>
          <table:table-cell office:value-type="float" office:value="0.00123513394972942" table:style-name="ce1">
            <text:p>0.00123513394972942</text:p>
          </table:table-cell>
          <table:table-cell office:value-type="float" office:value="-0.951" table:style-name="ce1">
            <text:p>-0.951</text:p>
          </table:table-cell>
          <table:table-cell office:value-type="float" office:value="0.00123513394972942" table:style-name="ce1">
            <text:p>0.00123513394972942</text:p>
          </table:table-cell>
          <table:table-cell office:value-type="float" office:value="-1.24366666666667" table:style-name="ce1">
            <text:p>-1.24366666666667</text:p>
          </table:table-cell>
          <table:table-cell office:value-type="float" office:value="0.00053454336252979" table:style-name="ce1">
            <text:p>0.00053454336252979</text:p>
          </table:table-cell>
          <table:table-cell office:value-type="float" office:value="0.167078416904266" table:style-name="ce1">
            <text:p>0.167078416904266</text:p>
          </table:table-cell>
          <table:table-cell office:value-type="float" office:value="-1.32944326574463" table:style-name="ce1">
            <text:p>-1.32944326574463</text:p>
          </table:table-cell>
          <table:table-cell office:value-type="float" office:value="-1.32944326574463" table:style-name="ce1">
            <text:p>-1.32944326574463</text:p>
          </table:table-cell>
          <table:table-cell office:value-type="float" office:value="-2.28668849442647" table:style-name="ce1">
            <text:p>-2.2866884944264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C01749g" table:style-name="ce1">
            <text:p>CAGL0C01749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C01749g" table:style-name="ce1">
            <text:p>CAGL0C01749g</text:p>
          </table:table-cell>
          <table:table-cell office:value-type="string" office:value="YBR242W" table:style-name="ce1">
            <text:p>YBR242W</text:p>
          </table:table-cell>
          <table:table-cell office:value-type="string" office:value="S000000446" table:style-name="ce1">
            <text:p>S000000446</text:p>
          </table:table-cell>
          <table:table-cell office:value-type="string" office:value="YBR242W" table:style-name="ce1">
            <text:p>YBR242W</text:p>
          </table:table-cell>
          <table:table-cell office:value-type="string" office:value="" table:style-name="ce1">
            <text:p/>
          </table:table-cell>
          <table:table-cell office:value-type="string" office:value="Putative protein of unknown function; green fluorescent protein (GFP)-fusion protein localizes to the cytoplasm and nucleus; YBR242W is not an essential gene; YBR242W has a paralog, YGL101W, that arose from the whole genome duplication" table:style-name="ce1">
            <text:p>Putative protein of unknown function; green fluorescent protein (GFP)-fusion protein localizes to the cytoplasm and nucleus; YBR242W is not an essential gene; YBR242W has a paralog, YGL101W, that arose from the whole genome duplication</text:p>
          </table:table-cell>
        </table:table-row>
        <table:table-row>
          <table:table-cell office:value-type="string" office:value="CAGL0C01771g" table:style-name="ce1">
            <text:p>CAGL0C01771g</text:p>
          </table:table-cell>
          <table:table-cell office:value-type="string" office:value="" table:style-name="ce1">
            <text:p/>
          </table:table-cell>
          <table:table-cell office:value-type="string" office:value="Ortholog(s) have fungal-type vacuole membrane localization" table:style-name="ce1">
            <text:p>Ortholog(s) have fungal-type vacuole membrane localization</text:p>
          </table:table-cell>
          <table:table-cell office:value-type="float" office:value="2.7195" table:style-name="ce1">
            <text:p>2.7195</text:p>
          </table:table-cell>
          <table:table-cell office:value-type="float" office:value="2.95210070571908e-06" table:style-name="ce1">
            <text:p>2.95210070571908e-06</text:p>
          </table:table-cell>
          <table:table-cell office:value-type="float" office:value="2.32733333333333" table:style-name="ce1">
            <text:p>2.32733333333333</text:p>
          </table:table-cell>
          <table:table-cell office:value-type="float" office:value="4.21442372795381e-06" table:style-name="ce1">
            <text:p>4.21442372795381e-06</text:p>
          </table:table-cell>
          <table:table-cell office:value-type="float" office:value="2.32733333333333" table:style-name="ce1">
            <text:p>2.32733333333333</text:p>
          </table:table-cell>
          <table:table-cell office:value-type="float" office:value="4.21442372795381e-06" table:style-name="ce1">
            <text:p>4.21442372795381e-06</text:p>
          </table:table-cell>
          <table:table-cell office:value-type="float" office:value="0.766666666666667" table:style-name="ce1">
            <text:p>0.766666666666667</text:p>
          </table:table-cell>
          <table:table-cell office:value-type="float" office:value="0.00703566591644402" table:style-name="ce1">
            <text:p>0.00703566591644402</text:p>
          </table:table-cell>
          <table:table-cell office:value-type="float" office:value="3.14208860851576" table:style-name="ce1">
            <text:p>3.14208860851576</text:p>
          </table:table-cell>
          <table:table-cell office:value-type="float" office:value="3.00089265849476" table:style-name="ce1">
            <text:p>3.00089265849476</text:p>
          </table:table-cell>
          <table:table-cell office:value-type="float" office:value="3.00089265849476" table:style-name="ce1">
            <text:p>3.00089265849476</text:p>
          </table:table-cell>
          <table:table-cell office:value-type="float" office:value="1.23034822452858" table:style-name="ce1">
            <text:p>1.2303482245285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MITOCHONDRIA" table:style-name="ce1">
            <text:p>MITOCHONDRIA</text:p>
          </table:table-cell>
          <table:table-cell office:value-type="string" office:value="F4" table:style-name="ce1">
            <text:p>F4</text:p>
          </table:table-cell>
          <table:table-cell office:value-type="string" office:value="CAGL0C01771g" table:style-name="ce1">
            <text:p>CAGL0C01771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C01771g" table:style-name="ce1">
            <text:p>CAGL0C01771g</text:p>
          </table:table-cell>
          <table:table-cell office:value-type="string" office:value="YBR241C" table:style-name="ce1">
            <text:p>YBR241C</text:p>
          </table:table-cell>
          <table:table-cell office:value-type="string" office:value="S000000445" table:style-name="ce1">
            <text:p>S000000445</text:p>
          </table:table-cell>
          <table:table-cell office:value-type="string" office:value="YBR241C" table:style-name="ce1">
            <text:p>YBR241C</text:p>
          </table:table-cell>
          <table:table-cell office:value-type="string" office:value="" table:style-name="ce1">
            <text:p/>
          </table:table-cell>
          <table:table-cell office:value-type="string" office:value="Putative transporter, member of the sugar porter family; green fluorescent protein (GFP)-fusion protein localizes to the vacuolar membrane; YBR241C is not an essential gene; YBR241C has a paralog, VPS73, that arose from the whole genome duplication" table:style-name="ce1">
            <text:p>Putative transporter, member of the sugar porter family; green fluorescent protein (GFP)-fusion protein localizes to the vacuolar membrane; YBR241C is not an essential gene; YBR241C has a paralog, VPS73, that arose from the whole genome duplication</text:p>
          </table:table-cell>
        </table:table-row>
        <table:table-row>
          <table:table-cell office:value-type="string" office:value="CAGL0C02035g" table:style-name="ce1">
            <text:p>CAGL0C02035g</text:p>
          </table:table-cell>
          <table:table-cell office:value-type="string" office:value="" table:style-name="ce1">
            <text:p/>
          </table:table-cell>
          <table:table-cell office:value-type="string" office:value="Ortholog(s) have metallodipeptidase activity, omega peptidase activity, role in glutathione catabolic process and cytoplasm, fungal biofilm matrix localization" table:style-name="ce1">
            <text:p>Ortholog(s) have metallodipeptidase activity, omega peptidase activity, role in glutathione catabolic process and cytoplasm, fungal biofilm matrix localization</text:p>
          </table:table-cell>
          <table:table-cell office:value-type="float" office:value="-1.6935" table:style-name="ce1">
            <text:p>-1.6935</text:p>
          </table:table-cell>
          <table:table-cell office:value-type="float" office:value="1.59183920793097e-05" table:style-name="ce1">
            <text:p>1.59183920793097e-05</text:p>
          </table:table-cell>
          <table:table-cell office:value-type="float" office:value="-1.71225" table:style-name="ce1">
            <text:p>-1.71225</text:p>
          </table:table-cell>
          <table:table-cell office:value-type="float" office:value="1.04619385248191e-05" table:style-name="ce1">
            <text:p>1.04619385248191e-05</text:p>
          </table:table-cell>
          <table:table-cell office:value-type="float" office:value="-1.71225" table:style-name="ce1">
            <text:p>-1.71225</text:p>
          </table:table-cell>
          <table:table-cell office:value-type="float" office:value="1.04619385248191e-05" table:style-name="ce1">
            <text:p>1.04619385248191e-05</text:p>
          </table:table-cell>
          <table:table-cell office:value-type="float" office:value="-0.405666666666667" table:style-name="ce1">
            <text:p>-0.405666666666667</text:p>
          </table:table-cell>
          <table:table-cell office:value-type="float" office:value="0.110792272061326" table:style-name="ce1">
            <text:p>0.110792272061326</text:p>
          </table:table-cell>
          <table:table-cell office:value-type="float" office:value="-2.04883856469604" table:style-name="ce1">
            <text:p>-2.04883856469604</text:p>
          </table:table-cell>
          <table:table-cell office:value-type="float" office:value="-2.33497500615965" table:style-name="ce1">
            <text:p>-2.33497500615965</text:p>
          </table:table-cell>
          <table:table-cell office:value-type="float" office:value="-2.33497500615965" table:style-name="ce1">
            <text:p>-2.33497500615965</text:p>
          </table:table-cell>
          <table:table-cell office:value-type="float" office:value="-0.820624771751457" table:style-name="ce1">
            <text:p>-0.820624771751457</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C02035g" table:style-name="ce1">
            <text:p>CAGL0C02035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C02035g" table:style-name="ce1">
            <text:p>CAGL0C02035g</text:p>
          </table:table-cell>
          <table:table-cell office:value-type="string" office:value="YFR044C" table:style-name="ce1">
            <text:p>YFR044C</text:p>
          </table:table-cell>
          <table:table-cell office:value-type="string" office:value="S000001940" table:style-name="ce1">
            <text:p>S000001940</text:p>
          </table:table-cell>
          <table:table-cell office:value-type="string" office:value="YFR044C" table:style-name="ce1">
            <text:p>YFR044C</text:p>
          </table:table-cell>
          <table:table-cell office:value-type="string" office:value="DUG1" table:style-name="ce1">
            <text:p>DUG1</text:p>
          </table:table-cell>
          <table:table-cell office:value-type="string" office:value="Cys-Gly metallo-di-peptidase; forms a complex with Dug2p and Dug3p to degrade glutathione (GSH) and other peptides containing a gamma-glu-X bond in an alternative pathway to GSH degradation by gamma-glutamyl transpeptidase (Ecm38p); human homolog CNDP2 can complement yeast dug1 mutant" table:style-name="ce1">
            <text:p>Cys-Gly metallo-di-peptidase; forms a complex with Dug2p and Dug3p to degrade glutathione (GSH) and other peptides containing a gamma-glu-X bond in an alternative pathway to GSH degradation by gamma-glutamyl transpeptidase (Ecm38p); human homolog CNDP2 can complement yeast dug1 mutant</text:p>
          </table:table-cell>
        </table:table-row>
        <table:table-row>
          <table:table-cell office:value-type="string" office:value="CAGL0C02233g" table:style-name="ce1">
            <text:p>CAGL0C02233g</text:p>
          </table:table-cell>
          <table:table-cell office:value-type="string" office:value="" table:style-name="ce1">
            <text:p/>
          </table:table-cell>
          <table:table-cell office:value-type="string" office:value="Ortholog(s) have L-methionine-(S)-S-oxide reductase activity, peptide-methionine (S)-S-oxide reductase activity, role in L-methionine salvage from methionine sulphoxide, cellular response to oxidative stress and cytoplasm localization" table:style-name="ce1">
            <text:p>Ortholog(s) have L-methionine-(S)-S-oxide reductase activity, peptide-methionine (S)-S-oxide reductase activity, role in L-methionine salvage from methionine sulphoxide, cellular response to oxidative stress and cytoplasm localization</text:p>
          </table:table-cell>
          <table:table-cell office:value-type="float" office:value="-0.140833333333333" table:style-name="ce1">
            <text:p>-0.140833333333333</text:p>
          </table:table-cell>
          <table:table-cell office:value-type="float" office:value="0.35481451648533" table:style-name="ce1">
            <text:p>0.35481451648533</text:p>
          </table:table-cell>
          <table:table-cell office:value-type="float" office:value="1.60941666666667" table:style-name="ce1">
            <text:p>1.60941666666667</text:p>
          </table:table-cell>
          <table:table-cell office:value-type="float" office:value="3.78394552315409e-05" table:style-name="ce1">
            <text:p>3.78394552315409e-05</text:p>
          </table:table-cell>
          <table:table-cell office:value-type="float" office:value="1.60941666666667" table:style-name="ce1">
            <text:p>1.60941666666667</text:p>
          </table:table-cell>
          <table:table-cell office:value-type="float" office:value="3.78394552315409e-05" table:style-name="ce1">
            <text:p>3.78394552315409e-05</text:p>
          </table:table-cell>
          <table:table-cell office:value-type="float" office:value="-0.345166666666667" table:style-name="ce1">
            <text:p>-0.345166666666667</text:p>
          </table:table-cell>
          <table:table-cell office:value-type="float" office:value="0.14572207272716" table:style-name="ce1">
            <text:p>0.14572207272716</text:p>
          </table:table-cell>
          <table:table-cell office:value-type="float" office:value="-0.222466574906741" table:style-name="ce1">
            <text:p>-0.222466574906741</text:p>
          </table:table-cell>
          <table:table-cell office:value-type="float" office:value="2.0525997254159" table:style-name="ce1">
            <text:p>2.0525997254159</text:p>
          </table:table-cell>
          <table:table-cell office:value-type="float" office:value="2.0525997254159" table:style-name="ce1">
            <text:p>2.0525997254159</text:p>
          </table:table-cell>
          <table:table-cell office:value-type="float" office:value="-0.714781269100098" table:style-name="ce1">
            <text:p>-0.714781269100098</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THIOL REDOX" table:style-name="ce1">
            <text:p>THIOL REDOX</text:p>
          </table:table-cell>
          <table:table-cell office:value-type="string" office:value="F3" table:style-name="ce1">
            <text:p>F3</text:p>
          </table:table-cell>
          <table:table-cell office:value-type="string" office:value="CAGL0C02233g" table:style-name="ce1">
            <text:p>CAGL0C02233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C02233g" table:style-name="ce1">
            <text:p>CAGL0C02233g</text:p>
          </table:table-cell>
          <table:table-cell office:value-type="string" office:value="YER042W" table:style-name="ce1">
            <text:p>YER042W</text:p>
          </table:table-cell>
          <table:table-cell office:value-type="string" office:value="S000000844" table:style-name="ce1">
            <text:p>S000000844</text:p>
          </table:table-cell>
          <table:table-cell office:value-type="string" office:value="YER042W" table:style-name="ce1">
            <text:p>YER042W</text:p>
          </table:table-cell>
          <table:table-cell office:value-type="string" office:value="MXR1" table:style-name="ce1">
            <text:p>MXR1</text:p>
          </table:table-cell>
          <table:table-cell office:value-type="string" office:value="Methionine-S-sulfoxide reductase; involved in the response to oxidative stress; protects iron-sulfur clusters from oxidative inactivation along with MXR2; involved in the regulation of lifespan; reduced activity of human homolog implicated in Alzheimer disease" table:style-name="ce1">
            <text:p>Methionine-S-sulfoxide reductase; involved in the response to oxidative stress; protects iron-sulfur clusters from oxidative inactivation along with MXR2; involved in the regulation of lifespan; reduced activity of human homolog implicated in Alzheimer disease</text:p>
          </table:table-cell>
        </table:table-row>
        <table:table-row>
          <table:table-cell office:value-type="string" office:value="CAGL0C02365g" table:style-name="ce1">
            <text:p>CAGL0C02365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2.06433333333333" table:style-name="ce1">
            <text:p>2.06433333333333</text:p>
          </table:table-cell>
          <table:table-cell office:value-type="float" office:value="2.35184996262336e-05" table:style-name="ce1">
            <text:p>2.35184996262336e-05</text:p>
          </table:table-cell>
          <table:table-cell office:value-type="float" office:value="1.04975" table:style-name="ce1">
            <text:p>1.04975</text:p>
          </table:table-cell>
          <table:table-cell office:value-type="float" office:value="0.00320737329690106" table:style-name="ce1">
            <text:p>0.00320737329690106</text:p>
          </table:table-cell>
          <table:table-cell office:value-type="float" office:value="1.04975" table:style-name="ce1">
            <text:p>1.04975</text:p>
          </table:table-cell>
          <table:table-cell office:value-type="float" office:value="0.00320737329690106" table:style-name="ce1">
            <text:p>0.00320737329690106</text:p>
          </table:table-cell>
          <table:table-cell office:value-type="float" office:value="0.1195" table:style-name="ce1">
            <text:p>0.1195</text:p>
          </table:table-cell>
          <table:table-cell office:value-type="float" office:value="0.650453772385761" table:style-name="ce1">
            <text:p>0.650453772385761</text:p>
          </table:table-cell>
          <table:table-cell office:value-type="float" office:value="2.37142863729831" table:style-name="ce1">
            <text:p>2.37142863729831</text:p>
          </table:table-cell>
          <table:table-cell office:value-type="float" office:value="1.31333851374351" table:style-name="ce1">
            <text:p>1.31333851374351</text:p>
          </table:table-cell>
          <table:table-cell office:value-type="float" office:value="1.31333851374351" table:style-name="ce1">
            <text:p>1.31333851374351</text:p>
          </table:table-cell>
          <table:table-cell office:value-type="float" office:value="0.0981434840458695" table:style-name="ce1">
            <text:p>0.098143484045869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C02365g" table:style-name="ce1">
            <text:p>CAGL0C02365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C02365g" table:style-name="ce1">
            <text:p>CAGL0C02365g</text:p>
          </table:table-cell>
          <table:table-cell office:value-type="string" office:value="NO_ORTHO" table:style-name="ce1">
            <text:p>NO_ORTHO</text:p>
          </table:table-cell>
          <table:table-cell office:value-type="string" office:value="CAL0127566" table:style-name="ce1">
            <text:p>CAL0127566</text:p>
          </table:table-cell>
          <table:table-cell office:value-type="string" office:value="CAGL0C02365g" table:style-name="ce1">
            <text:p>CAGL0C02365g</text:p>
          </table:table-cell>
          <table:table-cell office:value-type="string" office:value="" table:style-name="ce1">
            <text:p/>
          </table:table-cell>
          <table:table-cell office:value-type="string" office:value="Protein of unknown function" table:style-name="ce1">
            <text:p>Protein of unknown function</text:p>
          </table:table-cell>
        </table:table-row>
        <table:table-row>
          <table:table-cell office:value-type="string" office:value="CAGL0C02739g" table:style-name="ce1">
            <text:p>CAGL0C02739g</text:p>
          </table:table-cell>
          <table:table-cell office:value-type="string" office:value="" table:style-name="ce1">
            <text:p/>
          </table:table-cell>
          <table:table-cell office:value-type="string" office:value="Ortholog(s) have role in mitochondrion organization, phospholipid homeostasis and integral component of mitochondrial outer membrane localization" table:style-name="ce1">
            <text:p>Ortholog(s) have role in mitochondrion organization, phospholipid homeostasis and integral component of mitochondrial outer membrane localization</text:p>
          </table:table-cell>
          <table:table-cell office:value-type="float" office:value="1.76466666666667" table:style-name="ce1">
            <text:p>1.76466666666667</text:p>
          </table:table-cell>
          <table:table-cell office:value-type="float" office:value="0.000194161043659301" table:style-name="ce1">
            <text:p>0.000194161043659301</text:p>
          </table:table-cell>
          <table:table-cell office:value-type="float" office:value="0.8965" table:style-name="ce1">
            <text:p>0.8965</text:p>
          </table:table-cell>
          <table:table-cell office:value-type="float" office:value="0.00151131046755953" table:style-name="ce1">
            <text:p>0.00151131046755953</text:p>
          </table:table-cell>
          <table:table-cell office:value-type="float" office:value="0.8965" table:style-name="ce1">
            <text:p>0.8965</text:p>
          </table:table-cell>
          <table:table-cell office:value-type="float" office:value="0.00151131046755953" table:style-name="ce1">
            <text:p>0.00151131046755953</text:p>
          </table:table-cell>
          <table:table-cell office:value-type="float" office:value="0.7245" table:style-name="ce1">
            <text:p>0.7245</text:p>
          </table:table-cell>
          <table:table-cell office:value-type="float" office:value="0.00855031461315262" table:style-name="ce1">
            <text:p>0.00855031461315262</text:p>
          </table:table-cell>
          <table:table-cell office:value-type="float" office:value="2.01893649070737" table:style-name="ce1">
            <text:p>2.01893649070737</text:p>
          </table:table-cell>
          <table:table-cell office:value-type="float" office:value="1.1109112701066" table:style-name="ce1">
            <text:p>1.1109112701066</text:p>
          </table:table-cell>
          <table:table-cell office:value-type="float" office:value="1.1109112701066" table:style-name="ce1">
            <text:p>1.1109112701066</text:p>
          </table:table-cell>
          <table:table-cell office:value-type="float" office:value="1.15657851055945" table:style-name="ce1">
            <text:p>1.1565785105594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MITOCHONDRIAL BIOGENESIS" table:style-name="ce1">
            <text:p>MITOCHONDRIAL BIOGENESIS</text:p>
          </table:table-cell>
          <table:table-cell office:value-type="string" office:value="F1" table:style-name="ce1">
            <text:p>F1</text:p>
          </table:table-cell>
          <table:table-cell office:value-type="string" office:value="CAGL0C02739g" table:style-name="ce1">
            <text:p>CAGL0C02739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C02739g" table:style-name="ce1">
            <text:p>CAGL0C02739g</text:p>
          </table:table-cell>
          <table:table-cell office:value-type="string" office:value="YAL008W" table:style-name="ce1">
            <text:p>YAL008W</text:p>
          </table:table-cell>
          <table:table-cell office:value-type="string" office:value="S000000006" table:style-name="ce1">
            <text:p>S000000006</text:p>
          </table:table-cell>
          <table:table-cell office:value-type="string" office:value="YAL008W" table:style-name="ce1">
            <text:p>YAL008W</text:p>
          </table:table-cell>
          <table:table-cell office:value-type="string" office:value="FUN14" table:style-name="ce1">
            <text:p>FUN14</text:p>
          </table:table-cell>
          <table:table-cell office:value-type="string" office:value="Integral mitochondrial outer membrane (MOM) protein; dosage suppressor of an MDM10 null that reduces ERMES-related phenotypes, such as alterations in mitochondrial morphology, protein complex assembly, and lipid profile; dosage suppressor of MDM12, MDM34, and MMM1 null mutant growth defects; novel mechanism of MOM import involving Tom70p, the TOM complex, and the TIM23 complex, requiring mitochondrial membrane potential and processing by the IMP complex for correct biogenesis" table:style-name="ce1">
            <text:p>Integral mitochondrial outer membrane (MOM) protein; dosage suppressor of an MDM10 null that reduces ERMES-related phenotypes, such as alterations in mitochondrial morphology, protein complex assembly, and lipid profile; dosage suppressor of MDM12, MDM34, and MMM1 null mutant growth defects; novel mechanism of MOM import involving Tom70p, the TOM complex, and the TIM23 complex, requiring mitochondrial membrane potential and processing by the IMP complex for correct biogenesis</text:p>
          </table:table-cell>
        </table:table-row>
        <table:table-row>
          <table:table-cell office:value-type="string" office:value="CAGL0C03113g" table:style-name="ce1">
            <text:p>CAGL0C03113g</text:p>
          </table:table-cell>
          <table:table-cell office:value-type="string" office:value="" table:style-name="ce1">
            <text:p/>
          </table:table-cell>
          <table:table-cell office:value-type="string" office:value="Ortholog(s) have RNA 7-methylguanosine cap binding, exoribonuclease activator activity, hydrolase activity, acting on acid anhydrides, in phosphorus-containing anhydrides, m7G(5')pppN diphosphatase activity" table:style-name="ce1">
            <text:p>Ortholog(s) have RNA 7-methylguanosine cap binding, exoribonuclease activator activity, hydrolase activity, acting on acid anhydrides, in phosphorus-containing anhydrides, m7G(5')pppN diphosphatase activity</text:p>
          </table:table-cell>
          <table:table-cell office:value-type="float" office:value="2.15958333333333" table:style-name="ce1">
            <text:p>2.15958333333333</text:p>
          </table:table-cell>
          <table:table-cell office:value-type="float" office:value="7.7939964988843e-05" table:style-name="ce1">
            <text:p>7.7939964988843e-05</text:p>
          </table:table-cell>
          <table:table-cell office:value-type="float" office:value="1.43308333333333" table:style-name="ce1">
            <text:p>1.43308333333333</text:p>
          </table:table-cell>
          <table:table-cell office:value-type="float" office:value="8.3937862234836e-05" table:style-name="ce1">
            <text:p>8.3937862234836e-05</text:p>
          </table:table-cell>
          <table:table-cell office:value-type="float" office:value="1.43308333333333" table:style-name="ce1">
            <text:p>1.43308333333333</text:p>
          </table:table-cell>
          <table:table-cell office:value-type="float" office:value="8.3937862234836e-05" table:style-name="ce1">
            <text:p>8.3937862234836e-05</text:p>
          </table:table-cell>
          <table:table-cell office:value-type="float" office:value="0.5065" table:style-name="ce1">
            <text:p>0.5065</text:p>
          </table:table-cell>
          <table:table-cell office:value-type="float" office:value="0.0254716450920386" table:style-name="ce1">
            <text:p>0.0254716450920386</text:p>
          </table:table-cell>
          <table:table-cell office:value-type="float" office:value="2.483469383559" table:style-name="ce1">
            <text:p>2.483469383559</text:p>
          </table:table-cell>
          <table:table-cell office:value-type="float" office:value="1.81968180940953" table:style-name="ce1">
            <text:p>1.81968180940953</text:p>
          </table:table-cell>
          <table:table-cell office:value-type="float" office:value="1.81968180940953" table:style-name="ce1">
            <text:p>1.81968180940953</text:p>
          </table:table-cell>
          <table:table-cell office:value-type="float" office:value="0.775192005138028" table:style-name="ce1">
            <text:p>0.77519200513802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GENERAL TRANSCRIPTION" table:style-name="ce1">
            <text:p>GENERAL TRANSCRIPTION</text:p>
          </table:table-cell>
          <table:table-cell office:value-type="string" office:value="F2" table:style-name="ce1">
            <text:p>F2</text:p>
          </table:table-cell>
          <table:table-cell office:value-type="string" office:value="CAGL0C03113g" table:style-name="ce1">
            <text:p>CAGL0C03113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C03113g" table:style-name="ce1">
            <text:p>CAGL0C03113g</text:p>
          </table:table-cell>
          <table:table-cell office:value-type="string" office:value="YLR270W" table:style-name="ce1">
            <text:p>YLR270W</text:p>
          </table:table-cell>
          <table:table-cell office:value-type="string" office:value="S000004260" table:style-name="ce1">
            <text:p>S000004260</text:p>
          </table:table-cell>
          <table:table-cell office:value-type="string" office:value="YLR270W" table:style-name="ce1">
            <text:p>YLR270W</text:p>
          </table:table-cell>
          <table:table-cell office:value-type="string" office:value="DCS1" table:style-name="ce1">
            <text:p>DCS1</text:p>
          </table:table-cell>
          <table:table-cell office:value-type="string" office:value="Non-essential hydrolase involved in mRNA decapping; activates Xrn1p; may function in a feedback mechanism to regulate deadenylation, contains pyrophosphatase activity and a HIT (histidine triad) motif; acts as inhibitor of neutral trehalase Nth1p; required for growth on glycerol medium; protein abundance increases in response to DNA replication stress; DCS1 has a paralog, DCS2, that arose from the whole genome duplication" table:style-name="ce1">
            <text:p>Non-essential hydrolase involved in mRNA decapping; activates Xrn1p; may function in a feedback mechanism to regulate deadenylation, contains pyrophosphatase activity and a HIT (histidine triad) motif; acts as inhibitor of neutral trehalase Nth1p; required for growth on glycerol medium; protein abundance increases in response to DNA replication stress; DCS1 has a paralog, DCS2, that arose from the whole genome duplication</text:p>
          </table:table-cell>
        </table:table-row>
        <table:table-row>
          <table:table-cell office:value-type="string" office:value="CAGL0C03267g" table:style-name="ce1">
            <text:p>CAGL0C03267g</text:p>
          </table:table-cell>
          <table:table-cell office:value-type="string" office:value="FPS1" table:style-name="ce1">
            <text:p>FPS1</text:p>
          </table:table-cell>
          <table:table-cell office:value-type="string" office:value="Glycerol transporter; involved in flucytosine resistance; double fps1/fps2 mutant accumulates glycerol, has constitutive cell wall stress, is hypersensitive to caspofungin in vitro and in vivo" table:style-name="ce1">
            <text:p>Glycerol transporter; involved in flucytosine resistance; double fps1/fps2 mutant accumulates glycerol, has constitutive cell wall stress, is hypersensitive to caspofungin in vitro and in vivo</text:p>
          </table:table-cell>
          <table:table-cell office:value-type="float" office:value="0.715333333333334" table:style-name="ce1">
            <text:p>0.715333333333334</text:p>
          </table:table-cell>
          <table:table-cell office:value-type="float" office:value="0.00389115835721763" table:style-name="ce1">
            <text:p>0.00389115835721763</text:p>
          </table:table-cell>
          <table:table-cell office:value-type="float" office:value="-0.170166666666667" table:style-name="ce1">
            <text:p>-0.170166666666667</text:p>
          </table:table-cell>
          <table:table-cell office:value-type="float" office:value="0.499197766859701" table:style-name="ce1">
            <text:p>0.499197766859701</text:p>
          </table:table-cell>
          <table:table-cell office:value-type="float" office:value="-0.170166666666667" table:style-name="ce1">
            <text:p>-0.170166666666667</text:p>
          </table:table-cell>
          <table:table-cell office:value-type="float" office:value="0.499197766859701" table:style-name="ce1">
            <text:p>0.499197766859701</text:p>
          </table:table-cell>
          <table:table-cell office:value-type="float" office:value="1.53216666666667" table:style-name="ce1">
            <text:p>1.53216666666667</text:p>
          </table:table-cell>
          <table:table-cell office:value-type="float" office:value="0.000274857182393751" table:style-name="ce1">
            <text:p>0.000274857182393751</text:p>
          </table:table-cell>
          <table:table-cell office:value-type="float" office:value="0.784625837238777" table:style-name="ce1">
            <text:p>0.784625837238777</text:p>
          </table:table-cell>
          <table:table-cell office:value-type="float" office:value="-0.298043987398845" table:style-name="ce1">
            <text:p>-0.298043987398845</text:p>
          </table:table-cell>
          <table:table-cell office:value-type="float" office:value="-0.298043987398845" table:style-name="ce1">
            <text:p>-0.298043987398845</text:p>
          </table:table-cell>
          <table:table-cell office:value-type="float" office:value="2.56957469196023" table:style-name="ce1">
            <text:p>2.5695746919602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C03267g" table:style-name="ce1">
            <text:p>CAGL0C03267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C03267g" table:style-name="ce1">
            <text:p>CAGL0C03267g</text:p>
          </table:table-cell>
          <table:table-cell office:value-type="string" office:value="YLL043W" table:style-name="ce1">
            <text:p>YLL043W</text:p>
          </table:table-cell>
          <table:table-cell office:value-type="string" office:value="S000003966" table:style-name="ce1">
            <text:p>S000003966</text:p>
          </table:table-cell>
          <table:table-cell office:value-type="string" office:value="YLL043W" table:style-name="ce1">
            <text:p>YLL043W</text:p>
          </table:table-cell>
          <table:table-cell office:value-type="string" office:value="FPS1" table:style-name="ce1">
            <text:p>FPS1</text:p>
          </table:table-cell>
          <table:table-cell office:value-type="string" office:value="Aquaglyceroporin, plasma membrane channel; involved in efflux of glycerol and xylitol, and in uptake of acetic acid, arsenite, and antimonite; key factor in maintaining redox balance by mediating passive diffusion of glycerol; phosphorylated by Hog1p MAPK under acetate stress; deletion improves xylose fermentation; regulated by Rgc1p and Ask10p, which are regulated by Hog1p phosphorylation under osmotic stress; phosphorylation by Ypk1p required to maintain an open state" table:style-name="ce1">
            <text:p>Aquaglyceroporin, plasma membrane channel; involved in efflux of glycerol and xylitol, and in uptake of acetic acid, arsenite, and antimonite; key factor in maintaining redox balance by mediating passive diffusion of glycerol; phosphorylated by Hog1p MAPK under acetate stress; deletion improves xylose fermentation; regulated by Rgc1p and Ask10p, which are regulated by Hog1p phosphorylation under osmotic stress; phosphorylation by Ypk1p required to maintain an open state</text:p>
          </table:table-cell>
        </table:table-row>
        <table:table-row>
          <table:table-cell office:value-type="string" office:value="CAGL0C03443g" table:style-name="ce1">
            <text:p>CAGL0C03443g</text:p>
          </table:table-cell>
          <table:table-cell office:value-type="string" office:value="LYS9" table:style-name="ce1">
            <text:p>LYS9</text:p>
          </table:table-cell>
          <table:table-cell office:value-type="string" office:value="Putative saccharopine dehydrogenase" table:style-name="ce1">
            <text:p>Putative saccharopine dehydrogenase</text:p>
          </table:table-cell>
          <table:table-cell office:value-type="float" office:value="-1.65466666666667" table:style-name="ce1">
            <text:p>-1.65466666666667</text:p>
          </table:table-cell>
          <table:table-cell office:value-type="float" office:value="4.74346514170642e-05" table:style-name="ce1">
            <text:p>4.74346514170642e-05</text:p>
          </table:table-cell>
          <table:table-cell office:value-type="float" office:value="-2.03591666666667" table:style-name="ce1">
            <text:p>-2.03591666666667</text:p>
          </table:table-cell>
          <table:table-cell office:value-type="float" office:value="5.79699726717582e-05" table:style-name="ce1">
            <text:p>5.79699726717582e-05</text:p>
          </table:table-cell>
          <table:table-cell office:value-type="float" office:value="-2.03591666666667" table:style-name="ce1">
            <text:p>-2.03591666666667</text:p>
          </table:table-cell>
          <table:table-cell office:value-type="float" office:value="5.79699726717582e-05" table:style-name="ce1">
            <text:p>5.79699726717582e-05</text:p>
          </table:table-cell>
          <table:table-cell office:value-type="float" office:value="0.2215" table:style-name="ce1">
            <text:p>0.2215</text:p>
          </table:table-cell>
          <table:table-cell office:value-type="float" office:value="0.461025134117307" table:style-name="ce1">
            <text:p>0.461025134117307</text:p>
          </table:table-cell>
          <table:table-cell office:value-type="float" office:value="-2.0031596602713" table:style-name="ce1">
            <text:p>-2.0031596602713</text:p>
          </table:table-cell>
          <table:table-cell office:value-type="float" office:value="-2.76250486710895" table:style-name="ce1">
            <text:p>-2.76250486710895</text:p>
          </table:table-cell>
          <table:table-cell office:value-type="float" office:value="-2.76250486710895" table:style-name="ce1">
            <text:p>-2.76250486710895</text:p>
          </table:table-cell>
          <table:table-cell office:value-type="float" office:value="0.276590381077912" table:style-name="ce1">
            <text:p>0.27659038107791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NAD(P)/NAD(P)H DEPENDANT ENZYME" table:style-name="ce1">
            <text:p>NAD(P)/NAD(P)H DEPENDANT ENZYME</text:p>
          </table:table-cell>
          <table:table-cell office:value-type="string" office:value="F3" table:style-name="ce1">
            <text:p>F3</text:p>
          </table:table-cell>
          <table:table-cell office:value-type="string" office:value="CAGL0C03443g" table:style-name="ce1">
            <text:p>CAGL0C03443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C03443g" table:style-name="ce1">
            <text:p>CAGL0C03443g</text:p>
          </table:table-cell>
          <table:table-cell office:value-type="string" office:value="YNR050C" table:style-name="ce1">
            <text:p>YNR050C</text:p>
          </table:table-cell>
          <table:table-cell office:value-type="string" office:value="S000005333" table:style-name="ce1">
            <text:p>S000005333</text:p>
          </table:table-cell>
          <table:table-cell office:value-type="string" office:value="YNR050C" table:style-name="ce1">
            <text:p>YNR050C</text:p>
          </table:table-cell>
          <table:table-cell office:value-type="string" office:value="LYS9" table:style-name="ce1">
            <text:p>LYS9</text:p>
          </table:table-cell>
          <table:table-cell office:value-type="string" office:value="Saccharopine dehydrogenase (NADP+, L-glutamate-forming); catalyzes the formation of saccharopine from alpha-aminoadipate 6-semialdehyde, the seventh step in lysine biosynthesis pathway; exhibits genetic and physical interactions with TRM112" table:style-name="ce1">
            <text:p>Saccharopine dehydrogenase (NADP+, L-glutamate-forming); catalyzes the formation of saccharopine from alpha-aminoadipate 6-semialdehyde, the seventh step in lysine biosynthesis pathway; exhibits genetic and physical interactions with TRM112</text:p>
          </table:table-cell>
        </table:table-row>
        <table:table-row>
          <table:table-cell office:value-type="string" office:value="CAGL0C03608g" table:style-name="ce1">
            <text:p>CAGL0C03608g</text:p>
          </table:table-cell>
          <table:table-cell office:value-type="string" office:value="TUP1" table:style-name="ce1">
            <text:p>TUP1</text:p>
          </table:table-cell>
          <table:table-cell office:value-type="string" office:value="Protein of unknown function" table:style-name="ce1">
            <text:p>Protein of unknown function</text:p>
          </table:table-cell>
          <table:table-cell office:value-type="float" office:value="-0.394833333333333" table:style-name="ce1">
            <text:p>-0.394833333333333</text:p>
          </table:table-cell>
          <table:table-cell office:value-type="float" office:value="0.026824877187026" table:style-name="ce1">
            <text:p>0.026824877187026</text:p>
          </table:table-cell>
          <table:table-cell office:value-type="float" office:value="-0.65975" table:style-name="ce1">
            <text:p>-0.65975</text:p>
          </table:table-cell>
          <table:table-cell office:value-type="float" office:value="0.0663052243014513" table:style-name="ce1">
            <text:p>0.0663052243014513</text:p>
          </table:table-cell>
          <table:table-cell office:value-type="float" office:value="-0.65975" table:style-name="ce1">
            <text:p>-0.65975</text:p>
          </table:table-cell>
          <table:table-cell office:value-type="float" office:value="0.0663052243014513" table:style-name="ce1">
            <text:p>0.0663052243014513</text:p>
          </table:table-cell>
          <table:table-cell office:value-type="float" office:value="1.34916666666667" table:style-name="ce1">
            <text:p>1.34916666666667</text:p>
          </table:table-cell>
          <table:table-cell office:value-type="float" office:value="0.00173897468634536" table:style-name="ce1">
            <text:p>0.00173897468634536</text:p>
          </table:table-cell>
          <table:table-cell office:value-type="float" office:value="-0.52124189826858" table:style-name="ce1">
            <text:p>-0.52124189826858</text:p>
          </table:table-cell>
          <table:table-cell office:value-type="float" office:value="-0.944732435667945" table:style-name="ce1">
            <text:p>-0.944732435667945</text:p>
          </table:table-cell>
          <table:table-cell office:value-type="float" office:value="-0.944732435667945" table:style-name="ce1">
            <text:p>-0.944732435667945</text:p>
          </table:table-cell>
          <table:table-cell office:value-type="float" office:value="2.24941996493215" table:style-name="ce1">
            <text:p>2.2494199649321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C03608g" table:style-name="ce1">
            <text:p>CAGL0C03608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C03608g" table:style-name="ce1">
            <text:p>CAGL0C03608g</text:p>
          </table:table-cell>
          <table:table-cell office:value-type="string" office:value="YCR084C" table:style-name="ce1">
            <text:p>YCR084C</text:p>
          </table:table-cell>
          <table:table-cell office:value-type="string" office:value="S000000680" table:style-name="ce1">
            <text:p>S000000680</text:p>
          </table:table-cell>
          <table:table-cell office:value-type="string" office:value="YCR084C" table:style-name="ce1">
            <text:p>YCR084C</text:p>
          </table:table-cell>
          <table:table-cell office:value-type="string" office:value="TUP1" table:style-name="ce1">
            <text:p>TUP1</text:p>
          </table:table-cell>
          <table:table-cell office:value-type="string" office:value="General repressor of transcription; forms complex with Cyc8p, involved in the establishment of repressive chromatin structure through interactions with histones H3 and H4, appears to enhance expression of some genes" table:style-name="ce1">
            <text:p>General repressor of transcription; forms complex with Cyc8p, involved in the establishment of repressive chromatin structure through interactions with histones H3 and H4, appears to enhance expression of some genes</text:p>
          </table:table-cell>
        </table:table-row>
        <table:table-row>
          <table:table-cell office:value-type="string" office:value="CAGL0C03850g" table:style-name="ce1">
            <text:p>CAGL0C03850g</text:p>
          </table:table-cell>
          <table:table-cell office:value-type="string" office:value="" table:style-name="ce1">
            <text:p/>
          </table:table-cell>
          <table:table-cell office:value-type="string" office:value="Ortholog(s) have thioredoxin peroxidase activity, role in cell redox homeostasis, cellular response to oxidative stress and nucleus localization" table:style-name="ce1">
            <text:p>Ortholog(s) have thioredoxin peroxidase activity, role in cell redox homeostasis, cellular response to oxidative stress and nucleus localization</text:p>
          </table:table-cell>
          <table:table-cell office:value-type="float" office:value="1.02383333333333" table:style-name="ce1">
            <text:p>1.02383333333333</text:p>
          </table:table-cell>
          <table:table-cell office:value-type="float" office:value="0.000219236052608173" table:style-name="ce1">
            <text:p>0.000219236052608173</text:p>
          </table:table-cell>
          <table:table-cell office:value-type="float" office:value="1.7775" table:style-name="ce1">
            <text:p>1.7775</text:p>
          </table:table-cell>
          <table:table-cell office:value-type="float" office:value="5.75160089739588e-05" table:style-name="ce1">
            <text:p>5.75160089739588e-05</text:p>
          </table:table-cell>
          <table:table-cell office:value-type="float" office:value="1.7775" table:style-name="ce1">
            <text:p>1.7775</text:p>
          </table:table-cell>
          <table:table-cell office:value-type="float" office:value="5.75160089739588e-05" table:style-name="ce1">
            <text:p>5.75160089739588e-05</text:p>
          </table:table-cell>
          <table:table-cell office:value-type="float" office:value="-0.388666666666667" table:style-name="ce1">
            <text:p>-0.388666666666667</text:p>
          </table:table-cell>
          <table:table-cell office:value-type="float" office:value="0.131558002038079" table:style-name="ce1">
            <text:p>0.131558002038079</text:p>
          </table:table-cell>
          <table:table-cell office:value-type="float" office:value="1.14750846423534" table:style-name="ce1">
            <text:p>1.14750846423534</text:p>
          </table:table-cell>
          <table:table-cell office:value-type="float" office:value="2.2746202531025" table:style-name="ce1">
            <text:p>2.2746202531025</text:p>
          </table:table-cell>
          <table:table-cell office:value-type="float" office:value="2.2746202531025" table:style-name="ce1">
            <text:p>2.2746202531025</text:p>
          </table:table-cell>
          <table:table-cell office:value-type="float" office:value="-0.790883622246116" table:style-name="ce1">
            <text:p>-0.790883622246116</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THIOL REDOX" table:style-name="ce1">
            <text:p>THIOL REDOX</text:p>
          </table:table-cell>
          <table:table-cell office:value-type="string" office:value="F3" table:style-name="ce1">
            <text:p>F3</text:p>
          </table:table-cell>
          <table:table-cell office:value-type="string" office:value="CAGL0C03850g" table:style-name="ce1">
            <text:p>CAGL0C03850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C03850g" table:style-name="ce1">
            <text:p>CAGL0C03850g</text:p>
          </table:table-cell>
          <table:table-cell office:value-type="string" office:value="YIL010W" table:style-name="ce1">
            <text:p>YIL010W</text:p>
          </table:table-cell>
          <table:table-cell office:value-type="string" office:value="S000001272" table:style-name="ce1">
            <text:p>S000001272</text:p>
          </table:table-cell>
          <table:table-cell office:value-type="string" office:value="YIL010W" table:style-name="ce1">
            <text:p>YIL010W</text:p>
          </table:table-cell>
          <table:table-cell office:value-type="string" office:value="DOT5" table:style-name="ce1">
            <text:p>DOT5</text:p>
          </table:table-cell>
          <table:table-cell office:value-type="string" office:value="Nuclear thiol peroxidase; functions as an alkyl-hydroperoxide reductase during post-diauxic growth" table:style-name="ce1">
            <text:p>Nuclear thiol peroxidase; functions as an alkyl-hydroperoxide reductase during post-diauxic growth</text:p>
          </table:table-cell>
        </table:table-row>
        <table:table-row>
          <table:table-cell office:value-type="string" office:value="CAGL0C03872g" table:style-name="ce1">
            <text:p>CAGL0C03872g</text:p>
          </table:table-cell>
          <table:table-cell office:value-type="string" office:value="TIR3" table:style-name="ce1">
            <text:p>TIR3</text:p>
          </table:table-cell>
          <table:table-cell office:value-type="string" office:value="Putative GPI-linked cell wall protein involved in sterol uptake" table:style-name="ce1">
            <text:p>Putative GPI-linked cell wall protein involved in sterol uptake</text:p>
          </table:table-cell>
          <table:table-cell office:value-type="float" office:value="3.90966666666667" table:style-name="ce1">
            <text:p>3.90966666666667</text:p>
          </table:table-cell>
          <table:table-cell office:value-type="float" office:value="5.49699551255853e-06" table:style-name="ce1">
            <text:p>5.49699551255853e-06</text:p>
          </table:table-cell>
          <table:table-cell office:value-type="float" office:value="1.96783333333333" table:style-name="ce1">
            <text:p>1.96783333333333</text:p>
          </table:table-cell>
          <table:table-cell office:value-type="float" office:value="0.0010419024092931" table:style-name="ce1">
            <text:p>0.0010419024092931</text:p>
          </table:table-cell>
          <table:table-cell office:value-type="float" office:value="1.96783333333333" table:style-name="ce1">
            <text:p>1.96783333333333</text:p>
          </table:table-cell>
          <table:table-cell office:value-type="float" office:value="0.0010419024092931" table:style-name="ce1">
            <text:p>0.0010419024092931</text:p>
          </table:table-cell>
          <table:table-cell office:value-type="float" office:value="-1.21133333333333" table:style-name="ce1">
            <text:p>-1.21133333333333</text:p>
          </table:table-cell>
          <table:table-cell office:value-type="float" office:value="0.0128385538553665" table:style-name="ce1">
            <text:p>0.0128385538553665</text:p>
          </table:table-cell>
          <table:table-cell office:value-type="float" office:value="4.54205880807409" table:style-name="ce1">
            <text:p>4.54205880807409</text:p>
          </table:table-cell>
          <table:table-cell office:value-type="float" office:value="2.52603070686363" table:style-name="ce1">
            <text:p>2.52603070686363</text:p>
          </table:table-cell>
          <table:table-cell office:value-type="float" office:value="2.52603070686363" table:style-name="ce1">
            <text:p>2.52603070686363</text:p>
          </table:table-cell>
          <table:table-cell office:value-type="float" office:value="-2.2301219943869" table:style-name="ce1">
            <text:p>-2.2301219943869</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STRESS RESPONSE" table:style-name="ce1">
            <text:p>STRESS RESPONSE</text:p>
          </table:table-cell>
          <table:table-cell office:value-type="string" office:value="_" table:style-name="ce1">
            <text:p>_</text:p>
          </table:table-cell>
          <table:table-cell office:value-type="string" office:value="Others" table:style-name="ce1">
            <text:p>Others</text:p>
          </table:table-cell>
          <table:table-cell office:value-type="string" office:value="CAGL0C03872g" table:style-name="ce1">
            <text:p>CAGL0C03872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DOWN" table:style-name="ce1">
            <text:p>DOWN</text:p>
          </table:table-cell>
          <table:table-cell office:value-type="string" office:value="CAGL0C03872g" table:style-name="ce1">
            <text:p>CAGL0C03872g</text:p>
          </table:table-cell>
          <table:table-cell office:value-type="string" office:value="YIL011W" table:style-name="ce1">
            <text:p>YIL011W</text:p>
          </table:table-cell>
          <table:table-cell office:value-type="string" office:value="S000001273" table:style-name="ce1">
            <text:p>S000001273</text:p>
          </table:table-cell>
          <table:table-cell office:value-type="string" office:value="YIL011W" table:style-name="ce1">
            <text:p>YIL011W</text:p>
          </table:table-cell>
          <table:table-cell office:value-type="string" office:value="TIR3" table:style-name="ce1">
            <text:p>TIR3</text:p>
          </table:table-cell>
          <table:table-cell office:value-type="string" office:value="Cell wall mannoprotein; member of Srp1p/Tip1p family of serine-alanine-rich proteins; expressed under anaerobic conditions and required for anaerobic growth; TIR3 has a paralog, TIR2, that arose from the whole genome duplication" table:style-name="ce1">
            <text:p>Cell wall mannoprotein; member of Srp1p/Tip1p family of serine-alanine-rich proteins; expressed under anaerobic conditions and required for anaerobic growth; TIR3 has a paralog, TIR2, that arose from the whole genome duplication</text:p>
          </table:table-cell>
        </table:table-row>
        <table:table-row>
          <table:table-cell office:value-type="string" office:value="CAGL0C04191g" table:style-name="ce1">
            <text:p>CAGL0C04191g</text:p>
          </table:table-cell>
          <table:table-cell office:value-type="string" office:value="" table:style-name="ce1">
            <text:p/>
          </table:table-cell>
          <table:table-cell office:value-type="string" office:value="Ortholog(s) have succinate-semialdehyde dehydrogenase [NAD(P)+] activity and role in cellular response to oxidative stress, gamma-aminobutyric acid catabolic process, glutamate decarboxylation to succinate" table:style-name="ce1">
            <text:p>Ortholog(s) have succinate-semialdehyde dehydrogenase [NAD(P)+] activity and role in cellular response to oxidative stress, gamma-aminobutyric acid catabolic process, glutamate decarboxylation to succinate</text:p>
          </table:table-cell>
          <table:table-cell office:value-type="float" office:value="1.59" table:style-name="ce1">
            <text:p>1.59</text:p>
          </table:table-cell>
          <table:table-cell office:value-type="float" office:value="0.00124538485065833" table:style-name="ce1">
            <text:p>0.00124538485065833</text:p>
          </table:table-cell>
          <table:table-cell office:value-type="float" office:value="1.72508333333333" table:style-name="ce1">
            <text:p>1.72508333333333</text:p>
          </table:table-cell>
          <table:table-cell office:value-type="float" office:value="0.000362747208509684" table:style-name="ce1">
            <text:p>0.000362747208509684</text:p>
          </table:table-cell>
          <table:table-cell office:value-type="float" office:value="1.72508333333333" table:style-name="ce1">
            <text:p>1.72508333333333</text:p>
          </table:table-cell>
          <table:table-cell office:value-type="float" office:value="0.000362747208509684" table:style-name="ce1">
            <text:p>0.000362747208509684</text:p>
          </table:table-cell>
          <table:table-cell office:value-type="float" office:value="0.671" table:style-name="ce1">
            <text:p>0.671</text:p>
          </table:table-cell>
          <table:table-cell office:value-type="float" office:value="0.0292302855836252" table:style-name="ce1">
            <text:p>0.0292302855836252</text:p>
          </table:table-cell>
          <table:table-cell office:value-type="float" office:value="1.81347944419608" table:style-name="ce1">
            <text:p>1.81347944419608</text:p>
          </table:table-cell>
          <table:table-cell office:value-type="float" office:value="2.20538331115165" table:style-name="ce1">
            <text:p>2.20538331115165</text:p>
          </table:table-cell>
          <table:table-cell office:value-type="float" office:value="2.20538331115165" table:style-name="ce1">
            <text:p>2.20538331115165</text:p>
          </table:table-cell>
          <table:table-cell office:value-type="float" office:value="1.06298136358676" table:style-name="ce1">
            <text:p>1.06298136358676</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C04191g" table:style-name="ce1">
            <text:p>CAGL0C04191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C04191g" table:style-name="ce1">
            <text:p>CAGL0C04191g</text:p>
          </table:table-cell>
          <table:table-cell office:value-type="string" office:value="YBR006W" table:style-name="ce1">
            <text:p>YBR006W</text:p>
          </table:table-cell>
          <table:table-cell office:value-type="string" office:value="S000000210" table:style-name="ce1">
            <text:p>S000000210</text:p>
          </table:table-cell>
          <table:table-cell office:value-type="string" office:value="YBR006W" table:style-name="ce1">
            <text:p>YBR006W</text:p>
          </table:table-cell>
          <table:table-cell office:value-type="string" office:value="UGA2" table:style-name="ce1">
            <text:p>UGA2</text:p>
          </table:table-cell>
          <table:table-cell office:value-type="string" office:value="Succinate semialdehyde dehydrogenase; involved in the utilization of gamma-aminobutyrate (GABA) as a nitrogen source; part of the 4-aminobutyrate and glutamate degradation pathways; localized to the cytoplasm" table:style-name="ce1">
            <text:p>Succinate semialdehyde dehydrogenase; involved in the utilization of gamma-aminobutyrate (GABA) as a nitrogen source; part of the 4-aminobutyrate and glutamate degradation pathways; localized to the cytoplasm</text:p>
          </table:table-cell>
        </table:table-row>
        <table:table-row>
          <table:table-cell office:value-type="string" office:value="CAGL0C04279g" table:style-name="ce1">
            <text:p>CAGL0C04279g</text:p>
          </table:table-cell>
          <table:table-cell office:value-type="string" office:value="" table:style-name="ce1">
            <text:p/>
          </table:table-cell>
          <table:table-cell office:value-type="string" office:value="Ortholog(s) have dehydrodolichyl diphosphate synthase activity, prenyltransferase activity and role in dolichol biosynthetic process, endoplasmic reticulum to Golgi vesicle-mediated transport, protein glycosylation" table:style-name="ce1">
            <text:p>Ortholog(s) have dehydrodolichyl diphosphate synthase activity, prenyltransferase activity and role in dolichol biosynthetic process, endoplasmic reticulum to Golgi vesicle-mediated transport, protein glycosylation</text:p>
          </table:table-cell>
          <table:table-cell office:value-type="float" office:value="-1.75966666666667" table:style-name="ce1">
            <text:p>-1.75966666666667</text:p>
          </table:table-cell>
          <table:table-cell office:value-type="float" office:value="5.35634812191468e-06" table:style-name="ce1">
            <text:p>5.35634812191468e-06</text:p>
          </table:table-cell>
          <table:table-cell office:value-type="float" office:value="-0.894833333333333" table:style-name="ce1">
            <text:p>-0.894833333333333</text:p>
          </table:table-cell>
          <table:table-cell office:value-type="float" office:value="0.00116618250085529" table:style-name="ce1">
            <text:p>0.00116618250085529</text:p>
          </table:table-cell>
          <table:table-cell office:value-type="float" office:value="-0.894833333333333" table:style-name="ce1">
            <text:p>-0.894833333333333</text:p>
          </table:table-cell>
          <table:table-cell office:value-type="float" office:value="0.00116618250085529" table:style-name="ce1">
            <text:p>0.00116618250085529</text:p>
          </table:table-cell>
          <table:table-cell office:value-type="float" office:value="1.22833333333333" table:style-name="ce1">
            <text:p>1.22833333333333</text:p>
          </table:table-cell>
          <table:table-cell office:value-type="float" office:value="0.0161744701280791" table:style-name="ce1">
            <text:p>0.0161744701280791</text:p>
          </table:table-cell>
          <table:table-cell office:value-type="float" office:value="-2.1266691443382" table:style-name="ce1">
            <text:p>-2.1266691443382</text:p>
          </table:table-cell>
          <table:table-cell office:value-type="float" office:value="-1.25525296546661" table:style-name="ce1">
            <text:p>-1.25525296546661</text:p>
          </table:table-cell>
          <table:table-cell office:value-type="float" office:value="-1.25525296546661" table:style-name="ce1">
            <text:p>-1.25525296546661</text:p>
          </table:table-cell>
          <table:table-cell office:value-type="float" office:value="2.03802453952655" table:style-name="ce1">
            <text:p>2.0380245395265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FATTY ACID AND LIPIDS" table:style-name="ce1">
            <text:p>FATTY ACID AND LIPIDS</text:p>
          </table:table-cell>
          <table:table-cell office:value-type="string" office:value="F1" table:style-name="ce1">
            <text:p>F1</text:p>
          </table:table-cell>
          <table:table-cell office:value-type="string" office:value="CAGL0C04279g" table:style-name="ce1">
            <text:p>CAGL0C04279g</text:p>
          </table:table-cell>
          <table:table-cell office:value-type="string" office:value="OFF" table:style-name="ce1">
            <text:p>OFF</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C04279g" table:style-name="ce1">
            <text:p>CAGL0C04279g</text:p>
          </table:table-cell>
          <table:table-cell office:value-type="string" office:value="YBR002C" table:style-name="ce1">
            <text:p>YBR002C</text:p>
          </table:table-cell>
          <table:table-cell office:value-type="string" office:value="S000000206" table:style-name="ce1">
            <text:p>S000000206</text:p>
          </table:table-cell>
          <table:table-cell office:value-type="string" office:value="YBR002C" table:style-name="ce1">
            <text:p>YBR002C</text:p>
          </table:table-cell>
          <table:table-cell office:value-type="string" office:value="RER2" table:style-name="ce1">
            <text:p>RER2</text:p>
          </table:table-cell>
          <table:table-cell office:value-type="string" office:value="Forms the dehydrodolichyl diphosphate syntase (DDS) complex with NUS1; major enzyme of polyprenol synthesis in both the endoplasmic reticulum (ER) and in lipid droplets; participates in ER protein sorting; human ortholog DHDDS functionally complements the heat sensitive growth defect of a ts allele, and is associated with retinitis pigmentosa" table:style-name="ce1">
            <text:p>Forms the dehydrodolichyl diphosphate syntase (DDS) complex with NUS1; major enzyme of polyprenol synthesis in both the endoplasmic reticulum (ER) and in lipid droplets; participates in ER protein sorting; human ortholog DHDDS functionally complements the heat sensitive growth defect of a ts allele, and is associated with retinitis pigmentosa</text:p>
          </table:table-cell>
        </table:table-row>
        <table:table-row>
          <table:table-cell office:value-type="string" office:value="CAGL0C04587g" table:style-name="ce1">
            <text:p>CAGL0C04587g</text:p>
          </table:table-cell>
          <table:table-cell office:value-type="string" office:value="" table:style-name="ce1">
            <text:p/>
          </table:table-cell>
          <table:table-cell office:value-type="string" office:value="Ortholog of S. cerevisiae : YJR098C, C. auris B8441 : B9J08_001284, Candida tenuis NRRL Y-1498 : CANTEDRAFT_135029, Pichia stipitis Pignal : PICST_42853 and Saccharomyces cerevisiae S288C : YJR098C" table:style-name="ce1">
            <text:p>Ortholog of S. cerevisiae : YJR098C, C. auris B8441 : B9J08_001284, Candida tenuis NRRL Y-1498 : CANTEDRAFT_135029, Pichia stipitis Pignal : PICST_42853 and Saccharomyces cerevisiae S288C : YJR098C</text:p>
          </table:table-cell>
          <table:table-cell office:value-type="float" office:value="2.01733333333333" table:style-name="ce1">
            <text:p>2.01733333333333</text:p>
          </table:table-cell>
          <table:table-cell office:value-type="float" office:value="0.000153245149966053" table:style-name="ce1">
            <text:p>0.000153245149966053</text:p>
          </table:table-cell>
          <table:table-cell office:value-type="float" office:value="0.4035" table:style-name="ce1">
            <text:p>0.4035</text:p>
          </table:table-cell>
          <table:table-cell office:value-type="float" office:value="0.148588180477219" table:style-name="ce1">
            <text:p>0.148588180477219</text:p>
          </table:table-cell>
          <table:table-cell office:value-type="float" office:value="0.4035" table:style-name="ce1">
            <text:p>0.4035</text:p>
          </table:table-cell>
          <table:table-cell office:value-type="float" office:value="0.148588180477219" table:style-name="ce1">
            <text:p>0.148588180477219</text:p>
          </table:table-cell>
          <table:table-cell office:value-type="float" office:value="0.310833333333333" table:style-name="ce1">
            <text:p>0.310833333333333</text:p>
          </table:table-cell>
          <table:table-cell office:value-type="float" office:value="0.277476504243989" table:style-name="ce1">
            <text:p>0.277476504243989</text:p>
          </table:table-cell>
          <table:table-cell office:value-type="float" office:value="2.31614343966836" table:style-name="ce1">
            <text:p>2.31614343966836</text:p>
          </table:table-cell>
          <table:table-cell office:value-type="float" office:value="0.459709762028302" table:style-name="ce1">
            <text:p>0.459709762028302</text:p>
          </table:table-cell>
          <table:table-cell office:value-type="float" office:value="0.459709762028302" table:style-name="ce1">
            <text:p>0.459709762028302</text:p>
          </table:table-cell>
          <table:table-cell office:value-type="float" office:value="0.432877205929504" table:style-name="ce1">
            <text:p>0.4328772059295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UNKNOWN" table:style-name="ce1">
            <text:p>UNKNOWN</text:p>
          </table:table-cell>
          <table:table-cell office:value-type="string" office:value="F1" table:style-name="ce1">
            <text:p>F1</text:p>
          </table:table-cell>
          <table:table-cell office:value-type="string" office:value="CAGL0C04587g" table:style-name="ce1">
            <text:p>CAGL0C04587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C04587g" table:style-name="ce1">
            <text:p>CAGL0C04587g</text:p>
          </table:table-cell>
          <table:table-cell office:value-type="string" office:value="YJR098C" table:style-name="ce1">
            <text:p>YJR098C</text:p>
          </table:table-cell>
          <table:table-cell office:value-type="string" office:value="S000003859" table:style-name="ce1">
            <text:p>S000003859</text:p>
          </table:table-cell>
          <table:table-cell office:value-type="string" office:value="YJR098C" table:style-name="ce1">
            <text:p>YJR098C</text:p>
          </table:table-cell>
          <table:table-cell office:value-type="string" office:value="" table:style-name="ce1">
            <text:p/>
          </table:table-cell>
          <table:table-cell office:value-type="string" office:value="Putative protein of unknown function; the authentic, non-tagged protein is detected in highly purified mitochondria in high-throughput studies" table:style-name="ce1">
            <text:p>Putative protein of unknown function; the authentic, non-tagged protein is detected in highly purified mitochondria in high-throughput studies</text:p>
          </table:table-cell>
        </table:table-row>
        <table:table-row>
          <table:table-cell office:value-type="string" office:value="CAGL0C04917g" table:style-name="ce1">
            <text:p>CAGL0C04917g</text:p>
          </table:table-cell>
          <table:table-cell office:value-type="string" office:value="" table:style-name="ce1">
            <text:p/>
          </table:table-cell>
          <table:table-cell office:value-type="string" office:value="Ortholog(s) have carbamoyl-phosphate synthase (glutamine-hydrolyzing) activity, role in arginine biosynthetic process and carbamoyl-phosphate synthase complex localization" table:style-name="ce1">
            <text:p>Ortholog(s) have carbamoyl-phosphate synthase (glutamine-hydrolyzing) activity, role in arginine biosynthetic process and carbamoyl-phosphate synthase complex localization</text:p>
          </table:table-cell>
          <table:table-cell office:value-type="float" office:value="-2.50316666666667" table:style-name="ce1">
            <text:p>-2.50316666666667</text:p>
          </table:table-cell>
          <table:table-cell office:value-type="float" office:value="1.16688332645348e-05" table:style-name="ce1">
            <text:p>1.16688332645348e-05</text:p>
          </table:table-cell>
          <table:table-cell office:value-type="float" office:value="-1.64975" table:style-name="ce1">
            <text:p>-1.64975</text:p>
          </table:table-cell>
          <table:table-cell office:value-type="float" office:value="4.86397060285605e-05" table:style-name="ce1">
            <text:p>4.86397060285605e-05</text:p>
          </table:table-cell>
          <table:table-cell office:value-type="float" office:value="-1.64975" table:style-name="ce1">
            <text:p>-1.64975</text:p>
          </table:table-cell>
          <table:table-cell office:value-type="float" office:value="4.86397060285605e-05" table:style-name="ce1">
            <text:p>4.86397060285605e-05</text:p>
          </table:table-cell>
          <table:table-cell office:value-type="float" office:value="-0.635166666666667" table:style-name="ce1">
            <text:p>-0.635166666666667</text:p>
          </table:table-cell>
          <table:table-cell office:value-type="float" office:value="0.0884093770615794" table:style-name="ce1">
            <text:p>0.0884093770615794</text:p>
          </table:table-cell>
          <table:table-cell office:value-type="float" office:value="-3.00123391961193" table:style-name="ce1">
            <text:p>-3.00123391961193</text:p>
          </table:table-cell>
          <table:table-cell office:value-type="float" office:value="-2.25241903404019" table:style-name="ce1">
            <text:p>-2.25241903404019</text:p>
          </table:table-cell>
          <table:table-cell office:value-type="float" office:value="-2.25241903404019" table:style-name="ce1">
            <text:p>-2.25241903404019</text:p>
          </table:table-cell>
          <table:table-cell office:value-type="float" office:value="-1.22213029007355" table:style-name="ce1">
            <text:p>-1.2221302900735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C04917g" table:style-name="ce1">
            <text:p>CAGL0C04917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C04917g" table:style-name="ce1">
            <text:p>CAGL0C04917g</text:p>
          </table:table-cell>
          <table:table-cell office:value-type="string" office:value="YJR109C" table:style-name="ce1">
            <text:p>YJR109C</text:p>
          </table:table-cell>
          <table:table-cell office:value-type="string" office:value="S000003870" table:style-name="ce1">
            <text:p>S000003870</text:p>
          </table:table-cell>
          <table:table-cell office:value-type="string" office:value="YJR109C" table:style-name="ce1">
            <text:p>YJR109C</text:p>
          </table:table-cell>
          <table:table-cell office:value-type="string" office:value="CPA2" table:style-name="ce1">
            <text:p>CPA2</text:p>
          </table:table-cell>
          <table:table-cell office:value-type="string" office:value="Large subunit of carbamoyl phosphate synthetase; carbamoyl phosphate synthetase catalyzes a step in the synthesis of citrulline, an arginine precursor" table:style-name="ce1">
            <text:p>Large subunit of carbamoyl phosphate synthetase; carbamoyl phosphate synthetase catalyzes a step in the synthesis of citrulline, an arginine precursor</text:p>
          </table:table-cell>
        </table:table-row>
        <table:table-row>
          <table:table-cell office:value-type="string" office:value="CAGL0C05027g" table:style-name="ce1">
            <text:p>CAGL0C05027g</text:p>
          </table:table-cell>
          <table:table-cell office:value-type="string" office:value="" table:style-name="ce1">
            <text:p/>
          </table:table-cell>
          <table:table-cell office:value-type="string" office:value="Ortholog(s) have role in acetate catabolic process, carnitine metabolic process, cellular respiration and cytosol, mitochondrion localization" table:style-name="ce1">
            <text:p>Ortholog(s) have role in acetate catabolic process, carnitine metabolic process, cellular respiration and cytosol, mitochondrion localization</text:p>
          </table:table-cell>
          <table:table-cell office:value-type="float" office:value="1.565" table:style-name="ce1">
            <text:p>1.565</text:p>
          </table:table-cell>
          <table:table-cell office:value-type="float" office:value="0.000433538942290978" table:style-name="ce1">
            <text:p>0.000433538942290978</text:p>
          </table:table-cell>
          <table:table-cell office:value-type="float" office:value="0.966" table:style-name="ce1">
            <text:p>0.966</text:p>
          </table:table-cell>
          <table:table-cell office:value-type="float" office:value="0.00424817603570052" table:style-name="ce1">
            <text:p>0.00424817603570052</text:p>
          </table:table-cell>
          <table:table-cell office:value-type="float" office:value="0.966" table:style-name="ce1">
            <text:p>0.966</text:p>
          </table:table-cell>
          <table:table-cell office:value-type="float" office:value="0.00424817603570052" table:style-name="ce1">
            <text:p>0.00424817603570052</text:p>
          </table:table-cell>
          <table:table-cell office:value-type="float" office:value="1.304" table:style-name="ce1">
            <text:p>1.304</text:p>
          </table:table-cell>
          <table:table-cell office:value-type="float" office:value="0.000559949666771547" table:style-name="ce1">
            <text:p>0.000559949666771547</text:p>
          </table:table-cell>
          <table:table-cell office:value-type="float" office:value="1.78407242418015" table:style-name="ce1">
            <text:p>1.78407242418015</text:p>
          </table:table-cell>
          <table:table-cell office:value-type="float" office:value="1.20271351110344" table:style-name="ce1">
            <text:p>1.20271351110344</text:p>
          </table:table-cell>
          <table:table-cell office:value-type="float" office:value="1.20271351110344" table:style-name="ce1">
            <text:p>1.20271351110344</text:p>
          </table:table-cell>
          <table:table-cell office:value-type="float" office:value="2.17040181281502" table:style-name="ce1">
            <text:p>2.1704018128150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MITOCHONDRIAL BIOGENESIS" table:style-name="ce1">
            <text:p>MITOCHONDRIAL BIOGENESIS</text:p>
          </table:table-cell>
          <table:table-cell office:value-type="string" office:value="F1" table:style-name="ce1">
            <text:p>F1</text:p>
          </table:table-cell>
          <table:table-cell office:value-type="string" office:value="CAGL0C05027g" table:style-name="ce1">
            <text:p>CAGL0C05027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C05027g" table:style-name="ce1">
            <text:p>CAGL0C05027g</text:p>
          </table:table-cell>
          <table:table-cell office:value-type="string" office:value="YAR035W" table:style-name="ce1">
            <text:p>YAR035W</text:p>
          </table:table-cell>
          <table:table-cell office:value-type="string" office:value="S000000080" table:style-name="ce1">
            <text:p>S000000080</text:p>
          </table:table-cell>
          <table:table-cell office:value-type="string" office:value="YAR035W" table:style-name="ce1">
            <text:p>YAR035W</text:p>
          </table:table-cell>
          <table:table-cell office:value-type="string" office:value="YAT1" table:style-name="ce1">
            <text:p>YAT1</text:p>
          </table:table-cell>
          <table:table-cell office:value-type="string" office:value="Outer mitochondrial carnitine acetyltransferase; minor ethanol-inducible enzyme involved in transport of activated acyl groups from the cytoplasm into the mitochondrial matrix; phosphorylated" table:style-name="ce1">
            <text:p>Outer mitochondrial carnitine acetyltransferase; minor ethanol-inducible enzyme involved in transport of activated acyl groups from the cytoplasm into the mitochondrial matrix; phosphorylated</text:p>
          </table:table-cell>
        </table:table-row>
        <table:table-row>
          <table:table-cell office:value-type="string" office:value="CAGL0C05115g" table:style-name="ce1">
            <text:p>CAGL0C05115g</text:p>
          </table:table-cell>
          <table:table-cell office:value-type="string" office:value="ARG1" table:style-name="ce1">
            <text:p>ARG1</text:p>
          </table:table-cell>
          <table:table-cell office:value-type="string" office:value="Argininosuccinate synthetase" table:style-name="ce1">
            <text:p>Argininosuccinate synthetase</text:p>
          </table:table-cell>
          <table:table-cell office:value-type="float" office:value="-2.12066666666667" table:style-name="ce1">
            <text:p>-2.12066666666667</text:p>
          </table:table-cell>
          <table:table-cell office:value-type="float" office:value="0.000165742314283254" table:style-name="ce1">
            <text:p>0.000165742314283254</text:p>
          </table:table-cell>
          <table:table-cell office:value-type="float" office:value="-1.38416666666667" table:style-name="ce1">
            <text:p>-1.38416666666667</text:p>
          </table:table-cell>
          <table:table-cell office:value-type="float" office:value="0.00582613781950345" table:style-name="ce1">
            <text:p>0.00582613781950345</text:p>
          </table:table-cell>
          <table:table-cell office:value-type="float" office:value="-1.38416666666667" table:style-name="ce1">
            <text:p>-1.38416666666667</text:p>
          </table:table-cell>
          <table:table-cell office:value-type="float" office:value="0.00582613781950345" table:style-name="ce1">
            <text:p>0.00582613781950345</text:p>
          </table:table-cell>
          <table:table-cell office:value-type="float" office:value="0.0551666666666665" table:style-name="ce1">
            <text:p>0.0551666666666665</text:p>
          </table:table-cell>
          <table:table-cell office:value-type="float" office:value="0.910353034881886" table:style-name="ce1">
            <text:p>0.910353034881886</text:p>
          </table:table-cell>
          <table:table-cell office:value-type="float" office:value="-2.55130651336822" table:style-name="ce1">
            <text:p>-2.55130651336822</text:p>
          </table:table-cell>
          <table:table-cell office:value-type="float" office:value="-1.90161118984723" table:style-name="ce1">
            <text:p>-1.90161118984723</text:p>
          </table:table-cell>
          <table:table-cell office:value-type="float" office:value="-1.90161118984723" table:style-name="ce1">
            <text:p>-1.90161118984723</text:p>
          </table:table-cell>
          <table:table-cell office:value-type="float" office:value="-0.0144063562390459" table:style-name="ce1">
            <text:p>-0.014406356239045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C05115g" table:style-name="ce1">
            <text:p>CAGL0C05115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C05115g" table:style-name="ce1">
            <text:p>CAGL0C05115g</text:p>
          </table:table-cell>
          <table:table-cell office:value-type="string" office:value="YOL058W" table:style-name="ce1">
            <text:p>YOL058W</text:p>
          </table:table-cell>
          <table:table-cell office:value-type="string" office:value="S000005419" table:style-name="ce1">
            <text:p>S000005419</text:p>
          </table:table-cell>
          <table:table-cell office:value-type="string" office:value="YOL058W" table:style-name="ce1">
            <text:p>YOL058W</text:p>
          </table:table-cell>
          <table:table-cell office:value-type="string" office:value="ARG1" table:style-name="ce1">
            <text:p>ARG1</text:p>
          </table:table-cell>
          <table:table-cell office:value-type="string" office:value="Arginosuccinate synthetase; catalyzes the formation of L-argininosuccinate from citrulline and L-aspartate in the arginine biosynthesis pathway; potential Cdc28p substrate" table:style-name="ce1">
            <text:p>Arginosuccinate synthetase; catalyzes the formation of L-argininosuccinate from citrulline and L-aspartate in the arginine biosynthesis pathway; potential Cdc28p substrate</text:p>
          </table:table-cell>
        </table:table-row>
        <table:table-row>
          <table:table-cell office:value-type="string" office:value="CAGL0C05445g" table:style-name="ce1">
            <text:p>CAGL0C05445g</text:p>
          </table:table-cell>
          <table:table-cell office:value-type="string" office:value="" table:style-name="ce1">
            <text:p/>
          </table:table-cell>
          <table:table-cell office:value-type="string" office:value="Ortholog(s) have role in endocytosis" table:style-name="ce1">
            <text:p>Ortholog(s) have role in endocytosis</text:p>
          </table:table-cell>
          <table:table-cell office:value-type="float" office:value="0.851833333333333" table:style-name="ce1">
            <text:p>0.851833333333333</text:p>
          </table:table-cell>
          <table:table-cell office:value-type="float" office:value="0.000501342892238641" table:style-name="ce1">
            <text:p>0.000501342892238641</text:p>
          </table:table-cell>
          <table:table-cell office:value-type="float" office:value="0.81575" table:style-name="ce1">
            <text:p>0.81575</text:p>
          </table:table-cell>
          <table:table-cell office:value-type="float" office:value="0.00303959545322101" table:style-name="ce1">
            <text:p>0.00303959545322101</text:p>
          </table:table-cell>
          <table:table-cell office:value-type="float" office:value="0.81575" table:style-name="ce1">
            <text:p>0.81575</text:p>
          </table:table-cell>
          <table:table-cell office:value-type="float" office:value="0.00303959545322101" table:style-name="ce1">
            <text:p>0.00303959545322101</text:p>
          </table:table-cell>
          <table:table-cell office:value-type="float" office:value="1.212" table:style-name="ce1">
            <text:p>1.212</text:p>
          </table:table-cell>
          <table:table-cell office:value-type="float" office:value="0.000278814962819741" table:style-name="ce1">
            <text:p>0.000278814962819741</text:p>
          </table:table-cell>
          <table:table-cell office:value-type="float" office:value="0.945188166525749" table:style-name="ce1">
            <text:p>0.945188166525749</text:p>
          </table:table-cell>
          <table:table-cell office:value-type="float" office:value="1.00424895412826" table:style-name="ce1">
            <text:p>1.00424895412826</text:p>
          </table:table-cell>
          <table:table-cell office:value-type="float" office:value="1.00424895412826" table:style-name="ce1">
            <text:p>1.00424895412826</text:p>
          </table:table-cell>
          <table:table-cell office:value-type="float" office:value="2.00944970960965" table:style-name="ce1">
            <text:p>2.0094497096096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INTRACELLULAR TRANSPORT" table:style-name="ce1">
            <text:p>INTRACELLULAR TRANSPORT</text:p>
          </table:table-cell>
          <table:table-cell office:value-type="string" office:value="F4" table:style-name="ce1">
            <text:p>F4</text:p>
          </table:table-cell>
          <table:table-cell office:value-type="string" office:value="CAGL0C05445g" table:style-name="ce1">
            <text:p>CAGL0C05445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C05445g" table:style-name="ce1">
            <text:p>CAGL0C05445g</text:p>
          </table:table-cell>
          <table:table-cell office:value-type="string" office:value="YDL231C" table:style-name="ce1">
            <text:p>YDL231C</text:p>
          </table:table-cell>
          <table:table-cell office:value-type="string" office:value="S000002390" table:style-name="ce1">
            <text:p>S000002390</text:p>
          </table:table-cell>
          <table:table-cell office:value-type="string" office:value="YDL231C" table:style-name="ce1">
            <text:p>YDL231C</text:p>
          </table:table-cell>
          <table:table-cell office:value-type="string" office:value="BRE4" table:style-name="ce1">
            <text:p>BRE4</text:p>
          </table:table-cell>
          <table:table-cell office:value-type="string" office:value="Zinc finger protein containing five transmembrane domains; null mutant exhibits strongly fragmented vacuoles and sensitivity to brefeldin A, a drug which is known to affect intracellular transport" table:style-name="ce1">
            <text:p>Zinc finger protein containing five transmembrane domains; null mutant exhibits strongly fragmented vacuoles and sensitivity to brefeldin A, a drug which is known to affect intracellular transport</text:p>
          </table:table-cell>
        </table:table-row>
        <table:table-row>
          <table:table-cell office:value-type="string" office:value="CAGL0D00264g" table:style-name="ce1">
            <text:p>CAGL0D00264g</text:p>
          </table:table-cell>
          <table:table-cell office:value-type="string" office:value="NUD1" table:style-name="ce1">
            <text:p>NUD1</text:p>
          </table:table-cell>
          <table:table-cell office:value-type="string" office:value="Putative nuclear phosphatase regulatory subunit; gene is downregulated in azole-resistant strain" table:style-name="ce1">
            <text:p>Putative nuclear phosphatase regulatory subunit; gene is downregulated in azole-resistant strain</text:p>
          </table:table-cell>
          <table:table-cell office:value-type="float" office:value="1.26733333333333" table:style-name="ce1">
            <text:p>1.26733333333333</text:p>
          </table:table-cell>
          <table:table-cell office:value-type="float" office:value="1.59183920793097e-05" table:style-name="ce1">
            <text:p>1.59183920793097e-05</text:p>
          </table:table-cell>
          <table:table-cell office:value-type="float" office:value="0.635666666666667" table:style-name="ce1">
            <text:p>0.635666666666667</text:p>
          </table:table-cell>
          <table:table-cell office:value-type="float" office:value="0.00499002927941455" table:style-name="ce1">
            <text:p>0.00499002927941455</text:p>
          </table:table-cell>
          <table:table-cell office:value-type="float" office:value="0.635666666666667" table:style-name="ce1">
            <text:p>0.635666666666667</text:p>
          </table:table-cell>
          <table:table-cell office:value-type="float" office:value="0.00499002927941455" table:style-name="ce1">
            <text:p>0.00499002927941455</text:p>
          </table:table-cell>
          <table:table-cell office:value-type="float" office:value="-1.22566666666667" table:style-name="ce1">
            <text:p>-1.22566666666667</text:p>
          </table:table-cell>
          <table:table-cell office:value-type="float" office:value="0.000260688139291227" table:style-name="ce1">
            <text:p>0.000260688139291227</text:p>
          </table:table-cell>
          <table:table-cell office:value-type="float" office:value="1.43393283919049" table:style-name="ce1">
            <text:p>1.43393283919049</text:p>
          </table:table-cell>
          <table:table-cell office:value-type="float" office:value="0.766377679794721" table:style-name="ce1">
            <text:p>0.766377679794721</text:p>
          </table:table-cell>
          <table:table-cell office:value-type="float" office:value="0.766377679794721" table:style-name="ce1">
            <text:p>0.766377679794721</text:p>
          </table:table-cell>
          <table:table-cell office:value-type="float" office:value="-2.25519786553846" table:style-name="ce1">
            <text:p>-2.2551978655384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D00264g" table:style-name="ce1">
            <text:p>CAGL0D0026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D00264g" table:style-name="ce1">
            <text:p>CAGL0D00264g</text:p>
          </table:table-cell>
          <table:table-cell office:value-type="string" office:value="YOR373W" table:style-name="ce1">
            <text:p>YOR373W</text:p>
          </table:table-cell>
          <table:table-cell office:value-type="string" office:value="S000005900" table:style-name="ce1">
            <text:p>S000005900</text:p>
          </table:table-cell>
          <table:table-cell office:value-type="string" office:value="YOR373W" table:style-name="ce1">
            <text:p>YOR373W</text:p>
          </table:table-cell>
          <table:table-cell office:value-type="string" office:value="NUD1" table:style-name="ce1">
            <text:p>NUD1</text:p>
          </table:table-cell>
          <table:table-cell office:value-type="string" office:value="Component of the spindle pole body outer plaque; acts through the mitotic exit network to specify asymmetric spindle pole body inheritance" table:style-name="ce1">
            <text:p>Component of the spindle pole body outer plaque; acts through the mitotic exit network to specify asymmetric spindle pole body inheritance</text:p>
          </table:table-cell>
        </table:table-row>
        <table:table-row>
          <table:table-cell office:value-type="string" office:value="CAGL0D00418g" table:style-name="ce1">
            <text:p>CAGL0D00418g</text:p>
          </table:table-cell>
          <table:table-cell office:value-type="string" office:value="" table:style-name="ce1">
            <text:p/>
          </table:table-cell>
          <table:table-cell office:value-type="string" office:value="Ortholog(s) have role in long-chain fatty acid transport" table:style-name="ce1">
            <text:p>Ortholog(s) have role in long-chain fatty acid transport</text:p>
          </table:table-cell>
          <table:table-cell office:value-type="float" office:value="0.623833333333334" table:style-name="ce1">
            <text:p>0.623833333333334</text:p>
          </table:table-cell>
          <table:table-cell office:value-type="float" office:value="0.00717608665225113" table:style-name="ce1">
            <text:p>0.00717608665225113</text:p>
          </table:table-cell>
          <table:table-cell office:value-type="float" office:value="0.6635" table:style-name="ce1">
            <text:p>0.6635</text:p>
          </table:table-cell>
          <table:table-cell office:value-type="float" office:value="0.0476769492310239" table:style-name="ce1">
            <text:p>0.0476769492310239</text:p>
          </table:table-cell>
          <table:table-cell office:value-type="float" office:value="0.6635" table:style-name="ce1">
            <text:p>0.6635</text:p>
          </table:table-cell>
          <table:table-cell office:value-type="float" office:value="0.0476769492310239" table:style-name="ce1">
            <text:p>0.0476769492310239</text:p>
          </table:table-cell>
          <table:table-cell office:value-type="float" office:value="-1.10933333333333" table:style-name="ce1">
            <text:p>-1.10933333333333</text:p>
          </table:table-cell>
          <table:table-cell office:value-type="float" office:value="0.00335858619800537" table:style-name="ce1">
            <text:p>0.00335858619800537</text:p>
          </table:table-cell>
          <table:table-cell office:value-type="float" office:value="0.676996143980476" table:style-name="ce1">
            <text:p>0.676996143980476</text:p>
          </table:table-cell>
          <table:table-cell office:value-type="float" office:value="0.803142606045254" table:style-name="ce1">
            <text:p>0.803142606045254</text:p>
          </table:table-cell>
          <table:table-cell office:value-type="float" office:value="0.803142606045254" table:style-name="ce1">
            <text:p>0.803142606045254</text:p>
          </table:table-cell>
          <table:table-cell office:value-type="float" office:value="-2.05167509735486" table:style-name="ce1">
            <text:p>-2.0516750973548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MITOCHONDRIA" table:style-name="ce1">
            <text:p>MITOCHONDRIA</text:p>
          </table:table-cell>
          <table:table-cell office:value-type="string" office:value="F4" table:style-name="ce1">
            <text:p>F4</text:p>
          </table:table-cell>
          <table:table-cell office:value-type="string" office:value="CAGL0D00418g" table:style-name="ce1">
            <text:p>CAGL0D00418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D00418g" table:style-name="ce1">
            <text:p>CAGL0D00418g</text:p>
          </table:table-cell>
          <table:table-cell office:value-type="string" office:value="YKL187C" table:style-name="ce1">
            <text:p>YKL187C</text:p>
          </table:table-cell>
          <table:table-cell office:value-type="string" office:value="S000001670" table:style-name="ce1">
            <text:p>S000001670</text:p>
          </table:table-cell>
          <table:table-cell office:value-type="string" office:value="YKL187C" table:style-name="ce1">
            <text:p>YKL187C</text:p>
          </table:table-cell>
          <table:table-cell office:value-type="string" office:value="FAT3" table:style-name="ce1">
            <text:p>FAT3</text:p>
          </table:table-cell>
          <table:table-cell office:value-type="string" office:value="Protein required for fatty acid uptake; protein abundance increases in cortical patches in response to oleate exposure; the authentic, non-tagged protein is detected in a phosphorylated state in highly purified mitochondria in high-throughput studies; FAT3 has a paralog, YLR413W, that arose from the whole genome duplication" table:style-name="ce1">
            <text:p>Protein required for fatty acid uptake; protein abundance increases in cortical patches in response to oleate exposure; the authentic, non-tagged protein is detected in a phosphorylated state in highly purified mitochondria in high-throughput studies; FAT3 has a paralog, YLR413W, that arose from the whole genome duplication</text:p>
          </table:table-cell>
        </table:table-row>
        <table:table-row>
          <table:table-cell office:value-type="string" office:value="CAGL0D00528g" table:style-name="ce1">
            <text:p>CAGL0D00528g</text:p>
          </table:table-cell>
          <table:table-cell office:value-type="string" office:value="" table:style-name="ce1">
            <text:p/>
          </table:table-cell>
          <table:table-cell office:value-type="string" office:value="Ortholog(s) have 3-hydroxyacyl-[acyl-carrier-protein] dehydratase activity, [acyl-carrier-protein] S-acetyltransferase activity and [acyl-carrier-protein] S-malonyltransferase activity, more" table:style-name="ce1">
            <text:p>Ortholog(s) have 3-hydroxyacyl-[acyl-carrier-protein] dehydratase activity, [acyl-carrier-protein] S-acetyltransferase activity and [acyl-carrier-protein] S-malonyltransferase activity, more</text:p>
          </table:table-cell>
          <table:table-cell office:value-type="float" office:value="0.231833333333333" table:style-name="ce1">
            <text:p>0.231833333333333</text:p>
          </table:table-cell>
          <table:table-cell office:value-type="float" office:value="0.376828349133525" table:style-name="ce1">
            <text:p>0.376828349133525</text:p>
          </table:table-cell>
          <table:table-cell office:value-type="float" office:value="0.0316666666666666" table:style-name="ce1">
            <text:p>0.0316666666666666</text:p>
          </table:table-cell>
          <table:table-cell office:value-type="float" office:value="0.890885927076804" table:style-name="ce1">
            <text:p>0.890885927076804</text:p>
          </table:table-cell>
          <table:table-cell office:value-type="float" office:value="0.0316666666666666" table:style-name="ce1">
            <text:p>0.0316666666666666</text:p>
          </table:table-cell>
          <table:table-cell office:value-type="float" office:value="0.890885927076804" table:style-name="ce1">
            <text:p>0.890885927076804</text:p>
          </table:table-cell>
          <table:table-cell office:value-type="float" office:value="-1.16816666666667" table:style-name="ce1">
            <text:p>-1.16816666666667</text:p>
          </table:table-cell>
          <table:table-cell office:value-type="float" office:value="0.000236786460755784" table:style-name="ce1">
            <text:p>0.000236786460755784</text:p>
          </table:table-cell>
          <table:table-cell office:value-type="float" office:value="0.215894070130708" table:style-name="ce1">
            <text:p>0.215894070130708</text:p>
          </table:table-cell>
          <table:table-cell office:value-type="float" office:value="-0.0314432347677371" table:style-name="ce1">
            <text:p>-0.0314432347677371</text:p>
          </table:table-cell>
          <table:table-cell office:value-type="float" office:value="-0.0314432347677371" table:style-name="ce1">
            <text:p>-0.0314432347677371</text:p>
          </table:table-cell>
          <table:table-cell office:value-type="float" office:value="-2.1546028010351" table:style-name="ce1">
            <text:p>-2.154602801035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PEROXISOME" table:style-name="ce1">
            <text:p>PEROXISOME</text:p>
          </table:table-cell>
          <table:table-cell office:value-type="string" office:value="F3" table:style-name="ce1">
            <text:p>F3</text:p>
          </table:table-cell>
          <table:table-cell office:value-type="string" office:value="CAGL0D00528g" table:style-name="ce1">
            <text:p>CAGL0D00528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D00528g" table:style-name="ce1">
            <text:p>CAGL0D00528g</text:p>
          </table:table-cell>
          <table:table-cell office:value-type="string" office:value="YKL182W" table:style-name="ce1">
            <text:p>YKL182W</text:p>
          </table:table-cell>
          <table:table-cell office:value-type="string" office:value="S000001665" table:style-name="ce1">
            <text:p>S000001665</text:p>
          </table:table-cell>
          <table:table-cell office:value-type="string" office:value="YKL182W" table:style-name="ce1">
            <text:p>YKL182W</text:p>
          </table:table-cell>
          <table:table-cell office:value-type="string" office:value="FAS1" table:style-name="ce1">
            <text:p>FAS1</text:p>
          </table:table-cell>
          <table:table-cell office:value-type="string" office:value="Beta subunit of fatty acid synthetase; complex catalyzes the synthesis of long-chain saturated fatty acids; contains acetyltransacylase, dehydratase, enoyl reductase, malonyl transacylase, and palmitoyl transacylase activities" table:style-name="ce1">
            <text:p>Beta subunit of fatty acid synthetase; complex catalyzes the synthesis of long-chain saturated fatty acids; contains acetyltransacylase, dehydratase, enoyl reductase, malonyl transacylase, and palmitoyl transacylase activities</text:p>
          </table:table-cell>
        </table:table-row>
        <table:table-row>
          <table:table-cell office:value-type="string" office:value="CAGL0D00704g" table:style-name="ce1">
            <text:p>CAGL0D00704g</text:p>
          </table:table-cell>
          <table:table-cell office:value-type="string" office:value="" table:style-name="ce1">
            <text:p/>
          </table:table-cell>
          <table:table-cell office:value-type="string" office:value="Ortholog(s) have endoplasmic reticulum, plasma membrane localization" table:style-name="ce1">
            <text:p>Ortholog(s) have endoplasmic reticulum, plasma membrane localization</text:p>
          </table:table-cell>
          <table:table-cell office:value-type="float" office:value="1.94883333333333" table:style-name="ce1">
            <text:p>1.94883333333333</text:p>
          </table:table-cell>
          <table:table-cell office:value-type="float" office:value="0.00011649096100243" table:style-name="ce1">
            <text:p>0.00011649096100243</text:p>
          </table:table-cell>
          <table:table-cell office:value-type="float" office:value="0.541416666666667" table:style-name="ce1">
            <text:p>0.541416666666667</text:p>
          </table:table-cell>
          <table:table-cell office:value-type="float" office:value="0.0945330616926893" table:style-name="ce1">
            <text:p>0.0945330616926893</text:p>
          </table:table-cell>
          <table:table-cell office:value-type="float" office:value="0.541416666666667" table:style-name="ce1">
            <text:p>0.541416666666667</text:p>
          </table:table-cell>
          <table:table-cell office:value-type="float" office:value="0.0945330616926893" table:style-name="ce1">
            <text:p>0.0945330616926893</text:p>
          </table:table-cell>
          <table:table-cell office:value-type="float" office:value="0.177833333333333" table:style-name="ce1">
            <text:p>0.177833333333333</text:p>
          </table:table-cell>
          <table:table-cell office:value-type="float" office:value="0.54345849119305" table:style-name="ce1">
            <text:p>0.54345849119305</text:p>
          </table:table-cell>
          <table:table-cell office:value-type="float" office:value="2.23556820482472" table:style-name="ce1">
            <text:p>2.23556820482472</text:p>
          </table:table-cell>
          <table:table-cell office:value-type="float" office:value="0.641883273838576" table:style-name="ce1">
            <text:p>0.641883273838576</text:p>
          </table:table-cell>
          <table:table-cell office:value-type="float" office:value="0.641883273838576" table:style-name="ce1">
            <text:p>0.641883273838576</text:p>
          </table:table-cell>
          <table:table-cell office:value-type="float" office:value="0.200196448034783" table:style-name="ce1">
            <text:p>0.20019644803478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ER/GOLGI TRANSPORT SYSTEM" table:style-name="ce1">
            <text:p>ER/GOLGI TRANSPORT SYSTEM</text:p>
          </table:table-cell>
          <table:table-cell office:value-type="string" office:value="F4" table:style-name="ce1">
            <text:p>F4</text:p>
          </table:table-cell>
          <table:table-cell office:value-type="string" office:value="CAGL0D00704g" table:style-name="ce1">
            <text:p>CAGL0D00704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D00704g" table:style-name="ce1">
            <text:p>CAGL0D00704g</text:p>
          </table:table-cell>
          <table:table-cell office:value-type="string" office:value="YDL072C" table:style-name="ce1">
            <text:p>YDL072C</text:p>
          </table:table-cell>
          <table:table-cell office:value-type="string" office:value="S000002230" table:style-name="ce1">
            <text:p>S000002230</text:p>
          </table:table-cell>
          <table:table-cell office:value-type="string" office:value="YDL072C" table:style-name="ce1">
            <text:p>YDL072C</text:p>
          </table:table-cell>
          <table:table-cell office:value-type="string" office:value="YET3" table:style-name="ce1">
            <text:p>YET3</text:p>
          </table:table-cell>
          <table:table-cell office:value-type="string" office:value="Protein of unknown function; YET3 null mutant decreases the level of secreted invertase; homolog of human BAP31 protein; protein abundance increases in response to DNA replication stress" table:style-name="ce1">
            <text:p>Protein of unknown function; YET3 null mutant decreases the level of secreted invertase; homolog of human BAP31 protein; protein abundance increases in response to DNA replication stress</text:p>
          </table:table-cell>
        </table:table-row>
        <table:table-row>
          <table:table-cell office:value-type="string" office:value="CAGL0D00748g" table:style-name="ce1">
            <text:p>CAGL0D00748g</text:p>
          </table:table-cell>
          <table:table-cell office:value-type="string" office:value="" table:style-name="ce1">
            <text:p/>
          </table:table-cell>
          <table:table-cell office:value-type="string" office:value="Ortholog(s) have cytochrome-c oxidase activity, role in mitochondrial electron transport, cytochrome c to oxygen and mitochondrial respiratory chain complex IV, plasma membrane localization" table:style-name="ce1">
            <text:p>Ortholog(s) have cytochrome-c oxidase activity, role in mitochondrial electron transport, cytochrome c to oxygen and mitochondrial respiratory chain complex IV, plasma membrane localization</text:p>
          </table:table-cell>
          <table:table-cell office:value-type="float" office:value="-1.56533333333333" table:style-name="ce1">
            <text:p>-1.56533333333333</text:p>
          </table:table-cell>
          <table:table-cell office:value-type="float" office:value="0.000290797475828741" table:style-name="ce1">
            <text:p>0.000290797475828741</text:p>
          </table:table-cell>
          <table:table-cell office:value-type="float" office:value="-1.68075" table:style-name="ce1">
            <text:p>-1.68075</text:p>
          </table:table-cell>
          <table:table-cell office:value-type="float" office:value="4.34508654464703e-05" table:style-name="ce1">
            <text:p>4.34508654464703e-05</text:p>
          </table:table-cell>
          <table:table-cell office:value-type="float" office:value="-1.68075" table:style-name="ce1">
            <text:p>-1.68075</text:p>
          </table:table-cell>
          <table:table-cell office:value-type="float" office:value="4.34508654464703e-05" table:style-name="ce1">
            <text:p>4.34508654464703e-05</text:p>
          </table:table-cell>
          <table:table-cell office:value-type="float" office:value="0.284666666666667" table:style-name="ce1">
            <text:p>0.284666666666667</text:p>
          </table:table-cell>
          <table:table-cell office:value-type="float" office:value="0.226871172213197" table:style-name="ce1">
            <text:p>0.226871172213197</text:p>
          </table:table-cell>
          <table:table-cell office:value-type="float" office:value="-1.89807857541438" table:style-name="ce1">
            <text:p>-1.89807857541438</text:p>
          </table:table-cell>
          <table:table-cell office:value-type="float" office:value="-2.29336679621144" table:style-name="ce1">
            <text:p>-2.29336679621144</text:p>
          </table:table-cell>
          <table:table-cell office:value-type="float" office:value="-2.29336679621144" table:style-name="ce1">
            <text:p>-2.29336679621144</text:p>
          </table:table-cell>
          <table:table-cell office:value-type="float" office:value="0.387099162083049" table:style-name="ce1">
            <text:p>0.387099162083049</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D00748g" table:style-name="ce1">
            <text:p>CAGL0D00748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D00748g" table:style-name="ce1">
            <text:p>CAGL0D00748g</text:p>
          </table:table-cell>
          <table:table-cell office:value-type="string" office:value="YDL067C" table:style-name="ce1">
            <text:p>YDL067C</text:p>
          </table:table-cell>
          <table:table-cell office:value-type="string" office:value="S000002225" table:style-name="ce1">
            <text:p>S000002225</text:p>
          </table:table-cell>
          <table:table-cell office:value-type="string" office:value="YDL067C" table:style-name="ce1">
            <text:p>YDL067C</text:p>
          </table:table-cell>
          <table:table-cell office:value-type="string" office:value="COX9" table:style-name="ce1">
            <text:p>COX9</text:p>
          </table:table-cell>
          <table:table-cell office:value-type="string" office:value="Subunit VIIa of cytochrome c oxidase (Complex IV); Complex IV is the terminal member of the mitochondrial inner membrane electron transport chain" table:style-name="ce1">
            <text:p>Subunit VIIa of cytochrome c oxidase (Complex IV); Complex IV is the terminal member of the mitochondrial inner membrane electron transport chain</text:p>
          </table:table-cell>
        </table:table-row>
        <table:table-row>
          <table:table-cell office:value-type="string" office:value="CAGL0D00770g" table:style-name="ce1">
            <text:p>CAGL0D00770g</text:p>
          </table:table-cell>
          <table:table-cell office:value-type="string" office:value="IDP1" table:style-name="ce1">
            <text:p>IDP1</text:p>
          </table:table-cell>
          <table:table-cell office:value-type="string" office:value="Ortholog(s) have isocitrate dehydrogenase (NADP+) activity, role in glutamate biosynthetic process and cytoplasm, extracellular region, mitochondrial nucleoid, mitochondrion, peroxisome localization" table:style-name="ce1">
            <text:p>Ortholog(s) have isocitrate dehydrogenase (NADP+) activity, role in glutamate biosynthetic process and cytoplasm, extracellular region, mitochondrial nucleoid, mitochondrion, peroxisome localization</text:p>
          </table:table-cell>
          <table:table-cell office:value-type="float" office:value="0.300666666666667" table:style-name="ce1">
            <text:p>0.300666666666667</text:p>
          </table:table-cell>
          <table:table-cell office:value-type="float" office:value="0.0533274617028218" table:style-name="ce1">
            <text:p>0.0533274617028218</text:p>
          </table:table-cell>
          <table:table-cell office:value-type="float" office:value="1.60058333333333" table:style-name="ce1">
            <text:p>1.60058333333333</text:p>
          </table:table-cell>
          <table:table-cell office:value-type="float" office:value="2.35032325528591e-05" table:style-name="ce1">
            <text:p>2.35032325528591e-05</text:p>
          </table:table-cell>
          <table:table-cell office:value-type="float" office:value="1.60058333333333" table:style-name="ce1">
            <text:p>1.60058333333333</text:p>
          </table:table-cell>
          <table:table-cell office:value-type="float" office:value="2.35032325528591e-05" table:style-name="ce1">
            <text:p>2.35032325528591e-05</text:p>
          </table:table-cell>
          <table:table-cell office:value-type="float" office:value="0.890333333333334" table:style-name="ce1">
            <text:p>0.890333333333334</text:p>
          </table:table-cell>
          <table:table-cell office:value-type="float" office:value="0.00356141497969405" table:style-name="ce1">
            <text:p>0.00356141497969405</text:p>
          </table:table-cell>
          <table:table-cell office:value-type="float" office:value="0.296861398574566" table:style-name="ce1">
            <text:p>0.296861398574566</text:p>
          </table:table-cell>
          <table:table-cell office:value-type="float" office:value="2.04093181468969" table:style-name="ce1">
            <text:p>2.04093181468969</text:p>
          </table:table-cell>
          <table:table-cell office:value-type="float" office:value="2.04093181468969" table:style-name="ce1">
            <text:p>2.04093181468969</text:p>
          </table:table-cell>
          <table:table-cell office:value-type="float" office:value="1.44670050818507" table:style-name="ce1">
            <text:p>1.44670050818507</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NAD(P)/NAD(P)H DEPENDANT ENZYME" table:style-name="ce1">
            <text:p>NAD(P)/NAD(P)H DEPENDANT ENZYME</text:p>
          </table:table-cell>
          <table:table-cell office:value-type="string" office:value="F3" table:style-name="ce1">
            <text:p>F3</text:p>
          </table:table-cell>
          <table:table-cell office:value-type="string" office:value="CAGL0D00770g" table:style-name="ce1">
            <text:p>CAGL0D00770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D00770g" table:style-name="ce1">
            <text:p>CAGL0D00770g</text:p>
          </table:table-cell>
          <table:table-cell office:value-type="string" office:value="YDL066W" table:style-name="ce1">
            <text:p>YDL066W</text:p>
          </table:table-cell>
          <table:table-cell office:value-type="string" office:value="S000002224" table:style-name="ce1">
            <text:p>S000002224</text:p>
          </table:table-cell>
          <table:table-cell office:value-type="string" office:value="YDL066W" table:style-name="ce1">
            <text:p>YDL066W</text:p>
          </table:table-cell>
          <table:table-cell office:value-type="string" office:value="IDP1" table:style-name="ce1">
            <text:p>IDP1</text:p>
          </table:table-cell>
          <table:table-cell office:value-type="string" office:value="Mitochondrial NADP-specific isocitrate dehydrogenase; catalyzes the oxidation of isocitrate to alpha-ketoglutarate; not required for mitochondrial respiration and may function to divert alpha-ketoglutarate to biosynthetic processes" table:style-name="ce1">
            <text:p>Mitochondrial NADP-specific isocitrate dehydrogenase; catalyzes the oxidation of isocitrate to alpha-ketoglutarate; not required for mitochondrial respiration and may function to divert alpha-ketoglutarate to biosynthetic processes</text:p>
          </table:table-cell>
        </table:table-row>
        <table:table-row>
          <table:table-cell office:value-type="string" office:value="CAGL0D00880g" table:style-name="ce1">
            <text:p>CAGL0D00880g</text:p>
          </table:table-cell>
          <table:table-cell office:value-type="string" office:value="" table:style-name="ce1">
            <text:p/>
          </table:table-cell>
          <table:table-cell office:value-type="string" office:value="Ortholog(s) have ribonucleoprotein complex binding activity" table:style-name="ce1">
            <text:p>Ortholog(s) have ribonucleoprotein complex binding activity</text:p>
          </table:table-cell>
          <table:table-cell office:value-type="float" office:value="-1.58583333333333" table:style-name="ce1">
            <text:p>-1.58583333333333</text:p>
          </table:table-cell>
          <table:table-cell office:value-type="float" office:value="0.000141852842066542" table:style-name="ce1">
            <text:p>0.000141852842066542</text:p>
          </table:table-cell>
          <table:table-cell office:value-type="float" office:value="-1.57341666666667" table:style-name="ce1">
            <text:p>-1.57341666666667</text:p>
          </table:table-cell>
          <table:table-cell office:value-type="float" office:value="2.3094687758505e-05" table:style-name="ce1">
            <text:p>2.3094687758505e-05</text:p>
          </table:table-cell>
          <table:table-cell office:value-type="float" office:value="-1.57341666666667" table:style-name="ce1">
            <text:p>-1.57341666666667</text:p>
          </table:table-cell>
          <table:table-cell office:value-type="float" office:value="2.3094687758505e-05" table:style-name="ce1">
            <text:p>2.3094687758505e-05</text:p>
          </table:table-cell>
          <table:table-cell office:value-type="float" office:value="-1.39766666666667" table:style-name="ce1">
            <text:p>-1.39766666666667</text:p>
          </table:table-cell>
          <table:table-cell office:value-type="float" office:value="0.000106714154383243" table:style-name="ce1">
            <text:p>0.000106714154383243</text:p>
          </table:table-cell>
          <table:table-cell office:value-type="float" office:value="-1.92219233182744" table:style-name="ce1">
            <text:p>-1.92219233182744</text:p>
          </table:table-cell>
          <table:table-cell office:value-type="float" office:value="-2.15159067342495" table:style-name="ce1">
            <text:p>-2.15159067342495</text:p>
          </table:table-cell>
          <table:table-cell office:value-type="float" office:value="-2.15159067342495" table:style-name="ce1">
            <text:p>-2.15159067342495</text:p>
          </table:table-cell>
          <table:table-cell office:value-type="float" office:value="-2.5561083193572" table:style-name="ce1">
            <text:p>-2.556108319357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D00880g" table:style-name="ce1">
            <text:p>CAGL0D00880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D00880g" table:style-name="ce1">
            <text:p>CAGL0D00880g</text:p>
          </table:table-cell>
          <table:table-cell office:value-type="string" office:value="YDL060W" table:style-name="ce1">
            <text:p>YDL060W</text:p>
          </table:table-cell>
          <table:table-cell office:value-type="string" office:value="S000002218" table:style-name="ce1">
            <text:p>S000002218</text:p>
          </table:table-cell>
          <table:table-cell office:value-type="string" office:value="YDL060W" table:style-name="ce1">
            <text:p>YDL060W</text:p>
          </table:table-cell>
          <table:table-cell office:value-type="string" office:value="TSR1" table:style-name="ce1">
            <text:p>TSR1</text:p>
          </table:table-cell>
          <table:table-cell office:value-type="string" office:value="Protein required for processing of 20S pre-rRNA in the cytoplasm; associates with pre-40S ribosomal particles; inhibits the premature association of 60S subunits with assembling 40S subunits in the cytoplasm; similar to Bms1p; relocalizes from nucleus to cytoplasm upon DNA replication stress" table:style-name="ce1">
            <text:p>Protein required for processing of 20S pre-rRNA in the cytoplasm; associates with pre-40S ribosomal particles; inhibits the premature association of 60S subunits with assembling 40S subunits in the cytoplasm; similar to Bms1p; relocalizes from nucleus to cytoplasm upon DNA replication stress</text:p>
          </table:table-cell>
        </table:table-row>
        <table:table-row>
          <table:table-cell office:value-type="string" office:value="CAGL0D01265g" table:style-name="ce1">
            <text:p>CAGL0D01265g</text:p>
          </table:table-cell>
          <table:table-cell office:value-type="string" office:value="MT-I" table:style-name="ce1">
            <text:p>MT-I</text:p>
          </table:table-cell>
          <table:table-cell office:value-type="string" office:value="Copper-binding metallothionein, involved in sequestration of metal ions; inducible by copper and silver; gene used for molecular typing of C. glabrata strain isolates" table:style-name="ce1">
            <text:p>Copper-binding metallothionein, involved in sequestration of metal ions; inducible by copper and silver; gene used for molecular typing of C. glabrata strain isolates</text:p>
          </table:table-cell>
          <table:table-cell office:value-type="float" office:value="1.3345" table:style-name="ce1">
            <text:p>1.3345</text:p>
          </table:table-cell>
          <table:table-cell office:value-type="float" office:value="0.00234304573628823" table:style-name="ce1">
            <text:p>0.00234304573628823</text:p>
          </table:table-cell>
          <table:table-cell office:value-type="float" office:value="-2.65" table:style-name="ce1">
            <text:p>-2.65</text:p>
          </table:table-cell>
          <table:table-cell office:value-type="float" office:value="4.03206045349298e-06" table:style-name="ce1">
            <text:p>4.03206045349298e-06</text:p>
          </table:table-cell>
          <table:table-cell office:value-type="float" office:value="-2.65" table:style-name="ce1">
            <text:p>-2.65</text:p>
          </table:table-cell>
          <table:table-cell office:value-type="float" office:value="4.03206045349298e-06" table:style-name="ce1">
            <text:p>4.03206045349298e-06</text:p>
          </table:table-cell>
          <table:table-cell office:value-type="float" office:value="-3.52033333333333" table:style-name="ce1">
            <text:p>-3.52033333333333</text:p>
          </table:table-cell>
          <table:table-cell office:value-type="float" office:value="4.1697190310442e-06" table:style-name="ce1">
            <text:p>4.1697190310442e-06</text:p>
          </table:table-cell>
          <table:table-cell office:value-type="float" office:value="1.51293969963329" table:style-name="ce1">
            <text:p>1.51293969963329</text:p>
          </table:table-cell>
          <table:table-cell office:value-type="float" office:value="-3.57364481184002" table:style-name="ce1">
            <text:p>-3.57364481184002</text:p>
          </table:table-cell>
          <table:table-cell office:value-type="float" office:value="-3.57364481184002" table:style-name="ce1">
            <text:p>-3.57364481184002</text:p>
          </table:table-cell>
          <table:table-cell office:value-type="float" office:value="-6.26966988896518" table:style-name="ce1">
            <text:p>-6.26966988896518</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STRESS RESPONSE" table:style-name="ce1">
            <text:p>STRESS RESPONSE</text:p>
          </table:table-cell>
          <table:table-cell office:value-type="string" office:value="_" table:style-name="ce1">
            <text:p>_</text:p>
          </table:table-cell>
          <table:table-cell office:value-type="string" office:value="Others" table:style-name="ce1">
            <text:p>Others</text:p>
          </table:table-cell>
          <table:table-cell office:value-type="string" office:value="CAGL0D01265g" table:style-name="ce1">
            <text:p>CAGL0D01265g</text:p>
          </table:table-cell>
          <table:table-cell office:value-type="string" office:value="SWITCH" table:style-name="ce1">
            <text:p>SWITCH</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D01265g" table:style-name="ce1">
            <text:p>CAGL0D01265g</text:p>
          </table:table-cell>
          <table:table-cell office:value-type="string" office:value="NO_ORTHO" table:style-name="ce1">
            <text:p>NO_ORTHO</text:p>
          </table:table-cell>
          <table:table-cell office:value-type="string" office:value="CAL0128003" table:style-name="ce1">
            <text:p>CAL0128003</text:p>
          </table:table-cell>
          <table:table-cell office:value-type="string" office:value="CAGL0D01265g" table:style-name="ce1">
            <text:p>CAGL0D01265g</text:p>
          </table:table-cell>
          <table:table-cell office:value-type="string" office:value="MT-I" table:style-name="ce1">
            <text:p>MT-I</text:p>
          </table:table-cell>
          <table:table-cell office:value-type="string" office:value="Copper-binding metallothionein, involved in sequestration of metal ions; inducible by copper and silver; gene used for molecular typing of C. glabrata strain isolates" table:style-name="ce1">
            <text:p>Copper-binding metallothionein, involved in sequestration of metal ions; inducible by copper and silver; gene used for molecular typing of C. glabrata strain isolates</text:p>
          </table:table-cell>
        </table:table-row>
        <table:table-row>
          <table:table-cell office:value-type="string" office:value="CAGL0D01298g" table:style-name="ce1">
            <text:p>CAGL0D01298g</text:p>
          </table:table-cell>
          <table:table-cell office:value-type="string" office:value="TKL1" table:style-name="ce1">
            <text:p>TKL1</text:p>
          </table:table-cell>
          <table:table-cell office:value-type="string" office:value="Putative transketolase" table:style-name="ce1">
            <text:p>Putative transketolase</text:p>
          </table:table-cell>
          <table:table-cell office:value-type="float" office:value="1.9395" table:style-name="ce1">
            <text:p>1.9395</text:p>
          </table:table-cell>
          <table:table-cell office:value-type="float" office:value="8.93085602525437e-06" table:style-name="ce1">
            <text:p>8.93085602525437e-06</text:p>
          </table:table-cell>
          <table:table-cell office:value-type="float" office:value="1.56666666666667" table:style-name="ce1">
            <text:p>1.56666666666667</text:p>
          </table:table-cell>
          <table:table-cell office:value-type="float" office:value="0.00233440294639484" table:style-name="ce1">
            <text:p>0.00233440294639484</text:p>
          </table:table-cell>
          <table:table-cell office:value-type="float" office:value="1.56666666666667" table:style-name="ce1">
            <text:p>1.56666666666667</text:p>
          </table:table-cell>
          <table:table-cell office:value-type="float" office:value="0.00233440294639484" table:style-name="ce1">
            <text:p>0.00233440294639484</text:p>
          </table:table-cell>
          <table:table-cell office:value-type="float" office:value="0.135166666666667" table:style-name="ce1">
            <text:p>0.135166666666667</text:p>
          </table:table-cell>
          <table:table-cell office:value-type="float" office:value="0.78515418244978" table:style-name="ce1">
            <text:p>0.78515418244978</text:p>
          </table:table-cell>
          <table:table-cell office:value-type="float" office:value="2.22458958401877" table:style-name="ce1">
            <text:p>2.22458958401877</text:p>
          </table:table-cell>
          <table:table-cell office:value-type="float" office:value="1.99613144048619" table:style-name="ce1">
            <text:p>1.99613144048619</text:p>
          </table:table-cell>
          <table:table-cell office:value-type="float" office:value="1.99613144048619" table:style-name="ce1">
            <text:p>1.99613144048619</text:p>
          </table:table-cell>
          <table:table-cell office:value-type="float" office:value="0.125551994374321" table:style-name="ce1">
            <text:p>0.12555199437432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ENERGY PRODUCTION (NON RESPIRATORY)" table:style-name="ce1">
            <text:p>ENERGY PRODUCTION (NON RESPIRATORY)</text:p>
          </table:table-cell>
          <table:table-cell office:value-type="string" office:value="F1" table:style-name="ce1">
            <text:p>F1</text:p>
          </table:table-cell>
          <table:table-cell office:value-type="string" office:value="CAGL0D01298g" table:style-name="ce1">
            <text:p>CAGL0D01298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D01298g" table:style-name="ce1">
            <text:p>CAGL0D01298g</text:p>
          </table:table-cell>
          <table:table-cell office:value-type="string" office:value="YPR074C" table:style-name="ce1">
            <text:p>YPR074C</text:p>
          </table:table-cell>
          <table:table-cell office:value-type="string" office:value="S000006278" table:style-name="ce1">
            <text:p>S000006278</text:p>
          </table:table-cell>
          <table:table-cell office:value-type="string" office:value="YPR074C" table:style-name="ce1">
            <text:p>YPR074C</text:p>
          </table:table-cell>
          <table:table-cell office:value-type="string" office:value="TKL1" table:style-name="ce1">
            <text:p>TKL1</text:p>
          </table:table-cell>
          <table:table-cell office:value-type="string" office:value="Transketolase; catalyzes conversion of xylulose-5-phosphate and ribose-5-phosphate to sedoheptulose-7-phosphate and glyceraldehyde-3-phosphate in the pentose phosphate pathway; needed for synthesis of aromatic amino acids; TKL1 has a paralog, TKL2, that arose from the whole genome duplication" table:style-name="ce1">
            <text:p>Transketolase; catalyzes conversion of xylulose-5-phosphate and ribose-5-phosphate to sedoheptulose-7-phosphate and glyceraldehyde-3-phosphate in the pentose phosphate pathway; needed for synthesis of aromatic amino acids; TKL1 has a paralog, TKL2, that arose from the whole genome duplication</text:p>
          </table:table-cell>
        </table:table-row>
        <table:table-row>
          <table:table-cell office:value-type="string" office:value="CAGL0D01474g" table:style-name="ce1">
            <text:p>CAGL0D01474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2.2525" table:style-name="ce1">
            <text:p>2.2525</text:p>
          </table:table-cell>
          <table:table-cell office:value-type="float" office:value="1.71306378266162e-05" table:style-name="ce1">
            <text:p>1.71306378266162e-05</text:p>
          </table:table-cell>
          <table:table-cell office:value-type="float" office:value="1.365" table:style-name="ce1">
            <text:p>1.365</text:p>
          </table:table-cell>
          <table:table-cell office:value-type="float" office:value="0.000556091861108356" table:style-name="ce1">
            <text:p>0.000556091861108356</text:p>
          </table:table-cell>
          <table:table-cell office:value-type="float" office:value="1.365" table:style-name="ce1">
            <text:p>1.365</text:p>
          </table:table-cell>
          <table:table-cell office:value-type="float" office:value="0.000556091861108356" table:style-name="ce1">
            <text:p>0.000556091861108356</text:p>
          </table:table-cell>
          <table:table-cell office:value-type="float" office:value="-0.247666666666667" table:style-name="ce1">
            <text:p>-0.247666666666667</text:p>
          </table:table-cell>
          <table:table-cell office:value-type="float" office:value="0.373570761414905" table:style-name="ce1">
            <text:p>0.373570761414905</text:p>
          </table:table-cell>
          <table:table-cell office:value-type="float" office:value="2.5927654746182" table:style-name="ce1">
            <text:p>2.5927654746182</text:p>
          </table:table-cell>
          <table:table-cell office:value-type="float" office:value="1.72975083711407" table:style-name="ce1">
            <text:p>1.72975083711407</text:p>
          </table:table-cell>
          <table:table-cell office:value-type="float" office:value="1.72975083711407" table:style-name="ce1">
            <text:p>1.72975083711407</text:p>
          </table:table-cell>
          <table:table-cell office:value-type="float" office:value="-0.544207029290058" table:style-name="ce1">
            <text:p>-0.54420702929005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D01474g" table:style-name="ce1">
            <text:p>CAGL0D01474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D01474g" table:style-name="ce1">
            <text:p>CAGL0D01474g</text:p>
          </table:table-cell>
          <table:table-cell office:value-type="string" office:value="YBR108W" table:style-name="ce1">
            <text:p>YBR108W</text:p>
          </table:table-cell>
          <table:table-cell office:value-type="string" office:value="S000000312" table:style-name="ce1">
            <text:p>S000000312</text:p>
          </table:table-cell>
          <table:table-cell office:value-type="string" office:value="YBR108W" table:style-name="ce1">
            <text:p>YBR108W</text:p>
          </table:table-cell>
          <table:table-cell office:value-type="string" office:value="AIM3" table:style-name="ce1">
            <text:p>AIM3</text:p>
          </table:table-cell>
          <table:table-cell office:value-type="string" office:value="Protein that inhibits barbed-end actin filament elongation; interacts with Rvs167p; null mutant is viable and displays elevated frequency of mitochondrial genome loss" table:style-name="ce1">
            <text:p>Protein that inhibits barbed-end actin filament elongation; interacts with Rvs167p; null mutant is viable and displays elevated frequency of mitochondrial genome loss</text:p>
          </table:table-cell>
        </table:table-row>
        <table:table-row>
          <table:table-cell office:value-type="string" office:value="CAGL0D01562g" table:style-name="ce1">
            <text:p>CAGL0D01562g</text:p>
          </table:table-cell>
          <table:table-cell office:value-type="string" office:value="FCY1" table:style-name="ce1">
            <text:p>FCY1</text:p>
          </table:table-cell>
          <table:table-cell office:value-type="string" office:value="Ortholog(s) have cytosine deaminase activity and role in cytidine metabolic process, cytosine metabolic process, pyrimidine-containing compound salvage" table:style-name="ce1">
            <text:p>Ortholog(s) have cytosine deaminase activity and role in cytidine metabolic process, cytosine metabolic process, pyrimidine-containing compound salvage</text:p>
          </table:table-cell>
          <table:table-cell office:value-type="float" office:value="-1.646" table:style-name="ce1">
            <text:p>-1.646</text:p>
          </table:table-cell>
          <table:table-cell office:value-type="float" office:value="0.000115206862146634" table:style-name="ce1">
            <text:p>0.000115206862146634</text:p>
          </table:table-cell>
          <table:table-cell office:value-type="float" office:value="-0.864" table:style-name="ce1">
            <text:p>-0.864</text:p>
          </table:table-cell>
          <table:table-cell office:value-type="float" office:value="0.0086055548783511" table:style-name="ce1">
            <text:p>0.0086055548783511</text:p>
          </table:table-cell>
          <table:table-cell office:value-type="float" office:value="-0.864" table:style-name="ce1">
            <text:p>-0.864</text:p>
          </table:table-cell>
          <table:table-cell office:value-type="float" office:value="0.0086055548783511" table:style-name="ce1">
            <text:p>0.0086055548783511</text:p>
          </table:table-cell>
          <table:table-cell office:value-type="float" office:value="-1.2405" table:style-name="ce1">
            <text:p>-1.2405</text:p>
          </table:table-cell>
          <table:table-cell office:value-type="float" office:value="0.000638868548718718" table:style-name="ce1">
            <text:p>0.000638868548718718</text:p>
          </table:table-cell>
          <table:table-cell office:value-type="float" office:value="-1.99296522666578" table:style-name="ce1">
            <text:p>-1.99296522666578</text:p>
          </table:table-cell>
          <table:table-cell office:value-type="float" office:value="-1.21452535255434" table:style-name="ce1">
            <text:p>-1.21452535255434</text:p>
          </table:table-cell>
          <table:table-cell office:value-type="float" office:value="-1.21452535255434" table:style-name="ce1">
            <text:p>-1.21452535255434</text:p>
          </table:table-cell>
          <table:table-cell office:value-type="float" office:value="-2.28114847638135" table:style-name="ce1">
            <text:p>-2.2811484763813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D01562g" table:style-name="ce1">
            <text:p>CAGL0D01562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D01562g" table:style-name="ce1">
            <text:p>CAGL0D01562g</text:p>
          </table:table-cell>
          <table:table-cell office:value-type="string" office:value="YPR062W" table:style-name="ce1">
            <text:p>YPR062W</text:p>
          </table:table-cell>
          <table:table-cell office:value-type="string" office:value="S000006266" table:style-name="ce1">
            <text:p>S000006266</text:p>
          </table:table-cell>
          <table:table-cell office:value-type="string" office:value="YPR062W" table:style-name="ce1">
            <text:p>YPR062W</text:p>
          </table:table-cell>
          <table:table-cell office:value-type="string" office:value="FCY1" table:style-name="ce1">
            <text:p>FCY1</text:p>
          </table:table-cell>
          <table:table-cell office:value-type="string" office:value="Cytosine deaminase; zinc metalloenzyme that catalyzes the hydrolytic deamination of cytosine to uracil; of biomedical interest because it also catalyzes the deamination of 5-fluorocytosine (5FC) to form anticancer drug 5-fluorouracil (5FU)" table:style-name="ce1">
            <text:p>Cytosine deaminase; zinc metalloenzyme that catalyzes the hydrolytic deamination of cytosine to uracil; of biomedical interest because it also catalyzes the deamination of 5-fluorocytosine (5FC) to form anticancer drug 5-fluorouracil (5FU)</text:p>
          </table:table-cell>
        </table:table-row>
        <table:table-row>
          <table:table-cell office:value-type="string" office:value="CAGL0D01958g" table:style-name="ce1">
            <text:p>CAGL0D01958g</text:p>
          </table:table-cell>
          <table:table-cell office:value-type="string" office:value="" table:style-name="ce1">
            <text:p/>
          </table:table-cell>
          <table:table-cell office:value-type="string" office:value="Ortholog(s) have succinate dehydrogenase (ubiquinone) activity and role in cellular respiration, protein insertion into mitochondrial inner membrane" table:style-name="ce1">
            <text:p>Ortholog(s) have succinate dehydrogenase (ubiquinone) activity and role in cellular respiration, protein insertion into mitochondrial inner membrane</text:p>
          </table:table-cell>
          <table:table-cell office:value-type="float" office:value="-1.08483333333333" table:style-name="ce1">
            <text:p>-1.08483333333333</text:p>
          </table:table-cell>
          <table:table-cell office:value-type="float" office:value="0.000359675900785222" table:style-name="ce1">
            <text:p>0.000359675900785222</text:p>
          </table:table-cell>
          <table:table-cell office:value-type="float" office:value="-1.77425" table:style-name="ce1">
            <text:p>-1.77425</text:p>
          </table:table-cell>
          <table:table-cell office:value-type="float" office:value="3.73268949918334e-05" table:style-name="ce1">
            <text:p>3.73268949918334e-05</text:p>
          </table:table-cell>
          <table:table-cell office:value-type="float" office:value="-1.77425" table:style-name="ce1">
            <text:p>-1.77425</text:p>
          </table:table-cell>
          <table:table-cell office:value-type="float" office:value="3.73268949918334e-05" table:style-name="ce1">
            <text:p>3.73268949918334e-05</text:p>
          </table:table-cell>
          <table:table-cell office:value-type="float" office:value="1.25666666666667" table:style-name="ce1">
            <text:p>1.25666666666667</text:p>
          </table:table-cell>
          <table:table-cell office:value-type="float" office:value="0.000389601602272068" table:style-name="ce1">
            <text:p>0.000389601602272068</text:p>
          </table:table-cell>
          <table:table-cell office:value-type="float" office:value="-1.33287565070822" table:style-name="ce1">
            <text:p>-1.33287565070822</text:p>
          </table:table-cell>
          <table:table-cell office:value-type="float" office:value="-2.41687053050215" table:style-name="ce1">
            <text:p>-2.41687053050215</text:p>
          </table:table-cell>
          <table:table-cell office:value-type="float" office:value="-2.41687053050215" table:style-name="ce1">
            <text:p>-2.41687053050215</text:p>
          </table:table-cell>
          <table:table-cell office:value-type="float" office:value="2.08759312203545" table:style-name="ce1">
            <text:p>2.0875931220354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D01958g" table:style-name="ce1">
            <text:p>CAGL0D01958g</text:p>
          </table:table-cell>
          <table:table-cell office:value-type="string" office:value="SWITCH" table:style-name="ce1">
            <text:p>SWITCH</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UP" table:style-name="ce1">
            <text:p>UP</text:p>
          </table:table-cell>
          <table:table-cell office:value-type="string" office:value="CAGL0D01958g" table:style-name="ce1">
            <text:p>CAGL0D01958g</text:p>
          </table:table-cell>
          <table:table-cell office:value-type="string" office:value="YKL141W" table:style-name="ce1">
            <text:p>YKL141W</text:p>
          </table:table-cell>
          <table:table-cell office:value-type="string" office:value="S000001624" table:style-name="ce1">
            <text:p>S000001624</text:p>
          </table:table-cell>
          <table:table-cell office:value-type="string" office:value="YKL141W" table:style-name="ce1">
            <text:p>YKL141W</text:p>
          </table:table-cell>
          <table:table-cell office:value-type="string" office:value="SDH3" table:style-name="ce1">
            <text:p>SDH3</text:p>
          </table:table-cell>
          <table:table-cell office:value-type="string" office:value="Subunit of succinate dehydrogenase and of TIM22 translocase; functions as cytochrome b subunit of succinate dehydrogenase, which couples oxidation of succinate to transfer of electrons to ubiquinone as part of the TCA cycle and the mitochondrial respiratory chain; also required for mitochondrial inner membrane protein import as part of the TIM22 complex; SDH3 has a paralog, SHH3, that arose from the whole genome duplication" table:style-name="ce1">
            <text:p>Subunit of succinate dehydrogenase and of TIM22 translocase; functions as cytochrome b subunit of succinate dehydrogenase, which couples oxidation of succinate to transfer of electrons to ubiquinone as part of the TCA cycle and the mitochondrial respiratory chain; also required for mitochondrial inner membrane protein import as part of the TIM22 complex; SDH3 has a paralog, SHH3, that arose from the whole genome duplication</text:p>
          </table:table-cell>
        </table:table-row>
        <table:table-row>
          <table:table-cell office:value-type="string" office:value="CAGL0D02134g" table:style-name="ce1">
            <text:p>CAGL0D02134g</text:p>
          </table:table-cell>
          <table:table-cell office:value-type="string" office:value="" table:style-name="ce1">
            <text:p/>
          </table:table-cell>
          <table:table-cell office:value-type="string" office:value="Ortholog of S. cerevisiae : YKL133C and Saccharomyces cerevisiae S288C : YKL133C" table:style-name="ce1">
            <text:p>Ortholog of S. cerevisiae : YKL133C and Saccharomyces cerevisiae S288C : YKL133C</text:p>
          </table:table-cell>
          <table:table-cell office:value-type="float" office:value="1.18183333333333" table:style-name="ce1">
            <text:p>1.18183333333333</text:p>
          </table:table-cell>
          <table:table-cell office:value-type="float" office:value="9.71974999168984e-05" table:style-name="ce1">
            <text:p>9.71974999168984e-05</text:p>
          </table:table-cell>
          <table:table-cell office:value-type="float" office:value="1.61991666666667" table:style-name="ce1">
            <text:p>1.61991666666667</text:p>
          </table:table-cell>
          <table:table-cell office:value-type="float" office:value="0.000110138372750661" table:style-name="ce1">
            <text:p>0.000110138372750661</text:p>
          </table:table-cell>
          <table:table-cell office:value-type="float" office:value="1.61991666666667" table:style-name="ce1">
            <text:p>1.61991666666667</text:p>
          </table:table-cell>
          <table:table-cell office:value-type="float" office:value="0.000110138372750661" table:style-name="ce1">
            <text:p>0.000110138372750661</text:p>
          </table:table-cell>
          <table:table-cell office:value-type="float" office:value="0.654" table:style-name="ce1">
            <text:p>0.654</text:p>
          </table:table-cell>
          <table:table-cell office:value-type="float" office:value="0.0152133724288481" table:style-name="ce1">
            <text:p>0.0152133724288481</text:p>
          </table:table-cell>
          <table:table-cell office:value-type="float" office:value="1.33336083073601" table:style-name="ce1">
            <text:p>1.33336083073601</text:p>
          </table:table-cell>
          <table:table-cell office:value-type="float" office:value="2.06646912873197" table:style-name="ce1">
            <text:p>2.06646912873197</text:p>
          </table:table-cell>
          <table:table-cell office:value-type="float" office:value="2.06646912873197" table:style-name="ce1">
            <text:p>2.06646912873197</text:p>
          </table:table-cell>
          <table:table-cell office:value-type="float" office:value="1.03324021408142" table:style-name="ce1">
            <text:p>1.0332402140814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UNKNOWN" table:style-name="ce1">
            <text:p>UNKNOWN</text:p>
          </table:table-cell>
          <table:table-cell office:value-type="string" office:value="F1" table:style-name="ce1">
            <text:p>F1</text:p>
          </table:table-cell>
          <table:table-cell office:value-type="string" office:value="CAGL0D02134g" table:style-name="ce1">
            <text:p>CAGL0D02134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D02134g" table:style-name="ce1">
            <text:p>CAGL0D02134g</text:p>
          </table:table-cell>
          <table:table-cell office:value-type="string" office:value="YKL133C" table:style-name="ce1">
            <text:p>YKL133C</text:p>
          </table:table-cell>
          <table:table-cell office:value-type="string" office:value="S000001616" table:style-name="ce1">
            <text:p>S000001616</text:p>
          </table:table-cell>
          <table:table-cell office:value-type="string" office:value="YKL133C" table:style-name="ce1">
            <text:p>YKL133C</text:p>
          </table:table-cell>
          <table:table-cell office:value-type="string" office:value="" table:style-name="ce1">
            <text:p/>
          </table:table-cell>
          <table:table-cell office:value-type="string" office:value="Putative protein of unknown function; not required for growth of cells lacking the mitochondrial genome; SWAT-GFP and mCherry fusion proteins localize to the mitochondria; YKL133C has a paralog, MGR3, that arose from the whole genome duplication" table:style-name="ce1">
            <text:p>Putative protein of unknown function; not required for growth of cells lacking the mitochondrial genome; SWAT-GFP and mCherry fusion proteins localize to the mitochondria; YKL133C has a paralog, MGR3, that arose from the whole genome duplication</text:p>
          </table:table-cell>
        </table:table-row>
        <table:table-row>
          <table:table-cell office:value-type="string" office:value="CAGL0D02640g" table:style-name="ce1">
            <text:p>CAGL0D02640g</text:p>
          </table:table-cell>
          <table:table-cell office:value-type="string" office:value="" table:style-name="ce1">
            <text:p/>
          </table:table-cell>
          <table:table-cell office:value-type="string" office:value="Has domain(s) with predicted transmembrane transporter activity, role in transmembrane transport and integral component of membrane, membrane localization" table:style-name="ce1">
            <text:p>Has domain(s) with predicted transmembrane transporter activity, role in transmembrane transport and integral component of membrane, membrane localization</text:p>
          </table:table-cell>
          <table:table-cell office:value-type="float" office:value="0.8075" table:style-name="ce1">
            <text:p>0.8075</text:p>
          </table:table-cell>
          <table:table-cell office:value-type="float" office:value="0.110919354409716" table:style-name="ce1">
            <text:p>0.110919354409716</text:p>
          </table:table-cell>
          <table:table-cell office:value-type="float" office:value="2.02108333333333" table:style-name="ce1">
            <text:p>2.02108333333333</text:p>
          </table:table-cell>
          <table:table-cell office:value-type="float" office:value="6.26815478406333e-06" table:style-name="ce1">
            <text:p>6.26815478406333e-06</text:p>
          </table:table-cell>
          <table:table-cell office:value-type="float" office:value="2.02108333333333" table:style-name="ce1">
            <text:p>2.02108333333333</text:p>
          </table:table-cell>
          <table:table-cell office:value-type="float" office:value="6.26815478406333e-06" table:style-name="ce1">
            <text:p>6.26815478406333e-06</text:p>
          </table:table-cell>
          <table:table-cell office:value-type="float" office:value="0.322333333333333" table:style-name="ce1">
            <text:p>0.322333333333333</text:p>
          </table:table-cell>
          <table:table-cell office:value-type="float" office:value="0.352183416606751" table:style-name="ce1">
            <text:p>0.352183416606751</text:p>
          </table:table-cell>
          <table:table-cell office:value-type="float" office:value="0.893039717697502" table:style-name="ce1">
            <text:p>0.893039717697502</text:p>
          </table:table-cell>
          <table:table-cell office:value-type="float" office:value="2.59636839510941" table:style-name="ce1">
            <text:p>2.59636839510941</text:p>
          </table:table-cell>
          <table:table-cell office:value-type="float" office:value="2.59636839510941" table:style-name="ce1">
            <text:p>2.59636839510941</text:p>
          </table:table-cell>
          <table:table-cell office:value-type="float" office:value="0.452996218830175" table:style-name="ce1">
            <text:p>0.45299621883017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D02640g" table:style-name="ce1">
            <text:p>CAGL0D02640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D02640g" table:style-name="ce1">
            <text:p>CAGL0D02640g</text:p>
          </table:table-cell>
          <table:table-cell office:value-type="string" office:value="YMR011W" table:style-name="ce1">
            <text:p>YMR011W</text:p>
          </table:table-cell>
          <table:table-cell office:value-type="string" office:value="S000004613" table:style-name="ce1">
            <text:p>S000004613</text:p>
          </table:table-cell>
          <table:table-cell office:value-type="string" office:value="YMR011W" table:style-name="ce1">
            <text:p>YMR011W</text:p>
          </table:table-cell>
          <table:table-cell office:value-type="string" office:value="HXT2" table:style-name="ce1">
            <text:p>HXT2</text:p>
          </table:table-cell>
          <table:table-cell office:value-type="string" office:value="High-affinity glucose transporter of the major facilitator superfamily; expression is induced by low levels of glucose and repressed by high levels of glucose" table:style-name="ce1">
            <text:p>High-affinity glucose transporter of the major facilitator superfamily; expression is induced by low levels of glucose and repressed by high levels of glucose</text:p>
          </table:table-cell>
        </table:table-row>
        <table:table-row>
          <table:table-cell office:value-type="string" office:value="CAGL0D03982g" table:style-name="ce1">
            <text:p>CAGL0D03982g</text:p>
          </table:table-cell>
          <table:table-cell office:value-type="string" office:value="" table:style-name="ce1">
            <text:p/>
          </table:table-cell>
          <table:table-cell office:value-type="string" office:value="Ortholog(s) have 1-pyrroline-5-carboxylate dehydrogenase activity, role in glutamate biosynthetic process, proline catabolic process to glutamate and mitochondrial matrix localization" table:style-name="ce1">
            <text:p>Ortholog(s) have 1-pyrroline-5-carboxylate dehydrogenase activity, role in glutamate biosynthetic process, proline catabolic process to glutamate and mitochondrial matrix localization</text:p>
          </table:table-cell>
          <table:table-cell office:value-type="float" office:value="1.81333333333333" table:style-name="ce1">
            <text:p>1.81333333333333</text:p>
          </table:table-cell>
          <table:table-cell office:value-type="float" office:value="7.81829700390633e-05" table:style-name="ce1">
            <text:p>7.81829700390633e-05</text:p>
          </table:table-cell>
          <table:table-cell office:value-type="float" office:value="0.994666666666667" table:style-name="ce1">
            <text:p>0.994666666666667</text:p>
          </table:table-cell>
          <table:table-cell office:value-type="float" office:value="0.000618871361173208" table:style-name="ce1">
            <text:p>0.000618871361173208</text:p>
          </table:table-cell>
          <table:table-cell office:value-type="float" office:value="0.994666666666667" table:style-name="ce1">
            <text:p>0.994666666666667</text:p>
          </table:table-cell>
          <table:table-cell office:value-type="float" office:value="0.000618871361173208" table:style-name="ce1">
            <text:p>0.000618871361173208</text:p>
          </table:table-cell>
          <table:table-cell office:value-type="float" office:value="1.2225" table:style-name="ce1">
            <text:p>1.2225</text:p>
          </table:table-cell>
          <table:table-cell office:value-type="float" office:value="0.000265512488623519" table:style-name="ce1">
            <text:p>0.000265512488623519</text:p>
          </table:table-cell>
          <table:table-cell office:value-type="float" office:value="2.07618215633838" table:style-name="ce1">
            <text:p>2.07618215633838</text:p>
          </table:table-cell>
          <table:table-cell office:value-type="float" office:value="1.2405791836489" table:style-name="ce1">
            <text:p>1.2405791836489</text:p>
          </table:table-cell>
          <table:table-cell office:value-type="float" office:value="1.2405791836489" table:style-name="ce1">
            <text:p>1.2405791836489</text:p>
          </table:table-cell>
          <table:table-cell office:value-type="float" office:value="2.02781924312765" table:style-name="ce1">
            <text:p>2.0278192431276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OXYGEN DEPENDENT ENZYME" table:style-name="ce1">
            <text:p>OXYGEN DEPENDENT ENZYME</text:p>
          </table:table-cell>
          <table:table-cell office:value-type="string" office:value="F3" table:style-name="ce1">
            <text:p>F3</text:p>
          </table:table-cell>
          <table:table-cell office:value-type="string" office:value="CAGL0D03982g" table:style-name="ce1">
            <text:p>CAGL0D03982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D03982g" table:style-name="ce1">
            <text:p>CAGL0D03982g</text:p>
          </table:table-cell>
          <table:table-cell office:value-type="string" office:value="YHR037W" table:style-name="ce1">
            <text:p>YHR037W</text:p>
          </table:table-cell>
          <table:table-cell office:value-type="string" office:value="S000001079" table:style-name="ce1">
            <text:p>S000001079</text:p>
          </table:table-cell>
          <table:table-cell office:value-type="string" office:value="YHR037W" table:style-name="ce1">
            <text:p>YHR037W</text:p>
          </table:table-cell>
          <table:table-cell office:value-type="string" office:value="PUT2" table:style-name="ce1">
            <text:p>PUT2</text:p>
          </table:table-cell>
          <table:table-cell office:value-type="string" office:value="Delta-1-pyrroline-5-carboxylate dehydrogenase; nuclear-encoded mitochondrial protein involved in utilization of proline as sole nitrogen source; deficiency of human homolog ALDH4A1 causes type II hyperprolinemia (HPII), an autosomal recessive inborn error of metabolism; human homolog ALDH4A1 can complement yeast null mutant" table:style-name="ce1">
            <text:p>Delta-1-pyrroline-5-carboxylate dehydrogenase; nuclear-encoded mitochondrial protein involved in utilization of proline as sole nitrogen source; deficiency of human homolog ALDH4A1 causes type II hyperprolinemia (HPII), an autosomal recessive inborn error of metabolism; human homolog ALDH4A1 can complement yeast null mutant</text:p>
          </table:table-cell>
        </table:table-row>
        <table:table-row>
          <table:table-cell office:value-type="string" office:value="CAGL0D04026g" table:style-name="ce1">
            <text:p>CAGL0D04026g</text:p>
          </table:table-cell>
          <table:table-cell office:value-type="string" office:value="" table:style-name="ce1">
            <text:p/>
          </table:table-cell>
          <table:table-cell office:value-type="string" office:value="Ortholog(s) have 4-aminobutyrate transaminase activity, pyridoxal phosphate binding activity and role in cellular amide catabolic process, gamma-aminobutyric acid catabolic process, glutamate metabolic process" table:style-name="ce1">
            <text:p>Ortholog(s) have 4-aminobutyrate transaminase activity, pyridoxal phosphate binding activity and role in cellular amide catabolic process, gamma-aminobutyric acid catabolic process, glutamate metabolic process</text:p>
          </table:table-cell>
          <table:table-cell office:value-type="float" office:value="2.348" table:style-name="ce1">
            <text:p>2.348</text:p>
          </table:table-cell>
          <table:table-cell office:value-type="float" office:value="0.000188499654855134" table:style-name="ce1">
            <text:p>0.000188499654855134</text:p>
          </table:table-cell>
          <table:table-cell office:value-type="float" office:value="1.60225" table:style-name="ce1">
            <text:p>1.60225</text:p>
          </table:table-cell>
          <table:table-cell office:value-type="float" office:value="0.000317949160249129" table:style-name="ce1">
            <text:p>0.000317949160249129</text:p>
          </table:table-cell>
          <table:table-cell office:value-type="float" office:value="1.60225" table:style-name="ce1">
            <text:p>1.60225</text:p>
          </table:table-cell>
          <table:table-cell office:value-type="float" office:value="0.000317949160249129" table:style-name="ce1">
            <text:p>0.000317949160249129</text:p>
          </table:table-cell>
          <table:table-cell office:value-type="float" office:value="0.178833333333333" table:style-name="ce1">
            <text:p>0.178833333333333</text:p>
          </table:table-cell>
          <table:table-cell office:value-type="float" office:value="0.552515038267752" table:style-name="ce1">
            <text:p>0.552515038267752</text:p>
          </table:table-cell>
          <table:table-cell office:value-type="float" office:value="2.70510029107905" table:style-name="ce1">
            <text:p>2.70510029107905</text:p>
          </table:table-cell>
          <table:table-cell office:value-type="float" office:value="2.04313330727954" table:style-name="ce1">
            <text:p>2.04313330727954</text:p>
          </table:table-cell>
          <table:table-cell office:value-type="float" office:value="2.04313330727954" table:style-name="ce1">
            <text:p>2.04313330727954</text:p>
          </table:table-cell>
          <table:table-cell office:value-type="float" office:value="0.20194592741745" table:style-name="ce1">
            <text:p>0.2019459274174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NITROGEN METABOLISM" table:style-name="ce1">
            <text:p>NITROGEN METABOLISM</text:p>
          </table:table-cell>
          <table:table-cell office:value-type="string" office:value="F1" table:style-name="ce1">
            <text:p>F1</text:p>
          </table:table-cell>
          <table:table-cell office:value-type="string" office:value="CAGL0D04026g" table:style-name="ce1">
            <text:p>CAGL0D04026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D04026g" table:style-name="ce1">
            <text:p>CAGL0D04026g</text:p>
          </table:table-cell>
          <table:table-cell office:value-type="string" office:value="YGR019W" table:style-name="ce1">
            <text:p>YGR019W</text:p>
          </table:table-cell>
          <table:table-cell office:value-type="string" office:value="S000003251" table:style-name="ce1">
            <text:p>S000003251</text:p>
          </table:table-cell>
          <table:table-cell office:value-type="string" office:value="YGR019W" table:style-name="ce1">
            <text:p>YGR019W</text:p>
          </table:table-cell>
          <table:table-cell office:value-type="string" office:value="UGA1" table:style-name="ce1">
            <text:p>UGA1</text:p>
          </table:table-cell>
          <table:table-cell office:value-type="string" office:value="Gamma-aminobutyrate (GABA) transaminase; also known as 4-aminobutyrate aminotransferase; involved in the 4-aminobutyrate and glutamate degradation pathways; required for normal oxidative stress tolerance and nitrogen utilization; protein abundance increases in response to DNA replication stress" table:style-name="ce1">
            <text:p>Gamma-aminobutyrate (GABA) transaminase; also known as 4-aminobutyrate aminotransferase; involved in the 4-aminobutyrate and glutamate degradation pathways; required for normal oxidative stress tolerance and nitrogen utilization; protein abundance increases in response to DNA replication stress</text:p>
          </table:table-cell>
        </table:table-row>
        <table:table-row>
          <table:table-cell office:value-type="string" office:value="CAGL0D04686g" table:style-name="ce1">
            <text:p>CAGL0D04686g</text:p>
          </table:table-cell>
          <table:table-cell office:value-type="string" office:value="" table:style-name="ce1">
            <text:p/>
          </table:table-cell>
          <table:table-cell office:value-type="string" office:value="Ortholog(s) have metalloendopeptidase activity and role in axial cellular bud site selection, cytogamy, peptide mating pheromone maturation involved in positive regulation of conjugation with cellular fusion" table:style-name="ce1">
            <text:p>Ortholog(s) have metalloendopeptidase activity and role in axial cellular bud site selection, cytogamy, peptide mating pheromone maturation involved in positive regulation of conjugation with cellular fusion</text:p>
          </table:table-cell>
          <table:table-cell office:value-type="float" office:value="0.958666666666667" table:style-name="ce1">
            <text:p>0.958666666666667</text:p>
          </table:table-cell>
          <table:table-cell office:value-type="float" office:value="0.000127141410469553" table:style-name="ce1">
            <text:p>0.000127141410469553</text:p>
          </table:table-cell>
          <table:table-cell office:value-type="float" office:value="1.5855" table:style-name="ce1">
            <text:p>1.5855</text:p>
          </table:table-cell>
          <table:table-cell office:value-type="float" office:value="8.60455998292864e-05" table:style-name="ce1">
            <text:p>8.60455998292864e-05</text:p>
          </table:table-cell>
          <table:table-cell office:value-type="float" office:value="1.5855" table:style-name="ce1">
            <text:p>1.5855</text:p>
          </table:table-cell>
          <table:table-cell office:value-type="float" office:value="8.60455998292864e-05" table:style-name="ce1">
            <text:p>8.60455998292864e-05</text:p>
          </table:table-cell>
          <table:table-cell office:value-type="float" office:value="0.265333333333333" table:style-name="ce1">
            <text:p>0.265333333333333</text:p>
          </table:table-cell>
          <table:table-cell office:value-type="float" office:value="0.312752233246007" table:style-name="ce1">
            <text:p>0.312752233246007</text:p>
          </table:table-cell>
          <table:table-cell office:value-type="float" office:value="1.07085416539382" table:style-name="ce1">
            <text:p>1.07085416539382</text:p>
          </table:table-cell>
          <table:table-cell office:value-type="float" office:value="2.02100830675152" table:style-name="ce1">
            <text:p>2.02100830675152</text:p>
          </table:table-cell>
          <table:table-cell office:value-type="float" office:value="2.02100830675152" table:style-name="ce1">
            <text:p>2.02100830675152</text:p>
          </table:table-cell>
          <table:table-cell office:value-type="float" office:value="0.353275894018151" table:style-name="ce1">
            <text:p>0.353275894018151</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D04686g" table:style-name="ce1">
            <text:p>CAGL0D04686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D04686g" table:style-name="ce1">
            <text:p>CAGL0D04686g</text:p>
          </table:table-cell>
          <table:table-cell office:value-type="string" office:value="YPR122W" table:style-name="ce1">
            <text:p>YPR122W</text:p>
          </table:table-cell>
          <table:table-cell office:value-type="string" office:value="S000006326" table:style-name="ce1">
            <text:p>S000006326</text:p>
          </table:table-cell>
          <table:table-cell office:value-type="string" office:value="YPR122W" table:style-name="ce1">
            <text:p>YPR122W</text:p>
          </table:table-cell>
          <table:table-cell office:value-type="string" office:value="AXL1" table:style-name="ce1">
            <text:p>AXL1</text:p>
          </table:table-cell>
          <table:table-cell office:value-type="string" office:value="Haploid specific endoprotease of a-factor mating pheromone; performs one of two N-terminal cleavages during maturation of a-factor mating pheromone; required for axial budding pattern of haploid cells" table:style-name="ce1">
            <text:p>Haploid specific endoprotease of a-factor mating pheromone; performs one of two N-terminal cleavages during maturation of a-factor mating pheromone; required for axial budding pattern of haploid cells</text:p>
          </table:table-cell>
        </table:table-row>
        <table:table-row>
          <table:table-cell office:value-type="string" office:value="CAGL0D04708g" table:style-name="ce1">
            <text:p>CAGL0D04708g</text:p>
          </table:table-cell>
          <table:table-cell office:value-type="string" office:value="" table:style-name="ce1">
            <text:p/>
          </table:table-cell>
          <table:table-cell office:value-type="string" office:value="Ortholog(s) have copper ion transmembrane transporter activity, role in copper ion import, copper ion transport, iron ion transmembrane transport and plasma membrane localization" table:style-name="ce1">
            <text:p>Ortholog(s) have copper ion transmembrane transporter activity, role in copper ion import, copper ion transport, iron ion transmembrane transport and plasma membrane localization</text:p>
          </table:table-cell>
          <table:table-cell office:value-type="float" office:value="1.06083333333333" table:style-name="ce1">
            <text:p>1.06083333333333</text:p>
          </table:table-cell>
          <table:table-cell office:value-type="float" office:value="0.00256050393747022" table:style-name="ce1">
            <text:p>0.00256050393747022</text:p>
          </table:table-cell>
          <table:table-cell office:value-type="float" office:value="1.98025" table:style-name="ce1">
            <text:p>1.98025</text:p>
          </table:table-cell>
          <table:table-cell office:value-type="float" office:value="1.35866868537161e-05" table:style-name="ce1">
            <text:p>1.35866868537161e-05</text:p>
          </table:table-cell>
          <table:table-cell office:value-type="float" office:value="1.98025" table:style-name="ce1">
            <text:p>1.98025</text:p>
          </table:table-cell>
          <table:table-cell office:value-type="float" office:value="1.35866868537161e-05" table:style-name="ce1">
            <text:p>1.35866868537161e-05</text:p>
          </table:table-cell>
          <table:table-cell office:value-type="float" office:value="1.71266666666667" table:style-name="ce1">
            <text:p>1.71266666666667</text:p>
          </table:table-cell>
          <table:table-cell office:value-type="float" office:value="0.000255738502122589" table:style-name="ce1">
            <text:p>0.000255738502122589</text:p>
          </table:table-cell>
          <table:table-cell office:value-type="float" office:value="1.19103085385892" table:style-name="ce1">
            <text:p>1.19103085385892</text:p>
          </table:table-cell>
          <table:table-cell office:value-type="float" office:value="2.54243182665803" table:style-name="ce1">
            <text:p>2.54243182665803</text:p>
          </table:table-cell>
          <table:table-cell office:value-type="float" office:value="2.54243182665803" table:style-name="ce1">
            <text:p>2.54243182665803</text:p>
          </table:table-cell>
          <table:table-cell office:value-type="float" office:value="2.88535572053163" table:style-name="ce1">
            <text:p>2.8853557205316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D04708g" table:style-name="ce1">
            <text:p>CAGL0D04708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CAGL0D04708g" table:style-name="ce1">
            <text:p>CAGL0D04708g</text:p>
          </table:table-cell>
          <table:table-cell office:value-type="string" office:value="YPR124W" table:style-name="ce1">
            <text:p>YPR124W</text:p>
          </table:table-cell>
          <table:table-cell office:value-type="string" office:value="S000006328" table:style-name="ce1">
            <text:p>S000006328</text:p>
          </table:table-cell>
          <table:table-cell office:value-type="string" office:value="YPR124W" table:style-name="ce1">
            <text:p>YPR124W</text:p>
          </table:table-cell>
          <table:table-cell office:value-type="string" office:value="CTR1" table:style-name="ce1">
            <text:p>CTR1</text:p>
          </table:table-cell>
          <table:table-cell office:value-type="string" office:value="High-affinity copper transporter of plasma membrane; mediates nearly all copper uptake under low copper conditions; transcriptionally induced at low copper levels and degraded at high copper levels; protein increases in abundance and relocalizes from nucleus to plasma membrane upon DNA replication stress; human homolog SLC31A1 can complement a yeast ctr1 ctr3 double deletion" table:style-name="ce1">
            <text:p>High-affinity copper transporter of plasma membrane; mediates nearly all copper uptake under low copper conditions; transcriptionally induced at low copper levels and degraded at high copper levels; protein increases in abundance and relocalizes from nucleus to plasma membrane upon DNA replication stress; human homolog SLC31A1 can complement a yeast ctr1 ctr3 double deletion</text:p>
          </table:table-cell>
        </table:table-row>
        <table:table-row>
          <table:table-cell office:value-type="string" office:value="CAGL0D05060g" table:style-name="ce1">
            <text:p>CAGL0D05060g</text:p>
          </table:table-cell>
          <table:table-cell office:value-type="string" office:value="" table:style-name="ce1">
            <text:p/>
          </table:table-cell>
          <table:table-cell office:value-type="string" office:value="Has domain(s) with predicted hydrolase activity" table:style-name="ce1">
            <text:p>Has domain(s) with predicted hydrolase activity</text:p>
          </table:table-cell>
          <table:table-cell office:value-type="float" office:value="-1.905" table:style-name="ce1">
            <text:p>-1.905</text:p>
          </table:table-cell>
          <table:table-cell office:value-type="float" office:value="7.37597819724266e-06" table:style-name="ce1">
            <text:p>7.37597819724266e-06</text:p>
          </table:table-cell>
          <table:table-cell office:value-type="float" office:value="-1.36183333333333" table:style-name="ce1">
            <text:p>-1.36183333333333</text:p>
          </table:table-cell>
          <table:table-cell office:value-type="float" office:value="6.40516250621649e-05" table:style-name="ce1">
            <text:p>6.40516250621649e-05</text:p>
          </table:table-cell>
          <table:table-cell office:value-type="float" office:value="-1.36183333333333" table:style-name="ce1">
            <text:p>-1.36183333333333</text:p>
          </table:table-cell>
          <table:table-cell office:value-type="float" office:value="6.40516250621649e-05" table:style-name="ce1">
            <text:p>6.40516250621649e-05</text:p>
          </table:table-cell>
          <table:table-cell office:value-type="float" office:value="-0.283666666666667" table:style-name="ce1">
            <text:p>-0.283666666666667</text:p>
          </table:table-cell>
          <table:table-cell office:value-type="float" office:value="0.234043348746864" table:style-name="ce1">
            <text:p>0.234043348746864</text:p>
          </table:table-cell>
          <table:table-cell office:value-type="float" office:value="-2.2976219540308" table:style-name="ce1">
            <text:p>-2.2976219540308</text:p>
          </table:table-cell>
          <table:table-cell office:value-type="float" office:value="-1.87211118914321" table:style-name="ce1">
            <text:p>-1.87211118914321</text:p>
          </table:table-cell>
          <table:table-cell office:value-type="float" office:value="-1.87211118914321" table:style-name="ce1">
            <text:p>-1.87211118914321</text:p>
          </table:table-cell>
          <table:table-cell office:value-type="float" office:value="-0.607188287066073" table:style-name="ce1">
            <text:p>-0.60718828706607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POST TRANSLATIONAL MODIFICATION" table:style-name="ce1">
            <text:p>POST TRANSLATIONAL MODIFICATION</text:p>
          </table:table-cell>
          <table:table-cell office:value-type="string" office:value="F1" table:style-name="ce1">
            <text:p>F1</text:p>
          </table:table-cell>
          <table:table-cell office:value-type="string" office:value="CAGL0D05060g" table:style-name="ce1">
            <text:p>CAGL0D05060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D05060g" table:style-name="ce1">
            <text:p>CAGL0D05060g</text:p>
          </table:table-cell>
          <table:table-cell office:value-type="string" office:value="YGR123C" table:style-name="ce1">
            <text:p>YGR123C</text:p>
          </table:table-cell>
          <table:table-cell office:value-type="string" office:value="S000003355" table:style-name="ce1">
            <text:p>S000003355</text:p>
          </table:table-cell>
          <table:table-cell office:value-type="string" office:value="YGR123C" table:style-name="ce1">
            <text:p>YGR123C</text:p>
          </table:table-cell>
          <table:table-cell office:value-type="string" office:value="PPT1" table:style-name="ce1">
            <text:p>PPT1</text:p>
          </table:table-cell>
          <table:table-cell office:value-type="string" office:value="Protein serine/threonine phosphatase; regulates Hsp90 chaperone by affecting its ATPase and cochaperone binding activities; has similarity to human phosphatase PP5; present in both the nucleus and cytoplasm; expressed during logarithmic growth" table:style-name="ce1">
            <text:p>Protein serine/threonine phosphatase; regulates Hsp90 chaperone by affecting its ATPase and cochaperone binding activities; has similarity to human phosphatase PP5; present in both the nucleus and cytoplasm; expressed during logarithmic growth</text:p>
          </table:table-cell>
        </table:table-row>
        <table:table-row>
          <table:table-cell office:value-type="string" office:value="CAGL0D05082g" table:style-name="ce1">
            <text:p>CAGL0D05082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2.586" table:style-name="ce1">
            <text:p>2.586</text:p>
          </table:table-cell>
          <table:table-cell office:value-type="float" office:value="3.20517581869367e-06" table:style-name="ce1">
            <text:p>3.20517581869367e-06</text:p>
          </table:table-cell>
          <table:table-cell office:value-type="float" office:value="2.07133333333333" table:style-name="ce1">
            <text:p>2.07133333333333</text:p>
          </table:table-cell>
          <table:table-cell office:value-type="float" office:value="1.35432572654991e-05" table:style-name="ce1">
            <text:p>1.35432572654991e-05</text:p>
          </table:table-cell>
          <table:table-cell office:value-type="float" office:value="2.07133333333333" table:style-name="ce1">
            <text:p>2.07133333333333</text:p>
          </table:table-cell>
          <table:table-cell office:value-type="float" office:value="1.35432572654991e-05" table:style-name="ce1">
            <text:p>1.35432572654991e-05</text:p>
          </table:table-cell>
          <table:table-cell office:value-type="float" office:value="1.121" table:style-name="ce1">
            <text:p>1.121</text:p>
          </table:table-cell>
          <table:table-cell office:value-type="float" office:value="0.00204676752844291" table:style-name="ce1">
            <text:p>0.00204676752844291</text:p>
          </table:table-cell>
          <table:table-cell office:value-type="float" office:value="2.9850551216307" table:style-name="ce1">
            <text:p>2.9850551216307</text:p>
          </table:table-cell>
          <table:table-cell office:value-type="float" office:value="2.66274339669345" table:style-name="ce1">
            <text:p>2.66274339669345</text:p>
          </table:table-cell>
          <table:table-cell office:value-type="float" office:value="2.66274339669345" table:style-name="ce1">
            <text:p>2.66274339669345</text:p>
          </table:table-cell>
          <table:table-cell office:value-type="float" office:value="1.85024708578695" table:style-name="ce1">
            <text:p>1.8502470857869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PROTEIN DEGRADATION" table:style-name="ce1">
            <text:p>PROTEIN DEGRADATION</text:p>
          </table:table-cell>
          <table:table-cell office:value-type="string" office:value="F1" table:style-name="ce1">
            <text:p>F1</text:p>
          </table:table-cell>
          <table:table-cell office:value-type="string" office:value="CAGL0D05082g" table:style-name="ce1">
            <text:p>CAGL0D05082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D05082g" table:style-name="ce1">
            <text:p>CAGL0D05082g</text:p>
          </table:table-cell>
          <table:table-cell office:value-type="string" office:value="YLL039C" table:style-name="ce1">
            <text:p>YLL039C</text:p>
          </table:table-cell>
          <table:table-cell office:value-type="string" office:value="S000003962" table:style-name="ce1">
            <text:p>S000003962</text:p>
          </table:table-cell>
          <table:table-cell office:value-type="string" office:value="YLL039C" table:style-name="ce1">
            <text:p>YLL039C</text:p>
          </table:table-cell>
          <table:table-cell office:value-type="string" office:value="UBI4" table:style-name="ce1">
            <text:p>UBI4</text:p>
          </table:table-cell>
          <table:table-cell office:value-type="string" office:value="Ubiquitin; becomes conjugated to proteins, marking them for selective degradation via the ubiquitin-26S proteasome system; essential for the cellular stress response; encoded as a polyubiquitin precursor comprised of 5 head-to-tail repeats; protein abundance increases in response to DNA replication stress" table:style-name="ce1">
            <text:p>Ubiquitin; becomes conjugated to proteins, marking them for selective degradation via the ubiquitin-26S proteasome system; essential for the cellular stress response; encoded as a polyubiquitin precursor comprised of 5 head-to-tail repeats; protein abundance increases in response to DNA replication stress</text:p>
          </table:table-cell>
        </table:table-row>
        <table:table-row>
          <table:table-cell office:value-type="string" office:value="CAGL0D05192g" table:style-name="ce1">
            <text:p>CAGL0D05192g</text:p>
          </table:table-cell>
          <table:table-cell office:value-type="string" office:value="" table:style-name="ce1">
            <text:p/>
          </table:table-cell>
          <table:table-cell office:value-type="string" office:value="Ortholog(s) have ubiquinol-cytochrome-c reductase activity and role in aerobic respiration, mitochondrial electron transport, ubiquinol to cytochrome c" table:style-name="ce1">
            <text:p>Ortholog(s) have ubiquinol-cytochrome-c reductase activity and role in aerobic respiration, mitochondrial electron transport, ubiquinol to cytochrome c</text:p>
          </table:table-cell>
          <table:table-cell office:value-type="float" office:value="-2.544" table:style-name="ce1">
            <text:p>-2.544</text:p>
          </table:table-cell>
          <table:table-cell office:value-type="float" office:value="5.00473801799523e-05" table:style-name="ce1">
            <text:p>5.00473801799523e-05</text:p>
          </table:table-cell>
          <table:table-cell office:value-type="float" office:value="-2.75883333333333" table:style-name="ce1">
            <text:p>-2.75883333333333</text:p>
          </table:table-cell>
          <table:table-cell office:value-type="float" office:value="2.43319851619967e-06" table:style-name="ce1">
            <text:p>2.43319851619967e-06</text:p>
          </table:table-cell>
          <table:table-cell office:value-type="float" office:value="-2.75883333333333" table:style-name="ce1">
            <text:p>-2.75883333333333</text:p>
          </table:table-cell>
          <table:table-cell office:value-type="float" office:value="2.43319851619967e-06" table:style-name="ce1">
            <text:p>2.43319851619967e-06</text:p>
          </table:table-cell>
          <table:table-cell office:value-type="float" office:value="0.731" table:style-name="ce1">
            <text:p>0.731</text:p>
          </table:table-cell>
          <table:table-cell office:value-type="float" office:value="0.00977457370993066" table:style-name="ce1">
            <text:p>0.00977457370993066</text:p>
          </table:table-cell>
          <table:table-cell office:value-type="float" office:value="-3.04926538563795" table:style-name="ce1">
            <text:p>-3.04926538563795</text:p>
          </table:table-cell>
          <table:table-cell office:value-type="float" office:value="-3.71740227795737" table:style-name="ce1">
            <text:p>-3.71740227795737</text:p>
          </table:table-cell>
          <table:table-cell office:value-type="float" office:value="-3.71740227795737" table:style-name="ce1">
            <text:p>-3.71740227795737</text:p>
          </table:table-cell>
          <table:table-cell office:value-type="float" office:value="1.16795012654679" table:style-name="ce1">
            <text:p>1.16795012654679</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D05192g" table:style-name="ce1">
            <text:p>CAGL0D05192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D05192g" table:style-name="ce1">
            <text:p>CAGL0D05192g</text:p>
          </table:table-cell>
          <table:table-cell office:value-type="string" office:value="YFR033C" table:style-name="ce1">
            <text:p>YFR033C</text:p>
          </table:table-cell>
          <table:table-cell office:value-type="string" office:value="S000001929" table:style-name="ce1">
            <text:p>S000001929</text:p>
          </table:table-cell>
          <table:table-cell office:value-type="string" office:value="YFR033C" table:style-name="ce1">
            <text:p>YFR033C</text:p>
          </table:table-cell>
          <table:table-cell office:value-type="string" office:value="QCR6" table:style-name="ce1">
            <text:p>QCR6</text:p>
          </table:table-cell>
          <table:table-cell office:value-type="string" office:value="Subunit 6 of the ubiquinol cytochrome-c reductase complex; the complex, also known as the cytochrome bc(1) complex or Complex III, is a component of the mitochondrial inner membrane electron transport chain; highly acidic protein; required for maturation of cytochrome c1; may be loosely associated with the complex since it is easily released into the intermembrane space" table:style-name="ce1">
            <text:p>Subunit 6 of the ubiquinol cytochrome-c reductase complex; the complex, also known as the cytochrome bc(1) complex or Complex III, is a component of the mitochondrial inner membrane electron transport chain; highly acidic protein; required for maturation of cytochrome c1; may be loosely associated with the complex since it is easily released into the intermembrane space</text:p>
          </table:table-cell>
        </table:table-row>
        <table:table-row>
          <table:table-cell office:value-type="string" office:value="CAGL0D05280g" table:style-name="ce1">
            <text:p>CAGL0D05280g</text:p>
          </table:table-cell>
          <table:table-cell office:value-type="string" office:value="" table:style-name="ce1">
            <text:p/>
          </table:table-cell>
          <table:table-cell office:value-type="string" office:value="Ortholog(s) have sulfite reductase (NADPH) activity, role in sulfate assimilation and sulfite reductase complex (NADPH) localization" table:style-name="ce1">
            <text:p>Ortholog(s) have sulfite reductase (NADPH) activity, role in sulfate assimilation and sulfite reductase complex (NADPH) localization</text:p>
          </table:table-cell>
          <table:table-cell office:value-type="float" office:value="0.952166666666666" table:style-name="ce1">
            <text:p>0.952166666666666</text:p>
          </table:table-cell>
          <table:table-cell office:value-type="float" office:value="0.00928646741134244" table:style-name="ce1">
            <text:p>0.00928646741134244</text:p>
          </table:table-cell>
          <table:table-cell office:value-type="float" office:value="1.53541666666667" table:style-name="ce1">
            <text:p>1.53541666666667</text:p>
          </table:table-cell>
          <table:table-cell office:value-type="float" office:value="0.0262219002187235" table:style-name="ce1">
            <text:p>0.0262219002187235</text:p>
          </table:table-cell>
          <table:table-cell office:value-type="float" office:value="1.53541666666667" table:style-name="ce1">
            <text:p>1.53541666666667</text:p>
          </table:table-cell>
          <table:table-cell office:value-type="float" office:value="0.0262219002187235" table:style-name="ce1">
            <text:p>0.0262219002187235</text:p>
          </table:table-cell>
          <table:table-cell office:value-type="float" office:value="1.286" table:style-name="ce1">
            <text:p>1.286</text:p>
          </table:table-cell>
          <table:table-cell office:value-type="float" office:value="0.0344342002916785" table:style-name="ce1">
            <text:p>0.0344342002916785</text:p>
          </table:table-cell>
          <table:table-cell office:value-type="float" office:value="1.06320834018968" table:style-name="ce1">
            <text:p>1.06320834018968</text:p>
          </table:table-cell>
          <table:table-cell office:value-type="float" office:value="1.95485345442646" table:style-name="ce1">
            <text:p>1.95485345442646</text:p>
          </table:table-cell>
          <table:table-cell office:value-type="float" office:value="1.95485345442646" table:style-name="ce1">
            <text:p>1.95485345442646</text:p>
          </table:table-cell>
          <table:table-cell office:value-type="float" office:value="2.13891118392701" table:style-name="ce1">
            <text:p>2.1389111839270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D05280g" table:style-name="ce1">
            <text:p>CAGL0D05280g</text:p>
          </table:table-cell>
          <table:table-cell office:value-type="string" office:value="NO" table:style-name="ce1">
            <text:p>NO</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D05280g" table:style-name="ce1">
            <text:p>CAGL0D05280g</text:p>
          </table:table-cell>
          <table:table-cell office:value-type="string" office:value="YFR030W" table:style-name="ce1">
            <text:p>YFR030W</text:p>
          </table:table-cell>
          <table:table-cell office:value-type="string" office:value="S000001926" table:style-name="ce1">
            <text:p>S000001926</text:p>
          </table:table-cell>
          <table:table-cell office:value-type="string" office:value="YFR030W" table:style-name="ce1">
            <text:p>YFR030W</text:p>
          </table:table-cell>
          <table:table-cell office:value-type="string" office:value="MET10" table:style-name="ce1">
            <text:p>MET10</text:p>
          </table:table-cell>
          <table:table-cell office:value-type="string" office:value="Subunit alpha of assimilatory sulfite reductase; complex converts sulfite into sulfide" table:style-name="ce1">
            <text:p>Subunit alpha of assimilatory sulfite reductase; complex converts sulfite into sulfide</text:p>
          </table:table-cell>
        </table:table-row>
        <table:table-row>
          <table:table-cell office:value-type="string" office:value="CAGL0D05940g" table:style-name="ce1">
            <text:p>CAGL0D05940g</text:p>
          </table:table-cell>
          <table:table-cell office:value-type="string" office:value="ERG1" table:style-name="ce1">
            <text:p>ERG1</text:p>
          </table:table-cell>
          <table:table-cell office:value-type="string" office:value="Squalene epoxidase with a role in ergosterol synthesis; involved in growth under conditions of low oxygen tension" table:style-name="ce1">
            <text:p>Squalene epoxidase with a role in ergosterol synthesis; involved in growth under conditions of low oxygen tension</text:p>
          </table:table-cell>
          <table:table-cell office:value-type="float" office:value="0.2055" table:style-name="ce1">
            <text:p>0.2055</text:p>
          </table:table-cell>
          <table:table-cell office:value-type="float" office:value="0.331641444031833" table:style-name="ce1">
            <text:p>0.331641444031833</text:p>
          </table:table-cell>
          <table:table-cell office:value-type="float" office:value="-0.760583333333334" table:style-name="ce1">
            <text:p>-0.760583333333334</text:p>
          </table:table-cell>
          <table:table-cell office:value-type="float" office:value="0.0295541906939662" table:style-name="ce1">
            <text:p>0.0295541906939662</text:p>
          </table:table-cell>
          <table:table-cell office:value-type="float" office:value="-0.760583333333334" table:style-name="ce1">
            <text:p>-0.760583333333334</text:p>
          </table:table-cell>
          <table:table-cell office:value-type="float" office:value="0.0295541906939662" table:style-name="ce1">
            <text:p>0.0295541906939662</text:p>
          </table:table-cell>
          <table:table-cell office:value-type="float" office:value="-2.30383333333333" table:style-name="ce1">
            <text:p>-2.30383333333333</text:p>
          </table:table-cell>
          <table:table-cell office:value-type="float" office:value="7.52668048623028e-05" table:style-name="ce1">
            <text:p>7.52668048623028e-05</text:p>
          </table:table-cell>
          <table:table-cell office:value-type="float" office:value="0.18491867571393" table:style-name="ce1">
            <text:p>0.18491867571393</text:p>
          </table:table-cell>
          <table:table-cell office:value-type="float" office:value="-1.07792273735401" table:style-name="ce1">
            <text:p>-1.07792273735401</text:p>
          </table:table-cell>
          <table:table-cell office:value-type="float" office:value="-1.07792273735401" table:style-name="ce1">
            <text:p>-1.07792273735401</text:p>
          </table:table-cell>
          <table:table-cell office:value-type="float" office:value="-4.14142821995068" table:style-name="ce1">
            <text:p>-4.1414282199506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FLAVO HEMO PROTEIN" table:style-name="ce1">
            <text:p>FLAVO HEMO PROTEIN</text:p>
          </table:table-cell>
          <table:table-cell office:value-type="string" office:value="F3" table:style-name="ce1">
            <text:p>F3</text:p>
          </table:table-cell>
          <table:table-cell office:value-type="string" office:value="CAGL0D05940g" table:style-name="ce1">
            <text:p>CAGL0D05940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D05940g" table:style-name="ce1">
            <text:p>CAGL0D05940g</text:p>
          </table:table-cell>
          <table:table-cell office:value-type="string" office:value="YGR175C" table:style-name="ce1">
            <text:p>YGR175C</text:p>
          </table:table-cell>
          <table:table-cell office:value-type="string" office:value="S000003407" table:style-name="ce1">
            <text:p>S000003407</text:p>
          </table:table-cell>
          <table:table-cell office:value-type="string" office:value="YGR175C" table:style-name="ce1">
            <text:p>YGR175C</text:p>
          </table:table-cell>
          <table:table-cell office:value-type="string" office:value="ERG1" table:style-name="ce1">
            <text:p>ERG1</text:p>
          </table:table-cell>
          <table:table-cell office:value-type="string" office:value="Squalene epoxidase; catalyzes the epoxidation of squalene to 2,3-oxidosqualene; plays an essential role in the ergosterol-biosynthesis pathway and is the specific target of the antifungal drug terbinafine; human SQLE functionally complements the lethality of the erg1 null mutation" table:style-name="ce1">
            <text:p>Squalene epoxidase; catalyzes the epoxidation of squalene to 2,3-oxidosqualene; plays an essential role in the ergosterol-biosynthesis pathway and is the specific target of the antifungal drug terbinafine; human SQLE functionally complements the lethality of the erg1 null mutation</text:p>
          </table:table-cell>
        </table:table-row>
        <table:table-row>
          <table:table-cell office:value-type="string" office:value="CAGL0D06402g" table:style-name="ce1">
            <text:p>CAGL0D06402g</text:p>
          </table:table-cell>
          <table:table-cell office:value-type="string" office:value="MET15" table:style-name="ce1">
            <text:p>MET15</text:p>
          </table:table-cell>
          <table:table-cell office:value-type="string" office:value="O-acetyl homoserine sulfhydrylase (OAHSH), ortholog of S. cerevisiae MET17; required for utilization of inorganic sulfate as sulfur source; able to utilize cystine as a sulfur source while S. cerevisiae met15 mutants are unable to do so" table:style-name="ce1">
            <text:p>O-acetyl homoserine sulfhydrylase (OAHSH), ortholog of S. cerevisiae MET17; required for utilization of inorganic sulfate as sulfur source; able to utilize cystine as a sulfur source while S. cerevisiae met15 mutants are unable to do so</text:p>
          </table:table-cell>
          <table:table-cell office:value-type="float" office:value="2.3215" table:style-name="ce1">
            <text:p>2.3215</text:p>
          </table:table-cell>
          <table:table-cell office:value-type="float" office:value="0.00017299779826032" table:style-name="ce1">
            <text:p>0.00017299779826032</text:p>
          </table:table-cell>
          <table:table-cell office:value-type="float" office:value="2.37208333333333" table:style-name="ce1">
            <text:p>2.37208333333333</text:p>
          </table:table-cell>
          <table:table-cell office:value-type="float" office:value="3.86838553639824e-06" table:style-name="ce1">
            <text:p>3.86838553639824e-06</text:p>
          </table:table-cell>
          <table:table-cell office:value-type="float" office:value="2.37208333333333" table:style-name="ce1">
            <text:p>2.37208333333333</text:p>
          </table:table-cell>
          <table:table-cell office:value-type="float" office:value="3.86838553639824e-06" table:style-name="ce1">
            <text:p>3.86838553639824e-06</text:p>
          </table:table-cell>
          <table:table-cell office:value-type="float" office:value="1.73916666666667" table:style-name="ce1">
            <text:p>1.73916666666667</text:p>
          </table:table-cell>
          <table:table-cell office:value-type="float" office:value="0.000106714154383243" table:style-name="ce1">
            <text:p>0.000106714154383243</text:p>
          </table:table-cell>
          <table:table-cell office:value-type="float" office:value="2.67392884986217" table:style-name="ce1">
            <text:p>2.67392884986217</text:p>
          </table:table-cell>
          <table:table-cell office:value-type="float" office:value="3.06000273453229" table:style-name="ce1">
            <text:p>3.06000273453229</text:p>
          </table:table-cell>
          <table:table-cell office:value-type="float" office:value="3.06000273453229" table:style-name="ce1">
            <text:p>3.06000273453229</text:p>
          </table:table-cell>
          <table:table-cell office:value-type="float" office:value="2.93171692417231" table:style-name="ce1">
            <text:p>2.9317169241723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D06402g" table:style-name="ce1">
            <text:p>CAGL0D06402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CAGL0D06402g" table:style-name="ce1">
            <text:p>CAGL0D06402g</text:p>
          </table:table-cell>
          <table:table-cell office:value-type="string" office:value="YLR303W" table:style-name="ce1">
            <text:p>YLR303W</text:p>
          </table:table-cell>
          <table:table-cell office:value-type="string" office:value="S000004294" table:style-name="ce1">
            <text:p>S000004294</text:p>
          </table:table-cell>
          <table:table-cell office:value-type="string" office:value="YLR303W" table:style-name="ce1">
            <text:p>YLR303W</text:p>
          </table:table-cell>
          <table:table-cell office:value-type="string" office:value="MET17" table:style-name="ce1">
            <text:p>MET17</text:p>
          </table:table-cell>
          <table:table-cell office:value-type="string" office:value="O-acetyl homoserine-O-acetyl serine sulfhydrylase; required for Methionine and cysteine biosynthesis" table:style-name="ce1">
            <text:p>O-acetyl homoserine-O-acetyl serine sulfhydrylase; required for Methionine and cysteine biosynthesis</text:p>
          </table:table-cell>
        </table:table-row>
        <table:table-row>
          <table:table-cell office:value-type="string" office:value="CAGL0D06424g" table:style-name="ce1">
            <text:p>CAGL0D06424g</text:p>
          </table:table-cell>
          <table:table-cell office:value-type="string" office:value="ACO1" table:style-name="ce1">
            <text:p>ACO1</text:p>
          </table:table-cell>
          <table:table-cell office:value-type="string" office:value="Putative aconitate hydratase" table:style-name="ce1">
            <text:p>Putative aconitate hydratase</text:p>
          </table:table-cell>
          <table:table-cell office:value-type="float" office:value="-1.756" table:style-name="ce1">
            <text:p>-1.756</text:p>
          </table:table-cell>
          <table:table-cell office:value-type="float" office:value="3.71266901626012e-05" table:style-name="ce1">
            <text:p>3.71266901626012e-05</text:p>
          </table:table-cell>
          <table:table-cell office:value-type="float" office:value="-2.65933333333333" table:style-name="ce1">
            <text:p>-2.65933333333333</text:p>
          </table:table-cell>
          <table:table-cell office:value-type="float" office:value="3.08952827442956e-06" table:style-name="ce1">
            <text:p>3.08952827442956e-06</text:p>
          </table:table-cell>
          <table:table-cell office:value-type="float" office:value="-2.65933333333333" table:style-name="ce1">
            <text:p>-2.65933333333333</text:p>
          </table:table-cell>
          <table:table-cell office:value-type="float" office:value="3.08952827442956e-06" table:style-name="ce1">
            <text:p>3.08952827442956e-06</text:p>
          </table:table-cell>
          <table:table-cell office:value-type="float" office:value="1.51133333333333" table:style-name="ce1">
            <text:p>1.51133333333333</text:p>
          </table:table-cell>
          <table:table-cell office:value-type="float" office:value="0.000186198607771024" table:style-name="ce1">
            <text:p>0.000186198607771024</text:p>
          </table:table-cell>
          <table:table-cell office:value-type="float" office:value="-2.12235611473586" table:style-name="ce1">
            <text:p>-2.12235611473586</text:p>
          </table:table-cell>
          <table:table-cell office:value-type="float" office:value="-3.58597317034319" table:style-name="ce1">
            <text:p>-3.58597317034319</text:p>
          </table:table-cell>
          <table:table-cell office:value-type="float" office:value="-3.58597317034319" table:style-name="ce1">
            <text:p>-3.58597317034319</text:p>
          </table:table-cell>
          <table:table-cell office:value-type="float" office:value="2.53312720482133" table:style-name="ce1">
            <text:p>2.5331272048213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ENERGY PRODUCTION (RESPIRATORY)" table:style-name="ce1">
            <text:p>ENERGY PRODUCTION (RESPIRATORY)</text:p>
          </table:table-cell>
          <table:table-cell office:value-type="string" office:value="F1" table:style-name="ce1">
            <text:p>F1</text:p>
          </table:table-cell>
          <table:table-cell office:value-type="string" office:value="CAGL0D06424g" table:style-name="ce1">
            <text:p>CAGL0D06424g</text:p>
          </table:table-cell>
          <table:table-cell office:value-type="string" office:value="SWITCH" table:style-name="ce1">
            <text:p>SWITCH</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UP" table:style-name="ce1">
            <text:p>UP</text:p>
          </table:table-cell>
          <table:table-cell office:value-type="string" office:value="CAGL0D06424g" table:style-name="ce1">
            <text:p>CAGL0D06424g</text:p>
          </table:table-cell>
          <table:table-cell office:value-type="string" office:value="YLR304C" table:style-name="ce1">
            <text:p>YLR304C</text:p>
          </table:table-cell>
          <table:table-cell office:value-type="string" office:value="S000004295" table:style-name="ce1">
            <text:p>S000004295</text:p>
          </table:table-cell>
          <table:table-cell office:value-type="string" office:value="YLR304C" table:style-name="ce1">
            <text:p>YLR304C</text:p>
          </table:table-cell>
          <table:table-cell office:value-type="string" office:value="ACO1" table:style-name="ce1">
            <text:p>ACO1</text:p>
          </table:table-cell>
          <table:table-cell office:value-type="string" office:value="Aconitase; required for the tricarboxylic acid (TCA) cycle and also independently required for mitochondrial genome maintenance; component of the mitochondrial nucleoid; mutation leads to glutamate auxotrophy; human homolog ACO2 can complement yeast null mutant" table:style-name="ce1">
            <text:p>Aconitase; required for the tricarboxylic acid (TCA) cycle and also independently required for mitochondrial genome maintenance; component of the mitochondrial nucleoid; mutation leads to glutamate auxotrophy; human homolog ACO2 can complement yeast null mutant</text:p>
          </table:table-cell>
        </table:table-row>
        <table:table-row>
          <table:table-cell office:value-type="string" office:value="CAGL0D06600g" table:style-name="ce1">
            <text:p>CAGL0D06600g</text:p>
          </table:table-cell>
          <table:table-cell office:value-type="string" office:value="" table:style-name="ce1">
            <text:p/>
          </table:table-cell>
          <table:table-cell office:value-type="string" office:value="Ortholog(s) have protein serine/threonine kinase activity, protein tyrosine kinase activity" table:style-name="ce1">
            <text:p>Ortholog(s) have protein serine/threonine kinase activity, protein tyrosine kinase activity</text:p>
          </table:table-cell>
          <table:table-cell office:value-type="float" office:value="1.747" table:style-name="ce1">
            <text:p>1.747</text:p>
          </table:table-cell>
          <table:table-cell office:value-type="float" office:value="9.71974999168984e-05" table:style-name="ce1">
            <text:p>9.71974999168984e-05</text:p>
          </table:table-cell>
          <table:table-cell office:value-type="float" office:value="1.83708333333333" table:style-name="ce1">
            <text:p>1.83708333333333</text:p>
          </table:table-cell>
          <table:table-cell office:value-type="float" office:value="6.76108434250856e-06" table:style-name="ce1">
            <text:p>6.76108434250856e-06</text:p>
          </table:table-cell>
          <table:table-cell office:value-type="float" office:value="1.83708333333333" table:style-name="ce1">
            <text:p>1.83708333333333</text:p>
          </table:table-cell>
          <table:table-cell office:value-type="float" office:value="6.76108434250856e-06" table:style-name="ce1">
            <text:p>6.76108434250856e-06</text:p>
          </table:table-cell>
          <table:table-cell office:value-type="float" office:value="1.07216666666667" table:style-name="ce1">
            <text:p>1.07216666666667</text:p>
          </table:table-cell>
          <table:table-cell office:value-type="float" office:value="0.000436320499187682" table:style-name="ce1">
            <text:p>0.000436320499187682</text:p>
          </table:table-cell>
          <table:table-cell office:value-type="float" office:value="1.99815552989612" table:style-name="ce1">
            <text:p>1.99815552989612</text:p>
          </table:table-cell>
          <table:table-cell office:value-type="float" office:value="2.35332361318972" table:style-name="ce1">
            <text:p>2.35332361318972</text:p>
          </table:table-cell>
          <table:table-cell office:value-type="float" office:value="2.35332361318972" table:style-name="ce1">
            <text:p>2.35332361318972</text:p>
          </table:table-cell>
          <table:table-cell office:value-type="float" office:value="1.76481417593337" table:style-name="ce1">
            <text:p>1.76481417593337</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GENERAL TRANSCRIPTION" table:style-name="ce1">
            <text:p>GENERAL TRANSCRIPTION</text:p>
          </table:table-cell>
          <table:table-cell office:value-type="string" office:value="F2" table:style-name="ce1">
            <text:p>F2</text:p>
          </table:table-cell>
          <table:table-cell office:value-type="string" office:value="CAGL0D06600g" table:style-name="ce1">
            <text:p>CAGL0D06600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D06600g" table:style-name="ce1">
            <text:p>CAGL0D06600g</text:p>
          </table:table-cell>
          <table:table-cell office:value-type="string" office:value="YLL019C" table:style-name="ce1">
            <text:p>YLL019C</text:p>
          </table:table-cell>
          <table:table-cell office:value-type="string" office:value="S000003942" table:style-name="ce1">
            <text:p>S000003942</text:p>
          </table:table-cell>
          <table:table-cell office:value-type="string" office:value="YLL019C" table:style-name="ce1">
            <text:p>YLL019C</text:p>
          </table:table-cell>
          <table:table-cell office:value-type="string" office:value="KNS1" table:style-name="ce1">
            <text:p>KNS1</text:p>
          </table:table-cell>
          <table:table-cell office:value-type="string" office:value="Protein kinase involved in negative regulation of PolIII transcription; effector kinase of the TOR signaling pathway and phosphorylates Rpc53p to regulate ribosome and tRNA biosynthesis; member of the LAMMER family of protein kinases, which are serine/threonine kinases also capable of phosphorylating tyrosine residues; capable of autophosphorylation" table:style-name="ce1">
            <text:p>Protein kinase involved in negative regulation of PolIII transcription; effector kinase of the TOR signaling pathway and phosphorylates Rpc53p to regulate ribosome and tRNA biosynthesis; member of the LAMMER family of protein kinases, which are serine/threonine kinases also capable of phosphorylating tyrosine residues; capable of autophosphorylation</text:p>
          </table:table-cell>
        </table:table-row>
        <table:table-row>
          <table:table-cell office:value-type="string" office:value="CAGL0E00803g" table:style-name="ce1">
            <text:p>CAGL0E00803g</text:p>
          </table:table-cell>
          <table:table-cell office:value-type="string" office:value="" table:style-name="ce1">
            <text:p/>
          </table:table-cell>
          <table:table-cell office:value-type="string" office:value="Putative small cytosolic stress-induced chaperone; gene is upregulated in azole-resistant strain" table:style-name="ce1">
            <text:p>Putative small cytosolic stress-induced chaperone; gene is upregulated in azole-resistant strain</text:p>
          </table:table-cell>
          <table:table-cell office:value-type="float" office:value="2.47733333333333" table:style-name="ce1">
            <text:p>2.47733333333333</text:p>
          </table:table-cell>
          <table:table-cell office:value-type="float" office:value="2.20464991406761e-05" table:style-name="ce1">
            <text:p>2.20464991406761e-05</text:p>
          </table:table-cell>
          <table:table-cell office:value-type="float" office:value="0.776416666666667" table:style-name="ce1">
            <text:p>0.776416666666667</text:p>
          </table:table-cell>
          <table:table-cell office:value-type="float" office:value="0.00163367827955462" table:style-name="ce1">
            <text:p>0.00163367827955462</text:p>
          </table:table-cell>
          <table:table-cell office:value-type="float" office:value="0.776416666666667" table:style-name="ce1">
            <text:p>0.776416666666667</text:p>
          </table:table-cell>
          <table:table-cell office:value-type="float" office:value="0.00163367827955462" table:style-name="ce1">
            <text:p>0.00163367827955462</text:p>
          </table:table-cell>
          <table:table-cell office:value-type="float" office:value="-0.298" table:style-name="ce1">
            <text:p>-0.298</text:p>
          </table:table-cell>
          <table:table-cell office:value-type="float" office:value="0.143495358550629" table:style-name="ce1">
            <text:p>0.143495358550629</text:p>
          </table:table-cell>
          <table:table-cell office:value-type="float" office:value="2.85723260796146" table:style-name="ce1">
            <text:p>2.85723260796146</text:p>
          </table:table-cell>
          <table:table-cell office:value-type="float" office:value="0.952293729007744" table:style-name="ce1">
            <text:p>0.952293729007744</text:p>
          </table:table-cell>
          <table:table-cell office:value-type="float" office:value="0.952293729007744" table:style-name="ce1">
            <text:p>0.952293729007744</text:p>
          </table:table-cell>
          <table:table-cell office:value-type="float" office:value="-0.632264158217635" table:style-name="ce1">
            <text:p>-0.63226415821763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E00803g" table:style-name="ce1">
            <text:p>CAGL0E00803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E00803g" table:style-name="ce1">
            <text:p>CAGL0E00803g</text:p>
          </table:table-cell>
          <table:table-cell office:value-type="string" office:value="YDR171W" table:style-name="ce1">
            <text:p>YDR171W</text:p>
          </table:table-cell>
          <table:table-cell office:value-type="string" office:value="S000002578" table:style-name="ce1">
            <text:p>S000002578</text:p>
          </table:table-cell>
          <table:table-cell office:value-type="string" office:value="YDR171W" table:style-name="ce1">
            <text:p>YDR171W</text:p>
          </table:table-cell>
          <table:table-cell office:value-type="string" office:value="HSP42" table:style-name="ce1">
            <text:p>HSP42</text:p>
          </table:table-cell>
          <table:table-cell office:value-type="string" office:value="Small heat shock protein (sHSP) with chaperone activity; forms barrel-shaped oligomers that suppress unfolded protein aggregation; involved in cytoskeleton reorganization after heat shock; protein abundance increases and forms cytoplasmic foci in response to DNA replication stress" table:style-name="ce1">
            <text:p>Small heat shock protein (sHSP) with chaperone activity; forms barrel-shaped oligomers that suppress unfolded protein aggregation; involved in cytoskeleton reorganization after heat shock; protein abundance increases and forms cytoplasmic foci in response to DNA replication stress</text:p>
          </table:table-cell>
        </table:table-row>
        <table:table-row>
          <table:table-cell office:value-type="string" office:value="CAGL0E01155g" table:style-name="ce1">
            <text:p>CAGL0E01155g</text:p>
          </table:table-cell>
          <table:table-cell office:value-type="string" office:value="" table:style-name="ce1">
            <text:p/>
          </table:table-cell>
          <table:table-cell office:value-type="string" office:value="Ortholog(s) have RNA polymerase I activity, role in nucleolar large rRNA transcription by RNA polymerase I, transcription by RNA polymerase I and RNA polymerase I complex localization" table:style-name="ce1">
            <text:p>Ortholog(s) have RNA polymerase I activity, role in nucleolar large rRNA transcription by RNA polymerase I, transcription by RNA polymerase I and RNA polymerase I complex localization</text:p>
          </table:table-cell>
          <table:table-cell office:value-type="float" office:value="-0.6515" table:style-name="ce1">
            <text:p>-0.6515</text:p>
          </table:table-cell>
          <table:table-cell office:value-type="float" office:value="0.0276232887883648" table:style-name="ce1">
            <text:p>0.0276232887883648</text:p>
          </table:table-cell>
          <table:table-cell office:value-type="float" office:value="-0.537083333333333" table:style-name="ce1">
            <text:p>-0.537083333333333</text:p>
          </table:table-cell>
          <table:table-cell office:value-type="float" office:value="0.0135427842278635" table:style-name="ce1">
            <text:p>0.0135427842278635</text:p>
          </table:table-cell>
          <table:table-cell office:value-type="float" office:value="-0.537083333333333" table:style-name="ce1">
            <text:p>-0.537083333333333</text:p>
          </table:table-cell>
          <table:table-cell office:value-type="float" office:value="0.0135427842278635" table:style-name="ce1">
            <text:p>0.0135427842278635</text:p>
          </table:table-cell>
          <table:table-cell office:value-type="float" office:value="-1.4405" table:style-name="ce1">
            <text:p>-1.4405</text:p>
          </table:table-cell>
          <table:table-cell office:value-type="float" office:value="0.00148719950893627" table:style-name="ce1">
            <text:p>0.00148719950893627</text:p>
          </table:table-cell>
          <table:table-cell office:value-type="float" office:value="-0.823153970432118" table:style-name="ce1">
            <text:p>-0.823153970432118</text:p>
          </table:table-cell>
          <table:table-cell office:value-type="float" office:value="-0.782702581054819" table:style-name="ce1">
            <text:p>-0.782702581054819</text:p>
          </table:table-cell>
          <table:table-cell office:value-type="float" office:value="-0.782702581054819" table:style-name="ce1">
            <text:p>-0.782702581054819</text:p>
          </table:table-cell>
          <table:table-cell office:value-type="float" office:value="-2.63104435291477" table:style-name="ce1">
            <text:p>-2.6310443529147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E01155g" table:style-name="ce1">
            <text:p>CAGL0E01155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E01155g" table:style-name="ce1">
            <text:p>CAGL0E01155g</text:p>
          </table:table-cell>
          <table:table-cell office:value-type="string" office:value="YDR156W" table:style-name="ce1">
            <text:p>YDR156W</text:p>
          </table:table-cell>
          <table:table-cell office:value-type="string" office:value="S000002563" table:style-name="ce1">
            <text:p>S000002563</text:p>
          </table:table-cell>
          <table:table-cell office:value-type="string" office:value="YDR156W" table:style-name="ce1">
            <text:p>YDR156W</text:p>
          </table:table-cell>
          <table:table-cell office:value-type="string" office:value="RPA14" table:style-name="ce1">
            <text:p>RPA14</text:p>
          </table:table-cell>
          <table:table-cell office:value-type="string" office:value="RNA polymerase I subunit A14" table:style-name="ce1">
            <text:p>RNA polymerase I subunit A14</text:p>
          </table:table-cell>
        </table:table-row>
        <table:table-row>
          <table:table-cell office:value-type="string" office:value="CAGL0E01243g" table:style-name="ce1">
            <text:p>CAGL0E01243g</text:p>
          </table:table-cell>
          <table:table-cell office:value-type="string" office:value="CTH2" table:style-name="ce1">
            <text:p>CTH2</text:p>
          </table:table-cell>
          <table:table-cell office:value-type="string" office:value="Protein involved in cellular iron homeostasis; induced by Aft1p to reduce expression of iron-associated genes under iron starvation" table:style-name="ce1">
            <text:p>Protein involved in cellular iron homeostasis; induced by Aft1p to reduce expression of iron-associated genes under iron starvation</text:p>
          </table:table-cell>
          <table:table-cell office:value-type="float" office:value="1.732" table:style-name="ce1">
            <text:p>1.732</text:p>
          </table:table-cell>
          <table:table-cell office:value-type="float" office:value="9.21235078102223e-06" table:style-name="ce1">
            <text:p>9.21235078102223e-06</text:p>
          </table:table-cell>
          <table:table-cell office:value-type="float" office:value="1.96825" table:style-name="ce1">
            <text:p>1.96825</text:p>
          </table:table-cell>
          <table:table-cell office:value-type="float" office:value="1.68385786652852e-05" table:style-name="ce1">
            <text:p>1.68385786652852e-05</text:p>
          </table:table-cell>
          <table:table-cell office:value-type="float" office:value="1.96825" table:style-name="ce1">
            <text:p>1.96825</text:p>
          </table:table-cell>
          <table:table-cell office:value-type="float" office:value="1.68385786652852e-05" table:style-name="ce1">
            <text:p>1.68385786652852e-05</text:p>
          </table:table-cell>
          <table:table-cell office:value-type="float" office:value="0.204333333333333" table:style-name="ce1">
            <text:p>0.204333333333333</text:p>
          </table:table-cell>
          <table:table-cell office:value-type="float" office:value="0.343358399242599" table:style-name="ce1">
            <text:p>0.343358399242599</text:p>
          </table:table-cell>
          <table:table-cell office:value-type="float" office:value="1.98051131788656" table:style-name="ce1">
            <text:p>1.98051131788656</text:p>
          </table:table-cell>
          <table:table-cell office:value-type="float" office:value="2.52658108001109" table:style-name="ce1">
            <text:p>2.52658108001109</text:p>
          </table:table-cell>
          <table:table-cell office:value-type="float" office:value="2.52658108001109" table:style-name="ce1">
            <text:p>2.52658108001109</text:p>
          </table:table-cell>
          <table:table-cell office:value-type="float" office:value="0.24655765167546" table:style-name="ce1">
            <text:p>0.24655765167546</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RNA BINDING" table:style-name="ce1">
            <text:p>RNA BINDING</text:p>
          </table:table-cell>
          <table:table-cell office:value-type="string" office:value="F2" table:style-name="ce1">
            <text:p>F2</text:p>
          </table:table-cell>
          <table:table-cell office:value-type="string" office:value="CAGL0E01243g" table:style-name="ce1">
            <text:p>CAGL0E01243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E01243g" table:style-name="ce1">
            <text:p>CAGL0E01243g</text:p>
          </table:table-cell>
          <table:table-cell office:value-type="string" office:value="YDR151C" table:style-name="ce1">
            <text:p>YDR151C</text:p>
          </table:table-cell>
          <table:table-cell office:value-type="string" office:value="S000002558" table:style-name="ce1">
            <text:p>S000002558</text:p>
          </table:table-cell>
          <table:table-cell office:value-type="string" office:value="YDR151C" table:style-name="ce1">
            <text:p>YDR151C</text:p>
          </table:table-cell>
          <table:table-cell office:value-type="string" office:value="CTH1" table:style-name="ce1">
            <text:p>CTH1</text:p>
          </table:table-cell>
          <table:table-cell office:value-type="string" office:value="Member of the CCCH zinc finger family; similar to mammalian Tis11 protein, which activates transcription and also has a role in mRNA degradation; may function with Tis11p in iron homeostasis; CTH1 has a paralog, TIS11, that arose from the whole genome duplication" table:style-name="ce1">
            <text:p>Member of the CCCH zinc finger family; similar to mammalian Tis11 protein, which activates transcription and also has a role in mRNA degradation; may function with Tis11p in iron homeostasis; CTH1 has a paralog, TIS11, that arose from the whole genome duplication</text:p>
          </table:table-cell>
        </table:table-row>
        <table:table-row>
          <table:table-cell office:value-type="string" office:value="CAGL0E01287g" table:style-name="ce1">
            <text:p>CAGL0E01287g</text:p>
          </table:table-cell>
          <table:table-cell office:value-type="string" office:value="" table:style-name="ce1">
            <text:p/>
          </table:table-cell>
          <table:table-cell office:value-type="string" office:value="Ortholog(s) have role in 2-oxoglutarate metabolic process, mitochondrial genome maintenance and mitochondrial nucleoid, mitochondrial oxoglutarate dehydrogenase complex localization" table:style-name="ce1">
            <text:p>Ortholog(s) have role in 2-oxoglutarate metabolic process, mitochondrial genome maintenance and mitochondrial nucleoid, mitochondrial oxoglutarate dehydrogenase complex localization</text:p>
          </table:table-cell>
          <table:table-cell office:value-type="float" office:value="-0.958000000000001" table:style-name="ce1">
            <text:p>-0.958000000000001</text:p>
          </table:table-cell>
          <table:table-cell office:value-type="float" office:value="0.000436052055750005" table:style-name="ce1">
            <text:p>0.000436052055750005</text:p>
          </table:table-cell>
          <table:table-cell office:value-type="float" office:value="-1.14433333333333" table:style-name="ce1">
            <text:p>-1.14433333333333</text:p>
          </table:table-cell>
          <table:table-cell office:value-type="float" office:value="0.00060227755093047" table:style-name="ce1">
            <text:p>0.00060227755093047</text:p>
          </table:table-cell>
          <table:table-cell office:value-type="float" office:value="-1.14433333333333" table:style-name="ce1">
            <text:p>-1.14433333333333</text:p>
          </table:table-cell>
          <table:table-cell office:value-type="float" office:value="0.00060227755093047" table:style-name="ce1">
            <text:p>0.00060227755093047</text:p>
          </table:table-cell>
          <table:table-cell office:value-type="float" office:value="1.24533333333333" table:style-name="ce1">
            <text:p>1.24533333333333</text:p>
          </table:table-cell>
          <table:table-cell office:value-type="float" office:value="0.000407988638398144" table:style-name="ce1">
            <text:p>0.000407988638398144</text:p>
          </table:table-cell>
          <table:table-cell office:value-type="float" office:value="-1.18368403582741" table:style-name="ce1">
            <text:p>-1.18368403582741</text:p>
          </table:table-cell>
          <table:table-cell office:value-type="float" office:value="-1.58481640616749" table:style-name="ce1">
            <text:p>-1.58481640616749</text:p>
          </table:table-cell>
          <table:table-cell office:value-type="float" office:value="-1.58481640616749" table:style-name="ce1">
            <text:p>-1.58481640616749</text:p>
          </table:table-cell>
          <table:table-cell office:value-type="float" office:value="2.06776568903189" table:style-name="ce1">
            <text:p>2.0677656890318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E01287g" table:style-name="ce1">
            <text:p>CAGL0E01287g</text:p>
          </table:table-cell>
          <table:table-cell office:value-type="string" office:value="SWITCH" table:style-name="ce1">
            <text:p>SWITCH</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E01287g" table:style-name="ce1">
            <text:p>CAGL0E01287g</text:p>
          </table:table-cell>
          <table:table-cell office:value-type="string" office:value="YDR148C" table:style-name="ce1">
            <text:p>YDR148C</text:p>
          </table:table-cell>
          <table:table-cell office:value-type="string" office:value="S000002555" table:style-name="ce1">
            <text:p>S000002555</text:p>
          </table:table-cell>
          <table:table-cell office:value-type="string" office:value="YDR148C" table:style-name="ce1">
            <text:p>YDR148C</text:p>
          </table:table-cell>
          <table:table-cell office:value-type="string" office:value="KGD2" table:style-name="ce1">
            <text:p>KGD2</text:p>
          </table:table-cell>
          <table:table-cell office:value-type="string" office:value="Dihydrolipoyl transsuccinylase; component of the mitochondrial alpha-ketoglutarate dehydrogenase complex, which catalyzes the oxidative decarboxylation of alpha-ketoglutarate to succinyl-CoA in the TCA cycle; phosphorylated" table:style-name="ce1">
            <text:p>Dihydrolipoyl transsuccinylase; component of the mitochondrial alpha-ketoglutarate dehydrogenase complex, which catalyzes the oxidative decarboxylation of alpha-ketoglutarate to succinyl-CoA in the TCA cycle; phosphorylated</text:p>
          </table:table-cell>
        </table:table-row>
        <table:table-row>
          <table:table-cell office:value-type="string" office:value="CAGL0E01705g" table:style-name="ce1">
            <text:p>CAGL0E01705g</text:p>
          </table:table-cell>
          <table:table-cell office:value-type="string" office:value="" table:style-name="ce1">
            <text:p/>
          </table:table-cell>
          <table:table-cell office:value-type="string" office:value="Ortholog(s) have L-malate dehydrogenase activity, role in gluconeogenesis, protein import into peroxisome matrix and cytosol, nuclear periphery localization" table:style-name="ce1">
            <text:p>Ortholog(s) have L-malate dehydrogenase activity, role in gluconeogenesis, protein import into peroxisome matrix and cytosol, nuclear periphery localization</text:p>
          </table:table-cell>
          <table:table-cell office:value-type="float" office:value="1.22933333333333" table:style-name="ce1">
            <text:p>1.22933333333333</text:p>
          </table:table-cell>
          <table:table-cell office:value-type="float" office:value="0.000161273196525157" table:style-name="ce1">
            <text:p>0.000161273196525157</text:p>
          </table:table-cell>
          <table:table-cell office:value-type="float" office:value="0.3965" table:style-name="ce1">
            <text:p>0.3965</text:p>
          </table:table-cell>
          <table:table-cell office:value-type="float" office:value="0.072512682736163" table:style-name="ce1">
            <text:p>0.072512682736163</text:p>
          </table:table-cell>
          <table:table-cell office:value-type="float" office:value="0.3965" table:style-name="ce1">
            <text:p>0.3965</text:p>
          </table:table-cell>
          <table:table-cell office:value-type="float" office:value="0.072512682736163" table:style-name="ce1">
            <text:p>0.072512682736163</text:p>
          </table:table-cell>
          <table:table-cell office:value-type="float" office:value="2.132" table:style-name="ce1">
            <text:p>2.132</text:p>
          </table:table-cell>
          <table:table-cell office:value-type="float" office:value="6.15178910675604e-06" table:style-name="ce1">
            <text:p>6.15178910675604e-06</text:p>
          </table:table-cell>
          <table:table-cell office:value-type="float" office:value="1.38923416876628" table:style-name="ce1">
            <text:p>1.38923416876628</text:p>
          </table:table-cell>
          <table:table-cell office:value-type="float" office:value="0.450463493150922" table:style-name="ce1">
            <text:p>0.450463493150922</text:p>
          </table:table-cell>
          <table:table-cell office:value-type="float" office:value="0.450463493150922" table:style-name="ce1">
            <text:p>0.450463493150922</text:p>
          </table:table-cell>
          <table:table-cell office:value-type="float" office:value="3.61897074166336" table:style-name="ce1">
            <text:p>3.6189707416633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E01705g" table:style-name="ce1">
            <text:p>CAGL0E01705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E01705g" table:style-name="ce1">
            <text:p>CAGL0E01705g</text:p>
          </table:table-cell>
          <table:table-cell office:value-type="string" office:value="YOL126C" table:style-name="ce1">
            <text:p>YOL126C</text:p>
          </table:table-cell>
          <table:table-cell office:value-type="string" office:value="S000005486" table:style-name="ce1">
            <text:p>S000005486</text:p>
          </table:table-cell>
          <table:table-cell office:value-type="string" office:value="YOL126C" table:style-name="ce1">
            <text:p>YOL126C</text:p>
          </table:table-cell>
          <table:table-cell office:value-type="string" office:value="MDH2" table:style-name="ce1">
            <text:p>MDH2</text:p>
          </table:table-cell>
          <table:table-cell office:value-type="string" office:value="Cytoplasmic malate dehydrogenase; one of three isozymes that catalyze interconversion of malate and oxaloacetate; involved in the glyoxylate cycle and gluconeogenesis during growth on two-carbon compounds; interacts with Pck1p and Fbp1" table:style-name="ce1">
            <text:p>Cytoplasmic malate dehydrogenase; one of three isozymes that catalyze interconversion of malate and oxaloacetate; involved in the glyoxylate cycle and gluconeogenesis during growth on two-carbon compounds; interacts with Pck1p and Fbp1</text:p>
          </table:table-cell>
        </table:table-row>
        <table:table-row>
          <table:table-cell office:value-type="string" office:value="CAGL0E01727g" table:style-name="ce1">
            <text:p>CAGL0E01727g</text:p>
          </table:table-cell>
          <table:table-cell office:value-type="string" office:value="YPS3" table:style-name="ce1">
            <text:p>YPS3</text:p>
          </table:table-cell>
          <table:table-cell office:value-type="string" office:value="Putative aspartic protease; predicted GPI-anchor; member of a YPS gene cluster that is required for virulence in mice" table:style-name="ce1">
            <text:p>Putative aspartic protease; predicted GPI-anchor; member of a YPS gene cluster that is required for virulence in mice</text:p>
          </table:table-cell>
          <table:table-cell office:value-type="float" office:value="1.29433333333333" table:style-name="ce1">
            <text:p>1.29433333333333</text:p>
          </table:table-cell>
          <table:table-cell office:value-type="float" office:value="0.00988715983240704" table:style-name="ce1">
            <text:p>0.00988715983240704</text:p>
          </table:table-cell>
          <table:table-cell office:value-type="float" office:value="3.37191666666667" table:style-name="ce1">
            <text:p>3.37191666666667</text:p>
          </table:table-cell>
          <table:table-cell office:value-type="float" office:value="1.62230936373095e-06" table:style-name="ce1">
            <text:p>1.62230936373095e-06</text:p>
          </table:table-cell>
          <table:table-cell office:value-type="float" office:value="3.37191666666667" table:style-name="ce1">
            <text:p>3.37191666666667</text:p>
          </table:table-cell>
          <table:table-cell office:value-type="float" office:value="1.62230936373095e-06" table:style-name="ce1">
            <text:p>1.62230936373095e-06</text:p>
          </table:table-cell>
          <table:table-cell office:value-type="float" office:value="4.28433333333333" table:style-name="ce1">
            <text:p>4.28433333333333</text:p>
          </table:table-cell>
          <table:table-cell office:value-type="float" office:value="6.96711059303377e-07" table:style-name="ce1">
            <text:p>6.96711059303377e-07</text:p>
          </table:table-cell>
          <table:table-cell office:value-type="float" office:value="1.46569242080769" table:style-name="ce1">
            <text:p>1.46569242080769</text:p>
          </table:table-cell>
          <table:table-cell office:value-type="float" office:value="4.38067813918466" table:style-name="ce1">
            <text:p>4.38067813918466</text:p>
          </table:table-cell>
          <table:table-cell office:value-type="float" office:value="4.38067813918466" table:style-name="ce1">
            <text:p>4.38067813918466</text:p>
          </table:table-cell>
          <table:table-cell office:value-type="float" office:value="7.38443353295713" table:style-name="ce1">
            <text:p>7.3844335329571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MEMBRANE AND CELL WALL BIOGENESIS" table:style-name="ce1">
            <text:p>MEMBRANE AND CELL WALL BIOGENESIS</text:p>
          </table:table-cell>
          <table:table-cell office:value-type="string" office:value="F1" table:style-name="ce1">
            <text:p>F1</text:p>
          </table:table-cell>
          <table:table-cell office:value-type="string" office:value="CAGL0E01727g" table:style-name="ce1">
            <text:p>CAGL0E01727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CAGL0E01727g" table:style-name="ce1">
            <text:p>CAGL0E01727g</text:p>
          </table:table-cell>
          <table:table-cell office:value-type="string" office:value="YLR120C" table:style-name="ce1">
            <text:p>YLR120C</text:p>
          </table:table-cell>
          <table:table-cell office:value-type="string" office:value="S000004110" table:style-name="ce1">
            <text:p>S000004110</text:p>
          </table:table-cell>
          <table:table-cell office:value-type="string" office:value="YLR120C" table:style-name="ce1">
            <text:p>YLR120C</text:p>
          </table:table-cell>
          <table:table-cell office:value-type="string" office:value="YPS1" table:style-name="ce1">
            <text:p>YPS1</text:p>
          </table:table-cell>
          <table:table-cell office:value-type="string" office:value="Aspartic protease; hyperglycosylated member of the yapsin family of proteases, attached to the plasma membrane via a glycosylphosphatidylinositol (GPI) anchor; involved in nutrient limitation-induced cleavage of the extracellular inhibitory domain of signaling mucin Msb2p, resulting in activation of the filamentous growth MAPK pathway; involved with other yapsins in the cell wall integrity response; role in KEX2-independent processing of the alpha factor precursor" table:style-name="ce1">
            <text:p>Aspartic protease; hyperglycosylated member of the yapsin family of proteases, attached to the plasma membrane via a glycosylphosphatidylinositol (GPI) anchor; involved in nutrient limitation-induced cleavage of the extracellular inhibitory domain of signaling mucin Msb2p, resulting in activation of the filamentous growth MAPK pathway; involved with other yapsins in the cell wall integrity response; role in KEX2-independent processing of the alpha factor precursor</text:p>
          </table:table-cell>
        </table:table-row>
        <table:table-row>
          <table:table-cell office:value-type="string" office:value="CAGL0E01771g" table:style-name="ce1">
            <text:p>CAGL0E01771g</text:p>
          </table:table-cell>
          <table:table-cell office:value-type="string" office:value="YPS5" table:style-name="ce1">
            <text:p>YPS5</text:p>
          </table:table-cell>
          <table:table-cell office:value-type="string" office:value="Putative aspartic protease; predicted GPI-anchor; member of a YPS gene cluster that is required for virulence in mice; gene is downregulated in azole-resistant strain" table:style-name="ce1">
            <text:p>Putative aspartic protease; predicted GPI-anchor; member of a YPS gene cluster that is required for virulence in mice; gene is downregulated in azole-resistant strain</text:p>
          </table:table-cell>
          <table:table-cell office:value-type="float" office:value="-1.71483333333333" table:style-name="ce1">
            <text:p>-1.71483333333333</text:p>
          </table:table-cell>
          <table:table-cell office:value-type="float" office:value="6.54248609731145e-05" table:style-name="ce1">
            <text:p>6.54248609731145e-05</text:p>
          </table:table-cell>
          <table:table-cell office:value-type="float" office:value="-1.45691666666667" table:style-name="ce1">
            <text:p>-1.45691666666667</text:p>
          </table:table-cell>
          <table:table-cell office:value-type="float" office:value="0.000185842615173057" table:style-name="ce1">
            <text:p>0.000185842615173057</text:p>
          </table:table-cell>
          <table:table-cell office:value-type="float" office:value="-1.45691666666667" table:style-name="ce1">
            <text:p>-1.45691666666667</text:p>
          </table:table-cell>
          <table:table-cell office:value-type="float" office:value="0.000185842615173057" table:style-name="ce1">
            <text:p>0.000185842615173057</text:p>
          </table:table-cell>
          <table:table-cell office:value-type="float" office:value="0.174333333333334" table:style-name="ce1">
            <text:p>0.174333333333334</text:p>
          </table:table-cell>
          <table:table-cell office:value-type="float" office:value="0.49424659961314" table:style-name="ce1">
            <text:p>0.49424659961314</text:p>
          </table:table-cell>
          <table:table-cell office:value-type="float" office:value="-2.07393255510963" table:style-name="ce1">
            <text:p>-2.07393255510963</text:p>
          </table:table-cell>
          <table:table-cell office:value-type="float" office:value="-1.99770634139428" table:style-name="ce1">
            <text:p>-1.99770634139428</text:p>
          </table:table-cell>
          <table:table-cell office:value-type="float" office:value="-1.99770634139428" table:style-name="ce1">
            <text:p>-1.99770634139428</text:p>
          </table:table-cell>
          <table:table-cell office:value-type="float" office:value="0.194073270195448" table:style-name="ce1">
            <text:p>0.19407327019544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MEMBRANE AND CELL WALL BIOGENESIS" table:style-name="ce1">
            <text:p>MEMBRANE AND CELL WALL BIOGENESIS</text:p>
          </table:table-cell>
          <table:table-cell office:value-type="string" office:value="F1" table:style-name="ce1">
            <text:p>F1</text:p>
          </table:table-cell>
          <table:table-cell office:value-type="string" office:value="CAGL0E01771g" table:style-name="ce1">
            <text:p>CAGL0E01771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E01771g" table:style-name="ce1">
            <text:p>CAGL0E01771g</text:p>
          </table:table-cell>
          <table:table-cell office:value-type="string" office:value="YLR120C" table:style-name="ce1">
            <text:p>YLR120C</text:p>
          </table:table-cell>
          <table:table-cell office:value-type="string" office:value="S000004110" table:style-name="ce1">
            <text:p>S000004110</text:p>
          </table:table-cell>
          <table:table-cell office:value-type="string" office:value="YLR120C" table:style-name="ce1">
            <text:p>YLR120C</text:p>
          </table:table-cell>
          <table:table-cell office:value-type="string" office:value="YPS1" table:style-name="ce1">
            <text:p>YPS1</text:p>
          </table:table-cell>
          <table:table-cell office:value-type="string" office:value="Aspartic protease; hyperglycosylated member of the yapsin family of proteases, attached to the plasma membrane via a glycosylphosphatidylinositol (GPI) anchor; involved in nutrient limitation-induced cleavage of the extracellular inhibitory domain of signaling mucin Msb2p, resulting in activation of the filamentous growth MAPK pathway; involved with other yapsins in the cell wall integrity response; role in KEX2-independent processing of the alpha factor precursor" table:style-name="ce1">
            <text:p>Aspartic protease; hyperglycosylated member of the yapsin family of proteases, attached to the plasma membrane via a glycosylphosphatidylinositol (GPI) anchor; involved in nutrient limitation-induced cleavage of the extracellular inhibitory domain of signaling mucin Msb2p, resulting in activation of the filamentous growth MAPK pathway; involved with other yapsins in the cell wall integrity response; role in KEX2-independent processing of the alpha factor precursor</text:p>
          </table:table-cell>
        </table:table-row>
        <table:table-row>
          <table:table-cell office:value-type="string" office:value="CAGL0E01793g" table:style-name="ce1">
            <text:p>CAGL0E01793g</text:p>
          </table:table-cell>
          <table:table-cell office:value-type="string" office:value="YPS6" table:style-name="ce1">
            <text:p>YPS6</text:p>
          </table:table-cell>
          <table:table-cell office:value-type="string" office:value="Putative aspartic protease; predicted GPI-anchor; member of a YPS gene cluster that is required for virulence in mice; expression induced at high temperature" table:style-name="ce1">
            <text:p>Putative aspartic protease; predicted GPI-anchor; member of a YPS gene cluster that is required for virulence in mice; expression induced at high temperature</text:p>
          </table:table-cell>
          <table:table-cell office:value-type="float" office:value="2.89966666666667" table:style-name="ce1">
            <text:p>2.89966666666667</text:p>
          </table:table-cell>
          <table:table-cell office:value-type="float" office:value="9.32967584676159e-07" table:style-name="ce1">
            <text:p>9.32967584676159e-07</text:p>
          </table:table-cell>
          <table:table-cell office:value-type="float" office:value="2.52191666666667" table:style-name="ce1">
            <text:p>2.52191666666667</text:p>
          </table:table-cell>
          <table:table-cell office:value-type="float" office:value="1.00210696963013e-06" table:style-name="ce1">
            <text:p>1.00210696963013e-06</text:p>
          </table:table-cell>
          <table:table-cell office:value-type="float" office:value="2.52191666666667" table:style-name="ce1">
            <text:p>2.52191666666667</text:p>
          </table:table-cell>
          <table:table-cell office:value-type="float" office:value="1.00210696963013e-06" table:style-name="ce1">
            <text:p>1.00210696963013e-06</text:p>
          </table:table-cell>
          <table:table-cell office:value-type="float" office:value="1.761" table:style-name="ce1">
            <text:p>1.761</text:p>
          </table:table-cell>
          <table:table-cell office:value-type="float" office:value="3.02319633438771e-05" table:style-name="ce1">
            <text:p>3.02319633438771e-05</text:p>
          </table:table-cell>
          <table:table-cell office:value-type="float" office:value="3.35401519943055" table:style-name="ce1">
            <text:p>3.35401519943055</text:p>
          </table:table-cell>
          <table:table-cell office:value-type="float" office:value="3.25791691836001" table:style-name="ce1">
            <text:p>3.25791691836001</text:p>
          </table:table-cell>
          <table:table-cell office:value-type="float" office:value="3.25791691836001" table:style-name="ce1">
            <text:p>3.25791691836001</text:p>
          </table:table-cell>
          <table:table-cell office:value-type="float" office:value="2.96991389069388" table:style-name="ce1">
            <text:p>2.9699138906938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MEMBRANE AND CELL WALL BIOGENESIS" table:style-name="ce1">
            <text:p>MEMBRANE AND CELL WALL BIOGENESIS</text:p>
          </table:table-cell>
          <table:table-cell office:value-type="string" office:value="F1" table:style-name="ce1">
            <text:p>F1</text:p>
          </table:table-cell>
          <table:table-cell office:value-type="string" office:value="CAGL0E01793g" table:style-name="ce1">
            <text:p>CAGL0E01793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CAGL0E01793g" table:style-name="ce1">
            <text:p>CAGL0E01793g</text:p>
          </table:table-cell>
          <table:table-cell office:value-type="string" office:value="YLR120C" table:style-name="ce1">
            <text:p>YLR120C</text:p>
          </table:table-cell>
          <table:table-cell office:value-type="string" office:value="S000004110" table:style-name="ce1">
            <text:p>S000004110</text:p>
          </table:table-cell>
          <table:table-cell office:value-type="string" office:value="YLR120C" table:style-name="ce1">
            <text:p>YLR120C</text:p>
          </table:table-cell>
          <table:table-cell office:value-type="string" office:value="YPS1" table:style-name="ce1">
            <text:p>YPS1</text:p>
          </table:table-cell>
          <table:table-cell office:value-type="string" office:value="Aspartic protease; hyperglycosylated member of the yapsin family of proteases, attached to the plasma membrane via a glycosylphosphatidylinositol (GPI) anchor; involved in nutrient limitation-induced cleavage of the extracellular inhibitory domain of signaling mucin Msb2p, resulting in activation of the filamentous growth MAPK pathway; involved with other yapsins in the cell wall integrity response; role in KEX2-independent processing of the alpha factor precursor" table:style-name="ce1">
            <text:p>Aspartic protease; hyperglycosylated member of the yapsin family of proteases, attached to the plasma membrane via a glycosylphosphatidylinositol (GPI) anchor; involved in nutrient limitation-induced cleavage of the extracellular inhibitory domain of signaling mucin Msb2p, resulting in activation of the filamentous growth MAPK pathway; involved with other yapsins in the cell wall integrity response; role in KEX2-independent processing of the alpha factor precursor</text:p>
          </table:table-cell>
        </table:table-row>
        <table:table-row>
          <table:table-cell office:value-type="string" office:value="CAGL0E01837g" table:style-name="ce1">
            <text:p>CAGL0E01837g</text:p>
          </table:table-cell>
          <table:table-cell office:value-type="string" office:value="YPS9" table:style-name="ce1">
            <text:p>YPS9</text:p>
          </table:table-cell>
          <table:table-cell office:value-type="string" office:value="Putative aspartic protease; predicted GPI-anchor; member of a YPS gene cluster that is required for virulence in mice; expression induced at high temperature" table:style-name="ce1">
            <text:p>Putative aspartic protease; predicted GPI-anchor; member of a YPS gene cluster that is required for virulence in mice; expression induced at high temperature</text:p>
          </table:table-cell>
          <table:table-cell office:value-type="float" office:value="0.792833333333334" table:style-name="ce1">
            <text:p>0.792833333333334</text:p>
          </table:table-cell>
          <table:table-cell office:value-type="float" office:value="0.0285192656787138" table:style-name="ce1">
            <text:p>0.0285192656787138</text:p>
          </table:table-cell>
          <table:table-cell office:value-type="float" office:value="-0.327916666666666" table:style-name="ce1">
            <text:p>-0.327916666666666</text:p>
          </table:table-cell>
          <table:table-cell office:value-type="float" office:value="0.202269369502635" table:style-name="ce1">
            <text:p>0.202269369502635</text:p>
          </table:table-cell>
          <table:table-cell office:value-type="float" office:value="-0.327916666666666" table:style-name="ce1">
            <text:p>-0.327916666666666</text:p>
          </table:table-cell>
          <table:table-cell office:value-type="float" office:value="0.202269369502635" table:style-name="ce1">
            <text:p>0.202269369502635</text:p>
          </table:table-cell>
          <table:table-cell office:value-type="float" office:value="1.93816666666667" table:style-name="ce1">
            <text:p>1.93816666666667</text:p>
          </table:table-cell>
          <table:table-cell office:value-type="float" office:value="6.37422212347735e-05" table:style-name="ce1">
            <text:p>6.37422212347735e-05</text:p>
          </table:table-cell>
          <table:table-cell office:value-type="float" office:value="0.875787599288157" table:style-name="ce1">
            <text:p>0.875787599288157</text:p>
          </table:table-cell>
          <table:table-cell office:value-type="float" office:value="-0.506415261028361" table:style-name="ce1">
            <text:p>-0.506415261028361</text:p>
          </table:table-cell>
          <table:table-cell office:value-type="float" office:value="-0.506415261028361" table:style-name="ce1">
            <text:p>-0.506415261028361</text:p>
          </table:table-cell>
          <table:table-cell office:value-type="float" office:value="3.27986332132306" table:style-name="ce1">
            <text:p>3.2798633213230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MEMBRANE AND CELL WALL BIOGENESIS" table:style-name="ce1">
            <text:p>MEMBRANE AND CELL WALL BIOGENESIS</text:p>
          </table:table-cell>
          <table:table-cell office:value-type="string" office:value="F1" table:style-name="ce1">
            <text:p>F1</text:p>
          </table:table-cell>
          <table:table-cell office:value-type="string" office:value="CAGL0E01837g" table:style-name="ce1">
            <text:p>CAGL0E01837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E01837g" table:style-name="ce1">
            <text:p>CAGL0E01837g</text:p>
          </table:table-cell>
          <table:table-cell office:value-type="string" office:value="YDR144C" table:style-name="ce1">
            <text:p>YDR144C</text:p>
          </table:table-cell>
          <table:table-cell office:value-type="string" office:value="S000002551" table:style-name="ce1">
            <text:p>S000002551</text:p>
          </table:table-cell>
          <table:table-cell office:value-type="string" office:value="YDR144C" table:style-name="ce1">
            <text:p>YDR144C</text:p>
          </table:table-cell>
          <table:table-cell office:value-type="string" office:value="MKC7" table:style-name="ce1">
            <text:p>MKC7</text:p>
          </table:table-cell>
          <table:table-cell office:value-type="string" office:value="GPI-anchored aspartyl protease; member of the yapsin family of proteases involved in cell wall growth and maintenance; shares functions with Yap3p and Kex2p; MKC7 has a paralog, YPS1, that arose from the whole genome duplication" table:style-name="ce1">
            <text:p>GPI-anchored aspartyl protease; member of the yapsin family of proteases involved in cell wall growth and maintenance; shares functions with Yap3p and Kex2p; MKC7 has a paralog, YPS1, that arose from the whole genome duplication</text:p>
          </table:table-cell>
        </table:table-row>
        <table:table-row>
          <table:table-cell office:value-type="string" office:value="CAGL0E02013g" table:style-name="ce1">
            <text:p>CAGL0E02013g</text:p>
          </table:table-cell>
          <table:table-cell office:value-type="string" office:value="" table:style-name="ce1">
            <text:p/>
          </table:table-cell>
          <table:table-cell office:value-type="string" office:value="Ortholog(s) have cytosolic large ribosomal subunit localization" table:style-name="ce1">
            <text:p>Ortholog(s) have cytosolic large ribosomal subunit localization</text:p>
          </table:table-cell>
          <table:table-cell office:value-type="float" office:value="-1.74233333333333" table:style-name="ce1">
            <text:p>-1.74233333333333</text:p>
          </table:table-cell>
          <table:table-cell office:value-type="float" office:value="0.000154748304769152" table:style-name="ce1">
            <text:p>0.000154748304769152</text:p>
          </table:table-cell>
          <table:table-cell office:value-type="float" office:value="-1.8165" table:style-name="ce1">
            <text:p>-1.8165</text:p>
          </table:table-cell>
          <table:table-cell office:value-type="float" office:value="1.02575920472026e-05" table:style-name="ce1">
            <text:p>1.02575920472026e-05</text:p>
          </table:table-cell>
          <table:table-cell office:value-type="float" office:value="-1.8165" table:style-name="ce1">
            <text:p>-1.8165</text:p>
          </table:table-cell>
          <table:table-cell office:value-type="float" office:value="1.02575920472026e-05" table:style-name="ce1">
            <text:p>1.02575920472026e-05</text:p>
          </table:table-cell>
          <table:table-cell office:value-type="float" office:value="-1.193" table:style-name="ce1">
            <text:p>-1.193</text:p>
          </table:table-cell>
          <table:table-cell office:value-type="float" office:value="0.00223621349121019" table:style-name="ce1">
            <text:p>0.00223621349121019</text:p>
          </table:table-cell>
          <table:table-cell office:value-type="float" office:value="-2.10628027712716" table:style-name="ce1">
            <text:p>-2.10628027712716</text:p>
          </table:table-cell>
          <table:table-cell office:value-type="float" office:value="-2.4726783676549" table:style-name="ce1">
            <text:p>-2.4726783676549</text:p>
          </table:table-cell>
          <table:table-cell office:value-type="float" office:value="-2.4726783676549" table:style-name="ce1">
            <text:p>-2.4726783676549</text:p>
          </table:table-cell>
          <table:table-cell office:value-type="float" office:value="-2.19804820570467" table:style-name="ce1">
            <text:p>-2.19804820570467</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E02013g" table:style-name="ce1">
            <text:p>CAGL0E02013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E02013g" table:style-name="ce1">
            <text:p>CAGL0E02013g</text:p>
          </table:table-cell>
          <table:table-cell office:value-type="string" office:value="YOL120C" table:style-name="ce1">
            <text:p>YOL120C</text:p>
          </table:table-cell>
          <table:table-cell office:value-type="string" office:value="S000005480" table:style-name="ce1">
            <text:p>S000005480</text:p>
          </table:table-cell>
          <table:table-cell office:value-type="string" office:value="YOL120C" table:style-name="ce1">
            <text:p>YOL120C</text:p>
          </table:table-cell>
          <table:table-cell office:value-type="string" office:value="RPL18A" table:style-name="ce1">
            <text:p>RPL18A</text:p>
          </table:table-cell>
          <table:table-cell office:value-type="string" office:value="Ribosomal 60S subunit protein L18A; intron of RPL18A pre-mRNA forms stem-loop structures that are a target for Rnt1p cleavage leading to degradation; homologous to mammalian ribosomal protein L18, no bacterial homolog; RPL18A has a paralog, RPL18B, that arose from the whole genome duplication" table:style-name="ce1">
            <text:p>Ribosomal 60S subunit protein L18A; intron of RPL18A pre-mRNA forms stem-loop structures that are a target for Rnt1p cleavage leading to degradation; homologous to mammalian ribosomal protein L18, no bacterial homolog; RPL18A has a paralog, RPL18B, that arose from the whole genome duplication</text:p>
          </table:table-cell>
        </table:table-row>
        <table:table-row>
          <table:table-cell office:value-type="string" office:value="CAGL0E02255g" table:style-name="ce1">
            <text:p>CAGL0E02255g</text:p>
          </table:table-cell>
          <table:table-cell office:value-type="string" office:value="" table:style-name="ce1">
            <text:p/>
          </table:table-cell>
          <table:table-cell office:value-type="string" office:value="Ortholog(s) have role in fungal-type cell wall organization and extrinsic component of plasma membrane localization" table:style-name="ce1">
            <text:p>Ortholog(s) have role in fungal-type cell wall organization and extrinsic component of plasma membrane localization</text:p>
          </table:table-cell>
          <table:table-cell office:value-type="float" office:value="-3.5085" table:style-name="ce1">
            <text:p>-3.5085</text:p>
          </table:table-cell>
          <table:table-cell office:value-type="float" office:value="2.2393619865939e-07" table:style-name="ce1">
            <text:p>2.2393619865939e-07</text:p>
          </table:table-cell>
          <table:table-cell office:value-type="float" office:value="-3.49983333333333" table:style-name="ce1">
            <text:p>-3.49983333333333</text:p>
          </table:table-cell>
          <table:table-cell office:value-type="float" office:value="9.95587888491379e-07" table:style-name="ce1">
            <text:p>9.95587888491379e-07</text:p>
          </table:table-cell>
          <table:table-cell office:value-type="float" office:value="-3.49983333333333" table:style-name="ce1">
            <text:p>-3.49983333333333</text:p>
          </table:table-cell>
          <table:table-cell office:value-type="float" office:value="9.95587888491379e-07" table:style-name="ce1">
            <text:p>9.95587888491379e-07</text:p>
          </table:table-cell>
          <table:table-cell office:value-type="float" office:value="-1.66816666666667" table:style-name="ce1">
            <text:p>-1.66816666666667</text:p>
          </table:table-cell>
          <table:table-cell office:value-type="float" office:value="5.96584709670088e-05" table:style-name="ce1">
            <text:p>5.96584709670088e-05</text:p>
          </table:table-cell>
          <table:table-cell office:value-type="float" office:value="-4.18378821785249" table:style-name="ce1">
            <text:p>-4.18378821785249</text:p>
          </table:table-cell>
          <table:table-cell office:value-type="float" office:value="-4.69618588340568" table:style-name="ce1">
            <text:p>-4.69618588340568</text:p>
          </table:table-cell>
          <table:table-cell office:value-type="float" office:value="-4.69618588340568" table:style-name="ce1">
            <text:p>-4.69618588340568</text:p>
          </table:table-cell>
          <table:table-cell office:value-type="float" office:value="-3.02934249236864" table:style-name="ce1">
            <text:p>-3.0293424923686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E02255g" table:style-name="ce1">
            <text:p>CAGL0E02255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E02255g" table:style-name="ce1">
            <text:p>CAGL0E02255g</text:p>
          </table:table-cell>
          <table:table-cell office:value-type="string" office:value="YOL109W" table:style-name="ce1">
            <text:p>YOL109W</text:p>
          </table:table-cell>
          <table:table-cell office:value-type="string" office:value="S000005469" table:style-name="ce1">
            <text:p>S000005469</text:p>
          </table:table-cell>
          <table:table-cell office:value-type="string" office:value="YOL109W" table:style-name="ce1">
            <text:p>YOL109W</text:p>
          </table:table-cell>
          <table:table-cell office:value-type="string" office:value="ZEO1" table:style-name="ce1">
            <text:p>ZEO1</text:p>
          </table:table-cell>
          <table:table-cell office:value-type="string" office:value="Peripheral membrane protein of the plasma membrane; interacts with Mid2p; regulates the cell integrity pathway mediated by Pkc1p and Slt2p; the authentic protein is detected in a phosphorylated state in highly purified mitochondria" table:style-name="ce1">
            <text:p>Peripheral membrane protein of the plasma membrane; interacts with Mid2p; regulates the cell integrity pathway mediated by Pkc1p and Slt2p; the authentic protein is detected in a phosphorylated state in highly purified mitochondria</text:p>
          </table:table-cell>
        </table:table-row>
        <table:table-row>
          <table:table-cell office:value-type="string" office:value="CAGL0E02651g" table:style-name="ce1">
            <text:p>CAGL0E02651g</text:p>
          </table:table-cell>
          <table:table-cell office:value-type="string" office:value="" table:style-name="ce1">
            <text:p/>
          </table:table-cell>
          <table:table-cell office:value-type="string" office:value="Has domain(s) with predicted identical protein binding, serine-type endopeptidase activity and role in negative regulation of catalytic activity, proteolysis" table:style-name="ce1">
            <text:p>Has domain(s) with predicted identical protein binding, serine-type endopeptidase activity and role in negative regulation of catalytic activity, proteolysis</text:p>
          </table:table-cell>
          <table:table-cell office:value-type="float" office:value="1.83583333333333" table:style-name="ce1">
            <text:p>1.83583333333333</text:p>
          </table:table-cell>
          <table:table-cell office:value-type="float" office:value="0.00010372698866808" table:style-name="ce1">
            <text:p>0.00010372698866808</text:p>
          </table:table-cell>
          <table:table-cell office:value-type="float" office:value="1.08441666666667" table:style-name="ce1">
            <text:p>1.08441666666667</text:p>
          </table:table-cell>
          <table:table-cell office:value-type="float" office:value="0.000910961135682643" table:style-name="ce1">
            <text:p>0.000910961135682643</text:p>
          </table:table-cell>
          <table:table-cell office:value-type="float" office:value="1.08441666666667" table:style-name="ce1">
            <text:p>1.08441666666667</text:p>
          </table:table-cell>
          <table:table-cell office:value-type="float" office:value="0.000910961135682643" table:style-name="ce1">
            <text:p>0.000910961135682643</text:p>
          </table:table-cell>
          <table:table-cell office:value-type="float" office:value="0.976833333333333" table:style-name="ce1">
            <text:p>0.976833333333333</text:p>
          </table:table-cell>
          <table:table-cell office:value-type="float" office:value="0.00161205638511998" table:style-name="ce1">
            <text:p>0.00161205638511998</text:p>
          </table:table-cell>
          <table:table-cell office:value-type="float" office:value="2.10264847435272" table:style-name="ce1">
            <text:p>2.10264847435272</text:p>
          </table:table-cell>
          <table:table-cell office:value-type="float" office:value="1.35912955961244" table:style-name="ce1">
            <text:p>1.35912955961244</text:p>
          </table:table-cell>
          <table:table-cell office:value-type="float" office:value="1.35912955961244" table:style-name="ce1">
            <text:p>1.35912955961244</text:p>
          </table:table-cell>
          <table:table-cell office:value-type="float" office:value="1.59803047478578" table:style-name="ce1">
            <text:p>1.5980304747857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PROTEIN DEGRADATION" table:style-name="ce1">
            <text:p>PROTEIN DEGRADATION</text:p>
          </table:table-cell>
          <table:table-cell office:value-type="string" office:value="F1" table:style-name="ce1">
            <text:p>F1</text:p>
          </table:table-cell>
          <table:table-cell office:value-type="string" office:value="CAGL0E02651g" table:style-name="ce1">
            <text:p>CAGL0E02651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E02651g" table:style-name="ce1">
            <text:p>CAGL0E02651g</text:p>
          </table:table-cell>
          <table:table-cell office:value-type="string" office:value="YOR003W" table:style-name="ce1">
            <text:p>YOR003W</text:p>
          </table:table-cell>
          <table:table-cell office:value-type="string" office:value="S000005529" table:style-name="ce1">
            <text:p>S000005529</text:p>
          </table:table-cell>
          <table:table-cell office:value-type="string" office:value="YOR003W" table:style-name="ce1">
            <text:p>YOR003W</text:p>
          </table:table-cell>
          <table:table-cell office:value-type="string" office:value="YSP3" table:style-name="ce1">
            <text:p>YSP3</text:p>
          </table:table-cell>
          <table:table-cell office:value-type="string" office:value="Putative precursor of the subtilisin-like protease III; SWAT-GFP and mCherry fusion proteins localize to the endoplasmic reticulum; YSP3 has a paralog, PRB1, that arose from the whole genome duplication" table:style-name="ce1">
            <text:p>Putative precursor of the subtilisin-like protease III; SWAT-GFP and mCherry fusion proteins localize to the endoplasmic reticulum; YSP3 has a paralog, PRB1, that arose from the whole genome duplication</text:p>
          </table:table-cell>
        </table:table-row>
        <table:table-row>
          <table:table-cell office:value-type="string" office:value="CAGL0E03025g" table:style-name="ce1">
            <text:p>CAGL0E03025g</text:p>
          </table:table-cell>
          <table:table-cell office:value-type="string" office:value="" table:style-name="ce1">
            <text:p/>
          </table:table-cell>
          <table:table-cell office:value-type="string" office:value="Ortholog of S. cerevisiae : ECL1 and Saccharomyces cerevisiae S288C : YGR146C" table:style-name="ce1">
            <text:p>Ortholog of S. cerevisiae : ECL1 and Saccharomyces cerevisiae S288C : YGR146C</text:p>
          </table:table-cell>
          <table:table-cell office:value-type="float" office:value="1.1685" table:style-name="ce1">
            <text:p>1.1685</text:p>
          </table:table-cell>
          <table:table-cell office:value-type="float" office:value="0.000124496366207092" table:style-name="ce1">
            <text:p>0.000124496366207092</text:p>
          </table:table-cell>
          <table:table-cell office:value-type="float" office:value="2.08108333333333" table:style-name="ce1">
            <text:p>2.08108333333333</text:p>
          </table:table-cell>
          <table:table-cell office:value-type="float" office:value="1.46020243414103e-05" table:style-name="ce1">
            <text:p>1.46020243414103e-05</text:p>
          </table:table-cell>
          <table:table-cell office:value-type="float" office:value="2.08108333333333" table:style-name="ce1">
            <text:p>2.08108333333333</text:p>
          </table:table-cell>
          <table:table-cell office:value-type="float" office:value="1.46020243414103e-05" table:style-name="ce1">
            <text:p>1.46020243414103e-05</text:p>
          </table:table-cell>
          <table:table-cell office:value-type="float" office:value="-0.361166666666667" table:style-name="ce1">
            <text:p>-0.361166666666667</text:p>
          </table:table-cell>
          <table:table-cell office:value-type="float" office:value="0.158029896256449" table:style-name="ce1">
            <text:p>0.158029896256449</text:p>
          </table:table-cell>
          <table:table-cell office:value-type="float" office:value="1.31767708672752" table:style-name="ce1">
            <text:p>1.31767708672752</text:p>
          </table:table-cell>
          <table:table-cell office:value-type="float" office:value="2.67562212834409" table:style-name="ce1">
            <text:p>2.67562212834409</text:p>
          </table:table-cell>
          <table:table-cell office:value-type="float" office:value="2.67562212834409" table:style-name="ce1">
            <text:p>2.67562212834409</text:p>
          </table:table-cell>
          <table:table-cell office:value-type="float" office:value="-0.742772939222772" table:style-name="ce1">
            <text:p>-0.74277293922277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E03025g" table:style-name="ce1">
            <text:p>CAGL0E03025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E03025g" table:style-name="ce1">
            <text:p>CAGL0E03025g</text:p>
          </table:table-cell>
          <table:table-cell office:value-type="string" office:value="YGR146C" table:style-name="ce1">
            <text:p>YGR146C</text:p>
          </table:table-cell>
          <table:table-cell office:value-type="string" office:value="S000003378" table:style-name="ce1">
            <text:p>S000003378</text:p>
          </table:table-cell>
          <table:table-cell office:value-type="string" office:value="YGR146C" table:style-name="ce1">
            <text:p>YGR146C</text:p>
          </table:table-cell>
          <table:table-cell office:value-type="string" office:value="ECL1" table:style-name="ce1">
            <text:p>ECL1</text:p>
          </table:table-cell>
          <table:table-cell office:value-type="string" office:value="Protein of unknown function; mitochondrial-dependent role in the extension of chronological lifespan; overexpression increases oxygen consumption and respiratory activity while deletion results in reduced oxygen consumption under conditions of caloric restriction; induced by iron homeostasis transcription factor Aft2p; multicopy suppressor of temperature sensitive hsf1 mutant; induced by treatment with 8-methoxypsoralen and UVA irradiation" table:style-name="ce1">
            <text:p>Protein of unknown function; mitochondrial-dependent role in the extension of chronological lifespan; overexpression increases oxygen consumption and respiratory activity while deletion results in reduced oxygen consumption under conditions of caloric restriction; induced by iron homeostasis transcription factor Aft2p; multicopy suppressor of temperature sensitive hsf1 mutant; induced by treatment with 8-methoxypsoralen and UVA irradiation</text:p>
          </table:table-cell>
        </table:table-row>
        <table:table-row>
          <table:table-cell office:value-type="string" office:value="CAGL0E03289g" table:style-name="ce1">
            <text:p>CAGL0E03289g</text:p>
          </table:table-cell>
          <table:table-cell office:value-type="string" office:value="" table:style-name="ce1">
            <text:p/>
          </table:table-cell>
          <table:table-cell office:value-type="string" office:value="Ortholog(s) have RNA binding activity and role in ribosomal large subunit biogenesis, stress granule assembly, translational initiation" table:style-name="ce1">
            <text:p>Ortholog(s) have RNA binding activity and role in ribosomal large subunit biogenesis, stress granule assembly, translational initiation</text:p>
          </table:table-cell>
          <table:table-cell office:value-type="float" office:value="-1.82616666666667" table:style-name="ce1">
            <text:p>-1.82616666666667</text:p>
          </table:table-cell>
          <table:table-cell office:value-type="float" office:value="1.35635498761452e-05" table:style-name="ce1">
            <text:p>1.35635498761452e-05</text:p>
          </table:table-cell>
          <table:table-cell office:value-type="float" office:value="-0.975583333333333" table:style-name="ce1">
            <text:p>-0.975583333333333</text:p>
          </table:table-cell>
          <table:table-cell office:value-type="float" office:value="0.00137312231569197" table:style-name="ce1">
            <text:p>0.00137312231569197</text:p>
          </table:table-cell>
          <table:table-cell office:value-type="float" office:value="-0.975583333333333" table:style-name="ce1">
            <text:p>-0.975583333333333</text:p>
          </table:table-cell>
          <table:table-cell office:value-type="float" office:value="0.00137312231569197" table:style-name="ce1">
            <text:p>0.00137312231569197</text:p>
          </table:table-cell>
          <table:table-cell office:value-type="float" office:value="-0.655333333333334" table:style-name="ce1">
            <text:p>-0.655333333333334</text:p>
          </table:table-cell>
          <table:table-cell office:value-type="float" office:value="0.00903860720614765" table:style-name="ce1">
            <text:p>0.00903860720614765</text:p>
          </table:table-cell>
          <table:table-cell office:value-type="float" office:value="-2.20489181758057" table:style-name="ce1">
            <text:p>-2.20489181758057</text:p>
          </table:table-cell>
          <table:table-cell office:value-type="float" office:value="-1.36191528144495" table:style-name="ce1">
            <text:p>-1.36191528144495</text:p>
          </table:table-cell>
          <table:table-cell office:value-type="float" office:value="-1.36191528144495" table:style-name="ce1">
            <text:p>-1.36191528144495</text:p>
          </table:table-cell>
          <table:table-cell office:value-type="float" office:value="-1.257411457624" table:style-name="ce1">
            <text:p>-1.25741145762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E03289g" table:style-name="ce1">
            <text:p>CAGL0E03289g</text:p>
          </table:table-cell>
          <table:table-cell office:value-type="string" office:value="OFF" table:style-name="ce1">
            <text:p>OFF</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E03289g" table:style-name="ce1">
            <text:p>CAGL0E03289g</text:p>
          </table:table-cell>
          <table:table-cell office:value-type="string" office:value="YGR162W" table:style-name="ce1">
            <text:p>YGR162W</text:p>
          </table:table-cell>
          <table:table-cell office:value-type="string" office:value="S000003394" table:style-name="ce1">
            <text:p>S000003394</text:p>
          </table:table-cell>
          <table:table-cell office:value-type="string" office:value="YGR162W" table:style-name="ce1">
            <text:p>YGR162W</text:p>
          </table:table-cell>
          <table:table-cell office:value-type="string" office:value="TIF4631" table:style-name="ce1">
            <text:p>TIF4631</text:p>
          </table:table-cell>
          <table:table-cell office:value-type="string" office:value="Translation initiation factor eIF4G; subunit of the mRNA cap-binding protein complex (eIF4F) that also contains eIF4E (Cdc33p); interacts with Pab1p and with eIF4A (Tif1p); also has a role in biogenesis of the large ribosomal subunit; TIF4631 has a paralog, TIF4632, that arose from the whole genome duplication" table:style-name="ce1">
            <text:p>Translation initiation factor eIF4G; subunit of the mRNA cap-binding protein complex (eIF4F) that also contains eIF4E (Cdc33p); interacts with Pab1p and with eIF4A (Tif1p); also has a role in biogenesis of the large ribosomal subunit; TIF4631 has a paralog, TIF4632, that arose from the whole genome duplication</text:p>
          </table:table-cell>
        </table:table-row>
        <table:table-row>
          <table:table-cell office:value-type="string" office:value="CAGL0E03520g" table:style-name="ce1">
            <text:p>CAGL0E03520g</text:p>
          </table:table-cell>
          <table:table-cell office:value-type="string" office:value="" table:style-name="ce1">
            <text:p/>
          </table:table-cell>
          <table:table-cell office:value-type="string" office:value="Ortholog(s) have structural constituent of ribosome activity and mitochondrial large ribosomal subunit localization" table:style-name="ce1">
            <text:p>Ortholog(s) have structural constituent of ribosome activity and mitochondrial large ribosomal subunit localization</text:p>
          </table:table-cell>
          <table:table-cell office:value-type="float" office:value="-0.764333333333334" table:style-name="ce1">
            <text:p>-0.764333333333334</text:p>
          </table:table-cell>
          <table:table-cell office:value-type="float" office:value="0.000331779694299941" table:style-name="ce1">
            <text:p>0.000331779694299941</text:p>
          </table:table-cell>
          <table:table-cell office:value-type="float" office:value="-0.0731666666666665" table:style-name="ce1">
            <text:p>-0.0731666666666665</text:p>
          </table:table-cell>
          <table:table-cell office:value-type="float" office:value="0.713904876064861" table:style-name="ce1">
            <text:p>0.713904876064861</text:p>
          </table:table-cell>
          <table:table-cell office:value-type="float" office:value="-0.0731666666666665" table:style-name="ce1">
            <text:p>-0.0731666666666665</text:p>
          </table:table-cell>
          <table:table-cell office:value-type="float" office:value="0.713904876064861" table:style-name="ce1">
            <text:p>0.713904876064861</text:p>
          </table:table-cell>
          <table:table-cell office:value-type="float" office:value="1.229" table:style-name="ce1">
            <text:p>1.229</text:p>
          </table:table-cell>
          <table:table-cell office:value-type="float" office:value="0.00836569671074475" table:style-name="ce1">
            <text:p>0.00836569671074475</text:p>
          </table:table-cell>
          <table:table-cell office:value-type="float" office:value="-0.955877654104012" table:style-name="ce1">
            <text:p>-0.955877654104012</text:p>
          </table:table-cell>
          <table:table-cell office:value-type="float" office:value="-0.169917118669444" table:style-name="ce1">
            <text:p>-0.169917118669444</text:p>
          </table:table-cell>
          <table:table-cell office:value-type="float" office:value="-0.169917118669444" table:style-name="ce1">
            <text:p>-0.169917118669444</text:p>
          </table:table-cell>
          <table:table-cell office:value-type="float" office:value="2.03919085911499" table:style-name="ce1">
            <text:p>2.0391908591149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MITOCHONDRIAL BIOGENESIS" table:style-name="ce1">
            <text:p>MITOCHONDRIAL BIOGENESIS</text:p>
          </table:table-cell>
          <table:table-cell office:value-type="string" office:value="F1" table:style-name="ce1">
            <text:p>F1</text:p>
          </table:table-cell>
          <table:table-cell office:value-type="string" office:value="CAGL0E03520g" table:style-name="ce1">
            <text:p>CAGL0E03520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E03520g" table:style-name="ce1">
            <text:p>CAGL0E03520g</text:p>
          </table:table-cell>
          <table:table-cell office:value-type="string" office:value="YLR312W-A" table:style-name="ce1">
            <text:p>YLR312W-A</text:p>
          </table:table-cell>
          <table:table-cell office:value-type="string" office:value="S000004304" table:style-name="ce1">
            <text:p>S000004304</text:p>
          </table:table-cell>
          <table:table-cell office:value-type="string" office:value="YLR312W-A" table:style-name="ce1">
            <text:p>YLR312W-A</text:p>
          </table:table-cell>
          <table:table-cell office:value-type="string" office:value="MRPL15" table:style-name="ce1">
            <text:p>MRPL15</text:p>
          </table:table-cell>
          <table:table-cell office:value-type="string" office:value="Mitochondrial ribosomal protein of the large subunit" table:style-name="ce1">
            <text:p>Mitochondrial ribosomal protein of the large subunit</text:p>
          </table:table-cell>
        </table:table-row>
        <table:table-row>
          <table:table-cell office:value-type="string" office:value="CAGL0E03850g" table:style-name="ce1">
            <text:p>CAGL0E03850g</text:p>
          </table:table-cell>
          <table:table-cell office:value-type="string" office:value="" table:style-name="ce1">
            <text:p/>
          </table:table-cell>
          <table:table-cell office:value-type="string" office:value="Has domain(s) with predicted electron transfer activity, iron-sulfur cluster binding, oxidoreductase activity and role in oxidation-reduction process, tricarboxylic acid cycle" table:style-name="ce1">
            <text:p>Has domain(s) with predicted electron transfer activity, iron-sulfur cluster binding, oxidoreductase activity and role in oxidation-reduction process, tricarboxylic acid cycle</text:p>
          </table:table-cell>
          <table:table-cell office:value-type="float" office:value="-2.3355" table:style-name="ce1">
            <text:p>-2.3355</text:p>
          </table:table-cell>
          <table:table-cell office:value-type="float" office:value="7.39540373598697e-06" table:style-name="ce1">
            <text:p>7.39540373598697e-06</text:p>
          </table:table-cell>
          <table:table-cell office:value-type="float" office:value="-2.64333333333333" table:style-name="ce1">
            <text:p>-2.64333333333333</text:p>
          </table:table-cell>
          <table:table-cell office:value-type="float" office:value="1.16761318377085e-06" table:style-name="ce1">
            <text:p>1.16761318377085e-06</text:p>
          </table:table-cell>
          <table:table-cell office:value-type="float" office:value="-2.64333333333333" table:style-name="ce1">
            <text:p>-2.64333333333333</text:p>
          </table:table-cell>
          <table:table-cell office:value-type="float" office:value="1.16761318377085e-06" table:style-name="ce1">
            <text:p>1.16761318377085e-06</text:p>
          </table:table-cell>
          <table:table-cell office:value-type="float" office:value="2.13116666666667" table:style-name="ce1">
            <text:p>2.13116666666667</text:p>
          </table:table-cell>
          <table:table-cell office:value-type="float" office:value="0.000127275281793937" table:style-name="ce1">
            <text:p>0.000127275281793937</text:p>
          </table:table-cell>
          <table:table-cell office:value-type="float" office:value="-2.8040108387051" table:style-name="ce1">
            <text:p>-2.8040108387051</text:p>
          </table:table-cell>
          <table:table-cell office:value-type="float" office:value="-3.56483884148061" table:style-name="ce1">
            <text:p>-3.56483884148061</text:p>
          </table:table-cell>
          <table:table-cell office:value-type="float" office:value="-3.56483884148061" table:style-name="ce1">
            <text:p>-3.56483884148061</text:p>
          </table:table-cell>
          <table:table-cell office:value-type="float" office:value="3.61751284217781" table:style-name="ce1">
            <text:p>3.6175128421778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E03850g" table:style-name="ce1">
            <text:p>CAGL0E03850g</text:p>
          </table:table-cell>
          <table:table-cell office:value-type="string" office:value="SWITCH" table:style-name="ce1">
            <text:p>SWITCH</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UP" table:style-name="ce1">
            <text:p>UP</text:p>
          </table:table-cell>
          <table:table-cell office:value-type="string" office:value="CAGL0E03850g" table:style-name="ce1">
            <text:p>CAGL0E03850g</text:p>
          </table:table-cell>
          <table:table-cell office:value-type="string" office:value="YLL041C" table:style-name="ce1">
            <text:p>YLL041C</text:p>
          </table:table-cell>
          <table:table-cell office:value-type="string" office:value="S000003964" table:style-name="ce1">
            <text:p>S000003964</text:p>
          </table:table-cell>
          <table:table-cell office:value-type="string" office:value="YLL041C" table:style-name="ce1">
            <text:p>YLL041C</text:p>
          </table:table-cell>
          <table:table-cell office:value-type="string" office:value="SDH2" table:style-name="ce1">
            <text:p>SDH2</text:p>
          </table:table-cell>
          <table:table-cell office:value-type="string" office:value="Iron-sulfur protein subunit of succinate dehydrogenase; the complex couples the oxidation of succinate to the transfer of electrons to ubiquinone as part of the TCA cycle and the mitochondrial respiratory chain; other members are Sdh1p, Sdh3p, and Sdh4p" table:style-name="ce1">
            <text:p>Iron-sulfur protein subunit of succinate dehydrogenase; the complex couples the oxidation of succinate to the transfer of electrons to ubiquinone as part of the TCA cycle and the mitochondrial respiratory chain; other members are Sdh1p, Sdh3p, and Sdh4p</text:p>
          </table:table-cell>
        </table:table-row>
        <table:table-row>
          <table:table-cell office:value-type="string" office:value="CAGL0E03916g" table:style-name="ce1">
            <text:p>CAGL0E03916g</text:p>
          </table:table-cell>
          <table:table-cell office:value-type="string" office:value="" table:style-name="ce1">
            <text:p/>
          </table:table-cell>
          <table:table-cell office:value-type="string" office:value="Ortholog(s) have glycerol kinase activity, role in glycerol metabolic process and mitochondrion localization" table:style-name="ce1">
            <text:p>Ortholog(s) have glycerol kinase activity, role in glycerol metabolic process and mitochondrion localization</text:p>
          </table:table-cell>
          <table:table-cell office:value-type="float" office:value="0.132666666666667" table:style-name="ce1">
            <text:p>0.132666666666667</text:p>
          </table:table-cell>
          <table:table-cell office:value-type="float" office:value="0.516366334737724" table:style-name="ce1">
            <text:p>0.516366334737724</text:p>
          </table:table-cell>
          <table:table-cell office:value-type="float" office:value="0.280666666666668" table:style-name="ce1">
            <text:p>0.280666666666668</text:p>
          </table:table-cell>
          <table:table-cell office:value-type="float" office:value="0.197113777952099" table:style-name="ce1">
            <text:p>0.197113777952099</text:p>
          </table:table-cell>
          <table:table-cell office:value-type="float" office:value="0.280666666666668" table:style-name="ce1">
            <text:p>0.280666666666668</text:p>
          </table:table-cell>
          <table:table-cell office:value-type="float" office:value="0.197113777952099" table:style-name="ce1">
            <text:p>0.197113777952099</text:p>
          </table:table-cell>
          <table:table-cell office:value-type="float" office:value="1.36666666666667" table:style-name="ce1">
            <text:p>1.36666666666667</text:p>
          </table:table-cell>
          <table:table-cell office:value-type="float" office:value="0.000188632777450595" table:style-name="ce1">
            <text:p>0.000188632777450595</text:p>
          </table:table-cell>
          <table:table-cell office:value-type="float" office:value="0.0992462240675232" table:style-name="ce1">
            <text:p>0.0992462240675232</text:p>
          </table:table-cell>
          <table:table-cell office:value-type="float" office:value="0.297459758156192" table:style-name="ce1">
            <text:p>0.297459758156192</text:p>
          </table:table-cell>
          <table:table-cell office:value-type="float" office:value="0.297459758156192" table:style-name="ce1">
            <text:p>0.297459758156192</text:p>
          </table:table-cell>
          <table:table-cell office:value-type="float" office:value="2.28003585412882" table:style-name="ce1">
            <text:p>2.2800358541288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ENERGY PRODUCTION (RESPIRATORY)" table:style-name="ce1">
            <text:p>ENERGY PRODUCTION (RESPIRATORY)</text:p>
          </table:table-cell>
          <table:table-cell office:value-type="string" office:value="F1" table:style-name="ce1">
            <text:p>F1</text:p>
          </table:table-cell>
          <table:table-cell office:value-type="string" office:value="CAGL0E03916g" table:style-name="ce1">
            <text:p>CAGL0E03916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E03916g" table:style-name="ce1">
            <text:p>CAGL0E03916g</text:p>
          </table:table-cell>
          <table:table-cell office:value-type="string" office:value="YHL032C" table:style-name="ce1">
            <text:p>YHL032C</text:p>
          </table:table-cell>
          <table:table-cell office:value-type="string" office:value="S000001024" table:style-name="ce1">
            <text:p>S000001024</text:p>
          </table:table-cell>
          <table:table-cell office:value-type="string" office:value="YHL032C" table:style-name="ce1">
            <text:p>YHL032C</text:p>
          </table:table-cell>
          <table:table-cell office:value-type="string" office:value="GUT1" table:style-name="ce1">
            <text:p>GUT1</text:p>
          </table:table-cell>
          <table:table-cell office:value-type="string" office:value="Glycerol kinase; converts glycerol to glycerol-3-phosphate; glucose repression of expression is mediated by Adr1p and Ino2p-Ino4p; derepression of expression on non-fermentable carbon sources is mediated by Opi1p and Rsf1p" table:style-name="ce1">
            <text:p>Glycerol kinase; converts glycerol to glycerol-3-phosphate; glucose repression of expression is mediated by Adr1p and Ino2p-Ino4p; derepression of expression on non-fermentable carbon sources is mediated by Opi1p and Rsf1p</text:p>
          </table:table-cell>
        </table:table-row>
        <table:table-row>
          <table:table-cell office:value-type="string" office:value="CAGL0E03938g" table:style-name="ce1">
            <text:p>CAGL0E03938g</text:p>
          </table:table-cell>
          <table:table-cell office:value-type="string" office:value="" table:style-name="ce1">
            <text:p/>
          </table:table-cell>
          <table:table-cell office:value-type="string" office:value="Ortholog(s) have role in maturation of LSU-rRNA and cytosolic large ribosomal subunit localization" table:style-name="ce1">
            <text:p>Ortholog(s) have role in maturation of LSU-rRNA and cytosolic large ribosomal subunit localization</text:p>
          </table:table-cell>
          <table:table-cell office:value-type="float" office:value="-2.43766666666667" table:style-name="ce1">
            <text:p>-2.43766666666667</text:p>
          </table:table-cell>
          <table:table-cell office:value-type="float" office:value="1.4378026181157e-05" table:style-name="ce1">
            <text:p>1.4378026181157e-05</text:p>
          </table:table-cell>
          <table:table-cell office:value-type="float" office:value="-1.59708333333333" table:style-name="ce1">
            <text:p>-1.59708333333333</text:p>
          </table:table-cell>
          <table:table-cell office:value-type="float" office:value="6.70208170748861e-05" table:style-name="ce1">
            <text:p>6.70208170748861e-05</text:p>
          </table:table-cell>
          <table:table-cell office:value-type="float" office:value="-1.59708333333333" table:style-name="ce1">
            <text:p>-1.59708333333333</text:p>
          </table:table-cell>
          <table:table-cell office:value-type="float" office:value="6.70208170748861e-05" table:style-name="ce1">
            <text:p>6.70208170748861e-05</text:p>
          </table:table-cell>
          <table:table-cell office:value-type="float" office:value="-0.971166666666667" table:style-name="ce1">
            <text:p>-0.971166666666667</text:p>
          </table:table-cell>
          <table:table-cell office:value-type="float" office:value="0.0024240130185533" table:style-name="ce1">
            <text:p>0.0024240130185533</text:p>
          </table:table-cell>
          <table:table-cell office:value-type="float" office:value="-2.9241875271702" table:style-name="ce1">
            <text:p>-2.9241875271702</text:p>
          </table:table-cell>
          <table:table-cell office:value-type="float" office:value="-2.18285186820085" table:style-name="ce1">
            <text:p>-2.18285186820085</text:p>
          </table:table-cell>
          <table:table-cell office:value-type="float" office:value="-2.18285186820085" table:style-name="ce1">
            <text:p>-2.18285186820085</text:p>
          </table:table-cell>
          <table:table-cell office:value-type="float" office:value="-1.80995536264969" table:style-name="ce1">
            <text:p>-1.80995536264969</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E03938g" table:style-name="ce1">
            <text:p>CAGL0E03938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E03938g" table:style-name="ce1">
            <text:p>CAGL0E03938g</text:p>
          </table:table-cell>
          <table:table-cell office:value-type="string" office:value="YHL033C" table:style-name="ce1">
            <text:p>YHL033C</text:p>
          </table:table-cell>
          <table:table-cell office:value-type="string" office:value="S000001025" table:style-name="ce1">
            <text:p>S000001025</text:p>
          </table:table-cell>
          <table:table-cell office:value-type="string" office:value="YHL033C" table:style-name="ce1">
            <text:p>YHL033C</text:p>
          </table:table-cell>
          <table:table-cell office:value-type="string" office:value="RPL8A" table:style-name="ce1">
            <text:p>RPL8A</text:p>
          </table:table-cell>
          <table:table-cell office:value-type="string" office:value="Ribosomal 60S subunit protein L8A; required for processing of 27SA3 pre-rRNA to 27SB pre-rRNA during assembly of large ribosomal subunit; depletion leads to a turnover of pre-rRNA; L8 binds to Domain I of 25S and 5.8 S rRNAs; mutation results in decreased amounts of free 60S subunits; homologous to mammalian ribosomal protein L7A, no bacterial homolog; RPL8A has a paralog, RPL8B, that arose from the whole genome duplication" table:style-name="ce1">
            <text:p>Ribosomal 60S subunit protein L8A; required for processing of 27SA3 pre-rRNA to 27SB pre-rRNA during assembly of large ribosomal subunit; depletion leads to a turnover of pre-rRNA; L8 binds to Domain I of 25S and 5.8 S rRNAs; mutation results in decreased amounts of free 60S subunits; homologous to mammalian ribosomal protein L7A, no bacterial homolog; RPL8A has a paralog, RPL8B, that arose from the whole genome duplication</text:p>
          </table:table-cell>
        </table:table-row>
        <table:table-row>
          <table:table-cell office:value-type="string" office:value="CAGL0E04092g" table:style-name="ce1">
            <text:p>CAGL0E04092g</text:p>
          </table:table-cell>
          <table:table-cell office:value-type="string" office:value="SIT1" table:style-name="ce1">
            <text:p>SIT1</text:p>
          </table:table-cell>
          <table:table-cell office:value-type="string" office:value="Putative siderophore-iron transporter with 14 transmembrane domains; required for iron-dependent survival in macrophages; mRNA levels elevated under iron deficiency conditions; plasma membrane localized" table:style-name="ce1">
            <text:p>Putative siderophore-iron transporter with 14 transmembrane domains; required for iron-dependent survival in macrophages; mRNA levels elevated under iron deficiency conditions; plasma membrane localized</text:p>
          </table:table-cell>
          <table:table-cell office:value-type="float" office:value="2.7665" table:style-name="ce1">
            <text:p>2.7665</text:p>
          </table:table-cell>
          <table:table-cell office:value-type="float" office:value="3.89955959534328e-05" table:style-name="ce1">
            <text:p>3.89955959534328e-05</text:p>
          </table:table-cell>
          <table:table-cell office:value-type="float" office:value="3.7775" table:style-name="ce1">
            <text:p>3.7775</text:p>
          </table:table-cell>
          <table:table-cell office:value-type="float" office:value="4.03206045349298e-06" table:style-name="ce1">
            <text:p>4.03206045349298e-06</text:p>
          </table:table-cell>
          <table:table-cell office:value-type="float" office:value="3.7775" table:style-name="ce1">
            <text:p>3.7775</text:p>
          </table:table-cell>
          <table:table-cell office:value-type="float" office:value="4.03206045349298e-06" table:style-name="ce1">
            <text:p>4.03206045349298e-06</text:p>
          </table:table-cell>
          <table:table-cell office:value-type="float" office:value="0.212666666666666" table:style-name="ce1">
            <text:p>0.212666666666666</text:p>
          </table:table-cell>
          <table:table-cell office:value-type="float" office:value="0.49328938326178" table:style-name="ce1">
            <text:p>0.49328938326178</text:p>
          </table:table-cell>
          <table:table-cell office:value-type="float" office:value="3.1973738061457" table:style-name="ce1">
            <text:p>3.1973738061457</text:p>
          </table:table-cell>
          <table:table-cell office:value-type="float" office:value="4.91641136092521" table:style-name="ce1">
            <text:p>4.91641136092521</text:p>
          </table:table-cell>
          <table:table-cell office:value-type="float" office:value="4.91641136092521" table:style-name="ce1">
            <text:p>4.91641136092521</text:p>
          </table:table-cell>
          <table:table-cell office:value-type="float" office:value="0.261136646531018" table:style-name="ce1">
            <text:p>0.26113664653101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E04092g" table:style-name="ce1">
            <text:p>CAGL0E04092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E04092g" table:style-name="ce1">
            <text:p>CAGL0E04092g</text:p>
          </table:table-cell>
          <table:table-cell office:value-type="string" office:value="YHL040C" table:style-name="ce1">
            <text:p>YHL040C</text:p>
          </table:table-cell>
          <table:table-cell office:value-type="string" office:value="S000001032" table:style-name="ce1">
            <text:p>S000001032</text:p>
          </table:table-cell>
          <table:table-cell office:value-type="string" office:value="YHL040C" table:style-name="ce1">
            <text:p>YHL040C</text:p>
          </table:table-cell>
          <table:table-cell office:value-type="string" office:value="ARN1" table:style-name="ce1">
            <text:p>ARN1</text:p>
          </table:table-cell>
          <table:table-cell office:value-type="string" office:value="ARN family transporter for siderophore-iron chelates; responsible for uptake of iron bound to ferrirubin, ferrirhodin, and related siderophores; protein increases in abundance and relocalizes to the vacuole upon DNA replication stress" table:style-name="ce1">
            <text:p>ARN family transporter for siderophore-iron chelates; responsible for uptake of iron bound to ferrirubin, ferrirhodin, and related siderophores; protein increases in abundance and relocalizes to the vacuole upon DNA replication stress</text:p>
          </table:table-cell>
        </table:table-row>
        <table:table-row>
          <table:table-cell office:value-type="string" office:value="CAGL0E04224g" table:style-name="ce1">
            <text:p>CAGL0E04224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0.1685" table:style-name="ce1">
            <text:p>0.1685</text:p>
          </table:table-cell>
          <table:table-cell office:value-type="float" office:value="0.225059195296721" table:style-name="ce1">
            <text:p>0.225059195296721</text:p>
          </table:table-cell>
          <table:table-cell office:value-type="float" office:value="0.280833333333333" table:style-name="ce1">
            <text:p>0.280833333333333</text:p>
          </table:table-cell>
          <table:table-cell office:value-type="float" office:value="0.19968418126182" table:style-name="ce1">
            <text:p>0.19968418126182</text:p>
          </table:table-cell>
          <table:table-cell office:value-type="float" office:value="0.280833333333333" table:style-name="ce1">
            <text:p>0.280833333333333</text:p>
          </table:table-cell>
          <table:table-cell office:value-type="float" office:value="0.19968418126182" table:style-name="ce1">
            <text:p>0.19968418126182</text:p>
          </table:table-cell>
          <table:table-cell office:value-type="float" office:value="1.45233333333333" table:style-name="ce1">
            <text:p>1.45233333333333</text:p>
          </table:table-cell>
          <table:table-cell office:value-type="float" office:value="0.00104464382840998" table:style-name="ce1">
            <text:p>0.00104464382840998</text:p>
          </table:table-cell>
          <table:table-cell office:value-type="float" office:value="0.141396286090355" table:style-name="ce1">
            <text:p>0.141396286090355</text:p>
          </table:table-cell>
          <table:table-cell office:value-type="float" office:value="0.297679907415176" table:style-name="ce1">
            <text:p>0.297679907415176</text:p>
          </table:table-cell>
          <table:table-cell office:value-type="float" office:value="0.297679907415176" table:style-name="ce1">
            <text:p>0.297679907415176</text:p>
          </table:table-cell>
          <table:table-cell office:value-type="float" office:value="2.42990792124397" table:style-name="ce1">
            <text:p>2.4299079212439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E04224g" table:style-name="ce1">
            <text:p>CAGL0E0422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E04224g" table:style-name="ce1">
            <text:p>CAGL0E04224g</text:p>
          </table:table-cell>
          <table:table-cell office:value-type="string" office:value="NO_ORTHO" table:style-name="ce1">
            <text:p>NO_ORTHO</text:p>
          </table:table-cell>
          <table:table-cell office:value-type="string" office:value="CAL0128938" table:style-name="ce1">
            <text:p>CAL0128938</text:p>
          </table:table-cell>
          <table:table-cell office:value-type="string" office:value="CAGL0E04224g" table:style-name="ce1">
            <text:p>CAGL0E04224g</text:p>
          </table:table-cell>
          <table:table-cell office:value-type="string" office:value="" table:style-name="ce1">
            <text:p/>
          </table:table-cell>
          <table:table-cell office:value-type="string" office:value="Protein of unknown function" table:style-name="ce1">
            <text:p>Protein of unknown function</text:p>
          </table:table-cell>
        </table:table-row>
        <table:table-row>
          <table:table-cell office:value-type="string" office:value="CAGL0E04334g" table:style-name="ce1">
            <text:p>CAGL0E04334g</text:p>
          </table:table-cell>
          <table:table-cell office:value-type="string" office:value="ERG11" table:style-name="ce1">
            <text:p>ERG11</text:p>
          </table:table-cell>
          <table:table-cell office:value-type="string" office:value="Putative cytochrome P-450 lanosterol 14-alpha-demethylase; target enzyme of azole antifungal drugs; increased protein abundance in azole resistant strain" table:style-name="ce1">
            <text:p>Putative cytochrome P-450 lanosterol 14-alpha-demethylase; target enzyme of azole antifungal drugs; increased protein abundance in azole resistant strain</text:p>
          </table:table-cell>
          <table:table-cell office:value-type="float" office:value="-1.2545" table:style-name="ce1">
            <text:p>-1.2545</text:p>
          </table:table-cell>
          <table:table-cell office:value-type="float" office:value="0.0116865149072186" table:style-name="ce1">
            <text:p>0.0116865149072186</text:p>
          </table:table-cell>
          <table:table-cell office:value-type="float" office:value="-2.24616666666667" table:style-name="ce1">
            <text:p>-2.24616666666667</text:p>
          </table:table-cell>
          <table:table-cell office:value-type="float" office:value="1.36406005101923e-05" table:style-name="ce1">
            <text:p>1.36406005101923e-05</text:p>
          </table:table-cell>
          <table:table-cell office:value-type="float" office:value="-2.24616666666667" table:style-name="ce1">
            <text:p>-2.24616666666667</text:p>
          </table:table-cell>
          <table:table-cell office:value-type="float" office:value="1.36406005101923e-05" table:style-name="ce1">
            <text:p>1.36406005101923e-05</text:p>
          </table:table-cell>
          <table:table-cell office:value-type="float" office:value="-0.796333333333333" table:style-name="ce1">
            <text:p>-0.796333333333333</text:p>
          </table:table-cell>
          <table:table-cell office:value-type="float" office:value="0.00879569703239478" table:style-name="ce1">
            <text:p>0.00879569703239478</text:p>
          </table:table-cell>
          <table:table-cell office:value-type="float" office:value="-1.53245129321633" table:style-name="ce1">
            <text:p>-1.53245129321633</text:p>
          </table:table-cell>
          <table:table-cell office:value-type="float" office:value="-3.04022315731882" table:style-name="ce1">
            <text:p>-3.04022315731882</text:p>
          </table:table-cell>
          <table:table-cell office:value-type="float" office:value="-3.04022315731882" table:style-name="ce1">
            <text:p>-3.04022315731882</text:p>
          </table:table-cell>
          <table:table-cell office:value-type="float" office:value="-1.50408805058006" table:style-name="ce1">
            <text:p>-1.50408805058006</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FLAVO HEMO PROTEIN" table:style-name="ce1">
            <text:p>FLAVO HEMO PROTEIN</text:p>
          </table:table-cell>
          <table:table-cell office:value-type="string" office:value="F3" table:style-name="ce1">
            <text:p>F3</text:p>
          </table:table-cell>
          <table:table-cell office:value-type="string" office:value="CAGL0E04334g" table:style-name="ce1">
            <text:p>CAGL0E04334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E04334g" table:style-name="ce1">
            <text:p>CAGL0E04334g</text:p>
          </table:table-cell>
          <table:table-cell office:value-type="string" office:value="YHR007C" table:style-name="ce1">
            <text:p>YHR007C</text:p>
          </table:table-cell>
          <table:table-cell office:value-type="string" office:value="S000001049" table:style-name="ce1">
            <text:p>S000001049</text:p>
          </table:table-cell>
          <table:table-cell office:value-type="string" office:value="YHR007C" table:style-name="ce1">
            <text:p>YHR007C</text:p>
          </table:table-cell>
          <table:table-cell office:value-type="string" office:value="ERG11" table:style-name="ce1">
            <text:p>ERG11</text:p>
          </table:table-cell>
          <table:table-cell office:value-type="string" office:value="Lanosterol 14-alpha-demethylase; catalyzes C-14 demethylation of lanosterol to form 4,4''-dimethyl cholesta-8,14,24-triene-3-beta-ol in ergosterol biosynthesis pathway; transcriptionally down-regulated when ergosterol is in excess; member of cytochrome P450 family; associated and coordinately regulated with the P450 reductase Ncp1p; human CYP51A1 functionally complements the lethality of the erg11 null mutation" table:style-name="ce1">
            <text:p>Lanosterol 14-alpha-demethylase; catalyzes C-14 demethylation of lanosterol to form 4,4''-dimethyl cholesta-8,14,24-triene-3-beta-ol in ergosterol biosynthesis pathway; transcriptionally down-regulated when ergosterol is in excess; member of cytochrome P450 family; associated and coordinately regulated with the P450 reductase Ncp1p; human CYP51A1 functionally complements the lethality of the erg11 null mutation</text:p>
          </table:table-cell>
        </table:table-row>
        <table:table-row>
          <table:table-cell office:value-type="string" office:value="CAGL0E04510g" table:style-name="ce1">
            <text:p>CAGL0E04510g</text:p>
          </table:table-cell>
          <table:table-cell office:value-type="string" office:value="" table:style-name="ce1">
            <text:p/>
          </table:table-cell>
          <table:table-cell office:value-type="string" office:value="Ortholog(s) have phospholipase activity, role in cardiolipin metabolic process, phosphatidylethanolamine metabolic process, phospholipid metabolic process and mitochondrial matrix localization" table:style-name="ce1">
            <text:p>Ortholog(s) have phospholipase activity, role in cardiolipin metabolic process, phosphatidylethanolamine metabolic process, phospholipid metabolic process and mitochondrial matrix localization</text:p>
          </table:table-cell>
          <table:table-cell office:value-type="float" office:value="1.93166666666667" table:style-name="ce1">
            <text:p>1.93166666666667</text:p>
          </table:table-cell>
          <table:table-cell office:value-type="float" office:value="3.20517581869367e-06" table:style-name="ce1">
            <text:p>3.20517581869367e-06</text:p>
          </table:table-cell>
          <table:table-cell office:value-type="float" office:value="2.32833333333333" table:style-name="ce1">
            <text:p>2.32833333333333</text:p>
          </table:table-cell>
          <table:table-cell office:value-type="float" office:value="1.43270871411829e-06" table:style-name="ce1">
            <text:p>1.43270871411829e-06</text:p>
          </table:table-cell>
          <table:table-cell office:value-type="float" office:value="2.32833333333333" table:style-name="ce1">
            <text:p>2.32833333333333</text:p>
          </table:table-cell>
          <table:table-cell office:value-type="float" office:value="1.43270871411829e-06" table:style-name="ce1">
            <text:p>1.43270871411829e-06</text:p>
          </table:table-cell>
          <table:table-cell office:value-type="float" office:value="0.434666666666667" table:style-name="ce1">
            <text:p>0.434666666666667</text:p>
          </table:table-cell>
          <table:table-cell office:value-type="float" office:value="0.0489188826107237" table:style-name="ce1">
            <text:p>0.0489188826107237</text:p>
          </table:table-cell>
          <table:table-cell office:value-type="float" office:value="2.21537538441378" table:style-name="ce1">
            <text:p>2.21537538441378</text:p>
          </table:table-cell>
          <table:table-cell office:value-type="float" office:value="3.00221355404867" table:style-name="ce1">
            <text:p>3.00221355404867</text:p>
          </table:table-cell>
          <table:table-cell office:value-type="float" office:value="3.00221355404867" table:style-name="ce1">
            <text:p>3.00221355404867</text:p>
          </table:table-cell>
          <table:table-cell office:value-type="float" office:value="0.64952106948311" table:style-name="ce1">
            <text:p>0.6495210694831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MITOCHONDRIAL BIOGENESIS" table:style-name="ce1">
            <text:p>MITOCHONDRIAL BIOGENESIS</text:p>
          </table:table-cell>
          <table:table-cell office:value-type="string" office:value="F1" table:style-name="ce1">
            <text:p>F1</text:p>
          </table:table-cell>
          <table:table-cell office:value-type="string" office:value="CAGL0E04510g" table:style-name="ce1">
            <text:p>CAGL0E04510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E04510g" table:style-name="ce1">
            <text:p>CAGL0E04510g</text:p>
          </table:table-cell>
          <table:table-cell office:value-type="string" office:value="YOR022C" table:style-name="ce1">
            <text:p>YOR022C</text:p>
          </table:table-cell>
          <table:table-cell office:value-type="string" office:value="S000005548" table:style-name="ce1">
            <text:p>S000005548</text:p>
          </table:table-cell>
          <table:table-cell office:value-type="string" office:value="YOR022C" table:style-name="ce1">
            <text:p>YOR022C</text:p>
          </table:table-cell>
          <table:table-cell office:value-type="string" office:value="DDL1" table:style-name="ce1">
            <text:p>DDL1</text:p>
          </table:table-cell>
          <table:table-cell office:value-type="string" office:value="DDHD domain-containing phospholipase A1; mitochondrial matrix enzyme with sn-1-specific activity, hydrolyzing cardiolipin, PE, PC, PG and PA; implicated in remodeling of mitochondrial phospholipids; antagonistically regulated by Aft1p and Aft2p; in humans, mutations in DDHD1 and DDHD2 genes cause specific types of hereditary spastic paraplegia, while DDL1-defective yeast share similar phenotypes such as mitochondrial dysfunction and defects in lipid metabolism" table:style-name="ce1">
            <text:p>DDHD domain-containing phospholipase A1; mitochondrial matrix enzyme with sn-1-specific activity, hydrolyzing cardiolipin, PE, PC, PG and PA; implicated in remodeling of mitochondrial phospholipids; antagonistically regulated by Aft1p and Aft2p; in humans, mutations in DDHD1 and DDHD2 genes cause specific types of hereditary spastic paraplegia, while DDL1-defective yeast share similar phenotypes such as mitochondrial dysfunction and defects in lipid metabolism</text:p>
          </table:table-cell>
        </table:table-row>
        <table:table-row>
          <table:table-cell office:value-type="string" office:value="CAGL0E04548g" table:style-name="ce1">
            <text:p>CAGL0E04548g</text:p>
          </table:table-cell>
          <table:table-cell office:value-type="string" office:value="" table:style-name="ce1">
            <text:p/>
          </table:table-cell>
          <table:table-cell office:value-type="string" office:value="Ortholog of S. cerevisiae : YOR020W-A and Saccharomyces cerevisiae S288C : YOR020W-A" table:style-name="ce1">
            <text:p>Ortholog of S. cerevisiae : YOR020W-A and Saccharomyces cerevisiae S288C : YOR020W-A</text:p>
          </table:table-cell>
          <table:table-cell office:value-type="float" office:value="2.82866666666667" table:style-name="ce1">
            <text:p>2.82866666666667</text:p>
          </table:table-cell>
          <table:table-cell office:value-type="float" office:value="2.36895717510049e-05" table:style-name="ce1">
            <text:p>2.36895717510049e-05</text:p>
          </table:table-cell>
          <table:table-cell office:value-type="float" office:value="2.97866666666667" table:style-name="ce1">
            <text:p>2.97866666666667</text:p>
          </table:table-cell>
          <table:table-cell office:value-type="float" office:value="4.21442372795381e-06" table:style-name="ce1">
            <text:p>4.21442372795381e-06</text:p>
          </table:table-cell>
          <table:table-cell office:value-type="float" office:value="2.97866666666667" table:style-name="ce1">
            <text:p>2.97866666666667</text:p>
          </table:table-cell>
          <table:table-cell office:value-type="float" office:value="4.21442372795381e-06" table:style-name="ce1">
            <text:p>4.21442372795381e-06</text:p>
          </table:table-cell>
          <table:table-cell office:value-type="float" office:value="0.996666666666667" table:style-name="ce1">
            <text:p>0.996666666666667</text:p>
          </table:table-cell>
          <table:table-cell office:value-type="float" office:value="0.00375533797507372" table:style-name="ce1">
            <text:p>0.00375533797507372</text:p>
          </table:table-cell>
          <table:table-cell office:value-type="float" office:value="3.27049926258531" table:style-name="ce1">
            <text:p>3.27049926258531</text:p>
          </table:table-cell>
          <table:table-cell office:value-type="float" office:value="3.86123596260902" table:style-name="ce1">
            <text:p>3.86123596260902</text:p>
          </table:table-cell>
          <table:table-cell office:value-type="float" office:value="3.86123596260902" table:style-name="ce1">
            <text:p>3.86123596260902</text:p>
          </table:table-cell>
          <table:table-cell office:value-type="float" office:value="1.63272848254201" table:style-name="ce1">
            <text:p>1.6327284825420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E04548g" table:style-name="ce1">
            <text:p>CAGL0E04548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E04548g" table:style-name="ce1">
            <text:p>CAGL0E04548g</text:p>
          </table:table-cell>
          <table:table-cell office:value-type="string" office:value="YOR020W-A" table:style-name="ce1">
            <text:p>YOR020W-A</text:p>
          </table:table-cell>
          <table:table-cell office:value-type="string" office:value="S000028526" table:style-name="ce1">
            <text:p>S000028526</text:p>
          </table:table-cell>
          <table:table-cell office:value-type="string" office:value="YOR020W-A" table:style-name="ce1">
            <text:p>YOR020W-A</text:p>
          </table:table-cell>
          <table:table-cell office:value-type="string" office:value="" table:style-name="ce1">
            <text:p/>
          </table:table-cell>
          <table:table-cell office:value-type="string" office:value="Putative protein of unknown function; conserved in A. gossypii; the authentic, non-tagged protein is detected in highly purified mitochondria in high-throughput studies" table:style-name="ce1">
            <text:p>Putative protein of unknown function; conserved in A. gossypii; the authentic, non-tagged protein is detected in highly purified mitochondria in high-throughput studies</text:p>
          </table:table-cell>
        </table:table-row>
        <table:table-row>
          <table:table-cell office:value-type="string" office:value="CAGL0E04554g" table:style-name="ce1">
            <text:p>CAGL0E04554g</text:p>
          </table:table-cell>
          <table:table-cell office:value-type="string" office:value="" table:style-name="ce1">
            <text:p/>
          </table:table-cell>
          <table:table-cell office:value-type="string" office:value="Putative protein; gene is upregulated in azole-resistant strain" table:style-name="ce1">
            <text:p>Putative protein; gene is upregulated in azole-resistant strain</text:p>
          </table:table-cell>
          <table:table-cell office:value-type="float" office:value="1.06616666666667" table:style-name="ce1">
            <text:p>1.06616666666667</text:p>
          </table:table-cell>
          <table:table-cell office:value-type="float" office:value="0.0114707101661886" table:style-name="ce1">
            <text:p>0.0114707101661886</text:p>
          </table:table-cell>
          <table:table-cell office:value-type="float" office:value="1.85541666666667" table:style-name="ce1">
            <text:p>1.85541666666667</text:p>
          </table:table-cell>
          <table:table-cell office:value-type="float" office:value="0.000467162216380947" table:style-name="ce1">
            <text:p>0.000467162216380947</text:p>
          </table:table-cell>
          <table:table-cell office:value-type="float" office:value="1.85541666666667" table:style-name="ce1">
            <text:p>1.85541666666667</text:p>
          </table:table-cell>
          <table:table-cell office:value-type="float" office:value="0.000467162216380947" table:style-name="ce1">
            <text:p>0.000467162216380947</text:p>
          </table:table-cell>
          <table:table-cell office:value-type="float" office:value="2.38383333333333" table:style-name="ce1">
            <text:p>2.38383333333333</text:p>
          </table:table-cell>
          <table:table-cell office:value-type="float" office:value="4.53213806955837e-05" table:style-name="ce1">
            <text:p>4.53213806955837e-05</text:p>
          </table:table-cell>
          <table:table-cell office:value-type="float" office:value="1.19730435146231" table:style-name="ce1">
            <text:p>1.19730435146231</text:p>
          </table:table-cell>
          <table:table-cell office:value-type="float" office:value="2.3775400316781" table:style-name="ce1">
            <text:p>2.3775400316781</text:p>
          </table:table-cell>
          <table:table-cell office:value-type="float" office:value="2.3775400316781" table:style-name="ce1">
            <text:p>2.3775400316781</text:p>
          </table:table-cell>
          <table:table-cell office:value-type="float" office:value="4.05954796619835" table:style-name="ce1">
            <text:p>4.0595479661983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E04554g" table:style-name="ce1">
            <text:p>CAGL0E04554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CAGL0E04554g" table:style-name="ce1">
            <text:p>CAGL0E04554g</text:p>
          </table:table-cell>
          <table:table-cell office:value-type="string" office:value="NO_ORTHO" table:style-name="ce1">
            <text:p>NO_ORTHO</text:p>
          </table:table-cell>
          <table:table-cell office:value-type="string" office:value="CAL0128620" table:style-name="ce1">
            <text:p>CAL0128620</text:p>
          </table:table-cell>
          <table:table-cell office:value-type="string" office:value="CAGL0E04554g" table:style-name="ce1">
            <text:p>CAGL0E04554g</text:p>
          </table:table-cell>
          <table:table-cell office:value-type="string" office:value="" table:style-name="ce1">
            <text:p/>
          </table:table-cell>
          <table:table-cell office:value-type="string" office:value="Putative protein; gene is upregulated in azole-resistant strain" table:style-name="ce1">
            <text:p>Putative protein; gene is upregulated in azole-resistant strain</text:p>
          </table:table-cell>
        </table:table-row>
        <table:table-row>
          <table:table-cell office:value-type="string" office:value="CAGL0E04884g" table:style-name="ce1">
            <text:p>CAGL0E04884g</text:p>
          </table:table-cell>
          <table:table-cell office:value-type="string" office:value="" table:style-name="ce1">
            <text:p/>
          </table:table-cell>
          <table:table-cell office:value-type="string" office:value="Ortholog(s) have DNA-binding transcription factor activity, RNA polymerase II-specific and RNA polymerase II activating transcription factor binding, more" table:style-name="ce1">
            <text:p>Ortholog(s) have DNA-binding transcription factor activity, RNA polymerase II-specific and RNA polymerase II activating transcription factor binding, more</text:p>
          </table:table-cell>
          <table:table-cell office:value-type="float" office:value="1.3025" table:style-name="ce1">
            <text:p>1.3025</text:p>
          </table:table-cell>
          <table:table-cell office:value-type="float" office:value="0.000433426754099034" table:style-name="ce1">
            <text:p>0.000433426754099034</text:p>
          </table:table-cell>
          <table:table-cell office:value-type="float" office:value="0.644416666666667" table:style-name="ce1">
            <text:p>0.644416666666667</text:p>
          </table:table-cell>
          <table:table-cell office:value-type="float" office:value="0.0160523671447261" table:style-name="ce1">
            <text:p>0.0160523671447261</text:p>
          </table:table-cell>
          <table:table-cell office:value-type="float" office:value="0.644416666666667" table:style-name="ce1">
            <text:p>0.644416666666667</text:p>
          </table:table-cell>
          <table:table-cell office:value-type="float" office:value="0.0160523671447261" table:style-name="ce1">
            <text:p>0.0160523671447261</text:p>
          </table:table-cell>
          <table:table-cell office:value-type="float" office:value="1.65533333333333" table:style-name="ce1">
            <text:p>1.65533333333333</text:p>
          </table:table-cell>
          <table:table-cell office:value-type="float" office:value="0.000247847758473468" table:style-name="ce1">
            <text:p>0.000247847758473468</text:p>
          </table:table-cell>
          <table:table-cell office:value-type="float" office:value="1.4752987140129" table:style-name="ce1">
            <text:p>1.4752987140129</text:p>
          </table:table-cell>
          <table:table-cell office:value-type="float" office:value="0.777935515891445" table:style-name="ce1">
            <text:p>0.777935515891445</text:p>
          </table:table-cell>
          <table:table-cell office:value-type="float" office:value="0.777935515891445" table:style-name="ce1">
            <text:p>0.777935515891445</text:p>
          </table:table-cell>
          <table:table-cell office:value-type="float" office:value="2.78505223592539" table:style-name="ce1">
            <text:p>2.7850522359253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TRANSCRIPTIONAL REGULATOR" table:style-name="ce1">
            <text:p>TRANSCRIPTIONAL REGULATOR</text:p>
          </table:table-cell>
          <table:table-cell office:value-type="string" office:value="F2" table:style-name="ce1">
            <text:p>F2</text:p>
          </table:table-cell>
          <table:table-cell office:value-type="string" office:value="CAGL0E04884g" table:style-name="ce1">
            <text:p>CAGL0E0488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E04884g" table:style-name="ce1">
            <text:p>CAGL0E04884g</text:p>
          </table:table-cell>
          <table:table-cell office:value-type="string" office:value="YDR216W" table:style-name="ce1">
            <text:p>YDR216W</text:p>
          </table:table-cell>
          <table:table-cell office:value-type="string" office:value="S000002624" table:style-name="ce1">
            <text:p>S000002624</text:p>
          </table:table-cell>
          <table:table-cell office:value-type="string" office:value="YDR216W" table:style-name="ce1">
            <text:p>YDR216W</text:p>
          </table:table-cell>
          <table:table-cell office:value-type="string" office:value="ADR1" table:style-name="ce1">
            <text:p>ADR1</text:p>
          </table:table-cell>
          <table:table-cell office:value-type="string" office:value="Carbon source-responsive zinc-finger transcription factor; required for transcription of the glucose-repressed gene ADH2, of peroxisomal protein genes, and of genes required for ethanol, glycerol, and fatty acid utilization" table:style-name="ce1">
            <text:p>Carbon source-responsive zinc-finger transcription factor; required for transcription of the glucose-repressed gene ADH2, of peroxisomal protein genes, and of genes required for ethanol, glycerol, and fatty acid utilization</text:p>
          </table:table-cell>
        </table:table-row>
        <table:table-row>
          <table:table-cell office:value-type="string" office:value="CAGL0E04994g" table:style-name="ce1">
            <text:p>CAGL0E04994g</text:p>
          </table:table-cell>
          <table:table-cell office:value-type="string" office:value="" table:style-name="ce1">
            <text:p/>
          </table:table-cell>
          <table:table-cell office:value-type="string" office:value="Ortholog(s) have structural constituent of ribosome activity, role in cytoplasmic translation and cytosolic large ribosomal subunit localization" table:style-name="ce1">
            <text:p>Ortholog(s) have structural constituent of ribosome activity, role in cytoplasmic translation and cytosolic large ribosomal subunit localization</text:p>
          </table:table-cell>
          <table:table-cell office:value-type="float" office:value="-1.68466666666667" table:style-name="ce1">
            <text:p>-1.68466666666667</text:p>
          </table:table-cell>
          <table:table-cell office:value-type="float" office:value="0.000168046332880636" table:style-name="ce1">
            <text:p>0.000168046332880636</text:p>
          </table:table-cell>
          <table:table-cell office:value-type="float" office:value="-0.98275" table:style-name="ce1">
            <text:p>-0.98275</text:p>
          </table:table-cell>
          <table:table-cell office:value-type="float" office:value="0.000709177201540815" table:style-name="ce1">
            <text:p>0.000709177201540815</text:p>
          </table:table-cell>
          <table:table-cell office:value-type="float" office:value="-0.98275" table:style-name="ce1">
            <text:p>-0.98275</text:p>
          </table:table-cell>
          <table:table-cell office:value-type="float" office:value="0.000709177201540815" table:style-name="ce1">
            <text:p>0.000709177201540815</text:p>
          </table:table-cell>
          <table:table-cell office:value-type="float" office:value="-0.769" table:style-name="ce1">
            <text:p>-0.769</text:p>
          </table:table-cell>
          <table:table-cell office:value-type="float" office:value="0.00481672287052289" table:style-name="ce1">
            <text:p>0.00481672287052289</text:p>
          </table:table-cell>
          <table:table-cell office:value-type="float" office:value="-2.03844808429041" table:style-name="ce1">
            <text:p>-2.03844808429041</text:p>
          </table:table-cell>
          <table:table-cell office:value-type="float" office:value="-1.37138169958131" table:style-name="ce1">
            <text:p>-1.37138169958131</text:p>
          </table:table-cell>
          <table:table-cell office:value-type="float" office:value="-1.37138169958131" table:style-name="ce1">
            <text:p>-1.37138169958131</text:p>
          </table:table-cell>
          <table:table-cell office:value-type="float" office:value="-1.45626894745383" table:style-name="ce1">
            <text:p>-1.4562689474538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E04994g" table:style-name="ce1">
            <text:p>CAGL0E04994g</text:p>
          </table:table-cell>
          <table:table-cell office:value-type="string" office:value="OFF" table:style-name="ce1">
            <text:p>OFF</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E04994g" table:style-name="ce1">
            <text:p>CAGL0E04994g</text:p>
          </table:table-cell>
          <table:table-cell office:value-type="string" office:value="YGL147C" table:style-name="ce1">
            <text:p>YGL147C</text:p>
          </table:table-cell>
          <table:table-cell office:value-type="string" office:value="S000003115" table:style-name="ce1">
            <text:p>S000003115</text:p>
          </table:table-cell>
          <table:table-cell office:value-type="string" office:value="YGL147C" table:style-name="ce1">
            <text:p>YGL147C</text:p>
          </table:table-cell>
          <table:table-cell office:value-type="string" office:value="RPL9A" table:style-name="ce1">
            <text:p>RPL9A</text:p>
          </table:table-cell>
          <table:table-cell office:value-type="string" office:value="Ribosomal 60S subunit protein L9A; homologous to mammalian ribosomal protein L9 and bacterial L6; RPL9A has a paralog, RPL9B, that arose from a single-locus duplication" table:style-name="ce1">
            <text:p>Ribosomal 60S subunit protein L9A; homologous to mammalian ribosomal protein L9 and bacterial L6; RPL9A has a paralog, RPL9B, that arose from a single-locus duplication</text:p>
          </table:table-cell>
        </table:table-row>
        <table:table-row>
          <table:table-cell office:value-type="string" office:value="CAGL0E05148g" table:style-name="ce1">
            <text:p>CAGL0E05148g</text:p>
          </table:table-cell>
          <table:table-cell office:value-type="string" office:value="" table:style-name="ce1">
            <text:p/>
          </table:table-cell>
          <table:table-cell office:value-type="string" office:value="Ortholog(s) have alpha-mannosidase activity, role in mannose catabolic process, oligosaccharide catabolic process and Cvt complex, fungal-type vacuole membrane localization" table:style-name="ce1">
            <text:p>Ortholog(s) have alpha-mannosidase activity, role in mannose catabolic process, oligosaccharide catabolic process and Cvt complex, fungal-type vacuole membrane localization</text:p>
          </table:table-cell>
          <table:table-cell office:value-type="float" office:value="2.37766666666667" table:style-name="ce1">
            <text:p>2.37766666666667</text:p>
          </table:table-cell>
          <table:table-cell office:value-type="float" office:value="0.000264071229057516" table:style-name="ce1">
            <text:p>0.000264071229057516</text:p>
          </table:table-cell>
          <table:table-cell office:value-type="float" office:value="1.9515" table:style-name="ce1">
            <text:p>1.9515</text:p>
          </table:table-cell>
          <table:table-cell office:value-type="float" office:value="0.000180329258149247" table:style-name="ce1">
            <text:p>0.000180329258149247</text:p>
          </table:table-cell>
          <table:table-cell office:value-type="float" office:value="1.9515" table:style-name="ce1">
            <text:p>1.9515</text:p>
          </table:table-cell>
          <table:table-cell office:value-type="float" office:value="0.000180329258149247" table:style-name="ce1">
            <text:p>0.000180329258149247</text:p>
          </table:table-cell>
          <table:table-cell office:value-type="float" office:value="0.906" table:style-name="ce1">
            <text:p>0.906</text:p>
          </table:table-cell>
          <table:table-cell office:value-type="float" office:value="0.0128932115877773" table:style-name="ce1">
            <text:p>0.0128932115877773</text:p>
          </table:table-cell>
          <table:table-cell office:value-type="float" office:value="2.73999662149795" table:style-name="ce1">
            <text:p>2.73999662149795</text:p>
          </table:table-cell>
          <table:table-cell office:value-type="float" office:value="2.50445607948308" table:style-name="ce1">
            <text:p>2.50445607948308</text:p>
          </table:table-cell>
          <table:table-cell office:value-type="float" office:value="2.50445607948308" table:style-name="ce1">
            <text:p>2.50445607948308</text:p>
          </table:table-cell>
          <table:table-cell office:value-type="float" office:value="1.47410901851353" table:style-name="ce1">
            <text:p>1.4741090185135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POST TRANSLATIONAL MODIFICATION" table:style-name="ce1">
            <text:p>POST TRANSLATIONAL MODIFICATION</text:p>
          </table:table-cell>
          <table:table-cell office:value-type="string" office:value="F1" table:style-name="ce1">
            <text:p>F1</text:p>
          </table:table-cell>
          <table:table-cell office:value-type="string" office:value="CAGL0E05148g" table:style-name="ce1">
            <text:p>CAGL0E05148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E05148g" table:style-name="ce1">
            <text:p>CAGL0E05148g</text:p>
          </table:table-cell>
          <table:table-cell office:value-type="string" office:value="YGL156W" table:style-name="ce1">
            <text:p>YGL156W</text:p>
          </table:table-cell>
          <table:table-cell office:value-type="string" office:value="S000003124" table:style-name="ce1">
            <text:p>S000003124</text:p>
          </table:table-cell>
          <table:table-cell office:value-type="string" office:value="YGL156W" table:style-name="ce1">
            <text:p>YGL156W</text:p>
          </table:table-cell>
          <table:table-cell office:value-type="string" office:value="AMS1" table:style-name="ce1">
            <text:p>AMS1</text:p>
          </table:table-cell>
          <table:table-cell office:value-type="string" office:value="Vacuolar alpha mannosidase; involved in free oligosaccharide (fOS) degradation; delivered to the vacuole in a novel pathway separate from the secretory pathway" table:style-name="ce1">
            <text:p>Vacuolar alpha mannosidase; involved in free oligosaccharide (fOS) degradation; delivered to the vacuole in a novel pathway separate from the secretory pathway</text:p>
          </table:table-cell>
        </table:table-row>
        <table:table-row>
          <table:table-cell office:value-type="string" office:value="CAGL0E05170g" table:style-name="ce1">
            <text:p>CAGL0E05170g</text:p>
          </table:table-cell>
          <table:table-cell office:value-type="string" office:value="GRE2(A)" table:style-name="ce1">
            <text:p>GRE2(A)</text:p>
          </table:table-cell>
          <table:table-cell office:value-type="string" office:value="Putative methylglyoxal reductase (NADPH-dependent)" table:style-name="ce1">
            <text:p>Putative methylglyoxal reductase (NADPH-dependent)</text:p>
          </table:table-cell>
          <table:table-cell office:value-type="float" office:value="1.85566666666667" table:style-name="ce1">
            <text:p>1.85566666666667</text:p>
          </table:table-cell>
          <table:table-cell office:value-type="float" office:value="1.8653370359748e-05" table:style-name="ce1">
            <text:p>1.8653370359748e-05</text:p>
          </table:table-cell>
          <table:table-cell office:value-type="float" office:value="0.733666666666667" table:style-name="ce1">
            <text:p>0.733666666666667</text:p>
          </table:table-cell>
          <table:table-cell office:value-type="float" office:value="0.00702101857237815" table:style-name="ce1">
            <text:p>0.00702101857237815</text:p>
          </table:table-cell>
          <table:table-cell office:value-type="float" office:value="0.733666666666667" table:style-name="ce1">
            <text:p>0.733666666666667</text:p>
          </table:table-cell>
          <table:table-cell office:value-type="float" office:value="0.00702101857237815" table:style-name="ce1">
            <text:p>0.00702101857237815</text:p>
          </table:table-cell>
          <table:table-cell office:value-type="float" office:value="1.15316666666667" table:style-name="ce1">
            <text:p>1.15316666666667</text:p>
          </table:table-cell>
          <table:table-cell office:value-type="float" office:value="0.000569093280610449" table:style-name="ce1">
            <text:p>0.000569093280610449</text:p>
          </table:table-cell>
          <table:table-cell office:value-type="float" office:value="2.12597804356535" table:style-name="ce1">
            <text:p>2.12597804356535</text:p>
          </table:table-cell>
          <table:table-cell office:value-type="float" office:value="0.895825444078034" table:style-name="ce1">
            <text:p>0.895825444078034</text:p>
          </table:table-cell>
          <table:table-cell office:value-type="float" office:value="0.895825444078034" table:style-name="ce1">
            <text:p>0.895825444078034</text:p>
          </table:table-cell>
          <table:table-cell office:value-type="float" office:value="1.9065220059294" table:style-name="ce1">
            <text:p>1.906522005929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NAD(P)/NAD(P)H DEPENDANT ENZYME" table:style-name="ce1">
            <text:p>NAD(P)/NAD(P)H DEPENDANT ENZYME</text:p>
          </table:table-cell>
          <table:table-cell office:value-type="string" office:value="F3" table:style-name="ce1">
            <text:p>F3</text:p>
          </table:table-cell>
          <table:table-cell office:value-type="string" office:value="CAGL0E05170g" table:style-name="ce1">
            <text:p>CAGL0E05170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E05170g" table:style-name="ce1">
            <text:p>CAGL0E05170g</text:p>
          </table:table-cell>
          <table:table-cell office:value-type="string" office:value="YGL157W" table:style-name="ce1">
            <text:p>YGL157W</text:p>
          </table:table-cell>
          <table:table-cell office:value-type="string" office:value="S000003125" table:style-name="ce1">
            <text:p>S000003125</text:p>
          </table:table-cell>
          <table:table-cell office:value-type="string" office:value="YGL157W" table:style-name="ce1">
            <text:p>YGL157W</text:p>
          </table:table-cell>
          <table:table-cell office:value-type="string" office:value="ARI1" table:style-name="ce1">
            <text:p>ARI1</text:p>
          </table:table-cell>
          <table:table-cell office:value-type="string" office:value="NADPH-dependent aldehyde reductase; utilizes aromatic and alophatic aldehyde substrates; member of the short-chain dehydrogenase/reductase superfamily" table:style-name="ce1">
            <text:p>NADPH-dependent aldehyde reductase; utilizes aromatic and alophatic aldehyde substrates; member of the short-chain dehydrogenase/reductase superfamily</text:p>
          </table:table-cell>
        </table:table-row>
        <table:table-row>
          <table:table-cell office:value-type="string" office:value="CAGL0E05346g" table:style-name="ce1">
            <text:p>CAGL0E05346g</text:p>
          </table:table-cell>
          <table:table-cell office:value-type="string" office:value="" table:style-name="ce1">
            <text:p/>
          </table:table-cell>
          <table:table-cell office:value-type="string" office:value="Ortholog(s) have fungal-type vacuole membrane, vacuolar proton-transporting V-type ATPase, V1 domain localization" table:style-name="ce1">
            <text:p>Ortholog(s) have fungal-type vacuole membrane, vacuolar proton-transporting V-type ATPase, V1 domain localization</text:p>
          </table:table-cell>
          <table:table-cell office:value-type="float" office:value="0.947333333333334" table:style-name="ce1">
            <text:p>0.947333333333334</text:p>
          </table:table-cell>
          <table:table-cell office:value-type="float" office:value="0.000382181991316185" table:style-name="ce1">
            <text:p>0.000382181991316185</text:p>
          </table:table-cell>
          <table:table-cell office:value-type="float" office:value="1.501" table:style-name="ce1">
            <text:p>1.501</text:p>
          </table:table-cell>
          <table:table-cell office:value-type="float" office:value="0.000317949160249129" table:style-name="ce1">
            <text:p>0.000317949160249129</text:p>
          </table:table-cell>
          <table:table-cell office:value-type="float" office:value="1.501" table:style-name="ce1">
            <text:p>1.501</text:p>
          </table:table-cell>
          <table:table-cell office:value-type="float" office:value="0.000317949160249129" table:style-name="ce1">
            <text:p>0.000317949160249129</text:p>
          </table:table-cell>
          <table:table-cell office:value-type="float" office:value="1.3445" table:style-name="ce1">
            <text:p>1.3445</text:p>
          </table:table-cell>
          <table:table-cell office:value-type="float" office:value="0.00632224818224516" table:style-name="ce1">
            <text:p>0.00632224818224516</text:p>
          </table:table-cell>
          <table:table-cell office:value-type="float" office:value="1.0575229829866" table:style-name="ce1">
            <text:p>1.0575229829866</text:p>
          </table:table-cell>
          <table:table-cell office:value-type="float" office:value="1.90939263244601" table:style-name="ce1">
            <text:p>1.90939263244601</text:p>
          </table:table-cell>
          <table:table-cell office:value-type="float" office:value="1.90939263244601" table:style-name="ce1">
            <text:p>1.90939263244601</text:p>
          </table:table-cell>
          <table:table-cell office:value-type="float" office:value="2.24125572781304" table:style-name="ce1">
            <text:p>2.2412557278130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VACUOLAR MEMBRANE" table:style-name="ce1">
            <text:p>VACUOLAR MEMBRANE</text:p>
          </table:table-cell>
          <table:table-cell office:value-type="string" office:value="F4" table:style-name="ce1">
            <text:p>F4</text:p>
          </table:table-cell>
          <table:table-cell office:value-type="string" office:value="CAGL0E05346g" table:style-name="ce1">
            <text:p>CAGL0E05346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E05346g" table:style-name="ce1">
            <text:p>CAGL0E05346g</text:p>
          </table:table-cell>
          <table:table-cell office:value-type="string" office:value="YOR332W" table:style-name="ce1">
            <text:p>YOR332W</text:p>
          </table:table-cell>
          <table:table-cell office:value-type="string" office:value="S000005859" table:style-name="ce1">
            <text:p>S000005859</text:p>
          </table:table-cell>
          <table:table-cell office:value-type="string" office:value="YOR332W" table:style-name="ce1">
            <text:p>YOR332W</text:p>
          </table:table-cell>
          <table:table-cell office:value-type="string" office:value="VMA4" table:style-name="ce1">
            <text:p>VMA4</text:p>
          </table:table-cell>
          <table:table-cell office:value-type="string" office:value="Subunit E of the V1 domain of the vacuolar H+-ATPase (V-ATPase); V-ATPase is an electrogenic proton pump found throughout the endomembrane system; V1 domain has eight subunits; required for the V1 domain to assemble onto the vacuolar membrane; protein abundance increases in response to DNA replication stress" table:style-name="ce1">
            <text:p>Subunit E of the V1 domain of the vacuolar H+-ATPase (V-ATPase); V-ATPase is an electrogenic proton pump found throughout the endomembrane system; V1 domain has eight subunits; required for the V1 domain to assemble onto the vacuolar membrane; protein abundance increases in response to DNA replication stress</text:p>
          </table:table-cell>
        </table:table-row>
        <table:table-row>
          <table:table-cell office:value-type="string" office:value="CAGL0E05456g" table:style-name="ce1">
            <text:p>CAGL0E05456g</text:p>
          </table:table-cell>
          <table:table-cell office:value-type="string" office:value="" table:style-name="ce1">
            <text:p/>
          </table:table-cell>
          <table:table-cell office:value-type="string" office:value="Ortholog of S. cerevisiae : YOR338W, C. albicans SC5314 : C2_09880C_A, C. dubliniensis CD36 : Cd36_23960, C. parapsilosis CDC317 : CPAR2_407140 and C. auris B8441 : B9J08_001012" table:style-name="ce1">
            <text:p>Ortholog of S. cerevisiae : YOR338W, C. albicans SC5314 : C2_09880C_A, C. dubliniensis CD36 : Cd36_23960, C. parapsilosis CDC317 : CPAR2_407140 and C. auris B8441 : B9J08_001012</text:p>
          </table:table-cell>
          <table:table-cell office:value-type="float" office:value="0.605333333333333" table:style-name="ce1">
            <text:p>0.605333333333333</text:p>
          </table:table-cell>
          <table:table-cell office:value-type="float" office:value="0.0261390485161542" table:style-name="ce1">
            <text:p>0.0261390485161542</text:p>
          </table:table-cell>
          <table:table-cell office:value-type="float" office:value="1.62475" table:style-name="ce1">
            <text:p>1.62475</text:p>
          </table:table-cell>
          <table:table-cell office:value-type="float" office:value="4.85493649653562e-05" table:style-name="ce1">
            <text:p>4.85493649653562e-05</text:p>
          </table:table-cell>
          <table:table-cell office:value-type="float" office:value="1.62475" table:style-name="ce1">
            <text:p>1.62475</text:p>
          </table:table-cell>
          <table:table-cell office:value-type="float" office:value="4.85493649653562e-05" table:style-name="ce1">
            <text:p>4.85493649653562e-05</text:p>
          </table:table-cell>
          <table:table-cell office:value-type="float" office:value="0.142166666666667" table:style-name="ce1">
            <text:p>0.142166666666667</text:p>
          </table:table-cell>
          <table:table-cell office:value-type="float" office:value="0.569813021008501" table:style-name="ce1">
            <text:p>0.569813021008501</text:p>
          </table:table-cell>
          <table:table-cell office:value-type="float" office:value="0.655234949168688" table:style-name="ce1">
            <text:p>0.655234949168688</text:p>
          </table:table-cell>
          <table:table-cell office:value-type="float" office:value="2.07285345724254" table:style-name="ce1">
            <text:p>2.07285345724254</text:p>
          </table:table-cell>
          <table:table-cell office:value-type="float" office:value="2.07285345724254" table:style-name="ce1">
            <text:p>2.07285345724254</text:p>
          </table:table-cell>
          <table:table-cell office:value-type="float" office:value="0.13779835005299" table:style-name="ce1">
            <text:p>0.13779835005299</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E05456g" table:style-name="ce1">
            <text:p>CAGL0E05456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E05456g" table:style-name="ce1">
            <text:p>CAGL0E05456g</text:p>
          </table:table-cell>
          <table:table-cell office:value-type="string" office:value="YOR338W" table:style-name="ce1">
            <text:p>YOR338W</text:p>
          </table:table-cell>
          <table:table-cell office:value-type="string" office:value="S000005865" table:style-name="ce1">
            <text:p>S000005865</text:p>
          </table:table-cell>
          <table:table-cell office:value-type="string" office:value="YOR338W" table:style-name="ce1">
            <text:p>YOR338W</text:p>
          </table:table-cell>
          <table:table-cell office:value-type="string" office:value="" table:style-name="ce1">
            <text:p/>
          </table:table-cell>
          <table:table-cell office:value-type="string" office:value="Putative protein of unknown function; YOR338W transcription is regulated by Azf1p and its transcript is a specific target of the G protein effector Scp160p; identified as being required for sporulation in a high-throughput mutant screen; YOR338W has a paralog, FUN19, that arose from the whole genome duplication" table:style-name="ce1">
            <text:p>Putative protein of unknown function; YOR338W transcription is regulated by Azf1p and its transcript is a specific target of the G protein effector Scp160p; identified as being required for sporulation in a high-throughput mutant screen; YOR338W has a paralog, FUN19, that arose from the whole genome duplication</text:p>
          </table:table-cell>
        </table:table-row>
        <table:table-row>
          <table:table-cell office:value-type="string" office:value="CAGL0E05500g" table:style-name="ce1">
            <text:p>CAGL0E05500g</text:p>
          </table:table-cell>
          <table:table-cell office:value-type="string" office:value="" table:style-name="ce1">
            <text:p/>
          </table:table-cell>
          <table:table-cell office:value-type="string" office:value="Ortholog(s) have RNA polymerase I activity, promoter-specific chromatin binding activity and role in nucleolar large rRNA transcription by RNA polymerase I, transcription by RNA polymerase I" table:style-name="ce1">
            <text:p>Ortholog(s) have RNA polymerase I activity, promoter-specific chromatin binding activity and role in nucleolar large rRNA transcription by RNA polymerase I, transcription by RNA polymerase I</text:p>
          </table:table-cell>
          <table:table-cell office:value-type="float" office:value="-1.39516666666667" table:style-name="ce1">
            <text:p>-1.39516666666667</text:p>
          </table:table-cell>
          <table:table-cell office:value-type="float" office:value="0.000595223758433932" table:style-name="ce1">
            <text:p>0.000595223758433932</text:p>
          </table:table-cell>
          <table:table-cell office:value-type="float" office:value="-1.63358333333333" table:style-name="ce1">
            <text:p>-1.63358333333333</text:p>
          </table:table-cell>
          <table:table-cell office:value-type="float" office:value="0.000312386899107209" table:style-name="ce1">
            <text:p>0.000312386899107209</text:p>
          </table:table-cell>
          <table:table-cell office:value-type="float" office:value="-1.63358333333333" table:style-name="ce1">
            <text:p>-1.63358333333333</text:p>
          </table:table-cell>
          <table:table-cell office:value-type="float" office:value="0.000312386899107209" table:style-name="ce1">
            <text:p>0.000312386899107209</text:p>
          </table:table-cell>
          <table:table-cell office:value-type="float" office:value="-0.413666666666667" table:style-name="ce1">
            <text:p>-0.413666666666667</text:p>
          </table:table-cell>
          <table:table-cell office:value-type="float" office:value="0.164621917440468" table:style-name="ce1">
            <text:p>0.164621917440468</text:p>
          </table:table-cell>
          <table:table-cell office:value-type="float" office:value="-1.69791479250595" table:style-name="ce1">
            <text:p>-1.69791479250595</text:p>
          </table:table-cell>
          <table:table-cell office:value-type="float" office:value="-2.23106455591862" table:style-name="ce1">
            <text:p>-2.23106455591862</text:p>
          </table:table-cell>
          <table:table-cell office:value-type="float" office:value="-2.23106455591862" table:style-name="ce1">
            <text:p>-2.23106455591862</text:p>
          </table:table-cell>
          <table:table-cell office:value-type="float" office:value="-0.834620606812793" table:style-name="ce1">
            <text:p>-0.83462060681279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E05500g" table:style-name="ce1">
            <text:p>CAGL0E05500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E05500g" table:style-name="ce1">
            <text:p>CAGL0E05500g</text:p>
          </table:table-cell>
          <table:table-cell office:value-type="string" office:value="YOR341W" table:style-name="ce1">
            <text:p>YOR341W</text:p>
          </table:table-cell>
          <table:table-cell office:value-type="string" office:value="S000005868" table:style-name="ce1">
            <text:p>S000005868</text:p>
          </table:table-cell>
          <table:table-cell office:value-type="string" office:value="YOR341W" table:style-name="ce1">
            <text:p>YOR341W</text:p>
          </table:table-cell>
          <table:table-cell office:value-type="string" office:value="RPA190" table:style-name="ce1">
            <text:p>RPA190</text:p>
          </table:table-cell>
          <table:table-cell office:value-type="string" office:value="RNA polymerase I largest subunit A190" table:style-name="ce1">
            <text:p>RNA polymerase I largest subunit A190</text:p>
          </table:table-cell>
        </table:table-row>
        <table:table-row>
          <table:table-cell office:value-type="string" office:value="CAGL0E05588g" table:style-name="ce1">
            <text:p>CAGL0E05588g</text:p>
          </table:table-cell>
          <table:table-cell office:value-type="string" office:value="" table:style-name="ce1">
            <text:p/>
          </table:table-cell>
          <table:table-cell office:value-type="string" office:value="Ortholog(s) have DNA-directed DNA polymerase activity, deoxycytidyl transferase activity and role in error-free translesion synthesis, error-prone translesion synthesis" table:style-name="ce1">
            <text:p>Ortholog(s) have DNA-directed DNA polymerase activity, deoxycytidyl transferase activity and role in error-free translesion synthesis, error-prone translesion synthesis</text:p>
          </table:table-cell>
          <table:table-cell office:value-type="float" office:value="1.63766666666667" table:style-name="ce1">
            <text:p>1.63766666666667</text:p>
          </table:table-cell>
          <table:table-cell office:value-type="float" office:value="3.71266901626012e-05" table:style-name="ce1">
            <text:p>3.71266901626012e-05</text:p>
          </table:table-cell>
          <table:table-cell office:value-type="float" office:value="1.80983333333333" table:style-name="ce1">
            <text:p>1.80983333333333</text:p>
          </table:table-cell>
          <table:table-cell office:value-type="float" office:value="5.15609067067757e-05" table:style-name="ce1">
            <text:p>5.15609067067757e-05</text:p>
          </table:table-cell>
          <table:table-cell office:value-type="float" office:value="1.80983333333333" table:style-name="ce1">
            <text:p>1.80983333333333</text:p>
          </table:table-cell>
          <table:table-cell office:value-type="float" office:value="5.15609067067757e-05" table:style-name="ce1">
            <text:p>5.15609067067757e-05</text:p>
          </table:table-cell>
          <table:table-cell office:value-type="float" office:value="-0.8915" table:style-name="ce1">
            <text:p>-0.8915</text:p>
          </table:table-cell>
          <table:table-cell office:value-type="float" office:value="0.00547035199295603" table:style-name="ce1">
            <text:p>0.00547035199295603</text:p>
          </table:table-cell>
          <table:table-cell office:value-type="float" office:value="1.86954882902645" table:style-name="ce1">
            <text:p>1.86954882902645</text:p>
          </table:table-cell>
          <table:table-cell office:value-type="float" office:value="2.31732920934564" table:style-name="ce1">
            <text:p>2.31732920934564</text:p>
          </table:table-cell>
          <table:table-cell office:value-type="float" office:value="2.31732920934564" table:style-name="ce1">
            <text:p>2.31732920934564</text:p>
          </table:table-cell>
          <table:table-cell office:value-type="float" office:value="-1.67058017183054" table:style-name="ce1">
            <text:p>-1.67058017183054</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STRESS RESPONSE" table:style-name="ce1">
            <text:p>STRESS RESPONSE</text:p>
          </table:table-cell>
          <table:table-cell office:value-type="string" office:value="_" table:style-name="ce1">
            <text:p>_</text:p>
          </table:table-cell>
          <table:table-cell office:value-type="string" office:value="Others" table:style-name="ce1">
            <text:p>Others</text:p>
          </table:table-cell>
          <table:table-cell office:value-type="string" office:value="CAGL0E05588g" table:style-name="ce1">
            <text:p>CAGL0E05588g</text:p>
          </table:table-cell>
          <table:table-cell office:value-type="string" office:value="SWITCH" table:style-name="ce1">
            <text:p>SWITCH</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E05588g" table:style-name="ce1">
            <text:p>CAGL0E05588g</text:p>
          </table:table-cell>
          <table:table-cell office:value-type="string" office:value="YOR346W" table:style-name="ce1">
            <text:p>YOR346W</text:p>
          </table:table-cell>
          <table:table-cell office:value-type="string" office:value="S000005873" table:style-name="ce1">
            <text:p>S000005873</text:p>
          </table:table-cell>
          <table:table-cell office:value-type="string" office:value="YOR346W" table:style-name="ce1">
            <text:p>YOR346W</text:p>
          </table:table-cell>
          <table:table-cell office:value-type="string" office:value="REV1" table:style-name="ce1">
            <text:p>REV1</text:p>
          </table:table-cell>
          <table:table-cell office:value-type="string" office:value="Deoxycytidyl transferase; involved in repair of abasic sites and adducted guanines in damaged DNA by translesion synthesis (TLS); forms a complex with the subunits of DNA polymerase zeta, Rev3p and Rev7p; relocalizes from nucleus to cytoplasm upon DNA replication stress" table:style-name="ce1">
            <text:p>Deoxycytidyl transferase; involved in repair of abasic sites and adducted guanines in damaged DNA by translesion synthesis (TLS); forms a complex with the subunits of DNA polymerase zeta, Rev3p and Rev7p; relocalizes from nucleus to cytoplasm upon DNA replication stress</text:p>
          </table:table-cell>
        </table:table-row>
        <table:table-row>
          <table:table-cell office:value-type="string" office:value="CAGL0E05654g" table:style-name="ce1">
            <text:p>CAGL0E05654g</text:p>
          </table:table-cell>
          <table:table-cell office:value-type="string" office:value="" table:style-name="ce1">
            <text:p/>
          </table:table-cell>
          <table:table-cell office:value-type="string" office:value="Ortholog(s) have phosphatidylglycerol phospholipase C activity, role in cell-abiotic substrate adhesion, glycerophospholipid catabolic process, phosphatidylglycerol catabolic process and lipid droplet, mitochondrion localization" table:style-name="ce1">
            <text:p>Ortholog(s) have phosphatidylglycerol phospholipase C activity, role in cell-abiotic substrate adhesion, glycerophospholipid catabolic process, phosphatidylglycerol catabolic process and lipid droplet, mitochondrion localization</text:p>
          </table:table-cell>
          <table:table-cell office:value-type="float" office:value="2.66816666666667" table:style-name="ce1">
            <text:p>2.66816666666667</text:p>
          </table:table-cell>
          <table:table-cell office:value-type="float" office:value="3.20517581869367e-06" table:style-name="ce1">
            <text:p>3.20517581869367e-06</text:p>
          </table:table-cell>
          <table:table-cell office:value-type="float" office:value="0.144833333333334" table:style-name="ce1">
            <text:p>0.144833333333334</text:p>
          </table:table-cell>
          <table:table-cell office:value-type="float" office:value="0.529858716515434" table:style-name="ce1">
            <text:p>0.529858716515434</text:p>
          </table:table-cell>
          <table:table-cell office:value-type="float" office:value="0.144833333333334" table:style-name="ce1">
            <text:p>0.144833333333334</text:p>
          </table:table-cell>
          <table:table-cell office:value-type="float" office:value="0.529858716515434" table:style-name="ce1">
            <text:p>0.529858716515434</text:p>
          </table:table-cell>
          <table:table-cell office:value-type="float" office:value="1.28466666666667" table:style-name="ce1">
            <text:p>1.28466666666667</text:p>
          </table:table-cell>
          <table:table-cell office:value-type="float" office:value="0.000404093564416448" table:style-name="ce1">
            <text:p>0.000404093564416448</text:p>
          </table:table-cell>
          <table:table-cell office:value-type="float" office:value="3.08170619408305" table:style-name="ce1">
            <text:p>3.08170619408305</text:p>
          </table:table-cell>
          <table:table-cell office:value-type="float" office:value="0.118038112083232" table:style-name="ce1">
            <text:p>0.118038112083232</text:p>
          </table:table-cell>
          <table:table-cell office:value-type="float" office:value="0.118038112083232" table:style-name="ce1">
            <text:p>0.118038112083232</text:p>
          </table:table-cell>
          <table:table-cell office:value-type="float" office:value="2.13657854475012" table:style-name="ce1">
            <text:p>2.1365785447501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FATTY ACID AND LIPIDS" table:style-name="ce1">
            <text:p>FATTY ACID AND LIPIDS</text:p>
          </table:table-cell>
          <table:table-cell office:value-type="string" office:value="F1" table:style-name="ce1">
            <text:p>F1</text:p>
          </table:table-cell>
          <table:table-cell office:value-type="string" office:value="CAGL0E05654g" table:style-name="ce1">
            <text:p>CAGL0E05654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E05654g" table:style-name="ce1">
            <text:p>CAGL0E05654g</text:p>
          </table:table-cell>
          <table:table-cell office:value-type="string" office:value="YPL206C" table:style-name="ce1">
            <text:p>YPL206C</text:p>
          </table:table-cell>
          <table:table-cell office:value-type="string" office:value="S000006127" table:style-name="ce1">
            <text:p>S000006127</text:p>
          </table:table-cell>
          <table:table-cell office:value-type="string" office:value="YPL206C" table:style-name="ce1">
            <text:p>YPL206C</text:p>
          </table:table-cell>
          <table:table-cell office:value-type="string" office:value="PGC1" table:style-name="ce1">
            <text:p>PGC1</text:p>
          </table:table-cell>
          <table:table-cell office:value-type="string" office:value="Phosphatidylglycerol phospholipase C; regulates phosphatidylglycerol (PG) accumulation via a phospholipase C-type degradation mechanism; PG levels affect mitochondrial function; contains glycerophosphodiester phosphodiesterase motifs" table:style-name="ce1">
            <text:p>Phosphatidylglycerol phospholipase C; regulates phosphatidylglycerol (PG) accumulation via a phospholipase C-type degradation mechanism; PG levels affect mitochondrial function; contains glycerophosphodiester phosphodiesterase motifs</text:p>
          </table:table-cell>
        </table:table-row>
        <table:table-row>
          <table:table-cell office:value-type="string" office:value="CAGL0E05830g" table:style-name="ce1">
            <text:p>CAGL0E05830g</text:p>
          </table:table-cell>
          <table:table-cell office:value-type="string" office:value="" table:style-name="ce1">
            <text:p/>
          </table:table-cell>
          <table:table-cell office:value-type="string" office:value="Ortholog(s) have mRNA binding, ribosome binding activity and role in mitochondrial respiratory chain complex III assembly, positive regulation of mitochondrial translation" table:style-name="ce1">
            <text:p>Ortholog(s) have mRNA binding, ribosome binding activity and role in mitochondrial respiratory chain complex III assembly, positive regulation of mitochondrial translation</text:p>
          </table:table-cell>
          <table:table-cell office:value-type="float" office:value="-0.810333333333333" table:style-name="ce1">
            <text:p>-0.810333333333333</text:p>
          </table:table-cell>
          <table:table-cell office:value-type="float" office:value="0.000759810951060194" table:style-name="ce1">
            <text:p>0.000759810951060194</text:p>
          </table:table-cell>
          <table:table-cell office:value-type="float" office:value="-0.292833333333333" table:style-name="ce1">
            <text:p>-0.292833333333333</text:p>
          </table:table-cell>
          <table:table-cell office:value-type="float" office:value="0.153473146015693" table:style-name="ce1">
            <text:p>0.153473146015693</text:p>
          </table:table-cell>
          <table:table-cell office:value-type="float" office:value="-0.292833333333333" table:style-name="ce1">
            <text:p>-0.292833333333333</text:p>
          </table:table-cell>
          <table:table-cell office:value-type="float" office:value="0.153473146015693" table:style-name="ce1">
            <text:p>0.153473146015693</text:p>
          </table:table-cell>
          <table:table-cell office:value-type="float" office:value="1.72083333333333" table:style-name="ce1">
            <text:p>1.72083333333333</text:p>
          </table:table-cell>
          <table:table-cell office:value-type="float" office:value="0.00117984469747875" table:style-name="ce1">
            <text:p>0.00117984469747875</text:p>
          </table:table-cell>
          <table:table-cell office:value-type="float" office:value="-1.00998657093332" table:style-name="ce1">
            <text:p>-1.00998657093332</text:p>
          </table:table-cell>
          <table:table-cell office:value-type="float" office:value="-0.460073842011971" table:style-name="ce1">
            <text:p>-0.460073842011971</text:p>
          </table:table-cell>
          <table:table-cell office:value-type="float" office:value="-0.460073842011971" table:style-name="ce1">
            <text:p>-0.460073842011971</text:p>
          </table:table-cell>
          <table:table-cell office:value-type="float" office:value="2.89964313549008" table:style-name="ce1">
            <text:p>2.8996431354900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E05830g" table:style-name="ce1">
            <text:p>CAGL0E05830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E05830g" table:style-name="ce1">
            <text:p>CAGL0E05830g</text:p>
          </table:table-cell>
          <table:table-cell office:value-type="string" office:value="YPL215W" table:style-name="ce1">
            <text:p>YPL215W</text:p>
          </table:table-cell>
          <table:table-cell office:value-type="string" office:value="S000006136" table:style-name="ce1">
            <text:p>S000006136</text:p>
          </table:table-cell>
          <table:table-cell office:value-type="string" office:value="YPL215W" table:style-name="ce1">
            <text:p>YPL215W</text:p>
          </table:table-cell>
          <table:table-cell office:value-type="string" office:value="CBP3" table:style-name="ce1">
            <text:p>CBP3</text:p>
          </table:table-cell>
          <table:table-cell office:value-type="string" office:value="Mitochondrial protein required for assembly of cytochrome bc1 complex; forms a complex with Cbp6p that binds to mt ribosomes near the polypeptide tunnel exit and promotes efficient translation of the COB mRNA; Cbp3p-Cbp6p complex also interacts with newly synthesized cytochrome b (Cobp) and Cbp4p to promote assembly of Cobp into the cytochrome bc1 complex; Cbp3p-Cbp6p complex is sequestered if assembly of Complex III is blocked, downregulating COB mRNA translation" table:style-name="ce1">
            <text:p>Mitochondrial protein required for assembly of cytochrome bc1 complex; forms a complex with Cbp6p that binds to mt ribosomes near the polypeptide tunnel exit and promotes efficient translation of the COB mRNA; Cbp3p-Cbp6p complex also interacts with newly synthesized cytochrome b (Cobp) and Cbp4p to promote assembly of Cobp into the cytochrome bc1 complex; Cbp3p-Cbp6p complex is sequestered if assembly of Complex III is blocked, downregulating COB mRNA translation</text:p>
          </table:table-cell>
        </table:table-row>
        <table:table-row>
          <table:table-cell office:value-type="string" office:value="CAGL0E06072g" table:style-name="ce1">
            <text:p>CAGL0E06072g</text:p>
          </table:table-cell>
          <table:table-cell office:value-type="string" office:value="" table:style-name="ce1">
            <text:p/>
          </table:table-cell>
          <table:table-cell office:value-type="string" office:value="Ortholog of S. cerevisiae : YMR181C and Saccharomyces cerevisiae S288C : YMR181C" table:style-name="ce1">
            <text:p>Ortholog of S. cerevisiae : YMR181C and Saccharomyces cerevisiae S288C : YMR181C</text:p>
          </table:table-cell>
          <table:table-cell office:value-type="float" office:value="2.00883333333333" table:style-name="ce1">
            <text:p>2.00883333333333</text:p>
          </table:table-cell>
          <table:table-cell office:value-type="float" office:value="1.16688332645348e-05" table:style-name="ce1">
            <text:p>1.16688332645348e-05</text:p>
          </table:table-cell>
          <table:table-cell office:value-type="float" office:value="1.2285" table:style-name="ce1">
            <text:p>1.2285</text:p>
          </table:table-cell>
          <table:table-cell office:value-type="float" office:value="0.000494309071862058" table:style-name="ce1">
            <text:p>0.000494309071862058</text:p>
          </table:table-cell>
          <table:table-cell office:value-type="float" office:value="1.2285" table:style-name="ce1">
            <text:p>1.2285</text:p>
          </table:table-cell>
          <table:table-cell office:value-type="float" office:value="0.000494309071862058" table:style-name="ce1">
            <text:p>0.000494309071862058</text:p>
          </table:table-cell>
          <table:table-cell office:value-type="float" office:value="0.7635" table:style-name="ce1">
            <text:p>0.7635</text:p>
          </table:table-cell>
          <table:table-cell office:value-type="float" office:value="0.0187550270453951" table:style-name="ce1">
            <text:p>0.0187550270453951</text:p>
          </table:table-cell>
          <table:table-cell office:value-type="float" office:value="2.30614505286295" table:style-name="ce1">
            <text:p>2.30614505286295</text:p>
          </table:table-cell>
          <table:table-cell office:value-type="float" office:value="1.54944859400517" table:style-name="ce1">
            <text:p>1.54944859400517</text:p>
          </table:table-cell>
          <table:table-cell office:value-type="float" office:value="1.54944859400517" table:style-name="ce1">
            <text:p>1.54944859400517</text:p>
          </table:table-cell>
          <table:table-cell office:value-type="float" office:value="1.22480820648347" table:style-name="ce1">
            <text:p>1.2248082064834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E06072g" table:style-name="ce1">
            <text:p>CAGL0E06072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E06072g" table:style-name="ce1">
            <text:p>CAGL0E06072g</text:p>
          </table:table-cell>
          <table:table-cell office:value-type="string" office:value="YMR181C" table:style-name="ce1">
            <text:p>YMR181C</text:p>
          </table:table-cell>
          <table:table-cell office:value-type="string" office:value="S000004793" table:style-name="ce1">
            <text:p>S000004793</text:p>
          </table:table-cell>
          <table:table-cell office:value-type="string" office:value="YMR181C" table:style-name="ce1">
            <text:p>YMR181C</text:p>
          </table:table-cell>
          <table:table-cell office:value-type="string" office:value="" table:style-name="ce1">
            <text:p/>
          </table:table-cell>
          <table:table-cell office:value-type="string" office:value="Protein of unknown function; mRNA transcribed as part of a bicistronic transcript with a predicted transcriptional repressor RGM1/YMR182C; mRNA is destroyed by nonsense-mediated decay (NMD); not an essential gene; YMR181C has a paralog, YPL229W, that arose from the whole genome duplication" table:style-name="ce1">
            <text:p>Protein of unknown function; mRNA transcribed as part of a bicistronic transcript with a predicted transcriptional repressor RGM1/YMR182C; mRNA is destroyed by nonsense-mediated decay (NMD); not an essential gene; YMR181C has a paralog, YPL229W, that arose from the whole genome duplication</text:p>
          </table:table-cell>
        </table:table-row>
        <table:table-row>
          <table:table-cell office:value-type="string" office:value="CAGL0E06116g" table:style-name="ce1">
            <text:p>CAGL0E06116g</text:p>
          </table:table-cell>
          <table:table-cell office:value-type="string" office:value="" table:style-name="ce1">
            <text:p/>
          </table:table-cell>
          <table:table-cell office:value-type="string" office:value="Ortholog(s) have role in positive regulation of transcription by RNA polymerase II and cytosol, nuclear chromatin, nucleus localization" table:style-name="ce1">
            <text:p>Ortholog(s) have role in positive regulation of transcription by RNA polymerase II and cytosol, nuclear chromatin, nucleus localization</text:p>
          </table:table-cell>
          <table:table-cell office:value-type="float" office:value="1.93633333333333" table:style-name="ce1">
            <text:p>1.93633333333333</text:p>
          </table:table-cell>
          <table:table-cell office:value-type="float" office:value="1.44717439533874e-05" table:style-name="ce1">
            <text:p>1.44717439533874e-05</text:p>
          </table:table-cell>
          <table:table-cell office:value-type="float" office:value="0.393833333333333" table:style-name="ce1">
            <text:p>0.393833333333333</text:p>
          </table:table-cell>
          <table:table-cell office:value-type="float" office:value="0.0528300819545565" table:style-name="ce1">
            <text:p>0.0528300819545565</text:p>
          </table:table-cell>
          <table:table-cell office:value-type="float" office:value="0.393833333333333" table:style-name="ce1">
            <text:p>0.393833333333333</text:p>
          </table:table-cell>
          <table:table-cell office:value-type="float" office:value="0.0528300819545565" table:style-name="ce1">
            <text:p>0.0528300819545565</text:p>
          </table:table-cell>
          <table:table-cell office:value-type="float" office:value="-0.378" table:style-name="ce1">
            <text:p>-0.378</text:p>
          </table:table-cell>
          <table:table-cell office:value-type="float" office:value="0.0630631686722774" table:style-name="ce1">
            <text:p>0.0630631686722774</text:p>
          </table:table-cell>
          <table:table-cell office:value-type="float" office:value="2.22086469481675" table:style-name="ce1">
            <text:p>2.22086469481675</text:p>
          </table:table-cell>
          <table:table-cell office:value-type="float" office:value="0.446941105007158" table:style-name="ce1">
            <text:p>0.446941105007158</text:p>
          </table:table-cell>
          <table:table-cell office:value-type="float" office:value="0.446941105007158" table:style-name="ce1">
            <text:p>0.446941105007158</text:p>
          </table:table-cell>
          <table:table-cell office:value-type="float" office:value="-0.772222508831001" table:style-name="ce1">
            <text:p>-0.772222508831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CRIPTIONAL REGULATOR" table:style-name="ce1">
            <text:p>TRANSCRIPTIONAL REGULATOR</text:p>
          </table:table-cell>
          <table:table-cell office:value-type="string" office:value="F2" table:style-name="ce1">
            <text:p>F2</text:p>
          </table:table-cell>
          <table:table-cell office:value-type="string" office:value="CAGL0E06116g" table:style-name="ce1">
            <text:p>CAGL0E06116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E06116g" table:style-name="ce1">
            <text:p>CAGL0E06116g</text:p>
          </table:table-cell>
          <table:table-cell office:value-type="string" office:value="YMR182C" table:style-name="ce1">
            <text:p>YMR182C</text:p>
          </table:table-cell>
          <table:table-cell office:value-type="string" office:value="S000004794" table:style-name="ce1">
            <text:p>S000004794</text:p>
          </table:table-cell>
          <table:table-cell office:value-type="string" office:value="YMR182C" table:style-name="ce1">
            <text:p>YMR182C</text:p>
          </table:table-cell>
          <table:table-cell office:value-type="string" office:value="RGM1" table:style-name="ce1">
            <text:p>RGM1</text:p>
          </table:table-cell>
          <table:table-cell office:value-type="string" office:value="Putative zinc finger DNA binding transcription factor; contains two N-terminal C2H2 zinc fingers and C-terminal proline rich domain; overproduction impairs cell growth and induces expression of genes involved in monosaccharide catabolism and aldehyde metabolism; regulates expression of of Y' telomeric elements and subtelomeric COS genes; relocalizes to the cytosol in response to hypoxia; RGM1 has a paralog, USV1, that arose from the whole genome duplication" table:style-name="ce1">
            <text:p>Putative zinc finger DNA binding transcription factor; contains two N-terminal C2H2 zinc fingers and C-terminal proline rich domain; overproduction impairs cell growth and induces expression of genes involved in monosaccharide catabolism and aldehyde metabolism; regulates expression of of Y' telomeric elements and subtelomeric COS genes; relocalizes to the cytosol in response to hypoxia; RGM1 has a paralog, USV1, that arose from the whole genome duplication</text:p>
          </table:table-cell>
        </table:table-row>
        <table:table-row>
          <table:table-cell office:value-type="string" office:value="CAGL0E06138g" table:style-name="ce1">
            <text:p>CAGL0E06138g</text:p>
          </table:table-cell>
          <table:table-cell office:value-type="string" office:value="" table:style-name="ce1">
            <text:p/>
          </table:table-cell>
          <table:table-cell office:value-type="string" office:value="Ortholog(s) have fatty acid synthase activity, role in fatty acid biosynthetic process, long-chain fatty acid biosynthetic process, palmitic acid biosynthetic process and fatty acid synthase complex localization" table:style-name="ce1">
            <text:p>Ortholog(s) have fatty acid synthase activity, role in fatty acid biosynthetic process, long-chain fatty acid biosynthetic process, palmitic acid biosynthetic process and fatty acid synthase complex localization</text:p>
          </table:table-cell>
          <table:table-cell office:value-type="float" office:value="0.782833333333333" table:style-name="ce1">
            <text:p>0.782833333333333</text:p>
          </table:table-cell>
          <table:table-cell office:value-type="float" office:value="0.000646111669352647" table:style-name="ce1">
            <text:p>0.000646111669352647</text:p>
          </table:table-cell>
          <table:table-cell office:value-type="float" office:value="1.11991666666667" table:style-name="ce1">
            <text:p>1.11991666666667</text:p>
          </table:table-cell>
          <table:table-cell office:value-type="float" office:value="0.000394243077697722" table:style-name="ce1">
            <text:p>0.000394243077697722</text:p>
          </table:table-cell>
          <table:table-cell office:value-type="float" office:value="1.11991666666667" table:style-name="ce1">
            <text:p>1.11991666666667</text:p>
          </table:table-cell>
          <table:table-cell office:value-type="float" office:value="0.000394243077697722" table:style-name="ce1">
            <text:p>0.000394243077697722</text:p>
          </table:table-cell>
          <table:table-cell office:value-type="float" office:value="-2.12366666666667" table:style-name="ce1">
            <text:p>-2.12366666666667</text:p>
          </table:table-cell>
          <table:table-cell office:value-type="float" office:value="3.02761603897218e-05" table:style-name="ce1">
            <text:p>3.02761603897218e-05</text:p>
          </table:table-cell>
          <table:table-cell office:value-type="float" office:value="0.864024791281785" table:style-name="ce1">
            <text:p>0.864024791281785</text:p>
          </table:table-cell>
          <table:table-cell office:value-type="float" office:value="1.40602135177629" table:style-name="ce1">
            <text:p>1.40602135177629</text:p>
          </table:table-cell>
          <table:table-cell office:value-type="float" office:value="1.40602135177629" table:style-name="ce1">
            <text:p>1.40602135177629</text:p>
          </table:table-cell>
          <table:table-cell office:value-type="float" office:value="-3.82623035117349" table:style-name="ce1">
            <text:p>-3.8262303511734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PEROXISOME" table:style-name="ce1">
            <text:p>PEROXISOME</text:p>
          </table:table-cell>
          <table:table-cell office:value-type="string" office:value="F3" table:style-name="ce1">
            <text:p>F3</text:p>
          </table:table-cell>
          <table:table-cell office:value-type="string" office:value="CAGL0E06138g" table:style-name="ce1">
            <text:p>CAGL0E06138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E06138g" table:style-name="ce1">
            <text:p>CAGL0E06138g</text:p>
          </table:table-cell>
          <table:table-cell office:value-type="string" office:value="YPL231W" table:style-name="ce1">
            <text:p>YPL231W</text:p>
          </table:table-cell>
          <table:table-cell office:value-type="string" office:value="S000006152" table:style-name="ce1">
            <text:p>S000006152</text:p>
          </table:table-cell>
          <table:table-cell office:value-type="string" office:value="YPL231W" table:style-name="ce1">
            <text:p>YPL231W</text:p>
          </table:table-cell>
          <table:table-cell office:value-type="string" office:value="FAS2" table:style-name="ce1">
            <text:p>FAS2</text:p>
          </table:table-cell>
          <table:table-cell office:value-type="string" office:value="Alpha subunit of fatty acid synthetase; complex catalyzes the synthesis of long-chain saturated fatty acids; contains the acyl-carrier protein domain and beta-ketoacyl reductase, beta-ketoacyl synthase and self-pantetheinylation activities" table:style-name="ce1">
            <text:p>Alpha subunit of fatty acid synthetase; complex catalyzes the synthesis of long-chain saturated fatty acids; contains the acyl-carrier protein domain and beta-ketoacyl reductase, beta-ketoacyl synthase and self-pantetheinylation activities</text:p>
          </table:table-cell>
        </table:table-row>
        <table:table-row>
          <table:table-cell office:value-type="string" office:value="CAGL0E06380g" table:style-name="ce1">
            <text:p>CAGL0E06380g</text:p>
          </table:table-cell>
          <table:table-cell office:value-type="string" office:value="" table:style-name="ce1">
            <text:p/>
          </table:table-cell>
          <table:table-cell office:value-type="string" office:value="Ortholog(s) have ATP-dependent NAD(P)H-hydrate dehydratase activity and role in nicotinamide nucleotide metabolic process" table:style-name="ce1">
            <text:p>Ortholog(s) have ATP-dependent NAD(P)H-hydrate dehydratase activity and role in nicotinamide nucleotide metabolic process</text:p>
          </table:table-cell>
          <table:table-cell office:value-type="float" office:value="1.81833333333333" table:style-name="ce1">
            <text:p>1.81833333333333</text:p>
          </table:table-cell>
          <table:table-cell office:value-type="float" office:value="3.63891808614455e-05" table:style-name="ce1">
            <text:p>3.63891808614455e-05</text:p>
          </table:table-cell>
          <table:table-cell office:value-type="float" office:value="0.350166666666667" table:style-name="ce1">
            <text:p>0.350166666666667</text:p>
          </table:table-cell>
          <table:table-cell office:value-type="float" office:value="0.0813798249466859" table:style-name="ce1">
            <text:p>0.0813798249466859</text:p>
          </table:table-cell>
          <table:table-cell office:value-type="float" office:value="0.350166666666667" table:style-name="ce1">
            <text:p>0.350166666666667</text:p>
          </table:table-cell>
          <table:table-cell office:value-type="float" office:value="0.0813798249466859" table:style-name="ce1">
            <text:p>0.0813798249466859</text:p>
          </table:table-cell>
          <table:table-cell office:value-type="float" office:value="0.134833333333333" table:style-name="ce1">
            <text:p>0.134833333333333</text:p>
          </table:table-cell>
          <table:table-cell office:value-type="float" office:value="0.499770011667332" table:style-name="ce1">
            <text:p>0.499770011667332</text:p>
          </table:table-cell>
          <table:table-cell office:value-type="float" office:value="2.08206356034157" table:style-name="ce1">
            <text:p>2.08206356034157</text:p>
          </table:table-cell>
          <table:table-cell office:value-type="float" office:value="0.389261999153029" table:style-name="ce1">
            <text:p>0.389261999153029</text:p>
          </table:table-cell>
          <table:table-cell office:value-type="float" office:value="0.389261999153029" table:style-name="ce1">
            <text:p>0.389261999153029</text:p>
          </table:table-cell>
          <table:table-cell office:value-type="float" office:value="0.124968834580098" table:style-name="ce1">
            <text:p>0.12496883458009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OTHERS" table:style-name="ce1">
            <text:p>OTHERS</text:p>
          </table:table-cell>
          <table:table-cell office:value-type="string" office:value="F1" table:style-name="ce1">
            <text:p>F1</text:p>
          </table:table-cell>
          <table:table-cell office:value-type="string" office:value="CAGL0E06380g" table:style-name="ce1">
            <text:p>CAGL0E06380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E06380g" table:style-name="ce1">
            <text:p>CAGL0E06380g</text:p>
          </table:table-cell>
          <table:table-cell office:value-type="string" office:value="YKL151C" table:style-name="ce1">
            <text:p>YKL151C</text:p>
          </table:table-cell>
          <table:table-cell office:value-type="string" office:value="S000001634" table:style-name="ce1">
            <text:p>S000001634</text:p>
          </table:table-cell>
          <table:table-cell office:value-type="string" office:value="YKL151C" table:style-name="ce1">
            <text:p>YKL151C</text:p>
          </table:table-cell>
          <table:table-cell office:value-type="string" office:value="NNR2" table:style-name="ce1">
            <text:p>NNR2</text:p>
          </table:table-cell>
          <table:table-cell office:value-type="string" office:value="Widely-conserved NADHX dehydratase; converts (S)-NADHX to NADH in ATP-dependent manner; YKL151C promoter contains STREs (stress response elements) and expression is induced by heat shock or methyl methanesulfonate; downstream intergenic region drives antisense expression and mediates coordinated regulation of YKL151C and GPM1 phosphoglycerate mutase; protein abundance increases in response to DNA replication stress; homolog of Carkd in mammals and C-terminus of YjeF in E.coli" table:style-name="ce1">
            <text:p>Widely-conserved NADHX dehydratase; converts (S)-NADHX to NADH in ATP-dependent manner; YKL151C promoter contains STREs (stress response elements) and expression is induced by heat shock or methyl methanesulfonate; downstream intergenic region drives antisense expression and mediates coordinated regulation of YKL151C and GPM1 phosphoglycerate mutase; protein abundance increases in response to DNA replication stress; homolog of Carkd in mammals and C-terminus of YjeF in E.coli</text:p>
          </table:table-cell>
        </table:table-row>
        <table:table-row>
          <table:table-cell office:value-type="string" office:value="CAGL0E06424g" table:style-name="ce1">
            <text:p>CAGL0E06424g</text:p>
          </table:table-cell>
          <table:table-cell office:value-type="string" office:value="" table:style-name="ce1">
            <text:p/>
          </table:table-cell>
          <table:table-cell office:value-type="string" office:value="Ortholog(s) have cytochrome-b5 reductase activity, acting on NAD(P)H activity and role in cellular response to oxidative stress, ergosterol biosynthetic process" table:style-name="ce1">
            <text:p>Ortholog(s) have cytochrome-b5 reductase activity, acting on NAD(P)H activity and role in cellular response to oxidative stress, ergosterol biosynthetic process</text:p>
          </table:table-cell>
          <table:table-cell office:value-type="float" office:value="1.73666666666667" table:style-name="ce1">
            <text:p>1.73666666666667</text:p>
          </table:table-cell>
          <table:table-cell office:value-type="float" office:value="2.18372330703515e-05" table:style-name="ce1">
            <text:p>2.18372330703515e-05</text:p>
          </table:table-cell>
          <table:table-cell office:value-type="float" office:value="1.02516666666667" table:style-name="ce1">
            <text:p>1.02516666666667</text:p>
          </table:table-cell>
          <table:table-cell office:value-type="float" office:value="0.00303959545322101" table:style-name="ce1">
            <text:p>0.00303959545322101</text:p>
          </table:table-cell>
          <table:table-cell office:value-type="float" office:value="1.02516666666667" table:style-name="ce1">
            <text:p>1.02516666666667</text:p>
          </table:table-cell>
          <table:table-cell office:value-type="float" office:value="0.00303959545322101" table:style-name="ce1">
            <text:p>0.00303959545322101</text:p>
          </table:table-cell>
          <table:table-cell office:value-type="float" office:value="1.37266666666667" table:style-name="ce1">
            <text:p>1.37266666666667</text:p>
          </table:table-cell>
          <table:table-cell office:value-type="float" office:value="0.00169559456844358" table:style-name="ce1">
            <text:p>0.00169559456844358</text:p>
          </table:table-cell>
          <table:table-cell office:value-type="float" office:value="1.98600062828953" table:style-name="ce1">
            <text:p>1.98600062828953</text:p>
          </table:table-cell>
          <table:table-cell office:value-type="float" office:value="1.28086649804319" table:style-name="ce1">
            <text:p>1.28086649804319</text:p>
          </table:table-cell>
          <table:table-cell office:value-type="float" office:value="1.28086649804319" table:style-name="ce1">
            <text:p>1.28086649804319</text:p>
          </table:table-cell>
          <table:table-cell office:value-type="float" office:value="2.29053273042483" table:style-name="ce1">
            <text:p>2.2905327304248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NAD(P)/NAD(P)H DEPENDANT ENZYME" table:style-name="ce1">
            <text:p>NAD(P)/NAD(P)H DEPENDANT ENZYME</text:p>
          </table:table-cell>
          <table:table-cell office:value-type="string" office:value="F3" table:style-name="ce1">
            <text:p>F3</text:p>
          </table:table-cell>
          <table:table-cell office:value-type="string" office:value="CAGL0E06424g" table:style-name="ce1">
            <text:p>CAGL0E06424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E06424g" table:style-name="ce1">
            <text:p>CAGL0E06424g</text:p>
          </table:table-cell>
          <table:table-cell office:value-type="string" office:value="YKL150W" table:style-name="ce1">
            <text:p>YKL150W</text:p>
          </table:table-cell>
          <table:table-cell office:value-type="string" office:value="S000001633" table:style-name="ce1">
            <text:p>S000001633</text:p>
          </table:table-cell>
          <table:table-cell office:value-type="string" office:value="YKL150W" table:style-name="ce1">
            <text:p>YKL150W</text:p>
          </table:table-cell>
          <table:table-cell office:value-type="string" office:value="MCR1" table:style-name="ce1">
            <text:p>MCR1</text:p>
          </table:table-cell>
          <table:table-cell office:value-type="string" office:value="Mitochondrial NADH-cytochrome b5 reductase; involved in ergosterol biosynthesis" table:style-name="ce1">
            <text:p>Mitochondrial NADH-cytochrome b5 reductase; involved in ergosterol biosynthesis</text:p>
          </table:table-cell>
        </table:table-row>
        <table:table-row>
          <table:table-cell office:value-type="string" office:value="CAGL0F00187g" table:style-name="ce1">
            <text:p>CAGL0F00187g</text:p>
          </table:table-cell>
          <table:table-cell office:value-type="string" office:value="FET4" table:style-name="ce1">
            <text:p>FET4</text:p>
          </table:table-cell>
          <table:table-cell office:value-type="string" office:value="Has domain(s) with predicted role in transmembrane transport" table:style-name="ce1">
            <text:p>Has domain(s) with predicted role in transmembrane transport</text:p>
          </table:table-cell>
          <table:table-cell office:value-type="float" office:value="2.35066666666667" table:style-name="ce1">
            <text:p>2.35066666666667</text:p>
          </table:table-cell>
          <table:table-cell office:value-type="float" office:value="1.68010830414102e-05" table:style-name="ce1">
            <text:p>1.68010830414102e-05</text:p>
          </table:table-cell>
          <table:table-cell office:value-type="float" office:value="2.02041666666667" table:style-name="ce1">
            <text:p>2.02041666666667</text:p>
          </table:table-cell>
          <table:table-cell office:value-type="float" office:value="1.11480600158555e-05" table:style-name="ce1">
            <text:p>1.11480600158555e-05</text:p>
          </table:table-cell>
          <table:table-cell office:value-type="float" office:value="2.02041666666667" table:style-name="ce1">
            <text:p>2.02041666666667</text:p>
          </table:table-cell>
          <table:table-cell office:value-type="float" office:value="1.11480600158555e-05" table:style-name="ce1">
            <text:p>1.11480600158555e-05</text:p>
          </table:table-cell>
          <table:table-cell office:value-type="float" office:value="-1.03666666666667" table:style-name="ce1">
            <text:p>-1.03666666666667</text:p>
          </table:table-cell>
          <table:table-cell office:value-type="float" office:value="0.000723490480974916" table:style-name="ce1">
            <text:p>0.000723490480974916</text:p>
          </table:table-cell>
          <table:table-cell office:value-type="float" office:value="2.70823703988075" table:style-name="ce1">
            <text:p>2.70823703988075</text:p>
          </table:table-cell>
          <table:table-cell office:value-type="float" office:value="2.59548779807347" table:style-name="ce1">
            <text:p>2.59548779807347</text:p>
          </table:table-cell>
          <table:table-cell office:value-type="float" office:value="2.59548779807347" table:style-name="ce1">
            <text:p>2.59548779807347</text:p>
          </table:table-cell>
          <table:table-cell office:value-type="float" office:value="-1.92454626221438" table:style-name="ce1">
            <text:p>-1.9245462622143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F00187g" table:style-name="ce1">
            <text:p>CAGL0F00187g</text:p>
          </table:table-cell>
          <table:table-cell office:value-type="string" office:value="SWITCH" table:style-name="ce1">
            <text:p>SWITCH</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F00187g" table:style-name="ce1">
            <text:p>CAGL0F00187g</text:p>
          </table:table-cell>
          <table:table-cell office:value-type="string" office:value="YMR319C" table:style-name="ce1">
            <text:p>YMR319C</text:p>
          </table:table-cell>
          <table:table-cell office:value-type="string" office:value="S000004938" table:style-name="ce1">
            <text:p>S000004938</text:p>
          </table:table-cell>
          <table:table-cell office:value-type="string" office:value="YMR319C" table:style-name="ce1">
            <text:p>YMR319C</text:p>
          </table:table-cell>
          <table:table-cell office:value-type="string" office:value="FET4" table:style-name="ce1">
            <text:p>FET4</text:p>
          </table:table-cell>
          <table:table-cell office:value-type="string" office:value="Low-affinity Fe(II) transporter of the plasma membrane" table:style-name="ce1">
            <text:p>Low-affinity Fe(II) transporter of the plasma membrane</text:p>
          </table:table-cell>
        </table:table-row>
        <table:table-row>
          <table:table-cell office:value-type="string" office:value="CAGL0F00209g" table:style-name="ce1">
            <text:p>CAGL0F00209g</text:p>
          </table:table-cell>
          <table:table-cell office:value-type="string" office:value="" table:style-name="ce1">
            <text:p/>
          </table:table-cell>
          <table:table-cell office:value-type="string" office:value="Has domain(s) with predicted role in transmembrane transport and integral component of plasma membrane localization" table:style-name="ce1">
            <text:p>Has domain(s) with predicted role in transmembrane transport and integral component of plasma membrane localization</text:p>
          </table:table-cell>
          <table:table-cell office:value-type="float" office:value="1.26183333333333" table:style-name="ce1">
            <text:p>1.26183333333333</text:p>
          </table:table-cell>
          <table:table-cell office:value-type="float" office:value="0.00417915535769692" table:style-name="ce1">
            <text:p>0.00417915535769692</text:p>
          </table:table-cell>
          <table:table-cell office:value-type="float" office:value="0.342333333333332" table:style-name="ce1">
            <text:p>0.342333333333332</text:p>
          </table:table-cell>
          <table:table-cell office:value-type="float" office:value="0.333276016435169" table:style-name="ce1">
            <text:p>0.333276016435169</text:p>
          </table:table-cell>
          <table:table-cell office:value-type="float" office:value="0.342333333333332" table:style-name="ce1">
            <text:p>0.342333333333332</text:p>
          </table:table-cell>
          <table:table-cell office:value-type="float" office:value="0.333276016435169" table:style-name="ce1">
            <text:p>0.333276016435169</text:p>
          </table:table-cell>
          <table:table-cell office:value-type="float" office:value="1.61216666666666" table:style-name="ce1">
            <text:p>1.61216666666666</text:p>
          </table:table-cell>
          <table:table-cell office:value-type="float" office:value="0.000487294955388066" table:style-name="ce1">
            <text:p>0.000487294955388066</text:p>
          </table:table-cell>
          <table:table-cell office:value-type="float" office:value="1.42746329478698" table:style-name="ce1">
            <text:p>1.42746329478698</text:p>
          </table:table-cell>
          <table:table-cell office:value-type="float" office:value="0.378914983980723" table:style-name="ce1">
            <text:p>0.378914983980723</text:p>
          </table:table-cell>
          <table:table-cell office:value-type="float" office:value="0.378914983980723" table:style-name="ce1">
            <text:p>0.378914983980723</text:p>
          </table:table-cell>
          <table:table-cell office:value-type="float" office:value="2.70953304257359" table:style-name="ce1">
            <text:p>2.7095330425735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F00209g" table:style-name="ce1">
            <text:p>CAGL0F00209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F00209g" table:style-name="ce1">
            <text:p>CAGL0F00209g</text:p>
          </table:table-cell>
          <table:table-cell office:value-type="string" office:value="YGR260W" table:style-name="ce1">
            <text:p>YGR260W</text:p>
          </table:table-cell>
          <table:table-cell office:value-type="string" office:value="S000003492" table:style-name="ce1">
            <text:p>S000003492</text:p>
          </table:table-cell>
          <table:table-cell office:value-type="string" office:value="YGR260W" table:style-name="ce1">
            <text:p>YGR260W</text:p>
          </table:table-cell>
          <table:table-cell office:value-type="string" office:value="TNA1" table:style-name="ce1">
            <text:p>TNA1</text:p>
          </table:table-cell>
          <table:table-cell office:value-type="string" office:value="High affinity nicotinic acid plasma membrane permease; responsible for uptake of low levels of nicotinic acid; expression of the gene increases in the absence of extracellular nicotinic acid or para-aminobenzoate (PABA)" table:style-name="ce1">
            <text:p>High affinity nicotinic acid plasma membrane permease; responsible for uptake of low levels of nicotinic acid; expression of the gene increases in the absence of extracellular nicotinic acid or para-aminobenzoate (PABA)</text:p>
          </table:table-cell>
        </table:table-row>
        <table:table-row>
          <table:table-cell office:value-type="string" office:value="CAGL0F00231g" table:style-name="ce1">
            <text:p>CAGL0F00231g</text:p>
          </table:table-cell>
          <table:table-cell office:value-type="string" office:value="" table:style-name="ce1">
            <text:p/>
          </table:table-cell>
          <table:table-cell office:value-type="string" office:value="Ortholog(s) have inorganic phosphate transmembrane transporter activity, role in phosphate ion transmembrane transport and integral component of mitochondrial inner membrane, mitochondrion, plasma membrane localization" table:style-name="ce1">
            <text:p>Ortholog(s) have inorganic phosphate transmembrane transporter activity, role in phosphate ion transmembrane transport and integral component of mitochondrial inner membrane, mitochondrion, plasma membrane localization</text:p>
          </table:table-cell>
          <table:table-cell office:value-type="float" office:value="-0.991166666666667" table:style-name="ce1">
            <text:p>-0.991166666666667</text:p>
          </table:table-cell>
          <table:table-cell office:value-type="float" office:value="0.0285192656787138" table:style-name="ce1">
            <text:p>0.0285192656787138</text:p>
          </table:table-cell>
          <table:table-cell office:value-type="float" office:value="-1.85325" table:style-name="ce1">
            <text:p>-1.85325</text:p>
          </table:table-cell>
          <table:table-cell office:value-type="float" office:value="0.000957675380282598" table:style-name="ce1">
            <text:p>0.000957675380282598</text:p>
          </table:table-cell>
          <table:table-cell office:value-type="float" office:value="-1.85325" table:style-name="ce1">
            <text:p>-1.85325</text:p>
          </table:table-cell>
          <table:table-cell office:value-type="float" office:value="0.000957675380282598" table:style-name="ce1">
            <text:p>0.000957675380282598</text:p>
          </table:table-cell>
          <table:table-cell office:value-type="float" office:value="1.6765" table:style-name="ce1">
            <text:p>1.6765</text:p>
          </table:table-cell>
          <table:table-cell office:value-type="float" office:value="0.00117984469747875" table:style-name="ce1">
            <text:p>0.00117984469747875</text:p>
          </table:table-cell>
          <table:table-cell office:value-type="float" office:value="-1.22269734904854" table:style-name="ce1">
            <text:p>-1.22269734904854</text:p>
          </table:table-cell>
          <table:table-cell office:value-type="float" office:value="-2.52122127926115" table:style-name="ce1">
            <text:p>-2.52122127926115</text:p>
          </table:table-cell>
          <table:table-cell office:value-type="float" office:value="-2.52122127926115" table:style-name="ce1">
            <text:p>-2.52122127926115</text:p>
          </table:table-cell>
          <table:table-cell office:value-type="float" office:value="2.82208288285851" table:style-name="ce1">
            <text:p>2.82208288285851</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MITOCHONDRIA" table:style-name="ce1">
            <text:p>MITOCHONDRIA</text:p>
          </table:table-cell>
          <table:table-cell office:value-type="string" office:value="F4" table:style-name="ce1">
            <text:p>F4</text:p>
          </table:table-cell>
          <table:table-cell office:value-type="string" office:value="CAGL0F00231g" table:style-name="ce1">
            <text:p>CAGL0F00231g</text:p>
          </table:table-cell>
          <table:table-cell office:value-type="string" office:value="SWITCH" table:style-name="ce1">
            <text:p>SWITCH</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UP" table:style-name="ce1">
            <text:p>UP</text:p>
          </table:table-cell>
          <table:table-cell office:value-type="string" office:value="CAGL0F00231g" table:style-name="ce1">
            <text:p>CAGL0F00231g</text:p>
          </table:table-cell>
          <table:table-cell office:value-type="string" office:value="YJR077C" table:style-name="ce1">
            <text:p>YJR077C</text:p>
          </table:table-cell>
          <table:table-cell office:value-type="string" office:value="S000003838" table:style-name="ce1">
            <text:p>S000003838</text:p>
          </table:table-cell>
          <table:table-cell office:value-type="string" office:value="YJR077C" table:style-name="ce1">
            <text:p>YJR077C</text:p>
          </table:table-cell>
          <table:table-cell office:value-type="string" office:value="MIR1" table:style-name="ce1">
            <text:p>MIR1</text:p>
          </table:table-cell>
          <table:table-cell office:value-type="string" office:value="Mitochondrial phosphate carrier; imports inorganic phosphate into mitochondria; functionally redundant with Pic2p but more abundant than Pic2p under normal conditions; phosphorylated" table:style-name="ce1">
            <text:p>Mitochondrial phosphate carrier; imports inorganic phosphate into mitochondria; functionally redundant with Pic2p but more abundant than Pic2p under normal conditions; phosphorylated</text:p>
          </table:table-cell>
        </table:table-row>
        <table:table-row>
          <table:table-cell office:value-type="string" office:value="CAGL0F00407g" table:style-name="ce1">
            <text:p>CAGL0F00407g</text:p>
          </table:table-cell>
          <table:table-cell office:value-type="string" office:value="" table:style-name="ce1">
            <text:p/>
          </table:table-cell>
          <table:table-cell office:value-type="string" office:value="Ortholog(s) have deoxyhypusine monooxygenase activity" table:style-name="ce1">
            <text:p>Ortholog(s) have deoxyhypusine monooxygenase activity</text:p>
          </table:table-cell>
          <table:table-cell office:value-type="float" office:value="-2.76266666666667" table:style-name="ce1">
            <text:p>-2.76266666666667</text:p>
          </table:table-cell>
          <table:table-cell office:value-type="float" office:value="7.37597819724266e-06" table:style-name="ce1">
            <text:p>7.37597819724266e-06</text:p>
          </table:table-cell>
          <table:table-cell office:value-type="float" office:value="-2.623" table:style-name="ce1">
            <text:p>-2.623</text:p>
          </table:table-cell>
          <table:table-cell office:value-type="float" office:value="5.95435482956471e-06" table:style-name="ce1">
            <text:p>5.95435482956471e-06</text:p>
          </table:table-cell>
          <table:table-cell office:value-type="float" office:value="-2.623" table:style-name="ce1">
            <text:p>-2.623</text:p>
          </table:table-cell>
          <table:table-cell office:value-type="float" office:value="5.95435482956471e-06" table:style-name="ce1">
            <text:p>5.95435482956471e-06</text:p>
          </table:table-cell>
          <table:table-cell office:value-type="float" office:value="-0.944166666666667" table:style-name="ce1">
            <text:p>-0.944166666666667</text:p>
          </table:table-cell>
          <table:table-cell office:value-type="float" office:value="0.00637364903682421" table:style-name="ce1">
            <text:p>0.00637364903682421</text:p>
          </table:table-cell>
          <table:table-cell office:value-type="float" office:value="-3.30647878737728" table:style-name="ce1">
            <text:p>-3.30647878737728</text:p>
          </table:table-cell>
          <table:table-cell office:value-type="float" office:value="-3.53798063188441" table:style-name="ce1">
            <text:p>-3.53798063188441</text:p>
          </table:table-cell>
          <table:table-cell office:value-type="float" office:value="-3.53798063188441" table:style-name="ce1">
            <text:p>-3.53798063188441</text:p>
          </table:table-cell>
          <table:table-cell office:value-type="float" office:value="-1.76271941931768" table:style-name="ce1">
            <text:p>-1.7627194193176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METALLOENZYME" table:style-name="ce1">
            <text:p>METALLOENZYME</text:p>
          </table:table-cell>
          <table:table-cell office:value-type="string" office:value="F3" table:style-name="ce1">
            <text:p>F3</text:p>
          </table:table-cell>
          <table:table-cell office:value-type="string" office:value="CAGL0F00407g" table:style-name="ce1">
            <text:p>CAGL0F00407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F00407g" table:style-name="ce1">
            <text:p>CAGL0F00407g</text:p>
          </table:table-cell>
          <table:table-cell office:value-type="string" office:value="YJR070C" table:style-name="ce1">
            <text:p>YJR070C</text:p>
          </table:table-cell>
          <table:table-cell office:value-type="string" office:value="S000003831" table:style-name="ce1">
            <text:p>S000003831</text:p>
          </table:table-cell>
          <table:table-cell office:value-type="string" office:value="YJR070C" table:style-name="ce1">
            <text:p>YJR070C</text:p>
          </table:table-cell>
          <table:table-cell office:value-type="string" office:value="LIA1" table:style-name="ce1">
            <text:p>LIA1</text:p>
          </table:table-cell>
          <table:table-cell office:value-type="string" office:value="Deoxyhypusine hydroxylase; HEAT-repeat containing metalloenzyme that catalyzes hypusine formation; binds to and is required for the modification of Hyp2p (eIF5A); complements S. pombe mmd1 mutants defective in mitochondrial positioning; protein abundance increases in response to DNA replication stress" table:style-name="ce1">
            <text:p>Deoxyhypusine hydroxylase; HEAT-repeat containing metalloenzyme that catalyzes hypusine formation; binds to and is required for the modification of Hyp2p (eIF5A); complements S. pombe mmd1 mutants defective in mitochondrial positioning; protein abundance increases in response to DNA replication stress</text:p>
          </table:table-cell>
        </table:table-row>
        <table:table-row>
          <table:table-cell office:value-type="string" office:value="CAGL0F00429g" table:style-name="ce1">
            <text:p>CAGL0F00429g</text:p>
          </table:table-cell>
          <table:table-cell office:value-type="string" office:value="" table:style-name="ce1">
            <text:p/>
          </table:table-cell>
          <table:table-cell office:value-type="string" office:value="Ortholog(s) have GTP diphosphatase activity, ITP diphosphatase activity, UTP diphosphatase activity, XTP diphosphatase activity, dATP pyrophosphohydrolase activity and dCTP diphosphatase activity, more" table:style-name="ce1">
            <text:p>Ortholog(s) have GTP diphosphatase activity, ITP diphosphatase activity, UTP diphosphatase activity, XTP diphosphatase activity, dATP pyrophosphohydrolase activity and dCTP diphosphatase activity, more</text:p>
          </table:table-cell>
          <table:table-cell office:value-type="float" office:value="-0.924666666666667" table:style-name="ce1">
            <text:p>-0.924666666666667</text:p>
          </table:table-cell>
          <table:table-cell office:value-type="float" office:value="0.00102476248687622" table:style-name="ce1">
            <text:p>0.00102476248687622</text:p>
          </table:table-cell>
          <table:table-cell office:value-type="float" office:value="-0.665666666666667" table:style-name="ce1">
            <text:p>-0.665666666666667</text:p>
          </table:table-cell>
          <table:table-cell office:value-type="float" office:value="0.00555008812502919" table:style-name="ce1">
            <text:p>0.00555008812502919</text:p>
          </table:table-cell>
          <table:table-cell office:value-type="float" office:value="-0.665666666666667" table:style-name="ce1">
            <text:p>-0.665666666666667</text:p>
          </table:table-cell>
          <table:table-cell office:value-type="float" office:value="0.00555008812502919" table:style-name="ce1">
            <text:p>0.00555008812502919</text:p>
          </table:table-cell>
          <table:table-cell office:value-type="float" office:value="-1.20566666666667" table:style-name="ce1">
            <text:p>-1.20566666666667</text:p>
          </table:table-cell>
          <table:table-cell office:value-type="float" office:value="0.000245215972467885" table:style-name="ce1">
            <text:p>0.000245215972467885</text:p>
          </table:table-cell>
          <table:table-cell office:value-type="float" office:value="-1.14447467580617" table:style-name="ce1">
            <text:p>-1.14447467580617</text:p>
          </table:table-cell>
          <table:table-cell office:value-type="float" office:value="-0.952547734361921" table:style-name="ce1">
            <text:p>-0.952547734361921</text:p>
          </table:table-cell>
          <table:table-cell office:value-type="float" office:value="-0.952547734361921" table:style-name="ce1">
            <text:p>-0.952547734361921</text:p>
          </table:table-cell>
          <table:table-cell office:value-type="float" office:value="-2.22020827788512" table:style-name="ce1">
            <text:p>-2.2202082778851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F00429g" table:style-name="ce1">
            <text:p>CAGL0F00429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F00429g" table:style-name="ce1">
            <text:p>CAGL0F00429g</text:p>
          </table:table-cell>
          <table:table-cell office:value-type="string" office:value="YJR069C" table:style-name="ce1">
            <text:p>YJR069C</text:p>
          </table:table-cell>
          <table:table-cell office:value-type="string" office:value="S000003830" table:style-name="ce1">
            <text:p>S000003830</text:p>
          </table:table-cell>
          <table:table-cell office:value-type="string" office:value="YJR069C" table:style-name="ce1">
            <text:p>YJR069C</text:p>
          </table:table-cell>
          <table:table-cell office:value-type="string" office:value="HAM1" table:style-name="ce1">
            <text:p>HAM1</text:p>
          </table:table-cell>
          <table:table-cell office:value-type="string" office:value="Nucleoside triphosphate pyrophosphohydrolase; active against various substrates including ITP, dITP and XTP; mediates exclusion of non canonical purines, pyrimidines from dNTP pools; functions with YJL055W to mediate resistance to 5-FU; specifically reduces the incorporation of 5-FU into RNA without affecting uptake or incorporation of uracil into RNA; protein abundance increases in response to DNA replication stress; yeast HAM1 can complement knockdown of human homolog ITPA" table:style-name="ce1">
            <text:p>Nucleoside triphosphate pyrophosphohydrolase; active against various substrates including ITP, dITP and XTP; mediates exclusion of non canonical purines, pyrimidines from dNTP pools; functions with YJL055W to mediate resistance to 5-FU; specifically reduces the incorporation of 5-FU into RNA without affecting uptake or incorporation of uracil into RNA; protein abundance increases in response to DNA replication stress; yeast HAM1 can complement knockdown of human homolog ITPA</text:p>
          </table:table-cell>
        </table:table-row>
        <table:table-row>
          <table:table-cell office:value-type="string" office:value="CAGL0F00605g" table:style-name="ce1">
            <text:p>CAGL0F00605g</text:p>
          </table:table-cell>
          <table:table-cell office:value-type="string" office:value="GLK1" table:style-name="ce1">
            <text:p>GLK1</text:p>
          </table:table-cell>
          <table:table-cell office:value-type="string" office:value="Aldohexose specific glucokinase" table:style-name="ce1">
            <text:p>Aldohexose specific glucokinase</text:p>
          </table:table-cell>
          <table:table-cell office:value-type="float" office:value="1.89983333333333" table:style-name="ce1">
            <text:p>1.89983333333333</text:p>
          </table:table-cell>
          <table:table-cell office:value-type="float" office:value="0.00483566821486277" table:style-name="ce1">
            <text:p>0.00483566821486277</text:p>
          </table:table-cell>
          <table:table-cell office:value-type="float" office:value="1.16433333333333" table:style-name="ce1">
            <text:p>1.16433333333333</text:p>
          </table:table-cell>
          <table:table-cell office:value-type="float" office:value="0.00240165724159263" table:style-name="ce1">
            <text:p>0.00240165724159263</text:p>
          </table:table-cell>
          <table:table-cell office:value-type="float" office:value="1.16433333333333" table:style-name="ce1">
            <text:p>1.16433333333333</text:p>
          </table:table-cell>
          <table:table-cell office:value-type="float" office:value="0.00240165724159263" table:style-name="ce1">
            <text:p>0.00240165724159263</text:p>
          </table:table-cell>
          <table:table-cell office:value-type="float" office:value="1.954" table:style-name="ce1">
            <text:p>1.954</text:p>
          </table:table-cell>
          <table:table-cell office:value-type="float" office:value="7.41510119468467e-05" table:style-name="ce1">
            <text:p>7.41510119468467e-05</text:p>
          </table:table-cell>
          <table:table-cell office:value-type="float" office:value="2.1779304455935" table:style-name="ce1">
            <text:p>2.1779304455935</text:p>
          </table:table-cell>
          <table:table-cell office:value-type="float" office:value="1.46469112929586" table:style-name="ce1">
            <text:p>1.46469112929586</text:p>
          </table:table-cell>
          <table:table-cell office:value-type="float" office:value="1.46469112929586" table:style-name="ce1">
            <text:p>1.46469112929586</text:p>
          </table:table-cell>
          <table:table-cell office:value-type="float" office:value="3.30756341154862" table:style-name="ce1">
            <text:p>3.3075634115486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F00605g" table:style-name="ce1">
            <text:p>CAGL0F00605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F00605g" table:style-name="ce1">
            <text:p>CAGL0F00605g</text:p>
          </table:table-cell>
          <table:table-cell office:value-type="string" office:value="YDR516C" table:style-name="ce1">
            <text:p>YDR516C</text:p>
          </table:table-cell>
          <table:table-cell office:value-type="string" office:value="S000002924" table:style-name="ce1">
            <text:p>S000002924</text:p>
          </table:table-cell>
          <table:table-cell office:value-type="string" office:value="YDR516C" table:style-name="ce1">
            <text:p>YDR516C</text:p>
          </table:table-cell>
          <table:table-cell office:value-type="string" office:value="EMI2" table:style-name="ce1">
            <text:p>EMI2</text:p>
          </table:table-cell>
          <table:table-cell office:value-type="string" office:value="Non-essential protein of unknown function; required for transcriptional induction of the early meiotic-specific transcription factor IME1; required for sporulation; expression regulated by glucose-repression transcription factors Mig1/2p; EMI2 has a paralog, GLK1, that arose from the whole genome duplication; protein abundance increases in response to DNA replication stress" table:style-name="ce1">
            <text:p>Non-essential protein of unknown function; required for transcriptional induction of the early meiotic-specific transcription factor IME1; required for sporulation; expression regulated by glucose-repression transcription factors Mig1/2p; EMI2 has a paralog, GLK1, that arose from the whole genome duplication; protein abundance increases in response to DNA replication stress</text:p>
          </table:table-cell>
        </table:table-row>
        <table:table-row>
          <table:table-cell office:value-type="string" office:value="CAGL0F00715g" table:style-name="ce1">
            <text:p>CAGL0F00715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2.79" table:style-name="ce1">
            <text:p>2.79</text:p>
          </table:table-cell>
          <table:table-cell office:value-type="float" office:value="8.13548814957077e-06" table:style-name="ce1">
            <text:p>8.13548814957077e-06</text:p>
          </table:table-cell>
          <table:table-cell office:value-type="float" office:value="3.07425" table:style-name="ce1">
            <text:p>3.07425</text:p>
          </table:table-cell>
          <table:table-cell office:value-type="float" office:value="1.03583863705325e-06" table:style-name="ce1">
            <text:p>1.03583863705325e-06</text:p>
          </table:table-cell>
          <table:table-cell office:value-type="float" office:value="3.07425" table:style-name="ce1">
            <text:p>3.07425</text:p>
          </table:table-cell>
          <table:table-cell office:value-type="float" office:value="1.03583863705325e-06" table:style-name="ce1">
            <text:p>1.03583863705325e-06</text:p>
          </table:table-cell>
          <table:table-cell office:value-type="float" office:value="-0.00400000000000045" table:style-name="ce1">
            <text:p>-0.00400000000000045</text:p>
          </table:table-cell>
          <table:table-cell office:value-type="float" office:value="0.991352601062165" table:style-name="ce1">
            <text:p>0.991352601062165</text:p>
          </table:table-cell>
          <table:table-cell office:value-type="float" office:value="3.22501640496068" table:style-name="ce1">
            <text:p>3.22501640496068</text:p>
          </table:table-cell>
          <table:table-cell office:value-type="float" office:value="3.98749156263705" table:style-name="ce1">
            <text:p>3.98749156263705</text:p>
          </table:table-cell>
          <table:table-cell office:value-type="float" office:value="3.98749156263705" table:style-name="ce1">
            <text:p>3.98749156263705</text:p>
          </table:table-cell>
          <table:table-cell office:value-type="float" office:value="-0.117917219713515" table:style-name="ce1">
            <text:p>-0.11791721971351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F00715g" table:style-name="ce1">
            <text:p>CAGL0F00715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F00715g" table:style-name="ce1">
            <text:p>CAGL0F00715g</text:p>
          </table:table-cell>
          <table:table-cell office:value-type="string" office:value="YAL025C" table:style-name="ce1">
            <text:p>YAL025C</text:p>
          </table:table-cell>
          <table:table-cell office:value-type="string" office:value="S000000023" table:style-name="ce1">
            <text:p>S000000023</text:p>
          </table:table-cell>
          <table:table-cell office:value-type="string" office:value="YAL025C" table:style-name="ce1">
            <text:p>YAL025C</text:p>
          </table:table-cell>
          <table:table-cell office:value-type="string" office:value="MAK16" table:style-name="ce1">
            <text:p>MAK16</text:p>
          </table:table-cell>
          <table:table-cell office:value-type="string" office:value="Essential nuclear protein; constituent of 66S pre-ribosomal particles; required for maturation of 25S and 5.8S rRNAs; required for maintenance of M1 satellite double-stranded RNA of the L-A virus" table:style-name="ce1">
            <text:p>Essential nuclear protein; constituent of 66S pre-ribosomal particles; required for maturation of 25S and 5.8S rRNAs; required for maintenance of M1 satellite double-stranded RNA of the L-A virus</text:p>
          </table:table-cell>
        </table:table-row>
        <table:table-row>
          <table:table-cell office:value-type="string" office:value="CAGL0F01045g" table:style-name="ce1">
            <text:p>CAGL0F01045g</text:p>
          </table:table-cell>
          <table:table-cell office:value-type="string" office:value="" table:style-name="ce1">
            <text:p/>
          </table:table-cell>
          <table:table-cell office:value-type="string" office:value="Ortholog(s) have role in rRNA export from nucleus" table:style-name="ce1">
            <text:p>Ortholog(s) have role in rRNA export from nucleus</text:p>
          </table:table-cell>
          <table:table-cell office:value-type="float" office:value="-1.67566666666667" table:style-name="ce1">
            <text:p>-1.67566666666667</text:p>
          </table:table-cell>
          <table:table-cell office:value-type="float" office:value="0.000201530730887724" table:style-name="ce1">
            <text:p>0.000201530730887724</text:p>
          </table:table-cell>
          <table:table-cell office:value-type="float" office:value="-1.20616666666667" table:style-name="ce1">
            <text:p>-1.20616666666667</text:p>
          </table:table-cell>
          <table:table-cell office:value-type="float" office:value="0.000864617209782141" table:style-name="ce1">
            <text:p>0.000864617209782141</text:p>
          </table:table-cell>
          <table:table-cell office:value-type="float" office:value="-1.20616666666667" table:style-name="ce1">
            <text:p>-1.20616666666667</text:p>
          </table:table-cell>
          <table:table-cell office:value-type="float" office:value="0.000864617209782141" table:style-name="ce1">
            <text:p>0.000864617209782141</text:p>
          </table:table-cell>
          <table:table-cell office:value-type="float" office:value="-0.340333333333333" table:style-name="ce1">
            <text:p>-0.340333333333333</text:p>
          </table:table-cell>
          <table:table-cell office:value-type="float" office:value="0.166341827199177" table:style-name="ce1">
            <text:p>0.166341827199177</text:p>
          </table:table-cell>
          <table:table-cell office:value-type="float" office:value="-2.02786155708468" table:style-name="ce1">
            <text:p>-2.02786155708468</text:p>
          </table:table-cell>
          <table:table-cell office:value-type="float" office:value="-1.66649178125101" table:style-name="ce1">
            <text:p>-1.66649178125101</text:p>
          </table:table-cell>
          <table:table-cell office:value-type="float" office:value="-1.66649178125101" table:style-name="ce1">
            <text:p>-1.66649178125101</text:p>
          </table:table-cell>
          <table:table-cell office:value-type="float" office:value="-0.706325452083874" table:style-name="ce1">
            <text:p>-0.70632545208387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F01045g" table:style-name="ce1">
            <text:p>CAGL0F01045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F01045g" table:style-name="ce1">
            <text:p>CAGL0F01045g</text:p>
          </table:table-cell>
          <table:table-cell office:value-type="string" office:value="YOL040C" table:style-name="ce1">
            <text:p>YOL040C</text:p>
          </table:table-cell>
          <table:table-cell office:value-type="string" office:value="S000005400" table:style-name="ce1">
            <text:p>S000005400</text:p>
          </table:table-cell>
          <table:table-cell office:value-type="string" office:value="YOL040C" table:style-name="ce1">
            <text:p>YOL040C</text:p>
          </table:table-cell>
          <table:table-cell office:value-type="string" office:value="RPS15" table:style-name="ce1">
            <text:p>RPS15</text:p>
          </table:table-cell>
          <table:table-cell office:value-type="string" office:value="Protein component of the small (40S) ribosomal subunit; homologous to mammalian ribosomal protein S15 and bacterial S19" table:style-name="ce1">
            <text:p>Protein component of the small (40S) ribosomal subunit; homologous to mammalian ribosomal protein S15 and bacterial S19</text:p>
          </table:table-cell>
        </table:table-row>
        <table:table-row>
          <table:table-cell office:value-type="string" office:value="CAGL0F01265g" table:style-name="ce1">
            <text:p>CAGL0F01265g</text:p>
          </table:table-cell>
          <table:table-cell office:value-type="string" office:value="YAP7" table:style-name="ce1">
            <text:p>YAP7</text:p>
          </table:table-cell>
          <table:table-cell office:value-type="string" office:value="bZIP domain-containing protein involved in regulation of nitric oxide detoxification" table:style-name="ce1">
            <text:p>bZIP domain-containing protein involved in regulation of nitric oxide detoxification</text:p>
          </table:table-cell>
          <table:table-cell office:value-type="float" office:value="0.0383333333333333" table:style-name="ce1">
            <text:p>0.0383333333333333</text:p>
          </table:table-cell>
          <table:table-cell office:value-type="float" office:value="0.774486164066854" table:style-name="ce1">
            <text:p>0.774486164066854</text:p>
          </table:table-cell>
          <table:table-cell office:value-type="float" office:value="0.81225" table:style-name="ce1">
            <text:p>0.81225</text:p>
          </table:table-cell>
          <table:table-cell office:value-type="float" office:value="0.0166544364636197" table:style-name="ce1">
            <text:p>0.0166544364636197</text:p>
          </table:table-cell>
          <table:table-cell office:value-type="float" office:value="0.81225" table:style-name="ce1">
            <text:p>0.81225</text:p>
          </table:table-cell>
          <table:table-cell office:value-type="float" office:value="0.0166544364636197" table:style-name="ce1">
            <text:p>0.0166544364636197</text:p>
          </table:table-cell>
          <table:table-cell office:value-type="float" office:value="-1.355" table:style-name="ce1">
            <text:p>-1.355</text:p>
          </table:table-cell>
          <table:table-cell office:value-type="float" office:value="0.00105207006703841" table:style-name="ce1">
            <text:p>0.00105207006703841</text:p>
          </table:table-cell>
          <table:table-cell office:value-type="float" office:value="-0.0117162647925825" table:style-name="ce1">
            <text:p>-0.0117162647925825</text:p>
          </table:table-cell>
          <table:table-cell office:value-type="float" office:value="0.999625819689567" table:style-name="ce1">
            <text:p>0.999625819689567</text:p>
          </table:table-cell>
          <table:table-cell office:value-type="float" office:value="0.999625819689567" table:style-name="ce1">
            <text:p>0.999625819689567</text:p>
          </table:table-cell>
          <table:table-cell office:value-type="float" office:value="-2.48146386569673" table:style-name="ce1">
            <text:p>-2.4814638656967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TRANSCRIPTIONAL REGULATOR" table:style-name="ce1">
            <text:p>TRANSCRIPTIONAL REGULATOR</text:p>
          </table:table-cell>
          <table:table-cell office:value-type="string" office:value="F2" table:style-name="ce1">
            <text:p>F2</text:p>
          </table:table-cell>
          <table:table-cell office:value-type="string" office:value="CAGL0F01265g" table:style-name="ce1">
            <text:p>CAGL0F01265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F01265g" table:style-name="ce1">
            <text:p>CAGL0F01265g</text:p>
          </table:table-cell>
          <table:table-cell office:value-type="string" office:value="YOL028C" table:style-name="ce1">
            <text:p>YOL028C</text:p>
          </table:table-cell>
          <table:table-cell office:value-type="string" office:value="S000005388" table:style-name="ce1">
            <text:p>S000005388</text:p>
          </table:table-cell>
          <table:table-cell office:value-type="string" office:value="YOL028C" table:style-name="ce1">
            <text:p>YOL028C</text:p>
          </table:table-cell>
          <table:table-cell office:value-type="string" office:value="YAP7" table:style-name="ce1">
            <text:p>YAP7</text:p>
          </table:table-cell>
          <table:table-cell office:value-type="string" office:value="Putative basic leucine zipper (bZIP) transcription factor; YAP7 has a paralog, YAP5, that arose from the whole genome duplication" table:style-name="ce1">
            <text:p>Putative basic leucine zipper (bZIP) transcription factor; YAP7 has a paralog, YAP5, that arose from the whole genome duplication</text:p>
          </table:table-cell>
        </table:table-row>
        <table:table-row>
          <table:table-cell office:value-type="string" office:value="CAGL0F01419g" table:style-name="ce1">
            <text:p>CAGL0F01419g</text:p>
          </table:table-cell>
          <table:table-cell office:value-type="string" office:value="AUS1" table:style-name="ce1">
            <text:p>AUS1</text:p>
          </table:table-cell>
          <table:table-cell office:value-type="string" office:value="ATP-binding cassette transporter involved in sterol uptake" table:style-name="ce1">
            <text:p>ATP-binding cassette transporter involved in sterol uptake</text:p>
          </table:table-cell>
          <table:table-cell office:value-type="float" office:value="3.46333333333333" table:style-name="ce1">
            <text:p>3.46333333333333</text:p>
          </table:table-cell>
          <table:table-cell office:value-type="float" office:value="3.20517581869367e-06" table:style-name="ce1">
            <text:p>3.20517581869367e-06</text:p>
          </table:table-cell>
          <table:table-cell office:value-type="float" office:value="2.95333333333333" table:style-name="ce1">
            <text:p>2.95333333333333</text:p>
          </table:table-cell>
          <table:table-cell office:value-type="float" office:value="3.3708613096883e-06" table:style-name="ce1">
            <text:p>3.3708613096883e-06</text:p>
          </table:table-cell>
          <table:table-cell office:value-type="float" office:value="2.95333333333333" table:style-name="ce1">
            <text:p>2.95333333333333</text:p>
          </table:table-cell>
          <table:table-cell office:value-type="float" office:value="3.3708613096883e-06" table:style-name="ce1">
            <text:p>3.3708613096883e-06</text:p>
          </table:table-cell>
          <table:table-cell office:value-type="float" office:value="-2.1515" table:style-name="ce1">
            <text:p>-2.1515</text:p>
          </table:table-cell>
          <table:table-cell office:value-type="float" office:value="3.08405248194324e-05" table:style-name="ce1">
            <text:p>3.08405248194324e-05</text:p>
          </table:table-cell>
          <table:table-cell office:value-type="float" office:value="4.0170454773897" table:style-name="ce1">
            <text:p>4.0170454773897</text:p>
          </table:table-cell>
          <table:table-cell office:value-type="float" office:value="3.82777327524327" table:style-name="ce1">
            <text:p>3.82777327524327</text:p>
          </table:table-cell>
          <table:table-cell office:value-type="float" office:value="3.82777327524327" table:style-name="ce1">
            <text:p>3.82777327524327</text:p>
          </table:table-cell>
          <table:table-cell office:value-type="float" office:value="-3.87492419399106" table:style-name="ce1">
            <text:p>-3.8749241939910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F01419g" table:style-name="ce1">
            <text:p>CAGL0F01419g</text:p>
          </table:table-cell>
          <table:table-cell office:value-type="string" office:value="SWITCH" table:style-name="ce1">
            <text:p>SWITCH</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DOWN" table:style-name="ce1">
            <text:p>DOWN</text:p>
          </table:table-cell>
          <table:table-cell office:value-type="string" office:value="CAGL0F01419g" table:style-name="ce1">
            <text:p>CAGL0F01419g</text:p>
          </table:table-cell>
          <table:table-cell office:value-type="string" office:value="YOR011W" table:style-name="ce1">
            <text:p>YOR011W</text:p>
          </table:table-cell>
          <table:table-cell office:value-type="string" office:value="S000005537" table:style-name="ce1">
            <text:p>S000005537</text:p>
          </table:table-cell>
          <table:table-cell office:value-type="string" office:value="YOR011W" table:style-name="ce1">
            <text:p>YOR011W</text:p>
          </table:table-cell>
          <table:table-cell office:value-type="string" office:value="AUS1" table:style-name="ce1">
            <text:p>AUS1</text:p>
          </table:table-cell>
          <table:table-cell office:value-type="string" office:value="Plasma membrane sterol transporter of the ATP-binding cassette family; required, along with Pdr11p, for uptake of exogenous sterols and their incorporation into the plasma membrane; activity is stimulated by phosphatidylserine; sterol uptake is required for anaerobic growth because sterol biosynthesis requires oxygen; AUS1 has a paralog, PDR11, that arose from the whole genome duplication" table:style-name="ce1">
            <text:p>Plasma membrane sterol transporter of the ATP-binding cassette family; required, along with Pdr11p, for uptake of exogenous sterols and their incorporation into the plasma membrane; activity is stimulated by phosphatidylserine; sterol uptake is required for anaerobic growth because sterol biosynthesis requires oxygen; AUS1 has a paralog, PDR11, that arose from the whole genome duplication</text:p>
          </table:table-cell>
        </table:table-row>
        <table:table-row>
          <table:table-cell office:value-type="string" office:value="CAGL0F01463g" table:style-name="ce1">
            <text:p>CAGL0F01463g</text:p>
          </table:table-cell>
          <table:table-cell office:value-type="string" office:value="TIR1" table:style-name="ce1">
            <text:p>TIR1</text:p>
          </table:table-cell>
          <table:table-cell office:value-type="string" office:value="Putative GPI-linked cell wall mannoprotein of the Srp1p/Tip1p family" table:style-name="ce1">
            <text:p>Putative GPI-linked cell wall mannoprotein of the Srp1p/Tip1p family</text:p>
          </table:table-cell>
          <table:table-cell office:value-type="float" office:value="2.07066666666667" table:style-name="ce1">
            <text:p>2.07066666666667</text:p>
          </table:table-cell>
          <table:table-cell office:value-type="float" office:value="6.11239236930289e-05" table:style-name="ce1">
            <text:p>6.11239236930289e-05</text:p>
          </table:table-cell>
          <table:table-cell office:value-type="float" office:value="0.435083333333333" table:style-name="ce1">
            <text:p>0.435083333333333</text:p>
          </table:table-cell>
          <table:table-cell office:value-type="float" office:value="0.175144005886579" table:style-name="ce1">
            <text:p>0.175144005886579</text:p>
          </table:table-cell>
          <table:table-cell office:value-type="float" office:value="0.435083333333333" table:style-name="ce1">
            <text:p>0.435083333333333</text:p>
          </table:table-cell>
          <table:table-cell office:value-type="float" office:value="0.175144005886579" table:style-name="ce1">
            <text:p>0.175144005886579</text:p>
          </table:table-cell>
          <table:table-cell office:value-type="float" office:value="-1.04266666666667" table:style-name="ce1">
            <text:p>-1.04266666666667</text:p>
          </table:table-cell>
          <table:table-cell office:value-type="float" office:value="0.00518482758017206" table:style-name="ce1">
            <text:p>0.00518482758017206</text:p>
          </table:table-cell>
          <table:table-cell office:value-type="float" office:value="2.37887841570234" table:style-name="ce1">
            <text:p>2.37887841570234</text:p>
          </table:table-cell>
          <table:table-cell office:value-type="float" office:value="0.501428046606002" table:style-name="ce1">
            <text:p>0.501428046606002</text:p>
          </table:table-cell>
          <table:table-cell office:value-type="float" office:value="0.501428046606002" table:style-name="ce1">
            <text:p>0.501428046606002</text:p>
          </table:table-cell>
          <table:table-cell office:value-type="float" office:value="-1.93504313851038" table:style-name="ce1">
            <text:p>-1.9350431385103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STRESS RESPONSE" table:style-name="ce1">
            <text:p>STRESS RESPONSE</text:p>
          </table:table-cell>
          <table:table-cell office:value-type="string" office:value="_" table:style-name="ce1">
            <text:p>_</text:p>
          </table:table-cell>
          <table:table-cell office:value-type="string" office:value="Others" table:style-name="ce1">
            <text:p>Others</text:p>
          </table:table-cell>
          <table:table-cell office:value-type="string" office:value="CAGL0F01463g" table:style-name="ce1">
            <text:p>CAGL0F01463g</text:p>
          </table:table-cell>
          <table:table-cell office:value-type="string" office:value="Type I" table:style-name="ce1">
            <text:p>Type 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F01463g" table:style-name="ce1">
            <text:p>CAGL0F01463g</text:p>
          </table:table-cell>
          <table:table-cell office:value-type="string" office:value="YOR010C" table:style-name="ce1">
            <text:p>YOR010C</text:p>
          </table:table-cell>
          <table:table-cell office:value-type="string" office:value="S000005536" table:style-name="ce1">
            <text:p>S000005536</text:p>
          </table:table-cell>
          <table:table-cell office:value-type="string" office:value="YOR010C" table:style-name="ce1">
            <text:p>YOR010C</text:p>
          </table:table-cell>
          <table:table-cell office:value-type="string" office:value="TIR2" table:style-name="ce1">
            <text:p>TIR2</text:p>
          </table:table-cell>
          <table:table-cell office:value-type="string" office:value="Putative cell wall mannoprotein; member of the Srp1p/Tip1p family of serine-alanine-rich proteins; transcription is induced by cold shock and anaerobiosis; TIR2 has a paralog, TIR3, that arose from the whole genome duplication" table:style-name="ce1">
            <text:p>Putative cell wall mannoprotein; member of the Srp1p/Tip1p family of serine-alanine-rich proteins; transcription is induced by cold shock and anaerobiosis; TIR2 has a paralog, TIR3, that arose from the whole genome duplication</text:p>
          </table:table-cell>
        </table:table-row>
        <table:table-row>
          <table:table-cell office:value-type="string" office:value="CAGL0F01485g" table:style-name="ce1">
            <text:p>CAGL0F01485g</text:p>
          </table:table-cell>
          <table:table-cell office:value-type="string" office:value="TIR2" table:style-name="ce1">
            <text:p>TIR2</text:p>
          </table:table-cell>
          <table:table-cell office:value-type="string" office:value="Putative GPI-linked cell wall mannoprotein of the Srp1p/Tip1p family" table:style-name="ce1">
            <text:p>Putative GPI-linked cell wall mannoprotein of the Srp1p/Tip1p family</text:p>
          </table:table-cell>
          <table:table-cell office:value-type="float" office:value="1.91933333333333" table:style-name="ce1">
            <text:p>1.91933333333333</text:p>
          </table:table-cell>
          <table:table-cell office:value-type="float" office:value="0.000118420294602262" table:style-name="ce1">
            <text:p>0.000118420294602262</text:p>
          </table:table-cell>
          <table:table-cell office:value-type="float" office:value="1.41458333333333" table:style-name="ce1">
            <text:p>1.41458333333333</text:p>
          </table:table-cell>
          <table:table-cell office:value-type="float" office:value="0.000132660238320634" table:style-name="ce1">
            <text:p>0.000132660238320634</text:p>
          </table:table-cell>
          <table:table-cell office:value-type="float" office:value="1.41458333333333" table:style-name="ce1">
            <text:p>1.41458333333333</text:p>
          </table:table-cell>
          <table:table-cell office:value-type="float" office:value="0.000132660238320634" table:style-name="ce1">
            <text:p>0.000132660238320634</text:p>
          </table:table-cell>
          <table:table-cell office:value-type="float" office:value="0.0506666666666667" table:style-name="ce1">
            <text:p>0.0506666666666667</text:p>
          </table:table-cell>
          <table:table-cell office:value-type="float" office:value="0.838059555119929" table:style-name="ce1">
            <text:p>0.838059555119929</text:p>
          </table:table-cell>
          <table:table-cell office:value-type="float" office:value="2.20086792120592" table:style-name="ce1">
            <text:p>2.20086792120592</text:p>
          </table:table-cell>
          <table:table-cell office:value-type="float" office:value="1.79524524166217" table:style-name="ce1">
            <text:p>1.79524524166217</text:p>
          </table:table-cell>
          <table:table-cell office:value-type="float" office:value="1.79524524166217" table:style-name="ce1">
            <text:p>1.79524524166217</text:p>
          </table:table-cell>
          <table:table-cell office:value-type="float" office:value="-0.0222790134610473" table:style-name="ce1">
            <text:p>-0.022279013461047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F01485g" table:style-name="ce1">
            <text:p>CAGL0F01485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F01485g" table:style-name="ce1">
            <text:p>CAGL0F01485g</text:p>
          </table:table-cell>
          <table:table-cell office:value-type="string" office:value="YOR009W" table:style-name="ce1">
            <text:p>YOR009W</text:p>
          </table:table-cell>
          <table:table-cell office:value-type="string" office:value="S000005535" table:style-name="ce1">
            <text:p>S000005535</text:p>
          </table:table-cell>
          <table:table-cell office:value-type="string" office:value="YOR009W" table:style-name="ce1">
            <text:p>YOR009W</text:p>
          </table:table-cell>
          <table:table-cell office:value-type="string" office:value="TIR4" table:style-name="ce1">
            <text:p>TIR4</text:p>
          </table:table-cell>
          <table:table-cell office:value-type="string" office:value="Cell wall mannoprotein; expressed under anaerobic conditions and required for anaerobic growth; transcription is also induced by cold shock; member of the Srp1p/Tip1p family of serine-alanine-rich proteins" table:style-name="ce1">
            <text:p>Cell wall mannoprotein; expressed under anaerobic conditions and required for anaerobic growth; transcription is also induced by cold shock; member of the Srp1p/Tip1p family of serine-alanine-rich proteins</text:p>
          </table:table-cell>
        </table:table-row>
        <table:table-row>
          <table:table-cell office:value-type="string" office:value="CAGL0F02101g" table:style-name="ce1">
            <text:p>CAGL0F02101g</text:p>
          </table:table-cell>
          <table:table-cell office:value-type="string" office:value="" table:style-name="ce1">
            <text:p/>
          </table:table-cell>
          <table:table-cell office:value-type="string" office:value="Ortholog(s) have peptidase activator activity, proteasome binding activity" table:style-name="ce1">
            <text:p>Ortholog(s) have peptidase activator activity, proteasome binding activity</text:p>
          </table:table-cell>
          <table:table-cell office:value-type="float" office:value="1.89683333333333" table:style-name="ce1">
            <text:p>1.89683333333333</text:p>
          </table:table-cell>
          <table:table-cell office:value-type="float" office:value="0.000190897658615811" table:style-name="ce1">
            <text:p>0.000190897658615811</text:p>
          </table:table-cell>
          <table:table-cell office:value-type="float" office:value="0.995083333333333" table:style-name="ce1">
            <text:p>0.995083333333333</text:p>
          </table:table-cell>
          <table:table-cell office:value-type="float" office:value="0.000469723990368855" table:style-name="ce1">
            <text:p>0.000469723990368855</text:p>
          </table:table-cell>
          <table:table-cell office:value-type="float" office:value="0.995083333333333" table:style-name="ce1">
            <text:p>0.995083333333333</text:p>
          </table:table-cell>
          <table:table-cell office:value-type="float" office:value="0.000469723990368855" table:style-name="ce1">
            <text:p>0.000469723990368855</text:p>
          </table:table-cell>
          <table:table-cell office:value-type="float" office:value="0.0805000000000001" table:style-name="ce1">
            <text:p>0.0805000000000001</text:p>
          </table:table-cell>
          <table:table-cell office:value-type="float" office:value="0.724818265821059" table:style-name="ce1">
            <text:p>0.724818265821059</text:p>
          </table:table-cell>
          <table:table-cell office:value-type="float" office:value="2.17440160319158" table:style-name="ce1">
            <text:p>2.17440160319158</text:p>
          </table:table-cell>
          <table:table-cell office:value-type="float" office:value="1.24112955679636" table:style-name="ce1">
            <text:p>1.24112955679636</text:p>
          </table:table-cell>
          <table:table-cell office:value-type="float" office:value="1.24112955679636" table:style-name="ce1">
            <text:p>1.24112955679636</text:p>
          </table:table-cell>
          <table:table-cell office:value-type="float" office:value="0.0299137881218538" table:style-name="ce1">
            <text:p>0.029913788121853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PROTEIN DEGRADATION" table:style-name="ce1">
            <text:p>PROTEIN DEGRADATION</text:p>
          </table:table-cell>
          <table:table-cell office:value-type="string" office:value="F2" table:style-name="ce1">
            <text:p>F2</text:p>
          </table:table-cell>
          <table:table-cell office:value-type="string" office:value="CAGL0F02101g" table:style-name="ce1">
            <text:p>CAGL0F02101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F02101g" table:style-name="ce1">
            <text:p>CAGL0F02101g</text:p>
          </table:table-cell>
          <table:table-cell office:value-type="string" office:value="YFL007W" table:style-name="ce1">
            <text:p>YFL007W</text:p>
          </table:table-cell>
          <table:table-cell office:value-type="string" office:value="S000001887" table:style-name="ce1">
            <text:p>S000001887</text:p>
          </table:table-cell>
          <table:table-cell office:value-type="string" office:value="YFL007W" table:style-name="ce1">
            <text:p>YFL007W</text:p>
          </table:table-cell>
          <table:table-cell office:value-type="string" office:value="BLM10" table:style-name="ce1">
            <text:p>BLM10</text:p>
          </table:table-cell>
          <table:table-cell office:value-type="string" office:value="Proteasome activator; binds the core proteasome (CP) and stimulates proteasome-mediated protein degradation by inducing gate opening; required for sequestering CP into proteasome storage granule (PSG) during quiescent phase and for nuclear import of CP in proliferating cells; required for resistance to bleomycin, may be involved in protecting against oxidative damage; similar to mammalian PA200" table:style-name="ce1">
            <text:p>Proteasome activator; binds the core proteasome (CP) and stimulates proteasome-mediated protein degradation by inducing gate opening; required for sequestering CP into proteasome storage granule (PSG) during quiescent phase and for nuclear import of CP in proliferating cells; required for resistance to bleomycin, may be involved in protecting against oxidative damage; similar to mammalian PA200</text:p>
          </table:table-cell>
        </table:table-row>
        <table:table-row>
          <table:table-cell office:value-type="string" office:value="CAGL0F02145g" table:style-name="ce1">
            <text:p>CAGL0F02145g</text:p>
          </table:table-cell>
          <table:table-cell office:value-type="string" office:value="PHM1" table:style-name="ce1">
            <text:p>PHM1</text:p>
          </table:table-cell>
          <table:table-cell office:value-type="string" office:value="Ortholog(s) have calmodulin binding activity and role in lysosomal microautophagy, polyphosphate metabolic process, protein localization, vacuolar transport, vacuole fusion, non-autophagic" table:style-name="ce1">
            <text:p>Ortholog(s) have calmodulin binding activity and role in lysosomal microautophagy, polyphosphate metabolic process, protein localization, vacuolar transport, vacuole fusion, non-autophagic</text:p>
          </table:table-cell>
          <table:table-cell office:value-type="float" office:value="0.472333333333333" table:style-name="ce1">
            <text:p>0.472333333333333</text:p>
          </table:table-cell>
          <table:table-cell office:value-type="float" office:value="0.00986265219958691" table:style-name="ce1">
            <text:p>0.00986265219958691</text:p>
          </table:table-cell>
          <table:table-cell office:value-type="float" office:value="0.55075" table:style-name="ce1">
            <text:p>0.55075</text:p>
          </table:table-cell>
          <table:table-cell office:value-type="float" office:value="0.0108792810019522" table:style-name="ce1">
            <text:p>0.0108792810019522</text:p>
          </table:table-cell>
          <table:table-cell office:value-type="float" office:value="0.55075" table:style-name="ce1">
            <text:p>0.55075</text:p>
          </table:table-cell>
          <table:table-cell office:value-type="float" office:value="0.0108792810019522" table:style-name="ce1">
            <text:p>0.0108792810019522</text:p>
          </table:table-cell>
          <table:table-cell office:value-type="float" office:value="1.21016666666667" table:style-name="ce1">
            <text:p>1.21016666666667</text:p>
          </table:table-cell>
          <table:table-cell office:value-type="float" office:value="0.000783753255439599" table:style-name="ce1">
            <text:p>0.000783753255439599</text:p>
          </table:table-cell>
          <table:table-cell office:value-type="float" office:value="0.498789602683946" table:style-name="ce1">
            <text:p>0.498789602683946</text:p>
          </table:table-cell>
          <table:table-cell office:value-type="float" office:value="0.654211632341748" table:style-name="ce1">
            <text:p>0.654211632341748</text:p>
          </table:table-cell>
          <table:table-cell office:value-type="float" office:value="0.654211632341748" table:style-name="ce1">
            <text:p>0.654211632341748</text:p>
          </table:table-cell>
          <table:table-cell office:value-type="float" office:value="2.00624233074143" table:style-name="ce1">
            <text:p>2.0062423307414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F02145g" table:style-name="ce1">
            <text:p>CAGL0F02145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F02145g" table:style-name="ce1">
            <text:p>CAGL0F02145g</text:p>
          </table:table-cell>
          <table:table-cell office:value-type="string" office:value="YFL004W" table:style-name="ce1">
            <text:p>YFL004W</text:p>
          </table:table-cell>
          <table:table-cell office:value-type="string" office:value="S000001890" table:style-name="ce1">
            <text:p>S000001890</text:p>
          </table:table-cell>
          <table:table-cell office:value-type="string" office:value="YFL004W" table:style-name="ce1">
            <text:p>YFL004W</text:p>
          </table:table-cell>
          <table:table-cell office:value-type="string" office:value="VTC2" table:style-name="ce1">
            <text:p>VTC2</text:p>
          </table:table-cell>
          <table:table-cell office:value-type="string" office:value="Regulatory subunit of the vacuolar transporter chaperone (VTC) complex; involved in membrane trafficking, vacuolar polyphosphate accumulation, microautophagy and non-autophagic vacuolar fusion; VTC2 has a paralog, VTC3, that arose from the whole genome duplication" table:style-name="ce1">
            <text:p>Regulatory subunit of the vacuolar transporter chaperone (VTC) complex; involved in membrane trafficking, vacuolar polyphosphate accumulation, microautophagy and non-autophagic vacuolar fusion; VTC2 has a paralog, VTC3, that arose from the whole genome duplication</text:p>
          </table:table-cell>
        </table:table-row>
        <table:table-row>
          <table:table-cell office:value-type="string" office:value="CAGL0F02233g" table:style-name="ce1">
            <text:p>CAGL0F02233g</text:p>
          </table:table-cell>
          <table:table-cell office:value-type="string" office:value="" table:style-name="ce1">
            <text:p/>
          </table:table-cell>
          <table:table-cell office:value-type="string" office:value="Ortholog(s) have dipeptidase activity" table:style-name="ce1">
            <text:p>Ortholog(s) have dipeptidase activity</text:p>
          </table:table-cell>
          <table:table-cell office:value-type="float" office:value="-2.17816666666667" table:style-name="ce1">
            <text:p>-2.17816666666667</text:p>
          </table:table-cell>
          <table:table-cell office:value-type="float" office:value="3.20517581869367e-06" table:style-name="ce1">
            <text:p>3.20517581869367e-06</text:p>
          </table:table-cell>
          <table:table-cell office:value-type="float" office:value="-2.42733333333333" table:style-name="ce1">
            <text:p>-2.42733333333333</text:p>
          </table:table-cell>
          <table:table-cell office:value-type="float" office:value="3.52362447480055e-06" table:style-name="ce1">
            <text:p>3.52362447480055e-06</text:p>
          </table:table-cell>
          <table:table-cell office:value-type="float" office:value="-2.42733333333333" table:style-name="ce1">
            <text:p>-2.42733333333333</text:p>
          </table:table-cell>
          <table:table-cell office:value-type="float" office:value="3.52362447480055e-06" table:style-name="ce1">
            <text:p>3.52362447480055e-06</text:p>
          </table:table-cell>
          <table:table-cell office:value-type="float" office:value="-0.116666666666667" table:style-name="ce1">
            <text:p>-0.116666666666667</text:p>
          </table:table-cell>
          <table:table-cell office:value-type="float" office:value="0.637567786938084" table:style-name="ce1">
            <text:p>0.637567786938084</text:p>
          </table:table-cell>
          <table:table-cell office:value-type="float" office:value="-2.61894265940485" table:style-name="ce1">
            <text:p>-2.61894265940485</text:p>
          </table:table-cell>
          <table:table-cell office:value-type="float" office:value="-3.27952540183576" table:style-name="ce1">
            <text:p>-3.27952540183576</text:p>
          </table:table-cell>
          <table:table-cell office:value-type="float" office:value="-3.27952540183576" table:style-name="ce1">
            <text:p>-3.27952540183576</text:p>
          </table:table-cell>
          <table:table-cell office:value-type="float" office:value="-0.315025230160672" table:style-name="ce1">
            <text:p>-0.31502523016067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PROTEIN DEGRADATION" table:style-name="ce1">
            <text:p>PROTEIN DEGRADATION</text:p>
          </table:table-cell>
          <table:table-cell office:value-type="string" office:value="F1" table:style-name="ce1">
            <text:p>F1</text:p>
          </table:table-cell>
          <table:table-cell office:value-type="string" office:value="CAGL0F02233g" table:style-name="ce1">
            <text:p>CAGL0F02233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F02233g" table:style-name="ce1">
            <text:p>CAGL0F02233g</text:p>
          </table:table-cell>
          <table:table-cell office:value-type="string" office:value="YFR006W" table:style-name="ce1">
            <text:p>YFR006W</text:p>
          </table:table-cell>
          <table:table-cell office:value-type="string" office:value="S000001902" table:style-name="ce1">
            <text:p>S000001902</text:p>
          </table:table-cell>
          <table:table-cell office:value-type="string" office:value="YFR006W" table:style-name="ce1">
            <text:p>YFR006W</text:p>
          </table:table-cell>
          <table:table-cell office:value-type="string" office:value="" table:style-name="ce1">
            <text:p/>
          </table:table-cell>
          <table:table-cell office:value-type="string" office:value="Putative X-Pro aminopeptidase; green fluorescent protein (GFP)-fusion protein localizes to the cytoplasm; YFR006W is not an essential gene" table:style-name="ce1">
            <text:p>Putative X-Pro aminopeptidase; green fluorescent protein (GFP)-fusion protein localizes to the cytoplasm; YFR006W is not an essential gene</text:p>
          </table:table-cell>
        </table:table-row>
        <table:table-row>
          <table:table-cell office:value-type="string" office:value="CAGL0F02431g" table:style-name="ce1">
            <text:p>CAGL0F02431g</text:p>
          </table:table-cell>
          <table:table-cell office:value-type="string" office:value="ACO2" table:style-name="ce1">
            <text:p>ACO2</text:p>
          </table:table-cell>
          <table:table-cell office:value-type="string" office:value="Ortholog(s) have role in mitochondrial translation and cytoplasm, mitochondrion, nucleus localization" table:style-name="ce1">
            <text:p>Ortholog(s) have role in mitochondrial translation and cytoplasm, mitochondrion, nucleus localization</text:p>
          </table:table-cell>
          <table:table-cell office:value-type="float" office:value="-2.0345" table:style-name="ce1">
            <text:p>-2.0345</text:p>
          </table:table-cell>
          <table:table-cell office:value-type="float" office:value="3.26475739614628e-05" table:style-name="ce1">
            <text:p>3.26475739614628e-05</text:p>
          </table:table-cell>
          <table:table-cell office:value-type="float" office:value="-2.57608333333333" table:style-name="ce1">
            <text:p>-2.57608333333333</text:p>
          </table:table-cell>
          <table:table-cell office:value-type="float" office:value="4.4129231726868e-06" table:style-name="ce1">
            <text:p>4.4129231726868e-06</text:p>
          </table:table-cell>
          <table:table-cell office:value-type="float" office:value="-2.57608333333333" table:style-name="ce1">
            <text:p>-2.57608333333333</text:p>
          </table:table-cell>
          <table:table-cell office:value-type="float" office:value="4.4129231726868e-06" table:style-name="ce1">
            <text:p>4.4129231726868e-06</text:p>
          </table:table-cell>
          <table:table-cell office:value-type="float" office:value="-0.100833333333333" table:style-name="ce1">
            <text:p>-0.100833333333333</text:p>
          </table:table-cell>
          <table:table-cell office:value-type="float" office:value="0.751975930218069" table:style-name="ce1">
            <text:p>0.751975930218069</text:p>
          </table:table-cell>
          <table:table-cell office:value-type="float" office:value="-2.44995031771331" table:style-name="ce1">
            <text:p>-2.44995031771331</text:p>
          </table:table-cell>
          <table:table-cell office:value-type="float" office:value="-3.47600861548007" table:style-name="ce1">
            <text:p>-3.47600861548007</text:p>
          </table:table-cell>
          <table:table-cell office:value-type="float" office:value="-3.47600861548007" table:style-name="ce1">
            <text:p>-3.47600861548007</text:p>
          </table:table-cell>
          <table:table-cell office:value-type="float" office:value="-0.287325139935109" table:style-name="ce1">
            <text:p>-0.287325139935109</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ENERGY PRODUCTION (RESPIRATORY)" table:style-name="ce1">
            <text:p>ENERGY PRODUCTION (RESPIRATORY)</text:p>
          </table:table-cell>
          <table:table-cell office:value-type="string" office:value="F1" table:style-name="ce1">
            <text:p>F1</text:p>
          </table:table-cell>
          <table:table-cell office:value-type="string" office:value="CAGL0F02431g" table:style-name="ce1">
            <text:p>CAGL0F02431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F02431g" table:style-name="ce1">
            <text:p>CAGL0F02431g</text:p>
          </table:table-cell>
          <table:table-cell office:value-type="string" office:value="YJL200C" table:style-name="ce1">
            <text:p>YJL200C</text:p>
          </table:table-cell>
          <table:table-cell office:value-type="string" office:value="S000003736" table:style-name="ce1">
            <text:p>S000003736</text:p>
          </table:table-cell>
          <table:table-cell office:value-type="string" office:value="YJL200C" table:style-name="ce1">
            <text:p>YJL200C</text:p>
          </table:table-cell>
          <table:table-cell office:value-type="string" office:value="ACO2" table:style-name="ce1">
            <text:p>ACO2</text:p>
          </table:table-cell>
          <table:table-cell office:value-type="string" office:value="Putative mitochondrial aconitase isozyme; similarity to Aco1p, an aconitase required for the TCA cycle; expression induced during growth on glucose, by amino acid starvation via Gcn4p, and repressed on ethanol" table:style-name="ce1">
            <text:p>Putative mitochondrial aconitase isozyme; similarity to Aco1p, an aconitase required for the TCA cycle; expression induced during growth on glucose, by amino acid starvation via Gcn4p, and repressed on ethanol</text:p>
          </table:table-cell>
        </table:table-row>
        <table:table-row>
          <table:table-cell office:value-type="string" office:value="CAGL0F02513g" table:style-name="ce1">
            <text:p>CAGL0F02513g</text:p>
          </table:table-cell>
          <table:table-cell office:value-type="string" office:value="" table:style-name="ce1">
            <text:p/>
          </table:table-cell>
          <table:table-cell office:value-type="string" office:value="Ortholog(s) have role in protein secretion" table:style-name="ce1">
            <text:p>Ortholog(s) have role in protein secretion</text:p>
          </table:table-cell>
          <table:table-cell office:value-type="float" office:value="0.0356666666666667" table:style-name="ce1">
            <text:p>0.0356666666666667</text:p>
          </table:table-cell>
          <table:table-cell office:value-type="float" office:value="0.87168688238844" table:style-name="ce1">
            <text:p>0.87168688238844</text:p>
          </table:table-cell>
          <table:table-cell office:value-type="float" office:value="-0.168166666666667" table:style-name="ce1">
            <text:p>-0.168166666666667</text:p>
          </table:table-cell>
          <table:table-cell office:value-type="float" office:value="0.538880311175132" table:style-name="ce1">
            <text:p>0.538880311175132</text:p>
          </table:table-cell>
          <table:table-cell office:value-type="float" office:value="-0.168166666666667" table:style-name="ce1">
            <text:p>-0.168166666666667</text:p>
          </table:table-cell>
          <table:table-cell office:value-type="float" office:value="0.538880311175132" table:style-name="ce1">
            <text:p>0.538880311175132</text:p>
          </table:table-cell>
          <table:table-cell office:value-type="float" office:value="1.29916666666667" table:style-name="ce1">
            <text:p>1.29916666666667</text:p>
          </table:table-cell>
          <table:table-cell office:value-type="float" office:value="0.0024240130185533" table:style-name="ce1">
            <text:p>0.0024240130185533</text:p>
          </table:table-cell>
          <table:table-cell office:value-type="float" office:value="-0.0148530135942816" table:style-name="ce1">
            <text:p>-0.0148530135942816</text:p>
          </table:table-cell>
          <table:table-cell office:value-type="float" office:value="-0.295402196291022" table:style-name="ce1">
            <text:p>-0.295402196291022</text:p>
          </table:table-cell>
          <table:table-cell office:value-type="float" office:value="-0.295402196291022" table:style-name="ce1">
            <text:p>-0.295402196291022</text:p>
          </table:table-cell>
          <table:table-cell office:value-type="float" office:value="2.1619459957988" table:style-name="ce1">
            <text:p>2.161945995798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INTRACELLULAR TRANSPORT" table:style-name="ce1">
            <text:p>INTRACELLULAR TRANSPORT</text:p>
          </table:table-cell>
          <table:table-cell office:value-type="string" office:value="F4" table:style-name="ce1">
            <text:p>F4</text:p>
          </table:table-cell>
          <table:table-cell office:value-type="string" office:value="CAGL0F02513g" table:style-name="ce1">
            <text:p>CAGL0F0251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F02513g" table:style-name="ce1">
            <text:p>CAGL0F02513g</text:p>
          </table:table-cell>
          <table:table-cell office:value-type="string" office:value="YJL205C" table:style-name="ce1">
            <text:p>YJL205C</text:p>
          </table:table-cell>
          <table:table-cell office:value-type="string" office:value="S000003742" table:style-name="ce1">
            <text:p>S000003742</text:p>
          </table:table-cell>
          <table:table-cell office:value-type="string" office:value="YJL205C" table:style-name="ce1">
            <text:p>YJL205C</text:p>
          </table:table-cell>
          <table:table-cell office:value-type="string" office:value="NCE101" table:style-name="ce1">
            <text:p>NCE101</text:p>
          </table:table-cell>
          <table:table-cell office:value-type="string" office:value="Protein of unknown function; involved in secretion of proteins that lack classical secretory signal sequences; SWAT-GFP and mCherry fusion proteins localize to the cytosol" table:style-name="ce1">
            <text:p>Protein of unknown function; involved in secretion of proteins that lack classical secretory signal sequences; SWAT-GFP and mCherry fusion proteins localize to the cytosol</text:p>
          </table:table-cell>
        </table:table-row>
        <table:table-row>
          <table:table-cell office:value-type="string" office:value="CAGL0F02563g" table:style-name="ce1">
            <text:p>CAGL0F02563g</text:p>
          </table:table-cell>
          <table:table-cell office:value-type="string" office:value="HPT1" table:style-name="ce1">
            <text:p>HPT1</text:p>
          </table:table-cell>
          <table:table-cell office:value-type="string" office:value="Putative hypoxanthine guanine phosphoribosyl transferase" table:style-name="ce1">
            <text:p>Putative hypoxanthine guanine phosphoribosyl transferase</text:p>
          </table:table-cell>
          <table:table-cell office:value-type="float" office:value="-2.11566666666667" table:style-name="ce1">
            <text:p>-2.11566666666667</text:p>
          </table:table-cell>
          <table:table-cell office:value-type="float" office:value="1.44310767731307e-05" table:style-name="ce1">
            <text:p>1.44310767731307e-05</text:p>
          </table:table-cell>
          <table:table-cell office:value-type="float" office:value="-1.49608333333333" table:style-name="ce1">
            <text:p>-1.49608333333333</text:p>
          </table:table-cell>
          <table:table-cell office:value-type="float" office:value="5.86477695384207e-05" table:style-name="ce1">
            <text:p>5.86477695384207e-05</text:p>
          </table:table-cell>
          <table:table-cell office:value-type="float" office:value="-1.49608333333333" table:style-name="ce1">
            <text:p>-1.49608333333333</text:p>
          </table:table-cell>
          <table:table-cell office:value-type="float" office:value="5.86477695384207e-05" table:style-name="ce1">
            <text:p>5.86477695384207e-05</text:p>
          </table:table-cell>
          <table:table-cell office:value-type="float" office:value="-1.59483333333333" table:style-name="ce1">
            <text:p>-1.59483333333333</text:p>
          </table:table-cell>
          <table:table-cell office:value-type="float" office:value="7.75532516734594e-05" table:style-name="ce1">
            <text:p>7.75532516734594e-05</text:p>
          </table:table-cell>
          <table:table-cell office:value-type="float" office:value="-2.54542510936503" table:style-name="ce1">
            <text:p>-2.54542510936503</text:p>
          </table:table-cell>
          <table:table-cell office:value-type="float" office:value="-2.04944141725581" table:style-name="ce1">
            <text:p>-2.04944141725581</text:p>
          </table:table-cell>
          <table:table-cell office:value-type="float" office:value="-2.04944141725581" table:style-name="ce1">
            <text:p>-2.04944141725581</text:p>
          </table:table-cell>
          <table:table-cell office:value-type="float" office:value="-2.90104733763972" table:style-name="ce1">
            <text:p>-2.9010473376397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F02563g" table:style-name="ce1">
            <text:p>CAGL0F02563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F02563g" table:style-name="ce1">
            <text:p>CAGL0F02563g</text:p>
          </table:table-cell>
          <table:table-cell office:value-type="string" office:value="YDR399W" table:style-name="ce1">
            <text:p>YDR399W</text:p>
          </table:table-cell>
          <table:table-cell office:value-type="string" office:value="S000002807" table:style-name="ce1">
            <text:p>S000002807</text:p>
          </table:table-cell>
          <table:table-cell office:value-type="string" office:value="YDR399W" table:style-name="ce1">
            <text:p>YDR399W</text:p>
          </table:table-cell>
          <table:table-cell office:value-type="string" office:value="HPT1" table:style-name="ce1">
            <text:p>HPT1</text:p>
          </table:table-cell>
          <table:table-cell office:value-type="string" office:value="Dimeric hypoxanthine-guanine phosphoribosyltransferase; catalyzes the transfer of the phosphoribosyl portion of 5-phosphoribosyl-alpha-1-pyrophosphate to a purine base (either guanine or hypoxanthine) to form pyrophosphate and a purine nucleotide (either guanosine monophosphate or inosine monophosphate); mutations in the human homolog HPRT1 can cause Lesch-Nyhan syndrome and Kelley-Seegmiller syndrome" table:style-name="ce1">
            <text:p>Dimeric hypoxanthine-guanine phosphoribosyltransferase; catalyzes the transfer of the phosphoribosyl portion of 5-phosphoribosyl-alpha-1-pyrophosphate to a purine base (either guanine or hypoxanthine) to form pyrophosphate and a purine nucleotide (either guanosine monophosphate or inosine monophosphate); mutations in the human homolog HPRT1 can cause Lesch-Nyhan syndrome and Kelley-Seegmiller syndrome</text:p>
          </table:table-cell>
        </table:table-row>
        <table:table-row>
          <table:table-cell office:value-type="string" office:value="CAGL0F03399g" table:style-name="ce1">
            <text:p>CAGL0F03399g</text:p>
          </table:table-cell>
          <table:table-cell office:value-type="string" office:value="SCS7" table:style-name="ce1">
            <text:p>SCS7</text:p>
          </table:table-cell>
          <table:table-cell office:value-type="string" office:value="Ortholog(s) have fatty acid alpha-hydroxylase activity, role in inositol phosphoceramide metabolic process, mannosyl-inositol phosphorylceramide metabolic process and membrane localization" table:style-name="ce1">
            <text:p>Ortholog(s) have fatty acid alpha-hydroxylase activity, role in inositol phosphoceramide metabolic process, mannosyl-inositol phosphorylceramide metabolic process and membrane localization</text:p>
          </table:table-cell>
          <table:table-cell office:value-type="float" office:value="-1.07183333333333" table:style-name="ce1">
            <text:p>-1.07183333333333</text:p>
          </table:table-cell>
          <table:table-cell office:value-type="float" office:value="0.00588230918790429" table:style-name="ce1">
            <text:p>0.00588230918790429</text:p>
          </table:table-cell>
          <table:table-cell office:value-type="float" office:value="-1.7595" table:style-name="ce1">
            <text:p>-1.7595</text:p>
          </table:table-cell>
          <table:table-cell office:value-type="float" office:value="0.000136374140204065" table:style-name="ce1">
            <text:p>0.000136374140204065</text:p>
          </table:table-cell>
          <table:table-cell office:value-type="float" office:value="-1.7595" table:style-name="ce1">
            <text:p>-1.7595</text:p>
          </table:table-cell>
          <table:table-cell office:value-type="float" office:value="0.000136374140204065" table:style-name="ce1">
            <text:p>0.000136374140204065</text:p>
          </table:table-cell>
          <table:table-cell office:value-type="float" office:value="1.10883333333333" table:style-name="ce1">
            <text:p>1.10883333333333</text:p>
          </table:table-cell>
          <table:table-cell office:value-type="float" office:value="0.00326428076548032" table:style-name="ce1">
            <text:p>0.00326428076548032</text:p>
          </table:table-cell>
          <table:table-cell office:value-type="float" office:value="-1.31758400029994" table:style-name="ce1">
            <text:p>-1.31758400029994</text:p>
          </table:table-cell>
          <table:table-cell office:value-type="float" office:value="-2.39738732108196" table:style-name="ce1">
            <text:p>-2.39738732108196</text:p>
          </table:table-cell>
          <table:table-cell office:value-type="float" office:value="-2.39738732108196" table:style-name="ce1">
            <text:p>-2.39738732108196</text:p>
          </table:table-cell>
          <table:table-cell office:value-type="float" office:value="1.82896175329783" table:style-name="ce1">
            <text:p>1.8289617532978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PEROXISOME" table:style-name="ce1">
            <text:p>PEROXISOME</text:p>
          </table:table-cell>
          <table:table-cell office:value-type="string" office:value="F3" table:style-name="ce1">
            <text:p>F3</text:p>
          </table:table-cell>
          <table:table-cell office:value-type="string" office:value="CAGL0F03399g" table:style-name="ce1">
            <text:p>CAGL0F03399g</text:p>
          </table:table-cell>
          <table:table-cell office:value-type="string" office:value="SWITCH" table:style-name="ce1">
            <text:p>SWITCH</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F03399g" table:style-name="ce1">
            <text:p>CAGL0F03399g</text:p>
          </table:table-cell>
          <table:table-cell office:value-type="string" office:value="YMR272C" table:style-name="ce1">
            <text:p>YMR272C</text:p>
          </table:table-cell>
          <table:table-cell office:value-type="string" office:value="S000004885" table:style-name="ce1">
            <text:p>S000004885</text:p>
          </table:table-cell>
          <table:table-cell office:value-type="string" office:value="YMR272C" table:style-name="ce1">
            <text:p>YMR272C</text:p>
          </table:table-cell>
          <table:table-cell office:value-type="string" office:value="SCS7" table:style-name="ce1">
            <text:p>SCS7</text:p>
          </table:table-cell>
          <table:table-cell office:value-type="string" office:value="Sphingolipid alpha-hydroxylase; functions in the alpha-hydroxylation of sphingolipid-associated very long chain fatty acids, has both cytochrome b5-like and hydroxylase/desaturase domains, not essential for growth" table:style-name="ce1">
            <text:p>Sphingolipid alpha-hydroxylase; functions in the alpha-hydroxylation of sphingolipid-associated very long chain fatty acids, has both cytochrome b5-like and hydroxylase/desaturase domains, not essential for growth</text:p>
          </table:table-cell>
        </table:table-row>
        <table:table-row>
          <table:table-cell office:value-type="string" office:value="CAGL0F03553g" table:style-name="ce1">
            <text:p>CAGL0F03553g</text:p>
          </table:table-cell>
          <table:table-cell office:value-type="string" office:value="DAP1" table:style-name="ce1">
            <text:p>DAP1</text:p>
          </table:table-cell>
          <table:table-cell office:value-type="string" office:value="Putative heme-binding protein involved in regulation of cytochrome P450, Erg11p; required for growth under iron starvation" table:style-name="ce1">
            <text:p>Putative heme-binding protein involved in regulation of cytochrome P450, Erg11p; required for growth under iron starvation</text:p>
          </table:table-cell>
          <table:table-cell office:value-type="float" office:value="0.2205" table:style-name="ce1">
            <text:p>0.2205</text:p>
          </table:table-cell>
          <table:table-cell office:value-type="float" office:value="0.324441585487188" table:style-name="ce1">
            <text:p>0.324441585487188</text:p>
          </table:table-cell>
          <table:table-cell office:value-type="float" office:value="0.521833333333333" table:style-name="ce1">
            <text:p>0.521833333333333</text:p>
          </table:table-cell>
          <table:table-cell office:value-type="float" office:value="0.0325480415364836" table:style-name="ce1">
            <text:p>0.0325480415364836</text:p>
          </table:table-cell>
          <table:table-cell office:value-type="float" office:value="0.521833333333333" table:style-name="ce1">
            <text:p>0.521833333333333</text:p>
          </table:table-cell>
          <table:table-cell office:value-type="float" office:value="0.0325480415364836" table:style-name="ce1">
            <text:p>0.0325480415364836</text:p>
          </table:table-cell>
          <table:table-cell office:value-type="float" office:value="-1.73283333333333" table:style-name="ce1">
            <text:p>-1.73283333333333</text:p>
          </table:table-cell>
          <table:table-cell office:value-type="float" office:value="0.000179362884685802" table:style-name="ce1">
            <text:p>0.000179362884685802</text:p>
          </table:table-cell>
          <table:table-cell office:value-type="float" office:value="0.202562887723487" table:style-name="ce1">
            <text:p>0.202562887723487</text:p>
          </table:table-cell>
          <table:table-cell office:value-type="float" office:value="0.616015735907811" table:style-name="ce1">
            <text:p>0.616015735907811</text:p>
          </table:table-cell>
          <table:table-cell office:value-type="float" office:value="0.616015735907811" table:style-name="ce1">
            <text:p>0.616015735907811</text:p>
          </table:table-cell>
          <table:table-cell office:value-type="float" office:value="-3.14247549244778" table:style-name="ce1">
            <text:p>-3.1424754924477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F03553g" table:style-name="ce1">
            <text:p>CAGL0F0355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F03553g" table:style-name="ce1">
            <text:p>CAGL0F03553g</text:p>
          </table:table-cell>
          <table:table-cell office:value-type="string" office:value="YPL170W" table:style-name="ce1">
            <text:p>YPL170W</text:p>
          </table:table-cell>
          <table:table-cell office:value-type="string" office:value="S000006091" table:style-name="ce1">
            <text:p>S000006091</text:p>
          </table:table-cell>
          <table:table-cell office:value-type="string" office:value="YPL170W" table:style-name="ce1">
            <text:p>YPL170W</text:p>
          </table:table-cell>
          <table:table-cell office:value-type="string" office:value="DAP1" table:style-name="ce1">
            <text:p>DAP1</text:p>
          </table:table-cell>
          <table:table-cell office:value-type="string" office:value="Heme-binding protein; involved in regulation of cytochrome P450 protein Erg11p; damage response protein, related to mammalian membrane progesterone receptors; mutations lead to defects in telomeres, mitochondria, and sterol synthesis" table:style-name="ce1">
            <text:p>Heme-binding protein; involved in regulation of cytochrome P450 protein Erg11p; damage response protein, related to mammalian membrane progesterone receptors; mutations lead to defects in telomeres, mitochondria, and sterol synthesis</text:p>
          </table:table-cell>
        </table:table-row>
        <table:table-row>
          <table:table-cell office:value-type="string" office:value="CAGL0F03861g" table:style-name="ce1">
            <text:p>CAGL0F03861g</text:p>
          </table:table-cell>
          <table:table-cell office:value-type="string" office:value="" table:style-name="ce1">
            <text:p/>
          </table:table-cell>
          <table:table-cell office:value-type="string" office:value="Ortholog(s) have mevalonate kinase activity and role in ergosterol biosynthetic process, farnesyl diphosphate biosynthetic process, mevalonate pathway, isopentenyl diphosphate biosynthetic process, mevalonate pathway" table:style-name="ce1">
            <text:p>Ortholog(s) have mevalonate kinase activity and role in ergosterol biosynthetic process, farnesyl diphosphate biosynthetic process, mevalonate pathway, isopentenyl diphosphate biosynthetic process, mevalonate pathway</text:p>
          </table:table-cell>
          <table:table-cell office:value-type="float" office:value="-0.213166666666667" table:style-name="ce1">
            <text:p>-0.213166666666667</text:p>
          </table:table-cell>
          <table:table-cell office:value-type="float" office:value="0.177748300296393" table:style-name="ce1">
            <text:p>0.177748300296393</text:p>
          </table:table-cell>
          <table:table-cell office:value-type="float" office:value="-0.4275" table:style-name="ce1">
            <text:p>-0.4275</text:p>
          </table:table-cell>
          <table:table-cell office:value-type="float" office:value="0.0584484642994409" table:style-name="ce1">
            <text:p>0.0584484642994409</text:p>
          </table:table-cell>
          <table:table-cell office:value-type="float" office:value="-0.4275" table:style-name="ce1">
            <text:p>-0.4275</text:p>
          </table:table-cell>
          <table:table-cell office:value-type="float" office:value="0.0584484642994409" table:style-name="ce1">
            <text:p>0.0584484642994409</text:p>
          </table:table-cell>
          <table:table-cell office:value-type="float" office:value="-1.35716666666667" table:style-name="ce1">
            <text:p>-1.35716666666667</text:p>
          </table:table-cell>
          <table:table-cell office:value-type="float" office:value="0.000214253772243921" table:style-name="ce1">
            <text:p>0.000214253772243921</text:p>
          </table:table-cell>
          <table:table-cell office:value-type="float" office:value="-0.307550886152829" table:style-name="ce1">
            <text:p>-0.307550886152829</text:p>
          </table:table-cell>
          <table:table-cell office:value-type="float" office:value="-0.637954443272034" table:style-name="ce1">
            <text:p>-0.637954443272034</text:p>
          </table:table-cell>
          <table:table-cell office:value-type="float" office:value="-0.637954443272034" table:style-name="ce1">
            <text:p>-0.637954443272034</text:p>
          </table:table-cell>
          <table:table-cell office:value-type="float" office:value="-2.48525440435918" table:style-name="ce1">
            <text:p>-2.4852544043591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F03861g" table:style-name="ce1">
            <text:p>CAGL0F03861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F03861g" table:style-name="ce1">
            <text:p>CAGL0F03861g</text:p>
          </table:table-cell>
          <table:table-cell office:value-type="string" office:value="YMR208W" table:style-name="ce1">
            <text:p>YMR208W</text:p>
          </table:table-cell>
          <table:table-cell office:value-type="string" office:value="S000004821" table:style-name="ce1">
            <text:p>S000004821</text:p>
          </table:table-cell>
          <table:table-cell office:value-type="string" office:value="YMR208W" table:style-name="ce1">
            <text:p>YMR208W</text:p>
          </table:table-cell>
          <table:table-cell office:value-type="string" office:value="ERG12" table:style-name="ce1">
            <text:p>ERG12</text:p>
          </table:table-cell>
          <table:table-cell office:value-type="string" office:value="Mevalonate kinase; acts in the biosynthesis of isoprenoids and sterols, including ergosterol, from mevalonate; human MVK functionally complements the lethality of the erg12 null mutation" table:style-name="ce1">
            <text:p>Mevalonate kinase; acts in the biosynthesis of isoprenoids and sterols, including ergosterol, from mevalonate; human MVK functionally complements the lethality of the erg12 null mutation</text:p>
          </table:table-cell>
        </table:table-row>
        <table:table-row>
          <table:table-cell office:value-type="string" office:value="CAGL0F03927g" table:style-name="ce1">
            <text:p>CAGL0F03927g</text:p>
          </table:table-cell>
          <table:table-cell office:value-type="string" office:value="" table:style-name="ce1">
            <text:p/>
          </table:table-cell>
          <table:table-cell office:value-type="string" office:value="Ortholog(s) have GMP synthase (glutamine-hydrolyzing) activity and role in GMP biosynthetic process, GMP metabolic process" table:style-name="ce1">
            <text:p>Ortholog(s) have GMP synthase (glutamine-hydrolyzing) activity and role in GMP biosynthetic process, GMP metabolic process</text:p>
          </table:table-cell>
          <table:table-cell office:value-type="float" office:value="-1.385" table:style-name="ce1">
            <text:p>-1.385</text:p>
          </table:table-cell>
          <table:table-cell office:value-type="float" office:value="0.000624163619766497" table:style-name="ce1">
            <text:p>0.000624163619766497</text:p>
          </table:table-cell>
          <table:table-cell office:value-type="float" office:value="-1.223" table:style-name="ce1">
            <text:p>-1.223</text:p>
          </table:table-cell>
          <table:table-cell office:value-type="float" office:value="0.000231222733843571" table:style-name="ce1">
            <text:p>0.000231222733843571</text:p>
          </table:table-cell>
          <table:table-cell office:value-type="float" office:value="-1.223" table:style-name="ce1">
            <text:p>-1.223</text:p>
          </table:table-cell>
          <table:table-cell office:value-type="float" office:value="0.000231222733843571" table:style-name="ce1">
            <text:p>0.000231222733843571</text:p>
          </table:table-cell>
          <table:table-cell office:value-type="float" office:value="-1.27233333333333" table:style-name="ce1">
            <text:p>-1.27233333333333</text:p>
          </table:table-cell>
          <table:table-cell office:value-type="float" office:value="0.000191215537560256" table:style-name="ce1">
            <text:p>0.000191215537560256</text:p>
          </table:table-cell>
          <table:table-cell office:value-type="float" office:value="-1.68595593769948" table:style-name="ce1">
            <text:p>-1.68595593769948</text:p>
          </table:table-cell>
          <table:table-cell office:value-type="float" office:value="-1.68872685640852" table:style-name="ce1">
            <text:p>-1.68872685640852</text:p>
          </table:table-cell>
          <table:table-cell office:value-type="float" office:value="-1.68872685640852" table:style-name="ce1">
            <text:p>-1.68872685640852</text:p>
          </table:table-cell>
          <table:table-cell office:value-type="float" office:value="-2.33684023672959" table:style-name="ce1">
            <text:p>-2.3368402367295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F03927g" table:style-name="ce1">
            <text:p>CAGL0F03927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F03927g" table:style-name="ce1">
            <text:p>CAGL0F03927g</text:p>
          </table:table-cell>
          <table:table-cell office:value-type="string" office:value="YMR217W" table:style-name="ce1">
            <text:p>YMR217W</text:p>
          </table:table-cell>
          <table:table-cell office:value-type="string" office:value="S000004830" table:style-name="ce1">
            <text:p>S000004830</text:p>
          </table:table-cell>
          <table:table-cell office:value-type="string" office:value="YMR217W" table:style-name="ce1">
            <text:p>YMR217W</text:p>
          </table:table-cell>
          <table:table-cell office:value-type="string" office:value="GUA1" table:style-name="ce1">
            <text:p>GUA1</text:p>
          </table:table-cell>
          <table:table-cell office:value-type="string" office:value="GMP synthase; highly conserved enzyme that catalyzes the second step in the biosynthesis of GMP from inosine 5'-phosphate (IMP); transcription is not subject to regulation by guanine but is negatively regulated by nutrient starvation; reduction-of-function mutation gua1-G388D causes changes in cellular guanine nucleotide pools, defects in general protein synthesis, and impaired translation of GCN4 mRNA" table:style-name="ce1">
            <text:p>GMP synthase; highly conserved enzyme that catalyzes the second step in the biosynthesis of GMP from inosine 5'-phosphate (IMP); transcription is not subject to regulation by guanine but is negatively regulated by nutrient starvation; reduction-of-function mutation gua1-G388D causes changes in cellular guanine nucleotide pools, defects in general protein synthesis, and impaired translation of GCN4 mRNA</text:p>
          </table:table-cell>
        </table:table-row>
        <table:table-row>
          <table:table-cell office:value-type="string" office:value="CAGL0F03993g" table:style-name="ce1">
            <text:p>CAGL0F03993g</text:p>
          </table:table-cell>
          <table:table-cell office:value-type="string" office:value="ERG8" table:style-name="ce1">
            <text:p>ERG8</text:p>
          </table:table-cell>
          <table:table-cell office:value-type="string" office:value="Ortholog(s) have phosphomevalonate kinase activity" table:style-name="ce1">
            <text:p>Ortholog(s) have phosphomevalonate kinase activity</text:p>
          </table:table-cell>
          <table:table-cell office:value-type="float" office:value="-0.499333333333333" table:style-name="ce1">
            <text:p>-0.499333333333333</text:p>
          </table:table-cell>
          <table:table-cell office:value-type="float" office:value="0.029144240228" table:style-name="ce1">
            <text:p>0.029144240228</text:p>
          </table:table-cell>
          <table:table-cell office:value-type="float" office:value="-0.808333333333333" table:style-name="ce1">
            <text:p>-0.808333333333333</text:p>
          </table:table-cell>
          <table:table-cell office:value-type="float" office:value="0.00293058817362621" table:style-name="ce1">
            <text:p>0.00293058817362621</text:p>
          </table:table-cell>
          <table:table-cell office:value-type="float" office:value="-0.808333333333333" table:style-name="ce1">
            <text:p>-0.808333333333333</text:p>
          </table:table-cell>
          <table:table-cell office:value-type="float" office:value="0.00293058817362621" table:style-name="ce1">
            <text:p>0.00293058817362621</text:p>
          </table:table-cell>
          <table:table-cell office:value-type="float" office:value="-1.12833333333333" table:style-name="ce1">
            <text:p>-1.12833333333333</text:p>
          </table:table-cell>
          <table:table-cell office:value-type="float" office:value="0.000453552650091512" table:style-name="ce1">
            <text:p>0.000453552650091512</text:p>
          </table:table-cell>
          <table:table-cell office:value-type="float" office:value="-0.644163241935163" table:style-name="ce1">
            <text:p>-0.644163241935163</text:p>
          </table:table-cell>
          <table:table-cell office:value-type="float" office:value="-1.14099550005327" table:style-name="ce1">
            <text:p>-1.14099550005327</text:p>
          </table:table-cell>
          <table:table-cell office:value-type="float" office:value="-1.14099550005327" table:style-name="ce1">
            <text:p>-1.14099550005327</text:p>
          </table:table-cell>
          <table:table-cell office:value-type="float" office:value="-2.08491520562553" table:style-name="ce1">
            <text:p>-2.0849152056255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F03993g" table:style-name="ce1">
            <text:p>CAGL0F0399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F03993g" table:style-name="ce1">
            <text:p>CAGL0F03993g</text:p>
          </table:table-cell>
          <table:table-cell office:value-type="string" office:value="YMR220W" table:style-name="ce1">
            <text:p>YMR220W</text:p>
          </table:table-cell>
          <table:table-cell office:value-type="string" office:value="S000004833" table:style-name="ce1">
            <text:p>S000004833</text:p>
          </table:table-cell>
          <table:table-cell office:value-type="string" office:value="YMR220W" table:style-name="ce1">
            <text:p>YMR220W</text:p>
          </table:table-cell>
          <table:table-cell office:value-type="string" office:value="ERG8" table:style-name="ce1">
            <text:p>ERG8</text:p>
          </table:table-cell>
          <table:table-cell office:value-type="string" office:value="Phosphomevalonate kinase; an essential cytosolic enzyme that acts in the biosynthesis of isoprenoids and sterols, including ergosterol, from mevalonate" table:style-name="ce1">
            <text:p>Phosphomevalonate kinase; an essential cytosolic enzyme that acts in the biosynthesis of isoprenoids and sterols, including ergosterol, from mevalonate</text:p>
          </table:table-cell>
        </table:table-row>
        <table:table-row>
          <table:table-cell office:value-type="string" office:value="CAGL0F04213g" table:style-name="ce1">
            <text:p>CAGL0F04213g</text:p>
          </table:table-cell>
          <table:table-cell office:value-type="string" office:value="" table:style-name="ce1">
            <text:p/>
          </table:table-cell>
          <table:table-cell office:value-type="string" office:value="Ortholog(s) have ATP:ADP antiporter activity" table:style-name="ce1">
            <text:p>Ortholog(s) have ATP:ADP antiporter activity</text:p>
          </table:table-cell>
          <table:table-cell office:value-type="float" office:value="-0.3675" table:style-name="ce1">
            <text:p>-0.3675</text:p>
          </table:table-cell>
          <table:table-cell office:value-type="float" office:value="0.309037707724204" table:style-name="ce1">
            <text:p>0.309037707724204</text:p>
          </table:table-cell>
          <table:table-cell office:value-type="float" office:value="-1.39058333333333" table:style-name="ce1">
            <text:p>-1.39058333333333</text:p>
          </table:table-cell>
          <table:table-cell office:value-type="float" office:value="0.00107442284671353" table:style-name="ce1">
            <text:p>0.00107442284671353</text:p>
          </table:table-cell>
          <table:table-cell office:value-type="float" office:value="-1.39058333333333" table:style-name="ce1">
            <text:p>-1.39058333333333</text:p>
          </table:table-cell>
          <table:table-cell office:value-type="float" office:value="0.00107442284671353" table:style-name="ce1">
            <text:p>0.00107442284671353</text:p>
          </table:table-cell>
          <table:table-cell office:value-type="float" office:value="1.943" table:style-name="ce1">
            <text:p>1.943</text:p>
          </table:table-cell>
          <table:table-cell office:value-type="float" office:value="0.000126644524273633" table:style-name="ce1">
            <text:p>0.000126644524273633</text:p>
          </table:table-cell>
          <table:table-cell office:value-type="float" office:value="-0.489090223051164" table:style-name="ce1">
            <text:p>-0.489090223051164</text:p>
          </table:table-cell>
          <table:table-cell office:value-type="float" office:value="-1.91008693631816" table:style-name="ce1">
            <text:p>-1.91008693631816</text:p>
          </table:table-cell>
          <table:table-cell office:value-type="float" office:value="-1.91008693631816" table:style-name="ce1">
            <text:p>-1.91008693631816</text:p>
          </table:table-cell>
          <table:table-cell office:value-type="float" office:value="3.28831913833928" table:style-name="ce1">
            <text:p>3.2883191383392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OTHERS" table:style-name="ce1">
            <text:p>OTHERS</text:p>
          </table:table-cell>
          <table:table-cell office:value-type="string" office:value="F3" table:style-name="ce1">
            <text:p>F3</text:p>
          </table:table-cell>
          <table:table-cell office:value-type="string" office:value="CAGL0F04213g" table:style-name="ce1">
            <text:p>CAGL0F04213g</text:p>
          </table:table-cell>
          <table:table-cell office:value-type="string" office:value="SWITCH" table:style-name="ce1">
            <text:p>SWITCH</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F04213g" table:style-name="ce1">
            <text:p>CAGL0F04213g</text:p>
          </table:table-cell>
          <table:table-cell office:value-type="string" office:value="YBL030C" table:style-name="ce1">
            <text:p>YBL030C</text:p>
          </table:table-cell>
          <table:table-cell office:value-type="string" office:value="S000000126" table:style-name="ce1">
            <text:p>S000000126</text:p>
          </table:table-cell>
          <table:table-cell office:value-type="string" office:value="YBL030C" table:style-name="ce1">
            <text:p>YBL030C</text:p>
          </table:table-cell>
          <table:table-cell office:value-type="string" office:value="PET9" table:style-name="ce1">
            <text:p>PET9</text:p>
          </table:table-cell>
          <table:table-cell office:value-type="string" office:value="Major ADP/ATP carrier of the mitochondrial inner membrane; exchanges cytosolic ADP for mitochondrially synthesized ATP; also imports heme and ATP; required for viability in many lab strains that carry a sal1 mutation; PET9 has a paralog, AAC3, that arose from the whole genome duplication; human homolog SLC25A4 implicated in progressive external ophthalmoplegia can complement yeast null mutant" table:style-name="ce1">
            <text:p>Major ADP/ATP carrier of the mitochondrial inner membrane; exchanges cytosolic ADP for mitochondrially synthesized ATP; also imports heme and ATP; required for viability in many lab strains that carry a sal1 mutation; PET9 has a paralog, AAC3, that arose from the whole genome duplication; human homolog SLC25A4 implicated in progressive external ophthalmoplegia can complement yeast null mutant</text:p>
          </table:table-cell>
        </table:table-row>
        <table:table-row>
          <table:table-cell office:value-type="string" office:value="CAGL0F04411g" table:style-name="ce1">
            <text:p>CAGL0F04411g</text:p>
          </table:table-cell>
          <table:table-cell office:value-type="string" office:value="" table:style-name="ce1">
            <text:p/>
          </table:table-cell>
          <table:table-cell office:value-type="string" office:value="Ortholog(s) have structural constituent of ribosome activity, role in mitochondrial translation and mitochondrial large ribosomal subunit localization" table:style-name="ce1">
            <text:p>Ortholog(s) have structural constituent of ribosome activity, role in mitochondrial translation and mitochondrial large ribosomal subunit localization</text:p>
          </table:table-cell>
          <table:table-cell office:value-type="float" office:value="-0.580166666666667" table:style-name="ce1">
            <text:p>-0.580166666666667</text:p>
          </table:table-cell>
          <table:table-cell office:value-type="float" office:value="0.00131426678194628" table:style-name="ce1">
            <text:p>0.00131426678194628</text:p>
          </table:table-cell>
          <table:table-cell office:value-type="float" office:value="0.222916666666667" table:style-name="ce1">
            <text:p>0.222916666666667</text:p>
          </table:table-cell>
          <table:table-cell office:value-type="float" office:value="0.287939224224799" table:style-name="ce1">
            <text:p>0.287939224224799</text:p>
          </table:table-cell>
          <table:table-cell office:value-type="float" office:value="0.222916666666667" table:style-name="ce1">
            <text:p>0.222916666666667</text:p>
          </table:table-cell>
          <table:table-cell office:value-type="float" office:value="0.287939224224799" table:style-name="ce1">
            <text:p>0.287939224224799</text:p>
          </table:table-cell>
          <table:table-cell office:value-type="float" office:value="1.49866666666667" table:style-name="ce1">
            <text:p>1.49866666666667</text:p>
          </table:table-cell>
          <table:table-cell office:value-type="float" office:value="0.000247847758473468" table:style-name="ce1">
            <text:p>0.000247847758473468</text:p>
          </table:table-cell>
          <table:table-cell office:value-type="float" office:value="-0.739245939986667" table:style-name="ce1">
            <text:p>-0.739245939986667</text:p>
          </table:table-cell>
          <table:table-cell office:value-type="float" office:value="0.22117803991781" table:style-name="ce1">
            <text:p>0.22117803991781</text:p>
          </table:table-cell>
          <table:table-cell office:value-type="float" office:value="0.22117803991781" table:style-name="ce1">
            <text:p>0.22117803991781</text:p>
          </table:table-cell>
          <table:table-cell office:value-type="float" office:value="2.51096713264088" table:style-name="ce1">
            <text:p>2.5109671326408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MITOCHONDRIAL BIOGENESIS" table:style-name="ce1">
            <text:p>MITOCHONDRIAL BIOGENESIS</text:p>
          </table:table-cell>
          <table:table-cell office:value-type="string" office:value="F1" table:style-name="ce1">
            <text:p>F1</text:p>
          </table:table-cell>
          <table:table-cell office:value-type="string" office:value="CAGL0F04411g" table:style-name="ce1">
            <text:p>CAGL0F04411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F04411g" table:style-name="ce1">
            <text:p>CAGL0F04411g</text:p>
          </table:table-cell>
          <table:table-cell office:value-type="string" office:value="YBL038W" table:style-name="ce1">
            <text:p>YBL038W</text:p>
          </table:table-cell>
          <table:table-cell office:value-type="string" office:value="S000000134" table:style-name="ce1">
            <text:p>S000000134</text:p>
          </table:table-cell>
          <table:table-cell office:value-type="string" office:value="YBL038W" table:style-name="ce1">
            <text:p>YBL038W</text:p>
          </table:table-cell>
          <table:table-cell office:value-type="string" office:value="MRPL16" table:style-name="ce1">
            <text:p>MRPL16</text:p>
          </table:table-cell>
          <table:table-cell office:value-type="string" office:value="Mitochondrial ribosomal protein of the large subunit; homologous to bacterial L16 ribosomal protein; synthetic lethality with hac1 mutation suggests a possible role in synthesis of precursors for protein glycosylation" table:style-name="ce1">
            <text:p>Mitochondrial ribosomal protein of the large subunit; homologous to bacterial L16 ribosomal protein; synthetic lethality with hac1 mutation suggests a possible role in synthesis of precursors for protein glycosylation</text:p>
          </table:table-cell>
        </table:table-row>
        <table:table-row>
          <table:table-cell office:value-type="string" office:value="CAGL0F04565g" table:style-name="ce1">
            <text:p>CAGL0F04565g</text:p>
          </table:table-cell>
          <table:table-cell office:value-type="string" office:value="" table:style-name="ce1">
            <text:p/>
          </table:table-cell>
          <table:table-cell office:value-type="string" office:value="Ortholog(s) have ubiquinol-cytochrome-c reductase activity, role in aerobic respiration and mitochondrial respiratory chain complex III, mitochondrion localization" table:style-name="ce1">
            <text:p>Ortholog(s) have ubiquinol-cytochrome-c reductase activity, role in aerobic respiration and mitochondrial respiratory chain complex III, mitochondrion localization</text:p>
          </table:table-cell>
          <table:table-cell office:value-type="float" office:value="-2.306" table:style-name="ce1">
            <text:p>-2.306</text:p>
          </table:table-cell>
          <table:table-cell office:value-type="float" office:value="9.19773266023849e-05" table:style-name="ce1">
            <text:p>9.19773266023849e-05</text:p>
          </table:table-cell>
          <table:table-cell office:value-type="float" office:value="-2.33383333333333" table:style-name="ce1">
            <text:p>-2.33383333333333</text:p>
          </table:table-cell>
          <table:table-cell office:value-type="float" office:value="5.95435482956471e-06" table:style-name="ce1">
            <text:p>5.95435482956471e-06</text:p>
          </table:table-cell>
          <table:table-cell office:value-type="float" office:value="-2.33383333333333" table:style-name="ce1">
            <text:p>-2.33383333333333</text:p>
          </table:table-cell>
          <table:table-cell office:value-type="float" office:value="5.95435482956471e-06" table:style-name="ce1">
            <text:p>5.95435482956471e-06</text:p>
          </table:table-cell>
          <table:table-cell office:value-type="float" office:value="1.12683333333333" table:style-name="ce1">
            <text:p>1.12683333333333</text:p>
          </table:table-cell>
          <table:table-cell office:value-type="float" office:value="0.0027584538018905" table:style-name="ce1">
            <text:p>0.0027584538018905</text:p>
          </table:table-cell>
          <table:table-cell office:value-type="float" office:value="-2.7693105550863" table:style-name="ce1">
            <text:p>-2.7693105550863</text:p>
          </table:table-cell>
          <table:table-cell office:value-type="float" office:value="-3.15602166754504" table:style-name="ce1">
            <text:p>-3.15602166754504</text:p>
          </table:table-cell>
          <table:table-cell office:value-type="float" office:value="-3.15602166754504" table:style-name="ce1">
            <text:p>-3.15602166754504</text:p>
          </table:table-cell>
          <table:table-cell office:value-type="float" office:value="1.86045238218584" table:style-name="ce1">
            <text:p>1.8604523821858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F04565g" table:style-name="ce1">
            <text:p>CAGL0F04565g</text:p>
          </table:table-cell>
          <table:table-cell office:value-type="string" office:value="SWITCH" table:style-name="ce1">
            <text:p>SWITCH</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F04565g" table:style-name="ce1">
            <text:p>CAGL0F04565g</text:p>
          </table:table-cell>
          <table:table-cell office:value-type="string" office:value="YBL045C" table:style-name="ce1">
            <text:p>YBL045C</text:p>
          </table:table-cell>
          <table:table-cell office:value-type="string" office:value="S000000141" table:style-name="ce1">
            <text:p>S000000141</text:p>
          </table:table-cell>
          <table:table-cell office:value-type="string" office:value="YBL045C" table:style-name="ce1">
            <text:p>YBL045C</text:p>
          </table:table-cell>
          <table:table-cell office:value-type="string" office:value="COR1" table:style-name="ce1">
            <text:p>COR1</text:p>
          </table:table-cell>
          <table:table-cell office:value-type="string" office:value="Core subunit of the ubiquinol-cytochrome c reductase complex; the ubiquinol-cytochrome c reductase complex (bc1 complex) is a component of the mitochondrial inner membrane electron transport chain" table:style-name="ce1">
            <text:p>Core subunit of the ubiquinol-cytochrome c reductase complex; the ubiquinol-cytochrome c reductase complex (bc1 complex) is a component of the mitochondrial inner membrane electron transport chain</text:p>
          </table:table-cell>
        </table:table-row>
        <table:table-row>
          <table:table-cell office:value-type="string" office:value="CAGL0F04631g" table:style-name="ce1">
            <text:p>CAGL0F04631g</text:p>
          </table:table-cell>
          <table:table-cell office:value-type="string" office:value="" table:style-name="ce1">
            <text:p/>
          </table:table-cell>
          <table:table-cell office:value-type="string" office:value="Ortholog of S. cerevisiae : MOH1, C. albicans SC5314 : C4_03430W_A/MOH1, C. dubliniensis CD36 : Cd36_43220, C. parapsilosis CDC317 : CPAR2_403470 and C. auris B8441 : B9J08_003595" table:style-name="ce1">
            <text:p>Ortholog of S. cerevisiae : MOH1, C. albicans SC5314 : C4_03430W_A/MOH1, C. dubliniensis CD36 : Cd36_43220, C. parapsilosis CDC317 : CPAR2_403470 and C. auris B8441 : B9J08_003595</text:p>
          </table:table-cell>
          <table:table-cell office:value-type="float" office:value="3.081" table:style-name="ce1">
            <text:p>3.081</text:p>
          </table:table-cell>
          <table:table-cell office:value-type="float" office:value="0.000125609802417802" table:style-name="ce1">
            <text:p>0.000125609802417802</text:p>
          </table:table-cell>
          <table:table-cell office:value-type="float" office:value="3.94616666666667" table:style-name="ce1">
            <text:p>3.94616666666667</text:p>
          </table:table-cell>
          <table:table-cell office:value-type="float" office:value="1.11480600158555e-05" table:style-name="ce1">
            <text:p>1.11480600158555e-05</text:p>
          </table:table-cell>
          <table:table-cell office:value-type="float" office:value="3.94616666666667" table:style-name="ce1">
            <text:p>3.94616666666667</text:p>
          </table:table-cell>
          <table:table-cell office:value-type="float" office:value="1.11480600158555e-05" table:style-name="ce1">
            <text:p>1.11480600158555e-05</text:p>
          </table:table-cell>
          <table:table-cell office:value-type="float" office:value="0.0101666666666669" table:style-name="ce1">
            <text:p>0.0101666666666669</text:p>
          </table:table-cell>
          <table:table-cell office:value-type="float" office:value="0.983307401000471" table:style-name="ce1">
            <text:p>0.983307401000471</text:p>
          </table:table-cell>
          <table:table-cell office:value-type="float" office:value="3.56731411794609" table:style-name="ce1">
            <text:p>3.56731411794609</text:p>
          </table:table-cell>
          <table:table-cell office:value-type="float" office:value="5.13920241101826" table:style-name="ce1">
            <text:p>5.13920241101826</text:p>
          </table:table-cell>
          <table:table-cell office:value-type="float" office:value="5.13920241101826" table:style-name="ce1">
            <text:p>5.13920241101826</text:p>
          </table:table-cell>
          <table:table-cell office:value-type="float" office:value="-0.0931329284590637" table:style-name="ce1">
            <text:p>-0.0931329284590637</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F04631g" table:style-name="ce1">
            <text:p>CAGL0F04631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F04631g" table:style-name="ce1">
            <text:p>CAGL0F04631g</text:p>
          </table:table-cell>
          <table:table-cell office:value-type="string" office:value="YBL049W" table:style-name="ce1">
            <text:p>YBL049W</text:p>
          </table:table-cell>
          <table:table-cell office:value-type="string" office:value="S000000145" table:style-name="ce1">
            <text:p>S000000145</text:p>
          </table:table-cell>
          <table:table-cell office:value-type="string" office:value="YBL049W" table:style-name="ce1">
            <text:p>YBL049W</text:p>
          </table:table-cell>
          <table:table-cell office:value-type="string" office:value="MOH1" table:style-name="ce1">
            <text:p>MOH1</text:p>
          </table:table-cell>
          <table:table-cell office:value-type="string" office:value="Protein of unknown function, essential for stationary phase survival; not required for growth on nonfermentable carbon sources; possibly linked with vacuolar transport" table:style-name="ce1">
            <text:p>Protein of unknown function, essential for stationary phase survival; not required for growth on nonfermentable carbon sources; possibly linked with vacuolar transport</text:p>
          </table:table-cell>
        </table:table-row>
        <table:table-row>
          <table:table-cell office:value-type="string" office:value="CAGL0F04719g" table:style-name="ce1">
            <text:p>CAGL0F04719g</text:p>
          </table:table-cell>
          <table:table-cell office:value-type="string" office:value="" table:style-name="ce1">
            <text:p/>
          </table:table-cell>
          <table:table-cell office:value-type="string" office:value="Ortholog(s) have glycogen (starch) synthase activity, role in glycogen biosynthetic process and cytoplasm localization" table:style-name="ce1">
            <text:p>Ortholog(s) have glycogen (starch) synthase activity, role in glycogen biosynthetic process and cytoplasm localization</text:p>
          </table:table-cell>
          <table:table-cell office:value-type="float" office:value="2.05633333333333" table:style-name="ce1">
            <text:p>2.05633333333333</text:p>
          </table:table-cell>
          <table:table-cell office:value-type="float" office:value="0.00119719633893995" table:style-name="ce1">
            <text:p>0.00119719633893995</text:p>
          </table:table-cell>
          <table:table-cell office:value-type="float" office:value="-0.294416666666667" table:style-name="ce1">
            <text:p>-0.294416666666667</text:p>
          </table:table-cell>
          <table:table-cell office:value-type="float" office:value="0.2409272000638" table:style-name="ce1">
            <text:p>0.2409272000638</text:p>
          </table:table-cell>
          <table:table-cell office:value-type="float" office:value="-0.294416666666667" table:style-name="ce1">
            <text:p>-0.294416666666667</text:p>
          </table:table-cell>
          <table:table-cell office:value-type="float" office:value="0.2409272000638" table:style-name="ce1">
            <text:p>0.2409272000638</text:p>
          </table:table-cell>
          <table:table-cell office:value-type="float" office:value="-0.0580000000000001" table:style-name="ce1">
            <text:p>-0.0580000000000001</text:p>
          </table:table-cell>
          <table:table-cell office:value-type="float" office:value="0.838396537290476" table:style-name="ce1">
            <text:p>0.838396537290476</text:p>
          </table:table-cell>
          <table:table-cell office:value-type="float" office:value="2.36201839089321" table:style-name="ce1">
            <text:p>2.36201839089321</text:p>
          </table:table-cell>
          <table:table-cell office:value-type="float" office:value="-0.462165259972331" table:style-name="ce1">
            <text:p>-0.462165259972331</text:p>
          </table:table-cell>
          <table:table-cell office:value-type="float" office:value="-0.462165259972331" table:style-name="ce1">
            <text:p>-0.462165259972331</text:p>
          </table:table-cell>
          <table:table-cell office:value-type="float" office:value="-0.212389106377536" table:style-name="ce1">
            <text:p>-0.21238910637753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F04719g" table:style-name="ce1">
            <text:p>CAGL0F04719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F04719g" table:style-name="ce1">
            <text:p>CAGL0F04719g</text:p>
          </table:table-cell>
          <table:table-cell office:value-type="string" office:value="YLR258W" table:style-name="ce1">
            <text:p>YLR258W</text:p>
          </table:table-cell>
          <table:table-cell office:value-type="string" office:value="S000004248" table:style-name="ce1">
            <text:p>S000004248</text:p>
          </table:table-cell>
          <table:table-cell office:value-type="string" office:value="YLR258W" table:style-name="ce1">
            <text:p>YLR258W</text:p>
          </table:table-cell>
          <table:table-cell office:value-type="string" office:value="GSY2" table:style-name="ce1">
            <text:p>GSY2</text:p>
          </table:table-cell>
          <table:table-cell office:value-type="string" office:value="Glycogen synthase; expression induced by glucose limitation, nitrogen starvation, heat shock, and stationary phase; activity regulated by cAMP-dependent, Snf1p and Pho85p kinases as well as by the Gac1p-Glc7p phosphatase; GSY2 has a paralog, GSY1, that arose from the whole genome duplication; relocalizes from cytoplasm to plasma membrane upon DNA replication stress" table:style-name="ce1">
            <text:p>Glycogen synthase; expression induced by glucose limitation, nitrogen starvation, heat shock, and stationary phase; activity regulated by cAMP-dependent, Snf1p and Pho85p kinases as well as by the Gac1p-Glc7p phosphatase; GSY2 has a paralog, GSY1, that arose from the whole genome duplication; relocalizes from cytoplasm to plasma membrane upon DNA replication stress</text:p>
          </table:table-cell>
        </table:table-row>
        <table:table-row>
          <table:table-cell office:value-type="string" office:value="CAGL0F04807g" table:style-name="ce1">
            <text:p>CAGL0F04807g</text:p>
          </table:table-cell>
          <table:table-cell office:value-type="string" office:value="" table:style-name="ce1">
            <text:p/>
          </table:table-cell>
          <table:table-cell office:value-type="string" office:value="Ortholog(s) have role in pathogenesis and cell surface, hyphal cell wall, integral component of mitochondrial outer membrane, membrane, mitochondrial outer membrane, mitochondrion, plasma membrane localization" table:style-name="ce1">
            <text:p>Ortholog(s) have role in pathogenesis and cell surface, hyphal cell wall, integral component of mitochondrial outer membrane, membrane, mitochondrial outer membrane, mitochondrion, plasma membrane localization</text:p>
          </table:table-cell>
          <table:table-cell office:value-type="float" office:value="1.80733333333333" table:style-name="ce1">
            <text:p>1.80733333333333</text:p>
          </table:table-cell>
          <table:table-cell office:value-type="float" office:value="0.000104274406505448" table:style-name="ce1">
            <text:p>0.000104274406505448</text:p>
          </table:table-cell>
          <table:table-cell office:value-type="float" office:value="1.3695" table:style-name="ce1">
            <text:p>1.3695</text:p>
          </table:table-cell>
          <table:table-cell office:value-type="float" office:value="0.00155748756330523" table:style-name="ce1">
            <text:p>0.00155748756330523</text:p>
          </table:table-cell>
          <table:table-cell office:value-type="float" office:value="1.3695" table:style-name="ce1">
            <text:p>1.3695</text:p>
          </table:table-cell>
          <table:table-cell office:value-type="float" office:value="0.00155748756330523" table:style-name="ce1">
            <text:p>0.00155748756330523</text:p>
          </table:table-cell>
          <table:table-cell office:value-type="float" office:value="0.615333333333333" table:style-name="ce1">
            <text:p>0.615333333333333</text:p>
          </table:table-cell>
          <table:table-cell office:value-type="float" office:value="0.0407678989245157" table:style-name="ce1">
            <text:p>0.0407678989245157</text:p>
          </table:table-cell>
          <table:table-cell office:value-type="float" office:value="2.06912447153456" table:style-name="ce1">
            <text:p>2.06912447153456</text:p>
          </table:table-cell>
          <table:table-cell office:value-type="float" office:value="1.73569486710667" table:style-name="ce1">
            <text:p>1.73569486710667</text:p>
          </table:table-cell>
          <table:table-cell office:value-type="float" office:value="1.73569486710667" table:style-name="ce1">
            <text:p>1.73569486710667</text:p>
          </table:table-cell>
          <table:table-cell office:value-type="float" office:value="0.965593677951628" table:style-name="ce1">
            <text:p>0.96559367795162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F04807g" table:style-name="ce1">
            <text:p>CAGL0F04807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F04807g" table:style-name="ce1">
            <text:p>CAGL0F04807g</text:p>
          </table:table-cell>
          <table:table-cell office:value-type="string" office:value="YIL136W" table:style-name="ce1">
            <text:p>YIL136W</text:p>
          </table:table-cell>
          <table:table-cell office:value-type="string" office:value="S000001398" table:style-name="ce1">
            <text:p>S000001398</text:p>
          </table:table-cell>
          <table:table-cell office:value-type="string" office:value="YIL136W" table:style-name="ce1">
            <text:p>YIL136W</text:p>
          </table:table-cell>
          <table:table-cell office:value-type="string" office:value="OM45" table:style-name="ce1">
            <text:p>OM45</text:p>
          </table:table-cell>
          <table:table-cell office:value-type="string" office:value="Mitochondrial outer membrane protein of unknown function; major constituent of the outer membrane, extending into the intermembrane space; interacts with porin (Por1p) and with Om14p; imported via the presequence pathway involving the TOM and TIM23 complexes, then assembled in the outer membrane by Mim1p; protein abundance increases in response to DNA replication stress" table:style-name="ce1">
            <text:p>Mitochondrial outer membrane protein of unknown function; major constituent of the outer membrane, extending into the intermembrane space; interacts with porin (Por1p) and with Om14p; imported via the presequence pathway involving the TOM and TIM23 complexes, then assembled in the outer membrane by Mim1p; protein abundance increases in response to DNA replication stress</text:p>
          </table:table-cell>
        </table:table-row>
        <table:table-row>
          <table:table-cell office:value-type="string" office:value="CAGL0F04895g" table:style-name="ce1">
            <text:p>CAGL0F04895g</text:p>
          </table:table-cell>
          <table:table-cell office:value-type="string" office:value="" table:style-name="ce1">
            <text:p/>
          </table:table-cell>
          <table:table-cell office:value-type="string" office:value="Ortholog(s) have glycogen phosphorylase activity, role in glycogen catabolic process and cell surface, cytoplasm, hyphal cell wall localization" table:style-name="ce1">
            <text:p>Ortholog(s) have glycogen phosphorylase activity, role in glycogen catabolic process and cell surface, cytoplasm, hyphal cell wall localization</text:p>
          </table:table-cell>
          <table:table-cell office:value-type="float" office:value="3.42033333333333" table:style-name="ce1">
            <text:p>3.42033333333333</text:p>
          </table:table-cell>
          <table:table-cell office:value-type="float" office:value="1.94132749996216e-05" table:style-name="ce1">
            <text:p>1.94132749996216e-05</text:p>
          </table:table-cell>
          <table:table-cell office:value-type="float" office:value="1.04958333333333" table:style-name="ce1">
            <text:p>1.04958333333333</text:p>
          </table:table-cell>
          <table:table-cell office:value-type="float" office:value="0.000354945101303943" table:style-name="ce1">
            <text:p>0.000354945101303943</text:p>
          </table:table-cell>
          <table:table-cell office:value-type="float" office:value="1.04958333333333" table:style-name="ce1">
            <text:p>1.04958333333333</text:p>
          </table:table-cell>
          <table:table-cell office:value-type="float" office:value="0.000354945101303943" table:style-name="ce1">
            <text:p>0.000354945101303943</text:p>
          </table:table-cell>
          <table:table-cell office:value-type="float" office:value="0.735333333333333" table:style-name="ce1">
            <text:p>0.735333333333333</text:p>
          </table:table-cell>
          <table:table-cell office:value-type="float" office:value="0.00310140815137398" table:style-name="ce1">
            <text:p>0.00310140815137398</text:p>
          </table:table-cell>
          <table:table-cell office:value-type="float" office:value="3.9664654029623" table:style-name="ce1">
            <text:p>3.9664654029623</text:p>
          </table:table-cell>
          <table:table-cell office:value-type="float" office:value="1.31311836448453" table:style-name="ce1">
            <text:p>1.31311836448453</text:p>
          </table:table-cell>
          <table:table-cell office:value-type="float" office:value="1.31311836448453" table:style-name="ce1">
            <text:p>1.31311836448453</text:p>
          </table:table-cell>
          <table:table-cell office:value-type="float" office:value="1.17553120387168" table:style-name="ce1">
            <text:p>1.1755312038716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F04895g" table:style-name="ce1">
            <text:p>CAGL0F04895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F04895g" table:style-name="ce1">
            <text:p>CAGL0F04895g</text:p>
          </table:table-cell>
          <table:table-cell office:value-type="string" office:value="YPR160W" table:style-name="ce1">
            <text:p>YPR160W</text:p>
          </table:table-cell>
          <table:table-cell office:value-type="string" office:value="S000006364" table:style-name="ce1">
            <text:p>S000006364</text:p>
          </table:table-cell>
          <table:table-cell office:value-type="string" office:value="YPR160W" table:style-name="ce1">
            <text:p>YPR160W</text:p>
          </table:table-cell>
          <table:table-cell office:value-type="string" office:value="GPH1" table:style-name="ce1">
            <text:p>GPH1</text:p>
          </table:table-cell>
          <table:table-cell office:value-type="string" office:value="Glycogen phosphorylase required for the mobilization of glycogen; non-essential; regulated by cyclic AMP-mediated phosphorylation; phosphorylation by Cdc28p may coordinately regulate carbohydrate metabolism and the cell cycle; expression is regulated by stress-response elements and by the HOG MAP kinase pathway" table:style-name="ce1">
            <text:p>Glycogen phosphorylase required for the mobilization of glycogen; non-essential; regulated by cyclic AMP-mediated phosphorylation; phosphorylation by Cdc28p may coordinately regulate carbohydrate metabolism and the cell cycle; expression is regulated by stress-response elements and by the HOG MAP kinase pathway</text:p>
          </table:table-cell>
        </table:table-row>
        <table:table-row>
          <table:table-cell office:value-type="string" office:value="CAGL0F04917g" table:style-name="ce1">
            <text:p>CAGL0F04917g</text:p>
          </table:table-cell>
          <table:table-cell office:value-type="string" office:value="" table:style-name="ce1">
            <text:p/>
          </table:table-cell>
          <table:table-cell office:value-type="string" office:value="Putative regulatory subunit for protein phosphatase; gene is upregulated in azole-resistant strain" table:style-name="ce1">
            <text:p>Putative regulatory subunit for protein phosphatase; gene is upregulated in azole-resistant strain</text:p>
          </table:table-cell>
          <table:table-cell office:value-type="float" office:value="0.4035" table:style-name="ce1">
            <text:p>0.4035</text:p>
          </table:table-cell>
          <table:table-cell office:value-type="float" office:value="0.0363263797272277" table:style-name="ce1">
            <text:p>0.0363263797272277</text:p>
          </table:table-cell>
          <table:table-cell office:value-type="float" office:value="-1.28616666666667" table:style-name="ce1">
            <text:p>-1.28616666666667</text:p>
          </table:table-cell>
          <table:table-cell office:value-type="float" office:value="0.00032428682073958" table:style-name="ce1">
            <text:p>0.00032428682073958</text:p>
          </table:table-cell>
          <table:table-cell office:value-type="float" office:value="-1.28616666666667" table:style-name="ce1">
            <text:p>-1.28616666666667</text:p>
          </table:table-cell>
          <table:table-cell office:value-type="float" office:value="0.00032428682073958" table:style-name="ce1">
            <text:p>0.00032428682073958</text:p>
          </table:table-cell>
          <table:table-cell office:value-type="float" office:value="-1.23833333333333" table:style-name="ce1">
            <text:p>-1.23833333333333</text:p>
          </table:table-cell>
          <table:table-cell office:value-type="float" office:value="0.000438093874424733" table:style-name="ce1">
            <text:p>0.000438093874424733</text:p>
          </table:table-cell>
          <table:table-cell office:value-type="float" office:value="0.417822274240088" table:style-name="ce1">
            <text:p>0.417822274240088</text:p>
          </table:table-cell>
          <table:table-cell office:value-type="float" office:value="-1.77216342556392" table:style-name="ce1">
            <text:p>-1.77216342556392</text:p>
          </table:table-cell>
          <table:table-cell office:value-type="float" office:value="-1.77216342556392" table:style-name="ce1">
            <text:p>-1.77216342556392</text:p>
          </table:table-cell>
          <table:table-cell office:value-type="float" office:value="-2.27735793771891" table:style-name="ce1">
            <text:p>-2.2773579377189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ENERGY PRODUCTION (NON RESPIRATORY)" table:style-name="ce1">
            <text:p>ENERGY PRODUCTION (NON RESPIRATORY)</text:p>
          </table:table-cell>
          <table:table-cell office:value-type="string" office:value="F1" table:style-name="ce1">
            <text:p>F1</text:p>
          </table:table-cell>
          <table:table-cell office:value-type="string" office:value="CAGL0F04917g" table:style-name="ce1">
            <text:p>CAGL0F04917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F04917g" table:style-name="ce1">
            <text:p>CAGL0F04917g</text:p>
          </table:table-cell>
          <table:table-cell office:value-type="string" office:value="YLR273C" table:style-name="ce1">
            <text:p>YLR273C</text:p>
          </table:table-cell>
          <table:table-cell office:value-type="string" office:value="S000004263" table:style-name="ce1">
            <text:p>S000004263</text:p>
          </table:table-cell>
          <table:table-cell office:value-type="string" office:value="YLR273C" table:style-name="ce1">
            <text:p>YLR273C</text:p>
          </table:table-cell>
          <table:table-cell office:value-type="string" office:value="PIG1" table:style-name="ce1">
            <text:p>PIG1</text:p>
          </table:table-cell>
          <table:table-cell office:value-type="string" office:value="Putative targeting subunit for type-1 protein phosphatase Glc7p; tethers Glc7p to Gsy2p glycogen synthase; PIG1 has a paralog, GAC1, that arose from the whole genome duplication" table:style-name="ce1">
            <text:p>Putative targeting subunit for type-1 protein phosphatase Glc7p; tethers Glc7p to Gsy2p glycogen synthase; PIG1 has a paralog, GAC1, that arose from the whole genome duplication</text:p>
          </table:table-cell>
        </table:table-row>
        <table:table-row>
          <table:table-cell office:value-type="string" office:value="CAGL0F05093g" table:style-name="ce1">
            <text:p>CAGL0F05093g</text:p>
          </table:table-cell>
          <table:table-cell office:value-type="string" office:value="" table:style-name="ce1">
            <text:p/>
          </table:table-cell>
          <table:table-cell office:value-type="string" office:value="Ortholog(s) have role in microtubule-based process" table:style-name="ce1">
            <text:p>Ortholog(s) have role in microtubule-based process</text:p>
          </table:table-cell>
          <table:table-cell office:value-type="float" office:value="0.133666666666667" table:style-name="ce1">
            <text:p>0.133666666666667</text:p>
          </table:table-cell>
          <table:table-cell office:value-type="float" office:value="0.323951246642322" table:style-name="ce1">
            <text:p>0.323951246642322</text:p>
          </table:table-cell>
          <table:table-cell office:value-type="float" office:value="0.178416666666667" table:style-name="ce1">
            <text:p>0.178416666666667</text:p>
          </table:table-cell>
          <table:table-cell office:value-type="float" office:value="0.44885487441673" table:style-name="ce1">
            <text:p>0.44885487441673</text:p>
          </table:table-cell>
          <table:table-cell office:value-type="float" office:value="0.178416666666667" table:style-name="ce1">
            <text:p>0.178416666666667</text:p>
          </table:table-cell>
          <table:table-cell office:value-type="float" office:value="0.44885487441673" table:style-name="ce1">
            <text:p>0.44885487441673</text:p>
          </table:table-cell>
          <table:table-cell office:value-type="float" office:value="1.66033333333333" table:style-name="ce1">
            <text:p>1.66033333333333</text:p>
          </table:table-cell>
          <table:table-cell office:value-type="float" office:value="6.37422212347735e-05" table:style-name="ce1">
            <text:p>6.37422212347735e-05</text:p>
          </table:table-cell>
          <table:table-cell office:value-type="float" office:value="0.10042250486816" table:style-name="ce1">
            <text:p>0.10042250486816</text:p>
          </table:table-cell>
          <table:table-cell office:value-type="float" office:value="0.162398187768754" table:style-name="ce1">
            <text:p>0.162398187768754</text:p>
          </table:table-cell>
          <table:table-cell office:value-type="float" office:value="0.162398187768754" table:style-name="ce1">
            <text:p>0.162398187768754</text:p>
          </table:table-cell>
          <table:table-cell office:value-type="float" office:value="2.79379963283872" table:style-name="ce1">
            <text:p>2.7937996328387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F05093g" table:style-name="ce1">
            <text:p>CAGL0F0509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F05093g" table:style-name="ce1">
            <text:p>CAGL0F05093g</text:p>
          </table:table-cell>
          <table:table-cell office:value-type="string" office:value="YLR412W" table:style-name="ce1">
            <text:p>YLR412W</text:p>
          </table:table-cell>
          <table:table-cell office:value-type="string" office:value="S000004404" table:style-name="ce1">
            <text:p>S000004404</text:p>
          </table:table-cell>
          <table:table-cell office:value-type="string" office:value="YLR412W" table:style-name="ce1">
            <text:p>YLR412W</text:p>
          </table:table-cell>
          <table:table-cell office:value-type="string" office:value="BER1" table:style-name="ce1">
            <text:p>BER1</text:p>
          </table:table-cell>
          <table:table-cell office:value-type="string" office:value="Protein involved in microtubule-related processes; GFP-fusion protein localizes to the cytoplasm and is induced in response to the DNA-damaging agent MMS; YLR412W is not an essential gene; similar to Arabidopsis SRR1 gene" table:style-name="ce1">
            <text:p>Protein involved in microtubule-related processes; GFP-fusion protein localizes to the cytoplasm and is induced in response to the DNA-damaging agent MMS; YLR412W is not an essential gene; similar to Arabidopsis SRR1 gene</text:p>
          </table:table-cell>
        </table:table-row>
        <table:table-row>
          <table:table-cell office:value-type="string" office:value="CAGL0F05687g" table:style-name="ce1">
            <text:p>CAGL0F05687g</text:p>
          </table:table-cell>
          <table:table-cell office:value-type="string" office:value="" table:style-name="ce1">
            <text:p/>
          </table:table-cell>
          <table:table-cell office:value-type="string" office:value="Ortholog of S. cerevisiae : YDR186C and Saccharomyces cerevisiae S288C : YDR186C" table:style-name="ce1">
            <text:p>Ortholog of S. cerevisiae : YDR186C and Saccharomyces cerevisiae S288C : YDR186C</text:p>
          </table:table-cell>
          <table:table-cell office:value-type="float" office:value="2.2825" table:style-name="ce1">
            <text:p>2.2825</text:p>
          </table:table-cell>
          <table:table-cell office:value-type="float" office:value="1.9206138055567e-05" table:style-name="ce1">
            <text:p>1.9206138055567e-05</text:p>
          </table:table-cell>
          <table:table-cell office:value-type="float" office:value="1.85633333333333" table:style-name="ce1">
            <text:p>1.85633333333333</text:p>
          </table:table-cell>
          <table:table-cell office:value-type="float" office:value="6.48465816189307e-05" table:style-name="ce1">
            <text:p>6.48465816189307e-05</text:p>
          </table:table-cell>
          <table:table-cell office:value-type="float" office:value="1.85633333333333" table:style-name="ce1">
            <text:p>1.85633333333333</text:p>
          </table:table-cell>
          <table:table-cell office:value-type="float" office:value="6.48465816189307e-05" table:style-name="ce1">
            <text:p>6.48465816189307e-05</text:p>
          </table:table-cell>
          <table:table-cell office:value-type="float" office:value="-1.00033333333333" table:style-name="ce1">
            <text:p>-1.00033333333333</text:p>
          </table:table-cell>
          <table:table-cell office:value-type="float" office:value="0.00518279146052254" table:style-name="ce1">
            <text:p>0.00518279146052254</text:p>
          </table:table-cell>
          <table:table-cell office:value-type="float" office:value="2.62805389863732" table:style-name="ce1">
            <text:p>2.62805389863732</text:p>
          </table:table-cell>
          <table:table-cell office:value-type="float" office:value="2.37875085260251" table:style-name="ce1">
            <text:p>2.37875085260251</text:p>
          </table:table-cell>
          <table:table-cell office:value-type="float" office:value="2.37875085260251" table:style-name="ce1">
            <text:p>2.37875085260251</text:p>
          </table:table-cell>
          <table:table-cell office:value-type="float" office:value="-1.86098184464415" table:style-name="ce1">
            <text:p>-1.8609818446441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INTRACELLULAR TRANSPORT" table:style-name="ce1">
            <text:p>INTRACELLULAR TRANSPORT</text:p>
          </table:table-cell>
          <table:table-cell office:value-type="string" office:value="F4" table:style-name="ce1">
            <text:p>F4</text:p>
          </table:table-cell>
          <table:table-cell office:value-type="string" office:value="CAGL0F05687g" table:style-name="ce1">
            <text:p>CAGL0F05687g</text:p>
          </table:table-cell>
          <table:table-cell office:value-type="string" office:value="SWITCH" table:style-name="ce1">
            <text:p>SWITCH</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F05687g" table:style-name="ce1">
            <text:p>CAGL0F05687g</text:p>
          </table:table-cell>
          <table:table-cell office:value-type="string" office:value="YDR186C" table:style-name="ce1">
            <text:p>YDR186C</text:p>
          </table:table-cell>
          <table:table-cell office:value-type="string" office:value="S000002594" table:style-name="ce1">
            <text:p>S000002594</text:p>
          </table:table-cell>
          <table:table-cell office:value-type="string" office:value="YDR186C" table:style-name="ce1">
            <text:p>YDR186C</text:p>
          </table:table-cell>
          <table:table-cell office:value-type="string" office:value="SND1" table:style-name="ce1">
            <text:p>SND1</text:p>
          </table:table-cell>
          <table:table-cell office:value-type="string" office:value="Protein involved in SRP-independent targeting of substrates to the ER; component of an alternative ER targeting pathway that has partial functional redundancy with the GET pathway; preference for substrates with downstream transmembrane domains; interacts with Env10p/Snd2p and Pho88p/Snd3p; can compensate for loss of SRP; may interact with ribosomes, based on co-purification experiments; GFP-fusion protein localizes to the cytoplasm" table:style-name="ce1">
            <text:p>Protein involved in SRP-independent targeting of substrates to the ER; component of an alternative ER targeting pathway that has partial functional redundancy with the GET pathway; preference for substrates with downstream transmembrane domains; interacts with Env10p/Snd2p and Pho88p/Snd3p; can compensate for loss of SRP; may interact with ribosomes, based on co-purification experiments; GFP-fusion protein localizes to the cytoplasm</text:p>
          </table:table-cell>
        </table:table-row>
        <table:table-row>
          <table:table-cell office:value-type="string" office:value="CAGL0F05863g" table:style-name="ce1">
            <text:p>CAGL0F05863g</text:p>
          </table:table-cell>
          <table:table-cell office:value-type="string" office:value="" table:style-name="ce1">
            <text:p/>
          </table:table-cell>
          <table:table-cell office:value-type="string" office:value="Ortholog(s) have succinate dehydrogenase (ubiquinone) activity, role in cellular respiration and plasma membrane localization" table:style-name="ce1">
            <text:p>Ortholog(s) have succinate dehydrogenase (ubiquinone) activity, role in cellular respiration and plasma membrane localization</text:p>
          </table:table-cell>
          <table:table-cell office:value-type="float" office:value="-1.87783333333333" table:style-name="ce1">
            <text:p>-1.87783333333333</text:p>
          </table:table-cell>
          <table:table-cell office:value-type="float" office:value="2.53375570436796e-05" table:style-name="ce1">
            <text:p>2.53375570436796e-05</text:p>
          </table:table-cell>
          <table:table-cell office:value-type="float" office:value="-1.97341666666667" table:style-name="ce1">
            <text:p>-1.97341666666667</text:p>
          </table:table-cell>
          <table:table-cell office:value-type="float" office:value="5.95435482956471e-06" table:style-name="ce1">
            <text:p>5.95435482956471e-06</text:p>
          </table:table-cell>
          <table:table-cell office:value-type="float" office:value="-1.97341666666667" table:style-name="ce1">
            <text:p>-1.97341666666667</text:p>
          </table:table-cell>
          <table:table-cell office:value-type="float" office:value="5.95435482956471e-06" table:style-name="ce1">
            <text:p>5.95435482956471e-06</text:p>
          </table:table-cell>
          <table:table-cell office:value-type="float" office:value="1.30016666666667" table:style-name="ce1">
            <text:p>1.30016666666667</text:p>
          </table:table-cell>
          <table:table-cell office:value-type="float" office:value="0.000324492206694905" table:style-name="ce1">
            <text:p>0.000324492206694905</text:p>
          </table:table-cell>
          <table:table-cell office:value-type="float" office:value="-2.26566632561349" table:style-name="ce1">
            <text:p>-2.26566632561349</text:p>
          </table:table-cell>
          <table:table-cell office:value-type="float" office:value="-2.67994889498949" table:style-name="ce1">
            <text:p>-2.67994889498949</text:p>
          </table:table-cell>
          <table:table-cell office:value-type="float" office:value="-2.67994889498949" table:style-name="ce1">
            <text:p>-2.67994889498949</text:p>
          </table:table-cell>
          <table:table-cell office:value-type="float" office:value="2.16369547518146" table:style-name="ce1">
            <text:p>2.1636954751814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F05863g" table:style-name="ce1">
            <text:p>CAGL0F05863g</text:p>
          </table:table-cell>
          <table:table-cell office:value-type="string" office:value="SWITCH" table:style-name="ce1">
            <text:p>SWITCH</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UP" table:style-name="ce1">
            <text:p>UP</text:p>
          </table:table-cell>
          <table:table-cell office:value-type="string" office:value="CAGL0F05863g" table:style-name="ce1">
            <text:p>CAGL0F05863g</text:p>
          </table:table-cell>
          <table:table-cell office:value-type="string" office:value="YDR178W" table:style-name="ce1">
            <text:p>YDR178W</text:p>
          </table:table-cell>
          <table:table-cell office:value-type="string" office:value="S000002585" table:style-name="ce1">
            <text:p>S000002585</text:p>
          </table:table-cell>
          <table:table-cell office:value-type="string" office:value="YDR178W" table:style-name="ce1">
            <text:p>YDR178W</text:p>
          </table:table-cell>
          <table:table-cell office:value-type="string" office:value="SDH4" table:style-name="ce1">
            <text:p>SDH4</text:p>
          </table:table-cell>
          <table:table-cell office:value-type="string" office:value="Membrane anchor subunit of succinate dehydrogenase (SDH); involved in coupling the oxidation of succinate to the transfer of electrons to ubiquinone as part of the TCA cycle and the mitochondrial respiratory chain; has similarity to human SDH subunit D (SDHD), which is implicated in paraganglioma" table:style-name="ce1">
            <text:p>Membrane anchor subunit of succinate dehydrogenase (SDH); involved in coupling the oxidation of succinate to the transfer of electrons to ubiquinone as part of the TCA cycle and the mitochondrial respiratory chain; has similarity to human SDH subunit D (SDHD), which is implicated in paraganglioma</text:p>
          </table:table-cell>
        </table:table-row>
        <table:table-row>
          <table:table-cell office:value-type="string" office:value="CAGL0F06413g" table:style-name="ce1">
            <text:p>CAGL0F06413g</text:p>
          </table:table-cell>
          <table:table-cell office:value-type="string" office:value="FET3" table:style-name="ce1">
            <text:p>FET3</text:p>
          </table:table-cell>
          <table:table-cell office:value-type="string" office:value="Putative copper ferroxidase involved in iron uptake" table:style-name="ce1">
            <text:p>Putative copper ferroxidase involved in iron uptake</text:p>
          </table:table-cell>
          <table:table-cell office:value-type="float" office:value="2.81516666666667" table:style-name="ce1">
            <text:p>2.81516666666667</text:p>
          </table:table-cell>
          <table:table-cell office:value-type="float" office:value="1.44310767731307e-05" table:style-name="ce1">
            <text:p>1.44310767731307e-05</text:p>
          </table:table-cell>
          <table:table-cell office:value-type="float" office:value="3.04441666666667" table:style-name="ce1">
            <text:p>3.04441666666667</text:p>
          </table:table-cell>
          <table:table-cell office:value-type="float" office:value="1.09398810709945e-05" table:style-name="ce1">
            <text:p>1.09398810709945e-05</text:p>
          </table:table-cell>
          <table:table-cell office:value-type="float" office:value="3.04441666666667" table:style-name="ce1">
            <text:p>3.04441666666667</text:p>
          </table:table-cell>
          <table:table-cell office:value-type="float" office:value="1.09398810709945e-05" table:style-name="ce1">
            <text:p>1.09398810709945e-05</text:p>
          </table:table-cell>
          <table:table-cell office:value-type="float" office:value="-2.32833333333333" table:style-name="ce1">
            <text:p>-2.32833333333333</text:p>
          </table:table-cell>
          <table:table-cell office:value-type="float" office:value="4.53213806955837e-05" table:style-name="ce1">
            <text:p>4.53213806955837e-05</text:p>
          </table:table-cell>
          <table:table-cell office:value-type="float" office:value="3.25461947177671" table:style-name="ce1">
            <text:p>3.25461947177671</text:p>
          </table:table-cell>
          <table:table-cell office:value-type="float" office:value="3.94808484527869" table:style-name="ce1">
            <text:p>3.94808484527869</text:p>
          </table:table-cell>
          <table:table-cell office:value-type="float" office:value="3.94808484527869" table:style-name="ce1">
            <text:p>3.94808484527869</text:p>
          </table:table-cell>
          <table:table-cell office:value-type="float" office:value="-4.18429046482602" table:style-name="ce1">
            <text:p>-4.1842904648260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METALLOENZYME" table:style-name="ce1">
            <text:p>METALLOENZYME</text:p>
          </table:table-cell>
          <table:table-cell office:value-type="string" office:value="F3" table:style-name="ce1">
            <text:p>F3</text:p>
          </table:table-cell>
          <table:table-cell office:value-type="string" office:value="CAGL0F06413g" table:style-name="ce1">
            <text:p>CAGL0F06413g</text:p>
          </table:table-cell>
          <table:table-cell office:value-type="string" office:value="SWITCH" table:style-name="ce1">
            <text:p>SWITCH</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DOWN" table:style-name="ce1">
            <text:p>DOWN</text:p>
          </table:table-cell>
          <table:table-cell office:value-type="string" office:value="CAGL0F06413g" table:style-name="ce1">
            <text:p>CAGL0F06413g</text:p>
          </table:table-cell>
          <table:table-cell office:value-type="string" office:value="YMR058W" table:style-name="ce1">
            <text:p>YMR058W</text:p>
          </table:table-cell>
          <table:table-cell office:value-type="string" office:value="S000004662" table:style-name="ce1">
            <text:p>S000004662</text:p>
          </table:table-cell>
          <table:table-cell office:value-type="string" office:value="YMR058W" table:style-name="ce1">
            <text:p>YMR058W</text:p>
          </table:table-cell>
          <table:table-cell office:value-type="string" office:value="FET3" table:style-name="ce1">
            <text:p>FET3</text:p>
          </table:table-cell>
          <table:table-cell office:value-type="string" office:value="Ferro-O2-oxidoreductase; multicopper oxidase that oxidizes ferrous (Fe2+) to ferric iron (Fe3+) for subsequent cellular uptake by transmembrane permease Ftr1p; required for high-affinity iron uptake and involved in mediating resistance to copper ion toxicity, belongs to class of integral membrane multicopper oxidases; protein abundance increases in response to DNA replication stress" table:style-name="ce1">
            <text:p>Ferro-O2-oxidoreductase; multicopper oxidase that oxidizes ferrous (Fe2+) to ferric iron (Fe3+) for subsequent cellular uptake by transmembrane permease Ftr1p; required for high-affinity iron uptake and involved in mediating resistance to copper ion toxicity, belongs to class of integral membrane multicopper oxidases; protein abundance increases in response to DNA replication stress</text:p>
          </table:table-cell>
        </table:table-row>
        <table:table-row>
          <table:table-cell office:value-type="string" office:value="CAGL0F06677g" table:style-name="ce1">
            <text:p>CAGL0F06677g</text:p>
          </table:table-cell>
          <table:table-cell office:value-type="string" office:value="GPA1" table:style-name="ce1">
            <text:p>GPA1</text:p>
          </table:table-cell>
          <table:table-cell office:value-type="string" office:value="Ortholog(s) have G-protein beta-subunit binding, GTPase activity, guanyl nucleotide binding activity" table:style-name="ce1">
            <text:p>Ortholog(s) have G-protein beta-subunit binding, GTPase activity, guanyl nucleotide binding activity</text:p>
          </table:table-cell>
          <table:table-cell office:value-type="float" office:value="2.58233333333333" table:style-name="ce1">
            <text:p>2.58233333333333</text:p>
          </table:table-cell>
          <table:table-cell office:value-type="float" office:value="3.52869645097937e-06" table:style-name="ce1">
            <text:p>3.52869645097937e-06</text:p>
          </table:table-cell>
          <table:table-cell office:value-type="float" office:value="3.801" table:style-name="ce1">
            <text:p>3.801</text:p>
          </table:table-cell>
          <table:table-cell office:value-type="float" office:value="1.27384286907957e-06" table:style-name="ce1">
            <text:p>1.27384286907957e-06</text:p>
          </table:table-cell>
          <table:table-cell office:value-type="float" office:value="3.801" table:style-name="ce1">
            <text:p>3.801</text:p>
          </table:table-cell>
          <table:table-cell office:value-type="float" office:value="1.27384286907957e-06" table:style-name="ce1">
            <text:p>1.27384286907957e-06</text:p>
          </table:table-cell>
          <table:table-cell office:value-type="float" office:value="0.427333333333333" table:style-name="ce1">
            <text:p>0.427333333333333</text:p>
          </table:table-cell>
          <table:table-cell office:value-type="float" office:value="0.155500899047579" table:style-name="ce1">
            <text:p>0.155500899047579</text:p>
          </table:table-cell>
          <table:table-cell office:value-type="float" office:value="2.98074209202836" table:style-name="ce1">
            <text:p>2.98074209202836</text:p>
          </table:table-cell>
          <table:table-cell office:value-type="float" office:value="4.94745240644213" table:style-name="ce1">
            <text:p>4.94745240644213</text:p>
          </table:table-cell>
          <table:table-cell office:value-type="float" office:value="4.94745240644213" table:style-name="ce1">
            <text:p>4.94745240644213</text:p>
          </table:table-cell>
          <table:table-cell office:value-type="float" office:value="0.636691554010217" table:style-name="ce1">
            <text:p>0.636691554010217</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SIGNAL TRANSDUCTION" table:style-name="ce1">
            <text:p>SIGNAL TRANSDUCTION</text:p>
          </table:table-cell>
          <table:table-cell office:value-type="string" office:value="F2" table:style-name="ce1">
            <text:p>F2</text:p>
          </table:table-cell>
          <table:table-cell office:value-type="string" office:value="CAGL0F06677g" table:style-name="ce1">
            <text:p>CAGL0F06677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F06677g" table:style-name="ce1">
            <text:p>CAGL0F06677g</text:p>
          </table:table-cell>
          <table:table-cell office:value-type="string" office:value="YHR005C" table:style-name="ce1">
            <text:p>YHR005C</text:p>
          </table:table-cell>
          <table:table-cell office:value-type="string" office:value="S000001047" table:style-name="ce1">
            <text:p>S000001047</text:p>
          </table:table-cell>
          <table:table-cell office:value-type="string" office:value="YHR005C" table:style-name="ce1">
            <text:p>YHR005C</text:p>
          </table:table-cell>
          <table:table-cell office:value-type="string" office:value="GPA1" table:style-name="ce1">
            <text:p>GPA1</text:p>
          </table:table-cell>
          <table:table-cell office:value-type="string" office:value="Subunit of the G protein involved in pheromone response; GTP-binding alpha subunit of the heterotrimeric G protein; negatively regulates the mating pathway by sequestering G(beta)gamma and by triggering an adaptive response; activates Vps34p at the endosome; protein abundance increases in response to DNA replication stress" table:style-name="ce1">
            <text:p>Subunit of the G protein involved in pheromone response; GTP-binding alpha subunit of the heterotrimeric G protein; negatively regulates the mating pathway by sequestering G(beta)gamma and by triggering an adaptive response; activates Vps34p at the endosome; protein abundance increases in response to DNA replication stress</text:p>
          </table:table-cell>
        </table:table-row>
        <table:table-row>
          <table:table-cell office:value-type="string" office:value="CAGL0F07029g" table:style-name="ce1">
            <text:p>CAGL0F07029g</text:p>
          </table:table-cell>
          <table:table-cell office:value-type="string" office:value="MET13" table:style-name="ce1">
            <text:p>MET13</text:p>
          </table:table-cell>
          <table:table-cell office:value-type="string" office:value="Ortholog(s) have methylenetetrahydrofolate reductase (NAD(P)H) activity and role in methionine biosynthetic process, one-carbon metabolic process" table:style-name="ce1">
            <text:p>Ortholog(s) have methylenetetrahydrofolate reductase (NAD(P)H) activity and role in methionine biosynthetic process, one-carbon metabolic process</text:p>
          </table:table-cell>
          <table:table-cell office:value-type="float" office:value="1.95883333333333" table:style-name="ce1">
            <text:p>1.95883333333333</text:p>
          </table:table-cell>
          <table:table-cell office:value-type="float" office:value="0.000735109040088189" table:style-name="ce1">
            <text:p>0.000735109040088189</text:p>
          </table:table-cell>
          <table:table-cell office:value-type="float" office:value="3.08833333333333" table:style-name="ce1">
            <text:p>3.08833333333333</text:p>
          </table:table-cell>
          <table:table-cell office:value-type="float" office:value="8.13843071554029e-07" table:style-name="ce1">
            <text:p>8.13843071554029e-07</text:p>
          </table:table-cell>
          <table:table-cell office:value-type="float" office:value="3.08833333333333" table:style-name="ce1">
            <text:p>3.08833333333333</text:p>
          </table:table-cell>
          <table:table-cell office:value-type="float" office:value="8.13843071554029e-07" table:style-name="ce1">
            <text:p>8.13843071554029e-07</text:p>
          </table:table-cell>
          <table:table-cell office:value-type="float" office:value="0.289833333333333" table:style-name="ce1">
            <text:p>0.289833333333333</text:p>
          </table:table-cell>
          <table:table-cell office:value-type="float" office:value="0.212065130688099" table:style-name="ce1">
            <text:p>0.212065130688099</text:p>
          </table:table-cell>
          <table:table-cell office:value-type="float" office:value="2.24733101283109" table:style-name="ce1">
            <text:p>2.24733101283109</text:p>
          </table:table-cell>
          <table:table-cell office:value-type="float" office:value="4.0060941750213" table:style-name="ce1">
            <text:p>4.0060941750213</text:p>
          </table:table-cell>
          <table:table-cell office:value-type="float" office:value="4.0060941750213" table:style-name="ce1">
            <text:p>4.0060941750213</text:p>
          </table:table-cell>
          <table:table-cell office:value-type="float" office:value="0.396138138893495" table:style-name="ce1">
            <text:p>0.39613813889349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F07029g" table:style-name="ce1">
            <text:p>CAGL0F07029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F07029g" table:style-name="ce1">
            <text:p>CAGL0F07029g</text:p>
          </table:table-cell>
          <table:table-cell office:value-type="string" office:value="YGL125W" table:style-name="ce1">
            <text:p>YGL125W</text:p>
          </table:table-cell>
          <table:table-cell office:value-type="string" office:value="S000003093" table:style-name="ce1">
            <text:p>S000003093</text:p>
          </table:table-cell>
          <table:table-cell office:value-type="string" office:value="YGL125W" table:style-name="ce1">
            <text:p>YGL125W</text:p>
          </table:table-cell>
          <table:table-cell office:value-type="string" office:value="MET13" table:style-name="ce1">
            <text:p>MET13</text:p>
          </table:table-cell>
          <table:table-cell office:value-type="string" office:value="Major isozyme of methylenetetrahydrofolate reductase; catalyzes the reduction of 5,10-methylenetetrahydrofolate to 5-methyltetrahydrofolate in the methionine biosynthesis pathway" table:style-name="ce1">
            <text:p>Major isozyme of methylenetetrahydrofolate reductase; catalyzes the reduction of 5,10-methylenetetrahydrofolate to 5-methyltetrahydrofolate in the methionine biosynthesis pathway</text:p>
          </table:table-cell>
        </table:table-row>
        <table:table-row>
          <table:table-cell office:value-type="string" office:value="CAGL0F07117g" table:style-name="ce1">
            <text:p>CAGL0F07117g</text:p>
          </table:table-cell>
          <table:table-cell office:value-type="string" office:value="" table:style-name="ce1">
            <text:p/>
          </table:table-cell>
          <table:table-cell office:value-type="string" office:value="Putative subunit of the heterotrimeric G protein; gene is upregulated in azole-resistant strain" table:style-name="ce1">
            <text:p>Putative subunit of the heterotrimeric G protein; gene is upregulated in azole-resistant strain</text:p>
          </table:table-cell>
          <table:table-cell office:value-type="float" office:value="2.219" table:style-name="ce1">
            <text:p>2.219</text:p>
          </table:table-cell>
          <table:table-cell office:value-type="float" office:value="0.000136864570979162" table:style-name="ce1">
            <text:p>0.000136864570979162</text:p>
          </table:table-cell>
          <table:table-cell office:value-type="float" office:value="1.52066666666667" table:style-name="ce1">
            <text:p>1.52066666666667</text:p>
          </table:table-cell>
          <table:table-cell office:value-type="float" office:value="8.09177265648833e-05" table:style-name="ce1">
            <text:p>8.09177265648833e-05</text:p>
          </table:table-cell>
          <table:table-cell office:value-type="float" office:value="1.52066666666667" table:style-name="ce1">
            <text:p>1.52066666666667</text:p>
          </table:table-cell>
          <table:table-cell office:value-type="float" office:value="8.09177265648833e-05" table:style-name="ce1">
            <text:p>8.09177265648833e-05</text:p>
          </table:table-cell>
          <table:table-cell office:value-type="float" office:value="0.992833333333333" table:style-name="ce1">
            <text:p>0.992833333333333</text:p>
          </table:table-cell>
          <table:table-cell office:value-type="float" office:value="0.00555322854676232" table:style-name="ce1">
            <text:p>0.00555322854676232</text:p>
          </table:table-cell>
          <table:table-cell office:value-type="float" office:value="2.55336006779686" table:style-name="ce1">
            <text:p>2.55336006779686</text:p>
          </table:table-cell>
          <table:table-cell office:value-type="float" office:value="1.93537024500627" table:style-name="ce1">
            <text:p>1.93537024500627</text:p>
          </table:table-cell>
          <table:table-cell office:value-type="float" office:value="1.93537024500627" table:style-name="ce1">
            <text:p>1.93537024500627</text:p>
          </table:table-cell>
          <table:table-cell office:value-type="float" office:value="1.62602214490845" table:style-name="ce1">
            <text:p>1.6260221449084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SIGNAL TRANSDUCTION" table:style-name="ce1">
            <text:p>SIGNAL TRANSDUCTION</text:p>
          </table:table-cell>
          <table:table-cell office:value-type="string" office:value="F2" table:style-name="ce1">
            <text:p>F2</text:p>
          </table:table-cell>
          <table:table-cell office:value-type="string" office:value="CAGL0F07117g" table:style-name="ce1">
            <text:p>CAGL0F07117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F07117g" table:style-name="ce1">
            <text:p>CAGL0F07117g</text:p>
          </table:table-cell>
          <table:table-cell office:value-type="string" office:value="YGL121C" table:style-name="ce1">
            <text:p>YGL121C</text:p>
          </table:table-cell>
          <table:table-cell office:value-type="string" office:value="S000003089" table:style-name="ce1">
            <text:p>S000003089</text:p>
          </table:table-cell>
          <table:table-cell office:value-type="string" office:value="YGL121C" table:style-name="ce1">
            <text:p>YGL121C</text:p>
          </table:table-cell>
          <table:table-cell office:value-type="string" office:value="GPG1" table:style-name="ce1">
            <text:p>GPG1</text:p>
          </table:table-cell>
          <table:table-cell office:value-type="string" office:value="Proposed gamma subunit of the heterotrimeric G protein; interacts with the receptor Gpr1p; involved in regulation of pseudohyphal growth; requires Gpb1p or Gpb2p to interact with Gpa2p; overproduction causes prion curing" table:style-name="ce1">
            <text:p>Proposed gamma subunit of the heterotrimeric G protein; interacts with the receptor Gpr1p; involved in regulation of pseudohyphal growth; requires Gpb1p or Gpb2p to interact with Gpa2p; overproduction causes prion curing</text:p>
          </table:table-cell>
        </table:table-row>
        <table:table-row>
          <table:table-cell office:value-type="string" office:value="CAGL0F07513g" table:style-name="ce1">
            <text:p>CAGL0F07513g</text:p>
          </table:table-cell>
          <table:table-cell office:value-type="string" office:value="" table:style-name="ce1">
            <text:p/>
          </table:table-cell>
          <table:table-cell office:value-type="string" office:value="Ortholog(s) have role in aerobic respiration" table:style-name="ce1">
            <text:p>Ortholog(s) have role in aerobic respiration</text:p>
          </table:table-cell>
          <table:table-cell office:value-type="float" office:value="0.4465" table:style-name="ce1">
            <text:p>0.4465</text:p>
          </table:table-cell>
          <table:table-cell office:value-type="float" office:value="0.0486999750962518" table:style-name="ce1">
            <text:p>0.0486999750962518</text:p>
          </table:table-cell>
          <table:table-cell office:value-type="float" office:value="-0.191166666666666" table:style-name="ce1">
            <text:p>-0.191166666666666</text:p>
          </table:table-cell>
          <table:table-cell office:value-type="float" office:value="0.33716280084516" table:style-name="ce1">
            <text:p>0.33716280084516</text:p>
          </table:table-cell>
          <table:table-cell office:value-type="float" office:value="-0.191166666666666" table:style-name="ce1">
            <text:p>-0.191166666666666</text:p>
          </table:table-cell>
          <table:table-cell office:value-type="float" office:value="0.33716280084516" table:style-name="ce1">
            <text:p>0.33716280084516</text:p>
          </table:table-cell>
          <table:table-cell office:value-type="float" office:value="1.2735" table:style-name="ce1">
            <text:p>1.2735</text:p>
          </table:table-cell>
          <table:table-cell office:value-type="float" office:value="0.000210241734708314" table:style-name="ce1">
            <text:p>0.000210241734708314</text:p>
          </table:table-cell>
          <table:table-cell office:value-type="float" office:value="0.468402348667486" table:style-name="ce1">
            <text:p>0.468402348667486</text:p>
          </table:table-cell>
          <table:table-cell office:value-type="float" office:value="-0.325782794030983" table:style-name="ce1">
            <text:p>-0.325782794030983</text:p>
          </table:table-cell>
          <table:table-cell office:value-type="float" office:value="-0.325782794030983" table:style-name="ce1">
            <text:p>-0.325782794030983</text:p>
          </table:table-cell>
          <table:table-cell office:value-type="float" office:value="2.11704269164368" table:style-name="ce1">
            <text:p>2.1170426916436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F07513g" table:style-name="ce1">
            <text:p>CAGL0F0751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F07513g" table:style-name="ce1">
            <text:p>CAGL0F07513g</text:p>
          </table:table-cell>
          <table:table-cell office:value-type="string" office:value="YKL093W" table:style-name="ce1">
            <text:p>YKL093W</text:p>
          </table:table-cell>
          <table:table-cell office:value-type="string" office:value="S000001576" table:style-name="ce1">
            <text:p>S000001576</text:p>
          </table:table-cell>
          <table:table-cell office:value-type="string" office:value="YKL093W" table:style-name="ce1">
            <text:p>YKL093W</text:p>
          </table:table-cell>
          <table:table-cell office:value-type="string" office:value="MBR1" table:style-name="ce1">
            <text:p>MBR1</text:p>
          </table:table-cell>
          <table:table-cell office:value-type="string" office:value="Protein involved in mitochondrial functions and stress response; overexpression suppresses growth defects of hap2, hap3, and hap4 mutants; MBR1 has a paralog, ISF1, that arose from the whole genome duplication" table:style-name="ce1">
            <text:p>Protein involved in mitochondrial functions and stress response; overexpression suppresses growth defects of hap2, hap3, and hap4 mutants; MBR1 has a paralog, ISF1, that arose from the whole genome duplication</text:p>
          </table:table-cell>
        </table:table-row>
        <table:table-row>
          <table:table-cell office:value-type="string" office:value="CAGL0F07865g" table:style-name="ce1">
            <text:p>CAGL0F07865g</text:p>
          </table:table-cell>
          <table:table-cell office:value-type="string" office:value="UPC2B" table:style-name="ce1">
            <text:p>UPC2B</text:p>
          </table:table-cell>
          <table:table-cell office:value-type="string" office:value="Putative Zn(2)-Cys(6) binuclear cluster transcriptional regulator of ergosterol biosynthesis" table:style-name="ce1">
            <text:p>Putative Zn(2)-Cys(6) binuclear cluster transcriptional regulator of ergosterol biosynthesis</text:p>
          </table:table-cell>
          <table:table-cell office:value-type="float" office:value="2.916" table:style-name="ce1">
            <text:p>2.916</text:p>
          </table:table-cell>
          <table:table-cell office:value-type="float" office:value="8.57770620225825e-06" table:style-name="ce1">
            <text:p>8.57770620225825e-06</text:p>
          </table:table-cell>
          <table:table-cell office:value-type="float" office:value="2.62725" table:style-name="ce1">
            <text:p>2.62725</text:p>
          </table:table-cell>
          <table:table-cell office:value-type="float" office:value="5.95435482956471e-06" table:style-name="ce1">
            <text:p>5.95435482956471e-06</text:p>
          </table:table-cell>
          <table:table-cell office:value-type="float" office:value="2.62725" table:style-name="ce1">
            <text:p>2.62725</text:p>
          </table:table-cell>
          <table:table-cell office:value-type="float" office:value="5.95435482956471e-06" table:style-name="ce1">
            <text:p>5.95435482956471e-06</text:p>
          </table:table-cell>
          <table:table-cell office:value-type="float" office:value="-0.996" table:style-name="ce1">
            <text:p>-0.996</text:p>
          </table:table-cell>
          <table:table-cell office:value-type="float" office:value="0.00247181031780519" table:style-name="ce1">
            <text:p>0.00247181031780519</text:p>
          </table:table-cell>
          <table:table-cell office:value-type="float" office:value="3.37322778584096" table:style-name="ce1">
            <text:p>3.37322778584096</text:p>
          </table:table-cell>
          <table:table-cell office:value-type="float" office:value="3.39705125003867" table:style-name="ce1">
            <text:p>3.39705125003867</text:p>
          </table:table-cell>
          <table:table-cell office:value-type="float" office:value="3.39705125003867" table:style-name="ce1">
            <text:p>3.39705125003867</text:p>
          </table:table-cell>
          <table:table-cell office:value-type="float" office:value="-1.85340076731925" table:style-name="ce1">
            <text:p>-1.8534007673192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SIGNAL TRANSDUCTION" table:style-name="ce1">
            <text:p>SIGNAL TRANSDUCTION</text:p>
          </table:table-cell>
          <table:table-cell office:value-type="string" office:value="F2" table:style-name="ce1">
            <text:p>F2</text:p>
          </table:table-cell>
          <table:table-cell office:value-type="string" office:value="CAGL0F07865g" table:style-name="ce1">
            <text:p>CAGL0F07865g</text:p>
          </table:table-cell>
          <table:table-cell office:value-type="string" office:value="SWITCH" table:style-name="ce1">
            <text:p>SWITCH</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F07865g" table:style-name="ce1">
            <text:p>CAGL0F07865g</text:p>
          </table:table-cell>
          <table:table-cell office:value-type="string" office:value="YDR213W" table:style-name="ce1">
            <text:p>YDR213W</text:p>
          </table:table-cell>
          <table:table-cell office:value-type="string" office:value="S000002621" table:style-name="ce1">
            <text:p>S000002621</text:p>
          </table:table-cell>
          <table:table-cell office:value-type="string" office:value="YDR213W" table:style-name="ce1">
            <text:p>YDR213W</text:p>
          </table:table-cell>
          <table:table-cell office:value-type="string" office:value="UPC2" table:style-name="ce1">
            <text:p>UPC2</text:p>
          </table:table-cell>
          <table:table-cell office:value-type="string" office:value="Sterol regulatory element binding protein; induces sterol biosynthetic genes, upon sterol depletion; acts as a sterol sensor, binding ergosterol in sterol rich conditions; relocates from intracellular membranes to perinuclear foci upon sterol depletion; redundant activator of filamentation with ECM22, up-regulating the expression of filamentous growth genes; contains a Zn[2]-Cys[6] binuclear cluster; UPC2 has a paralog, ECM22, that arose from the whole genome duplication" table:style-name="ce1">
            <text:p>Sterol regulatory element binding protein; induces sterol biosynthetic genes, upon sterol depletion; acts as a sterol sensor, binding ergosterol in sterol rich conditions; relocates from intracellular membranes to perinuclear foci upon sterol depletion; redundant activator of filamentation with ECM22, up-regulating the expression of filamentous growth genes; contains a Zn[2]-Cys[6] binuclear cluster; UPC2 has a paralog, ECM22, that arose from the whole genome duplication</text:p>
          </table:table-cell>
        </table:table-row>
        <table:table-row>
          <table:table-cell office:value-type="string" office:value="CAGL0F07953g" table:style-name="ce1">
            <text:p>CAGL0F07953g</text:p>
          </table:table-cell>
          <table:table-cell office:value-type="string" office:value="" table:style-name="ce1">
            <text:p/>
          </table:table-cell>
          <table:table-cell office:value-type="string" office:value="Ortholog of S. cerevisiae : SPG1 and Saccharomyces cerevisiae S288C : YGR236C" table:style-name="ce1">
            <text:p>Ortholog of S. cerevisiae : SPG1 and Saccharomyces cerevisiae S288C : YGR236C</text:p>
          </table:table-cell>
          <table:table-cell office:value-type="float" office:value="4.55116666666667" table:style-name="ce1">
            <text:p>4.55116666666667</text:p>
          </table:table-cell>
          <table:table-cell office:value-type="float" office:value="1.35635498761452e-05" table:style-name="ce1">
            <text:p>1.35635498761452e-05</text:p>
          </table:table-cell>
          <table:table-cell office:value-type="float" office:value="2.20258333333333" table:style-name="ce1">
            <text:p>2.20258333333333</text:p>
          </table:table-cell>
          <table:table-cell office:value-type="float" office:value="0.000359368206197405" table:style-name="ce1">
            <text:p>0.000359368206197405</text:p>
          </table:table-cell>
          <table:table-cell office:value-type="float" office:value="2.20258333333333" table:style-name="ce1">
            <text:p>2.20258333333333</text:p>
          </table:table-cell>
          <table:table-cell office:value-type="float" office:value="0.000359368206197405" table:style-name="ce1">
            <text:p>0.000359368206197405</text:p>
          </table:table-cell>
          <table:table-cell office:value-type="float" office:value="1.1115" table:style-name="ce1">
            <text:p>1.1115</text:p>
          </table:table-cell>
          <table:table-cell office:value-type="float" office:value="0.0189710639627878" table:style-name="ce1">
            <text:p>0.0189710639627878</text:p>
          </table:table-cell>
          <table:table-cell office:value-type="float" office:value="5.29664294168283" table:style-name="ce1">
            <text:p>5.29664294168283</text:p>
          </table:table-cell>
          <table:table-cell office:value-type="float" office:value="2.83611093814432" table:style-name="ce1">
            <text:p>2.83611093814432</text:p>
          </table:table-cell>
          <table:table-cell office:value-type="float" office:value="2.83611093814432" table:style-name="ce1">
            <text:p>2.83611093814432</text:p>
          </table:table-cell>
          <table:table-cell office:value-type="float" office:value="1.83362703165161" table:style-name="ce1">
            <text:p>1.8336270316516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F07953g" table:style-name="ce1">
            <text:p>CAGL0F07953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F07953g" table:style-name="ce1">
            <text:p>CAGL0F07953g</text:p>
          </table:table-cell>
          <table:table-cell office:value-type="string" office:value="YGR236C" table:style-name="ce1">
            <text:p>YGR236C</text:p>
          </table:table-cell>
          <table:table-cell office:value-type="string" office:value="S000003468" table:style-name="ce1">
            <text:p>S000003468</text:p>
          </table:table-cell>
          <table:table-cell office:value-type="string" office:value="YGR236C" table:style-name="ce1">
            <text:p>YGR236C</text:p>
          </table:table-cell>
          <table:table-cell office:value-type="string" office:value="SPG1" table:style-name="ce1">
            <text:p>SPG1</text:p>
          </table:table-cell>
          <table:table-cell office:value-type="string" office:value="Protein required for high temperature survival during stationary phase; not required for growth on nonfermentable carbon sources; the authentic, non-tagged protein is detected in highly purified mitochondria in high-throughput studies" table:style-name="ce1">
            <text:p>Protein required for high temperature survival during stationary phase; not required for growth on nonfermentable carbon sources; the authentic, non-tagged protein is detected in highly purified mitochondria in high-throughput studies</text:p>
          </table:table-cell>
        </table:table-row>
        <table:table-row>
          <table:table-cell office:value-type="string" office:value="CAGL0F08085g" table:style-name="ce1">
            <text:p>CAGL0F08085g</text:p>
          </table:table-cell>
          <table:table-cell office:value-type="string" office:value="" table:style-name="ce1">
            <text:p/>
          </table:table-cell>
          <table:table-cell office:value-type="string" office:value="Ortholog(s) have pyruvate transmembrane transporter activity, role in mitochondrial pyruvate transmembrane transport and mitochondrial membrane, plasma membrane localization" table:style-name="ce1">
            <text:p>Ortholog(s) have pyruvate transmembrane transporter activity, role in mitochondrial pyruvate transmembrane transport and mitochondrial membrane, plasma membrane localization</text:p>
          </table:table-cell>
          <table:table-cell office:value-type="float" office:value="2.48183333333333" table:style-name="ce1">
            <text:p>2.48183333333333</text:p>
          </table:table-cell>
          <table:table-cell office:value-type="float" office:value="4.59579061559432e-05" table:style-name="ce1">
            <text:p>4.59579061559432e-05</text:p>
          </table:table-cell>
          <table:table-cell office:value-type="float" office:value="2.167" table:style-name="ce1">
            <text:p>2.167</text:p>
          </table:table-cell>
          <table:table-cell office:value-type="float" office:value="0.000392455812246199" table:style-name="ce1">
            <text:p>0.000392455812246199</text:p>
          </table:table-cell>
          <table:table-cell office:value-type="float" office:value="2.167" table:style-name="ce1">
            <text:p>2.167</text:p>
          </table:table-cell>
          <table:table-cell office:value-type="float" office:value="0.000392455812246199" table:style-name="ce1">
            <text:p>0.000392455812246199</text:p>
          </table:table-cell>
          <table:table-cell office:value-type="float" office:value="0.566166666666666" table:style-name="ce1">
            <text:p>0.566166666666666</text:p>
          </table:table-cell>
          <table:table-cell office:value-type="float" office:value="0.162356793934634" table:style-name="ce1">
            <text:p>0.162356793934634</text:p>
          </table:table-cell>
          <table:table-cell office:value-type="float" office:value="2.86252587156432" table:style-name="ce1">
            <text:p>2.86252587156432</text:p>
          </table:table-cell>
          <table:table-cell office:value-type="float" office:value="2.78910907135097" table:style-name="ce1">
            <text:p>2.78910907135097</text:p>
          </table:table-cell>
          <table:table-cell office:value-type="float" office:value="2.78910907135097" table:style-name="ce1">
            <text:p>2.78910907135097</text:p>
          </table:table-cell>
          <table:table-cell office:value-type="float" office:value="0.87957760830383" table:style-name="ce1">
            <text:p>0.8795776083038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MITOCHONDRIA" table:style-name="ce1">
            <text:p>MITOCHONDRIA</text:p>
          </table:table-cell>
          <table:table-cell office:value-type="string" office:value="F4" table:style-name="ce1">
            <text:p>F4</text:p>
          </table:table-cell>
          <table:table-cell office:value-type="string" office:value="CAGL0F08085g" table:style-name="ce1">
            <text:p>CAGL0F08085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F08085g" table:style-name="ce1">
            <text:p>CAGL0F08085g</text:p>
          </table:table-cell>
          <table:table-cell office:value-type="string" office:value="YGR243W" table:style-name="ce1">
            <text:p>YGR243W</text:p>
          </table:table-cell>
          <table:table-cell office:value-type="string" office:value="S000003475" table:style-name="ce1">
            <text:p>S000003475</text:p>
          </table:table-cell>
          <table:table-cell office:value-type="string" office:value="YGR243W" table:style-name="ce1">
            <text:p>YGR243W</text:p>
          </table:table-cell>
          <table:table-cell office:value-type="string" office:value="MPC3" table:style-name="ce1">
            <text:p>MPC3</text:p>
          </table:table-cell>
          <table:table-cell office:value-type="string" office:value="Highly conserved subunit of the mitochondrial pyruvate carrier (MPC); expressed during growth on nonfermentable carbon sources, and heterodimerizes with Mpc1p to form the respiratory isoform of MPC; MPC localizes to the mitochondrial inner membrane and mediates pyruvate uptake; MPC3 paralog, MPC2, heterodimerizes with Mpc1p to form the fermentative MPC isoform; protein abundance increases in response to DNA replication stress" table:style-name="ce1">
            <text:p>Highly conserved subunit of the mitochondrial pyruvate carrier (MPC); expressed during growth on nonfermentable carbon sources, and heterodimerizes with Mpc1p to form the respiratory isoform of MPC; MPC localizes to the mitochondrial inner membrane and mediates pyruvate uptake; MPC3 paralog, MPC2, heterodimerizes with Mpc1p to form the fermentative MPC isoform; protein abundance increases in response to DNA replication stress</text:p>
          </table:table-cell>
        </table:table-row>
        <table:table-row>
          <table:table-cell office:value-type="string" office:value="CAGL0F08217g" table:style-name="ce1">
            <text:p>CAGL0F08217g</text:p>
          </table:table-cell>
          <table:table-cell office:value-type="string" office:value="" table:style-name="ce1">
            <text:p/>
          </table:table-cell>
          <table:table-cell office:value-type="string" office:value="Ortholog(s) have cytoplasmic stress granule localization" table:style-name="ce1">
            <text:p>Ortholog(s) have cytoplasmic stress granule localization</text:p>
          </table:table-cell>
          <table:table-cell office:value-type="float" office:value="2.5055" table:style-name="ce1">
            <text:p>2.5055</text:p>
          </table:table-cell>
          <table:table-cell office:value-type="float" office:value="6.94473562657694e-06" table:style-name="ce1">
            <text:p>6.94473562657694e-06</text:p>
          </table:table-cell>
          <table:table-cell office:value-type="float" office:value="0.714416666666667" table:style-name="ce1">
            <text:p>0.714416666666667</text:p>
          </table:table-cell>
          <table:table-cell office:value-type="float" office:value="0.0071076131995711" table:style-name="ce1">
            <text:p>0.0071076131995711</text:p>
          </table:table-cell>
          <table:table-cell office:value-type="float" office:value="0.714416666666667" table:style-name="ce1">
            <text:p>0.714416666666667</text:p>
          </table:table-cell>
          <table:table-cell office:value-type="float" office:value="0.0071076131995711" table:style-name="ce1">
            <text:p>0.0071076131995711</text:p>
          </table:table-cell>
          <table:table-cell office:value-type="float" office:value="0.1965" table:style-name="ce1">
            <text:p>0.1965</text:p>
          </table:table-cell>
          <table:table-cell office:value-type="float" office:value="0.376769875549919" table:style-name="ce1">
            <text:p>0.376769875549919</text:p>
          </table:table-cell>
          <table:table-cell office:value-type="float" office:value="2.8903645171794" table:style-name="ce1">
            <text:p>2.8903645171794</text:p>
          </table:table-cell>
          <table:table-cell office:value-type="float" office:value="0.87039820466524" table:style-name="ce1">
            <text:p>0.87039820466524</text:p>
          </table:table-cell>
          <table:table-cell office:value-type="float" office:value="0.87039820466524" table:style-name="ce1">
            <text:p>0.87039820466524</text:p>
          </table:table-cell>
          <table:table-cell office:value-type="float" office:value="0.232853396511234" table:style-name="ce1">
            <text:p>0.23285339651123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F08217g" table:style-name="ce1">
            <text:p>CAGL0F08217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F08217g" table:style-name="ce1">
            <text:p>CAGL0F08217g</text:p>
          </table:table-cell>
          <table:table-cell office:value-type="string" office:value="YGR250C" table:style-name="ce1">
            <text:p>YGR250C</text:p>
          </table:table-cell>
          <table:table-cell office:value-type="string" office:value="S000003482" table:style-name="ce1">
            <text:p>S000003482</text:p>
          </table:table-cell>
          <table:table-cell office:value-type="string" office:value="YGR250C" table:style-name="ce1">
            <text:p>YGR250C</text:p>
          </table:table-cell>
          <table:table-cell office:value-type="string" office:value="RIE1" table:style-name="ce1">
            <text:p>RIE1</text:p>
          </table:table-cell>
          <table:table-cell office:value-type="string" office:value="Putative RNA binding protein; localizes to stress granules induced by glucose deprivation; interacts with Rbg1p in a two-hybrid assay; protein abundance increases in response to DNA replication stress" table:style-name="ce1">
            <text:p>Putative RNA binding protein; localizes to stress granules induced by glucose deprivation; interacts with Rbg1p in a two-hybrid assay; protein abundance increases in response to DNA replication stress</text:p>
          </table:table-cell>
        </table:table-row>
        <table:table-row>
          <table:table-cell office:value-type="string" office:value="CAGL0F08261g" table:style-name="ce1">
            <text:p>CAGL0F08261g</text:p>
          </table:table-cell>
          <table:table-cell office:value-type="string" office:value="" table:style-name="ce1">
            <text:p/>
          </table:table-cell>
          <table:table-cell office:value-type="string" office:value="Ortholog(s) have high molecular weight kininogen binding, phosphopyruvate hydratase activity, protein-glutamine gamma-glutamyltransferase activity" table:style-name="ce1">
            <text:p>Ortholog(s) have high molecular weight kininogen binding, phosphopyruvate hydratase activity, protein-glutamine gamma-glutamyltransferase activity</text:p>
          </table:table-cell>
          <table:table-cell office:value-type="float" office:value="5.03483333333334" table:style-name="ce1">
            <text:p>5.03483333333334</text:p>
          </table:table-cell>
          <table:table-cell office:value-type="float" office:value="2.95210070571908e-06" table:style-name="ce1">
            <text:p>2.95210070571908e-06</text:p>
          </table:table-cell>
          <table:table-cell office:value-type="float" office:value="1.82958333333333" table:style-name="ce1">
            <text:p>1.82958333333333</text:p>
          </table:table-cell>
          <table:table-cell office:value-type="float" office:value="0.00067425060221968" table:style-name="ce1">
            <text:p>0.00067425060221968</text:p>
          </table:table-cell>
          <table:table-cell office:value-type="float" office:value="1.82958333333333" table:style-name="ce1">
            <text:p>1.82958333333333</text:p>
          </table:table-cell>
          <table:table-cell office:value-type="float" office:value="0.00067425060221968" table:style-name="ce1">
            <text:p>0.00067425060221968</text:p>
          </table:table-cell>
          <table:table-cell office:value-type="float" office:value="-1.06216666666667" table:style-name="ce1">
            <text:p>-1.06216666666667</text:p>
          </table:table-cell>
          <table:table-cell office:value-type="float" office:value="0.0182604024558055" table:style-name="ce1">
            <text:p>0.0182604024558055</text:p>
          </table:table-cell>
          <table:table-cell office:value-type="float" office:value="5.865570755591" table:style-name="ce1">
            <text:p>5.865570755591</text:p>
          </table:table-cell>
          <table:table-cell office:value-type="float" office:value="2.34341689653538" table:style-name="ce1">
            <text:p>2.34341689653538</text:p>
          </table:table-cell>
          <table:table-cell office:value-type="float" office:value="2.34341689653538" table:style-name="ce1">
            <text:p>2.34341689653538</text:p>
          </table:table-cell>
          <table:table-cell office:value-type="float" office:value="-1.96915798647239" table:style-name="ce1">
            <text:p>-1.96915798647239</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ENERGY PRODUCTION (NON RESPIRATORY)" table:style-name="ce1">
            <text:p>ENERGY PRODUCTION (NON RESPIRATORY)</text:p>
          </table:table-cell>
          <table:table-cell office:value-type="string" office:value="F1" table:style-name="ce1">
            <text:p>F1</text:p>
          </table:table-cell>
          <table:table-cell office:value-type="string" office:value="CAGL0F08261g" table:style-name="ce1">
            <text:p>CAGL0F08261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F08261g" table:style-name="ce1">
            <text:p>CAGL0F08261g</text:p>
          </table:table-cell>
          <table:table-cell office:value-type="string" office:value="YGR254W" table:style-name="ce1">
            <text:p>YGR254W</text:p>
          </table:table-cell>
          <table:table-cell office:value-type="string" office:value="S000003486" table:style-name="ce1">
            <text:p>S000003486</text:p>
          </table:table-cell>
          <table:table-cell office:value-type="string" office:value="YGR254W" table:style-name="ce1">
            <text:p>YGR254W</text:p>
          </table:table-cell>
          <table:table-cell office:value-type="string" office:value="ENO1" table:style-name="ce1">
            <text:p>ENO1</text:p>
          </table:table-cell>
          <table:table-cell office:value-type="string" office:value="Enolase I, a phosphopyruvate hydratase; catalyzes conversion of 2-phosphoglycerate to phosphoenolpyruvate during glycolysis and the reverse reaction during gluconeogenesis; expression repressed in response to glucose; protein abundance increases in response to DNA replication stress; N-terminally propionylated in vivo; ENO1 has a paralog, ENO2, that arose from the whole genome duplication" table:style-name="ce1">
            <text:p>Enolase I, a phosphopyruvate hydratase; catalyzes conversion of 2-phosphoglycerate to phosphoenolpyruvate during glycolysis and the reverse reaction during gluconeogenesis; expression repressed in response to glucose; protein abundance increases in response to DNA replication stress; N-terminally propionylated in vivo; ENO1 has a paralog, ENO2, that arose from the whole genome duplication</text:p>
          </table:table-cell>
        </table:table-row>
        <table:table-row>
          <table:table-cell office:value-type="string" office:value="CAGL0F08745g" table:style-name="ce1">
            <text:p>CAGL0F08745g</text:p>
          </table:table-cell>
          <table:table-cell office:value-type="string" office:value="" table:style-name="ce1">
            <text:p/>
          </table:table-cell>
          <table:table-cell office:value-type="string" office:value="Ortholog(s) have role in cellular response to desiccation and cytoplasm localization" table:style-name="ce1">
            <text:p>Ortholog(s) have role in cellular response to desiccation and cytoplasm localization</text:p>
          </table:table-cell>
          <table:table-cell office:value-type="float" office:value="2.3715" table:style-name="ce1">
            <text:p>2.3715</text:p>
          </table:table-cell>
          <table:table-cell office:value-type="float" office:value="0.000141095578994267" table:style-name="ce1">
            <text:p>0.000141095578994267</text:p>
          </table:table-cell>
          <table:table-cell office:value-type="float" office:value="1.2455" table:style-name="ce1">
            <text:p>1.2455</text:p>
          </table:table-cell>
          <table:table-cell office:value-type="float" office:value="0.00180344105227791" table:style-name="ce1">
            <text:p>0.00180344105227791</text:p>
          </table:table-cell>
          <table:table-cell office:value-type="float" office:value="1.2455" table:style-name="ce1">
            <text:p>1.2455</text:p>
          </table:table-cell>
          <table:table-cell office:value-type="float" office:value="0.00180344105227791" table:style-name="ce1">
            <text:p>0.00180344105227791</text:p>
          </table:table-cell>
          <table:table-cell office:value-type="float" office:value="-0.0640000000000002" table:style-name="ce1">
            <text:p>-0.0640000000000002</text:p>
          </table:table-cell>
          <table:table-cell office:value-type="float" office:value="0.854426865179254" table:style-name="ce1">
            <text:p>0.854426865179254</text:p>
          </table:table-cell>
          <table:table-cell office:value-type="float" office:value="2.73274288989402" table:style-name="ce1">
            <text:p>2.73274288989402</text:p>
          </table:table-cell>
          <table:table-cell office:value-type="float" office:value="1.57190381842166" table:style-name="ce1">
            <text:p>1.57190381842166</text:p>
          </table:table-cell>
          <table:table-cell office:value-type="float" office:value="1.57190381842166" table:style-name="ce1">
            <text:p>1.57190381842166</text:p>
          </table:table-cell>
          <table:table-cell office:value-type="float" office:value="-0.222885982673539" table:style-name="ce1">
            <text:p>-0.22288598267353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OS DETOXIFICATION" table:style-name="ce1">
            <text:p>ROS DETOXIFICATION</text:p>
          </table:table-cell>
          <table:table-cell office:value-type="string" office:value="F3" table:style-name="ce1">
            <text:p>F3</text:p>
          </table:table-cell>
          <table:table-cell office:value-type="string" office:value="CAGL0F08745g" table:style-name="ce1">
            <text:p>CAGL0F08745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F08745g" table:style-name="ce1">
            <text:p>CAGL0F08745g</text:p>
          </table:table-cell>
          <table:table-cell office:value-type="string" office:value="YGR008C" table:style-name="ce1">
            <text:p>YGR008C</text:p>
          </table:table-cell>
          <table:table-cell office:value-type="string" office:value="S000003240" table:style-name="ce1">
            <text:p>S000003240</text:p>
          </table:table-cell>
          <table:table-cell office:value-type="string" office:value="YGR008C" table:style-name="ce1">
            <text:p>YGR008C</text:p>
          </table:table-cell>
          <table:table-cell office:value-type="string" office:value="STF2" table:style-name="ce1">
            <text:p>STF2</text:p>
          </table:table-cell>
          <table:table-cell office:value-type="string" office:value="Protein involved in resistance to desiccation stress; Stf2p exhibits antioxidant properties, and its overexpression prevents ROS accumulation and apoptosis; binds to F0 sector of mitochondrial F1F0 ATPase in vitro and may modulate the inhibitory action of Inh1p and Stf1p; protein abundance increases in response to DNA replication stress; STF2 has a paralog, TMA10, that arose from the whole genome duplication" table:style-name="ce1">
            <text:p>Protein involved in resistance to desiccation stress; Stf2p exhibits antioxidant properties, and its overexpression prevents ROS accumulation and apoptosis; binds to F0 sector of mitochondrial F1F0 ATPase in vitro and may modulate the inhibitory action of Inh1p and Stf1p; protein abundance increases in response to DNA replication stress; STF2 has a paralog, TMA10, that arose from the whole genome duplication</text:p>
          </table:table-cell>
        </table:table-row>
        <table:table-row>
          <table:table-cell office:value-type="string" office:value="CAGL0G00990g" table:style-name="ce1">
            <text:p>CAGL0G00990g</text:p>
          </table:table-cell>
          <table:table-cell office:value-type="string" office:value="RPP0" table:style-name="ce1">
            <text:p>RPP0</text:p>
          </table:table-cell>
          <table:table-cell office:value-type="string" office:value="Acidic ribosomal protein L10" table:style-name="ce1">
            <text:p>Acidic ribosomal protein L10</text:p>
          </table:table-cell>
          <table:table-cell office:value-type="float" office:value="-0.9915" table:style-name="ce1">
            <text:p>-0.9915</text:p>
          </table:table-cell>
          <table:table-cell office:value-type="float" office:value="0.00599479979824029" table:style-name="ce1">
            <text:p>0.00599479979824029</text:p>
          </table:table-cell>
          <table:table-cell office:value-type="float" office:value="-1.46058333333333" table:style-name="ce1">
            <text:p>-1.46058333333333</text:p>
          </table:table-cell>
          <table:table-cell office:value-type="float" office:value="0.00407456416935487" table:style-name="ce1">
            <text:p>0.00407456416935487</text:p>
          </table:table-cell>
          <table:table-cell office:value-type="float" office:value="-1.46058333333333" table:style-name="ce1">
            <text:p>-1.46058333333333</text:p>
          </table:table-cell>
          <table:table-cell office:value-type="float" office:value="0.00407456416935487" table:style-name="ce1">
            <text:p>0.00407456416935487</text:p>
          </table:table-cell>
          <table:table-cell office:value-type="float" office:value="0.155666666666667" table:style-name="ce1">
            <text:p>0.155666666666667</text:p>
          </table:table-cell>
          <table:table-cell office:value-type="float" office:value="0.736551917981308" table:style-name="ce1">
            <text:p>0.736551917981308</text:p>
          </table:table-cell>
          <table:table-cell office:value-type="float" office:value="-1.22308944264875" table:style-name="ce1">
            <text:p>-1.22308944264875</text:p>
          </table:table-cell>
          <table:table-cell office:value-type="float" office:value="-2.00254962509196" table:style-name="ce1">
            <text:p>-2.00254962509196</text:p>
          </table:table-cell>
          <table:table-cell office:value-type="float" office:value="-2.00254962509196" table:style-name="ce1">
            <text:p>-2.00254962509196</text:p>
          </table:table-cell>
          <table:table-cell office:value-type="float" office:value="0.161416321718995" table:style-name="ce1">
            <text:p>0.16141632171899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NA" table:style-name="ce1">
            <text:p>NA</text:p>
          </table:table-cell>
          <table:table-cell office:value-type="string" office:value="NA" table:style-name="ce1">
            <text:p>NA</text:p>
          </table:table-cell>
          <table:table-cell office:value-type="string" office:value="Others" table:style-name="ce1">
            <text:p>Others</text:p>
          </table:table-cell>
          <table:table-cell office:value-type="string" office:value="CAGL0G00990g" table:style-name="ce1">
            <text:p>CAGL0G00990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G00990g" table:style-name="ce1">
            <text:p>CAGL0G00990g</text:p>
          </table:table-cell>
          <table:table-cell office:value-type="string" office:value="YLR340W" table:style-name="ce1">
            <text:p>YLR340W</text:p>
          </table:table-cell>
          <table:table-cell office:value-type="string" office:value="S000004332" table:style-name="ce1">
            <text:p>S000004332</text:p>
          </table:table-cell>
          <table:table-cell office:value-type="string" office:value="YLR340W" table:style-name="ce1">
            <text:p>YLR340W</text:p>
          </table:table-cell>
          <table:table-cell office:value-type="string" office:value="RPP0" table:style-name="ce1">
            <text:p>RPP0</text:p>
          </table:table-cell>
          <table:table-cell office:value-type="string" office:value="Conserved ribosomal protein P0 of the ribosomal stalk; involved in interaction between translational elongation factors and the ribosome; phosphorylated on serine 302; homologous to mammalian ribosomal protein LP0 and bacterial L10" table:style-name="ce1">
            <text:p>Conserved ribosomal protein P0 of the ribosomal stalk; involved in interaction between translational elongation factors and the ribosome; phosphorylated on serine 302; homologous to mammalian ribosomal protein LP0 and bacterial L10</text:p>
          </table:table-cell>
        </table:table-row>
        <table:table-row>
          <table:table-cell office:value-type="string" office:value="CAGL0G01122g" table:style-name="ce1">
            <text:p>CAGL0G01122g</text:p>
          </table:table-cell>
          <table:table-cell office:value-type="string" office:value="" table:style-name="ce1">
            <text:p/>
          </table:table-cell>
          <table:table-cell office:value-type="string" office:value="Putative protein; gene is upregulated in azole-resistant strain" table:style-name="ce1">
            <text:p>Putative protein; gene is upregulated in azole-resistant strain</text:p>
          </table:table-cell>
          <table:table-cell office:value-type="float" office:value="2.46483333333333" table:style-name="ce1">
            <text:p>2.46483333333333</text:p>
          </table:table-cell>
          <table:table-cell office:value-type="float" office:value="1.13337441957851e-06" table:style-name="ce1">
            <text:p>1.13337441957851e-06</text:p>
          </table:table-cell>
          <table:table-cell office:value-type="float" office:value="2.41375" table:style-name="ce1">
            <text:p>2.41375</text:p>
          </table:table-cell>
          <table:table-cell office:value-type="float" office:value="7.71738555983247e-06" table:style-name="ce1">
            <text:p>7.71738555983247e-06</text:p>
          </table:table-cell>
          <table:table-cell office:value-type="float" office:value="2.41375" table:style-name="ce1">
            <text:p>2.41375</text:p>
          </table:table-cell>
          <table:table-cell office:value-type="float" office:value="7.71738555983247e-06" table:style-name="ce1">
            <text:p>7.71738555983247e-06</text:p>
          </table:table-cell>
          <table:table-cell office:value-type="float" office:value="0.548166666666667" table:style-name="ce1">
            <text:p>0.548166666666667</text:p>
          </table:table-cell>
          <table:table-cell office:value-type="float" office:value="0.0456992461935039" table:style-name="ce1">
            <text:p>0.0456992461935039</text:p>
          </table:table-cell>
          <table:table-cell office:value-type="float" office:value="2.84252909795349" table:style-name="ce1">
            <text:p>2.84252909795349</text:p>
          </table:table-cell>
          <table:table-cell office:value-type="float" office:value="3.1150400492786" table:style-name="ce1">
            <text:p>3.1150400492786</text:p>
          </table:table-cell>
          <table:table-cell office:value-type="float" office:value="3.1150400492786" table:style-name="ce1">
            <text:p>3.1150400492786</text:p>
          </table:table-cell>
          <table:table-cell office:value-type="float" office:value="0.848086979415823" table:style-name="ce1">
            <text:p>0.84808697941582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G01122g" table:style-name="ce1">
            <text:p>CAGL0G01122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G01122g" table:style-name="ce1">
            <text:p>CAGL0G01122g</text:p>
          </table:table-cell>
          <table:table-cell office:value-type="string" office:value="YLR346C" table:style-name="ce1">
            <text:p>YLR346C</text:p>
          </table:table-cell>
          <table:table-cell office:value-type="string" office:value="S000004338" table:style-name="ce1">
            <text:p>S000004338</text:p>
          </table:table-cell>
          <table:table-cell office:value-type="string" office:value="YLR346C" table:style-name="ce1">
            <text:p>YLR346C</text:p>
          </table:table-cell>
          <table:table-cell office:value-type="string" office:value="CIS1" table:style-name="ce1">
            <text:p>CIS1</text:p>
          </table:table-cell>
          <table:table-cell office:value-type="string" office:value="Protein of unknown function found in mitochondria; expression is regulated by transcription factors involved in pleiotropic drug resistance, Pdr1p and Yrr1p; not an essential gene; YLR346C has a paralog, YGR035C, that arose from the whole genome duplication" table:style-name="ce1">
            <text:p>Protein of unknown function found in mitochondria; expression is regulated by transcription factors involved in pleiotropic drug resistance, Pdr1p and Yrr1p; not an essential gene; YLR346C has a paralog, YGR035C, that arose from the whole genome duplication</text:p>
          </table:table-cell>
        </table:table-row>
        <table:table-row>
          <table:table-cell office:value-type="string" office:value="CAGL0G01540g" table:style-name="ce1">
            <text:p>CAGL0G01540g</text:p>
          </table:table-cell>
          <table:table-cell office:value-type="string" office:value="NCE103" table:style-name="ce1">
            <text:p>NCE103</text:p>
          </table:table-cell>
          <table:table-cell office:value-type="string" office:value="Beta carbonic anhydrase with a predicted role in non-classical protein export; upregulated in azole-resistant strain; enzyme activity increased by amines and amino acids; protein abundance decreased in ace2 cells" table:style-name="ce1">
            <text:p>Beta carbonic anhydrase with a predicted role in non-classical protein export; upregulated in azole-resistant strain; enzyme activity increased by amines and amino acids; protein abundance decreased in ace2 cells</text:p>
          </table:table-cell>
          <table:table-cell office:value-type="float" office:value="0.324833333333333" table:style-name="ce1">
            <text:p>0.324833333333333</text:p>
          </table:table-cell>
          <table:table-cell office:value-type="float" office:value="0.214162713700292" table:style-name="ce1">
            <text:p>0.214162713700292</text:p>
          </table:table-cell>
          <table:table-cell office:value-type="float" office:value="1.65158333333333" table:style-name="ce1">
            <text:p>1.65158333333333</text:p>
          </table:table-cell>
          <table:table-cell office:value-type="float" office:value="0.000596879242030129" table:style-name="ce1">
            <text:p>0.000596879242030129</text:p>
          </table:table-cell>
          <table:table-cell office:value-type="float" office:value="1.65158333333333" table:style-name="ce1">
            <text:p>1.65158333333333</text:p>
          </table:table-cell>
          <table:table-cell office:value-type="float" office:value="0.000596879242030129" table:style-name="ce1">
            <text:p>0.000596879242030129</text:p>
          </table:table-cell>
          <table:table-cell office:value-type="float" office:value="0.485166666666667" table:style-name="ce1">
            <text:p>0.485166666666667</text:p>
          </table:table-cell>
          <table:table-cell office:value-type="float" office:value="0.130656296056377" table:style-name="ce1">
            <text:p>0.130656296056377</text:p>
          </table:table-cell>
          <table:table-cell office:value-type="float" office:value="0.325288184589965" table:style-name="ce1">
            <text:p>0.325288184589965</text:p>
          </table:table-cell>
          <table:table-cell office:value-type="float" office:value="2.10829748793916" table:style-name="ce1">
            <text:p>2.10829748793916</text:p>
          </table:table-cell>
          <table:table-cell office:value-type="float" office:value="2.10829748793916" table:style-name="ce1">
            <text:p>2.10829748793916</text:p>
          </table:table-cell>
          <table:table-cell office:value-type="float" office:value="0.737869778307797" table:style-name="ce1">
            <text:p>0.737869778307797</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METALLOENZYME" table:style-name="ce1">
            <text:p>METALLOENZYME</text:p>
          </table:table-cell>
          <table:table-cell office:value-type="string" office:value="F3" table:style-name="ce1">
            <text:p>F3</text:p>
          </table:table-cell>
          <table:table-cell office:value-type="string" office:value="CAGL0G01540g" table:style-name="ce1">
            <text:p>CAGL0G01540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G01540g" table:style-name="ce1">
            <text:p>CAGL0G01540g</text:p>
          </table:table-cell>
          <table:table-cell office:value-type="string" office:value="YNL036W" table:style-name="ce1">
            <text:p>YNL036W</text:p>
          </table:table-cell>
          <table:table-cell office:value-type="string" office:value="S000004981" table:style-name="ce1">
            <text:p>S000004981</text:p>
          </table:table-cell>
          <table:table-cell office:value-type="string" office:value="YNL036W" table:style-name="ce1">
            <text:p>YNL036W</text:p>
          </table:table-cell>
          <table:table-cell office:value-type="string" office:value="NCE103" table:style-name="ce1">
            <text:p>NCE103</text:p>
          </table:table-cell>
          <table:table-cell office:value-type="string" office:value="Carbonic anhydrase; metalloenzyme that catalyzes CO2 hydration to bicarbonate, which is an important metabolic substrate, and protons; not expressed under conditions of high CO2, such as inside a growing colony, but transcription is induced in response to low CO2 levels, such as on the colony surface in ambient air; poorly transcribed under aerobic conditions and at an undetectable level under anaerobic conditions; abundance increases in response to DNA replication stress" table:style-name="ce1">
            <text:p>Carbonic anhydrase; metalloenzyme that catalyzes CO2 hydration to bicarbonate, which is an important metabolic substrate, and protons; not expressed under conditions of high CO2, such as inside a growing colony, but transcription is induced in response to low CO2 levels, such as on the colony surface in ambient air; poorly transcribed under aerobic conditions and at an undetectable level under anaerobic conditions; abundance increases in response to DNA replication stress</text:p>
          </table:table-cell>
        </table:table-row>
        <table:table-row>
          <table:table-cell office:value-type="string" office:value="CAGL0G01826g" table:style-name="ce1">
            <text:p>CAGL0G01826g</text:p>
          </table:table-cell>
          <table:table-cell office:value-type="string" office:value="" table:style-name="ce1">
            <text:p/>
          </table:table-cell>
          <table:table-cell office:value-type="string" office:value="Ortholog(s) have role in ribosomal large subunit assembly and cytosolic large ribosomal subunit localization" table:style-name="ce1">
            <text:p>Ortholog(s) have role in ribosomal large subunit assembly and cytosolic large ribosomal subunit localization</text:p>
          </table:table-cell>
          <table:table-cell office:value-type="float" office:value="-1.509" table:style-name="ce1">
            <text:p>-1.509</text:p>
          </table:table-cell>
          <table:table-cell office:value-type="float" office:value="0.000294001795821298" table:style-name="ce1">
            <text:p>0.000294001795821298</text:p>
          </table:table-cell>
          <table:table-cell office:value-type="float" office:value="-1.29758333333333" table:style-name="ce1">
            <text:p>-1.29758333333333</text:p>
          </table:table-cell>
          <table:table-cell office:value-type="float" office:value="0.000872411755002432" table:style-name="ce1">
            <text:p>0.000872411755002432</text:p>
          </table:table-cell>
          <table:table-cell office:value-type="float" office:value="-1.29758333333333" table:style-name="ce1">
            <text:p>-1.29758333333333</text:p>
          </table:table-cell>
          <table:table-cell office:value-type="float" office:value="0.000872411755002432" table:style-name="ce1">
            <text:p>0.000872411755002432</text:p>
          </table:table-cell>
          <table:table-cell office:value-type="float" office:value="-1.18116666666667" table:style-name="ce1">
            <text:p>-1.18116666666667</text:p>
          </table:table-cell>
          <table:table-cell office:value-type="float" office:value="0.0021849040241115" table:style-name="ce1">
            <text:p>0.0021849040241115</text:p>
          </table:table-cell>
          <table:table-cell office:value-type="float" office:value="-1.83181475697848" table:style-name="ce1">
            <text:p>-1.83181475697848</text:p>
          </table:table-cell>
          <table:table-cell office:value-type="float" office:value="-1.7872436498044" table:style-name="ce1">
            <text:p>-1.7872436498044</text:p>
          </table:table-cell>
          <table:table-cell office:value-type="float" office:value="-1.7872436498044" table:style-name="ce1">
            <text:p>-1.7872436498044</text:p>
          </table:table-cell>
          <table:table-cell office:value-type="float" office:value="-2.17734603300977" table:style-name="ce1">
            <text:p>-2.1773460330097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G01826g" table:style-name="ce1">
            <text:p>CAGL0G01826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G01826g" table:style-name="ce1">
            <text:p>CAGL0G01826g</text:p>
          </table:table-cell>
          <table:table-cell office:value-type="string" office:value="YPR102C" table:style-name="ce1">
            <text:p>YPR102C</text:p>
          </table:table-cell>
          <table:table-cell office:value-type="string" office:value="S000006306" table:style-name="ce1">
            <text:p>S000006306</text:p>
          </table:table-cell>
          <table:table-cell office:value-type="string" office:value="YPR102C" table:style-name="ce1">
            <text:p>YPR102C</text:p>
          </table:table-cell>
          <table:table-cell office:value-type="string" office:value="RPL11A" table:style-name="ce1">
            <text:p>RPL11A</text:p>
          </table:table-cell>
          <table:table-cell office:value-type="string" office:value="Ribosomal 60S subunit protein L11A; expressed at twice the level of Rpl11Bp; involved in ribosomal assembly; depletion causes degradation of 60S proteins and RNA; homologous to mammalian ribosomal protein L11 and bacterial L5; RPL11A has a paralog, RPL11B, that arose from the whole genome duplication" table:style-name="ce1">
            <text:p>Ribosomal 60S subunit protein L11A; expressed at twice the level of Rpl11Bp; involved in ribosomal assembly; depletion causes degradation of 60S proteins and RNA; homologous to mammalian ribosomal protein L11 and bacterial L5; RPL11A has a paralog, RPL11B, that arose from the whole genome duplication</text:p>
          </table:table-cell>
        </table:table-row>
        <table:table-row>
          <table:table-cell office:value-type="string" office:value="CAGL0G02255g" table:style-name="ce1">
            <text:p>CAGL0G02255g</text:p>
          </table:table-cell>
          <table:table-cell office:value-type="string" office:value="" table:style-name="ce1">
            <text:p/>
          </table:table-cell>
          <table:table-cell office:value-type="string" office:value="Ortholog(s) have GTPase activity, ribosome binding activity and role in nonfunctional rRNA decay, nuclear-transcribed mRNA catabolic process, no-go decay, positive regulation of translation, ribosome disassembly" table:style-name="ce1">
            <text:p>Ortholog(s) have GTPase activity, ribosome binding activity and role in nonfunctional rRNA decay, nuclear-transcribed mRNA catabolic process, no-go decay, positive regulation of translation, ribosome disassembly</text:p>
          </table:table-cell>
          <table:table-cell office:value-type="float" office:value="2.099" table:style-name="ce1">
            <text:p>2.099</text:p>
          </table:table-cell>
          <table:table-cell office:value-type="float" office:value="3.20517581869367e-06" table:style-name="ce1">
            <text:p>3.20517581869367e-06</text:p>
          </table:table-cell>
          <table:table-cell office:value-type="float" office:value="2.02691666666667" table:style-name="ce1">
            <text:p>2.02691666666667</text:p>
          </table:table-cell>
          <table:table-cell office:value-type="float" office:value="5.03492447493603e-06" table:style-name="ce1">
            <text:p>5.03492447493603e-06</text:p>
          </table:table-cell>
          <table:table-cell office:value-type="float" office:value="2.02691666666667" table:style-name="ce1">
            <text:p>2.02691666666667</text:p>
          </table:table-cell>
          <table:table-cell office:value-type="float" office:value="5.03492447493603e-06" table:style-name="ce1">
            <text:p>5.03492447493603e-06</text:p>
          </table:table-cell>
          <table:table-cell office:value-type="float" office:value="-0.341333333333333" table:style-name="ce1">
            <text:p>-0.341333333333333</text:p>
          </table:table-cell>
          <table:table-cell office:value-type="float" office:value="0.145489230100741" table:style-name="ce1">
            <text:p>0.145489230100741</text:p>
          </table:table-cell>
          <table:table-cell office:value-type="float" office:value="2.4122063717204" table:style-name="ce1">
            <text:p>2.4122063717204</text:p>
          </table:table-cell>
          <table:table-cell office:value-type="float" office:value="2.60407361917389" table:style-name="ce1">
            <text:p>2.60407361917389</text:p>
          </table:table-cell>
          <table:table-cell office:value-type="float" office:value="2.60407361917389" table:style-name="ce1">
            <text:p>2.60407361917389</text:p>
          </table:table-cell>
          <table:table-cell office:value-type="float" office:value="-0.708074931466541" table:style-name="ce1">
            <text:p>-0.70807493146654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G02255g" table:style-name="ce1">
            <text:p>CAGL0G02255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G02255g" table:style-name="ce1">
            <text:p>CAGL0G02255g</text:p>
          </table:table-cell>
          <table:table-cell office:value-type="string" office:value="YKR084C" table:style-name="ce1">
            <text:p>YKR084C</text:p>
          </table:table-cell>
          <table:table-cell office:value-type="string" office:value="S000001792" table:style-name="ce1">
            <text:p>S000001792</text:p>
          </table:table-cell>
          <table:table-cell office:value-type="string" office:value="YKR084C" table:style-name="ce1">
            <text:p>YKR084C</text:p>
          </table:table-cell>
          <table:table-cell office:value-type="string" office:value="HBS1" table:style-name="ce1">
            <text:p>HBS1</text:p>
          </table:table-cell>
          <table:table-cell office:value-type="string" office:value="GTPase with similarity to translation release factors; together with binding partner Dom34p, facilitates ribosomal subunit dissociation and peptidyl-tRNA release when translation is stalled, particularly in 3' UTRs; genetically implicated in mRNA no-go decay; HBS1 has a paralog, SKI7, that arose from the whole genome duplication" table:style-name="ce1">
            <text:p>GTPase with similarity to translation release factors; together with binding partner Dom34p, facilitates ribosomal subunit dissociation and peptidyl-tRNA release when translation is stalled, particularly in 3' UTRs; genetically implicated in mRNA no-go decay; HBS1 has a paralog, SKI7, that arose from the whole genome duplication</text:p>
          </table:table-cell>
        </table:table-row>
        <table:table-row>
          <table:table-cell office:value-type="string" office:value="CAGL0G02409g" table:style-name="ce1">
            <text:p>CAGL0G02409g</text:p>
          </table:table-cell>
          <table:table-cell office:value-type="string" office:value="SRP40" table:style-name="ce1">
            <text:p>SRP40</text:p>
          </table:table-cell>
          <table:table-cell office:value-type="string" office:value="Ortholog(s) have nucleolus localization" table:style-name="ce1">
            <text:p>Ortholog(s) have nucleolus localization</text:p>
          </table:table-cell>
          <table:table-cell office:value-type="float" office:value="-1.08516666666667" table:style-name="ce1">
            <text:p>-1.08516666666667</text:p>
          </table:table-cell>
          <table:table-cell office:value-type="float" office:value="0.000780421166778129" table:style-name="ce1">
            <text:p>0.000780421166778129</text:p>
          </table:table-cell>
          <table:table-cell office:value-type="float" office:value="-1.45308333333333" table:style-name="ce1">
            <text:p>-1.45308333333333</text:p>
          </table:table-cell>
          <table:table-cell office:value-type="float" office:value="0.000175473896196303" table:style-name="ce1">
            <text:p>0.000175473896196303</text:p>
          </table:table-cell>
          <table:table-cell office:value-type="float" office:value="-1.45308333333333" table:style-name="ce1">
            <text:p>-1.45308333333333</text:p>
          </table:table-cell>
          <table:table-cell office:value-type="float" office:value="0.000175473896196303" table:style-name="ce1">
            <text:p>0.000175473896196303</text:p>
          </table:table-cell>
          <table:table-cell office:value-type="float" office:value="-1.38416666666667" table:style-name="ce1">
            <text:p>-1.38416666666667</text:p>
          </table:table-cell>
          <table:table-cell office:value-type="float" office:value="0.000247847758473468" table:style-name="ce1">
            <text:p>0.000247847758473468</text:p>
          </table:table-cell>
          <table:table-cell office:value-type="float" office:value="-1.33326774430843" table:style-name="ce1">
            <text:p>-1.33326774430843</text:p>
          </table:table-cell>
          <table:table-cell office:value-type="float" office:value="-1.99264290843762" table:style-name="ce1">
            <text:p>-1.99264290843762</text:p>
          </table:table-cell>
          <table:table-cell office:value-type="float" office:value="-1.99264290843762" table:style-name="ce1">
            <text:p>-1.99264290843762</text:p>
          </table:table-cell>
          <table:table-cell office:value-type="float" office:value="-2.53249034769119" table:style-name="ce1">
            <text:p>-2.5324903476911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RIBOSOMAL BIOGENESIS" table:style-name="ce1">
            <text:p>RIBOSOMAL BIOGENESIS</text:p>
          </table:table-cell>
          <table:table-cell office:value-type="string" office:value="F4" table:style-name="ce1">
            <text:p>F4</text:p>
          </table:table-cell>
          <table:table-cell office:value-type="string" office:value="CAGL0G02409g" table:style-name="ce1">
            <text:p>CAGL0G02409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G02409g" table:style-name="ce1">
            <text:p>CAGL0G02409g</text:p>
          </table:table-cell>
          <table:table-cell office:value-type="string" office:value="YKR092C" table:style-name="ce1">
            <text:p>YKR092C</text:p>
          </table:table-cell>
          <table:table-cell office:value-type="string" office:value="S000001800" table:style-name="ce1">
            <text:p>S000001800</text:p>
          </table:table-cell>
          <table:table-cell office:value-type="string" office:value="YKR092C" table:style-name="ce1">
            <text:p>YKR092C</text:p>
          </table:table-cell>
          <table:table-cell office:value-type="string" office:value="SRP40" table:style-name="ce1">
            <text:p>SRP40</text:p>
          </table:table-cell>
          <table:table-cell office:value-type="string" office:value="Nucleolar serine-rich protein; role in preribosome assembly or transport; may function as a chaperone of small nucleolar ribonucleoprotein particles (snoRNPs); immunologically and structurally to rat Nopp140" table:style-name="ce1">
            <text:p>Nucleolar serine-rich protein; role in preribosome assembly or transport; may function as a chaperone of small nucleolar ribonucleoprotein particles (snoRNPs); immunologically and structurally to rat Nopp140</text:p>
          </table:table-cell>
        </table:table-row>
        <table:table-row>
          <table:table-cell office:value-type="string" office:value="CAGL0G02563g" table:style-name="ce1">
            <text:p>CAGL0G02563g</text:p>
          </table:table-cell>
          <table:table-cell office:value-type="string" office:value="" table:style-name="ce1">
            <text:p/>
          </table:table-cell>
          <table:table-cell office:value-type="string" office:value="Has domain(s) with predicted thiol-dependent ubiquitinyl hydrolase activity and role in protein deubiquitination, ubiquitin-dependent protein catabolic process" table:style-name="ce1">
            <text:p>Has domain(s) with predicted thiol-dependent ubiquitinyl hydrolase activity and role in protein deubiquitination, ubiquitin-dependent protein catabolic process</text:p>
          </table:table-cell>
          <table:table-cell office:value-type="float" office:value="2.54583333333333" table:style-name="ce1">
            <text:p>2.54583333333333</text:p>
          </table:table-cell>
          <table:table-cell office:value-type="float" office:value="5.31303778538875e-05" table:style-name="ce1">
            <text:p>5.31303778538875e-05</text:p>
          </table:table-cell>
          <table:table-cell office:value-type="float" office:value="3.32958333333333" table:style-name="ce1">
            <text:p>3.32958333333333</text:p>
          </table:table-cell>
          <table:table-cell office:value-type="float" office:value="0.000685961665672113" table:style-name="ce1">
            <text:p>0.000685961665672113</text:p>
          </table:table-cell>
          <table:table-cell office:value-type="float" office:value="3.32958333333333" table:style-name="ce1">
            <text:p>3.32958333333333</text:p>
          </table:table-cell>
          <table:table-cell office:value-type="float" office:value="0.000685961665672113" table:style-name="ce1">
            <text:p>0.000685961665672113</text:p>
          </table:table-cell>
          <table:table-cell office:value-type="float" office:value="-0.335833333333333" table:style-name="ce1">
            <text:p>-0.335833333333333</text:p>
          </table:table-cell>
          <table:table-cell office:value-type="float" office:value="0.618805282332944" table:style-name="ce1">
            <text:p>0.618805282332944</text:p>
          </table:table-cell>
          <table:table-cell office:value-type="float" office:value="2.9378078428051" table:style-name="ce1">
            <text:p>2.9378078428051</text:p>
          </table:table-cell>
          <table:table-cell office:value-type="float" office:value="4.32476022740242" table:style-name="ce1">
            <text:p>4.32476022740242</text:p>
          </table:table-cell>
          <table:table-cell office:value-type="float" office:value="4.32476022740242" table:style-name="ce1">
            <text:p>4.32476022740242</text:p>
          </table:table-cell>
          <table:table-cell office:value-type="float" office:value="-0.698452794861872" table:style-name="ce1">
            <text:p>-0.69845279486187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PROTEIN DEGRADATION" table:style-name="ce1">
            <text:p>PROTEIN DEGRADATION</text:p>
          </table:table-cell>
          <table:table-cell office:value-type="string" office:value="F1" table:style-name="ce1">
            <text:p>F1</text:p>
          </table:table-cell>
          <table:table-cell office:value-type="string" office:value="CAGL0G02563g" table:style-name="ce1">
            <text:p>CAGL0G02563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G02563g" table:style-name="ce1">
            <text:p>CAGL0G02563g</text:p>
          </table:table-cell>
          <table:table-cell office:value-type="string" office:value="YKR098C" table:style-name="ce1">
            <text:p>YKR098C</text:p>
          </table:table-cell>
          <table:table-cell office:value-type="string" office:value="S000001806" table:style-name="ce1">
            <text:p>S000001806</text:p>
          </table:table-cell>
          <table:table-cell office:value-type="string" office:value="YKR098C" table:style-name="ce1">
            <text:p>YKR098C</text:p>
          </table:table-cell>
          <table:table-cell office:value-type="string" office:value="UBP11" table:style-name="ce1">
            <text:p>UBP11</text:p>
          </table:table-cell>
          <table:table-cell office:value-type="string" office:value="Ubiquitin-specific protease; cleaves ubiquitin from ubiquitinated proteins; UBP11 has a paralog, UBP7, that arose from the whole genome duplication" table:style-name="ce1">
            <text:p>Ubiquitin-specific protease; cleaves ubiquitin from ubiquitinated proteins; UBP11 has a paralog, UBP7, that arose from the whole genome duplication</text:p>
          </table:table-cell>
        </table:table-row>
        <table:table-row>
          <table:table-cell office:value-type="string" office:value="CAGL0G02849g" table:style-name="ce1">
            <text:p>CAGL0G02849g</text:p>
          </table:table-cell>
          <table:table-cell office:value-type="string" office:value="" table:style-name="ce1">
            <text:p/>
          </table:table-cell>
          <table:table-cell office:value-type="string" office:value="Ortholog(s) have endoplasmic reticulum, nuclear envelope localization" table:style-name="ce1">
            <text:p>Ortholog(s) have endoplasmic reticulum, nuclear envelope localization</text:p>
          </table:table-cell>
          <table:table-cell office:value-type="float" office:value="3.3435" table:style-name="ce1">
            <text:p>3.3435</text:p>
          </table:table-cell>
          <table:table-cell office:value-type="float" office:value="1.96769215432698e-05" table:style-name="ce1">
            <text:p>1.96769215432698e-05</text:p>
          </table:table-cell>
          <table:table-cell office:value-type="float" office:value="1.64341666666667" table:style-name="ce1">
            <text:p>1.64341666666667</text:p>
          </table:table-cell>
          <table:table-cell office:value-type="float" office:value="4.9482450034198e-05" table:style-name="ce1">
            <text:p>4.9482450034198e-05</text:p>
          </table:table-cell>
          <table:table-cell office:value-type="float" office:value="1.64341666666667" table:style-name="ce1">
            <text:p>1.64341666666667</text:p>
          </table:table-cell>
          <table:table-cell office:value-type="float" office:value="4.9482450034198e-05" table:style-name="ce1">
            <text:p>4.9482450034198e-05</text:p>
          </table:table-cell>
          <table:table-cell office:value-type="float" office:value="0.823833333333333" table:style-name="ce1">
            <text:p>0.823833333333333</text:p>
          </table:table-cell>
          <table:table-cell office:value-type="float" office:value="0.00492328691518308" table:style-name="ce1">
            <text:p>0.00492328691518308</text:p>
          </table:table-cell>
          <table:table-cell office:value-type="float" office:value="3.87608782811335" table:style-name="ce1">
            <text:p>3.87608782811335</text:p>
          </table:table-cell>
          <table:table-cell office:value-type="float" office:value="2.09751017424889" table:style-name="ce1">
            <text:p>2.09751017424889</text:p>
          </table:table-cell>
          <table:table-cell office:value-type="float" office:value="2.09751017424889" table:style-name="ce1">
            <text:p>2.09751017424889</text:p>
          </table:table-cell>
          <table:table-cell office:value-type="float" office:value="1.33036012923771" table:style-name="ce1">
            <text:p>1.3303601292377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G02849g" table:style-name="ce1">
            <text:p>CAGL0G02849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G02849g" table:style-name="ce1">
            <text:p>CAGL0G02849g</text:p>
          </table:table-cell>
          <table:table-cell office:value-type="string" office:value="YPL186C" table:style-name="ce1">
            <text:p>YPL186C</text:p>
          </table:table-cell>
          <table:table-cell office:value-type="string" office:value="S000006107" table:style-name="ce1">
            <text:p>S000006107</text:p>
          </table:table-cell>
          <table:table-cell office:value-type="string" office:value="YPL186C" table:style-name="ce1">
            <text:p>YPL186C</text:p>
          </table:table-cell>
          <table:table-cell office:value-type="string" office:value="UIP4" table:style-name="ce1">
            <text:p>UIP4</text:p>
          </table:table-cell>
          <table:table-cell office:value-type="string" office:value="Protein that interacts with Ulp1p; a Ubl (ubiquitin-like protein)-specific protease for Smt3p protein conjugates; detected in a phosphorylated state in the mitochondrial outer membrane; also detected in ER and nuclear envelope" table:style-name="ce1">
            <text:p>Protein that interacts with Ulp1p; a Ubl (ubiquitin-like protein)-specific protease for Smt3p protein conjugates; detected in a phosphorylated state in the mitochondrial outer membrane; also detected in ER and nuclear envelope</text:p>
          </table:table-cell>
        </table:table-row>
        <table:table-row>
          <table:table-cell office:value-type="string" office:value="CAGL0G02937g" table:style-name="ce1">
            <text:p>CAGL0G02937g</text:p>
          </table:table-cell>
          <table:table-cell office:value-type="string" office:value="" table:style-name="ce1">
            <text:p/>
          </table:table-cell>
          <table:table-cell office:value-type="string" office:value="Ortholog(s) have pyruvate decarboxylase activity and role in L-phenylalanine catabolic process, aromatic amino acid family catabolic process to alcohol via Ehrlich pathway, ethanol metabolic process, tryptophan catabolic process" table:style-name="ce1">
            <text:p>Ortholog(s) have pyruvate decarboxylase activity and role in L-phenylalanine catabolic process, aromatic amino acid family catabolic process to alcohol via Ehrlich pathway, ethanol metabolic process, tryptophan catabolic process</text:p>
          </table:table-cell>
          <table:table-cell office:value-type="float" office:value="3.4025" table:style-name="ce1">
            <text:p>3.4025</text:p>
          </table:table-cell>
          <table:table-cell office:value-type="float" office:value="2.46115852181165e-06" table:style-name="ce1">
            <text:p>2.46115852181165e-06</text:p>
          </table:table-cell>
          <table:table-cell office:value-type="float" office:value="4.42166666666667" table:style-name="ce1">
            <text:p>4.42166666666667</text:p>
          </table:table-cell>
          <table:table-cell office:value-type="float" office:value="2.23300313718612e-06" table:style-name="ce1">
            <text:p>2.23300313718612e-06</text:p>
          </table:table-cell>
          <table:table-cell office:value-type="float" office:value="4.42166666666667" table:style-name="ce1">
            <text:p>4.42166666666667</text:p>
          </table:table-cell>
          <table:table-cell office:value-type="float" office:value="2.23300313718612e-06" table:style-name="ce1">
            <text:p>2.23300313718612e-06</text:p>
          </table:table-cell>
          <table:table-cell office:value-type="float" office:value="-0.546833333333333" table:style-name="ce1">
            <text:p>-0.546833333333333</text:p>
          </table:table-cell>
          <table:table-cell office:value-type="float" office:value="0.159874097515154" table:style-name="ce1">
            <text:p>0.159874097515154</text:p>
          </table:table-cell>
          <table:table-cell office:value-type="float" office:value="3.94548839535094" table:style-name="ce1">
            <text:p>3.94548839535094</text:p>
          </table:table-cell>
          <table:table-cell office:value-type="float" office:value="5.76728824690311" table:style-name="ce1">
            <text:p>5.76728824690311</text:p>
          </table:table-cell>
          <table:table-cell office:value-type="float" office:value="5.76728824690311" table:style-name="ce1">
            <text:p>5.76728824690311</text:p>
          </table:table-cell>
          <table:table-cell office:value-type="float" office:value="-1.06759294460463" table:style-name="ce1">
            <text:p>-1.0675929446046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ENERGY PRODUCTION (NON RESPIRATORY)" table:style-name="ce1">
            <text:p>ENERGY PRODUCTION (NON RESPIRATORY)</text:p>
          </table:table-cell>
          <table:table-cell office:value-type="string" office:value="F1" table:style-name="ce1">
            <text:p>F1</text:p>
          </table:table-cell>
          <table:table-cell office:value-type="string" office:value="CAGL0G02937g" table:style-name="ce1">
            <text:p>CAGL0G02937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G02937g" table:style-name="ce1">
            <text:p>CAGL0G02937g</text:p>
          </table:table-cell>
          <table:table-cell office:value-type="string" office:value="YGR087C" table:style-name="ce1">
            <text:p>YGR087C</text:p>
          </table:table-cell>
          <table:table-cell office:value-type="string" office:value="S000003319" table:style-name="ce1">
            <text:p>S000003319</text:p>
          </table:table-cell>
          <table:table-cell office:value-type="string" office:value="YGR087C" table:style-name="ce1">
            <text:p>YGR087C</text:p>
          </table:table-cell>
          <table:table-cell office:value-type="string" office:value="PDC6" table:style-name="ce1">
            <text:p>PDC6</text:p>
          </table:table-cell>
          <table:table-cell office:value-type="string" office:value="Minor isoform of pyruvate decarboxylase; decarboxylates pyruvate to acetaldehyde, involved in amino acid catabolism; transcription is glucose- and ethanol-dependent, and is strongly induced during sulfur limitation" table:style-name="ce1">
            <text:p>Minor isoform of pyruvate decarboxylase; decarboxylates pyruvate to acetaldehyde, involved in amino acid catabolism; transcription is glucose- and ethanol-dependent, and is strongly induced during sulfur limitation</text:p>
          </table:table-cell>
        </table:table-row>
        <table:table-row>
          <table:table-cell office:value-type="string" office:value="CAGL0G03289g" table:style-name="ce1">
            <text:p>CAGL0G03289g</text:p>
          </table:table-cell>
          <table:table-cell office:value-type="string" office:value="SSA3" table:style-name="ce1">
            <text:p>SSA3</text:p>
          </table:table-cell>
          <table:table-cell office:value-type="string" office:value="Heat shock protein of the HSP70 family" table:style-name="ce1">
            <text:p>Heat shock protein of the HSP70 family</text:p>
          </table:table-cell>
          <table:table-cell office:value-type="float" office:value="3.79666666666667" table:style-name="ce1">
            <text:p>3.79666666666667</text:p>
          </table:table-cell>
          <table:table-cell office:value-type="float" office:value="1.35635498761452e-05" table:style-name="ce1">
            <text:p>1.35635498761452e-05</text:p>
          </table:table-cell>
          <table:table-cell office:value-type="float" office:value="2.36666666666667" table:style-name="ce1">
            <text:p>2.36666666666667</text:p>
          </table:table-cell>
          <table:table-cell office:value-type="float" office:value="1.11614257953936e-05" table:style-name="ce1">
            <text:p>1.11614257953936e-05</text:p>
          </table:table-cell>
          <table:table-cell office:value-type="float" office:value="2.36666666666667" table:style-name="ce1">
            <text:p>2.36666666666667</text:p>
          </table:table-cell>
          <table:table-cell office:value-type="float" office:value="1.11614257953936e-05" table:style-name="ce1">
            <text:p>1.11614257953936e-05</text:p>
          </table:table-cell>
          <table:table-cell office:value-type="float" office:value="-0.468833333333334" table:style-name="ce1">
            <text:p>-0.468833333333334</text:p>
          </table:table-cell>
          <table:table-cell office:value-type="float" office:value="0.0847410864306087" table:style-name="ce1">
            <text:p>0.0847410864306087</text:p>
          </table:table-cell>
          <table:table-cell office:value-type="float" office:value="4.40913907760209" table:style-name="ce1">
            <text:p>4.40913907760209</text:p>
          </table:table-cell>
          <table:table-cell office:value-type="float" office:value="3.05284788361527" table:style-name="ce1">
            <text:p>3.05284788361527</text:p>
          </table:table-cell>
          <table:table-cell office:value-type="float" office:value="3.05284788361527" table:style-name="ce1">
            <text:p>3.05284788361527</text:p>
          </table:table-cell>
          <table:table-cell office:value-type="float" office:value="-0.931133552756594" table:style-name="ce1">
            <text:p>-0.93113355275659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STRESS RESPONSE" table:style-name="ce1">
            <text:p>STRESS RESPONSE</text:p>
          </table:table-cell>
          <table:table-cell office:value-type="string" office:value="_" table:style-name="ce1">
            <text:p>_</text:p>
          </table:table-cell>
          <table:table-cell office:value-type="string" office:value="Others" table:style-name="ce1">
            <text:p>Others</text:p>
          </table:table-cell>
          <table:table-cell office:value-type="string" office:value="CAGL0G03289g" table:style-name="ce1">
            <text:p>CAGL0G03289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G03289g" table:style-name="ce1">
            <text:p>CAGL0G03289g</text:p>
          </table:table-cell>
          <table:table-cell office:value-type="string" office:value="YER103W" table:style-name="ce1">
            <text:p>YER103W</text:p>
          </table:table-cell>
          <table:table-cell office:value-type="string" office:value="S000000905" table:style-name="ce1">
            <text:p>S000000905</text:p>
          </table:table-cell>
          <table:table-cell office:value-type="string" office:value="YER103W" table:style-name="ce1">
            <text:p>YER103W</text:p>
          </table:table-cell>
          <table:table-cell office:value-type="string" office:value="SSA4" table:style-name="ce1">
            <text:p>SSA4</text:p>
          </table:table-cell>
          <table:table-cell office:value-type="string" office:value="Heat shock protein that is highly induced upon stress; plays a role in SRP-dependent cotranslational protein-membrane targeting and translocation; member of the HSP70 family; cytoplasmic protein that concentrates in nuclei upon starvation; SSA4 has a paralog, SSA3, that arose from the whole genome duplication" table:style-name="ce1">
            <text:p>Heat shock protein that is highly induced upon stress; plays a role in SRP-dependent cotranslational protein-membrane targeting and translocation; member of the HSP70 family; cytoplasmic protein that concentrates in nuclei upon starvation; SSA4 has a paralog, SSA3, that arose from the whole genome duplication</text:p>
          </table:table-cell>
        </table:table-row>
        <table:table-row>
          <table:table-cell office:value-type="string" office:value="CAGL0G03575g" table:style-name="ce1">
            <text:p>CAGL0G03575g</text:p>
          </table:table-cell>
          <table:table-cell office:value-type="string" office:value="" table:style-name="ce1">
            <text:p/>
          </table:table-cell>
          <table:table-cell office:value-type="string" office:value="Has domain(s) with predicted structural constituent of ribosome activity, role in translation and ribosome localization; evidence for a extended second exon by 2 amino acids" table:style-name="ce1">
            <text:p>Has domain(s) with predicted structural constituent of ribosome activity, role in translation and ribosome localization; evidence for a extended second exon by 2 amino acids</text:p>
          </table:table-cell>
          <table:table-cell office:value-type="float" office:value="-0.9995" table:style-name="ce1">
            <text:p>-0.9995</text:p>
          </table:table-cell>
          <table:table-cell office:value-type="float" office:value="0.00541330784970549" table:style-name="ce1">
            <text:p>0.00541330784970549</text:p>
          </table:table-cell>
          <table:table-cell office:value-type="float" office:value="-0.542916666666667" table:style-name="ce1">
            <text:p>-0.542916666666667</text:p>
          </table:table-cell>
          <table:table-cell office:value-type="float" office:value="0.0121407239712886" table:style-name="ce1">
            <text:p>0.0121407239712886</text:p>
          </table:table-cell>
          <table:table-cell office:value-type="float" office:value="-0.542916666666667" table:style-name="ce1">
            <text:p>-0.542916666666667</text:p>
          </table:table-cell>
          <table:table-cell office:value-type="float" office:value="0.0121407239712886" table:style-name="ce1">
            <text:p>0.0121407239712886</text:p>
          </table:table-cell>
          <table:table-cell office:value-type="float" office:value="-1.38733333333333" table:style-name="ce1">
            <text:p>-1.38733333333333</text:p>
          </table:table-cell>
          <table:table-cell office:value-type="float" office:value="0.000217128612865895" table:style-name="ce1">
            <text:p>0.000217128612865895</text:p>
          </table:table-cell>
          <table:table-cell office:value-type="float" office:value="-1.23249968905385" table:style-name="ce1">
            <text:p>-1.23249968905385</text:p>
          </table:table-cell>
          <table:table-cell office:value-type="float" office:value="-0.790407805119302" table:style-name="ce1">
            <text:p>-0.790407805119302</text:p>
          </table:table-cell>
          <table:table-cell office:value-type="float" office:value="-0.790407805119302" table:style-name="ce1">
            <text:p>-0.790407805119302</text:p>
          </table:table-cell>
          <table:table-cell office:value-type="float" office:value="-2.5380303657363" table:style-name="ce1">
            <text:p>-2.538030365736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G03575g" table:style-name="ce1">
            <text:p>CAGL0G03575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G03575g" table:style-name="ce1">
            <text:p>CAGL0G03575g</text:p>
          </table:table-cell>
          <table:table-cell office:value-type="string" office:value="YER117W" table:style-name="ce1">
            <text:p>YER117W</text:p>
          </table:table-cell>
          <table:table-cell office:value-type="string" office:value="S000000919" table:style-name="ce1">
            <text:p>S000000919</text:p>
          </table:table-cell>
          <table:table-cell office:value-type="string" office:value="YER117W" table:style-name="ce1">
            <text:p>YER117W</text:p>
          </table:table-cell>
          <table:table-cell office:value-type="string" office:value="RPL23B" table:style-name="ce1">
            <text:p>RPL23B</text:p>
          </table:table-cell>
          <table:table-cell office:value-type="string" office:value="Ribosomal 60S subunit protein L23B; homologous to mammalian ribosomal protein L23 and bacterial L14; RPL23B has a paralog, RPL23A, that arose from the whole genome duplication" table:style-name="ce1">
            <text:p>Ribosomal 60S subunit protein L23B; homologous to mammalian ribosomal protein L23 and bacterial L14; RPL23B has a paralog, RPL23A, that arose from the whole genome duplication</text:p>
          </table:table-cell>
        </table:table-row>
        <table:table-row>
          <table:table-cell office:value-type="string" office:value="CAGL0G03883g" table:style-name="ce1">
            <text:p>CAGL0G03883g</text:p>
          </table:table-cell>
          <table:table-cell office:value-type="string" office:value="" table:style-name="ce1">
            <text:p/>
          </table:table-cell>
          <table:table-cell office:value-type="string" office:value="Ortholog(s) have ADP binding, ATP binding, ATPase activity, ATPase activity, coupled, chaperone binding, misfolded protein binding, unfolded protein binding activity" table:style-name="ce1">
            <text:p>Ortholog(s) have ADP binding, ATP binding, ATPase activity, ATPase activity, coupled, chaperone binding, misfolded protein binding, unfolded protein binding activity</text:p>
          </table:table-cell>
          <table:table-cell office:value-type="float" office:value="2.32516666666667" table:style-name="ce1">
            <text:p>2.32516666666667</text:p>
          </table:table-cell>
          <table:table-cell office:value-type="float" office:value="1.36421375787193e-05" table:style-name="ce1">
            <text:p>1.36421375787193e-05</text:p>
          </table:table-cell>
          <table:table-cell office:value-type="float" office:value="0.3305" table:style-name="ce1">
            <text:p>0.3305</text:p>
          </table:table-cell>
          <table:table-cell office:value-type="float" office:value="0.107930431840936" table:style-name="ce1">
            <text:p>0.107930431840936</text:p>
          </table:table-cell>
          <table:table-cell office:value-type="float" office:value="0.3305" table:style-name="ce1">
            <text:p>0.3305</text:p>
          </table:table-cell>
          <table:table-cell office:value-type="float" office:value="0.107930431840936" table:style-name="ce1">
            <text:p>0.107930431840936</text:p>
          </table:table-cell>
          <table:table-cell office:value-type="float" office:value="0.176833333333333" table:style-name="ce1">
            <text:p>0.176833333333333</text:p>
          </table:table-cell>
          <table:table-cell office:value-type="float" office:value="0.394106696452638" table:style-name="ce1">
            <text:p>0.394106696452638</text:p>
          </table:table-cell>
          <table:table-cell office:value-type="float" office:value="2.6782418794645" table:style-name="ce1">
            <text:p>2.6782418794645</text:p>
          </table:table-cell>
          <table:table-cell office:value-type="float" office:value="0.363284386592773" table:style-name="ce1">
            <text:p>0.363284386592773</text:p>
          </table:table-cell>
          <table:table-cell office:value-type="float" office:value="0.363284386592773" table:style-name="ce1">
            <text:p>0.363284386592773</text:p>
          </table:table-cell>
          <table:table-cell office:value-type="float" office:value="0.198446968652115" table:style-name="ce1">
            <text:p>0.1984469686521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POST TRANSLATIONAL MODIFICATION" table:style-name="ce1">
            <text:p>POST TRANSLATIONAL MODIFICATION</text:p>
          </table:table-cell>
          <table:table-cell office:value-type="string" office:value="F1" table:style-name="ce1">
            <text:p>F1</text:p>
          </table:table-cell>
          <table:table-cell office:value-type="string" office:value="CAGL0G03883g" table:style-name="ce1">
            <text:p>CAGL0G03883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G03883g" table:style-name="ce1">
            <text:p>CAGL0G03883g</text:p>
          </table:table-cell>
          <table:table-cell office:value-type="string" office:value="YLL026W" table:style-name="ce1">
            <text:p>YLL026W</text:p>
          </table:table-cell>
          <table:table-cell office:value-type="string" office:value="S000003949" table:style-name="ce1">
            <text:p>S000003949</text:p>
          </table:table-cell>
          <table:table-cell office:value-type="string" office:value="YLL026W" table:style-name="ce1">
            <text:p>YLL026W</text:p>
          </table:table-cell>
          <table:table-cell office:value-type="string" office:value="HSP104" table:style-name="ce1">
            <text:p>HSP104</text:p>
          </table:table-cell>
          <table:table-cell office:value-type="string" office:value="Disaggregase; heat shock protein that cooperates with Ydj1p (Hsp40) and Ssa1p (Hsp70) to refold and reactivate previously denatured, aggregated proteins; responsive to stresses including: heat, ethanol, and sodium arsenite; involved in [PSI+] propagation; protein becomes more abundant and forms cytoplasmic foci in response to DNA replication stress; potentiated Hsp104p variants decrease TDP-43 proteotoxicity by eliminating its cytoplasmic aggregation" table:style-name="ce1">
            <text:p>Disaggregase; heat shock protein that cooperates with Ydj1p (Hsp40) and Ssa1p (Hsp70) to refold and reactivate previously denatured, aggregated proteins; responsive to stresses including: heat, ethanol, and sodium arsenite; involved in [PSI+] propagation; protein becomes more abundant and forms cytoplasmic foci in response to DNA replication stress; potentiated Hsp104p variants decrease TDP-43 proteotoxicity by eliminating its cytoplasmic aggregation</text:p>
          </table:table-cell>
        </table:table-row>
        <table:table-row>
          <table:table-cell office:value-type="string" office:value="CAGL0G03905g" table:style-name="ce1">
            <text:p>CAGL0G03905g</text:p>
          </table:table-cell>
          <table:table-cell office:value-type="string" office:value="" table:style-name="ce1">
            <text:p/>
          </table:table-cell>
          <table:table-cell office:value-type="string" office:value="Ortholog(s) have 2 iron, 2 sulfur cluster binding, iron ion binding, iron-sulfur cluster binding, iron-sulfur transferase activity" table:style-name="ce1">
            <text:p>Ortholog(s) have 2 iron, 2 sulfur cluster binding, iron ion binding, iron-sulfur cluster binding, iron-sulfur transferase activity</text:p>
          </table:table-cell>
          <table:table-cell office:value-type="float" office:value="-1.44" table:style-name="ce1">
            <text:p>-1.44</text:p>
          </table:table-cell>
          <table:table-cell office:value-type="float" office:value="0.000625873469253429" table:style-name="ce1">
            <text:p>0.000625873469253429</text:p>
          </table:table-cell>
          <table:table-cell office:value-type="float" office:value="-2.1125" table:style-name="ce1">
            <text:p>-2.1125</text:p>
          </table:table-cell>
          <table:table-cell office:value-type="float" office:value="3.3708613096883e-06" table:style-name="ce1">
            <text:p>3.3708613096883e-06</text:p>
          </table:table-cell>
          <table:table-cell office:value-type="float" office:value="-2.1125" table:style-name="ce1">
            <text:p>-2.1125</text:p>
          </table:table-cell>
          <table:table-cell office:value-type="float" office:value="3.3708613096883e-06" table:style-name="ce1">
            <text:p>3.3708613096883e-06</text:p>
          </table:table-cell>
          <table:table-cell office:value-type="float" office:value="0.3795" table:style-name="ce1">
            <text:p>0.3795</text:p>
          </table:table-cell>
          <table:table-cell office:value-type="float" office:value="0.0618265402601656" table:style-name="ce1">
            <text:p>0.0618265402601656</text:p>
          </table:table-cell>
          <table:table-cell office:value-type="float" office:value="-1.75065138173452" table:style-name="ce1">
            <text:p>-1.75065138173452</text:p>
          </table:table-cell>
          <table:table-cell office:value-type="float" office:value="-2.86366345161267" table:style-name="ce1">
            <text:p>-2.86366345161267</text:p>
          </table:table-cell>
          <table:table-cell office:value-type="float" office:value="-2.86366345161267" table:style-name="ce1">
            <text:p>-2.86366345161267</text:p>
          </table:table-cell>
          <table:table-cell office:value-type="float" office:value="0.55300812353931" table:style-name="ce1">
            <text:p>0.55300812353931</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G03905g" table:style-name="ce1">
            <text:p>CAGL0G03905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G03905g" table:style-name="ce1">
            <text:p>CAGL0G03905g</text:p>
          </table:table-cell>
          <table:table-cell office:value-type="string" office:value="YLL027W" table:style-name="ce1">
            <text:p>YLL027W</text:p>
          </table:table-cell>
          <table:table-cell office:value-type="string" office:value="S000003950" table:style-name="ce1">
            <text:p>S000003950</text:p>
          </table:table-cell>
          <table:table-cell office:value-type="string" office:value="YLL027W" table:style-name="ce1">
            <text:p>YLL027W</text:p>
          </table:table-cell>
          <table:table-cell office:value-type="string" office:value="ISA1" table:style-name="ce1">
            <text:p>ISA1</text:p>
          </table:table-cell>
          <table:table-cell office:value-type="string" office:value="Protein required for maturation of mitochondrial [4Fe-4S] proteins; functions in a complex with Isa2p and possibly Iba57p; isa1 deletion causes loss of mitochondrial DNA and respiratory deficiency; depletion reduces growth on nonfermentable carbon sources; functional ortholog of bacterial A-type ISC proteins; human ISCA1 can complement isa1 null mutant" table:style-name="ce1">
            <text:p>Protein required for maturation of mitochondrial [4Fe-4S] proteins; functions in a complex with Isa2p and possibly Iba57p; isa1 deletion causes loss of mitochondrial DNA and respiratory deficiency; depletion reduces growth on nonfermentable carbon sources; functional ortholog of bacterial A-type ISC proteins; human ISCA1 can complement isa1 null mutant</text:p>
          </table:table-cell>
        </table:table-row>
        <table:table-row>
          <table:table-cell office:value-type="string" office:value="CAGL0G04433g" table:style-name="ce1">
            <text:p>CAGL0G04433g</text:p>
          </table:table-cell>
          <table:table-cell office:value-type="string" office:value="" table:style-name="ce1">
            <text:p/>
          </table:table-cell>
          <table:table-cell office:value-type="string" office:value="Ortholog of S. cerevisiae : PRM10, C. albicans SC5314 : C7_01940C_A, C. dubliniensis CD36 : Cd36_71750, C. parapsilosis CDC317 : CPAR2_703450 and C. auris B8441 : B9J08_001559" table:style-name="ce1">
            <text:p>Ortholog of S. cerevisiae : PRM10, C. albicans SC5314 : C7_01940C_A, C. dubliniensis CD36 : Cd36_71750, C. parapsilosis CDC317 : CPAR2_703450 and C. auris B8441 : B9J08_001559</text:p>
          </table:table-cell>
          <table:table-cell office:value-type="float" office:value="0.869666666666667" table:style-name="ce1">
            <text:p>0.869666666666667</text:p>
          </table:table-cell>
          <table:table-cell office:value-type="float" office:value="0.00102119501174288" table:style-name="ce1">
            <text:p>0.00102119501174288</text:p>
          </table:table-cell>
          <table:table-cell office:value-type="float" office:value="1.98075" table:style-name="ce1">
            <text:p>1.98075</text:p>
          </table:table-cell>
          <table:table-cell office:value-type="float" office:value="5.95435482956471e-06" table:style-name="ce1">
            <text:p>5.95435482956471e-06</text:p>
          </table:table-cell>
          <table:table-cell office:value-type="float" office:value="1.98075" table:style-name="ce1">
            <text:p>1.98075</text:p>
          </table:table-cell>
          <table:table-cell office:value-type="float" office:value="5.95435482956471e-06" table:style-name="ce1">
            <text:p>5.95435482956471e-06</text:p>
          </table:table-cell>
          <table:table-cell office:value-type="float" office:value="-0.531333333333333" table:style-name="ce1">
            <text:p>-0.531333333333333</text:p>
          </table:table-cell>
          <table:table-cell office:value-type="float" office:value="0.0167570706082342" table:style-name="ce1">
            <text:p>0.0167570706082342</text:p>
          </table:table-cell>
          <table:table-cell office:value-type="float" office:value="0.966165174137112" table:style-name="ce1">
            <text:p>0.966165174137112</text:p>
          </table:table-cell>
          <table:table-cell office:value-type="float" office:value="2.54309227443498" table:style-name="ce1">
            <text:p>2.54309227443498</text:p>
          </table:table-cell>
          <table:table-cell office:value-type="float" office:value="2.54309227443498" table:style-name="ce1">
            <text:p>2.54309227443498</text:p>
          </table:table-cell>
          <table:table-cell office:value-type="float" office:value="-1.04047601417329" table:style-name="ce1">
            <text:p>-1.04047601417329</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G04433g" table:style-name="ce1">
            <text:p>CAGL0G04433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G04433g" table:style-name="ce1">
            <text:p>CAGL0G04433g</text:p>
          </table:table-cell>
          <table:table-cell office:value-type="string" office:value="YJL108C" table:style-name="ce1">
            <text:p>YJL108C</text:p>
          </table:table-cell>
          <table:table-cell office:value-type="string" office:value="S000003644" table:style-name="ce1">
            <text:p>S000003644</text:p>
          </table:table-cell>
          <table:table-cell office:value-type="string" office:value="YJL108C" table:style-name="ce1">
            <text:p>YJL108C</text:p>
          </table:table-cell>
          <table:table-cell office:value-type="string" office:value="PRM10" table:style-name="ce1">
            <text:p>PRM10</text:p>
          </table:table-cell>
          <table:table-cell office:value-type="string" office:value="Pheromone-regulated protein; proposed to be involved in mating; predicted to have 5 transmembrane segments; induced by treatment with 8-methoxypsoralen and UVA irradiation" table:style-name="ce1">
            <text:p>Pheromone-regulated protein; proposed to be involved in mating; predicted to have 5 transmembrane segments; induced by treatment with 8-methoxypsoralen and UVA irradiation</text:p>
          </table:table-cell>
        </table:table-row>
        <table:table-row>
          <table:table-cell office:value-type="string" office:value="CAGL0G04499g" table:style-name="ce1">
            <text:p>CAGL0G04499g</text:p>
          </table:table-cell>
          <table:table-cell office:value-type="string" office:value="" table:style-name="ce1">
            <text:p/>
          </table:table-cell>
          <table:table-cell office:value-type="string" office:value="Ortholog of S. cerevisiae : SET4 and Saccharomyces cerevisiae S288C : YJL105W" table:style-name="ce1">
            <text:p>Ortholog of S. cerevisiae : SET4 and Saccharomyces cerevisiae S288C : YJL105W</text:p>
          </table:table-cell>
          <table:table-cell office:value-type="float" office:value="0.465833333333333" table:style-name="ce1">
            <text:p>0.465833333333333</text:p>
          </table:table-cell>
          <table:table-cell office:value-type="float" office:value="0.0193046142177574" table:style-name="ce1">
            <text:p>0.0193046142177574</text:p>
          </table:table-cell>
          <table:table-cell office:value-type="float" office:value="0.379333333333333" table:style-name="ce1">
            <text:p>0.379333333333333</text:p>
          </table:table-cell>
          <table:table-cell office:value-type="float" office:value="0.0813464656916155" table:style-name="ce1">
            <text:p>0.0813464656916155</text:p>
          </table:table-cell>
          <table:table-cell office:value-type="float" office:value="0.379333333333333" table:style-name="ce1">
            <text:p>0.379333333333333</text:p>
          </table:table-cell>
          <table:table-cell office:value-type="float" office:value="0.0813464656916155" table:style-name="ce1">
            <text:p>0.0813464656916155</text:p>
          </table:table-cell>
          <table:table-cell office:value-type="float" office:value="-2.04166666666667" table:style-name="ce1">
            <text:p>-2.04166666666667</text:p>
          </table:table-cell>
          <table:table-cell office:value-type="float" office:value="1.18047944715266e-05" table:style-name="ce1">
            <text:p>1.18047944715266e-05</text:p>
          </table:table-cell>
          <table:table-cell office:value-type="float" office:value="0.491143777479804" table:style-name="ce1">
            <text:p>0.491143777479804</text:p>
          </table:table-cell>
          <table:table-cell office:value-type="float" office:value="0.427788119475443" table:style-name="ce1">
            <text:p>0.427788119475443</text:p>
          </table:table-cell>
          <table:table-cell office:value-type="float" office:value="0.427788119475443" table:style-name="ce1">
            <text:p>0.427788119475443</text:p>
          </table:table-cell>
          <table:table-cell office:value-type="float" office:value="-3.68277304179479" table:style-name="ce1">
            <text:p>-3.6827730417947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UNKNOWN" table:style-name="ce1">
            <text:p>UNKNOWN</text:p>
          </table:table-cell>
          <table:table-cell office:value-type="string" office:value="F2" table:style-name="ce1">
            <text:p>F2</text:p>
          </table:table-cell>
          <table:table-cell office:value-type="string" office:value="CAGL0G04499g" table:style-name="ce1">
            <text:p>CAGL0G04499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G04499g" table:style-name="ce1">
            <text:p>CAGL0G04499g</text:p>
          </table:table-cell>
          <table:table-cell office:value-type="string" office:value="YJL105W" table:style-name="ce1">
            <text:p>YJL105W</text:p>
          </table:table-cell>
          <table:table-cell office:value-type="string" office:value="S000003641" table:style-name="ce1">
            <text:p>S000003641</text:p>
          </table:table-cell>
          <table:table-cell office:value-type="string" office:value="YJL105W" table:style-name="ce1">
            <text:p>YJL105W</text:p>
          </table:table-cell>
          <table:table-cell office:value-type="string" office:value="SET4" table:style-name="ce1">
            <text:p>SET4</text:p>
          </table:table-cell>
          <table:table-cell office:value-type="string" office:value="Protein of unknown function, contains a SET domain; SET4 has a paralog, SET3, that arose from the whole genome duplication" table:style-name="ce1">
            <text:p>Protein of unknown function, contains a SET domain; SET4 has a paralog, SET3, that arose from the whole genome duplication</text:p>
          </table:table-cell>
        </table:table-row>
        <table:table-row>
          <table:table-cell office:value-type="string" office:value="CAGL0G04763g" table:style-name="ce1">
            <text:p>CAGL0G04763g</text:p>
          </table:table-cell>
          <table:table-cell office:value-type="string" office:value="" table:style-name="ce1">
            <text:p/>
          </table:table-cell>
          <table:table-cell office:value-type="string" office:value="Has domain(s) with predicted role in termination of G protein-coupled receptor signaling pathway" table:style-name="ce1">
            <text:p>Has domain(s) with predicted role in termination of G protein-coupled receptor signaling pathway</text:p>
          </table:table-cell>
          <table:table-cell office:value-type="float" office:value="1.1485" table:style-name="ce1">
            <text:p>1.1485</text:p>
          </table:table-cell>
          <table:table-cell office:value-type="float" office:value="0.00103055752190534" table:style-name="ce1">
            <text:p>0.00103055752190534</text:p>
          </table:table-cell>
          <table:table-cell office:value-type="float" office:value="1.87675" table:style-name="ce1">
            <text:p>1.87675</text:p>
          </table:table-cell>
          <table:table-cell office:value-type="float" office:value="1.00803258592886e-05" table:style-name="ce1">
            <text:p>1.00803258592886e-05</text:p>
          </table:table-cell>
          <table:table-cell office:value-type="float" office:value="1.87675" table:style-name="ce1">
            <text:p>1.87675</text:p>
          </table:table-cell>
          <table:table-cell office:value-type="float" office:value="1.00803258592886e-05" table:style-name="ce1">
            <text:p>1.00803258592886e-05</text:p>
          </table:table-cell>
          <table:table-cell office:value-type="float" office:value="-0.141666666666667" table:style-name="ce1">
            <text:p>-0.141666666666667</text:p>
          </table:table-cell>
          <table:table-cell office:value-type="float" office:value="0.515581809069795" table:style-name="ce1">
            <text:p>0.515581809069795</text:p>
          </table:table-cell>
          <table:table-cell office:value-type="float" office:value="1.29415147071477" table:style-name="ce1">
            <text:p>1.29415147071477</text:p>
          </table:table-cell>
          <table:table-cell office:value-type="float" office:value="2.4057191368282" table:style-name="ce1">
            <text:p>2.4057191368282</text:p>
          </table:table-cell>
          <table:table-cell office:value-type="float" office:value="2.4057191368282" table:style-name="ce1">
            <text:p>2.4057191368282</text:p>
          </table:table-cell>
          <table:table-cell office:value-type="float" office:value="-0.358762214727349" table:style-name="ce1">
            <text:p>-0.358762214727349</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UNKNOWN" table:style-name="ce1">
            <text:p>UNKNOWN</text:p>
          </table:table-cell>
          <table:table-cell office:value-type="string" office:value="F2" table:style-name="ce1">
            <text:p>F2</text:p>
          </table:table-cell>
          <table:table-cell office:value-type="string" office:value="CAGL0G04763g" table:style-name="ce1">
            <text:p>CAGL0G04763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G04763g" table:style-name="ce1">
            <text:p>CAGL0G04763g</text:p>
          </table:table-cell>
          <table:table-cell office:value-type="string" office:value="YOR107W" table:style-name="ce1">
            <text:p>YOR107W</text:p>
          </table:table-cell>
          <table:table-cell office:value-type="string" office:value="S000005633" table:style-name="ce1">
            <text:p>S000005633</text:p>
          </table:table-cell>
          <table:table-cell office:value-type="string" office:value="YOR107W" table:style-name="ce1">
            <text:p>YOR107W</text:p>
          </table:table-cell>
          <table:table-cell office:value-type="string" office:value="RGS2" table:style-name="ce1">
            <text:p>RGS2</text:p>
          </table:table-cell>
          <table:table-cell office:value-type="string" office:value="Negative regulator of glucose-induced cAMP signaling; directly activates the GTPase activity of the heterotrimeric G protein alpha subunit Gpa2p" table:style-name="ce1">
            <text:p>Negative regulator of glucose-induced cAMP signaling; directly activates the GTPase activity of the heterotrimeric G protein alpha subunit Gpa2p</text:p>
          </table:table-cell>
        </table:table-row>
        <table:table-row>
          <table:table-cell office:value-type="string" office:value="CAGL0G05566g" table:style-name="ce1">
            <text:p>CAGL0G05566g</text:p>
          </table:table-cell>
          <table:table-cell office:value-type="string" office:value="" table:style-name="ce1">
            <text:p/>
          </table:table-cell>
          <table:table-cell office:value-type="string" office:value="Ortholog(s) have role in ascospore formation, cellular response to drug, fungal-type cell wall organization" table:style-name="ce1">
            <text:p>Ortholog(s) have role in ascospore formation, cellular response to drug, fungal-type cell wall organization</text:p>
          </table:table-cell>
          <table:table-cell office:value-type="float" office:value="-0.387666666666667" table:style-name="ce1">
            <text:p>-0.387666666666667</text:p>
          </table:table-cell>
          <table:table-cell office:value-type="float" office:value="0.188936058553711" table:style-name="ce1">
            <text:p>0.188936058553711</text:p>
          </table:table-cell>
          <table:table-cell office:value-type="float" office:value="-1.59158333333333" table:style-name="ce1">
            <text:p>-1.59158333333333</text:p>
          </table:table-cell>
          <table:table-cell office:value-type="float" office:value="0.000578609589938767" table:style-name="ce1">
            <text:p>0.000578609589938767</text:p>
          </table:table-cell>
          <table:table-cell office:value-type="float" office:value="-1.59158333333333" table:style-name="ce1">
            <text:p>-1.59158333333333</text:p>
          </table:table-cell>
          <table:table-cell office:value-type="float" office:value="0.000578609589938767" table:style-name="ce1">
            <text:p>0.000578609589938767</text:p>
          </table:table-cell>
          <table:table-cell office:value-type="float" office:value="0.203666666666667" table:style-name="ce1">
            <text:p>0.203666666666667</text:p>
          </table:table-cell>
          <table:table-cell office:value-type="float" office:value="0.556700451550655" table:style-name="ce1">
            <text:p>0.556700451550655</text:p>
          </table:table-cell>
          <table:table-cell office:value-type="float" office:value="-0.512811885864014" table:style-name="ce1">
            <text:p>-0.512811885864014</text:p>
          </table:table-cell>
          <table:table-cell office:value-type="float" office:value="-2.17558694265434" table:style-name="ce1">
            <text:p>-2.17558694265434</text:p>
          </table:table-cell>
          <table:table-cell office:value-type="float" office:value="-2.17558694265434" table:style-name="ce1">
            <text:p>-2.17558694265434</text:p>
          </table:table-cell>
          <table:table-cell office:value-type="float" office:value="0.245391332087015" table:style-name="ce1">
            <text:p>0.24539133208701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G05566g" table:style-name="ce1">
            <text:p>CAGL0G05566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G05566g" table:style-name="ce1">
            <text:p>CAGL0G05566g</text:p>
          </table:table-cell>
          <table:table-cell office:value-type="string" office:value="YDL222C" table:style-name="ce1">
            <text:p>YDL222C</text:p>
          </table:table-cell>
          <table:table-cell office:value-type="string" office:value="S000002381" table:style-name="ce1">
            <text:p>S000002381</text:p>
          </table:table-cell>
          <table:table-cell office:value-type="string" office:value="YDL222C" table:style-name="ce1">
            <text:p>YDL222C</text:p>
          </table:table-cell>
          <table:table-cell office:value-type="string" office:value="FMP45" table:style-name="ce1">
            <text:p>FMP45</text:p>
          </table:table-cell>
          <table:table-cell office:value-type="string" office:value="Integral membrane protein localized to mitochondria; required for sporulation and maintaining sphingolipid content; similar to SUR7; FMP45 has a paralog, YNL194C, that arose from the whole genome duplication" table:style-name="ce1">
            <text:p>Integral membrane protein localized to mitochondria; required for sporulation and maintaining sphingolipid content; similar to SUR7; FMP45 has a paralog, YNL194C, that arose from the whole genome duplication</text:p>
          </table:table-cell>
        </table:table-row>
        <table:table-row>
          <table:table-cell office:value-type="string" office:value="CAGL0G05830g" table:style-name="ce1">
            <text:p>CAGL0G05830g</text:p>
          </table:table-cell>
          <table:table-cell office:value-type="string" office:value="" table:style-name="ce1">
            <text:p/>
          </table:table-cell>
          <table:table-cell office:value-type="string" office:value="Ortholog(s) have DNA binding activity" table:style-name="ce1">
            <text:p>Ortholog(s) have DNA binding activity</text:p>
          </table:table-cell>
          <table:table-cell office:value-type="float" office:value="2.32183333333333" table:style-name="ce1">
            <text:p>2.32183333333333</text:p>
          </table:table-cell>
          <table:table-cell office:value-type="float" office:value="7.00926224418786e-05" table:style-name="ce1">
            <text:p>7.00926224418786e-05</text:p>
          </table:table-cell>
          <table:table-cell office:value-type="float" office:value="0.607416666666667" table:style-name="ce1">
            <text:p>0.607416666666667</text:p>
          </table:table-cell>
          <table:table-cell office:value-type="float" office:value="0.00588805097429" table:style-name="ce1">
            <text:p>0.00588805097429</text:p>
          </table:table-cell>
          <table:table-cell office:value-type="float" office:value="0.607416666666667" table:style-name="ce1">
            <text:p>0.607416666666667</text:p>
          </table:table-cell>
          <table:table-cell office:value-type="float" office:value="0.00588805097429" table:style-name="ce1">
            <text:p>0.00588805097429</text:p>
          </table:table-cell>
          <table:table-cell office:value-type="float" office:value="1.03883333333333" table:style-name="ce1">
            <text:p>1.03883333333333</text:p>
          </table:table-cell>
          <table:table-cell office:value-type="float" office:value="0.000638868548718718" table:style-name="ce1">
            <text:p>0.000638868548718718</text:p>
          </table:table-cell>
          <table:table-cell office:value-type="float" office:value="2.67432094346238" table:style-name="ce1">
            <text:p>2.67432094346238</text:p>
          </table:table-cell>
          <table:table-cell office:value-type="float" office:value="0.729062380396725" table:style-name="ce1">
            <text:p>0.729062380396725</text:p>
          </table:table-cell>
          <table:table-cell office:value-type="float" office:value="0.729062380396725" table:style-name="ce1">
            <text:p>0.729062380396725</text:p>
          </table:table-cell>
          <table:table-cell office:value-type="float" office:value="1.70649819651113" table:style-name="ce1">
            <text:p>1.7064981965111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G05830g" table:style-name="ce1">
            <text:p>CAGL0G05830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G05830g" table:style-name="ce1">
            <text:p>CAGL0G05830g</text:p>
          </table:table-cell>
          <table:table-cell office:value-type="string" office:value="YHR146W" table:style-name="ce1">
            <text:p>YHR146W</text:p>
          </table:table-cell>
          <table:table-cell office:value-type="string" office:value="S000001189" table:style-name="ce1">
            <text:p>S000001189</text:p>
          </table:table-cell>
          <table:table-cell office:value-type="string" office:value="YHR146W" table:style-name="ce1">
            <text:p>YHR146W</text:p>
          </table:table-cell>
          <table:table-cell office:value-type="string" office:value="CRP1" table:style-name="ce1">
            <text:p>CRP1</text:p>
          </table:table-cell>
          <table:table-cell office:value-type="string" office:value="Protein that binds to cruciform DNA structures; CRP1 has a paralog, MDG1, that arose from the whole genome duplication" table:style-name="ce1">
            <text:p>Protein that binds to cruciform DNA structures; CRP1 has a paralog, MDG1, that arose from the whole genome duplication</text:p>
          </table:table-cell>
        </table:table-row>
        <table:table-row>
          <table:table-cell office:value-type="string" office:value="CAGL0G05874g" table:style-name="ce1">
            <text:p>CAGL0G05874g</text:p>
          </table:table-cell>
          <table:table-cell office:value-type="string" office:value="" table:style-name="ce1">
            <text:p/>
          </table:table-cell>
          <table:table-cell office:value-type="string" office:value="Ortholog(s) have DNA-directed 5'-3' RNA polymerase activity, RNA polymerase I activity, RNA polymerase II activity, RNA polymerase III activity, RNA-directed 5'-3' RNA polymerase activity, zinc ion binding activity" table:style-name="ce1">
            <text:p>Ortholog(s) have DNA-directed 5'-3' RNA polymerase activity, RNA polymerase I activity, RNA polymerase II activity, RNA polymerase III activity, RNA-directed 5'-3' RNA polymerase activity, zinc ion binding activity</text:p>
          </table:table-cell>
          <table:table-cell office:value-type="float" office:value="-1.06616666666667" table:style-name="ce1">
            <text:p>-1.06616666666667</text:p>
          </table:table-cell>
          <table:table-cell office:value-type="float" office:value="0.000281564182111071" table:style-name="ce1">
            <text:p>0.000281564182111071</text:p>
          </table:table-cell>
          <table:table-cell office:value-type="float" office:value="-0.497333333333333" table:style-name="ce1">
            <text:p>-0.497333333333333</text:p>
          </table:table-cell>
          <table:table-cell office:value-type="float" office:value="0.0211913102884926" table:style-name="ce1">
            <text:p>0.0211913102884926</text:p>
          </table:table-cell>
          <table:table-cell office:value-type="float" office:value="-0.497333333333333" table:style-name="ce1">
            <text:p>-0.497333333333333</text:p>
          </table:table-cell>
          <table:table-cell office:value-type="float" office:value="0.0211913102884926" table:style-name="ce1">
            <text:p>0.0211913102884926</text:p>
          </table:table-cell>
          <table:table-cell office:value-type="float" office:value="-1.28716666666667" table:style-name="ce1">
            <text:p>-1.28716666666667</text:p>
          </table:table-cell>
          <table:table-cell office:value-type="float" office:value="0.000197990549725754" table:style-name="ce1">
            <text:p>0.000197990549725754</text:p>
          </table:table-cell>
          <table:table-cell office:value-type="float" office:value="-1.31091840909633" table:style-name="ce1">
            <text:p>-1.31091840909633</text:p>
          </table:table-cell>
          <table:table-cell office:value-type="float" office:value="-0.730196982786843" table:style-name="ce1">
            <text:p>-0.730196982786843</text:p>
          </table:table-cell>
          <table:table-cell office:value-type="float" office:value="-0.730196982786843" table:style-name="ce1">
            <text:p>-0.730196982786843</text:p>
          </table:table-cell>
          <table:table-cell office:value-type="float" office:value="-2.36279084757248" table:style-name="ce1">
            <text:p>-2.3627908475724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G05874g" table:style-name="ce1">
            <text:p>CAGL0G0587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G05874g" table:style-name="ce1">
            <text:p>CAGL0G05874g</text:p>
          </table:table-cell>
          <table:table-cell office:value-type="string" office:value="YHR143W-A" table:style-name="ce1">
            <text:p>YHR143W-A</text:p>
          </table:table-cell>
          <table:table-cell office:value-type="string" office:value="S000001185" table:style-name="ce1">
            <text:p>S000001185</text:p>
          </table:table-cell>
          <table:table-cell office:value-type="string" office:value="YHR143W-A" table:style-name="ce1">
            <text:p>YHR143W-A</text:p>
          </table:table-cell>
          <table:table-cell office:value-type="string" office:value="RPC10" table:style-name="ce1">
            <text:p>RPC10</text:p>
          </table:table-cell>
          <table:table-cell office:value-type="string" office:value="RNA polymerase subunit ABC10-alpha, found in RNA pol I, II, and III; relocalizes from nucleolus to cytoplasm upon DNA replication stress" table:style-name="ce1">
            <text:p>RNA polymerase subunit ABC10-alpha, found in RNA pol I, II, and III; relocalizes from nucleolus to cytoplasm upon DNA replication stress</text:p>
          </table:table-cell>
        </table:table-row>
        <table:table-row>
          <table:table-cell office:value-type="string" office:value="CAGL0G05962g" table:style-name="ce1">
            <text:p>CAGL0G05962g</text:p>
          </table:table-cell>
          <table:table-cell office:value-type="string" office:value="" table:style-name="ce1">
            <text:p/>
          </table:table-cell>
          <table:table-cell office:value-type="string" office:value="Has domain(s) with predicted integral component of membrane localization" table:style-name="ce1">
            <text:p>Has domain(s) with predicted integral component of membrane localization</text:p>
          </table:table-cell>
          <table:table-cell office:value-type="float" office:value="2.03583333333333" table:style-name="ce1">
            <text:p>2.03583333333333</text:p>
          </table:table-cell>
          <table:table-cell office:value-type="float" office:value="3.54757581956851e-05" table:style-name="ce1">
            <text:p>3.54757581956851e-05</text:p>
          </table:table-cell>
          <table:table-cell office:value-type="float" office:value="0.66375" table:style-name="ce1">
            <text:p>0.66375</text:p>
          </table:table-cell>
          <table:table-cell office:value-type="float" office:value="0.0080985433774218" table:style-name="ce1">
            <text:p>0.0080985433774218</text:p>
          </table:table-cell>
          <table:table-cell office:value-type="float" office:value="0.66375" table:style-name="ce1">
            <text:p>0.66375</text:p>
          </table:table-cell>
          <table:table-cell office:value-type="float" office:value="0.0080985433774218" table:style-name="ce1">
            <text:p>0.0080985433774218</text:p>
          </table:table-cell>
          <table:table-cell office:value-type="float" office:value="0.2035" table:style-name="ce1">
            <text:p>0.2035</text:p>
          </table:table-cell>
          <table:table-cell office:value-type="float" office:value="0.405496006935151" table:style-name="ce1">
            <text:p>0.405496006935151</text:p>
          </table:table-cell>
          <table:table-cell office:value-type="float" office:value="2.33790463448015" table:style-name="ce1">
            <text:p>2.33790463448015</text:p>
          </table:table-cell>
          <table:table-cell office:value-type="float" office:value="0.803472829933731" table:style-name="ce1">
            <text:p>0.803472829933731</text:p>
          </table:table-cell>
          <table:table-cell office:value-type="float" office:value="0.803472829933731" table:style-name="ce1">
            <text:p>0.803472829933731</text:p>
          </table:table-cell>
          <table:table-cell office:value-type="float" office:value="0.245099752189904" table:style-name="ce1">
            <text:p>0.2450997521899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G05962g" table:style-name="ce1">
            <text:p>CAGL0G05962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G05962g" table:style-name="ce1">
            <text:p>CAGL0G05962g</text:p>
          </table:table-cell>
          <table:table-cell office:value-type="string" office:value="YHR140W" table:style-name="ce1">
            <text:p>YHR140W</text:p>
          </table:table-cell>
          <table:table-cell office:value-type="string" office:value="S000001182" table:style-name="ce1">
            <text:p>S000001182</text:p>
          </table:table-cell>
          <table:table-cell office:value-type="string" office:value="YHR140W" table:style-name="ce1">
            <text:p>YHR140W</text:p>
          </table:table-cell>
          <table:table-cell office:value-type="string" office:value="" table:style-name="ce1">
            <text:p/>
          </table:table-cell>
          <table:table-cell office:value-type="string" office:value="Putative integral membrane protein of unknown function" table:style-name="ce1">
            <text:p>Putative integral membrane protein of unknown function</text:p>
          </table:table-cell>
        </table:table-row>
        <table:table-row>
          <table:table-cell office:value-type="string" office:value="CAGL0G06006g" table:style-name="ce1">
            <text:p>CAGL0G06006g</text:p>
          </table:table-cell>
          <table:table-cell office:value-type="string" office:value="" table:style-name="ce1">
            <text:p/>
          </table:table-cell>
          <table:table-cell office:value-type="string" office:value="Ortholog(s) have endopeptidase inhibitor activity and role in vacuole fusion, non-autophagic" table:style-name="ce1">
            <text:p>Ortholog(s) have endopeptidase inhibitor activity and role in vacuole fusion, non-autophagic</text:p>
          </table:table-cell>
          <table:table-cell office:value-type="float" office:value="2.026" table:style-name="ce1">
            <text:p>2.026</text:p>
          </table:table-cell>
          <table:table-cell office:value-type="float" office:value="9.7550670162574e-05" table:style-name="ce1">
            <text:p>9.7550670162574e-05</text:p>
          </table:table-cell>
          <table:table-cell office:value-type="float" office:value="1.20508333333333" table:style-name="ce1">
            <text:p>1.20508333333333</text:p>
          </table:table-cell>
          <table:table-cell office:value-type="float" office:value="0.00207804615866658" table:style-name="ce1">
            <text:p>0.00207804615866658</text:p>
          </table:table-cell>
          <table:table-cell office:value-type="float" office:value="1.20508333333333" table:style-name="ce1">
            <text:p>1.20508333333333</text:p>
          </table:table-cell>
          <table:table-cell office:value-type="float" office:value="0.00207804615866658" table:style-name="ce1">
            <text:p>0.00207804615866658</text:p>
          </table:table-cell>
          <table:table-cell office:value-type="float" office:value="0.775833333333333" table:style-name="ce1">
            <text:p>0.775833333333333</text:p>
          </table:table-cell>
          <table:table-cell office:value-type="float" office:value="0.131558002038079" table:style-name="ce1">
            <text:p>0.131558002038079</text:p>
          </table:table-cell>
          <table:table-cell office:value-type="float" office:value="2.32633787327388" table:style-name="ce1">
            <text:p>2.32633787327388</text:p>
          </table:table-cell>
          <table:table-cell office:value-type="float" office:value="1.51851762311774" table:style-name="ce1">
            <text:p>1.51851762311774</text:p>
          </table:table-cell>
          <table:table-cell office:value-type="float" office:value="1.51851762311774" table:style-name="ce1">
            <text:p>1.51851762311774</text:p>
          </table:table-cell>
          <table:table-cell office:value-type="float" office:value="1.24638511886969" table:style-name="ce1">
            <text:p>1.2463851188696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G06006g" table:style-name="ce1">
            <text:p>CAGL0G06006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G06006g" table:style-name="ce1">
            <text:p>CAGL0G06006g</text:p>
          </table:table-cell>
          <table:table-cell office:value-type="string" office:value="YHR138C" table:style-name="ce1">
            <text:p>YHR138C</text:p>
          </table:table-cell>
          <table:table-cell office:value-type="string" office:value="S000001180" table:style-name="ce1">
            <text:p>S000001180</text:p>
          </table:table-cell>
          <table:table-cell office:value-type="string" office:value="YHR138C" table:style-name="ce1">
            <text:p>YHR138C</text:p>
          </table:table-cell>
          <table:table-cell office:value-type="string" office:value="" table:style-name="ce1">
            <text:p/>
          </table:table-cell>
          <table:table-cell office:value-type="string" office:value="Protein of unknown function; similar to Pbi2p; double null mutant lacking Pbi2p and Yhr138cp exhibits highly fragmented vacuoles; protein abundance increases in response to DNA replication stress" table:style-name="ce1">
            <text:p>Protein of unknown function; similar to Pbi2p; double null mutant lacking Pbi2p and Yhr138cp exhibits highly fragmented vacuoles; protein abundance increases in response to DNA replication stress</text:p>
          </table:table-cell>
        </table:table-row>
        <table:table-row>
          <table:table-cell office:value-type="string" office:value="CAGL0G06050g" table:style-name="ce1">
            <text:p>CAGL0G06050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0.185166666666667" table:style-name="ce1">
            <text:p>0.185166666666667</text:p>
          </table:table-cell>
          <table:table-cell office:value-type="float" office:value="0.475511385304258" table:style-name="ce1">
            <text:p>0.475511385304258</text:p>
          </table:table-cell>
          <table:table-cell office:value-type="float" office:value="0.107250000000001" table:style-name="ce1">
            <text:p>0.107250000000001</text:p>
          </table:table-cell>
          <table:table-cell office:value-type="float" office:value="0.752469759370876" table:style-name="ce1">
            <text:p>0.752469759370876</text:p>
          </table:table-cell>
          <table:table-cell office:value-type="float" office:value="0.107250000000001" table:style-name="ce1">
            <text:p>0.107250000000001</text:p>
          </table:table-cell>
          <table:table-cell office:value-type="float" office:value="0.752469759370876" table:style-name="ce1">
            <text:p>0.752469759370876</text:p>
          </table:table-cell>
          <table:table-cell office:value-type="float" office:value="3.56783333333333" table:style-name="ce1">
            <text:p>3.56783333333333</text:p>
          </table:table-cell>
          <table:table-cell office:value-type="float" office:value="1.48080159058904e-05" table:style-name="ce1">
            <text:p>1.48080159058904e-05</text:p>
          </table:table-cell>
          <table:table-cell office:value-type="float" office:value="0.161000966100975" table:style-name="ce1">
            <text:p>0.161000966100975</text:p>
          </table:table-cell>
          <table:table-cell office:value-type="float" office:value="0.0683944541820642" table:style-name="ce1">
            <text:p>0.0683944541820642</text:p>
          </table:table-cell>
          <table:table-cell office:value-type="float" office:value="0.0683944541820642" table:style-name="ce1">
            <text:p>0.0683944541820642</text:p>
          </table:table-cell>
          <table:table-cell office:value-type="float" office:value="6.13093155527617" table:style-name="ce1">
            <text:p>6.1309315552761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G06050g" table:style-name="ce1">
            <text:p>CAGL0G06050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G06050g" table:style-name="ce1">
            <text:p>CAGL0G06050g</text:p>
          </table:table-cell>
          <table:table-cell office:value-type="string" office:value="NO_ORTHO" table:style-name="ce1">
            <text:p>NO_ORTHO</text:p>
          </table:table-cell>
          <table:table-cell office:value-type="string" office:value="CAL0130103" table:style-name="ce1">
            <text:p>CAL0130103</text:p>
          </table:table-cell>
          <table:table-cell office:value-type="string" office:value="CAGL0G06050g" table:style-name="ce1">
            <text:p>CAGL0G06050g</text:p>
          </table:table-cell>
          <table:table-cell office:value-type="string" office:value="" table:style-name="ce1">
            <text:p/>
          </table:table-cell>
          <table:table-cell office:value-type="string" office:value="Protein of unknown function" table:style-name="ce1">
            <text:p>Protein of unknown function</text:p>
          </table:table-cell>
        </table:table-row>
        <table:table-row>
          <table:table-cell office:value-type="string" office:value="CAGL0G06248g" table:style-name="ce1">
            <text:p>CAGL0G06248g</text:p>
          </table:table-cell>
          <table:table-cell office:value-type="string" office:value="" table:style-name="ce1">
            <text:p/>
          </table:table-cell>
          <table:table-cell office:value-type="string" office:value="Ortholog(s) have role in maturation of 5.8S rRNA from tricistronic rRNA transcript (SSU-rRNA, 5.8S rRNA, LSU-rRNA), maturation of LSU-rRNA from tricistronic rRNA transcript (SSU-rRNA, 5.8S rRNA and LSU-rRNA), more" table:style-name="ce1">
            <text:p>Ortholog(s) have role in maturation of 5.8S rRNA from tricistronic rRNA transcript (SSU-rRNA, 5.8S rRNA, LSU-rRNA), maturation of LSU-rRNA from tricistronic rRNA transcript (SSU-rRNA, 5.8S rRNA and LSU-rRNA), more</text:p>
          </table:table-cell>
          <table:table-cell office:value-type="float" office:value="-2.73916666666667" table:style-name="ce1">
            <text:p>-2.73916666666667</text:p>
          </table:table-cell>
          <table:table-cell office:value-type="float" office:value="1.23890484163387e-05" table:style-name="ce1">
            <text:p>1.23890484163387e-05</text:p>
          </table:table-cell>
          <table:table-cell office:value-type="float" office:value="-1.76916666666667" table:style-name="ce1">
            <text:p>-1.76916666666667</text:p>
          </table:table-cell>
          <table:table-cell office:value-type="float" office:value="1.68565481731555e-05" table:style-name="ce1">
            <text:p>1.68565481731555e-05</text:p>
          </table:table-cell>
          <table:table-cell office:value-type="float" office:value="-1.76916666666667" table:style-name="ce1">
            <text:p>-1.76916666666667</text:p>
          </table:table-cell>
          <table:table-cell office:value-type="float" office:value="1.68565481731555e-05" table:style-name="ce1">
            <text:p>1.68565481731555e-05</text:p>
          </table:table-cell>
          <table:table-cell office:value-type="float" office:value="-1.06866666666667" table:style-name="ce1">
            <text:p>-1.06866666666667</text:p>
          </table:table-cell>
          <table:table-cell office:value-type="float" office:value="0.00149971091252376" table:style-name="ce1">
            <text:p>0.00149971091252376</text:p>
          </table:table-cell>
          <table:table-cell office:value-type="float" office:value="-3.2788361885623" table:style-name="ce1">
            <text:p>-3.2788361885623</text:p>
          </table:table-cell>
          <table:table-cell office:value-type="float" office:value="-2.4101559781031" table:style-name="ce1">
            <text:p>-2.4101559781031</text:p>
          </table:table-cell>
          <table:table-cell office:value-type="float" office:value="-2.4101559781031" table:style-name="ce1">
            <text:p>-2.4101559781031</text:p>
          </table:table-cell>
          <table:table-cell office:value-type="float" office:value="-1.98052960245973" table:style-name="ce1">
            <text:p>-1.9805296024597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G06248g" table:style-name="ce1">
            <text:p>CAGL0G06248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G06248g" table:style-name="ce1">
            <text:p>CAGL0G06248g</text:p>
          </table:table-cell>
          <table:table-cell office:value-type="string" office:value="YAL025C" table:style-name="ce1">
            <text:p>YAL025C</text:p>
          </table:table-cell>
          <table:table-cell office:value-type="string" office:value="S000000023" table:style-name="ce1">
            <text:p>S000000023</text:p>
          </table:table-cell>
          <table:table-cell office:value-type="string" office:value="YAL025C" table:style-name="ce1">
            <text:p>YAL025C</text:p>
          </table:table-cell>
          <table:table-cell office:value-type="string" office:value="MAK16" table:style-name="ce1">
            <text:p>MAK16</text:p>
          </table:table-cell>
          <table:table-cell office:value-type="string" office:value="Essential nuclear protein; constituent of 66S pre-ribosomal particles; required for maturation of 25S and 5.8S rRNAs; required for maintenance of M1 satellite double-stranded RNA of the L-A virus" table:style-name="ce1">
            <text:p>Essential nuclear protein; constituent of 66S pre-ribosomal particles; required for maturation of 25S and 5.8S rRNAs; required for maintenance of M1 satellite double-stranded RNA of the L-A virus</text:p>
          </table:table-cell>
        </table:table-row>
        <table:table-row>
          <table:table-cell office:value-type="string" office:value="CAGL0G06402g" table:style-name="ce1">
            <text:p>CAGL0G06402g</text:p>
          </table:table-cell>
          <table:table-cell office:value-type="string" office:value="" table:style-name="ce1">
            <text:p/>
          </table:table-cell>
          <table:table-cell office:value-type="string" office:value="Ortholog(s) have mitochondrion localization" table:style-name="ce1">
            <text:p>Ortholog(s) have mitochondrion localization</text:p>
          </table:table-cell>
          <table:table-cell office:value-type="float" office:value="-2.087" table:style-name="ce1">
            <text:p>-2.087</text:p>
          </table:table-cell>
          <table:table-cell office:value-type="float" office:value="1.33683597744821e-05" table:style-name="ce1">
            <text:p>1.33683597744821e-05</text:p>
          </table:table-cell>
          <table:table-cell office:value-type="float" office:value="-1.36408333333333" table:style-name="ce1">
            <text:p>-1.36408333333333</text:p>
          </table:table-cell>
          <table:table-cell office:value-type="float" office:value="7.85322914483516e-05" table:style-name="ce1">
            <text:p>7.85322914483516e-05</text:p>
          </table:table-cell>
          <table:table-cell office:value-type="float" office:value="-1.36408333333333" table:style-name="ce1">
            <text:p>-1.36408333333333</text:p>
          </table:table-cell>
          <table:table-cell office:value-type="float" office:value="7.85322914483516e-05" table:style-name="ce1">
            <text:p>7.85322914483516e-05</text:p>
          </table:table-cell>
          <table:table-cell office:value-type="float" office:value="0.861666666666667" table:style-name="ce1">
            <text:p>0.861666666666667</text:p>
          </table:table-cell>
          <table:table-cell office:value-type="float" office:value="0.00369797434185854" table:style-name="ce1">
            <text:p>0.00369797434185854</text:p>
          </table:table-cell>
          <table:table-cell office:value-type="float" office:value="-2.51170505974677" table:style-name="ce1">
            <text:p>-2.51170505974677</text:p>
          </table:table-cell>
          <table:table-cell office:value-type="float" office:value="-1.87508320413951" table:style-name="ce1">
            <text:p>-1.87508320413951</text:p>
          </table:table-cell>
          <table:table-cell office:value-type="float" office:value="-1.87508320413951" table:style-name="ce1">
            <text:p>-1.87508320413951</text:p>
          </table:table-cell>
          <table:table-cell office:value-type="float" office:value="1.39654876588195" table:style-name="ce1">
            <text:p>1.3965487658819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G06402g" table:style-name="ce1">
            <text:p>CAGL0G06402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G06402g" table:style-name="ce1">
            <text:p>CAGL0G06402g</text:p>
          </table:table-cell>
          <table:table-cell office:value-type="string" office:value="YOR356W" table:style-name="ce1">
            <text:p>YOR356W</text:p>
          </table:table-cell>
          <table:table-cell office:value-type="string" office:value="S000005883" table:style-name="ce1">
            <text:p>S000005883</text:p>
          </table:table-cell>
          <table:table-cell office:value-type="string" office:value="YOR356W" table:style-name="ce1">
            <text:p>YOR356W</text:p>
          </table:table-cell>
          <table:table-cell office:value-type="string" office:value="CIR2" table:style-name="ce1">
            <text:p>CIR2</text:p>
          </table:table-cell>
          <table:table-cell office:value-type="string" office:value="Putative ortholog of human ETF-dH; found in a large supramolecular complex with other mitochondrial dehydrogenases; may have a role in oxidative stress response; ETF-dH is also known as electron transfer flavoprotein dehydrogenase" table:style-name="ce1">
            <text:p>Putative ortholog of human ETF-dH; found in a large supramolecular complex with other mitochondrial dehydrogenases; may have a role in oxidative stress response; ETF-dH is also known as electron transfer flavoprotein dehydrogenase</text:p>
          </table:table-cell>
        </table:table-row>
        <table:table-row>
          <table:table-cell office:value-type="string" office:value="CAGL0G06468g" table:style-name="ce1">
            <text:p>CAGL0G06468g</text:p>
          </table:table-cell>
          <table:table-cell office:value-type="string" office:value="" table:style-name="ce1">
            <text:p/>
          </table:table-cell>
          <table:table-cell office:value-type="string" office:value="Putative protein; gene is downregulated in azole-resistant strain" table:style-name="ce1">
            <text:p>Putative protein; gene is downregulated in azole-resistant strain</text:p>
          </table:table-cell>
          <table:table-cell office:value-type="float" office:value="0.495333333333333" table:style-name="ce1">
            <text:p>0.495333333333333</text:p>
          </table:table-cell>
          <table:table-cell office:value-type="float" office:value="0.00479572503435391" table:style-name="ce1">
            <text:p>0.00479572503435391</text:p>
          </table:table-cell>
          <table:table-cell office:value-type="float" office:value="0.0376666666666667" table:style-name="ce1">
            <text:p>0.0376666666666667</text:p>
          </table:table-cell>
          <table:table-cell office:value-type="float" office:value="0.88426886366564" table:style-name="ce1">
            <text:p>0.88426886366564</text:p>
          </table:table-cell>
          <table:table-cell office:value-type="float" office:value="0.0376666666666667" table:style-name="ce1">
            <text:p>0.0376666666666667</text:p>
          </table:table-cell>
          <table:table-cell office:value-type="float" office:value="0.88426886366564" table:style-name="ce1">
            <text:p>0.88426886366564</text:p>
          </table:table-cell>
          <table:table-cell office:value-type="float" office:value="-1.20316666666667" table:style-name="ce1">
            <text:p>-1.20316666666667</text:p>
          </table:table-cell>
          <table:table-cell office:value-type="float" office:value="0.00044104697228867" table:style-name="ce1">
            <text:p>0.00044104697228867</text:p>
          </table:table-cell>
          <table:table-cell office:value-type="float" office:value="0.525844061098601" table:style-name="ce1">
            <text:p>0.525844061098601</text:p>
          </table:table-cell>
          <table:table-cell office:value-type="float" office:value="-0.0235178614442688" table:style-name="ce1">
            <text:p>-0.0235178614442688</text:p>
          </table:table-cell>
          <table:table-cell office:value-type="float" office:value="-0.0235178614442688" table:style-name="ce1">
            <text:p>-0.0235178614442688</text:p>
          </table:table-cell>
          <table:table-cell office:value-type="float" office:value="-2.21583457942845" table:style-name="ce1">
            <text:p>-2.2158345794284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G06468g" table:style-name="ce1">
            <text:p>CAGL0G06468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G06468g" table:style-name="ce1">
            <text:p>CAGL0G06468g</text:p>
          </table:table-cell>
          <table:table-cell office:value-type="string" office:value="YNL095C" table:style-name="ce1">
            <text:p>YNL095C</text:p>
          </table:table-cell>
          <table:table-cell office:value-type="string" office:value="S000005039" table:style-name="ce1">
            <text:p>S000005039</text:p>
          </table:table-cell>
          <table:table-cell office:value-type="string" office:value="YNL095C" table:style-name="ce1">
            <text:p>YNL095C</text:p>
          </table:table-cell>
          <table:table-cell office:value-type="string" office:value="" table:style-name="ce1">
            <text:p/>
          </table:table-cell>
          <table:table-cell office:value-type="string" office:value="Putative protein of unknown function; predicted to contain a transmembrane domain; not an essential gene; YNL095C has a paralog, ECM3, that arose from the whole genome duplication" table:style-name="ce1">
            <text:p>Putative protein of unknown function; predicted to contain a transmembrane domain; not an essential gene; YNL095C has a paralog, ECM3, that arose from the whole genome duplication</text:p>
          </table:table-cell>
        </table:table-row>
        <table:table-row>
          <table:table-cell office:value-type="string" office:value="CAGL0G06490g" table:style-name="ce1">
            <text:p>CAGL0G06490g</text:p>
          </table:table-cell>
          <table:table-cell office:value-type="string" office:value="" table:style-name="ce1">
            <text:p/>
          </table:table-cell>
          <table:table-cell office:value-type="string" office:value="Ortholog(s) have role in ribosome biogenesis and small-subunit processome localization" table:style-name="ce1">
            <text:p>Ortholog(s) have role in ribosome biogenesis and small-subunit processome localization</text:p>
          </table:table-cell>
          <table:table-cell office:value-type="float" office:value="-1.6715" table:style-name="ce1">
            <text:p>-1.6715</text:p>
          </table:table-cell>
          <table:table-cell office:value-type="float" office:value="0.000186309882008583" table:style-name="ce1">
            <text:p>0.000186309882008583</text:p>
          </table:table-cell>
          <table:table-cell office:value-type="float" office:value="-1.12675" table:style-name="ce1">
            <text:p>-1.12675</text:p>
          </table:table-cell>
          <table:table-cell office:value-type="float" office:value="0.000265903298106533" table:style-name="ce1">
            <text:p>0.000265903298106533</text:p>
          </table:table-cell>
          <table:table-cell office:value-type="float" office:value="-1.12675" table:style-name="ce1">
            <text:p>-1.12675</text:p>
          </table:table-cell>
          <table:table-cell office:value-type="float" office:value="0.000265903298106533" table:style-name="ce1">
            <text:p>0.000265903298106533</text:p>
          </table:table-cell>
          <table:table-cell office:value-type="float" office:value="-1.06633333333333" table:style-name="ce1">
            <text:p>-1.06633333333333</text:p>
          </table:table-cell>
          <table:table-cell office:value-type="float" office:value="0.000638868548718718" table:style-name="ce1">
            <text:p>0.000638868548718718</text:p>
          </table:table-cell>
          <table:table-cell office:value-type="float" office:value="-2.02296038708202" table:style-name="ce1">
            <text:p>-2.02296038708202</text:p>
          </table:table-cell>
          <table:table-cell office:value-type="float" office:value="-1.56159065934455" table:style-name="ce1">
            <text:p>-1.56159065934455</text:p>
          </table:table-cell>
          <table:table-cell office:value-type="float" office:value="-1.56159065934455" table:style-name="ce1">
            <text:p>-1.56159065934455</text:p>
          </table:table-cell>
          <table:table-cell office:value-type="float" office:value="-1.97644748390017" table:style-name="ce1">
            <text:p>-1.9764474839001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G06490g" table:style-name="ce1">
            <text:p>CAGL0G06490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G06490g" table:style-name="ce1">
            <text:p>CAGL0G06490g</text:p>
          </table:table-cell>
          <table:table-cell office:value-type="string" office:value="YNL096C" table:style-name="ce1">
            <text:p>YNL096C</text:p>
          </table:table-cell>
          <table:table-cell office:value-type="string" office:value="S000005040" table:style-name="ce1">
            <text:p>S000005040</text:p>
          </table:table-cell>
          <table:table-cell office:value-type="string" office:value="YNL096C" table:style-name="ce1">
            <text:p>YNL096C</text:p>
          </table:table-cell>
          <table:table-cell office:value-type="string" office:value="RPS7B" table:style-name="ce1">
            <text:p>RPS7B</text:p>
          </table:table-cell>
          <table:table-cell office:value-type="string" office:value="Protein component of the small (40S) ribosomal subunit; interacts with Kti11p; deletion causes hypersensitivity to zymocin; homologous to mammalian ribosomal protein S7, no bacterial homolog; RPS7B has a paralog, RPS7A, that arose from the whole genome duplication; protein abundance increases in response to DNA replication stress" table:style-name="ce1">
            <text:p>Protein component of the small (40S) ribosomal subunit; interacts with Kti11p; deletion causes hypersensitivity to zymocin; homologous to mammalian ribosomal protein S7, no bacterial homolog; RPS7B has a paralog, RPS7A, that arose from the whole genome duplication; protein abundance increases in response to DNA replication stress</text:p>
          </table:table-cell>
        </table:table-row>
        <table:table-row>
          <table:table-cell office:value-type="string" office:value="CAGL0G06732g" table:style-name="ce1">
            <text:p>CAGL0G06732g</text:p>
          </table:table-cell>
          <table:table-cell office:value-type="string" office:value="" table:style-name="ce1">
            <text:p/>
          </table:table-cell>
          <table:table-cell office:value-type="string" office:value="Ortholog(s) have 2-isopropylmalate synthase activity, role in leucine biosynthetic process and mitochondrion localization" table:style-name="ce1">
            <text:p>Ortholog(s) have 2-isopropylmalate synthase activity, role in leucine biosynthetic process and mitochondrion localization</text:p>
          </table:table-cell>
          <table:table-cell office:value-type="float" office:value="-1.22016666666667" table:style-name="ce1">
            <text:p>-1.22016666666667</text:p>
          </table:table-cell>
          <table:table-cell office:value-type="float" office:value="0.00928054661763041" table:style-name="ce1">
            <text:p>0.00928054661763041</text:p>
          </table:table-cell>
          <table:table-cell office:value-type="float" office:value="1.51483333333333" table:style-name="ce1">
            <text:p>1.51483333333333</text:p>
          </table:table-cell>
          <table:table-cell office:value-type="float" office:value="0.000128960039157074" table:style-name="ce1">
            <text:p>0.000128960039157074</text:p>
          </table:table-cell>
          <table:table-cell office:value-type="float" office:value="1.51483333333333" table:style-name="ce1">
            <text:p>1.51483333333333</text:p>
          </table:table-cell>
          <table:table-cell office:value-type="float" office:value="0.000128960039157074" table:style-name="ce1">
            <text:p>0.000128960039157074</text:p>
          </table:table-cell>
          <table:table-cell office:value-type="float" office:value="1.33166666666667" table:style-name="ce1">
            <text:p>1.33166666666667</text:p>
          </table:table-cell>
          <table:table-cell office:value-type="float" office:value="0.000328371332374998" table:style-name="ce1">
            <text:p>0.000328371332374998</text:p>
          </table:table-cell>
          <table:table-cell office:value-type="float" office:value="-1.49206565239445" table:style-name="ce1">
            <text:p>-1.49206565239445</text:p>
          </table:table-cell>
          <table:table-cell office:value-type="float" office:value="1.92766502094179" table:style-name="ce1">
            <text:p>1.92766502094179</text:p>
          </table:table-cell>
          <table:table-cell office:value-type="float" office:value="1.92766502094179" table:style-name="ce1">
            <text:p>1.92766502094179</text:p>
          </table:table-cell>
          <table:table-cell office:value-type="float" office:value="2.21880407573548" table:style-name="ce1">
            <text:p>2.2188040757354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G06732g" table:style-name="ce1">
            <text:p>CAGL0G06732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G06732g" table:style-name="ce1">
            <text:p>CAGL0G06732g</text:p>
          </table:table-cell>
          <table:table-cell office:value-type="string" office:value="YOR108W" table:style-name="ce1">
            <text:p>YOR108W</text:p>
          </table:table-cell>
          <table:table-cell office:value-type="string" office:value="S000005634" table:style-name="ce1">
            <text:p>S000005634</text:p>
          </table:table-cell>
          <table:table-cell office:value-type="string" office:value="YOR108W" table:style-name="ce1">
            <text:p>YOR108W</text:p>
          </table:table-cell>
          <table:table-cell office:value-type="string" office:value="LEU9" table:style-name="ce1">
            <text:p>LEU9</text:p>
          </table:table-cell>
          <table:table-cell office:value-type="string" office:value="Alpha-isopropylmalate synthase II (2-isopropylmalate synthase); catalyzes the first step in the leucine biosynthesis pathway; the minor isozyme, responsible for the residual alpha-IPMS activity detected in a leu4 null mutant; LEU9 has a paralog, LEU4, that arose from the whole genome duplication" table:style-name="ce1">
            <text:p>Alpha-isopropylmalate synthase II (2-isopropylmalate synthase); catalyzes the first step in the leucine biosynthesis pathway; the minor isozyme, responsible for the residual alpha-IPMS activity detected in a leu4 null mutant; LEU9 has a paralog, LEU4, that arose from the whole genome duplication</text:p>
          </table:table-cell>
        </table:table-row>
        <table:table-row>
          <table:table-cell office:value-type="string" office:value="CAGL0G06798g" table:style-name="ce1">
            <text:p>CAGL0G06798g</text:p>
          </table:table-cell>
          <table:table-cell office:value-type="string" office:value="" table:style-name="ce1">
            <text:p/>
          </table:table-cell>
          <table:table-cell office:value-type="string" office:value="Ortholog(s) have role in iron ion homeostasis and cytoplasm, nucleus localization" table:style-name="ce1">
            <text:p>Ortholog(s) have role in iron ion homeostasis and cytoplasm, nucleus localization</text:p>
          </table:table-cell>
          <table:table-cell office:value-type="float" office:value="6.11283333333333" table:style-name="ce1">
            <text:p>6.11283333333333</text:p>
          </table:table-cell>
          <table:table-cell office:value-type="float" office:value="1.80045854979944e-07" table:style-name="ce1">
            <text:p>1.80045854979944e-07</text:p>
          </table:table-cell>
          <table:table-cell office:value-type="float" office:value="5.83091666666667" table:style-name="ce1">
            <text:p>5.83091666666667</text:p>
          </table:table-cell>
          <table:table-cell office:value-type="float" office:value="1.36666114936205e-07" table:style-name="ce1">
            <text:p>1.36666114936205e-07</text:p>
          </table:table-cell>
          <table:table-cell office:value-type="float" office:value="5.83091666666667" table:style-name="ce1">
            <text:p>5.83091666666667</text:p>
          </table:table-cell>
          <table:table-cell office:value-type="float" office:value="1.36666114936205e-07" table:style-name="ce1">
            <text:p>1.36666114936205e-07</text:p>
          </table:table-cell>
          <table:table-cell office:value-type="float" office:value="0.545833333333333" table:style-name="ce1">
            <text:p>0.545833333333333</text:p>
          </table:table-cell>
          <table:table-cell office:value-type="float" office:value="0.20438771254224" table:style-name="ce1">
            <text:p>0.20438771254224</text:p>
          </table:table-cell>
          <table:table-cell office:value-type="float" office:value="7.13360145867786" table:style-name="ce1">
            <text:p>7.13360145867786</text:p>
          </table:table-cell>
          <table:table-cell office:value-type="float" office:value="7.62876030625268" table:style-name="ce1">
            <text:p>7.62876030625268</text:p>
          </table:table-cell>
          <table:table-cell office:value-type="float" office:value="7.62876030625268" table:style-name="ce1">
            <text:p>7.62876030625268</text:p>
          </table:table-cell>
          <table:table-cell office:value-type="float" office:value="0.844004860856266" table:style-name="ce1">
            <text:p>0.84400486085626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G06798g" table:style-name="ce1">
            <text:p>CAGL0G06798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G06798g" table:style-name="ce1">
            <text:p>CAGL0G06798g</text:p>
          </table:table-cell>
          <table:table-cell office:value-type="string" office:value="YJR005C-A" table:style-name="ce1">
            <text:p>YJR005C-A</text:p>
          </table:table-cell>
          <table:table-cell office:value-type="string" office:value="S000028523" table:style-name="ce1">
            <text:p>S000028523</text:p>
          </table:table-cell>
          <table:table-cell office:value-type="string" office:value="YJR005C-A" table:style-name="ce1">
            <text:p>YJR005C-A</text:p>
          </table:table-cell>
          <table:table-cell office:value-type="string" office:value="LSO1" table:style-name="ce1">
            <text:p>LSO1</text:p>
          </table:table-cell>
          <table:table-cell office:value-type="string" office:value="Protein with a potential role in response to iron deprivation; transcription increases during iron deprivation and during treatment with 2-(6-benzyl-2-pyridyl)quinazoline (BPQ) and copper; regulated by Aft1p and, to a lesser extent, by Aft2p; originally identified as a syntenic homolog of an Ashbya gossypii gene; localizes to nucleus and cytoplasm, and nuclear localization is enhanced under iron-replete conditions" table:style-name="ce1">
            <text:p>Protein with a potential role in response to iron deprivation; transcription increases during iron deprivation and during treatment with 2-(6-benzyl-2-pyridyl)quinazoline (BPQ) and copper; regulated by Aft1p and, to a lesser extent, by Aft2p; originally identified as a syntenic homolog of an Ashbya gossypii gene; localizes to nucleus and cytoplasm, and nuclear localization is enhanced under iron-replete conditions</text:p>
          </table:table-cell>
        </table:table-row>
        <table:table-row>
          <table:table-cell office:value-type="string" office:value="CAGL0G06952g" table:style-name="ce1">
            <text:p>CAGL0G06952g</text:p>
          </table:table-cell>
          <table:table-cell office:value-type="string" office:value="PHM3" table:style-name="ce1">
            <text:p>PHM3</text:p>
          </table:table-cell>
          <table:table-cell office:value-type="string" office:value="Ortholog(s) have calmodulin binding, inositol hexakisphosphate binding, polyphosphate kinase activity" table:style-name="ce1">
            <text:p>Ortholog(s) have calmodulin binding, inositol hexakisphosphate binding, polyphosphate kinase activity</text:p>
          </table:table-cell>
          <table:table-cell office:value-type="float" office:value="0.7525" table:style-name="ce1">
            <text:p>0.7525</text:p>
          </table:table-cell>
          <table:table-cell office:value-type="float" office:value="0.00183332051196901" table:style-name="ce1">
            <text:p>0.00183332051196901</text:p>
          </table:table-cell>
          <table:table-cell office:value-type="float" office:value="0.360166666666667" table:style-name="ce1">
            <text:p>0.360166666666667</text:p>
          </table:table-cell>
          <table:table-cell office:value-type="float" office:value="0.0840012267800052" table:style-name="ce1">
            <text:p>0.0840012267800052</text:p>
          </table:table-cell>
          <table:table-cell office:value-type="float" office:value="0.360166666666667" table:style-name="ce1">
            <text:p>0.360166666666667</text:p>
          </table:table-cell>
          <table:table-cell office:value-type="float" office:value="0.0840012267800052" table:style-name="ce1">
            <text:p>0.0840012267800052</text:p>
          </table:table-cell>
          <table:table-cell office:value-type="float" office:value="1.22933333333333" table:style-name="ce1">
            <text:p>1.22933333333333</text:p>
          </table:table-cell>
          <table:table-cell office:value-type="float" office:value="0.000339033795930907" table:style-name="ce1">
            <text:p>0.000339033795930907</text:p>
          </table:table-cell>
          <table:table-cell office:value-type="float" office:value="0.828344273662458" table:style-name="ce1">
            <text:p>0.828344273662458</text:p>
          </table:table-cell>
          <table:table-cell office:value-type="float" office:value="0.402470954692143" table:style-name="ce1">
            <text:p>0.402470954692143</text:p>
          </table:table-cell>
          <table:table-cell office:value-type="float" office:value="0.402470954692143" table:style-name="ce1">
            <text:p>0.402470954692143</text:p>
          </table:table-cell>
          <table:table-cell office:value-type="float" office:value="2.03977401890921" table:style-name="ce1">
            <text:p>2.0397740189092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G06952g" table:style-name="ce1">
            <text:p>CAGL0G06952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G06952g" table:style-name="ce1">
            <text:p>CAGL0G06952g</text:p>
          </table:table-cell>
          <table:table-cell office:value-type="string" office:value="YJL012C" table:style-name="ce1">
            <text:p>YJL012C</text:p>
          </table:table-cell>
          <table:table-cell office:value-type="string" office:value="S000003549" table:style-name="ce1">
            <text:p>S000003549</text:p>
          </table:table-cell>
          <table:table-cell office:value-type="string" office:value="YJL012C" table:style-name="ce1">
            <text:p>YJL012C</text:p>
          </table:table-cell>
          <table:table-cell office:value-type="string" office:value="VTC4" table:style-name="ce1">
            <text:p>VTC4</text:p>
          </table:table-cell>
          <table:table-cell office:value-type="string" office:value="Vacuolar membrane polyphosphate polymerase; subunit of the vacuolar transporter chaperone (VTC) complex involved in synthesis and transfer of polyP to the vacuole; regulates membrane trafficking; role in non-autophagic vacuolar fusion; protein abundance increases in response to DNA replication stress" table:style-name="ce1">
            <text:p>Vacuolar membrane polyphosphate polymerase; subunit of the vacuolar transporter chaperone (VTC) complex involved in synthesis and transfer of polyP to the vacuole; regulates membrane trafficking; role in non-autophagic vacuolar fusion; protein abundance increases in response to DNA replication stress</text:p>
          </table:table-cell>
        </table:table-row>
        <table:table-row>
          <table:table-cell office:value-type="string" office:value="CAGL0G07106g" table:style-name="ce1">
            <text:p>CAGL0G07106g</text:p>
          </table:table-cell>
          <table:table-cell office:value-type="string" office:value="APT1" table:style-name="ce1">
            <text:p>APT1</text:p>
          </table:table-cell>
          <table:table-cell office:value-type="string" office:value="Putative adenine phosphoribosyltransferase; protein abundance decreased in ace2 mutant cells" table:style-name="ce1">
            <text:p>Putative adenine phosphoribosyltransferase; protein abundance decreased in ace2 mutant cells</text:p>
          </table:table-cell>
          <table:table-cell office:value-type="float" office:value="-2.50716666666667" table:style-name="ce1">
            <text:p>-2.50716666666667</text:p>
          </table:table-cell>
          <table:table-cell office:value-type="float" office:value="2.95210070571908e-06" table:style-name="ce1">
            <text:p>2.95210070571908e-06</text:p>
          </table:table-cell>
          <table:table-cell office:value-type="float" office:value="-2.23" table:style-name="ce1">
            <text:p>-2.23</text:p>
          </table:table-cell>
          <table:table-cell office:value-type="float" office:value="1.77391929701475e-06" table:style-name="ce1">
            <text:p>1.77391929701475e-06</text:p>
          </table:table-cell>
          <table:table-cell office:value-type="float" office:value="-2.23" table:style-name="ce1">
            <text:p>-2.23</text:p>
          </table:table-cell>
          <table:table-cell office:value-type="float" office:value="1.77391929701475e-06" table:style-name="ce1">
            <text:p>1.77391929701475e-06</text:p>
          </table:table-cell>
          <table:table-cell office:value-type="float" office:value="-1.52033333333333" table:style-name="ce1">
            <text:p>-1.52033333333333</text:p>
          </table:table-cell>
          <table:table-cell office:value-type="float" office:value="0.000197990549725754" table:style-name="ce1">
            <text:p>0.000197990549725754</text:p>
          </table:table-cell>
          <table:table-cell office:value-type="float" office:value="-3.00593904281448" table:style-name="ce1">
            <text:p>-3.00593904281448</text:p>
          </table:table-cell>
          <table:table-cell office:value-type="float" office:value="-3.01886867919725" table:style-name="ce1">
            <text:p>-3.01886867919725</text:p>
          </table:table-cell>
          <table:table-cell office:value-type="float" office:value="-3.01886867919725" table:style-name="ce1">
            <text:p>-3.01886867919725</text:p>
          </table:table-cell>
          <table:table-cell office:value-type="float" office:value="-2.77071112363102" table:style-name="ce1">
            <text:p>-2.7707111236310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G07106g" table:style-name="ce1">
            <text:p>CAGL0G07106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G07106g" table:style-name="ce1">
            <text:p>CAGL0G07106g</text:p>
          </table:table-cell>
          <table:table-cell office:value-type="string" office:value="YML022W" table:style-name="ce1">
            <text:p>YML022W</text:p>
          </table:table-cell>
          <table:table-cell office:value-type="string" office:value="S000004484" table:style-name="ce1">
            <text:p>S000004484</text:p>
          </table:table-cell>
          <table:table-cell office:value-type="string" office:value="YML022W" table:style-name="ce1">
            <text:p>YML022W</text:p>
          </table:table-cell>
          <table:table-cell office:value-type="string" office:value="APT1" table:style-name="ce1">
            <text:p>APT1</text:p>
          </table:table-cell>
          <table:table-cell office:value-type="string" office:value="Adenine phosphoribosyltransferase; catalyzes the formation of AMP from adenine and 5-phosphoribosylpyrophosphate; involved in the salvage pathway of purine nucleotide biosynthesis; APT1 has a paralog, APT2, that arose from the whole genome duplication" table:style-name="ce1">
            <text:p>Adenine phosphoribosyltransferase; catalyzes the formation of AMP from adenine and 5-phosphoribosylpyrophosphate; involved in the salvage pathway of purine nucleotide biosynthesis; APT1 has a paralog, APT2, that arose from the whole genome duplication</text:p>
          </table:table-cell>
        </table:table-row>
        <table:table-row>
          <table:table-cell office:value-type="string" office:value="CAGL0G07711g" table:style-name="ce1">
            <text:p>CAGL0G07711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0.613166666666667" table:style-name="ce1">
            <text:p>-0.613166666666667</text:p>
          </table:table-cell>
          <table:table-cell office:value-type="float" office:value="0.00394184151312489" table:style-name="ce1">
            <text:p>0.00394184151312489</text:p>
          </table:table-cell>
          <table:table-cell office:value-type="float" office:value="-0.63725" table:style-name="ce1">
            <text:p>-0.63725</text:p>
          </table:table-cell>
          <table:table-cell office:value-type="float" office:value="0.00550349244686057" table:style-name="ce1">
            <text:p>0.00550349244686057</text:p>
          </table:table-cell>
          <table:table-cell office:value-type="float" office:value="-0.63725" table:style-name="ce1">
            <text:p>-0.63725</text:p>
          </table:table-cell>
          <table:table-cell office:value-type="float" office:value="0.00550349244686057" table:style-name="ce1">
            <text:p>0.00550349244686057</text:p>
          </table:table-cell>
          <table:table-cell office:value-type="float" office:value="1.22266666666667" table:style-name="ce1">
            <text:p>1.22266666666667</text:p>
          </table:table-cell>
          <table:table-cell office:value-type="float" office:value="0.000247847758473468" table:style-name="ce1">
            <text:p>0.000247847758473468</text:p>
          </table:table-cell>
          <table:table-cell office:value-type="float" office:value="-0.778063206407694" table:style-name="ce1">
            <text:p>-0.778063206407694</text:p>
          </table:table-cell>
          <table:table-cell office:value-type="float" office:value="-0.91501228570494" table:style-name="ce1">
            <text:p>-0.91501228570494</text:p>
          </table:table-cell>
          <table:table-cell office:value-type="float" office:value="-0.91501228570494" table:style-name="ce1">
            <text:p>-0.91501228570494</text:p>
          </table:table-cell>
          <table:table-cell office:value-type="float" office:value="2.02811082302477" table:style-name="ce1">
            <text:p>2.0281108230247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G07711g" table:style-name="ce1">
            <text:p>CAGL0G07711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G07711g" table:style-name="ce1">
            <text:p>CAGL0G07711g</text:p>
          </table:table-cell>
          <table:table-cell office:value-type="string" office:value="YKR016W" table:style-name="ce1">
            <text:p>YKR016W</text:p>
          </table:table-cell>
          <table:table-cell office:value-type="string" office:value="S000001724" table:style-name="ce1">
            <text:p>S000001724</text:p>
          </table:table-cell>
          <table:table-cell office:value-type="string" office:value="YKR016W" table:style-name="ce1">
            <text:p>YKR016W</text:p>
          </table:table-cell>
          <table:table-cell office:value-type="string" office:value="MIC60" table:style-name="ce1">
            <text:p>MIC60</text:p>
          </table:table-cell>
          <table:table-cell office:value-type="string" office:value="Component of the MICOS complex; MICOS (formerly MINOS or MitOS) is a mitochondrial inner membrane complex that extends into the intermembrane space and has a role in the maintenance of crista junctions, inner membrane architecture, and formation of contact sites to the outer membrane; Mic60p is also involved in import of intermembrane space (IMS) proteins, probably by positioning Mia40p relative to the TOM complex to receive incoming proteins; ortholog of mammalian mitofilin" table:style-name="ce1">
            <text:p>Component of the MICOS complex; MICOS (formerly MINOS or MitOS) is a mitochondrial inner membrane complex that extends into the intermembrane space and has a role in the maintenance of crista junctions, inner membrane architecture, and formation of contact sites to the outer membrane; Mic60p is also involved in import of intermembrane space (IMS) proteins, probably by positioning Mia40p relative to the TOM complex to receive incoming proteins; ortholog of mammalian mitofilin</text:p>
          </table:table-cell>
        </table:table-row>
        <table:table-row>
          <table:table-cell office:value-type="string" office:value="CAGL0G07821g" table:style-name="ce1">
            <text:p>CAGL0G07821g</text:p>
          </table:table-cell>
          <table:table-cell office:value-type="string" office:value="" table:style-name="ce1">
            <text:p/>
          </table:table-cell>
          <table:table-cell office:value-type="string" office:value="Ortholog(s) have glutaminyl-tRNA synthase (glutamine-hydrolyzing) activity, role in glutaminyl-tRNAGln biosynthesis via transamidation and glutamyl-tRNA(Gln) amidotransferase complex, mitochondrion localization" table:style-name="ce1">
            <text:p>Ortholog(s) have glutaminyl-tRNA synthase (glutamine-hydrolyzing) activity, role in glutaminyl-tRNAGln biosynthesis via transamidation and glutamyl-tRNA(Gln) amidotransferase complex, mitochondrion localization</text:p>
          </table:table-cell>
          <table:table-cell office:value-type="float" office:value="0.433333333333333" table:style-name="ce1">
            <text:p>0.433333333333333</text:p>
          </table:table-cell>
          <table:table-cell office:value-type="float" office:value="0.0157287425600897" table:style-name="ce1">
            <text:p>0.0157287425600897</text:p>
          </table:table-cell>
          <table:table-cell office:value-type="float" office:value="0.707666666666667" table:style-name="ce1">
            <text:p>0.707666666666667</text:p>
          </table:table-cell>
          <table:table-cell office:value-type="float" office:value="0.00580440898272056" table:style-name="ce1">
            <text:p>0.00580440898272056</text:p>
          </table:table-cell>
          <table:table-cell office:value-type="float" office:value="0.707666666666667" table:style-name="ce1">
            <text:p>0.707666666666667</text:p>
          </table:table-cell>
          <table:table-cell office:value-type="float" office:value="0.00580440898272056" table:style-name="ce1">
            <text:p>0.00580440898272056</text:p>
          </table:table-cell>
          <table:table-cell office:value-type="float" office:value="1.58633333333333" table:style-name="ce1">
            <text:p>1.58633333333333</text:p>
          </table:table-cell>
          <table:table-cell office:value-type="float" office:value="0.000186650532412698" table:style-name="ce1">
            <text:p>0.000186650532412698</text:p>
          </table:table-cell>
          <table:table-cell office:value-type="float" office:value="0.452914651459097" table:style-name="ce1">
            <text:p>0.452914651459097</text:p>
          </table:table-cell>
          <table:table-cell office:value-type="float" office:value="0.861482159676338" table:style-name="ce1">
            <text:p>0.861482159676338</text:p>
          </table:table-cell>
          <table:table-cell office:value-type="float" office:value="0.861482159676338" table:style-name="ce1">
            <text:p>0.861482159676338</text:p>
          </table:table-cell>
          <table:table-cell office:value-type="float" office:value="2.66433815852136" table:style-name="ce1">
            <text:p>2.6643381585213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G07821g" table:style-name="ce1">
            <text:p>CAGL0G07821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G07821g" table:style-name="ce1">
            <text:p>CAGL0G07821g</text:p>
          </table:table-cell>
          <table:table-cell office:value-type="string" office:value="YGR102C" table:style-name="ce1">
            <text:p>YGR102C</text:p>
          </table:table-cell>
          <table:table-cell office:value-type="string" office:value="S000003334" table:style-name="ce1">
            <text:p>S000003334</text:p>
          </table:table-cell>
          <table:table-cell office:value-type="string" office:value="YGR102C" table:style-name="ce1">
            <text:p>YGR102C</text:p>
          </table:table-cell>
          <table:table-cell office:value-type="string" office:value="GTF1" table:style-name="ce1">
            <text:p>GTF1</text:p>
          </table:table-cell>
          <table:table-cell office:value-type="string" office:value="Subunit of the trimeric GatFAB AmidoTransferase(AdT) complex; involved in the formation of Q-tRNAQ; transposon insertion mutant is salt sensitive and null mutant has growth defects; non-tagged protein is detected in purified mitochondria" table:style-name="ce1">
            <text:p>Subunit of the trimeric GatFAB AmidoTransferase(AdT) complex; involved in the formation of Q-tRNAQ; transposon insertion mutant is salt sensitive and null mutant has growth defects; non-tagged protein is detected in purified mitochondria</text:p>
          </table:table-cell>
        </table:table-row>
        <table:table-row>
          <table:table-cell office:value-type="string" office:value="CAGL0G08019g" table:style-name="ce1">
            <text:p>CAGL0G08019g</text:p>
          </table:table-cell>
          <table:table-cell office:value-type="string" office:value="" table:style-name="ce1">
            <text:p/>
          </table:table-cell>
          <table:table-cell office:value-type="string" office:value="Ortholog(s) have role in cellular response to biotic stimulus, cellular response to starvation and filamentous growth of a population of unicellular organisms in response to biotic stimulus, more" table:style-name="ce1">
            <text:p>Ortholog(s) have role in cellular response to biotic stimulus, cellular response to starvation and filamentous growth of a population of unicellular organisms in response to biotic stimulus, more</text:p>
          </table:table-cell>
          <table:table-cell office:value-type="float" office:value="1.00966666666667" table:style-name="ce1">
            <text:p>1.00966666666667</text:p>
          </table:table-cell>
          <table:table-cell office:value-type="float" office:value="0.00621006872622123" table:style-name="ce1">
            <text:p>0.00621006872622123</text:p>
          </table:table-cell>
          <table:table-cell office:value-type="float" office:value="1.77566666666667" table:style-name="ce1">
            <text:p>1.77566666666667</text:p>
          </table:table-cell>
          <table:table-cell office:value-type="float" office:value="3.68575883861746e-05" table:style-name="ce1">
            <text:p>3.68575883861746e-05</text:p>
          </table:table-cell>
          <table:table-cell office:value-type="float" office:value="1.77566666666667" table:style-name="ce1">
            <text:p>1.77566666666667</text:p>
          </table:table-cell>
          <table:table-cell office:value-type="float" office:value="3.68575883861746e-05" table:style-name="ce1">
            <text:p>3.68575883861746e-05</text:p>
          </table:table-cell>
          <table:table-cell office:value-type="float" office:value="0.9105" table:style-name="ce1">
            <text:p>0.9105</text:p>
          </table:table-cell>
          <table:table-cell office:value-type="float" office:value="0.00565155560453507" table:style-name="ce1">
            <text:p>0.00565155560453507</text:p>
          </table:table-cell>
          <table:table-cell office:value-type="float" office:value="1.13084448622631" table:style-name="ce1">
            <text:p>1.13084448622631</text:p>
          </table:table-cell>
          <table:table-cell office:value-type="float" office:value="2.27219861125366" table:style-name="ce1">
            <text:p>2.27219861125366</text:p>
          </table:table-cell>
          <table:table-cell office:value-type="float" office:value="2.27219861125366" table:style-name="ce1">
            <text:p>2.27219861125366</text:p>
          </table:table-cell>
          <table:table-cell office:value-type="float" office:value="1.48198167573553" table:style-name="ce1">
            <text:p>1.4819816757355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G08019g" table:style-name="ce1">
            <text:p>CAGL0G08019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G08019g" table:style-name="ce1">
            <text:p>CAGL0G08019g</text:p>
          </table:table-cell>
          <table:table-cell office:value-type="string" office:value="YDR090C" table:style-name="ce1">
            <text:p>YDR090C</text:p>
          </table:table-cell>
          <table:table-cell office:value-type="string" office:value="S000002497" table:style-name="ce1">
            <text:p>S000002497</text:p>
          </table:table-cell>
          <table:table-cell office:value-type="string" office:value="YDR090C" table:style-name="ce1">
            <text:p>YDR090C</text:p>
          </table:table-cell>
          <table:table-cell office:value-type="string" office:value="" table:style-name="ce1">
            <text:p/>
          </table:table-cell>
          <table:table-cell office:value-type="string" office:value="Putative protein of unknown function" table:style-name="ce1">
            <text:p>Putative protein of unknown function</text:p>
          </table:table-cell>
        </table:table-row>
        <table:table-row>
          <table:table-cell office:value-type="string" office:value="CAGL0G08041g" table:style-name="ce1">
            <text:p>CAGL0G08041g</text:p>
          </table:table-cell>
          <table:table-cell office:value-type="string" office:value="" table:style-name="ce1">
            <text:p/>
          </table:table-cell>
          <table:table-cell office:value-type="string" office:value="Ortholog(s) have iron ion binding activity and role in positive regulation of translation, ribosomal large subunit biogenesis, ribosomal subunit export from nucleus, ribosome disassembly, translational initiation, translational termination" table:style-name="ce1">
            <text:p>Ortholog(s) have iron ion binding activity and role in positive regulation of translation, ribosomal large subunit biogenesis, ribosomal subunit export from nucleus, ribosome disassembly, translational initiation, translational termination</text:p>
          </table:table-cell>
          <table:table-cell office:value-type="float" office:value="-2.05783333333333" table:style-name="ce1">
            <text:p>-2.05783333333333</text:p>
          </table:table-cell>
          <table:table-cell office:value-type="float" office:value="0.000102248337532511" table:style-name="ce1">
            <text:p>0.000102248337532511</text:p>
          </table:table-cell>
          <table:table-cell office:value-type="float" office:value="-3.08816666666667" table:style-name="ce1">
            <text:p>-3.08816666666667</text:p>
          </table:table-cell>
          <table:table-cell office:value-type="float" office:value="1.11480600158555e-05" table:style-name="ce1">
            <text:p>1.11480600158555e-05</text:p>
          </table:table-cell>
          <table:table-cell office:value-type="float" office:value="-3.08816666666667" table:style-name="ce1">
            <text:p>-3.08816666666667</text:p>
          </table:table-cell>
          <table:table-cell office:value-type="float" office:value="1.11480600158555e-05" table:style-name="ce1">
            <text:p>1.11480600158555e-05</text:p>
          </table:table-cell>
          <table:table-cell office:value-type="float" office:value="-0.438666666666667" table:style-name="ce1">
            <text:p>-0.438666666666667</text:p>
          </table:table-cell>
          <table:table-cell office:value-type="float" office:value="0.139223228890022" table:style-name="ce1">
            <text:p>0.139223228890022</text:p>
          </table:table-cell>
          <table:table-cell office:value-type="float" office:value="-2.47739686972818" table:style-name="ce1">
            <text:p>-2.47739686972818</text:p>
          </table:table-cell>
          <table:table-cell office:value-type="float" office:value="-4.15241721371218" table:style-name="ce1">
            <text:p>-4.15241721371218</text:p>
          </table:table-cell>
          <table:table-cell office:value-type="float" office:value="-4.15241721371218" table:style-name="ce1">
            <text:p>-4.15241721371218</text:p>
          </table:table-cell>
          <table:table-cell office:value-type="float" office:value="-0.87835759137947" table:style-name="ce1">
            <text:p>-0.87835759137947</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G08041g" table:style-name="ce1">
            <text:p>CAGL0G08041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G08041g" table:style-name="ce1">
            <text:p>CAGL0G08041g</text:p>
          </table:table-cell>
          <table:table-cell office:value-type="string" office:value="YDR091C" table:style-name="ce1">
            <text:p>YDR091C</text:p>
          </table:table-cell>
          <table:table-cell office:value-type="string" office:value="S000002498" table:style-name="ce1">
            <text:p>S000002498</text:p>
          </table:table-cell>
          <table:table-cell office:value-type="string" office:value="YDR091C" table:style-name="ce1">
            <text:p>YDR091C</text:p>
          </table:table-cell>
          <table:table-cell office:value-type="string" office:value="RLI1" table:style-name="ce1">
            <text:p>RLI1</text:p>
          </table:table-cell>
          <table:table-cell office:value-type="string" office:value="Essential Fe-S protein; required for ribosome biogenesis, translation initiation/termination; facilitates binding of multifactor complex (MFC) of initiation factors to small ribosomal subunit; Dom34-Hbs1 complex and Rli1p work in dissociating inactive ribosomes, thereby facilitating translation restart; forms complex with Lto1p and Yae1p; dependency on ROS-labile FeS clusters, activity in nuclear ribosomal-subunit export impaired by mild oxidative stress" table:style-name="ce1">
            <text:p>Essential Fe-S protein; required for ribosome biogenesis, translation initiation/termination; facilitates binding of multifactor complex (MFC) of initiation factors to small ribosomal subunit; Dom34-Hbs1 complex and Rli1p work in dissociating inactive ribosomes, thereby facilitating translation restart; forms complex with Lto1p and Yae1p; dependency on ROS-labile FeS clusters, activity in nuclear ribosomal-subunit export impaired by mild oxidative stress</text:p>
          </table:table-cell>
        </table:table-row>
        <table:table-row>
          <table:table-cell office:value-type="string" office:value="CAGL0G08712g" table:style-name="ce1">
            <text:p>CAGL0G08712g</text:p>
          </table:table-cell>
          <table:table-cell office:value-type="string" office:value="" table:style-name="ce1">
            <text:p/>
          </table:table-cell>
          <table:table-cell office:value-type="string" office:value="Ortholog(s) have mitochondrial nucleoid, mitochondrial oxoglutarate dehydrogenase complex localization" table:style-name="ce1">
            <text:p>Ortholog(s) have mitochondrial nucleoid, mitochondrial oxoglutarate dehydrogenase complex localization</text:p>
          </table:table-cell>
          <table:table-cell office:value-type="float" office:value="-0.384666666666667" table:style-name="ce1">
            <text:p>-0.384666666666667</text:p>
          </table:table-cell>
          <table:table-cell office:value-type="float" office:value="0.0427005555429835" table:style-name="ce1">
            <text:p>0.0427005555429835</text:p>
          </table:table-cell>
          <table:table-cell office:value-type="float" office:value="-0.775916666666667" table:style-name="ce1">
            <text:p>-0.775916666666667</text:p>
          </table:table-cell>
          <table:table-cell office:value-type="float" office:value="0.00300484849034927" table:style-name="ce1">
            <text:p>0.00300484849034927</text:p>
          </table:table-cell>
          <table:table-cell office:value-type="float" office:value="-0.775916666666667" table:style-name="ce1">
            <text:p>-0.775916666666667</text:p>
          </table:table-cell>
          <table:table-cell office:value-type="float" office:value="0.00300484849034927" table:style-name="ce1">
            <text:p>0.00300484849034927</text:p>
          </table:table-cell>
          <table:table-cell office:value-type="float" office:value="1.42583333333333" table:style-name="ce1">
            <text:p>1.42583333333333</text:p>
          </table:table-cell>
          <table:table-cell office:value-type="float" office:value="0.000141278272189583" table:style-name="ce1">
            <text:p>0.000141278272189583</text:p>
          </table:table-cell>
          <table:table-cell office:value-type="float" office:value="-0.509283043462103" table:style-name="ce1">
            <text:p>-0.509283043462103</text:p>
          </table:table-cell>
          <table:table-cell office:value-type="float" office:value="-1.09817646918065" table:style-name="ce1">
            <text:p>-1.09817646918065</text:p>
          </table:table-cell>
          <table:table-cell office:value-type="float" office:value="-1.09817646918065" table:style-name="ce1">
            <text:p>-1.09817646918065</text:p>
          </table:table-cell>
          <table:table-cell office:value-type="float" office:value="2.38354671760329" table:style-name="ce1">
            <text:p>2.3835467176032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G08712g" table:style-name="ce1">
            <text:p>CAGL0G08712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G08712g" table:style-name="ce1">
            <text:p>CAGL0G08712g</text:p>
          </table:table-cell>
          <table:table-cell office:value-type="string" office:value="YIL125W" table:style-name="ce1">
            <text:p>YIL125W</text:p>
          </table:table-cell>
          <table:table-cell office:value-type="string" office:value="S000001387" table:style-name="ce1">
            <text:p>S000001387</text:p>
          </table:table-cell>
          <table:table-cell office:value-type="string" office:value="YIL125W" table:style-name="ce1">
            <text:p>YIL125W</text:p>
          </table:table-cell>
          <table:table-cell office:value-type="string" office:value="KGD1" table:style-name="ce1">
            <text:p>KGD1</text:p>
          </table:table-cell>
          <table:table-cell office:value-type="string" office:value="Subunit of the mitochondrial alpha-ketoglutarate dehydrogenase complex; catalyzes a key step in the tricarboxylic acid (TCA) cycle, the oxidative decarboxylation of alpha-ketoglutarate to form succinyl-CoA" table:style-name="ce1">
            <text:p>Subunit of the mitochondrial alpha-ketoglutarate dehydrogenase complex; catalyzes a key step in the tricarboxylic acid (TCA) cycle, the oxidative decarboxylation of alpha-ketoglutarate to form succinyl-CoA</text:p>
          </table:table-cell>
        </table:table-row>
        <table:table-row>
          <table:table-cell office:value-type="string" office:value="CAGL0G08734g" table:style-name="ce1">
            <text:p>CAGL0G08734g</text:p>
          </table:table-cell>
          <table:table-cell office:value-type="string" office:value="" table:style-name="ce1">
            <text:p/>
          </table:table-cell>
          <table:table-cell office:value-type="string" office:value="Has domain(s) with predicted rRNA binding, structural constituent of ribosome activity, role in translation and ribosome localization" table:style-name="ce1">
            <text:p>Has domain(s) with predicted rRNA binding, structural constituent of ribosome activity, role in translation and ribosome localization</text:p>
          </table:table-cell>
          <table:table-cell office:value-type="float" office:value="-1.94533333333333" table:style-name="ce1">
            <text:p>-1.94533333333333</text:p>
          </table:table-cell>
          <table:table-cell office:value-type="float" office:value="8.75524916884466e-05" table:style-name="ce1">
            <text:p>8.75524916884466e-05</text:p>
          </table:table-cell>
          <table:table-cell office:value-type="float" office:value="-1.08225" table:style-name="ce1">
            <text:p>-1.08225</text:p>
          </table:table-cell>
          <table:table-cell office:value-type="float" office:value="0.000715204193400662" table:style-name="ce1">
            <text:p>0.000715204193400662</text:p>
          </table:table-cell>
          <table:table-cell office:value-type="float" office:value="-1.08225" table:style-name="ce1">
            <text:p>-1.08225</text:p>
          </table:table-cell>
          <table:table-cell office:value-type="float" office:value="0.000715204193400662" table:style-name="ce1">
            <text:p>0.000715204193400662</text:p>
          </table:table-cell>
          <table:table-cell office:value-type="float" office:value="-0.8215" table:style-name="ce1">
            <text:p>-0.8215</text:p>
          </table:table-cell>
          <table:table-cell office:value-type="float" office:value="0.00401856485980707" table:style-name="ce1">
            <text:p>0.00401856485980707</text:p>
          </table:table-cell>
          <table:table-cell office:value-type="float" office:value="-2.3450652796565" table:style-name="ce1">
            <text:p>-2.3450652796565</text:p>
          </table:table-cell>
          <table:table-cell office:value-type="float" office:value="-1.50281080719549" table:style-name="ce1">
            <text:p>-1.50281080719549</text:p>
          </table:table-cell>
          <table:table-cell office:value-type="float" office:value="-1.50281080719549" table:style-name="ce1">
            <text:p>-1.50281080719549</text:p>
          </table:table-cell>
          <table:table-cell office:value-type="float" office:value="-1.54811661504385" table:style-name="ce1">
            <text:p>-1.5481166150438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G08734g" table:style-name="ce1">
            <text:p>CAGL0G08734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G08734g" table:style-name="ce1">
            <text:p>CAGL0G08734g</text:p>
          </table:table-cell>
          <table:table-cell office:value-type="string" office:value="YNL067W" table:style-name="ce1">
            <text:p>YNL067W</text:p>
          </table:table-cell>
          <table:table-cell office:value-type="string" office:value="S000005011" table:style-name="ce1">
            <text:p>S000005011</text:p>
          </table:table-cell>
          <table:table-cell office:value-type="string" office:value="YNL067W" table:style-name="ce1">
            <text:p>YNL067W</text:p>
          </table:table-cell>
          <table:table-cell office:value-type="string" office:value="RPL9B" table:style-name="ce1">
            <text:p>RPL9B</text:p>
          </table:table-cell>
          <table:table-cell office:value-type="string" office:value="Ribosomal 60S subunit protein L9B; homologous to mammalian ribosomal protein L9 and bacterial L6; RPL9B has a paralog, RPL9A, that arose from a single-locus duplication" table:style-name="ce1">
            <text:p>Ribosomal 60S subunit protein L9B; homologous to mammalian ribosomal protein L9 and bacterial L6; RPL9B has a paralog, RPL9A, that arose from a single-locus duplication</text:p>
          </table:table-cell>
        </table:table-row>
        <table:table-row>
          <table:table-cell office:value-type="string" office:value="CAGL0G09064g" table:style-name="ce1">
            <text:p>CAGL0G09064g</text:p>
          </table:table-cell>
          <table:table-cell office:value-type="string" office:value="" table:style-name="ce1">
            <text:p/>
          </table:table-cell>
          <table:table-cell office:value-type="string" office:value="Ortholog(s) have role in glycerol biosynthetic process and cytosol, nucleus localization" table:style-name="ce1">
            <text:p>Ortholog(s) have role in glycerol biosynthetic process and cytosol, nucleus localization</text:p>
          </table:table-cell>
          <table:table-cell office:value-type="float" office:value="3.967" table:style-name="ce1">
            <text:p>3.967</text:p>
          </table:table-cell>
          <table:table-cell office:value-type="float" office:value="0.000130021807378195" table:style-name="ce1">
            <text:p>0.000130021807378195</text:p>
          </table:table-cell>
          <table:table-cell office:value-type="float" office:value="2.21375" table:style-name="ce1">
            <text:p>2.21375</text:p>
          </table:table-cell>
          <table:table-cell office:value-type="float" office:value="3.71909188136513e-05" table:style-name="ce1">
            <text:p>3.71909188136513e-05</text:p>
          </table:table-cell>
          <table:table-cell office:value-type="float" office:value="2.21375" table:style-name="ce1">
            <text:p>2.21375</text:p>
          </table:table-cell>
          <table:table-cell office:value-type="float" office:value="3.71909188136513e-05" table:style-name="ce1">
            <text:p>3.71909188136513e-05</text:p>
          </table:table-cell>
          <table:table-cell office:value-type="float" office:value="1.78316666666667" table:style-name="ce1">
            <text:p>1.78316666666667</text:p>
          </table:table-cell>
          <table:table-cell office:value-type="float" office:value="0.000231293384353077" table:style-name="ce1">
            <text:p>0.000231293384353077</text:p>
          </table:table-cell>
          <table:table-cell office:value-type="float" office:value="4.60949890731062" table:style-name="ce1">
            <text:p>4.60949890731062</text:p>
          </table:table-cell>
          <table:table-cell office:value-type="float" office:value="2.85086093849633" table:style-name="ce1">
            <text:p>2.85086093849633</text:p>
          </table:table-cell>
          <table:table-cell office:value-type="float" office:value="2.85086093849633" table:style-name="ce1">
            <text:p>2.85086093849633</text:p>
          </table:table-cell>
          <table:table-cell office:value-type="float" office:value="3.00869401700966" table:style-name="ce1">
            <text:p>3.0086940170096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ENERGY PRODUCTION (NON RESPIRATORY)" table:style-name="ce1">
            <text:p>ENERGY PRODUCTION (NON RESPIRATORY)</text:p>
          </table:table-cell>
          <table:table-cell office:value-type="string" office:value="F1" table:style-name="ce1">
            <text:p>F1</text:p>
          </table:table-cell>
          <table:table-cell office:value-type="string" office:value="CAGL0G09064g" table:style-name="ce1">
            <text:p>CAGL0G09064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CAGL0G09064g" table:style-name="ce1">
            <text:p>CAGL0G09064g</text:p>
          </table:table-cell>
          <table:table-cell office:value-type="string" office:value="YPL201C" table:style-name="ce1">
            <text:p>YPL201C</text:p>
          </table:table-cell>
          <table:table-cell office:value-type="string" office:value="S000006122" table:style-name="ce1">
            <text:p>S000006122</text:p>
          </table:table-cell>
          <table:table-cell office:value-type="string" office:value="YPL201C" table:style-name="ce1">
            <text:p>YPL201C</text:p>
          </table:table-cell>
          <table:table-cell office:value-type="string" office:value="YIG1" table:style-name="ce1">
            <text:p>YIG1</text:p>
          </table:table-cell>
          <table:table-cell office:value-type="string" office:value="Protein that interacts with glycerol 3-phosphatase; plays a role in anaerobic glycerol production; localizes to the nucleus and cytosol" table:style-name="ce1">
            <text:p>Protein that interacts with glycerol 3-phosphatase; plays a role in anaerobic glycerol production; localizes to the nucleus and cytosol</text:p>
          </table:table-cell>
        </table:table-row>
        <table:table-row>
          <table:table-cell office:value-type="string" office:value="CAGL0G09130g" table:style-name="ce1">
            <text:p>CAGL0G09130g</text:p>
          </table:table-cell>
          <table:table-cell office:value-type="string" office:value="" table:style-name="ce1">
            <text:p/>
          </table:table-cell>
          <table:table-cell office:value-type="string" office:value="Ortholog(s) have role in maturation of LSU-rRNA, ribosomal large subunit biogenesis and cytoplasm, cytosolic large ribosomal subunit, nucleolus localization" table:style-name="ce1">
            <text:p>Ortholog(s) have role in maturation of LSU-rRNA, ribosomal large subunit biogenesis and cytoplasm, cytosolic large ribosomal subunit, nucleolus localization</text:p>
          </table:table-cell>
          <table:table-cell office:value-type="float" office:value="-2.18416666666667" table:style-name="ce1">
            <text:p>-2.18416666666667</text:p>
          </table:table-cell>
          <table:table-cell office:value-type="float" office:value="6.04918973657508e-05" table:style-name="ce1">
            <text:p>6.04918973657508e-05</text:p>
          </table:table-cell>
          <table:table-cell office:value-type="float" office:value="-1.11575" table:style-name="ce1">
            <text:p>-1.11575</text:p>
          </table:table-cell>
          <table:table-cell office:value-type="float" office:value="0.00205303340268627" table:style-name="ce1">
            <text:p>0.00205303340268627</text:p>
          </table:table-cell>
          <table:table-cell office:value-type="float" office:value="-1.11575" table:style-name="ce1">
            <text:p>-1.11575</text:p>
          </table:table-cell>
          <table:table-cell office:value-type="float" office:value="0.00205303340268627" table:style-name="ce1">
            <text:p>0.00205303340268627</text:p>
          </table:table-cell>
          <table:table-cell office:value-type="float" office:value="-0.941333333333333" table:style-name="ce1">
            <text:p>-0.941333333333333</text:p>
          </table:table-cell>
          <table:table-cell office:value-type="float" office:value="0.0028871910507779" table:style-name="ce1">
            <text:p>0.0028871910507779</text:p>
          </table:table-cell>
          <table:table-cell office:value-type="float" office:value="-2.62600034420868" table:style-name="ce1">
            <text:p>-2.62600034420868</text:p>
          </table:table-cell>
          <table:table-cell office:value-type="float" office:value="-1.54706080825152" table:style-name="ce1">
            <text:p>-1.54706080825152</text:p>
          </table:table-cell>
          <table:table-cell office:value-type="float" office:value="-1.54706080825152" table:style-name="ce1">
            <text:p>-1.54706080825152</text:p>
          </table:table-cell>
          <table:table-cell office:value-type="float" office:value="-1.75776256106679" table:style-name="ce1">
            <text:p>-1.7577625610667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G09130g" table:style-name="ce1">
            <text:p>CAGL0G09130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G09130g" table:style-name="ce1">
            <text:p>CAGL0G09130g</text:p>
          </table:table-cell>
          <table:table-cell office:value-type="string" office:value="YPL198W" table:style-name="ce1">
            <text:p>YPL198W</text:p>
          </table:table-cell>
          <table:table-cell office:value-type="string" office:value="S000006119" table:style-name="ce1">
            <text:p>S000006119</text:p>
          </table:table-cell>
          <table:table-cell office:value-type="string" office:value="YPL198W" table:style-name="ce1">
            <text:p>YPL198W</text:p>
          </table:table-cell>
          <table:table-cell office:value-type="string" office:value="RPL7B" table:style-name="ce1">
            <text:p>RPL7B</text:p>
          </table:table-cell>
          <table:table-cell office:value-type="string" office:value="Ribosomal 60S subunit protein L7B; required for processing of 27SA3 pre-rRNA to 27SB pre-rRNA during assembly of large ribosomal subunit; depletion leads to a turnover of pre-rRNA; contains a conserved C-terminal Nucleic acid Binding Domain (NDB2); binds to Domain II of 25S and 5.8S rRNAs; homologous to mammalian ribosomal protein L7 and bacterial L30; RPL7B has a paralog, RPL7A, that arose from the whole genome duplication" table:style-name="ce1">
            <text:p>Ribosomal 60S subunit protein L7B; required for processing of 27SA3 pre-rRNA to 27SB pre-rRNA during assembly of large ribosomal subunit; depletion leads to a turnover of pre-rRNA; contains a conserved C-terminal Nucleic acid Binding Domain (NDB2); binds to Domain II of 25S and 5.8S rRNAs; homologous to mammalian ribosomal protein L7 and bacterial L30; RPL7B has a paralog, RPL7A, that arose from the whole genome duplication</text:p>
          </table:table-cell>
        </table:table-row>
        <table:table-row>
          <table:table-cell office:value-type="string" office:value="CAGL0G09383g" table:style-name="ce1">
            <text:p>CAGL0G09383g</text:p>
          </table:table-cell>
          <table:table-cell office:value-type="string" office:value="TDH3" table:style-name="ce1">
            <text:p>TDH3</text:p>
          </table:table-cell>
          <table:table-cell office:value-type="string" office:value="Putative glyceraldehyde-3-phosphate dehydrogenase; increased protein abundance in azole resistant strain; expression upregulated in biofilm vs planktonic cell culture; upregulated in hypoxia" table:style-name="ce1">
            <text:p>Putative glyceraldehyde-3-phosphate dehydrogenase; increased protein abundance in azole resistant strain; expression upregulated in biofilm vs planktonic cell culture; upregulated in hypoxia</text:p>
          </table:table-cell>
          <table:table-cell office:value-type="float" office:value="1.1515" table:style-name="ce1">
            <text:p>1.1515</text:p>
          </table:table-cell>
          <table:table-cell office:value-type="float" office:value="0.00012255602132006" table:style-name="ce1">
            <text:p>0.00012255602132006</text:p>
          </table:table-cell>
          <table:table-cell office:value-type="float" office:value="0.362" table:style-name="ce1">
            <text:p>0.362</text:p>
          </table:table-cell>
          <table:table-cell office:value-type="float" office:value="0.148222108654754" table:style-name="ce1">
            <text:p>0.148222108654754</text:p>
          </table:table-cell>
          <table:table-cell office:value-type="float" office:value="0.362" table:style-name="ce1">
            <text:p>0.362</text:p>
          </table:table-cell>
          <table:table-cell office:value-type="float" office:value="0.148222108654754" table:style-name="ce1">
            <text:p>0.148222108654754</text:p>
          </table:table-cell>
          <table:table-cell office:value-type="float" office:value="1.51816666666667" table:style-name="ce1">
            <text:p>1.51816666666667</text:p>
          </table:table-cell>
          <table:table-cell office:value-type="float" office:value="0.000599131021637794" table:style-name="ce1">
            <text:p>0.000599131021637794</text:p>
          </table:table-cell>
          <table:table-cell office:value-type="float" office:value="1.29768031311669" table:style-name="ce1">
            <text:p>1.29768031311669</text:p>
          </table:table-cell>
          <table:table-cell office:value-type="float" office:value="0.404892596540981" table:style-name="ce1">
            <text:p>0.404892596540981</text:p>
          </table:table-cell>
          <table:table-cell office:value-type="float" office:value="0.404892596540981" table:style-name="ce1">
            <text:p>0.404892596540981</text:p>
          </table:table-cell>
          <table:table-cell office:value-type="float" office:value="2.54508198060289" table:style-name="ce1">
            <text:p>2.5450819806028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NAD(P)/NAD(P)H DEPENDANT ENZYME" table:style-name="ce1">
            <text:p>NAD(P)/NAD(P)H DEPENDANT ENZYME</text:p>
          </table:table-cell>
          <table:table-cell office:value-type="string" office:value="F3" table:style-name="ce1">
            <text:p>F3</text:p>
          </table:table-cell>
          <table:table-cell office:value-type="string" office:value="CAGL0G09383g" table:style-name="ce1">
            <text:p>CAGL0G0938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G09383g" table:style-name="ce1">
            <text:p>CAGL0G09383g</text:p>
          </table:table-cell>
          <table:table-cell office:value-type="string" office:value="YGR192C" table:style-name="ce1">
            <text:p>YGR192C</text:p>
          </table:table-cell>
          <table:table-cell office:value-type="string" office:value="S000003424" table:style-name="ce1">
            <text:p>S000003424</text:p>
          </table:table-cell>
          <table:table-cell office:value-type="string" office:value="YGR192C" table:style-name="ce1">
            <text:p>YGR192C</text:p>
          </table:table-cell>
          <table:table-cell office:value-type="string" office:value="TDH3" table:style-name="ce1">
            <text:p>TDH3</text:p>
          </table:table-cell>
          <table:table-cell office:value-type="string" office:value="Glyceraldehyde-3-phosphate dehydrogenase (GAPDH), isozyme 3; involved in glycolysis and gluconeogenesis; tetramer that catalyzes the reaction of glyceraldehyde-3-phosphate to 1,3 bis-phosphoglycerate; detected in the cytoplasm and cell wall; GAPDH-derived antimicrobial peptides secreted by S. cerevisiae are active against a wide variety of wine-related yeasts and bacteria; binds AU-rich RNA" table:style-name="ce1">
            <text:p>Glyceraldehyde-3-phosphate dehydrogenase (GAPDH), isozyme 3; involved in glycolysis and gluconeogenesis; tetramer that catalyzes the reaction of glyceraldehyde-3-phosphate to 1,3 bis-phosphoglycerate; detected in the cytoplasm and cell wall; GAPDH-derived antimicrobial peptides secreted by S. cerevisiae are active against a wide variety of wine-related yeasts and bacteria; binds AU-rich RNA</text:p>
          </table:table-cell>
        </table:table-row>
        <table:table-row>
          <table:table-cell office:value-type="string" office:value="CAGL0G09977g" table:style-name="ce1">
            <text:p>CAGL0G09977g</text:p>
          </table:table-cell>
          <table:table-cell office:value-type="string" office:value="GDB1" table:style-name="ce1">
            <text:p>GDB1</text:p>
          </table:table-cell>
          <table:table-cell office:value-type="string" office:value="Ortholog(s) have 4-alpha-glucanotransferase activity, amylo-alpha-1,6-glucosidase activity and role in glycogen catabolic process" table:style-name="ce1">
            <text:p>Ortholog(s) have 4-alpha-glucanotransferase activity, amylo-alpha-1,6-glucosidase activity and role in glycogen catabolic process</text:p>
          </table:table-cell>
          <table:table-cell office:value-type="float" office:value="2.17683333333333" table:style-name="ce1">
            <text:p>2.17683333333333</text:p>
          </table:table-cell>
          <table:table-cell office:value-type="float" office:value="1.59183920793097e-05" table:style-name="ce1">
            <text:p>1.59183920793097e-05</text:p>
          </table:table-cell>
          <table:table-cell office:value-type="float" office:value="0.77125" table:style-name="ce1">
            <text:p>0.77125</text:p>
          </table:table-cell>
          <table:table-cell office:value-type="float" office:value="0.0143413093981784" table:style-name="ce1">
            <text:p>0.0143413093981784</text:p>
          </table:table-cell>
          <table:table-cell office:value-type="float" office:value="0.77125" table:style-name="ce1">
            <text:p>0.77125</text:p>
          </table:table-cell>
          <table:table-cell office:value-type="float" office:value="0.0143413093981784" table:style-name="ce1">
            <text:p>0.0143413093981784</text:p>
          </table:table-cell>
          <table:table-cell office:value-type="float" office:value="-0.00800000000000001" table:style-name="ce1">
            <text:p>-0.00800000000000001</text:p>
          </table:table-cell>
          <table:table-cell office:value-type="float" office:value="0.981348324307462" table:style-name="ce1">
            <text:p>0.981348324307462</text:p>
          </table:table-cell>
          <table:table-cell office:value-type="float" office:value="2.50376022736999" table:style-name="ce1">
            <text:p>2.50376022736999</text:p>
          </table:table-cell>
          <table:table-cell office:value-type="float" office:value="0.945469101979202" table:style-name="ce1">
            <text:p>0.945469101979202</text:p>
          </table:table-cell>
          <table:table-cell office:value-type="float" office:value="0.945469101979202" table:style-name="ce1">
            <text:p>0.945469101979202</text:p>
          </table:table-cell>
          <table:table-cell office:value-type="float" office:value="-0.124915137244183" table:style-name="ce1">
            <text:p>-0.12491513724418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G09977g" table:style-name="ce1">
            <text:p>CAGL0G09977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G09977g" table:style-name="ce1">
            <text:p>CAGL0G09977g</text:p>
          </table:table-cell>
          <table:table-cell office:value-type="string" office:value="YPR184W" table:style-name="ce1">
            <text:p>YPR184W</text:p>
          </table:table-cell>
          <table:table-cell office:value-type="string" office:value="S000006388" table:style-name="ce1">
            <text:p>S000006388</text:p>
          </table:table-cell>
          <table:table-cell office:value-type="string" office:value="YPR184W" table:style-name="ce1">
            <text:p>YPR184W</text:p>
          </table:table-cell>
          <table:table-cell office:value-type="string" office:value="GDB1" table:style-name="ce1">
            <text:p>GDB1</text:p>
          </table:table-cell>
          <table:table-cell office:value-type="string" office:value="Glycogen debranching enzyme; contains glucanotranferase and alpha-1,6-amyloglucosidase activities; required for glycogen degradation; phosphorylated in mitochondria; activity is inhibited by Igd1p; protein abundance increases in response to DNA replication stress" table:style-name="ce1">
            <text:p>Glycogen debranching enzyme; contains glucanotranferase and alpha-1,6-amyloglucosidase activities; required for glycogen degradation; phosphorylated in mitochondria; activity is inhibited by Igd1p; protein abundance increases in response to DNA replication stress</text:p>
          </table:table-cell>
        </table:table-row>
        <table:table-row>
          <table:table-cell office:value-type="string" office:value="CAGL0G10131g" table:style-name="ce1">
            <text:p>CAGL0G10131g</text:p>
          </table:table-cell>
          <table:table-cell office:value-type="string" office:value="" table:style-name="ce1">
            <text:p/>
          </table:table-cell>
          <table:table-cell office:value-type="string" office:value="Ortholog(s) have ubiquinol-cytochrome-c reductase activity and role in aerobic respiration, mitochondrial electron transport, ubiquinol to cytochrome c" table:style-name="ce1">
            <text:p>Ortholog(s) have ubiquinol-cytochrome-c reductase activity and role in aerobic respiration, mitochondrial electron transport, ubiquinol to cytochrome c</text:p>
          </table:table-cell>
          <table:table-cell office:value-type="float" office:value="-2.10733333333333" table:style-name="ce1">
            <text:p>-2.10733333333333</text:p>
          </table:table-cell>
          <table:table-cell office:value-type="float" office:value="0.000249375776956791" table:style-name="ce1">
            <text:p>0.000249375776956791</text:p>
          </table:table-cell>
          <table:table-cell office:value-type="float" office:value="-1.94775" table:style-name="ce1">
            <text:p>-1.94775</text:p>
          </table:table-cell>
          <table:table-cell office:value-type="float" office:value="5.95435482956471e-06" table:style-name="ce1">
            <text:p>5.95435482956471e-06</text:p>
          </table:table-cell>
          <table:table-cell office:value-type="float" office:value="-1.94775" table:style-name="ce1">
            <text:p>-1.94775</text:p>
          </table:table-cell>
          <table:table-cell office:value-type="float" office:value="5.95435482956471e-06" table:style-name="ce1">
            <text:p>5.95435482956471e-06</text:p>
          </table:table-cell>
          <table:table-cell office:value-type="float" office:value="0.341" table:style-name="ce1">
            <text:p>0.341</text:p>
          </table:table-cell>
          <table:table-cell office:value-type="float" office:value="0.152373444822253" table:style-name="ce1">
            <text:p>0.152373444822253</text:p>
          </table:table-cell>
          <table:table-cell office:value-type="float" office:value="-2.53562276935972" table:style-name="ce1">
            <text:p>-2.53562276935972</text:p>
          </table:table-cell>
          <table:table-cell office:value-type="float" office:value="-2.64604590910577" table:style-name="ce1">
            <text:p>-2.64604590910577</text:p>
          </table:table-cell>
          <table:table-cell office:value-type="float" office:value="-2.64604590910577" table:style-name="ce1">
            <text:p>-2.64604590910577</text:p>
          </table:table-cell>
          <table:table-cell office:value-type="float" office:value="0.485653167306627" table:style-name="ce1">
            <text:p>0.485653167306627</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G10131g" table:style-name="ce1">
            <text:p>CAGL0G10131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G10131g" table:style-name="ce1">
            <text:p>CAGL0G10131g</text:p>
          </table:table-cell>
          <table:table-cell office:value-type="string" office:value="YPR191W" table:style-name="ce1">
            <text:p>YPR191W</text:p>
          </table:table-cell>
          <table:table-cell office:value-type="string" office:value="S000006395" table:style-name="ce1">
            <text:p>S000006395</text:p>
          </table:table-cell>
          <table:table-cell office:value-type="string" office:value="YPR191W" table:style-name="ce1">
            <text:p>YPR191W</text:p>
          </table:table-cell>
          <table:table-cell office:value-type="string" office:value="QCR2" table:style-name="ce1">
            <text:p>QCR2</text:p>
          </table:table-cell>
          <table:table-cell office:value-type="string" office:value="Subunit 2 of ubiquinol cytochrome-c reductase (Complex III); Complex III is a component of the mitochondrial inner membrane electron transport chain; phosphorylated; transcription is regulated by Hap1p, Hap2p/Hap3p, and heme" table:style-name="ce1">
            <text:p>Subunit 2 of ubiquinol cytochrome-c reductase (Complex III); Complex III is a component of the mitochondrial inner membrane electron transport chain; phosphorylated; transcription is regulated by Hap1p, Hap2p/Hap3p, and heme</text:p>
          </table:table-cell>
        </table:table-row>
        <table:table-row>
          <table:table-cell office:value-type="string" office:value="CAGL0G10153g" table:style-name="ce1">
            <text:p>CAGL0G10153g</text:p>
          </table:table-cell>
          <table:table-cell office:value-type="string" office:value="" table:style-name="ce1">
            <text:p/>
          </table:table-cell>
          <table:table-cell office:value-type="string" office:value="Has domain(s) with predicted role in mitochondrial electron transport, ubiquinol to cytochrome c and mitochondrial respiratory chain complex III localization" table:style-name="ce1">
            <text:p>Has domain(s) with predicted role in mitochondrial electron transport, ubiquinol to cytochrome c and mitochondrial respiratory chain complex III localization</text:p>
          </table:table-cell>
          <table:table-cell office:value-type="float" office:value="-2.2975" table:style-name="ce1">
            <text:p>-2.2975</text:p>
          </table:table-cell>
          <table:table-cell office:value-type="float" office:value="0.000572644271294744" table:style-name="ce1">
            <text:p>0.000572644271294744</text:p>
          </table:table-cell>
          <table:table-cell office:value-type="float" office:value="-2.20483333333333" table:style-name="ce1">
            <text:p>-2.20483333333333</text:p>
          </table:table-cell>
          <table:table-cell office:value-type="float" office:value="5.72534000966989e-06" table:style-name="ce1">
            <text:p>5.72534000966989e-06</text:p>
          </table:table-cell>
          <table:table-cell office:value-type="float" office:value="-2.20483333333333" table:style-name="ce1">
            <text:p>-2.20483333333333</text:p>
          </table:table-cell>
          <table:table-cell office:value-type="float" office:value="5.72534000966989e-06" table:style-name="ce1">
            <text:p>5.72534000966989e-06</text:p>
          </table:table-cell>
          <table:table-cell office:value-type="float" office:value="0.199333333333333" table:style-name="ce1">
            <text:p>0.199333333333333</text:p>
          </table:table-cell>
          <table:table-cell office:value-type="float" office:value="0.405496006935151" table:style-name="ce1">
            <text:p>0.405496006935151</text:p>
          </table:table-cell>
          <table:table-cell office:value-type="float" office:value="-2.75931216828089" table:style-name="ce1">
            <text:p>-2.75931216828089</text:p>
          </table:table-cell>
          <table:table-cell office:value-type="float" office:value="-2.98562614109048" table:style-name="ce1">
            <text:p>-2.98562614109048</text:p>
          </table:table-cell>
          <table:table-cell office:value-type="float" office:value="-2.98562614109048" table:style-name="ce1">
            <text:p>-2.98562614109048</text:p>
          </table:table-cell>
          <table:table-cell office:value-type="float" office:value="0.237810254762125" table:style-name="ce1">
            <text:p>0.23781025476212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G10153g" table:style-name="ce1">
            <text:p>CAGL0G10153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G10153g" table:style-name="ce1">
            <text:p>CAGL0G10153g</text:p>
          </table:table-cell>
          <table:table-cell office:value-type="string" office:value="YDR529C" table:style-name="ce1">
            <text:p>YDR529C</text:p>
          </table:table-cell>
          <table:table-cell office:value-type="string" office:value="S000002937" table:style-name="ce1">
            <text:p>S000002937</text:p>
          </table:table-cell>
          <table:table-cell office:value-type="string" office:value="YDR529C" table:style-name="ce1">
            <text:p>YDR529C</text:p>
          </table:table-cell>
          <table:table-cell office:value-type="string" office:value="QCR7" table:style-name="ce1">
            <text:p>QCR7</text:p>
          </table:table-cell>
          <table:table-cell office:value-type="string" office:value="Subunit 7 of ubiquinol cytochrome-c reductase (Complex III); Complex III is a component of the mitochondrial inner membrane electron transport chain; oriented facing the mitochondrial matrix; N-terminus appears to play a role in complex assembly" table:style-name="ce1">
            <text:p>Subunit 7 of ubiquinol cytochrome-c reductase (Complex III); Complex III is a component of the mitochondrial inner membrane electron transport chain; oriented facing the mitochondrial matrix; N-terminus appears to play a role in complex assembly</text:p>
          </table:table-cell>
        </table:table-row>
        <table:table-row>
          <table:table-cell office:value-type="string" office:value="CAGL0G10175g" table:style-name="ce1">
            <text:p>CAGL0G10175g</text:p>
          </table:table-cell>
          <table:table-cell office:value-type="string" office:value="AWP6" table:style-name="ce1">
            <text:p>AWP6</text:p>
          </table:table-cell>
          <table:table-cell office:value-type="string" office:value="Adhesin-like protein; identified in cell wall extracts by mass spectrometry; belongs to adhesin cluster IV; predicted GPI anchor" table:style-name="ce1">
            <text:p>Adhesin-like protein; identified in cell wall extracts by mass spectrometry; belongs to adhesin cluster IV; predicted GPI anchor</text:p>
          </table:table-cell>
          <table:table-cell office:value-type="float" office:value="3.19783333333333" table:style-name="ce1">
            <text:p>3.19783333333333</text:p>
          </table:table-cell>
          <table:table-cell office:value-type="float" office:value="1.83862114811352e-05" table:style-name="ce1">
            <text:p>1.83862114811352e-05</text:p>
          </table:table-cell>
          <table:table-cell office:value-type="float" office:value="3.62433333333333" table:style-name="ce1">
            <text:p>3.62433333333333</text:p>
          </table:table-cell>
          <table:table-cell office:value-type="float" office:value="1.14239918184394e-05" table:style-name="ce1">
            <text:p>1.14239918184394e-05</text:p>
          </table:table-cell>
          <table:table-cell office:value-type="float" office:value="3.62433333333333" table:style-name="ce1">
            <text:p>3.62433333333333</text:p>
          </table:table-cell>
          <table:table-cell office:value-type="float" office:value="1.14239918184394e-05" table:style-name="ce1">
            <text:p>1.14239918184394e-05</text:p>
          </table:table-cell>
          <table:table-cell office:value-type="float" office:value="-1.02666666666667" table:style-name="ce1">
            <text:p>-1.02666666666667</text:p>
          </table:table-cell>
          <table:table-cell office:value-type="float" office:value="0.0131941808145773" table:style-name="ce1">
            <text:p>0.0131941808145773</text:p>
          </table:table-cell>
          <table:table-cell office:value-type="float" office:value="3.70474292482053" table:style-name="ce1">
            <text:p>3.70474292482053</text:p>
          </table:table-cell>
          <table:table-cell office:value-type="float" office:value="4.71409419191779" table:style-name="ce1">
            <text:p>4.71409419191779</text:p>
          </table:table-cell>
          <table:table-cell office:value-type="float" office:value="4.71409419191779" table:style-name="ce1">
            <text:p>4.71409419191779</text:p>
          </table:table-cell>
          <table:table-cell office:value-type="float" office:value="-1.90705146838771" table:style-name="ce1">
            <text:p>-1.9070514683877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STRESS RESPONSE" table:style-name="ce1">
            <text:p>STRESS RESPONSE</text:p>
          </table:table-cell>
          <table:table-cell office:value-type="string" office:value="_" table:style-name="ce1">
            <text:p>_</text:p>
          </table:table-cell>
          <table:table-cell office:value-type="string" office:value="Others" table:style-name="ce1">
            <text:p>Others</text:p>
          </table:table-cell>
          <table:table-cell office:value-type="string" office:value="CAGL0G10175g" table:style-name="ce1">
            <text:p>CAGL0G10175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G10175g" table:style-name="ce1">
            <text:p>CAGL0G10175g</text:p>
          </table:table-cell>
          <table:table-cell office:value-type="string" office:value="YJR150C" table:style-name="ce1">
            <text:p>YJR150C</text:p>
          </table:table-cell>
          <table:table-cell office:value-type="string" office:value="S000003911" table:style-name="ce1">
            <text:p>S000003911</text:p>
          </table:table-cell>
          <table:table-cell office:value-type="string" office:value="YJR150C" table:style-name="ce1">
            <text:p>YJR150C</text:p>
          </table:table-cell>
          <table:table-cell office:value-type="string" office:value="DAN1" table:style-name="ce1">
            <text:p>DAN1</text:p>
          </table:table-cell>
          <table:table-cell office:value-type="string" office:value="Cell wall mannoprotein; has similarity to Tir1p, Tir2p, Tir3p, and Tir4p; expressed under anaerobic conditions, completely repressed during aerobic growth" table:style-name="ce1">
            <text:p>Cell wall mannoprotein; has similarity to Tir1p, Tir2p, Tir3p, and Tir4p; expressed under anaerobic conditions, completely repressed during aerobic growth</text:p>
          </table:table-cell>
        </table:table-row>
        <table:table-row>
          <table:table-cell office:value-type="string" office:value="CAGL0H00418g" table:style-name="ce1">
            <text:p>CAGL0H00418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2.077" table:style-name="ce1">
            <text:p>2.077</text:p>
          </table:table-cell>
          <table:table-cell office:value-type="float" office:value="0.000199731736067881" table:style-name="ce1">
            <text:p>0.000199731736067881</text:p>
          </table:table-cell>
          <table:table-cell office:value-type="float" office:value="0.29975" table:style-name="ce1">
            <text:p>0.29975</text:p>
          </table:table-cell>
          <table:table-cell office:value-type="float" office:value="0.143012944518506" table:style-name="ce1">
            <text:p>0.143012944518506</text:p>
          </table:table-cell>
          <table:table-cell office:value-type="float" office:value="0.29975" table:style-name="ce1">
            <text:p>0.29975</text:p>
          </table:table-cell>
          <table:table-cell office:value-type="float" office:value="0.143012944518506" table:style-name="ce1">
            <text:p>0.143012944518506</text:p>
          </table:table-cell>
          <table:table-cell office:value-type="float" office:value="0.597333333333333" table:style-name="ce1">
            <text:p>0.597333333333333</text:p>
          </table:table-cell>
          <table:table-cell office:value-type="float" office:value="0.0337856907685872" table:style-name="ce1">
            <text:p>0.0337856907685872</text:p>
          </table:table-cell>
          <table:table-cell office:value-type="float" office:value="2.38632819410638" table:style-name="ce1">
            <text:p>2.38632819410638</text:p>
          </table:table-cell>
          <table:table-cell office:value-type="float" office:value="0.322666848309999" table:style-name="ce1">
            <text:p>0.322666848309999</text:p>
          </table:table-cell>
          <table:table-cell office:value-type="float" office:value="0.322666848309999" table:style-name="ce1">
            <text:p>0.322666848309999</text:p>
          </table:table-cell>
          <table:table-cell office:value-type="float" office:value="0.934103049063621" table:style-name="ce1">
            <text:p>0.93410304906362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H00418g" table:style-name="ce1">
            <text:p>CAGL0H00418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H00418g" table:style-name="ce1">
            <text:p>CAGL0H00418g</text:p>
          </table:table-cell>
          <table:table-cell office:value-type="string" office:value="YER175C" table:style-name="ce1">
            <text:p>YER175C</text:p>
          </table:table-cell>
          <table:table-cell office:value-type="string" office:value="S000000977" table:style-name="ce1">
            <text:p>S000000977</text:p>
          </table:table-cell>
          <table:table-cell office:value-type="string" office:value="YER175C" table:style-name="ce1">
            <text:p>YER175C</text:p>
          </table:table-cell>
          <table:table-cell office:value-type="string" office:value="TMT1" table:style-name="ce1">
            <text:p>TMT1</text:p>
          </table:table-cell>
          <table:table-cell office:value-type="string" office:value="Trans-aconitate methyltransferase; cytosolic enzyme that catalyzes the methyl esterification of 3-isopropylmalate, an intermediate of the leucine biosynthetic pathway, and trans-aconitate, which inhibits the citric acid cycle" table:style-name="ce1">
            <text:p>Trans-aconitate methyltransferase; cytosolic enzyme that catalyzes the methyl esterification of 3-isopropylmalate, an intermediate of the leucine biosynthetic pathway, and trans-aconitate, which inhibits the citric acid cycle</text:p>
          </table:table-cell>
        </table:table-row>
        <table:table-row>
          <table:table-cell office:value-type="string" office:value="CAGL0H00506g" table:style-name="ce1">
            <text:p>CAGL0H00506g</text:p>
          </table:table-cell>
          <table:table-cell office:value-type="string" office:value="ATP2" table:style-name="ce1">
            <text:p>ATP2</text:p>
          </table:table-cell>
          <table:table-cell office:value-type="string" office:value="F1F0-ATPase complex, F1 beta subunit; expression upregulated in biofilm vs planktonic cell culture; protein abundance decreased in ace2 mutant cells" table:style-name="ce1">
            <text:p>F1F0-ATPase complex, F1 beta subunit; expression upregulated in biofilm vs planktonic cell culture; protein abundance decreased in ace2 mutant cells</text:p>
          </table:table-cell>
          <table:table-cell office:value-type="float" office:value="-0.735666666666667" table:style-name="ce1">
            <text:p>-0.735666666666667</text:p>
          </table:table-cell>
          <table:table-cell office:value-type="float" office:value="0.0132017006793587" table:style-name="ce1">
            <text:p>0.0132017006793587</text:p>
          </table:table-cell>
          <table:table-cell office:value-type="float" office:value="-0.499749999999999" table:style-name="ce1">
            <text:p>-0.499749999999999</text:p>
          </table:table-cell>
          <table:table-cell office:value-type="float" office:value="0.0402918881602571" table:style-name="ce1">
            <text:p>0.0402918881602571</text:p>
          </table:table-cell>
          <table:table-cell office:value-type="float" office:value="-0.499749999999999" table:style-name="ce1">
            <text:p>-0.499749999999999</text:p>
          </table:table-cell>
          <table:table-cell office:value-type="float" office:value="0.0402918881602571" table:style-name="ce1">
            <text:p>0.0402918881602571</text:p>
          </table:table-cell>
          <table:table-cell office:value-type="float" office:value="1.45583333333333" table:style-name="ce1">
            <text:p>1.45583333333333</text:p>
          </table:table-cell>
          <table:table-cell office:value-type="float" office:value="7.41510119468467e-05" table:style-name="ce1">
            <text:p>7.41510119468467e-05</text:p>
          </table:table-cell>
          <table:table-cell office:value-type="float" office:value="-0.922157604485746" table:style-name="ce1">
            <text:p>-0.922157604485746</text:p>
          </table:table-cell>
          <table:table-cell office:value-type="float" office:value="-0.733389147042128" table:style-name="ce1">
            <text:p>-0.733389147042128</text:p>
          </table:table-cell>
          <table:table-cell office:value-type="float" office:value="-0.733389147042128" table:style-name="ce1">
            <text:p>-0.733389147042128</text:p>
          </table:table-cell>
          <table:table-cell office:value-type="float" office:value="2.43603109908331" table:style-name="ce1">
            <text:p>2.4360310990833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MITOCHONDRIA" table:style-name="ce1">
            <text:p>MITOCHONDRIA</text:p>
          </table:table-cell>
          <table:table-cell office:value-type="string" office:value="F4" table:style-name="ce1">
            <text:p>F4</text:p>
          </table:table-cell>
          <table:table-cell office:value-type="string" office:value="CAGL0H00506g" table:style-name="ce1">
            <text:p>CAGL0H00506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H00506g" table:style-name="ce1">
            <text:p>CAGL0H00506g</text:p>
          </table:table-cell>
          <table:table-cell office:value-type="string" office:value="YJR121W" table:style-name="ce1">
            <text:p>YJR121W</text:p>
          </table:table-cell>
          <table:table-cell office:value-type="string" office:value="S000003882" table:style-name="ce1">
            <text:p>S000003882</text:p>
          </table:table-cell>
          <table:table-cell office:value-type="string" office:value="YJR121W" table:style-name="ce1">
            <text:p>YJR121W</text:p>
          </table:table-cell>
          <table:table-cell office:value-type="string" office:value="ATP2" table:style-name="ce1">
            <text:p>ATP2</text:p>
          </table:table-cell>
          <table:table-cell office:value-type="string" office:value="Beta subunit of the F1 sector of mitochondrial F1F0 ATP synthase; which is a large, evolutionarily conserved enzyme complex required for ATP synthesis; F1 translationally regulates ATP6 and ATP8 expression to achieve a balanced output of ATP synthase genes encoded in nucleus and mitochondria; phosphorylated" table:style-name="ce1">
            <text:p>Beta subunit of the F1 sector of mitochondrial F1F0 ATP synthase; which is a large, evolutionarily conserved enzyme complex required for ATP synthesis; F1 translationally regulates ATP6 and ATP8 expression to achieve a balanced output of ATP synthase genes encoded in nucleus and mitochondria; phosphorylated</text:p>
          </table:table-cell>
        </table:table-row>
        <table:table-row>
          <table:table-cell office:value-type="string" office:value="CAGL0H00682g" table:style-name="ce1">
            <text:p>CAGL0H00682g</text:p>
          </table:table-cell>
          <table:table-cell office:value-type="string" office:value="" table:style-name="ce1">
            <text:p/>
          </table:table-cell>
          <table:table-cell office:value-type="string" office:value="Has domain(s) with predicted mannosyl-oligosaccharide glucosidase activity and role in oligosaccharide metabolic process" table:style-name="ce1">
            <text:p>Has domain(s) with predicted mannosyl-oligosaccharide glucosidase activity and role in oligosaccharide metabolic process</text:p>
          </table:table-cell>
          <table:table-cell office:value-type="float" office:value="1.77866666666667" table:style-name="ce1">
            <text:p>1.77866666666667</text:p>
          </table:table-cell>
          <table:table-cell office:value-type="float" office:value="4.6068122916531e-06" table:style-name="ce1">
            <text:p>4.6068122916531e-06</text:p>
          </table:table-cell>
          <table:table-cell office:value-type="float" office:value="0.37325" table:style-name="ce1">
            <text:p>0.37325</text:p>
          </table:table-cell>
          <table:table-cell office:value-type="float" office:value="0.0864320450007818" table:style-name="ce1">
            <text:p>0.0864320450007818</text:p>
          </table:table-cell>
          <table:table-cell office:value-type="float" office:value="0.37325" table:style-name="ce1">
            <text:p>0.37325</text:p>
          </table:table-cell>
          <table:table-cell office:value-type="float" office:value="0.0864320450007818" table:style-name="ce1">
            <text:p>0.0864320450007818</text:p>
          </table:table-cell>
          <table:table-cell office:value-type="float" office:value="0.0976666666666666" table:style-name="ce1">
            <text:p>0.0976666666666666</text:p>
          </table:table-cell>
          <table:table-cell office:value-type="float" office:value="0.678331621677109" table:style-name="ce1">
            <text:p>0.678331621677109</text:p>
          </table:table-cell>
          <table:table-cell office:value-type="float" office:value="2.03540442191629" table:style-name="ce1">
            <text:p>2.03540442191629</text:p>
          </table:table-cell>
          <table:table-cell office:value-type="float" office:value="0.419752671522483" table:style-name="ce1">
            <text:p>0.419752671522483</text:p>
          </table:table-cell>
          <table:table-cell office:value-type="float" office:value="0.419752671522483" table:style-name="ce1">
            <text:p>0.419752671522483</text:p>
          </table:table-cell>
          <table:table-cell office:value-type="float" office:value="0.0599465175243049" table:style-name="ce1">
            <text:p>0.059946517524304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MEMBRANE AND CELL WALL BIOGENESIS" table:style-name="ce1">
            <text:p>MEMBRANE AND CELL WALL BIOGENESIS</text:p>
          </table:table-cell>
          <table:table-cell office:value-type="string" office:value="F1" table:style-name="ce1">
            <text:p>F1</text:p>
          </table:table-cell>
          <table:table-cell office:value-type="string" office:value="CAGL0H00682g" table:style-name="ce1">
            <text:p>CAGL0H00682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H00682g" table:style-name="ce1">
            <text:p>CAGL0H00682g</text:p>
          </table:table-cell>
          <table:table-cell office:value-type="string" office:value="YMR196W" table:style-name="ce1">
            <text:p>YMR196W</text:p>
          </table:table-cell>
          <table:table-cell office:value-type="string" office:value="S000004809" table:style-name="ce1">
            <text:p>S000004809</text:p>
          </table:table-cell>
          <table:table-cell office:value-type="string" office:value="YMR196W" table:style-name="ce1">
            <text:p>YMR196W</text:p>
          </table:table-cell>
          <table:table-cell office:value-type="string" office:value="" table:style-name="ce1">
            <text:p/>
          </table:table-cell>
          <table:table-cell office:value-type="string" office:value="Putative protein of unknown function; green fluorescent protein (GFP)-fusion protein localizes to the cytoplasm; YMR196W is not an essential gene" table:style-name="ce1">
            <text:p>Putative protein of unknown function; green fluorescent protein (GFP)-fusion protein localizes to the cytoplasm; YMR196W is not an essential gene</text:p>
          </table:table-cell>
        </table:table-row>
        <table:table-row>
          <table:table-cell office:value-type="string" office:value="CAGL0H00704g" table:style-name="ce1">
            <text:p>CAGL0H00704g</text:p>
          </table:table-cell>
          <table:table-cell office:value-type="string" office:value="" table:style-name="ce1">
            <text:p/>
          </table:table-cell>
          <table:table-cell office:value-type="string" office:value="Ortholog(s) have role in autophagosome assembly, autophagy of mitochondrion, macroautophagy, protein localization by the Cvt pathway" table:style-name="ce1">
            <text:p>Ortholog(s) have role in autophagosome assembly, autophagy of mitochondrion, macroautophagy, protein localization by the Cvt pathway</text:p>
          </table:table-cell>
          <table:table-cell office:value-type="float" office:value="2.33866666666667" table:style-name="ce1">
            <text:p>2.33866666666667</text:p>
          </table:table-cell>
          <table:table-cell office:value-type="float" office:value="2.95210070571908e-06" table:style-name="ce1">
            <text:p>2.95210070571908e-06</text:p>
          </table:table-cell>
          <table:table-cell office:value-type="float" office:value="2.20666666666667" table:style-name="ce1">
            <text:p>2.20666666666667</text:p>
          </table:table-cell>
          <table:table-cell office:value-type="float" office:value="5.95435482956471e-06" table:style-name="ce1">
            <text:p>5.95435482956471e-06</text:p>
          </table:table-cell>
          <table:table-cell office:value-type="float" office:value="2.20666666666667" table:style-name="ce1">
            <text:p>2.20666666666667</text:p>
          </table:table-cell>
          <table:table-cell office:value-type="float" office:value="5.95435482956471e-06" table:style-name="ce1">
            <text:p>5.95435482956471e-06</text:p>
          </table:table-cell>
          <table:table-cell office:value-type="float" office:value="0.731333333333333" table:style-name="ce1">
            <text:p>0.731333333333333</text:p>
          </table:table-cell>
          <table:table-cell office:value-type="float" office:value="0.00950100601507132" table:style-name="ce1">
            <text:p>0.00950100601507132</text:p>
          </table:table-cell>
          <table:table-cell office:value-type="float" office:value="2.6941216702731" table:style-name="ce1">
            <text:p>2.6941216702731</text:p>
          </table:table-cell>
          <table:table-cell office:value-type="float" office:value="2.84150459498946" table:style-name="ce1">
            <text:p>2.84150459498946</text:p>
          </table:table-cell>
          <table:table-cell office:value-type="float" office:value="2.84150459498946" table:style-name="ce1">
            <text:p>2.84150459498946</text:p>
          </table:table-cell>
          <table:table-cell office:value-type="float" office:value="1.16853328634101" table:style-name="ce1">
            <text:p>1.1685332863410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MITOPHAGY" table:style-name="ce1">
            <text:p>MITOPHAGY</text:p>
          </table:table-cell>
          <table:table-cell office:value-type="string" office:value="F1" table:style-name="ce1">
            <text:p>F1</text:p>
          </table:table-cell>
          <table:table-cell office:value-type="string" office:value="CAGL0H00704g" table:style-name="ce1">
            <text:p>CAGL0H00704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H00704g" table:style-name="ce1">
            <text:p>CAGL0H00704g</text:p>
          </table:table-cell>
          <table:table-cell office:value-type="string" office:value="YPL250C" table:style-name="ce1">
            <text:p>YPL250C</text:p>
          </table:table-cell>
          <table:table-cell office:value-type="string" office:value="S000006171" table:style-name="ce1">
            <text:p>S000006171</text:p>
          </table:table-cell>
          <table:table-cell office:value-type="string" office:value="YPL250C" table:style-name="ce1">
            <text:p>YPL250C</text:p>
          </table:table-cell>
          <table:table-cell office:value-type="string" office:value="ATG41" table:style-name="ce1">
            <text:p>ATG41</text:p>
          </table:table-cell>
          <table:table-cell office:value-type="string" office:value="Protein of unknown function; required for selective and nonselective autophagy, and mitophagy; regulates the rate of autophagosome formation; interacts with Atg9p, and has a similar peri-mitochondrial localization; elevated Gcn4p-dependent expression under autophagy-inducing conditions; mobilized into polysomes upon a shift from a fermentable to nonfermentable carbon source; potential Cdc28p substrate; ATG41 has a paralog, ICY1, that arose from the whole genome duplication" table:style-name="ce1">
            <text:p>Protein of unknown function; required for selective and nonselective autophagy, and mitophagy; regulates the rate of autophagosome formation; interacts with Atg9p, and has a similar peri-mitochondrial localization; elevated Gcn4p-dependent expression under autophagy-inducing conditions; mobilized into polysomes upon a shift from a fermentable to nonfermentable carbon source; potential Cdc28p substrate; ATG41 has a paralog, ICY1, that arose from the whole genome duplication</text:p>
          </table:table-cell>
        </table:table-row>
        <table:table-row>
          <table:table-cell office:value-type="string" office:value="CAGL0H00825g" table:style-name="ce1">
            <text:p>CAGL0H00825g</text:p>
          </table:table-cell>
          <table:table-cell office:value-type="string" office:value="" table:style-name="ce1">
            <text:p/>
          </table:table-cell>
          <table:table-cell office:value-type="string" office:value="Has domain(s) with predicted nucleoside-triphosphatase activity, nucleotide binding activity" table:style-name="ce1">
            <text:p>Has domain(s) with predicted nucleoside-triphosphatase activity, nucleotide binding activity</text:p>
          </table:table-cell>
          <table:table-cell office:value-type="float" office:value="0.0458333333333333" table:style-name="ce1">
            <text:p>0.0458333333333333</text:p>
          </table:table-cell>
          <table:table-cell office:value-type="float" office:value="0.696230210642044" table:style-name="ce1">
            <text:p>0.696230210642044</text:p>
          </table:table-cell>
          <table:table-cell office:value-type="float" office:value="1.83108333333333" table:style-name="ce1">
            <text:p>1.83108333333333</text:p>
          </table:table-cell>
          <table:table-cell office:value-type="float" office:value="7.30951695397619e-06" table:style-name="ce1">
            <text:p>7.30951695397619e-06</text:p>
          </table:table-cell>
          <table:table-cell office:value-type="float" office:value="1.83108333333333" table:style-name="ce1">
            <text:p>1.83108333333333</text:p>
          </table:table-cell>
          <table:table-cell office:value-type="float" office:value="7.30951695397619e-06" table:style-name="ce1">
            <text:p>7.30951695397619e-06</text:p>
          </table:table-cell>
          <table:table-cell office:value-type="float" office:value="0.0661666666666667" table:style-name="ce1">
            <text:p>0.0661666666666667</text:p>
          </table:table-cell>
          <table:table-cell office:value-type="float" office:value="0.78012166333931" table:style-name="ce1">
            <text:p>0.78012166333931</text:p>
          </table:table-cell>
          <table:table-cell office:value-type="float" office:value="-0.00289415878780377" table:style-name="ce1">
            <text:p>-0.00289415878780377</text:p>
          </table:table-cell>
          <table:table-cell office:value-type="float" office:value="2.34539823986625" table:style-name="ce1">
            <text:p>2.34539823986625</text:p>
          </table:table-cell>
          <table:table-cell office:value-type="float" office:value="2.34539823986625" table:style-name="ce1">
            <text:p>2.34539823986625</text:p>
          </table:table-cell>
          <table:table-cell office:value-type="float" office:value="0.00483791697029222" table:style-name="ce1">
            <text:p>0.0048379169702922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H00825g" table:style-name="ce1">
            <text:p>CAGL0H00825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H00825g" table:style-name="ce1">
            <text:p>CAGL0H00825g</text:p>
          </table:table-cell>
          <table:table-cell office:value-type="string" office:value="YPL245W" table:style-name="ce1">
            <text:p>YPL245W</text:p>
          </table:table-cell>
          <table:table-cell office:value-type="string" office:value="S000006166" table:style-name="ce1">
            <text:p>S000006166</text:p>
          </table:table-cell>
          <table:table-cell office:value-type="string" office:value="YPL245W" table:style-name="ce1">
            <text:p>YPL245W</text:p>
          </table:table-cell>
          <table:table-cell office:value-type="string" office:value="" table:style-name="ce1">
            <text:p/>
          </table:table-cell>
          <table:table-cell office:value-type="string" office:value="Putative protein of unknown function; green fluorescent protein (GFP)-fusion protein localizes to both the nucleus and the cytoplasm" table:style-name="ce1">
            <text:p>Putative protein of unknown function; green fluorescent protein (GFP)-fusion protein localizes to both the nucleus and the cytoplasm</text:p>
          </table:table-cell>
        </table:table-row>
        <table:table-row>
          <table:table-cell office:value-type="string" office:value="CAGL0H02101g" table:style-name="ce1">
            <text:p>CAGL0H02101g</text:p>
          </table:table-cell>
          <table:table-cell office:value-type="string" office:value="" table:style-name="ce1">
            <text:p/>
          </table:table-cell>
          <table:table-cell office:value-type="string" office:value="Ortholog(s) have role in RNA metabolic process and fungal biofilm matrix localization" table:style-name="ce1">
            <text:p>Ortholog(s) have role in RNA metabolic process and fungal biofilm matrix localization</text:p>
          </table:table-cell>
          <table:table-cell office:value-type="float" office:value="5.15733333333333" table:style-name="ce1">
            <text:p>5.15733333333333</text:p>
          </table:table-cell>
          <table:table-cell office:value-type="float" office:value="4.44865363776065e-06" table:style-name="ce1">
            <text:p>4.44865363776065e-06</text:p>
          </table:table-cell>
          <table:table-cell office:value-type="float" office:value="2.42941666666667" table:style-name="ce1">
            <text:p>2.42941666666667</text:p>
          </table:table-cell>
          <table:table-cell office:value-type="float" office:value="7.43743093005449e-06" table:style-name="ce1">
            <text:p>7.43743093005449e-06</text:p>
          </table:table-cell>
          <table:table-cell office:value-type="float" office:value="2.42941666666667" table:style-name="ce1">
            <text:p>2.42941666666667</text:p>
          </table:table-cell>
          <table:table-cell office:value-type="float" office:value="7.43743093005449e-06" table:style-name="ce1">
            <text:p>7.43743093005449e-06</text:p>
          </table:table-cell>
          <table:table-cell office:value-type="float" office:value="1.63233333333333" table:style-name="ce1">
            <text:p>1.63233333333333</text:p>
          </table:table-cell>
          <table:table-cell office:value-type="float" office:value="0.0132471886718923" table:style-name="ce1">
            <text:p>0.0132471886718923</text:p>
          </table:table-cell>
          <table:table-cell office:value-type="float" office:value="6.00966515366905" table:style-name="ce1">
            <text:p>6.00966515366905</text:p>
          </table:table-cell>
          <table:table-cell office:value-type="float" office:value="3.13573407962321" table:style-name="ce1">
            <text:p>3.13573407962321</text:p>
          </table:table-cell>
          <table:table-cell office:value-type="float" office:value="3.13573407962321" table:style-name="ce1">
            <text:p>3.13573407962321</text:p>
          </table:table-cell>
          <table:table-cell office:value-type="float" office:value="2.74481421012404" table:style-name="ce1">
            <text:p>2.7448142101240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H02101g" table:style-name="ce1">
            <text:p>CAGL0H02101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CAGL0H02101g" table:style-name="ce1">
            <text:p>CAGL0H02101g</text:p>
          </table:table-cell>
          <table:table-cell office:value-type="string" office:value="YHR087W" table:style-name="ce1">
            <text:p>YHR087W</text:p>
          </table:table-cell>
          <table:table-cell office:value-type="string" office:value="S000001129" table:style-name="ce1">
            <text:p>S000001129</text:p>
          </table:table-cell>
          <table:table-cell office:value-type="string" office:value="YHR087W" table:style-name="ce1">
            <text:p>YHR087W</text:p>
          </table:table-cell>
          <table:table-cell office:value-type="string" office:value="RTC3" table:style-name="ce1">
            <text:p>RTC3</text:p>
          </table:table-cell>
          <table:table-cell office:value-type="string" office:value="Protein of unknown function involved in RNA metabolism; has structural similarity to SBDS, the human protein mutated in Shwachman-Diamond Syndrome (the yeast SBDS ortholog = SDO1); null mutation suppresses cdc13-1 temperature sensitivity; protein abundance increases in response to DNA replication stress" table:style-name="ce1">
            <text:p>Protein of unknown function involved in RNA metabolism; has structural similarity to SBDS, the human protein mutated in Shwachman-Diamond Syndrome (the yeast SBDS ortholog = SDO1); null mutation suppresses cdc13-1 temperature sensitivity; protein abundance increases in response to DNA replication stress</text:p>
          </table:table-cell>
        </table:table-row>
        <table:table-row>
          <table:table-cell office:value-type="string" office:value="CAGL0H02387g" table:style-name="ce1">
            <text:p>CAGL0H02387g</text:p>
          </table:table-cell>
          <table:table-cell office:value-type="string" office:value="" table:style-name="ce1">
            <text:p/>
          </table:table-cell>
          <table:table-cell office:value-type="string" office:value="Putative trehalose-6-phosphate synthase/phosphatase subunit; gene is upregulated in azole-resistant strain" table:style-name="ce1">
            <text:p>Putative trehalose-6-phosphate synthase/phosphatase subunit; gene is upregulated in azole-resistant strain</text:p>
          </table:table-cell>
          <table:table-cell office:value-type="float" office:value="3.17866666666667" table:style-name="ce1">
            <text:p>3.17866666666667</text:p>
          </table:table-cell>
          <table:table-cell office:value-type="float" office:value="5.51027075127502e-05" table:style-name="ce1">
            <text:p>5.51027075127502e-05</text:p>
          </table:table-cell>
          <table:table-cell office:value-type="float" office:value="1.19483333333333" table:style-name="ce1">
            <text:p>1.19483333333333</text:p>
          </table:table-cell>
          <table:table-cell office:value-type="float" office:value="0.000118013956419218" table:style-name="ce1">
            <text:p>0.000118013956419218</text:p>
          </table:table-cell>
          <table:table-cell office:value-type="float" office:value="1.19483333333333" table:style-name="ce1">
            <text:p>1.19483333333333</text:p>
          </table:table-cell>
          <table:table-cell office:value-type="float" office:value="0.000118013956419218" table:style-name="ce1">
            <text:p>0.000118013956419218</text:p>
          </table:table-cell>
          <table:table-cell office:value-type="float" office:value="0.0376666666666663" table:style-name="ce1">
            <text:p>0.0376666666666663</text:p>
          </table:table-cell>
          <table:table-cell office:value-type="float" office:value="0.866686408117396" table:style-name="ce1">
            <text:p>0.866686408117396</text:p>
          </table:table-cell>
          <table:table-cell office:value-type="float" office:value="3.68219754280832" table:style-name="ce1">
            <text:p>3.68219754280832</text:p>
          </table:table-cell>
          <table:table-cell office:value-type="float" office:value="1.50497844369015" table:style-name="ce1">
            <text:p>1.50497844369015</text:p>
          </table:table-cell>
          <table:table-cell office:value-type="float" office:value="1.50497844369015" table:style-name="ce1">
            <text:p>1.50497844369015</text:p>
          </table:table-cell>
          <table:table-cell office:value-type="float" office:value="-0.0450222454357201" table:style-name="ce1">
            <text:p>-0.0450222454357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ENERGY PRODUCTION (NON RESPIRATORY)" table:style-name="ce1">
            <text:p>ENERGY PRODUCTION (NON RESPIRATORY)</text:p>
          </table:table-cell>
          <table:table-cell office:value-type="string" office:value="F1" table:style-name="ce1">
            <text:p>F1</text:p>
          </table:table-cell>
          <table:table-cell office:value-type="string" office:value="CAGL0H02387g" table:style-name="ce1">
            <text:p>CAGL0H02387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H02387g" table:style-name="ce1">
            <text:p>CAGL0H02387g</text:p>
          </table:table-cell>
          <table:table-cell office:value-type="string" office:value="YMR261C" table:style-name="ce1">
            <text:p>YMR261C</text:p>
          </table:table-cell>
          <table:table-cell office:value-type="string" office:value="S000004874" table:style-name="ce1">
            <text:p>S000004874</text:p>
          </table:table-cell>
          <table:table-cell office:value-type="string" office:value="YMR261C" table:style-name="ce1">
            <text:p>YMR261C</text:p>
          </table:table-cell>
          <table:table-cell office:value-type="string" office:value="TPS3" table:style-name="ce1">
            <text:p>TPS3</text:p>
          </table:table-cell>
          <table:table-cell office:value-type="string" office:value="Regulatory subunit of trehalose-6-phosphate synthase/phosphatase; involved in synthesis of storage carbohydrate trehalose; expression is induced by stress conditions and repressed by the Ras-cAMP pathway; TPS3 has a paralog, TSL1, that arose from the whole genome duplication" table:style-name="ce1">
            <text:p>Regulatory subunit of trehalose-6-phosphate synthase/phosphatase; involved in synthesis of storage carbohydrate trehalose; expression is induced by stress conditions and repressed by the Ras-cAMP pathway; TPS3 has a paralog, TSL1, that arose from the whole genome duplication</text:p>
          </table:table-cell>
        </table:table-row>
        <table:table-row>
          <table:table-cell office:value-type="string" office:value="CAGL0H02491g" table:style-name="ce1">
            <text:p>CAGL0H02491g</text:p>
          </table:table-cell>
          <table:table-cell office:value-type="string" office:value="" table:style-name="ce1">
            <text:p/>
          </table:table-cell>
          <table:table-cell office:value-type="string" office:value="Ortholog(s) have cytochrome-c oxidase activity, role in mitochondrial electron transport, cytochrome c to oxygen and mitochondrial respiratory chain complex IV, plasma membrane localization" table:style-name="ce1">
            <text:p>Ortholog(s) have cytochrome-c oxidase activity, role in mitochondrial electron transport, cytochrome c to oxygen and mitochondrial respiratory chain complex IV, plasma membrane localization</text:p>
          </table:table-cell>
          <table:table-cell office:value-type="float" office:value="-1.86833333333333" table:style-name="ce1">
            <text:p>-1.86833333333333</text:p>
          </table:table-cell>
          <table:table-cell office:value-type="float" office:value="0.000753786200732073" table:style-name="ce1">
            <text:p>0.000753786200732073</text:p>
          </table:table-cell>
          <table:table-cell office:value-type="float" office:value="-2.34716666666667" table:style-name="ce1">
            <text:p>-2.34716666666667</text:p>
          </table:table-cell>
          <table:table-cell office:value-type="float" office:value="1.44654671042765e-05" table:style-name="ce1">
            <text:p>1.44654671042765e-05</text:p>
          </table:table-cell>
          <table:table-cell office:value-type="float" office:value="-2.34716666666667" table:style-name="ce1">
            <text:p>-2.34716666666667</text:p>
          </table:table-cell>
          <table:table-cell office:value-type="float" office:value="1.44654671042765e-05" table:style-name="ce1">
            <text:p>1.44654671042765e-05</text:p>
          </table:table-cell>
          <table:table-cell office:value-type="float" office:value="0.950333333333333" table:style-name="ce1">
            <text:p>0.950333333333333</text:p>
          </table:table-cell>
          <table:table-cell office:value-type="float" office:value="0.00275214118222301" table:style-name="ce1">
            <text:p>0.00275214118222301</text:p>
          </table:table-cell>
          <table:table-cell office:value-type="float" office:value="-2.25449165800744" table:style-name="ce1">
            <text:p>-2.25449165800744</text:p>
          </table:table-cell>
          <table:table-cell office:value-type="float" office:value="-3.17363360826386" table:style-name="ce1">
            <text:p>-3.17363360826386</text:p>
          </table:table-cell>
          <table:table-cell office:value-type="float" office:value="-3.17363360826386" table:style-name="ce1">
            <text:p>-3.17363360826386</text:p>
          </table:table-cell>
          <table:table-cell office:value-type="float" office:value="1.5516692711451" table:style-name="ce1">
            <text:p>1.551669271145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H02491g" table:style-name="ce1">
            <text:p>CAGL0H02491g</text:p>
          </table:table-cell>
          <table:table-cell office:value-type="string" office:value="SWITCH" table:style-name="ce1">
            <text:p>SWITCH</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H02491g" table:style-name="ce1">
            <text:p>CAGL0H02491g</text:p>
          </table:table-cell>
          <table:table-cell office:value-type="string" office:value="YMR256C" table:style-name="ce1">
            <text:p>YMR256C</text:p>
          </table:table-cell>
          <table:table-cell office:value-type="string" office:value="S000004869" table:style-name="ce1">
            <text:p>S000004869</text:p>
          </table:table-cell>
          <table:table-cell office:value-type="string" office:value="YMR256C" table:style-name="ce1">
            <text:p>YMR256C</text:p>
          </table:table-cell>
          <table:table-cell office:value-type="string" office:value="COX7" table:style-name="ce1">
            <text:p>COX7</text:p>
          </table:table-cell>
          <table:table-cell office:value-type="string" office:value="Subunit VII of cytochrome c oxidase (Complex IV); Complex IV is the terminal member of the mitochondrial inner membrane electron transport chain" table:style-name="ce1">
            <text:p>Subunit VII of cytochrome c oxidase (Complex IV); Complex IV is the terminal member of the mitochondrial inner membrane electron transport chain</text:p>
          </table:table-cell>
        </table:table-row>
        <table:table-row>
          <table:table-cell office:value-type="string" office:value="CAGL0H02563g" table:style-name="ce1">
            <text:p>CAGL0H02563g</text:p>
          </table:table-cell>
          <table:table-cell office:value-type="string" office:value="" table:style-name="ce1">
            <text:p/>
          </table:table-cell>
          <table:table-cell office:value-type="string" office:value="Predicted GPI-linked protein" table:style-name="ce1">
            <text:p>Predicted GPI-linked protein</text:p>
          </table:table-cell>
          <table:table-cell office:value-type="float" office:value="0.985" table:style-name="ce1">
            <text:p>0.985</text:p>
          </table:table-cell>
          <table:table-cell office:value-type="float" office:value="0.0170455304342354" table:style-name="ce1">
            <text:p>0.0170455304342354</text:p>
          </table:table-cell>
          <table:table-cell office:value-type="float" office:value="0.343916666666667" table:style-name="ce1">
            <text:p>0.343916666666667</text:p>
          </table:table-cell>
          <table:table-cell office:value-type="float" office:value="0.18146150084438" table:style-name="ce1">
            <text:p>0.18146150084438</text:p>
          </table:table-cell>
          <table:table-cell office:value-type="float" office:value="0.343916666666667" table:style-name="ce1">
            <text:p>0.343916666666667</text:p>
          </table:table-cell>
          <table:table-cell office:value-type="float" office:value="0.18146150084438" table:style-name="ce1">
            <text:p>0.18146150084438</text:p>
          </table:table-cell>
          <table:table-cell office:value-type="float" office:value="1.51383333333333" table:style-name="ce1">
            <text:p>1.51383333333333</text:p>
          </table:table-cell>
          <table:table-cell office:value-type="float" office:value="0.0298546887973008" table:style-name="ce1">
            <text:p>0.0298546887973008</text:p>
          </table:table-cell>
          <table:table-cell office:value-type="float" office:value="1.1018295598106" table:style-name="ce1">
            <text:p>1.1018295598106</text:p>
          </table:table-cell>
          <table:table-cell office:value-type="float" office:value="0.381006401941083" table:style-name="ce1">
            <text:p>0.381006401941083</text:p>
          </table:table-cell>
          <table:table-cell office:value-type="float" office:value="0.381006401941083" table:style-name="ce1">
            <text:p>0.381006401941083</text:p>
          </table:table-cell>
          <table:table-cell office:value-type="float" office:value="2.537500903278" table:style-name="ce1">
            <text:p>2.53750090327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H02563g" table:style-name="ce1">
            <text:p>CAGL0H02563g</text:p>
          </table:table-cell>
          <table:table-cell office:value-type="string" office:value="NO" table:style-name="ce1">
            <text:p>NO</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H02563g" table:style-name="ce1">
            <text:p>CAGL0H02563g</text:p>
          </table:table-cell>
          <table:table-cell office:value-type="string" office:value="YMR251W-A" table:style-name="ce1">
            <text:p>YMR251W-A</text:p>
          </table:table-cell>
          <table:table-cell office:value-type="string" office:value="S000004864" table:style-name="ce1">
            <text:p>S000004864</text:p>
          </table:table-cell>
          <table:table-cell office:value-type="string" office:value="YMR251W-A" table:style-name="ce1">
            <text:p>YMR251W-A</text:p>
          </table:table-cell>
          <table:table-cell office:value-type="string" office:value="HOR7" table:style-name="ce1">
            <text:p>HOR7</text:p>
          </table:table-cell>
          <table:table-cell office:value-type="string" office:value="Protein of unknown function; overexpression suppresses Ca2+ sensitivity of mutants lacking inositol phosphorylceramide mannosyltransferases Csg1p and Csh1p; transcription is induced under hyperosmotic stress and repressed by alpha factor; HOR7 has a paralog, DDR2, that arose from the whole genome duplication" table:style-name="ce1">
            <text:p>Protein of unknown function; overexpression suppresses Ca2+ sensitivity of mutants lacking inositol phosphorylceramide mannosyltransferases Csg1p and Csh1p; transcription is induced under hyperosmotic stress and repressed by alpha factor; HOR7 has a paralog, DDR2, that arose from the whole genome duplication</text:p>
          </table:table-cell>
        </table:table-row>
        <table:table-row>
          <table:table-cell office:value-type="string" office:value="CAGL0H02585g" table:style-name="ce1">
            <text:p>CAGL0H02585g</text:p>
          </table:table-cell>
          <table:table-cell office:value-type="string" office:value="" table:style-name="ce1">
            <text:p/>
          </table:table-cell>
          <table:table-cell office:value-type="string" office:value="Ortholog(s) have glutamate decarboxylase activity and role in cellular response to oxidative stress, glutamate catabolic process" table:style-name="ce1">
            <text:p>Ortholog(s) have glutamate decarboxylase activity and role in cellular response to oxidative stress, glutamate catabolic process</text:p>
          </table:table-cell>
          <table:table-cell office:value-type="float" office:value="3.578" table:style-name="ce1">
            <text:p>3.578</text:p>
          </table:table-cell>
          <table:table-cell office:value-type="float" office:value="2.2393619865939e-07" table:style-name="ce1">
            <text:p>2.2393619865939e-07</text:p>
          </table:table-cell>
          <table:table-cell office:value-type="float" office:value="1.48866666666667" table:style-name="ce1">
            <text:p>1.48866666666667</text:p>
          </table:table-cell>
          <table:table-cell office:value-type="float" office:value="0.000101540078459711" table:style-name="ce1">
            <text:p>0.000101540078459711</text:p>
          </table:table-cell>
          <table:table-cell office:value-type="float" office:value="1.48866666666667" table:style-name="ce1">
            <text:p>1.48866666666667</text:p>
          </table:table-cell>
          <table:table-cell office:value-type="float" office:value="0.000101540078459711" table:style-name="ce1">
            <text:p>0.000101540078459711</text:p>
          </table:table-cell>
          <table:table-cell office:value-type="float" office:value="0.641833333333333" table:style-name="ce1">
            <text:p>0.641833333333333</text:p>
          </table:table-cell>
          <table:table-cell office:value-type="float" office:value="0.0218001479321364" table:style-name="ce1">
            <text:p>0.0218001479321364</text:p>
          </table:table-cell>
          <table:table-cell office:value-type="float" office:value="4.15192567586276" table:style-name="ce1">
            <text:p>4.15192567586276</text:p>
          </table:table-cell>
          <table:table-cell office:value-type="float" office:value="1.89310158728111" table:style-name="ce1">
            <text:p>1.89310158728111</text:p>
          </table:table-cell>
          <table:table-cell office:value-type="float" office:value="1.89310158728111" table:style-name="ce1">
            <text:p>1.89310158728111</text:p>
          </table:table-cell>
          <table:table-cell office:value-type="float" office:value="1.01195488159231" table:style-name="ce1">
            <text:p>1.0119548815923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NITROGEN METABOLISM" table:style-name="ce1">
            <text:p>NITROGEN METABOLISM</text:p>
          </table:table-cell>
          <table:table-cell office:value-type="string" office:value="F1" table:style-name="ce1">
            <text:p>F1</text:p>
          </table:table-cell>
          <table:table-cell office:value-type="string" office:value="CAGL0H02585g" table:style-name="ce1">
            <text:p>CAGL0H02585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H02585g" table:style-name="ce1">
            <text:p>CAGL0H02585g</text:p>
          </table:table-cell>
          <table:table-cell office:value-type="string" office:value="YMR250W" table:style-name="ce1">
            <text:p>YMR250W</text:p>
          </table:table-cell>
          <table:table-cell office:value-type="string" office:value="S000004862" table:style-name="ce1">
            <text:p>S000004862</text:p>
          </table:table-cell>
          <table:table-cell office:value-type="string" office:value="YMR250W" table:style-name="ce1">
            <text:p>YMR250W</text:p>
          </table:table-cell>
          <table:table-cell office:value-type="string" office:value="GAD1" table:style-name="ce1">
            <text:p>GAD1</text:p>
          </table:table-cell>
          <table:table-cell office:value-type="string" office:value="Glutamate decarboxylase; converts glutamate into gamma-aminobutyric acid (GABA) during glutamate catabolism; involved in response to oxidative stress" table:style-name="ce1">
            <text:p>Glutamate decarboxylase; converts glutamate into gamma-aminobutyric acid (GABA) during glutamate catabolism; involved in response to oxidative stress</text:p>
          </table:table-cell>
        </table:table-row>
        <table:table-row>
          <table:table-cell office:value-type="string" office:value="CAGL0H02893g" table:style-name="ce1">
            <text:p>CAGL0H02893g</text:p>
          </table:table-cell>
          <table:table-cell office:value-type="string" office:value="" table:style-name="ce1">
            <text:p/>
          </table:table-cell>
          <table:table-cell office:value-type="string" office:value="Has domain(s) with predicted deaminase activity and role in purine ribonucleoside monophosphate biosynthetic process" table:style-name="ce1">
            <text:p>Has domain(s) with predicted deaminase activity and role in purine ribonucleoside monophosphate biosynthetic process</text:p>
          </table:table-cell>
          <table:table-cell office:value-type="float" office:value="1.93333333333333" table:style-name="ce1">
            <text:p>1.93333333333333</text:p>
          </table:table-cell>
          <table:table-cell office:value-type="float" office:value="3.43340459374803e-05" table:style-name="ce1">
            <text:p>3.43340459374803e-05</text:p>
          </table:table-cell>
          <table:table-cell office:value-type="float" office:value="0.632833333333333" table:style-name="ce1">
            <text:p>0.632833333333333</text:p>
          </table:table-cell>
          <table:table-cell office:value-type="float" office:value="0.00881078595523423" table:style-name="ce1">
            <text:p>0.00881078595523423</text:p>
          </table:table-cell>
          <table:table-cell office:value-type="float" office:value="0.632833333333333" table:style-name="ce1">
            <text:p>0.632833333333333</text:p>
          </table:table-cell>
          <table:table-cell office:value-type="float" office:value="0.00881078595523423" table:style-name="ce1">
            <text:p>0.00881078595523423</text:p>
          </table:table-cell>
          <table:table-cell office:value-type="float" office:value="0.371" table:style-name="ce1">
            <text:p>0.371</text:p>
          </table:table-cell>
          <table:table-cell office:value-type="float" office:value="0.0908300744373161" table:style-name="ce1">
            <text:p>0.0908300744373161</text:p>
          </table:table-cell>
          <table:table-cell office:value-type="float" office:value="2.21733585241484" table:style-name="ce1">
            <text:p>2.21733585241484</text:p>
          </table:table-cell>
          <table:table-cell office:value-type="float" office:value="0.762635142391972" table:style-name="ce1">
            <text:p>0.762635142391972</text:p>
          </table:table-cell>
          <table:table-cell office:value-type="float" office:value="0.762635142391972" table:style-name="ce1">
            <text:p>0.762635142391972</text:p>
          </table:table-cell>
          <table:table-cell office:value-type="float" office:value="0.538137548786639" table:style-name="ce1">
            <text:p>0.53813754878663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H02893g" table:style-name="ce1">
            <text:p>CAGL0H02893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H02893g" table:style-name="ce1">
            <text:p>CAGL0H02893g</text:p>
          </table:table-cell>
          <table:table-cell office:value-type="string" office:value="YJL070C" table:style-name="ce1">
            <text:p>YJL070C</text:p>
          </table:table-cell>
          <table:table-cell office:value-type="string" office:value="S000003606" table:style-name="ce1">
            <text:p>S000003606</text:p>
          </table:table-cell>
          <table:table-cell office:value-type="string" office:value="YJL070C" table:style-name="ce1">
            <text:p>YJL070C</text:p>
          </table:table-cell>
          <table:table-cell office:value-type="string" office:value="" table:style-name="ce1">
            <text:p/>
          </table:table-cell>
          <table:table-cell office:value-type="string" office:value="Putative metallo-dependent hydrolase superfamily protein; similar to AMP deaminases but lacks key catalytic residues and does not rescue purine nucleotide metabolic defect of quadruple aah1 ade8 amd1 his1 mutant; may regulate purine nucleotide homeostasis as overexpression in an AMD1 strain grown in adenine results in greatly reduced GDP and GTP intracellular levels; not an essential gene; YJL070C has a paralog, YBR284W, that arose from the whole genome duplication" table:style-name="ce1">
            <text:p>Putative metallo-dependent hydrolase superfamily protein; similar to AMP deaminases but lacks key catalytic residues and does not rescue purine nucleotide metabolic defect of quadruple aah1 ade8 amd1 his1 mutant; may regulate purine nucleotide homeostasis as overexpression in an AMD1 strain grown in adenine results in greatly reduced GDP and GTP intracellular levels; not an essential gene; YJL070C has a paralog, YBR284W, that arose from the whole genome duplication</text:p>
          </table:table-cell>
        </table:table-row>
        <table:table-row>
          <table:table-cell office:value-type="string" office:value="CAGL0H03179g" table:style-name="ce1">
            <text:p>CAGL0H03179g</text:p>
          </table:table-cell>
          <table:table-cell office:value-type="string" office:value="" table:style-name="ce1">
            <text:p/>
          </table:table-cell>
          <table:table-cell office:value-type="string" office:value="Ortholog(s) have protein-containing complex binding activity" table:style-name="ce1">
            <text:p>Ortholog(s) have protein-containing complex binding activity</text:p>
          </table:table-cell>
          <table:table-cell office:value-type="float" office:value="0.1315" table:style-name="ce1">
            <text:p>0.1315</text:p>
          </table:table-cell>
          <table:table-cell office:value-type="float" office:value="0.258179567540107" table:style-name="ce1">
            <text:p>0.258179567540107</text:p>
          </table:table-cell>
          <table:table-cell office:value-type="float" office:value="0.382" table:style-name="ce1">
            <text:p>0.382</text:p>
          </table:table-cell>
          <table:table-cell office:value-type="float" office:value="0.0680927629886849" table:style-name="ce1">
            <text:p>0.0680927629886849</text:p>
          </table:table-cell>
          <table:table-cell office:value-type="float" office:value="0.382" table:style-name="ce1">
            <text:p>0.382</text:p>
          </table:table-cell>
          <table:table-cell office:value-type="float" office:value="0.0680927629886849" table:style-name="ce1">
            <text:p>0.0680927629886849</text:p>
          </table:table-cell>
          <table:table-cell office:value-type="float" office:value="1.4795" table:style-name="ce1">
            <text:p>1.4795</text:p>
          </table:table-cell>
          <table:table-cell office:value-type="float" office:value="0.000146034630446649" table:style-name="ce1">
            <text:p>0.000146034630446649</text:p>
          </table:table-cell>
          <table:table-cell office:value-type="float" office:value="0.0978738964667798" table:style-name="ce1">
            <text:p>0.0978738964667798</text:p>
          </table:table-cell>
          <table:table-cell office:value-type="float" office:value="0.431310507619207" table:style-name="ce1">
            <text:p>0.431310507619207</text:p>
          </table:table-cell>
          <table:table-cell office:value-type="float" office:value="0.431310507619207" table:style-name="ce1">
            <text:p>0.431310507619207</text:p>
          </table:table-cell>
          <table:table-cell office:value-type="float" office:value="2.47743544447309" table:style-name="ce1">
            <text:p>2.4774354444730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H03179g" table:style-name="ce1">
            <text:p>CAGL0H03179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H03179g" table:style-name="ce1">
            <text:p>CAGL0H03179g</text:p>
          </table:table-cell>
          <table:table-cell office:value-type="string" office:value="YGL086W" table:style-name="ce1">
            <text:p>YGL086W</text:p>
          </table:table-cell>
          <table:table-cell office:value-type="string" office:value="S000003054" table:style-name="ce1">
            <text:p>S000003054</text:p>
          </table:table-cell>
          <table:table-cell office:value-type="string" office:value="YGL086W" table:style-name="ce1">
            <text:p>YGL086W</text:p>
          </table:table-cell>
          <table:table-cell office:value-type="string" office:value="MAD1" table:style-name="ce1">
            <text:p>MAD1</text:p>
          </table:table-cell>
          <table:table-cell office:value-type="string" office:value="Coiled-coil protein involved in spindle-assembly checkpoint; required for inhibition of karyopherin/importin Pse1p (aka Kap121p) upon spindle assembly checkpoint arrest; phosphorylated by Mps1p upon checkpoint activation which leads to inhibition of anaphase promoting complex activity; forms a complex with Mad2p; gene dosage imbalance between MAD1 and MAD2 leads to chromosome instability" table:style-name="ce1">
            <text:p>Coiled-coil protein involved in spindle-assembly checkpoint; required for inhibition of karyopherin/importin Pse1p (aka Kap121p) upon spindle assembly checkpoint arrest; phosphorylated by Mps1p upon checkpoint activation which leads to inhibition of anaphase promoting complex activity; forms a complex with Mad2p; gene dosage imbalance between MAD1 and MAD2 leads to chromosome instability</text:p>
          </table:table-cell>
        </table:table-row>
        <table:table-row>
          <table:table-cell office:value-type="string" office:value="CAGL0H03487g" table:style-name="ce1">
            <text:p>CAGL0H03487g</text:p>
          </table:table-cell>
          <table:table-cell office:value-type="string" office:value="AFT1" table:style-name="ce1">
            <text:p>AFT1</text:p>
          </table:table-cell>
          <table:table-cell office:value-type="string" office:value="Putative RNA polymerase II transcription factor, involved in regulation of iron acquisition genes; required for growth under iron depletion" table:style-name="ce1">
            <text:p>Putative RNA polymerase II transcription factor, involved in regulation of iron acquisition genes; required for growth under iron depletion</text:p>
          </table:table-cell>
          <table:table-cell office:value-type="float" office:value="1.43033333333333" table:style-name="ce1">
            <text:p>1.43033333333333</text:p>
          </table:table-cell>
          <table:table-cell office:value-type="float" office:value="0.000156116724206901" table:style-name="ce1">
            <text:p>0.000156116724206901</text:p>
          </table:table-cell>
          <table:table-cell office:value-type="float" office:value="2.26575" table:style-name="ce1">
            <text:p>2.26575</text:p>
          </table:table-cell>
          <table:table-cell office:value-type="float" office:value="4.03206045349298e-06" table:style-name="ce1">
            <text:p>4.03206045349298e-06</text:p>
          </table:table-cell>
          <table:table-cell office:value-type="float" office:value="2.26575" table:style-name="ce1">
            <text:p>2.26575</text:p>
          </table:table-cell>
          <table:table-cell office:value-type="float" office:value="4.03206045349298e-06" table:style-name="ce1">
            <text:p>4.03206045349298e-06</text:p>
          </table:table-cell>
          <table:table-cell office:value-type="float" office:value="-0.646333333333333" table:style-name="ce1">
            <text:p>-0.646333333333333</text:p>
          </table:table-cell>
          <table:table-cell office:value-type="float" office:value="0.0100967802295944" table:style-name="ce1">
            <text:p>0.0100967802295944</text:p>
          </table:table-cell>
          <table:table-cell office:value-type="float" office:value="1.62566660969435" table:style-name="ce1">
            <text:p>1.62566660969435</text:p>
          </table:table-cell>
          <table:table-cell office:value-type="float" office:value="2.91954750729972" table:style-name="ce1">
            <text:p>2.91954750729972</text:p>
          </table:table-cell>
          <table:table-cell office:value-type="float" office:value="2.91954750729972" table:style-name="ce1">
            <text:p>2.91954750729972</text:p>
          </table:table-cell>
          <table:table-cell office:value-type="float" office:value="-1.24166614318" table:style-name="ce1">
            <text:p>-1.24166614318</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CRIPTIONAL REGULATOR" table:style-name="ce1">
            <text:p>TRANSCRIPTIONAL REGULATOR</text:p>
          </table:table-cell>
          <table:table-cell office:value-type="string" office:value="F2" table:style-name="ce1">
            <text:p>F2</text:p>
          </table:table-cell>
          <table:table-cell office:value-type="string" office:value="CAGL0H03487g" table:style-name="ce1">
            <text:p>CAGL0H03487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H03487g" table:style-name="ce1">
            <text:p>CAGL0H03487g</text:p>
          </table:table-cell>
          <table:table-cell office:value-type="string" office:value="YGL071W" table:style-name="ce1">
            <text:p>YGL071W</text:p>
          </table:table-cell>
          <table:table-cell office:value-type="string" office:value="S000003039" table:style-name="ce1">
            <text:p>S000003039</text:p>
          </table:table-cell>
          <table:table-cell office:value-type="string" office:value="YGL071W" table:style-name="ce1">
            <text:p>YGL071W</text:p>
          </table:table-cell>
          <table:table-cell office:value-type="string" office:value="AFT1" table:style-name="ce1">
            <text:p>AFT1</text:p>
          </table:table-cell>
          <table:table-cell office:value-type="string" office:value="Transcription factor involved in iron utilization and homeostasis; binds consensus site PyPuCACCCPu and activates transcription in response to changes in iron availability; in iron-replete conditions localization is regulated by Grx3p, Grx4p, and Fra2p, and promoter binding is negatively regulated via Grx3p-Grx4p binding; AFT1 has a paralog, AFT2, that arose from the whole genome duplication; relative distribution to the nucleus increases upon DNA replication stress" table:style-name="ce1">
            <text:p>Transcription factor involved in iron utilization and homeostasis; binds consensus site PyPuCACCCPu and activates transcription in response to changes in iron availability; in iron-replete conditions localization is regulated by Grx3p, Grx4p, and Fra2p, and promoter binding is negatively regulated via Grx3p-Grx4p binding; AFT1 has a paralog, AFT2, that arose from the whole genome duplication; relative distribution to the nucleus increases upon DNA replication stress</text:p>
          </table:table-cell>
        </table:table-row>
        <table:table-row>
          <table:table-cell office:value-type="string" office:value="CAGL0H03685g" table:style-name="ce1">
            <text:p>CAGL0H03685g</text:p>
          </table:table-cell>
          <table:table-cell office:value-type="string" office:value="" table:style-name="ce1">
            <text:p/>
          </table:table-cell>
          <table:table-cell office:value-type="string" office:value="Ortholog(s) have role in anisotropic cell growth, conidium formation, endocytosis, establishment of cell polarity" table:style-name="ce1">
            <text:p>Ortholog(s) have role in anisotropic cell growth, conidium formation, endocytosis, establishment of cell polarity</text:p>
          </table:table-cell>
          <table:table-cell office:value-type="float" office:value="-1.22933333333333" table:style-name="ce1">
            <text:p>-1.22933333333333</text:p>
          </table:table-cell>
          <table:table-cell office:value-type="float" office:value="0.000641114502482581" table:style-name="ce1">
            <text:p>0.000641114502482581</text:p>
          </table:table-cell>
          <table:table-cell office:value-type="float" office:value="-1.46125" table:style-name="ce1">
            <text:p>-1.46125</text:p>
          </table:table-cell>
          <table:table-cell office:value-type="float" office:value="0.000380096313729308" table:style-name="ce1">
            <text:p>0.000380096313729308</text:p>
          </table:table-cell>
          <table:table-cell office:value-type="float" office:value="-1.46125" table:style-name="ce1">
            <text:p>-1.46125</text:p>
          </table:table-cell>
          <table:table-cell office:value-type="float" office:value="0.000380096313729308" table:style-name="ce1">
            <text:p>0.000380096313729308</text:p>
          </table:table-cell>
          <table:table-cell office:value-type="float" office:value="-0.865166666666667" table:style-name="ce1">
            <text:p>-0.865166666666667</text:p>
          </table:table-cell>
          <table:table-cell office:value-type="float" office:value="0.0130806897942704" table:style-name="ce1">
            <text:p>0.0130806897942704</text:p>
          </table:table-cell>
          <table:table-cell office:value-type="float" office:value="-1.50284822640029" table:style-name="ce1">
            <text:p>-1.50284822640029</text:p>
          </table:table-cell>
          <table:table-cell office:value-type="float" office:value="-2.0034302221279" table:style-name="ce1">
            <text:p>-2.0034302221279</text:p>
          </table:table-cell>
          <table:table-cell office:value-type="float" office:value="-2.0034302221279" table:style-name="ce1">
            <text:p>-2.0034302221279</text:p>
          </table:table-cell>
          <table:table-cell office:value-type="float" office:value="-1.62451054808698" table:style-name="ce1">
            <text:p>-1.62451054808698</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NA" table:style-name="ce1">
            <text:p>NA</text:p>
          </table:table-cell>
          <table:table-cell office:value-type="string" office:value="NA" table:style-name="ce1">
            <text:p>NA</text:p>
          </table:table-cell>
          <table:table-cell office:value-type="string" office:value="Others" table:style-name="ce1">
            <text:p>Others</text:p>
          </table:table-cell>
          <table:table-cell office:value-type="string" office:value="CAGL0H03685g" table:style-name="ce1">
            <text:p>CAGL0H03685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H03685g" table:style-name="ce1">
            <text:p>CAGL0H03685g</text:p>
          </table:table-cell>
          <table:table-cell office:value-type="string" office:value="YLR175W" table:style-name="ce1">
            <text:p>YLR175W</text:p>
          </table:table-cell>
          <table:table-cell office:value-type="string" office:value="S000004165" table:style-name="ce1">
            <text:p>S000004165</text:p>
          </table:table-cell>
          <table:table-cell office:value-type="string" office:value="YLR175W" table:style-name="ce1">
            <text:p>YLR175W</text:p>
          </table:table-cell>
          <table:table-cell office:value-type="string" office:value="CBF5" table:style-name="ce1">
            <text:p>CBF5</text:p>
          </table:table-cell>
          <table:table-cell office:value-type="string" office:value="Pseudouridine synthase catalytic subunit of box H/ACA snoRNPs; acts on large and small rRNAs, on snRNA U2, and on some mRNAs; mutations in human ortholog dyskerin cause the disorder dyskeratosis congenita; small nucleolar ribonucleoprotein particles are also known as snoRNPs" table:style-name="ce1">
            <text:p>Pseudouridine synthase catalytic subunit of box H/ACA snoRNPs; acts on large and small rRNAs, on snRNA U2, and on some mRNAs; mutations in human ortholog dyskerin cause the disorder dyskeratosis congenita; small nucleolar ribonucleoprotein particles are also known as snoRNPs</text:p>
          </table:table-cell>
        </table:table-row>
        <table:table-row>
          <table:table-cell office:value-type="string" office:value="CAGL0H03795g" table:style-name="ce1">
            <text:p>CAGL0H03795g</text:p>
          </table:table-cell>
          <table:table-cell office:value-type="string" office:value="LEU2" table:style-name="ce1">
            <text:p>LEU2</text:p>
          </table:table-cell>
          <table:table-cell office:value-type="string" office:value="3-isopropylmalate dehydrogenase" table:style-name="ce1">
            <text:p>3-isopropylmalate dehydrogenase</text:p>
          </table:table-cell>
          <table:table-cell office:value-type="float" office:value="0.717666666666667" table:style-name="ce1">
            <text:p>0.717666666666667</text:p>
          </table:table-cell>
          <table:table-cell office:value-type="float" office:value="0.00279375226916394" table:style-name="ce1">
            <text:p>0.00279375226916394</text:p>
          </table:table-cell>
          <table:table-cell office:value-type="float" office:value="3.38116666666667" table:style-name="ce1">
            <text:p>3.38116666666667</text:p>
          </table:table-cell>
          <table:table-cell office:value-type="float" office:value="4.94582155745036e-07" table:style-name="ce1">
            <text:p>4.94582155745036e-07</text:p>
          </table:table-cell>
          <table:table-cell office:value-type="float" office:value="3.38116666666667" table:style-name="ce1">
            <text:p>3.38116666666667</text:p>
          </table:table-cell>
          <table:table-cell office:value-type="float" office:value="4.94582155745036e-07" table:style-name="ce1">
            <text:p>4.94582155745036e-07</text:p>
          </table:table-cell>
          <table:table-cell office:value-type="float" office:value="0.890666666666667" table:style-name="ce1">
            <text:p>0.890666666666667</text:p>
          </table:table-cell>
          <table:table-cell office:value-type="float" office:value="0.00886507300632918" table:style-name="ce1">
            <text:p>0.00886507300632918</text:p>
          </table:table-cell>
          <table:table-cell office:value-type="float" office:value="0.787370492440263" table:style-name="ce1">
            <text:p>0.787370492440263</text:p>
          </table:table-cell>
          <table:table-cell office:value-type="float" office:value="4.39289642305834" table:style-name="ce1">
            <text:p>4.39289642305834</text:p>
          </table:table-cell>
          <table:table-cell office:value-type="float" office:value="4.39289642305834" table:style-name="ce1">
            <text:p>4.39289642305834</text:p>
          </table:table-cell>
          <table:table-cell office:value-type="float" office:value="1.4472836679793" table:style-name="ce1">
            <text:p>1.447283667979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H03795g" table:style-name="ce1">
            <text:p>CAGL0H03795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H03795g" table:style-name="ce1">
            <text:p>CAGL0H03795g</text:p>
          </table:table-cell>
          <table:table-cell office:value-type="string" office:value="YCL018W" table:style-name="ce1">
            <text:p>YCL018W</text:p>
          </table:table-cell>
          <table:table-cell office:value-type="string" office:value="S000000523" table:style-name="ce1">
            <text:p>S000000523</text:p>
          </table:table-cell>
          <table:table-cell office:value-type="string" office:value="YCL018W" table:style-name="ce1">
            <text:p>YCL018W</text:p>
          </table:table-cell>
          <table:table-cell office:value-type="string" office:value="LEU2" table:style-name="ce1">
            <text:p>LEU2</text:p>
          </table:table-cell>
          <table:table-cell office:value-type="string" office:value="Beta-isopropylmalate dehydrogenase (IMDH); catalyzes the third step in the leucine biosynthesis pathway; can additionally catalyze the conversion of beta-ethylmalate into alpha-ketovalerate" table:style-name="ce1">
            <text:p>Beta-isopropylmalate dehydrogenase (IMDH); catalyzes the third step in the leucine biosynthesis pathway; can additionally catalyze the conversion of beta-ethylmalate into alpha-ketovalerate</text:p>
          </table:table-cell>
        </table:table-row>
        <table:table-row>
          <table:table-cell office:value-type="string" office:value="CAGL0H03993g" table:style-name="ce1">
            <text:p>CAGL0H03993g</text:p>
          </table:table-cell>
          <table:table-cell office:value-type="string" office:value="" table:style-name="ce1">
            <text:p/>
          </table:table-cell>
          <table:table-cell office:value-type="string" office:value="Ortholog(s) have citrate (Si)-synthase activity, role in acetyl-CoA catabolic process, citrate metabolic process, tricarboxylic acid cycle and mitochondrion localization" table:style-name="ce1">
            <text:p>Ortholog(s) have citrate (Si)-synthase activity, role in acetyl-CoA catabolic process, citrate metabolic process, tricarboxylic acid cycle and mitochondrion localization</text:p>
          </table:table-cell>
          <table:table-cell office:value-type="float" office:value="-1.31966666666667" table:style-name="ce1">
            <text:p>-1.31966666666667</text:p>
          </table:table-cell>
          <table:table-cell office:value-type="float" office:value="0.000397229727056184" table:style-name="ce1">
            <text:p>0.000397229727056184</text:p>
          </table:table-cell>
          <table:table-cell office:value-type="float" office:value="-1.488" table:style-name="ce1">
            <text:p>-1.488</text:p>
          </table:table-cell>
          <table:table-cell office:value-type="float" office:value="0.00018252029976387" table:style-name="ce1">
            <text:p>0.00018252029976387</text:p>
          </table:table-cell>
          <table:table-cell office:value-type="float" office:value="-1.488" table:style-name="ce1">
            <text:p>-1.488</text:p>
          </table:table-cell>
          <table:table-cell office:value-type="float" office:value="0.00018252029976387" table:style-name="ce1">
            <text:p>0.00018252029976387</text:p>
          </table:table-cell>
          <table:table-cell office:value-type="float" office:value="0.9985" table:style-name="ce1">
            <text:p>0.9985</text:p>
          </table:table-cell>
          <table:table-cell office:value-type="float" office:value="0.00371954001497091" table:style-name="ce1">
            <text:p>0.00371954001497091</text:p>
          </table:table-cell>
          <table:table-cell office:value-type="float" office:value="-1.60910559205785" table:style-name="ce1">
            <text:p>-1.60910559205785</text:p>
          </table:table-cell>
          <table:table-cell office:value-type="float" office:value="-2.03876417819502" table:style-name="ce1">
            <text:p>-2.03876417819502</text:p>
          </table:table-cell>
          <table:table-cell office:value-type="float" office:value="-2.03876417819502" table:style-name="ce1">
            <text:p>-2.03876417819502</text:p>
          </table:table-cell>
          <table:table-cell office:value-type="float" office:value="1.63593586141023" table:style-name="ce1">
            <text:p>1.6359358614102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ENERGY PRODUCTION (RESPIRATORY)" table:style-name="ce1">
            <text:p>ENERGY PRODUCTION (RESPIRATORY)</text:p>
          </table:table-cell>
          <table:table-cell office:value-type="string" office:value="F1" table:style-name="ce1">
            <text:p>F1</text:p>
          </table:table-cell>
          <table:table-cell office:value-type="string" office:value="CAGL0H03993g" table:style-name="ce1">
            <text:p>CAGL0H03993g</text:p>
          </table:table-cell>
          <table:table-cell office:value-type="string" office:value="SWITCH" table:style-name="ce1">
            <text:p>SWITCH</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H03993g" table:style-name="ce1">
            <text:p>CAGL0H03993g</text:p>
          </table:table-cell>
          <table:table-cell office:value-type="string" office:value="YNR001C" table:style-name="ce1">
            <text:p>YNR001C</text:p>
          </table:table-cell>
          <table:table-cell office:value-type="string" office:value="S000005284" table:style-name="ce1">
            <text:p>S000005284</text:p>
          </table:table-cell>
          <table:table-cell office:value-type="string" office:value="YNR001C" table:style-name="ce1">
            <text:p>YNR001C</text:p>
          </table:table-cell>
          <table:table-cell office:value-type="string" office:value="CIT1" table:style-name="ce1">
            <text:p>CIT1</text:p>
          </table:table-cell>
          <table:table-cell office:value-type="string" office:value="Citrate synthase; catalyzes the condensation of acetyl coenzyme A and oxaloacetate to form citrate; the rate-limiting enzyme of the TCA cycle; nuclear encoded mitochondrial protein; CIT1 has a paralog, CIT2, that arose from the whole genome duplication" table:style-name="ce1">
            <text:p>Citrate synthase; catalyzes the condensation of acetyl coenzyme A and oxaloacetate to form citrate; the rate-limiting enzyme of the TCA cycle; nuclear encoded mitochondrial protein; CIT1 has a paralog, CIT2, that arose from the whole genome duplication</text:p>
          </table:table-cell>
        </table:table-row>
        <table:table-row>
          <table:table-cell office:value-type="string" office:value="CAGL0H04037g" table:style-name="ce1">
            <text:p>CAGL0H04037g</text:p>
          </table:table-cell>
          <table:table-cell office:value-type="string" office:value="" table:style-name="ce1">
            <text:p/>
          </table:table-cell>
          <table:table-cell office:value-type="string" office:value="Ortholog(s) have heat shock protein binding, protein phosphatase regulator activity and role in glycogen metabolic process, meiotic cell cycle, mitotic spindle assembly checkpoint, response to heat" table:style-name="ce1">
            <text:p>Ortholog(s) have heat shock protein binding, protein phosphatase regulator activity and role in glycogen metabolic process, meiotic cell cycle, mitotic spindle assembly checkpoint, response to heat</text:p>
          </table:table-cell>
          <table:table-cell office:value-type="float" office:value="2.81933333333333" table:style-name="ce1">
            <text:p>2.81933333333333</text:p>
          </table:table-cell>
          <table:table-cell office:value-type="float" office:value="7.49512578845917e-06" table:style-name="ce1">
            <text:p>7.49512578845917e-06</text:p>
          </table:table-cell>
          <table:table-cell office:value-type="float" office:value="0.565333333333333" table:style-name="ce1">
            <text:p>0.565333333333333</text:p>
          </table:table-cell>
          <table:table-cell office:value-type="float" office:value="0.0204676549169039" table:style-name="ce1">
            <text:p>0.0204676549169039</text:p>
          </table:table-cell>
          <table:table-cell office:value-type="float" office:value="0.565333333333333" table:style-name="ce1">
            <text:p>0.565333333333333</text:p>
          </table:table-cell>
          <table:table-cell office:value-type="float" office:value="0.0204676549169039" table:style-name="ce1">
            <text:p>0.0204676549169039</text:p>
          </table:table-cell>
          <table:table-cell office:value-type="float" office:value="0.552" table:style-name="ce1">
            <text:p>0.552</text:p>
          </table:table-cell>
          <table:table-cell office:value-type="float" office:value="0.0240244881895674" table:style-name="ce1">
            <text:p>0.0240244881895674</text:p>
          </table:table-cell>
          <table:table-cell office:value-type="float" office:value="3.25952064177937" table:style-name="ce1">
            <text:p>3.25952064177937</text:p>
          </table:table-cell>
          <table:table-cell office:value-type="float" office:value="0.673474692502956" table:style-name="ce1">
            <text:p>0.673474692502956</text:p>
          </table:table-cell>
          <table:table-cell office:value-type="float" office:value="0.673474692502956" table:style-name="ce1">
            <text:p>0.673474692502956</text:p>
          </table:table-cell>
          <table:table-cell office:value-type="float" office:value="0.85479331704938" table:style-name="ce1">
            <text:p>0.8547933170493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H04037g" table:style-name="ce1">
            <text:p>CAGL0H04037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H04037g" table:style-name="ce1">
            <text:p>CAGL0H04037g</text:p>
          </table:table-cell>
          <table:table-cell office:value-type="string" office:value="YOR178C" table:style-name="ce1">
            <text:p>YOR178C</text:p>
          </table:table-cell>
          <table:table-cell office:value-type="string" office:value="S000005704" table:style-name="ce1">
            <text:p>S000005704</text:p>
          </table:table-cell>
          <table:table-cell office:value-type="string" office:value="YOR178C" table:style-name="ce1">
            <text:p>YOR178C</text:p>
          </table:table-cell>
          <table:table-cell office:value-type="string" office:value="GAC1" table:style-name="ce1">
            <text:p>GAC1</text:p>
          </table:table-cell>
          <table:table-cell office:value-type="string" office:value="Regulatory subunit for Glc7p type-1 protein phosphatase (PP1); tethers Glc7p to Gsy2p glycogen synthase, binds Hsf1p heat shock transcription factor, required for induction of some HSF-regulated genes under heat shock; GAC1 has a paralog, PIG1, that arose from the whole genome duplication" table:style-name="ce1">
            <text:p>Regulatory subunit for Glc7p type-1 protein phosphatase (PP1); tethers Glc7p to Gsy2p glycogen synthase, binds Hsf1p heat shock transcription factor, required for induction of some HSF-regulated genes under heat shock; GAC1 has a paralog, PIG1, that arose from the whole genome duplication</text:p>
          </table:table-cell>
        </table:table-row>
        <table:table-row>
          <table:table-cell office:value-type="string" office:value="CAGL0H04081g" table:style-name="ce1">
            <text:p>CAGL0H04081g</text:p>
          </table:table-cell>
          <table:table-cell office:value-type="string" office:value="ERG13" table:style-name="ce1">
            <text:p>ERG13</text:p>
          </table:table-cell>
          <table:table-cell office:value-type="string" office:value="3-hydroxy-3-methylglutaryl coenzyme A synthase; protein abundance increased in ace2 mutant cells" table:style-name="ce1">
            <text:p>3-hydroxy-3-methylglutaryl coenzyme A synthase; protein abundance increased in ace2 mutant cells</text:p>
          </table:table-cell>
          <table:table-cell office:value-type="float" office:value="-0.1235" table:style-name="ce1">
            <text:p>-0.1235</text:p>
          </table:table-cell>
          <table:table-cell office:value-type="float" office:value="0.47558318249901" table:style-name="ce1">
            <text:p>0.47558318249901</text:p>
          </table:table-cell>
          <table:table-cell office:value-type="float" office:value="-0.422" table:style-name="ce1">
            <text:p>-0.422</text:p>
          </table:table-cell>
          <table:table-cell office:value-type="float" office:value="0.0589233403263348" table:style-name="ce1">
            <text:p>0.0589233403263348</text:p>
          </table:table-cell>
          <table:table-cell office:value-type="float" office:value="-0.422" table:style-name="ce1">
            <text:p>-0.422</text:p>
          </table:table-cell>
          <table:table-cell office:value-type="float" office:value="0.0589233403263348" table:style-name="ce1">
            <text:p>0.0589233403263348</text:p>
          </table:table-cell>
          <table:table-cell office:value-type="float" office:value="-1.905" table:style-name="ce1">
            <text:p>-1.905</text:p>
          </table:table-cell>
          <table:table-cell office:value-type="float" office:value="0.00012369729061968" table:style-name="ce1">
            <text:p>0.00012369729061968</text:p>
          </table:table-cell>
          <table:table-cell office:value-type="float" office:value="-0.202077707695697" table:style-name="ce1">
            <text:p>-0.202077707695697</text:p>
          </table:table-cell>
          <table:table-cell office:value-type="float" office:value="-0.630689517725521" table:style-name="ce1">
            <text:p>-0.630689517725521</text:p>
          </table:table-cell>
          <table:table-cell office:value-type="float" office:value="-0.630689517725521" table:style-name="ce1">
            <text:p>-0.630689517725521</text:p>
          </table:table-cell>
          <table:table-cell office:value-type="float" office:value="-3.44367752616363" table:style-name="ce1">
            <text:p>-3.4436775261636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FATTY ACID AND LIPIDS" table:style-name="ce1">
            <text:p>FATTY ACID AND LIPIDS</text:p>
          </table:table-cell>
          <table:table-cell office:value-type="string" office:value="F1" table:style-name="ce1">
            <text:p>F1</text:p>
          </table:table-cell>
          <table:table-cell office:value-type="string" office:value="CAGL0H04081g" table:style-name="ce1">
            <text:p>CAGL0H04081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H04081g" table:style-name="ce1">
            <text:p>CAGL0H04081g</text:p>
          </table:table-cell>
          <table:table-cell office:value-type="string" office:value="YML126C" table:style-name="ce1">
            <text:p>YML126C</text:p>
          </table:table-cell>
          <table:table-cell office:value-type="string" office:value="S000004595" table:style-name="ce1">
            <text:p>S000004595</text:p>
          </table:table-cell>
          <table:table-cell office:value-type="string" office:value="YML126C" table:style-name="ce1">
            <text:p>YML126C</text:p>
          </table:table-cell>
          <table:table-cell office:value-type="string" office:value="ERG13" table:style-name="ce1">
            <text:p>ERG13</text:p>
          </table:table-cell>
          <table:table-cell office:value-type="string" office:value="3-hydroxy-3-methylglutaryl-CoA (HMG-CoA) synthase; catalyzes the formation of HMG-CoA from acetyl-CoA and acetoacetyl-CoA; involved in the second step in mevalonate biosynthesis" table:style-name="ce1">
            <text:p>3-hydroxy-3-methylglutaryl-CoA (HMG-CoA) synthase; catalyzes the formation of HMG-CoA from acetyl-CoA and acetoacetyl-CoA; involved in the second step in mevalonate biosynthesis</text:p>
          </table:table-cell>
        </table:table-row>
        <table:table-row>
          <table:table-cell office:value-type="string" office:value="CAGL0H04125g" table:style-name="ce1">
            <text:p>CAGL0H04125g</text:p>
          </table:table-cell>
          <table:table-cell office:value-type="string" office:value="" table:style-name="ce1">
            <text:p/>
          </table:table-cell>
          <table:table-cell office:value-type="string" office:value="Ortholog(s) have D-arabinono-1,4-lactone oxidase activity" table:style-name="ce1">
            <text:p>Ortholog(s) have D-arabinono-1,4-lactone oxidase activity</text:p>
          </table:table-cell>
          <table:table-cell office:value-type="float" office:value="1.39716666666667" table:style-name="ce1">
            <text:p>1.39716666666667</text:p>
          </table:table-cell>
          <table:table-cell office:value-type="float" office:value="0.00131482578017168" table:style-name="ce1">
            <text:p>0.00131482578017168</text:p>
          </table:table-cell>
          <table:table-cell office:value-type="float" office:value="0.16175" table:style-name="ce1">
            <text:p>0.16175</text:p>
          </table:table-cell>
          <table:table-cell office:value-type="float" office:value="0.627104823845223" table:style-name="ce1">
            <text:p>0.627104823845223</text:p>
          </table:table-cell>
          <table:table-cell office:value-type="float" office:value="0.16175" table:style-name="ce1">
            <text:p>0.16175</text:p>
          </table:table-cell>
          <table:table-cell office:value-type="float" office:value="0.627104823845223" table:style-name="ce1">
            <text:p>0.627104823845223</text:p>
          </table:table-cell>
          <table:table-cell office:value-type="float" office:value="1.852" table:style-name="ce1">
            <text:p>1.852</text:p>
          </table:table-cell>
          <table:table-cell office:value-type="float" office:value="0.000207767790138784" table:style-name="ce1">
            <text:p>0.000207767790138784</text:p>
          </table:table-cell>
          <table:table-cell office:value-type="float" office:value="1.58665329647322" table:style-name="ce1">
            <text:p>1.58665329647322</text:p>
          </table:table-cell>
          <table:table-cell office:value-type="float" office:value="0.140383261870232" table:style-name="ce1">
            <text:p>0.140383261870232</text:p>
          </table:table-cell>
          <table:table-cell office:value-type="float" office:value="0.140383261870232" table:style-name="ce1">
            <text:p>0.140383261870232</text:p>
          </table:table-cell>
          <table:table-cell office:value-type="float" office:value="3.12911651451658" table:style-name="ce1">
            <text:p>3.1291165145165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FLAVO HEMO PROTEIN" table:style-name="ce1">
            <text:p>FLAVO HEMO PROTEIN</text:p>
          </table:table-cell>
          <table:table-cell office:value-type="string" office:value="F3" table:style-name="ce1">
            <text:p>F3</text:p>
          </table:table-cell>
          <table:table-cell office:value-type="string" office:value="CAGL0H04125g" table:style-name="ce1">
            <text:p>CAGL0H04125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H04125g" table:style-name="ce1">
            <text:p>CAGL0H04125g</text:p>
          </table:table-cell>
          <table:table-cell office:value-type="string" office:value="YML086C" table:style-name="ce1">
            <text:p>YML086C</text:p>
          </table:table-cell>
          <table:table-cell office:value-type="string" office:value="S000004551" table:style-name="ce1">
            <text:p>S000004551</text:p>
          </table:table-cell>
          <table:table-cell office:value-type="string" office:value="YML086C" table:style-name="ce1">
            <text:p>YML086C</text:p>
          </table:table-cell>
          <table:table-cell office:value-type="string" office:value="ALO1" table:style-name="ce1">
            <text:p>ALO1</text:p>
          </table:table-cell>
          <table:table-cell office:value-type="string" office:value="D-Arabinono-1,4-lactone oxidase; catalyzes the final step in biosynthesis of dehydro-D-arabinono-1,4-lactone, which is protective against oxidative stress" table:style-name="ce1">
            <text:p>D-Arabinono-1,4-lactone oxidase; catalyzes the final step in biosynthesis of dehydro-D-arabinono-1,4-lactone, which is protective against oxidative stress</text:p>
          </table:table-cell>
        </table:table-row>
        <table:table-row>
          <table:table-cell office:value-type="string" office:value="CAGL0H04851g" table:style-name="ce1">
            <text:p>CAGL0H04851g</text:p>
          </table:table-cell>
          <table:table-cell office:value-type="string" office:value="" table:style-name="ce1">
            <text:p/>
          </table:table-cell>
          <table:table-cell office:value-type="string" office:value="Ortholog(s) have phosphatase activity, protein serine/threonine phosphatase activity and role in cellular protein localization, cellular sodium ion homeostasis, protein dephosphorylation" table:style-name="ce1">
            <text:p>Ortholog(s) have phosphatase activity, protein serine/threonine phosphatase activity and role in cellular protein localization, cellular sodium ion homeostasis, protein dephosphorylation</text:p>
          </table:table-cell>
          <table:table-cell office:value-type="float" office:value="1.84416666666667" table:style-name="ce1">
            <text:p>1.84416666666667</text:p>
          </table:table-cell>
          <table:table-cell office:value-type="float" office:value="2.10509219847129e-05" table:style-name="ce1">
            <text:p>2.10509219847129e-05</text:p>
          </table:table-cell>
          <table:table-cell office:value-type="float" office:value="1.62041666666667" table:style-name="ce1">
            <text:p>1.62041666666667</text:p>
          </table:table-cell>
          <table:table-cell office:value-type="float" office:value="2.0529891571784e-05" table:style-name="ce1">
            <text:p>2.0529891571784e-05</text:p>
          </table:table-cell>
          <table:table-cell office:value-type="float" office:value="1.62041666666667" table:style-name="ce1">
            <text:p>1.62041666666667</text:p>
          </table:table-cell>
          <table:table-cell office:value-type="float" office:value="2.0529891571784e-05" table:style-name="ce1">
            <text:p>2.0529891571784e-05</text:p>
          </table:table-cell>
          <table:table-cell office:value-type="float" office:value="0.333333333333333" table:style-name="ce1">
            <text:p>0.333333333333333</text:p>
          </table:table-cell>
          <table:table-cell office:value-type="float" office:value="0.208289133365862" table:style-name="ce1">
            <text:p>0.208289133365862</text:p>
          </table:table-cell>
          <table:table-cell office:value-type="float" office:value="2.11245081435803" table:style-name="ce1">
            <text:p>2.11245081435803</text:p>
          </table:table-cell>
          <table:table-cell office:value-type="float" office:value="2.06712957650893" table:style-name="ce1">
            <text:p>2.06712957650893</text:p>
          </table:table-cell>
          <table:table-cell office:value-type="float" office:value="2.06712957650893" table:style-name="ce1">
            <text:p>2.06712957650893</text:p>
          </table:table-cell>
          <table:table-cell office:value-type="float" office:value="0.472240492039513" table:style-name="ce1">
            <text:p>0.47224049203951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OTHERS" table:style-name="ce1">
            <text:p>OTHERS</text:p>
          </table:table-cell>
          <table:table-cell office:value-type="string" office:value="F1" table:style-name="ce1">
            <text:p>F1</text:p>
          </table:table-cell>
          <table:table-cell office:value-type="string" office:value="CAGL0H04851g" table:style-name="ce1">
            <text:p>CAGL0H04851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H04851g" table:style-name="ce1">
            <text:p>CAGL0H04851g</text:p>
          </table:table-cell>
          <table:table-cell office:value-type="string" office:value="YML016C" table:style-name="ce1">
            <text:p>YML016C</text:p>
          </table:table-cell>
          <table:table-cell office:value-type="string" office:value="S000004478" table:style-name="ce1">
            <text:p>S000004478</text:p>
          </table:table-cell>
          <table:table-cell office:value-type="string" office:value="YML016C" table:style-name="ce1">
            <text:p>YML016C</text:p>
          </table:table-cell>
          <table:table-cell office:value-type="string" office:value="PPZ1" table:style-name="ce1">
            <text:p>PPZ1</text:p>
          </table:table-cell>
          <table:table-cell office:value-type="string" office:value="Serine/threonine protein phosphatase Z, isoform of Ppz2p; involved in regulation of potassium transport, which affects osmotic stability, cell cycle progression, and halotolerance" table:style-name="ce1">
            <text:p>Serine/threonine protein phosphatase Z, isoform of Ppz2p; involved in regulation of potassium transport, which affects osmotic stability, cell cycle progression, and halotolerance</text:p>
          </table:table-cell>
        </table:table-row>
        <table:table-row>
          <table:table-cell office:value-type="string" office:value="CAGL0H04939g" table:style-name="ce1">
            <text:p>CAGL0H04939g</text:p>
          </table:table-cell>
          <table:table-cell office:value-type="string" office:value="" table:style-name="ce1">
            <text:p/>
          </table:table-cell>
          <table:table-cell office:value-type="string" office:value="Ortholog(s) have fructose 1,6-bisphosphate 1-phosphatase activity, role in gluconeogenesis, reactive oxygen species metabolic process and cytosol, periplasmic space localization" table:style-name="ce1">
            <text:p>Ortholog(s) have fructose 1,6-bisphosphate 1-phosphatase activity, role in gluconeogenesis, reactive oxygen species metabolic process and cytosol, periplasmic space localization</text:p>
          </table:table-cell>
          <table:table-cell office:value-type="float" office:value="0.521166666666666" table:style-name="ce1">
            <text:p>0.521166666666666</text:p>
          </table:table-cell>
          <table:table-cell office:value-type="float" office:value="0.0972126703437007" table:style-name="ce1">
            <text:p>0.0972126703437007</text:p>
          </table:table-cell>
          <table:table-cell office:value-type="float" office:value="0.416083333333333" table:style-name="ce1">
            <text:p>0.416083333333333</text:p>
          </table:table-cell>
          <table:table-cell office:value-type="float" office:value="0.152983510666282" table:style-name="ce1">
            <text:p>0.152983510666282</text:p>
          </table:table-cell>
          <table:table-cell office:value-type="float" office:value="0.416083333333333" table:style-name="ce1">
            <text:p>0.416083333333333</text:p>
          </table:table-cell>
          <table:table-cell office:value-type="float" office:value="0.152983510666282" table:style-name="ce1">
            <text:p>0.152983510666282</text:p>
          </table:table-cell>
          <table:table-cell office:value-type="float" office:value="1.49" table:style-name="ce1">
            <text:p>1.49</text:p>
          </table:table-cell>
          <table:table-cell office:value-type="float" office:value="0.000106714154383243" table:style-name="ce1">
            <text:p>0.000106714154383243</text:p>
          </table:table-cell>
          <table:table-cell office:value-type="float" office:value="0.55623131511506" table:style-name="ce1">
            <text:p>0.55623131511506</text:p>
          </table:table-cell>
          <table:table-cell office:value-type="float" office:value="0.476331031081686" table:style-name="ce1">
            <text:p>0.476331031081686</text:p>
          </table:table-cell>
          <table:table-cell office:value-type="float" office:value="0.476331031081686" table:style-name="ce1">
            <text:p>0.476331031081686</text:p>
          </table:table-cell>
          <table:table-cell office:value-type="float" office:value="2.4958049779911" table:style-name="ce1">
            <text:p>2.495804977991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H04939g" table:style-name="ce1">
            <text:p>CAGL0H04939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H04939g" table:style-name="ce1">
            <text:p>CAGL0H04939g</text:p>
          </table:table-cell>
          <table:table-cell office:value-type="string" office:value="YLR377C" table:style-name="ce1">
            <text:p>YLR377C</text:p>
          </table:table-cell>
          <table:table-cell office:value-type="string" office:value="S000004369" table:style-name="ce1">
            <text:p>S000004369</text:p>
          </table:table-cell>
          <table:table-cell office:value-type="string" office:value="YLR377C" table:style-name="ce1">
            <text:p>YLR377C</text:p>
          </table:table-cell>
          <table:table-cell office:value-type="string" office:value="FBP1" table:style-name="ce1">
            <text:p>FBP1</text:p>
          </table:table-cell>
          <table:table-cell office:value-type="string" office:value="Fructose-1,6-bisphosphatase; key regulatory enzyme in the gluconeogenesis pathway, required for glucose metabolism; undergoes either proteasome-mediated or autophagy-mediated degradation depending on growth conditions; glucose starvation results in redistribution to the periplasm; interacts with Vid30p" table:style-name="ce1">
            <text:p>Fructose-1,6-bisphosphatase; key regulatory enzyme in the gluconeogenesis pathway, required for glucose metabolism; undergoes either proteasome-mediated or autophagy-mediated degradation depending on growth conditions; glucose starvation results in redistribution to the periplasm; interacts with Vid30p</text:p>
          </table:table-cell>
        </table:table-row>
        <table:table-row>
          <table:table-cell office:value-type="string" office:value="CAGL0H05445g" table:style-name="ce1">
            <text:p>CAGL0H05445g</text:p>
          </table:table-cell>
          <table:table-cell office:value-type="string" office:value="PGI1" table:style-name="ce1">
            <text:p>PGI1</text:p>
          </table:table-cell>
          <table:table-cell office:value-type="string" office:value="Glucose-6-phosphate isomerase" table:style-name="ce1">
            <text:p>Glucose-6-phosphate isomerase</text:p>
          </table:table-cell>
          <table:table-cell office:value-type="float" office:value="1.771" table:style-name="ce1">
            <text:p>1.771</text:p>
          </table:table-cell>
          <table:table-cell office:value-type="float" office:value="2.36895717510049e-05" table:style-name="ce1">
            <text:p>2.36895717510049e-05</text:p>
          </table:table-cell>
          <table:table-cell office:value-type="float" office:value="1.17508333333333" table:style-name="ce1">
            <text:p>1.17508333333333</text:p>
          </table:table-cell>
          <table:table-cell office:value-type="float" office:value="0.00080903818272195" table:style-name="ce1">
            <text:p>0.00080903818272195</text:p>
          </table:table-cell>
          <table:table-cell office:value-type="float" office:value="1.17508333333333" table:style-name="ce1">
            <text:p>1.17508333333333</text:p>
          </table:table-cell>
          <table:table-cell office:value-type="float" office:value="0.00080903818272195" table:style-name="ce1">
            <text:p>0.00080903818272195</text:p>
          </table:table-cell>
          <table:table-cell office:value-type="float" office:value="0.0311666666666666" table:style-name="ce1">
            <text:p>0.0311666666666666</text:p>
          </table:table-cell>
          <table:table-cell office:value-type="float" office:value="0.927460573460813" table:style-name="ce1">
            <text:p>0.927460573460813</text:p>
          </table:table-cell>
          <table:table-cell office:value-type="float" office:value="2.02638626911141" table:style-name="ce1">
            <text:p>2.02638626911141</text:p>
          </table:table-cell>
          <table:table-cell office:value-type="float" office:value="1.4788907565004" table:style-name="ce1">
            <text:p>1.4788907565004</text:p>
          </table:table-cell>
          <table:table-cell office:value-type="float" office:value="1.4788907565004" table:style-name="ce1">
            <text:p>1.4788907565004</text:p>
          </table:table-cell>
          <table:table-cell office:value-type="float" office:value="-0.0563938614230555" table:style-name="ce1">
            <text:p>-0.056393861423055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ENERGY PRODUCTION (NON RESPIRATORY)" table:style-name="ce1">
            <text:p>ENERGY PRODUCTION (NON RESPIRATORY)</text:p>
          </table:table-cell>
          <table:table-cell office:value-type="string" office:value="F1" table:style-name="ce1">
            <text:p>F1</text:p>
          </table:table-cell>
          <table:table-cell office:value-type="string" office:value="CAGL0H05445g" table:style-name="ce1">
            <text:p>CAGL0H05445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H05445g" table:style-name="ce1">
            <text:p>CAGL0H05445g</text:p>
          </table:table-cell>
          <table:table-cell office:value-type="string" office:value="YBR196C" table:style-name="ce1">
            <text:p>YBR196C</text:p>
          </table:table-cell>
          <table:table-cell office:value-type="string" office:value="S000000400" table:style-name="ce1">
            <text:p>S000000400</text:p>
          </table:table-cell>
          <table:table-cell office:value-type="string" office:value="YBR196C" table:style-name="ce1">
            <text:p>YBR196C</text:p>
          </table:table-cell>
          <table:table-cell office:value-type="string" office:value="PGI1" table:style-name="ce1">
            <text:p>PGI1</text:p>
          </table:table-cell>
          <table:table-cell office:value-type="string" office:value="Glycolytic enzyme phosphoglucose isomerase; catalyzes the interconversion of glucose-6-phosphate and fructose-6-phosphate; required for cell cycle progression and completion of the gluconeogenic events of sporulation" table:style-name="ce1">
            <text:p>Glycolytic enzyme phosphoglucose isomerase; catalyzes the interconversion of glucose-6-phosphate and fructose-6-phosphate; required for cell cycle progression and completion of the gluconeogenic events of sporulation</text:p>
          </table:table-cell>
        </table:table-row>
        <table:table-row>
          <table:table-cell office:value-type="string" office:value="CAGL0H05643g" table:style-name="ce1">
            <text:p>CAGL0H05643g</text:p>
          </table:table-cell>
          <table:table-cell office:value-type="string" office:value="" table:style-name="ce1">
            <text:p/>
          </table:table-cell>
          <table:table-cell office:value-type="string" office:value="Ortholog(s) have structural constituent of ribosome activity and role in maturation of SSU-rRNA from tricistronic rRNA transcript (SSU-rRNA, 5.8S rRNA, LSU-rRNA)" table:style-name="ce1">
            <text:p>Ortholog(s) have structural constituent of ribosome activity and role in maturation of SSU-rRNA from tricistronic rRNA transcript (SSU-rRNA, 5.8S rRNA, LSU-rRNA)</text:p>
          </table:table-cell>
          <table:table-cell office:value-type="float" office:value="-1.83166666666667" table:style-name="ce1">
            <text:p>-1.83166666666667</text:p>
          </table:table-cell>
          <table:table-cell office:value-type="float" office:value="4.44449844842295e-05" table:style-name="ce1">
            <text:p>4.44449844842295e-05</text:p>
          </table:table-cell>
          <table:table-cell office:value-type="float" office:value="-0.941" table:style-name="ce1">
            <text:p>-0.941</text:p>
          </table:table-cell>
          <table:table-cell office:value-type="float" office:value="0.00286965820725263" table:style-name="ce1">
            <text:p>0.00286965820725263</text:p>
          </table:table-cell>
          <table:table-cell office:value-type="float" office:value="-0.941" table:style-name="ce1">
            <text:p>-0.941</text:p>
          </table:table-cell>
          <table:table-cell office:value-type="float" office:value="0.00286965820725263" table:style-name="ce1">
            <text:p>0.00286965820725263</text:p>
          </table:table-cell>
          <table:table-cell office:value-type="float" office:value="-0.520333333333333" table:style-name="ce1">
            <text:p>-0.520333333333333</text:p>
          </table:table-cell>
          <table:table-cell office:value-type="float" office:value="0.0356755405472505" table:style-name="ce1">
            <text:p>0.0356755405472505</text:p>
          </table:table-cell>
          <table:table-cell office:value-type="float" office:value="-2.21136136198408" table:style-name="ce1">
            <text:p>-2.21136136198408</text:p>
          </table:table-cell>
          <table:table-cell office:value-type="float" office:value="-1.31623431020551" table:style-name="ce1">
            <text:p>-1.31623431020551</text:p>
          </table:table-cell>
          <table:table-cell office:value-type="float" office:value="-1.31623431020551" table:style-name="ce1">
            <text:p>-1.31623431020551</text:p>
          </table:table-cell>
          <table:table-cell office:value-type="float" office:value="-1.02123174096395" table:style-name="ce1">
            <text:p>-1.0212317409639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H05643g" table:style-name="ce1">
            <text:p>CAGL0H05643g</text:p>
          </table:table-cell>
          <table:table-cell office:value-type="string" office:value="OFF" table:style-name="ce1">
            <text:p>OFF</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H05643g" table:style-name="ce1">
            <text:p>CAGL0H05643g</text:p>
          </table:table-cell>
          <table:table-cell office:value-type="string" office:value="YPL090C" table:style-name="ce1">
            <text:p>YPL090C</text:p>
          </table:table-cell>
          <table:table-cell office:value-type="string" office:value="S000006011" table:style-name="ce1">
            <text:p>S000006011</text:p>
          </table:table-cell>
          <table:table-cell office:value-type="string" office:value="YPL090C" table:style-name="ce1">
            <text:p>YPL090C</text:p>
          </table:table-cell>
          <table:table-cell office:value-type="string" office:value="RPS6A" table:style-name="ce1">
            <text:p>RPS6A</text:p>
          </table:table-cell>
          <table:table-cell office:value-type="string" office:value="Protein component of the small (40S) ribosomal subunit; homologous to mammalian ribosomal protein S6, no bacterial homolog; phosphorylated on S233 by Ypk3p in a TORC1-dependent manner, and on S232 in a TORC1/2-dependent manner by Ypk1/2/3p; RPS6A has a paralog, RPS6B, that arose from the whole genome duplication" table:style-name="ce1">
            <text:p>Protein component of the small (40S) ribosomal subunit; homologous to mammalian ribosomal protein S6, no bacterial homolog; phosphorylated on S233 by Ypk3p in a TORC1-dependent manner, and on S232 in a TORC1/2-dependent manner by Ypk1/2/3p; RPS6A has a paralog, RPS6B, that arose from the whole genome duplication</text:p>
          </table:table-cell>
        </table:table-row>
        <table:table-row>
          <table:table-cell office:value-type="string" office:value="CAGL0H06545g" table:style-name="ce1">
            <text:p>CAGL0H06545g</text:p>
          </table:table-cell>
          <table:table-cell office:value-type="string" office:value="" table:style-name="ce1">
            <text:p/>
          </table:table-cell>
          <table:table-cell office:value-type="string" office:value="Ortholog(s) have role in autophagy of mitochondrion, mitochondria-nucleus signaling pathway and integral component of mitochondrial outer membrane localization" table:style-name="ce1">
            <text:p>Ortholog(s) have role in autophagy of mitochondrion, mitochondria-nucleus signaling pathway and integral component of mitochondrial outer membrane localization</text:p>
          </table:table-cell>
          <table:table-cell office:value-type="float" office:value="4.49033333333333" table:style-name="ce1">
            <text:p>4.49033333333333</text:p>
          </table:table-cell>
          <table:table-cell office:value-type="float" office:value="2.3288290195017e-07" table:style-name="ce1">
            <text:p>2.3288290195017e-07</text:p>
          </table:table-cell>
          <table:table-cell office:value-type="float" office:value="4.48075" table:style-name="ce1">
            <text:p>4.48075</text:p>
          </table:table-cell>
          <table:table-cell office:value-type="float" office:value="9.77704334191442e-07" table:style-name="ce1">
            <text:p>9.77704334191442e-07</text:p>
          </table:table-cell>
          <table:table-cell office:value-type="float" office:value="4.48075" table:style-name="ce1">
            <text:p>4.48075</text:p>
          </table:table-cell>
          <table:table-cell office:value-type="float" office:value="9.77704334191442e-07" table:style-name="ce1">
            <text:p>9.77704334191442e-07</text:p>
          </table:table-cell>
          <table:table-cell office:value-type="float" office:value="-0.178166666666667" table:style-name="ce1">
            <text:p>-0.178166666666667</text:p>
          </table:table-cell>
          <table:table-cell office:value-type="float" office:value="0.649522973096998" table:style-name="ce1">
            <text:p>0.649522973096998</text:p>
          </table:table-cell>
          <table:table-cell office:value-type="float" office:value="5.22508585964407" table:style-name="ce1">
            <text:p>5.22508585964407</text:p>
          </table:table-cell>
          <table:table-cell office:value-type="float" office:value="5.84533115921337" table:style-name="ce1">
            <text:p>5.84533115921337</text:p>
          </table:table-cell>
          <table:table-cell office:value-type="float" office:value="5.84533115921337" table:style-name="ce1">
            <text:p>5.84533115921337</text:p>
          </table:table-cell>
          <table:table-cell office:value-type="float" office:value="-0.422618212194697" table:style-name="ce1">
            <text:p>-0.422618212194697</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MITOPHAGY" table:style-name="ce1">
            <text:p>MITOPHAGY</text:p>
          </table:table-cell>
          <table:table-cell office:value-type="string" office:value="F1" table:style-name="ce1">
            <text:p>F1</text:p>
          </table:table-cell>
          <table:table-cell office:value-type="string" office:value="CAGL0H06545g" table:style-name="ce1">
            <text:p>CAGL0H06545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H06545g" table:style-name="ce1">
            <text:p>CAGL0H06545g</text:p>
          </table:table-cell>
          <table:table-cell office:value-type="string" office:value="YIL146C" table:style-name="ce1">
            <text:p>YIL146C</text:p>
          </table:table-cell>
          <table:table-cell office:value-type="string" office:value="S000001408" table:style-name="ce1">
            <text:p>S000001408</text:p>
          </table:table-cell>
          <table:table-cell office:value-type="string" office:value="YIL146C" table:style-name="ce1">
            <text:p>YIL146C</text:p>
          </table:table-cell>
          <table:table-cell office:value-type="string" office:value="ATG32" table:style-name="ce1">
            <text:p>ATG32</text:p>
          </table:table-cell>
          <table:table-cell office:value-type="string" office:value="Mitochondrial outer membrane protein required to initiate mitophagy; recruits the autophagy adaptor protein Atg11p and the ubiquitin-like protein Atg8p to the mitochondrial surface to initiate mitophagy, the selective vacuolar degradation of mitochondria in response to starvation; can promote pexophagy when placed ectopically in the peroxisomal membrane; regulates mitophagy and ethanol production during alcoholic fermentation" table:style-name="ce1">
            <text:p>Mitochondrial outer membrane protein required to initiate mitophagy; recruits the autophagy adaptor protein Atg11p and the ubiquitin-like protein Atg8p to the mitochondrial surface to initiate mitophagy, the selective vacuolar degradation of mitochondria in response to starvation; can promote pexophagy when placed ectopically in the peroxisomal membrane; regulates mitophagy and ethanol production during alcoholic fermentation</text:p>
          </table:table-cell>
        </table:table-row>
        <table:table-row>
          <table:table-cell office:value-type="string" office:value="CAGL0H06699g" table:style-name="ce1">
            <text:p>CAGL0H06699g</text:p>
          </table:table-cell>
          <table:table-cell office:value-type="string" office:value="" table:style-name="ce1">
            <text:p/>
          </table:table-cell>
          <table:table-cell office:value-type="string" office:value="Ortholog(s) have glycerol-3-phosphate dehydrogenase (quinone) activity and role in NADH oxidation, glycerol metabolic process, replicative cell aging" table:style-name="ce1">
            <text:p>Ortholog(s) have glycerol-3-phosphate dehydrogenase (quinone) activity and role in NADH oxidation, glycerol metabolic process, replicative cell aging</text:p>
          </table:table-cell>
          <table:table-cell office:value-type="float" office:value="0.536333333333333" table:style-name="ce1">
            <text:p>0.536333333333333</text:p>
          </table:table-cell>
          <table:table-cell office:value-type="float" office:value="0.118673587754228" table:style-name="ce1">
            <text:p>0.118673587754228</text:p>
          </table:table-cell>
          <table:table-cell office:value-type="float" office:value="-0.655416666666666" table:style-name="ce1">
            <text:p>-0.655416666666666</text:p>
          </table:table-cell>
          <table:table-cell office:value-type="float" office:value="0.0262522203061866" table:style-name="ce1">
            <text:p>0.0262522203061866</text:p>
          </table:table-cell>
          <table:table-cell office:value-type="float" office:value="-0.655416666666666" table:style-name="ce1">
            <text:p>-0.655416666666666</text:p>
          </table:table-cell>
          <table:table-cell office:value-type="float" office:value="0.0262522203061866" table:style-name="ce1">
            <text:p>0.0262522203061866</text:p>
          </table:table-cell>
          <table:table-cell office:value-type="float" office:value="1.8475" table:style-name="ce1">
            <text:p>1.8475</text:p>
          </table:table-cell>
          <table:table-cell office:value-type="float" office:value="8.51114285240868e-05" table:style-name="ce1">
            <text:p>8.51114285240868e-05</text:p>
          </table:table-cell>
          <table:table-cell office:value-type="float" office:value="0.574071573924724" table:style-name="ce1">
            <text:p>0.574071573924724</text:p>
          </table:table-cell>
          <table:table-cell office:value-type="float" office:value="-0.939008554934328" table:style-name="ce1">
            <text:p>-0.939008554934328</text:p>
          </table:table-cell>
          <table:table-cell office:value-type="float" office:value="-0.939008554934328" table:style-name="ce1">
            <text:p>-0.939008554934328</text:p>
          </table:table-cell>
          <table:table-cell office:value-type="float" office:value="3.12124385729458" table:style-name="ce1">
            <text:p>3.1212438572945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H06699g" table:style-name="ce1">
            <text:p>CAGL0H06699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H06699g" table:style-name="ce1">
            <text:p>CAGL0H06699g</text:p>
          </table:table-cell>
          <table:table-cell office:value-type="string" office:value="YIL155C" table:style-name="ce1">
            <text:p>YIL155C</text:p>
          </table:table-cell>
          <table:table-cell office:value-type="string" office:value="S000001417" table:style-name="ce1">
            <text:p>S000001417</text:p>
          </table:table-cell>
          <table:table-cell office:value-type="string" office:value="YIL155C" table:style-name="ce1">
            <text:p>YIL155C</text:p>
          </table:table-cell>
          <table:table-cell office:value-type="string" office:value="GUT2" table:style-name="ce1">
            <text:p>GUT2</text:p>
          </table:table-cell>
          <table:table-cell office:value-type="string" office:value="Mitochondrial glycerol-3-phosphate dehydrogenase; expression is repressed by both glucose and cAMP and derepressed by non-fermentable carbon sources in a Snf1p, Rsf1p, Hap2/3/4/5 complex dependent manner" table:style-name="ce1">
            <text:p>Mitochondrial glycerol-3-phosphate dehydrogenase; expression is repressed by both glucose and cAMP and derepressed by non-fermentable carbon sources in a Snf1p, Rsf1p, Hap2/3/4/5 complex dependent manner</text:p>
          </table:table-cell>
        </table:table-row>
        <table:table-row>
          <table:table-cell office:value-type="string" office:value="CAGL0H06787g" table:style-name="ce1">
            <text:p>CAGL0H06787g</text:p>
          </table:table-cell>
          <table:table-cell office:value-type="string" office:value="" table:style-name="ce1">
            <text:p/>
          </table:table-cell>
          <table:table-cell office:value-type="string" office:value="Ortholog(s) have acetyl-CoA C-acyltransferase activity, mRNA binding activity, role in fatty acid beta-oxidation, icosanoid biosynthetic process and mitochondrial intermembrane space, peroxisomal matrix, peroxisome localization" table:style-name="ce1">
            <text:p>Ortholog(s) have acetyl-CoA C-acyltransferase activity, mRNA binding activity, role in fatty acid beta-oxidation, icosanoid biosynthetic process and mitochondrial intermembrane space, peroxisomal matrix, peroxisome localization</text:p>
          </table:table-cell>
          <table:table-cell office:value-type="float" office:value="1.10716666666667" table:style-name="ce1">
            <text:p>1.10716666666667</text:p>
          </table:table-cell>
          <table:table-cell office:value-type="float" office:value="0.000130021807378195" table:style-name="ce1">
            <text:p>0.000130021807378195</text:p>
          </table:table-cell>
          <table:table-cell office:value-type="float" office:value="0.937333333333334" table:style-name="ce1">
            <text:p>0.937333333333334</text:p>
          </table:table-cell>
          <table:table-cell office:value-type="float" office:value="0.00184104373513319" table:style-name="ce1">
            <text:p>0.00184104373513319</text:p>
          </table:table-cell>
          <table:table-cell office:value-type="float" office:value="0.937333333333334" table:style-name="ce1">
            <text:p>0.937333333333334</text:p>
          </table:table-cell>
          <table:table-cell office:value-type="float" office:value="0.00184104373513319" table:style-name="ce1">
            <text:p>0.00184104373513319</text:p>
          </table:table-cell>
          <table:table-cell office:value-type="float" office:value="2.2835" table:style-name="ce1">
            <text:p>2.2835</text:p>
          </table:table-cell>
          <table:table-cell office:value-type="float" office:value="1.48080159058904e-05" table:style-name="ce1">
            <text:p>1.48080159058904e-05</text:p>
          </table:table-cell>
          <table:table-cell office:value-type="float" office:value="1.24553186428844" table:style-name="ce1">
            <text:p>1.24553186428844</text:p>
          </table:table-cell>
          <table:table-cell office:value-type="float" office:value="1.16484783855798" table:style-name="ce1">
            <text:p>1.16484783855798</text:p>
          </table:table-cell>
          <table:table-cell office:value-type="float" office:value="1.16484783855798" table:style-name="ce1">
            <text:p>1.16484783855798</text:p>
          </table:table-cell>
          <table:table-cell office:value-type="float" office:value="3.88401686813742" table:style-name="ce1">
            <text:p>3.8840168681374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PEROXISOME" table:style-name="ce1">
            <text:p>PEROXISOME</text:p>
          </table:table-cell>
          <table:table-cell office:value-type="string" office:value="F3" table:style-name="ce1">
            <text:p>F3</text:p>
          </table:table-cell>
          <table:table-cell office:value-type="string" office:value="CAGL0H06787g" table:style-name="ce1">
            <text:p>CAGL0H06787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H06787g" table:style-name="ce1">
            <text:p>CAGL0H06787g</text:p>
          </table:table-cell>
          <table:table-cell office:value-type="string" office:value="YIL160C" table:style-name="ce1">
            <text:p>YIL160C</text:p>
          </table:table-cell>
          <table:table-cell office:value-type="string" office:value="S000001422" table:style-name="ce1">
            <text:p>S000001422</text:p>
          </table:table-cell>
          <table:table-cell office:value-type="string" office:value="YIL160C" table:style-name="ce1">
            <text:p>YIL160C</text:p>
          </table:table-cell>
          <table:table-cell office:value-type="string" office:value="POT1" table:style-name="ce1">
            <text:p>POT1</text:p>
          </table:table-cell>
          <table:table-cell office:value-type="string" office:value="3-ketoacyl-CoA thiolase with broad chain length specificity; cleaves 3-ketoacyl-CoA into acyl-CoA and acetyl-CoA during beta-oxidation of fatty acids" table:style-name="ce1">
            <text:p>3-ketoacyl-CoA thiolase with broad chain length specificity; cleaves 3-ketoacyl-CoA into acyl-CoA and acetyl-CoA during beta-oxidation of fatty acids</text:p>
          </table:table-cell>
        </table:table-row>
        <table:table-row>
          <table:table-cell office:value-type="string" office:value="CAGL0H07051g" table:style-name="ce1">
            <text:p>CAGL0H07051g</text:p>
          </table:table-cell>
          <table:table-cell office:value-type="string" office:value="" table:style-name="ce1">
            <text:p/>
          </table:table-cell>
          <table:table-cell office:value-type="string" office:value="Ortholog(s) have asparaginase activity and role in asparagine catabolic process" table:style-name="ce1">
            <text:p>Ortholog(s) have asparaginase activity and role in asparagine catabolic process</text:p>
          </table:table-cell>
          <table:table-cell office:value-type="float" office:value="-0.979" table:style-name="ce1">
            <text:p>-0.979</text:p>
          </table:table-cell>
          <table:table-cell office:value-type="float" office:value="0.00201989938877392" table:style-name="ce1">
            <text:p>0.00201989938877392</text:p>
          </table:table-cell>
          <table:table-cell office:value-type="float" office:value="-0.690416666666667" table:style-name="ce1">
            <text:p>-0.690416666666667</text:p>
          </table:table-cell>
          <table:table-cell office:value-type="float" office:value="0.00751905289784633" table:style-name="ce1">
            <text:p>0.00751905289784633</text:p>
          </table:table-cell>
          <table:table-cell office:value-type="float" office:value="-0.690416666666667" table:style-name="ce1">
            <text:p>-0.690416666666667</text:p>
          </table:table-cell>
          <table:table-cell office:value-type="float" office:value="0.00751905289784633" table:style-name="ce1">
            <text:p>0.00751905289784633</text:p>
          </table:table-cell>
          <table:table-cell office:value-type="float" office:value="-1.119" table:style-name="ce1">
            <text:p>-1.119</text:p>
          </table:table-cell>
          <table:table-cell office:value-type="float" office:value="0.000644568669656857" table:style-name="ce1">
            <text:p>0.000644568669656857</text:p>
          </table:table-cell>
          <table:table-cell office:value-type="float" office:value="-1.20838593264079" table:style-name="ce1">
            <text:p>-1.20838593264079</text:p>
          </table:table-cell>
          <table:table-cell office:value-type="float" office:value="-0.985239899321227" table:style-name="ce1">
            <text:p>-0.985239899321227</text:p>
          </table:table-cell>
          <table:table-cell office:value-type="float" office:value="-0.985239899321227" table:style-name="ce1">
            <text:p>-0.985239899321227</text:p>
          </table:table-cell>
          <table:table-cell office:value-type="float" office:value="-2.0685867313873" table:style-name="ce1">
            <text:p>-2.068586731387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H07051g" table:style-name="ce1">
            <text:p>CAGL0H07051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H07051g" table:style-name="ce1">
            <text:p>CAGL0H07051g</text:p>
          </table:table-cell>
          <table:table-cell office:value-type="string" office:value="YDR321W" table:style-name="ce1">
            <text:p>YDR321W</text:p>
          </table:table-cell>
          <table:table-cell office:value-type="string" office:value="S000002729" table:style-name="ce1">
            <text:p>S000002729</text:p>
          </table:table-cell>
          <table:table-cell office:value-type="string" office:value="YDR321W" table:style-name="ce1">
            <text:p>YDR321W</text:p>
          </table:table-cell>
          <table:table-cell office:value-type="string" office:value="ASP1" table:style-name="ce1">
            <text:p>ASP1</text:p>
          </table:table-cell>
          <table:table-cell office:value-type="string" office:value="Cytosolic L-asparaginase, involved in asparagine catabolism; catalyzes hydrolysis of L-asparagine to aspartic acid and ammonia; important enzyme for the treatment of acute lymphoblastic leukemia; has low glutaminase activity and dependence; synthesized constitutively" table:style-name="ce1">
            <text:p>Cytosolic L-asparaginase, involved in asparagine catabolism; catalyzes hydrolysis of L-asparagine to aspartic acid and ammonia; important enzyme for the treatment of acute lymphoblastic leukemia; has low glutaminase activity and dependence; synthesized constitutively</text:p>
          </table:table-cell>
        </table:table-row>
        <table:table-row>
          <table:table-cell office:value-type="string" office:value="CAGL0H07337g" table:style-name="ce1">
            <text:p>CAGL0H07337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0.205833333333333" table:style-name="ce1">
            <text:p>-0.205833333333333</text:p>
          </table:table-cell>
          <table:table-cell office:value-type="float" office:value="0.782480950779904" table:style-name="ce1">
            <text:p>0.782480950779904</text:p>
          </table:table-cell>
          <table:table-cell office:value-type="float" office:value="-0.922833333333333" table:style-name="ce1">
            <text:p>-0.922833333333333</text:p>
          </table:table-cell>
          <table:table-cell office:value-type="float" office:value="0.00652408724127367" table:style-name="ce1">
            <text:p>0.00652408724127367</text:p>
          </table:table-cell>
          <table:table-cell office:value-type="float" office:value="-0.922833333333333" table:style-name="ce1">
            <text:p>-0.922833333333333</text:p>
          </table:table-cell>
          <table:table-cell office:value-type="float" office:value="0.00652408724127367" table:style-name="ce1">
            <text:p>0.00652408724127367</text:p>
          </table:table-cell>
          <table:table-cell office:value-type="float" office:value="-2.99733333333333" table:style-name="ce1">
            <text:p>-2.99733333333333</text:p>
          </table:table-cell>
          <table:table-cell office:value-type="float" office:value="1.97083566112768e-06" table:style-name="ce1">
            <text:p>1.97083566112768e-06</text:p>
          </table:table-cell>
          <table:table-cell office:value-type="float" office:value="-0.298924826948156" table:style-name="ce1">
            <text:p>-0.298924826948156</text:p>
          </table:table-cell>
          <table:table-cell office:value-type="float" office:value="-1.29223804097612" table:style-name="ce1">
            <text:p>-1.29223804097612</text:p>
          </table:table-cell>
          <table:table-cell office:value-type="float" office:value="-1.29223804097612" table:style-name="ce1">
            <text:p>-1.29223804097612</text:p>
          </table:table-cell>
          <table:table-cell office:value-type="float" office:value="-5.3546921718303" table:style-name="ce1">
            <text:p>-5.35469217183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H07337g" table:style-name="ce1">
            <text:p>CAGL0H07337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H07337g" table:style-name="ce1">
            <text:p>CAGL0H07337g</text:p>
          </table:table-cell>
          <table:table-cell office:value-type="string" office:value="NO_ORTHO" table:style-name="ce1">
            <text:p>NO_ORTHO</text:p>
          </table:table-cell>
          <table:table-cell office:value-type="string" office:value="CAL0131926" table:style-name="ce1">
            <text:p>CAL0131926</text:p>
          </table:table-cell>
          <table:table-cell office:value-type="string" office:value="CAGL0H07337g" table:style-name="ce1">
            <text:p>CAGL0H07337g</text:p>
          </table:table-cell>
          <table:table-cell office:value-type="string" office:value="" table:style-name="ce1">
            <text:p/>
          </table:table-cell>
          <table:table-cell office:value-type="string" office:value="Protein of unknown function" table:style-name="ce1">
            <text:p>Protein of unknown function</text:p>
          </table:table-cell>
        </table:table-row>
        <table:table-row>
          <table:table-cell office:value-type="string" office:value="CAGL0H07579g" table:style-name="ce1">
            <text:p>CAGL0H07579g</text:p>
          </table:table-cell>
          <table:table-cell office:value-type="string" office:value="HXK2" table:style-name="ce1">
            <text:p>HXK2</text:p>
          </table:table-cell>
          <table:table-cell office:value-type="string" office:value="Putative hexokinase B" table:style-name="ce1">
            <text:p>Putative hexokinase B</text:p>
          </table:table-cell>
          <table:table-cell office:value-type="float" office:value="-2.00833333333333" table:style-name="ce1">
            <text:p>-2.00833333333333</text:p>
          </table:table-cell>
          <table:table-cell office:value-type="float" office:value="1.35635498761452e-05" table:style-name="ce1">
            <text:p>1.35635498761452e-05</text:p>
          </table:table-cell>
          <table:table-cell office:value-type="float" office:value="-1.88041666666667" table:style-name="ce1">
            <text:p>-1.88041666666667</text:p>
          </table:table-cell>
          <table:table-cell office:value-type="float" office:value="0.000189062097968696" table:style-name="ce1">
            <text:p>0.000189062097968696</text:p>
          </table:table-cell>
          <table:table-cell office:value-type="float" office:value="-1.88041666666667" table:style-name="ce1">
            <text:p>-1.88041666666667</text:p>
          </table:table-cell>
          <table:table-cell office:value-type="float" office:value="0.000189062097968696" table:style-name="ce1">
            <text:p>0.000189062097968696</text:p>
          </table:table-cell>
          <table:table-cell office:value-type="float" office:value="-0.8485" table:style-name="ce1">
            <text:p>-0.8485</text:p>
          </table:table-cell>
          <table:table-cell office:value-type="float" office:value="0.021780245001871" table:style-name="ce1">
            <text:p>0.021780245001871</text:p>
          </table:table-cell>
          <table:table-cell office:value-type="float" office:value="-2.41917097009664" table:style-name="ce1">
            <text:p>-2.41917097009664</text:p>
          </table:table-cell>
          <table:table-cell office:value-type="float" office:value="-2.55710560847574" table:style-name="ce1">
            <text:p>-2.55710560847574</text:p>
          </table:table-cell>
          <table:table-cell office:value-type="float" office:value="-2.55710560847574" table:style-name="ce1">
            <text:p>-2.55710560847574</text:p>
          </table:table-cell>
          <table:table-cell office:value-type="float" office:value="-1.59535255837586" table:style-name="ce1">
            <text:p>-1.5953525583758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H07579g" table:style-name="ce1">
            <text:p>CAGL0H07579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H07579g" table:style-name="ce1">
            <text:p>CAGL0H07579g</text:p>
          </table:table-cell>
          <table:table-cell office:value-type="string" office:value="YGL253W" table:style-name="ce1">
            <text:p>YGL253W</text:p>
          </table:table-cell>
          <table:table-cell office:value-type="string" office:value="S000003222" table:style-name="ce1">
            <text:p>S000003222</text:p>
          </table:table-cell>
          <table:table-cell office:value-type="string" office:value="YGL253W" table:style-name="ce1">
            <text:p>YGL253W</text:p>
          </table:table-cell>
          <table:table-cell office:value-type="string" office:value="HXK2" table:style-name="ce1">
            <text:p>HXK2</text:p>
          </table:table-cell>
          <table:table-cell office:value-type="string" office:value="Hexokinase isoenzyme 2; phosphorylates glucose in cytosol; predominant hexokinase during growth on glucose; represses expression of HXK1, GLK1, induces expression of its own gene; antiapoptotic; phosphorylation/dephosphorylation at Ser14 by kinase Snf1p, phosphatase Glc7p-Reg1p regulates nucleocytoplasmic shuttling of Hxk2p; functions downstream of Sit4p in control of cell cycle, mitochondrial function, oxidative stress resistance, chronological lifespan; has paralog HXK1" table:style-name="ce1">
            <text:p>Hexokinase isoenzyme 2; phosphorylates glucose in cytosol; predominant hexokinase during growth on glucose; represses expression of HXK1, GLK1, induces expression of its own gene; antiapoptotic; phosphorylation/dephosphorylation at Ser14 by kinase Snf1p, phosphatase Glc7p-Reg1p regulates nucleocytoplasmic shuttling of Hxk2p; functions downstream of Sit4p in control of cell cycle, mitochondrial function, oxidative stress resistance, chronological lifespan; has paralog HXK1</text:p>
          </table:table-cell>
        </table:table-row>
        <table:table-row>
          <table:table-cell office:value-type="string" office:value="CAGL0H08261g" table:style-name="ce1">
            <text:p>CAGL0H08261g</text:p>
          </table:table-cell>
          <table:table-cell office:value-type="string" office:value="" table:style-name="ce1">
            <text:p/>
          </table:table-cell>
          <table:table-cell office:value-type="string" office:value="Ortholog(s) have role in autophagy of mitochondrion" table:style-name="ce1">
            <text:p>Ortholog(s) have role in autophagy of mitochondrion</text:p>
          </table:table-cell>
          <table:table-cell office:value-type="float" office:value="1.81416666666667" table:style-name="ce1">
            <text:p>1.81416666666667</text:p>
          </table:table-cell>
          <table:table-cell office:value-type="float" office:value="1.44310767731307e-05" table:style-name="ce1">
            <text:p>1.44310767731307e-05</text:p>
          </table:table-cell>
          <table:table-cell office:value-type="float" office:value="0.64825" table:style-name="ce1">
            <text:p>0.64825</text:p>
          </table:table-cell>
          <table:table-cell office:value-type="float" office:value="0.00764862627878008" table:style-name="ce1">
            <text:p>0.00764862627878008</text:p>
          </table:table-cell>
          <table:table-cell office:value-type="float" office:value="0.64825" table:style-name="ce1">
            <text:p>0.64825</text:p>
          </table:table-cell>
          <table:table-cell office:value-type="float" office:value="0.00764862627878008" table:style-name="ce1">
            <text:p>0.00764862627878008</text:p>
          </table:table-cell>
          <table:table-cell office:value-type="float" office:value="0.120666666666667" table:style-name="ce1">
            <text:p>0.120666666666667</text:p>
          </table:table-cell>
          <table:table-cell office:value-type="float" office:value="0.619557177244926" table:style-name="ce1">
            <text:p>0.619557177244926</text:p>
          </table:table-cell>
          <table:table-cell office:value-type="float" office:value="2.07716239033891" table:style-name="ce1">
            <text:p>2.07716239033891</text:p>
          </table:table-cell>
          <table:table-cell office:value-type="float" office:value="0.782998948848106" table:style-name="ce1">
            <text:p>0.782998948848106</text:p>
          </table:table-cell>
          <table:table-cell office:value-type="float" office:value="0.782998948848106" table:style-name="ce1">
            <text:p>0.782998948848106</text:p>
          </table:table-cell>
          <table:table-cell office:value-type="float" office:value="0.100184543325648" table:style-name="ce1">
            <text:p>0.10018454332564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UNKNOWN" table:style-name="ce1">
            <text:p>UNKNOWN</text:p>
          </table:table-cell>
          <table:table-cell office:value-type="string" office:value="F1" table:style-name="ce1">
            <text:p>F1</text:p>
          </table:table-cell>
          <table:table-cell office:value-type="string" office:value="CAGL0H08261g" table:style-name="ce1">
            <text:p>CAGL0H08261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H08261g" table:style-name="ce1">
            <text:p>CAGL0H08261g</text:p>
          </table:table-cell>
          <table:table-cell office:value-type="string" office:value="YOR019W" table:style-name="ce1">
            <text:p>YOR019W</text:p>
          </table:table-cell>
          <table:table-cell office:value-type="string" office:value="S000005545" table:style-name="ce1">
            <text:p>S000005545</text:p>
          </table:table-cell>
          <table:table-cell office:value-type="string" office:value="YOR019W" table:style-name="ce1">
            <text:p>YOR019W</text:p>
          </table:table-cell>
          <table:table-cell office:value-type="string" office:value="" table:style-name="ce1">
            <text:p/>
          </table:table-cell>
          <table:table-cell office:value-type="string" office:value="Protein of unknown function; may interact with ribosomes, based on co-purification experiments; YOR019W has a paralog, JIP4, that arose from the whole genome duplication" table:style-name="ce1">
            <text:p>Protein of unknown function; may interact with ribosomes, based on co-purification experiments; YOR019W has a paralog, JIP4, that arose from the whole genome duplication</text:p>
          </table:table-cell>
        </table:table-row>
        <table:table-row>
          <table:table-cell office:value-type="string" office:value="CAGL0H08541g" table:style-name="ce1">
            <text:p>CAGL0H08541g</text:p>
          </table:table-cell>
          <table:table-cell office:value-type="string" office:value="" table:style-name="ce1">
            <text:p/>
          </table:table-cell>
          <table:table-cell office:value-type="string" office:value="Ortholog(s) have DNA binding, bending activity" table:style-name="ce1">
            <text:p>Ortholog(s) have DNA binding, bending activity</text:p>
          </table:table-cell>
          <table:table-cell office:value-type="float" office:value="1.036" table:style-name="ce1">
            <text:p>1.036</text:p>
          </table:table-cell>
          <table:table-cell office:value-type="float" office:value="0.00145326010553301" table:style-name="ce1">
            <text:p>0.00145326010553301</text:p>
          </table:table-cell>
          <table:table-cell office:value-type="float" office:value="1.58216666666667" table:style-name="ce1">
            <text:p>1.58216666666667</text:p>
          </table:table-cell>
          <table:table-cell office:value-type="float" office:value="3.55086264633815e-05" table:style-name="ce1">
            <text:p>3.55086264633815e-05</text:p>
          </table:table-cell>
          <table:table-cell office:value-type="float" office:value="1.58216666666667" table:style-name="ce1">
            <text:p>1.58216666666667</text:p>
          </table:table-cell>
          <table:table-cell office:value-type="float" office:value="3.55086264633815e-05" table:style-name="ce1">
            <text:p>3.55086264633815e-05</text:p>
          </table:table-cell>
          <table:table-cell office:value-type="float" office:value="0.8435" table:style-name="ce1">
            <text:p>0.8435</text:p>
          </table:table-cell>
          <table:table-cell office:value-type="float" office:value="0.00498934844279251" table:style-name="ce1">
            <text:p>0.00498934844279251</text:p>
          </table:table-cell>
          <table:table-cell office:value-type="float" office:value="1.16181988064309" table:style-name="ce1">
            <text:p>1.16181988064309</text:p>
          </table:table-cell>
          <table:table-cell office:value-type="float" office:value="2.01660532157182" table:style-name="ce1">
            <text:p>2.01660532157182</text:p>
          </table:table-cell>
          <table:table-cell office:value-type="float" office:value="2.01660532157182" table:style-name="ce1">
            <text:p>2.01660532157182</text:p>
          </table:table-cell>
          <table:table-cell office:value-type="float" office:value="1.36476655709683" table:style-name="ce1">
            <text:p>1.3647665570968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CHROMATIN CONFORMATION" table:style-name="ce1">
            <text:p>CHROMATIN CONFORMATION</text:p>
          </table:table-cell>
          <table:table-cell office:value-type="string" office:value="F2" table:style-name="ce1">
            <text:p>F2</text:p>
          </table:table-cell>
          <table:table-cell office:value-type="string" office:value="CAGL0H08541g" table:style-name="ce1">
            <text:p>CAGL0H08541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H08541g" table:style-name="ce1">
            <text:p>CAGL0H08541g</text:p>
          </table:table-cell>
          <table:table-cell office:value-type="string" office:value="YBR089C-A" table:style-name="ce1">
            <text:p>YBR089C-A</text:p>
          </table:table-cell>
          <table:table-cell office:value-type="string" office:value="S000002157" table:style-name="ce1">
            <text:p>S000002157</text:p>
          </table:table-cell>
          <table:table-cell office:value-type="string" office:value="YBR089C-A" table:style-name="ce1">
            <text:p>YBR089C-A</text:p>
          </table:table-cell>
          <table:table-cell office:value-type="string" office:value="NHP6B" table:style-name="ce1">
            <text:p>NHP6B</text:p>
          </table:table-cell>
          <table:table-cell office:value-type="string" office:value="High-mobility group (HMG) protein; binds to and remodels nucleosomes; involved in recruiting FACT and other chromatin remodelling complexes to the chromosomes; functionally redundant with Nhp6Ap; required for transcriptional initiation fidelity of some tRNA genes; homologous to mammalian HMGB1 and HMGB2; NHP6B has a paralog, NHP6A, that arose from the whole genome duplication" table:style-name="ce1">
            <text:p>High-mobility group (HMG) protein; binds to and remodels nucleosomes; involved in recruiting FACT and other chromatin remodelling complexes to the chromosomes; functionally redundant with Nhp6Ap; required for transcriptional initiation fidelity of some tRNA genes; homologous to mammalian HMGB1 and HMGB2; NHP6B has a paralog, NHP6A, that arose from the whole genome duplication</text:p>
          </table:table-cell>
        </table:table-row>
        <table:table-row>
          <table:table-cell office:value-type="string" office:value="CAGL0H08822g" table:style-name="ce1">
            <text:p>CAGL0H08822g</text:p>
          </table:table-cell>
          <table:table-cell office:value-type="string" office:value="MMT2" table:style-name="ce1">
            <text:p>MMT2</text:p>
          </table:table-cell>
          <table:table-cell office:value-type="string" office:value="Ortholog(s) have role in cellular iron ion homeostasis and mitochondrion localization" table:style-name="ce1">
            <text:p>Ortholog(s) have role in cellular iron ion homeostasis and mitochondrion localization</text:p>
          </table:table-cell>
          <table:table-cell office:value-type="float" office:value="-1.6915" table:style-name="ce1">
            <text:p>-1.6915</text:p>
          </table:table-cell>
          <table:table-cell office:value-type="float" office:value="2.33895127760122e-05" table:style-name="ce1">
            <text:p>2.33895127760122e-05</text:p>
          </table:table-cell>
          <table:table-cell office:value-type="float" office:value="-0.751166666666667" table:style-name="ce1">
            <text:p>-0.751166666666667</text:p>
          </table:table-cell>
          <table:table-cell office:value-type="float" office:value="0.00375833295423719" table:style-name="ce1">
            <text:p>0.00375833295423719</text:p>
          </table:table-cell>
          <table:table-cell office:value-type="float" office:value="-0.751166666666667" table:style-name="ce1">
            <text:p>-0.751166666666667</text:p>
          </table:table-cell>
          <table:table-cell office:value-type="float" office:value="0.00375833295423719" table:style-name="ce1">
            <text:p>0.00375833295423719</text:p>
          </table:table-cell>
          <table:table-cell office:value-type="float" office:value="-0.412833333333333" table:style-name="ce1">
            <text:p>-0.412833333333333</text:p>
          </table:table-cell>
          <table:table-cell office:value-type="float" office:value="0.0588543483969617" table:style-name="ce1">
            <text:p>0.0588543483969617</text:p>
          </table:table-cell>
          <table:table-cell office:value-type="float" office:value="-2.04648600309477" table:style-name="ce1">
            <text:p>-2.04648600309477</text:p>
          </table:table-cell>
          <table:table-cell office:value-type="float" office:value="-1.06548430422134" table:style-name="ce1">
            <text:p>-1.06548430422134</text:p>
          </table:table-cell>
          <table:table-cell office:value-type="float" office:value="-1.06548430422134" table:style-name="ce1">
            <text:p>-1.06548430422134</text:p>
          </table:table-cell>
          <table:table-cell office:value-type="float" office:value="-0.833162707327237" table:style-name="ce1">
            <text:p>-0.83316270732723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MITOCHONDRIA" table:style-name="ce1">
            <text:p>MITOCHONDRIA</text:p>
          </table:table-cell>
          <table:table-cell office:value-type="string" office:value="F4" table:style-name="ce1">
            <text:p>F4</text:p>
          </table:table-cell>
          <table:table-cell office:value-type="string" office:value="CAGL0H08822g" table:style-name="ce1">
            <text:p>CAGL0H08822g</text:p>
          </table:table-cell>
          <table:table-cell office:value-type="string" office:value="OFF" table:style-name="ce1">
            <text:p>OFF</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H08822g" table:style-name="ce1">
            <text:p>CAGL0H08822g</text:p>
          </table:table-cell>
          <table:table-cell office:value-type="string" office:value="YMR177W" table:style-name="ce1">
            <text:p>YMR177W</text:p>
          </table:table-cell>
          <table:table-cell office:value-type="string" office:value="S000004789" table:style-name="ce1">
            <text:p>S000004789</text:p>
          </table:table-cell>
          <table:table-cell office:value-type="string" office:value="YMR177W" table:style-name="ce1">
            <text:p>YMR177W</text:p>
          </table:table-cell>
          <table:table-cell office:value-type="string" office:value="MMT1" table:style-name="ce1">
            <text:p>MMT1</text:p>
          </table:table-cell>
          <table:table-cell office:value-type="string" office:value="Putative metal transporter involved in mitochondrial iron accumulation; MMT1 has a paralog, MMT2, that arose from the whole genome duplication" table:style-name="ce1">
            <text:p>Putative metal transporter involved in mitochondrial iron accumulation; MMT1 has a paralog, MMT2, that arose from the whole genome duplication</text:p>
          </table:table-cell>
        </table:table-row>
        <table:table-row>
          <table:table-cell office:value-type="string" office:value="CAGL0H08844g" table:style-name="ce1">
            <text:p>CAGL0H08844g</text:p>
          </table:table-cell>
          <table:table-cell office:value-type="string" office:value="" table:style-name="ce1">
            <text:p/>
          </table:table-cell>
          <table:table-cell office:value-type="string" office:value="Putative adhesin-like protein" table:style-name="ce1">
            <text:p>Putative adhesin-like protein</text:p>
          </table:table-cell>
          <table:table-cell office:value-type="float" office:value="3.18733333333333" table:style-name="ce1">
            <text:p>3.18733333333333</text:p>
          </table:table-cell>
          <table:table-cell office:value-type="float" office:value="6.32971593081526e-07" table:style-name="ce1">
            <text:p>6.32971593081526e-07</text:p>
          </table:table-cell>
          <table:table-cell office:value-type="float" office:value="3.19883333333333" table:style-name="ce1">
            <text:p>3.19883333333333</text:p>
          </table:table-cell>
          <table:table-cell office:value-type="float" office:value="1.82016788465247e-07" table:style-name="ce1">
            <text:p>1.82016788465247e-07</text:p>
          </table:table-cell>
          <table:table-cell office:value-type="float" office:value="3.19883333333333" table:style-name="ce1">
            <text:p>3.19883333333333</text:p>
          </table:table-cell>
          <table:table-cell office:value-type="float" office:value="1.82016788465247e-07" table:style-name="ce1">
            <text:p>1.82016788465247e-07</text:p>
          </table:table-cell>
          <table:table-cell office:value-type="float" office:value="0.493" table:style-name="ce1">
            <text:p>0.493</text:p>
          </table:table-cell>
          <table:table-cell office:value-type="float" office:value="0.0621468439658499" table:style-name="ce1">
            <text:p>0.0621468439658499</text:p>
          </table:table-cell>
          <table:table-cell office:value-type="float" office:value="3.69239197641384" table:style-name="ce1">
            <text:p>3.69239197641384</text:p>
          </table:table-cell>
          <table:table-cell office:value-type="float" office:value="4.15205313372851" table:style-name="ce1">
            <text:p>4.15205313372851</text:p>
          </table:table-cell>
          <table:table-cell office:value-type="float" office:value="4.15205313372851" table:style-name="ce1">
            <text:p>4.15205313372851</text:p>
          </table:table-cell>
          <table:table-cell office:value-type="float" office:value="0.751574033472022" table:style-name="ce1">
            <text:p>0.75157403347202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STRESS RESPONSE" table:style-name="ce1">
            <text:p>STRESS RESPONSE</text:p>
          </table:table-cell>
          <table:table-cell office:value-type="string" office:value="_" table:style-name="ce1">
            <text:p>_</text:p>
          </table:table-cell>
          <table:table-cell office:value-type="string" office:value="Others" table:style-name="ce1">
            <text:p>Others</text:p>
          </table:table-cell>
          <table:table-cell office:value-type="string" office:value="CAGL0H08844g" table:style-name="ce1">
            <text:p>CAGL0H08844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H08844g" table:style-name="ce1">
            <text:p>CAGL0H08844g</text:p>
          </table:table-cell>
          <table:table-cell office:value-type="string" office:value="YMR173W" table:style-name="ce1">
            <text:p>YMR173W</text:p>
          </table:table-cell>
          <table:table-cell office:value-type="string" office:value="S000004784" table:style-name="ce1">
            <text:p>S000004784</text:p>
          </table:table-cell>
          <table:table-cell office:value-type="string" office:value="YMR173W" table:style-name="ce1">
            <text:p>YMR173W</text:p>
          </table:table-cell>
          <table:table-cell office:value-type="string" office:value="DDR48" table:style-name="ce1">
            <text:p>DDR48</text:p>
          </table:table-cell>
          <table:table-cell office:value-type="string" office:value="DNA damage-responsive protein; expression is increased in response to heat-shock stress or treatments that produce DNA lesions; contains multiple repeats of the amino acid sequence NNNDSYGS; protein abundance increases in response to DNA replication stress" table:style-name="ce1">
            <text:p>DNA damage-responsive protein; expression is increased in response to heat-shock stress or treatments that produce DNA lesions; contains multiple repeats of the amino acid sequence NNNDSYGS; protein abundance increases in response to DNA replication stress</text:p>
          </table:table-cell>
        </table:table-row>
        <table:table-row>
          <table:table-cell office:value-type="string" office:value="CAGL0H09064g" table:style-name="ce1">
            <text:p>CAGL0H09064g</text:p>
          </table:table-cell>
          <table:table-cell office:value-type="string" office:value="FUR1" table:style-name="ce1">
            <text:p>FUR1</text:p>
          </table:table-cell>
          <table:table-cell office:value-type="string" office:value="Putative uracil phosphoribosyltransferase" table:style-name="ce1">
            <text:p>Putative uracil phosphoribosyltransferase</text:p>
          </table:table-cell>
          <table:table-cell office:value-type="float" office:value="-0.490833333333333" table:style-name="ce1">
            <text:p>-0.490833333333333</text:p>
          </table:table-cell>
          <table:table-cell office:value-type="float" office:value="0.0760936375802786" table:style-name="ce1">
            <text:p>0.0760936375802786</text:p>
          </table:table-cell>
          <table:table-cell office:value-type="float" office:value="-1.95133333333333" table:style-name="ce1">
            <text:p>-1.95133333333333</text:p>
          </table:table-cell>
          <table:table-cell office:value-type="float" office:value="3.29787785769337e-05" table:style-name="ce1">
            <text:p>3.29787785769337e-05</text:p>
          </table:table-cell>
          <table:table-cell office:value-type="float" office:value="-1.95133333333333" table:style-name="ce1">
            <text:p>-1.95133333333333</text:p>
          </table:table-cell>
          <table:table-cell office:value-type="float" office:value="3.29787785769337e-05" table:style-name="ce1">
            <text:p>3.29787785769337e-05</text:p>
          </table:table-cell>
          <table:table-cell office:value-type="float" office:value="0.739166666666667" table:style-name="ce1">
            <text:p>0.739166666666667</text:p>
          </table:table-cell>
          <table:table-cell office:value-type="float" office:value="0.00770162160122077" table:style-name="ce1">
            <text:p>0.00770162160122077</text:p>
          </table:table-cell>
          <table:table-cell office:value-type="float" office:value="-0.634164855129748" table:style-name="ce1">
            <text:p>-0.634164855129748</text:p>
          </table:table-cell>
          <table:table-cell office:value-type="float" office:value="-2.65077911817395" table:style-name="ce1">
            <text:p>-2.65077911817395</text:p>
          </table:table-cell>
          <table:table-cell office:value-type="float" office:value="-2.65077911817395" table:style-name="ce1">
            <text:p>-2.65077911817395</text:p>
          </table:table-cell>
          <table:table-cell office:value-type="float" office:value="1.18223754150523" table:style-name="ce1">
            <text:p>1.1822375415052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H09064g" table:style-name="ce1">
            <text:p>CAGL0H09064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H09064g" table:style-name="ce1">
            <text:p>CAGL0H09064g</text:p>
          </table:table-cell>
          <table:table-cell office:value-type="string" office:value="YHR128W" table:style-name="ce1">
            <text:p>YHR128W</text:p>
          </table:table-cell>
          <table:table-cell office:value-type="string" office:value="S000001170" table:style-name="ce1">
            <text:p>S000001170</text:p>
          </table:table-cell>
          <table:table-cell office:value-type="string" office:value="YHR128W" table:style-name="ce1">
            <text:p>YHR128W</text:p>
          </table:table-cell>
          <table:table-cell office:value-type="string" office:value="FUR1" table:style-name="ce1">
            <text:p>FUR1</text:p>
          </table:table-cell>
          <table:table-cell office:value-type="string" office:value="Uracil phosphoribosyltransferase; synthesizes UMP from uracil; involved in the pyrimidine salvage pathway" table:style-name="ce1">
            <text:p>Uracil phosphoribosyltransferase; synthesizes UMP from uracil; involved in the pyrimidine salvage pathway</text:p>
          </table:table-cell>
        </table:table-row>
        <table:table-row>
          <table:table-cell office:value-type="string" office:value="CAGL0H09460g" table:style-name="ce1">
            <text:p>CAGL0H09460g</text:p>
          </table:table-cell>
          <table:table-cell office:value-type="string" office:value="" table:style-name="ce1">
            <text:p/>
          </table:table-cell>
          <table:table-cell office:value-type="string" office:value="Ortholog(s) have long-chain fatty acid-CoA ligase activity, medium-chain fatty acid-CoA ligase activity, very long-chain fatty acid-CoA ligase activity and role in fatty acid metabolic process, long-chain fatty acid metabolic process" table:style-name="ce1">
            <text:p>Ortholog(s) have long-chain fatty acid-CoA ligase activity, medium-chain fatty acid-CoA ligase activity, very long-chain fatty acid-CoA ligase activity and role in fatty acid metabolic process, long-chain fatty acid metabolic process</text:p>
          </table:table-cell>
          <table:table-cell office:value-type="float" office:value="0.8445" table:style-name="ce1">
            <text:p>0.8445</text:p>
          </table:table-cell>
          <table:table-cell office:value-type="float" office:value="0.00117718364146577" table:style-name="ce1">
            <text:p>0.00117718364146577</text:p>
          </table:table-cell>
          <table:table-cell office:value-type="float" office:value="0.5625" table:style-name="ce1">
            <text:p>0.5625</text:p>
          </table:table-cell>
          <table:table-cell office:value-type="float" office:value="0.0099239775947185" table:style-name="ce1">
            <text:p>0.0099239775947185</text:p>
          </table:table-cell>
          <table:table-cell office:value-type="float" office:value="0.5625" table:style-name="ce1">
            <text:p>0.5625</text:p>
          </table:table-cell>
          <table:table-cell office:value-type="float" office:value="0.0099239775947185" table:style-name="ce1">
            <text:p>0.0099239775947185</text:p>
          </table:table-cell>
          <table:table-cell office:value-type="float" office:value="1.3335" table:style-name="ce1">
            <text:p>1.3335</text:p>
          </table:table-cell>
          <table:table-cell office:value-type="float" office:value="0.000192543091298063" table:style-name="ce1">
            <text:p>0.000192543091298063</text:p>
          </table:table-cell>
          <table:table-cell office:value-type="float" office:value="0.936562107321077" table:style-name="ce1">
            <text:p>0.936562107321077</text:p>
          </table:table-cell>
          <table:table-cell office:value-type="float" office:value="0.669732155100207" table:style-name="ce1">
            <text:p>0.669732155100207</text:p>
          </table:table-cell>
          <table:table-cell office:value-type="float" office:value="0.669732155100207" table:style-name="ce1">
            <text:p>0.669732155100207</text:p>
          </table:table-cell>
          <table:table-cell office:value-type="float" office:value="2.2220114546037" table:style-name="ce1">
            <text:p>2.222011454603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FATTY ACID AND LIPIDS" table:style-name="ce1">
            <text:p>FATTY ACID AND LIPIDS</text:p>
          </table:table-cell>
          <table:table-cell office:value-type="string" office:value="F1" table:style-name="ce1">
            <text:p>F1</text:p>
          </table:table-cell>
          <table:table-cell office:value-type="string" office:value="CAGL0H09460g" table:style-name="ce1">
            <text:p>CAGL0H09460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H09460g" table:style-name="ce1">
            <text:p>CAGL0H09460g</text:p>
          </table:table-cell>
          <table:table-cell office:value-type="string" office:value="YER015W" table:style-name="ce1">
            <text:p>YER015W</text:p>
          </table:table-cell>
          <table:table-cell office:value-type="string" office:value="S000000817" table:style-name="ce1">
            <text:p>S000000817</text:p>
          </table:table-cell>
          <table:table-cell office:value-type="string" office:value="YER015W" table:style-name="ce1">
            <text:p>YER015W</text:p>
          </table:table-cell>
          <table:table-cell office:value-type="string" office:value="FAA2" table:style-name="ce1">
            <text:p>FAA2</text:p>
          </table:table-cell>
          <table:table-cell office:value-type="string" office:value="Medium chain fatty acyl-CoA synthetase; activates imported fatty acids; accepts a wide range of fatty acid chain lengths with a preference for medium chains, C9:0-C13:0; localized to the peroxisome; comparative analysis suggests that a mitochondrially targeted form may result from translation starting at a non-canonical codon upstream of the annotated start codon" table:style-name="ce1">
            <text:p>Medium chain fatty acyl-CoA synthetase; activates imported fatty acids; accepts a wide range of fatty acid chain lengths with a preference for medium chains, C9:0-C13:0; localized to the peroxisome; comparative analysis suggests that a mitochondrially targeted form may result from translation starting at a non-canonical codon upstream of the annotated start codon</text:p>
          </table:table-cell>
        </table:table-row>
        <table:table-row>
          <table:table-cell office:value-type="string" office:value="CAGL0H09592g" table:style-name="ce1">
            <text:p>CAGL0H09592g</text:p>
          </table:table-cell>
          <table:table-cell office:value-type="string" office:value="" table:style-name="ce1">
            <text:p/>
          </table:table-cell>
          <table:table-cell office:value-type="string" office:value="Putative GPI-linked cell wall protein" table:style-name="ce1">
            <text:p>Putative GPI-linked cell wall protein</text:p>
          </table:table-cell>
          <table:table-cell office:value-type="float" office:value="3.96283333333333" table:style-name="ce1">
            <text:p>3.96283333333333</text:p>
          </table:table-cell>
          <table:table-cell office:value-type="float" office:value="6.34036642150447e-06" table:style-name="ce1">
            <text:p>6.34036642150447e-06</text:p>
          </table:table-cell>
          <table:table-cell office:value-type="float" office:value="2.65158333333333" table:style-name="ce1">
            <text:p>2.65158333333333</text:p>
          </table:table-cell>
          <table:table-cell office:value-type="float" office:value="5.35163732887201e-05" table:style-name="ce1">
            <text:p>5.35163732887201e-05</text:p>
          </table:table-cell>
          <table:table-cell office:value-type="float" office:value="2.65158333333333" table:style-name="ce1">
            <text:p>2.65158333333333</text:p>
          </table:table-cell>
          <table:table-cell office:value-type="float" office:value="5.35163732887201e-05" table:style-name="ce1">
            <text:p>5.35163732887201e-05</text:p>
          </table:table-cell>
          <table:table-cell office:value-type="float" office:value="-2.48016666666667" table:style-name="ce1">
            <text:p>-2.48016666666667</text:p>
          </table:table-cell>
          <table:table-cell office:value-type="float" office:value="8.83721059339148e-05" table:style-name="ce1">
            <text:p>8.83721059339148e-05</text:p>
          </table:table-cell>
          <table:table-cell office:value-type="float" office:value="4.60459773730796" table:style-name="ce1">
            <text:p>4.60459773730796</text:p>
          </table:table-cell>
          <table:table-cell office:value-type="float" office:value="3.42919304185052" table:style-name="ce1">
            <text:p>3.42919304185052</text:p>
          </table:table-cell>
          <table:table-cell office:value-type="float" office:value="3.42919304185052" table:style-name="ce1">
            <text:p>3.42919304185052</text:p>
          </table:table-cell>
          <table:table-cell office:value-type="float" office:value="-4.44991975109431" table:style-name="ce1">
            <text:p>-4.4499197510943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STRESS RESPONSE" table:style-name="ce1">
            <text:p>STRESS RESPONSE</text:p>
          </table:table-cell>
          <table:table-cell office:value-type="string" office:value="_" table:style-name="ce1">
            <text:p>_</text:p>
          </table:table-cell>
          <table:table-cell office:value-type="string" office:value="Others" table:style-name="ce1">
            <text:p>Others</text:p>
          </table:table-cell>
          <table:table-cell office:value-type="string" office:value="CAGL0H09592g" table:style-name="ce1">
            <text:p>CAGL0H09592g</text:p>
          </table:table-cell>
          <table:table-cell office:value-type="string" office:value="SWITCH" table:style-name="ce1">
            <text:p>SWITCH</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DOWN" table:style-name="ce1">
            <text:p>DOWN</text:p>
          </table:table-cell>
          <table:table-cell office:value-type="string" office:value="CAGL0H09592g" table:style-name="ce1">
            <text:p>CAGL0H09592g</text:p>
          </table:table-cell>
          <table:table-cell office:value-type="string" office:value="YER011W" table:style-name="ce1">
            <text:p>YER011W</text:p>
          </table:table-cell>
          <table:table-cell office:value-type="string" office:value="S000000813" table:style-name="ce1">
            <text:p>S000000813</text:p>
          </table:table-cell>
          <table:table-cell office:value-type="string" office:value="YER011W" table:style-name="ce1">
            <text:p>YER011W</text:p>
          </table:table-cell>
          <table:table-cell office:value-type="string" office:value="TIR1" table:style-name="ce1">
            <text:p>TIR1</text:p>
          </table:table-cell>
          <table:table-cell office:value-type="string" office:value="Cell wall mannoprotein; expression is downregulated at acidic pH and induced by cold shock and anaerobiosis; abundance is increased in cells cultured without shaking; member of the Srp1p/Tip1p family of serine-alanine-rich proteins" table:style-name="ce1">
            <text:p>Cell wall mannoprotein; expression is downregulated at acidic pH and induced by cold shock and anaerobiosis; abundance is increased in cells cultured without shaking; member of the Srp1p/Tip1p family of serine-alanine-rich proteins</text:p>
          </table:table-cell>
        </table:table-row>
        <table:table-row>
          <table:table-cell office:value-type="string" office:value="CAGL0H09614g" table:style-name="ce1">
            <text:p>CAGL0H09614g</text:p>
          </table:table-cell>
          <table:table-cell office:value-type="string" office:value="" table:style-name="ce1">
            <text:p/>
          </table:table-cell>
          <table:table-cell office:value-type="string" office:value="Putative GPI-linked cell wall protein" table:style-name="ce1">
            <text:p>Putative GPI-linked cell wall protein</text:p>
          </table:table-cell>
          <table:table-cell office:value-type="float" office:value="3.92216666666667" table:style-name="ce1">
            <text:p>3.92216666666667</text:p>
          </table:table-cell>
          <table:table-cell office:value-type="float" office:value="7.39540373598697e-06" table:style-name="ce1">
            <text:p>7.39540373598697e-06</text:p>
          </table:table-cell>
          <table:table-cell office:value-type="float" office:value="2.75658333333333" table:style-name="ce1">
            <text:p>2.75658333333333</text:p>
          </table:table-cell>
          <table:table-cell office:value-type="float" office:value="2.47900433213891e-05" table:style-name="ce1">
            <text:p>2.47900433213891e-05</text:p>
          </table:table-cell>
          <table:table-cell office:value-type="float" office:value="2.75658333333333" table:style-name="ce1">
            <text:p>2.75658333333333</text:p>
          </table:table-cell>
          <table:table-cell office:value-type="float" office:value="2.47900433213891e-05" table:style-name="ce1">
            <text:p>2.47900433213891e-05</text:p>
          </table:table-cell>
          <table:table-cell office:value-type="float" office:value="-2.29933333333333" table:style-name="ce1">
            <text:p>-2.29933333333333</text:p>
          </table:table-cell>
          <table:table-cell office:value-type="float" office:value="9.35769475901187e-05" table:style-name="ce1">
            <text:p>9.35769475901187e-05</text:p>
          </table:table-cell>
          <table:table-cell office:value-type="float" office:value="4.55676231808205" table:style-name="ce1">
            <text:p>4.55676231808205</text:p>
          </table:table-cell>
          <table:table-cell office:value-type="float" office:value="3.56788707501121" table:style-name="ce1">
            <text:p>3.56788707501121</text:p>
          </table:table-cell>
          <table:table-cell office:value-type="float" office:value="3.56788707501121" table:style-name="ce1">
            <text:p>3.56788707501121</text:p>
          </table:table-cell>
          <table:table-cell office:value-type="float" office:value="-4.13355556272868" table:style-name="ce1">
            <text:p>-4.1335555627286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STRESS RESPONSE" table:style-name="ce1">
            <text:p>STRESS RESPONSE</text:p>
          </table:table-cell>
          <table:table-cell office:value-type="string" office:value="_" table:style-name="ce1">
            <text:p>_</text:p>
          </table:table-cell>
          <table:table-cell office:value-type="string" office:value="Others" table:style-name="ce1">
            <text:p>Others</text:p>
          </table:table-cell>
          <table:table-cell office:value-type="string" office:value="CAGL0H09614g" table:style-name="ce1">
            <text:p>CAGL0H09614g</text:p>
          </table:table-cell>
          <table:table-cell office:value-type="string" office:value="SWITCH" table:style-name="ce1">
            <text:p>SWITCH</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DOWN" table:style-name="ce1">
            <text:p>DOWN</text:p>
          </table:table-cell>
          <table:table-cell office:value-type="string" office:value="CAGL0H09614g" table:style-name="ce1">
            <text:p>CAGL0H09614g</text:p>
          </table:table-cell>
          <table:table-cell office:value-type="string" office:value="YER011W" table:style-name="ce1">
            <text:p>YER011W</text:p>
          </table:table-cell>
          <table:table-cell office:value-type="string" office:value="S000000813" table:style-name="ce1">
            <text:p>S000000813</text:p>
          </table:table-cell>
          <table:table-cell office:value-type="string" office:value="YER011W" table:style-name="ce1">
            <text:p>YER011W</text:p>
          </table:table-cell>
          <table:table-cell office:value-type="string" office:value="TIR1" table:style-name="ce1">
            <text:p>TIR1</text:p>
          </table:table-cell>
          <table:table-cell office:value-type="string" office:value="Cell wall mannoprotein; expression is downregulated at acidic pH and induced by cold shock and anaerobiosis; abundance is increased in cells cultured without shaking; member of the Srp1p/Tip1p family of serine-alanine-rich proteins" table:style-name="ce1">
            <text:p>Cell wall mannoprotein; expression is downregulated at acidic pH and induced by cold shock and anaerobiosis; abundance is increased in cells cultured without shaking; member of the Srp1p/Tip1p family of serine-alanine-rich proteins</text:p>
          </table:table-cell>
        </table:table-row>
        <table:table-row>
          <table:table-cell office:value-type="string" office:value="CAGL0H09636g" table:style-name="ce1">
            <text:p>CAGL0H09636g</text:p>
          </table:table-cell>
          <table:table-cell office:value-type="string" office:value="" table:style-name="ce1">
            <text:p/>
          </table:table-cell>
          <table:table-cell office:value-type="string" office:value="Ortholog(s) have 4-hydroxy-4-methyl-2-oxoglutarate aldolase activity, oxaloacetate decarboxylase activity and role in 3,4-dihydroxybenzoate catabolic process" table:style-name="ce1">
            <text:p>Ortholog(s) have 4-hydroxy-4-methyl-2-oxoglutarate aldolase activity, oxaloacetate decarboxylase activity and role in 3,4-dihydroxybenzoate catabolic process</text:p>
          </table:table-cell>
          <table:table-cell office:value-type="float" office:value="1.52916666666667" table:style-name="ce1">
            <text:p>1.52916666666667</text:p>
          </table:table-cell>
          <table:table-cell office:value-type="float" office:value="4.51284155141042e-05" table:style-name="ce1">
            <text:p>4.51284155141042e-05</text:p>
          </table:table-cell>
          <table:table-cell office:value-type="float" office:value="1.57666666666667" table:style-name="ce1">
            <text:p>1.57666666666667</text:p>
          </table:table-cell>
          <table:table-cell office:value-type="float" office:value="2.42161070339895e-05" table:style-name="ce1">
            <text:p>2.42161070339895e-05</text:p>
          </table:table-cell>
          <table:table-cell office:value-type="float" office:value="1.57666666666667" table:style-name="ce1">
            <text:p>1.57666666666667</text:p>
          </table:table-cell>
          <table:table-cell office:value-type="float" office:value="2.42161070339895e-05" table:style-name="ce1">
            <text:p>2.42161070339895e-05</text:p>
          </table:table-cell>
          <table:table-cell office:value-type="float" office:value="0.573666666666667" table:style-name="ce1">
            <text:p>0.573666666666667</text:p>
          </table:table-cell>
          <table:table-cell office:value-type="float" office:value="0.0280884225811582" table:style-name="ce1">
            <text:p>0.0280884225811582</text:p>
          </table:table-cell>
          <table:table-cell office:value-type="float" office:value="1.74192236215732" table:style-name="ce1">
            <text:p>1.74192236215732</text:p>
          </table:table-cell>
          <table:table-cell office:value-type="float" office:value="2.00934039602531" table:style-name="ce1">
            <text:p>2.00934039602531</text:p>
          </table:table-cell>
          <table:table-cell office:value-type="float" office:value="2.00934039602531" table:style-name="ce1">
            <text:p>2.00934039602531</text:p>
          </table:table-cell>
          <table:table-cell office:value-type="float" office:value="0.892698703673834" table:style-name="ce1">
            <text:p>0.892698703673834</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NA" table:style-name="ce1">
            <text:p>NA</text:p>
          </table:table-cell>
          <table:table-cell office:value-type="string" office:value="NA" table:style-name="ce1">
            <text:p>NA</text:p>
          </table:table-cell>
          <table:table-cell office:value-type="string" office:value="Others" table:style-name="ce1">
            <text:p>Others</text:p>
          </table:table-cell>
          <table:table-cell office:value-type="string" office:value="CAGL0H09636g" table:style-name="ce1">
            <text:p>CAGL0H09636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H09636g" table:style-name="ce1">
            <text:p>CAGL0H09636g</text:p>
          </table:table-cell>
          <table:table-cell office:value-type="string" office:value="YER010C" table:style-name="ce1">
            <text:p>YER010C</text:p>
          </table:table-cell>
          <table:table-cell office:value-type="string" office:value="S000000812" table:style-name="ce1">
            <text:p>S000000812</text:p>
          </table:table-cell>
          <table:table-cell office:value-type="string" office:value="YER010C" table:style-name="ce1">
            <text:p>YER010C</text:p>
          </table:table-cell>
          <table:table-cell office:value-type="string" office:value="" table:style-name="ce1">
            <text:p/>
          </table:table-cell>
          <table:table-cell office:value-type="string" office:value="Bifunctional HMG aldolase/oxaloacetate decarboxylase; requires divalent metal ions for activity; competitively inhibited by oxalate; forms a ring-shaped homotrimer; similar to members of the prokaryotic RraA family of class II (divalent metal ion dependent) pyruvate aldolases from the meta cleavage pathways of protocatechuate and gallate" table:style-name="ce1">
            <text:p>Bifunctional HMG aldolase/oxaloacetate decarboxylase; requires divalent metal ions for activity; competitively inhibited by oxalate; forms a ring-shaped homotrimer; similar to members of the prokaryotic RraA family of class II (divalent metal ion dependent) pyruvate aldolases from the meta cleavage pathways of protocatechuate and gallate</text:p>
          </table:table-cell>
        </table:table-row>
        <table:table-row>
          <table:table-cell office:value-type="string" office:value="CAGL0H09944g" table:style-name="ce1">
            <text:p>CAGL0H09944g</text:p>
          </table:table-cell>
          <table:table-cell office:value-type="string" office:value="" table:style-name="ce1">
            <text:p/>
          </table:table-cell>
          <table:table-cell office:value-type="string" office:value="Ortholog(s) have 2-alkenal reductase [NAD(P)] activity, NADPH:quinone reductase activity, mRNA 3'-UTR AU-rich region binding activity and role in cellular response to oxidative stress" table:style-name="ce1">
            <text:p>Ortholog(s) have 2-alkenal reductase [NAD(P)] activity, NADPH:quinone reductase activity, mRNA 3'-UTR AU-rich region binding activity and role in cellular response to oxidative stress</text:p>
          </table:table-cell>
          <table:table-cell office:value-type="float" office:value="1.27466666666667" table:style-name="ce1">
            <text:p>1.27466666666667</text:p>
          </table:table-cell>
          <table:table-cell office:value-type="float" office:value="9.71974999168984e-05" table:style-name="ce1">
            <text:p>9.71974999168984e-05</text:p>
          </table:table-cell>
          <table:table-cell office:value-type="float" office:value="1.97383333333333" table:style-name="ce1">
            <text:p>1.97383333333333</text:p>
          </table:table-cell>
          <table:table-cell office:value-type="float" office:value="1.11668794383136e-05" table:style-name="ce1">
            <text:p>1.11668794383136e-05</text:p>
          </table:table-cell>
          <table:table-cell office:value-type="float" office:value="1.97383333333333" table:style-name="ce1">
            <text:p>1.97383333333333</text:p>
          </table:table-cell>
          <table:table-cell office:value-type="float" office:value="1.11668794383136e-05" table:style-name="ce1">
            <text:p>1.11668794383136e-05</text:p>
          </table:table-cell>
          <table:table-cell office:value-type="float" office:value="0.0648333333333334" table:style-name="ce1">
            <text:p>0.0648333333333334</text:p>
          </table:table-cell>
          <table:table-cell office:value-type="float" office:value="0.788737356623123" table:style-name="ce1">
            <text:p>0.788737356623123</text:p>
          </table:table-cell>
          <table:table-cell office:value-type="float" office:value="1.44255889839516" table:style-name="ce1">
            <text:p>1.44255889839516</text:p>
          </table:table-cell>
          <table:table-cell office:value-type="float" office:value="2.5339560801871" table:style-name="ce1">
            <text:p>2.5339560801871</text:p>
          </table:table-cell>
          <table:table-cell office:value-type="float" office:value="2.5339560801871" table:style-name="ce1">
            <text:p>2.5339560801871</text:p>
          </table:table-cell>
          <table:table-cell office:value-type="float" office:value="0.0025052777934029" table:style-name="ce1">
            <text:p>0.0025052777934029</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NAD(P)/NAD(P)H DEPENDANT ENZYME" table:style-name="ce1">
            <text:p>NAD(P)/NAD(P)H DEPENDANT ENZYME</text:p>
          </table:table-cell>
          <table:table-cell office:value-type="string" office:value="F3" table:style-name="ce1">
            <text:p>F3</text:p>
          </table:table-cell>
          <table:table-cell office:value-type="string" office:value="CAGL0H09944g" table:style-name="ce1">
            <text:p>CAGL0H09944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H09944g" table:style-name="ce1">
            <text:p>CAGL0H09944g</text:p>
          </table:table-cell>
          <table:table-cell office:value-type="string" office:value="YBR046C" table:style-name="ce1">
            <text:p>YBR046C</text:p>
          </table:table-cell>
          <table:table-cell office:value-type="string" office:value="S000000250" table:style-name="ce1">
            <text:p>S000000250</text:p>
          </table:table-cell>
          <table:table-cell office:value-type="string" office:value="YBR046C" table:style-name="ce1">
            <text:p>YBR046C</text:p>
          </table:table-cell>
          <table:table-cell office:value-type="string" office:value="ZTA1" table:style-name="ce1">
            <text:p>ZTA1</text:p>
          </table:table-cell>
          <table:table-cell office:value-type="string" office:value="NADPH-dependent quinone reductase; GFP-tagged protein localizes to the cytoplasm and nucleus; has similarity to E. coli quinone oxidoreductase and to human zeta-crystallin" table:style-name="ce1">
            <text:p>NADPH-dependent quinone reductase; GFP-tagged protein localizes to the cytoplasm and nucleus; has similarity to E. coli quinone oxidoreductase and to human zeta-crystallin</text:p>
          </table:table-cell>
        </table:table-row>
        <table:table-row>
          <table:table-cell office:value-type="string" office:value="CAGL0H09966g" table:style-name="ce1">
            <text:p>CAGL0H09966g</text:p>
          </table:table-cell>
          <table:table-cell office:value-type="string" office:value="" table:style-name="ce1">
            <text:p/>
          </table:table-cell>
          <table:table-cell office:value-type="string" office:value="Ortholog of S. cerevisiae : FMP23 and Saccharomyces cerevisiae S288C : YBR047W" table:style-name="ce1">
            <text:p>Ortholog of S. cerevisiae : FMP23 and Saccharomyces cerevisiae S288C : YBR047W</text:p>
          </table:table-cell>
          <table:table-cell office:value-type="float" office:value="4.31833333333333" table:style-name="ce1">
            <text:p>4.31833333333333</text:p>
          </table:table-cell>
          <table:table-cell office:value-type="float" office:value="2.2393619865939e-07" table:style-name="ce1">
            <text:p>2.2393619865939e-07</text:p>
          </table:table-cell>
          <table:table-cell office:value-type="float" office:value="4.28525" table:style-name="ce1">
            <text:p>4.28525</text:p>
          </table:table-cell>
          <table:table-cell office:value-type="float" office:value="6.26917826395757e-08" table:style-name="ce1">
            <text:p>6.26917826395757e-08</text:p>
          </table:table-cell>
          <table:table-cell office:value-type="float" office:value="4.28525" table:style-name="ce1">
            <text:p>4.28525</text:p>
          </table:table-cell>
          <table:table-cell office:value-type="float" office:value="6.26917826395757e-08" table:style-name="ce1">
            <text:p>6.26917826395757e-08</text:p>
          </table:table-cell>
          <table:table-cell office:value-type="float" office:value="-0.290000000000001" table:style-name="ce1">
            <text:p>-0.290000000000001</text:p>
          </table:table-cell>
          <table:table-cell office:value-type="float" office:value="0.19414291660352" table:style-name="ce1">
            <text:p>0.19414291660352</text:p>
          </table:table-cell>
          <table:table-cell office:value-type="float" office:value="5.02276556193447" table:style-name="ce1">
            <text:p>5.02276556193447</text:p>
          </table:table-cell>
          <table:table-cell office:value-type="float" office:value="5.5870960784237" table:style-name="ce1">
            <text:p>5.5870960784237</text:p>
          </table:table-cell>
          <table:table-cell office:value-type="float" office:value="5.5870960784237" table:style-name="ce1">
            <text:p>5.5870960784237</text:p>
          </table:table-cell>
          <table:table-cell office:value-type="float" office:value="-0.6182683231563" table:style-name="ce1">
            <text:p>-0.618268323156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H09966g" table:style-name="ce1">
            <text:p>CAGL0H09966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H09966g" table:style-name="ce1">
            <text:p>CAGL0H09966g</text:p>
          </table:table-cell>
          <table:table-cell office:value-type="string" office:value="YBR047W" table:style-name="ce1">
            <text:p>YBR047W</text:p>
          </table:table-cell>
          <table:table-cell office:value-type="string" office:value="S000000251" table:style-name="ce1">
            <text:p>S000000251</text:p>
          </table:table-cell>
          <table:table-cell office:value-type="string" office:value="YBR047W" table:style-name="ce1">
            <text:p>YBR047W</text:p>
          </table:table-cell>
          <table:table-cell office:value-type="string" office:value="FMP23" table:style-name="ce1">
            <text:p>FMP23</text:p>
          </table:table-cell>
          <table:table-cell office:value-type="string" office:value="Putative protein of unknown function; proposed to be involved in iron or copper homeostasis; the authentic, non-tagged protein is detected in highly purified mitochondria in high-throughput studies" table:style-name="ce1">
            <text:p>Putative protein of unknown function; proposed to be involved in iron or copper homeostasis; the authentic, non-tagged protein is detected in highly purified mitochondria in high-throughput studies</text:p>
          </table:table-cell>
        </table:table-row>
        <table:table-row>
          <table:table-cell office:value-type="string" office:value="CAGL0H10010g" table:style-name="ce1">
            <text:p>CAGL0H10010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2.73283333333333" table:style-name="ce1">
            <text:p>2.73283333333333</text:p>
          </table:table-cell>
          <table:table-cell office:value-type="float" office:value="5.02783992210234e-05" table:style-name="ce1">
            <text:p>5.02783992210234e-05</text:p>
          </table:table-cell>
          <table:table-cell office:value-type="float" office:value="1.52133333333333" table:style-name="ce1">
            <text:p>1.52133333333333</text:p>
          </table:table-cell>
          <table:table-cell office:value-type="float" office:value="0.000280696099420391" table:style-name="ce1">
            <text:p>0.000280696099420391</text:p>
          </table:table-cell>
          <table:table-cell office:value-type="float" office:value="1.52133333333333" table:style-name="ce1">
            <text:p>1.52133333333333</text:p>
          </table:table-cell>
          <table:table-cell office:value-type="float" office:value="0.000280696099420391" table:style-name="ce1">
            <text:p>0.000280696099420391</text:p>
          </table:table-cell>
          <table:table-cell office:value-type="float" office:value="0.7125" table:style-name="ce1">
            <text:p>0.7125</text:p>
          </table:table-cell>
          <table:table-cell office:value-type="float" office:value="0.0977911795241563" table:style-name="ce1">
            <text:p>0.0977911795241563</text:p>
          </table:table-cell>
          <table:table-cell office:value-type="float" office:value="3.15777235252425" table:style-name="ce1">
            <text:p>3.15777235252425</text:p>
          </table:table-cell>
          <table:table-cell office:value-type="float" office:value="1.93625084204221" table:style-name="ce1">
            <text:p>1.93625084204221</text:p>
          </table:table-cell>
          <table:table-cell office:value-type="float" office:value="1.93625084204221" table:style-name="ce1">
            <text:p>1.93625084204221</text:p>
          </table:table-cell>
          <table:table-cell office:value-type="float" office:value="1.13558475796745" table:style-name="ce1">
            <text:p>1.1355847579674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H10010g" table:style-name="ce1">
            <text:p>CAGL0H10010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H10010g" table:style-name="ce1">
            <text:p>CAGL0H10010g</text:p>
          </table:table-cell>
          <table:table-cell office:value-type="string" office:value="NO_ORTHO" table:style-name="ce1">
            <text:p>NO_ORTHO</text:p>
          </table:table-cell>
          <table:table-cell office:value-type="string" office:value="CAL0131520" table:style-name="ce1">
            <text:p>CAL0131520</text:p>
          </table:table-cell>
          <table:table-cell office:value-type="string" office:value="CAGL0H10010g" table:style-name="ce1">
            <text:p>CAGL0H10010g</text:p>
          </table:table-cell>
          <table:table-cell office:value-type="string" office:value="" table:style-name="ce1">
            <text:p/>
          </table:table-cell>
          <table:table-cell office:value-type="string" office:value="Protein of unknown function" table:style-name="ce1">
            <text:p>Protein of unknown function</text:p>
          </table:table-cell>
        </table:table-row>
        <table:table-row>
          <table:table-cell office:value-type="string" office:value="CAGL0H10076g" table:style-name="ce1">
            <text:p>CAGL0H10076g</text:p>
          </table:table-cell>
          <table:table-cell office:value-type="string" office:value="" table:style-name="ce1">
            <text:p/>
          </table:table-cell>
          <table:table-cell office:value-type="string" office:value="Ortholog(s) have plasma membrane localization" table:style-name="ce1">
            <text:p>Ortholog(s) have plasma membrane localization</text:p>
          </table:table-cell>
          <table:table-cell office:value-type="float" office:value="-0.0713333333333334" table:style-name="ce1">
            <text:p>-0.0713333333333334</text:p>
          </table:table-cell>
          <table:table-cell office:value-type="float" office:value="0.732079378880094" table:style-name="ce1">
            <text:p>0.732079378880094</text:p>
          </table:table-cell>
          <table:table-cell office:value-type="float" office:value="-2.39183333333333" table:style-name="ce1">
            <text:p>-2.39183333333333</text:p>
          </table:table-cell>
          <table:table-cell office:value-type="float" office:value="5.95435482956471e-06" table:style-name="ce1">
            <text:p>5.95435482956471e-06</text:p>
          </table:table-cell>
          <table:table-cell office:value-type="float" office:value="-2.39183333333333" table:style-name="ce1">
            <text:p>-2.39183333333333</text:p>
          </table:table-cell>
          <table:table-cell office:value-type="float" office:value="5.95435482956471e-06" table:style-name="ce1">
            <text:p>5.95435482956471e-06</text:p>
          </table:table-cell>
          <table:table-cell office:value-type="float" office:value="-1.06266666666667" table:style-name="ce1">
            <text:p>-1.06266666666667</text:p>
          </table:table-cell>
          <table:table-cell office:value-type="float" office:value="0.00110048333383522" table:style-name="ce1">
            <text:p>0.00110048333383522</text:p>
          </table:table-cell>
          <table:table-cell office:value-type="float" office:value="-0.140715059262458" table:style-name="ce1">
            <text:p>-0.140715059262458</text:p>
          </table:table-cell>
          <table:table-cell office:value-type="float" office:value="-3.2326336096719" table:style-name="ce1">
            <text:p>-3.2326336096719</text:p>
          </table:table-cell>
          <table:table-cell office:value-type="float" office:value="-3.2326336096719" table:style-name="ce1">
            <text:p>-3.2326336096719</text:p>
          </table:table-cell>
          <table:table-cell office:value-type="float" office:value="-1.97003272616373" table:style-name="ce1">
            <text:p>-1.9700327261637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H10076g" table:style-name="ce1">
            <text:p>CAGL0H10076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H10076g" table:style-name="ce1">
            <text:p>CAGL0H10076g</text:p>
          </table:table-cell>
          <table:table-cell office:value-type="string" office:value="YBR054W" table:style-name="ce1">
            <text:p>YBR054W</text:p>
          </table:table-cell>
          <table:table-cell office:value-type="string" office:value="S000000258" table:style-name="ce1">
            <text:p>S000000258</text:p>
          </table:table-cell>
          <table:table-cell office:value-type="string" office:value="YBR054W" table:style-name="ce1">
            <text:p>YBR054W</text:p>
          </table:table-cell>
          <table:table-cell office:value-type="string" office:value="YRO2" table:style-name="ce1">
            <text:p>YRO2</text:p>
          </table:table-cell>
          <table:table-cell office:value-type="string" office:value="Protein with a putative role in response to acid stress; null mutant is sensitive to acetic acid; transcription is regulated by Haa1p and induced in the presence of acetic acid; protein observed in plasma membrane foci in the presence of acetic acid; the authentic, non-tagged protein is detected in a phosphorylated state in highly purified mitochondria in high-throughput studies" table:style-name="ce1">
            <text:p>Protein with a putative role in response to acid stress; null mutant is sensitive to acetic acid; transcription is regulated by Haa1p and induced in the presence of acetic acid; protein observed in plasma membrane foci in the presence of acetic acid; the authentic, non-tagged protein is detected in a phosphorylated state in highly purified mitochondria in high-throughput studies</text:p>
          </table:table-cell>
        </table:table-row>
        <table:table-row>
          <table:table-cell office:value-type="string" office:value="CAGL0H10142g" table:style-name="ce1">
            <text:p>CAGL0H10142g</text:p>
          </table:table-cell>
          <table:table-cell office:value-type="string" office:value="ARO3" table:style-name="ce1">
            <text:p>ARO3</text:p>
          </table:table-cell>
          <table:table-cell office:value-type="string" office:value="Putative 2-dehydro-3-deoxyphosphoheptonate aldolase; protein abundance increased in ace2 mutant cells" table:style-name="ce1">
            <text:p>Putative 2-dehydro-3-deoxyphosphoheptonate aldolase; protein abundance increased in ace2 mutant cells</text:p>
          </table:table-cell>
          <table:table-cell office:value-type="float" office:value="-2.99333333333333" table:style-name="ce1">
            <text:p>-2.99333333333333</text:p>
          </table:table-cell>
          <table:table-cell office:value-type="float" office:value="4.65857336049043e-05" table:style-name="ce1">
            <text:p>4.65857336049043e-05</text:p>
          </table:table-cell>
          <table:table-cell office:value-type="float" office:value="-2.03575" table:style-name="ce1">
            <text:p>-2.03575</text:p>
          </table:table-cell>
          <table:table-cell office:value-type="float" office:value="4.23366244595024e-06" table:style-name="ce1">
            <text:p>4.23366244595024e-06</text:p>
          </table:table-cell>
          <table:table-cell office:value-type="float" office:value="-2.03575" table:style-name="ce1">
            <text:p>-2.03575</text:p>
          </table:table-cell>
          <table:table-cell office:value-type="float" office:value="4.23366244595024e-06" table:style-name="ce1">
            <text:p>4.23366244595024e-06</text:p>
          </table:table-cell>
          <table:table-cell office:value-type="float" office:value="0.761666666666667" table:style-name="ce1">
            <text:p>0.761666666666667</text:p>
          </table:table-cell>
          <table:table-cell office:value-type="float" office:value="0.00373118681658128" table:style-name="ce1">
            <text:p>0.00373118681658128</text:p>
          </table:table-cell>
          <table:table-cell office:value-type="float" office:value="-3.57780755872425" table:style-name="ce1">
            <text:p>-3.57780755872425</text:p>
          </table:table-cell>
          <table:table-cell office:value-type="float" office:value="-2.76228471784997" table:style-name="ce1">
            <text:p>-2.76228471784997</text:p>
          </table:table-cell>
          <table:table-cell office:value-type="float" office:value="-2.76228471784997" table:style-name="ce1">
            <text:p>-2.76228471784997</text:p>
          </table:table-cell>
          <table:table-cell office:value-type="float" office:value="1.22160082761524" table:style-name="ce1">
            <text:p>1.2216008276152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H10142g" table:style-name="ce1">
            <text:p>CAGL0H10142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H10142g" table:style-name="ce1">
            <text:p>CAGL0H10142g</text:p>
          </table:table-cell>
          <table:table-cell office:value-type="string" office:value="YDR035W" table:style-name="ce1">
            <text:p>YDR035W</text:p>
          </table:table-cell>
          <table:table-cell office:value-type="string" office:value="S000002442" table:style-name="ce1">
            <text:p>S000002442</text:p>
          </table:table-cell>
          <table:table-cell office:value-type="string" office:value="YDR035W" table:style-name="ce1">
            <text:p>YDR035W</text:p>
          </table:table-cell>
          <table:table-cell office:value-type="string" office:value="ARO3" table:style-name="ce1">
            <text:p>ARO3</text:p>
          </table:table-cell>
          <table:table-cell office:value-type="string" office:value="3-deoxy-D-arabino-heptulosonate-7-phosphate (DAHP) synthase; catalyzes the first step in aromatic amino acid biosynthesis and is feedback-inhibited by phenylalanine or high concentration of tyrosine or tryptophan" table:style-name="ce1">
            <text:p>3-deoxy-D-arabino-heptulosonate-7-phosphate (DAHP) synthase; catalyzes the first step in aromatic amino acid biosynthesis and is feedback-inhibited by phenylalanine or high concentration of tyrosine or tryptophan</text:p>
          </table:table-cell>
        </table:table-row>
        <table:table-row>
          <table:table-cell office:value-type="string" office:value="CAGL0I00286g" table:style-name="ce1">
            <text:p>CAGL0I00286g</text:p>
          </table:table-cell>
          <table:table-cell office:value-type="string" office:value="" table:style-name="ce1">
            <text:p/>
          </table:table-cell>
          <table:table-cell office:value-type="string" office:value="Has domain(s) with predicted transmembrane transporter activity, role in transmembrane transport and integral component of membrane, membrane localization" table:style-name="ce1">
            <text:p>Has domain(s) with predicted transmembrane transporter activity, role in transmembrane transport and integral component of membrane, membrane localization</text:p>
          </table:table-cell>
          <table:table-cell office:value-type="float" office:value="0.8165" table:style-name="ce1">
            <text:p>0.8165</text:p>
          </table:table-cell>
          <table:table-cell office:value-type="float" office:value="0.0543613076153297" table:style-name="ce1">
            <text:p>0.0543613076153297</text:p>
          </table:table-cell>
          <table:table-cell office:value-type="float" office:value="2.66466666666667" table:style-name="ce1">
            <text:p>2.66466666666667</text:p>
          </table:table-cell>
          <table:table-cell office:value-type="float" office:value="5.95435482956471e-06" table:style-name="ce1">
            <text:p>5.95435482956471e-06</text:p>
          </table:table-cell>
          <table:table-cell office:value-type="float" office:value="2.66466666666667" table:style-name="ce1">
            <text:p>2.66466666666667</text:p>
          </table:table-cell>
          <table:table-cell office:value-type="float" office:value="5.95435482956471e-06" table:style-name="ce1">
            <text:p>5.95435482956471e-06</text:p>
          </table:table-cell>
          <table:table-cell office:value-type="float" office:value="1.04416666666667" table:style-name="ce1">
            <text:p>1.04416666666667</text:p>
          </table:table-cell>
          <table:table-cell office:value-type="float" office:value="0.00909964956682766" table:style-name="ce1">
            <text:p>0.00909964956682766</text:p>
          </table:table-cell>
          <table:table-cell office:value-type="float" office:value="0.903626244903236" table:style-name="ce1">
            <text:p>0.903626244903236</text:p>
          </table:table-cell>
          <table:table-cell office:value-type="float" office:value="3.44647475868086" table:style-name="ce1">
            <text:p>3.44647475868086</text:p>
          </table:table-cell>
          <table:table-cell office:value-type="float" office:value="3.44647475868086" table:style-name="ce1">
            <text:p>3.44647475868086</text:p>
          </table:table-cell>
          <table:table-cell office:value-type="float" office:value="1.71582875321869" table:style-name="ce1">
            <text:p>1.71582875321869</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I00286g" table:style-name="ce1">
            <text:p>CAGL0I00286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0286g" table:style-name="ce1">
            <text:p>CAGL0I00286g</text:p>
          </table:table-cell>
          <table:table-cell office:value-type="string" office:value="YMR011W" table:style-name="ce1">
            <text:p>YMR011W</text:p>
          </table:table-cell>
          <table:table-cell office:value-type="string" office:value="S000004613" table:style-name="ce1">
            <text:p>S000004613</text:p>
          </table:table-cell>
          <table:table-cell office:value-type="string" office:value="YMR011W" table:style-name="ce1">
            <text:p>YMR011W</text:p>
          </table:table-cell>
          <table:table-cell office:value-type="string" office:value="HXT2" table:style-name="ce1">
            <text:p>HXT2</text:p>
          </table:table-cell>
          <table:table-cell office:value-type="string" office:value="High-affinity glucose transporter of the major facilitator superfamily; expression is induced by low levels of glucose and repressed by high levels of glucose" table:style-name="ce1">
            <text:p>High-affinity glucose transporter of the major facilitator superfamily; expression is induced by low levels of glucose and repressed by high levels of glucose</text:p>
          </table:table-cell>
        </table:table-row>
        <table:table-row>
          <table:table-cell office:value-type="string" office:value="CAGL0I00462g" table:style-name="ce1">
            <text:p>CAGL0I00462g</text:p>
          </table:table-cell>
          <table:table-cell office:value-type="string" office:value="" table:style-name="ce1">
            <text:p/>
          </table:table-cell>
          <table:table-cell office:value-type="string" office:value="Ortholog(s) have role in cotranslational protein targeting to membrane and endoplasmic reticulum membrane localization" table:style-name="ce1">
            <text:p>Ortholog(s) have role in cotranslational protein targeting to membrane and endoplasmic reticulum membrane localization</text:p>
          </table:table-cell>
          <table:table-cell office:value-type="float" office:value="-0.258166666666667" table:style-name="ce1">
            <text:p>-0.258166666666667</text:p>
          </table:table-cell>
          <table:table-cell office:value-type="float" office:value="0.0439882460912183" table:style-name="ce1">
            <text:p>0.0439882460912183</text:p>
          </table:table-cell>
          <table:table-cell office:value-type="float" office:value="-0.082" table:style-name="ce1">
            <text:p>-0.082</text:p>
          </table:table-cell>
          <table:table-cell office:value-type="float" office:value="0.71674424562639" table:style-name="ce1">
            <text:p>0.71674424562639</text:p>
          </table:table-cell>
          <table:table-cell office:value-type="float" office:value="-0.082" table:style-name="ce1">
            <text:p>-0.082</text:p>
          </table:table-cell>
          <table:table-cell office:value-type="float" office:value="0.71674424562639" table:style-name="ce1">
            <text:p>0.71674424562639</text:p>
          </table:table-cell>
          <table:table-cell office:value-type="float" office:value="1.25366666666667" table:style-name="ce1">
            <text:p>1.25366666666667</text:p>
          </table:table-cell>
          <table:table-cell office:value-type="float" office:value="0.000344985034645852" table:style-name="ce1">
            <text:p>0.000344985034645852</text:p>
          </table:table-cell>
          <table:table-cell office:value-type="float" office:value="-0.360483522181501" table:style-name="ce1">
            <text:p>-0.360483522181501</text:p>
          </table:table-cell>
          <table:table-cell office:value-type="float" office:value="-0.181585029395661" table:style-name="ce1">
            <text:p>-0.181585029395661</text:p>
          </table:table-cell>
          <table:table-cell office:value-type="float" office:value="-0.181585029395661" table:style-name="ce1">
            <text:p>-0.181585029395661</text:p>
          </table:table-cell>
          <table:table-cell office:value-type="float" office:value="2.08234468388745" table:style-name="ce1">
            <text:p>2.0823446838874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ER/GOLGI TRANSPORT SYSTEM" table:style-name="ce1">
            <text:p>ER/GOLGI TRANSPORT SYSTEM</text:p>
          </table:table-cell>
          <table:table-cell office:value-type="string" office:value="F4" table:style-name="ce1">
            <text:p>F4</text:p>
          </table:table-cell>
          <table:table-cell office:value-type="string" office:value="CAGL0I00462g" table:style-name="ce1">
            <text:p>CAGL0I00462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I00462g" table:style-name="ce1">
            <text:p>CAGL0I00462g</text:p>
          </table:table-cell>
          <table:table-cell office:value-type="string" office:value="YLR301W" table:style-name="ce1">
            <text:p>YLR301W</text:p>
          </table:table-cell>
          <table:table-cell office:value-type="string" office:value="S000004292" table:style-name="ce1">
            <text:p>S000004292</text:p>
          </table:table-cell>
          <table:table-cell office:value-type="string" office:value="YLR301W" table:style-name="ce1">
            <text:p>YLR301W</text:p>
          </table:table-cell>
          <table:table-cell office:value-type="string" office:value="HRI1" table:style-name="ce1">
            <text:p>HRI1</text:p>
          </table:table-cell>
          <table:table-cell office:value-type="string" office:value="Protein of unknown function that interacts with Sec72p and Hrr25p" table:style-name="ce1">
            <text:p>Protein of unknown function that interacts with Sec72p and Hrr25p</text:p>
          </table:table-cell>
        </table:table-row>
        <table:table-row>
          <table:table-cell office:value-type="string" office:value="CAGL0I00528g" table:style-name="ce1">
            <text:p>CAGL0I00528g</text:p>
          </table:table-cell>
          <table:table-cell office:value-type="string" office:value="" table:style-name="ce1">
            <text:p/>
          </table:table-cell>
          <table:table-cell office:value-type="string" office:value="Ortholog(s) have mRNA binding, pre-mRNA 5'-splice site binding activity and role in mRNA 5'-splice site recognition, mRNA splicing, via spliceosome, positive regulation of RNA binding" table:style-name="ce1">
            <text:p>Ortholog(s) have mRNA binding, pre-mRNA 5'-splice site binding activity and role in mRNA 5'-splice site recognition, mRNA splicing, via spliceosome, positive regulation of RNA binding</text:p>
          </table:table-cell>
          <table:table-cell office:value-type="float" office:value="1.083" table:style-name="ce1">
            <text:p>1.083</text:p>
          </table:table-cell>
          <table:table-cell office:value-type="float" office:value="0.000824914850324669" table:style-name="ce1">
            <text:p>0.000824914850324669</text:p>
          </table:table-cell>
          <table:table-cell office:value-type="float" office:value="1.60858333333333" table:style-name="ce1">
            <text:p>1.60858333333333</text:p>
          </table:table-cell>
          <table:table-cell office:value-type="float" office:value="0.000128960039157074" table:style-name="ce1">
            <text:p>0.000128960039157074</text:p>
          </table:table-cell>
          <table:table-cell office:value-type="float" office:value="1.60858333333333" table:style-name="ce1">
            <text:p>1.60858333333333</text:p>
          </table:table-cell>
          <table:table-cell office:value-type="float" office:value="0.000128960039157074" table:style-name="ce1">
            <text:p>0.000128960039157074</text:p>
          </table:table-cell>
          <table:table-cell office:value-type="float" office:value="-0.238333333333334" table:style-name="ce1">
            <text:p>-0.238333333333334</text:p>
          </table:table-cell>
          <table:table-cell office:value-type="float" office:value="0.546817899332494" table:style-name="ce1">
            <text:p>0.546817899332494</text:p>
          </table:table-cell>
          <table:table-cell office:value-type="float" office:value="1.21710507827304" table:style-name="ce1">
            <text:p>1.21710507827304</text:p>
          </table:table-cell>
          <table:table-cell office:value-type="float" office:value="2.05149897912098" table:style-name="ce1">
            <text:p>2.05149897912098</text:p>
          </table:table-cell>
          <table:table-cell office:value-type="float" office:value="2.05149897912098" table:style-name="ce1">
            <text:p>2.05149897912098</text:p>
          </table:table-cell>
          <table:table-cell office:value-type="float" office:value="-0.527878555051833" table:style-name="ce1">
            <text:p>-0.52787855505183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I00528g" table:style-name="ce1">
            <text:p>CAGL0I00528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0528g" table:style-name="ce1">
            <text:p>CAGL0I00528g</text:p>
          </table:table-cell>
          <table:table-cell office:value-type="string" office:value="YLR298C" table:style-name="ce1">
            <text:p>YLR298C</text:p>
          </table:table-cell>
          <table:table-cell office:value-type="string" office:value="S000004289" table:style-name="ce1">
            <text:p>S000004289</text:p>
          </table:table-cell>
          <table:table-cell office:value-type="string" office:value="YLR298C" table:style-name="ce1">
            <text:p>YLR298C</text:p>
          </table:table-cell>
          <table:table-cell office:value-type="string" office:value="YHC1" table:style-name="ce1">
            <text:p>YHC1</text:p>
          </table:table-cell>
          <table:table-cell office:value-type="string" office:value="Component of the U1 snRNP complex required for pre-mRNA splicing; putative ortholog of human U1C protein, which is involved in formation of a complex between U1 snRNP and the pre-mRNA 5' splice site" table:style-name="ce1">
            <text:p>Component of the U1 snRNP complex required for pre-mRNA splicing; putative ortholog of human U1C protein, which is involved in formation of a complex between U1 snRNP and the pre-mRNA 5' splice site</text:p>
          </table:table-cell>
        </table:table-row>
        <table:table-row>
          <table:table-cell office:value-type="string" office:value="CAGL0I00550g" table:style-name="ce1">
            <text:p>CAGL0I00550g</text:p>
          </table:table-cell>
          <table:table-cell office:value-type="string" office:value="" table:style-name="ce1">
            <text:p/>
          </table:table-cell>
          <table:table-cell office:value-type="string" office:value="Ortholog of S. cerevisiae : YLR297W and Saccharomyces cerevisiae S288C : YLR297W" table:style-name="ce1">
            <text:p>Ortholog of S. cerevisiae : YLR297W and Saccharomyces cerevisiae S288C : YLR297W</text:p>
          </table:table-cell>
          <table:table-cell office:value-type="float" office:value="2.04233333333333" table:style-name="ce1">
            <text:p>2.04233333333333</text:p>
          </table:table-cell>
          <table:table-cell office:value-type="float" office:value="4.65576060283175e-06" table:style-name="ce1">
            <text:p>4.65576060283175e-06</text:p>
          </table:table-cell>
          <table:table-cell office:value-type="float" office:value="0.920583333333333" table:style-name="ce1">
            <text:p>0.920583333333333</text:p>
          </table:table-cell>
          <table:table-cell office:value-type="float" office:value="0.00108058289670607" table:style-name="ce1">
            <text:p>0.00108058289670607</text:p>
          </table:table-cell>
          <table:table-cell office:value-type="float" office:value="0.920583333333333" table:style-name="ce1">
            <text:p>0.920583333333333</text:p>
          </table:table-cell>
          <table:table-cell office:value-type="float" office:value="0.00108058289670607" table:style-name="ce1">
            <text:p>0.00108058289670607</text:p>
          </table:table-cell>
          <table:table-cell office:value-type="float" office:value="-0.348166666666667" table:style-name="ce1">
            <text:p>-0.348166666666667</text:p>
          </table:table-cell>
          <table:table-cell office:value-type="float" office:value="0.0895762714110657" table:style-name="ce1">
            <text:p>0.0895762714110657</text:p>
          </table:table-cell>
          <table:table-cell office:value-type="float" office:value="2.34555045968429" table:style-name="ce1">
            <text:p>2.34555045968429</text:p>
          </table:table-cell>
          <table:table-cell office:value-type="float" office:value="1.14272283802996" table:style-name="ce1">
            <text:p>1.14272283802996</text:p>
          </table:table-cell>
          <table:table-cell office:value-type="float" office:value="1.14272283802996" table:style-name="ce1">
            <text:p>1.14272283802996</text:p>
          </table:table-cell>
          <table:table-cell office:value-type="float" office:value="-0.7200297072481" table:style-name="ce1">
            <text:p>-0.720029707248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I00550g" table:style-name="ce1">
            <text:p>CAGL0I00550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I00550g" table:style-name="ce1">
            <text:p>CAGL0I00550g</text:p>
          </table:table-cell>
          <table:table-cell office:value-type="string" office:value="YLR297W" table:style-name="ce1">
            <text:p>YLR297W</text:p>
          </table:table-cell>
          <table:table-cell office:value-type="string" office:value="S000004288" table:style-name="ce1">
            <text:p>S000004288</text:p>
          </table:table-cell>
          <table:table-cell office:value-type="string" office:value="YLR297W" table:style-name="ce1">
            <text:p>YLR297W</text:p>
          </table:table-cell>
          <table:table-cell office:value-type="string" office:value="" table:style-name="ce1">
            <text:p/>
          </table:table-cell>
          <table:table-cell office:value-type="string" office:value="Protein of unknown function; green fluorescent protein (GFP)-fusion protein localizes to the vacuole; not an essential gene; induced by treatment with 8-methoxypsoralen and UVA irradiation; relocalizes from nucleus to vacuole upon DNA replication stress; YLR297W has a paralog, YOR186W, that arose from the whole genome duplication" table:style-name="ce1">
            <text:p>Protein of unknown function; green fluorescent protein (GFP)-fusion protein localizes to the vacuole; not an essential gene; induced by treatment with 8-methoxypsoralen and UVA irradiation; relocalizes from nucleus to vacuole upon DNA replication stress; YLR297W has a paralog, YOR186W, that arose from the whole genome duplication</text:p>
          </table:table-cell>
        </table:table-row>
        <table:table-row>
          <table:table-cell office:value-type="string" office:value="CAGL0I00748g" table:style-name="ce1">
            <text:p>CAGL0I00748g</text:p>
          </table:table-cell>
          <table:table-cell office:value-type="string" office:value="" table:style-name="ce1">
            <text:p/>
          </table:table-cell>
          <table:table-cell office:value-type="string" office:value="Ortholog(s) have NADH dehydrogenase activity, role in NADH oxidation, chronological cell aging, glycolytic fermentation to ethanol and mitochondrion, plasma membrane localization" table:style-name="ce1">
            <text:p>Ortholog(s) have NADH dehydrogenase activity, role in NADH oxidation, chronological cell aging, glycolytic fermentation to ethanol and mitochondrion, plasma membrane localization</text:p>
          </table:table-cell>
          <table:table-cell office:value-type="float" office:value="-1.65183333333333" table:style-name="ce1">
            <text:p>-1.65183333333333</text:p>
          </table:table-cell>
          <table:table-cell office:value-type="float" office:value="0.00306434969152622" table:style-name="ce1">
            <text:p>0.00306434969152622</text:p>
          </table:table-cell>
          <table:table-cell office:value-type="float" office:value="-2.10808333333333" table:style-name="ce1">
            <text:p>-2.10808333333333</text:p>
          </table:table-cell>
          <table:table-cell office:value-type="float" office:value="6.62653482503524e-06" table:style-name="ce1">
            <text:p>6.62653482503524e-06</text:p>
          </table:table-cell>
          <table:table-cell office:value-type="float" office:value="-2.10808333333333" table:style-name="ce1">
            <text:p>-2.10808333333333</text:p>
          </table:table-cell>
          <table:table-cell office:value-type="float" office:value="6.62653482503524e-06" table:style-name="ce1">
            <text:p>6.62653482503524e-06</text:p>
          </table:table-cell>
          <table:table-cell office:value-type="float" office:value="0.0656666666666667" table:style-name="ce1">
            <text:p>0.0656666666666667</text:p>
          </table:table-cell>
          <table:table-cell office:value-type="float" office:value="0.798534425685743" table:style-name="ce1">
            <text:p>0.798534425685743</text:p>
          </table:table-cell>
          <table:table-cell office:value-type="float" office:value="-1.99982686466949" table:style-name="ce1">
            <text:p>-1.99982686466949</text:p>
          </table:table-cell>
          <table:table-cell office:value-type="float" office:value="-2.85782949624956" table:style-name="ce1">
            <text:p>-2.85782949624956</text:p>
          </table:table-cell>
          <table:table-cell office:value-type="float" office:value="-2.85782949624956" table:style-name="ce1">
            <text:p>-2.85782949624956</text:p>
          </table:table-cell>
          <table:table-cell office:value-type="float" office:value="0.00396317727895866" table:style-name="ce1">
            <text:p>0.00396317727895866</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I00748g" table:style-name="ce1">
            <text:p>CAGL0I00748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I00748g" table:style-name="ce1">
            <text:p>CAGL0I00748g</text:p>
          </table:table-cell>
          <table:table-cell office:value-type="string" office:value="YMR145C" table:style-name="ce1">
            <text:p>YMR145C</text:p>
          </table:table-cell>
          <table:table-cell office:value-type="string" office:value="S000004753" table:style-name="ce1">
            <text:p>S000004753</text:p>
          </table:table-cell>
          <table:table-cell office:value-type="string" office:value="YMR145C" table:style-name="ce1">
            <text:p>YMR145C</text:p>
          </table:table-cell>
          <table:table-cell office:value-type="string" office:value="NDE1" table:style-name="ce1">
            <text:p>NDE1</text:p>
          </table:table-cell>
          <table:table-cell office:value-type="string" office:value="Mitochondrial external NADH dehydrogenase; type II NAD(P)H:quinone oxidoreductase that catalyzes the oxidation of cytosolic NADH; Nde1p and Nde2p provide cytosolic NADH to the mitochondrial respiratory chain; NDE1 has a paralog, NDE2, that arose from the whole genome duplication" table:style-name="ce1">
            <text:p>Mitochondrial external NADH dehydrogenase; type II NAD(P)H:quinone oxidoreductase that catalyzes the oxidation of cytosolic NADH; Nde1p and Nde2p provide cytosolic NADH to the mitochondrial respiratory chain; NDE1 has a paralog, NDE2, that arose from the whole genome duplication</text:p>
          </table:table-cell>
        </table:table-row>
        <table:table-row>
          <table:table-cell office:value-type="string" office:value="CAGL0I00792g" table:style-name="ce1">
            <text:p>CAGL0I00792g</text:p>
          </table:table-cell>
          <table:table-cell office:value-type="string" office:value="" table:style-name="ce1">
            <text:p/>
          </table:table-cell>
          <table:table-cell office:value-type="string" office:value="Ortholog(s) have role in maturation of SSU-rRNA from tricistronic rRNA transcript (SSU-rRNA, 5.8S rRNA, LSU-rRNA)" table:style-name="ce1">
            <text:p>Ortholog(s) have role in maturation of SSU-rRNA from tricistronic rRNA transcript (SSU-rRNA, 5.8S rRNA, LSU-rRNA)</text:p>
          </table:table-cell>
          <table:table-cell office:value-type="float" office:value="-1.71816666666667" table:style-name="ce1">
            <text:p>-1.71816666666667</text:p>
          </table:table-cell>
          <table:table-cell office:value-type="float" office:value="0.000110872673889446" table:style-name="ce1">
            <text:p>0.000110872673889446</text:p>
          </table:table-cell>
          <table:table-cell office:value-type="float" office:value="-1.4355" table:style-name="ce1">
            <text:p>-1.4355</text:p>
          </table:table-cell>
          <table:table-cell office:value-type="float" office:value="0.000108371529342327" table:style-name="ce1">
            <text:p>0.000108371529342327</text:p>
          </table:table-cell>
          <table:table-cell office:value-type="float" office:value="-1.4355" table:style-name="ce1">
            <text:p>-1.4355</text:p>
          </table:table-cell>
          <table:table-cell office:value-type="float" office:value="0.000108371529342327" table:style-name="ce1">
            <text:p>0.000108371529342327</text:p>
          </table:table-cell>
          <table:table-cell office:value-type="float" office:value="-1.7535" table:style-name="ce1">
            <text:p>-1.7535</text:p>
          </table:table-cell>
          <table:table-cell office:value-type="float" office:value="0.000293051718274121" table:style-name="ce1">
            <text:p>0.000293051718274121</text:p>
          </table:table-cell>
          <table:table-cell office:value-type="float" office:value="-2.07785349111176" table:style-name="ce1">
            <text:p>-2.07785349111176</text:p>
          </table:table-cell>
          <table:table-cell office:value-type="float" office:value="-1.96941716161468" table:style-name="ce1">
            <text:p>-1.96941716161468</text:p>
          </table:table-cell>
          <table:table-cell office:value-type="float" office:value="-1.96941716161468" table:style-name="ce1">
            <text:p>-1.96941716161468</text:p>
          </table:table-cell>
          <table:table-cell office:value-type="float" office:value="-3.17863139968956" table:style-name="ce1">
            <text:p>-3.1786313996895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I00792g" table:style-name="ce1">
            <text:p>CAGL0I00792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I00792g" table:style-name="ce1">
            <text:p>CAGL0I00792g</text:p>
          </table:table-cell>
          <table:table-cell office:value-type="string" office:value="YMR143W" table:style-name="ce1">
            <text:p>YMR143W</text:p>
          </table:table-cell>
          <table:table-cell office:value-type="string" office:value="S000004751" table:style-name="ce1">
            <text:p>S000004751</text:p>
          </table:table-cell>
          <table:table-cell office:value-type="string" office:value="YMR143W" table:style-name="ce1">
            <text:p>YMR143W</text:p>
          </table:table-cell>
          <table:table-cell office:value-type="string" office:value="RPS16A" table:style-name="ce1">
            <text:p>RPS16A</text:p>
          </table:table-cell>
          <table:table-cell office:value-type="string" office:value="Protein component of the small (40S) ribosomal subunit; homologous to mammalian ribosomal protein S16 and bacterial S9; RPS16A has a paralog, RPS16B, that arose from the whole genome duplication" table:style-name="ce1">
            <text:p>Protein component of the small (40S) ribosomal subunit; homologous to mammalian ribosomal protein S16 and bacterial S9; RPS16A has a paralog, RPS16B, that arose from the whole genome duplication</text:p>
          </table:table-cell>
        </table:table-row>
        <table:table-row>
          <table:table-cell office:value-type="string" office:value="CAGL0I00814g" table:style-name="ce1">
            <text:p>CAGL0I00814g</text:p>
          </table:table-cell>
          <table:table-cell office:value-type="string" office:value="" table:style-name="ce1">
            <text:p/>
          </table:table-cell>
          <table:table-cell office:value-type="string" office:value="Has domain(s) with predicted structural constituent of ribosome activity, role in translational elongation and ribosome localization" table:style-name="ce1">
            <text:p>Has domain(s) with predicted structural constituent of ribosome activity, role in translational elongation and ribosome localization</text:p>
          </table:table-cell>
          <table:table-cell office:value-type="float" office:value="-0.889333333333334" table:style-name="ce1">
            <text:p>-0.889333333333334</text:p>
          </table:table-cell>
          <table:table-cell office:value-type="float" office:value="0.00684174928943686" table:style-name="ce1">
            <text:p>0.00684174928943686</text:p>
          </table:table-cell>
          <table:table-cell office:value-type="float" office:value="-0.3935" table:style-name="ce1">
            <text:p>-0.3935</text:p>
          </table:table-cell>
          <table:table-cell office:value-type="float" office:value="0.0937886687962561" table:style-name="ce1">
            <text:p>0.0937886687962561</text:p>
          </table:table-cell>
          <table:table-cell office:value-type="float" office:value="-0.3935" table:style-name="ce1">
            <text:p>-0.3935</text:p>
          </table:table-cell>
          <table:table-cell office:value-type="float" office:value="0.0937886687962561" table:style-name="ce1">
            <text:p>0.0937886687962561</text:p>
          </table:table-cell>
          <table:table-cell office:value-type="float" office:value="-1.21933333333333" table:style-name="ce1">
            <text:p>-1.21933333333333</text:p>
          </table:table-cell>
          <table:table-cell office:value-type="float" office:value="0.000638868548718718" table:style-name="ce1">
            <text:p>0.000638868548718718</text:p>
          </table:table-cell>
          <table:table-cell office:value-type="float" office:value="-1.10291275418366" table:style-name="ce1">
            <text:p>-1.10291275418366</text:p>
          </table:table-cell>
          <table:table-cell office:value-type="float" office:value="-0.593043994439048" table:style-name="ce1">
            <text:p>-0.593043994439048</text:p>
          </table:table-cell>
          <table:table-cell office:value-type="float" office:value="-0.593043994439048" table:style-name="ce1">
            <text:p>-0.593043994439048</text:p>
          </table:table-cell>
          <table:table-cell office:value-type="float" office:value="-2.24411782944823" table:style-name="ce1">
            <text:p>-2.2441178294482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I00814g" table:style-name="ce1">
            <text:p>CAGL0I0081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I00814g" table:style-name="ce1">
            <text:p>CAGL0I00814g</text:p>
          </table:table-cell>
          <table:table-cell office:value-type="string" office:value="YDL081C" table:style-name="ce1">
            <text:p>YDL081C</text:p>
          </table:table-cell>
          <table:table-cell office:value-type="string" office:value="S000002239" table:style-name="ce1">
            <text:p>S000002239</text:p>
          </table:table-cell>
          <table:table-cell office:value-type="string" office:value="YDL081C" table:style-name="ce1">
            <text:p>YDL081C</text:p>
          </table:table-cell>
          <table:table-cell office:value-type="string" office:value="RPP1A" table:style-name="ce1">
            <text:p>RPP1A</text:p>
          </table:table-cell>
          <table:table-cell office:value-type="string" office:value="Ribosomal stalk protein P1 alpha; involved in the interaction between translational elongation factors and the ribosome; free (non-ribosomal) P1 stimulates the phosphorylation of the eIF2 alpha subunit (Sui2p) by Gcn2p; accumulation of P1 in the cytoplasm is regulated by phosphorylation and interaction with the P2 stalk component" table:style-name="ce1">
            <text:p>Ribosomal stalk protein P1 alpha; involved in the interaction between translational elongation factors and the ribosome; free (non-ribosomal) P1 stimulates the phosphorylation of the eIF2 alpha subunit (Sui2p) by Gcn2p; accumulation of P1 in the cytoplasm is regulated by phosphorylation and interaction with the P2 stalk component</text:p>
          </table:table-cell>
        </table:table-row>
        <table:table-row>
          <table:table-cell office:value-type="string" office:value="CAGL0I01100g" table:style-name="ce1">
            <text:p>CAGL0I01100g</text:p>
          </table:table-cell>
          <table:table-cell office:value-type="string" office:value="GCY1" table:style-name="ce1">
            <text:p>GCY1</text:p>
          </table:table-cell>
          <table:table-cell office:value-type="string" office:value="Ortholog(s) have alditol:NADP+ 1-oxidoreductase activity, aldo-keto reductase (NADP) activity, glycerol dehydrogenase [NAD(P)+] activity, mRNA binding, oxidoreductase activity" table:style-name="ce1">
            <text:p>Ortholog(s) have alditol:NADP+ 1-oxidoreductase activity, aldo-keto reductase (NADP) activity, glycerol dehydrogenase [NAD(P)+] activity, mRNA binding, oxidoreductase activity</text:p>
          </table:table-cell>
          <table:table-cell office:value-type="float" office:value="1.54683333333333" table:style-name="ce1">
            <text:p>1.54683333333333</text:p>
          </table:table-cell>
          <table:table-cell office:value-type="float" office:value="0.000789286532852926" table:style-name="ce1">
            <text:p>0.000789286532852926</text:p>
          </table:table-cell>
          <table:table-cell office:value-type="float" office:value="1.80308333333333" table:style-name="ce1">
            <text:p>1.80308333333333</text:p>
          </table:table-cell>
          <table:table-cell office:value-type="float" office:value="0.000164160660702147" table:style-name="ce1">
            <text:p>0.000164160660702147</text:p>
          </table:table-cell>
          <table:table-cell office:value-type="float" office:value="1.80308333333333" table:style-name="ce1">
            <text:p>1.80308333333333</text:p>
          </table:table-cell>
          <table:table-cell office:value-type="float" office:value="0.000164160660702147" table:style-name="ce1">
            <text:p>0.000164160660702147</text:p>
          </table:table-cell>
          <table:table-cell office:value-type="float" office:value="0.642333333333334" table:style-name="ce1">
            <text:p>0.642333333333334</text:p>
          </table:table-cell>
          <table:table-cell office:value-type="float" office:value="0.0241392811879331" table:style-name="ce1">
            <text:p>0.0241392811879331</text:p>
          </table:table-cell>
          <table:table-cell office:value-type="float" office:value="1.76270332296858" table:style-name="ce1">
            <text:p>1.76270332296858</text:p>
          </table:table-cell>
          <table:table-cell office:value-type="float" office:value="2.30841316435673" table:style-name="ce1">
            <text:p>2.30841316435673</text:p>
          </table:table-cell>
          <table:table-cell office:value-type="float" office:value="2.30841316435673" table:style-name="ce1">
            <text:p>2.30841316435673</text:p>
          </table:table-cell>
          <table:table-cell office:value-type="float" office:value="1.01282962128364" table:style-name="ce1">
            <text:p>1.01282962128364</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I01100g" table:style-name="ce1">
            <text:p>CAGL0I01100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1100g" table:style-name="ce1">
            <text:p>CAGL0I01100g</text:p>
          </table:table-cell>
          <table:table-cell office:value-type="string" office:value="YOR120W" table:style-name="ce1">
            <text:p>YOR120W</text:p>
          </table:table-cell>
          <table:table-cell office:value-type="string" office:value="S000005646" table:style-name="ce1">
            <text:p>S000005646</text:p>
          </table:table-cell>
          <table:table-cell office:value-type="string" office:value="YOR120W" table:style-name="ce1">
            <text:p>YOR120W</text:p>
          </table:table-cell>
          <table:table-cell office:value-type="string" office:value="GCY1" table:style-name="ce1">
            <text:p>GCY1</text:p>
          </table:table-cell>
          <table:table-cell office:value-type="string" office:value="Glycerol dehydrogenase; involved in an alternative pathway for glycerol catabolism used under microaerobic conditions; also has mRNA binding activity; member of the aldo-keto reductase (AKR) family; human homolog AKR1B1 can complement yeast null mutant; protein abundance increases in response to DNA replication stress; GCY1 has a paralog, YPR1, that arose from the whole genome duplication" table:style-name="ce1">
            <text:p>Glycerol dehydrogenase; involved in an alternative pathway for glycerol catabolism used under microaerobic conditions; also has mRNA binding activity; member of the aldo-keto reductase (AKR) family; human homolog AKR1B1 can complement yeast null mutant; protein abundance increases in response to DNA replication stress; GCY1 has a paralog, YPR1, that arose from the whole genome duplication</text:p>
          </table:table-cell>
        </table:table-row>
        <table:table-row>
          <table:table-cell office:value-type="string" office:value="CAGL0I01166g" table:style-name="ce1">
            <text:p>CAGL0I01166g</text:p>
          </table:table-cell>
          <table:table-cell office:value-type="string" office:value="TRR1" table:style-name="ce1">
            <text:p>TRR1</text:p>
          </table:table-cell>
          <table:table-cell office:value-type="string" office:value="Thioredoxin reductase (NADPH)" table:style-name="ce1">
            <text:p>Thioredoxin reductase (NADPH)</text:p>
          </table:table-cell>
          <table:table-cell office:value-type="float" office:value="0.907" table:style-name="ce1">
            <text:p>0.907</text:p>
          </table:table-cell>
          <table:table-cell office:value-type="float" office:value="0.0407850463442906" table:style-name="ce1">
            <text:p>0.0407850463442906</text:p>
          </table:table-cell>
          <table:table-cell office:value-type="float" office:value="2.978" table:style-name="ce1">
            <text:p>2.978</text:p>
          </table:table-cell>
          <table:table-cell office:value-type="float" office:value="1.52593081173522e-06" table:style-name="ce1">
            <text:p>1.52593081173522e-06</text:p>
          </table:table-cell>
          <table:table-cell office:value-type="float" office:value="2.978" table:style-name="ce1">
            <text:p>2.978</text:p>
          </table:table-cell>
          <table:table-cell office:value-type="float" office:value="1.52593081173522e-06" table:style-name="ce1">
            <text:p>1.52593081173522e-06</text:p>
          </table:table-cell>
          <table:table-cell office:value-type="float" office:value="-0.606" table:style-name="ce1">
            <text:p>-0.606</text:p>
          </table:table-cell>
          <table:table-cell office:value-type="float" office:value="0.0251860251781867" table:style-name="ce1">
            <text:p>0.0251860251781867</text:p>
          </table:table-cell>
          <table:table-cell office:value-type="float" office:value="1.0100796573609" table:style-name="ce1">
            <text:p>1.0100796573609</text:p>
          </table:table-cell>
          <table:table-cell office:value-type="float" office:value="3.86035536557308" table:style-name="ce1">
            <text:p>3.86035536557308</text:p>
          </table:table-cell>
          <table:table-cell office:value-type="float" office:value="3.86035536557308" table:style-name="ce1">
            <text:p>3.86035536557308</text:p>
          </table:table-cell>
          <table:table-cell office:value-type="float" office:value="-1.17110380807909" table:style-name="ce1">
            <text:p>-1.17110380807909</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THIOL REDOX" table:style-name="ce1">
            <text:p>THIOL REDOX</text:p>
          </table:table-cell>
          <table:table-cell office:value-type="string" office:value="F3" table:style-name="ce1">
            <text:p>F3</text:p>
          </table:table-cell>
          <table:table-cell office:value-type="string" office:value="CAGL0I01166g" table:style-name="ce1">
            <text:p>CAGL0I01166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1166g" table:style-name="ce1">
            <text:p>CAGL0I01166g</text:p>
          </table:table-cell>
          <table:table-cell office:value-type="string" office:value="YHR106W" table:style-name="ce1">
            <text:p>YHR106W</text:p>
          </table:table-cell>
          <table:table-cell office:value-type="string" office:value="S000001148" table:style-name="ce1">
            <text:p>S000001148</text:p>
          </table:table-cell>
          <table:table-cell office:value-type="string" office:value="YHR106W" table:style-name="ce1">
            <text:p>YHR106W</text:p>
          </table:table-cell>
          <table:table-cell office:value-type="string" office:value="TRR2" table:style-name="ce1">
            <text:p>TRR2</text:p>
          </table:table-cell>
          <table:table-cell office:value-type="string" office:value="Mitochondrial thioredoxin reductase; involved in protection against oxidative stress, required with Glr1p to maintain the redox state of Trx3p; contains active-site motif (CAVC) present in prokaryotic orthologs; binds NADPH and FAD; TRR2 has a paralog, TRR1, that arose from the whole genome duplication" table:style-name="ce1">
            <text:p>Mitochondrial thioredoxin reductase; involved in protection against oxidative stress, required with Glr1p to maintain the redox state of Trx3p; contains active-site motif (CAVC) present in prokaryotic orthologs; binds NADPH and FAD; TRR2 has a paralog, TRR1, that arose from the whole genome duplication</text:p>
          </table:table-cell>
        </table:table-row>
        <table:table-row>
          <table:table-cell office:value-type="string" office:value="CAGL0I01276g" table:style-name="ce1">
            <text:p>CAGL0I01276g</text:p>
          </table:table-cell>
          <table:table-cell office:value-type="string" office:value="" table:style-name="ce1">
            <text:p/>
          </table:table-cell>
          <table:table-cell office:value-type="string" office:value="Ortholog(s) have cytoplasm, nucleus localization" table:style-name="ce1">
            <text:p>Ortholog(s) have cytoplasm, nucleus localization</text:p>
          </table:table-cell>
          <table:table-cell office:value-type="float" office:value="1.13433333333333" table:style-name="ce1">
            <text:p>1.13433333333333</text:p>
          </table:table-cell>
          <table:table-cell office:value-type="float" office:value="0.0404261145947301" table:style-name="ce1">
            <text:p>0.0404261145947301</text:p>
          </table:table-cell>
          <table:table-cell office:value-type="float" office:value="1.85075" table:style-name="ce1">
            <text:p>1.85075</text:p>
          </table:table-cell>
          <table:table-cell office:value-type="float" office:value="3.81736551875044e-05" table:style-name="ce1">
            <text:p>3.81736551875044e-05</text:p>
          </table:table-cell>
          <table:table-cell office:value-type="float" office:value="1.85075" table:style-name="ce1">
            <text:p>1.85075</text:p>
          </table:table-cell>
          <table:table-cell office:value-type="float" office:value="3.81736551875044e-05" table:style-name="ce1">
            <text:p>3.81736551875044e-05</text:p>
          </table:table-cell>
          <table:table-cell office:value-type="float" office:value="1.754" table:style-name="ce1">
            <text:p>1.754</text:p>
          </table:table-cell>
          <table:table-cell office:value-type="float" office:value="8.83721059339148e-05" table:style-name="ce1">
            <text:p>8.83721059339148e-05</text:p>
          </table:table-cell>
          <table:table-cell office:value-type="float" office:value="1.27748749270575" table:style-name="ce1">
            <text:p>1.27748749270575</text:p>
          </table:table-cell>
          <table:table-cell office:value-type="float" office:value="2.37137585242651" table:style-name="ce1">
            <text:p>2.37137585242651</text:p>
          </table:table-cell>
          <table:table-cell office:value-type="float" office:value="2.37137585242651" table:style-name="ce1">
            <text:p>2.37137585242651</text:p>
          </table:table-cell>
          <table:table-cell office:value-type="float" office:value="2.95766753501521" table:style-name="ce1">
            <text:p>2.95766753501521</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I01276g" table:style-name="ce1">
            <text:p>CAGL0I01276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CAGL0I01276g" table:style-name="ce1">
            <text:p>CAGL0I01276g</text:p>
          </table:table-cell>
          <table:table-cell office:value-type="string" office:value="YHR112C" table:style-name="ce1">
            <text:p>YHR112C</text:p>
          </table:table-cell>
          <table:table-cell office:value-type="string" office:value="S000001154" table:style-name="ce1">
            <text:p>S000001154</text:p>
          </table:table-cell>
          <table:table-cell office:value-type="string" office:value="YHR112C" table:style-name="ce1">
            <text:p>YHR112C</text:p>
          </table:table-cell>
          <table:table-cell office:value-type="string" office:value="" table:style-name="ce1">
            <text:p/>
          </table:table-cell>
          <table:table-cell office:value-type="string" office:value="Protein of unknown function; localizes to the cytoplasm and nucleus; overexpression affects protein trafficking through the endocytic pathway" table:style-name="ce1">
            <text:p>Protein of unknown function; localizes to the cytoplasm and nucleus; overexpression affects protein trafficking through the endocytic pathway</text:p>
          </table:table-cell>
        </table:table-row>
        <table:table-row>
          <table:table-cell office:value-type="string" office:value="CAGL0I01298g" table:style-name="ce1">
            <text:p>CAGL0I01298g</text:p>
          </table:table-cell>
          <table:table-cell office:value-type="string" office:value="" table:style-name="ce1">
            <text:p/>
          </table:table-cell>
          <table:table-cell office:value-type="string" office:value="Ortholog(s) have aminopeptidase activity, metalloaminopeptidase activity, role in cellular response to drug, chaperone-mediated protein folding, proteolysis and extracellular region, fungal-type vacuole lumen localization" table:style-name="ce1">
            <text:p>Ortholog(s) have aminopeptidase activity, metalloaminopeptidase activity, role in cellular response to drug, chaperone-mediated protein folding, proteolysis and extracellular region, fungal-type vacuole lumen localization</text:p>
          </table:table-cell>
          <table:table-cell office:value-type="float" office:value="-1.89866666666667" table:style-name="ce1">
            <text:p>-1.89866666666667</text:p>
          </table:table-cell>
          <table:table-cell office:value-type="float" office:value="1.76603256936027e-05" table:style-name="ce1">
            <text:p>1.76603256936027e-05</text:p>
          </table:table-cell>
          <table:table-cell office:value-type="float" office:value="-1.39883333333333" table:style-name="ce1">
            <text:p>-1.39883333333333</text:p>
          </table:table-cell>
          <table:table-cell office:value-type="float" office:value="4.09183095183391e-05" table:style-name="ce1">
            <text:p>4.09183095183391e-05</text:p>
          </table:table-cell>
          <table:table-cell office:value-type="float" office:value="-1.39883333333333" table:style-name="ce1">
            <text:p>-1.39883333333333</text:p>
          </table:table-cell>
          <table:table-cell office:value-type="float" office:value="4.09183095183391e-05" table:style-name="ce1">
            <text:p>4.09183095183391e-05</text:p>
          </table:table-cell>
          <table:table-cell office:value-type="float" office:value="0.219" table:style-name="ce1">
            <text:p>0.219</text:p>
          </table:table-cell>
          <table:table-cell office:value-type="float" office:value="0.281743756047803" table:style-name="ce1">
            <text:p>0.281743756047803</text:p>
          </table:table-cell>
          <table:table-cell office:value-type="float" office:value="-2.29017217562677" table:style-name="ce1">
            <text:p>-2.29017217562677</text:p>
          </table:table-cell>
          <table:table-cell office:value-type="float" office:value="-1.92098432463793" table:style-name="ce1">
            <text:p>-1.92098432463793</text:p>
          </table:table-cell>
          <table:table-cell office:value-type="float" office:value="-1.92098432463793" table:style-name="ce1">
            <text:p>-1.92098432463793</text:p>
          </table:table-cell>
          <table:table-cell office:value-type="float" office:value="0.272216682621244" table:style-name="ce1">
            <text:p>0.27221668262124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POST TRANSLATIONAL MODIFICATION" table:style-name="ce1">
            <text:p>POST TRANSLATIONAL MODIFICATION</text:p>
          </table:table-cell>
          <table:table-cell office:value-type="string" office:value="F1" table:style-name="ce1">
            <text:p>F1</text:p>
          </table:table-cell>
          <table:table-cell office:value-type="string" office:value="CAGL0I01298g" table:style-name="ce1">
            <text:p>CAGL0I01298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I01298g" table:style-name="ce1">
            <text:p>CAGL0I01298g</text:p>
          </table:table-cell>
          <table:table-cell office:value-type="string" office:value="YHR113W" table:style-name="ce1">
            <text:p>YHR113W</text:p>
          </table:table-cell>
          <table:table-cell office:value-type="string" office:value="S000001155" table:style-name="ce1">
            <text:p>S000001155</text:p>
          </table:table-cell>
          <table:table-cell office:value-type="string" office:value="YHR113W" table:style-name="ce1">
            <text:p>YHR113W</text:p>
          </table:table-cell>
          <table:table-cell office:value-type="string" office:value="APE4" table:style-name="ce1">
            <text:p>APE4</text:p>
          </table:table-cell>
          <table:table-cell office:value-type="string" office:value="Cytoplasmic aspartyl aminopeptidase with possible vacuole function; Cvt pathway cargo protein; cleaves unblocked N-terminal acidic amino acids from peptide substrates; forms a 12-subunit homo-oligomer; M18 metalloprotease family" table:style-name="ce1">
            <text:p>Cytoplasmic aspartyl aminopeptidase with possible vacuole function; Cvt pathway cargo protein; cleaves unblocked N-terminal acidic amino acids from peptide substrates; forms a 12-subunit homo-oligomer; M18 metalloprotease family</text:p>
          </table:table-cell>
        </table:table-row>
        <table:table-row>
          <table:table-cell office:value-type="string" office:value="CAGL0I01408g" table:style-name="ce1">
            <text:p>CAGL0I01408g</text:p>
          </table:table-cell>
          <table:table-cell office:value-type="string" office:value="CYC1" table:style-name="ce1">
            <text:p>CYC1</text:p>
          </table:table-cell>
          <table:table-cell office:value-type="string" office:value="Ortholog(s) have electron transfer activity and role in mitochondrial ATP synthesis coupled electron transport, mitochondrial electron transport, cytochrome c to oxygen, mitochondrial electron transport, ubiquinol to cytochrome c" table:style-name="ce1">
            <text:p>Ortholog(s) have electron transfer activity and role in mitochondrial ATP synthesis coupled electron transport, mitochondrial electron transport, cytochrome c to oxygen, mitochondrial electron transport, ubiquinol to cytochrome c</text:p>
          </table:table-cell>
          <table:table-cell office:value-type="float" office:value="-2.18416666666667" table:style-name="ce1">
            <text:p>-2.18416666666667</text:p>
          </table:table-cell>
          <table:table-cell office:value-type="float" office:value="0.00170158165917655" table:style-name="ce1">
            <text:p>0.00170158165917655</text:p>
          </table:table-cell>
          <table:table-cell office:value-type="float" office:value="-3.15925" table:style-name="ce1">
            <text:p>-3.15925</text:p>
          </table:table-cell>
          <table:table-cell office:value-type="float" office:value="1.76528973664797e-06" table:style-name="ce1">
            <text:p>1.76528973664797e-06</text:p>
          </table:table-cell>
          <table:table-cell office:value-type="float" office:value="-3.15925" table:style-name="ce1">
            <text:p>-3.15925</text:p>
          </table:table-cell>
          <table:table-cell office:value-type="float" office:value="1.76528973664797e-06" table:style-name="ce1">
            <text:p>1.76528973664797e-06</text:p>
          </table:table-cell>
          <table:table-cell office:value-type="float" office:value="-1.08283333333333" table:style-name="ce1">
            <text:p>-1.08283333333333</text:p>
          </table:table-cell>
          <table:table-cell office:value-type="float" office:value="0.00101492224409555" table:style-name="ce1">
            <text:p>0.00101492224409555</text:p>
          </table:table-cell>
          <table:table-cell office:value-type="float" office:value="-2.62600034420868" table:style-name="ce1">
            <text:p>-2.62600034420868</text:p>
          </table:table-cell>
          <table:table-cell office:value-type="float" office:value="-4.24631087266938" table:style-name="ce1">
            <text:p>-4.24631087266938</text:p>
          </table:table-cell>
          <table:table-cell office:value-type="float" office:value="-4.24631087266938" table:style-name="ce1">
            <text:p>-4.24631087266938</text:p>
          </table:table-cell>
          <table:table-cell office:value-type="float" office:value="-2.00531389371418" table:style-name="ce1">
            <text:p>-2.0053138937141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I01408g" table:style-name="ce1">
            <text:p>CAGL0I01408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I01408g" table:style-name="ce1">
            <text:p>CAGL0I01408g</text:p>
          </table:table-cell>
          <table:table-cell office:value-type="string" office:value="YJR048W" table:style-name="ce1">
            <text:p>YJR048W</text:p>
          </table:table-cell>
          <table:table-cell office:value-type="string" office:value="S000003809" table:style-name="ce1">
            <text:p>S000003809</text:p>
          </table:table-cell>
          <table:table-cell office:value-type="string" office:value="YJR048W" table:style-name="ce1">
            <text:p>YJR048W</text:p>
          </table:table-cell>
          <table:table-cell office:value-type="string" office:value="CYC1" table:style-name="ce1">
            <text:p>CYC1</text:p>
          </table:table-cell>
          <table:table-cell office:value-type="string" office:value="Cytochrome c, isoform 1; also known as iso-1-cytochrome c; electron carrier of mitochondrial intermembrane space that transfers electrons from ubiquinone-cytochrome c oxidoreductase to cytochrome c oxidase during cellular respiration; CYC1 has a paralog, CYC7, that arose from the whole genome duplication; human homolog CYC1 can complement yeast null mutant; mutations in human CYC1 cause insulin-responsive hyperglycemia" table:style-name="ce1">
            <text:p>Cytochrome c, isoform 1; also known as iso-1-cytochrome c; electron carrier of mitochondrial intermembrane space that transfers electrons from ubiquinone-cytochrome c oxidoreductase to cytochrome c oxidase during cellular respiration; CYC1 has a paralog, CYC7, that arose from the whole genome duplication; human homolog CYC1 can complement yeast null mutant; mutations in human CYC1 cause insulin-responsive hyperglycemia</text:p>
          </table:table-cell>
        </table:table-row>
        <table:table-row>
          <table:table-cell office:value-type="string" office:value="CAGL0I02024g" table:style-name="ce1">
            <text:p>CAGL0I02024g</text:p>
          </table:table-cell>
          <table:table-cell office:value-type="string" office:value="OYE2" table:style-name="ce1">
            <text:p>OYE2</text:p>
          </table:table-cell>
          <table:table-cell office:value-type="string" office:value="Putative NADPH dehydrogenase; protein abundance increased in ace2 mutant cells" table:style-name="ce1">
            <text:p>Putative NADPH dehydrogenase; protein abundance increased in ace2 mutant cells</text:p>
          </table:table-cell>
          <table:table-cell office:value-type="float" office:value="2.15766666666667" table:style-name="ce1">
            <text:p>2.15766666666667</text:p>
          </table:table-cell>
          <table:table-cell office:value-type="float" office:value="3.37697493083088e-06" table:style-name="ce1">
            <text:p>3.37697493083088e-06</text:p>
          </table:table-cell>
          <table:table-cell office:value-type="float" office:value="0.964916666666667" table:style-name="ce1">
            <text:p>0.964916666666667</text:p>
          </table:table-cell>
          <table:table-cell office:value-type="float" office:value="0.000415606673022621" table:style-name="ce1">
            <text:p>0.000415606673022621</text:p>
          </table:table-cell>
          <table:table-cell office:value-type="float" office:value="0.964916666666667" table:style-name="ce1">
            <text:p>0.964916666666667</text:p>
          </table:table-cell>
          <table:table-cell office:value-type="float" office:value="0.000415606673022621" table:style-name="ce1">
            <text:p>0.000415606673022621</text:p>
          </table:table-cell>
          <table:table-cell office:value-type="float" office:value="-0.192833333333333" table:style-name="ce1">
            <text:p>-0.192833333333333</text:p>
          </table:table-cell>
          <table:table-cell office:value-type="float" office:value="0.323636790268608" table:style-name="ce1">
            <text:p>0.323636790268608</text:p>
          </table:table-cell>
          <table:table-cell office:value-type="float" office:value="2.48121484535778" table:style-name="ce1">
            <text:p>2.48121484535778</text:p>
          </table:table-cell>
          <table:table-cell office:value-type="float" office:value="1.20128254092003" table:style-name="ce1">
            <text:p>1.20128254092003</text:p>
          </table:table-cell>
          <table:table-cell office:value-type="float" office:value="1.20128254092003" table:style-name="ce1">
            <text:p>1.20128254092003</text:p>
          </table:table-cell>
          <table:table-cell office:value-type="float" office:value="-0.448277243140481" table:style-name="ce1">
            <text:p>-0.44827724314048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FLAVO HEMO PROTEIN" table:style-name="ce1">
            <text:p>FLAVO HEMO PROTEIN</text:p>
          </table:table-cell>
          <table:table-cell office:value-type="string" office:value="F3" table:style-name="ce1">
            <text:p>F3</text:p>
          </table:table-cell>
          <table:table-cell office:value-type="string" office:value="CAGL0I02024g" table:style-name="ce1">
            <text:p>CAGL0I02024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I02024g" table:style-name="ce1">
            <text:p>CAGL0I02024g</text:p>
          </table:table-cell>
          <table:table-cell office:value-type="string" office:value="YHR179W" table:style-name="ce1">
            <text:p>YHR179W</text:p>
          </table:table-cell>
          <table:table-cell office:value-type="string" office:value="S000001222" table:style-name="ce1">
            <text:p>S000001222</text:p>
          </table:table-cell>
          <table:table-cell office:value-type="string" office:value="YHR179W" table:style-name="ce1">
            <text:p>YHR179W</text:p>
          </table:table-cell>
          <table:table-cell office:value-type="string" office:value="OYE2" table:style-name="ce1">
            <text:p>OYE2</text:p>
          </table:table-cell>
          <table:table-cell office:value-type="string" office:value="Conserved NADPH oxidoreductase containing flavin mononucleotide (FMN); responsible for geraniol reduction into citronellol during fermentation; homologous to Oye3p with different ligand binding and catalytic properties; may be involved in sterol metabolism, oxidative stress response, and programmed cell death; protein abundance increases in response to DNA replication stress" table:style-name="ce1">
            <text:p>Conserved NADPH oxidoreductase containing flavin mononucleotide (FMN); responsible for geraniol reduction into citronellol during fermentation; homologous to Oye3p with different ligand binding and catalytic properties; may be involved in sterol metabolism, oxidative stress response, and programmed cell death; protein abundance increases in response to DNA replication stress</text:p>
          </table:table-cell>
        </table:table-row>
        <table:table-row>
          <table:table-cell office:value-type="string" office:value="CAGL0I02134g" table:style-name="ce1">
            <text:p>CAGL0I02134g</text:p>
          </table:table-cell>
          <table:table-cell office:value-type="string" office:value="PEX21B" table:style-name="ce1">
            <text:p>PEX21B</text:p>
          </table:table-cell>
          <table:table-cell office:value-type="string" office:value="Ortholog(s) have role in protein import into peroxisome matrix and cytosol, peroxisome localization" table:style-name="ce1">
            <text:p>Ortholog(s) have role in protein import into peroxisome matrix and cytosol, peroxisome localization</text:p>
          </table:table-cell>
          <table:table-cell office:value-type="float" office:value="2.12016666666667" table:style-name="ce1">
            <text:p>2.12016666666667</text:p>
          </table:table-cell>
          <table:table-cell office:value-type="float" office:value="0.000412972646984574" table:style-name="ce1">
            <text:p>0.000412972646984574</text:p>
          </table:table-cell>
          <table:table-cell office:value-type="float" office:value="2.47141666666667" table:style-name="ce1">
            <text:p>2.47141666666667</text:p>
          </table:table-cell>
          <table:table-cell office:value-type="float" office:value="5.1833712353665e-05" table:style-name="ce1">
            <text:p>5.1833712353665e-05</text:p>
          </table:table-cell>
          <table:table-cell office:value-type="float" office:value="2.47141666666667" table:style-name="ce1">
            <text:p>2.47141666666667</text:p>
          </table:table-cell>
          <table:table-cell office:value-type="float" office:value="5.1833712353665e-05" table:style-name="ce1">
            <text:p>5.1833712353665e-05</text:p>
          </table:table-cell>
          <table:table-cell office:value-type="float" office:value="2.09383333333333" table:style-name="ce1">
            <text:p>2.09383333333333</text:p>
          </table:table-cell>
          <table:table-cell office:value-type="float" office:value="0.000217128612865895" table:style-name="ce1">
            <text:p>0.000217128612865895</text:p>
          </table:table-cell>
          <table:table-cell office:value-type="float" office:value="2.43710431533388" table:style-name="ce1">
            <text:p>2.43710431533388</text:p>
          </table:table-cell>
          <table:table-cell office:value-type="float" office:value="3.19121169288749" table:style-name="ce1">
            <text:p>3.19121169288749</text:p>
          </table:table-cell>
          <table:table-cell office:value-type="float" office:value="3.19121169288749" table:style-name="ce1">
            <text:p>3.19121169288749</text:p>
          </table:table-cell>
          <table:table-cell office:value-type="float" office:value="3.5521989452249" table:style-name="ce1">
            <text:p>3.5521989452249</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PEROXISOME" table:style-name="ce1">
            <text:p>PEROXISOME</text:p>
          </table:table-cell>
          <table:table-cell office:value-type="string" office:value="F4" table:style-name="ce1">
            <text:p>F4</text:p>
          </table:table-cell>
          <table:table-cell office:value-type="string" office:value="CAGL0I02134g" table:style-name="ce1">
            <text:p>CAGL0I02134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CAGL0I02134g" table:style-name="ce1">
            <text:p>CAGL0I02134g</text:p>
          </table:table-cell>
          <table:table-cell office:value-type="string" office:value="YHR160C" table:style-name="ce1">
            <text:p>YHR160C</text:p>
          </table:table-cell>
          <table:table-cell office:value-type="string" office:value="S000001203" table:style-name="ce1">
            <text:p>S000001203</text:p>
          </table:table-cell>
          <table:table-cell office:value-type="string" office:value="YHR160C" table:style-name="ce1">
            <text:p>YHR160C</text:p>
          </table:table-cell>
          <table:table-cell office:value-type="string" office:value="PEX18" table:style-name="ce1">
            <text:p>PEX18</text:p>
          </table:table-cell>
          <table:table-cell office:value-type="string" office:value="Peroxin; required for targeting of peroxisomal matrix proteins containing PTS2; interacts with Pex7p; partially redundant with Pex21p; primarily responsible for peroxisomal import during growth on oleate, and expression is induced during oleate growth" table:style-name="ce1">
            <text:p>Peroxin; required for targeting of peroxisomal matrix proteins containing PTS2; interacts with Pex7p; partially redundant with Pex21p; primarily responsible for peroxisomal import during growth on oleate, and expression is induced during oleate growth</text:p>
          </table:table-cell>
        </table:table-row>
        <table:table-row>
          <table:table-cell office:value-type="string" office:value="CAGL0I02486g" table:style-name="ce1">
            <text:p>CAGL0I02486g</text:p>
          </table:table-cell>
          <table:table-cell office:value-type="string" office:value="ENO1" table:style-name="ce1">
            <text:p>ENO1</text:p>
          </table:table-cell>
          <table:table-cell office:value-type="string" office:value="Putative enolase I; protein abundance increased in azole resistant strain and in ace2 mutant cells" table:style-name="ce1">
            <text:p>Putative enolase I; protein abundance increased in azole resistant strain and in ace2 mutant cells</text:p>
          </table:table-cell>
          <table:table-cell office:value-type="float" office:value="0.955" table:style-name="ce1">
            <text:p>0.955</text:p>
          </table:table-cell>
          <table:table-cell office:value-type="float" office:value="0.00051169576378612" table:style-name="ce1">
            <text:p>0.00051169576378612</text:p>
          </table:table-cell>
          <table:table-cell office:value-type="float" office:value="0.0436666666666666" table:style-name="ce1">
            <text:p>0.0436666666666666</text:p>
          </table:table-cell>
          <table:table-cell office:value-type="float" office:value="0.916839316422769" table:style-name="ce1">
            <text:p>0.916839316422769</text:p>
          </table:table-cell>
          <table:table-cell office:value-type="float" office:value="0.0436666666666666" table:style-name="ce1">
            <text:p>0.0436666666666666</text:p>
          </table:table-cell>
          <table:table-cell office:value-type="float" office:value="0.916839316422769" table:style-name="ce1">
            <text:p>0.916839316422769</text:p>
          </table:table-cell>
          <table:table-cell office:value-type="float" office:value="1.89533333333333" table:style-name="ce1">
            <text:p>1.89533333333333</text:p>
          </table:table-cell>
          <table:table-cell office:value-type="float" office:value="0.000566133935872328" table:style-name="ce1">
            <text:p>0.000566133935872328</text:p>
          </table:table-cell>
          <table:table-cell office:value-type="float" office:value="1.06654113579148" table:style-name="ce1">
            <text:p>1.06654113579148</text:p>
          </table:table-cell>
          <table:table-cell office:value-type="float" office:value="-0.0155924881208008" table:style-name="ce1">
            <text:p>-0.0155924881208008</text:p>
          </table:table-cell>
          <table:table-cell office:value-type="float" office:value="-0.0155924881208008" table:style-name="ce1">
            <text:p>-0.0155924881208008</text:p>
          </table:table-cell>
          <table:table-cell office:value-type="float" office:value="3.20492728776549" table:style-name="ce1">
            <text:p>3.2049272877654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I02486g" table:style-name="ce1">
            <text:p>CAGL0I02486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I02486g" table:style-name="ce1">
            <text:p>CAGL0I02486g</text:p>
          </table:table-cell>
          <table:table-cell office:value-type="string" office:value="YHR174W" table:style-name="ce1">
            <text:p>YHR174W</text:p>
          </table:table-cell>
          <table:table-cell office:value-type="string" office:value="S000001217" table:style-name="ce1">
            <text:p>S000001217</text:p>
          </table:table-cell>
          <table:table-cell office:value-type="string" office:value="YHR174W" table:style-name="ce1">
            <text:p>YHR174W</text:p>
          </table:table-cell>
          <table:table-cell office:value-type="string" office:value="ENO2" table:style-name="ce1">
            <text:p>ENO2</text:p>
          </table:table-cell>
          <table:table-cell office:value-type="string" office:value="Enolase II, a phosphopyruvate hydratase; catalyzes conversion of 2-phosphoglycerate to phosphoenolpyruvate during glycolysis and the reverse reaction during gluconeogenesis; expression induced in response to glucose; ENO2 has a paralog, ENO1, that arose from the whole genome duplication" table:style-name="ce1">
            <text:p>Enolase II, a phosphopyruvate hydratase; catalyzes conversion of 2-phosphoglycerate to phosphoenolpyruvate during glycolysis and the reverse reaction during gluconeogenesis; expression induced in response to glucose; ENO2 has a paralog, ENO1, that arose from the whole genome duplication</text:p>
          </table:table-cell>
        </table:table-row>
        <table:table-row>
          <table:table-cell office:value-type="string" office:value="CAGL0I02508g" table:style-name="ce1">
            <text:p>CAGL0I02508g</text:p>
          </table:table-cell>
          <table:table-cell office:value-type="string" office:value="" table:style-name="ce1">
            <text:p/>
          </table:table-cell>
          <table:table-cell office:value-type="string" office:value="Ortholog(s) have copper ion transmembrane transporter activity and role in cellular copper ion homeostasis, copper ion import, protein maturation by copper ion transfer" table:style-name="ce1">
            <text:p>Ortholog(s) have copper ion transmembrane transporter activity and role in cellular copper ion homeostasis, copper ion import, protein maturation by copper ion transfer</text:p>
          </table:table-cell>
          <table:table-cell office:value-type="float" office:value="1.4335" table:style-name="ce1">
            <text:p>1.4335</text:p>
          </table:table-cell>
          <table:table-cell office:value-type="float" office:value="0.000141613380699853" table:style-name="ce1">
            <text:p>0.000141613380699853</text:p>
          </table:table-cell>
          <table:table-cell office:value-type="float" office:value="1.88133333333333" table:style-name="ce1">
            <text:p>1.88133333333333</text:p>
          </table:table-cell>
          <table:table-cell office:value-type="float" office:value="3.52335962666692e-05" table:style-name="ce1">
            <text:p>3.52335962666692e-05</text:p>
          </table:table-cell>
          <table:table-cell office:value-type="float" office:value="1.88133333333333" table:style-name="ce1">
            <text:p>1.88133333333333</text:p>
          </table:table-cell>
          <table:table-cell office:value-type="float" office:value="3.52335962666692e-05" table:style-name="ce1">
            <text:p>3.52335962666692e-05</text:p>
          </table:table-cell>
          <table:table-cell office:value-type="float" office:value="-0.564" table:style-name="ce1">
            <text:p>-0.564</text:p>
          </table:table-cell>
          <table:table-cell office:value-type="float" office:value="0.0303957213920754" table:style-name="ce1">
            <text:p>0.0303957213920754</text:p>
          </table:table-cell>
          <table:table-cell office:value-type="float" office:value="1.62939149889637" table:style-name="ce1">
            <text:p>1.62939149889637</text:p>
          </table:table-cell>
          <table:table-cell office:value-type="float" office:value="2.4117732414503" table:style-name="ce1">
            <text:p>2.4117732414503</text:p>
          </table:table-cell>
          <table:table-cell office:value-type="float" office:value="2.4117732414503" table:style-name="ce1">
            <text:p>2.4117732414503</text:p>
          </table:table-cell>
          <table:table-cell office:value-type="float" office:value="-1.09762567400708" table:style-name="ce1">
            <text:p>-1.09762567400708</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VACUOLAR MEMBRANE" table:style-name="ce1">
            <text:p>VACUOLAR MEMBRANE</text:p>
          </table:table-cell>
          <table:table-cell office:value-type="string" office:value="F4" table:style-name="ce1">
            <text:p>F4</text:p>
          </table:table-cell>
          <table:table-cell office:value-type="string" office:value="CAGL0I02508g" table:style-name="ce1">
            <text:p>CAGL0I02508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2508g" table:style-name="ce1">
            <text:p>CAGL0I02508g</text:p>
          </table:table-cell>
          <table:table-cell office:value-type="string" office:value="YHR175W" table:style-name="ce1">
            <text:p>YHR175W</text:p>
          </table:table-cell>
          <table:table-cell office:value-type="string" office:value="S000001218" table:style-name="ce1">
            <text:p>S000001218</text:p>
          </table:table-cell>
          <table:table-cell office:value-type="string" office:value="YHR175W" table:style-name="ce1">
            <text:p>YHR175W</text:p>
          </table:table-cell>
          <table:table-cell office:value-type="string" office:value="CTR2" table:style-name="ce1">
            <text:p>CTR2</text:p>
          </table:table-cell>
          <table:table-cell office:value-type="string" office:value="Low-affinity copper transporter of the vacuolar membrane; mutation confers resistance to toxic copper concentrations, while overexpression confers resistance to copper starvation; regulated by nonsense-mediated mRNA decay pathway" table:style-name="ce1">
            <text:p>Low-affinity copper transporter of the vacuolar membrane; mutation confers resistance to toxic copper concentrations, while overexpression confers resistance to copper starvation; regulated by nonsense-mediated mRNA decay pathway</text:p>
          </table:table-cell>
        </table:table-row>
        <table:table-row>
          <table:table-cell office:value-type="string" office:value="CAGL0I02530g" table:style-name="ce1">
            <text:p>CAGL0I02530g</text:p>
          </table:table-cell>
          <table:table-cell office:value-type="string" office:value="" table:style-name="ce1">
            <text:p/>
          </table:table-cell>
          <table:table-cell office:value-type="string" office:value="Ortholog(s) have N,N-dimethylaniline monooxygenase activity, role in protein folding and endoplasmic reticulum membrane localization" table:style-name="ce1">
            <text:p>Ortholog(s) have N,N-dimethylaniline monooxygenase activity, role in protein folding and endoplasmic reticulum membrane localization</text:p>
          </table:table-cell>
          <table:table-cell office:value-type="float" office:value="2.6945" table:style-name="ce1">
            <text:p>2.6945</text:p>
          </table:table-cell>
          <table:table-cell office:value-type="float" office:value="5.35634812191468e-06" table:style-name="ce1">
            <text:p>5.35634812191468e-06</text:p>
          </table:table-cell>
          <table:table-cell office:value-type="float" office:value="1.97875" table:style-name="ce1">
            <text:p>1.97875</text:p>
          </table:table-cell>
          <table:table-cell office:value-type="float" office:value="4.23366244595024e-06" table:style-name="ce1">
            <text:p>4.23366244595024e-06</text:p>
          </table:table-cell>
          <table:table-cell office:value-type="float" office:value="1.97875" table:style-name="ce1">
            <text:p>1.97875</text:p>
          </table:table-cell>
          <table:table-cell office:value-type="float" office:value="4.23366244595024e-06" table:style-name="ce1">
            <text:p>4.23366244595024e-06</text:p>
          </table:table-cell>
          <table:table-cell office:value-type="float" office:value="1.12933333333333" table:style-name="ce1">
            <text:p>1.12933333333333</text:p>
          </table:table-cell>
          <table:table-cell office:value-type="float" office:value="0.000470363664609434" table:style-name="ce1">
            <text:p>0.000470363664609434</text:p>
          </table:table-cell>
          <table:table-cell office:value-type="float" office:value="3.11268158849983" table:style-name="ce1">
            <text:p>3.11268158849983</text:p>
          </table:table-cell>
          <table:table-cell office:value-type="float" office:value="2.54045048332716" table:style-name="ce1">
            <text:p>2.54045048332716</text:p>
          </table:table-cell>
          <table:table-cell office:value-type="float" office:value="2.54045048332716" table:style-name="ce1">
            <text:p>2.54045048332716</text:p>
          </table:table-cell>
          <table:table-cell office:value-type="float" office:value="1.86482608064251" table:style-name="ce1">
            <text:p>1.8648260806425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FLAVO HEMO PROTEIN" table:style-name="ce1">
            <text:p>FLAVO HEMO PROTEIN</text:p>
          </table:table-cell>
          <table:table-cell office:value-type="string" office:value="F3" table:style-name="ce1">
            <text:p>F3</text:p>
          </table:table-cell>
          <table:table-cell office:value-type="string" office:value="CAGL0I02530g" table:style-name="ce1">
            <text:p>CAGL0I02530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2530g" table:style-name="ce1">
            <text:p>CAGL0I02530g</text:p>
          </table:table-cell>
          <table:table-cell office:value-type="string" office:value="YHR176W" table:style-name="ce1">
            <text:p>YHR176W</text:p>
          </table:table-cell>
          <table:table-cell office:value-type="string" office:value="S000001219" table:style-name="ce1">
            <text:p>S000001219</text:p>
          </table:table-cell>
          <table:table-cell office:value-type="string" office:value="YHR176W" table:style-name="ce1">
            <text:p>YHR176W</text:p>
          </table:table-cell>
          <table:table-cell office:value-type="string" office:value="FMO1" table:style-name="ce1">
            <text:p>FMO1</text:p>
          </table:table-cell>
          <table:table-cell office:value-type="string" office:value="Flavin-containing monooxygenase; localized to the cytoplasmic face of the ER membrane; catalyzes oxidation of biological thiols to maintain the ER redox buffer ratio for correct folding of disulfide-bonded proteins" table:style-name="ce1">
            <text:p>Flavin-containing monooxygenase; localized to the cytoplasmic face of the ER membrane; catalyzes oxidation of biological thiols to maintain the ER redox buffer ratio for correct folding of disulfide-bonded proteins</text:p>
          </table:table-cell>
        </table:table-row>
        <table:table-row>
          <table:table-cell office:value-type="string" office:value="CAGL0I03036g" table:style-name="ce1">
            <text:p>CAGL0I03036g</text:p>
          </table:table-cell>
          <table:table-cell office:value-type="string" office:value="" table:style-name="ce1">
            <text:p/>
          </table:table-cell>
          <table:table-cell office:value-type="string" office:value="Ortholog(s) have structural constituent of ribosome activity and mitochondrial large ribosomal subunit localization" table:style-name="ce1">
            <text:p>Ortholog(s) have structural constituent of ribosome activity and mitochondrial large ribosomal subunit localization</text:p>
          </table:table-cell>
          <table:table-cell office:value-type="float" office:value="-0.623" table:style-name="ce1">
            <text:p>-0.623</text:p>
          </table:table-cell>
          <table:table-cell office:value-type="float" office:value="0.00197517235197587" table:style-name="ce1">
            <text:p>0.00197517235197587</text:p>
          </table:table-cell>
          <table:table-cell office:value-type="float" office:value="-0.24825" table:style-name="ce1">
            <text:p>-0.24825</text:p>
          </table:table-cell>
          <table:table-cell office:value-type="float" office:value="0.440703252425553" table:style-name="ce1">
            <text:p>0.440703252425553</text:p>
          </table:table-cell>
          <table:table-cell office:value-type="float" office:value="-0.24825" table:style-name="ce1">
            <text:p>-0.24825</text:p>
          </table:table-cell>
          <table:table-cell office:value-type="float" office:value="0.440703252425553" table:style-name="ce1">
            <text:p>0.440703252425553</text:p>
          </table:table-cell>
          <table:table-cell office:value-type="float" office:value="1.52216666666667" table:style-name="ce1">
            <text:p>1.52216666666667</text:p>
          </table:table-cell>
          <table:table-cell office:value-type="float" office:value="0.00097924350563566" table:style-name="ce1">
            <text:p>0.00097924350563566</text:p>
          </table:table-cell>
          <table:table-cell office:value-type="float" office:value="-0.789629967613959" table:style-name="ce1">
            <text:p>-0.789629967613959</text:p>
          </table:table-cell>
          <table:table-cell office:value-type="float" office:value="-0.401183915233423" table:style-name="ce1">
            <text:p>-0.401183915233423</text:p>
          </table:table-cell>
          <table:table-cell office:value-type="float" office:value="-0.401183915233423" table:style-name="ce1">
            <text:p>-0.401183915233423</text:p>
          </table:table-cell>
          <table:table-cell office:value-type="float" office:value="2.55207989813356" table:style-name="ce1">
            <text:p>2.5520798981335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MITOCHONDRIAL BIOGENESIS" table:style-name="ce1">
            <text:p>MITOCHONDRIAL BIOGENESIS</text:p>
          </table:table-cell>
          <table:table-cell office:value-type="string" office:value="F1" table:style-name="ce1">
            <text:p>F1</text:p>
          </table:table-cell>
          <table:table-cell office:value-type="string" office:value="CAGL0I03036g" table:style-name="ce1">
            <text:p>CAGL0I03036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I03036g" table:style-name="ce1">
            <text:p>CAGL0I03036g</text:p>
          </table:table-cell>
          <table:table-cell office:value-type="string" office:value="YNL284C" table:style-name="ce1">
            <text:p>YNL284C</text:p>
          </table:table-cell>
          <table:table-cell office:value-type="string" office:value="S000005228" table:style-name="ce1">
            <text:p>S000005228</text:p>
          </table:table-cell>
          <table:table-cell office:value-type="string" office:value="YNL284C" table:style-name="ce1">
            <text:p>YNL284C</text:p>
          </table:table-cell>
          <table:table-cell office:value-type="string" office:value="MRPL10" table:style-name="ce1">
            <text:p>MRPL10</text:p>
          </table:table-cell>
          <table:table-cell office:value-type="string" office:value="Mitochondrial ribosomal protein of the large subunit; appears as two protein spots (YmL10 and YmL18) on two-dimensional SDS gels" table:style-name="ce1">
            <text:p>Mitochondrial ribosomal protein of the large subunit; appears as two protein spots (YmL10 and YmL18) on two-dimensional SDS gels</text:p>
          </table:table-cell>
        </table:table-row>
        <table:table-row>
          <table:table-cell office:value-type="string" office:value="CAGL0I03080g" table:style-name="ce1">
            <text:p>CAGL0I03080g</text:p>
          </table:table-cell>
          <table:table-cell office:value-type="string" office:value="URA3" table:style-name="ce1">
            <text:p>URA3</text:p>
          </table:table-cell>
          <table:table-cell office:value-type="string" office:value="Orotidine 5'-phosphate decarboxylase, catalyzes a step in pyrimidine biosynthesis; protein abundance decreased in ace2 mutant cells" table:style-name="ce1">
            <text:p>Orotidine 5'-phosphate decarboxylase, catalyzes a step in pyrimidine biosynthesis; protein abundance decreased in ace2 mutant cells</text:p>
          </table:table-cell>
          <table:table-cell office:value-type="float" office:value="-0.379333333333334" table:style-name="ce1">
            <text:p>-0.379333333333334</text:p>
          </table:table-cell>
          <table:table-cell office:value-type="float" office:value="0.0574170227162653" table:style-name="ce1">
            <text:p>0.0574170227162653</text:p>
          </table:table-cell>
          <table:table-cell office:value-type="float" office:value="-0.566583333333333" table:style-name="ce1">
            <text:p>-0.566583333333333</text:p>
          </table:table-cell>
          <table:table-cell office:value-type="float" office:value="0.0106438139958574" table:style-name="ce1">
            <text:p>0.0106438139958574</text:p>
          </table:table-cell>
          <table:table-cell office:value-type="float" office:value="-0.566583333333333" table:style-name="ce1">
            <text:p>-0.566583333333333</text:p>
          </table:table-cell>
          <table:table-cell office:value-type="float" office:value="0.0106438139958574" table:style-name="ce1">
            <text:p>0.0106438139958574</text:p>
          </table:table-cell>
          <table:table-cell office:value-type="float" office:value="2.15066666666667" table:style-name="ce1">
            <text:p>2.15066666666667</text:p>
          </table:table-cell>
          <table:table-cell office:value-type="float" office:value="4.29702924304226e-06" table:style-name="ce1">
            <text:p>4.29702924304226e-06</text:p>
          </table:table-cell>
          <table:table-cell office:value-type="float" office:value="-0.503009545858704" table:style-name="ce1">
            <text:p>-0.503009545858704</text:p>
          </table:table-cell>
          <table:table-cell office:value-type="float" office:value="-0.821668999895204" table:style-name="ce1">
            <text:p>-0.821668999895204</text:p>
          </table:table-cell>
          <table:table-cell office:value-type="float" office:value="-0.821668999895204" table:style-name="ce1">
            <text:p>-0.821668999895204</text:p>
          </table:table-cell>
          <table:table-cell office:value-type="float" office:value="3.65162769013981" table:style-name="ce1">
            <text:p>3.6516276901398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I03080g" table:style-name="ce1">
            <text:p>CAGL0I03080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I03080g" table:style-name="ce1">
            <text:p>CAGL0I03080g</text:p>
          </table:table-cell>
          <table:table-cell office:value-type="string" office:value="YEL021W" table:style-name="ce1">
            <text:p>YEL021W</text:p>
          </table:table-cell>
          <table:table-cell office:value-type="string" office:value="S000000747" table:style-name="ce1">
            <text:p>S000000747</text:p>
          </table:table-cell>
          <table:table-cell office:value-type="string" office:value="YEL021W" table:style-name="ce1">
            <text:p>YEL021W</text:p>
          </table:table-cell>
          <table:table-cell office:value-type="string" office:value="URA3" table:style-name="ce1">
            <text:p>URA3</text:p>
          </table:table-cell>
          <table:table-cell office:value-type="string" office:value="Orotidine-5'-phosphate (OMP) decarboxylase; catalyzes the sixth enzymatic step in the de novo biosynthesis of pyrimidines, converting OMP into uridine monophosphate (UMP); converts 5-FOA into 5-fluorouracil, a toxic compound" table:style-name="ce1">
            <text:p>Orotidine-5'-phosphate (OMP) decarboxylase; catalyzes the sixth enzymatic step in the de novo biosynthesis of pyrimidines, converting OMP into uridine monophosphate (UMP); converts 5-FOA into 5-fluorouracil, a toxic compound</text:p>
          </table:table-cell>
        </table:table-row>
        <table:table-row>
          <table:table-cell office:value-type="string" office:value="CAGL0I03190g" table:style-name="ce1">
            <text:p>CAGL0I03190g</text:p>
          </table:table-cell>
          <table:table-cell office:value-type="string" office:value="RIP1" table:style-name="ce1">
            <text:p>RIP1</text:p>
          </table:table-cell>
          <table:table-cell office:value-type="string" office:value="Putative ubiquinol-Cytochrome c reductase iron-sulfur protein" table:style-name="ce1">
            <text:p>Putative ubiquinol-Cytochrome c reductase iron-sulfur protein</text:p>
          </table:table-cell>
          <table:table-cell office:value-type="float" office:value="-1.8995" table:style-name="ce1">
            <text:p>-1.8995</text:p>
          </table:table-cell>
          <table:table-cell office:value-type="float" office:value="0.00123531205961878" table:style-name="ce1">
            <text:p>0.00123531205961878</text:p>
          </table:table-cell>
          <table:table-cell office:value-type="float" office:value="-2.576" table:style-name="ce1">
            <text:p>-2.576</text:p>
          </table:table-cell>
          <table:table-cell office:value-type="float" office:value="2.02184233272617e-06" table:style-name="ce1">
            <text:p>2.02184233272617e-06</text:p>
          </table:table-cell>
          <table:table-cell office:value-type="float" office:value="-2.576" table:style-name="ce1">
            <text:p>-2.576</text:p>
          </table:table-cell>
          <table:table-cell office:value-type="float" office:value="2.02184233272617e-06" table:style-name="ce1">
            <text:p>2.02184233272617e-06</text:p>
          </table:table-cell>
          <table:table-cell office:value-type="float" office:value="0.278166666666667" table:style-name="ce1">
            <text:p>0.278166666666667</text:p>
          </table:table-cell>
          <table:table-cell office:value-type="float" office:value="0.242569992658709" table:style-name="ce1">
            <text:p>0.242569992658709</text:p>
          </table:table-cell>
          <table:table-cell office:value-type="float" office:value="-2.2911524096273" table:style-name="ce1">
            <text:p>-2.2911524096273</text:p>
          </table:table-cell>
          <table:table-cell office:value-type="float" office:value="-3.47589854085058" table:style-name="ce1">
            <text:p>-3.47589854085058</text:p>
          </table:table-cell>
          <table:table-cell office:value-type="float" office:value="-3.47589854085058" table:style-name="ce1">
            <text:p>-3.47589854085058</text:p>
          </table:table-cell>
          <table:table-cell office:value-type="float" office:value="0.375727546095713" table:style-name="ce1">
            <text:p>0.37572754609571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I03190g" table:style-name="ce1">
            <text:p>CAGL0I03190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I03190g" table:style-name="ce1">
            <text:p>CAGL0I03190g</text:p>
          </table:table-cell>
          <table:table-cell office:value-type="string" office:value="YEL024W" table:style-name="ce1">
            <text:p>YEL024W</text:p>
          </table:table-cell>
          <table:table-cell office:value-type="string" office:value="S000000750" table:style-name="ce1">
            <text:p>S000000750</text:p>
          </table:table-cell>
          <table:table-cell office:value-type="string" office:value="YEL024W" table:style-name="ce1">
            <text:p>YEL024W</text:p>
          </table:table-cell>
          <table:table-cell office:value-type="string" office:value="RIP1" table:style-name="ce1">
            <text:p>RIP1</text:p>
          </table:table-cell>
          <table:table-cell office:value-type="string" office:value="Ubiquinol-cytochrome-c reductase; a Rieske iron-sulfur protein of the mitochondrial cytochrome bc1 complex; transfers electrons from ubiquinol to cytochrome c1 during respiration; during import, Rip1p is first imported into the mitochondrial matrix where it is processed, acquires its Fe-S cluster, and is folded, then is translocated into the inner membrane by the action of a homo-oligomer of Bcs1p, and finally is delivered by Bcs1p to Complex III for assembly" table:style-name="ce1">
            <text:p>Ubiquinol-cytochrome-c reductase; a Rieske iron-sulfur protein of the mitochondrial cytochrome bc1 complex; transfers electrons from ubiquinol to cytochrome c1 during respiration; during import, Rip1p is first imported into the mitochondrial matrix where it is processed, acquires its Fe-S cluster, and is folded, then is translocated into the inner membrane by the action of a homo-oligomer of Bcs1p, and finally is delivered by Bcs1p to Complex III for assembly</text:p>
          </table:table-cell>
        </table:table-row>
        <table:table-row>
          <table:table-cell office:value-type="string" office:value="CAGL0I03234g" table:style-name="ce1">
            <text:p>CAGL0I03234g</text:p>
          </table:table-cell>
          <table:table-cell office:value-type="string" office:value="" table:style-name="ce1">
            <text:p/>
          </table:table-cell>
          <table:table-cell office:value-type="string" office:value="Ortholog(s) have RNA binding, U3 snoRNA binding, U4 snRNA binding activity and role in mRNA splicing, via spliceosome, maturation of SSU-rRNA from tricistronic rRNA transcript (SSU-rRNA, 5.8S rRNA, LSU-rRNA)" table:style-name="ce1">
            <text:p>Ortholog(s) have RNA binding, U3 snoRNA binding, U4 snRNA binding activity and role in mRNA splicing, via spliceosome, maturation of SSU-rRNA from tricistronic rRNA transcript (SSU-rRNA, 5.8S rRNA, LSU-rRNA)</text:p>
          </table:table-cell>
          <table:table-cell office:value-type="float" office:value="-1.10466666666667" table:style-name="ce1">
            <text:p>-1.10466666666667</text:p>
          </table:table-cell>
          <table:table-cell office:value-type="float" office:value="0.000378845158752804" table:style-name="ce1">
            <text:p>0.000378845158752804</text:p>
          </table:table-cell>
          <table:table-cell office:value-type="float" office:value="-1.30641666666667" table:style-name="ce1">
            <text:p>-1.30641666666667</text:p>
          </table:table-cell>
          <table:table-cell office:value-type="float" office:value="0.000536886034251998" table:style-name="ce1">
            <text:p>0.000536886034251998</text:p>
          </table:table-cell>
          <table:table-cell office:value-type="float" office:value="-1.30641666666667" table:style-name="ce1">
            <text:p>-1.30641666666667</text:p>
          </table:table-cell>
          <table:table-cell office:value-type="float" office:value="0.000536886034251998" table:style-name="ce1">
            <text:p>0.000536886034251998</text:p>
          </table:table-cell>
          <table:table-cell office:value-type="float" office:value="-1.2" table:style-name="ce1">
            <text:p>-1.2</text:p>
          </table:table-cell>
          <table:table-cell office:value-type="float" office:value="0.00128731077416592" table:style-name="ce1">
            <text:p>0.00128731077416592</text:p>
          </table:table-cell>
          <table:table-cell office:value-type="float" office:value="-1.35620521992086" table:style-name="ce1">
            <text:p>-1.35620521992086</text:p>
          </table:table-cell>
          <table:table-cell office:value-type="float" office:value="-1.79891156053062" table:style-name="ce1">
            <text:p>-1.79891156053062</text:p>
          </table:table-cell>
          <table:table-cell office:value-type="float" office:value="-1.79891156053062" table:style-name="ce1">
            <text:p>-1.79891156053062</text:p>
          </table:table-cell>
          <table:table-cell office:value-type="float" office:value="-2.21029456138334" table:style-name="ce1">
            <text:p>-2.2102945613833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I03234g" table:style-name="ce1">
            <text:p>CAGL0I03234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I03234g" table:style-name="ce1">
            <text:p>CAGL0I03234g</text:p>
          </table:table-cell>
          <table:table-cell office:value-type="string" office:value="YEL026W" table:style-name="ce1">
            <text:p>YEL026W</text:p>
          </table:table-cell>
          <table:table-cell office:value-type="string" office:value="S000000752" table:style-name="ce1">
            <text:p>S000000752</text:p>
          </table:table-cell>
          <table:table-cell office:value-type="string" office:value="YEL026W" table:style-name="ce1">
            <text:p>YEL026W</text:p>
          </table:table-cell>
          <table:table-cell office:value-type="string" office:value="SNU13" table:style-name="ce1">
            <text:p>SNU13</text:p>
          </table:table-cell>
          <table:table-cell office:value-type="string" office:value="RNA binding protein; part of U3 snoRNP involved in rRNA processing, part of U4/U6-U5 tri-snRNP involved in mRNA splicing, similar to human 15.5K protein" table:style-name="ce1">
            <text:p>RNA binding protein; part of U3 snoRNP involved in rRNA processing, part of U4/U6-U5 tri-snRNP involved in mRNA splicing, similar to human 15.5K protein</text:p>
          </table:table-cell>
        </table:table-row>
        <table:table-row>
          <table:table-cell office:value-type="string" office:value="CAGL0I03366g" table:style-name="ce1">
            <text:p>CAGL0I03366g</text:p>
          </table:table-cell>
          <table:table-cell office:value-type="string" office:value="" table:style-name="ce1">
            <text:p/>
          </table:table-cell>
          <table:table-cell office:value-type="string" office:value="Ortholog(s) have ATP binding, ATPase activity, adenylate kinase activity" table:style-name="ce1">
            <text:p>Ortholog(s) have ATP binding, ATPase activity, adenylate kinase activity</text:p>
          </table:table-cell>
          <table:table-cell office:value-type="float" office:value="-0.529333333333333" table:style-name="ce1">
            <text:p>-0.529333333333333</text:p>
          </table:table-cell>
          <table:table-cell office:value-type="float" office:value="0.0226261304619719" table:style-name="ce1">
            <text:p>0.0226261304619719</text:p>
          </table:table-cell>
          <table:table-cell office:value-type="float" office:value="-0.00483333333333333" table:style-name="ce1">
            <text:p>-0.00483333333333333</text:p>
          </table:table-cell>
          <table:table-cell office:value-type="float" office:value="0.984787486215898" table:style-name="ce1">
            <text:p>0.984787486215898</text:p>
          </table:table-cell>
          <table:table-cell office:value-type="float" office:value="-0.00483333333333333" table:style-name="ce1">
            <text:p>-0.00483333333333333</text:p>
          </table:table-cell>
          <table:table-cell office:value-type="float" office:value="0.984787486215898" table:style-name="ce1">
            <text:p>0.984787486215898</text:p>
          </table:table-cell>
          <table:table-cell office:value-type="float" office:value="-1.1365" table:style-name="ce1">
            <text:p>-1.1365</text:p>
          </table:table-cell>
          <table:table-cell office:value-type="float" office:value="0.000300960409957064" table:style-name="ce1">
            <text:p>0.000300960409957064</text:p>
          </table:table-cell>
          <table:table-cell office:value-type="float" office:value="-0.679451665954278" table:style-name="ce1">
            <text:p>-0.679451665954278</text:p>
          </table:table-cell>
          <table:table-cell office:value-type="float" office:value="-0.0796559224855013" table:style-name="ce1">
            <text:p>-0.0796559224855013</text:p>
          </table:table-cell>
          <table:table-cell office:value-type="float" office:value="-0.0796559224855013" table:style-name="ce1">
            <text:p>-0.0796559224855013</text:p>
          </table:table-cell>
          <table:table-cell office:value-type="float" office:value="-2.09920262058398" table:style-name="ce1">
            <text:p>-2.0992026205839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I03366g" table:style-name="ce1">
            <text:p>CAGL0I03366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I03366g" table:style-name="ce1">
            <text:p>CAGL0I03366g</text:p>
          </table:table-cell>
          <table:table-cell office:value-type="string" office:value="YDL166C" table:style-name="ce1">
            <text:p>YDL166C</text:p>
          </table:table-cell>
          <table:table-cell office:value-type="string" office:value="S000002325" table:style-name="ce1">
            <text:p>S000002325</text:p>
          </table:table-cell>
          <table:table-cell office:value-type="string" office:value="YDL166C" table:style-name="ce1">
            <text:p>YDL166C</text:p>
          </table:table-cell>
          <table:table-cell office:value-type="string" office:value="FAP7" table:style-name="ce1">
            <text:p>FAP7</text:p>
          </table:table-cell>
          <table:table-cell office:value-type="string" office:value="Essential NTPase required for small ribosome subunit synthesis; mediates processing of the 20S pre-rRNA at site D in the cytoplasm but associates only transiently with 43S preribosomes via Rps14p; complex with Rps14 is conserved between humans, yeast, and arches; may be the endonuclease for site D; depletion leads to accumulation of pre-40S ribosomes in 80S-like ribosomes; human TAF9 functionally complements the lethality of the null mutation" table:style-name="ce1">
            <text:p>Essential NTPase required for small ribosome subunit synthesis; mediates processing of the 20S pre-rRNA at site D in the cytoplasm but associates only transiently with 43S preribosomes via Rps14p; complex with Rps14 is conserved between humans, yeast, and arches; may be the endonuclease for site D; depletion leads to accumulation of pre-40S ribosomes in 80S-like ribosomes; human TAF9 functionally complements the lethality of the null mutation</text:p>
          </table:table-cell>
        </table:table-row>
        <table:table-row>
          <table:table-cell office:value-type="string" office:value="CAGL0I04048g" table:style-name="ce1">
            <text:p>CAGL0I04048g</text:p>
          </table:table-cell>
          <table:table-cell office:value-type="string" office:value="" table:style-name="ce1">
            <text:p/>
          </table:table-cell>
          <table:table-cell office:value-type="string" office:value="Ortholog(s) have fructose 1,6-bisphosphate 1-phosphatase activity, role in carbon utilization, cellular response to glucose starvation and intracellular localization" table:style-name="ce1">
            <text:p>Ortholog(s) have fructose 1,6-bisphosphate 1-phosphatase activity, role in carbon utilization, cellular response to glucose starvation and intracellular localization</text:p>
          </table:table-cell>
          <table:table-cell office:value-type="float" office:value="1.94633333333333" table:style-name="ce1">
            <text:p>1.94633333333333</text:p>
          </table:table-cell>
          <table:table-cell office:value-type="float" office:value="6.86737116501179e-05" table:style-name="ce1">
            <text:p>6.86737116501179e-05</text:p>
          </table:table-cell>
          <table:table-cell office:value-type="float" office:value="0.174666666666667" table:style-name="ce1">
            <text:p>0.174666666666667</text:p>
          </table:table-cell>
          <table:table-cell office:value-type="float" office:value="0.467073829824152" table:style-name="ce1">
            <text:p>0.467073829824152</text:p>
          </table:table-cell>
          <table:table-cell office:value-type="float" office:value="0.174666666666667" table:style-name="ce1">
            <text:p>0.174666666666667</text:p>
          </table:table-cell>
          <table:table-cell office:value-type="float" office:value="0.467073829824152" table:style-name="ce1">
            <text:p>0.467073829824152</text:p>
          </table:table-cell>
          <table:table-cell office:value-type="float" office:value="0.441166666666667" table:style-name="ce1">
            <text:p>0.441166666666667</text:p>
          </table:table-cell>
          <table:table-cell office:value-type="float" office:value="0.0736411155347594" table:style-name="ce1">
            <text:p>0.0736411155347594</text:p>
          </table:table-cell>
          <table:table-cell office:value-type="float" office:value="2.23262750282312" table:style-name="ce1">
            <text:p>2.23262750282312</text:p>
          </table:table-cell>
          <table:table-cell office:value-type="float" office:value="0.157444829441587" table:style-name="ce1">
            <text:p>0.157444829441587</text:p>
          </table:table-cell>
          <table:table-cell office:value-type="float" office:value="0.157444829441587" table:style-name="ce1">
            <text:p>0.157444829441587</text:p>
          </table:table-cell>
          <table:table-cell office:value-type="float" office:value="0.660892685470446" table:style-name="ce1">
            <text:p>0.66089268547044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ENERGY PRODUCTION (NON RESPIRATORY)" table:style-name="ce1">
            <text:p>ENERGY PRODUCTION (NON RESPIRATORY)</text:p>
          </table:table-cell>
          <table:table-cell office:value-type="string" office:value="F1" table:style-name="ce1">
            <text:p>F1</text:p>
          </table:table-cell>
          <table:table-cell office:value-type="string" office:value="CAGL0I04048g" table:style-name="ce1">
            <text:p>CAGL0I04048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I04048g" table:style-name="ce1">
            <text:p>CAGL0I04048g</text:p>
          </table:table-cell>
          <table:table-cell office:value-type="string" office:value="YLR377C" table:style-name="ce1">
            <text:p>YLR377C</text:p>
          </table:table-cell>
          <table:table-cell office:value-type="string" office:value="S000004369" table:style-name="ce1">
            <text:p>S000004369</text:p>
          </table:table-cell>
          <table:table-cell office:value-type="string" office:value="YLR377C" table:style-name="ce1">
            <text:p>YLR377C</text:p>
          </table:table-cell>
          <table:table-cell office:value-type="string" office:value="FBP1" table:style-name="ce1">
            <text:p>FBP1</text:p>
          </table:table-cell>
          <table:table-cell office:value-type="string" office:value="Fructose-1,6-bisphosphatase; key regulatory enzyme in the gluconeogenesis pathway, required for glucose metabolism; undergoes either proteasome-mediated or autophagy-mediated degradation depending on growth conditions; glucose starvation results in redistribution to the periplasm; interacts with Vid30p" table:style-name="ce1">
            <text:p>Fructose-1,6-bisphosphatase; key regulatory enzyme in the gluconeogenesis pathway, required for glucose metabolism; undergoes either proteasome-mediated or autophagy-mediated degradation depending on growth conditions; glucose starvation results in redistribution to the periplasm; interacts with Vid30p</text:p>
          </table:table-cell>
        </table:table-row>
        <table:table-row>
          <table:table-cell office:value-type="string" office:value="CAGL0I04328g" table:style-name="ce1">
            <text:p>CAGL0I04328g</text:p>
          </table:table-cell>
          <table:table-cell office:value-type="string" office:value="" table:style-name="ce1">
            <text:p/>
          </table:table-cell>
          <table:table-cell office:value-type="string" office:value="Ortholog of S. cerevisiae : YJL133C-A and Saccharomyces cerevisiae S288C : YJL133C-A" table:style-name="ce1">
            <text:p>Ortholog of S. cerevisiae : YJL133C-A and Saccharomyces cerevisiae S288C : YJL133C-A</text:p>
          </table:table-cell>
          <table:table-cell office:value-type="float" office:value="1.57983333333333" table:style-name="ce1">
            <text:p>1.57983333333333</text:p>
          </table:table-cell>
          <table:table-cell office:value-type="float" office:value="7.69480790742836e-05" table:style-name="ce1">
            <text:p>7.69480790742836e-05</text:p>
          </table:table-cell>
          <table:table-cell office:value-type="float" office:value="2.81058333333333" table:style-name="ce1">
            <text:p>2.81058333333333</text:p>
          </table:table-cell>
          <table:table-cell office:value-type="float" office:value="1.92517416629388e-06" table:style-name="ce1">
            <text:p>1.92517416629388e-06</text:p>
          </table:table-cell>
          <table:table-cell office:value-type="float" office:value="2.81058333333333" table:style-name="ce1">
            <text:p>2.81058333333333</text:p>
          </table:table-cell>
          <table:table-cell office:value-type="float" office:value="1.92517416629388e-06" table:style-name="ce1">
            <text:p>1.92517416629388e-06</text:p>
          </table:table-cell>
          <table:table-cell office:value-type="float" office:value="1.084" table:style-name="ce1">
            <text:p>1.084</text:p>
          </table:table-cell>
          <table:table-cell office:value-type="float" office:value="0.00115008524591934" table:style-name="ce1">
            <text:p>0.00115008524591934</text:p>
          </table:table-cell>
          <table:table-cell office:value-type="float" office:value="1.8015205893896" table:style-name="ce1">
            <text:p>1.8015205893896</text:p>
          </table:table-cell>
          <table:table-cell office:value-type="float" office:value="3.63921543492242" table:style-name="ce1">
            <text:p>3.63921543492242</text:p>
          </table:table-cell>
          <table:table-cell office:value-type="float" office:value="3.63921543492242" table:style-name="ce1">
            <text:p>3.63921543492242</text:p>
          </table:table-cell>
          <table:table-cell office:value-type="float" office:value="1.78551634862827" table:style-name="ce1">
            <text:p>1.78551634862827</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I04328g" table:style-name="ce1">
            <text:p>CAGL0I04328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4328g" table:style-name="ce1">
            <text:p>CAGL0I04328g</text:p>
          </table:table-cell>
          <table:table-cell office:value-type="string" office:value="YJL133C-A" table:style-name="ce1">
            <text:p>YJL133C-A</text:p>
          </table:table-cell>
          <table:table-cell office:value-type="string" office:value="S000028805" table:style-name="ce1">
            <text:p>S000028805</text:p>
          </table:table-cell>
          <table:table-cell office:value-type="string" office:value="YJL133C-A" table:style-name="ce1">
            <text:p>YJL133C-A</text:p>
          </table:table-cell>
          <table:table-cell office:value-type="string" office:value="" table:style-name="ce1">
            <text:p/>
          </table:table-cell>
          <table:table-cell office:value-type="string" office:value="Putative protein of unknown function; the authentic, non-tagged protein is detected in highly purified mitochondria in high-throughput studies" table:style-name="ce1">
            <text:p>Putative protein of unknown function; the authentic, non-tagged protein is detected in highly purified mitochondria in high-throughput studies</text:p>
          </table:table-cell>
        </table:table-row>
        <table:table-row>
          <table:table-cell office:value-type="string" office:value="CAGL0I04686g" table:style-name="ce1">
            <text:p>CAGL0I04686g</text:p>
          </table:table-cell>
          <table:table-cell office:value-type="string" office:value="" table:style-name="ce1">
            <text:p/>
          </table:table-cell>
          <table:table-cell office:value-type="string" office:value="Ortholog(s) have ATPase activity, proton-transporting ATP synthase activity, rotational mechanism, proton-transporting ATPase activity, rotational mechanism activity and role in ATP synthesis coupled proton transport" table:style-name="ce1">
            <text:p>Ortholog(s) have ATPase activity, proton-transporting ATP synthase activity, rotational mechanism, proton-transporting ATPase activity, rotational mechanism activity and role in ATP synthesis coupled proton transport</text:p>
          </table:table-cell>
          <table:table-cell office:value-type="float" office:value="-0.631500000000001" table:style-name="ce1">
            <text:p>-0.631500000000001</text:p>
          </table:table-cell>
          <table:table-cell office:value-type="float" office:value="0.0350041667549827" table:style-name="ce1">
            <text:p>0.0350041667549827</text:p>
          </table:table-cell>
          <table:table-cell office:value-type="float" office:value="-0.330333333333333" table:style-name="ce1">
            <text:p>-0.330333333333333</text:p>
          </table:table-cell>
          <table:table-cell office:value-type="float" office:value="0.0995241808230901" table:style-name="ce1">
            <text:p>0.0995241808230901</text:p>
          </table:table-cell>
          <table:table-cell office:value-type="float" office:value="-0.330333333333333" table:style-name="ce1">
            <text:p>-0.330333333333333</text:p>
          </table:table-cell>
          <table:table-cell office:value-type="float" office:value="0.0995241808230901" table:style-name="ce1">
            <text:p>0.0995241808230901</text:p>
          </table:table-cell>
          <table:table-cell office:value-type="float" office:value="1.721" table:style-name="ce1">
            <text:p>1.721</text:p>
          </table:table-cell>
          <table:table-cell office:value-type="float" office:value="7.19161090548949e-05" table:style-name="ce1">
            <text:p>7.19161090548949e-05</text:p>
          </table:table-cell>
          <table:table-cell office:value-type="float" office:value="-0.799628354419376" table:style-name="ce1">
            <text:p>-0.799628354419376</text:p>
          </table:table-cell>
          <table:table-cell office:value-type="float" office:value="-0.509607425283647" table:style-name="ce1">
            <text:p>-0.509607425283647</text:p>
          </table:table-cell>
          <table:table-cell office:value-type="float" office:value="-0.509607425283647" table:style-name="ce1">
            <text:p>-0.509607425283647</text:p>
          </table:table-cell>
          <table:table-cell office:value-type="float" office:value="2.89993471538719" table:style-name="ce1">
            <text:p>2.8999347153871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MITOCHONDRIA" table:style-name="ce1">
            <text:p>MITOCHONDRIA</text:p>
          </table:table-cell>
          <table:table-cell office:value-type="string" office:value="F4" table:style-name="ce1">
            <text:p>F4</text:p>
          </table:table-cell>
          <table:table-cell office:value-type="string" office:value="CAGL0I04686g" table:style-name="ce1">
            <text:p>CAGL0I04686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I04686g" table:style-name="ce1">
            <text:p>CAGL0I04686g</text:p>
          </table:table-cell>
          <table:table-cell office:value-type="string" office:value="YBR039W" table:style-name="ce1">
            <text:p>YBR039W</text:p>
          </table:table-cell>
          <table:table-cell office:value-type="string" office:value="S000000243" table:style-name="ce1">
            <text:p>S000000243</text:p>
          </table:table-cell>
          <table:table-cell office:value-type="string" office:value="YBR039W" table:style-name="ce1">
            <text:p>YBR039W</text:p>
          </table:table-cell>
          <table:table-cell office:value-type="string" office:value="ATP3" table:style-name="ce1">
            <text:p>ATP3</text:p>
          </table:table-cell>
          <table:table-cell office:value-type="string" office:value="Gamma subunit of the F1 sector of mitochondrial F1F0 ATP synthase; F1F0 ATP synthase is a large, evolutionarily conserved enzyme complex required for ATP synthesis" table:style-name="ce1">
            <text:p>Gamma subunit of the F1 sector of mitochondrial F1F0 ATP synthase; F1F0 ATP synthase is a large, evolutionarily conserved enzyme complex required for ATP synthesis</text:p>
          </table:table-cell>
        </table:table-row>
        <table:table-row>
          <table:table-cell office:value-type="string" office:value="CAGL0I04730g" table:style-name="ce1">
            <text:p>CAGL0I04730g</text:p>
          </table:table-cell>
          <table:table-cell office:value-type="string" office:value="HMT1" table:style-name="ce1">
            <text:p>HMT1</text:p>
          </table:table-cell>
          <table:table-cell office:value-type="string" office:value="Putative hnRNP arginine N-methyltransferase" table:style-name="ce1">
            <text:p>Putative hnRNP arginine N-methyltransferase</text:p>
          </table:table-cell>
          <table:table-cell office:value-type="float" office:value="-1.5685" table:style-name="ce1">
            <text:p>-1.5685</text:p>
          </table:table-cell>
          <table:table-cell office:value-type="float" office:value="4.5901973868899e-05" table:style-name="ce1">
            <text:p>4.5901973868899e-05</text:p>
          </table:table-cell>
          <table:table-cell office:value-type="float" office:value="-1.06716666666667" table:style-name="ce1">
            <text:p>-1.06716666666667</text:p>
          </table:table-cell>
          <table:table-cell office:value-type="float" office:value="0.000301649272773556" table:style-name="ce1">
            <text:p>0.000301649272773556</text:p>
          </table:table-cell>
          <table:table-cell office:value-type="float" office:value="-1.06716666666667" table:style-name="ce1">
            <text:p>-1.06716666666667</text:p>
          </table:table-cell>
          <table:table-cell office:value-type="float" office:value="0.000301649272773556" table:style-name="ce1">
            <text:p>0.000301649272773556</text:p>
          </table:table-cell>
          <table:table-cell office:value-type="float" office:value="-1.185" table:style-name="ce1">
            <text:p>-1.185</text:p>
          </table:table-cell>
          <table:table-cell office:value-type="float" office:value="0.000638868548718718" table:style-name="ce1">
            <text:p>0.000638868548718718</text:p>
          </table:table-cell>
          <table:table-cell office:value-type="float" office:value="-1.9018034646164" table:style-name="ce1">
            <text:p>-1.9018034646164</text:p>
          </table:table-cell>
          <table:table-cell office:value-type="float" office:value="-1.48288729925733" table:style-name="ce1">
            <text:p>-1.48288729925733</text:p>
          </table:table-cell>
          <table:table-cell office:value-type="float" office:value="-1.48288729925733" table:style-name="ce1">
            <text:p>-1.48288729925733</text:p>
          </table:table-cell>
          <table:table-cell office:value-type="float" office:value="-2.18405237064333" table:style-name="ce1">
            <text:p>-2.1840523706433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I04730g" table:style-name="ce1">
            <text:p>CAGL0I04730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I04730g" table:style-name="ce1">
            <text:p>CAGL0I04730g</text:p>
          </table:table-cell>
          <table:table-cell office:value-type="string" office:value="YBR034C" table:style-name="ce1">
            <text:p>YBR034C</text:p>
          </table:table-cell>
          <table:table-cell office:value-type="string" office:value="S000000238" table:style-name="ce1">
            <text:p>S000000238</text:p>
          </table:table-cell>
          <table:table-cell office:value-type="string" office:value="YBR034C" table:style-name="ce1">
            <text:p>YBR034C</text:p>
          </table:table-cell>
          <table:table-cell office:value-type="string" office:value="HMT1" table:style-name="ce1">
            <text:p>HMT1</text:p>
          </table:table-cell>
          <table:table-cell office:value-type="string" office:value="Nuclear SAM-dependent mono- and asymmetric methyltransferase; modifies hnRNPs, including Npl3p and Hrp1p, affecting their activity and nuclear export; methylates U1 snRNP protein Snp1p, ribosomal protein Rps2p, and histones H3 and H4; interacts genetically with genes encoding components of Rpd3(L) and this interaction is important for Rpd3 recruitment to the subtelomeric region" table:style-name="ce1">
            <text:p>Nuclear SAM-dependent mono- and asymmetric methyltransferase; modifies hnRNPs, including Npl3p and Hrp1p, affecting their activity and nuclear export; methylates U1 snRNP protein Snp1p, ribosomal protein Rps2p, and histones H3 and H4; interacts genetically with genes encoding components of Rpd3(L) and this interaction is important for Rpd3 recruitment to the subtelomeric region</text:p>
          </table:table-cell>
        </table:table-row>
        <table:table-row>
          <table:table-cell office:value-type="string" office:value="CAGL0I04752g" table:style-name="ce1">
            <text:p>CAGL0I04752g</text:p>
          </table:table-cell>
          <table:table-cell office:value-type="string" office:value="" table:style-name="ce1">
            <text:p/>
          </table:table-cell>
          <table:table-cell office:value-type="string" office:value="Ortholog(s) have phosphatidate cytidylyltransferase activity" table:style-name="ce1">
            <text:p>Ortholog(s) have phosphatidate cytidylyltransferase activity</text:p>
          </table:table-cell>
          <table:table-cell office:value-type="float" office:value="-1.842" table:style-name="ce1">
            <text:p>-1.842</text:p>
          </table:table-cell>
          <table:table-cell office:value-type="float" office:value="7.22485790770792e-05" table:style-name="ce1">
            <text:p>7.22485790770792e-05</text:p>
          </table:table-cell>
          <table:table-cell office:value-type="float" office:value="-1.601" table:style-name="ce1">
            <text:p>-1.601</text:p>
          </table:table-cell>
          <table:table-cell office:value-type="float" office:value="1.43179223694559e-05" table:style-name="ce1">
            <text:p>1.43179223694559e-05</text:p>
          </table:table-cell>
          <table:table-cell office:value-type="float" office:value="-1.601" table:style-name="ce1">
            <text:p>-1.601</text:p>
          </table:table-cell>
          <table:table-cell office:value-type="float" office:value="1.43179223694559e-05" table:style-name="ce1">
            <text:p>1.43179223694559e-05</text:p>
          </table:table-cell>
          <table:table-cell office:value-type="float" office:value="0.02225" table:style-name="ce1">
            <text:p>0.02225</text:p>
          </table:table-cell>
          <table:table-cell office:value-type="float" office:value="0.931877036765002" table:style-name="ce1">
            <text:p>0.931877036765002</text:p>
          </table:table-cell>
          <table:table-cell office:value-type="float" office:value="-2.22351626359066" table:style-name="ce1">
            <text:p>-2.22351626359066</text:p>
          </table:table-cell>
          <table:table-cell office:value-type="float" office:value="-2.18802537578701" table:style-name="ce1">
            <text:p>-2.18802537578701</text:p>
          </table:table-cell>
          <table:table-cell office:value-type="float" office:value="-2.18802537578701" table:style-name="ce1">
            <text:p>-2.18802537578701</text:p>
          </table:table-cell>
          <table:table-cell office:value-type="float" office:value="-0.0719933859185036" table:style-name="ce1">
            <text:p>-0.071993385918503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FATTY ACID AND LIPIDS" table:style-name="ce1">
            <text:p>FATTY ACID AND LIPIDS</text:p>
          </table:table-cell>
          <table:table-cell office:value-type="string" office:value="F1" table:style-name="ce1">
            <text:p>F1</text:p>
          </table:table-cell>
          <table:table-cell office:value-type="string" office:value="CAGL0I04752g" table:style-name="ce1">
            <text:p>CAGL0I04752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I04752g" table:style-name="ce1">
            <text:p>CAGL0I04752g</text:p>
          </table:table-cell>
          <table:table-cell office:value-type="string" office:value="YBR029C" table:style-name="ce1">
            <text:p>YBR029C</text:p>
          </table:table-cell>
          <table:table-cell office:value-type="string" office:value="S000000233" table:style-name="ce1">
            <text:p>S000000233</text:p>
          </table:table-cell>
          <table:table-cell office:value-type="string" office:value="YBR029C" table:style-name="ce1">
            <text:p>YBR029C</text:p>
          </table:table-cell>
          <table:table-cell office:value-type="string" office:value="CDS1" table:style-name="ce1">
            <text:p>CDS1</text:p>
          </table:table-cell>
          <table:table-cell office:value-type="string" office:value="Phosphatidate cytidylyltransferase (CDP-diglyceride synthetase); an enzyme that catalyzes that conversion of CTP + phosphate into diphosphate + CDP-diaclglyerol, a critical step in the synthesis of all major yeast phospholipids; human homolog CDS1 can complement yeast cds1 null mutant" table:style-name="ce1">
            <text:p>Phosphatidate cytidylyltransferase (CDP-diglyceride synthetase); an enzyme that catalyzes that conversion of CTP + phosphate into diphosphate + CDP-diaclglyerol, a critical step in the synthesis of all major yeast phospholipids; human homolog CDS1 can complement yeast cds1 null mutant</text:p>
          </table:table-cell>
        </table:table-row>
        <table:table-row>
          <table:table-cell office:value-type="string" office:value="CAGL0I04906g" table:style-name="ce1">
            <text:p>CAGL0I04906g</text:p>
          </table:table-cell>
          <table:table-cell office:value-type="string" office:value="" table:style-name="ce1">
            <text:p/>
          </table:table-cell>
          <table:table-cell office:value-type="string" office:value="Ortholog(s) have endopeptidase activator activity and role in proteasomal ubiquitin-independent protein catabolic process, proteasome-mediated ubiquitin-dependent protein catabolic process" table:style-name="ce1">
            <text:p>Ortholog(s) have endopeptidase activator activity and role in proteasomal ubiquitin-independent protein catabolic process, proteasome-mediated ubiquitin-dependent protein catabolic process</text:p>
          </table:table-cell>
          <table:table-cell office:value-type="float" office:value="0.00583333333333332" table:style-name="ce1">
            <text:p>0.00583333333333332</text:p>
          </table:table-cell>
          <table:table-cell office:value-type="float" office:value="0.964212857259207" table:style-name="ce1">
            <text:p>0.964212857259207</text:p>
          </table:table-cell>
          <table:table-cell office:value-type="float" office:value="0.399333333333333" table:style-name="ce1">
            <text:p>0.399333333333333</text:p>
          </table:table-cell>
          <table:table-cell office:value-type="float" office:value="0.0810756003826042" table:style-name="ce1">
            <text:p>0.0810756003826042</text:p>
          </table:table-cell>
          <table:table-cell office:value-type="float" office:value="0.399333333333333" table:style-name="ce1">
            <text:p>0.399333333333333</text:p>
          </table:table-cell>
          <table:table-cell office:value-type="float" office:value="0.0810756003826042" table:style-name="ce1">
            <text:p>0.0810756003826042</text:p>
          </table:table-cell>
          <table:table-cell office:value-type="float" office:value="1.5395" table:style-name="ce1">
            <text:p>1.5395</text:p>
          </table:table-cell>
          <table:table-cell office:value-type="float" office:value="0.00100708761383076" table:style-name="ce1">
            <text:p>0.00100708761383076</text:p>
          </table:table-cell>
          <table:table-cell office:value-type="float" office:value="-0.0499453908132903" table:style-name="ce1">
            <text:p>-0.0499453908132903</text:p>
          </table:table-cell>
          <table:table-cell office:value-type="float" office:value="0.454206030553671" table:style-name="ce1">
            <text:p>0.454206030553671</text:p>
          </table:table-cell>
          <table:table-cell office:value-type="float" office:value="0.454206030553671" table:style-name="ce1">
            <text:p>0.454206030553671</text:p>
          </table:table-cell>
          <table:table-cell office:value-type="float" office:value="2.58240420743312" table:style-name="ce1">
            <text:p>2.5824042074331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PROTEIN DEGRADATION" table:style-name="ce1">
            <text:p>PROTEIN DEGRADATION</text:p>
          </table:table-cell>
          <table:table-cell office:value-type="string" office:value="F2" table:style-name="ce1">
            <text:p>F2</text:p>
          </table:table-cell>
          <table:table-cell office:value-type="string" office:value="CAGL0I04906g" table:style-name="ce1">
            <text:p>CAGL0I04906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I04906g" table:style-name="ce1">
            <text:p>CAGL0I04906g</text:p>
          </table:table-cell>
          <table:table-cell office:value-type="string" office:value="YER094C" table:style-name="ce1">
            <text:p>YER094C</text:p>
          </table:table-cell>
          <table:table-cell office:value-type="string" office:value="S000000896" table:style-name="ce1">
            <text:p>S000000896</text:p>
          </table:table-cell>
          <table:table-cell office:value-type="string" office:value="YER094C" table:style-name="ce1">
            <text:p>YER094C</text:p>
          </table:table-cell>
          <table:table-cell office:value-type="string" office:value="PUP3" table:style-name="ce1">
            <text:p>PUP3</text:p>
          </table:table-cell>
          <table:table-cell office:value-type="string" office:value="Beta 3 subunit of the 20S proteasome; involved in ubiquitin-dependent catabolism; human homolog is subunit C10" table:style-name="ce1">
            <text:p>Beta 3 subunit of the 20S proteasome; involved in ubiquitin-dependent catabolism; human homolog is subunit C10</text:p>
          </table:table-cell>
        </table:table-row>
        <table:table-row>
          <table:table-cell office:value-type="string" office:value="CAGL0I04972g" table:style-name="ce1">
            <text:p>CAGL0I04972g</text:p>
          </table:table-cell>
          <table:table-cell office:value-type="string" office:value="" table:style-name="ce1">
            <text:p/>
          </table:table-cell>
          <table:table-cell office:value-type="string" office:value="Ortholog(s) have role in telomere maintenance via recombination and Ino80 complex localization" table:style-name="ce1">
            <text:p>Ortholog(s) have role in telomere maintenance via recombination and Ino80 complex localization</text:p>
          </table:table-cell>
          <table:table-cell office:value-type="float" office:value="0.642" table:style-name="ce1">
            <text:p>0.642</text:p>
          </table:table-cell>
          <table:table-cell office:value-type="float" office:value="0.00230797345297976" table:style-name="ce1">
            <text:p>0.00230797345297976</text:p>
          </table:table-cell>
          <table:table-cell office:value-type="float" office:value="1.61141666666667" table:style-name="ce1">
            <text:p>1.61141666666667</text:p>
          </table:table-cell>
          <table:table-cell office:value-type="float" office:value="7.88977823079981e-05" table:style-name="ce1">
            <text:p>7.88977823079981e-05</text:p>
          </table:table-cell>
          <table:table-cell office:value-type="float" office:value="1.61141666666667" table:style-name="ce1">
            <text:p>1.61141666666667</text:p>
          </table:table-cell>
          <table:table-cell office:value-type="float" office:value="7.88977823079981e-05" table:style-name="ce1">
            <text:p>7.88977823079981e-05</text:p>
          </table:table-cell>
          <table:table-cell office:value-type="float" office:value="0.104833333333333" table:style-name="ce1">
            <text:p>0.104833333333333</text:p>
          </table:table-cell>
          <table:table-cell office:value-type="float" office:value="0.677705819242983" table:style-name="ce1">
            <text:p>0.677705819242983</text:p>
          </table:table-cell>
          <table:table-cell office:value-type="float" office:value="0.698365245192051" table:style-name="ce1">
            <text:p>0.698365245192051</text:p>
          </table:table-cell>
          <table:table-cell office:value-type="float" office:value="2.05524151652372" table:style-name="ce1">
            <text:p>2.05524151652372</text:p>
          </table:table-cell>
          <table:table-cell office:value-type="float" office:value="2.05524151652372" table:style-name="ce1">
            <text:p>2.05524151652372</text:p>
          </table:table-cell>
          <table:table-cell office:value-type="float" office:value="0.0724844531000859" table:style-name="ce1">
            <text:p>0.0724844531000859</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OTHERS" table:style-name="ce1">
            <text:p>OTHERS</text:p>
          </table:table-cell>
          <table:table-cell office:value-type="string" office:value="F1" table:style-name="ce1">
            <text:p>F1</text:p>
          </table:table-cell>
          <table:table-cell office:value-type="string" office:value="CAGL0I04972g" table:style-name="ce1">
            <text:p>CAGL0I04972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4972g" table:style-name="ce1">
            <text:p>CAGL0I04972g</text:p>
          </table:table-cell>
          <table:table-cell office:value-type="string" office:value="YER092W" table:style-name="ce1">
            <text:p>YER092W</text:p>
          </table:table-cell>
          <table:table-cell office:value-type="string" office:value="S000000894" table:style-name="ce1">
            <text:p>S000000894</text:p>
          </table:table-cell>
          <table:table-cell office:value-type="string" office:value="YER092W" table:style-name="ce1">
            <text:p>YER092W</text:p>
          </table:table-cell>
          <table:table-cell office:value-type="string" office:value="IES5" table:style-name="ce1">
            <text:p>IES5</text:p>
          </table:table-cell>
          <table:table-cell office:value-type="string" office:value="Non-essential INO80 chromatin remodeling complex subunit; deletion affects telomere maintenance via recombination" table:style-name="ce1">
            <text:p>Non-essential INO80 chromatin remodeling complex subunit; deletion affects telomere maintenance via recombination</text:p>
          </table:table-cell>
        </table:table-row>
        <table:table-row>
          <table:table-cell office:value-type="string" office:value="CAGL0I04994g" table:style-name="ce1">
            <text:p>CAGL0I04994g</text:p>
          </table:table-cell>
          <table:table-cell office:value-type="string" office:value="MET6" table:style-name="ce1">
            <text:p>MET6</text:p>
          </table:table-cell>
          <table:table-cell office:value-type="string" office:value="5-methyltetrahydropteroyltriglutamate homocysteine methyltransferase; protein abundance increased in ace2 mutant cells" table:style-name="ce1">
            <text:p>5-methyltetrahydropteroyltriglutamate homocysteine methyltransferase; protein abundance increased in ace2 mutant cells</text:p>
          </table:table-cell>
          <table:table-cell office:value-type="float" office:value="2.019" table:style-name="ce1">
            <text:p>2.019</text:p>
          </table:table-cell>
          <table:table-cell office:value-type="float" office:value="0.000840233751125056" table:style-name="ce1">
            <text:p>0.000840233751125056</text:p>
          </table:table-cell>
          <table:table-cell office:value-type="float" office:value="3.16383333333333" table:style-name="ce1">
            <text:p>3.16383333333333</text:p>
          </table:table-cell>
          <table:table-cell office:value-type="float" office:value="4.03206045349298e-06" table:style-name="ce1">
            <text:p>4.03206045349298e-06</text:p>
          </table:table-cell>
          <table:table-cell office:value-type="float" office:value="3.16383333333333" table:style-name="ce1">
            <text:p>3.16383333333333</text:p>
          </table:table-cell>
          <table:table-cell office:value-type="float" office:value="4.03206045349298e-06" table:style-name="ce1">
            <text:p>4.03206045349298e-06</text:p>
          </table:table-cell>
          <table:table-cell office:value-type="float" office:value="-0.386833333333333" table:style-name="ce1">
            <text:p>-0.386833333333333</text:p>
          </table:table-cell>
          <table:table-cell office:value-type="float" office:value="0.284390223669204" table:style-name="ce1">
            <text:p>0.284390223669204</text:p>
          </table:table-cell>
          <table:table-cell office:value-type="float" office:value="2.31810390766942" table:style-name="ce1">
            <text:p>2.31810390766942</text:p>
          </table:table-cell>
          <table:table-cell office:value-type="float" office:value="4.10582178934161" table:style-name="ce1">
            <text:p>4.10582178934161</text:p>
          </table:table-cell>
          <table:table-cell office:value-type="float" office:value="4.10582178934161" table:style-name="ce1">
            <text:p>4.10582178934161</text:p>
          </table:table-cell>
          <table:table-cell office:value-type="float" office:value="-0.787676243377892" table:style-name="ce1">
            <text:p>-0.78767624337789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I04994g" table:style-name="ce1">
            <text:p>CAGL0I04994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4994g" table:style-name="ce1">
            <text:p>CAGL0I04994g</text:p>
          </table:table-cell>
          <table:table-cell office:value-type="string" office:value="YER091C" table:style-name="ce1">
            <text:p>YER091C</text:p>
          </table:table-cell>
          <table:table-cell office:value-type="string" office:value="S000000893" table:style-name="ce1">
            <text:p>S000000893</text:p>
          </table:table-cell>
          <table:table-cell office:value-type="string" office:value="YER091C" table:style-name="ce1">
            <text:p>YER091C</text:p>
          </table:table-cell>
          <table:table-cell office:value-type="string" office:value="MET6" table:style-name="ce1">
            <text:p>MET6</text:p>
          </table:table-cell>
          <table:table-cell office:value-type="string" office:value="Cobalamin-independent methionine synthase; involved in methionine biosynthesis and regeneration; requires a minimum of two glutamates on the methyltetrahydrofolate substrate, similar to bacterial metE homologs" table:style-name="ce1">
            <text:p>Cobalamin-independent methionine synthase; involved in methionine biosynthesis and regeneration; requires a minimum of two glutamates on the methyltetrahydrofolate substrate, similar to bacterial metE homologs</text:p>
          </table:table-cell>
        </table:table-row>
        <table:table-row>
          <table:table-cell office:value-type="string" office:value="CAGL0I05060g" table:style-name="ce1">
            <text:p>CAGL0I05060g</text:p>
          </table:table-cell>
          <table:table-cell office:value-type="string" office:value="" table:style-name="ce1">
            <text:p/>
          </table:table-cell>
          <table:table-cell office:value-type="string" office:value="Ortholog(s) have sequence-specific DNA binding activity and role in chromatin silencing at rDNA, chromatin silencing at telomere, regulation of transcription by RNA polymerase II, transfer RNA gene-mediated silencing" table:style-name="ce1">
            <text:p>Ortholog(s) have sequence-specific DNA binding activity and role in chromatin silencing at rDNA, chromatin silencing at telomere, regulation of transcription by RNA polymerase II, transfer RNA gene-mediated silencing</text:p>
          </table:table-cell>
          <table:table-cell office:value-type="float" office:value="1.88016666666667" table:style-name="ce1">
            <text:p>1.88016666666667</text:p>
          </table:table-cell>
          <table:table-cell office:value-type="float" office:value="0.000424627882568795" table:style-name="ce1">
            <text:p>0.000424627882568795</text:p>
          </table:table-cell>
          <table:table-cell office:value-type="float" office:value="0.0303333333333333" table:style-name="ce1">
            <text:p>0.0303333333333333</text:p>
          </table:table-cell>
          <table:table-cell office:value-type="float" office:value="0.89953669824627" table:style-name="ce1">
            <text:p>0.89953669824627</text:p>
          </table:table-cell>
          <table:table-cell office:value-type="float" office:value="0.0303333333333333" table:style-name="ce1">
            <text:p>0.0303333333333333</text:p>
          </table:table-cell>
          <table:table-cell office:value-type="float" office:value="0.89953669824627" table:style-name="ce1">
            <text:p>0.89953669824627</text:p>
          </table:table-cell>
          <table:table-cell office:value-type="float" office:value="-0.910833333333334" table:style-name="ce1">
            <text:p>-0.910833333333334</text:p>
          </table:table-cell>
          <table:table-cell office:value-type="float" office:value="0.0020895015150631" table:style-name="ce1">
            <text:p>0.0020895015150631</text:p>
          </table:table-cell>
          <table:table-cell office:value-type="float" office:value="2.15479692318097" table:style-name="ce1">
            <text:p>2.15479692318097</text:p>
          </table:table-cell>
          <table:table-cell office:value-type="float" office:value="-0.0332044288396188" table:style-name="ce1">
            <text:p>-0.0332044288396188</text:p>
          </table:table-cell>
          <table:table-cell office:value-type="float" office:value="-0.0332044288396188" table:style-name="ce1">
            <text:p>-0.0332044288396188</text:p>
          </table:table-cell>
          <table:table-cell office:value-type="float" office:value="-1.70440343989544" table:style-name="ce1">
            <text:p>-1.7044034398954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I05060g" table:style-name="ce1">
            <text:p>CAGL0I05060g</text:p>
          </table:table-cell>
          <table:table-cell office:value-type="string" office:value="Type I" table:style-name="ce1">
            <text:p>Type 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I05060g" table:style-name="ce1">
            <text:p>CAGL0I05060g</text:p>
          </table:table-cell>
          <table:table-cell office:value-type="string" office:value="YER088C" table:style-name="ce1">
            <text:p>YER088C</text:p>
          </table:table-cell>
          <table:table-cell office:value-type="string" office:value="S000000890" table:style-name="ce1">
            <text:p>S000000890</text:p>
          </table:table-cell>
          <table:table-cell office:value-type="string" office:value="YER088C" table:style-name="ce1">
            <text:p>YER088C</text:p>
          </table:table-cell>
          <table:table-cell office:value-type="string" office:value="DOT6" table:style-name="ce1">
            <text:p>DOT6</text:p>
          </table:table-cell>
          <table:table-cell office:value-type="string" office:value="Protein involved in rRNA and ribosome biogenesis; activated in stochastic pulses of nuclear localization; binds polymerase A and C motif; subunit of the RPD3L histone deacetylase complex; has chromatin specific SANT domain; involved in telomeric gene silencing and filamentation; relative distribution to the nucleus increases upon DNA replication stress" table:style-name="ce1">
            <text:p>Protein involved in rRNA and ribosome biogenesis; activated in stochastic pulses of nuclear localization; binds polymerase A and C motif; subunit of the RPD3L histone deacetylase complex; has chromatin specific SANT domain; involved in telomeric gene silencing and filamentation; relative distribution to the nucleus increases upon DNA replication stress</text:p>
          </table:table-cell>
        </table:table-row>
        <table:table-row>
          <table:table-cell office:value-type="string" office:value="CAGL0I05390g" table:style-name="ce1">
            <text:p>CAGL0I05390g</text:p>
          </table:table-cell>
          <table:table-cell office:value-type="string" office:value="" table:style-name="ce1">
            <text:p/>
          </table:table-cell>
          <table:table-cell office:value-type="string" office:value="Ortholog(s) have protein kinase activity, protein serine/threonine kinase activity" table:style-name="ce1">
            <text:p>Ortholog(s) have protein kinase activity, protein serine/threonine kinase activity</text:p>
          </table:table-cell>
          <table:table-cell office:value-type="float" office:value="2.106" table:style-name="ce1">
            <text:p>2.106</text:p>
          </table:table-cell>
          <table:table-cell office:value-type="float" office:value="2.06573260620747e-06" table:style-name="ce1">
            <text:p>2.06573260620747e-06</text:p>
          </table:table-cell>
          <table:table-cell office:value-type="float" office:value="1.24533333333333" table:style-name="ce1">
            <text:p>1.24533333333333</text:p>
          </table:table-cell>
          <table:table-cell office:value-type="float" office:value="0.000111447857755896" table:style-name="ce1">
            <text:p>0.000111447857755896</text:p>
          </table:table-cell>
          <table:table-cell office:value-type="float" office:value="1.24533333333333" table:style-name="ce1">
            <text:p>1.24533333333333</text:p>
          </table:table-cell>
          <table:table-cell office:value-type="float" office:value="0.000111447857755896" table:style-name="ce1">
            <text:p>0.000111447857755896</text:p>
          </table:table-cell>
          <table:table-cell office:value-type="float" office:value="-0.287333333333333" table:style-name="ce1">
            <text:p>-0.287333333333333</text:p>
          </table:table-cell>
          <table:table-cell office:value-type="float" office:value="0.244344489013117" table:style-name="ce1">
            <text:p>0.244344489013117</text:p>
          </table:table-cell>
          <table:table-cell office:value-type="float" office:value="2.42044033732486" table:style-name="ce1">
            <text:p>2.42044033732486</text:p>
          </table:table-cell>
          <table:table-cell office:value-type="float" office:value="1.57168366916268" table:style-name="ce1">
            <text:p>1.57168366916268</text:p>
          </table:table-cell>
          <table:table-cell office:value-type="float" office:value="1.57168366916268" table:style-name="ce1">
            <text:p>1.57168366916268</text:p>
          </table:table-cell>
          <table:table-cell office:value-type="float" office:value="-0.613603044802519" table:style-name="ce1">
            <text:p>-0.61360304480251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SIGNAL TRANSDUCTION" table:style-name="ce1">
            <text:p>SIGNAL TRANSDUCTION</text:p>
          </table:table-cell>
          <table:table-cell office:value-type="string" office:value="F2" table:style-name="ce1">
            <text:p>F2</text:p>
          </table:table-cell>
          <table:table-cell office:value-type="string" office:value="CAGL0I05390g" table:style-name="ce1">
            <text:p>CAGL0I05390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I05390g" table:style-name="ce1">
            <text:p>CAGL0I05390g</text:p>
          </table:table-cell>
          <table:table-cell office:value-type="string" office:value="YPL026C" table:style-name="ce1">
            <text:p>YPL026C</text:p>
          </table:table-cell>
          <table:table-cell office:value-type="string" office:value="S000005947" table:style-name="ce1">
            <text:p>S000005947</text:p>
          </table:table-cell>
          <table:table-cell office:value-type="string" office:value="YPL026C" table:style-name="ce1">
            <text:p>YPL026C</text:p>
          </table:table-cell>
          <table:table-cell office:value-type="string" office:value="SKS1" table:style-name="ce1">
            <text:p>SKS1</text:p>
          </table:table-cell>
          <table:table-cell office:value-type="string" office:value="Putative serine/threonine protein kinase; involved in the adaptation to low concentrations of glucose independent of the SNF3 regulated pathway; SKS1 has a paralog, VHS1, that arose from the whole genome duplication" table:style-name="ce1">
            <text:p>Putative serine/threonine protein kinase; involved in the adaptation to low concentrations of glucose independent of the SNF3 regulated pathway; SKS1 has a paralog, VHS1, that arose from the whole genome duplication</text:p>
          </table:table-cell>
        </table:table-row>
        <table:table-row>
          <table:table-cell office:value-type="string" office:value="CAGL0I05610g" table:style-name="ce1">
            <text:p>CAGL0I05610g</text:p>
          </table:table-cell>
          <table:table-cell office:value-type="string" office:value="" table:style-name="ce1">
            <text:p/>
          </table:table-cell>
          <table:table-cell office:value-type="string" office:value="Ortholog of S. cerevisiae : YNR014W and Saccharomyces cerevisiae S288C : YNR014W" table:style-name="ce1">
            <text:p>Ortholog of S. cerevisiae : YNR014W and Saccharomyces cerevisiae S288C : YNR014W</text:p>
          </table:table-cell>
          <table:table-cell office:value-type="float" office:value="2.98483333333333" table:style-name="ce1">
            <text:p>2.98483333333333</text:p>
          </table:table-cell>
          <table:table-cell office:value-type="float" office:value="7.39540373598697e-06" table:style-name="ce1">
            <text:p>7.39540373598697e-06</text:p>
          </table:table-cell>
          <table:table-cell office:value-type="float" office:value="2.42925" table:style-name="ce1">
            <text:p>2.42925</text:p>
          </table:table-cell>
          <table:table-cell office:value-type="float" office:value="2.82312898804187e-05" table:style-name="ce1">
            <text:p>2.82312898804187e-05</text:p>
          </table:table-cell>
          <table:table-cell office:value-type="float" office:value="2.42925" table:style-name="ce1">
            <text:p>2.42925</text:p>
          </table:table-cell>
          <table:table-cell office:value-type="float" office:value="2.82312898804187e-05" table:style-name="ce1">
            <text:p>2.82312898804187e-05</text:p>
          </table:table-cell>
          <table:table-cell office:value-type="float" office:value="-0.556833333333334" table:style-name="ce1">
            <text:p>-0.556833333333334</text:p>
          </table:table-cell>
          <table:table-cell office:value-type="float" office:value="0.0972071586051803" table:style-name="ce1">
            <text:p>0.0972071586051803</text:p>
          </table:table-cell>
          <table:table-cell office:value-type="float" office:value="3.45419511428482" table:style-name="ce1">
            <text:p>3.45419511428482</text:p>
          </table:table-cell>
          <table:table-cell office:value-type="float" office:value="3.13551393036423" table:style-name="ce1">
            <text:p>3.13551393036423</text:p>
          </table:table-cell>
          <table:table-cell office:value-type="float" office:value="3.13551393036423" table:style-name="ce1">
            <text:p>3.13551393036423</text:p>
          </table:table-cell>
          <table:table-cell office:value-type="float" office:value="-1.0850877384313" table:style-name="ce1">
            <text:p>-1.085087738431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I05610g" table:style-name="ce1">
            <text:p>CAGL0I05610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5610g" table:style-name="ce1">
            <text:p>CAGL0I05610g</text:p>
          </table:table-cell>
          <table:table-cell office:value-type="string" office:value="YNR014W" table:style-name="ce1">
            <text:p>YNR014W</text:p>
          </table:table-cell>
          <table:table-cell office:value-type="string" office:value="S000005297" table:style-name="ce1">
            <text:p>S000005297</text:p>
          </table:table-cell>
          <table:table-cell office:value-type="string" office:value="YNR014W" table:style-name="ce1">
            <text:p>YNR014W</text:p>
          </table:table-cell>
          <table:table-cell office:value-type="string" office:value="" table:style-name="ce1">
            <text:p/>
          </table:table-cell>
          <table:table-cell office:value-type="string" office:value="Putative protein of unknown function; expression is cell-cycle regulated, Azf1p-dependent, and heat-inducible; YNR014W has a paralog, YMR206W, that arose from the whole genome duplication" table:style-name="ce1">
            <text:p>Putative protein of unknown function; expression is cell-cycle regulated, Azf1p-dependent, and heat-inducible; YNR014W has a paralog, YMR206W, that arose from the whole genome duplication</text:p>
          </table:table-cell>
        </table:table-row>
        <table:table-row>
          <table:table-cell office:value-type="string" office:value="CAGL0I05874g" table:style-name="ce1">
            <text:p>CAGL0I05874g</text:p>
          </table:table-cell>
          <table:table-cell office:value-type="string" office:value="" table:style-name="ce1">
            <text:p/>
          </table:table-cell>
          <table:table-cell office:value-type="string" office:value="Haloacid dehalogenase-like hydrolase" table:style-name="ce1">
            <text:p>Haloacid dehalogenase-like hydrolase</text:p>
          </table:table-cell>
          <table:table-cell office:value-type="float" office:value="2.46733333333333" table:style-name="ce1">
            <text:p>2.46733333333333</text:p>
          </table:table-cell>
          <table:table-cell office:value-type="float" office:value="7.22485790770792e-05" table:style-name="ce1">
            <text:p>7.22485790770792e-05</text:p>
          </table:table-cell>
          <table:table-cell office:value-type="float" office:value="1.63191666666667" table:style-name="ce1">
            <text:p>1.63191666666667</text:p>
          </table:table-cell>
          <table:table-cell office:value-type="float" office:value="0.000166240210120233" table:style-name="ce1">
            <text:p>0.000166240210120233</text:p>
          </table:table-cell>
          <table:table-cell office:value-type="float" office:value="1.63191666666667" table:style-name="ce1">
            <text:p>1.63191666666667</text:p>
          </table:table-cell>
          <table:table-cell office:value-type="float" office:value="0.000166240210120233" table:style-name="ce1">
            <text:p>0.000166240210120233</text:p>
          </table:table-cell>
          <table:table-cell office:value-type="float" office:value="0.682" table:style-name="ce1">
            <text:p>0.682</text:p>
          </table:table-cell>
          <table:table-cell office:value-type="float" office:value="0.0217310411340355" table:style-name="ce1">
            <text:p>0.0217310411340355</text:p>
          </table:table-cell>
          <table:table-cell office:value-type="float" office:value="2.84546979995509" table:style-name="ce1">
            <text:p>2.84546979995509</text:p>
          </table:table-cell>
          <table:table-cell office:value-type="float" office:value="2.08231987537891" table:style-name="ce1">
            <text:p>2.08231987537891</text:p>
          </table:table-cell>
          <table:table-cell office:value-type="float" office:value="2.08231987537891" table:style-name="ce1">
            <text:p>2.08231987537891</text:p>
          </table:table-cell>
          <table:table-cell office:value-type="float" office:value="1.0822256367961" table:style-name="ce1">
            <text:p>1.082225636796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I05874g" table:style-name="ce1">
            <text:p>CAGL0I05874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5874g" table:style-name="ce1">
            <text:p>CAGL0I05874g</text:p>
          </table:table-cell>
          <table:table-cell office:value-type="string" office:value="YIL053W" table:style-name="ce1">
            <text:p>YIL053W</text:p>
          </table:table-cell>
          <table:table-cell office:value-type="string" office:value="S000001315" table:style-name="ce1">
            <text:p>S000001315</text:p>
          </table:table-cell>
          <table:table-cell office:value-type="string" office:value="YIL053W" table:style-name="ce1">
            <text:p>YIL053W</text:p>
          </table:table-cell>
          <table:table-cell office:value-type="string" office:value="GPP1" table:style-name="ce1">
            <text:p>GPP1</text:p>
          </table:table-cell>
          <table:table-cell office:value-type="string" office:value="Constitutively expressed DL-glycerol-3-phosphate phosphatase; also known as glycerol-1-phosphatase; involved in glycerol biosynthesis, induced in response to both anaerobic and osmotic stress; GPP1 has a paralog, GPP2, that arose from the whole genome duplication" table:style-name="ce1">
            <text:p>Constitutively expressed DL-glycerol-3-phosphate phosphatase; also known as glycerol-1-phosphatase; involved in glycerol biosynthesis, induced in response to both anaerobic and osmotic stress; GPP1 has a paralog, GPP2, that arose from the whole genome duplication</text:p>
          </table:table-cell>
        </table:table-row>
        <table:table-row>
          <table:table-cell office:value-type="string" office:value="CAGL0I05934g" table:style-name="ce1">
            <text:p>CAGL0I05934g</text:p>
          </table:table-cell>
          <table:table-cell office:value-type="string" office:value="" table:style-name="ce1">
            <text:p/>
          </table:table-cell>
          <table:table-cell office:value-type="string" office:value="Ortholog(s) have ubiquitin-protein transferase regulator activity and role in cellular response to water deprivation, stress-induced homeostatically regulated protein degradation pathway" table:style-name="ce1">
            <text:p>Ortholog(s) have ubiquitin-protein transferase regulator activity and role in cellular response to water deprivation, stress-induced homeostatically regulated protein degradation pathway</text:p>
          </table:table-cell>
          <table:table-cell office:value-type="float" office:value="2.419" table:style-name="ce1">
            <text:p>2.419</text:p>
          </table:table-cell>
          <table:table-cell office:value-type="float" office:value="7.39540373598697e-06" table:style-name="ce1">
            <text:p>7.39540373598697e-06</text:p>
          </table:table-cell>
          <table:table-cell office:value-type="float" office:value="-0.385916666666667" table:style-name="ce1">
            <text:p>-0.385916666666667</text:p>
          </table:table-cell>
          <table:table-cell office:value-type="float" office:value="0.145970422389404" table:style-name="ce1">
            <text:p>0.145970422389404</text:p>
          </table:table-cell>
          <table:table-cell office:value-type="float" office:value="-0.385916666666667" table:style-name="ce1">
            <text:p>-0.385916666666667</text:p>
          </table:table-cell>
          <table:table-cell office:value-type="float" office:value="0.145970422389404" table:style-name="ce1">
            <text:p>0.145970422389404</text:p>
          </table:table-cell>
          <table:table-cell office:value-type="float" office:value="-0.2415" table:style-name="ce1">
            <text:p>-0.2415</text:p>
          </table:table-cell>
          <table:table-cell office:value-type="float" office:value="0.364888852981046" table:style-name="ce1">
            <text:p>0.364888852981046</text:p>
          </table:table-cell>
          <table:table-cell office:value-type="float" office:value="2.78861622792429" table:style-name="ce1">
            <text:p>2.78861622792429</text:p>
          </table:table-cell>
          <table:table-cell office:value-type="float" office:value="-0.58302720315522" table:style-name="ce1">
            <text:p>-0.58302720315522</text:p>
          </table:table-cell>
          <table:table-cell office:value-type="float" office:value="-0.58302720315522" table:style-name="ce1">
            <text:p>-0.58302720315522</text:p>
          </table:table-cell>
          <table:table-cell office:value-type="float" office:value="-0.533418573096945" table:style-name="ce1">
            <text:p>-0.53341857309694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OTHERS" table:style-name="ce1">
            <text:p>OTHERS</text:p>
          </table:table-cell>
          <table:table-cell office:value-type="string" office:value="F3" table:style-name="ce1">
            <text:p>F3</text:p>
          </table:table-cell>
          <table:table-cell office:value-type="string" office:value="CAGL0I05934g" table:style-name="ce1">
            <text:p>CAGL0I05934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I05934g" table:style-name="ce1">
            <text:p>CAGL0I05934g</text:p>
          </table:table-cell>
          <table:table-cell office:value-type="string" office:value="YJL144W" table:style-name="ce1">
            <text:p>YJL144W</text:p>
          </table:table-cell>
          <table:table-cell office:value-type="string" office:value="S000003680" table:style-name="ce1">
            <text:p>S000003680</text:p>
          </table:table-cell>
          <table:table-cell office:value-type="string" office:value="YJL144W" table:style-name="ce1">
            <text:p>YJL144W</text:p>
          </table:table-cell>
          <table:table-cell office:value-type="string" office:value="" table:style-name="ce1">
            <text:p/>
          </table:table-cell>
          <table:table-cell office:value-type="string" office:value="Cytoplasmic hydrophilin essential in desiccation-rehydration process; expression induced by osmotic stress, starvation and during stationary phase; protein abundance increases in response to DNA replication stress" table:style-name="ce1">
            <text:p>Cytoplasmic hydrophilin essential in desiccation-rehydration process; expression induced by osmotic stress, starvation and during stationary phase; protein abundance increases in response to DNA replication stress</text:p>
          </table:table-cell>
        </table:table-row>
        <table:table-row>
          <table:table-cell office:value-type="string" office:value="CAGL0I06006g" table:style-name="ce1">
            <text:p>CAGL0I06006g</text:p>
          </table:table-cell>
          <table:table-cell office:value-type="string" office:value="" table:style-name="ce1">
            <text:p/>
          </table:table-cell>
          <table:table-cell office:value-type="string" office:value="Ortholog(s) have RNA polymerase I activity, role in nucleolar large rRNA transcription by RNA polymerase I, transcription elongation from RNA polymerase I promoter and RNA polymerase I complex, nucleolus, nucleus localization" table:style-name="ce1">
            <text:p>Ortholog(s) have RNA polymerase I activity, role in nucleolar large rRNA transcription by RNA polymerase I, transcription elongation from RNA polymerase I promoter and RNA polymerase I complex, nucleolus, nucleus localization</text:p>
          </table:table-cell>
          <table:table-cell office:value-type="float" office:value="-1.24833333333333" table:style-name="ce1">
            <text:p>-1.24833333333333</text:p>
          </table:table-cell>
          <table:table-cell office:value-type="float" office:value="0.000190061802544965" table:style-name="ce1">
            <text:p>0.000190061802544965</text:p>
          </table:table-cell>
          <table:table-cell office:value-type="float" office:value="-0.684666666666667" table:style-name="ce1">
            <text:p>-0.684666666666667</text:p>
          </table:table-cell>
          <table:table-cell office:value-type="float" office:value="0.00749700219343357" table:style-name="ce1">
            <text:p>0.00749700219343357</text:p>
          </table:table-cell>
          <table:table-cell office:value-type="float" office:value="-0.684666666666667" table:style-name="ce1">
            <text:p>-0.684666666666667</text:p>
          </table:table-cell>
          <table:table-cell office:value-type="float" office:value="0.00749700219343357" table:style-name="ce1">
            <text:p>0.00749700219343357</text:p>
          </table:table-cell>
          <table:table-cell office:value-type="float" office:value="-1.24566666666667" table:style-name="ce1">
            <text:p>-1.24566666666667</text:p>
          </table:table-cell>
          <table:table-cell office:value-type="float" office:value="0.00205438679298527" table:style-name="ce1">
            <text:p>0.00205438679298527</text:p>
          </table:table-cell>
          <table:table-cell office:value-type="float" office:value="-1.5251975616124" table:style-name="ce1">
            <text:p>-1.5251975616124</text:p>
          </table:table-cell>
          <table:table-cell office:value-type="float" office:value="-0.977644749886237" table:style-name="ce1">
            <text:p>-0.977644749886237</text:p>
          </table:table-cell>
          <table:table-cell office:value-type="float" office:value="-0.977644749886237" table:style-name="ce1">
            <text:p>-0.977644749886237</text:p>
          </table:table-cell>
          <table:table-cell office:value-type="float" office:value="-2.2901874531918" table:style-name="ce1">
            <text:p>-2.290187453191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I06006g" table:style-name="ce1">
            <text:p>CAGL0I06006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I06006g" table:style-name="ce1">
            <text:p>CAGL0I06006g</text:p>
          </table:table-cell>
          <table:table-cell office:value-type="string" office:value="YJL148W" table:style-name="ce1">
            <text:p>YJL148W</text:p>
          </table:table-cell>
          <table:table-cell office:value-type="string" office:value="S000003684" table:style-name="ce1">
            <text:p>S000003684</text:p>
          </table:table-cell>
          <table:table-cell office:value-type="string" office:value="YJL148W" table:style-name="ce1">
            <text:p>YJL148W</text:p>
          </table:table-cell>
          <table:table-cell office:value-type="string" office:value="RPA34" table:style-name="ce1">
            <text:p>RPA34</text:p>
          </table:table-cell>
          <table:table-cell office:value-type="string" office:value="RNA polymerase I subunit A34.5; essential for nucleolar assembly and for high polymerase loading rate; nucleolar localization depends on Rpa49p" table:style-name="ce1">
            <text:p>RNA polymerase I subunit A34.5; essential for nucleolar assembly and for high polymerase loading rate; nucleolar localization depends on Rpa49p</text:p>
          </table:table-cell>
        </table:table-row>
        <table:table-row>
          <table:table-cell office:value-type="string" office:value="CAGL0I06050g" table:style-name="ce1">
            <text:p>CAGL0I06050g</text:p>
          </table:table-cell>
          <table:table-cell office:value-type="string" office:value="INO1" table:style-name="ce1">
            <text:p>INO1</text:p>
          </table:table-cell>
          <table:table-cell office:value-type="string" office:value="Putative inositol 1-phosphate synthase; regulated by the transcriptional activators Ino2p and Ino4p; protein differentially expressed in azole resistant strain" table:style-name="ce1">
            <text:p>Putative inositol 1-phosphate synthase; regulated by the transcriptional activators Ino2p and Ino4p; protein differentially expressed in azole resistant strain</text:p>
          </table:table-cell>
          <table:table-cell office:value-type="float" office:value="3.4815" table:style-name="ce1">
            <text:p>3.4815</text:p>
          </table:table-cell>
          <table:table-cell office:value-type="float" office:value="1.44310767731307e-05" table:style-name="ce1">
            <text:p>1.44310767731307e-05</text:p>
          </table:table-cell>
          <table:table-cell office:value-type="float" office:value="0.30025" table:style-name="ce1">
            <text:p>0.30025</text:p>
          </table:table-cell>
          <table:table-cell office:value-type="float" office:value="0.167531164559063" table:style-name="ce1">
            <text:p>0.167531164559063</text:p>
          </table:table-cell>
          <table:table-cell office:value-type="float" office:value="0.30025" table:style-name="ce1">
            <text:p>0.30025</text:p>
          </table:table-cell>
          <table:table-cell office:value-type="float" office:value="0.167531164559063" table:style-name="ce1">
            <text:p>0.167531164559063</text:p>
          </table:table-cell>
          <table:table-cell office:value-type="float" office:value="1.41433333333333" table:style-name="ce1">
            <text:p>1.41433333333333</text:p>
          </table:table-cell>
          <table:table-cell office:value-type="float" office:value="0.000142849594667762" table:style-name="ce1">
            <text:p>0.000142849594667762</text:p>
          </table:table-cell>
          <table:table-cell office:value-type="float" office:value="4.03841457860127" table:style-name="ce1">
            <text:p>4.03841457860127</text:p>
          </table:table-cell>
          <table:table-cell office:value-type="float" office:value="0.323327296086954" table:style-name="ce1">
            <text:p>0.323327296086954</text:p>
          </table:table-cell>
          <table:table-cell office:value-type="float" office:value="0.323327296086954" table:style-name="ce1">
            <text:p>0.323327296086954</text:p>
          </table:table-cell>
          <table:table-cell office:value-type="float" office:value="2.36342770470262" table:style-name="ce1">
            <text:p>2.3634277047026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FATTY ACID AND LIPIDS" table:style-name="ce1">
            <text:p>FATTY ACID AND LIPIDS</text:p>
          </table:table-cell>
          <table:table-cell office:value-type="string" office:value="F1" table:style-name="ce1">
            <text:p>F1</text:p>
          </table:table-cell>
          <table:table-cell office:value-type="string" office:value="CAGL0I06050g" table:style-name="ce1">
            <text:p>CAGL0I06050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I06050g" table:style-name="ce1">
            <text:p>CAGL0I06050g</text:p>
          </table:table-cell>
          <table:table-cell office:value-type="string" office:value="YJL153C" table:style-name="ce1">
            <text:p>YJL153C</text:p>
          </table:table-cell>
          <table:table-cell office:value-type="string" office:value="S000003689" table:style-name="ce1">
            <text:p>S000003689</text:p>
          </table:table-cell>
          <table:table-cell office:value-type="string" office:value="YJL153C" table:style-name="ce1">
            <text:p>YJL153C</text:p>
          </table:table-cell>
          <table:table-cell office:value-type="string" office:value="INO1" table:style-name="ce1">
            <text:p>INO1</text:p>
          </table:table-cell>
          <table:table-cell office:value-type="string" office:value="Inositol-3-phosphate synthase; involved in synthesis of inositol phosphates and inositol-containing phospholipids; transcription is coregulated with other phospholipid biosynthetic genes by Ino2p and Ino4p, which bind the UASINO DNA element" table:style-name="ce1">
            <text:p>Inositol-3-phosphate synthase; involved in synthesis of inositol phosphates and inositol-containing phospholipids; transcription is coregulated with other phospholipid biosynthetic genes by Ino2p and Ino4p, which bind the UASINO DNA element</text:p>
          </table:table-cell>
        </table:table-row>
        <table:table-row>
          <table:table-cell office:value-type="string" office:value="CAGL0I06644g" table:style-name="ce1">
            <text:p>CAGL0I06644g</text:p>
          </table:table-cell>
          <table:table-cell office:value-type="string" office:value="" table:style-name="ce1">
            <text:p/>
          </table:table-cell>
          <table:table-cell office:value-type="string" office:value="Putative GPI-linked cell wall protein" table:style-name="ce1">
            <text:p>Putative GPI-linked cell wall protein</text:p>
          </table:table-cell>
          <table:table-cell office:value-type="float" office:value="0.1255" table:style-name="ce1">
            <text:p>0.1255</text:p>
          </table:table-cell>
          <table:table-cell office:value-type="float" office:value="0.540778651027749" table:style-name="ce1">
            <text:p>0.540778651027749</text:p>
          </table:table-cell>
          <table:table-cell office:value-type="float" office:value="-1.29275" table:style-name="ce1">
            <text:p>-1.29275</text:p>
          </table:table-cell>
          <table:table-cell office:value-type="float" office:value="0.0001350391869678" table:style-name="ce1">
            <text:p>0.0001350391869678</text:p>
          </table:table-cell>
          <table:table-cell office:value-type="float" office:value="-1.29275" table:style-name="ce1">
            <text:p>-1.29275</text:p>
          </table:table-cell>
          <table:table-cell office:value-type="float" office:value="0.0001350391869678" table:style-name="ce1">
            <text:p>0.0001350391869678</text:p>
          </table:table-cell>
          <table:table-cell office:value-type="float" office:value="-1.15016666666667" table:style-name="ce1">
            <text:p>-1.15016666666667</text:p>
          </table:table-cell>
          <table:table-cell office:value-type="float" office:value="0.000453552650091512" table:style-name="ce1">
            <text:p>0.000453552650091512</text:p>
          </table:table-cell>
          <table:table-cell office:value-type="float" office:value="0.090816211662957" table:style-name="ce1">
            <text:p>0.090816211662957</text:p>
          </table:table-cell>
          <table:table-cell office:value-type="float" office:value="-1.78085932129383" table:style-name="ce1">
            <text:p>-1.78085932129383</text:p>
          </table:table-cell>
          <table:table-cell office:value-type="float" office:value="-1.78085932129383" table:style-name="ce1">
            <text:p>-1.78085932129383</text:p>
          </table:table-cell>
          <table:table-cell office:value-type="float" office:value="-2.12311217214709" table:style-name="ce1">
            <text:p>-2.1231121721470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I06644g" table:style-name="ce1">
            <text:p>CAGL0I06644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I06644g" table:style-name="ce1">
            <text:p>CAGL0I06644g</text:p>
          </table:table-cell>
          <table:table-cell office:value-type="string" office:value="YER150W" table:style-name="ce1">
            <text:p>YER150W</text:p>
          </table:table-cell>
          <table:table-cell office:value-type="string" office:value="S000000952" table:style-name="ce1">
            <text:p>S000000952</text:p>
          </table:table-cell>
          <table:table-cell office:value-type="string" office:value="YER150W" table:style-name="ce1">
            <text:p>YER150W</text:p>
          </table:table-cell>
          <table:table-cell office:value-type="string" office:value="SPI1" table:style-name="ce1">
            <text:p>SPI1</text:p>
          </table:table-cell>
          <table:table-cell office:value-type="string" office:value="GPI-anchored cell wall protein involved in weak acid resistance; basal expression requires Msn2p/Msn4p; expression is induced under conditions of stress and during the diauxic shift; SPI1 has a paralog, SED1, that arose from the whole genome duplication" table:style-name="ce1">
            <text:p>GPI-anchored cell wall protein involved in weak acid resistance; basal expression requires Msn2p/Msn4p; expression is induced under conditions of stress and during the diauxic shift; SPI1 has a paralog, SED1, that arose from the whole genome duplication</text:p>
          </table:table-cell>
        </table:table-row>
        <table:table-row>
          <table:table-cell office:value-type="string" office:value="CAGL0I06743g" table:style-name="ce1">
            <text:p>CAGL0I06743g</text:p>
          </table:table-cell>
          <table:table-cell office:value-type="string" office:value="FTR1" table:style-name="ce1">
            <text:p>FTR1</text:p>
          </table:table-cell>
          <table:table-cell office:value-type="string" office:value="Putative ferrous iron transmembrane transporter involved in iron uptake" table:style-name="ce1">
            <text:p>Putative ferrous iron transmembrane transporter involved in iron uptake</text:p>
          </table:table-cell>
          <table:table-cell office:value-type="float" office:value="3.61033333333333" table:style-name="ce1">
            <text:p>3.61033333333333</text:p>
          </table:table-cell>
          <table:table-cell office:value-type="float" office:value="8.21734145963047e-07" table:style-name="ce1">
            <text:p>8.21734145963047e-07</text:p>
          </table:table-cell>
          <table:table-cell office:value-type="float" office:value="3.888" table:style-name="ce1">
            <text:p>3.888</text:p>
          </table:table-cell>
          <table:table-cell office:value-type="float" office:value="1.82016788465247e-07" table:style-name="ce1">
            <text:p>1.82016788465247e-07</text:p>
          </table:table-cell>
          <table:table-cell office:value-type="float" office:value="3.888" table:style-name="ce1">
            <text:p>3.888</text:p>
          </table:table-cell>
          <table:table-cell office:value-type="float" office:value="1.82016788465247e-07" table:style-name="ce1">
            <text:p>1.82016788465247e-07</text:p>
          </table:table-cell>
          <table:table-cell office:value-type="float" office:value="-2.394" table:style-name="ce1">
            <text:p>-2.394</text:p>
          </table:table-cell>
          <table:table-cell office:value-type="float" office:value="1.06392159788426e-05" table:style-name="ce1">
            <text:p>1.06392159788426e-05</text:p>
          </table:table-cell>
          <table:table-cell office:value-type="float" office:value="4.18995875508336" table:style-name="ce1">
            <text:p>4.18995875508336</text:p>
          </table:table-cell>
          <table:table-cell office:value-type="float" office:value="5.06237031963242" table:style-name="ce1">
            <text:p>5.06237031963242</text:p>
          </table:table-cell>
          <table:table-cell office:value-type="float" office:value="5.06237031963242" table:style-name="ce1">
            <text:p>5.06237031963242</text:p>
          </table:table-cell>
          <table:table-cell office:value-type="float" office:value="-4.29917294428783" table:style-name="ce1">
            <text:p>-4.2991729442878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I06743g" table:style-name="ce1">
            <text:p>CAGL0I06743g</text:p>
          </table:table-cell>
          <table:table-cell office:value-type="string" office:value="SWITCH" table:style-name="ce1">
            <text:p>SWITCH</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DOWN" table:style-name="ce1">
            <text:p>DOWN</text:p>
          </table:table-cell>
          <table:table-cell office:value-type="string" office:value="CAGL0I06743g" table:style-name="ce1">
            <text:p>CAGL0I06743g</text:p>
          </table:table-cell>
          <table:table-cell office:value-type="string" office:value="YER145C" table:style-name="ce1">
            <text:p>YER145C</text:p>
          </table:table-cell>
          <table:table-cell office:value-type="string" office:value="S000000947" table:style-name="ce1">
            <text:p>S000000947</text:p>
          </table:table-cell>
          <table:table-cell office:value-type="string" office:value="YER145C" table:style-name="ce1">
            <text:p>YER145C</text:p>
          </table:table-cell>
          <table:table-cell office:value-type="string" office:value="FTR1" table:style-name="ce1">
            <text:p>FTR1</text:p>
          </table:table-cell>
          <table:table-cell office:value-type="string" office:value="High affinity iron permease; involved in the transport of iron across the plasma membrane; forms complex with Fet3p; expression is regulated by iron; protein abundance increases in response to DNA replication stress" table:style-name="ce1">
            <text:p>High affinity iron permease; involved in the transport of iron across the plasma membrane; forms complex with Fet3p; expression is regulated by iron; protein abundance increases in response to DNA replication stress</text:p>
          </table:table-cell>
        </table:table-row>
        <table:table-row>
          <table:table-cell office:value-type="string" office:value="CAGL0I06831g" table:style-name="ce1">
            <text:p>CAGL0I06831g</text:p>
          </table:table-cell>
          <table:table-cell office:value-type="string" office:value="" table:style-name="ce1">
            <text:p/>
          </table:table-cell>
          <table:table-cell office:value-type="string" office:value="Ortholog(s) have 2 iron, 2 sulfur cluster binding, electron transfer activity, iron-sulfur cluster binding, oxidoreductase activity, acting on NAD(P)H, oxidoreductase activity, acting on NAD(P)H, heme protein as acceptor activity" table:style-name="ce1">
            <text:p>Ortholog(s) have 2 iron, 2 sulfur cluster binding, electron transfer activity, iron-sulfur cluster binding, oxidoreductase activity, acting on NAD(P)H, oxidoreductase activity, acting on NAD(P)H, heme protein as acceptor activity</text:p>
          </table:table-cell>
          <table:table-cell office:value-type="float" office:value="-1.805" table:style-name="ce1">
            <text:p>-1.805</text:p>
          </table:table-cell>
          <table:table-cell office:value-type="float" office:value="0.000138595374427945" table:style-name="ce1">
            <text:p>0.000138595374427945</text:p>
          </table:table-cell>
          <table:table-cell office:value-type="float" office:value="-1.79216666666667" table:style-name="ce1">
            <text:p>-1.79216666666667</text:p>
          </table:table-cell>
          <table:table-cell office:value-type="float" office:value="1.24720095937564e-05" table:style-name="ce1">
            <text:p>1.24720095937564e-05</text:p>
          </table:table-cell>
          <table:table-cell office:value-type="float" office:value="-1.79216666666667" table:style-name="ce1">
            <text:p>-1.79216666666667</text:p>
          </table:table-cell>
          <table:table-cell office:value-type="float" office:value="1.24720095937564e-05" table:style-name="ce1">
            <text:p>1.24720095937564e-05</text:p>
          </table:table-cell>
          <table:table-cell office:value-type="float" office:value="0.698" table:style-name="ce1">
            <text:p>0.698</text:p>
          </table:table-cell>
          <table:table-cell office:value-type="float" office:value="0.00679281692942216" table:style-name="ce1">
            <text:p>0.00679281692942216</text:p>
          </table:table-cell>
          <table:table-cell office:value-type="float" office:value="-2.17999387396709" table:style-name="ce1">
            <text:p>-2.17999387396709</text:p>
          </table:table-cell>
          <table:table-cell office:value-type="float" office:value="-2.44053657584306" table:style-name="ce1">
            <text:p>-2.44053657584306</text:p>
          </table:table-cell>
          <table:table-cell office:value-type="float" office:value="-2.44053657584306" table:style-name="ce1">
            <text:p>-2.44053657584306</text:p>
          </table:table-cell>
          <table:table-cell office:value-type="float" office:value="1.11021730691877" table:style-name="ce1">
            <text:p>1.11021730691877</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I06831g" table:style-name="ce1">
            <text:p>CAGL0I06831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I06831g" table:style-name="ce1">
            <text:p>CAGL0I06831g</text:p>
          </table:table-cell>
          <table:table-cell office:value-type="string" office:value="YER141W" table:style-name="ce1">
            <text:p>YER141W</text:p>
          </table:table-cell>
          <table:table-cell office:value-type="string" office:value="S000000943" table:style-name="ce1">
            <text:p>S000000943</text:p>
          </table:table-cell>
          <table:table-cell office:value-type="string" office:value="YER141W" table:style-name="ce1">
            <text:p>YER141W</text:p>
          </table:table-cell>
          <table:table-cell office:value-type="string" office:value="COX15" table:style-name="ce1">
            <text:p>COX15</text:p>
          </table:table-cell>
          <table:table-cell office:value-type="string" office:value="Protein required for the hydroxylation of heme O to form heme A; heme A is an essential prosthetic group for cytochrome c oxidase" table:style-name="ce1">
            <text:p>Protein required for the hydroxylation of heme O to form heme A; heme A is an essential prosthetic group for cytochrome c oxidase</text:p>
          </table:table-cell>
        </table:table-row>
        <table:table-row>
          <table:table-cell office:value-type="string" office:value="CAGL0I07491g" table:style-name="ce1">
            <text:p>CAGL0I07491g</text:p>
          </table:table-cell>
          <table:table-cell office:value-type="string" office:value="" table:style-name="ce1">
            <text:p/>
          </table:table-cell>
          <table:table-cell office:value-type="string" office:value="Ortholog(s) have role in cellular zinc ion homeostasis" table:style-name="ce1">
            <text:p>Ortholog(s) have role in cellular zinc ion homeostasis</text:p>
          </table:table-cell>
          <table:table-cell office:value-type="float" office:value="1.69916666666667" table:style-name="ce1">
            <text:p>1.69916666666667</text:p>
          </table:table-cell>
          <table:table-cell office:value-type="float" office:value="4.02793166603333e-05" table:style-name="ce1">
            <text:p>4.02793166603333e-05</text:p>
          </table:table-cell>
          <table:table-cell office:value-type="float" office:value="1.98383333333333" table:style-name="ce1">
            <text:p>1.98383333333333</text:p>
          </table:table-cell>
          <table:table-cell office:value-type="float" office:value="5.15609067067757e-05" table:style-name="ce1">
            <text:p>5.15609067067757e-05</text:p>
          </table:table-cell>
          <table:table-cell office:value-type="float" office:value="1.98383333333333" table:style-name="ce1">
            <text:p>1.98383333333333</text:p>
          </table:table-cell>
          <table:table-cell office:value-type="float" office:value="5.15609067067757e-05" table:style-name="ce1">
            <text:p>5.15609067067757e-05</text:p>
          </table:table-cell>
          <table:table-cell office:value-type="float" office:value="-0.496833333333333" table:style-name="ce1">
            <text:p>-0.496833333333333</text:p>
          </table:table-cell>
          <table:table-cell office:value-type="float" office:value="0.0794501514729186" table:style-name="ce1">
            <text:p>0.0794501514729186</text:p>
          </table:table-cell>
          <table:table-cell office:value-type="float" office:value="1.94189009826564" table:style-name="ce1">
            <text:p>1.94189009826564</text:p>
          </table:table-cell>
          <table:table-cell office:value-type="float" office:value="2.54716503572621" table:style-name="ce1">
            <text:p>2.54716503572621</text:p>
          </table:table-cell>
          <table:table-cell office:value-type="float" office:value="2.54716503572621" table:style-name="ce1">
            <text:p>2.54716503572621</text:p>
          </table:table-cell>
          <table:table-cell office:value-type="float" office:value="-0.980118975471272" table:style-name="ce1">
            <text:p>-0.98011897547127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I07491g" table:style-name="ce1">
            <text:p>CAGL0I07491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7491g" table:style-name="ce1">
            <text:p>CAGL0I07491g</text:p>
          </table:table-cell>
          <table:table-cell office:value-type="string" office:value="YOL101C" table:style-name="ce1">
            <text:p>YOL101C</text:p>
          </table:table-cell>
          <table:table-cell office:value-type="string" office:value="S000005461" table:style-name="ce1">
            <text:p>S000005461</text:p>
          </table:table-cell>
          <table:table-cell office:value-type="string" office:value="YOL101C" table:style-name="ce1">
            <text:p>YOL101C</text:p>
          </table:table-cell>
          <table:table-cell office:value-type="string" office:value="IZH4" table:style-name="ce1">
            <text:p>IZH4</text:p>
          </table:table-cell>
          <table:table-cell office:value-type="string" office:value="Membrane protein involved in zinc ion homeostasis; member of the four-protein IZH family; expression induced by fatty acids and altered zinc levels; deletion reduces sensitivity to excess zinc; possible role in sterol metabolism; protein increases in abundance and relocalizes from nucleus to ER upon DNA replication stress; IZH4 has a paralog, IZH1, that arose from the whole genome duplication" table:style-name="ce1">
            <text:p>Membrane protein involved in zinc ion homeostasis; member of the four-protein IZH family; expression induced by fatty acids and altered zinc levels; deletion reduces sensitivity to excess zinc; possible role in sterol metabolism; protein increases in abundance and relocalizes from nucleus to ER upon DNA replication stress; IZH4 has a paralog, IZH1, that arose from the whole genome duplication</text:p>
          </table:table-cell>
        </table:table-row>
        <table:table-row>
          <table:table-cell office:value-type="string" office:value="CAGL0I07843g" table:style-name="ce1">
            <text:p>CAGL0I07843g</text:p>
          </table:table-cell>
          <table:table-cell office:value-type="string" office:value="ADH1" table:style-name="ce1">
            <text:p>ADH1</text:p>
          </table:table-cell>
          <table:table-cell office:value-type="string" office:value="Putative alcohol dehydrogenase isoenzyme III; increased protein abundance in azole resistant strain" table:style-name="ce1">
            <text:p>Putative alcohol dehydrogenase isoenzyme III; increased protein abundance in azole resistant strain</text:p>
          </table:table-cell>
          <table:table-cell office:value-type="float" office:value="0.814" table:style-name="ce1">
            <text:p>0.814</text:p>
          </table:table-cell>
          <table:table-cell office:value-type="float" office:value="0.000378845158752804" table:style-name="ce1">
            <text:p>0.000378845158752804</text:p>
          </table:table-cell>
          <table:table-cell office:value-type="float" office:value="0.46025" table:style-name="ce1">
            <text:p>0.46025</text:p>
          </table:table-cell>
          <table:table-cell office:value-type="float" office:value="0.0496206966883744" table:style-name="ce1">
            <text:p>0.0496206966883744</text:p>
          </table:table-cell>
          <table:table-cell office:value-type="float" office:value="0.46025" table:style-name="ce1">
            <text:p>0.46025</text:p>
          </table:table-cell>
          <table:table-cell office:value-type="float" office:value="0.0496206966883744" table:style-name="ce1">
            <text:p>0.0496206966883744</text:p>
          </table:table-cell>
          <table:table-cell office:value-type="float" office:value="1.66266666666667" table:style-name="ce1">
            <text:p>1.66266666666667</text:p>
          </table:table-cell>
          <table:table-cell office:value-type="float" office:value="9.35769475901187e-05" table:style-name="ce1">
            <text:p>9.35769475901187e-05</text:p>
          </table:table-cell>
          <table:table-cell office:value-type="float" office:value="0.900685542901643" table:style-name="ce1">
            <text:p>0.900685542901643</text:p>
          </table:table-cell>
          <table:table-cell office:value-type="float" office:value="0.534670584712771" table:style-name="ce1">
            <text:p>0.534670584712771</text:p>
          </table:table-cell>
          <table:table-cell office:value-type="float" office:value="0.534670584712771" table:style-name="ce1">
            <text:p>0.534670584712771</text:p>
          </table:table-cell>
          <table:table-cell office:value-type="float" office:value="2.79788175139828" table:style-name="ce1">
            <text:p>2.7978817513982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NAD(P)/NAD(P)H DEPENDANT ENZYME" table:style-name="ce1">
            <text:p>NAD(P)/NAD(P)H DEPENDANT ENZYME</text:p>
          </table:table-cell>
          <table:table-cell office:value-type="string" office:value="F3" table:style-name="ce1">
            <text:p>F3</text:p>
          </table:table-cell>
          <table:table-cell office:value-type="string" office:value="CAGL0I07843g" table:style-name="ce1">
            <text:p>CAGL0I0784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I07843g" table:style-name="ce1">
            <text:p>CAGL0I07843g</text:p>
          </table:table-cell>
          <table:table-cell office:value-type="string" office:value="YOL086C" table:style-name="ce1">
            <text:p>YOL086C</text:p>
          </table:table-cell>
          <table:table-cell office:value-type="string" office:value="S000005446" table:style-name="ce1">
            <text:p>S000005446</text:p>
          </table:table-cell>
          <table:table-cell office:value-type="string" office:value="YOL086C" table:style-name="ce1">
            <text:p>YOL086C</text:p>
          </table:table-cell>
          <table:table-cell office:value-type="string" office:value="ADH1" table:style-name="ce1">
            <text:p>ADH1</text:p>
          </table:table-cell>
          <table:table-cell office:value-type="string" office:value="Alcohol dehydrogenase; fermentative isozyme active as homo- or heterotetramers; required for the reduction of acetaldehyde to ethanol, the last step in the glycolytic pathway; ADH1 has a paralog, ADH5, that arose from the whole genome duplication" table:style-name="ce1">
            <text:p>Alcohol dehydrogenase; fermentative isozyme active as homo- or heterotetramers; required for the reduction of acetaldehyde to ethanol, the last step in the glycolytic pathway; ADH1 has a paralog, ADH5, that arose from the whole genome duplication</text:p>
          </table:table-cell>
        </table:table-row>
        <table:table-row>
          <table:table-cell office:value-type="string" office:value="CAGL0I07887g" table:style-name="ce1">
            <text:p>CAGL0I07887g</text:p>
          </table:table-cell>
          <table:table-cell office:value-type="string" office:value="" table:style-name="ce1">
            <text:p/>
          </table:table-cell>
          <table:table-cell office:value-type="string" office:value="Ortholog(s) have protein binding, bridging activity and role in cellular protein-containing complex localization, ubiquitin-dependent ERAD pathway, vesicle organization" table:style-name="ce1">
            <text:p>Ortholog(s) have protein binding, bridging activity and role in cellular protein-containing complex localization, ubiquitin-dependent ERAD pathway, vesicle organization</text:p>
          </table:table-cell>
          <table:table-cell office:value-type="float" office:value="1.85083333333333" table:style-name="ce1">
            <text:p>1.85083333333333</text:p>
          </table:table-cell>
          <table:table-cell office:value-type="float" office:value="1.03343447120246e-05" table:style-name="ce1">
            <text:p>1.03343447120246e-05</text:p>
          </table:table-cell>
          <table:table-cell office:value-type="float" office:value="1.05416666666667" table:style-name="ce1">
            <text:p>1.05416666666667</text:p>
          </table:table-cell>
          <table:table-cell office:value-type="float" office:value="0.000525155567168914" table:style-name="ce1">
            <text:p>0.000525155567168914</text:p>
          </table:table-cell>
          <table:table-cell office:value-type="float" office:value="1.05416666666667" table:style-name="ce1">
            <text:p>1.05416666666667</text:p>
          </table:table-cell>
          <table:table-cell office:value-type="float" office:value="0.000525155567168914" table:style-name="ce1">
            <text:p>0.000525155567168914</text:p>
          </table:table-cell>
          <table:table-cell office:value-type="float" office:value="0.708166666666667" table:style-name="ce1">
            <text:p>0.708166666666667</text:p>
          </table:table-cell>
          <table:table-cell office:value-type="float" office:value="0.014321643450685" table:style-name="ce1">
            <text:p>0.014321643450685</text:p>
          </table:table-cell>
          <table:table-cell office:value-type="float" office:value="2.12029268636227" table:style-name="ce1">
            <text:p>2.12029268636227</text:p>
          </table:table-cell>
          <table:table-cell office:value-type="float" office:value="1.31917246910662" table:style-name="ce1">
            <text:p>1.31917246910662</text:p>
          </table:table-cell>
          <table:table-cell office:value-type="float" office:value="1.31917246910662" table:style-name="ce1">
            <text:p>1.31917246910662</text:p>
          </table:table-cell>
          <table:table-cell office:value-type="float" office:value="1.12800368064256" table:style-name="ce1">
            <text:p>1.1280036806425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OTHERS" table:style-name="ce1">
            <text:p>OTHERS</text:p>
          </table:table-cell>
          <table:table-cell office:value-type="string" office:value="F1" table:style-name="ce1">
            <text:p>F1</text:p>
          </table:table-cell>
          <table:table-cell office:value-type="string" office:value="CAGL0I07887g" table:style-name="ce1">
            <text:p>CAGL0I07887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I07887g" table:style-name="ce1">
            <text:p>CAGL0I07887g</text:p>
          </table:table-cell>
          <table:table-cell office:value-type="string" office:value="YOL082W" table:style-name="ce1">
            <text:p>YOL082W</text:p>
          </table:table-cell>
          <table:table-cell office:value-type="string" office:value="S000005442" table:style-name="ce1">
            <text:p>S000005442</text:p>
          </table:table-cell>
          <table:table-cell office:value-type="string" office:value="YOL082W" table:style-name="ce1">
            <text:p>YOL082W</text:p>
          </table:table-cell>
          <table:table-cell office:value-type="string" office:value="ATG19" table:style-name="ce1">
            <text:p>ATG19</text:p>
          </table:table-cell>
          <table:table-cell office:value-type="string" office:value="Receptor protein for the cytoplasm-to-vacuole targeting (Cvt) pathway; delivers cargo proteins aminopeptidase I (Ape1p) and alpha-mannosidase (Ams1p) to the phagophore assembly site for packaging into Cvt vesicles; interaction with Atg19p during the Cvt pathway requires phosphorylation by Hrr25p" table:style-name="ce1">
            <text:p>Receptor protein for the cytoplasm-to-vacuole targeting (Cvt) pathway; delivers cargo proteins aminopeptidase I (Ape1p) and alpha-mannosidase (Ams1p) to the phagophore assembly site for packaging into Cvt vesicles; interaction with Atg19p during the Cvt pathway requires phosphorylation by Hrr25p</text:p>
          </table:table-cell>
        </table:table-row>
        <table:table-row>
          <table:table-cell office:value-type="string" office:value="CAGL0I07969g" table:style-name="ce1">
            <text:p>CAGL0I07969g</text:p>
          </table:table-cell>
          <table:table-cell office:value-type="string" office:value="" table:style-name="ce1">
            <text:p/>
          </table:table-cell>
          <table:table-cell office:value-type="string" office:value="Ortholog(s) have role in ATP synthesis coupled proton transport, protein complex oligomerization and mitochondrial proton-transporting ATP synthase complex, coupling factor F(o), plasma membrane localization" table:style-name="ce1">
            <text:p>Ortholog(s) have role in ATP synthesis coupled proton transport, protein complex oligomerization and mitochondrial proton-transporting ATP synthase complex, coupling factor F(o), plasma membrane localization</text:p>
          </table:table-cell>
          <table:table-cell office:value-type="float" office:value="-1.245" table:style-name="ce1">
            <text:p>-1.245</text:p>
          </table:table-cell>
          <table:table-cell office:value-type="float" office:value="5.31930115479374e-05" table:style-name="ce1">
            <text:p>5.31930115479374e-05</text:p>
          </table:table-cell>
          <table:table-cell office:value-type="float" office:value="-1.22041666666667" table:style-name="ce1">
            <text:p>-1.22041666666667</text:p>
          </table:table-cell>
          <table:table-cell office:value-type="float" office:value="0.0002452180791812" table:style-name="ce1">
            <text:p>0.0002452180791812</text:p>
          </table:table-cell>
          <table:table-cell office:value-type="float" office:value="-1.22041666666667" table:style-name="ce1">
            <text:p>-1.22041666666667</text:p>
          </table:table-cell>
          <table:table-cell office:value-type="float" office:value="0.0002452180791812" table:style-name="ce1">
            <text:p>0.0002452180791812</text:p>
          </table:table-cell>
          <table:table-cell office:value-type="float" office:value="2.27633333333333" table:style-name="ce1">
            <text:p>2.27633333333333</text:p>
          </table:table-cell>
          <table:table-cell office:value-type="float" office:value="8.83721059339148e-05" table:style-name="ce1">
            <text:p>8.83721059339148e-05</text:p>
          </table:table-cell>
          <table:table-cell office:value-type="float" office:value="-1.52127662561027" table:style-name="ce1">
            <text:p>-1.52127662561027</text:p>
          </table:table-cell>
          <table:table-cell office:value-type="float" office:value="-1.68531454289424" table:style-name="ce1">
            <text:p>-1.68531454289424</text:p>
          </table:table-cell>
          <table:table-cell office:value-type="float" office:value="-1.68531454289424" table:style-name="ce1">
            <text:p>-1.68531454289424</text:p>
          </table:table-cell>
          <table:table-cell office:value-type="float" office:value="3.87147893256164" table:style-name="ce1">
            <text:p>3.8714789325616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MITOCHONDRIA" table:style-name="ce1">
            <text:p>MITOCHONDRIA</text:p>
          </table:table-cell>
          <table:table-cell office:value-type="string" office:value="F4" table:style-name="ce1">
            <text:p>F4</text:p>
          </table:table-cell>
          <table:table-cell office:value-type="string" office:value="CAGL0I07969g" table:style-name="ce1">
            <text:p>CAGL0I07969g</text:p>
          </table:table-cell>
          <table:table-cell office:value-type="string" office:value="SWITCH" table:style-name="ce1">
            <text:p>SWITCH</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I07969g" table:style-name="ce1">
            <text:p>CAGL0I07969g</text:p>
          </table:table-cell>
          <table:table-cell office:value-type="string" office:value="YOL077W-A" table:style-name="ce1">
            <text:p>YOL077W-A</text:p>
          </table:table-cell>
          <table:table-cell office:value-type="string" office:value="S000007339" table:style-name="ce1">
            <text:p>S000007339</text:p>
          </table:table-cell>
          <table:table-cell office:value-type="string" office:value="YOL077W-A" table:style-name="ce1">
            <text:p>YOL077W-A</text:p>
          </table:table-cell>
          <table:table-cell office:value-type="string" office:value="ATP19" table:style-name="ce1">
            <text:p>ATP19</text:p>
          </table:table-cell>
          <table:table-cell office:value-type="string" office:value="Subunit k of the mitochondrial F1F0 ATP synthase; F1F0 ATP synthase is a large, evolutionarily conserved enzyme complex required for ATP synthesis; associated only with the dimeric form of ATP synthase" table:style-name="ce1">
            <text:p>Subunit k of the mitochondrial F1F0 ATP synthase; F1F0 ATP synthase is a large, evolutionarily conserved enzyme complex required for ATP synthesis; associated only with the dimeric form of ATP synthase</text:p>
          </table:table-cell>
        </table:table-row>
        <table:table-row>
          <table:table-cell office:value-type="string" office:value="CAGL0I08503g" table:style-name="ce1">
            <text:p>CAGL0I08503g</text:p>
          </table:table-cell>
          <table:table-cell office:value-type="string" office:value="" table:style-name="ce1">
            <text:p/>
          </table:table-cell>
          <table:table-cell office:value-type="string" office:value="Ortholog(s) have phosphoadenylyl-sulfate reductase (thioredoxin) activity" table:style-name="ce1">
            <text:p>Ortholog(s) have phosphoadenylyl-sulfate reductase (thioredoxin) activity</text:p>
          </table:table-cell>
          <table:table-cell office:value-type="float" office:value="-0.364666666666667" table:style-name="ce1">
            <text:p>-0.364666666666667</text:p>
          </table:table-cell>
          <table:table-cell office:value-type="float" office:value="0.032758777772016" table:style-name="ce1">
            <text:p>0.032758777772016</text:p>
          </table:table-cell>
          <table:table-cell office:value-type="float" office:value="-0.0359166666666664" table:style-name="ce1">
            <text:p>-0.0359166666666664</text:p>
          </table:table-cell>
          <table:table-cell office:value-type="float" office:value="0.926087163157238" table:style-name="ce1">
            <text:p>0.926087163157238</text:p>
          </table:table-cell>
          <table:table-cell office:value-type="float" office:value="-0.0359166666666664" table:style-name="ce1">
            <text:p>-0.0359166666666664</text:p>
          </table:table-cell>
          <table:table-cell office:value-type="float" office:value="0.926087163157238" table:style-name="ce1">
            <text:p>0.926087163157238</text:p>
          </table:table-cell>
          <table:table-cell office:value-type="float" office:value="1.34133333333333" table:style-name="ce1">
            <text:p>1.34133333333333</text:p>
          </table:table-cell>
          <table:table-cell office:value-type="float" office:value="0.00103574853850665" table:style-name="ce1">
            <text:p>0.00103574853850665</text:p>
          </table:table-cell>
          <table:table-cell office:value-type="float" office:value="-0.485757427449359" table:style-name="ce1">
            <text:p>-0.485757427449359</text:p>
          </table:table-cell>
          <table:table-cell office:value-type="float" office:value="-0.120713759286246" table:style-name="ce1">
            <text:p>-0.120713759286246</text:p>
          </table:table-cell>
          <table:table-cell office:value-type="float" office:value="-0.120713759286246" table:style-name="ce1">
            <text:p>-0.120713759286246</text:p>
          </table:table-cell>
          <table:table-cell office:value-type="float" office:value="2.23571570976793" table:style-name="ce1">
            <text:p>2.2357157097679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I08503g" table:style-name="ce1">
            <text:p>CAGL0I0850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I08503g" table:style-name="ce1">
            <text:p>CAGL0I08503g</text:p>
          </table:table-cell>
          <table:table-cell office:value-type="string" office:value="YPR167C" table:style-name="ce1">
            <text:p>YPR167C</text:p>
          </table:table-cell>
          <table:table-cell office:value-type="string" office:value="S000006371" table:style-name="ce1">
            <text:p>S000006371</text:p>
          </table:table-cell>
          <table:table-cell office:value-type="string" office:value="YPR167C" table:style-name="ce1">
            <text:p>YPR167C</text:p>
          </table:table-cell>
          <table:table-cell office:value-type="string" office:value="MET16" table:style-name="ce1">
            <text:p>MET16</text:p>
          </table:table-cell>
          <table:table-cell office:value-type="string" office:value="3'-phosphoadenylsulfate reductase; reduces 3'-phosphoadenylyl sulfate to adenosine-3',5'-bisphosphate and free sulfite using reduced thioredoxin as cosubstrate, involved in sulfate assimilation and methionine metabolism" table:style-name="ce1">
            <text:p>3'-phosphoadenylsulfate reductase; reduces 3'-phosphoadenylyl sulfate to adenosine-3',5'-bisphosphate and free sulfite using reduced thioredoxin as cosubstrate, involved in sulfate assimilation and methionine metabolism</text:p>
          </table:table-cell>
        </table:table-row>
        <table:table-row>
          <table:table-cell office:value-type="string" office:value="CAGL0I08547g" table:style-name="ce1">
            <text:p>CAGL0I08547g</text:p>
          </table:table-cell>
          <table:table-cell office:value-type="string" office:value="" table:style-name="ce1">
            <text:p/>
          </table:table-cell>
          <table:table-cell office:value-type="string" office:value="Ortholog of S. cerevisiae : YER156C, C. albicans SC5314 : C1_01910W_A, C. dubliniensis CD36 : Cd36_01750, C. parapsilosis CDC317 : CPAR2_108260 and C. auris B8441 : B9J08_001589" table:style-name="ce1">
            <text:p>Ortholog of S. cerevisiae : YER156C, C. albicans SC5314 : C1_01910W_A, C. dubliniensis CD36 : Cd36_01750, C. parapsilosis CDC317 : CPAR2_108260 and C. auris B8441 : B9J08_001589</text:p>
          </table:table-cell>
          <table:table-cell office:value-type="float" office:value="-4.15716666666667" table:style-name="ce1">
            <text:p>-4.15716666666667</text:p>
          </table:table-cell>
          <table:table-cell office:value-type="float" office:value="1.29251327177132e-06" table:style-name="ce1">
            <text:p>1.29251327177132e-06</text:p>
          </table:table-cell>
          <table:table-cell office:value-type="float" office:value="-3.58808333333333" table:style-name="ce1">
            <text:p>-3.58808333333333</text:p>
          </table:table-cell>
          <table:table-cell office:value-type="float" office:value="1.36666114936205e-07" table:style-name="ce1">
            <text:p>1.36666114936205e-07</text:p>
          </table:table-cell>
          <table:table-cell office:value-type="float" office:value="-3.58808333333333" table:style-name="ce1">
            <text:p>-3.58808333333333</text:p>
          </table:table-cell>
          <table:table-cell office:value-type="float" office:value="1.36666114936205e-07" table:style-name="ce1">
            <text:p>1.36666114936205e-07</text:p>
          </table:table-cell>
          <table:table-cell office:value-type="float" office:value="-0.909833333333333" table:style-name="ce1">
            <text:p>-0.909833333333333</text:p>
          </table:table-cell>
          <table:table-cell office:value-type="float" office:value="0.00105207006703841" table:style-name="ce1">
            <text:p>0.00105207006703841</text:p>
          </table:table-cell>
          <table:table-cell office:value-type="float" office:value="-4.9468023638658" table:style-name="ce1">
            <text:p>-4.9468023638658</text:p>
          </table:table-cell>
          <table:table-cell office:value-type="float" office:value="-4.81275491603836" table:style-name="ce1">
            <text:p>-4.81275491603836</text:p>
          </table:table-cell>
          <table:table-cell office:value-type="float" office:value="-4.81275491603836" table:style-name="ce1">
            <text:p>-4.81275491603836</text:p>
          </table:table-cell>
          <table:table-cell office:value-type="float" office:value="-1.70265396051277" table:style-name="ce1">
            <text:p>-1.70265396051277</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I08547g" table:style-name="ce1">
            <text:p>CAGL0I08547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I08547g" table:style-name="ce1">
            <text:p>CAGL0I08547g</text:p>
          </table:table-cell>
          <table:table-cell office:value-type="string" office:value="YER156C" table:style-name="ce1">
            <text:p>YER156C</text:p>
          </table:table-cell>
          <table:table-cell office:value-type="string" office:value="S000000958" table:style-name="ce1">
            <text:p>S000000958</text:p>
          </table:table-cell>
          <table:table-cell office:value-type="string" office:value="YER156C" table:style-name="ce1">
            <text:p>YER156C</text:p>
          </table:table-cell>
          <table:table-cell office:value-type="string" office:value="" table:style-name="ce1">
            <text:p/>
          </table:table-cell>
          <table:table-cell office:value-type="string" office:value="Putative protein of unknown function; interacts with Hsp82p and copurifies with Ipl1p; expression is copper responsive and downregulated in strains deleted for MAC1, a copper-responsive transcription factor; similarity to mammalian MYG1" table:style-name="ce1">
            <text:p>Putative protein of unknown function; interacts with Hsp82p and copurifies with Ipl1p; expression is copper responsive and downregulated in strains deleted for MAC1, a copper-responsive transcription factor; similarity to mammalian MYG1</text:p>
          </table:table-cell>
        </table:table-row>
        <table:table-row>
          <table:table-cell office:value-type="string" office:value="CAGL0I08987g" table:style-name="ce1">
            <text:p>CAGL0I08987g</text:p>
          </table:table-cell>
          <table:table-cell office:value-type="string" office:value="" table:style-name="ce1">
            <text:p/>
          </table:table-cell>
          <table:table-cell office:value-type="string" office:value="Has domain(s) with predicted argininosuccinate lyase activity and role in arginine biosynthetic process via ornithine" table:style-name="ce1">
            <text:p>Has domain(s) with predicted argininosuccinate lyase activity and role in arginine biosynthetic process via ornithine</text:p>
          </table:table-cell>
          <table:table-cell office:value-type="float" office:value="-2.53733333333333" table:style-name="ce1">
            <text:p>-2.53733333333333</text:p>
          </table:table-cell>
          <table:table-cell office:value-type="float" office:value="9.20524298608314e-05" table:style-name="ce1">
            <text:p>9.20524298608314e-05</text:p>
          </table:table-cell>
          <table:table-cell office:value-type="float" office:value="-1.54108333333333" table:style-name="ce1">
            <text:p>-1.54108333333333</text:p>
          </table:table-cell>
          <table:table-cell office:value-type="float" office:value="0.000298514282929769" table:style-name="ce1">
            <text:p>0.000298514282929769</text:p>
          </table:table-cell>
          <table:table-cell office:value-type="float" office:value="-1.54108333333333" table:style-name="ce1">
            <text:p>-1.54108333333333</text:p>
          </table:table-cell>
          <table:table-cell office:value-type="float" office:value="0.000298514282929769" table:style-name="ce1">
            <text:p>0.000298514282929769</text:p>
          </table:table-cell>
          <table:table-cell office:value-type="float" office:value="0.137833333333333" table:style-name="ce1">
            <text:p>0.137833333333333</text:p>
          </table:table-cell>
          <table:table-cell office:value-type="float" office:value="0.644249018482122" table:style-name="ce1">
            <text:p>0.644249018482122</text:p>
          </table:table-cell>
          <table:table-cell office:value-type="float" office:value="-3.0414235136337" table:style-name="ce1">
            <text:p>-3.0414235136337</text:p>
          </table:table-cell>
          <table:table-cell office:value-type="float" office:value="-2.10888171718182" table:style-name="ce1">
            <text:p>-2.10888171718182</text:p>
          </table:table-cell>
          <table:table-cell office:value-type="float" office:value="-2.10888171718182" table:style-name="ce1">
            <text:p>-2.10888171718182</text:p>
          </table:table-cell>
          <table:table-cell office:value-type="float" office:value="0.130217272728099" table:style-name="ce1">
            <text:p>0.130217272728099</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I08987g" table:style-name="ce1">
            <text:p>CAGL0I08987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I08987g" table:style-name="ce1">
            <text:p>CAGL0I08987g</text:p>
          </table:table-cell>
          <table:table-cell office:value-type="string" office:value="YHR018C" table:style-name="ce1">
            <text:p>YHR018C</text:p>
          </table:table-cell>
          <table:table-cell office:value-type="string" office:value="S000001060" table:style-name="ce1">
            <text:p>S000001060</text:p>
          </table:table-cell>
          <table:table-cell office:value-type="string" office:value="YHR018C" table:style-name="ce1">
            <text:p>YHR018C</text:p>
          </table:table-cell>
          <table:table-cell office:value-type="string" office:value="ARG4" table:style-name="ce1">
            <text:p>ARG4</text:p>
          </table:table-cell>
          <table:table-cell office:value-type="string" office:value="Argininosuccinate lyase; catalyzes the final step in the arginine biosynthesis pathway" table:style-name="ce1">
            <text:p>Argininosuccinate lyase; catalyzes the final step in the arginine biosynthesis pathway</text:p>
          </table:table-cell>
        </table:table-row>
        <table:table-row>
          <table:table-cell office:value-type="string" office:value="CAGL0I09009g" table:style-name="ce1">
            <text:p>CAGL0I09009g</text:p>
          </table:table-cell>
          <table:table-cell office:value-type="string" office:value="" table:style-name="ce1">
            <text:p/>
          </table:table-cell>
          <table:table-cell office:value-type="string" office:value="Ortholog(s) have histidinol-phosphatase activity and role in histidine biosynthetic process" table:style-name="ce1">
            <text:p>Ortholog(s) have histidinol-phosphatase activity and role in histidine biosynthetic process</text:p>
          </table:table-cell>
          <table:table-cell office:value-type="float" office:value="0.0729999999999998" table:style-name="ce1">
            <text:p>0.0729999999999998</text:p>
          </table:table-cell>
          <table:table-cell office:value-type="float" office:value="0.764370548542006" table:style-name="ce1">
            <text:p>0.764370548542006</text:p>
          </table:table-cell>
          <table:table-cell office:value-type="float" office:value="0.338" table:style-name="ce1">
            <text:p>0.338</text:p>
          </table:table-cell>
          <table:table-cell office:value-type="float" office:value="0.144981513056898" table:style-name="ce1">
            <text:p>0.144981513056898</text:p>
          </table:table-cell>
          <table:table-cell office:value-type="float" office:value="0.338" table:style-name="ce1">
            <text:p>0.338</text:p>
          </table:table-cell>
          <table:table-cell office:value-type="float" office:value="0.144981513056898" table:style-name="ce1">
            <text:p>0.144981513056898</text:p>
          </table:table-cell>
          <table:table-cell office:value-type="float" office:value="1.25483333333333" table:style-name="ce1">
            <text:p>1.25483333333333</text:p>
          </table:table-cell>
          <table:table-cell office:value-type="float" office:value="0.00046032637880814" table:style-name="ce1">
            <text:p>0.00046032637880814</text:p>
          </table:table-cell>
          <table:table-cell office:value-type="float" office:value="0.0290614696295056" table:style-name="ce1">
            <text:p>0.0290614696295056</text:p>
          </table:table-cell>
          <table:table-cell office:value-type="float" office:value="0.373191103247108" table:style-name="ce1">
            <text:p>0.373191103247108</text:p>
          </table:table-cell>
          <table:table-cell office:value-type="float" office:value="0.373191103247108" table:style-name="ce1">
            <text:p>0.373191103247108</text:p>
          </table:table-cell>
          <table:table-cell office:value-type="float" office:value="2.08438574316722" table:style-name="ce1">
            <text:p>2.0843857431672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I09009g" table:style-name="ce1">
            <text:p>CAGL0I09009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I09009g" table:style-name="ce1">
            <text:p>CAGL0I09009g</text:p>
          </table:table-cell>
          <table:table-cell office:value-type="string" office:value="YFR025C" table:style-name="ce1">
            <text:p>YFR025C</text:p>
          </table:table-cell>
          <table:table-cell office:value-type="string" office:value="S000001921" table:style-name="ce1">
            <text:p>S000001921</text:p>
          </table:table-cell>
          <table:table-cell office:value-type="string" office:value="YFR025C" table:style-name="ce1">
            <text:p>YFR025C</text:p>
          </table:table-cell>
          <table:table-cell office:value-type="string" office:value="HIS2" table:style-name="ce1">
            <text:p>HIS2</text:p>
          </table:table-cell>
          <table:table-cell office:value-type="string" office:value="Histidinolphosphatase; catalyzes the eighth step in histidine biosynthesis; mutations cause histidine auxotrophy and sensitivity to Cu, Co, and Ni salts; transcription is regulated by general amino acid control" table:style-name="ce1">
            <text:p>Histidinolphosphatase; catalyzes the eighth step in histidine biosynthesis; mutations cause histidine auxotrophy and sensitivity to Cu, Co, and Ni salts; transcription is regulated by general amino acid control</text:p>
          </table:table-cell>
        </table:table-row>
        <table:table-row>
          <table:table-cell office:value-type="string" office:value="CAGL0I09086g" table:style-name="ce1">
            <text:p>CAGL0I09086g</text:p>
          </table:table-cell>
          <table:table-cell office:value-type="string" office:value="" table:style-name="ce1">
            <text:p/>
          </table:table-cell>
          <table:table-cell office:value-type="string" office:value="Has domain(s) with predicted role in transmembrane transport and integral component of plasma membrane localization" table:style-name="ce1">
            <text:p>Has domain(s) with predicted role in transmembrane transport and integral component of plasma membrane localization</text:p>
          </table:table-cell>
          <table:table-cell office:value-type="float" office:value="2.41616666666667" table:style-name="ce1">
            <text:p>2.41616666666667</text:p>
          </table:table-cell>
          <table:table-cell office:value-type="float" office:value="7.50246396567192e-06" table:style-name="ce1">
            <text:p>7.50246396567192e-06</text:p>
          </table:table-cell>
          <table:table-cell office:value-type="float" office:value="1.94875" table:style-name="ce1">
            <text:p>1.94875</text:p>
          </table:table-cell>
          <table:table-cell office:value-type="float" office:value="5.03492447493603e-06" table:style-name="ce1">
            <text:p>5.03492447493603e-06</text:p>
          </table:table-cell>
          <table:table-cell office:value-type="float" office:value="1.94875" table:style-name="ce1">
            <text:p>1.94875</text:p>
          </table:table-cell>
          <table:table-cell office:value-type="float" office:value="5.03492447493603e-06" table:style-name="ce1">
            <text:p>5.03492447493603e-06</text:p>
          </table:table-cell>
          <table:table-cell office:value-type="float" office:value="-0.452833333333333" table:style-name="ce1">
            <text:p>-0.452833333333333</text:p>
          </table:table-cell>
          <table:table-cell office:value-type="float" office:value="0.0545751436722985" table:style-name="ce1">
            <text:p>0.0545751436722985</text:p>
          </table:table-cell>
          <table:table-cell office:value-type="float" office:value="2.78528343232248" table:style-name="ce1">
            <text:p>2.78528343232248</text:p>
          </table:table-cell>
          <table:table-cell office:value-type="float" office:value="2.50082361670982" table:style-name="ce1">
            <text:p>2.50082361670982</text:p>
          </table:table-cell>
          <table:table-cell office:value-type="float" office:value="2.50082361670982" table:style-name="ce1">
            <text:p>2.50082361670982</text:p>
          </table:table-cell>
          <table:table-cell office:value-type="float" office:value="-0.90314188263392" table:style-name="ce1">
            <text:p>-0.9031418826339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UNKNOWN" table:style-name="ce1">
            <text:p>UNKNOWN</text:p>
          </table:table-cell>
          <table:table-cell office:value-type="string" office:value="F4" table:style-name="ce1">
            <text:p>F4</text:p>
          </table:table-cell>
          <table:table-cell office:value-type="string" office:value="CAGL0I09086g" table:style-name="ce1">
            <text:p>CAGL0I09086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9086g" table:style-name="ce1">
            <text:p>CAGL0I09086g</text:p>
          </table:table-cell>
          <table:table-cell office:value-type="string" office:value="YNL125C" table:style-name="ce1">
            <text:p>YNL125C</text:p>
          </table:table-cell>
          <table:table-cell office:value-type="string" office:value="S000005069" table:style-name="ce1">
            <text:p>S000005069</text:p>
          </table:table-cell>
          <table:table-cell office:value-type="string" office:value="YNL125C" table:style-name="ce1">
            <text:p>YNL125C</text:p>
          </table:table-cell>
          <table:table-cell office:value-type="string" office:value="ESBP6" table:style-name="ce1">
            <text:p>ESBP6</text:p>
          </table:table-cell>
          <table:table-cell office:value-type="string" office:value="Protein with similarity to monocarboxylate permeases; appears not to be involved in transport of monocarboxylates such as lactate, pyruvate or acetate across the plasma membrane" table:style-name="ce1">
            <text:p>Protein with similarity to monocarboxylate permeases; appears not to be involved in transport of monocarboxylates such as lactate, pyruvate or acetate across the plasma membrane</text:p>
          </table:table-cell>
        </table:table-row>
        <table:table-row>
          <table:table-cell office:value-type="string" office:value="CAGL0I09284g" table:style-name="ce1">
            <text:p>CAGL0I09284g</text:p>
          </table:table-cell>
          <table:table-cell office:value-type="string" office:value="" table:style-name="ce1">
            <text:p/>
          </table:table-cell>
          <table:table-cell office:value-type="string" office:value="Ortholog(s) have glycine hydroxymethyltransferase activity, role in one-carbon metabolic process and mitochondrion localization" table:style-name="ce1">
            <text:p>Ortholog(s) have glycine hydroxymethyltransferase activity, role in one-carbon metabolic process and mitochondrion localization</text:p>
          </table:table-cell>
          <table:table-cell office:value-type="float" office:value="0.504333333333333" table:style-name="ce1">
            <text:p>0.504333333333333</text:p>
          </table:table-cell>
          <table:table-cell office:value-type="float" office:value="0.0309142282923915" table:style-name="ce1">
            <text:p>0.0309142282923915</text:p>
          </table:table-cell>
          <table:table-cell office:value-type="float" office:value="0.0166666666666668" table:style-name="ce1">
            <text:p>0.0166666666666668</text:p>
          </table:table-cell>
          <table:table-cell office:value-type="float" office:value="0.945443713951777" table:style-name="ce1">
            <text:p>0.945443713951777</text:p>
          </table:table-cell>
          <table:table-cell office:value-type="float" office:value="0.0166666666666668" table:style-name="ce1">
            <text:p>0.0166666666666668</text:p>
          </table:table-cell>
          <table:table-cell office:value-type="float" office:value="0.945443713951777" table:style-name="ce1">
            <text:p>0.945443713951777</text:p>
          </table:table-cell>
          <table:table-cell office:value-type="float" office:value="1.31266666666667" table:style-name="ce1">
            <text:p>1.31266666666667</text:p>
          </table:table-cell>
          <table:table-cell office:value-type="float" office:value="0.000606627394565556" table:style-name="ce1">
            <text:p>0.000606627394565556</text:p>
          </table:table-cell>
          <table:table-cell office:value-type="float" office:value="0.536430588304335" table:style-name="ce1">
            <text:p>0.536430588304335</text:p>
          </table:table-cell>
          <table:table-cell office:value-type="float" office:value="-0.0512566680764071" table:style-name="ce1">
            <text:p>-0.0512566680764071</text:p>
          </table:table-cell>
          <table:table-cell office:value-type="float" office:value="-0.0512566680764071" table:style-name="ce1">
            <text:p>-0.0512566680764071</text:p>
          </table:table-cell>
          <table:table-cell office:value-type="float" office:value="2.1855639674648" table:style-name="ce1">
            <text:p>2.185563967464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I09284g" table:style-name="ce1">
            <text:p>CAGL0I0928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I09284g" table:style-name="ce1">
            <text:p>CAGL0I09284g</text:p>
          </table:table-cell>
          <table:table-cell office:value-type="string" office:value="YBR263W" table:style-name="ce1">
            <text:p>YBR263W</text:p>
          </table:table-cell>
          <table:table-cell office:value-type="string" office:value="S000000467" table:style-name="ce1">
            <text:p>S000000467</text:p>
          </table:table-cell>
          <table:table-cell office:value-type="string" office:value="YBR263W" table:style-name="ce1">
            <text:p>YBR263W</text:p>
          </table:table-cell>
          <table:table-cell office:value-type="string" office:value="SHM1" table:style-name="ce1">
            <text:p>SHM1</text:p>
          </table:table-cell>
          <table:table-cell office:value-type="string" office:value="Mitochondrial serine hydroxymethyltransferase; converts serine to glycine plus 5,10 methylenetetrahydrofolate; involved in generating precursors for purine, pyrimidine, amino acid, and lipid biosynthesis; reverse reaction generates serine" table:style-name="ce1">
            <text:p>Mitochondrial serine hydroxymethyltransferase; converts serine to glycine plus 5,10 methylenetetrahydrofolate; involved in generating precursors for purine, pyrimidine, amino acid, and lipid biosynthesis; reverse reaction generates serine</text:p>
          </table:table-cell>
        </table:table-row>
        <table:table-row>
          <table:table-cell office:value-type="string" office:value="CAGL0I09394g" table:style-name="ce1">
            <text:p>CAGL0I09394g</text:p>
          </table:table-cell>
          <table:table-cell office:value-type="string" office:value="" table:style-name="ce1">
            <text:p/>
          </table:table-cell>
          <table:table-cell office:value-type="string" office:value="Ortholog(s) have protein folding chaperone activity, role in mitochondrial respiratory chain complex II assembly and mitochondrial matrix localization" table:style-name="ce1">
            <text:p>Ortholog(s) have protein folding chaperone activity, role in mitochondrial respiratory chain complex II assembly and mitochondrial matrix localization</text:p>
          </table:table-cell>
          <table:table-cell office:value-type="float" office:value="1.19683333333333" table:style-name="ce1">
            <text:p>1.19683333333333</text:p>
          </table:table-cell>
          <table:table-cell office:value-type="float" office:value="0.000168046332880636" table:style-name="ce1">
            <text:p>0.000168046332880636</text:p>
          </table:table-cell>
          <table:table-cell office:value-type="float" office:value="1.57633333333333" table:style-name="ce1">
            <text:p>1.57633333333333</text:p>
          </table:table-cell>
          <table:table-cell office:value-type="float" office:value="2.53132170388912e-05" table:style-name="ce1">
            <text:p>2.53132170388912e-05</text:p>
          </table:table-cell>
          <table:table-cell office:value-type="float" office:value="1.57633333333333" table:style-name="ce1">
            <text:p>1.57633333333333</text:p>
          </table:table-cell>
          <table:table-cell office:value-type="float" office:value="2.53132170388912e-05" table:style-name="ce1">
            <text:p>2.53132170388912e-05</text:p>
          </table:table-cell>
          <table:table-cell office:value-type="float" office:value="0.824" table:style-name="ce1">
            <text:p>0.824</text:p>
          </table:table-cell>
          <table:table-cell office:value-type="float" office:value="0.00201068304845469" table:style-name="ce1">
            <text:p>0.00201068304845469</text:p>
          </table:table-cell>
          <table:table-cell office:value-type="float" office:value="1.35100504274557" table:style-name="ce1">
            <text:p>1.35100504274557</text:p>
          </table:table-cell>
          <table:table-cell office:value-type="float" office:value="2.00890009750733" table:style-name="ce1">
            <text:p>2.00890009750733</text:p>
          </table:table-cell>
          <table:table-cell office:value-type="float" office:value="2.00890009750733" table:style-name="ce1">
            <text:p>2.00890009750733</text:p>
          </table:table-cell>
          <table:table-cell office:value-type="float" office:value="1.33065170913482" table:style-name="ce1">
            <text:p>1.3306517091348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NA" table:style-name="ce1">
            <text:p>NA</text:p>
          </table:table-cell>
          <table:table-cell office:value-type="string" office:value="NA" table:style-name="ce1">
            <text:p>NA</text:p>
          </table:table-cell>
          <table:table-cell office:value-type="string" office:value="Others" table:style-name="ce1">
            <text:p>Others</text:p>
          </table:table-cell>
          <table:table-cell office:value-type="string" office:value="CAGL0I09394g" table:style-name="ce1">
            <text:p>CAGL0I09394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9394g" table:style-name="ce1">
            <text:p>CAGL0I09394g</text:p>
          </table:table-cell>
          <table:table-cell office:value-type="string" office:value="YBR269C" table:style-name="ce1">
            <text:p>YBR269C</text:p>
          </table:table-cell>
          <table:table-cell office:value-type="string" office:value="S000000473" table:style-name="ce1">
            <text:p>S000000473</text:p>
          </table:table-cell>
          <table:table-cell office:value-type="string" office:value="YBR269C" table:style-name="ce1">
            <text:p>YBR269C</text:p>
          </table:table-cell>
          <table:table-cell office:value-type="string" office:value="SDH8" table:style-name="ce1">
            <text:p>SDH8</text:p>
          </table:table-cell>
          <table:table-cell office:value-type="string" office:value="Protein required for assembly of succinate dehydrogenase; interacts with flavinylated Sdh1p and may function as a chaperone for free Sdh1p, protecting its FAD cofactor from redox reactions before assembly of the complex; soluble protein of the mitochondrial matrix; respiratory defect of null mutant is functionally complemented by Drosophila and human orthologs" table:style-name="ce1">
            <text:p>Protein required for assembly of succinate dehydrogenase; interacts with flavinylated Sdh1p and may function as a chaperone for free Sdh1p, protecting its FAD cofactor from redox reactions before assembly of the complex; soluble protein of the mitochondrial matrix; respiratory defect of null mutant is functionally complemented by Drosophila and human orthologs</text:p>
          </table:table-cell>
        </table:table-row>
        <table:table-row>
          <table:table-cell office:value-type="string" office:value="CAGL0I09504g" table:style-name="ce1">
            <text:p>CAGL0I09504g</text:p>
          </table:table-cell>
          <table:table-cell office:value-type="string" office:value="" table:style-name="ce1">
            <text:p/>
          </table:table-cell>
          <table:table-cell office:value-type="string" office:value="Ortholog(s) have protein serine/threonine kinase activity" table:style-name="ce1">
            <text:p>Ortholog(s) have protein serine/threonine kinase activity</text:p>
          </table:table-cell>
          <table:table-cell office:value-type="float" office:value="0.527833333333333" table:style-name="ce1">
            <text:p>0.527833333333333</text:p>
          </table:table-cell>
          <table:table-cell office:value-type="float" office:value="0.00261982434558816" table:style-name="ce1">
            <text:p>0.00261982434558816</text:p>
          </table:table-cell>
          <table:table-cell office:value-type="float" office:value="1.91025" table:style-name="ce1">
            <text:p>1.91025</text:p>
          </table:table-cell>
          <table:table-cell office:value-type="float" office:value="7.48024967513501e-06" table:style-name="ce1">
            <text:p>7.48024967513501e-06</text:p>
          </table:table-cell>
          <table:table-cell office:value-type="float" office:value="1.91025" table:style-name="ce1">
            <text:p>1.91025</text:p>
          </table:table-cell>
          <table:table-cell office:value-type="float" office:value="7.48024967513501e-06" table:style-name="ce1">
            <text:p>7.48024967513501e-06</text:p>
          </table:table-cell>
          <table:table-cell office:value-type="float" office:value="-0.243" table:style-name="ce1">
            <text:p>-0.243</text:p>
          </table:table-cell>
          <table:table-cell office:value-type="float" office:value="0.248420986530882" table:style-name="ce1">
            <text:p>0.248420986530882</text:p>
          </table:table-cell>
          <table:table-cell office:value-type="float" office:value="0.564073187119309" table:style-name="ce1">
            <text:p>0.564073187119309</text:p>
          </table:table-cell>
          <table:table-cell office:value-type="float" office:value="2.44996913788423" table:style-name="ce1">
            <text:p>2.44996913788423</text:p>
          </table:table-cell>
          <table:table-cell office:value-type="float" office:value="2.44996913788423" table:style-name="ce1">
            <text:p>2.44996913788423</text:p>
          </table:table-cell>
          <table:table-cell office:value-type="float" office:value="-0.536042792170946" table:style-name="ce1">
            <text:p>-0.536042792170946</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SIGNAL TRANSDUCTION" table:style-name="ce1">
            <text:p>SIGNAL TRANSDUCTION</text:p>
          </table:table-cell>
          <table:table-cell office:value-type="string" office:value="F2" table:style-name="ce1">
            <text:p>F2</text:p>
          </table:table-cell>
          <table:table-cell office:value-type="string" office:value="CAGL0I09504g" table:style-name="ce1">
            <text:p>CAGL0I09504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9504g" table:style-name="ce1">
            <text:p>CAGL0I09504g</text:p>
          </table:table-cell>
          <table:table-cell office:value-type="string" office:value="YBR274W" table:style-name="ce1">
            <text:p>YBR274W</text:p>
          </table:table-cell>
          <table:table-cell office:value-type="string" office:value="S000000478" table:style-name="ce1">
            <text:p>S000000478</text:p>
          </table:table-cell>
          <table:table-cell office:value-type="string" office:value="YBR274W" table:style-name="ce1">
            <text:p>YBR274W</text:p>
          </table:table-cell>
          <table:table-cell office:value-type="string" office:value="CHK1" table:style-name="ce1">
            <text:p>CHK1</text:p>
          </table:table-cell>
          <table:table-cell office:value-type="string" office:value="Serine/threonine kinase and DNA damage checkpoint effector; mediates cell cycle arrest via phosphorylation of Pds1p; phosphorylated by checkpoint signal transducer Mec1p; homolog of S. pombe and mammalian Chk1 checkpoint kinase" table:style-name="ce1">
            <text:p>Serine/threonine kinase and DNA damage checkpoint effector; mediates cell cycle arrest via phosphorylation of Pds1p; phosphorylated by checkpoint signal transducer Mec1p; homolog of S. pombe and mammalian Chk1 checkpoint kinase</text:p>
          </table:table-cell>
        </table:table-row>
        <table:table-row>
          <table:table-cell office:value-type="string" office:value="CAGL0I09702g" table:style-name="ce1">
            <text:p>CAGL0I09702g</text:p>
          </table:table-cell>
          <table:table-cell office:value-type="string" office:value="" table:style-name="ce1">
            <text:p/>
          </table:table-cell>
          <table:table-cell office:value-type="string" office:value="Ortholog(s) have riboflavin transmembrane transporter activity, role in riboflavin transport and plasma membrane localization" table:style-name="ce1">
            <text:p>Ortholog(s) have riboflavin transmembrane transporter activity, role in riboflavin transport and plasma membrane localization</text:p>
          </table:table-cell>
          <table:table-cell office:value-type="float" office:value="1.22983333333333" table:style-name="ce1">
            <text:p>1.22983333333333</text:p>
          </table:table-cell>
          <table:table-cell office:value-type="float" office:value="4.53578711879429e-05" table:style-name="ce1">
            <text:p>4.53578711879429e-05</text:p>
          </table:table-cell>
          <table:table-cell office:value-type="float" office:value="2.55466666666667" table:style-name="ce1">
            <text:p>2.55466666666667</text:p>
          </table:table-cell>
          <table:table-cell office:value-type="float" office:value="1.92517416629388e-06" table:style-name="ce1">
            <text:p>1.92517416629388e-06</text:p>
          </table:table-cell>
          <table:table-cell office:value-type="float" office:value="2.55466666666667" table:style-name="ce1">
            <text:p>2.55466666666667</text:p>
          </table:table-cell>
          <table:table-cell office:value-type="float" office:value="1.92517416629388e-06" table:style-name="ce1">
            <text:p>1.92517416629388e-06</text:p>
          </table:table-cell>
          <table:table-cell office:value-type="float" office:value="1.04216666666667" table:style-name="ce1">
            <text:p>1.04216666666667</text:p>
          </table:table-cell>
          <table:table-cell office:value-type="float" office:value="0.000599131021637794" table:style-name="ce1">
            <text:p>0.000599131021637794</text:p>
          </table:table-cell>
          <table:table-cell office:value-type="float" office:value="1.3898223091666" table:style-name="ce1">
            <text:p>1.3898223091666</text:p>
          </table:table-cell>
          <table:table-cell office:value-type="float" office:value="3.30117624775061" table:style-name="ce1">
            <text:p>3.30117624775061</text:p>
          </table:table-cell>
          <table:table-cell office:value-type="float" office:value="3.30117624775061" table:style-name="ce1">
            <text:p>3.30117624775061</text:p>
          </table:table-cell>
          <table:table-cell office:value-type="float" office:value="1.71232979445336" table:style-name="ce1">
            <text:p>1.71232979445336</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I09702g" table:style-name="ce1">
            <text:p>CAGL0I09702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9702g" table:style-name="ce1">
            <text:p>CAGL0I09702g</text:p>
          </table:table-cell>
          <table:table-cell office:value-type="string" office:value="YOR306C" table:style-name="ce1">
            <text:p>YOR306C</text:p>
          </table:table-cell>
          <table:table-cell office:value-type="string" office:value="S000005833" table:style-name="ce1">
            <text:p>S000005833</text:p>
          </table:table-cell>
          <table:table-cell office:value-type="string" office:value="YOR306C" table:style-name="ce1">
            <text:p>YOR306C</text:p>
          </table:table-cell>
          <table:table-cell office:value-type="string" office:value="MCH5" table:style-name="ce1">
            <text:p>MCH5</text:p>
          </table:table-cell>
          <table:table-cell office:value-type="string" office:value="Plasma membrane riboflavin transporter; facilitates the uptake of vitamin B2; required for FAD-dependent processes; sequence similarity to mammalian monocarboxylate permeases, however mutants are not deficient in monocarboxylate transport" table:style-name="ce1">
            <text:p>Plasma membrane riboflavin transporter; facilitates the uptake of vitamin B2; required for FAD-dependent processes; sequence similarity to mammalian monocarboxylate permeases, however mutants are not deficient in monocarboxylate transport</text:p>
          </table:table-cell>
        </table:table-row>
        <table:table-row>
          <table:table-cell office:value-type="string" office:value="CAGL0I09724g" table:style-name="ce1">
            <text:p>CAGL0I09724g</text:p>
          </table:table-cell>
          <table:table-cell office:value-type="string" office:value="" table:style-name="ce1">
            <text:p/>
          </table:table-cell>
          <table:table-cell office:value-type="string" office:value="Has domain(s) with predicted role in transmembrane transport and integral component of plasma membrane localization" table:style-name="ce1">
            <text:p>Has domain(s) with predicted role in transmembrane transport and integral component of plasma membrane localization</text:p>
          </table:table-cell>
          <table:table-cell office:value-type="float" office:value="-0.227666666666667" table:style-name="ce1">
            <text:p>-0.227666666666667</text:p>
          </table:table-cell>
          <table:table-cell office:value-type="float" office:value="0.463584296878253" table:style-name="ce1">
            <text:p>0.463584296878253</text:p>
          </table:table-cell>
          <table:table-cell office:value-type="float" office:value="2.22175" table:style-name="ce1">
            <text:p>2.22175</text:p>
          </table:table-cell>
          <table:table-cell office:value-type="float" office:value="2.5830528134769e-05" table:style-name="ce1">
            <text:p>2.5830528134769e-05</text:p>
          </table:table-cell>
          <table:table-cell office:value-type="float" office:value="2.22175" table:style-name="ce1">
            <text:p>2.22175</text:p>
          </table:table-cell>
          <table:table-cell office:value-type="float" office:value="2.5830528134769e-05" table:style-name="ce1">
            <text:p>2.5830528134769e-05</text:p>
          </table:table-cell>
          <table:table-cell office:value-type="float" office:value="-0.0911666666666667" table:style-name="ce1">
            <text:p>-0.0911666666666667</text:p>
          </table:table-cell>
          <table:table-cell office:value-type="float" office:value="0.788121057162991" table:style-name="ce1">
            <text:p>0.788121057162991</text:p>
          </table:table-cell>
          <table:table-cell office:value-type="float" office:value="-0.324606957762068" table:style-name="ce1">
            <text:p>-0.324606957762068</text:p>
          </table:table-cell>
          <table:table-cell office:value-type="float" office:value="2.86142810292762" table:style-name="ce1">
            <text:p>2.86142810292762</text:p>
          </table:table-cell>
          <table:table-cell office:value-type="float" office:value="2.86142810292762" table:style-name="ce1">
            <text:p>2.86142810292762</text:p>
          </table:table-cell>
          <table:table-cell office:value-type="float" office:value="-0.270413505902661" table:style-name="ce1">
            <text:p>-0.270413505902661</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I09724g" table:style-name="ce1">
            <text:p>CAGL0I09724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I09724g" table:style-name="ce1">
            <text:p>CAGL0I09724g</text:p>
          </table:table-cell>
          <table:table-cell office:value-type="string" office:value="YOR306C" table:style-name="ce1">
            <text:p>YOR306C</text:p>
          </table:table-cell>
          <table:table-cell office:value-type="string" office:value="S000005833" table:style-name="ce1">
            <text:p>S000005833</text:p>
          </table:table-cell>
          <table:table-cell office:value-type="string" office:value="YOR306C" table:style-name="ce1">
            <text:p>YOR306C</text:p>
          </table:table-cell>
          <table:table-cell office:value-type="string" office:value="MCH5" table:style-name="ce1">
            <text:p>MCH5</text:p>
          </table:table-cell>
          <table:table-cell office:value-type="string" office:value="Plasma membrane riboflavin transporter; facilitates the uptake of vitamin B2; required for FAD-dependent processes; sequence similarity to mammalian monocarboxylate permeases, however mutants are not deficient in monocarboxylate transport" table:style-name="ce1">
            <text:p>Plasma membrane riboflavin transporter; facilitates the uptake of vitamin B2; required for FAD-dependent processes; sequence similarity to mammalian monocarboxylate permeases, however mutants are not deficient in monocarboxylate transport</text:p>
          </table:table-cell>
        </table:table-row>
        <table:table-row>
          <table:table-cell office:value-type="string" office:value="CAGL0I09790g" table:style-name="ce1">
            <text:p>CAGL0I09790g</text:p>
          </table:table-cell>
          <table:table-cell office:value-type="string" office:value="" table:style-name="ce1">
            <text:p/>
          </table:table-cell>
          <table:table-cell office:value-type="string" office:value="Ortholog(s) have role in endonucleolytic cleavage in 5'-ETS of tricistronic rRNA transcript (SSU-rRNA, 5.8S rRNA and LSU-rRNA), more" table:style-name="ce1">
            <text:p>Ortholog(s) have role in endonucleolytic cleavage in 5'-ETS of tricistronic rRNA transcript (SSU-rRNA, 5.8S rRNA and LSU-rRNA), more</text:p>
          </table:table-cell>
          <table:table-cell office:value-type="float" office:value="-1.31333333333333" table:style-name="ce1">
            <text:p>-1.31333333333333</text:p>
          </table:table-cell>
          <table:table-cell office:value-type="float" office:value="0.000711275105190649" table:style-name="ce1">
            <text:p>0.000711275105190649</text:p>
          </table:table-cell>
          <table:table-cell office:value-type="float" office:value="-1.76666666666667" table:style-name="ce1">
            <text:p>-1.76666666666667</text:p>
          </table:table-cell>
          <table:table-cell office:value-type="float" office:value="0.000350804824299008" table:style-name="ce1">
            <text:p>0.000350804824299008</text:p>
          </table:table-cell>
          <table:table-cell office:value-type="float" office:value="-1.76666666666667" table:style-name="ce1">
            <text:p>-1.76666666666667</text:p>
          </table:table-cell>
          <table:table-cell office:value-type="float" office:value="0.000350804824299008" table:style-name="ce1">
            <text:p>0.000350804824299008</text:p>
          </table:table-cell>
          <table:table-cell office:value-type="float" office:value="-0.791833333333333" table:style-name="ce1">
            <text:p>-0.791833333333333</text:p>
          </table:table-cell>
          <table:table-cell office:value-type="float" office:value="0.0216820776614042" table:style-name="ce1">
            <text:p>0.0216820776614042</text:p>
          </table:table-cell>
          <table:table-cell office:value-type="float" office:value="-1.60165581365381" table:style-name="ce1">
            <text:p>-1.60165581365381</text:p>
          </table:table-cell>
          <table:table-cell office:value-type="float" office:value="-2.40685373921832" table:style-name="ce1">
            <text:p>-2.40685373921832</text:p>
          </table:table-cell>
          <table:table-cell office:value-type="float" office:value="-2.40685373921832" table:style-name="ce1">
            <text:p>-2.40685373921832</text:p>
          </table:table-cell>
          <table:table-cell office:value-type="float" office:value="-1.49621539335806" table:style-name="ce1">
            <text:p>-1.49621539335806</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I09790g" table:style-name="ce1">
            <text:p>CAGL0I09790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I09790g" table:style-name="ce1">
            <text:p>CAGL0I09790g</text:p>
          </table:table-cell>
          <table:table-cell office:value-type="string" office:value="YOR310C" table:style-name="ce1">
            <text:p>YOR310C</text:p>
          </table:table-cell>
          <table:table-cell office:value-type="string" office:value="S000005837" table:style-name="ce1">
            <text:p>S000005837</text:p>
          </table:table-cell>
          <table:table-cell office:value-type="string" office:value="YOR310C" table:style-name="ce1">
            <text:p>YOR310C</text:p>
          </table:table-cell>
          <table:table-cell office:value-type="string" office:value="NOP58" table:style-name="ce1">
            <text:p>NOP58</text:p>
          </table:table-cell>
          <table:table-cell office:value-type="string" office:value="Protein involved in producing mature rRNAs and snoRNAs; involved in pre-rRNA processing, 18S rRNA synthesis, and snoRNA synthesis; component of the small subunit processome complex, which is required for processing of pre-18S rRNA" table:style-name="ce1">
            <text:p>Protein involved in producing mature rRNAs and snoRNAs; involved in pre-rRNA processing, 18S rRNA synthesis, and snoRNA synthesis; component of the small subunit processome complex, which is required for processing of pre-18S rRNA</text:p>
          </table:table-cell>
        </table:table-row>
        <table:table-row>
          <table:table-cell office:value-type="string" office:value="CAGL0I10147g" table:style-name="ce1">
            <text:p>CAGL0I10147g</text:p>
          </table:table-cell>
          <table:table-cell office:value-type="string" office:value="PWP1" table:style-name="ce1">
            <text:p>PWP1</text:p>
          </table:table-cell>
          <table:table-cell office:value-type="string" office:value="Protein with 32 tandem repeats; putative adhesin-like protein; belongs to adhesin cluster II" table:style-name="ce1">
            <text:p>Protein with 32 tandem repeats; putative adhesin-like protein; belongs to adhesin cluster II</text:p>
          </table:table-cell>
          <table:table-cell office:value-type="float" office:value="-0.189666666666667" table:style-name="ce1">
            <text:p>-0.189666666666667</text:p>
          </table:table-cell>
          <table:table-cell office:value-type="float" office:value="0.420759842076857" table:style-name="ce1">
            <text:p>0.420759842076857</text:p>
          </table:table-cell>
          <table:table-cell office:value-type="float" office:value="-1.186" table:style-name="ce1">
            <text:p>-1.186</text:p>
          </table:table-cell>
          <table:table-cell office:value-type="float" office:value="0.000208026995302243" table:style-name="ce1">
            <text:p>0.000208026995302243</text:p>
          </table:table-cell>
          <table:table-cell office:value-type="float" office:value="-1.186" table:style-name="ce1">
            <text:p>-1.186</text:p>
          </table:table-cell>
          <table:table-cell office:value-type="float" office:value="0.000208026995302243" table:style-name="ce1">
            <text:p>0.000208026995302243</text:p>
          </table:table-cell>
          <table:table-cell office:value-type="float" office:value="2.70916666666667" table:style-name="ce1">
            <text:p>2.70916666666667</text:p>
          </table:table-cell>
          <table:table-cell office:value-type="float" office:value="1.09730399972425e-06" table:style-name="ce1">
            <text:p>1.09730399972425e-06</text:p>
          </table:table-cell>
          <table:table-cell office:value-type="float" office:value="-0.279908287337856" table:style-name="ce1">
            <text:p>-0.279908287337856</text:p>
          </table:table-cell>
          <table:table-cell office:value-type="float" office:value="-1.63985372091379" table:style-name="ce1">
            <text:p>-1.63985372091379</text:p>
          </table:table-cell>
          <table:table-cell office:value-type="float" office:value="-1.63985372091379" table:style-name="ce1">
            <text:p>-1.63985372091379</text:p>
          </table:table-cell>
          <table:table-cell office:value-type="float" office:value="4.62871192535937" table:style-name="ce1">
            <text:p>4.6287119253593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I10147g" table:style-name="ce1">
            <text:p>CAGL0I10147g</text:p>
          </table:table-cell>
          <table:table-cell office:value-type="string" office:value="SWITCH" table:style-name="ce1">
            <text:p>SWITCH</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I10147g" table:style-name="ce1">
            <text:p>CAGL0I10147g</text:p>
          </table:table-cell>
          <table:table-cell office:value-type="string" office:value="YAR050W" table:style-name="ce1">
            <text:p>YAR050W</text:p>
          </table:table-cell>
          <table:table-cell office:value-type="string" office:value="S000000084" table:style-name="ce1">
            <text:p>S000000084</text:p>
          </table:table-cell>
          <table:table-cell office:value-type="string" office:value="YAR050W" table:style-name="ce1">
            <text:p>YAR050W</text:p>
          </table:table-cell>
          <table:table-cell office:value-type="string" office:value="FLO1" table:style-name="ce1">
            <text:p>FLO1</text:p>
          </table:table-cell>
          <table:table-cell office:value-type="string" office:value="Lectin-like protein involved in flocculation; cell wall protein that binds mannose chains on the surface of other cells, confers floc-forming ability that is chymotrypsin sensitive and heat resistant; important for co-flocculation with other yeasts, mediating interaction with specific species; FLO1 has a paralog, FLO5, that arose from a segmental duplication" table:style-name="ce1">
            <text:p>Lectin-like protein involved in flocculation; cell wall protein that binds mannose chains on the surface of other cells, confers floc-forming ability that is chymotrypsin sensitive and heat resistant; important for co-flocculation with other yeasts, mediating interaction with specific species; FLO1 has a paralog, FLO5, that arose from a segmental duplication</text:p>
          </table:table-cell>
        </table:table-row>
        <table:table-row>
          <table:table-cell office:value-type="string" office:value="CAGL0I10384g" table:style-name="ce1">
            <text:p>CAGL0I10384g</text:p>
          </table:table-cell>
          <table:table-cell office:value-type="string" office:value="TPO3" table:style-name="ce1">
            <text:p>TPO3</text:p>
          </table:table-cell>
          <table:table-cell office:value-type="string" office:value="Predicted polyamine transporter of the major facilitator superfamily; required for azole resistance" table:style-name="ce1">
            <text:p>Predicted polyamine transporter of the major facilitator superfamily; required for azole resistance</text:p>
          </table:table-cell>
          <table:table-cell office:value-type="float" office:value="1.4435" table:style-name="ce1">
            <text:p>1.4435</text:p>
          </table:table-cell>
          <table:table-cell office:value-type="float" office:value="0.000187977550556226" table:style-name="ce1">
            <text:p>0.000187977550556226</text:p>
          </table:table-cell>
          <table:table-cell office:value-type="float" office:value="-1.12175" table:style-name="ce1">
            <text:p>-1.12175</text:p>
          </table:table-cell>
          <table:table-cell office:value-type="float" office:value="0.000764902726115695" table:style-name="ce1">
            <text:p>0.000764902726115695</text:p>
          </table:table-cell>
          <table:table-cell office:value-type="float" office:value="-1.12175" table:style-name="ce1">
            <text:p>-1.12175</text:p>
          </table:table-cell>
          <table:table-cell office:value-type="float" office:value="0.000764902726115695" table:style-name="ce1">
            <text:p>0.000764902726115695</text:p>
          </table:table-cell>
          <table:table-cell office:value-type="float" office:value="-1.3815" table:style-name="ce1">
            <text:p>-1.3815</text:p>
          </table:table-cell>
          <table:table-cell office:value-type="float" office:value="0.000398562541278212" table:style-name="ce1">
            <text:p>0.000398562541278212</text:p>
          </table:table-cell>
          <table:table-cell office:value-type="float" office:value="1.64115430690274" table:style-name="ce1">
            <text:p>1.64115430690274</text:p>
          </table:table-cell>
          <table:table-cell office:value-type="float" office:value="-1.55498618157499" table:style-name="ce1">
            <text:p>-1.55498618157499</text:p>
          </table:table-cell>
          <table:table-cell office:value-type="float" office:value="-1.55498618157499" table:style-name="ce1">
            <text:p>-1.55498618157499</text:p>
          </table:table-cell>
          <table:table-cell office:value-type="float" office:value="-2.52782506933741" table:style-name="ce1">
            <text:p>-2.5278250693374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I10384g" table:style-name="ce1">
            <text:p>CAGL0I10384g</text:p>
          </table:table-cell>
          <table:table-cell office:value-type="string" office:value="SWITCH" table:style-name="ce1">
            <text:p>SWITCH</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I10384g" table:style-name="ce1">
            <text:p>CAGL0I10384g</text:p>
          </table:table-cell>
          <table:table-cell office:value-type="string" office:value="YGR138C" table:style-name="ce1">
            <text:p>YGR138C</text:p>
          </table:table-cell>
          <table:table-cell office:value-type="string" office:value="S000003370" table:style-name="ce1">
            <text:p>S000003370</text:p>
          </table:table-cell>
          <table:table-cell office:value-type="string" office:value="YGR138C" table:style-name="ce1">
            <text:p>YGR138C</text:p>
          </table:table-cell>
          <table:table-cell office:value-type="string" office:value="TPO2" table:style-name="ce1">
            <text:p>TPO2</text:p>
          </table:table-cell>
          <table:table-cell office:value-type="string" office:value="Polyamine transporter of the major facilitator superfamily; member of the 12-spanner drug:H(+) antiporter DHA1 family; specific for spermine; localizes to the plasma membrane; transcription of TPO2 is regulated by Haa1p; TPO2 has a paralog, TPO3, that arose from the whole genome duplication" table:style-name="ce1">
            <text:p>Polyamine transporter of the major facilitator superfamily; member of the 12-spanner drug:H(+) antiporter DHA1 family; specific for spermine; localizes to the plasma membrane; transcription of TPO2 is regulated by Haa1p; TPO2 has a paralog, TPO3, that arose from the whole genome duplication</text:p>
          </table:table-cell>
        </table:table-row>
        <table:table-row>
          <table:table-cell office:value-type="string" office:value="CAGL0I10406g" table:style-name="ce1">
            <text:p>CAGL0I10406g</text:p>
          </table:table-cell>
          <table:table-cell office:value-type="string" office:value="" table:style-name="ce1">
            <text:p/>
          </table:table-cell>
          <table:table-cell office:value-type="string" office:value="Ortholog(s) have role in establishment of cell polarity, proteasomal ubiquitin-independent protein catabolic process, proteasome core complex assembly, proteasome-mediated ubiquitin-dependent protein catabolic process" table:style-name="ce1">
            <text:p>Ortholog(s) have role in establishment of cell polarity, proteasomal ubiquitin-independent protein catabolic process, proteasome core complex assembly, proteasome-mediated ubiquitin-dependent protein catabolic process</text:p>
          </table:table-cell>
          <table:table-cell office:value-type="float" office:value="0.269833333333333" table:style-name="ce1">
            <text:p>0.269833333333333</text:p>
          </table:table-cell>
          <table:table-cell office:value-type="float" office:value="0.0346359435465204" table:style-name="ce1">
            <text:p>0.0346359435465204</text:p>
          </table:table-cell>
          <table:table-cell office:value-type="float" office:value="0.525" table:style-name="ce1">
            <text:p>0.525</text:p>
          </table:table-cell>
          <table:table-cell office:value-type="float" office:value="0.0133782443759379" table:style-name="ce1">
            <text:p>0.0133782443759379</text:p>
          </table:table-cell>
          <table:table-cell office:value-type="float" office:value="0.525" table:style-name="ce1">
            <text:p>0.525</text:p>
          </table:table-cell>
          <table:table-cell office:value-type="float" office:value="0.0133782443759379" table:style-name="ce1">
            <text:p>0.0133782443759379</text:p>
          </table:table-cell>
          <table:table-cell office:value-type="float" office:value="1.51183333333333" table:style-name="ce1">
            <text:p>1.51183333333333</text:p>
          </table:table-cell>
          <table:table-cell office:value-type="float" office:value="0.00033145194002101" table:style-name="ce1">
            <text:p>0.00033145194002101</text:p>
          </table:table-cell>
          <table:table-cell office:value-type="float" office:value="0.260592740554921" table:style-name="ce1">
            <text:p>0.260592740554921</text:p>
          </table:table-cell>
          <table:table-cell office:value-type="float" office:value="0.620198571828531" table:style-name="ce1">
            <text:p>0.620198571828531</text:p>
          </table:table-cell>
          <table:table-cell office:value-type="float" office:value="0.620198571828531" table:style-name="ce1">
            <text:p>0.620198571828531</text:p>
          </table:table-cell>
          <table:table-cell office:value-type="float" office:value="2.53400194451266" table:style-name="ce1">
            <text:p>2.5340019445126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PROTEIN DEGRADATION" table:style-name="ce1">
            <text:p>PROTEIN DEGRADATION</text:p>
          </table:table-cell>
          <table:table-cell office:value-type="string" office:value="F1" table:style-name="ce1">
            <text:p>F1</text:p>
          </table:table-cell>
          <table:table-cell office:value-type="string" office:value="CAGL0I10406g" table:style-name="ce1">
            <text:p>CAGL0I10406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I10406g" table:style-name="ce1">
            <text:p>CAGL0I10406g</text:p>
          </table:table-cell>
          <table:table-cell office:value-type="string" office:value="YGR135W" table:style-name="ce1">
            <text:p>YGR135W</text:p>
          </table:table-cell>
          <table:table-cell office:value-type="string" office:value="S000003367" table:style-name="ce1">
            <text:p>S000003367</text:p>
          </table:table-cell>
          <table:table-cell office:value-type="string" office:value="YGR135W" table:style-name="ce1">
            <text:p>YGR135W</text:p>
          </table:table-cell>
          <table:table-cell office:value-type="string" office:value="PRE9" table:style-name="ce1">
            <text:p>PRE9</text:p>
          </table:table-cell>
          <table:table-cell office:value-type="string" office:value="Alpha 3 subunit of the 20S proteasome; the only nonessential 20S subunit; may be replaced by the alpha 4 subunit (Pre6p) under stress conditions to create a more active proteasomal isoform" table:style-name="ce1">
            <text:p>Alpha 3 subunit of the 20S proteasome; the only nonessential 20S subunit; may be replaced by the alpha 4 subunit (Pre6p) under stress conditions to create a more active proteasomal isoform</text:p>
          </table:table-cell>
        </table:table-row>
        <table:table-row>
          <table:table-cell office:value-type="string" office:value="CAGL0I10472g" table:style-name="ce1">
            <text:p>CAGL0I10472g</text:p>
          </table:table-cell>
          <table:table-cell office:value-type="string" office:value="" table:style-name="ce1">
            <text:p/>
          </table:table-cell>
          <table:table-cell office:value-type="string" office:value="Ortholog(s) have role in inner mitochondrial membrane organization, mitochondrion inheritance, mitochondrion morphogenesis, negative regulation of proteolysis, protein folding, replicative cell aging" table:style-name="ce1">
            <text:p>Ortholog(s) have role in inner mitochondrial membrane organization, mitochondrion inheritance, mitochondrion morphogenesis, negative regulation of proteolysis, protein folding, replicative cell aging</text:p>
          </table:table-cell>
          <table:table-cell office:value-type="float" office:value="0.220166666666667" table:style-name="ce1">
            <text:p>0.220166666666667</text:p>
          </table:table-cell>
          <table:table-cell office:value-type="float" office:value="0.125114010561475" table:style-name="ce1">
            <text:p>0.125114010561475</text:p>
          </table:table-cell>
          <table:table-cell office:value-type="float" office:value="0.0226666666666667" table:style-name="ce1">
            <text:p>0.0226666666666667</text:p>
          </table:table-cell>
          <table:table-cell office:value-type="float" office:value="0.958225960673707" table:style-name="ce1">
            <text:p>0.958225960673707</text:p>
          </table:table-cell>
          <table:table-cell office:value-type="float" office:value="0.0226666666666667" table:style-name="ce1">
            <text:p>0.0226666666666667</text:p>
          </table:table-cell>
          <table:table-cell office:value-type="float" office:value="0.958225960673707" table:style-name="ce1">
            <text:p>0.958225960673707</text:p>
          </table:table-cell>
          <table:table-cell office:value-type="float" office:value="1.5185" table:style-name="ce1">
            <text:p>1.5185</text:p>
          </table:table-cell>
          <table:table-cell office:value-type="float" office:value="0.00120209405111811" table:style-name="ce1">
            <text:p>0.00120209405111811</text:p>
          </table:table-cell>
          <table:table-cell office:value-type="float" office:value="0.202170794123275" table:style-name="ce1">
            <text:p>0.202170794123275</text:p>
          </table:table-cell>
          <table:table-cell office:value-type="float" office:value="-0.0433312947529391" table:style-name="ce1">
            <text:p>-0.0433312947529391</text:p>
          </table:table-cell>
          <table:table-cell office:value-type="float" office:value="-0.0433312947529391" table:style-name="ce1">
            <text:p>-0.0433312947529391</text:p>
          </table:table-cell>
          <table:table-cell office:value-type="float" office:value="2.54566514039711" table:style-name="ce1">
            <text:p>2.5456651403971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UNKNOWN" table:style-name="ce1">
            <text:p>UNKNOWN</text:p>
          </table:table-cell>
          <table:table-cell office:value-type="string" office:value="F2" table:style-name="ce1">
            <text:p>F2</text:p>
          </table:table-cell>
          <table:table-cell office:value-type="string" office:value="CAGL0I10472g" table:style-name="ce1">
            <text:p>CAGL0I10472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I10472g" table:style-name="ce1">
            <text:p>CAGL0I10472g</text:p>
          </table:table-cell>
          <table:table-cell office:value-type="string" office:value="YGR132C" table:style-name="ce1">
            <text:p>YGR132C</text:p>
          </table:table-cell>
          <table:table-cell office:value-type="string" office:value="S000003364" table:style-name="ce1">
            <text:p>S000003364</text:p>
          </table:table-cell>
          <table:table-cell office:value-type="string" office:value="YGR132C" table:style-name="ce1">
            <text:p>YGR132C</text:p>
          </table:table-cell>
          <table:table-cell office:value-type="string" office:value="PHB1" table:style-name="ce1">
            <text:p>PHB1</text:p>
          </table:table-cell>
          <table:table-cell office:value-type="string" office:value="Subunit of the prohibitin complex (Phb1p-Phb2p); prohibitin is a 1.2 MDa ring-shaped inner mitochondrial membrane chaperone that stabilizes newly synthesized proteins; determinant of replicative life span; involved in mitochondrial segregation; prohibitin deficiency induces a mitochondrial unfolded protein response (mtUPR)" table:style-name="ce1">
            <text:p>Subunit of the prohibitin complex (Phb1p-Phb2p); prohibitin is a 1.2 MDa ring-shaped inner mitochondrial membrane chaperone that stabilizes newly synthesized proteins; determinant of replicative life span; involved in mitochondrial segregation; prohibitin deficiency induces a mitochondrial unfolded protein response (mtUPR)</text:p>
          </table:table-cell>
        </table:table-row>
        <table:table-row>
          <table:table-cell office:value-type="string" office:value="CAGL0I10670g" table:style-name="ce1">
            <text:p>CAGL0I10670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1.28283333333333" table:style-name="ce1">
            <text:p>-1.28283333333333</text:p>
          </table:table-cell>
          <table:table-cell office:value-type="float" office:value="0.000230910759227348" table:style-name="ce1">
            <text:p>0.000230910759227348</text:p>
          </table:table-cell>
          <table:table-cell office:value-type="float" office:value="-0.7995" table:style-name="ce1">
            <text:p>-0.7995</text:p>
          </table:table-cell>
          <table:table-cell office:value-type="float" office:value="0.00159706334715802" table:style-name="ce1">
            <text:p>0.00159706334715802</text:p>
          </table:table-cell>
          <table:table-cell office:value-type="float" office:value="-0.7995" table:style-name="ce1">
            <text:p>-0.7995</text:p>
          </table:table-cell>
          <table:table-cell office:value-type="float" office:value="0.00159706334715802" table:style-name="ce1">
            <text:p>0.00159706334715802</text:p>
          </table:table-cell>
          <table:table-cell office:value-type="float" office:value="-1.291" table:style-name="ce1">
            <text:p>-1.291</text:p>
          </table:table-cell>
          <table:table-cell office:value-type="float" office:value="0.000217128612865895" table:style-name="ce1">
            <text:p>0.000217128612865895</text:p>
          </table:table-cell>
          <table:table-cell office:value-type="float" office:value="-1.56577924923438" table:style-name="ce1">
            <text:p>-1.56577924923438</text:p>
          </table:table-cell>
          <table:table-cell office:value-type="float" office:value="-1.12932758932706" table:style-name="ce1">
            <text:p>-1.12932758932706</text:p>
          </table:table-cell>
          <table:table-cell office:value-type="float" office:value="-1.12932758932706" table:style-name="ce1">
            <text:p>-1.12932758932706</text:p>
          </table:table-cell>
          <table:table-cell office:value-type="float" office:value="-2.36949718520604" table:style-name="ce1">
            <text:p>-2.3694971852060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I10670g" table:style-name="ce1">
            <text:p>CAGL0I10670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I10670g" table:style-name="ce1">
            <text:p>CAGL0I10670g</text:p>
          </table:table-cell>
          <table:table-cell office:value-type="string" office:value="YPR144C" table:style-name="ce1">
            <text:p>YPR144C</text:p>
          </table:table-cell>
          <table:table-cell office:value-type="string" office:value="S000006348" table:style-name="ce1">
            <text:p>S000006348</text:p>
          </table:table-cell>
          <table:table-cell office:value-type="string" office:value="YPR144C" table:style-name="ce1">
            <text:p>YPR144C</text:p>
          </table:table-cell>
          <table:table-cell office:value-type="string" office:value="NOC4" table:style-name="ce1">
            <text:p>NOC4</text:p>
          </table:table-cell>
          <table:table-cell office:value-type="string" office:value="Nucleolar protein; forms a complex with Nop14p that mediates maturation and nuclear export of 40S ribosomal subunits; relocalizes to the cytosol in response to hypoxia" table:style-name="ce1">
            <text:p>Nucleolar protein; forms a complex with Nop14p that mediates maturation and nuclear export of 40S ribosomal subunits; relocalizes to the cytosol in response to hypoxia</text:p>
          </table:table-cell>
        </table:table-row>
        <table:table-row>
          <table:table-cell office:value-type="string" office:value="CAGL0I10791g" table:style-name="ce1">
            <text:p>CAGL0I10791g</text:p>
          </table:table-cell>
          <table:table-cell office:value-type="string" office:value="" table:style-name="ce1">
            <text:p/>
          </table:table-cell>
          <table:table-cell office:value-type="string" office:value="Ortholog(s) have ornithine carbamoyltransferase activity, role in arginine biosynthetic process, arginine biosynthetic process via ornithine, asexual sporulation and intracellular, mitochondrial matrix, mitochondrion localization" table:style-name="ce1">
            <text:p>Ortholog(s) have ornithine carbamoyltransferase activity, role in arginine biosynthetic process, arginine biosynthetic process via ornithine, asexual sporulation and intracellular, mitochondrial matrix, mitochondrion localization</text:p>
          </table:table-cell>
          <table:table-cell office:value-type="float" office:value="-2.4515" table:style-name="ce1">
            <text:p>-2.4515</text:p>
          </table:table-cell>
          <table:table-cell office:value-type="float" office:value="0.00065050463980564" table:style-name="ce1">
            <text:p>0.00065050463980564</text:p>
          </table:table-cell>
          <table:table-cell office:value-type="float" office:value="-1.29641666666667" table:style-name="ce1">
            <text:p>-1.29641666666667</text:p>
          </table:table-cell>
          <table:table-cell office:value-type="float" office:value="0.000208026995302243" table:style-name="ce1">
            <text:p>0.000208026995302243</text:p>
          </table:table-cell>
          <table:table-cell office:value-type="float" office:value="-1.29641666666667" table:style-name="ce1">
            <text:p>-1.29641666666667</text:p>
          </table:table-cell>
          <table:table-cell office:value-type="float" office:value="0.000208026995302243" table:style-name="ce1">
            <text:p>0.000208026995302243</text:p>
          </table:table-cell>
          <table:table-cell office:value-type="float" office:value="-0.248666666666667" table:style-name="ce1">
            <text:p>-0.248666666666667</text:p>
          </table:table-cell>
          <table:table-cell office:value-type="float" office:value="0.428208276644525" table:style-name="ce1">
            <text:p>0.428208276644525</text:p>
          </table:table-cell>
          <table:table-cell office:value-type="float" office:value="-2.94045941157901" table:style-name="ce1">
            <text:p>-2.94045941157901</text:p>
          </table:table-cell>
          <table:table-cell office:value-type="float" office:value="-1.78570260499151" table:style-name="ce1">
            <text:p>-1.78570260499151</text:p>
          </table:table-cell>
          <table:table-cell office:value-type="float" office:value="-1.78570260499151" table:style-name="ce1">
            <text:p>-1.78570260499151</text:p>
          </table:table-cell>
          <table:table-cell office:value-type="float" office:value="-0.545956508672726" table:style-name="ce1">
            <text:p>-0.54595650867272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I10791g" table:style-name="ce1">
            <text:p>CAGL0I10791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I10791g" table:style-name="ce1">
            <text:p>CAGL0I10791g</text:p>
          </table:table-cell>
          <table:table-cell office:value-type="string" office:value="YJL088W" table:style-name="ce1">
            <text:p>YJL088W</text:p>
          </table:table-cell>
          <table:table-cell office:value-type="string" office:value="S000003624" table:style-name="ce1">
            <text:p>S000003624</text:p>
          </table:table-cell>
          <table:table-cell office:value-type="string" office:value="YJL088W" table:style-name="ce1">
            <text:p>YJL088W</text:p>
          </table:table-cell>
          <table:table-cell office:value-type="string" office:value="ARG3" table:style-name="ce1">
            <text:p>ARG3</text:p>
          </table:table-cell>
          <table:table-cell office:value-type="string" office:value="Ornithine carbamoyltransferase; also known as carbamoylphosphate:L-ornithine carbamoyltransferase; catalyzes the biosynthesis of the arginine precursor citrulline" table:style-name="ce1">
            <text:p>Ornithine carbamoyltransferase; also known as carbamoylphosphate:L-ornithine carbamoyltransferase; catalyzes the biosynthesis of the arginine precursor citrulline</text:p>
          </table:table-cell>
        </table:table-row>
        <table:table-row>
          <table:table-cell office:value-type="string" office:value="CAGL0I10923g" table:style-name="ce1">
            <text:p>CAGL0I10923g</text:p>
          </table:table-cell>
          <table:table-cell office:value-type="string" office:value="" table:style-name="ce1">
            <text:p/>
          </table:table-cell>
          <table:table-cell office:value-type="string" office:value="Ortholog(s) have role in protein lipoylation" table:style-name="ce1">
            <text:p>Ortholog(s) have role in protein lipoylation</text:p>
          </table:table-cell>
          <table:table-cell office:value-type="float" office:value="-1.659" table:style-name="ce1">
            <text:p>-1.659</text:p>
          </table:table-cell>
          <table:table-cell office:value-type="float" office:value="5.97004844072785e-05" table:style-name="ce1">
            <text:p>5.97004844072785e-05</text:p>
          </table:table-cell>
          <table:table-cell office:value-type="float" office:value="-0.492083333333334" table:style-name="ce1">
            <text:p>-0.492083333333334</text:p>
          </table:table-cell>
          <table:table-cell office:value-type="float" office:value="0.0800089886092793" table:style-name="ce1">
            <text:p>0.0800089886092793</text:p>
          </table:table-cell>
          <table:table-cell office:value-type="float" office:value="-0.492083333333334" table:style-name="ce1">
            <text:p>-0.492083333333334</text:p>
          </table:table-cell>
          <table:table-cell office:value-type="float" office:value="0.0800089886092793" table:style-name="ce1">
            <text:p>0.0800089886092793</text:p>
          </table:table-cell>
          <table:table-cell office:value-type="float" office:value="-0.118333333333333" table:style-name="ce1">
            <text:p>-0.118333333333333</text:p>
          </table:table-cell>
          <table:table-cell office:value-type="float" office:value="0.679529790385545" table:style-name="ce1">
            <text:p>0.679529790385545</text:p>
          </table:table-cell>
          <table:table-cell office:value-type="float" office:value="-2.00825687707406" table:style-name="ce1">
            <text:p>-2.00825687707406</text:p>
          </table:table-cell>
          <table:table-cell office:value-type="float" office:value="-0.723262281128809" table:style-name="ce1">
            <text:p>-0.723262281128809</text:p>
          </table:table-cell>
          <table:table-cell office:value-type="float" office:value="-0.723262281128809" table:style-name="ce1">
            <text:p>-0.723262281128809</text:p>
          </table:table-cell>
          <table:table-cell office:value-type="float" office:value="-0.317941029131783" table:style-name="ce1">
            <text:p>-0.31794102913178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NA" table:style-name="ce1">
            <text:p>NA</text:p>
          </table:table-cell>
          <table:table-cell office:value-type="string" office:value="NA" table:style-name="ce1">
            <text:p>NA</text:p>
          </table:table-cell>
          <table:table-cell office:value-type="string" office:value="Others" table:style-name="ce1">
            <text:p>Others</text:p>
          </table:table-cell>
          <table:table-cell office:value-type="string" office:value="CAGL0I10923g" table:style-name="ce1">
            <text:p>CAGL0I10923g</text:p>
          </table:table-cell>
          <table:table-cell office:value-type="string" office:value="OFF" table:style-name="ce1">
            <text:p>OFF</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I10923g" table:style-name="ce1">
            <text:p>CAGL0I10923g</text:p>
          </table:table-cell>
          <table:table-cell office:value-type="string" office:value="YOR196C" table:style-name="ce1">
            <text:p>YOR196C</text:p>
          </table:table-cell>
          <table:table-cell office:value-type="string" office:value="S000005722" table:style-name="ce1">
            <text:p>S000005722</text:p>
          </table:table-cell>
          <table:table-cell office:value-type="string" office:value="YOR196C" table:style-name="ce1">
            <text:p>YOR196C</text:p>
          </table:table-cell>
          <table:table-cell office:value-type="string" office:value="LIP5" table:style-name="ce1">
            <text:p>LIP5</text:p>
          </table:table-cell>
          <table:table-cell office:value-type="string" office:value="Protein involved in biosynthesis of the coenzyme lipoic acid; has similarity to E. coli lipoic acid synthase" table:style-name="ce1">
            <text:p>Protein involved in biosynthesis of the coenzyme lipoic acid; has similarity to E. coli lipoic acid synthase</text:p>
          </table:table-cell>
        </table:table-row>
        <table:table-row>
          <table:table-cell office:value-type="string" office:value="CAGL0J00429g" table:style-name="ce1">
            <text:p>CAGL0J00429g</text:p>
          </table:table-cell>
          <table:table-cell office:value-type="string" office:value="COX6" table:style-name="ce1">
            <text:p>COX6</text:p>
          </table:table-cell>
          <table:table-cell office:value-type="string" office:value="Cytochrome c oxidase subunit VI" table:style-name="ce1">
            <text:p>Cytochrome c oxidase subunit VI</text:p>
          </table:table-cell>
          <table:table-cell office:value-type="float" office:value="-1.0255" table:style-name="ce1">
            <text:p>-1.0255</text:p>
          </table:table-cell>
          <table:table-cell office:value-type="float" office:value="0.0113695120710443" table:style-name="ce1">
            <text:p>0.0113695120710443</text:p>
          </table:table-cell>
          <table:table-cell office:value-type="float" office:value="-1.75016666666667" table:style-name="ce1">
            <text:p>-1.75016666666667</text:p>
          </table:table-cell>
          <table:table-cell office:value-type="float" office:value="3.93216156605995e-05" table:style-name="ce1">
            <text:p>3.93216156605995e-05</text:p>
          </table:table-cell>
          <table:table-cell office:value-type="float" office:value="-1.75016666666667" table:style-name="ce1">
            <text:p>-1.75016666666667</text:p>
          </table:table-cell>
          <table:table-cell office:value-type="float" office:value="3.93216156605995e-05" table:style-name="ce1">
            <text:p>3.93216156605995e-05</text:p>
          </table:table-cell>
          <table:table-cell office:value-type="float" office:value="0.4425" table:style-name="ce1">
            <text:p>0.4425</text:p>
          </table:table-cell>
          <table:table-cell office:value-type="float" office:value="0.0536520540486436" table:style-name="ce1">
            <text:p>0.0536520540486436</text:p>
          </table:table-cell>
          <table:table-cell office:value-type="float" office:value="-1.26308298987042" table:style-name="ce1">
            <text:p>-1.26308298987042</text:p>
          </table:table-cell>
          <table:table-cell office:value-type="float" office:value="-2.38505896257878" table:style-name="ce1">
            <text:p>-2.38505896257878</text:p>
          </table:table-cell>
          <table:table-cell office:value-type="float" office:value="-2.38505896257878" table:style-name="ce1">
            <text:p>-2.38505896257878</text:p>
          </table:table-cell>
          <table:table-cell office:value-type="float" office:value="0.663225324647335" table:style-name="ce1">
            <text:p>0.66322532464733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J00429g" table:style-name="ce1">
            <text:p>CAGL0J00429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J00429g" table:style-name="ce1">
            <text:p>CAGL0J00429g</text:p>
          </table:table-cell>
          <table:table-cell office:value-type="string" office:value="YHR051W" table:style-name="ce1">
            <text:p>YHR051W</text:p>
          </table:table-cell>
          <table:table-cell office:value-type="string" office:value="S000001093" table:style-name="ce1">
            <text:p>S000001093</text:p>
          </table:table-cell>
          <table:table-cell office:value-type="string" office:value="YHR051W" table:style-name="ce1">
            <text:p>YHR051W</text:p>
          </table:table-cell>
          <table:table-cell office:value-type="string" office:value="COX6" table:style-name="ce1">
            <text:p>COX6</text:p>
          </table:table-cell>
          <table:table-cell office:value-type="string" office:value="Subunit VI of cytochrome c oxidase (Complex IV); Complex IV is the terminal member of the mitochondrial inner membrane electron transport chain; expression is regulated by oxygen levels" table:style-name="ce1">
            <text:p>Subunit VI of cytochrome c oxidase (Complex IV); Complex IV is the terminal member of the mitochondrial inner membrane electron transport chain; expression is regulated by oxygen levels</text:p>
          </table:table-cell>
        </table:table-row>
        <table:table-row>
          <table:table-cell office:value-type="string" office:value="CAGL0J00451g" table:style-name="ce1">
            <text:p>CAGL0J00451g</text:p>
          </table:table-cell>
          <table:table-cell office:value-type="string" office:value="" table:style-name="ce1">
            <text:p/>
          </table:table-cell>
          <table:table-cell office:value-type="string" office:value="Putative glyceraldehyde-3-phosphate dehydrogenase; protein differentially expressed in azole resistant strain; expression downregulated in biofilm vs planktonic cell culture" table:style-name="ce1">
            <text:p>Putative glyceraldehyde-3-phosphate dehydrogenase; protein differentially expressed in azole resistant strain; expression downregulated in biofilm vs planktonic cell culture</text:p>
          </table:table-cell>
          <table:table-cell office:value-type="float" office:value="3.19516666666667" table:style-name="ce1">
            <text:p>3.19516666666667</text:p>
          </table:table-cell>
          <table:table-cell office:value-type="float" office:value="5.2027936414269e-07" table:style-name="ce1">
            <text:p>5.2027936414269e-07</text:p>
          </table:table-cell>
          <table:table-cell office:value-type="float" office:value="3.54241666666667" table:style-name="ce1">
            <text:p>3.54241666666667</text:p>
          </table:table-cell>
          <table:table-cell office:value-type="float" office:value="8.96917264275942e-06" table:style-name="ce1">
            <text:p>8.96917264275942e-06</text:p>
          </table:table-cell>
          <table:table-cell office:value-type="float" office:value="3.54241666666667" table:style-name="ce1">
            <text:p>3.54241666666667</text:p>
          </table:table-cell>
          <table:table-cell office:value-type="float" office:value="8.96917264275942e-06" table:style-name="ce1">
            <text:p>8.96917264275942e-06</text:p>
          </table:table-cell>
          <table:table-cell office:value-type="float" office:value="0.459666666666666" table:style-name="ce1">
            <text:p>0.459666666666666</text:p>
          </table:table-cell>
          <table:table-cell office:value-type="float" office:value="0.231090899813054" table:style-name="ce1">
            <text:p>0.231090899813054</text:p>
          </table:table-cell>
          <table:table-cell office:value-type="float" office:value="3.70160617601883" table:style-name="ce1">
            <text:p>3.70160617601883</text:p>
          </table:table-cell>
          <table:table-cell office:value-type="float" office:value="4.60589083112655" table:style-name="ce1">
            <text:p>4.60589083112655</text:p>
          </table:table-cell>
          <table:table-cell office:value-type="float" office:value="4.60589083112655" table:style-name="ce1">
            <text:p>4.60589083112655</text:p>
          </table:table-cell>
          <table:table-cell office:value-type="float" office:value="0.693258054049786" table:style-name="ce1">
            <text:p>0.69325805404978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J00451g" table:style-name="ce1">
            <text:p>CAGL0J00451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J00451g" table:style-name="ce1">
            <text:p>CAGL0J00451g</text:p>
          </table:table-cell>
          <table:table-cell office:value-type="string" office:value="YGR192C" table:style-name="ce1">
            <text:p>YGR192C</text:p>
          </table:table-cell>
          <table:table-cell office:value-type="string" office:value="S000003424" table:style-name="ce1">
            <text:p>S000003424</text:p>
          </table:table-cell>
          <table:table-cell office:value-type="string" office:value="YGR192C" table:style-name="ce1">
            <text:p>YGR192C</text:p>
          </table:table-cell>
          <table:table-cell office:value-type="string" office:value="TDH3" table:style-name="ce1">
            <text:p>TDH3</text:p>
          </table:table-cell>
          <table:table-cell office:value-type="string" office:value="Glyceraldehyde-3-phosphate dehydrogenase (GAPDH), isozyme 3; involved in glycolysis and gluconeogenesis; tetramer that catalyzes the reaction of glyceraldehyde-3-phosphate to 1,3 bis-phosphoglycerate; detected in the cytoplasm and cell wall; GAPDH-derived antimicrobial peptides secreted by S. cerevisiae are active against a wide variety of wine-related yeasts and bacteria; binds AU-rich RNA" table:style-name="ce1">
            <text:p>Glyceraldehyde-3-phosphate dehydrogenase (GAPDH), isozyme 3; involved in glycolysis and gluconeogenesis; tetramer that catalyzes the reaction of glyceraldehyde-3-phosphate to 1,3 bis-phosphoglycerate; detected in the cytoplasm and cell wall; GAPDH-derived antimicrobial peptides secreted by S. cerevisiae are active against a wide variety of wine-related yeasts and bacteria; binds AU-rich RNA</text:p>
          </table:table-cell>
        </table:table-row>
        <table:table-row>
          <table:table-cell office:value-type="string" office:value="CAGL0J00473g" table:style-name="ce1">
            <text:p>CAGL0J00473g</text:p>
          </table:table-cell>
          <table:table-cell office:value-type="string" office:value="" table:style-name="ce1">
            <text:p/>
          </table:table-cell>
          <table:table-cell office:value-type="string" office:value="Ortholog(s) have large ribosomal subunit rRNA binding, proteasome binding, protein binding, bridging, rRNA binding activity" table:style-name="ce1">
            <text:p>Ortholog(s) have large ribosomal subunit rRNA binding, proteasome binding, protein binding, bridging, rRNA binding activity</text:p>
          </table:table-cell>
          <table:table-cell office:value-type="float" office:value="-1.84933333333333" table:style-name="ce1">
            <text:p>-1.84933333333333</text:p>
          </table:table-cell>
          <table:table-cell office:value-type="float" office:value="0.000102248337532511" table:style-name="ce1">
            <text:p>0.000102248337532511</text:p>
          </table:table-cell>
          <table:table-cell office:value-type="float" office:value="-1.10275" table:style-name="ce1">
            <text:p>-1.10275</text:p>
          </table:table-cell>
          <table:table-cell office:value-type="float" office:value="0.000854404791758276" table:style-name="ce1">
            <text:p>0.000854404791758276</text:p>
          </table:table-cell>
          <table:table-cell office:value-type="float" office:value="-1.10275" table:style-name="ce1">
            <text:p>-1.10275</text:p>
          </table:table-cell>
          <table:table-cell office:value-type="float" office:value="0.000854404791758276" table:style-name="ce1">
            <text:p>0.000854404791758276</text:p>
          </table:table-cell>
          <table:table-cell office:value-type="float" office:value="-0.509666666666667" table:style-name="ce1">
            <text:p>-0.509666666666667</text:p>
          </table:table-cell>
          <table:table-cell office:value-type="float" office:value="0.09061742432564" table:style-name="ce1">
            <text:p>0.09061742432564</text:p>
          </table:table-cell>
          <table:table-cell office:value-type="float" office:value="-2.23214232279533" table:style-name="ce1">
            <text:p>-2.23214232279533</text:p>
          </table:table-cell>
          <table:table-cell office:value-type="float" office:value="-1.52988916605068" table:style-name="ce1">
            <text:p>-1.52988916605068</text:p>
          </table:table-cell>
          <table:table-cell office:value-type="float" office:value="-1.52988916605068" table:style-name="ce1">
            <text:p>-1.52988916605068</text:p>
          </table:table-cell>
          <table:table-cell office:value-type="float" office:value="-1.00257062754883" table:style-name="ce1">
            <text:p>-1.0025706275488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PROTEIN DEGRADATION" table:style-name="ce1">
            <text:p>PROTEIN DEGRADATION</text:p>
          </table:table-cell>
          <table:table-cell office:value-type="string" office:value="F1" table:style-name="ce1">
            <text:p>F1</text:p>
          </table:table-cell>
          <table:table-cell office:value-type="string" office:value="CAGL0J00473g" table:style-name="ce1">
            <text:p>CAGL0J00473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J00473g" table:style-name="ce1">
            <text:p>CAGL0J00473g</text:p>
          </table:table-cell>
          <table:table-cell office:value-type="string" office:value="YHR052W" table:style-name="ce1">
            <text:p>YHR052W</text:p>
          </table:table-cell>
          <table:table-cell office:value-type="string" office:value="S000001094" table:style-name="ce1">
            <text:p>S000001094</text:p>
          </table:table-cell>
          <table:table-cell office:value-type="string" office:value="YHR052W" table:style-name="ce1">
            <text:p>YHR052W</text:p>
          </table:table-cell>
          <table:table-cell office:value-type="string" office:value="CIC1" table:style-name="ce1">
            <text:p>CIC1</text:p>
          </table:table-cell>
          <table:table-cell office:value-type="string" office:value="Essential protein that interacts with proteasome components; has a potential role in proteasome substrate specificity; also copurifies with 66S pre-ribosomal particles" table:style-name="ce1">
            <text:p>Essential protein that interacts with proteasome components; has a potential role in proteasome substrate specificity; also copurifies with 66S pre-ribosomal particles</text:p>
          </table:table-cell>
        </table:table-row>
        <table:table-row>
          <table:table-cell office:value-type="string" office:value="CAGL0J00649g" table:style-name="ce1">
            <text:p>CAGL0J00649g</text:p>
          </table:table-cell>
          <table:table-cell office:value-type="string" office:value="" table:style-name="ce1">
            <text:p/>
          </table:table-cell>
          <table:table-cell office:value-type="string" office:value="Ortholog(s) have homoserine kinase activity and role in homoserine metabolic process, threonine biosynthetic process" table:style-name="ce1">
            <text:p>Ortholog(s) have homoserine kinase activity and role in homoserine metabolic process, threonine biosynthetic process</text:p>
          </table:table-cell>
          <table:table-cell office:value-type="float" office:value="-1.083" table:style-name="ce1">
            <text:p>-1.083</text:p>
          </table:table-cell>
          <table:table-cell office:value-type="float" office:value="0.0001887322426263" table:style-name="ce1">
            <text:p>0.0001887322426263</text:p>
          </table:table-cell>
          <table:table-cell office:value-type="float" office:value="-1.41866666666667" table:style-name="ce1">
            <text:p>-1.41866666666667</text:p>
          </table:table-cell>
          <table:table-cell office:value-type="float" office:value="0.000445187953959484" table:style-name="ce1">
            <text:p>0.000445187953959484</text:p>
          </table:table-cell>
          <table:table-cell office:value-type="float" office:value="-1.41866666666667" table:style-name="ce1">
            <text:p>-1.41866666666667</text:p>
          </table:table-cell>
          <table:table-cell office:value-type="float" office:value="0.000445187953959484" table:style-name="ce1">
            <text:p>0.000445187953959484</text:p>
          </table:table-cell>
          <table:table-cell office:value-type="float" office:value="-1.13283333333333" table:style-name="ce1">
            <text:p>-1.13283333333333</text:p>
          </table:table-cell>
          <table:table-cell office:value-type="float" office:value="0.00200081095918471" table:style-name="ce1">
            <text:p>0.00200081095918471</text:p>
          </table:table-cell>
          <table:table-cell office:value-type="float" office:value="-1.33071913590705" table:style-name="ce1">
            <text:p>-1.33071913590705</text:p>
          </table:table-cell>
          <table:table-cell office:value-type="float" office:value="-1.94718208645717" table:style-name="ce1">
            <text:p>-1.94718208645717</text:p>
          </table:table-cell>
          <table:table-cell office:value-type="float" office:value="-1.94718208645717" table:style-name="ce1">
            <text:p>-1.94718208645717</text:p>
          </table:table-cell>
          <table:table-cell office:value-type="float" office:value="-2.09278786284753" table:style-name="ce1">
            <text:p>-2.0927878628475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J00649g" table:style-name="ce1">
            <text:p>CAGL0J00649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J00649g" table:style-name="ce1">
            <text:p>CAGL0J00649g</text:p>
          </table:table-cell>
          <table:table-cell office:value-type="string" office:value="YHR025W" table:style-name="ce1">
            <text:p>YHR025W</text:p>
          </table:table-cell>
          <table:table-cell office:value-type="string" office:value="S000001067" table:style-name="ce1">
            <text:p>S000001067</text:p>
          </table:table-cell>
          <table:table-cell office:value-type="string" office:value="YHR025W" table:style-name="ce1">
            <text:p>YHR025W</text:p>
          </table:table-cell>
          <table:table-cell office:value-type="string" office:value="THR1" table:style-name="ce1">
            <text:p>THR1</text:p>
          </table:table-cell>
          <table:table-cell office:value-type="string" office:value="Homoserine kinase; conserved protein required for threonine biosynthesis; long-lived protein that is preferentially retained in mother cells and forms cytoplasmic filaments; expression is regulated by the GCN4-mediated general amino acid control pathway" table:style-name="ce1">
            <text:p>Homoserine kinase; conserved protein required for threonine biosynthesis; long-lived protein that is preferentially retained in mother cells and forms cytoplasmic filaments; expression is regulated by the GCN4-mediated general amino acid control pathway</text:p>
          </table:table-cell>
        </table:table-row>
        <table:table-row>
          <table:table-cell office:value-type="string" office:value="CAGL0J00847g" table:style-name="ce1">
            <text:p>CAGL0J00847g</text:p>
          </table:table-cell>
          <table:table-cell office:value-type="string" office:value="" table:style-name="ce1">
            <text:p/>
          </table:table-cell>
          <table:table-cell office:value-type="string" office:value="Ortholog(s) have succinate dehydrogenase (ubiquinone) activity and role in cellular respiration" table:style-name="ce1">
            <text:p>Ortholog(s) have succinate dehydrogenase (ubiquinone) activity and role in cellular respiration</text:p>
          </table:table-cell>
          <table:table-cell office:value-type="float" office:value="-1.25666666666667" table:style-name="ce1">
            <text:p>-1.25666666666667</text:p>
          </table:table-cell>
          <table:table-cell office:value-type="float" office:value="8.07614006473773e-05" table:style-name="ce1">
            <text:p>8.07614006473773e-05</text:p>
          </table:table-cell>
          <table:table-cell office:value-type="float" office:value="-1.75683333333333" table:style-name="ce1">
            <text:p>-1.75683333333333</text:p>
          </table:table-cell>
          <table:table-cell office:value-type="float" office:value="3.68575883861746e-05" table:style-name="ce1">
            <text:p>3.68575883861746e-05</text:p>
          </table:table-cell>
          <table:table-cell office:value-type="float" office:value="-1.75683333333333" table:style-name="ce1">
            <text:p>-1.75683333333333</text:p>
          </table:table-cell>
          <table:table-cell office:value-type="float" office:value="3.68575883861746e-05" table:style-name="ce1">
            <text:p>3.68575883861746e-05</text:p>
          </table:table-cell>
          <table:table-cell office:value-type="float" office:value="1.49133333333333" table:style-name="ce1">
            <text:p>1.49133333333333</text:p>
          </table:table-cell>
          <table:table-cell office:value-type="float" office:value="0.00125689736868359" table:style-name="ce1">
            <text:p>0.00125689736868359</text:p>
          </table:table-cell>
          <table:table-cell office:value-type="float" office:value="-1.53499990161771" table:style-name="ce1">
            <text:p>-1.53499990161771</text:p>
          </table:table-cell>
          <table:table-cell office:value-type="float" office:value="-2.39386493293819" table:style-name="ce1">
            <text:p>-2.39386493293819</text:p>
          </table:table-cell>
          <table:table-cell office:value-type="float" office:value="-2.39386493293819" table:style-name="ce1">
            <text:p>-2.39386493293819</text:p>
          </table:table-cell>
          <table:table-cell office:value-type="float" office:value="2.49813761716799" table:style-name="ce1">
            <text:p>2.49813761716799</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J00847g" table:style-name="ce1">
            <text:p>CAGL0J00847g</text:p>
          </table:table-cell>
          <table:table-cell office:value-type="string" office:value="SWITCH" table:style-name="ce1">
            <text:p>SWITCH</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UP" table:style-name="ce1">
            <text:p>UP</text:p>
          </table:table-cell>
          <table:table-cell office:value-type="string" office:value="CAGL0J00847g" table:style-name="ce1">
            <text:p>CAGL0J00847g</text:p>
          </table:table-cell>
          <table:table-cell office:value-type="string" office:value="YJL045W" table:style-name="ce1">
            <text:p>YJL045W</text:p>
          </table:table-cell>
          <table:table-cell office:value-type="string" office:value="S000003581" table:style-name="ce1">
            <text:p>S000003581</text:p>
          </table:table-cell>
          <table:table-cell office:value-type="string" office:value="YJL045W" table:style-name="ce1">
            <text:p>YJL045W</text:p>
          </table:table-cell>
          <table:table-cell office:value-type="string" office:value="" table:style-name="ce1">
            <text:p/>
          </table:table-cell>
          <table:table-cell office:value-type="string" office:value="Minor succinate dehydrogenase isozyme; participates in oxidation of succinate and transfer of electrons to ubiquinone; induced during the diauxic shift in a Cat8p-dependent manner; YJL045W has a paralog, SDH1, that arose from the whole genome duplication" table:style-name="ce1">
            <text:p>Minor succinate dehydrogenase isozyme; participates in oxidation of succinate and transfer of electrons to ubiquinone; induced during the diauxic shift in a Cat8p-dependent manner; YJL045W has a paralog, SDH1, that arose from the whole genome duplication</text:p>
          </table:table-cell>
        </table:table-row>
        <table:table-row>
          <table:table-cell office:value-type="string" office:value="CAGL0J01848g" table:style-name="ce1">
            <text:p>CAGL0J01848g</text:p>
          </table:table-cell>
          <table:table-cell office:value-type="string" office:value="" table:style-name="ce1">
            <text:p/>
          </table:table-cell>
          <table:table-cell office:value-type="string" office:value="Ortholog(s) have RNA polymerase I activity, role in nucleolar large rRNA transcription by RNA polymerase I, transcription by RNA polymerase I and RNA polymerase I complex localization" table:style-name="ce1">
            <text:p>Ortholog(s) have RNA polymerase I activity, role in nucleolar large rRNA transcription by RNA polymerase I, transcription by RNA polymerase I and RNA polymerase I complex localization</text:p>
          </table:table-cell>
          <table:table-cell office:value-type="float" office:value="-0.925166666666667" table:style-name="ce1">
            <text:p>-0.925166666666667</text:p>
          </table:table-cell>
          <table:table-cell office:value-type="float" office:value="0.00894668980922045" table:style-name="ce1">
            <text:p>0.00894668980922045</text:p>
          </table:table-cell>
          <table:table-cell office:value-type="float" office:value="-1.01266666666667" table:style-name="ce1">
            <text:p>-1.01266666666667</text:p>
          </table:table-cell>
          <table:table-cell office:value-type="float" office:value="0.00118666048138144" table:style-name="ce1">
            <text:p>0.00118666048138144</text:p>
          </table:table-cell>
          <table:table-cell office:value-type="float" office:value="-1.01266666666667" table:style-name="ce1">
            <text:p>-1.01266666666667</text:p>
          </table:table-cell>
          <table:table-cell office:value-type="float" office:value="0.00118666048138144" table:style-name="ce1">
            <text:p>0.00118666048138144</text:p>
          </table:table-cell>
          <table:table-cell office:value-type="float" office:value="-1.33183333333333" table:style-name="ce1">
            <text:p>-1.33183333333333</text:p>
          </table:table-cell>
          <table:table-cell office:value-type="float" office:value="0.000430686143949718" table:style-name="ce1">
            <text:p>0.000430686143949718</text:p>
          </table:table-cell>
          <table:table-cell office:value-type="float" office:value="-1.14506281620649" table:style-name="ce1">
            <text:p>-1.14506281620649</text:p>
          </table:table-cell>
          <table:table-cell office:value-type="float" office:value="-1.41089849156916" table:style-name="ce1">
            <text:p>-1.41089849156916</text:p>
          </table:table-cell>
          <table:table-cell office:value-type="float" office:value="-1.41089849156916" table:style-name="ce1">
            <text:p>-1.41089849156916</text:p>
          </table:table-cell>
          <table:table-cell office:value-type="float" office:value="-2.44093425999828" table:style-name="ce1">
            <text:p>-2.4409342599982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J01848g" table:style-name="ce1">
            <text:p>CAGL0J01848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J01848g" table:style-name="ce1">
            <text:p>CAGL0J01848g</text:p>
          </table:table-cell>
          <table:table-cell office:value-type="string" office:value="YPR010C" table:style-name="ce1">
            <text:p>YPR010C</text:p>
          </table:table-cell>
          <table:table-cell office:value-type="string" office:value="S000006214" table:style-name="ce1">
            <text:p>S000006214</text:p>
          </table:table-cell>
          <table:table-cell office:value-type="string" office:value="YPR010C" table:style-name="ce1">
            <text:p>YPR010C</text:p>
          </table:table-cell>
          <table:table-cell office:value-type="string" office:value="RPA135" table:style-name="ce1">
            <text:p>RPA135</text:p>
          </table:table-cell>
          <table:table-cell office:value-type="string" office:value="RNA polymerase I second largest subunit A135" table:style-name="ce1">
            <text:p>RNA polymerase I second largest subunit A135</text:p>
          </table:table-cell>
        </table:table-row>
        <table:table-row>
          <table:table-cell office:value-type="string" office:value="CAGL0J02112g" table:style-name="ce1">
            <text:p>CAGL0J02112g</text:p>
          </table:table-cell>
          <table:table-cell office:value-type="string" office:value="" table:style-name="ce1">
            <text:p/>
          </table:table-cell>
          <table:table-cell office:value-type="string" office:value="Ortholog(s) have 4 iron, 4 sulfur cluster binding, ATPase activity, role in iron-sulfur cluster assembly, tRNA wobble uridine modification and Nbp35-Cfd1 ATPase complex, cytoplasm localization" table:style-name="ce1">
            <text:p>Ortholog(s) have 4 iron, 4 sulfur cluster binding, ATPase activity, role in iron-sulfur cluster assembly, tRNA wobble uridine modification and Nbp35-Cfd1 ATPase complex, cytoplasm localization</text:p>
          </table:table-cell>
          <table:table-cell office:value-type="float" office:value="0.592333333333333" table:style-name="ce1">
            <text:p>0.592333333333333</text:p>
          </table:table-cell>
          <table:table-cell office:value-type="float" office:value="0.000798867049771246" table:style-name="ce1">
            <text:p>0.000798867049771246</text:p>
          </table:table-cell>
          <table:table-cell office:value-type="float" office:value="1.64508333333333" table:style-name="ce1">
            <text:p>1.64508333333333</text:p>
          </table:table-cell>
          <table:table-cell office:value-type="float" office:value="3.47405850509006e-05" table:style-name="ce1">
            <text:p>3.47405850509006e-05</text:p>
          </table:table-cell>
          <table:table-cell office:value-type="float" office:value="1.64508333333333" table:style-name="ce1">
            <text:p>1.64508333333333</text:p>
          </table:table-cell>
          <table:table-cell office:value-type="float" office:value="3.47405850509006e-05" table:style-name="ce1">
            <text:p>3.47405850509006e-05</text:p>
          </table:table-cell>
          <table:table-cell office:value-type="float" office:value="-0.569833333333333" table:style-name="ce1">
            <text:p>-0.569833333333333</text:p>
          </table:table-cell>
          <table:table-cell office:value-type="float" office:value="0.0193808989557181" table:style-name="ce1">
            <text:p>0.0193808989557181</text:p>
          </table:table-cell>
          <table:table-cell office:value-type="float" office:value="0.639943298760406" table:style-name="ce1">
            <text:p>0.639943298760406</text:p>
          </table:table-cell>
          <table:table-cell office:value-type="float" office:value="2.09971166683874" table:style-name="ce1">
            <text:p>2.09971166683874</text:p>
          </table:table-cell>
          <table:table-cell office:value-type="float" office:value="2.09971166683874" table:style-name="ce1">
            <text:p>2.09971166683874</text:p>
          </table:table-cell>
          <table:table-cell office:value-type="float" office:value="-1.10783097040597" table:style-name="ce1">
            <text:p>-1.10783097040597</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J02112g" table:style-name="ce1">
            <text:p>CAGL0J02112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J02112g" table:style-name="ce1">
            <text:p>CAGL0J02112g</text:p>
          </table:table-cell>
          <table:table-cell office:value-type="string" office:value="YIL003W" table:style-name="ce1">
            <text:p>YIL003W</text:p>
          </table:table-cell>
          <table:table-cell office:value-type="string" office:value="S000001265" table:style-name="ce1">
            <text:p>S000001265</text:p>
          </table:table-cell>
          <table:table-cell office:value-type="string" office:value="YIL003W" table:style-name="ce1">
            <text:p>YIL003W</text:p>
          </table:table-cell>
          <table:table-cell office:value-type="string" office:value="CFD1" table:style-name="ce1">
            <text:p>CFD1</text:p>
          </table:table-cell>
          <table:table-cell office:value-type="string" office:value="Highly conserved iron-sulfur cluster binding protein; localized in the cytoplasm; forms a complex with Nbp35p that is involved in iron-sulfur protein assembly in the cytosol" table:style-name="ce1">
            <text:p>Highly conserved iron-sulfur cluster binding protein; localized in the cytoplasm; forms a complex with Nbp35p that is involved in iron-sulfur protein assembly in the cytosol</text:p>
          </table:table-cell>
        </table:table-row>
        <table:table-row>
          <table:table-cell office:value-type="string" office:value="CAGL0J02530g" table:style-name="ce1">
            <text:p>CAGL0J02530g</text:p>
          </table:table-cell>
          <table:table-cell office:value-type="string" office:value="" table:style-name="ce1">
            <text:p/>
          </table:table-cell>
          <table:table-cell office:value-type="string" office:value="Putative adhesion protein; predicted GPI-anchor; belongs to adhesin cluster VI" table:style-name="ce1">
            <text:p>Putative adhesion protein; predicted GPI-anchor; belongs to adhesin cluster VI</text:p>
          </table:table-cell>
          <table:table-cell office:value-type="float" office:value="0.38" table:style-name="ce1">
            <text:p>0.38</text:p>
          </table:table-cell>
          <table:table-cell office:value-type="float" office:value="0.0173853772819266" table:style-name="ce1">
            <text:p>0.0173853772819266</text:p>
          </table:table-cell>
          <table:table-cell office:value-type="float" office:value="2.1215" table:style-name="ce1">
            <text:p>2.1215</text:p>
          </table:table-cell>
          <table:table-cell office:value-type="float" office:value="6.48465816189307e-05" table:style-name="ce1">
            <text:p>6.48465816189307e-05</text:p>
          </table:table-cell>
          <table:table-cell office:value-type="float" office:value="2.1215" table:style-name="ce1">
            <text:p>2.1215</text:p>
          </table:table-cell>
          <table:table-cell office:value-type="float" office:value="6.48465816189307e-05" table:style-name="ce1">
            <text:p>6.48465816189307e-05</text:p>
          </table:table-cell>
          <table:table-cell office:value-type="float" office:value="-0.641333333333334" table:style-name="ce1">
            <text:p>-0.641333333333334</text:p>
          </table:table-cell>
          <table:table-cell office:value-type="float" office:value="0.0354312328448042" table:style-name="ce1">
            <text:p>0.0354312328448042</text:p>
          </table:table-cell>
          <table:table-cell office:value-type="float" office:value="0.390179675425115" table:style-name="ce1">
            <text:p>0.390179675425115</text:p>
          </table:table-cell>
          <table:table-cell office:value-type="float" office:value="2.72900832364801" table:style-name="ce1">
            <text:p>2.72900832364801</text:p>
          </table:table-cell>
          <table:table-cell office:value-type="float" office:value="2.72900832364801" table:style-name="ce1">
            <text:p>2.72900832364801</text:p>
          </table:table-cell>
          <table:table-cell office:value-type="float" office:value="-1.23291874626666" table:style-name="ce1">
            <text:p>-1.23291874626666</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J02530g" table:style-name="ce1">
            <text:p>CAGL0J02530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J02530g" table:style-name="ce1">
            <text:p>CAGL0J02530g</text:p>
          </table:table-cell>
          <table:table-cell office:value-type="string" office:value="NO_ORTHO" table:style-name="ce1">
            <text:p>NO_ORTHO</text:p>
          </table:table-cell>
          <table:table-cell office:value-type="string" office:value="CAL0133632" table:style-name="ce1">
            <text:p>CAL0133632</text:p>
          </table:table-cell>
          <table:table-cell office:value-type="string" office:value="CAGL0J02530g" table:style-name="ce1">
            <text:p>CAGL0J02530g</text:p>
          </table:table-cell>
          <table:table-cell office:value-type="string" office:value="" table:style-name="ce1">
            <text:p/>
          </table:table-cell>
          <table:table-cell office:value-type="string" office:value="Putative adhesion protein; predicted GPI-anchor; belongs to adhesin cluster VI" table:style-name="ce1">
            <text:p>Putative adhesion protein; predicted GPI-anchor; belongs to adhesin cluster VI</text:p>
          </table:table-cell>
        </table:table-row>
        <table:table-row>
          <table:table-cell office:value-type="string" office:value="CAGL0J02816g" table:style-name="ce1">
            <text:p>CAGL0J02816g</text:p>
          </table:table-cell>
          <table:table-cell office:value-type="string" office:value="" table:style-name="ce1">
            <text:p/>
          </table:table-cell>
          <table:table-cell office:value-type="string" office:value="Ortholog(s) have ferrous iron binding, oxidative DNA demethylase activity, peptidyl-proline dioxygenase activity, poly(A) binding activity" table:style-name="ce1">
            <text:p>Ortholog(s) have ferrous iron binding, oxidative DNA demethylase activity, peptidyl-proline dioxygenase activity, poly(A) binding activity</text:p>
          </table:table-cell>
          <table:table-cell office:value-type="float" office:value="-1.46866666666667" table:style-name="ce1">
            <text:p>-1.46866666666667</text:p>
          </table:table-cell>
          <table:table-cell office:value-type="float" office:value="0.000886291782350362" table:style-name="ce1">
            <text:p>0.000886291782350362</text:p>
          </table:table-cell>
          <table:table-cell office:value-type="float" office:value="-1.0525" table:style-name="ce1">
            <text:p>-1.0525</text:p>
          </table:table-cell>
          <table:table-cell office:value-type="float" office:value="0.00058106988405602" table:style-name="ce1">
            <text:p>0.00058106988405602</text:p>
          </table:table-cell>
          <table:table-cell office:value-type="float" office:value="-1.0525" table:style-name="ce1">
            <text:p>-1.0525</text:p>
          </table:table-cell>
          <table:table-cell office:value-type="float" office:value="0.00058106988405602" table:style-name="ce1">
            <text:p>0.00058106988405602</text:p>
          </table:table-cell>
          <table:table-cell office:value-type="float" office:value="-1.08083333333333" table:style-name="ce1">
            <text:p>-1.08083333333333</text:p>
          </table:table-cell>
          <table:table-cell office:value-type="float" office:value="0.00148859759167744" table:style-name="ce1">
            <text:p>0.00148859759167744</text:p>
          </table:table-cell>
          <table:table-cell office:value-type="float" office:value="-1.78437143135279" table:style-name="ce1">
            <text:p>-1.78437143135279</text:p>
          </table:table-cell>
          <table:table-cell office:value-type="float" office:value="-1.46351416446663" table:style-name="ce1">
            <text:p>-1.46351416446663</text:p>
          </table:table-cell>
          <table:table-cell office:value-type="float" office:value="-1.46351416446663" table:style-name="ce1">
            <text:p>-1.46351416446663</text:p>
          </table:table-cell>
          <table:table-cell office:value-type="float" office:value="-2.00181493494884" table:style-name="ce1">
            <text:p>-2.0018149349488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NA" table:style-name="ce1">
            <text:p>NA</text:p>
          </table:table-cell>
          <table:table-cell office:value-type="string" office:value="NA" table:style-name="ce1">
            <text:p>NA</text:p>
          </table:table-cell>
          <table:table-cell office:value-type="string" office:value="Others" table:style-name="ce1">
            <text:p>Others</text:p>
          </table:table-cell>
          <table:table-cell office:value-type="string" office:value="CAGL0J02816g" table:style-name="ce1">
            <text:p>CAGL0J02816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J02816g" table:style-name="ce1">
            <text:p>CAGL0J02816g</text:p>
          </table:table-cell>
          <table:table-cell office:value-type="string" office:value="YER049W" table:style-name="ce1">
            <text:p>YER049W</text:p>
          </table:table-cell>
          <table:table-cell office:value-type="string" office:value="S000000851" table:style-name="ce1">
            <text:p>S000000851</text:p>
          </table:table-cell>
          <table:table-cell office:value-type="string" office:value="YER049W" table:style-name="ce1">
            <text:p>YER049W</text:p>
          </table:table-cell>
          <table:table-cell office:value-type="string" office:value="TPA1" table:style-name="ce1">
            <text:p>TPA1</text:p>
          </table:table-cell>
          <table:table-cell office:value-type="string" office:value="Fe(II)/2-oxoglutarate-dependent dioxygenase family member; catalyzes the repair of methyl-base lesions in both ss and dsDNA by oxidative demethylation; Poly(rA)-binding protein involved in mRNA poly(A) tail length and mRNA stability; role in translation termination efficiency; interacts with Sup45p (eRF1), Sup35p (eRF3) and Pab1p; similar to human prolyl 4-hydroxylase OGFOD1; binds Fe(II) and 2-oxoglutarate" table:style-name="ce1">
            <text:p>Fe(II)/2-oxoglutarate-dependent dioxygenase family member; catalyzes the repair of methyl-base lesions in both ss and dsDNA by oxidative demethylation; Poly(rA)-binding protein involved in mRNA poly(A) tail length and mRNA stability; role in translation termination efficiency; interacts with Sup45p (eRF1), Sup35p (eRF3) and Pab1p; similar to human prolyl 4-hydroxylase OGFOD1; binds Fe(II) and 2-oxoglutarate</text:p>
          </table:table-cell>
        </table:table-row>
        <table:table-row>
          <table:table-cell office:value-type="string" office:value="CAGL0J02904g" table:style-name="ce1">
            <text:p>CAGL0J02904g</text:p>
          </table:table-cell>
          <table:table-cell office:value-type="string" office:value="" table:style-name="ce1">
            <text:p/>
          </table:table-cell>
          <table:table-cell office:value-type="string" office:value="Ortholog(s) have protein phosphatase regulator activity, role in glycogen metabolic process, protein dephosphorylation and protein phosphatase type 1 complex localization" table:style-name="ce1">
            <text:p>Ortholog(s) have protein phosphatase regulator activity, role in glycogen metabolic process, protein dephosphorylation and protein phosphatase type 1 complex localization</text:p>
          </table:table-cell>
          <table:table-cell office:value-type="float" office:value="2.26616666666667" table:style-name="ce1">
            <text:p>2.26616666666667</text:p>
          </table:table-cell>
          <table:table-cell office:value-type="float" office:value="7.39540373598697e-06" table:style-name="ce1">
            <text:p>7.39540373598697e-06</text:p>
          </table:table-cell>
          <table:table-cell office:value-type="float" office:value="0.429166666666667" table:style-name="ce1">
            <text:p>0.429166666666667</text:p>
          </table:table-cell>
          <table:table-cell office:value-type="float" office:value="0.0733217046994604" table:style-name="ce1">
            <text:p>0.0733217046994604</text:p>
          </table:table-cell>
          <table:table-cell office:value-type="float" office:value="0.429166666666667" table:style-name="ce1">
            <text:p>0.429166666666667</text:p>
          </table:table-cell>
          <table:table-cell office:value-type="float" office:value="0.0733217046994604" table:style-name="ce1">
            <text:p>0.0733217046994604</text:p>
          </table:table-cell>
          <table:table-cell office:value-type="float" office:value="0.607333333333333" table:style-name="ce1">
            <text:p>0.607333333333333</text:p>
          </table:table-cell>
          <table:table-cell office:value-type="float" office:value="0.0404772828774767" table:style-name="ce1">
            <text:p>0.0404772828774767</text:p>
          </table:table-cell>
          <table:table-cell office:value-type="float" office:value="2.60884131222691" table:style-name="ce1">
            <text:p>2.60884131222691</text:p>
          </table:table-cell>
          <table:table-cell office:value-type="float" office:value="0.493612747912026" table:style-name="ce1">
            <text:p>0.493612747912026</text:p>
          </table:table-cell>
          <table:table-cell office:value-type="float" office:value="0.493612747912026" table:style-name="ce1">
            <text:p>0.493612747912026</text:p>
          </table:table-cell>
          <table:table-cell office:value-type="float" office:value="0.951597842890292" table:style-name="ce1">
            <text:p>0.95159784289029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J02904g" table:style-name="ce1">
            <text:p>CAGL0J02904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J02904g" table:style-name="ce1">
            <text:p>CAGL0J02904g</text:p>
          </table:table-cell>
          <table:table-cell office:value-type="string" office:value="YER054C" table:style-name="ce1">
            <text:p>YER054C</text:p>
          </table:table-cell>
          <table:table-cell office:value-type="string" office:value="S000000856" table:style-name="ce1">
            <text:p>S000000856</text:p>
          </table:table-cell>
          <table:table-cell office:value-type="string" office:value="YER054C" table:style-name="ce1">
            <text:p>YER054C</text:p>
          </table:table-cell>
          <table:table-cell office:value-type="string" office:value="GIP2" table:style-name="ce1">
            <text:p>GIP2</text:p>
          </table:table-cell>
          <table:table-cell office:value-type="string" office:value="Putative regulatory subunit of protein phosphatase Glc7p; involved in glycogen metabolism; contains a conserved motif (GVNK motif) that is also found in Gac1p, Pig1p, and Pig2p; GIP2 has a paralog, PIG2, that arose from the whole genome duplication" table:style-name="ce1">
            <text:p>Putative regulatory subunit of protein phosphatase Glc7p; involved in glycogen metabolism; contains a conserved motif (GVNK motif) that is also found in Gac1p, Pig1p, and Pig2p; GIP2 has a paralog, PIG2, that arose from the whole genome duplication</text:p>
          </table:table-cell>
        </table:table-row>
        <table:table-row>
          <table:table-cell office:value-type="string" office:value="CAGL0J03080g" table:style-name="ce1">
            <text:p>CAGL0J03080g</text:p>
          </table:table-cell>
          <table:table-cell office:value-type="string" office:value="" table:style-name="ce1">
            <text:p/>
          </table:table-cell>
          <table:table-cell office:value-type="string" office:value="Ortholog(s) have role in energy reserve metabolic process and cell periphery localization" table:style-name="ce1">
            <text:p>Ortholog(s) have role in energy reserve metabolic process and cell periphery localization</text:p>
          </table:table-cell>
          <table:table-cell office:value-type="float" office:value="5.002" table:style-name="ce1">
            <text:p>5.002</text:p>
          </table:table-cell>
          <table:table-cell office:value-type="float" office:value="6.49940766100703e-06" table:style-name="ce1">
            <text:p>6.49940766100703e-06</text:p>
          </table:table-cell>
          <table:table-cell office:value-type="float" office:value="-0.00191666666666623" table:style-name="ce1">
            <text:p>-0.00191666666666623</text:p>
          </table:table-cell>
          <table:table-cell office:value-type="float" office:value="0.99681960927944" table:style-name="ce1">
            <text:p>0.99681960927944</text:p>
          </table:table-cell>
          <table:table-cell office:value-type="float" office:value="-0.00191666666666623" table:style-name="ce1">
            <text:p>-0.00191666666666623</text:p>
          </table:table-cell>
          <table:table-cell office:value-type="float" office:value="0.99681960927944" table:style-name="ce1">
            <text:p>0.99681960927944</text:p>
          </table:table-cell>
          <table:table-cell office:value-type="float" office:value="-0.264666666666667" table:style-name="ce1">
            <text:p>-0.264666666666667</text:p>
          </table:table-cell>
          <table:table-cell office:value-type="float" office:value="0.458614990080859" table:style-name="ce1">
            <text:p>0.458614990080859</text:p>
          </table:table-cell>
          <table:table-cell office:value-type="float" office:value="5.82694953597008" table:style-name="ce1">
            <text:p>5.82694953597008</text:p>
          </table:table-cell>
          <table:table-cell office:value-type="float" office:value="-0.0758033104532593" table:style-name="ce1">
            <text:p>-0.0758033104532593</text:p>
          </table:table-cell>
          <table:table-cell office:value-type="float" office:value="-0.0758033104532593" table:style-name="ce1">
            <text:p>-0.0758033104532593</text:p>
          </table:table-cell>
          <table:table-cell office:value-type="float" office:value="-0.573948178795399" table:style-name="ce1">
            <text:p>-0.57394817879539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J03080g" table:style-name="ce1">
            <text:p>CAGL0J03080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J03080g" table:style-name="ce1">
            <text:p>CAGL0J03080g</text:p>
          </table:table-cell>
          <table:table-cell office:value-type="string" office:value="YER067W" table:style-name="ce1">
            <text:p>YER067W</text:p>
          </table:table-cell>
          <table:table-cell office:value-type="string" office:value="S000000869" table:style-name="ce1">
            <text:p>S000000869</text:p>
          </table:table-cell>
          <table:table-cell office:value-type="string" office:value="YER067W" table:style-name="ce1">
            <text:p>YER067W</text:p>
          </table:table-cell>
          <table:table-cell office:value-type="string" office:value="RGI1" table:style-name="ce1">
            <text:p>RGI1</text:p>
          </table:table-cell>
          <table:table-cell office:value-type="string" office:value="Protein of unknown function; involved in energy metabolism under respiratory conditions; protein abundance is increased upon intracellular iron depletion or in response to DNA replication stress; RGI1 has a paralog, RGI2, that arose from the whole genome duplication" table:style-name="ce1">
            <text:p>Protein of unknown function; involved in energy metabolism under respiratory conditions; protein abundance is increased upon intracellular iron depletion or in response to DNA replication stress; RGI1 has a paralog, RGI2, that arose from the whole genome duplication</text:p>
          </table:table-cell>
        </table:table-row>
        <table:table-row>
          <table:table-cell office:value-type="string" office:value="CAGL0J03212g" table:style-name="ce1">
            <text:p>CAGL0J03212g</text:p>
          </table:table-cell>
          <table:table-cell office:value-type="string" office:value="ALD5" table:style-name="ce1">
            <text:p>ALD5</text:p>
          </table:table-cell>
          <table:table-cell office:value-type="string" office:value="Putative mitochondrial aldehyde dehydrogenase (NAD+); protein abundance increased in ace2 mutant cells" table:style-name="ce1">
            <text:p>Putative mitochondrial aldehyde dehydrogenase (NAD+); protein abundance increased in ace2 mutant cells</text:p>
          </table:table-cell>
          <table:table-cell office:value-type="float" office:value="-0.0138333333333333" table:style-name="ce1">
            <text:p>-0.0138333333333333</text:p>
          </table:table-cell>
          <table:table-cell office:value-type="float" office:value="0.96765972359764" table:style-name="ce1">
            <text:p>0.96765972359764</text:p>
          </table:table-cell>
          <table:table-cell office:value-type="float" office:value="2.24458333333333" table:style-name="ce1">
            <text:p>2.24458333333333</text:p>
          </table:table-cell>
          <table:table-cell office:value-type="float" office:value="5.3170436979953e-05" table:style-name="ce1">
            <text:p>5.3170436979953e-05</text:p>
          </table:table-cell>
          <table:table-cell office:value-type="float" office:value="2.24458333333333" table:style-name="ce1">
            <text:p>2.24458333333333</text:p>
          </table:table-cell>
          <table:table-cell office:value-type="float" office:value="5.3170436979953e-05" table:style-name="ce1">
            <text:p>5.3170436979953e-05</text:p>
          </table:table-cell>
          <table:table-cell office:value-type="float" office:value="-0.177833333333333" table:style-name="ce1">
            <text:p>-0.177833333333333</text:p>
          </table:table-cell>
          <table:table-cell office:value-type="float" office:value="0.585949689994448" table:style-name="ce1">
            <text:p>0.585949689994448</text:p>
          </table:table-cell>
          <table:table-cell office:value-type="float" office:value="-0.0730789132258211" table:style-name="ce1">
            <text:p>-0.0730789132258211</text:p>
          </table:table-cell>
          <table:table-cell office:value-type="float" office:value="2.8915885514086" table:style-name="ce1">
            <text:p>2.8915885514086</text:p>
          </table:table-cell>
          <table:table-cell office:value-type="float" office:value="2.8915885514086" table:style-name="ce1">
            <text:p>2.8915885514086</text:p>
          </table:table-cell>
          <table:table-cell office:value-type="float" office:value="-0.422035052400474" table:style-name="ce1">
            <text:p>-0.422035052400474</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NAD(P)/NAD(P)H DEPENDANT ENZYME" table:style-name="ce1">
            <text:p>NAD(P)/NAD(P)H DEPENDANT ENZYME</text:p>
          </table:table-cell>
          <table:table-cell office:value-type="string" office:value="F3" table:style-name="ce1">
            <text:p>F3</text:p>
          </table:table-cell>
          <table:table-cell office:value-type="string" office:value="CAGL0J03212g" table:style-name="ce1">
            <text:p>CAGL0J03212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J03212g" table:style-name="ce1">
            <text:p>CAGL0J03212g</text:p>
          </table:table-cell>
          <table:table-cell office:value-type="string" office:value="YER073W" table:style-name="ce1">
            <text:p>YER073W</text:p>
          </table:table-cell>
          <table:table-cell office:value-type="string" office:value="S000000875" table:style-name="ce1">
            <text:p>S000000875</text:p>
          </table:table-cell>
          <table:table-cell office:value-type="string" office:value="YER073W" table:style-name="ce1">
            <text:p>YER073W</text:p>
          </table:table-cell>
          <table:table-cell office:value-type="string" office:value="ALD5" table:style-name="ce1">
            <text:p>ALD5</text:p>
          </table:table-cell>
          <table:table-cell office:value-type="string" office:value="Mitochondrial aldehyde dehydrogenase; involved in regulation or biosynthesis of electron transport chain components and acetate formation; activated by K+; utilizes NADP+ as the preferred coenzyme; constitutively expressed" table:style-name="ce1">
            <text:p>Mitochondrial aldehyde dehydrogenase; involved in regulation or biosynthesis of electron transport chain components and acetate formation; activated by K+; utilizes NADP+ as the preferred coenzyme; constitutively expressed</text:p>
          </table:table-cell>
        </table:table-row>
        <table:table-row>
          <table:table-cell office:value-type="string" office:value="CAGL0J03234g" table:style-name="ce1">
            <text:p>CAGL0J03234g</text:p>
          </table:table-cell>
          <table:table-cell office:value-type="string" office:value="" table:style-name="ce1">
            <text:p/>
          </table:table-cell>
          <table:table-cell office:value-type="string" office:value="Ortholog(s) have role in maturation of SSU-rRNA from tricistronic rRNA transcript (SSU-rRNA, 5.8S rRNA, LSU-rRNA)" table:style-name="ce1">
            <text:p>Ortholog(s) have role in maturation of SSU-rRNA from tricistronic rRNA transcript (SSU-rRNA, 5.8S rRNA, LSU-rRNA)</text:p>
          </table:table-cell>
          <table:table-cell office:value-type="float" office:value="-1.8235" table:style-name="ce1">
            <text:p>-1.8235</text:p>
          </table:table-cell>
          <table:table-cell office:value-type="float" office:value="0.000192528796506062" table:style-name="ce1">
            <text:p>0.000192528796506062</text:p>
          </table:table-cell>
          <table:table-cell office:value-type="float" office:value="-1.04983333333333" table:style-name="ce1">
            <text:p>-1.04983333333333</text:p>
          </table:table-cell>
          <table:table-cell office:value-type="float" office:value="0.000533196599764794" table:style-name="ce1">
            <text:p>0.000533196599764794</text:p>
          </table:table-cell>
          <table:table-cell office:value-type="float" office:value="-1.04983333333333" table:style-name="ce1">
            <text:p>-1.04983333333333</text:p>
          </table:table-cell>
          <table:table-cell office:value-type="float" office:value="0.000533196599764794" table:style-name="ce1">
            <text:p>0.000533196599764794</text:p>
          </table:table-cell>
          <table:table-cell office:value-type="float" office:value="-1.49516666666667" table:style-name="ce1">
            <text:p>-1.49516666666667</text:p>
          </table:table-cell>
          <table:table-cell office:value-type="float" office:value="0.000106714154383243" table:style-name="ce1">
            <text:p>0.000106714154383243</text:p>
          </table:table-cell>
          <table:table-cell office:value-type="float" office:value="-2.20175506877887" table:style-name="ce1">
            <text:p>-2.20175506877887</text:p>
          </table:table-cell>
          <table:table-cell office:value-type="float" office:value="-1.45999177632287" table:style-name="ce1">
            <text:p>-1.45999177632287</text:p>
          </table:table-cell>
          <table:table-cell office:value-type="float" office:value="-1.45999177632287" table:style-name="ce1">
            <text:p>-1.45999177632287</text:p>
          </table:table-cell>
          <table:table-cell office:value-type="float" office:value="-2.72668255916724" table:style-name="ce1">
            <text:p>-2.7266825591672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J03234g" table:style-name="ce1">
            <text:p>CAGL0J03234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J03234g" table:style-name="ce1">
            <text:p>CAGL0J03234g</text:p>
          </table:table-cell>
          <table:table-cell office:value-type="string" office:value="YER074W" table:style-name="ce1">
            <text:p>YER074W</text:p>
          </table:table-cell>
          <table:table-cell office:value-type="string" office:value="S000000876" table:style-name="ce1">
            <text:p>S000000876</text:p>
          </table:table-cell>
          <table:table-cell office:value-type="string" office:value="YER074W" table:style-name="ce1">
            <text:p>YER074W</text:p>
          </table:table-cell>
          <table:table-cell office:value-type="string" office:value="RPS24A" table:style-name="ce1">
            <text:p>RPS24A</text:p>
          </table:table-cell>
          <table:table-cell office:value-type="string" office:value="Protein component of the small (40S) ribosomal subunit; homologous to mammalian ribosomal protein S24, no bacterial homolog; RPS24A has a paralog, RPS24B, that arose from the whole genome duplication" table:style-name="ce1">
            <text:p>Protein component of the small (40S) ribosomal subunit; homologous to mammalian ribosomal protein S24, no bacterial homolog; RPS24A has a paralog, RPS24B, that arose from the whole genome duplication</text:p>
          </table:table-cell>
        </table:table-row>
        <table:table-row>
          <table:table-cell office:value-type="string" office:value="CAGL0J03718g" table:style-name="ce1">
            <text:p>CAGL0J03718g</text:p>
          </table:table-cell>
          <table:table-cell office:value-type="string" office:value="" table:style-name="ce1">
            <text:p/>
          </table:table-cell>
          <table:table-cell office:value-type="string" office:value="Ortholog(s) have pseudouridine synthase activity, role in enzyme-directed rRNA pseudouridine synthesis, mRNA pseudouridine synthesis, snRNA pseudouridine synthesis, tRNA pseudouridine synthesis and cytoplasm, nucleus localization" table:style-name="ce1">
            <text:p>Ortholog(s) have pseudouridine synthase activity, role in enzyme-directed rRNA pseudouridine synthesis, mRNA pseudouridine synthesis, snRNA pseudouridine synthesis, tRNA pseudouridine synthesis and cytoplasm, nucleus localization</text:p>
          </table:table-cell>
          <table:table-cell office:value-type="float" office:value="-1.6595" table:style-name="ce1">
            <text:p>-1.6595</text:p>
          </table:table-cell>
          <table:table-cell office:value-type="float" office:value="3.44641845816966e-05" table:style-name="ce1">
            <text:p>3.44641845816966e-05</text:p>
          </table:table-cell>
          <table:table-cell office:value-type="float" office:value="-0.732166666666667" table:style-name="ce1">
            <text:p>-0.732166666666667</text:p>
          </table:table-cell>
          <table:table-cell office:value-type="float" office:value="0.00313595263644546" table:style-name="ce1">
            <text:p>0.00313595263644546</text:p>
          </table:table-cell>
          <table:table-cell office:value-type="float" office:value="-0.732166666666667" table:style-name="ce1">
            <text:p>-0.732166666666667</text:p>
          </table:table-cell>
          <table:table-cell office:value-type="float" office:value="0.00313595263644546" table:style-name="ce1">
            <text:p>0.00313595263644546</text:p>
          </table:table-cell>
          <table:table-cell office:value-type="float" office:value="0.146333333333333" table:style-name="ce1">
            <text:p>0.146333333333333</text:p>
          </table:table-cell>
          <table:table-cell office:value-type="float" office:value="0.514768614755955" table:style-name="ce1">
            <text:p>0.514768614755955</text:p>
          </table:table-cell>
          <table:table-cell office:value-type="float" office:value="-2.00884501747438" table:style-name="ce1">
            <text:p>-2.00884501747438</text:p>
          </table:table-cell>
          <table:table-cell office:value-type="float" office:value="-1.04038728869703" table:style-name="ce1">
            <text:p>-1.04038728869703</text:p>
          </table:table-cell>
          <table:table-cell office:value-type="float" office:value="-1.04038728869703" table:style-name="ce1">
            <text:p>-1.04038728869703</text:p>
          </table:table-cell>
          <table:table-cell office:value-type="float" office:value="0.145087847480769" table:style-name="ce1">
            <text:p>0.14508784748076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NA" table:style-name="ce1">
            <text:p>NA</text:p>
          </table:table-cell>
          <table:table-cell office:value-type="string" office:value="NA" table:style-name="ce1">
            <text:p>NA</text:p>
          </table:table-cell>
          <table:table-cell office:value-type="string" office:value="Others" table:style-name="ce1">
            <text:p>Others</text:p>
          </table:table-cell>
          <table:table-cell office:value-type="string" office:value="CAGL0J03718g" table:style-name="ce1">
            <text:p>CAGL0J03718g</text:p>
          </table:table-cell>
          <table:table-cell office:value-type="string" office:value="OFF" table:style-name="ce1">
            <text:p>OFF</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J03718g" table:style-name="ce1">
            <text:p>CAGL0J03718g</text:p>
          </table:table-cell>
          <table:table-cell office:value-type="string" office:value="YOR243C" table:style-name="ce1">
            <text:p>YOR243C</text:p>
          </table:table-cell>
          <table:table-cell office:value-type="string" office:value="S000005769" table:style-name="ce1">
            <text:p>S000005769</text:p>
          </table:table-cell>
          <table:table-cell office:value-type="string" office:value="YOR243C" table:style-name="ce1">
            <text:p>YOR243C</text:p>
          </table:table-cell>
          <table:table-cell office:value-type="string" office:value="PUS7" table:style-name="ce1">
            <text:p>PUS7</text:p>
          </table:table-cell>
          <table:table-cell office:value-type="string" office:value="Pseudouridine synthase; catalyzes pseudouridylation at positions 35 and 56 in U2 snRNA, position 50 in 5S rRNA, position 13 in cytoplasmic tRNAs, and position 35 in pre-tRNA(Tyr); also pseudouridylates some mRNAs; relocates from nucleus to cytoplasm during heat shock and differentially modifies some mRNAs during heat shock; conserved in archaea, vertebrates, and some bacteria" table:style-name="ce1">
            <text:p>Pseudouridine synthase; catalyzes pseudouridylation at positions 35 and 56 in U2 snRNA, position 50 in 5S rRNA, position 13 in cytoplasmic tRNAs, and position 35 in pre-tRNA(Tyr); also pseudouridylates some mRNAs; relocates from nucleus to cytoplasm during heat shock and differentially modifies some mRNAs during heat shock; conserved in archaea, vertebrates, and some bacteria</text:p>
          </table:table-cell>
        </table:table-row>
        <table:table-row>
          <table:table-cell office:value-type="string" office:value="CAGL0J03762g" table:style-name="ce1">
            <text:p>CAGL0J03762g</text:p>
          </table:table-cell>
          <table:table-cell office:value-type="string" office:value="MET7" table:style-name="ce1">
            <text:p>MET7</text:p>
          </table:table-cell>
          <table:table-cell office:value-type="string" office:value="Ortholog(s) have tetrahydrofolylpolyglutamate synthase activity, role in one-carbon metabolic process and cytoplasm, mitochondrion localization" table:style-name="ce1">
            <text:p>Ortholog(s) have tetrahydrofolylpolyglutamate synthase activity, role in one-carbon metabolic process and cytoplasm, mitochondrion localization</text:p>
          </table:table-cell>
          <table:table-cell office:value-type="float" office:value="0.014" table:style-name="ce1">
            <text:p>0.014</text:p>
          </table:table-cell>
          <table:table-cell office:value-type="float" office:value="0.95830826569241" table:style-name="ce1">
            <text:p>0.95830826569241</text:p>
          </table:table-cell>
          <table:table-cell office:value-type="float" office:value="1.92508333333333" table:style-name="ce1">
            <text:p>1.92508333333333</text:p>
          </table:table-cell>
          <table:table-cell office:value-type="float" office:value="2.62612860276472e-05" table:style-name="ce1">
            <text:p>2.62612860276472e-05</text:p>
          </table:table-cell>
          <table:table-cell office:value-type="float" office:value="1.92508333333333" table:style-name="ce1">
            <text:p>1.92508333333333</text:p>
          </table:table-cell>
          <table:table-cell office:value-type="float" office:value="2.62612860276472e-05" table:style-name="ce1">
            <text:p>2.62612860276472e-05</text:p>
          </table:table-cell>
          <table:table-cell office:value-type="float" office:value="1.28883333333333" table:style-name="ce1">
            <text:p>1.28883333333333</text:p>
          </table:table-cell>
          <table:table-cell office:value-type="float" office:value="0.000266464558684794" table:style-name="ce1">
            <text:p>0.000266464558684794</text:p>
          </table:table-cell>
          <table:table-cell office:value-type="float" office:value="-0.0403390976080868" table:style-name="ce1">
            <text:p>-0.0403390976080868</text:p>
          </table:table-cell>
          <table:table-cell office:value-type="float" office:value="2.46956242193392" table:style-name="ce1">
            <text:p>2.46956242193392</text:p>
          </table:table-cell>
          <table:table-cell office:value-type="float" office:value="2.46956242193392" table:style-name="ce1">
            <text:p>2.46956242193392</text:p>
          </table:table-cell>
          <table:table-cell office:value-type="float" office:value="2.1438680421779" table:style-name="ce1">
            <text:p>2.1438680421779</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J03762g" table:style-name="ce1">
            <text:p>CAGL0J03762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CAGL0J03762g" table:style-name="ce1">
            <text:p>CAGL0J03762g</text:p>
          </table:table-cell>
          <table:table-cell office:value-type="string" office:value="YOR241W" table:style-name="ce1">
            <text:p>YOR241W</text:p>
          </table:table-cell>
          <table:table-cell office:value-type="string" office:value="S000005767" table:style-name="ce1">
            <text:p>S000005767</text:p>
          </table:table-cell>
          <table:table-cell office:value-type="string" office:value="YOR241W" table:style-name="ce1">
            <text:p>YOR241W</text:p>
          </table:table-cell>
          <table:table-cell office:value-type="string" office:value="MET7" table:style-name="ce1">
            <text:p>MET7</text:p>
          </table:table-cell>
          <table:table-cell office:value-type="string" office:value="Folylpolyglutamate synthetase; catalyzes extension of the glutamate chains of the folate coenzymes, required for methionine synthesis and for maintenance of mitochondrial DNA; protein abundance increases in response to DNA replication stress" table:style-name="ce1">
            <text:p>Folylpolyglutamate synthetase; catalyzes extension of the glutamate chains of the folate coenzymes, required for methionine synthesis and for maintenance of mitochondrial DNA; protein abundance increases in response to DNA replication stress</text:p>
          </table:table-cell>
        </table:table-row>
        <table:table-row>
          <table:table-cell office:value-type="string" office:value="CAGL0J03806g" table:style-name="ce1">
            <text:p>CAGL0J03806g</text:p>
          </table:table-cell>
          <table:table-cell office:value-type="string" office:value="" table:style-name="ce1">
            <text:p/>
          </table:table-cell>
          <table:table-cell office:value-type="string" office:value="Ortholog(s) have transcription corepressor activity" table:style-name="ce1">
            <text:p>Ortholog(s) have transcription corepressor activity</text:p>
          </table:table-cell>
          <table:table-cell office:value-type="float" office:value="-0.774333333333334" table:style-name="ce1">
            <text:p>-0.774333333333334</text:p>
          </table:table-cell>
          <table:table-cell office:value-type="float" office:value="0.000475067021742033" table:style-name="ce1">
            <text:p>0.000475067021742033</text:p>
          </table:table-cell>
          <table:table-cell office:value-type="float" office:value="-1.48808333333333" table:style-name="ce1">
            <text:p>-1.48808333333333</text:p>
          </table:table-cell>
          <table:table-cell office:value-type="float" office:value="6.20436134922186e-05" table:style-name="ce1">
            <text:p>6.20436134922186e-05</text:p>
          </table:table-cell>
          <table:table-cell office:value-type="float" office:value="-1.48808333333333" table:style-name="ce1">
            <text:p>-1.48808333333333</text:p>
          </table:table-cell>
          <table:table-cell office:value-type="float" office:value="6.20436134922186e-05" table:style-name="ce1">
            <text:p>6.20436134922186e-05</text:p>
          </table:table-cell>
          <table:table-cell office:value-type="float" office:value="0.225166666666667" table:style-name="ce1">
            <text:p>0.225166666666667</text:p>
          </table:table-cell>
          <table:table-cell office:value-type="float" office:value="0.406883982897602" table:style-name="ce1">
            <text:p>0.406883982897602</text:p>
          </table:table-cell>
          <table:table-cell office:value-type="float" office:value="-0.967640462110383" table:style-name="ce1">
            <text:p>-0.967640462110383</text:p>
          </table:table-cell>
          <table:table-cell office:value-type="float" office:value="-2.03887425282452" table:style-name="ce1">
            <text:p>-2.03887425282452</text:p>
          </table:table-cell>
          <table:table-cell office:value-type="float" office:value="-2.03887425282452" table:style-name="ce1">
            <text:p>-2.03887425282452</text:p>
          </table:table-cell>
          <table:table-cell office:value-type="float" office:value="0.283005138814358" table:style-name="ce1">
            <text:p>0.283005138814358</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CRIPTIONAL REGULATOR" table:style-name="ce1">
            <text:p>TRANSCRIPTIONAL REGULATOR</text:p>
          </table:table-cell>
          <table:table-cell office:value-type="string" office:value="F2" table:style-name="ce1">
            <text:p>F2</text:p>
          </table:table-cell>
          <table:table-cell office:value-type="string" office:value="CAGL0J03806g" table:style-name="ce1">
            <text:p>CAGL0J03806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J03806g" table:style-name="ce1">
            <text:p>CAGL0J03806g</text:p>
          </table:table-cell>
          <table:table-cell office:value-type="string" office:value="YOR230W" table:style-name="ce1">
            <text:p>YOR230W</text:p>
          </table:table-cell>
          <table:table-cell office:value-type="string" office:value="S000005756" table:style-name="ce1">
            <text:p>S000005756</text:p>
          </table:table-cell>
          <table:table-cell office:value-type="string" office:value="YOR230W" table:style-name="ce1">
            <text:p>YOR230W</text:p>
          </table:table-cell>
          <table:table-cell office:value-type="string" office:value="WTM1" table:style-name="ce1">
            <text:p>WTM1</text:p>
          </table:table-cell>
          <table:table-cell office:value-type="string" office:value="Transcriptional modulator; involved in regulation of meiosis, silencing, and expression of RNR genes; required for nuclear localization of the ribonucleotide reductase small subunit Rnr2p and Rnr4p; contains WD repeats" table:style-name="ce1">
            <text:p>Transcriptional modulator; involved in regulation of meiosis, silencing, and expression of RNR genes; required for nuclear localization of the ribonucleotide reductase small subunit Rnr2p and Rnr4p; contains WD repeats</text:p>
          </table:table-cell>
        </table:table-row>
        <table:table-row>
          <table:table-cell office:value-type="string" office:value="CAGL0J03894g" table:style-name="ce1">
            <text:p>CAGL0J03894g</text:p>
          </table:table-cell>
          <table:table-cell office:value-type="string" office:value="" table:style-name="ce1">
            <text:p/>
          </table:table-cell>
          <table:table-cell office:value-type="string" office:value="Ortholog(s) have dihydrofolate reductase activity, drug binding, mRNA binding activity and role in dihydrofolate metabolic process, tetrahydrofolate biosynthetic process" table:style-name="ce1">
            <text:p>Ortholog(s) have dihydrofolate reductase activity, drug binding, mRNA binding activity and role in dihydrofolate metabolic process, tetrahydrofolate biosynthetic process</text:p>
          </table:table-cell>
          <table:table-cell office:value-type="float" office:value="-1.68116666666667" table:style-name="ce1">
            <text:p>-1.68116666666667</text:p>
          </table:table-cell>
          <table:table-cell office:value-type="float" office:value="0.000196859550692032" table:style-name="ce1">
            <text:p>0.000196859550692032</text:p>
          </table:table-cell>
          <table:table-cell office:value-type="float" office:value="-1.29041666666667" table:style-name="ce1">
            <text:p>-1.29041666666667</text:p>
          </table:table-cell>
          <table:table-cell office:value-type="float" office:value="0.00025323656885255" table:style-name="ce1">
            <text:p>0.00025323656885255</text:p>
          </table:table-cell>
          <table:table-cell office:value-type="float" office:value="-1.29041666666667" table:style-name="ce1">
            <text:p>-1.29041666666667</text:p>
          </table:table-cell>
          <table:table-cell office:value-type="float" office:value="0.00025323656885255" table:style-name="ce1">
            <text:p>0.00025323656885255</text:p>
          </table:table-cell>
          <table:table-cell office:value-type="float" office:value="-0.778166666666667" table:style-name="ce1">
            <text:p>-0.778166666666667</text:p>
          </table:table-cell>
          <table:table-cell office:value-type="float" office:value="0.00499135639932855" table:style-name="ce1">
            <text:p>0.00499135639932855</text:p>
          </table:table-cell>
          <table:table-cell office:value-type="float" office:value="-2.03433110148818" table:style-name="ce1">
            <text:p>-2.03433110148818</text:p>
          </table:table-cell>
          <table:table-cell office:value-type="float" office:value="-1.77777723166804" table:style-name="ce1">
            <text:p>-1.77777723166804</text:p>
          </table:table-cell>
          <table:table-cell office:value-type="float" office:value="-1.77777723166804" table:style-name="ce1">
            <text:p>-1.77777723166804</text:p>
          </table:table-cell>
          <table:table-cell office:value-type="float" office:value="-1.47230584179494" table:style-name="ce1">
            <text:p>-1.4723058417949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FLAVO HEMO PROTEIN" table:style-name="ce1">
            <text:p>FLAVO HEMO PROTEIN</text:p>
          </table:table-cell>
          <table:table-cell office:value-type="string" office:value="F3" table:style-name="ce1">
            <text:p>F3</text:p>
          </table:table-cell>
          <table:table-cell office:value-type="string" office:value="CAGL0J03894g" table:style-name="ce1">
            <text:p>CAGL0J03894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J03894g" table:style-name="ce1">
            <text:p>CAGL0J03894g</text:p>
          </table:table-cell>
          <table:table-cell office:value-type="string" office:value="YOR236W" table:style-name="ce1">
            <text:p>YOR236W</text:p>
          </table:table-cell>
          <table:table-cell office:value-type="string" office:value="S000005762" table:style-name="ce1">
            <text:p>S000005762</text:p>
          </table:table-cell>
          <table:table-cell office:value-type="string" office:value="YOR236W" table:style-name="ce1">
            <text:p>YOR236W</text:p>
          </table:table-cell>
          <table:table-cell office:value-type="string" office:value="DFR1" table:style-name="ce1">
            <text:p>DFR1</text:p>
          </table:table-cell>
          <table:table-cell office:value-type="string" office:value="Dihydrofolate reductase involved in tetrahydrofolate biosynthesis; required for respiratory metabolism; mutation is functionally complemented by human DHFR" table:style-name="ce1">
            <text:p>Dihydrofolate reductase involved in tetrahydrofolate biosynthesis; required for respiratory metabolism; mutation is functionally complemented by human DHFR</text:p>
          </table:table-cell>
        </table:table-row>
        <table:table-row>
          <table:table-cell office:value-type="string" office:value="CAGL0J03916g" table:style-name="ce1">
            <text:p>CAGL0J03916g</text:p>
          </table:table-cell>
          <table:table-cell office:value-type="string" office:value="" table:style-name="ce1">
            <text:p/>
          </table:table-cell>
          <table:table-cell office:value-type="string" office:value="Ortholog(s) have lipid binding, oxysterol binding, sterol transfer activity and role in endocytosis, exocytosis, maintenance of cell polarity, piecemeal microautophagy of the nucleus, sterol transport" table:style-name="ce1">
            <text:p>Ortholog(s) have lipid binding, oxysterol binding, sterol transfer activity and role in endocytosis, exocytosis, maintenance of cell polarity, piecemeal microautophagy of the nucleus, sterol transport</text:p>
          </table:table-cell>
          <table:table-cell office:value-type="float" office:value="2.4845" table:style-name="ce1">
            <text:p>2.4845</text:p>
          </table:table-cell>
          <table:table-cell office:value-type="float" office:value="7.26706067351452e-05" table:style-name="ce1">
            <text:p>7.26706067351452e-05</text:p>
          </table:table-cell>
          <table:table-cell office:value-type="float" office:value="1.61541666666667" table:style-name="ce1">
            <text:p>1.61541666666667</text:p>
          </table:table-cell>
          <table:table-cell office:value-type="float" office:value="0.000380363527375098" table:style-name="ce1">
            <text:p>0.000380363527375098</text:p>
          </table:table-cell>
          <table:table-cell office:value-type="float" office:value="1.61541666666667" table:style-name="ce1">
            <text:p>1.61541666666667</text:p>
          </table:table-cell>
          <table:table-cell office:value-type="float" office:value="0.000380363527375098" table:style-name="ce1">
            <text:p>0.000380363527375098</text:p>
          </table:table-cell>
          <table:table-cell office:value-type="float" office:value="-1.7165" table:style-name="ce1">
            <text:p>-1.7165</text:p>
          </table:table-cell>
          <table:table-cell office:value-type="float" office:value="0.000232660114953988" table:style-name="ce1">
            <text:p>0.000232660114953988</text:p>
          </table:table-cell>
          <table:table-cell office:value-type="float" office:value="2.86566262036602" table:style-name="ce1">
            <text:p>2.86566262036602</text:p>
          </table:table-cell>
          <table:table-cell office:value-type="float" office:value="2.06052509873937" table:style-name="ce1">
            <text:p>2.06052509873937</text:p>
          </table:table-cell>
          <table:table-cell office:value-type="float" office:value="2.06052509873937" table:style-name="ce1">
            <text:p>2.06052509873937</text:p>
          </table:table-cell>
          <table:table-cell office:value-type="float" office:value="-3.11390066253088" table:style-name="ce1">
            <text:p>-3.1139006625308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FATTY ACID AND LIPIDS" table:style-name="ce1">
            <text:p>FATTY ACID AND LIPIDS</text:p>
          </table:table-cell>
          <table:table-cell office:value-type="string" office:value="F1" table:style-name="ce1">
            <text:p>F1</text:p>
          </table:table-cell>
          <table:table-cell office:value-type="string" office:value="CAGL0J03916g" table:style-name="ce1">
            <text:p>CAGL0J03916g</text:p>
          </table:table-cell>
          <table:table-cell office:value-type="string" office:value="SWITCH" table:style-name="ce1">
            <text:p>SWITCH</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DOWN" table:style-name="ce1">
            <text:p>DOWN</text:p>
          </table:table-cell>
          <table:table-cell office:value-type="string" office:value="CAGL0J03916g" table:style-name="ce1">
            <text:p>CAGL0J03916g</text:p>
          </table:table-cell>
          <table:table-cell office:value-type="string" office:value="YOR237W" table:style-name="ce1">
            <text:p>YOR237W</text:p>
          </table:table-cell>
          <table:table-cell office:value-type="string" office:value="S000005763" table:style-name="ce1">
            <text:p>S000005763</text:p>
          </table:table-cell>
          <table:table-cell office:value-type="string" office:value="YOR237W" table:style-name="ce1">
            <text:p>YOR237W</text:p>
          </table:table-cell>
          <table:table-cell office:value-type="string" office:value="HES1" table:style-name="ce1">
            <text:p>HES1</text:p>
          </table:table-cell>
          <table:table-cell office:value-type="string" office:value="Protein implicated in the regulation of ergosterol biosynthesis; one of a seven member gene family with a common essential function and non-essential unique functions; similar to human oxysterol binding protein (OSBP); SWAT-GFP and mCherry fusion proteins localize to the bud neck and vacuolar membrane; HES1 has a paralog, KES1, that arose from the whole genome duplication" table:style-name="ce1">
            <text:p>Protein implicated in the regulation of ergosterol biosynthesis; one of a seven member gene family with a common essential function and non-essential unique functions; similar to human oxysterol binding protein (OSBP); SWAT-GFP and mCherry fusion proteins localize to the bud neck and vacuolar membrane; HES1 has a paralog, KES1, that arose from the whole genome duplication</text:p>
          </table:table-cell>
        </table:table-row>
        <table:table-row>
          <table:table-cell office:value-type="string" office:value="CAGL0J04004g" table:style-name="ce1">
            <text:p>CAGL0J04004g</text:p>
          </table:table-cell>
          <table:table-cell office:value-type="string" office:value="" table:style-name="ce1">
            <text:p/>
          </table:table-cell>
          <table:table-cell office:value-type="string" office:value="Ortholog(s) have role in lipid homeostasis, mitochondrion organization and integral component of mitochondrial membrane, mitochondrial outer membrane localization" table:style-name="ce1">
            <text:p>Ortholog(s) have role in lipid homeostasis, mitochondrion organization and integral component of mitochondrial membrane, mitochondrial outer membrane localization</text:p>
          </table:table-cell>
          <table:table-cell office:value-type="float" office:value="0.677333333333333" table:style-name="ce1">
            <text:p>0.677333333333333</text:p>
          </table:table-cell>
          <table:table-cell office:value-type="float" office:value="0.16201822707755" table:style-name="ce1">
            <text:p>0.16201822707755</text:p>
          </table:table-cell>
          <table:table-cell office:value-type="float" office:value="-0.878166666666667" table:style-name="ce1">
            <text:p>-0.878166666666667</text:p>
          </table:table-cell>
          <table:table-cell office:value-type="float" office:value="0.00490062352177775" table:style-name="ce1">
            <text:p>0.00490062352177775</text:p>
          </table:table-cell>
          <table:table-cell office:value-type="float" office:value="-0.878166666666667" table:style-name="ce1">
            <text:p>-0.878166666666667</text:p>
          </table:table-cell>
          <table:table-cell office:value-type="float" office:value="0.00490062352177775" table:style-name="ce1">
            <text:p>0.00490062352177775</text:p>
          </table:table-cell>
          <table:table-cell office:value-type="float" office:value="-1.26966666666667" table:style-name="ce1">
            <text:p>-1.26966666666667</text:p>
          </table:table-cell>
          <table:table-cell office:value-type="float" office:value="0.000683315281925303" table:style-name="ce1">
            <text:p>0.000683315281925303</text:p>
          </table:table-cell>
          <table:table-cell office:value-type="float" office:value="0.739927166814564" table:style-name="ce1">
            <text:p>0.739927166814564</text:p>
          </table:table-cell>
          <table:table-cell office:value-type="float" office:value="-1.23323803956808" table:style-name="ce1">
            <text:p>-1.23323803956808</text:p>
          </table:table-cell>
          <table:table-cell office:value-type="float" office:value="-1.23323803956808" table:style-name="ce1">
            <text:p>-1.23323803956808</text:p>
          </table:table-cell>
          <table:table-cell office:value-type="float" office:value="-2.33217495837581" table:style-name="ce1">
            <text:p>-2.3321749583758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J04004g" table:style-name="ce1">
            <text:p>CAGL0J0400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J04004g" table:style-name="ce1">
            <text:p>CAGL0J04004g</text:p>
          </table:table-cell>
          <table:table-cell office:value-type="string" office:value="YOR228C" table:style-name="ce1">
            <text:p>YOR228C</text:p>
          </table:table-cell>
          <table:table-cell office:value-type="string" office:value="S000005754" table:style-name="ce1">
            <text:p>S000005754</text:p>
          </table:table-cell>
          <table:table-cell office:value-type="string" office:value="YOR228C" table:style-name="ce1">
            <text:p>YOR228C</text:p>
          </table:table-cell>
          <table:table-cell office:value-type="string" office:value="MCP1" table:style-name="ce1">
            <text:p>MCP1</text:p>
          </table:table-cell>
          <table:table-cell office:value-type="string" office:value="Mitochondrial protein of unknown function involved in lipid homeostasis; integral membrane protein that localizes to the mitochondrial outer membrane; involved in mitochondrial morphology; interacts genetically with MDM10, and other members of the ERMES complex; contains five predicted transmembrane domains" table:style-name="ce1">
            <text:p>Mitochondrial protein of unknown function involved in lipid homeostasis; integral membrane protein that localizes to the mitochondrial outer membrane; involved in mitochondrial morphology; interacts genetically with MDM10, and other members of the ERMES complex; contains five predicted transmembrane domains</text:p>
          </table:table-cell>
        </table:table-row>
        <table:table-row>
          <table:table-cell office:value-type="string" office:value="CAGL0J04070g" table:style-name="ce1">
            <text:p>CAGL0J04070g</text:p>
          </table:table-cell>
          <table:table-cell office:value-type="string" office:value="" table:style-name="ce1">
            <text:p/>
          </table:table-cell>
          <table:table-cell office:value-type="string" office:value="Ortholog(s) have RNA polymerase I activity, RNA polymerase II activity, RNA polymerase III activity, RNA-directed 5'-3' RNA polymerase activity" table:style-name="ce1">
            <text:p>Ortholog(s) have RNA polymerase I activity, RNA polymerase II activity, RNA polymerase III activity, RNA-directed 5'-3' RNA polymerase activity</text:p>
          </table:table-cell>
          <table:table-cell office:value-type="float" office:value="-1.068" table:style-name="ce1">
            <text:p>-1.068</text:p>
          </table:table-cell>
          <table:table-cell office:value-type="float" office:value="0.000424630656674093" table:style-name="ce1">
            <text:p>0.000424630656674093</text:p>
          </table:table-cell>
          <table:table-cell office:value-type="float" office:value="-0.824583333333333" table:style-name="ce1">
            <text:p>-0.824583333333333</text:p>
          </table:table-cell>
          <table:table-cell office:value-type="float" office:value="0.00551620968980103" table:style-name="ce1">
            <text:p>0.00551620968980103</text:p>
          </table:table-cell>
          <table:table-cell office:value-type="float" office:value="-0.824583333333333" table:style-name="ce1">
            <text:p>-0.824583333333333</text:p>
          </table:table-cell>
          <table:table-cell office:value-type="float" office:value="0.00551620968980103" table:style-name="ce1">
            <text:p>0.00551620968980103</text:p>
          </table:table-cell>
          <table:table-cell office:value-type="float" office:value="-1.44866666666667" table:style-name="ce1">
            <text:p>-1.44866666666667</text:p>
          </table:table-cell>
          <table:table-cell office:value-type="float" office:value="0.00351598188263323" table:style-name="ce1">
            <text:p>0.00351598188263323</text:p>
          </table:table-cell>
          <table:table-cell office:value-type="float" office:value="-1.3130749238975" table:style-name="ce1">
            <text:p>-1.3130749238975</text:p>
          </table:table-cell>
          <table:table-cell office:value-type="float" office:value="-1.16246005280433" table:style-name="ce1">
            <text:p>-1.16246005280433</text:p>
          </table:table-cell>
          <table:table-cell office:value-type="float" office:value="-1.16246005280433" table:style-name="ce1">
            <text:p>-1.16246005280433</text:p>
          </table:table-cell>
          <table:table-cell office:value-type="float" office:value="-2.64533176787322" table:style-name="ce1">
            <text:p>-2.6453317678732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J04070g" table:style-name="ce1">
            <text:p>CAGL0J04070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J04070g" table:style-name="ce1">
            <text:p>CAGL0J04070g</text:p>
          </table:table-cell>
          <table:table-cell office:value-type="string" office:value="YOR224C" table:style-name="ce1">
            <text:p>YOR224C</text:p>
          </table:table-cell>
          <table:table-cell office:value-type="string" office:value="S000005750" table:style-name="ce1">
            <text:p>S000005750</text:p>
          </table:table-cell>
          <table:table-cell office:value-type="string" office:value="YOR224C" table:style-name="ce1">
            <text:p>YOR224C</text:p>
          </table:table-cell>
          <table:table-cell office:value-type="string" office:value="RPB8" table:style-name="ce1">
            <text:p>RPB8</text:p>
          </table:table-cell>
          <table:table-cell office:value-type="string" office:value="RNA polymerase subunit ABC14.5; common to RNA polymerases I, II, and III" table:style-name="ce1">
            <text:p>RNA polymerase subunit ABC14.5; common to RNA polymerases I, II, and III</text:p>
          </table:table-cell>
        </table:table-row>
        <table:table-row>
          <table:table-cell office:value-type="string" office:value="CAGL0J04202g" table:style-name="ce1">
            <text:p>CAGL0J04202g</text:p>
          </table:table-cell>
          <table:table-cell office:value-type="string" office:value="HSP12" table:style-name="ce1">
            <text:p>HSP12</text:p>
          </table:table-cell>
          <table:table-cell office:value-type="string" office:value="Heat shock protein; gene is upregulated in azole-resistant strain; expression upregulated in biofilm vs planktonic cell culture" table:style-name="ce1">
            <text:p>Heat shock protein; gene is upregulated in azole-resistant strain; expression upregulated in biofilm vs planktonic cell culture</text:p>
          </table:table-cell>
          <table:table-cell office:value-type="float" office:value="4.05066666666667" table:style-name="ce1">
            <text:p>4.05066666666667</text:p>
          </table:table-cell>
          <table:table-cell office:value-type="float" office:value="0.000104640641171114" table:style-name="ce1">
            <text:p>0.000104640641171114</text:p>
          </table:table-cell>
          <table:table-cell office:value-type="float" office:value="2.796" table:style-name="ce1">
            <text:p>2.796</text:p>
          </table:table-cell>
          <table:table-cell office:value-type="float" office:value="2.08597966557806e-05" table:style-name="ce1">
            <text:p>2.08597966557806e-05</text:p>
          </table:table-cell>
          <table:table-cell office:value-type="float" office:value="2.796" table:style-name="ce1">
            <text:p>2.796</text:p>
          </table:table-cell>
          <table:table-cell office:value-type="float" office:value="2.08597966557806e-05" table:style-name="ce1">
            <text:p>2.08597966557806e-05</text:p>
          </table:table-cell>
          <table:table-cell office:value-type="float" office:value="-0.489666666666667" table:style-name="ce1">
            <text:p>-0.489666666666667</text:p>
          </table:table-cell>
          <table:table-cell office:value-type="float" office:value="0.0460538189107353" table:style-name="ce1">
            <text:p>0.0460538189107353</text:p>
          </table:table-cell>
          <table:table-cell office:value-type="float" office:value="4.70791440096393" table:style-name="ce1">
            <text:p>4.70791440096393</text:p>
          </table:table-cell>
          <table:table-cell office:value-type="float" office:value="3.61995237476122" table:style-name="ce1">
            <text:p>3.61995237476122</text:p>
          </table:table-cell>
          <table:table-cell office:value-type="float" office:value="3.61995237476122" table:style-name="ce1">
            <text:p>3.61995237476122</text:p>
          </table:table-cell>
          <table:table-cell office:value-type="float" office:value="-0.967581039895491" table:style-name="ce1">
            <text:p>-0.96758103989549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J04202g" table:style-name="ce1">
            <text:p>CAGL0J04202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J04202g" table:style-name="ce1">
            <text:p>CAGL0J04202g</text:p>
          </table:table-cell>
          <table:table-cell office:value-type="string" office:value="YFL014W" table:style-name="ce1">
            <text:p>YFL014W</text:p>
          </table:table-cell>
          <table:table-cell office:value-type="string" office:value="S000001880" table:style-name="ce1">
            <text:p>S000001880</text:p>
          </table:table-cell>
          <table:table-cell office:value-type="string" office:value="YFL014W" table:style-name="ce1">
            <text:p>YFL014W</text:p>
          </table:table-cell>
          <table:table-cell office:value-type="string" office:value="HSP12" table:style-name="ce1">
            <text:p>HSP12</text:p>
          </table:table-cell>
          <table:table-cell office:value-type="string" office:value="Plasma membrane protein involved in maintaining membrane organization; involved in maintaining organization during stress conditions; induced by heat shock, oxidative stress, osmostress, stationary phase, glucose depletion, oleate and alcohol; protein abundance increased in response to DNA replication stress and dietary restriction; regulated by the HOG and Ras-Pka pathways; required for dietary restriction-induced lifespan extension" table:style-name="ce1">
            <text:p>Plasma membrane protein involved in maintaining membrane organization; involved in maintaining organization during stress conditions; induced by heat shock, oxidative stress, osmostress, stationary phase, glucose depletion, oleate and alcohol; protein abundance increased in response to DNA replication stress and dietary restriction; regulated by the HOG and Ras-Pka pathways; required for dietary restriction-induced lifespan extension</text:p>
          </table:table-cell>
        </table:table-row>
        <table:table-row>
          <table:table-cell office:value-type="string" office:value="CAGL0J04224g" table:style-name="ce1">
            <text:p>CAGL0J04224g</text:p>
          </table:table-cell>
          <table:table-cell office:value-type="string" office:value="" table:style-name="ce1">
            <text:p/>
          </table:table-cell>
          <table:table-cell office:value-type="string" office:value="Ortholog(s) have ATPase activator activity, unfolded protein binding activity" table:style-name="ce1">
            <text:p>Ortholog(s) have ATPase activator activity, unfolded protein binding activity</text:p>
          </table:table-cell>
          <table:table-cell office:value-type="float" office:value="-0.0458333333333333" table:style-name="ce1">
            <text:p>-0.0458333333333333</text:p>
          </table:table-cell>
          <table:table-cell office:value-type="float" office:value="0.786889560539393" table:style-name="ce1">
            <text:p>0.786889560539393</text:p>
          </table:table-cell>
          <table:table-cell office:value-type="float" office:value="-0.468333333333333" table:style-name="ce1">
            <text:p>-0.468333333333333</text:p>
          </table:table-cell>
          <table:table-cell office:value-type="float" office:value="0.234065522317523" table:style-name="ce1">
            <text:p>0.234065522317523</text:p>
          </table:table-cell>
          <table:table-cell office:value-type="float" office:value="-0.468333333333333" table:style-name="ce1">
            <text:p>-0.468333333333333</text:p>
          </table:table-cell>
          <table:table-cell office:value-type="float" office:value="0.234065522317523" table:style-name="ce1">
            <text:p>0.234065522317523</text:p>
          </table:table-cell>
          <table:table-cell office:value-type="float" office:value="1.30816666666667" table:style-name="ce1">
            <text:p>1.30816666666667</text:p>
          </table:table-cell>
          <table:table-cell office:value-type="float" office:value="0.00441737030697805" table:style-name="ce1">
            <text:p>0.00441737030697805</text:p>
          </table:table-cell>
          <table:table-cell office:value-type="float" office:value="-0.11071989884621" table:style-name="ce1">
            <text:p>-0.11071989884621</text:p>
          </table:table-cell>
          <table:table-cell office:value-type="float" office:value="-0.691891011723414" table:style-name="ce1">
            <text:p>-0.691891011723414</text:p>
          </table:table-cell>
          <table:table-cell office:value-type="float" office:value="-0.691891011723414" table:style-name="ce1">
            <text:p>-0.691891011723414</text:p>
          </table:table-cell>
          <table:table-cell office:value-type="float" office:value="2.1776913102428" table:style-name="ce1">
            <text:p>2.177691310242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STRESS RESPONSE" table:style-name="ce1">
            <text:p>STRESS RESPONSE</text:p>
          </table:table-cell>
          <table:table-cell office:value-type="string" office:value="_" table:style-name="ce1">
            <text:p>_</text:p>
          </table:table-cell>
          <table:table-cell office:value-type="string" office:value="Others" table:style-name="ce1">
            <text:p>Others</text:p>
          </table:table-cell>
          <table:table-cell office:value-type="string" office:value="CAGL0J04224g" table:style-name="ce1">
            <text:p>CAGL0J0422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J04224g" table:style-name="ce1">
            <text:p>CAGL0J04224g</text:p>
          </table:table-cell>
          <table:table-cell office:value-type="string" office:value="YFL016C" table:style-name="ce1">
            <text:p>YFL016C</text:p>
          </table:table-cell>
          <table:table-cell office:value-type="string" office:value="S000001878" table:style-name="ce1">
            <text:p>S000001878</text:p>
          </table:table-cell>
          <table:table-cell office:value-type="string" office:value="YFL016C" table:style-name="ce1">
            <text:p>YFL016C</text:p>
          </table:table-cell>
          <table:table-cell office:value-type="string" office:value="MDJ1" table:style-name="ce1">
            <text:p>MDJ1</text:p>
          </table:table-cell>
          <table:table-cell office:value-type="string" office:value="Co-chaperone that stimulates HSP70 protein Ssc1p ATPase activity; involved in protein folding/refolding in the mitochodrial matrix; required for proteolysis of misfolded proteins; member of the HSP40 (DnaJ) family of chaperones" table:style-name="ce1">
            <text:p>Co-chaperone that stimulates HSP70 protein Ssc1p ATPase activity; involved in protein folding/refolding in the mitochodrial matrix; required for proteolysis of misfolded proteins; member of the HSP40 (DnaJ) family of chaperones</text:p>
          </table:table-cell>
        </table:table-row>
        <table:table-row>
          <table:table-cell office:value-type="string" office:value="CAGL0J04268g" table:style-name="ce1">
            <text:p>CAGL0J04268g</text:p>
          </table:table-cell>
          <table:table-cell office:value-type="string" office:value="" table:style-name="ce1">
            <text:p/>
          </table:table-cell>
          <table:table-cell office:value-type="string" office:value="Ortholog(s) have CoA-transferase activity, acetate CoA-transferase activity, hydrolase activity, acting on ester bonds activity, role in propionate metabolic process, methylcitrate cycle and mitochondrion localization" table:style-name="ce1">
            <text:p>Ortholog(s) have CoA-transferase activity, acetate CoA-transferase activity, hydrolase activity, acting on ester bonds activity, role in propionate metabolic process, methylcitrate cycle and mitochondrion localization</text:p>
          </table:table-cell>
          <table:table-cell office:value-type="float" office:value="1.82016666666667" table:style-name="ce1">
            <text:p>1.82016666666667</text:p>
          </table:table-cell>
          <table:table-cell office:value-type="float" office:value="0.000163351874077592" table:style-name="ce1">
            <text:p>0.000163351874077592</text:p>
          </table:table-cell>
          <table:table-cell office:value-type="float" office:value="0.0194166666666673" table:style-name="ce1">
            <text:p>0.0194166666666673</text:p>
          </table:table-cell>
          <table:table-cell office:value-type="float" office:value="0.954782610836595" table:style-name="ce1">
            <text:p>0.954782610836595</text:p>
          </table:table-cell>
          <table:table-cell office:value-type="float" office:value="0.0194166666666673" table:style-name="ce1">
            <text:p>0.0194166666666673</text:p>
          </table:table-cell>
          <table:table-cell office:value-type="float" office:value="0.954782610836595" table:style-name="ce1">
            <text:p>0.954782610836595</text:p>
          </table:table-cell>
          <table:table-cell office:value-type="float" office:value="1.214" table:style-name="ce1">
            <text:p>1.214</text:p>
          </table:table-cell>
          <table:table-cell office:value-type="float" office:value="0.00181540958505788" table:style-name="ce1">
            <text:p>0.00181540958505788</text:p>
          </table:table-cell>
          <table:table-cell office:value-type="float" office:value="2.08422007514273" table:style-name="ce1">
            <text:p>2.08422007514273</text:p>
          </table:table-cell>
          <table:table-cell office:value-type="float" office:value="-0.0476242053031502" table:style-name="ce1">
            <text:p>-0.0476242053031502</text:p>
          </table:table-cell>
          <table:table-cell office:value-type="float" office:value="-0.0476242053031502" table:style-name="ce1">
            <text:p>-0.0476242053031502</text:p>
          </table:table-cell>
          <table:table-cell office:value-type="float" office:value="2.01294866837498" table:style-name="ce1">
            <text:p>2.0129486683749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J04268g" table:style-name="ce1">
            <text:p>CAGL0J04268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J04268g" table:style-name="ce1">
            <text:p>CAGL0J04268g</text:p>
          </table:table-cell>
          <table:table-cell office:value-type="string" office:value="YBL015W" table:style-name="ce1">
            <text:p>YBL015W</text:p>
          </table:table-cell>
          <table:table-cell office:value-type="string" office:value="S000000111" table:style-name="ce1">
            <text:p>S000000111</text:p>
          </table:table-cell>
          <table:table-cell office:value-type="string" office:value="YBL015W" table:style-name="ce1">
            <text:p>YBL015W</text:p>
          </table:table-cell>
          <table:table-cell office:value-type="string" office:value="ACH1" table:style-name="ce1">
            <text:p>ACH1</text:p>
          </table:table-cell>
          <table:table-cell office:value-type="string" office:value="Protein with CoA transferase activity; particularly for CoASH transfer from succinyl-CoA to acetate; has minor acetyl-CoA-hydrolase activity; phosphorylated; required for acetate utilization and for diploid pseudohyphal growth" table:style-name="ce1">
            <text:p>Protein with CoA transferase activity; particularly for CoASH transfer from succinyl-CoA to acetate; has minor acetyl-CoA-hydrolase activity; phosphorylated; required for acetate utilization and for diploid pseudohyphal growth</text:p>
          </table:table-cell>
        </table:table-row>
        <table:table-row>
          <table:table-cell office:value-type="string" office:value="CAGL0J04290g" table:style-name="ce1">
            <text:p>CAGL0J04290g</text:p>
          </table:table-cell>
          <table:table-cell office:value-type="string" office:value="" table:style-name="ce1">
            <text:p/>
          </table:table-cell>
          <table:table-cell office:value-type="string" office:value="Ortholog(s) have MAP kinase activity" table:style-name="ce1">
            <text:p>Ortholog(s) have MAP kinase activity</text:p>
          </table:table-cell>
          <table:table-cell office:value-type="float" office:value="1.71966666666667" table:style-name="ce1">
            <text:p>1.71966666666667</text:p>
          </table:table-cell>
          <table:table-cell office:value-type="float" office:value="0.000125868905303207" table:style-name="ce1">
            <text:p>0.000125868905303207</text:p>
          </table:table-cell>
          <table:table-cell office:value-type="float" office:value="4.57808333333333" table:style-name="ce1">
            <text:p>4.57808333333333</text:p>
          </table:table-cell>
          <table:table-cell office:value-type="float" office:value="6.9864353259526e-07" table:style-name="ce1">
            <text:p>6.9864353259526e-07</text:p>
          </table:table-cell>
          <table:table-cell office:value-type="float" office:value="4.57808333333333" table:style-name="ce1">
            <text:p>4.57808333333333</text:p>
          </table:table-cell>
          <table:table-cell office:value-type="float" office:value="6.9864353259526e-07" table:style-name="ce1">
            <text:p>6.9864353259526e-07</text:p>
          </table:table-cell>
          <table:table-cell office:value-type="float" office:value="0.198833333333333" table:style-name="ce1">
            <text:p>0.198833333333333</text:p>
          </table:table-cell>
          <table:table-cell office:value-type="float" office:value="0.549730052581607" table:style-name="ce1">
            <text:p>0.549730052581607</text:p>
          </table:table-cell>
          <table:table-cell office:value-type="float" office:value="1.9660038546787" table:style-name="ce1">
            <text:p>1.9660038546787</text:p>
          </table:table-cell>
          <table:table-cell office:value-type="float" office:value="5.97389832646074" table:style-name="ce1">
            <text:p>5.97389832646074</text:p>
          </table:table-cell>
          <table:table-cell office:value-type="float" office:value="5.97389832646074" table:style-name="ce1">
            <text:p>5.97389832646074</text:p>
          </table:table-cell>
          <table:table-cell office:value-type="float" office:value="0.236935515070791" table:style-name="ce1">
            <text:p>0.236935515070791</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SIGNAL TRANSDUCTION" table:style-name="ce1">
            <text:p>SIGNAL TRANSDUCTION</text:p>
          </table:table-cell>
          <table:table-cell office:value-type="string" office:value="F2" table:style-name="ce1">
            <text:p>F2</text:p>
          </table:table-cell>
          <table:table-cell office:value-type="string" office:value="CAGL0J04290g" table:style-name="ce1">
            <text:p>CAGL0J04290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J04290g" table:style-name="ce1">
            <text:p>CAGL0J04290g</text:p>
          </table:table-cell>
          <table:table-cell office:value-type="string" office:value="YBL016W" table:style-name="ce1">
            <text:p>YBL016W</text:p>
          </table:table-cell>
          <table:table-cell office:value-type="string" office:value="S000000112" table:style-name="ce1">
            <text:p>S000000112</text:p>
          </table:table-cell>
          <table:table-cell office:value-type="string" office:value="YBL016W" table:style-name="ce1">
            <text:p>YBL016W</text:p>
          </table:table-cell>
          <table:table-cell office:value-type="string" office:value="FUS3" table:style-name="ce1">
            <text:p>FUS3</text:p>
          </table:table-cell>
          <table:table-cell office:value-type="string" office:value="Mitogen-activated serine/threonine protein kinase involved in mating; phosphoactivated by Ste7p; substrates include Ste12p, Far1p, Bni1p, Sst2p; inhibits invasive growth during mating by phosphorylating Tec1p, promoting its; inhibits recruitment of Ste5p, Cdc42p-mediated asymmetry and mating morphogenesis" table:style-name="ce1">
            <text:p>Mitogen-activated serine/threonine protein kinase involved in mating; phosphoactivated by Ste7p; substrates include Ste12p, Far1p, Bni1p, Sst2p; inhibits invasive growth during mating by phosphorylating Tec1p, promoting its; inhibits recruitment of Ste5p, Cdc42p-mediated asymmetry and mating morphogenesis</text:p>
          </table:table-cell>
        </table:table-row>
        <table:table-row>
          <table:table-cell office:value-type="string" office:value="CAGL0J04466g" table:style-name="ce1">
            <text:p>CAGL0J04466g</text:p>
          </table:table-cell>
          <table:table-cell office:value-type="string" office:value="" table:style-name="ce1">
            <text:p/>
          </table:table-cell>
          <table:table-cell office:value-type="string" office:value="Ortholog(s) have role in fungal-type cell wall organization, protein complex oligomerization and cell cortex of cell tip, membrane raft, plasma membrane localization" table:style-name="ce1">
            <text:p>Ortholog(s) have role in fungal-type cell wall organization, protein complex oligomerization and cell cortex of cell tip, membrane raft, plasma membrane localization</text:p>
          </table:table-cell>
          <table:table-cell office:value-type="float" office:value="-1.90166666666667" table:style-name="ce1">
            <text:p>-1.90166666666667</text:p>
          </table:table-cell>
          <table:table-cell office:value-type="float" office:value="6.03115857041775e-05" table:style-name="ce1">
            <text:p>6.03115857041775e-05</text:p>
          </table:table-cell>
          <table:table-cell office:value-type="float" office:value="-2.43458333333333" table:style-name="ce1">
            <text:p>-2.43458333333333</text:p>
          </table:table-cell>
          <table:table-cell office:value-type="float" office:value="1.11614257953936e-05" table:style-name="ce1">
            <text:p>1.11614257953936e-05</text:p>
          </table:table-cell>
          <table:table-cell office:value-type="float" office:value="-2.43458333333333" table:style-name="ce1">
            <text:p>-2.43458333333333</text:p>
          </table:table-cell>
          <table:table-cell office:value-type="float" office:value="1.11614257953936e-05" table:style-name="ce1">
            <text:p>1.11614257953936e-05</text:p>
          </table:table-cell>
          <table:table-cell office:value-type="float" office:value="-0.453166666666667" table:style-name="ce1">
            <text:p>-0.453166666666667</text:p>
          </table:table-cell>
          <table:table-cell office:value-type="float" office:value="0.112621027858703" table:style-name="ce1">
            <text:p>0.112621027858703</text:p>
          </table:table-cell>
          <table:table-cell office:value-type="float" office:value="-2.29370101802868" table:style-name="ce1">
            <text:p>-2.29370101802868</text:p>
          </table:table-cell>
          <table:table-cell office:value-type="float" office:value="-3.28910189460161" table:style-name="ce1">
            <text:p>-3.28910189460161</text:p>
          </table:table-cell>
          <table:table-cell office:value-type="float" office:value="-3.28910189460161" table:style-name="ce1">
            <text:p>-3.28910189460161</text:p>
          </table:table-cell>
          <table:table-cell office:value-type="float" office:value="-0.903725042428143" table:style-name="ce1">
            <text:p>-0.90372504242814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J04466g" table:style-name="ce1">
            <text:p>CAGL0J04466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J04466g" table:style-name="ce1">
            <text:p>CAGL0J04466g</text:p>
          </table:table-cell>
          <table:table-cell office:value-type="string" office:value="YLR414C" table:style-name="ce1">
            <text:p>YLR414C</text:p>
          </table:table-cell>
          <table:table-cell office:value-type="string" office:value="S000004406" table:style-name="ce1">
            <text:p>S000004406</text:p>
          </table:table-cell>
          <table:table-cell office:value-type="string" office:value="YLR414C" table:style-name="ce1">
            <text:p>YLR414C</text:p>
          </table:table-cell>
          <table:table-cell office:value-type="string" office:value="PUN1" table:style-name="ce1">
            <text:p>PUN1</text:p>
          </table:table-cell>
          <table:table-cell office:value-type="string" office:value="Plasma membrane protein with a role in cell wall integrity; co-localizes with Sur7p in punctate membrane patches; null mutant displays decreased thermotolerance; transcription induced upon cell wall damage and metal ion stress" table:style-name="ce1">
            <text:p>Plasma membrane protein with a role in cell wall integrity; co-localizes with Sur7p in punctate membrane patches; null mutant displays decreased thermotolerance; transcription induced upon cell wall damage and metal ion stress</text:p>
          </table:table-cell>
        </table:table-row>
        <table:table-row>
          <table:table-cell office:value-type="string" office:value="CAGL0J04576g" table:style-name="ce1">
            <text:p>CAGL0J04576g</text:p>
          </table:table-cell>
          <table:table-cell office:value-type="string" office:value="" table:style-name="ce1">
            <text:p/>
          </table:table-cell>
          <table:table-cell office:value-type="string" office:value="Has domain(s) with predicted role in peptidyl-diphthamide biosynthetic process from peptidyl-histidine and cytoplasm localization" table:style-name="ce1">
            <text:p>Has domain(s) with predicted role in peptidyl-diphthamide biosynthetic process from peptidyl-histidine and cytoplasm localization</text:p>
          </table:table-cell>
          <table:table-cell office:value-type="float" office:value="-1.6905" table:style-name="ce1">
            <text:p>-1.6905</text:p>
          </table:table-cell>
          <table:table-cell office:value-type="float" office:value="5.87913259645646e-05" table:style-name="ce1">
            <text:p>5.87913259645646e-05</text:p>
          </table:table-cell>
          <table:table-cell office:value-type="float" office:value="-1.61575" table:style-name="ce1">
            <text:p>-1.61575</text:p>
          </table:table-cell>
          <table:table-cell office:value-type="float" office:value="0.000198117384432549" table:style-name="ce1">
            <text:p>0.000198117384432549</text:p>
          </table:table-cell>
          <table:table-cell office:value-type="float" office:value="-1.61575" table:style-name="ce1">
            <text:p>-1.61575</text:p>
          </table:table-cell>
          <table:table-cell office:value-type="float" office:value="0.000198117384432549" table:style-name="ce1">
            <text:p>0.000198117384432549</text:p>
          </table:table-cell>
          <table:table-cell office:value-type="float" office:value="-0.8275" table:style-name="ce1">
            <text:p>-0.8275</text:p>
          </table:table-cell>
          <table:table-cell office:value-type="float" office:value="0.00950100601507132" table:style-name="ce1">
            <text:p>0.00950100601507132</text:p>
          </table:table-cell>
          <table:table-cell office:value-type="float" office:value="-2.04530972229413" table:style-name="ce1">
            <text:p>-2.04530972229413</text:p>
          </table:table-cell>
          <table:table-cell office:value-type="float" office:value="-2.2075085852072" table:style-name="ce1">
            <text:p>-2.2075085852072</text:p>
          </table:table-cell>
          <table:table-cell office:value-type="float" office:value="-2.2075085852072" table:style-name="ce1">
            <text:p>-2.2075085852072</text:p>
          </table:table-cell>
          <table:table-cell office:value-type="float" office:value="-1.55861349133985" table:style-name="ce1">
            <text:p>-1.5586134913398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J04576g" table:style-name="ce1">
            <text:p>CAGL0J04576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J04576g" table:style-name="ce1">
            <text:p>CAGL0J04576g</text:p>
          </table:table-cell>
          <table:table-cell office:value-type="string" office:value="YKL191W" table:style-name="ce1">
            <text:p>YKL191W</text:p>
          </table:table-cell>
          <table:table-cell office:value-type="string" office:value="S000001674" table:style-name="ce1">
            <text:p>S000001674</text:p>
          </table:table-cell>
          <table:table-cell office:value-type="string" office:value="YKL191W" table:style-name="ce1">
            <text:p>YKL191W</text:p>
          </table:table-cell>
          <table:table-cell office:value-type="string" office:value="DPH2" table:style-name="ce1">
            <text:p>DPH2</text:p>
          </table:table-cell>
          <table:table-cell office:value-type="string" office:value="Protein required for synthesis of diphthamide; required along with Dph1p, Kti11p, Jjj3p, and Dph5p; diphthamide is a modified histidine residue of translation elongation factor 2 (Eft1p or Eft2p); may act in a complex with Dph1p and Kti11p" table:style-name="ce1">
            <text:p>Protein required for synthesis of diphthamide; required along with Dph1p, Kti11p, Jjj3p, and Dph5p; diphthamide is a modified histidine residue of translation elongation factor 2 (Eft1p or Eft2p); may act in a complex with Dph1p and Kti11p</text:p>
          </table:table-cell>
        </table:table-row>
        <table:table-row>
          <table:table-cell office:value-type="string" office:value="CAGL0J05082g" table:style-name="ce1">
            <text:p>CAGL0J05082g</text:p>
          </table:table-cell>
          <table:table-cell office:value-type="string" office:value="" table:style-name="ce1">
            <text:p/>
          </table:table-cell>
          <table:table-cell office:value-type="string" office:value="Has domain(s) with predicted ATP binding, protein kinase activity, protein tyrosine kinase activity and role in protein phosphorylation" table:style-name="ce1">
            <text:p>Has domain(s) with predicted ATP binding, protein kinase activity, protein tyrosine kinase activity and role in protein phosphorylation</text:p>
          </table:table-cell>
          <table:table-cell office:value-type="float" office:value="3.208" table:style-name="ce1">
            <text:p>3.208</text:p>
          </table:table-cell>
          <table:table-cell office:value-type="float" office:value="3.8549703039515e-07" table:style-name="ce1">
            <text:p>3.8549703039515e-07</text:p>
          </table:table-cell>
          <table:table-cell office:value-type="float" office:value="2.78783333333333" table:style-name="ce1">
            <text:p>2.78783333333333</text:p>
          </table:table-cell>
          <table:table-cell office:value-type="float" office:value="7.99931150358741e-07" table:style-name="ce1">
            <text:p>7.99931150358741e-07</text:p>
          </table:table-cell>
          <table:table-cell office:value-type="float" office:value="2.78783333333333" table:style-name="ce1">
            <text:p>2.78783333333333</text:p>
          </table:table-cell>
          <table:table-cell office:value-type="float" office:value="7.99931150358741e-07" table:style-name="ce1">
            <text:p>7.99931150358741e-07</text:p>
          </table:table-cell>
          <table:table-cell office:value-type="float" office:value="0.172" table:style-name="ce1">
            <text:p>0.172</text:p>
          </table:table-cell>
          <table:table-cell office:value-type="float" office:value="0.427218688457956" table:style-name="ce1">
            <text:p>0.427218688457956</text:p>
          </table:table-cell>
          <table:table-cell office:value-type="float" office:value="3.71670177962701" table:style-name="ce1">
            <text:p>3.71670177962701</text:p>
          </table:table-cell>
          <table:table-cell office:value-type="float" office:value="3.60916506107094" table:style-name="ce1">
            <text:p>3.60916506107094</text:p>
          </table:table-cell>
          <table:table-cell office:value-type="float" office:value="3.60916506107094" table:style-name="ce1">
            <text:p>3.60916506107094</text:p>
          </table:table-cell>
          <table:table-cell office:value-type="float" office:value="0.189991151635891" table:style-name="ce1">
            <text:p>0.18999115163589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POST TRANSLATIONAL MODIFICATION" table:style-name="ce1">
            <text:p>POST TRANSLATIONAL MODIFICATION</text:p>
          </table:table-cell>
          <table:table-cell office:value-type="string" office:value="F1" table:style-name="ce1">
            <text:p>F1</text:p>
          </table:table-cell>
          <table:table-cell office:value-type="string" office:value="CAGL0J05082g" table:style-name="ce1">
            <text:p>CAGL0J05082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J05082g" table:style-name="ce1">
            <text:p>CAGL0J05082g</text:p>
          </table:table-cell>
          <table:table-cell office:value-type="string" office:value="YJL057C" table:style-name="ce1">
            <text:p>YJL057C</text:p>
          </table:table-cell>
          <table:table-cell office:value-type="string" office:value="S000003593" table:style-name="ce1">
            <text:p>S000003593</text:p>
          </table:table-cell>
          <table:table-cell office:value-type="string" office:value="YJL057C" table:style-name="ce1">
            <text:p>YJL057C</text:p>
          </table:table-cell>
          <table:table-cell office:value-type="string" office:value="IKS1" table:style-name="ce1">
            <text:p>IKS1</text:p>
          </table:table-cell>
          <table:table-cell office:value-type="string" office:value="Protein kinase of unknown cellular role; putative serine/threonine kinase; expression is induced during mild heat stress; deletion mutants are hypersensitive to copper sulphate and resistant to sorbate; interacts with an N-terminal fragment of Sst2p" table:style-name="ce1">
            <text:p>Protein kinase of unknown cellular role; putative serine/threonine kinase; expression is induced during mild heat stress; deletion mutants are hypersensitive to copper sulphate and resistant to sorbate; interacts with an N-terminal fragment of Sst2p</text:p>
          </table:table-cell>
        </table:table-row>
        <table:table-row>
          <table:table-cell office:value-type="string" office:value="CAGL0J05258g" table:style-name="ce1">
            <text:p>CAGL0J05258g</text:p>
          </table:table-cell>
          <table:table-cell office:value-type="string" office:value="" table:style-name="ce1">
            <text:p/>
          </table:table-cell>
          <table:table-cell office:value-type="string" office:value="Ortholog(s) have structural constituent of ribosome activity and mitochondrial large ribosomal subunit localization" table:style-name="ce1">
            <text:p>Ortholog(s) have structural constituent of ribosome activity and mitochondrial large ribosomal subunit localization</text:p>
          </table:table-cell>
          <table:table-cell office:value-type="float" office:value="0.170833333333333" table:style-name="ce1">
            <text:p>0.170833333333333</text:p>
          </table:table-cell>
          <table:table-cell office:value-type="float" office:value="0.285488129477637" table:style-name="ce1">
            <text:p>0.285488129477637</text:p>
          </table:table-cell>
          <table:table-cell office:value-type="float" office:value="0.47175" table:style-name="ce1">
            <text:p>0.47175</text:p>
          </table:table-cell>
          <table:table-cell office:value-type="float" office:value="0.0217967441957115" table:style-name="ce1">
            <text:p>0.0217967441957115</text:p>
          </table:table-cell>
          <table:table-cell office:value-type="float" office:value="0.47175" table:style-name="ce1">
            <text:p>0.47175</text:p>
          </table:table-cell>
          <table:table-cell office:value-type="float" office:value="0.0217967441957115" table:style-name="ce1">
            <text:p>0.0217967441957115</text:p>
          </table:table-cell>
          <table:table-cell office:value-type="float" office:value="1.936" table:style-name="ce1">
            <text:p>1.936</text:p>
          </table:table-cell>
          <table:table-cell office:value-type="float" office:value="0.000141278272189583" table:style-name="ce1">
            <text:p>0.000141278272189583</text:p>
          </table:table-cell>
          <table:table-cell office:value-type="float" office:value="0.144140941291841" table:style-name="ce1">
            <text:p>0.144140941291841</text:p>
          </table:table-cell>
          <table:table-cell office:value-type="float" office:value="0.549860883582751" table:style-name="ce1">
            <text:p>0.549860883582751</text:p>
          </table:table-cell>
          <table:table-cell office:value-type="float" office:value="0.549860883582751" table:style-name="ce1">
            <text:p>0.549860883582751</text:p>
          </table:table-cell>
          <table:table-cell office:value-type="float" office:value="3.27607278266061" table:style-name="ce1">
            <text:p>3.2760727826606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MITOCHONDRIAL BIOGENESIS" table:style-name="ce1">
            <text:p>MITOCHONDRIAL BIOGENESIS</text:p>
          </table:table-cell>
          <table:table-cell office:value-type="string" office:value="F1" table:style-name="ce1">
            <text:p>F1</text:p>
          </table:table-cell>
          <table:table-cell office:value-type="string" office:value="CAGL0J05258g" table:style-name="ce1">
            <text:p>CAGL0J05258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J05258g" table:style-name="ce1">
            <text:p>CAGL0J05258g</text:p>
          </table:table-cell>
          <table:table-cell office:value-type="string" office:value="YJL063C" table:style-name="ce1">
            <text:p>YJL063C</text:p>
          </table:table-cell>
          <table:table-cell office:value-type="string" office:value="S000003599" table:style-name="ce1">
            <text:p>S000003599</text:p>
          </table:table-cell>
          <table:table-cell office:value-type="string" office:value="YJL063C" table:style-name="ce1">
            <text:p>YJL063C</text:p>
          </table:table-cell>
          <table:table-cell office:value-type="string" office:value="MRPL8" table:style-name="ce1">
            <text:p>MRPL8</text:p>
          </table:table-cell>
          <table:table-cell office:value-type="string" office:value="Mitochondrial ribosomal protein of the large subunit" table:style-name="ce1">
            <text:p>Mitochondrial ribosomal protein of the large subunit</text:p>
          </table:table-cell>
        </table:table-row>
        <table:table-row>
          <table:table-cell office:value-type="string" office:value="CAGL0J05478g" table:style-name="ce1">
            <text:p>CAGL0J05478g</text:p>
          </table:table-cell>
          <table:table-cell office:value-type="string" office:value="" table:style-name="ce1">
            <text:p/>
          </table:table-cell>
          <table:table-cell office:value-type="string" office:value="Ortholog(s) have structural constituent of ribosome activity and mitochondrial small ribosomal subunit localization" table:style-name="ce1">
            <text:p>Ortholog(s) have structural constituent of ribosome activity and mitochondrial small ribosomal subunit localization</text:p>
          </table:table-cell>
          <table:table-cell office:value-type="float" office:value="-0.630166666666667" table:style-name="ce1">
            <text:p>-0.630166666666667</text:p>
          </table:table-cell>
          <table:table-cell office:value-type="float" office:value="0.00114215353585451" table:style-name="ce1">
            <text:p>0.00114215353585451</text:p>
          </table:table-cell>
          <table:table-cell office:value-type="float" office:value="-0.0636666666666664" table:style-name="ce1">
            <text:p>-0.0636666666666664</text:p>
          </table:table-cell>
          <table:table-cell office:value-type="float" office:value="0.813059848870631" table:style-name="ce1">
            <text:p>0.813059848870631</text:p>
          </table:table-cell>
          <table:table-cell office:value-type="float" office:value="-0.0636666666666664" table:style-name="ce1">
            <text:p>-0.0636666666666664</text:p>
          </table:table-cell>
          <table:table-cell office:value-type="float" office:value="0.813059848870631" table:style-name="ce1">
            <text:p>0.813059848870631</text:p>
          </table:table-cell>
          <table:table-cell office:value-type="float" office:value="1.538" table:style-name="ce1">
            <text:p>1.538</text:p>
          </table:table-cell>
          <table:table-cell office:value-type="float" office:value="9.35769475901187e-05" table:style-name="ce1">
            <text:p>9.35769475901187e-05</text:p>
          </table:table-cell>
          <table:table-cell office:value-type="float" office:value="-0.798059980018526" table:style-name="ce1">
            <text:p>-0.798059980018526</text:p>
          </table:table-cell>
          <table:table-cell office:value-type="float" office:value="-0.157368610907286" table:style-name="ce1">
            <text:p>-0.157368610907286</text:p>
          </table:table-cell>
          <table:table-cell office:value-type="float" office:value="-0.157368610907286" table:style-name="ce1">
            <text:p>-0.157368610907286</text:p>
          </table:table-cell>
          <table:table-cell office:value-type="float" office:value="2.57977998835912" table:style-name="ce1">
            <text:p>2.5797799883591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MITOCHONDRIAL BIOGENESIS" table:style-name="ce1">
            <text:p>MITOCHONDRIAL BIOGENESIS</text:p>
          </table:table-cell>
          <table:table-cell office:value-type="string" office:value="F1" table:style-name="ce1">
            <text:p>F1</text:p>
          </table:table-cell>
          <table:table-cell office:value-type="string" office:value="CAGL0J05478g" table:style-name="ce1">
            <text:p>CAGL0J05478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J05478g" table:style-name="ce1">
            <text:p>CAGL0J05478g</text:p>
          </table:table-cell>
          <table:table-cell office:value-type="string" office:value="YNL081C" table:style-name="ce1">
            <text:p>YNL081C</text:p>
          </table:table-cell>
          <table:table-cell office:value-type="string" office:value="S000005025" table:style-name="ce1">
            <text:p>S000005025</text:p>
          </table:table-cell>
          <table:table-cell office:value-type="string" office:value="YNL081C" table:style-name="ce1">
            <text:p>YNL081C</text:p>
          </table:table-cell>
          <table:table-cell office:value-type="string" office:value="SWS2" table:style-name="ce1">
            <text:p>SWS2</text:p>
          </table:table-cell>
          <table:table-cell office:value-type="string" office:value="Putative mitochondrial ribosomal protein of the small subunit; has similarity to E. coli S13 ribosomal protein; participates in controlling sporulation efficiency; localizes to vacuole in response to H2O2" table:style-name="ce1">
            <text:p>Putative mitochondrial ribosomal protein of the small subunit; has similarity to E. coli S13 ribosomal protein; participates in controlling sporulation efficiency; localizes to vacuole in response to H2O2</text:p>
          </table:table-cell>
        </table:table-row>
        <table:table-row>
          <table:table-cell office:value-type="string" office:value="CAGL0J05852g" table:style-name="ce1">
            <text:p>CAGL0J05852g</text:p>
          </table:table-cell>
          <table:table-cell office:value-type="string" office:value="" table:style-name="ce1">
            <text:p/>
          </table:table-cell>
          <table:table-cell office:value-type="string" office:value="Ortholog(s) have role in secondary metabolite biosynthetic process" table:style-name="ce1">
            <text:p>Ortholog(s) have role in secondary metabolite biosynthetic process</text:p>
          </table:table-cell>
          <table:table-cell office:value-type="float" office:value="0.3075" table:style-name="ce1">
            <text:p>0.3075</text:p>
          </table:table-cell>
          <table:table-cell office:value-type="float" office:value="0.0966019137517662" table:style-name="ce1">
            <text:p>0.0966019137517662</text:p>
          </table:table-cell>
          <table:table-cell office:value-type="float" office:value="0.103" table:style-name="ce1">
            <text:p>0.103</text:p>
          </table:table-cell>
          <table:table-cell office:value-type="float" office:value="0.641383231317499" table:style-name="ce1">
            <text:p>0.641383231317499</text:p>
          </table:table-cell>
          <table:table-cell office:value-type="float" office:value="0.103" table:style-name="ce1">
            <text:p>0.103</text:p>
          </table:table-cell>
          <table:table-cell office:value-type="float" office:value="0.641383231317499" table:style-name="ce1">
            <text:p>0.641383231317499</text:p>
          </table:table-cell>
          <table:table-cell office:value-type="float" office:value="1.2725" table:style-name="ce1">
            <text:p>1.2725</text:p>
          </table:table-cell>
          <table:table-cell office:value-type="float" office:value="0.000236786460755784" table:style-name="ce1">
            <text:p>0.000236786460755784</text:p>
          </table:table-cell>
          <table:table-cell office:value-type="float" office:value="0.30489931737892" table:style-name="ce1">
            <text:p>0.30489931737892</text:p>
          </table:table-cell>
          <table:table-cell office:value-type="float" office:value="0.0627806480779395" table:style-name="ce1">
            <text:p>0.0627806480779395</text:p>
          </table:table-cell>
          <table:table-cell office:value-type="float" office:value="0.0627806480779395" table:style-name="ce1">
            <text:p>0.0627806480779395</text:p>
          </table:table-cell>
          <table:table-cell office:value-type="float" office:value="2.11529321226101" table:style-name="ce1">
            <text:p>2.1152932122610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FLAVO HEMO PROTEIN" table:style-name="ce1">
            <text:p>FLAVO HEMO PROTEIN</text:p>
          </table:table-cell>
          <table:table-cell office:value-type="string" office:value="F3" table:style-name="ce1">
            <text:p>F3</text:p>
          </table:table-cell>
          <table:table-cell office:value-type="string" office:value="CAGL0J05852g" table:style-name="ce1">
            <text:p>CAGL0J05852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J05852g" table:style-name="ce1">
            <text:p>CAGL0J05852g</text:p>
          </table:table-cell>
          <table:table-cell office:value-type="string" office:value="YBR159W" table:style-name="ce1">
            <text:p>YBR159W</text:p>
          </table:table-cell>
          <table:table-cell office:value-type="string" office:value="S000000363" table:style-name="ce1">
            <text:p>S000000363</text:p>
          </table:table-cell>
          <table:table-cell office:value-type="string" office:value="YBR159W" table:style-name="ce1">
            <text:p>YBR159W</text:p>
          </table:table-cell>
          <table:table-cell office:value-type="string" office:value="IFA38" table:style-name="ce1">
            <text:p>IFA38</text:p>
          </table:table-cell>
          <table:table-cell office:value-type="string" office:value="Microsomal beta-keto-reductase; contains oleate response element (ORE) sequence in the promoter region; mutants exhibit reduced VLCFA synthesis, accumulate high levels of dihydrosphingosine, phytosphingosine and medium-chain ceramides" table:style-name="ce1">
            <text:p>Microsomal beta-keto-reductase; contains oleate response element (ORE) sequence in the promoter region; mutants exhibit reduced VLCFA synthesis, accumulate high levels of dihydrosphingosine, phytosphingosine and medium-chain ceramides</text:p>
          </table:table-cell>
        </table:table-row>
        <table:table-row>
          <table:table-cell office:value-type="string" office:value="CAGL0J05984g" table:style-name="ce1">
            <text:p>CAGL0J05984g</text:p>
          </table:table-cell>
          <table:table-cell office:value-type="string" office:value="" table:style-name="ce1">
            <text:p/>
          </table:table-cell>
          <table:table-cell office:value-type="string" office:value="Ortholog(s) have adenine deaminase activity and role in adenine catabolic process, cell-abiotic substrate adhesion, hypoxanthine salvage, purine-containing compound salvage, regulation of G2/M transition of mitotic cell cycle" table:style-name="ce1">
            <text:p>Ortholog(s) have adenine deaminase activity and role in adenine catabolic process, cell-abiotic substrate adhesion, hypoxanthine salvage, purine-containing compound salvage, regulation of G2/M transition of mitotic cell cycle</text:p>
          </table:table-cell>
          <table:table-cell office:value-type="float" office:value="-1.905" table:style-name="ce1">
            <text:p>-1.905</text:p>
          </table:table-cell>
          <table:table-cell office:value-type="float" office:value="1.72501851735495e-05" table:style-name="ce1">
            <text:p>1.72501851735495e-05</text:p>
          </table:table-cell>
          <table:table-cell office:value-type="float" office:value="-2.30775" table:style-name="ce1">
            <text:p>-2.30775</text:p>
          </table:table-cell>
          <table:table-cell office:value-type="float" office:value="2.82312898804187e-05" table:style-name="ce1">
            <text:p>2.82312898804187e-05</text:p>
          </table:table-cell>
          <table:table-cell office:value-type="float" office:value="-2.30775" table:style-name="ce1">
            <text:p>-2.30775</text:p>
          </table:table-cell>
          <table:table-cell office:value-type="float" office:value="2.82312898804187e-05" table:style-name="ce1">
            <text:p>2.82312898804187e-05</text:p>
          </table:table-cell>
          <table:table-cell office:value-type="float" office:value="-0.290166666666667" table:style-name="ce1">
            <text:p>-0.290166666666667</text:p>
          </table:table-cell>
          <table:table-cell office:value-type="float" office:value="0.341580215656296" table:style-name="ce1">
            <text:p>0.341580215656296</text:p>
          </table:table-cell>
          <table:table-cell office:value-type="float" office:value="-2.2976219540308" table:style-name="ce1">
            <text:p>-2.2976219540308</text:p>
          </table:table-cell>
          <table:table-cell office:value-type="float" office:value="-3.12156830851386" table:style-name="ce1">
            <text:p>-3.12156830851386</text:p>
          </table:table-cell>
          <table:table-cell office:value-type="float" office:value="-3.12156830851386" table:style-name="ce1">
            <text:p>-3.12156830851386</text:p>
          </table:table-cell>
          <table:table-cell office:value-type="float" office:value="-0.618559903053409" table:style-name="ce1">
            <text:p>-0.618559903053409</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J05984g" table:style-name="ce1">
            <text:p>CAGL0J05984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J05984g" table:style-name="ce1">
            <text:p>CAGL0J05984g</text:p>
          </table:table-cell>
          <table:table-cell office:value-type="string" office:value="YNL141W" table:style-name="ce1">
            <text:p>YNL141W</text:p>
          </table:table-cell>
          <table:table-cell office:value-type="string" office:value="S000005085" table:style-name="ce1">
            <text:p>S000005085</text:p>
          </table:table-cell>
          <table:table-cell office:value-type="string" office:value="YNL141W" table:style-name="ce1">
            <text:p>YNL141W</text:p>
          </table:table-cell>
          <table:table-cell office:value-type="string" office:value="AAH1" table:style-name="ce1">
            <text:p>AAH1</text:p>
          </table:table-cell>
          <table:table-cell office:value-type="string" office:value="Adenine deaminase (adenine aminohydrolase); converts adenine to hypoxanthine; involved in purine salvage; transcriptionally regulated by nutrient levels and growth phase; Aah1p degraded upon entry into quiescence via SCF and the proteasome" table:style-name="ce1">
            <text:p>Adenine deaminase (adenine aminohydrolase); converts adenine to hypoxanthine; involved in purine salvage; transcriptionally regulated by nutrient levels and growth phase; Aah1p degraded upon entry into quiescence via SCF and the proteasome</text:p>
          </table:table-cell>
        </table:table-row>
        <table:table-row>
          <table:table-cell office:value-type="string" office:value="CAGL0J06374g" table:style-name="ce1">
            <text:p>CAGL0J06374g</text:p>
          </table:table-cell>
          <table:table-cell office:value-type="string" office:value="" table:style-name="ce1">
            <text:p/>
          </table:table-cell>
          <table:table-cell office:value-type="string" office:value="Has domain(s) with predicted structural constituent of ribosome activity, role in translational elongation and ribosome localization" table:style-name="ce1">
            <text:p>Has domain(s) with predicted structural constituent of ribosome activity, role in translational elongation and ribosome localization</text:p>
          </table:table-cell>
          <table:table-cell office:value-type="float" office:value="-1.70033333333333" table:style-name="ce1">
            <text:p>-1.70033333333333</text:p>
          </table:table-cell>
          <table:table-cell office:value-type="float" office:value="0.000294742234349377" table:style-name="ce1">
            <text:p>0.000294742234349377</text:p>
          </table:table-cell>
          <table:table-cell office:value-type="float" office:value="-1.57716666666667" table:style-name="ce1">
            <text:p>-1.57716666666667</text:p>
          </table:table-cell>
          <table:table-cell office:value-type="float" office:value="0.0001350391869678" table:style-name="ce1">
            <text:p>0.0001350391869678</text:p>
          </table:table-cell>
          <table:table-cell office:value-type="float" office:value="-1.57716666666667" table:style-name="ce1">
            <text:p>-1.57716666666667</text:p>
          </table:table-cell>
          <table:table-cell office:value-type="float" office:value="0.0001350391869678" table:style-name="ce1">
            <text:p>0.0001350391869678</text:p>
          </table:table-cell>
          <table:table-cell office:value-type="float" office:value="-1.58783333333333" table:style-name="ce1">
            <text:p>-1.58783333333333</text:p>
          </table:table-cell>
          <table:table-cell office:value-type="float" office:value="0.000201373395707463" table:style-name="ce1">
            <text:p>0.000201373395707463</text:p>
          </table:table-cell>
          <table:table-cell office:value-type="float" office:value="-2.0568764835004" table:style-name="ce1">
            <text:p>-2.0568764835004</text:p>
          </table:table-cell>
          <table:table-cell office:value-type="float" office:value="-2.15654403175212" table:style-name="ce1">
            <text:p>-2.15654403175212</text:p>
          </table:table-cell>
          <table:table-cell office:value-type="float" office:value="-2.15654403175212" table:style-name="ce1">
            <text:p>-2.15654403175212</text:p>
          </table:table-cell>
          <table:table-cell office:value-type="float" office:value="-2.88880098196105" table:style-name="ce1">
            <text:p>-2.8888009819610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J06374g" table:style-name="ce1">
            <text:p>CAGL0J06374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J06374g" table:style-name="ce1">
            <text:p>CAGL0J06374g</text:p>
          </table:table-cell>
          <table:table-cell office:value-type="string" office:value="YDL130W" table:style-name="ce1">
            <text:p>YDL130W</text:p>
          </table:table-cell>
          <table:table-cell office:value-type="string" office:value="S000002288" table:style-name="ce1">
            <text:p>S000002288</text:p>
          </table:table-cell>
          <table:table-cell office:value-type="string" office:value="YDL130W" table:style-name="ce1">
            <text:p>YDL130W</text:p>
          </table:table-cell>
          <table:table-cell office:value-type="string" office:value="RPP1B" table:style-name="ce1">
            <text:p>RPP1B</text:p>
          </table:table-cell>
          <table:table-cell office:value-type="string" office:value="Ribosomal protein P1 beta; component of the ribosomal stalk, which is involved in interaction of translational elongation factors with ribosome; free (non-ribosomal) P1 stimulates the phosphorylation of the eIF2 alpha subunit (Sui2p) by Gcn2p; accumulation is regulated by phosphorylation and interaction with the P2 stalk component" table:style-name="ce1">
            <text:p>Ribosomal protein P1 beta; component of the ribosomal stalk, which is involved in interaction of translational elongation factors with ribosome; free (non-ribosomal) P1 stimulates the phosphorylation of the eIF2 alpha subunit (Sui2p) by Gcn2p; accumulation is regulated by phosphorylation and interaction with the P2 stalk component</text:p>
          </table:table-cell>
        </table:table-row>
        <table:table-row>
          <table:table-cell office:value-type="string" office:value="CAGL0J06380g" table:style-name="ce1">
            <text:p>CAGL0J06380g</text:p>
          </table:table-cell>
          <table:table-cell office:value-type="string" office:value="" table:style-name="ce1">
            <text:p/>
          </table:table-cell>
          <table:table-cell office:value-type="string" office:value="Ortholog(s) have ATPase inhibitor activity, enzyme inhibitor activity, role in negative regulation of ATPase activity and mitochondrion localization" table:style-name="ce1">
            <text:p>Ortholog(s) have ATPase inhibitor activity, enzyme inhibitor activity, role in negative regulation of ATPase activity and mitochondrion localization</text:p>
          </table:table-cell>
          <table:table-cell office:value-type="float" office:value="-0.963833333333333" table:style-name="ce1">
            <text:p>-0.963833333333333</text:p>
          </table:table-cell>
          <table:table-cell office:value-type="float" office:value="0.00309657470216115" table:style-name="ce1">
            <text:p>0.00309657470216115</text:p>
          </table:table-cell>
          <table:table-cell office:value-type="float" office:value="-0.487833333333333" table:style-name="ce1">
            <text:p>-0.487833333333333</text:p>
          </table:table-cell>
          <table:table-cell office:value-type="float" office:value="0.0394401928041059" table:style-name="ce1">
            <text:p>0.0394401928041059</text:p>
          </table:table-cell>
          <table:table-cell office:value-type="float" office:value="-0.487833333333333" table:style-name="ce1">
            <text:p>-0.487833333333333</text:p>
          </table:table-cell>
          <table:table-cell office:value-type="float" office:value="0.0394401928041059" table:style-name="ce1">
            <text:p>0.0394401928041059</text:p>
          </table:table-cell>
          <table:table-cell office:value-type="float" office:value="1.377" table:style-name="ce1">
            <text:p>1.377</text:p>
          </table:table-cell>
          <table:table-cell office:value-type="float" office:value="0.00367740002922935" table:style-name="ce1">
            <text:p>0.00367740002922935</text:p>
          </table:table-cell>
          <table:table-cell office:value-type="float" office:value="-1.19054567383113" table:style-name="ce1">
            <text:p>-1.19054567383113</text:p>
          </table:table-cell>
          <table:table-cell office:value-type="float" office:value="-0.717648475024685" table:style-name="ce1">
            <text:p>-0.717648475024685</text:p>
          </table:table-cell>
          <table:table-cell office:value-type="float" office:value="-0.717648475024685" table:style-name="ce1">
            <text:p>-0.717648475024685</text:p>
          </table:table-cell>
          <table:table-cell office:value-type="float" office:value="2.29811380774972" table:style-name="ce1">
            <text:p>2.2981138077497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J06380g" table:style-name="ce1">
            <text:p>CAGL0J06380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J06380g" table:style-name="ce1">
            <text:p>CAGL0J06380g</text:p>
          </table:table-cell>
          <table:table-cell office:value-type="string" office:value="YDL181W" table:style-name="ce1">
            <text:p>YDL181W</text:p>
          </table:table-cell>
          <table:table-cell office:value-type="string" office:value="S000002340" table:style-name="ce1">
            <text:p>S000002340</text:p>
          </table:table-cell>
          <table:table-cell office:value-type="string" office:value="YDL181W" table:style-name="ce1">
            <text:p>YDL181W</text:p>
          </table:table-cell>
          <table:table-cell office:value-type="string" office:value="INH1" table:style-name="ce1">
            <text:p>INH1</text:p>
          </table:table-cell>
          <table:table-cell office:value-type="string" office:value="Protein that inhibits ATP hydrolysis by the F1F0-ATP synthase; inhibitory function is enhanced by stabilizing proteins Stf1p and Stf2p; has a calmodulin-binding motif and binds calmodulin in vitro; INH1 has a paralog, STF1, that arose from the whole genome duplication" table:style-name="ce1">
            <text:p>Protein that inhibits ATP hydrolysis by the F1F0-ATP synthase; inhibitory function is enhanced by stabilizing proteins Stf1p and Stf2p; has a calmodulin-binding motif and binds calmodulin in vitro; INH1 has a paralog, STF1, that arose from the whole genome duplication</text:p>
          </table:table-cell>
        </table:table-row>
        <table:table-row>
          <table:table-cell office:value-type="string" office:value="CAGL0J06666g" table:style-name="ce1">
            <text:p>CAGL0J06666g</text:p>
          </table:table-cell>
          <table:table-cell office:value-type="string" office:value="" table:style-name="ce1">
            <text:p/>
          </table:table-cell>
          <table:table-cell office:value-type="string" office:value="Ortholog of S. cerevisiae : YML108W, C. albicans SC5314 : CR_06330C_A, C. dubliniensis CD36 : Cd36_31830, C. parapsilosis CDC317 : CPAR2_204870 and C. auris B8441 : B9J08_000809" table:style-name="ce1">
            <text:p>Ortholog of S. cerevisiae : YML108W, C. albicans SC5314 : CR_06330C_A, C. dubliniensis CD36 : Cd36_31830, C. parapsilosis CDC317 : CPAR2_204870 and C. auris B8441 : B9J08_000809</text:p>
          </table:table-cell>
          <table:table-cell office:value-type="float" office:value="-0.836" table:style-name="ce1">
            <text:p>-0.836</text:p>
          </table:table-cell>
          <table:table-cell office:value-type="float" office:value="0.00205687241628092" table:style-name="ce1">
            <text:p>0.00205687241628092</text:p>
          </table:table-cell>
          <table:table-cell office:value-type="float" office:value="-0.535916666666666" table:style-name="ce1">
            <text:p>-0.535916666666666</text:p>
          </table:table-cell>
          <table:table-cell office:value-type="float" office:value="0.0862120797214344" table:style-name="ce1">
            <text:p>0.0862120797214344</text:p>
          </table:table-cell>
          <table:table-cell office:value-type="float" office:value="-0.535916666666666" table:style-name="ce1">
            <text:p>-0.535916666666666</text:p>
          </table:table-cell>
          <table:table-cell office:value-type="float" office:value="0.0862120797214344" table:style-name="ce1">
            <text:p>0.0862120797214344</text:p>
          </table:table-cell>
          <table:table-cell office:value-type="float" office:value="1.829" table:style-name="ce1">
            <text:p>1.829</text:p>
          </table:table-cell>
          <table:table-cell office:value-type="float" office:value="0.00141887254174328" table:style-name="ce1">
            <text:p>0.00141887254174328</text:p>
          </table:table-cell>
          <table:table-cell office:value-type="float" office:value="-1.04017777814968" table:style-name="ce1">
            <text:p>-1.04017777814968</text:p>
          </table:table-cell>
          <table:table-cell office:value-type="float" office:value="-0.781161536241923" table:style-name="ce1">
            <text:p>-0.781161536241923</text:p>
          </table:table-cell>
          <table:table-cell office:value-type="float" office:value="-0.781161536241923" table:style-name="ce1">
            <text:p>-0.781161536241923</text:p>
          </table:table-cell>
          <table:table-cell office:value-type="float" office:value="3.08887848871524" table:style-name="ce1">
            <text:p>3.0888784887152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J06666g" table:style-name="ce1">
            <text:p>CAGL0J06666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J06666g" table:style-name="ce1">
            <text:p>CAGL0J06666g</text:p>
          </table:table-cell>
          <table:table-cell office:value-type="string" office:value="YML108W" table:style-name="ce1">
            <text:p>YML108W</text:p>
          </table:table-cell>
          <table:table-cell office:value-type="string" office:value="S000004576" table:style-name="ce1">
            <text:p>S000004576</text:p>
          </table:table-cell>
          <table:table-cell office:value-type="string" office:value="YML108W" table:style-name="ce1">
            <text:p>YML108W</text:p>
          </table:table-cell>
          <table:table-cell office:value-type="string" office:value="" table:style-name="ce1">
            <text:p/>
          </table:table-cell>
          <table:table-cell office:value-type="string" office:value="Protein of unknown function; structure defines a new subfamily of the split beta-alpha-beta sandwiches; green fluorescent protein (GFP)-fusion protein localizes to the cytoplasm and nucleus; YML108W is not an essential gene; relative distribution to the nucleus increases upon DNA replication stress" table:style-name="ce1">
            <text:p>Protein of unknown function; structure defines a new subfamily of the split beta-alpha-beta sandwiches; green fluorescent protein (GFP)-fusion protein localizes to the cytoplasm and nucleus; YML108W is not an essential gene; relative distribution to the nucleus increases upon DNA replication stress</text:p>
          </table:table-cell>
        </table:table-row>
        <table:table-row>
          <table:table-cell office:value-type="string" office:value="CAGL0J07062g" table:style-name="ce1">
            <text:p>CAGL0J07062g</text:p>
          </table:table-cell>
          <table:table-cell office:value-type="string" office:value="" table:style-name="ce1">
            <text:p/>
          </table:table-cell>
          <table:table-cell office:value-type="string" office:value="Ortholog(s) have arginase activity, manganese ion binding, ornithine carbamoyltransferase inhibitor activity, zinc ion binding activity" table:style-name="ce1">
            <text:p>Ortholog(s) have arginase activity, manganese ion binding, ornithine carbamoyltransferase inhibitor activity, zinc ion binding activity</text:p>
          </table:table-cell>
          <table:table-cell office:value-type="float" office:value="-1.31133333333333" table:style-name="ce1">
            <text:p>-1.31133333333333</text:p>
          </table:table-cell>
          <table:table-cell office:value-type="float" office:value="0.00145326010553301" table:style-name="ce1">
            <text:p>0.00145326010553301</text:p>
          </table:table-cell>
          <table:table-cell office:value-type="float" office:value="-1.72241666666667" table:style-name="ce1">
            <text:p>-1.72241666666667</text:p>
          </table:table-cell>
          <table:table-cell office:value-type="float" office:value="1.25426702131644e-05" table:style-name="ce1">
            <text:p>1.25426702131644e-05</text:p>
          </table:table-cell>
          <table:table-cell office:value-type="float" office:value="-1.72241666666667" table:style-name="ce1">
            <text:p>-1.72241666666667</text:p>
          </table:table-cell>
          <table:table-cell office:value-type="float" office:value="1.25426702131644e-05" table:style-name="ce1">
            <text:p>1.25426702131644e-05</text:p>
          </table:table-cell>
          <table:table-cell office:value-type="float" office:value="0.0488333333333333" table:style-name="ce1">
            <text:p>0.0488333333333333</text:p>
          </table:table-cell>
          <table:table-cell office:value-type="float" office:value="0.887708706576858" table:style-name="ce1">
            <text:p>0.887708706576858</text:p>
          </table:table-cell>
          <table:table-cell office:value-type="float" office:value="-1.59930325205254" table:style-name="ce1">
            <text:p>-1.59930325205254</text:p>
          </table:table-cell>
          <table:table-cell office:value-type="float" office:value="-2.34840411095774" table:style-name="ce1">
            <text:p>-2.34840411095774</text:p>
          </table:table-cell>
          <table:table-cell office:value-type="float" office:value="-2.34840411095774" table:style-name="ce1">
            <text:p>-2.34840411095774</text:p>
          </table:table-cell>
          <table:table-cell office:value-type="float" office:value="-0.0254863923292704" table:style-name="ce1">
            <text:p>-0.0254863923292704</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J07062g" table:style-name="ce1">
            <text:p>CAGL0J07062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J07062g" table:style-name="ce1">
            <text:p>CAGL0J07062g</text:p>
          </table:table-cell>
          <table:table-cell office:value-type="string" office:value="YPL111W" table:style-name="ce1">
            <text:p>YPL111W</text:p>
          </table:table-cell>
          <table:table-cell office:value-type="string" office:value="S000006032" table:style-name="ce1">
            <text:p>S000006032</text:p>
          </table:table-cell>
          <table:table-cell office:value-type="string" office:value="YPL111W" table:style-name="ce1">
            <text:p>YPL111W</text:p>
          </table:table-cell>
          <table:table-cell office:value-type="string" office:value="CAR1" table:style-name="ce1">
            <text:p>CAR1</text:p>
          </table:table-cell>
          <table:table-cell office:value-type="string" office:value="Arginase, catabolizes arginine to ornithine and urea; expression responds to both induction by arginine and nitrogen catabolite repression; disruption decreases production of carcinogen ethyl carbamate during wine fermentation and also enhances freeze tolerance" table:style-name="ce1">
            <text:p>Arginase, catabolizes arginine to ornithine and urea; expression responds to both induction by arginine and nitrogen catabolite repression; disruption decreases production of carcinogen ethyl carbamate during wine fermentation and also enhances freeze tolerance</text:p>
          </table:table-cell>
        </table:table-row>
        <table:table-row>
          <table:table-cell office:value-type="string" office:value="CAGL0J07568g" table:style-name="ce1">
            <text:p>CAGL0J07568g</text:p>
          </table:table-cell>
          <table:table-cell office:value-type="string" office:value="" table:style-name="ce1">
            <text:p/>
          </table:table-cell>
          <table:table-cell office:value-type="string" office:value="Ortholog(s) have RNA polymerase II proximal promoter sequence-specific DNA binding, cysteine-type peptidase activity, double-stranded DNA binding, mRNA binding, single-stranded DNA binding activity" table:style-name="ce1">
            <text:p>Ortholog(s) have RNA polymerase II proximal promoter sequence-specific DNA binding, cysteine-type peptidase activity, double-stranded DNA binding, mRNA binding, single-stranded DNA binding activity</text:p>
          </table:table-cell>
          <table:table-cell office:value-type="float" office:value="1.92316666666667" table:style-name="ce1">
            <text:p>1.92316666666667</text:p>
          </table:table-cell>
          <table:table-cell office:value-type="float" office:value="3.27433467549519e-06" table:style-name="ce1">
            <text:p>3.27433467549519e-06</text:p>
          </table:table-cell>
          <table:table-cell office:value-type="float" office:value="1.30275" table:style-name="ce1">
            <text:p>1.30275</text:p>
          </table:table-cell>
          <table:table-cell office:value-type="float" office:value="0.000183722735850232" table:style-name="ce1">
            <text:p>0.000183722735850232</text:p>
          </table:table-cell>
          <table:table-cell office:value-type="float" office:value="1.30275" table:style-name="ce1">
            <text:p>1.30275</text:p>
          </table:table-cell>
          <table:table-cell office:value-type="float" office:value="0.000183722735850232" table:style-name="ce1">
            <text:p>0.000183722735850232</text:p>
          </table:table-cell>
          <table:table-cell office:value-type="float" office:value="0.195833333333333" table:style-name="ce1">
            <text:p>0.195833333333333</text:p>
          </table:table-cell>
          <table:table-cell office:value-type="float" office:value="0.443460340111581" table:style-name="ce1">
            <text:p>0.443460340111581</text:p>
          </table:table-cell>
          <table:table-cell office:value-type="float" office:value="2.20537699760836" table:style-name="ce1">
            <text:p>2.20537699760836</text:p>
          </table:table-cell>
          <table:table-cell office:value-type="float" office:value="1.64752508888309" table:style-name="ce1">
            <text:p>1.64752508888309</text:p>
          </table:table-cell>
          <table:table-cell office:value-type="float" office:value="1.64752508888309" table:style-name="ce1">
            <text:p>1.64752508888309</text:p>
          </table:table-cell>
          <table:table-cell office:value-type="float" office:value="0.23168707692279" table:style-name="ce1">
            <text:p>0.2316870769227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STRESS RESPONSE" table:style-name="ce1">
            <text:p>STRESS RESPONSE</text:p>
          </table:table-cell>
          <table:table-cell office:value-type="string" office:value="_" table:style-name="ce1">
            <text:p>_</text:p>
          </table:table-cell>
          <table:table-cell office:value-type="string" office:value="Others" table:style-name="ce1">
            <text:p>Others</text:p>
          </table:table-cell>
          <table:table-cell office:value-type="string" office:value="CAGL0J07568g" table:style-name="ce1">
            <text:p>CAGL0J07568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J07568g" table:style-name="ce1">
            <text:p>CAGL0J07568g</text:p>
          </table:table-cell>
          <table:table-cell office:value-type="string" office:value="YNL239W" table:style-name="ce1">
            <text:p>YNL239W</text:p>
          </table:table-cell>
          <table:table-cell office:value-type="string" office:value="S000005183" table:style-name="ce1">
            <text:p>S000005183</text:p>
          </table:table-cell>
          <table:table-cell office:value-type="string" office:value="YNL239W" table:style-name="ce1">
            <text:p>YNL239W</text:p>
          </table:table-cell>
          <table:table-cell office:value-type="string" office:value="LAP3" table:style-name="ce1">
            <text:p>LAP3</text:p>
          </table:table-cell>
          <table:table-cell office:value-type="string" office:value="Cysteine aminopeptidase with homocysteine-thiolactonase activity; protects cells against homocysteine toxicity; has bleomycin hydrolase activity in vitro; transcription is regulated by galactose via Gal4p; orthologous to human BLMH" table:style-name="ce1">
            <text:p>Cysteine aminopeptidase with homocysteine-thiolactonase activity; protects cells against homocysteine toxicity; has bleomycin hydrolase activity in vitro; transcription is regulated by galactose via Gal4p; orthologous to human BLMH</text:p>
          </table:table-cell>
        </table:table-row>
        <table:table-row>
          <table:table-cell office:value-type="string" office:value="CAGL0J07678g" table:style-name="ce1">
            <text:p>CAGL0J07678g</text:p>
          </table:table-cell>
          <table:table-cell office:value-type="string" office:value="" table:style-name="ce1">
            <text:p/>
          </table:table-cell>
          <table:table-cell office:value-type="string" office:value="Ortholog(s) have ribosomal small subunit binding, translation initiation factor activity, translation initiation factor binding activity and role in formation of translation preinitiation complex, maintenance of translational fidelity" table:style-name="ce1">
            <text:p>Ortholog(s) have ribosomal small subunit binding, translation initiation factor activity, translation initiation factor binding activity and role in formation of translation preinitiation complex, maintenance of translational fidelity</text:p>
          </table:table-cell>
          <table:table-cell office:value-type="float" office:value="-0.3575" table:style-name="ce1">
            <text:p>-0.3575</text:p>
          </table:table-cell>
          <table:table-cell office:value-type="float" office:value="0.0174236437860813" table:style-name="ce1">
            <text:p>0.0174236437860813</text:p>
          </table:table-cell>
          <table:table-cell office:value-type="float" office:value="-0.712833333333333" table:style-name="ce1">
            <text:p>-0.712833333333333</text:p>
          </table:table-cell>
          <table:table-cell office:value-type="float" office:value="0.00338198993603649" table:style-name="ce1">
            <text:p>0.00338198993603649</text:p>
          </table:table-cell>
          <table:table-cell office:value-type="float" office:value="-0.712833333333333" table:style-name="ce1">
            <text:p>-0.712833333333333</text:p>
          </table:table-cell>
          <table:table-cell office:value-type="float" office:value="0.00338198993603649" table:style-name="ce1">
            <text:p>0.00338198993603649</text:p>
          </table:table-cell>
          <table:table-cell office:value-type="float" office:value="-1.09733333333333" table:style-name="ce1">
            <text:p>-1.09733333333333</text:p>
          </table:table-cell>
          <table:table-cell office:value-type="float" office:value="0.00172419932940939" table:style-name="ce1">
            <text:p>0.00172419932940939</text:p>
          </table:table-cell>
          <table:table-cell office:value-type="float" office:value="-0.477327415044793" table:style-name="ce1">
            <text:p>-0.477327415044793</text:p>
          </table:table-cell>
          <table:table-cell office:value-type="float" office:value="-1.01484997465474" table:style-name="ce1">
            <text:p>-1.01484997465474</text:p>
          </table:table-cell>
          <table:table-cell office:value-type="float" office:value="-1.01484997465474" table:style-name="ce1">
            <text:p>-1.01484997465474</text:p>
          </table:table-cell>
          <table:table-cell office:value-type="float" office:value="-2.03068134476285" table:style-name="ce1">
            <text:p>-2.0306813447628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J07678g" table:style-name="ce1">
            <text:p>CAGL0J07678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J07678g" table:style-name="ce1">
            <text:p>CAGL0J07678g</text:p>
          </table:table-cell>
          <table:table-cell office:value-type="string" office:value="YNL244C" table:style-name="ce1">
            <text:p>YNL244C</text:p>
          </table:table-cell>
          <table:table-cell office:value-type="string" office:value="S000005188" table:style-name="ce1">
            <text:p>S000005188</text:p>
          </table:table-cell>
          <table:table-cell office:value-type="string" office:value="YNL244C" table:style-name="ce1">
            <text:p>YNL244C</text:p>
          </table:table-cell>
          <table:table-cell office:value-type="string" office:value="SUI1" table:style-name="ce1">
            <text:p>SUI1</text:p>
          </table:table-cell>
          <table:table-cell office:value-type="string" office:value="Translation initiation factor eIF1; component of a complex involved in recognition of the initiator codon; modulates translation accuracy at the initiation phase" table:style-name="ce1">
            <text:p>Translation initiation factor eIF1; component of a complex involved in recognition of the initiator codon; modulates translation accuracy at the initiation phase</text:p>
          </table:table-cell>
        </table:table-row>
        <table:table-row>
          <table:table-cell office:value-type="string" office:value="CAGL0J07766g" table:style-name="ce1">
            <text:p>CAGL0J07766g</text:p>
          </table:table-cell>
          <table:table-cell office:value-type="string" office:value="" table:style-name="ce1">
            <text:p/>
          </table:table-cell>
          <table:table-cell office:value-type="string" office:value="Ortholog(s) have RNA polymerase I activity and role in nucleolar large rRNA transcription by RNA polymerase I, transcription by RNA polymerase I, transcription elongation from RNA polymerase I promoter" table:style-name="ce1">
            <text:p>Ortholog(s) have RNA polymerase I activity and role in nucleolar large rRNA transcription by RNA polymerase I, transcription by RNA polymerase I, transcription elongation from RNA polymerase I promoter</text:p>
          </table:table-cell>
          <table:table-cell office:value-type="float" office:value="-1.63316666666667" table:style-name="ce1">
            <text:p>-1.63316666666667</text:p>
          </table:table-cell>
          <table:table-cell office:value-type="float" office:value="8.97633196121822e-05" table:style-name="ce1">
            <text:p>8.97633196121822e-05</text:p>
          </table:table-cell>
          <table:table-cell office:value-type="float" office:value="-1.66391666666667" table:style-name="ce1">
            <text:p>-1.66391666666667</text:p>
          </table:table-cell>
          <table:table-cell office:value-type="float" office:value="3.68575883861746e-05" table:style-name="ce1">
            <text:p>3.68575883861746e-05</text:p>
          </table:table-cell>
          <table:table-cell office:value-type="float" office:value="-1.66391666666667" table:style-name="ce1">
            <text:p>-1.66391666666667</text:p>
          </table:table-cell>
          <table:table-cell office:value-type="float" office:value="3.68575883861746e-05" table:style-name="ce1">
            <text:p>3.68575883861746e-05</text:p>
          </table:table-cell>
          <table:table-cell office:value-type="float" office:value="-1.22066666666667" table:style-name="ce1">
            <text:p>-1.22066666666667</text:p>
          </table:table-cell>
          <table:table-cell office:value-type="float" office:value="0.000402514666588858" table:style-name="ce1">
            <text:p>0.000402514666588858</text:p>
          </table:table-cell>
          <table:table-cell office:value-type="float" office:value="-1.9778696230576" table:style-name="ce1">
            <text:p>-1.9778696230576</text:p>
          </table:table-cell>
          <table:table-cell office:value-type="float" office:value="-2.27113172105393" table:style-name="ce1">
            <text:p>-2.27113172105393</text:p>
          </table:table-cell>
          <table:table-cell office:value-type="float" office:value="-2.27113172105393" table:style-name="ce1">
            <text:p>-2.27113172105393</text:p>
          </table:table-cell>
          <table:table-cell office:value-type="float" office:value="-2.24645046862512" table:style-name="ce1">
            <text:p>-2.2464504686251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J07766g" table:style-name="ce1">
            <text:p>CAGL0J07766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J07766g" table:style-name="ce1">
            <text:p>CAGL0J07766g</text:p>
          </table:table-cell>
          <table:table-cell office:value-type="string" office:value="YNL248C" table:style-name="ce1">
            <text:p>YNL248C</text:p>
          </table:table-cell>
          <table:table-cell office:value-type="string" office:value="S000005192" table:style-name="ce1">
            <text:p>S000005192</text:p>
          </table:table-cell>
          <table:table-cell office:value-type="string" office:value="YNL248C" table:style-name="ce1">
            <text:p>YNL248C</text:p>
          </table:table-cell>
          <table:table-cell office:value-type="string" office:value="RPA49" table:style-name="ce1">
            <text:p>RPA49</text:p>
          </table:table-cell>
          <table:table-cell office:value-type="string" office:value="RNA polymerase I subunit A49; essential for nucleolar assembly and for high polymerase loading rate; required for nucleolar localization of Rpa34p" table:style-name="ce1">
            <text:p>RNA polymerase I subunit A49; essential for nucleolar assembly and for high polymerase loading rate; required for nucleolar localization of Rpa34p</text:p>
          </table:table-cell>
        </table:table-row>
        <table:table-row>
          <table:table-cell office:value-type="string" office:value="CAGL0J07980g" table:style-name="ce1">
            <text:p>CAGL0J07980g</text:p>
          </table:table-cell>
          <table:table-cell office:value-type="string" office:value="" table:style-name="ce1">
            <text:p/>
          </table:table-cell>
          <table:table-cell office:value-type="string" office:value="Ortholog(s) have copper chaperone activity and role in cellular copper ion homeostasis, cellular iron ion homeostasis, cellular response to oxidative stress, copper ion transport, regulation of iron ion transmembrane transport" table:style-name="ce1">
            <text:p>Ortholog(s) have copper chaperone activity and role in cellular copper ion homeostasis, cellular iron ion homeostasis, cellular response to oxidative stress, copper ion transport, regulation of iron ion transmembrane transport</text:p>
          </table:table-cell>
          <table:table-cell office:value-type="float" office:value="2.854" table:style-name="ce1">
            <text:p>2.854</text:p>
          </table:table-cell>
          <table:table-cell office:value-type="float" office:value="3.26475739614628e-05" table:style-name="ce1">
            <text:p>3.26475739614628e-05</text:p>
          </table:table-cell>
          <table:table-cell office:value-type="float" office:value="1.78341666666667" table:style-name="ce1">
            <text:p>1.78341666666667</text:p>
          </table:table-cell>
          <table:table-cell office:value-type="float" office:value="0.000401350829376015" table:style-name="ce1">
            <text:p>0.000401350829376015</text:p>
          </table:table-cell>
          <table:table-cell office:value-type="float" office:value="1.78341666666667" table:style-name="ce1">
            <text:p>1.78341666666667</text:p>
          </table:table-cell>
          <table:table-cell office:value-type="float" office:value="0.000401350829376015" table:style-name="ce1">
            <text:p>0.000401350829376015</text:p>
          </table:table-cell>
          <table:table-cell office:value-type="float" office:value="0.4345" table:style-name="ce1">
            <text:p>0.4345</text:p>
          </table:table-cell>
          <table:table-cell office:value-type="float" office:value="0.148060367732461" table:style-name="ce1">
            <text:p>0.148060367732461</text:p>
          </table:table-cell>
          <table:table-cell office:value-type="float" office:value="3.30029837620145" table:style-name="ce1">
            <text:p>3.30029837620145</text:p>
          </table:table-cell>
          <table:table-cell office:value-type="float" office:value="2.28243555179648" table:style-name="ce1">
            <text:p>2.28243555179648</text:p>
          </table:table-cell>
          <table:table-cell office:value-type="float" office:value="2.28243555179648" table:style-name="ce1">
            <text:p>2.28243555179648</text:p>
          </table:table-cell>
          <table:table-cell office:value-type="float" office:value="0.649229489585998" table:style-name="ce1">
            <text:p>0.64922948958599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INTRACELLULAR TRANSPORT" table:style-name="ce1">
            <text:p>INTRACELLULAR TRANSPORT</text:p>
          </table:table-cell>
          <table:table-cell office:value-type="string" office:value="F4" table:style-name="ce1">
            <text:p>F4</text:p>
          </table:table-cell>
          <table:table-cell office:value-type="string" office:value="CAGL0J07980g" table:style-name="ce1">
            <text:p>CAGL0J07980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J07980g" table:style-name="ce1">
            <text:p>CAGL0J07980g</text:p>
          </table:table-cell>
          <table:table-cell office:value-type="string" office:value="YNL259C" table:style-name="ce1">
            <text:p>YNL259C</text:p>
          </table:table-cell>
          <table:table-cell office:value-type="string" office:value="S000005203" table:style-name="ce1">
            <text:p>S000005203</text:p>
          </table:table-cell>
          <table:table-cell office:value-type="string" office:value="YNL259C" table:style-name="ce1">
            <text:p>YNL259C</text:p>
          </table:table-cell>
          <table:table-cell office:value-type="string" office:value="ATX1" table:style-name="ce1">
            <text:p>ATX1</text:p>
          </table:table-cell>
          <table:table-cell office:value-type="string" office:value="Cytosolic copper metallochaperone; transports copper to the secretory vesicle copper transporter Ccc2p for eventual insertion into Fet3p, which is a multicopper oxidase required for high-affinity iron uptake; human homolog ATOX1 can complement yeast atx1 mutant; overexpression of human ATOX1 suppresses lysine auxotrophy of the yeast sod1 null mutant, as does overexpression of yeast ATX1" table:style-name="ce1">
            <text:p>Cytosolic copper metallochaperone; transports copper to the secretory vesicle copper transporter Ccc2p for eventual insertion into Fet3p, which is a multicopper oxidase required for high-affinity iron uptake; human homolog ATOX1 can complement yeast atx1 mutant; overexpression of human ATOX1 suppresses lysine auxotrophy of the yeast sod1 null mutant, as does overexpression of yeast ATX1</text:p>
          </table:table-cell>
        </table:table-row>
        <table:table-row>
          <table:table-cell office:value-type="string" office:value="CAGL0J08679g" table:style-name="ce1">
            <text:p>CAGL0J08679g</text:p>
          </table:table-cell>
          <table:table-cell office:value-type="string" office:value="" table:style-name="ce1">
            <text:p/>
          </table:table-cell>
          <table:table-cell office:value-type="string" office:value="Ortholog(s) have role in cytoplasmic translation and cytoplasm localization" table:style-name="ce1">
            <text:p>Ortholog(s) have role in cytoplasmic translation and cytoplasm localization</text:p>
          </table:table-cell>
          <table:table-cell office:value-type="float" office:value="-1.57316666666667" table:style-name="ce1">
            <text:p>-1.57316666666667</text:p>
          </table:table-cell>
          <table:table-cell office:value-type="float" office:value="3.19380637173805e-05" table:style-name="ce1">
            <text:p>3.19380637173805e-05</text:p>
          </table:table-cell>
          <table:table-cell office:value-type="float" office:value="-1.62008333333333" table:style-name="ce1">
            <text:p>-1.62008333333333</text:p>
          </table:table-cell>
          <table:table-cell office:value-type="float" office:value="3.52335962666692e-05" table:style-name="ce1">
            <text:p>3.52335962666692e-05</text:p>
          </table:table-cell>
          <table:table-cell office:value-type="float" office:value="-1.62008333333333" table:style-name="ce1">
            <text:p>-1.62008333333333</text:p>
          </table:table-cell>
          <table:table-cell office:value-type="float" office:value="3.52335962666692e-05" table:style-name="ce1">
            <text:p>3.52335962666692e-05</text:p>
          </table:table-cell>
          <table:table-cell office:value-type="float" office:value="-0.688833333333333" table:style-name="ce1">
            <text:p>-0.688833333333333</text:p>
          </table:table-cell>
          <table:table-cell office:value-type="float" office:value="0.00820073064802521" table:style-name="ce1">
            <text:p>0.00820073064802521</text:p>
          </table:table-cell>
          <table:table-cell office:value-type="float" office:value="-1.90729277501937" table:style-name="ce1">
            <text:p>-1.90729277501937</text:p>
          </table:table-cell>
          <table:table-cell office:value-type="float" office:value="-2.21323246594082" table:style-name="ce1">
            <text:p>-2.21323246594082</text:p>
          </table:table-cell>
          <table:table-cell office:value-type="float" office:value="-2.21323246594082" table:style-name="ce1">
            <text:p>-2.21323246594082</text:p>
          </table:table-cell>
          <table:table-cell office:value-type="float" office:value="-1.31601901694335" table:style-name="ce1">
            <text:p>-1.3160190169433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J08679g" table:style-name="ce1">
            <text:p>CAGL0J08679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J08679g" table:style-name="ce1">
            <text:p>CAGL0J08679g</text:p>
          </table:table-cell>
          <table:table-cell office:value-type="string" office:value="YOR091W" table:style-name="ce1">
            <text:p>YOR091W</text:p>
          </table:table-cell>
          <table:table-cell office:value-type="string" office:value="S000005617" table:style-name="ce1">
            <text:p>S000005617</text:p>
          </table:table-cell>
          <table:table-cell office:value-type="string" office:value="YOR091W" table:style-name="ce1">
            <text:p>YOR091W</text:p>
          </table:table-cell>
          <table:table-cell office:value-type="string" office:value="TMA46" table:style-name="ce1">
            <text:p>TMA46</text:p>
          </table:table-cell>
          <table:table-cell office:value-type="string" office:value="Protein of unknown function that associates with translating ribosomes; interacts with GTPase Rbg1p" table:style-name="ce1">
            <text:p>Protein of unknown function that associates with translating ribosomes; interacts with GTPase Rbg1p</text:p>
          </table:table-cell>
        </table:table-row>
        <table:table-row>
          <table:table-cell office:value-type="string" office:value="CAGL0J09240g" table:style-name="ce1">
            <text:p>CAGL0J09240g</text:p>
          </table:table-cell>
          <table:table-cell office:value-type="string" office:value="LYS21" table:style-name="ce1">
            <text:p>LYS21</text:p>
          </table:table-cell>
          <table:table-cell office:value-type="string" office:value="Homocitrate synthase; protein abundance increased in ace2 mutant cells" table:style-name="ce1">
            <text:p>Homocitrate synthase; protein abundance increased in ace2 mutant cells</text:p>
          </table:table-cell>
          <table:table-cell office:value-type="float" office:value="-1.17883333333333" table:style-name="ce1">
            <text:p>-1.17883333333333</text:p>
          </table:table-cell>
          <table:table-cell office:value-type="float" office:value="0.0510008757884034" table:style-name="ce1">
            <text:p>0.0510008757884034</text:p>
          </table:table-cell>
          <table:table-cell office:value-type="float" office:value="-1.67791666666667" table:style-name="ce1">
            <text:p>-1.67791666666667</text:p>
          </table:table-cell>
          <table:table-cell office:value-type="float" office:value="3.11879161983582e-05" table:style-name="ce1">
            <text:p>3.11879161983582e-05</text:p>
          </table:table-cell>
          <table:table-cell office:value-type="float" office:value="-1.67791666666667" table:style-name="ce1">
            <text:p>-1.67791666666667</text:p>
          </table:table-cell>
          <table:table-cell office:value-type="float" office:value="3.11879161983582e-05" table:style-name="ce1">
            <text:p>3.11879161983582e-05</text:p>
          </table:table-cell>
          <table:table-cell office:value-type="float" office:value="1.0255" table:style-name="ce1">
            <text:p>1.0255</text:p>
          </table:table-cell>
          <table:table-cell office:value-type="float" office:value="0.000736356271123796" table:style-name="ce1">
            <text:p>0.000736356271123796</text:p>
          </table:table-cell>
          <table:table-cell office:value-type="float" office:value="-1.44344604596812" table:style-name="ce1">
            <text:p>-1.44344604596812</text:p>
          </table:table-cell>
          <table:table-cell office:value-type="float" office:value="-2.28962425880869" table:style-name="ce1">
            <text:p>-2.28962425880869</text:p>
          </table:table-cell>
          <table:table-cell office:value-type="float" office:value="-2.28962425880869" table:style-name="ce1">
            <text:p>-2.28962425880869</text:p>
          </table:table-cell>
          <table:table-cell office:value-type="float" office:value="1.68317180474224" table:style-name="ce1">
            <text:p>1.68317180474224</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J09240g" table:style-name="ce1">
            <text:p>CAGL0J09240g</text:p>
          </table:table-cell>
          <table:table-cell office:value-type="string" office:value="SWITCH" table:style-name="ce1">
            <text:p>SWITCH</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J09240g" table:style-name="ce1">
            <text:p>CAGL0J09240g</text:p>
          </table:table-cell>
          <table:table-cell office:value-type="string" office:value="YDL131W" table:style-name="ce1">
            <text:p>YDL131W</text:p>
          </table:table-cell>
          <table:table-cell office:value-type="string" office:value="S000002289" table:style-name="ce1">
            <text:p>S000002289</text:p>
          </table:table-cell>
          <table:table-cell office:value-type="string" office:value="YDL131W" table:style-name="ce1">
            <text:p>YDL131W</text:p>
          </table:table-cell>
          <table:table-cell office:value-type="string" office:value="LYS21" table:style-name="ce1">
            <text:p>LYS21</text:p>
          </table:table-cell>
          <table:table-cell office:value-type="string" office:value="Homocitrate synthase isozyme; catalyzes the condensation of acetyl-CoA and alpha-ketoglutarate to form homocitrate, which is the first step in the lysine biosynthesis pathway; LYS21 has a paralog, LYS20, that arose from the whole genome duplication" table:style-name="ce1">
            <text:p>Homocitrate synthase isozyme; catalyzes the condensation of acetyl-CoA and alpha-ketoglutarate to form homocitrate, which is the first step in the lysine biosynthesis pathway; LYS21 has a paralog, LYS20, that arose from the whole genome duplication</text:p>
          </table:table-cell>
        </table:table-row>
        <table:table-row>
          <table:table-cell office:value-type="string" office:value="CAGL0J09262g" table:style-name="ce1">
            <text:p>CAGL0J09262g</text:p>
          </table:table-cell>
          <table:table-cell office:value-type="string" office:value="" table:style-name="ce1">
            <text:p/>
          </table:table-cell>
          <table:table-cell office:value-type="string" office:value="Ortholog(s) have ATPase binding activity, role in negative regulation of ATPase activity and mitochondrion localization" table:style-name="ce1">
            <text:p>Ortholog(s) have ATPase binding activity, role in negative regulation of ATPase activity and mitochondrion localization</text:p>
          </table:table-cell>
          <table:table-cell office:value-type="float" office:value="1.78333333333333" table:style-name="ce1">
            <text:p>1.78333333333333</text:p>
          </table:table-cell>
          <table:table-cell office:value-type="float" office:value="0.000233456717800093" table:style-name="ce1">
            <text:p>0.000233456717800093</text:p>
          </table:table-cell>
          <table:table-cell office:value-type="float" office:value="1.08333333333333" table:style-name="ce1">
            <text:p>1.08333333333333</text:p>
          </table:table-cell>
          <table:table-cell office:value-type="float" office:value="0.000872411755002432" table:style-name="ce1">
            <text:p>0.000872411755002432</text:p>
          </table:table-cell>
          <table:table-cell office:value-type="float" office:value="1.08333333333333" table:style-name="ce1">
            <text:p>1.08333333333333</text:p>
          </table:table-cell>
          <table:table-cell office:value-type="float" office:value="0.000872411755002432" table:style-name="ce1">
            <text:p>0.000872411755002432</text:p>
          </table:table-cell>
          <table:table-cell office:value-type="float" office:value="-0.537833333333333" table:style-name="ce1">
            <text:p>-0.537833333333333</text:p>
          </table:table-cell>
          <table:table-cell office:value-type="float" office:value="0.0408643367712298" table:style-name="ce1">
            <text:p>0.0408643367712298</text:p>
          </table:table-cell>
          <table:table-cell office:value-type="float" office:value="2.04089373231927" table:style-name="ce1">
            <text:p>2.04089373231927</text:p>
          </table:table-cell>
          <table:table-cell office:value-type="float" office:value="1.35769858942904" table:style-name="ce1">
            <text:p>1.35769858942904</text:p>
          </table:table-cell>
          <table:table-cell office:value-type="float" office:value="1.35769858942904" table:style-name="ce1">
            <text:p>1.35769858942904</text:p>
          </table:table-cell>
          <table:table-cell office:value-type="float" office:value="-1.05184763016062" table:style-name="ce1">
            <text:p>-1.0518476301606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J09262g" table:style-name="ce1">
            <text:p>CAGL0J09262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J09262g" table:style-name="ce1">
            <text:p>CAGL0J09262g</text:p>
          </table:table-cell>
          <table:table-cell office:value-type="string" office:value="YDL130W-A" table:style-name="ce1">
            <text:p>YDL130W-A</text:p>
          </table:table-cell>
          <table:table-cell office:value-type="string" office:value="S000007232" table:style-name="ce1">
            <text:p>S000007232</text:p>
          </table:table-cell>
          <table:table-cell office:value-type="string" office:value="YDL130W-A" table:style-name="ce1">
            <text:p>YDL130W-A</text:p>
          </table:table-cell>
          <table:table-cell office:value-type="string" office:value="STF1" table:style-name="ce1">
            <text:p>STF1</text:p>
          </table:table-cell>
          <table:table-cell office:value-type="string" office:value="Protein involved in regulation of the mitochondrial F1F0-ATP synthase; Stf1p and Stf2p act as stabilizing factors that enhance inhibitory action of the Inh1p protein; protein abundance increases in response to DNA replication stress; STF1 has a paralog, INH1, that arose from the whole genome duplication" table:style-name="ce1">
            <text:p>Protein involved in regulation of the mitochondrial F1F0-ATP synthase; Stf1p and Stf2p act as stabilizing factors that enhance inhibitory action of the Inh1p protein; protein abundance increases in response to DNA replication stress; STF1 has a paralog, INH1, that arose from the whole genome duplication</text:p>
          </table:table-cell>
        </table:table-row>
        <table:table-row>
          <table:table-cell office:value-type="string" office:value="CAGL0J09614g" table:style-name="ce1">
            <text:p>CAGL0J09614g</text:p>
          </table:table-cell>
          <table:table-cell office:value-type="string" office:value="" table:style-name="ce1">
            <text:p/>
          </table:table-cell>
          <table:table-cell office:value-type="string" office:value="Ortholog(s) have box H/ACA snoRNA binding activity, role in cleavage involved in rRNA processing, rRNA pseudouridine synthesis, snRNA pseudouridine synthesis and box H/ACA snoRNP complex, nucleolus localization" table:style-name="ce1">
            <text:p>Ortholog(s) have box H/ACA snoRNA binding activity, role in cleavage involved in rRNA processing, rRNA pseudouridine synthesis, snRNA pseudouridine synthesis and box H/ACA snoRNP complex, nucleolus localization</text:p>
          </table:table-cell>
          <table:table-cell office:value-type="float" office:value="-0.962166666666667" table:style-name="ce1">
            <text:p>-0.962166666666667</text:p>
          </table:table-cell>
          <table:table-cell office:value-type="float" office:value="0.00197540728051071" table:style-name="ce1">
            <text:p>0.00197540728051071</text:p>
          </table:table-cell>
          <table:table-cell office:value-type="float" office:value="-1.53575" table:style-name="ce1">
            <text:p>-1.53575</text:p>
          </table:table-cell>
          <table:table-cell office:value-type="float" office:value="0.001712617264922" table:style-name="ce1">
            <text:p>0.001712617264922</text:p>
          </table:table-cell>
          <table:table-cell office:value-type="float" office:value="-1.53575" table:style-name="ce1">
            <text:p>-1.53575</text:p>
          </table:table-cell>
          <table:table-cell office:value-type="float" office:value="0.001712617264922" table:style-name="ce1">
            <text:p>0.001712617264922</text:p>
          </table:table-cell>
          <table:table-cell office:value-type="float" office:value="-0.651166666666667" table:style-name="ce1">
            <text:p>-0.651166666666667</text:p>
          </table:table-cell>
          <table:table-cell office:value-type="float" office:value="0.0787399897099401" table:style-name="ce1">
            <text:p>0.0787399897099401</text:p>
          </table:table-cell>
          <table:table-cell office:value-type="float" office:value="-1.18858520583006" table:style-name="ce1">
            <text:p>-1.18858520583006</text:p>
          </table:table-cell>
          <table:table-cell office:value-type="float" office:value="-2.10183694089429" table:style-name="ce1">
            <text:p>-2.10183694089429</text:p>
          </table:table-cell>
          <table:table-cell office:value-type="float" office:value="-2.10183694089429" table:style-name="ce1">
            <text:p>-2.10183694089429</text:p>
          </table:table-cell>
          <table:table-cell office:value-type="float" office:value="-1.25012196019622" table:style-name="ce1">
            <text:p>-1.2501219601962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J09614g" table:style-name="ce1">
            <text:p>CAGL0J09614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J09614g" table:style-name="ce1">
            <text:p>CAGL0J09614g</text:p>
          </table:table-cell>
          <table:table-cell office:value-type="string" office:value="YDL208W" table:style-name="ce1">
            <text:p>YDL208W</text:p>
          </table:table-cell>
          <table:table-cell office:value-type="string" office:value="S000002367" table:style-name="ce1">
            <text:p>S000002367</text:p>
          </table:table-cell>
          <table:table-cell office:value-type="string" office:value="YDL208W" table:style-name="ce1">
            <text:p>YDL208W</text:p>
          </table:table-cell>
          <table:table-cell office:value-type="string" office:value="NHP2" table:style-name="ce1">
            <text:p>NHP2</text:p>
          </table:table-cell>
          <table:table-cell office:value-type="string" office:value="Protein related to mammalian high mobility group (HMG) proteins; nuclear protein; essential for function of H/ACA-type snoRNPs, which are involved in 18S rRNA processing" table:style-name="ce1">
            <text:p>Protein related to mammalian high mobility group (HMG) proteins; nuclear protein; essential for function of H/ACA-type snoRNPs, which are involved in 18S rRNA processing</text:p>
          </table:table-cell>
        </table:table-row>
        <table:table-row>
          <table:table-cell office:value-type="string" office:value="CAGL0J09724g" table:style-name="ce1">
            <text:p>CAGL0J09724g</text:p>
          </table:table-cell>
          <table:table-cell office:value-type="string" office:value="" table:style-name="ce1">
            <text:p/>
          </table:table-cell>
          <table:table-cell office:value-type="string" office:value="Ortholog(s) have structural constituent of ribosome activity and mitochondrial large ribosomal subunit localization" table:style-name="ce1">
            <text:p>Ortholog(s) have structural constituent of ribosome activity and mitochondrial large ribosomal subunit localization</text:p>
          </table:table-cell>
          <table:table-cell office:value-type="float" office:value="-0.711166666666667" table:style-name="ce1">
            <text:p>-0.711166666666667</text:p>
          </table:table-cell>
          <table:table-cell office:value-type="float" office:value="0.000686220773278214" table:style-name="ce1">
            <text:p>0.000686220773278214</text:p>
          </table:table-cell>
          <table:table-cell office:value-type="float" office:value="-0.1615" table:style-name="ce1">
            <text:p>-0.1615</text:p>
          </table:table-cell>
          <table:table-cell office:value-type="float" office:value="0.402156421433607" table:style-name="ce1">
            <text:p>0.402156421433607</text:p>
          </table:table-cell>
          <table:table-cell office:value-type="float" office:value="-0.1615" table:style-name="ce1">
            <text:p>-0.1615</text:p>
          </table:table-cell>
          <table:table-cell office:value-type="float" office:value="0.402156421433607" table:style-name="ce1">
            <text:p>0.402156421433607</text:p>
          </table:table-cell>
          <table:table-cell office:value-type="float" office:value="1.23066666666667" table:style-name="ce1">
            <text:p>1.23066666666667</text:p>
          </table:table-cell>
          <table:table-cell office:value-type="float" office:value="0.000363005361195779" table:style-name="ce1">
            <text:p>0.000363005361195779</text:p>
          </table:table-cell>
          <table:table-cell office:value-type="float" office:value="-0.893338724870136" table:style-name="ce1">
            <text:p>-0.893338724870136</text:p>
          </table:table-cell>
          <table:table-cell office:value-type="float" office:value="-0.286596225931613" table:style-name="ce1">
            <text:p>-0.286596225931613</text:p>
          </table:table-cell>
          <table:table-cell office:value-type="float" office:value="-0.286596225931613" table:style-name="ce1">
            <text:p>-0.286596225931613</text:p>
          </table:table-cell>
          <table:table-cell office:value-type="float" office:value="2.0421066580861" table:style-name="ce1">
            <text:p>2.042106658086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MITOCHONDRIAL BIOGENESIS" table:style-name="ce1">
            <text:p>MITOCHONDRIAL BIOGENESIS</text:p>
          </table:table-cell>
          <table:table-cell office:value-type="string" office:value="F1" table:style-name="ce1">
            <text:p>F1</text:p>
          </table:table-cell>
          <table:table-cell office:value-type="string" office:value="CAGL0J09724g" table:style-name="ce1">
            <text:p>CAGL0J0972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J09724g" table:style-name="ce1">
            <text:p>CAGL0J09724g</text:p>
          </table:table-cell>
          <table:table-cell office:value-type="string" office:value="YDL202W" table:style-name="ce1">
            <text:p>YDL202W</text:p>
          </table:table-cell>
          <table:table-cell office:value-type="string" office:value="S000002361" table:style-name="ce1">
            <text:p>S000002361</text:p>
          </table:table-cell>
          <table:table-cell office:value-type="string" office:value="YDL202W" table:style-name="ce1">
            <text:p>YDL202W</text:p>
          </table:table-cell>
          <table:table-cell office:value-type="string" office:value="MRPL11" table:style-name="ce1">
            <text:p>MRPL11</text:p>
          </table:table-cell>
          <table:table-cell office:value-type="string" office:value="Mitochondrial ribosomal protein of the large subunit; localizes to vacuole in response to H2O2" table:style-name="ce1">
            <text:p>Mitochondrial ribosomal protein of the large subunit; localizes to vacuole in response to H2O2</text:p>
          </table:table-cell>
        </table:table-row>
        <table:table-row>
          <table:table-cell office:value-type="string" office:value="CAGL0J09812g" table:style-name="ce1">
            <text:p>CAGL0J09812g</text:p>
          </table:table-cell>
          <table:table-cell office:value-type="string" office:value="TPS1" table:style-name="ce1">
            <text:p>TPS1</text:p>
          </table:table-cell>
          <table:table-cell office:value-type="string" office:value="Ortholog(s) have alpha,alpha-trehalose-phosphate synthase (UDP-forming) activity, trehalose-phosphatase activity" table:style-name="ce1">
            <text:p>Ortholog(s) have alpha,alpha-trehalose-phosphate synthase (UDP-forming) activity, trehalose-phosphatase activity</text:p>
          </table:table-cell>
          <table:table-cell office:value-type="float" office:value="2.153" table:style-name="ce1">
            <text:p>2.153</text:p>
          </table:table-cell>
          <table:table-cell office:value-type="float" office:value="9.71974999168984e-05" table:style-name="ce1">
            <text:p>9.71974999168984e-05</text:p>
          </table:table-cell>
          <table:table-cell office:value-type="float" office:value="0.91575" table:style-name="ce1">
            <text:p>0.91575</text:p>
          </table:table-cell>
          <table:table-cell office:value-type="float" office:value="0.000929798752597802" table:style-name="ce1">
            <text:p>0.000929798752597802</text:p>
          </table:table-cell>
          <table:table-cell office:value-type="float" office:value="0.91575" table:style-name="ce1">
            <text:p>0.91575</text:p>
          </table:table-cell>
          <table:table-cell office:value-type="float" office:value="0.000929798752597802" table:style-name="ce1">
            <text:p>0.000929798752597802</text:p>
          </table:table-cell>
          <table:table-cell office:value-type="float" office:value="-0.245666666666667" table:style-name="ce1">
            <text:p>-0.245666666666667</text:p>
          </table:table-cell>
          <table:table-cell office:value-type="float" office:value="0.274563505079159" table:style-name="ce1">
            <text:p>0.274563505079159</text:p>
          </table:table-cell>
          <table:table-cell office:value-type="float" office:value="2.4757255349548" table:style-name="ce1">
            <text:p>2.4757255349548</text:p>
          </table:table-cell>
          <table:table-cell office:value-type="float" office:value="1.13633850951939" table:style-name="ce1">
            <text:p>1.13633850951939</text:p>
          </table:table-cell>
          <table:table-cell office:value-type="float" office:value="1.13633850951939" table:style-name="ce1">
            <text:p>1.13633850951939</text:p>
          </table:table-cell>
          <table:table-cell office:value-type="float" office:value="-0.540708070524724" table:style-name="ce1">
            <text:p>-0.54070807052472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J09812g" table:style-name="ce1">
            <text:p>CAGL0J09812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J09812g" table:style-name="ce1">
            <text:p>CAGL0J09812g</text:p>
          </table:table-cell>
          <table:table-cell office:value-type="string" office:value="YBR126C" table:style-name="ce1">
            <text:p>YBR126C</text:p>
          </table:table-cell>
          <table:table-cell office:value-type="string" office:value="S000000330" table:style-name="ce1">
            <text:p>S000000330</text:p>
          </table:table-cell>
          <table:table-cell office:value-type="string" office:value="YBR126C" table:style-name="ce1">
            <text:p>YBR126C</text:p>
          </table:table-cell>
          <table:table-cell office:value-type="string" office:value="TPS1" table:style-name="ce1">
            <text:p>TPS1</text:p>
          </table:table-cell>
          <table:table-cell office:value-type="string" office:value="Synthase subunit of trehalose-6-P synthase/phosphatase complex; synthesizes the storage carbohydrate trehalose, which is critically important for survival of long-term desiccation; also found in a monomeric form; expression is induced by the stress response and repressed by the Ras-cAMP pathway; protein abundance increases in response to DNA replication stress and in response to prolonged exposure to boric acid" table:style-name="ce1">
            <text:p>Synthase subunit of trehalose-6-P synthase/phosphatase complex; synthesizes the storage carbohydrate trehalose, which is critically important for survival of long-term desiccation; also found in a monomeric form; expression is induced by the stress response and repressed by the Ras-cAMP pathway; protein abundance increases in response to DNA replication stress and in response to prolonged exposure to boric acid</text:p>
          </table:table-cell>
        </table:table-row>
        <table:table-row>
          <table:table-cell office:value-type="string" office:value="CAGL0J09944g" table:style-name="ce1">
            <text:p>CAGL0J09944g</text:p>
          </table:table-cell>
          <table:table-cell office:value-type="string" office:value="AQR1" table:style-name="ce1">
            <text:p>AQR1</text:p>
          </table:table-cell>
          <table:table-cell office:value-type="string" office:value="Plasma membrane drug:H+ antiporter involved in resistance to drugs and acetic acid" table:style-name="ce1">
            <text:p>Plasma membrane drug:H+ antiporter involved in resistance to drugs and acetic acid</text:p>
          </table:table-cell>
          <table:table-cell office:value-type="float" office:value="-0.523" table:style-name="ce1">
            <text:p>-0.523</text:p>
          </table:table-cell>
          <table:table-cell office:value-type="float" office:value="0.0072997521252662" table:style-name="ce1">
            <text:p>0.0072997521252662</text:p>
          </table:table-cell>
          <table:table-cell office:value-type="float" office:value="-0.0387500000000001" table:style-name="ce1">
            <text:p>-0.0387500000000001</text:p>
          </table:table-cell>
          <table:table-cell office:value-type="float" office:value="0.895424043419556" table:style-name="ce1">
            <text:p>0.895424043419556</text:p>
          </table:table-cell>
          <table:table-cell office:value-type="float" office:value="-0.0387500000000001" table:style-name="ce1">
            <text:p>-0.0387500000000001</text:p>
          </table:table-cell>
          <table:table-cell office:value-type="float" office:value="0.895424043419556" table:style-name="ce1">
            <text:p>0.895424043419556</text:p>
          </table:table-cell>
          <table:table-cell office:value-type="float" office:value="2.48533333333333" table:style-name="ce1">
            <text:p>2.48533333333333</text:p>
          </table:table-cell>
          <table:table-cell office:value-type="float" office:value="3.51129306176802e-05" table:style-name="ce1">
            <text:p>3.51129306176802e-05</text:p>
          </table:table-cell>
          <table:table-cell office:value-type="float" office:value="-0.672001887550243" table:style-name="ce1">
            <text:p>-0.672001887550243</text:p>
          </table:table-cell>
          <table:table-cell office:value-type="float" office:value="-0.124456296688995" table:style-name="ce1">
            <text:p>-0.124456296688995</text:p>
          </table:table-cell>
          <table:table-cell office:value-type="float" office:value="-0.124456296688995" table:style-name="ce1">
            <text:p>-0.124456296688995</text:p>
          </table:table-cell>
          <table:table-cell office:value-type="float" office:value="4.23712012353906" table:style-name="ce1">
            <text:p>4.2371201235390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J09944g" table:style-name="ce1">
            <text:p>CAGL0J0994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J09944g" table:style-name="ce1">
            <text:p>CAGL0J09944g</text:p>
          </table:table-cell>
          <table:table-cell office:value-type="string" office:value="YNL065W" table:style-name="ce1">
            <text:p>YNL065W</text:p>
          </table:table-cell>
          <table:table-cell office:value-type="string" office:value="S000005009" table:style-name="ce1">
            <text:p>S000005009</text:p>
          </table:table-cell>
          <table:table-cell office:value-type="string" office:value="YNL065W" table:style-name="ce1">
            <text:p>YNL065W</text:p>
          </table:table-cell>
          <table:table-cell office:value-type="string" office:value="AQR1" table:style-name="ce1">
            <text:p>AQR1</text:p>
          </table:table-cell>
          <table:table-cell office:value-type="string" office:value="Plasma membrane transporter of the major facilitator superfamily; member of the 12-spanner drug:H(+) antiporter DHA1 family; confers resistance to short-chain monocarboxylic acids and quinidine; involved in the excretion of excess amino acids; AQR1 has a paralog, QDR1, that arose from the whole genome duplication; relocalizes from plasma membrane to cytoplasm upon DNA replication stress" table:style-name="ce1">
            <text:p>Plasma membrane transporter of the major facilitator superfamily; member of the 12-spanner drug:H(+) antiporter DHA1 family; confers resistance to short-chain monocarboxylic acids and quinidine; involved in the excretion of excess amino acids; AQR1 has a paralog, QDR1, that arose from the whole genome duplication; relocalizes from plasma membrane to cytoplasm upon DNA replication stress</text:p>
          </table:table-cell>
        </table:table-row>
        <table:table-row>
          <table:table-cell office:value-type="string" office:value="CAGL0J10010g" table:style-name="ce1">
            <text:p>CAGL0J10010g</text:p>
          </table:table-cell>
          <table:table-cell office:value-type="string" office:value="" table:style-name="ce1">
            <text:p/>
          </table:table-cell>
          <table:table-cell office:value-type="string" office:value="Ortholog(s) have tRNA (adenine-N1-)-methyltransferase activity, role in tRNA methylation and nucleus, tRNA (m1A) methyltransferase complex localization" table:style-name="ce1">
            <text:p>Ortholog(s) have tRNA (adenine-N1-)-methyltransferase activity, role in tRNA methylation and nucleus, tRNA (m1A) methyltransferase complex localization</text:p>
          </table:table-cell>
          <table:table-cell office:value-type="float" office:value="-1.75133333333333" table:style-name="ce1">
            <text:p>-1.75133333333333</text:p>
          </table:table-cell>
          <table:table-cell office:value-type="float" office:value="5.31930115479374e-05" table:style-name="ce1">
            <text:p>5.31930115479374e-05</text:p>
          </table:table-cell>
          <table:table-cell office:value-type="float" office:value="-1.52108333333333" table:style-name="ce1">
            <text:p>-1.52108333333333</text:p>
          </table:table-cell>
          <table:table-cell office:value-type="float" office:value="0.000117388931969777" table:style-name="ce1">
            <text:p>0.000117388931969777</text:p>
          </table:table-cell>
          <table:table-cell office:value-type="float" office:value="-1.52108333333333" table:style-name="ce1">
            <text:p>-1.52108333333333</text:p>
          </table:table-cell>
          <table:table-cell office:value-type="float" office:value="0.000117388931969777" table:style-name="ce1">
            <text:p>0.000117388931969777</text:p>
          </table:table-cell>
          <table:table-cell office:value-type="float" office:value="-0.401666666666667" table:style-name="ce1">
            <text:p>-0.401666666666667</text:p>
          </table:table-cell>
          <table:table-cell office:value-type="float" office:value="0.139282818427442" table:style-name="ce1">
            <text:p>0.139282818427442</text:p>
          </table:table-cell>
          <table:table-cell office:value-type="float" office:value="-2.11686680433289" table:style-name="ce1">
            <text:p>-2.11686680433289</text:p>
          </table:table-cell>
          <table:table-cell office:value-type="float" office:value="-2.08246380610359" table:style-name="ce1">
            <text:p>-2.08246380610359</text:p>
          </table:table-cell>
          <table:table-cell office:value-type="float" office:value="-2.08246380610359" table:style-name="ce1">
            <text:p>-2.08246380610359</text:p>
          </table:table-cell>
          <table:table-cell office:value-type="float" office:value="-0.813626854220788" table:style-name="ce1">
            <text:p>-0.81362685422078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J10010g" table:style-name="ce1">
            <text:p>CAGL0J10010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J10010g" table:style-name="ce1">
            <text:p>CAGL0J10010g</text:p>
          </table:table-cell>
          <table:table-cell office:value-type="string" office:value="YNL062C" table:style-name="ce1">
            <text:p>YNL062C</text:p>
          </table:table-cell>
          <table:table-cell office:value-type="string" office:value="S000005006" table:style-name="ce1">
            <text:p>S000005006</text:p>
          </table:table-cell>
          <table:table-cell office:value-type="string" office:value="YNL062C" table:style-name="ce1">
            <text:p>YNL062C</text:p>
          </table:table-cell>
          <table:table-cell office:value-type="string" office:value="GCD10" table:style-name="ce1">
            <text:p>GCD10</text:p>
          </table:table-cell>
          <table:table-cell office:value-type="string" office:value="Subunit of tRNA (1-methyladenosine) methyltransferase with Gcd14p; required for the modification of the adenine at position 58 in tRNAs, especially tRNAi-Met; first identified as a negative regulator of GCN4 expression" table:style-name="ce1">
            <text:p>Subunit of tRNA (1-methyladenosine) methyltransferase with Gcd14p; required for the modification of the adenine at position 58 in tRNAs, especially tRNAi-Met; first identified as a negative regulator of GCN4 expression</text:p>
          </table:table-cell>
        </table:table-row>
        <table:table-row>
          <table:table-cell office:value-type="string" office:value="CAGL0J10164g" table:style-name="ce1">
            <text:p>CAGL0J10164g</text:p>
          </table:table-cell>
          <table:table-cell office:value-type="string" office:value="RPL16A" table:style-name="ce1">
            <text:p>RPL16A</text:p>
          </table:table-cell>
          <table:table-cell office:value-type="string" office:value="Putative ribosomal protein" table:style-name="ce1">
            <text:p>Putative ribosomal protein</text:p>
          </table:table-cell>
          <table:table-cell office:value-type="float" office:value="-1.97966666666667" table:style-name="ce1">
            <text:p>-1.97966666666667</text:p>
          </table:table-cell>
          <table:table-cell office:value-type="float" office:value="0.000320251151125535" table:style-name="ce1">
            <text:p>0.000320251151125535</text:p>
          </table:table-cell>
          <table:table-cell office:value-type="float" office:value="-1.4935" table:style-name="ce1">
            <text:p>-1.4935</text:p>
          </table:table-cell>
          <table:table-cell office:value-type="float" office:value="0.000114990774521115" table:style-name="ce1">
            <text:p>0.000114990774521115</text:p>
          </table:table-cell>
          <table:table-cell office:value-type="float" office:value="-1.4935" table:style-name="ce1">
            <text:p>-1.4935</text:p>
          </table:table-cell>
          <table:table-cell office:value-type="float" office:value="0.000114990774521115" table:style-name="ce1">
            <text:p>0.000114990774521115</text:p>
          </table:table-cell>
          <table:table-cell office:value-type="float" office:value="-1.28116666666667" table:style-name="ce1">
            <text:p>-1.28116666666667</text:p>
          </table:table-cell>
          <table:table-cell office:value-type="float" office:value="0.000186650532412698" table:style-name="ce1">
            <text:p>0.000186650532412698</text:p>
          </table:table-cell>
          <table:table-cell office:value-type="float" office:value="-2.38545092047838" table:style-name="ce1">
            <text:p>-2.38545092047838</text:p>
          </table:table-cell>
          <table:table-cell office:value-type="float" office:value="-2.04602910374154" table:style-name="ce1">
            <text:p>-2.04602910374154</text:p>
          </table:table-cell>
          <table:table-cell office:value-type="float" office:value="-2.04602910374154" table:style-name="ce1">
            <text:p>-2.04602910374154</text:p>
          </table:table-cell>
          <table:table-cell office:value-type="float" office:value="-2.35229397127648" table:style-name="ce1">
            <text:p>-2.3522939712764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J10164g" table:style-name="ce1">
            <text:p>CAGL0J10164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J10164g" table:style-name="ce1">
            <text:p>CAGL0J10164g</text:p>
          </table:table-cell>
          <table:table-cell office:value-type="string" office:value="YNL069C" table:style-name="ce1">
            <text:p>YNL069C</text:p>
          </table:table-cell>
          <table:table-cell office:value-type="string" office:value="S000005013" table:style-name="ce1">
            <text:p>S000005013</text:p>
          </table:table-cell>
          <table:table-cell office:value-type="string" office:value="YNL069C" table:style-name="ce1">
            <text:p>YNL069C</text:p>
          </table:table-cell>
          <table:table-cell office:value-type="string" office:value="RPL16B" table:style-name="ce1">
            <text:p>RPL16B</text:p>
          </table:table-cell>
          <table:table-cell office:value-type="string" office:value="Ribosomal 60S subunit protein L16B; N-terminally acetylated, binds 5.8 S rRNA; transcriptionally regulated by Rap1p; homologous to mammalian ribosomal protein L13A and bacterial L13; RPL16B has a paralog, RPL16A, that arose from the whole genome duplication" table:style-name="ce1">
            <text:p>Ribosomal 60S subunit protein L16B; N-terminally acetylated, binds 5.8 S rRNA; transcriptionally regulated by Rap1p; homologous to mammalian ribosomal protein L13A and bacterial L13; RPL16B has a paralog, RPL16A, that arose from the whole genome duplication</text:p>
          </table:table-cell>
        </table:table-row>
        <table:table-row>
          <table:table-cell office:value-type="string" office:value="CAGL0J10362g" table:style-name="ce1">
            <text:p>CAGL0J10362g</text:p>
          </table:table-cell>
          <table:table-cell office:value-type="string" office:value="" table:style-name="ce1">
            <text:p/>
          </table:table-cell>
          <table:table-cell office:value-type="string" office:value="Ortholog(s) have 5'-deoxynucleotidase activity, GMP 5'-nucleotidase activity and role in deoxyribonucleoside monophosphate catabolic process" table:style-name="ce1">
            <text:p>Ortholog(s) have 5'-deoxynucleotidase activity, GMP 5'-nucleotidase activity and role in deoxyribonucleoside monophosphate catabolic process</text:p>
          </table:table-cell>
          <table:table-cell office:value-type="float" office:value="-1.94366666666667" table:style-name="ce1">
            <text:p>-1.94366666666667</text:p>
          </table:table-cell>
          <table:table-cell office:value-type="float" office:value="1.9206138055567e-05" table:style-name="ce1">
            <text:p>1.9206138055567e-05</text:p>
          </table:table-cell>
          <table:table-cell office:value-type="float" office:value="-1.70733333333333" table:style-name="ce1">
            <text:p>-1.70733333333333</text:p>
          </table:table-cell>
          <table:table-cell office:value-type="float" office:value="1.36637953143755e-05" table:style-name="ce1">
            <text:p>1.36637953143755e-05</text:p>
          </table:table-cell>
          <table:table-cell office:value-type="float" office:value="-1.70733333333333" table:style-name="ce1">
            <text:p>-1.70733333333333</text:p>
          </table:table-cell>
          <table:table-cell office:value-type="float" office:value="1.36637953143755e-05" table:style-name="ce1">
            <text:p>1.36637953143755e-05</text:p>
          </table:table-cell>
          <table:table-cell office:value-type="float" office:value="-1.06383333333333" table:style-name="ce1">
            <text:p>-1.06383333333333</text:p>
          </table:table-cell>
          <table:table-cell office:value-type="float" office:value="0.000535886916195948" table:style-name="ce1">
            <text:p>0.000535886916195948</text:p>
          </table:table-cell>
          <table:table-cell office:value-type="float" office:value="-2.34310481165544" table:style-name="ce1">
            <text:p>-2.34310481165544</text:p>
          </table:table-cell>
          <table:table-cell office:value-type="float" office:value="-2.32848060301958" table:style-name="ce1">
            <text:p>-2.32848060301958</text:p>
          </table:table-cell>
          <table:table-cell office:value-type="float" office:value="-2.32848060301958" table:style-name="ce1">
            <text:p>-2.32848060301958</text:p>
          </table:table-cell>
          <table:table-cell office:value-type="float" office:value="-1.9720737854435" table:style-name="ce1">
            <text:p>-1.972073785443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J10362g" table:style-name="ce1">
            <text:p>CAGL0J10362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J10362g" table:style-name="ce1">
            <text:p>CAGL0J10362g</text:p>
          </table:table-cell>
          <table:table-cell office:value-type="string" office:value="YGL101W" table:style-name="ce1">
            <text:p>YGL101W</text:p>
          </table:table-cell>
          <table:table-cell office:value-type="string" office:value="S000003069" table:style-name="ce1">
            <text:p>S000003069</text:p>
          </table:table-cell>
          <table:table-cell office:value-type="string" office:value="YGL101W" table:style-name="ce1">
            <text:p>YGL101W</text:p>
          </table:table-cell>
          <table:table-cell office:value-type="string" office:value="" table:style-name="ce1">
            <text:p/>
          </table:table-cell>
          <table:table-cell office:value-type="string" office:value="Protein of unknown function; non-essential gene; interacts with the DNA helicase Hpr5p; YGL101W has a paralog, YBR242W, that arose from the whole genome duplication" table:style-name="ce1">
            <text:p>Protein of unknown function; non-essential gene; interacts with the DNA helicase Hpr5p; YGL101W has a paralog, YBR242W, that arose from the whole genome duplication</text:p>
          </table:table-cell>
        </table:table-row>
        <table:table-row>
          <table:table-cell office:value-type="string" office:value="CAGL0J10824g" table:style-name="ce1">
            <text:p>CAGL0J10824g</text:p>
          </table:table-cell>
          <table:table-cell office:value-type="string" office:value="" table:style-name="ce1">
            <text:p/>
          </table:table-cell>
          <table:table-cell office:value-type="string" office:value="Ortholog(s) have lanosterol synthase activity, role in ergosterol biosynthetic process and lipid droplet localization" table:style-name="ce1">
            <text:p>Ortholog(s) have lanosterol synthase activity, role in ergosterol biosynthetic process and lipid droplet localization</text:p>
          </table:table-cell>
          <table:table-cell office:value-type="float" office:value="0.466666666666667" table:style-name="ce1">
            <text:p>0.466666666666667</text:p>
          </table:table-cell>
          <table:table-cell office:value-type="float" office:value="0.0095101219874723" table:style-name="ce1">
            <text:p>0.0095101219874723</text:p>
          </table:table-cell>
          <table:table-cell office:value-type="float" office:value="-0.0201666666666667" table:style-name="ce1">
            <text:p>-0.0201666666666667</text:p>
          </table:table-cell>
          <table:table-cell office:value-type="float" office:value="0.932794115149365" table:style-name="ce1">
            <text:p>0.932794115149365</text:p>
          </table:table-cell>
          <table:table-cell office:value-type="float" office:value="-0.0201666666666667" table:style-name="ce1">
            <text:p>-0.0201666666666667</text:p>
          </table:table-cell>
          <table:table-cell office:value-type="float" office:value="0.932794115149365" table:style-name="ce1">
            <text:p>0.932794115149365</text:p>
          </table:table-cell>
          <table:table-cell office:value-type="float" office:value="-1.2165" table:style-name="ce1">
            <text:p>-1.2165</text:p>
          </table:table-cell>
          <table:table-cell office:value-type="float" office:value="0.000247007876083548" table:style-name="ce1">
            <text:p>0.000247007876083548</text:p>
          </table:table-cell>
          <table:table-cell office:value-type="float" office:value="0.492124011480335" table:style-name="ce1">
            <text:p>0.492124011480335</text:p>
          </table:table-cell>
          <table:table-cell office:value-type="float" office:value="-0.0999096543121422" table:style-name="ce1">
            <text:p>-0.0999096543121422</text:p>
          </table:table-cell>
          <table:table-cell office:value-type="float" office:value="-0.0999096543121422" table:style-name="ce1">
            <text:p>-0.0999096543121422</text:p>
          </table:table-cell>
          <table:table-cell office:value-type="float" office:value="-2.23916097119734" table:style-name="ce1">
            <text:p>-2.2391609711973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FATTY ACID AND LIPIDS" table:style-name="ce1">
            <text:p>FATTY ACID AND LIPIDS</text:p>
          </table:table-cell>
          <table:table-cell office:value-type="string" office:value="F1" table:style-name="ce1">
            <text:p>F1</text:p>
          </table:table-cell>
          <table:table-cell office:value-type="string" office:value="CAGL0J10824g" table:style-name="ce1">
            <text:p>CAGL0J1082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J10824g" table:style-name="ce1">
            <text:p>CAGL0J10824g</text:p>
          </table:table-cell>
          <table:table-cell office:value-type="string" office:value="YHR072W" table:style-name="ce1">
            <text:p>YHR072W</text:p>
          </table:table-cell>
          <table:table-cell office:value-type="string" office:value="S000001114" table:style-name="ce1">
            <text:p>S000001114</text:p>
          </table:table-cell>
          <table:table-cell office:value-type="string" office:value="YHR072W" table:style-name="ce1">
            <text:p>YHR072W</text:p>
          </table:table-cell>
          <table:table-cell office:value-type="string" office:value="ERG7" table:style-name="ce1">
            <text:p>ERG7</text:p>
          </table:table-cell>
          <table:table-cell office:value-type="string" office:value="Lanosterol synthase; an essential enzyme that catalyzes the cyclization of squalene 2,3-epoxide, a step in ergosterol biosynthesis; human LSS functionally complements the lethality of the erg7 null mutation" table:style-name="ce1">
            <text:p>Lanosterol synthase; an essential enzyme that catalyzes the cyclization of squalene 2,3-epoxide, a step in ergosterol biosynthesis; human LSS functionally complements the lethality of the erg7 null mutation</text:p>
          </table:table-cell>
        </table:table-row>
        <table:table-row>
          <table:table-cell office:value-type="string" office:value="CAGL0J10978g" table:style-name="ce1">
            <text:p>CAGL0J10978g</text:p>
          </table:table-cell>
          <table:table-cell office:value-type="string" office:value="" table:style-name="ce1">
            <text:p/>
          </table:table-cell>
          <table:table-cell office:value-type="string" office:value="Ortholog(s) have GTPase activator activity, Rho GTPase binding, phosphatidylinositol-4,5-bisphosphate binding activity" table:style-name="ce1">
            <text:p>Ortholog(s) have GTPase activator activity, Rho GTPase binding, phosphatidylinositol-4,5-bisphosphate binding activity</text:p>
          </table:table-cell>
          <table:table-cell office:value-type="float" office:value="-0.5465" table:style-name="ce1">
            <text:p>-0.5465</text:p>
          </table:table-cell>
          <table:table-cell office:value-type="float" office:value="0.00272675929219932" table:style-name="ce1">
            <text:p>0.00272675929219932</text:p>
          </table:table-cell>
          <table:table-cell office:value-type="float" office:value="-0.213916666666667" table:style-name="ce1">
            <text:p>-0.213916666666667</text:p>
          </table:table-cell>
          <table:table-cell office:value-type="float" office:value="0.273056875331048" table:style-name="ce1">
            <text:p>0.273056875331048</text:p>
          </table:table-cell>
          <table:table-cell office:value-type="float" office:value="-0.213916666666667" table:style-name="ce1">
            <text:p>-0.213916666666667</text:p>
          </table:table-cell>
          <table:table-cell office:value-type="float" office:value="0.273056875331048" table:style-name="ce1">
            <text:p>0.273056875331048</text:p>
          </table:table-cell>
          <table:table-cell office:value-type="float" office:value="1.4155" table:style-name="ce1">
            <text:p>1.4155</text:p>
          </table:table-cell>
          <table:table-cell office:value-type="float" office:value="0.000104192200931018" table:style-name="ce1">
            <text:p>0.000104192200931018</text:p>
          </table:table-cell>
          <table:table-cell office:value-type="float" office:value="-0.699644486365216" table:style-name="ce1">
            <text:p>-0.699644486365216</text:p>
          </table:table-cell>
          <table:table-cell office:value-type="float" office:value="-0.355833167882467" table:style-name="ce1">
            <text:p>-0.355833167882467</text:p>
          </table:table-cell>
          <table:table-cell office:value-type="float" office:value="-0.355833167882467" table:style-name="ce1">
            <text:p>-0.355833167882467</text:p>
          </table:table-cell>
          <table:table-cell office:value-type="float" office:value="2.3654687639824" table:style-name="ce1">
            <text:p>2.365468763982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J10978g" table:style-name="ce1">
            <text:p>CAGL0J10978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J10978g" table:style-name="ce1">
            <text:p>CAGL0J10978g</text:p>
          </table:table-cell>
          <table:table-cell office:value-type="string" office:value="YDR309C" table:style-name="ce1">
            <text:p>YDR309C</text:p>
          </table:table-cell>
          <table:table-cell office:value-type="string" office:value="S000002717" table:style-name="ce1">
            <text:p>S000002717</text:p>
          </table:table-cell>
          <table:table-cell office:value-type="string" office:value="YDR309C" table:style-name="ce1">
            <text:p>YDR309C</text:p>
          </table:table-cell>
          <table:table-cell office:value-type="string" office:value="GIC2" table:style-name="ce1">
            <text:p>GIC2</text:p>
          </table:table-cell>
          <table:table-cell office:value-type="string" office:value="Redundant rho-like GTPase Cdc42p effector; involved in initiation of budding and cellular polarization; interacts with Cdc42p via the Cdc42/Rac-interactive binding (CRIB) domain and with PI(4,5)P2 via a polybasic region; GIC2 has a paralog, GIC1, that arose from the whole genome duplication" table:style-name="ce1">
            <text:p>Redundant rho-like GTPase Cdc42p effector; involved in initiation of budding and cellular polarization; interacts with Cdc42p via the Cdc42/Rac-interactive binding (CRIB) domain and with PI(4,5)P2 via a polybasic region; GIC2 has a paralog, GIC1, that arose from the whole genome duplication</text:p>
          </table:table-cell>
        </table:table-row>
        <table:table-row>
          <table:table-cell office:value-type="string" office:value="CAGL0J11132g" table:style-name="ce1">
            <text:p>CAGL0J11132g</text:p>
          </table:table-cell>
          <table:table-cell office:value-type="string" office:value="" table:style-name="ce1">
            <text:p/>
          </table:table-cell>
          <table:table-cell office:value-type="string" office:value="Ortholog(s) have role in pheromone-dependent signal transduction involved in conjugation with cellular fusion and membrane raft, plasma membrane localization" table:style-name="ce1">
            <text:p>Ortholog(s) have role in pheromone-dependent signal transduction involved in conjugation with cellular fusion and membrane raft, plasma membrane localization</text:p>
          </table:table-cell>
          <table:table-cell office:value-type="float" office:value="0.466333333333333" table:style-name="ce1">
            <text:p>0.466333333333333</text:p>
          </table:table-cell>
          <table:table-cell office:value-type="float" office:value="0.0126848914596734" table:style-name="ce1">
            <text:p>0.0126848914596734</text:p>
          </table:table-cell>
          <table:table-cell office:value-type="float" office:value="-0.90075" table:style-name="ce1">
            <text:p>-0.90075</text:p>
          </table:table-cell>
          <table:table-cell office:value-type="float" office:value="0.00168990230462435" table:style-name="ce1">
            <text:p>0.00168990230462435</text:p>
          </table:table-cell>
          <table:table-cell office:value-type="float" office:value="-0.90075" table:style-name="ce1">
            <text:p>-0.90075</text:p>
          </table:table-cell>
          <table:table-cell office:value-type="float" office:value="0.00168990230462435" table:style-name="ce1">
            <text:p>0.00168990230462435</text:p>
          </table:table-cell>
          <table:table-cell office:value-type="float" office:value="1.45766666666667" table:style-name="ce1">
            <text:p>1.45766666666667</text:p>
          </table:table-cell>
          <table:table-cell office:value-type="float" office:value="0.00044104697228867" table:style-name="ce1">
            <text:p>0.00044104697228867</text:p>
          </table:table-cell>
          <table:table-cell office:value-type="float" office:value="0.491731917880123" table:style-name="ce1">
            <text:p>0.491731917880123</text:p>
          </table:table-cell>
          <table:table-cell office:value-type="float" office:value="-1.26306826416058" table:style-name="ce1">
            <text:p>-1.26306826416058</text:p>
          </table:table-cell>
          <table:table-cell office:value-type="float" office:value="-1.26306826416058" table:style-name="ce1">
            <text:p>-1.26306826416058</text:p>
          </table:table-cell>
          <table:table-cell office:value-type="float" office:value="2.43923847795153" table:style-name="ce1">
            <text:p>2.4392384779515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J11132g" table:style-name="ce1">
            <text:p>CAGL0J11132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J11132g" table:style-name="ce1">
            <text:p>CAGL0J11132g</text:p>
          </table:table-cell>
          <table:table-cell office:value-type="string" office:value="YNL173C" table:style-name="ce1">
            <text:p>YNL173C</text:p>
          </table:table-cell>
          <table:table-cell office:value-type="string" office:value="S000005117" table:style-name="ce1">
            <text:p>S000005117</text:p>
          </table:table-cell>
          <table:table-cell office:value-type="string" office:value="YNL173C" table:style-name="ce1">
            <text:p>YNL173C</text:p>
          </table:table-cell>
          <table:table-cell office:value-type="string" office:value="MDG1" table:style-name="ce1">
            <text:p>MDG1</text:p>
          </table:table-cell>
          <table:table-cell office:value-type="string" office:value="Plasma membrane protein; involved in G-protein mediated pheromone signaling pathway; overproduction suppresses bem1 mutations; MDG1 has a paralog, CRP1, that arose from the whole genome duplication" table:style-name="ce1">
            <text:p>Plasma membrane protein; involved in G-protein mediated pheromone signaling pathway; overproduction suppresses bem1 mutations; MDG1 has a paralog, CRP1, that arose from the whole genome duplication</text:p>
          </table:table-cell>
        </table:table-row>
        <table:table-row>
          <table:table-cell office:value-type="string" office:value="CAGL0J11682g" table:style-name="ce1">
            <text:p>CAGL0J11682g</text:p>
          </table:table-cell>
          <table:table-cell office:value-type="string" office:value="" table:style-name="ce1">
            <text:p/>
          </table:table-cell>
          <table:table-cell office:value-type="string" office:value="Ortholog(s) have role in aerobic respiration, development of symbiont in host and mitochondrial intermembrane space localization" table:style-name="ce1">
            <text:p>Ortholog(s) have role in aerobic respiration, development of symbiont in host and mitochondrial intermembrane space localization</text:p>
          </table:table-cell>
          <table:table-cell office:value-type="float" office:value="-2.14866666666667" table:style-name="ce1">
            <text:p>-2.14866666666667</text:p>
          </table:table-cell>
          <table:table-cell office:value-type="float" office:value="7.37597819724266e-06" table:style-name="ce1">
            <text:p>7.37597819724266e-06</text:p>
          </table:table-cell>
          <table:table-cell office:value-type="float" office:value="-1.36516666666667" table:style-name="ce1">
            <text:p>-1.36516666666667</text:p>
          </table:table-cell>
          <table:table-cell office:value-type="float" office:value="0.000132660238320634" table:style-name="ce1">
            <text:p>0.000132660238320634</text:p>
          </table:table-cell>
          <table:table-cell office:value-type="float" office:value="-1.36516666666667" table:style-name="ce1">
            <text:p>-1.36516666666667</text:p>
          </table:table-cell>
          <table:table-cell office:value-type="float" office:value="0.000132660238320634" table:style-name="ce1">
            <text:p>0.000132660238320634</text:p>
          </table:table-cell>
          <table:table-cell office:value-type="float" office:value="0.528333333333333" table:style-name="ce1">
            <text:p>0.528333333333333</text:p>
          </table:table-cell>
          <table:table-cell office:value-type="float" office:value="0.0847410864306087" table:style-name="ce1">
            <text:p>0.0847410864306087</text:p>
          </table:table-cell>
          <table:table-cell office:value-type="float" office:value="-2.58424237578606" table:style-name="ce1">
            <text:p>-2.58424237578606</text:p>
          </table:table-cell>
          <table:table-cell office:value-type="float" office:value="-1.87651417432291" table:style-name="ce1">
            <text:p>-1.87651417432291</text:p>
          </table:table-cell>
          <table:table-cell office:value-type="float" office:value="-1.87651417432291" table:style-name="ce1">
            <text:p>-1.87651417432291</text:p>
          </table:table-cell>
          <table:table-cell office:value-type="float" office:value="0.813388971659593" table:style-name="ce1">
            <text:p>0.81338897165959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THIOL REDOX" table:style-name="ce1">
            <text:p>THIOL REDOX</text:p>
          </table:table-cell>
          <table:table-cell office:value-type="string" office:value="F3" table:style-name="ce1">
            <text:p>F3</text:p>
          </table:table-cell>
          <table:table-cell office:value-type="string" office:value="CAGL0J11682g" table:style-name="ce1">
            <text:p>CAGL0J11682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J11682g" table:style-name="ce1">
            <text:p>CAGL0J11682g</text:p>
          </table:table-cell>
          <table:table-cell office:value-type="string" office:value="YMR002W" table:style-name="ce1">
            <text:p>YMR002W</text:p>
          </table:table-cell>
          <table:table-cell office:value-type="string" office:value="S000004604" table:style-name="ce1">
            <text:p>S000004604</text:p>
          </table:table-cell>
          <table:table-cell office:value-type="string" office:value="YMR002W" table:style-name="ce1">
            <text:p>YMR002W</text:p>
          </table:table-cell>
          <table:table-cell office:value-type="string" office:value="MIX17" table:style-name="ce1">
            <text:p>MIX17</text:p>
          </table:table-cell>
          <table:table-cell office:value-type="string" office:value="Mitochondrial intermembrane space protein; required for normal oxygen consumption; contains twin cysteine-x9-cysteine motifs; protein abundance increases in response to DNA replication stress" table:style-name="ce1">
            <text:p>Mitochondrial intermembrane space protein; required for normal oxygen consumption; contains twin cysteine-x9-cysteine motifs; protein abundance increases in response to DNA replication stress</text:p>
          </table:table-cell>
        </table:table-row>
        <table:table-row>
          <table:table-cell office:value-type="string" office:value="CAGL0J11858g" table:style-name="ce1">
            <text:p>CAGL0J11858g</text:p>
          </table:table-cell>
          <table:table-cell office:value-type="string" office:value="RML2" table:style-name="ce1">
            <text:p>RML2</text:p>
          </table:table-cell>
          <table:table-cell office:value-type="string" office:value="Ortholog(s) have structural constituent of ribosome activity, role in mitochondrial translation and mitochondrial large ribosomal subunit localization" table:style-name="ce1">
            <text:p>Ortholog(s) have structural constituent of ribosome activity, role in mitochondrial translation and mitochondrial large ribosomal subunit localization</text:p>
          </table:table-cell>
          <table:table-cell office:value-type="float" office:value="-0.9055" table:style-name="ce1">
            <text:p>-0.9055</text:p>
          </table:table-cell>
          <table:table-cell office:value-type="float" office:value="0.000320251151125535" table:style-name="ce1">
            <text:p>0.000320251151125535</text:p>
          </table:table-cell>
          <table:table-cell office:value-type="float" office:value="-0.302333333333333" table:style-name="ce1">
            <text:p>-0.302333333333333</text:p>
          </table:table-cell>
          <table:table-cell office:value-type="float" office:value="0.11905587686098" table:style-name="ce1">
            <text:p>0.11905587686098</text:p>
          </table:table-cell>
          <table:table-cell office:value-type="float" office:value="-0.302333333333333" table:style-name="ce1">
            <text:p>-0.302333333333333</text:p>
          </table:table-cell>
          <table:table-cell office:value-type="float" office:value="0.11905587686098" table:style-name="ce1">
            <text:p>0.11905587686098</text:p>
          </table:table-cell>
          <table:table-cell office:value-type="float" office:value="1.53583333333333" table:style-name="ce1">
            <text:p>1.53583333333333</text:p>
          </table:table-cell>
          <table:table-cell office:value-type="float" office:value="0.00202744130326162" table:style-name="ce1">
            <text:p>0.00202744130326162</text:p>
          </table:table-cell>
          <table:table-cell office:value-type="float" office:value="-1.12192929379396" table:style-name="ce1">
            <text:p>-1.12192929379396</text:p>
          </table:table-cell>
          <table:table-cell office:value-type="float" office:value="-0.472622349774129" table:style-name="ce1">
            <text:p>-0.472622349774129</text:p>
          </table:table-cell>
          <table:table-cell office:value-type="float" office:value="-0.472622349774129" table:style-name="ce1">
            <text:p>-0.472622349774129</text:p>
          </table:table-cell>
          <table:table-cell office:value-type="float" office:value="2.57598944969667" table:style-name="ce1">
            <text:p>2.5759894496966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MITOCHONDRIAL BIOGENESIS" table:style-name="ce1">
            <text:p>MITOCHONDRIAL BIOGENESIS</text:p>
          </table:table-cell>
          <table:table-cell office:value-type="string" office:value="F1" table:style-name="ce1">
            <text:p>F1</text:p>
          </table:table-cell>
          <table:table-cell office:value-type="string" office:value="CAGL0J11858g" table:style-name="ce1">
            <text:p>CAGL0J11858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J11858g" table:style-name="ce1">
            <text:p>CAGL0J11858g</text:p>
          </table:table-cell>
          <table:table-cell office:value-type="string" office:value="YEL050C" table:style-name="ce1">
            <text:p>YEL050C</text:p>
          </table:table-cell>
          <table:table-cell office:value-type="string" office:value="S000000776" table:style-name="ce1">
            <text:p>S000000776</text:p>
          </table:table-cell>
          <table:table-cell office:value-type="string" office:value="YEL050C" table:style-name="ce1">
            <text:p>YEL050C</text:p>
          </table:table-cell>
          <table:table-cell office:value-type="string" office:value="RML2" table:style-name="ce1">
            <text:p>RML2</text:p>
          </table:table-cell>
          <table:table-cell office:value-type="string" office:value="Mitochondrial ribosomal protein of the large subunit (L2); has similarity to E. coli L2 ribosomal protein; mutant allele (fat21) causes inability to utilize oleate, and induce oleic acid oxidation; may interfere with activity of the Adr1p transcription factor" table:style-name="ce1">
            <text:p>Mitochondrial ribosomal protein of the large subunit (L2); has similarity to E. coli L2 ribosomal protein; mutant allele (fat21) causes inability to utilize oleate, and induce oleic acid oxidation; may interfere with activity of the Adr1p transcription factor</text:p>
          </table:table-cell>
        </table:table-row>
        <table:table-row>
          <table:table-cell office:value-type="string" office:value="CAGL0K00110g" table:style-name="ce1">
            <text:p>CAGL0K00110g</text:p>
          </table:table-cell>
          <table:table-cell office:value-type="string" office:value="AWP2" table:style-name="ce1">
            <text:p>AWP2</text:p>
          </table:table-cell>
          <table:table-cell office:value-type="string" office:value="Putative adhesin; identified in cell wall extracts by mass spectrometry; belongs to adhesin cluster V; predicted GPI-anchor" table:style-name="ce1">
            <text:p>Putative adhesin; identified in cell wall extracts by mass spectrometry; belongs to adhesin cluster V; predicted GPI-anchor</text:p>
          </table:table-cell>
          <table:table-cell office:value-type="float" office:value="1.16783333333333" table:style-name="ce1">
            <text:p>1.16783333333333</text:p>
          </table:table-cell>
          <table:table-cell office:value-type="float" office:value="5.31930115479374e-05" table:style-name="ce1">
            <text:p>5.31930115479374e-05</text:p>
          </table:table-cell>
          <table:table-cell office:value-type="float" office:value="1.56583333333333" table:style-name="ce1">
            <text:p>1.56583333333333</text:p>
          </table:table-cell>
          <table:table-cell office:value-type="float" office:value="3.78394552315409e-05" table:style-name="ce1">
            <text:p>3.78394552315409e-05</text:p>
          </table:table-cell>
          <table:table-cell office:value-type="float" office:value="1.56583333333333" table:style-name="ce1">
            <text:p>1.56583333333333</text:p>
          </table:table-cell>
          <table:table-cell office:value-type="float" office:value="3.78394552315409e-05" table:style-name="ce1">
            <text:p>3.78394552315409e-05</text:p>
          </table:table-cell>
          <table:table-cell office:value-type="float" office:value="1.25483333333333" table:style-name="ce1">
            <text:p>1.25483333333333</text:p>
          </table:table-cell>
          <table:table-cell office:value-type="float" office:value="0.00033626651044217" table:style-name="ce1">
            <text:p>0.00033626651044217</text:p>
          </table:table-cell>
          <table:table-cell office:value-type="float" office:value="1.31689289952709" table:style-name="ce1">
            <text:p>1.31689289952709</text:p>
          </table:table-cell>
          <table:table-cell office:value-type="float" office:value="1.99503069419127" table:style-name="ce1">
            <text:p>1.99503069419127</text:p>
          </table:table-cell>
          <table:table-cell office:value-type="float" office:value="1.99503069419127" table:style-name="ce1">
            <text:p>1.99503069419127</text:p>
          </table:table-cell>
          <table:table-cell office:value-type="float" office:value="2.08438574316722" table:style-name="ce1">
            <text:p>2.0843857431672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K00110g" table:style-name="ce1">
            <text:p>CAGL0K00110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K00110g" table:style-name="ce1">
            <text:p>CAGL0K00110g</text:p>
          </table:table-cell>
          <table:table-cell office:value-type="string" office:value="NO_ORTHO" table:style-name="ce1">
            <text:p>NO_ORTHO</text:p>
          </table:table-cell>
          <table:table-cell office:value-type="string" office:value="CAL0134003" table:style-name="ce1">
            <text:p>CAL0134003</text:p>
          </table:table-cell>
          <table:table-cell office:value-type="string" office:value="CAGL0K00110g" table:style-name="ce1">
            <text:p>CAGL0K00110g</text:p>
          </table:table-cell>
          <table:table-cell office:value-type="string" office:value="AWP2" table:style-name="ce1">
            <text:p>AWP2</text:p>
          </table:table-cell>
          <table:table-cell office:value-type="string" office:value="Putative adhesin; identified in cell wall extracts by mass spectrometry; belongs to adhesin cluster V; predicted GPI-anchor" table:style-name="ce1">
            <text:p>Putative adhesin; identified in cell wall extracts by mass spectrometry; belongs to adhesin cluster V; predicted GPI-anchor</text:p>
          </table:table-cell>
        </table:table-row>
        <table:table-row>
          <table:table-cell office:value-type="string" office:value="CAGL0K00847g" table:style-name="ce1">
            <text:p>CAGL0K00847g</text:p>
          </table:table-cell>
          <table:table-cell office:value-type="string" office:value="CIR1" table:style-name="ce1">
            <text:p>CIR1</text:p>
          </table:table-cell>
          <table:table-cell office:value-type="string" office:value="Protein of unknown function" table:style-name="ce1">
            <text:p>Protein of unknown function</text:p>
          </table:table-cell>
          <table:table-cell office:value-type="float" office:value="-0.0773333333333334" table:style-name="ce1">
            <text:p>-0.0773333333333334</text:p>
          </table:table-cell>
          <table:table-cell office:value-type="float" office:value="0.665809592980365" table:style-name="ce1">
            <text:p>0.665809592980365</text:p>
          </table:table-cell>
          <table:table-cell office:value-type="float" office:value="0.555833333333333" table:style-name="ce1">
            <text:p>0.555833333333333</text:p>
          </table:table-cell>
          <table:table-cell office:value-type="float" office:value="0.0659035970201749" table:style-name="ce1">
            <text:p>0.0659035970201749</text:p>
          </table:table-cell>
          <table:table-cell office:value-type="float" office:value="0.555833333333333" table:style-name="ce1">
            <text:p>0.555833333333333</text:p>
          </table:table-cell>
          <table:table-cell office:value-type="float" office:value="0.0659035970201749" table:style-name="ce1">
            <text:p>0.0659035970201749</text:p>
          </table:table-cell>
          <table:table-cell office:value-type="float" office:value="1.33883333333333" table:style-name="ce1">
            <text:p>1.33883333333333</text:p>
          </table:table-cell>
          <table:table-cell office:value-type="float" office:value="0.00671371251923468" table:style-name="ce1">
            <text:p>0.00671371251923468</text:p>
          </table:table-cell>
          <table:table-cell office:value-type="float" office:value="-0.147772744066281" table:style-name="ce1">
            <text:p>-0.147772744066281</text:p>
          </table:table-cell>
          <table:table-cell office:value-type="float" office:value="0.660926184740798" table:style-name="ce1">
            <text:p>0.660926184740798</text:p>
          </table:table-cell>
          <table:table-cell office:value-type="float" office:value="0.660926184740798" table:style-name="ce1">
            <text:p>0.660926184740798</text:p>
          </table:table-cell>
          <table:table-cell office:value-type="float" office:value="2.23134201131126" table:style-name="ce1">
            <text:p>2.2313420113112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K00847g" table:style-name="ce1">
            <text:p>CAGL0K00847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K00847g" table:style-name="ce1">
            <text:p>CAGL0K00847g</text:p>
          </table:table-cell>
          <table:table-cell office:value-type="string" office:value="YGR207C" table:style-name="ce1">
            <text:p>YGR207C</text:p>
          </table:table-cell>
          <table:table-cell office:value-type="string" office:value="S000003439" table:style-name="ce1">
            <text:p>S000003439</text:p>
          </table:table-cell>
          <table:table-cell office:value-type="string" office:value="YGR207C" table:style-name="ce1">
            <text:p>YGR207C</text:p>
          </table:table-cell>
          <table:table-cell office:value-type="string" office:value="CIR1" table:style-name="ce1">
            <text:p>CIR1</text:p>
          </table:table-cell>
          <table:table-cell office:value-type="string" office:value="Mitochondrial protein that interacts with frataxin (Yfh1p); putative ortholog of mammalian electron transfer flavoprotein complex subunit ETF-beta; may have a role in oxidative stress response" table:style-name="ce1">
            <text:p>Mitochondrial protein that interacts with frataxin (Yfh1p); putative ortholog of mammalian electron transfer flavoprotein complex subunit ETF-beta; may have a role in oxidative stress response</text:p>
          </table:table-cell>
        </table:table-row>
        <table:table-row>
          <table:table-cell office:value-type="string" office:value="CAGL0K00869g" table:style-name="ce1">
            <text:p>CAGL0K00869g</text:p>
          </table:table-cell>
          <table:table-cell office:value-type="string" office:value="" table:style-name="ce1">
            <text:p/>
          </table:table-cell>
          <table:table-cell office:value-type="string" office:value="Has domain(s) with predicted ubiquitin binding activity, role in endosome transport via multivesicular body sorting pathway and ESCRT I complex localization" table:style-name="ce1">
            <text:p>Has domain(s) with predicted ubiquitin binding activity, role in endosome transport via multivesicular body sorting pathway and ESCRT I complex localization</text:p>
          </table:table-cell>
          <table:table-cell office:value-type="float" office:value="0.973" table:style-name="ce1">
            <text:p>0.973</text:p>
          </table:table-cell>
          <table:table-cell office:value-type="float" office:value="0.000226823686055827" table:style-name="ce1">
            <text:p>0.000226823686055827</text:p>
          </table:table-cell>
          <table:table-cell office:value-type="float" office:value="0.41525" table:style-name="ce1">
            <text:p>0.41525</text:p>
          </table:table-cell>
          <table:table-cell office:value-type="float" office:value="0.0917430959080202" table:style-name="ce1">
            <text:p>0.0917430959080202</text:p>
          </table:table-cell>
          <table:table-cell office:value-type="float" office:value="0.41525" table:style-name="ce1">
            <text:p>0.41525</text:p>
          </table:table-cell>
          <table:table-cell office:value-type="float" office:value="0.0917430959080202" table:style-name="ce1">
            <text:p>0.0917430959080202</text:p>
          </table:table-cell>
          <table:table-cell office:value-type="float" office:value="1.8465" table:style-name="ce1">
            <text:p>1.8465</text:p>
          </table:table-cell>
          <table:table-cell office:value-type="float" office:value="9.35769475901187e-05" table:style-name="ce1">
            <text:p>9.35769475901187e-05</text:p>
          </table:table-cell>
          <table:table-cell office:value-type="float" office:value="1.08771419020295" table:style-name="ce1">
            <text:p>1.08771419020295</text:p>
          </table:table-cell>
          <table:table-cell office:value-type="float" office:value="0.47523028478676" table:style-name="ce1">
            <text:p>0.47523028478676</text:p>
          </table:table-cell>
          <table:table-cell office:value-type="float" office:value="0.47523028478676" table:style-name="ce1">
            <text:p>0.47523028478676</text:p>
          </table:table-cell>
          <table:table-cell office:value-type="float" office:value="3.11949437791191" table:style-name="ce1">
            <text:p>3.1194943779119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K00869g" table:style-name="ce1">
            <text:p>CAGL0K00869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K00869g" table:style-name="ce1">
            <text:p>CAGL0K00869g</text:p>
          </table:table-cell>
          <table:table-cell office:value-type="string" office:value="YGR206W" table:style-name="ce1">
            <text:p>YGR206W</text:p>
          </table:table-cell>
          <table:table-cell office:value-type="string" office:value="S000003438" table:style-name="ce1">
            <text:p>S000003438</text:p>
          </table:table-cell>
          <table:table-cell office:value-type="string" office:value="YGR206W" table:style-name="ce1">
            <text:p>YGR206W</text:p>
          </table:table-cell>
          <table:table-cell office:value-type="string" office:value="MVB12" table:style-name="ce1">
            <text:p>MVB12</text:p>
          </table:table-cell>
          <table:table-cell office:value-type="string" office:value="ESCRT-I subunit required to stabilize ESCRT-I core complex oligomers; the ESCRT-I core complex (Stp22p, Vps28p, Srn2p) is involved in ubiquitin-dependent sorting of proteins into the endosome; deletion mutant is sensitive to rapamycin and nystatin" table:style-name="ce1">
            <text:p>ESCRT-I subunit required to stabilize ESCRT-I core complex oligomers; the ESCRT-I core complex (Stp22p, Vps28p, Srn2p) is involved in ubiquitin-dependent sorting of proteins into the endosome; deletion mutant is sensitive to rapamycin and nystatin</text:p>
          </table:table-cell>
        </table:table-row>
        <table:table-row>
          <table:table-cell office:value-type="string" office:value="CAGL0K01749g" table:style-name="ce1">
            <text:p>CAGL0K01749g</text:p>
          </table:table-cell>
          <table:table-cell office:value-type="string" office:value="" table:style-name="ce1">
            <text:p/>
          </table:table-cell>
          <table:table-cell office:value-type="string" office:value="Ortholog(s) have lipid binding, sterol transfer activity and role in ER to Golgi ceramide transport, endocytosis, exocytosis, maintenance of cell polarity, piecemeal microautophagy of the nucleus, sterol transport" table:style-name="ce1">
            <text:p>Ortholog(s) have lipid binding, sterol transfer activity and role in ER to Golgi ceramide transport, endocytosis, exocytosis, maintenance of cell polarity, piecemeal microautophagy of the nucleus, sterol transport</text:p>
          </table:table-cell>
          <table:table-cell office:value-type="float" office:value="0.930833333333334" table:style-name="ce1">
            <text:p>0.930833333333334</text:p>
          </table:table-cell>
          <table:table-cell office:value-type="float" office:value="0.000259267746998702" table:style-name="ce1">
            <text:p>0.000259267746998702</text:p>
          </table:table-cell>
          <table:table-cell office:value-type="float" office:value="0.383833333333333" table:style-name="ce1">
            <text:p>0.383833333333333</text:p>
          </table:table-cell>
          <table:table-cell office:value-type="float" office:value="0.190844150982003" table:style-name="ce1">
            <text:p>0.190844150982003</text:p>
          </table:table-cell>
          <table:table-cell office:value-type="float" office:value="0.383833333333333" table:style-name="ce1">
            <text:p>0.383833333333333</text:p>
          </table:table-cell>
          <table:table-cell office:value-type="float" office:value="0.190844150982003" table:style-name="ce1">
            <text:p>0.190844150982003</text:p>
          </table:table-cell>
          <table:table-cell office:value-type="float" office:value="1.44183333333333" table:style-name="ce1">
            <text:p>1.44183333333333</text:p>
          </table:table-cell>
          <table:table-cell office:value-type="float" office:value="0.00128158441045192" table:style-name="ce1">
            <text:p>0.00128158441045192</text:p>
          </table:table-cell>
          <table:table-cell office:value-type="float" office:value="1.03811434977609" table:style-name="ce1">
            <text:p>1.03811434977609</text:p>
          </table:table-cell>
          <table:table-cell office:value-type="float" office:value="0.433732149468045" table:style-name="ce1">
            <text:p>0.433732149468045</text:p>
          </table:table-cell>
          <table:table-cell office:value-type="float" office:value="0.433732149468045" table:style-name="ce1">
            <text:p>0.433732149468045</text:p>
          </table:table-cell>
          <table:table-cell office:value-type="float" office:value="2.41153838772597" table:style-name="ce1">
            <text:p>2.4115383877259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INTRACELLULAR TRANSPORT" table:style-name="ce1">
            <text:p>INTRACELLULAR TRANSPORT</text:p>
          </table:table-cell>
          <table:table-cell office:value-type="string" office:value="F4" table:style-name="ce1">
            <text:p>F4</text:p>
          </table:table-cell>
          <table:table-cell office:value-type="string" office:value="CAGL0K01749g" table:style-name="ce1">
            <text:p>CAGL0K01749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K01749g" table:style-name="ce1">
            <text:p>CAGL0K01749g</text:p>
          </table:table-cell>
          <table:table-cell office:value-type="string" office:value="YDL019C" table:style-name="ce1">
            <text:p>YDL019C</text:p>
          </table:table-cell>
          <table:table-cell office:value-type="string" office:value="S000002177" table:style-name="ce1">
            <text:p>S000002177</text:p>
          </table:table-cell>
          <table:table-cell office:value-type="string" office:value="YDL019C" table:style-name="ce1">
            <text:p>YDL019C</text:p>
          </table:table-cell>
          <table:table-cell office:value-type="string" office:value="OSH2" table:style-name="ce1">
            <text:p>OSH2</text:p>
          </table:table-cell>
          <table:table-cell office:value-type="string" office:value="Member of an oxysterol-binding protein family with seven members; in S. cerevisiae, family members have overlapping, redundant functions in sterol metabolism and collectively perform a function essential for viability; contains FFAT motif; interacts with ER anchor Scs2p at patches at the plasma membrane and at the nuclear envelope; regulated by sterol binding; OSH2 has a paralog, SWH1, that arose from the whole genome duplication" table:style-name="ce1">
            <text:p>Member of an oxysterol-binding protein family with seven members; in S. cerevisiae, family members have overlapping, redundant functions in sterol metabolism and collectively perform a function essential for viability; contains FFAT motif; interacts with ER anchor Scs2p at patches at the plasma membrane and at the nuclear envelope; regulated by sterol binding; OSH2 has a paralog, SWH1, that arose from the whole genome duplication</text:p>
          </table:table-cell>
        </table:table-row>
        <table:table-row>
          <table:table-cell office:value-type="string" office:value="CAGL0K01771g" table:style-name="ce1">
            <text:p>CAGL0K01771g</text:p>
          </table:table-cell>
          <table:table-cell office:value-type="string" office:value="" table:style-name="ce1">
            <text:p/>
          </table:table-cell>
          <table:table-cell office:value-type="string" office:value="Has domain(s) with predicted transferase activity, transferring acyl groups activity" table:style-name="ce1">
            <text:p>Has domain(s) with predicted transferase activity, transferring acyl groups activity</text:p>
          </table:table-cell>
          <table:table-cell office:value-type="float" office:value="-0.511833333333334" table:style-name="ce1">
            <text:p>-0.511833333333334</text:p>
          </table:table-cell>
          <table:table-cell office:value-type="float" office:value="0.115078220391117" table:style-name="ce1">
            <text:p>0.115078220391117</text:p>
          </table:table-cell>
          <table:table-cell office:value-type="float" office:value="1.97208333333333" table:style-name="ce1">
            <text:p>1.97208333333333</text:p>
          </table:table-cell>
          <table:table-cell office:value-type="float" office:value="2.35032325528591e-05" table:style-name="ce1">
            <text:p>2.35032325528591e-05</text:p>
          </table:table-cell>
          <table:table-cell office:value-type="float" office:value="1.97208333333333" table:style-name="ce1">
            <text:p>1.97208333333333</text:p>
          </table:table-cell>
          <table:table-cell office:value-type="float" office:value="2.35032325528591e-05" table:style-name="ce1">
            <text:p>2.35032325528591e-05</text:p>
          </table:table-cell>
          <table:table-cell office:value-type="float" office:value="-1.2255" table:style-name="ce1">
            <text:p>-1.2255</text:p>
          </table:table-cell>
          <table:table-cell office:value-type="float" office:value="0.000672976247981835" table:style-name="ce1">
            <text:p>0.000672976247981835</text:p>
          </table:table-cell>
          <table:table-cell office:value-type="float" office:value="-0.658866751943128" table:style-name="ce1">
            <text:p>-0.658866751943128</text:p>
          </table:table-cell>
          <table:table-cell office:value-type="float" office:value="2.53164451296775" table:style-name="ce1">
            <text:p>2.53164451296775</text:p>
          </table:table-cell>
          <table:table-cell office:value-type="float" office:value="2.53164451296775" table:style-name="ce1">
            <text:p>2.53164451296775</text:p>
          </table:table-cell>
          <table:table-cell office:value-type="float" office:value="-2.25490628564135" table:style-name="ce1">
            <text:p>-2.2549062856413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K01771g" table:style-name="ce1">
            <text:p>CAGL0K01771g</text:p>
          </table:table-cell>
          <table:table-cell office:value-type="string" office:value="SWITCH" table:style-name="ce1">
            <text:p>SWITCH</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DOWN" table:style-name="ce1">
            <text:p>DOWN</text:p>
          </table:table-cell>
          <table:table-cell office:value-type="string" office:value="CAGL0K01771g" table:style-name="ce1">
            <text:p>CAGL0K01771g</text:p>
          </table:table-cell>
          <table:table-cell office:value-type="string" office:value="YAR035W" table:style-name="ce1">
            <text:p>YAR035W</text:p>
          </table:table-cell>
          <table:table-cell office:value-type="string" office:value="S000000080" table:style-name="ce1">
            <text:p>S000000080</text:p>
          </table:table-cell>
          <table:table-cell office:value-type="string" office:value="YAR035W" table:style-name="ce1">
            <text:p>YAR035W</text:p>
          </table:table-cell>
          <table:table-cell office:value-type="string" office:value="YAT1" table:style-name="ce1">
            <text:p>YAT1</text:p>
          </table:table-cell>
          <table:table-cell office:value-type="string" office:value="Outer mitochondrial carnitine acetyltransferase; minor ethanol-inducible enzyme involved in transport of activated acyl groups from the cytoplasm into the mitochondrial matrix; phosphorylated" table:style-name="ce1">
            <text:p>Outer mitochondrial carnitine acetyltransferase; minor ethanol-inducible enzyme involved in transport of activated acyl groups from the cytoplasm into the mitochondrial matrix; phosphorylated</text:p>
          </table:table-cell>
        </table:table-row>
        <table:table-row>
          <table:table-cell office:value-type="string" office:value="CAGL0K01859g" table:style-name="ce1">
            <text:p>CAGL0K01859g</text:p>
          </table:table-cell>
          <table:table-cell office:value-type="string" office:value="" table:style-name="ce1">
            <text:p/>
          </table:table-cell>
          <table:table-cell office:value-type="string" office:value="Ortholog(s) have histone-glutamine methyltransferase activity, mRNA binding, rRNA methyltransferase activity and role in box C/D snoRNA 3'-end processing, histone glutamine methylation, rRNA methylation, rRNA processing, snoRNA processing" table:style-name="ce1">
            <text:p>Ortholog(s) have histone-glutamine methyltransferase activity, mRNA binding, rRNA methyltransferase activity and role in box C/D snoRNA 3'-end processing, histone glutamine methylation, rRNA methylation, rRNA processing, snoRNA processing</text:p>
          </table:table-cell>
          <table:table-cell office:value-type="float" office:value="-1.6925" table:style-name="ce1">
            <text:p>-1.6925</text:p>
          </table:table-cell>
          <table:table-cell office:value-type="float" office:value="0.000121188955340602" table:style-name="ce1">
            <text:p>0.000121188955340602</text:p>
          </table:table-cell>
          <table:table-cell office:value-type="float" office:value="-1.5465" table:style-name="ce1">
            <text:p>-1.5465</text:p>
          </table:table-cell>
          <table:table-cell office:value-type="float" office:value="5.66887853433979e-05" table:style-name="ce1">
            <text:p>5.66887853433979e-05</text:p>
          </table:table-cell>
          <table:table-cell office:value-type="float" office:value="-1.5465" table:style-name="ce1">
            <text:p>-1.5465</text:p>
          </table:table-cell>
          <table:table-cell office:value-type="float" office:value="5.66887853433979e-05" table:style-name="ce1">
            <text:p>5.66887853433979e-05</text:p>
          </table:table-cell>
          <table:table-cell office:value-type="float" office:value="-1.665" table:style-name="ce1">
            <text:p>-1.665</text:p>
          </table:table-cell>
          <table:table-cell office:value-type="float" office:value="4.16704796480113e-05" table:style-name="ce1">
            <text:p>4.16704796480113e-05</text:p>
          </table:table-cell>
          <table:table-cell office:value-type="float" office:value="-2.0476622838954" table:style-name="ce1">
            <text:p>-2.0476622838954</text:p>
          </table:table-cell>
          <table:table-cell office:value-type="float" office:value="-2.11603656809884" table:style-name="ce1">
            <text:p>-2.11603656809884</text:p>
          </table:table-cell>
          <table:table-cell office:value-type="float" office:value="-2.11603656809884" table:style-name="ce1">
            <text:p>-2.11603656809884</text:p>
          </table:table-cell>
          <table:table-cell office:value-type="float" office:value="-3.02380247432353" table:style-name="ce1">
            <text:p>-3.0238024743235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K01859g" table:style-name="ce1">
            <text:p>CAGL0K01859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K01859g" table:style-name="ce1">
            <text:p>CAGL0K01859g</text:p>
          </table:table-cell>
          <table:table-cell office:value-type="string" office:value="YDL014W" table:style-name="ce1">
            <text:p>YDL014W</text:p>
          </table:table-cell>
          <table:table-cell office:value-type="string" office:value="S000002172" table:style-name="ce1">
            <text:p>S000002172</text:p>
          </table:table-cell>
          <table:table-cell office:value-type="string" office:value="YDL014W" table:style-name="ce1">
            <text:p>YDL014W</text:p>
          </table:table-cell>
          <table:table-cell office:value-type="string" office:value="NOP1" table:style-name="ce1">
            <text:p>NOP1</text:p>
          </table:table-cell>
          <table:table-cell office:value-type="string" office:value="Histone glutamine methyltransferase, modifies H2A at Q105 in nucleolus; component of the small subunit processome complex, which is required for processing of pre-18S rRNA; ortholog of mammalian fibrillarin; inviability of the null mutant is functionally complemented by human FBL" table:style-name="ce1">
            <text:p>Histone glutamine methyltransferase, modifies H2A at Q105 in nucleolus; component of the small subunit processome complex, which is required for processing of pre-18S rRNA; ortholog of mammalian fibrillarin; inviability of the null mutant is functionally complemented by human FBL</text:p>
          </table:table-cell>
        </table:table-row>
        <table:table-row>
          <table:table-cell office:value-type="string" office:value="CAGL0K02233g" table:style-name="ce1">
            <text:p>CAGL0K02233g</text:p>
          </table:table-cell>
          <table:table-cell office:value-type="string" office:value="" table:style-name="ce1">
            <text:p/>
          </table:table-cell>
          <table:table-cell office:value-type="string" office:value="Ortholog(s) have role in maturation of 5.8S rRNA from tricistronic rRNA transcript (SSU-rRNA, 5.8S rRNA, LSU-rRNA), maturation of LSU-rRNA from tricistronic rRNA transcript (SSU-rRNA, 5.8S rRNA and LSU-rRNA), more" table:style-name="ce1">
            <text:p>Ortholog(s) have role in maturation of 5.8S rRNA from tricistronic rRNA transcript (SSU-rRNA, 5.8S rRNA, LSU-rRNA), maturation of LSU-rRNA from tricistronic rRNA transcript (SSU-rRNA, 5.8S rRNA and LSU-rRNA), more</text:p>
          </table:table-cell>
          <table:table-cell office:value-type="float" office:value="-1.767" table:style-name="ce1">
            <text:p>-1.767</text:p>
          </table:table-cell>
          <table:table-cell office:value-type="float" office:value="5.64279973113217e-05" table:style-name="ce1">
            <text:p>5.64279973113217e-05</text:p>
          </table:table-cell>
          <table:table-cell office:value-type="float" office:value="-0.815" table:style-name="ce1">
            <text:p>-0.815</text:p>
          </table:table-cell>
          <table:table-cell office:value-type="float" office:value="0.00240471853047661" table:style-name="ce1">
            <text:p>0.00240471853047661</text:p>
          </table:table-cell>
          <table:table-cell office:value-type="float" office:value="-0.815" table:style-name="ce1">
            <text:p>-0.815</text:p>
          </table:table-cell>
          <table:table-cell office:value-type="float" office:value="0.00240471853047661" table:style-name="ce1">
            <text:p>0.00240471853047661</text:p>
          </table:table-cell>
          <table:table-cell office:value-type="float" office:value="-0.0440000000000001" table:style-name="ce1">
            <text:p>-0.0440000000000001</text:p>
          </table:table-cell>
          <table:table-cell office:value-type="float" office:value="0.894431627216996" table:style-name="ce1">
            <text:p>0.894431627216996</text:p>
          </table:table-cell>
          <table:table-cell office:value-type="float" office:value="-2.13529520354287" table:style-name="ce1">
            <text:p>-2.13529520354287</text:p>
          </table:table-cell>
          <table:table-cell office:value-type="float" office:value="-1.14980147041268" table:style-name="ce1">
            <text:p>-1.14980147041268</text:p>
          </table:table-cell>
          <table:table-cell office:value-type="float" office:value="-1.14980147041268" table:style-name="ce1">
            <text:p>-1.14980147041268</text:p>
          </table:table-cell>
          <table:table-cell office:value-type="float" office:value="-0.187896395020197" table:style-name="ce1">
            <text:p>-0.18789639502019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K02233g" table:style-name="ce1">
            <text:p>CAGL0K02233g</text:p>
          </table:table-cell>
          <table:table-cell office:value-type="string" office:value="OFF" table:style-name="ce1">
            <text:p>OFF</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K02233g" table:style-name="ce1">
            <text:p>CAGL0K02233g</text:p>
          </table:table-cell>
          <table:table-cell office:value-type="string" office:value="YER126C" table:style-name="ce1">
            <text:p>YER126C</text:p>
          </table:table-cell>
          <table:table-cell office:value-type="string" office:value="S000000928" table:style-name="ce1">
            <text:p>S000000928</text:p>
          </table:table-cell>
          <table:table-cell office:value-type="string" office:value="YER126C" table:style-name="ce1">
            <text:p>YER126C</text:p>
          </table:table-cell>
          <table:table-cell office:value-type="string" office:value="NSA2" table:style-name="ce1">
            <text:p>NSA2</text:p>
          </table:table-cell>
          <table:table-cell office:value-type="string" office:value="Protein constituent of 66S pre-ribosomal particles; contributes to processing of the 27S pre-rRNA; recruited by ribosomal proteins L17, L35, and L37 to assembling ribosomes after 27SB pre-rRNA is generated, immediately preceding removal of ITS2" table:style-name="ce1">
            <text:p>Protein constituent of 66S pre-ribosomal particles; contributes to processing of the 27S pre-rRNA; recruited by ribosomal proteins L17, L35, and L37 to assembling ribosomes after 27SB pre-rRNA is generated, immediately preceding removal of ITS2</text:p>
          </table:table-cell>
        </table:table-row>
        <table:table-row>
          <table:table-cell office:value-type="string" office:value="CAGL0K02409g" table:style-name="ce1">
            <text:p>CAGL0K02409g</text:p>
          </table:table-cell>
          <table:table-cell office:value-type="string" office:value="" table:style-name="ce1">
            <text:p/>
          </table:table-cell>
          <table:table-cell office:value-type="string" office:value="Ortholog(s) have proton-transporting ATP synthase activity, rotational mechanism activity and role in ATP synthesis coupled proton transport, cristae formation, protein complex oligomerization" table:style-name="ce1">
            <text:p>Ortholog(s) have proton-transporting ATP synthase activity, rotational mechanism activity and role in ATP synthesis coupled proton transport, cristae formation, protein complex oligomerization</text:p>
          </table:table-cell>
          <table:table-cell office:value-type="float" office:value="-1.87133333333333" table:style-name="ce1">
            <text:p>-1.87133333333333</text:p>
          </table:table-cell>
          <table:table-cell office:value-type="float" office:value="0.000102870406630237" table:style-name="ce1">
            <text:p>0.000102870406630237</text:p>
          </table:table-cell>
          <table:table-cell office:value-type="float" office:value="-1.075" table:style-name="ce1">
            <text:p>-1.075</text:p>
          </table:table-cell>
          <table:table-cell office:value-type="float" office:value="0.00121573919894552" table:style-name="ce1">
            <text:p>0.00121573919894552</text:p>
          </table:table-cell>
          <table:table-cell office:value-type="float" office:value="-1.075" table:style-name="ce1">
            <text:p>-1.075</text:p>
          </table:table-cell>
          <table:table-cell office:value-type="float" office:value="0.00121573919894552" table:style-name="ce1">
            <text:p>0.00121573919894552</text:p>
          </table:table-cell>
          <table:table-cell office:value-type="float" office:value="1.57416666666667" table:style-name="ce1">
            <text:p>1.57416666666667</text:p>
          </table:table-cell>
          <table:table-cell office:value-type="float" office:value="0.000191215537560256" table:style-name="ce1">
            <text:p>0.000191215537560256</text:p>
          </table:table-cell>
          <table:table-cell office:value-type="float" office:value="-2.25802050040935" table:style-name="ce1">
            <text:p>-2.25802050040935</text:p>
          </table:table-cell>
          <table:table-cell office:value-type="float" office:value="-1.49323431442964" table:style-name="ce1">
            <text:p>-1.49323431442964</text:p>
          </table:table-cell>
          <table:table-cell office:value-type="float" office:value="-1.49323431442964" table:style-name="ce1">
            <text:p>-1.49323431442964</text:p>
          </table:table-cell>
          <table:table-cell office:value-type="float" office:value="2.64305282603224" table:style-name="ce1">
            <text:p>2.6430528260322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K02409g" table:style-name="ce1">
            <text:p>CAGL0K02409g</text:p>
          </table:table-cell>
          <table:table-cell office:value-type="string" office:value="Type I" table:style-name="ce1">
            <text:p>Type 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K02409g" table:style-name="ce1">
            <text:p>CAGL0K02409g</text:p>
          </table:table-cell>
          <table:table-cell office:value-type="string" office:value="YPR020W" table:style-name="ce1">
            <text:p>YPR020W</text:p>
          </table:table-cell>
          <table:table-cell office:value-type="string" office:value="S000006224" table:style-name="ce1">
            <text:p>S000006224</text:p>
          </table:table-cell>
          <table:table-cell office:value-type="string" office:value="YPR020W" table:style-name="ce1">
            <text:p>YPR020W</text:p>
          </table:table-cell>
          <table:table-cell office:value-type="string" office:value="ATP20" table:style-name="ce1">
            <text:p>ATP20</text:p>
          </table:table-cell>
          <table:table-cell office:value-type="string" office:value="Subunit g of the mitochondrial F1F0 ATP synthase; reversibly phosphorylated on two residues; unphosphorylated form is required for dimerization of the ATP synthase complex, which in turn determines oligomerization of the complex and the shape of inner membrane cristae" table:style-name="ce1">
            <text:p>Subunit g of the mitochondrial F1F0 ATP synthase; reversibly phosphorylated on two residues; unphosphorylated form is required for dimerization of the ATP synthase complex, which in turn determines oligomerization of the complex and the shape of inner membrane cristae</text:p>
          </table:table-cell>
        </table:table-row>
        <table:table-row>
          <table:table-cell office:value-type="string" office:value="CAGL0K02629g" table:style-name="ce1">
            <text:p>CAGL0K02629g</text:p>
          </table:table-cell>
          <table:table-cell office:value-type="string" office:value="" table:style-name="ce1">
            <text:p/>
          </table:table-cell>
          <table:table-cell office:value-type="string" office:value="Ortholog(s) have intracellular localization" table:style-name="ce1">
            <text:p>Ortholog(s) have intracellular localization</text:p>
          </table:table-cell>
          <table:table-cell office:value-type="float" office:value="1.77683333333333" table:style-name="ce1">
            <text:p>1.77683333333333</text:p>
          </table:table-cell>
          <table:table-cell office:value-type="float" office:value="1.16688332645348e-05" table:style-name="ce1">
            <text:p>1.16688332645348e-05</text:p>
          </table:table-cell>
          <table:table-cell office:value-type="float" office:value="1.6575" table:style-name="ce1">
            <text:p>1.6575</text:p>
          </table:table-cell>
          <table:table-cell office:value-type="float" office:value="2.79121322116805e-05" table:style-name="ce1">
            <text:p>2.79121322116805e-05</text:p>
          </table:table-cell>
          <table:table-cell office:value-type="float" office:value="1.6575" table:style-name="ce1">
            <text:p>1.6575</text:p>
          </table:table-cell>
          <table:table-cell office:value-type="float" office:value="2.79121322116805e-05" table:style-name="ce1">
            <text:p>2.79121322116805e-05</text:p>
          </table:table-cell>
          <table:table-cell office:value-type="float" office:value="0.453" table:style-name="ce1">
            <text:p>0.453</text:p>
          </table:table-cell>
          <table:table-cell office:value-type="float" office:value="0.118721422338097" table:style-name="ce1">
            <text:p>0.118721422338097</text:p>
          </table:table-cell>
          <table:table-cell office:value-type="float" office:value="2.03324790711513" table:style-name="ce1">
            <text:p>2.03324790711513</text:p>
          </table:table-cell>
          <table:table-cell office:value-type="float" office:value="2.11611278663314" table:style-name="ce1">
            <text:p>2.11611278663314</text:p>
          </table:table-cell>
          <table:table-cell office:value-type="float" office:value="2.11611278663314" table:style-name="ce1">
            <text:p>2.11611278663314</text:p>
          </table:table-cell>
          <table:table-cell office:value-type="float" office:value="0.681594858165339" table:style-name="ce1">
            <text:p>0.681594858165339</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UNKNOWN" table:style-name="ce1">
            <text:p>UNKNOWN</text:p>
          </table:table-cell>
          <table:table-cell office:value-type="string" office:value="F3" table:style-name="ce1">
            <text:p>F3</text:p>
          </table:table-cell>
          <table:table-cell office:value-type="string" office:value="CAGL0K02629g" table:style-name="ce1">
            <text:p>CAGL0K02629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K02629g" table:style-name="ce1">
            <text:p>CAGL0K02629g</text:p>
          </table:table-cell>
          <table:table-cell office:value-type="string" office:value="YNL134C" table:style-name="ce1">
            <text:p>YNL134C</text:p>
          </table:table-cell>
          <table:table-cell office:value-type="string" office:value="S000005078" table:style-name="ce1">
            <text:p>S000005078</text:p>
          </table:table-cell>
          <table:table-cell office:value-type="string" office:value="YNL134C" table:style-name="ce1">
            <text:p>YNL134C</text:p>
          </table:table-cell>
          <table:table-cell office:value-type="string" office:value="" table:style-name="ce1">
            <text:p/>
          </table:table-cell>
          <table:table-cell office:value-type="string" office:value="NADH-dependent aldehyde reductase, involved in detoxification of furfural; expression is up-regulated in the presence of furfural and 5-hydroxymethylfurfural, which are compounds generated during lignocellulosic biomass pre-treatment; green fluorescent protein (GFP)-fusion protein localizes to both the cytoplasm and nucleus; protein abundance increases in response to DNA replication stress" table:style-name="ce1">
            <text:p>NADH-dependent aldehyde reductase, involved in detoxification of furfural; expression is up-regulated in the presence of furfural and 5-hydroxymethylfurfural, which are compounds generated during lignocellulosic biomass pre-treatment; green fluorescent protein (GFP)-fusion protein localizes to both the cytoplasm and nucleus; protein abundance increases in response to DNA replication stress</text:p>
          </table:table-cell>
        </table:table-row>
        <table:table-row>
          <table:table-cell office:value-type="string" office:value="CAGL0K03091g" table:style-name="ce1">
            <text:p>CAGL0K03091g</text:p>
          </table:table-cell>
          <table:table-cell office:value-type="string" office:value="" table:style-name="ce1">
            <text:p/>
          </table:table-cell>
          <table:table-cell office:value-type="string" office:value="Ortholog(s) have role in hydrogen peroxide-mediated programmed cell death" table:style-name="ce1">
            <text:p>Ortholog(s) have role in hydrogen peroxide-mediated programmed cell death</text:p>
          </table:table-cell>
          <table:table-cell office:value-type="float" office:value="-0.682666666666667" table:style-name="ce1">
            <text:p>-0.682666666666667</text:p>
          </table:table-cell>
          <table:table-cell office:value-type="float" office:value="0.00206138577632638" table:style-name="ce1">
            <text:p>0.00206138577632638</text:p>
          </table:table-cell>
          <table:table-cell office:value-type="float" office:value="-0.19225" table:style-name="ce1">
            <text:p>-0.19225</text:p>
          </table:table-cell>
          <table:table-cell office:value-type="float" office:value="0.334586825163954" table:style-name="ce1">
            <text:p>0.334586825163954</text:p>
          </table:table-cell>
          <table:table-cell office:value-type="float" office:value="-0.19225" table:style-name="ce1">
            <text:p>-0.19225</text:p>
          </table:table-cell>
          <table:table-cell office:value-type="float" office:value="0.334586825163954" table:style-name="ce1">
            <text:p>0.334586825163954</text:p>
          </table:table-cell>
          <table:table-cell office:value-type="float" office:value="-1.29016666666667" table:style-name="ce1">
            <text:p>-1.29016666666667</text:p>
          </table:table-cell>
          <table:table-cell office:value-type="float" office:value="0.00044104697228867" table:style-name="ce1">
            <text:p>0.00044104697228867</text:p>
          </table:table-cell>
          <table:table-cell office:value-type="float" office:value="-0.859814722051977" table:style-name="ce1">
            <text:p>-0.859814722051977</text:p>
          </table:table-cell>
          <table:table-cell office:value-type="float" office:value="-0.327213764214388" table:style-name="ce1">
            <text:p>-0.327213764214388</text:p>
          </table:table-cell>
          <table:table-cell office:value-type="float" office:value="-0.327213764214388" table:style-name="ce1">
            <text:p>-0.327213764214388</text:p>
          </table:table-cell>
          <table:table-cell office:value-type="float" office:value="-2.36803928572049" table:style-name="ce1">
            <text:p>-2.3680392857204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K03091g" table:style-name="ce1">
            <text:p>CAGL0K03091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K03091g" table:style-name="ce1">
            <text:p>CAGL0K03091g</text:p>
          </table:table-cell>
          <table:table-cell office:value-type="string" office:value="YMR074C" table:style-name="ce1">
            <text:p>YMR074C</text:p>
          </table:table-cell>
          <table:table-cell office:value-type="string" office:value="S000004678" table:style-name="ce1">
            <text:p>S000004678</text:p>
          </table:table-cell>
          <table:table-cell office:value-type="string" office:value="YMR074C" table:style-name="ce1">
            <text:p>YMR074C</text:p>
          </table:table-cell>
          <table:table-cell office:value-type="string" office:value="SDD2" table:style-name="ce1">
            <text:p>SDD2</text:p>
          </table:table-cell>
          <table:table-cell office:value-type="string" office:value="Protein with homology to human PDCD5; PDCD5 is involved in programmed cell death; N-terminal region forms a conserved triple-helix bundle structure; overproduction suppresses lethality due to expression of the dominant PET9 allele AAC2-A128P; overexpression promotes H2O2-induced apoptosis; YMR074C is not an essential gene; protein abundance increases in response to DNA replication stress" table:style-name="ce1">
            <text:p>Protein with homology to human PDCD5; PDCD5 is involved in programmed cell death; N-terminal region forms a conserved triple-helix bundle structure; overproduction suppresses lethality due to expression of the dominant PET9 allele AAC2-A128P; overexpression promotes H2O2-induced apoptosis; YMR074C is not an essential gene; protein abundance increases in response to DNA replication stress</text:p>
          </table:table-cell>
        </table:table-row>
        <table:table-row>
          <table:table-cell office:value-type="string" office:value="CAGL0K03421g" table:style-name="ce1">
            <text:p>CAGL0K03421g</text:p>
          </table:table-cell>
          <table:table-cell office:value-type="string" office:value="" table:style-name="ce1">
            <text:p/>
          </table:table-cell>
          <table:table-cell office:value-type="string" office:value="Ortholog(s) have phosphoglucomutase activity" table:style-name="ce1">
            <text:p>Ortholog(s) have phosphoglucomutase activity</text:p>
          </table:table-cell>
          <table:table-cell office:value-type="float" office:value="3.58266666666667" table:style-name="ce1">
            <text:p>3.58266666666667</text:p>
          </table:table-cell>
          <table:table-cell office:value-type="float" office:value="4.3373591207371e-05" table:style-name="ce1">
            <text:p>4.3373591207371e-05</text:p>
          </table:table-cell>
          <table:table-cell office:value-type="float" office:value="0.833083333333333" table:style-name="ce1">
            <text:p>0.833083333333333</text:p>
          </table:table-cell>
          <table:table-cell office:value-type="float" office:value="0.00246463417205992" table:style-name="ce1">
            <text:p>0.00246463417205992</text:p>
          </table:table-cell>
          <table:table-cell office:value-type="float" office:value="0.833083333333333" table:style-name="ce1">
            <text:p>0.833083333333333</text:p>
          </table:table-cell>
          <table:table-cell office:value-type="float" office:value="0.00246463417205992" table:style-name="ce1">
            <text:p>0.00246463417205992</text:p>
          </table:table-cell>
          <table:table-cell office:value-type="float" office:value="-1.2225" table:style-name="ce1">
            <text:p>-1.2225</text:p>
          </table:table-cell>
          <table:table-cell office:value-type="float" office:value="0.00040971613804783" table:style-name="ce1">
            <text:p>0.00040971613804783</text:p>
          </table:table-cell>
          <table:table-cell office:value-type="float" office:value="4.15741498626573" table:style-name="ce1">
            <text:p>4.15741498626573</text:p>
          </table:table-cell>
          <table:table-cell office:value-type="float" office:value="1.02714447706272" table:style-name="ce1">
            <text:p>1.02714447706272</text:p>
          </table:table-cell>
          <table:table-cell office:value-type="float" office:value="1.02714447706272" table:style-name="ce1">
            <text:p>1.02714447706272</text:p>
          </table:table-cell>
          <table:table-cell office:value-type="float" office:value="-2.24965784749335" table:style-name="ce1">
            <text:p>-2.2496578474933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K03421g" table:style-name="ce1">
            <text:p>CAGL0K03421g</text:p>
          </table:table-cell>
          <table:table-cell office:value-type="string" office:value="Type I" table:style-name="ce1">
            <text:p>Type 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K03421g" table:style-name="ce1">
            <text:p>CAGL0K03421g</text:p>
          </table:table-cell>
          <table:table-cell office:value-type="string" office:value="YMR105C" table:style-name="ce1">
            <text:p>YMR105C</text:p>
          </table:table-cell>
          <table:table-cell office:value-type="string" office:value="S000004711" table:style-name="ce1">
            <text:p>S000004711</text:p>
          </table:table-cell>
          <table:table-cell office:value-type="string" office:value="YMR105C" table:style-name="ce1">
            <text:p>YMR105C</text:p>
          </table:table-cell>
          <table:table-cell office:value-type="string" office:value="PGM2" table:style-name="ce1">
            <text:p>PGM2</text:p>
          </table:table-cell>
          <table:table-cell office:value-type="string" office:value="Phosphoglucomutase; catalyzes the conversion from glucose-1-phosphate to glucose-6-phosphate, which is a key step in hexose metabolism; functions as the acceptor for a Glc-phosphotransferase; protein abundance increases in response to DNA replication stress; PGM2 has a paralog, PGM1, that arose from the whole genome duplication" table:style-name="ce1">
            <text:p>Phosphoglucomutase; catalyzes the conversion from glucose-1-phosphate to glucose-6-phosphate, which is a key step in hexose metabolism; functions as the acceptor for a Glc-phosphotransferase; protein abundance increases in response to DNA replication stress; PGM2 has a paralog, PGM1, that arose from the whole genome duplication</text:p>
          </table:table-cell>
        </table:table-row>
        <table:table-row>
          <table:table-cell office:value-type="string" office:value="CAGL0K03459g" table:style-name="ce1">
            <text:p>CAGL0K03459g</text:p>
          </table:table-cell>
          <table:table-cell office:value-type="string" office:value="" table:style-name="ce1">
            <text:p/>
          </table:table-cell>
          <table:table-cell office:value-type="string" office:value="Ortholog of S. cerevisiae : SPG4 and Saccharomyces cerevisiae S288C : YMR107W" table:style-name="ce1">
            <text:p>Ortholog of S. cerevisiae : SPG4 and Saccharomyces cerevisiae S288C : YMR107W</text:p>
          </table:table-cell>
          <table:table-cell office:value-type="float" office:value="2.0715" table:style-name="ce1">
            <text:p>2.0715</text:p>
          </table:table-cell>
          <table:table-cell office:value-type="float" office:value="0.000114719277273616" table:style-name="ce1">
            <text:p>0.000114719277273616</text:p>
          </table:table-cell>
          <table:table-cell office:value-type="float" office:value="2.88783333333333" table:style-name="ce1">
            <text:p>2.88783333333333</text:p>
          </table:table-cell>
          <table:table-cell office:value-type="float" office:value="2.53591821675397e-05" table:style-name="ce1">
            <text:p>2.53591821675397e-05</text:p>
          </table:table-cell>
          <table:table-cell office:value-type="float" office:value="2.88783333333333" table:style-name="ce1">
            <text:p>2.88783333333333</text:p>
          </table:table-cell>
          <table:table-cell office:value-type="float" office:value="2.53591821675397e-05" table:style-name="ce1">
            <text:p>2.53591821675397e-05</text:p>
          </table:table-cell>
          <table:table-cell office:value-type="float" office:value="1.3925" table:style-name="ce1">
            <text:p>1.3925</text:p>
          </table:table-cell>
          <table:table-cell office:value-type="float" office:value="0.00326522091449826" table:style-name="ce1">
            <text:p>0.00326522091449826</text:p>
          </table:table-cell>
          <table:table-cell office:value-type="float" office:value="2.37985864970288" table:style-name="ce1">
            <text:p>2.37985864970288</text:p>
          </table:table-cell>
          <table:table-cell office:value-type="float" office:value="3.74125461646207" table:style-name="ce1">
            <text:p>3.74125461646207</text:p>
          </table:table-cell>
          <table:table-cell office:value-type="float" office:value="3.74125461646207" table:style-name="ce1">
            <text:p>3.74125461646207</text:p>
          </table:table-cell>
          <table:table-cell office:value-type="float" office:value="2.32523073818106" table:style-name="ce1">
            <text:p>2.3252307381810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K03459g" table:style-name="ce1">
            <text:p>CAGL0K03459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CAGL0K03459g" table:style-name="ce1">
            <text:p>CAGL0K03459g</text:p>
          </table:table-cell>
          <table:table-cell office:value-type="string" office:value="YMR107W" table:style-name="ce1">
            <text:p>YMR107W</text:p>
          </table:table-cell>
          <table:table-cell office:value-type="string" office:value="S000004713" table:style-name="ce1">
            <text:p>S000004713</text:p>
          </table:table-cell>
          <table:table-cell office:value-type="string" office:value="YMR107W" table:style-name="ce1">
            <text:p>YMR107W</text:p>
          </table:table-cell>
          <table:table-cell office:value-type="string" office:value="SPG4" table:style-name="ce1">
            <text:p>SPG4</text:p>
          </table:table-cell>
          <table:table-cell office:value-type="string" office:value="Protein required for high temperature survival during stationary phase; not required for growth on nonfermentable carbon sources" table:style-name="ce1">
            <text:p>Protein required for high temperature survival during stationary phase; not required for growth on nonfermentable carbon sources</text:p>
          </table:table-cell>
        </table:table-row>
        <table:table-row>
          <table:table-cell office:value-type="string" office:value="CAGL0K04279g" table:style-name="ce1">
            <text:p>CAGL0K04279g</text:p>
          </table:table-cell>
          <table:table-cell office:value-type="string" office:value="SCM4" table:style-name="ce1">
            <text:p>SCM4</text:p>
          </table:table-cell>
          <table:table-cell office:value-type="string" office:value="Ortholog of S. cerevisiae : SCM4 and Saccharomyces cerevisiae S288C : YGR049W" table:style-name="ce1">
            <text:p>Ortholog of S. cerevisiae : SCM4 and Saccharomyces cerevisiae S288C : YGR049W</text:p>
          </table:table-cell>
          <table:table-cell office:value-type="float" office:value="-1.53066666666667" table:style-name="ce1">
            <text:p>-1.53066666666667</text:p>
          </table:table-cell>
          <table:table-cell office:value-type="float" office:value="0.000723944989614304" table:style-name="ce1">
            <text:p>0.000723944989614304</text:p>
          </table:table-cell>
          <table:table-cell office:value-type="float" office:value="-2.28983333333333" table:style-name="ce1">
            <text:p>-2.28983333333333</text:p>
          </table:table-cell>
          <table:table-cell office:value-type="float" office:value="5.75160089739588e-05" table:style-name="ce1">
            <text:p>5.75160089739588e-05</text:p>
          </table:table-cell>
          <table:table-cell office:value-type="float" office:value="-2.28983333333333" table:style-name="ce1">
            <text:p>-2.28983333333333</text:p>
          </table:table-cell>
          <table:table-cell office:value-type="float" office:value="5.75160089739588e-05" table:style-name="ce1">
            <text:p>5.75160089739588e-05</text:p>
          </table:table-cell>
          <table:table-cell office:value-type="float" office:value="-1.94766666666667" table:style-name="ce1">
            <text:p>-1.94766666666667</text:p>
          </table:table-cell>
          <table:table-cell office:value-type="float" office:value="0.00021671931599089" table:style-name="ce1">
            <text:p>0.00021671931599089</text:p>
          </table:table-cell>
          <table:table-cell office:value-type="float" office:value="-1.85730084099229" table:style-name="ce1">
            <text:p>-1.85730084099229</text:p>
          </table:table-cell>
          <table:table-cell office:value-type="float" office:value="-3.09790226317295" table:style-name="ce1">
            <text:p>-3.09790226317295</text:p>
          </table:table-cell>
          <table:table-cell office:value-type="float" office:value="-3.09790226317295" table:style-name="ce1">
            <text:p>-3.09790226317295</text:p>
          </table:table-cell>
          <table:table-cell office:value-type="float" office:value="-3.51832197982409" table:style-name="ce1">
            <text:p>-3.51832197982409</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MITOCHONDRIAL BIOGENESIS" table:style-name="ce1">
            <text:p>MITOCHONDRIAL BIOGENESIS</text:p>
          </table:table-cell>
          <table:table-cell office:value-type="string" office:value="F1" table:style-name="ce1">
            <text:p>F1</text:p>
          </table:table-cell>
          <table:table-cell office:value-type="string" office:value="CAGL0K04279g" table:style-name="ce1">
            <text:p>CAGL0K04279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K04279g" table:style-name="ce1">
            <text:p>CAGL0K04279g</text:p>
          </table:table-cell>
          <table:table-cell office:value-type="string" office:value="YGR049W" table:style-name="ce1">
            <text:p>YGR049W</text:p>
          </table:table-cell>
          <table:table-cell office:value-type="string" office:value="S000003281" table:style-name="ce1">
            <text:p>S000003281</text:p>
          </table:table-cell>
          <table:table-cell office:value-type="string" office:value="YGR049W" table:style-name="ce1">
            <text:p>YGR049W</text:p>
          </table:table-cell>
          <table:table-cell office:value-type="string" office:value="SCM4" table:style-name="ce1">
            <text:p>SCM4</text:p>
          </table:table-cell>
          <table:table-cell office:value-type="string" office:value="Mitochondrial outer membrane protein of unknown function; predicted to have 4 transmembrane segments; import is mediated by Tom70p and Mim1p; interacts genetically with a cdc4 mutation; SCM4 has a paralog, ATG33, that arose from the whole genome duplication" table:style-name="ce1">
            <text:p>Mitochondrial outer membrane protein of unknown function; predicted to have 4 transmembrane segments; import is mediated by Tom70p and Mim1p; interacts genetically with a cdc4 mutation; SCM4 has a paralog, ATG33, that arose from the whole genome duplication</text:p>
          </table:table-cell>
        </table:table-row>
        <table:table-row>
          <table:table-cell office:value-type="string" office:value="CAGL0K04301g" table:style-name="ce1">
            <text:p>CAGL0K04301g</text:p>
          </table:table-cell>
          <table:table-cell office:value-type="string" office:value="" table:style-name="ce1">
            <text:p/>
          </table:table-cell>
          <table:table-cell office:value-type="string" office:value="Putative mitochondrial Ser/Thr protein kinase; gene is upregulated in azole-resistant strain" table:style-name="ce1">
            <text:p>Putative mitochondrial Ser/Thr protein kinase; gene is upregulated in azole-resistant strain</text:p>
          </table:table-cell>
          <table:table-cell office:value-type="float" office:value="2.75583333333333" table:style-name="ce1">
            <text:p>2.75583333333333</text:p>
          </table:table-cell>
          <table:table-cell office:value-type="float" office:value="9.21235078102223e-06" table:style-name="ce1">
            <text:p>9.21235078102223e-06</text:p>
          </table:table-cell>
          <table:table-cell office:value-type="float" office:value="1.35175" table:style-name="ce1">
            <text:p>1.35175</text:p>
          </table:table-cell>
          <table:table-cell office:value-type="float" office:value="0.000305492839689625" table:style-name="ce1">
            <text:p>0.000305492839689625</text:p>
          </table:table-cell>
          <table:table-cell office:value-type="float" office:value="1.35175" table:style-name="ce1">
            <text:p>1.35175</text:p>
          </table:table-cell>
          <table:table-cell office:value-type="float" office:value="0.000305492839689625" table:style-name="ce1">
            <text:p>0.000305492839689625</text:p>
          </table:table-cell>
          <table:table-cell office:value-type="float" office:value="0.330666666666667" table:style-name="ce1">
            <text:p>0.330666666666667</text:p>
          </table:table-cell>
          <table:table-cell office:value-type="float" office:value="0.168671813190997" table:style-name="ce1">
            <text:p>0.168671813190997</text:p>
          </table:table-cell>
          <table:table-cell office:value-type="float" office:value="3.18482681093891" table:style-name="ce1">
            <text:p>3.18482681093891</text:p>
          </table:table-cell>
          <table:table-cell office:value-type="float" office:value="1.71224897102474" table:style-name="ce1">
            <text:p>1.71224897102474</text:p>
          </table:table-cell>
          <table:table-cell office:value-type="float" office:value="1.71224897102474" table:style-name="ce1">
            <text:p>1.71224897102474</text:p>
          </table:table-cell>
          <table:table-cell office:value-type="float" office:value="0.467575213685734" table:style-name="ce1">
            <text:p>0.46757521368573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UNKNOWN" table:style-name="ce1">
            <text:p>UNKNOWN</text:p>
          </table:table-cell>
          <table:table-cell office:value-type="string" office:value="F1" table:style-name="ce1">
            <text:p>F1</text:p>
          </table:table-cell>
          <table:table-cell office:value-type="string" office:value="CAGL0K04301g" table:style-name="ce1">
            <text:p>CAGL0K04301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K04301g" table:style-name="ce1">
            <text:p>CAGL0K04301g</text:p>
          </table:table-cell>
          <table:table-cell office:value-type="string" office:value="YGR052W" table:style-name="ce1">
            <text:p>YGR052W</text:p>
          </table:table-cell>
          <table:table-cell office:value-type="string" office:value="S000003284" table:style-name="ce1">
            <text:p>S000003284</text:p>
          </table:table-cell>
          <table:table-cell office:value-type="string" office:value="YGR052W" table:style-name="ce1">
            <text:p>YGR052W</text:p>
          </table:table-cell>
          <table:table-cell office:value-type="string" office:value="FMP48" table:style-name="ce1">
            <text:p>FMP48</text:p>
          </table:table-cell>
          <table:table-cell office:value-type="string" office:value="Putative protein of unknown function; the authentic, non-tagged protein is detected in highly purified mitochondria in high-throughput studies; induced by treatment with 8-methoxypsoralen and UVA irradiation" table:style-name="ce1">
            <text:p>Putative protein of unknown function; the authentic, non-tagged protein is detected in highly purified mitochondria in high-throughput studies; induced by treatment with 8-methoxypsoralen and UVA irradiation</text:p>
          </table:table-cell>
        </table:table-row>
        <table:table-row>
          <table:table-cell office:value-type="string" office:value="CAGL0K04367g" table:style-name="ce1">
            <text:p>CAGL0K04367g</text:p>
          </table:table-cell>
          <table:table-cell office:value-type="string" office:value="" table:style-name="ce1">
            <text:p/>
          </table:table-cell>
          <table:table-cell office:value-type="string" office:value="Ortholog(s) have L-methionine secondary active transmembrane transporter activity, role in methionine import across plasma membrane, sulfur amino acid transport and plasma membrane localization" table:style-name="ce1">
            <text:p>Ortholog(s) have L-methionine secondary active transmembrane transporter activity, role in methionine import across plasma membrane, sulfur amino acid transport and plasma membrane localization</text:p>
          </table:table-cell>
          <table:table-cell office:value-type="float" office:value="0.991833333333334" table:style-name="ce1">
            <text:p>0.991833333333334</text:p>
          </table:table-cell>
          <table:table-cell office:value-type="float" office:value="0.00389115835721763" table:style-name="ce1">
            <text:p>0.00389115835721763</text:p>
          </table:table-cell>
          <table:table-cell office:value-type="float" office:value="1.99591666666667" table:style-name="ce1">
            <text:p>1.99591666666667</text:p>
          </table:table-cell>
          <table:table-cell office:value-type="float" office:value="1.20011146272e-05" table:style-name="ce1">
            <text:p>1.20011146272e-05</text:p>
          </table:table-cell>
          <table:table-cell office:value-type="float" office:value="1.99591666666667" table:style-name="ce1">
            <text:p>1.99591666666667</text:p>
          </table:table-cell>
          <table:table-cell office:value-type="float" office:value="1.20011146272e-05" table:style-name="ce1">
            <text:p>1.20011146272e-05</text:p>
          </table:table-cell>
          <table:table-cell office:value-type="float" office:value="-0.520666666666667" table:style-name="ce1">
            <text:p>-0.520666666666667</text:p>
          </table:table-cell>
          <table:table-cell office:value-type="float" office:value="0.0574126681261051" table:style-name="ce1">
            <text:p>0.0574126681261051</text:p>
          </table:table-cell>
          <table:table-cell office:value-type="float" office:value="1.10986747861495" table:style-name="ce1">
            <text:p>1.10986747861495</text:p>
          </table:table-cell>
          <table:table-cell office:value-type="float" office:value="2.56312585700264" table:style-name="ce1">
            <text:p>2.56312585700264</text:p>
          </table:table-cell>
          <table:table-cell office:value-type="float" office:value="2.56312585700264" table:style-name="ce1">
            <text:p>2.56312585700264</text:p>
          </table:table-cell>
          <table:table-cell office:value-type="float" office:value="-1.02181490075817" table:style-name="ce1">
            <text:p>-1.02181490075817</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K04367g" table:style-name="ce1">
            <text:p>CAGL0K04367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K04367g" table:style-name="ce1">
            <text:p>CAGL0K04367g</text:p>
          </table:table-cell>
          <table:table-cell office:value-type="string" office:value="YGR055W" table:style-name="ce1">
            <text:p>YGR055W</text:p>
          </table:table-cell>
          <table:table-cell office:value-type="string" office:value="S000003287" table:style-name="ce1">
            <text:p>S000003287</text:p>
          </table:table-cell>
          <table:table-cell office:value-type="string" office:value="YGR055W" table:style-name="ce1">
            <text:p>YGR055W</text:p>
          </table:table-cell>
          <table:table-cell office:value-type="string" office:value="MUP1" table:style-name="ce1">
            <text:p>MUP1</text:p>
          </table:table-cell>
          <table:table-cell office:value-type="string" office:value="High affinity methionine permease; integral membrane protein with 13 putative membrane-spanning regions; also involved in cysteine uptake" table:style-name="ce1">
            <text:p>High affinity methionine permease; integral membrane protein with 13 putative membrane-spanning regions; also involved in cysteine uptake</text:p>
          </table:table-cell>
        </table:table-row>
        <table:table-row>
          <table:table-cell office:value-type="string" office:value="CAGL0K04631g" table:style-name="ce1">
            <text:p>CAGL0K04631g</text:p>
          </table:table-cell>
          <table:table-cell office:value-type="string" office:value="" table:style-name="ce1">
            <text:p/>
          </table:table-cell>
          <table:table-cell office:value-type="string" office:value="Ortholog(s) have role in positive regulation of cell adhesion involved in single-species biofilm formation, positive regulation of cell-substrate adhesion and regulation of transcription by RNA polymerase II, more" table:style-name="ce1">
            <text:p>Ortholog(s) have role in positive regulation of cell adhesion involved in single-species biofilm formation, positive regulation of cell-substrate adhesion and regulation of transcription by RNA polymerase II, more</text:p>
          </table:table-cell>
          <table:table-cell office:value-type="float" office:value="1.7575" table:style-name="ce1">
            <text:p>1.7575</text:p>
          </table:table-cell>
          <table:table-cell office:value-type="float" office:value="0.000794379811617936" table:style-name="ce1">
            <text:p>0.000794379811617936</text:p>
          </table:table-cell>
          <table:table-cell office:value-type="float" office:value="-0.229416666666667" table:style-name="ce1">
            <text:p>-0.229416666666667</text:p>
          </table:table-cell>
          <table:table-cell office:value-type="float" office:value="0.32512444306714" table:style-name="ce1">
            <text:p>0.32512444306714</text:p>
          </table:table-cell>
          <table:table-cell office:value-type="float" office:value="-0.229416666666667" table:style-name="ce1">
            <text:p>-0.229416666666667</text:p>
          </table:table-cell>
          <table:table-cell office:value-type="float" office:value="0.32512444306714" table:style-name="ce1">
            <text:p>0.32512444306714</text:p>
          </table:table-cell>
          <table:table-cell office:value-type="float" office:value="0.377333333333333" table:style-name="ce1">
            <text:p>0.377333333333333</text:p>
          </table:table-cell>
          <table:table-cell office:value-type="float" office:value="0.123730790580135" table:style-name="ce1">
            <text:p>0.123730790580135</text:p>
          </table:table-cell>
          <table:table-cell office:value-type="float" office:value="2.01050647830281" table:style-name="ce1">
            <text:p>2.01050647830281</text:p>
          </table:table-cell>
          <table:table-cell office:value-type="float" office:value="-0.376307048968093" table:style-name="ce1">
            <text:p>-0.376307048968093</text:p>
          </table:table-cell>
          <table:table-cell office:value-type="float" office:value="-0.376307048968093" table:style-name="ce1">
            <text:p>-0.376307048968093</text:p>
          </table:table-cell>
          <table:table-cell office:value-type="float" office:value="0.549217584876864" table:style-name="ce1">
            <text:p>0.54921758487686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NA" table:style-name="ce1">
            <text:p>NA</text:p>
          </table:table-cell>
          <table:table-cell office:value-type="string" office:value="NA" table:style-name="ce1">
            <text:p>NA</text:p>
          </table:table-cell>
          <table:table-cell office:value-type="string" office:value="Others" table:style-name="ce1">
            <text:p>Others</text:p>
          </table:table-cell>
          <table:table-cell office:value-type="string" office:value="CAGL0K04631g" table:style-name="ce1">
            <text:p>CAGL0K04631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K04631g" table:style-name="ce1">
            <text:p>CAGL0K04631g</text:p>
          </table:table-cell>
          <table:table-cell office:value-type="string" office:value="YGR067C" table:style-name="ce1">
            <text:p>YGR067C</text:p>
          </table:table-cell>
          <table:table-cell office:value-type="string" office:value="S000003299" table:style-name="ce1">
            <text:p>S000003299</text:p>
          </table:table-cell>
          <table:table-cell office:value-type="string" office:value="YGR067C" table:style-name="ce1">
            <text:p>YGR067C</text:p>
          </table:table-cell>
          <table:table-cell office:value-type="string" office:value="" table:style-name="ce1">
            <text:p/>
          </table:table-cell>
          <table:table-cell office:value-type="string" office:value="Putative protein of unknown function; contains a zinc finger motif similar to that of Adr1p" table:style-name="ce1">
            <text:p>Putative protein of unknown function; contains a zinc finger motif similar to that of Adr1p</text:p>
          </table:table-cell>
        </table:table-row>
        <table:table-row>
          <table:table-cell office:value-type="string" office:value="CAGL0K04851g" table:style-name="ce1">
            <text:p>CAGL0K04851g</text:p>
          </table:table-cell>
          <table:table-cell office:value-type="string" office:value="PEX17" table:style-name="ce1">
            <text:p>PEX17</text:p>
          </table:table-cell>
          <table:table-cell office:value-type="string" office:value="Ortholog(s) have role in protein import into peroxisome matrix, docking and Pex17p-Pex14p docking complex, peroxisomal importomer complex, peroxisomal membrane localization" table:style-name="ce1">
            <text:p>Ortholog(s) have role in protein import into peroxisome matrix, docking and Pex17p-Pex14p docking complex, peroxisomal importomer complex, peroxisomal membrane localization</text:p>
          </table:table-cell>
          <table:table-cell office:value-type="float" office:value="0.726166666666667" table:style-name="ce1">
            <text:p>0.726166666666667</text:p>
          </table:table-cell>
          <table:table-cell office:value-type="float" office:value="0.00051169576378612" table:style-name="ce1">
            <text:p>0.00051169576378612</text:p>
          </table:table-cell>
          <table:table-cell office:value-type="float" office:value="0.16475" table:style-name="ce1">
            <text:p>0.16475</text:p>
          </table:table-cell>
          <table:table-cell office:value-type="float" office:value="0.516021314181539" table:style-name="ce1">
            <text:p>0.516021314181539</text:p>
          </table:table-cell>
          <table:table-cell office:value-type="float" office:value="0.16475" table:style-name="ce1">
            <text:p>0.16475</text:p>
          </table:table-cell>
          <table:table-cell office:value-type="float" office:value="0.516021314181539" table:style-name="ce1">
            <text:p>0.516021314181539</text:p>
          </table:table-cell>
          <table:table-cell office:value-type="float" office:value="1.77208333333333" table:style-name="ce1">
            <text:p>1.77208333333333</text:p>
          </table:table-cell>
          <table:table-cell office:value-type="float" office:value="0.000553410657831249" table:style-name="ce1">
            <text:p>0.000553410657831249</text:p>
          </table:table-cell>
          <table:table-cell office:value-type="float" office:value="0.797368879245679" table:style-name="ce1">
            <text:p>0.797368879245679</text:p>
          </table:table-cell>
          <table:table-cell office:value-type="float" office:value="0.144345948531966" table:style-name="ce1">
            <text:p>0.144345948531966</text:p>
          </table:table-cell>
          <table:table-cell office:value-type="float" office:value="0.144345948531966" table:style-name="ce1">
            <text:p>0.144345948531966</text:p>
          </table:table-cell>
          <table:table-cell office:value-type="float" office:value="2.98930395385177" table:style-name="ce1">
            <text:p>2.9893039538517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PEROXISOME" table:style-name="ce1">
            <text:p>PEROXISOME</text:p>
          </table:table-cell>
          <table:table-cell office:value-type="string" office:value="F4" table:style-name="ce1">
            <text:p>F4</text:p>
          </table:table-cell>
          <table:table-cell office:value-type="string" office:value="CAGL0K04851g" table:style-name="ce1">
            <text:p>CAGL0K04851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K04851g" table:style-name="ce1">
            <text:p>CAGL0K04851g</text:p>
          </table:table-cell>
          <table:table-cell office:value-type="string" office:value="YNL214W" table:style-name="ce1">
            <text:p>YNL214W</text:p>
          </table:table-cell>
          <table:table-cell office:value-type="string" office:value="S000005158" table:style-name="ce1">
            <text:p>S000005158</text:p>
          </table:table-cell>
          <table:table-cell office:value-type="string" office:value="YNL214W" table:style-name="ce1">
            <text:p>YNL214W</text:p>
          </table:table-cell>
          <table:table-cell office:value-type="string" office:value="PEX17" table:style-name="ce1">
            <text:p>PEX17</text:p>
          </table:table-cell>
          <table:table-cell office:value-type="string" office:value="Membrane peroxin of the peroxisomal importomer complex; complex facilitates the import of peroxisomal matrix proteins; required for peroxisome biogenesis" table:style-name="ce1">
            <text:p>Membrane peroxin of the peroxisomal importomer complex; complex facilitates the import of peroxisomal matrix proteins; required for peroxisome biogenesis</text:p>
          </table:table-cell>
        </table:table-row>
        <table:table-row>
          <table:table-cell office:value-type="string" office:value="CAGL0K05137g" table:style-name="ce1">
            <text:p>CAGL0K05137g</text:p>
          </table:table-cell>
          <table:table-cell office:value-type="string" office:value="" table:style-name="ce1">
            <text:p/>
          </table:table-cell>
          <table:table-cell office:value-type="string" office:value="Ortholog(s) have alpha,alpha-trehalase activity and role in cellular response to desiccation, cellular response to ethanol, cellular response to freezing, pathogenesis, trehalose catabolic process" table:style-name="ce1">
            <text:p>Ortholog(s) have alpha,alpha-trehalase activity and role in cellular response to desiccation, cellular response to ethanol, cellular response to freezing, pathogenesis, trehalose catabolic process</text:p>
          </table:table-cell>
          <table:table-cell office:value-type="float" office:value="5.65133333333333" table:style-name="ce1">
            <text:p>5.65133333333333</text:p>
          </table:table-cell>
          <table:table-cell office:value-type="float" office:value="1.80045854979944e-07" table:style-name="ce1">
            <text:p>1.80045854979944e-07</text:p>
          </table:table-cell>
          <table:table-cell office:value-type="float" office:value="6.44075" table:style-name="ce1">
            <text:p>6.44075</text:p>
          </table:table-cell>
          <table:table-cell office:value-type="float" office:value="1.82016788465247e-07" table:style-name="ce1">
            <text:p>1.82016788465247e-07</text:p>
          </table:table-cell>
          <table:table-cell office:value-type="float" office:value="6.44075" table:style-name="ce1">
            <text:p>6.44075</text:p>
          </table:table-cell>
          <table:table-cell office:value-type="float" office:value="1.82016788465247e-07" table:style-name="ce1">
            <text:p>1.82016788465247e-07</text:p>
          </table:table-cell>
          <table:table-cell office:value-type="float" office:value="-0.3815" table:style-name="ce1">
            <text:p>-0.3815</text:p>
          </table:table-cell>
          <table:table-cell office:value-type="float" office:value="0.338220587211662" table:style-name="ce1">
            <text:p>0.338220587211662</text:p>
          </table:table-cell>
          <table:table-cell office:value-type="float" office:value="6.59074786918381" table:style-name="ce1">
            <text:p>6.59074786918381</text:p>
          </table:table-cell>
          <table:table-cell office:value-type="float" office:value="8.43428644487962" table:style-name="ce1">
            <text:p>8.43428644487962</text:p>
          </table:table-cell>
          <table:table-cell office:value-type="float" office:value="8.43428644487962" table:style-name="ce1">
            <text:p>8.43428644487962</text:p>
          </table:table-cell>
          <table:table-cell office:value-type="float" office:value="-0.778345686670336" table:style-name="ce1">
            <text:p>-0.77834568667033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K05137g" table:style-name="ce1">
            <text:p>CAGL0K05137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K05137g" table:style-name="ce1">
            <text:p>CAGL0K05137g</text:p>
          </table:table-cell>
          <table:table-cell office:value-type="string" office:value="YPR026W" table:style-name="ce1">
            <text:p>YPR026W</text:p>
          </table:table-cell>
          <table:table-cell office:value-type="string" office:value="S000006230" table:style-name="ce1">
            <text:p>S000006230</text:p>
          </table:table-cell>
          <table:table-cell office:value-type="string" office:value="YPR026W" table:style-name="ce1">
            <text:p>YPR026W</text:p>
          </table:table-cell>
          <table:table-cell office:value-type="string" office:value="ATH1" table:style-name="ce1">
            <text:p>ATH1</text:p>
          </table:table-cell>
          <table:table-cell office:value-type="string" office:value="Acid trehalase required for utilization of extracellular trehalose; involved in intracellular trehalose degradation during growth recovery after saline stress" table:style-name="ce1">
            <text:p>Acid trehalase required for utilization of extracellular trehalose; involved in intracellular trehalose degradation during growth recovery after saline stress</text:p>
          </table:table-cell>
        </table:table-row>
        <table:table-row>
          <table:table-cell office:value-type="string" office:value="CAGL0K05357g" table:style-name="ce1">
            <text:p>CAGL0K05357g</text:p>
          </table:table-cell>
          <table:table-cell office:value-type="string" office:value="GLN1" table:style-name="ce1">
            <text:p>GLN1</text:p>
          </table:table-cell>
          <table:table-cell office:value-type="string" office:value="Ortholog(s) have glutamate-ammonia ligase activity, role in ammonia assimilation cycle, glutamine biosynthetic process, nitrogen compound metabolic process and nuclear periphery localization" table:style-name="ce1">
            <text:p>Ortholog(s) have glutamate-ammonia ligase activity, role in ammonia assimilation cycle, glutamine biosynthetic process, nitrogen compound metabolic process and nuclear periphery localization</text:p>
          </table:table-cell>
          <table:table-cell office:value-type="float" office:value="-0.371833333333334" table:style-name="ce1">
            <text:p>-0.371833333333334</text:p>
          </table:table-cell>
          <table:table-cell office:value-type="float" office:value="0.123067364820574" table:style-name="ce1">
            <text:p>0.123067364820574</text:p>
          </table:table-cell>
          <table:table-cell office:value-type="float" office:value="1.91516666666667" table:style-name="ce1">
            <text:p>1.91516666666667</text:p>
          </table:table-cell>
          <table:table-cell office:value-type="float" office:value="2.72683381423897e-05" table:style-name="ce1">
            <text:p>2.72683381423897e-05</text:p>
          </table:table-cell>
          <table:table-cell office:value-type="float" office:value="1.91516666666667" table:style-name="ce1">
            <text:p>1.91516666666667</text:p>
          </table:table-cell>
          <table:table-cell office:value-type="float" office:value="2.72683381423897e-05" table:style-name="ce1">
            <text:p>2.72683381423897e-05</text:p>
          </table:table-cell>
          <table:table-cell office:value-type="float" office:value="2.14883333333333" table:style-name="ce1">
            <text:p>2.14883333333333</text:p>
          </table:table-cell>
          <table:table-cell office:value-type="float" office:value="8.86168213212652e-06" table:style-name="ce1">
            <text:p>8.86168213212652e-06</text:p>
          </table:table-cell>
          <table:table-cell office:value-type="float" office:value="-0.494187439853926" table:style-name="ce1">
            <text:p>-0.494187439853926</text:p>
          </table:table-cell>
          <table:table-cell office:value-type="float" office:value="2.4564635410243" table:style-name="ce1">
            <text:p>2.4564635410243</text:p>
          </table:table-cell>
          <table:table-cell office:value-type="float" office:value="2.4564635410243" table:style-name="ce1">
            <text:p>2.4564635410243</text:p>
          </table:table-cell>
          <table:table-cell office:value-type="float" office:value="3.64842031127159" table:style-name="ce1">
            <text:p>3.64842031127159</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NITROGEN METABOLISM" table:style-name="ce1">
            <text:p>NITROGEN METABOLISM</text:p>
          </table:table-cell>
          <table:table-cell office:value-type="string" office:value="F1" table:style-name="ce1">
            <text:p>F1</text:p>
          </table:table-cell>
          <table:table-cell office:value-type="string" office:value="CAGL0K05357g" table:style-name="ce1">
            <text:p>CAGL0K05357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CAGL0K05357g" table:style-name="ce1">
            <text:p>CAGL0K05357g</text:p>
          </table:table-cell>
          <table:table-cell office:value-type="string" office:value="YPR035W" table:style-name="ce1">
            <text:p>YPR035W</text:p>
          </table:table-cell>
          <table:table-cell office:value-type="string" office:value="S000006239" table:style-name="ce1">
            <text:p>S000006239</text:p>
          </table:table-cell>
          <table:table-cell office:value-type="string" office:value="YPR035W" table:style-name="ce1">
            <text:p>YPR035W</text:p>
          </table:table-cell>
          <table:table-cell office:value-type="string" office:value="GLN1" table:style-name="ce1">
            <text:p>GLN1</text:p>
          </table:table-cell>
          <table:table-cell office:value-type="string" office:value="Glutamine synthetase (GS); synthesizes glutamine from glutamate and ammonia; with Glt1p, forms the secondary pathway for glutamate biosynthesis from ammonia; expression regulated by nitrogen source and by amino acid limitation; forms filaments of back-to-back stacks of cylindrical homo-decamers at low pH, leading to enzymatic inactivation and storage during states of advanced cellular starvation; relocalizes from nucleus to cytoplasmic foci upon DNA replication stress" table:style-name="ce1">
            <text:p>Glutamine synthetase (GS); synthesizes glutamine from glutamate and ammonia; with Glt1p, forms the secondary pathway for glutamate biosynthesis from ammonia; expression regulated by nitrogen source and by amino acid limitation; forms filaments of back-to-back stacks of cylindrical homo-decamers at low pH, leading to enzymatic inactivation and storage during states of advanced cellular starvation; relocalizes from nucleus to cytoplasmic foci upon DNA replication stress</text:p>
          </table:table-cell>
        </table:table-row>
        <table:table-row>
          <table:table-cell office:value-type="string" office:value="CAGL0K05753g" table:style-name="ce1">
            <text:p>CAGL0K05753g</text:p>
          </table:table-cell>
          <table:table-cell office:value-type="string" office:value="" table:style-name="ce1">
            <text:p/>
          </table:table-cell>
          <table:table-cell office:value-type="string" office:value="Ortholog(s) have L-proline transmembrane transporter activity, amino acid transmembrane transporter activity and role in amino acid transport, transmembrane transport" table:style-name="ce1">
            <text:p>Ortholog(s) have L-proline transmembrane transporter activity, amino acid transmembrane transporter activity and role in amino acid transport, transmembrane transport</text:p>
          </table:table-cell>
          <table:table-cell office:value-type="float" office:value="-0.790333333333333" table:style-name="ce1">
            <text:p>-0.790333333333333</text:p>
          </table:table-cell>
          <table:table-cell office:value-type="float" office:value="0.0340038302129713" table:style-name="ce1">
            <text:p>0.0340038302129713</text:p>
          </table:table-cell>
          <table:table-cell office:value-type="float" office:value="0.410083333333333" table:style-name="ce1">
            <text:p>0.410083333333333</text:p>
          </table:table-cell>
          <table:table-cell office:value-type="float" office:value="0.113137362792684" table:style-name="ce1">
            <text:p>0.113137362792684</text:p>
          </table:table-cell>
          <table:table-cell office:value-type="float" office:value="0.410083333333333" table:style-name="ce1">
            <text:p>0.410083333333333</text:p>
          </table:table-cell>
          <table:table-cell office:value-type="float" office:value="0.113137362792684" table:style-name="ce1">
            <text:p>0.113137362792684</text:p>
          </table:table-cell>
          <table:table-cell office:value-type="float" office:value="1.31016666666667" table:style-name="ce1">
            <text:p>1.31016666666667</text:p>
          </table:table-cell>
          <table:table-cell office:value-type="float" office:value="0.000545218247249963" table:style-name="ce1">
            <text:p>0.000545218247249963</text:p>
          </table:table-cell>
          <table:table-cell office:value-type="float" office:value="-0.986460954920578" table:style-name="ce1">
            <text:p>-0.986460954920578</text:p>
          </table:table-cell>
          <table:table-cell office:value-type="float" office:value="0.468405657758218" table:style-name="ce1">
            <text:p>0.468405657758218</text:p>
          </table:table-cell>
          <table:table-cell office:value-type="float" office:value="0.468405657758218" table:style-name="ce1">
            <text:p>0.468405657758218</text:p>
          </table:table-cell>
          <table:table-cell office:value-type="float" office:value="2.18119026900814" table:style-name="ce1">
            <text:p>2.1811902690081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K05753g" table:style-name="ce1">
            <text:p>CAGL0K0575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K05753g" table:style-name="ce1">
            <text:p>CAGL0K05753g</text:p>
          </table:table-cell>
          <table:table-cell office:value-type="string" office:value="YDR508C" table:style-name="ce1">
            <text:p>YDR508C</text:p>
          </table:table-cell>
          <table:table-cell office:value-type="string" office:value="S000002916" table:style-name="ce1">
            <text:p>S000002916</text:p>
          </table:table-cell>
          <table:table-cell office:value-type="string" office:value="YDR508C" table:style-name="ce1">
            <text:p>YDR508C</text:p>
          </table:table-cell>
          <table:table-cell office:value-type="string" office:value="GNP1" table:style-name="ce1">
            <text:p>GNP1</text:p>
          </table:table-cell>
          <table:table-cell office:value-type="string" office:value="High-affinity glutamine permease; also transports Leu, Ser, Thr, Cys, Met and Asn; expression is fully dependent on Grr1p and modulated by the Ssy1p-Ptr3p-Ssy5p (SPS) sensor of extracellular amino acids; GNP1 has a paralog, AGP1, that arose from the whole genome duplication" table:style-name="ce1">
            <text:p>High-affinity glutamine permease; also transports Leu, Ser, Thr, Cys, Met and Asn; expression is fully dependent on Grr1p and modulated by the Ssy1p-Ptr3p-Ssy5p (SPS) sensor of extracellular amino acids; GNP1 has a paralog, AGP1, that arose from the whole genome duplication</text:p>
          </table:table-cell>
        </table:table-row>
        <table:table-row>
          <table:table-cell office:value-type="string" office:value="CAGL0K05813g" table:style-name="ce1">
            <text:p>CAGL0K05813g</text:p>
          </table:table-cell>
          <table:table-cell office:value-type="string" office:value="" table:style-name="ce1">
            <text:p/>
          </table:table-cell>
          <table:table-cell office:value-type="string" office:value="Ortholog(s) have disulfide oxidoreductase activity, glutathione disulfide oxidoreductase activity, glutathione peroxidase activity, glutathione transferase activity" table:style-name="ce1">
            <text:p>Ortholog(s) have disulfide oxidoreductase activity, glutathione disulfide oxidoreductase activity, glutathione peroxidase activity, glutathione transferase activity</text:p>
          </table:table-cell>
          <table:table-cell office:value-type="float" office:value="2.406" table:style-name="ce1">
            <text:p>2.406</text:p>
          </table:table-cell>
          <table:table-cell office:value-type="float" office:value="4.1351606595353e-06" table:style-name="ce1">
            <text:p>4.1351606595353e-06</text:p>
          </table:table-cell>
          <table:table-cell office:value-type="float" office:value="1.628" table:style-name="ce1">
            <text:p>1.628</text:p>
          </table:table-cell>
          <table:table-cell office:value-type="float" office:value="4.0386675862676e-05" table:style-name="ce1">
            <text:p>4.0386675862676e-05</text:p>
          </table:table-cell>
          <table:table-cell office:value-type="float" office:value="1.628" table:style-name="ce1">
            <text:p>1.628</text:p>
          </table:table-cell>
          <table:table-cell office:value-type="float" office:value="4.0386675862676e-05" table:style-name="ce1">
            <text:p>4.0386675862676e-05</text:p>
          </table:table-cell>
          <table:table-cell office:value-type="float" office:value="0.120166666666667" table:style-name="ce1">
            <text:p>0.120166666666667</text:p>
          </table:table-cell>
          <table:table-cell office:value-type="float" office:value="0.724689244506895" table:style-name="ce1">
            <text:p>0.724689244506895</text:p>
          </table:table-cell>
          <table:table-cell office:value-type="float" office:value="2.77332457751601" table:style-name="ce1">
            <text:p>2.77332457751601</text:p>
          </table:table-cell>
          <table:table-cell office:value-type="float" office:value="2.07714636779276" table:style-name="ce1">
            <text:p>2.07714636779276</text:p>
          </table:table-cell>
          <table:table-cell office:value-type="float" office:value="2.07714636779276" table:style-name="ce1">
            <text:p>2.07714636779276</text:p>
          </table:table-cell>
          <table:table-cell office:value-type="float" office:value="0.0993098036343148" table:style-name="ce1">
            <text:p>0.099309803634314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THIOL REDOX" table:style-name="ce1">
            <text:p>THIOL REDOX</text:p>
          </table:table-cell>
          <table:table-cell office:value-type="string" office:value="F3" table:style-name="ce1">
            <text:p>F3</text:p>
          </table:table-cell>
          <table:table-cell office:value-type="string" office:value="CAGL0K05813g" table:style-name="ce1">
            <text:p>CAGL0K05813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K05813g" table:style-name="ce1">
            <text:p>CAGL0K05813g</text:p>
          </table:table-cell>
          <table:table-cell office:value-type="string" office:value="YDR513W" table:style-name="ce1">
            <text:p>YDR513W</text:p>
          </table:table-cell>
          <table:table-cell office:value-type="string" office:value="S000002921" table:style-name="ce1">
            <text:p>S000002921</text:p>
          </table:table-cell>
          <table:table-cell office:value-type="string" office:value="YDR513W" table:style-name="ce1">
            <text:p>YDR513W</text:p>
          </table:table-cell>
          <table:table-cell office:value-type="string" office:value="GRX2" table:style-name="ce1">
            <text:p>GRX2</text:p>
          </table:table-cell>
          <table:table-cell office:value-type="string" office:value="Cytoplasmic glutaredoxin; thioltransferase, glutathione-dependent disulfide oxidoreductase involved in maintaining redox state of target proteins, also exhibits glutathione peroxidase activity, expression induced in response to stress; GRX2 has two in-frame start codons resulting in a shorter isoform that is retained in the cytosol and a longer form translocated to the mitochondrial matrix; GRX2 has a paralog, GRX1, that arose from the whole genome duplication" table:style-name="ce1">
            <text:p>Cytoplasmic glutaredoxin; thioltransferase, glutathione-dependent disulfide oxidoreductase involved in maintaining redox state of target proteins, also exhibits glutathione peroxidase activity, expression induced in response to stress; GRX2 has two in-frame start codons resulting in a shorter isoform that is retained in the cytosol and a longer form translocated to the mitochondrial matrix; GRX2 has a paralog, GRX1, that arose from the whole genome duplication</text:p>
          </table:table-cell>
        </table:table-row>
        <table:table-row>
          <table:table-cell office:value-type="string" office:value="CAGL0K06061g" table:style-name="ce1">
            <text:p>CAGL0K06061g</text:p>
          </table:table-cell>
          <table:table-cell office:value-type="string" office:value="" table:style-name="ce1">
            <text:p/>
          </table:table-cell>
          <table:table-cell office:value-type="string" office:value="Ortholog(s) have structural constituent of ribosome activity" table:style-name="ce1">
            <text:p>Ortholog(s) have structural constituent of ribosome activity</text:p>
          </table:table-cell>
          <table:table-cell office:value-type="float" office:value="-1.62533333333333" table:style-name="ce1">
            <text:p>-1.62533333333333</text:p>
          </table:table-cell>
          <table:table-cell office:value-type="float" office:value="0.000424630656674093" table:style-name="ce1">
            <text:p>0.000424630656674093</text:p>
          </table:table-cell>
          <table:table-cell office:value-type="float" office:value="-1.23941666666667" table:style-name="ce1">
            <text:p>-1.23941666666667</text:p>
          </table:table-cell>
          <table:table-cell office:value-type="float" office:value="8.66050516513472e-05" table:style-name="ce1">
            <text:p>8.66050516513472e-05</text:p>
          </table:table-cell>
          <table:table-cell office:value-type="float" office:value="-1.23941666666667" table:style-name="ce1">
            <text:p>-1.23941666666667</text:p>
          </table:table-cell>
          <table:table-cell office:value-type="float" office:value="8.66050516513472e-05" table:style-name="ce1">
            <text:p>8.66050516513472e-05</text:p>
          </table:table-cell>
          <table:table-cell office:value-type="float" office:value="-1.2005" table:style-name="ce1">
            <text:p>-1.2005</text:p>
          </table:table-cell>
          <table:table-cell office:value-type="float" office:value="0.000274857182393751" table:style-name="ce1">
            <text:p>0.000274857182393751</text:p>
          </table:table-cell>
          <table:table-cell office:value-type="float" office:value="-1.96865542345261" table:style-name="ce1">
            <text:p>-1.96865542345261</text:p>
          </table:table-cell>
          <table:table-cell office:value-type="float" office:value="-1.71041155841856" table:style-name="ce1">
            <text:p>-1.71041155841856</text:p>
          </table:table-cell>
          <table:table-cell office:value-type="float" office:value="-1.71041155841856" table:style-name="ce1">
            <text:p>-1.71041155841856</text:p>
          </table:table-cell>
          <table:table-cell office:value-type="float" office:value="-2.21116930107467" table:style-name="ce1">
            <text:p>-2.2111693010746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K06061g" table:style-name="ce1">
            <text:p>CAGL0K06061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K06061g" table:style-name="ce1">
            <text:p>CAGL0K06061g</text:p>
          </table:table-cell>
          <table:table-cell office:value-type="string" office:value="YLR264W" table:style-name="ce1">
            <text:p>YLR264W</text:p>
          </table:table-cell>
          <table:table-cell office:value-type="string" office:value="S000004254" table:style-name="ce1">
            <text:p>S000004254</text:p>
          </table:table-cell>
          <table:table-cell office:value-type="string" office:value="YLR264W" table:style-name="ce1">
            <text:p>YLR264W</text:p>
          </table:table-cell>
          <table:table-cell office:value-type="string" office:value="RPS28B" table:style-name="ce1">
            <text:p>RPS28B</text:p>
          </table:table-cell>
          <table:table-cell office:value-type="string" office:value="Protein component of the small (40S) ribosomal subunit; homologous to mammalian ribosomal protein S28, no bacterial homolog; has an extraribosomal function in autoregulation, in which Rps28Bp binds to a decapping complex via Edc3p, which then binds to RPS28B mRNA leading to its decapping and degradation; RPS28B has a paralog, RPS28A, that arose from the whole genome duplication" table:style-name="ce1">
            <text:p>Protein component of the small (40S) ribosomal subunit; homologous to mammalian ribosomal protein S28, no bacterial homolog; has an extraribosomal function in autoregulation, in which Rps28Bp binds to a decapping complex via Edc3p, which then binds to RPS28B mRNA leading to its decapping and degradation; RPS28B has a paralog, RPS28A, that arose from the whole genome duplication</text:p>
          </table:table-cell>
        </table:table-row>
        <table:table-row>
          <table:table-cell office:value-type="string" office:value="CAGL0K06105g" table:style-name="ce1">
            <text:p>CAGL0K06105g</text:p>
          </table:table-cell>
          <table:table-cell office:value-type="string" office:value="" table:style-name="ce1">
            <text:p/>
          </table:table-cell>
          <table:table-cell office:value-type="string" office:value="Ortholog of S. cerevisiae : BOP2 and Saccharomyces cerevisiae S288C : YLR267W" table:style-name="ce1">
            <text:p>Ortholog of S. cerevisiae : BOP2 and Saccharomyces cerevisiae S288C : YLR267W</text:p>
          </table:table-cell>
          <table:table-cell office:value-type="float" office:value="1.32383333333333" table:style-name="ce1">
            <text:p>1.32383333333333</text:p>
          </table:table-cell>
          <table:table-cell office:value-type="float" office:value="0.000331779694299941" table:style-name="ce1">
            <text:p>0.000331779694299941</text:p>
          </table:table-cell>
          <table:table-cell office:value-type="float" office:value="0.925416666666667" table:style-name="ce1">
            <text:p>0.925416666666667</text:p>
          </table:table-cell>
          <table:table-cell office:value-type="float" office:value="0.00131102698281928" table:style-name="ce1">
            <text:p>0.00131102698281928</text:p>
          </table:table-cell>
          <table:table-cell office:value-type="float" office:value="0.925416666666667" table:style-name="ce1">
            <text:p>0.925416666666667</text:p>
          </table:table-cell>
          <table:table-cell office:value-type="float" office:value="0.00131102698281928" table:style-name="ce1">
            <text:p>0.00131102698281928</text:p>
          </table:table-cell>
          <table:table-cell office:value-type="float" office:value="1.6675" table:style-name="ce1">
            <text:p>1.6675</text:p>
          </table:table-cell>
          <table:table-cell office:value-type="float" office:value="3.02319633438771e-05" table:style-name="ce1">
            <text:p>3.02319633438771e-05</text:p>
          </table:table-cell>
          <table:table-cell office:value-type="float" office:value="1.50039270442649" table:style-name="ce1">
            <text:p>1.50039270442649</text:p>
          </table:table-cell>
          <table:table-cell office:value-type="float" office:value="1.14910716654054" table:style-name="ce1">
            <text:p>1.14910716654054</text:p>
          </table:table-cell>
          <table:table-cell office:value-type="float" office:value="1.14910716654054" table:style-name="ce1">
            <text:p>1.14910716654054</text:p>
          </table:table-cell>
          <table:table-cell office:value-type="float" office:value="2.8063375684145" table:style-name="ce1">
            <text:p>2.806337568414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K06105g" table:style-name="ce1">
            <text:p>CAGL0K06105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K06105g" table:style-name="ce1">
            <text:p>CAGL0K06105g</text:p>
          </table:table-cell>
          <table:table-cell office:value-type="string" office:value="YLR267W" table:style-name="ce1">
            <text:p>YLR267W</text:p>
          </table:table-cell>
          <table:table-cell office:value-type="string" office:value="S000004257" table:style-name="ce1">
            <text:p>S000004257</text:p>
          </table:table-cell>
          <table:table-cell office:value-type="string" office:value="YLR267W" table:style-name="ce1">
            <text:p>YLR267W</text:p>
          </table:table-cell>
          <table:table-cell office:value-type="string" office:value="BOP2" table:style-name="ce1">
            <text:p>BOP2</text:p>
          </table:table-cell>
          <table:table-cell office:value-type="string" office:value="Protein of unknown function" table:style-name="ce1">
            <text:p>Protein of unknown function</text:p>
          </table:table-cell>
        </table:table-row>
        <table:table-row>
          <table:table-cell office:value-type="string" office:value="CAGL0K06259g" table:style-name="ce1">
            <text:p>CAGL0K06259g</text:p>
          </table:table-cell>
          <table:table-cell office:value-type="string" office:value="TSA1" table:style-name="ce1">
            <text:p>TSA1</text:p>
          </table:table-cell>
          <table:table-cell office:value-type="string" office:value="Thiol-specific antioxidant protein; predicted thioredoxin peroxidase involved in oxidative stress response; protein abundance decreased in ace2 mutant cells" table:style-name="ce1">
            <text:p>Thiol-specific antioxidant protein; predicted thioredoxin peroxidase involved in oxidative stress response; protein abundance decreased in ace2 mutant cells</text:p>
          </table:table-cell>
          <table:table-cell office:value-type="float" office:value="0.117333333333333" table:style-name="ce1">
            <text:p>0.117333333333333</text:p>
          </table:table-cell>
          <table:table-cell office:value-type="float" office:value="0.781265909101434" table:style-name="ce1">
            <text:p>0.781265909101434</text:p>
          </table:table-cell>
          <table:table-cell office:value-type="float" office:value="1.79966666666667" table:style-name="ce1">
            <text:p>1.79966666666667</text:p>
          </table:table-cell>
          <table:table-cell office:value-type="float" office:value="0.00203548974737344" table:style-name="ce1">
            <text:p>0.00203548974737344</text:p>
          </table:table-cell>
          <table:table-cell office:value-type="float" office:value="1.79966666666667" table:style-name="ce1">
            <text:p>1.79966666666667</text:p>
          </table:table-cell>
          <table:table-cell office:value-type="float" office:value="0.00203548974737344" table:style-name="ce1">
            <text:p>0.00203548974737344</text:p>
          </table:table-cell>
          <table:table-cell office:value-type="float" office:value="-2.703" table:style-name="ce1">
            <text:p>-2.703</text:p>
          </table:table-cell>
          <table:table-cell office:value-type="float" office:value="0.000141278272189583" table:style-name="ce1">
            <text:p>0.000141278272189583</text:p>
          </table:table-cell>
          <table:table-cell office:value-type="float" office:value="0.0812099184577533" table:style-name="ce1">
            <text:p>0.0812099184577533</text:p>
          </table:table-cell>
          <table:table-cell office:value-type="float" office:value="2.30390010454754" table:style-name="ce1">
            <text:p>2.30390010454754</text:p>
          </table:table-cell>
          <table:table-cell office:value-type="float" office:value="2.30390010454754" table:style-name="ce1">
            <text:p>2.30390010454754</text:p>
          </table:table-cell>
          <table:table-cell office:value-type="float" office:value="-4.83976207353195" table:style-name="ce1">
            <text:p>-4.8397620735319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THIOL REDOX" table:style-name="ce1">
            <text:p>THIOL REDOX</text:p>
          </table:table-cell>
          <table:table-cell office:value-type="string" office:value="F3" table:style-name="ce1">
            <text:p>F3</text:p>
          </table:table-cell>
          <table:table-cell office:value-type="string" office:value="CAGL0K06259g" table:style-name="ce1">
            <text:p>CAGL0K06259g</text:p>
          </table:table-cell>
          <table:table-cell office:value-type="string" office:value="SWITCH" table:style-name="ce1">
            <text:p>SWITCH</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DOWN" table:style-name="ce1">
            <text:p>DOWN</text:p>
          </table:table-cell>
          <table:table-cell office:value-type="string" office:value="CAGL0K06259g" table:style-name="ce1">
            <text:p>CAGL0K06259g</text:p>
          </table:table-cell>
          <table:table-cell office:value-type="string" office:value="YDR453C" table:style-name="ce1">
            <text:p>YDR453C</text:p>
          </table:table-cell>
          <table:table-cell office:value-type="string" office:value="S000002861" table:style-name="ce1">
            <text:p>S000002861</text:p>
          </table:table-cell>
          <table:table-cell office:value-type="string" office:value="YDR453C" table:style-name="ce1">
            <text:p>YDR453C</text:p>
          </table:table-cell>
          <table:table-cell office:value-type="string" office:value="TSA2" table:style-name="ce1">
            <text:p>TSA2</text:p>
          </table:table-cell>
          <table:table-cell office:value-type="string" office:value="Stress inducible cytoplasmic thioredoxin peroxidase; cooperates with Tsa1p in the removal of reactive oxygen, nitrogen and sulfur species using thioredoxin as hydrogen donor; deletion enhances the mutator phenotype of tsa1 mutants; protein abundance increases in response to DNA replication stress; TSA2 has a paralog, TSA1, that arose from the whole genome duplication" table:style-name="ce1">
            <text:p>Stress inducible cytoplasmic thioredoxin peroxidase; cooperates with Tsa1p in the removal of reactive oxygen, nitrogen and sulfur species using thioredoxin as hydrogen donor; deletion enhances the mutator phenotype of tsa1 mutants; protein abundance increases in response to DNA replication stress; TSA2 has a paralog, TSA1, that arose from the whole genome duplication</text:p>
          </table:table-cell>
        </table:table-row>
        <table:table-row>
          <table:table-cell office:value-type="string" office:value="CAGL0K06567g" table:style-name="ce1">
            <text:p>CAGL0K06567g</text:p>
          </table:table-cell>
          <table:table-cell office:value-type="string" office:value="" table:style-name="ce1">
            <text:p/>
          </table:table-cell>
          <table:table-cell office:value-type="string" office:value="Ortholog(s) have preribosome, large subunit precursor localization" table:style-name="ce1">
            <text:p>Ortholog(s) have preribosome, large subunit precursor localization</text:p>
          </table:table-cell>
          <table:table-cell office:value-type="float" office:value="-1.76483333333333" table:style-name="ce1">
            <text:p>-1.76483333333333</text:p>
          </table:table-cell>
          <table:table-cell office:value-type="float" office:value="3.71266901626012e-05" table:style-name="ce1">
            <text:p>3.71266901626012e-05</text:p>
          </table:table-cell>
          <table:table-cell office:value-type="float" office:value="-1.54591666666667" table:style-name="ce1">
            <text:p>-1.54591666666667</text:p>
          </table:table-cell>
          <table:table-cell office:value-type="float" office:value="3.1832570983749e-05" table:style-name="ce1">
            <text:p>3.1832570983749e-05</text:p>
          </table:table-cell>
          <table:table-cell office:value-type="float" office:value="-1.54591666666667" table:style-name="ce1">
            <text:p>-1.54591666666667</text:p>
          </table:table-cell>
          <table:table-cell office:value-type="float" office:value="3.1832570983749e-05" table:style-name="ce1">
            <text:p>3.1832570983749e-05</text:p>
          </table:table-cell>
          <table:table-cell office:value-type="float" office:value="-1.3075" table:style-name="ce1">
            <text:p>-1.3075</text:p>
          </table:table-cell>
          <table:table-cell office:value-type="float" office:value="0.000236786460755784" table:style-name="ce1">
            <text:p>0.000236786460755784</text:p>
          </table:table-cell>
          <table:table-cell office:value-type="float" office:value="-2.13274659514149" table:style-name="ce1">
            <text:p>-2.13274659514149</text:p>
          </table:table-cell>
          <table:table-cell office:value-type="float" office:value="-2.11526604569239" table:style-name="ce1">
            <text:p>-2.11526604569239</text:p>
          </table:table-cell>
          <table:table-cell office:value-type="float" office:value="-2.11526604569239" table:style-name="ce1">
            <text:p>-2.11526604569239</text:p>
          </table:table-cell>
          <table:table-cell office:value-type="float" office:value="-2.39836359502005" table:style-name="ce1">
            <text:p>-2.3983635950200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K06567g" table:style-name="ce1">
            <text:p>CAGL0K06567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K06567g" table:style-name="ce1">
            <text:p>CAGL0K06567g</text:p>
          </table:table-cell>
          <table:table-cell office:value-type="string" office:value="YDR471W" table:style-name="ce1">
            <text:p>YDR471W</text:p>
          </table:table-cell>
          <table:table-cell office:value-type="string" office:value="S000002879" table:style-name="ce1">
            <text:p>S000002879</text:p>
          </table:table-cell>
          <table:table-cell office:value-type="string" office:value="YDR471W" table:style-name="ce1">
            <text:p>YDR471W</text:p>
          </table:table-cell>
          <table:table-cell office:value-type="string" office:value="RPL27B" table:style-name="ce1">
            <text:p>RPL27B</text:p>
          </table:table-cell>
          <table:table-cell office:value-type="string" office:value="Ribosomal 60S subunit protein L27B; homologous to mammalian ribosomal protein L27, no bacterial homolog; RPL27B has a paralog, RPL27A, that arose from the whole genome duplication" table:style-name="ce1">
            <text:p>Ribosomal 60S subunit protein L27B; homologous to mammalian ribosomal protein L27, no bacterial homolog; RPL27B has a paralog, RPL27A, that arose from the whole genome duplication</text:p>
          </table:table-cell>
        </table:table-row>
        <table:table-row>
          <table:table-cell office:value-type="string" office:value="CAGL0K06677g" table:style-name="ce1">
            <text:p>CAGL0K06677g</text:p>
          </table:table-cell>
          <table:table-cell office:value-type="string" office:value="MET8" table:style-name="ce1">
            <text:p>MET8</text:p>
          </table:table-cell>
          <table:table-cell office:value-type="string" office:value="Putative bifunctional dehydrogenase and ferrochelatase; gene is upregulated in azole-resistant strain" table:style-name="ce1">
            <text:p>Putative bifunctional dehydrogenase and ferrochelatase; gene is upregulated in azole-resistant strain</text:p>
          </table:table-cell>
          <table:table-cell office:value-type="float" office:value="0.666" table:style-name="ce1">
            <text:p>0.666</text:p>
          </table:table-cell>
          <table:table-cell office:value-type="float" office:value="0.00986658551091025" table:style-name="ce1">
            <text:p>0.00986658551091025</text:p>
          </table:table-cell>
          <table:table-cell office:value-type="float" office:value="1.78158333333333" table:style-name="ce1">
            <text:p>1.78158333333333</text:p>
          </table:table-cell>
          <table:table-cell office:value-type="float" office:value="2.3879386921305e-05" table:style-name="ce1">
            <text:p>2.3879386921305e-05</text:p>
          </table:table-cell>
          <table:table-cell office:value-type="float" office:value="1.78158333333333" table:style-name="ce1">
            <text:p>1.78158333333333</text:p>
          </table:table-cell>
          <table:table-cell office:value-type="float" office:value="2.3879386921305e-05" table:style-name="ce1">
            <text:p>2.3879386921305e-05</text:p>
          </table:table-cell>
          <table:table-cell office:value-type="float" office:value="1.27883333333333" table:style-name="ce1">
            <text:p>1.27883333333333</text:p>
          </table:table-cell>
          <table:table-cell office:value-type="float" office:value="0.000247847758473468" table:style-name="ce1">
            <text:p>0.000247847758473468</text:p>
          </table:table-cell>
          <table:table-cell office:value-type="float" office:value="0.726595984407343" table:style-name="ce1">
            <text:p>0.726595984407343</text:p>
          </table:table-cell>
          <table:table-cell office:value-type="float" office:value="2.28001390994764" table:style-name="ce1">
            <text:p>2.28001390994764</text:p>
          </table:table-cell>
          <table:table-cell office:value-type="float" office:value="2.28001390994764" table:style-name="ce1">
            <text:p>2.28001390994764</text:p>
          </table:table-cell>
          <table:table-cell office:value-type="float" office:value="2.12637324835123" table:style-name="ce1">
            <text:p>2.1263732483512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K06677g" table:style-name="ce1">
            <text:p>CAGL0K06677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CAGL0K06677g" table:style-name="ce1">
            <text:p>CAGL0K06677g</text:p>
          </table:table-cell>
          <table:table-cell office:value-type="string" office:value="YBR213W" table:style-name="ce1">
            <text:p>YBR213W</text:p>
          </table:table-cell>
          <table:table-cell office:value-type="string" office:value="S000000417" table:style-name="ce1">
            <text:p>S000000417</text:p>
          </table:table-cell>
          <table:table-cell office:value-type="string" office:value="YBR213W" table:style-name="ce1">
            <text:p>YBR213W</text:p>
          </table:table-cell>
          <table:table-cell office:value-type="string" office:value="MET8" table:style-name="ce1">
            <text:p>MET8</text:p>
          </table:table-cell>
          <table:table-cell office:value-type="string" office:value="Bifunctional dehydrogenase and ferrochelatase; involved in the biosynthesis of siroheme, a prosthetic group used by sulfite reductase; required for sulfate assimilation and methionine biosynthesis" table:style-name="ce1">
            <text:p>Bifunctional dehydrogenase and ferrochelatase; involved in the biosynthesis of siroheme, a prosthetic group used by sulfite reductase; required for sulfate assimilation and methionine biosynthesis</text:p>
          </table:table-cell>
        </table:table-row>
        <table:table-row>
          <table:table-cell office:value-type="string" office:value="CAGL0K07111g" table:style-name="ce1">
            <text:p>CAGL0K07111g</text:p>
          </table:table-cell>
          <table:table-cell office:value-type="string" office:value="" table:style-name="ce1">
            <text:p/>
          </table:table-cell>
          <table:table-cell office:value-type="string" office:value="Ortholog(s) have microtubule binding, microtubule plus-end binding activity" table:style-name="ce1">
            <text:p>Ortholog(s) have microtubule binding, microtubule plus-end binding activity</text:p>
          </table:table-cell>
          <table:table-cell office:value-type="float" office:value="-0.0661666666666667" table:style-name="ce1">
            <text:p>-0.0661666666666667</text:p>
          </table:table-cell>
          <table:table-cell office:value-type="float" office:value="0.642376426966541" table:style-name="ce1">
            <text:p>0.642376426966541</text:p>
          </table:table-cell>
          <table:table-cell office:value-type="float" office:value="0.0594166666666666" table:style-name="ce1">
            <text:p>0.0594166666666666</text:p>
          </table:table-cell>
          <table:table-cell office:value-type="float" office:value="0.796630896757118" table:style-name="ce1">
            <text:p>0.796630896757118</text:p>
          </table:table-cell>
          <table:table-cell office:value-type="float" office:value="0.0594166666666666" table:style-name="ce1">
            <text:p>0.0594166666666666</text:p>
          </table:table-cell>
          <table:table-cell office:value-type="float" office:value="0.796630896757118" table:style-name="ce1">
            <text:p>0.796630896757118</text:p>
          </table:table-cell>
          <table:table-cell office:value-type="float" office:value="1.5155" table:style-name="ce1">
            <text:p>1.5155</text:p>
          </table:table-cell>
          <table:table-cell office:value-type="float" office:value="0.002445794857209" table:style-name="ce1">
            <text:p>0.002445794857209</text:p>
          </table:table-cell>
          <table:table-cell office:value-type="float" office:value="-0.134637608459166" table:style-name="ce1">
            <text:p>-0.134637608459166</text:p>
          </table:table-cell>
          <table:table-cell office:value-type="float" office:value="0.00521161685330309" table:style-name="ce1">
            <text:p>0.00521161685330309</text:p>
          </table:table-cell>
          <table:table-cell office:value-type="float" office:value="0.00521161685330309" table:style-name="ce1">
            <text:p>0.00521161685330309</text:p>
          </table:table-cell>
          <table:table-cell office:value-type="float" office:value="2.54041670224911" table:style-name="ce1">
            <text:p>2.5404167022491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K07111g" table:style-name="ce1">
            <text:p>CAGL0K07111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K07111g" table:style-name="ce1">
            <text:p>CAGL0K07111g</text:p>
          </table:table-cell>
          <table:table-cell office:value-type="string" office:value="YBR233W-A" table:style-name="ce1">
            <text:p>YBR233W-A</text:p>
          </table:table-cell>
          <table:table-cell office:value-type="string" office:value="S000007595" table:style-name="ce1">
            <text:p>S000007595</text:p>
          </table:table-cell>
          <table:table-cell office:value-type="string" office:value="YBR233W-A" table:style-name="ce1">
            <text:p>YBR233W-A</text:p>
          </table:table-cell>
          <table:table-cell office:value-type="string" office:value="DAD3" table:style-name="ce1">
            <text:p>DAD3</text:p>
          </table:table-cell>
          <table:table-cell office:value-type="string" office:value="Essential subunit of the Dam1 complex (aka DASH complex); complex couples kinetochores to the force produced by MT depolymerization thereby aiding in chromosome segregation; is transferred to the kinetochore prior to mitosis" table:style-name="ce1">
            <text:p>Essential subunit of the Dam1 complex (aka DASH complex); complex couples kinetochores to the force produced by MT depolymerization thereby aiding in chromosome segregation; is transferred to the kinetochore prior to mitosis</text:p>
          </table:table-cell>
        </table:table-row>
        <table:table-row>
          <table:table-cell office:value-type="string" office:value="CAGL0K07183g" table:style-name="ce1">
            <text:p>CAGL0K07183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0.353333333333333" table:style-name="ce1">
            <text:p>0.353333333333333</text:p>
          </table:table-cell>
          <table:table-cell office:value-type="float" office:value="0.0397126021998393" table:style-name="ce1">
            <text:p>0.0397126021998393</text:p>
          </table:table-cell>
          <table:table-cell office:value-type="float" office:value="0.9135" table:style-name="ce1">
            <text:p>0.9135</text:p>
          </table:table-cell>
          <table:table-cell office:value-type="float" office:value="0.0151548747934562" table:style-name="ce1">
            <text:p>0.0151548747934562</text:p>
          </table:table-cell>
          <table:table-cell office:value-type="float" office:value="0.9135" table:style-name="ce1">
            <text:p>0.9135</text:p>
          </table:table-cell>
          <table:table-cell office:value-type="float" office:value="0.0151548747934562" table:style-name="ce1">
            <text:p>0.0151548747934562</text:p>
          </table:table-cell>
          <table:table-cell office:value-type="float" office:value="2.52483333333333" table:style-name="ce1">
            <text:p>2.52483333333333</text:p>
          </table:table-cell>
          <table:table-cell office:value-type="float" office:value="0.000775508530962077" table:style-name="ce1">
            <text:p>0.000775508530962077</text:p>
          </table:table-cell>
          <table:table-cell office:value-type="float" office:value="0.358812187408124" table:style-name="ce1">
            <text:p>0.358812187408124</text:p>
          </table:table-cell>
          <table:table-cell office:value-type="float" office:value="1.13336649452309" table:style-name="ce1">
            <text:p>1.13336649452309</text:p>
          </table:table-cell>
          <table:table-cell office:value-type="float" office:value="1.13336649452309" table:style-name="ce1">
            <text:p>1.13336649452309</text:p>
          </table:table-cell>
          <table:table-cell office:value-type="float" office:value="4.30622455915441" table:style-name="ce1">
            <text:p>4.3062245591544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K07183g" table:style-name="ce1">
            <text:p>CAGL0K0718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K07183g" table:style-name="ce1">
            <text:p>CAGL0K07183g</text:p>
          </table:table-cell>
          <table:table-cell office:value-type="string" office:value="NO_ORTHO" table:style-name="ce1">
            <text:p>NO_ORTHO</text:p>
          </table:table-cell>
          <table:table-cell office:value-type="string" office:value="CAL0134049" table:style-name="ce1">
            <text:p>CAL0134049</text:p>
          </table:table-cell>
          <table:table-cell office:value-type="string" office:value="CAGL0K07183g" table:style-name="ce1">
            <text:p>CAGL0K07183g</text:p>
          </table:table-cell>
          <table:table-cell office:value-type="string" office:value="" table:style-name="ce1">
            <text:p/>
          </table:table-cell>
          <table:table-cell office:value-type="string" office:value="Protein of unknown function" table:style-name="ce1">
            <text:p>Protein of unknown function</text:p>
          </table:table-cell>
        </table:table-row>
        <table:table-row>
          <table:table-cell office:value-type="string" office:value="CAGL0K07205g" table:style-name="ce1">
            <text:p>CAGL0K07205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1.7625" table:style-name="ce1">
            <text:p>-1.7625</text:p>
          </table:table-cell>
          <table:table-cell office:value-type="float" office:value="0.000285609129609717" table:style-name="ce1">
            <text:p>0.000285609129609717</text:p>
          </table:table-cell>
          <table:table-cell office:value-type="float" office:value="-0.287166666666667" table:style-name="ce1">
            <text:p>-0.287166666666667</text:p>
          </table:table-cell>
          <table:table-cell office:value-type="float" office:value="0.27968112819826" table:style-name="ce1">
            <text:p>0.27968112819826</text:p>
          </table:table-cell>
          <table:table-cell office:value-type="float" office:value="-0.287166666666667" table:style-name="ce1">
            <text:p>-0.287166666666667</text:p>
          </table:table-cell>
          <table:table-cell office:value-type="float" office:value="0.27968112819826" table:style-name="ce1">
            <text:p>0.27968112819826</text:p>
          </table:table-cell>
          <table:table-cell office:value-type="float" office:value="-0.956166666666667" table:style-name="ce1">
            <text:p>-0.956166666666667</text:p>
          </table:table-cell>
          <table:table-cell office:value-type="float" office:value="0.00256758176423364" table:style-name="ce1">
            <text:p>0.00256758176423364</text:p>
          </table:table-cell>
          <table:table-cell office:value-type="float" office:value="-2.13000193994001" table:style-name="ce1">
            <text:p>-2.13000193994001</text:p>
          </table:table-cell>
          <table:table-cell office:value-type="float" office:value="-0.452588767206474" table:style-name="ce1">
            <text:p>-0.452588767206474</text:p>
          </table:table-cell>
          <table:table-cell office:value-type="float" office:value="-0.452588767206474" table:style-name="ce1">
            <text:p>-0.452588767206474</text:p>
          </table:table-cell>
          <table:table-cell office:value-type="float" office:value="-1.78371317190968" table:style-name="ce1">
            <text:p>-1.7837131719096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K07205g" table:style-name="ce1">
            <text:p>CAGL0K07205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K07205g" table:style-name="ce1">
            <text:p>CAGL0K07205g</text:p>
          </table:table-cell>
          <table:table-cell office:value-type="string" office:value="NO_ORTHO" table:style-name="ce1">
            <text:p>NO_ORTHO</text:p>
          </table:table-cell>
          <table:table-cell office:value-type="string" office:value="CAL0134653" table:style-name="ce1">
            <text:p>CAL0134653</text:p>
          </table:table-cell>
          <table:table-cell office:value-type="string" office:value="CAGL0K07205g" table:style-name="ce1">
            <text:p>CAGL0K07205g</text:p>
          </table:table-cell>
          <table:table-cell office:value-type="string" office:value="" table:style-name="ce1">
            <text:p/>
          </table:table-cell>
          <table:table-cell office:value-type="string" office:value="Protein of unknown function" table:style-name="ce1">
            <text:p>Protein of unknown function</text:p>
          </table:table-cell>
        </table:table-row>
        <table:table-row>
          <table:table-cell office:value-type="string" office:value="CAGL0K07436g" table:style-name="ce1">
            <text:p>CAGL0K07436g</text:p>
          </table:table-cell>
          <table:table-cell office:value-type="string" office:value="" table:style-name="ce1">
            <text:p/>
          </table:table-cell>
          <table:table-cell office:value-type="string" office:value="Ortholog(s) have DNA binding, tricarboxylate secondary active transmembrane transporter activity" table:style-name="ce1">
            <text:p>Ortholog(s) have DNA binding, tricarboxylate secondary active transmembrane transporter activity</text:p>
          </table:table-cell>
          <table:table-cell office:value-type="float" office:value="-0.418666666666667" table:style-name="ce1">
            <text:p>-0.418666666666667</text:p>
          </table:table-cell>
          <table:table-cell office:value-type="float" office:value="0.013829946389867" table:style-name="ce1">
            <text:p>0.013829946389867</text:p>
          </table:table-cell>
          <table:table-cell office:value-type="float" office:value="0.600583333333333" table:style-name="ce1">
            <text:p>0.600583333333333</text:p>
          </table:table-cell>
          <table:table-cell office:value-type="float" office:value="0.0076687297151998" table:style-name="ce1">
            <text:p>0.0076687297151998</text:p>
          </table:table-cell>
          <table:table-cell office:value-type="float" office:value="0.600583333333333" table:style-name="ce1">
            <text:p>0.600583333333333</text:p>
          </table:table-cell>
          <table:table-cell office:value-type="float" office:value="0.0076687297151998" table:style-name="ce1">
            <text:p>0.0076687297151998</text:p>
          </table:table-cell>
          <table:table-cell office:value-type="float" office:value="1.20683333333333" table:style-name="ce1">
            <text:p>1.20683333333333</text:p>
          </table:table-cell>
          <table:table-cell office:value-type="float" office:value="0.000322946328614273" table:style-name="ce1">
            <text:p>0.000322946328614273</text:p>
          </table:table-cell>
          <table:table-cell office:value-type="float" office:value="-0.549276590683766" table:style-name="ce1">
            <text:p>-0.549276590683766</text:p>
          </table:table-cell>
          <table:table-cell office:value-type="float" office:value="0.720036260778331" table:style-name="ce1">
            <text:p>0.720036260778331</text:p>
          </table:table-cell>
          <table:table-cell office:value-type="float" office:value="0.720036260778331" table:style-name="ce1">
            <text:p>0.720036260778331</text:p>
          </table:table-cell>
          <table:table-cell office:value-type="float" office:value="2.0004107327992" table:style-name="ce1">
            <text:p>2.000410732799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MITOCHONDRIA" table:style-name="ce1">
            <text:p>MITOCHONDRIA</text:p>
          </table:table-cell>
          <table:table-cell office:value-type="string" office:value="F4" table:style-name="ce1">
            <text:p>F4</text:p>
          </table:table-cell>
          <table:table-cell office:value-type="string" office:value="CAGL0K07436g" table:style-name="ce1">
            <text:p>CAGL0K07436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K07436g" table:style-name="ce1">
            <text:p>CAGL0K07436g</text:p>
          </table:table-cell>
          <table:table-cell office:value-type="string" office:value="YMR241W" table:style-name="ce1">
            <text:p>YMR241W</text:p>
          </table:table-cell>
          <table:table-cell office:value-type="string" office:value="S000004854" table:style-name="ce1">
            <text:p>S000004854</text:p>
          </table:table-cell>
          <table:table-cell office:value-type="string" office:value="YMR241W" table:style-name="ce1">
            <text:p>YMR241W</text:p>
          </table:table-cell>
          <table:table-cell office:value-type="string" office:value="YHM2" table:style-name="ce1">
            <text:p>YHM2</text:p>
          </table:table-cell>
          <table:table-cell office:value-type="string" office:value="Citrate and oxoglutarate carrier protein; exports citrate from and imports oxoglutarate into the mitochondrion, causing net export of NADPH reducing equivalents; also associates with mt nucleoids and has a role in replication and segregation of the mt genome" table:style-name="ce1">
            <text:p>Citrate and oxoglutarate carrier protein; exports citrate from and imports oxoglutarate into the mitochondrion, causing net export of NADPH reducing equivalents; also associates with mt nucleoids and has a role in replication and segregation of the mt genome</text:p>
          </table:table-cell>
        </table:table-row>
        <table:table-row>
          <table:table-cell office:value-type="string" office:value="CAGL0K07480g" table:style-name="ce1">
            <text:p>CAGL0K07480g</text:p>
          </table:table-cell>
          <table:table-cell office:value-type="string" office:value="PGM1" table:style-name="ce1">
            <text:p>PGM1</text:p>
          </table:table-cell>
          <table:table-cell office:value-type="string" office:value="Putative phosphoglucomutase" table:style-name="ce1">
            <text:p>Putative phosphoglucomutase</text:p>
          </table:table-cell>
          <table:table-cell office:value-type="float" office:value="2.1945" table:style-name="ce1">
            <text:p>2.1945</text:p>
          </table:table-cell>
          <table:table-cell office:value-type="float" office:value="8.44108728403491e-05" table:style-name="ce1">
            <text:p>8.44108728403491e-05</text:p>
          </table:table-cell>
          <table:table-cell office:value-type="float" office:value="-0.385333333333333" table:style-name="ce1">
            <text:p>-0.385333333333333</text:p>
          </table:table-cell>
          <table:table-cell office:value-type="float" office:value="0.0936157533622413" table:style-name="ce1">
            <text:p>0.0936157533622413</text:p>
          </table:table-cell>
          <table:table-cell office:value-type="float" office:value="-0.385333333333333" table:style-name="ce1">
            <text:p>-0.385333333333333</text:p>
          </table:table-cell>
          <table:table-cell office:value-type="float" office:value="0.0936157533622413" table:style-name="ce1">
            <text:p>0.0936157533622413</text:p>
          </table:table-cell>
          <table:table-cell office:value-type="float" office:value="-0.288166666666667" table:style-name="ce1">
            <text:p>-0.288166666666667</text:p>
          </table:table-cell>
          <table:table-cell office:value-type="float" office:value="0.191627329396624" table:style-name="ce1">
            <text:p>0.191627329396624</text:p>
          </table:table-cell>
          <table:table-cell office:value-type="float" office:value="2.52454118818125" table:style-name="ce1">
            <text:p>2.52454118818125</text:p>
          </table:table-cell>
          <table:table-cell office:value-type="float" office:value="-0.582256680748771" table:style-name="ce1">
            <text:p>-0.582256680748771</text:p>
          </table:table-cell>
          <table:table-cell office:value-type="float" office:value="-0.582256680748771" table:style-name="ce1">
            <text:p>-0.582256680748771</text:p>
          </table:table-cell>
          <table:table-cell office:value-type="float" office:value="-0.615060944288075" table:style-name="ce1">
            <text:p>-0.61506094428807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K07480g" table:style-name="ce1">
            <text:p>CAGL0K07480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K07480g" table:style-name="ce1">
            <text:p>CAGL0K07480g</text:p>
          </table:table-cell>
          <table:table-cell office:value-type="string" office:value="YKL127W" table:style-name="ce1">
            <text:p>YKL127W</text:p>
          </table:table-cell>
          <table:table-cell office:value-type="string" office:value="S000001610" table:style-name="ce1">
            <text:p>S000001610</text:p>
          </table:table-cell>
          <table:table-cell office:value-type="string" office:value="YKL127W" table:style-name="ce1">
            <text:p>YKL127W</text:p>
          </table:table-cell>
          <table:table-cell office:value-type="string" office:value="PGM1" table:style-name="ce1">
            <text:p>PGM1</text:p>
          </table:table-cell>
          <table:table-cell office:value-type="string" office:value="Phosphoglucomutase, minor isoform; catalyzes the conversion from glucose-1-phosphate to glucose-6-phosphate, which is a key step in hexose metabolism; PGM1 has a paralog, PGM2, that arose from the whole genome duplication" table:style-name="ce1">
            <text:p>Phosphoglucomutase, minor isoform; catalyzes the conversion from glucose-1-phosphate to glucose-6-phosphate, which is a key step in hexose metabolism; PGM1 has a paralog, PGM2, that arose from the whole genome duplication</text:p>
          </table:table-cell>
        </table:table-row>
        <table:table-row>
          <table:table-cell office:value-type="string" office:value="CAGL0K07546g" table:style-name="ce1">
            <text:p>CAGL0K07546g</text:p>
          </table:table-cell>
          <table:table-cell office:value-type="string" office:value="PMU2" table:style-name="ce1">
            <text:p>PMU2</text:p>
          </table:table-cell>
          <table:table-cell office:value-type="string" office:value="Phosphate starvation inducible acid phosphatase; contains a phosphomutase-like domain; functionally complements a S. cerevisiae pho5 mutant; transcript abundance during phosphate starvation regulated by Pho4p" table:style-name="ce1">
            <text:p>Phosphate starvation inducible acid phosphatase; contains a phosphomutase-like domain; functionally complements a S. cerevisiae pho5 mutant; transcript abundance during phosphate starvation regulated by Pho4p</text:p>
          </table:table-cell>
          <table:table-cell office:value-type="float" office:value="0.406" table:style-name="ce1">
            <text:p>0.406</text:p>
          </table:table-cell>
          <table:table-cell office:value-type="float" office:value="0.0838719843070649" table:style-name="ce1">
            <text:p>0.0838719843070649</text:p>
          </table:table-cell>
          <table:table-cell office:value-type="float" office:value="0.968083333333333" table:style-name="ce1">
            <text:p>0.968083333333333</text:p>
          </table:table-cell>
          <table:table-cell office:value-type="float" office:value="0.00410535024363437" table:style-name="ce1">
            <text:p>0.00410535024363437</text:p>
          </table:table-cell>
          <table:table-cell office:value-type="float" office:value="0.968083333333333" table:style-name="ce1">
            <text:p>0.968083333333333</text:p>
          </table:table-cell>
          <table:table-cell office:value-type="float" office:value="0.00410535024363437" table:style-name="ce1">
            <text:p>0.00410535024363437</text:p>
          </table:table-cell>
          <table:table-cell office:value-type="float" office:value="5.70616666666667" table:style-name="ce1">
            <text:p>5.70616666666667</text:p>
          </table:table-cell>
          <table:table-cell office:value-type="float" office:value="1.93947221301866e-09" table:style-name="ce1">
            <text:p>1.93947221301866e-09</text:p>
          </table:table-cell>
          <table:table-cell office:value-type="float" office:value="0.420762976241681" table:style-name="ce1">
            <text:p>0.420762976241681</text:p>
          </table:table-cell>
          <table:table-cell office:value-type="float" office:value="1.20546537684075" table:style-name="ce1">
            <text:p>1.20546537684075</text:p>
          </table:table-cell>
          <table:table-cell office:value-type="float" office:value="1.20546537684075" table:style-name="ce1">
            <text:p>1.20546537684075</text:p>
          </table:table-cell>
          <table:table-cell office:value-type="float" office:value="9.8719016352126" table:style-name="ce1">
            <text:p>9.871901635212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K07546g" table:style-name="ce1">
            <text:p>CAGL0K07546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K07546g" table:style-name="ce1">
            <text:p>CAGL0K07546g</text:p>
          </table:table-cell>
          <table:table-cell office:value-type="string" office:value="YKL128C" table:style-name="ce1">
            <text:p>YKL128C</text:p>
          </table:table-cell>
          <table:table-cell office:value-type="string" office:value="S000001611" table:style-name="ce1">
            <text:p>S000001611</text:p>
          </table:table-cell>
          <table:table-cell office:value-type="string" office:value="YKL128C" table:style-name="ce1">
            <text:p>YKL128C</text:p>
          </table:table-cell>
          <table:table-cell office:value-type="string" office:value="PMU1" table:style-name="ce1">
            <text:p>PMU1</text:p>
          </table:table-cell>
          <table:table-cell office:value-type="string" office:value="Putative phosphomutase; contains a region homologous to the active site of phosphomutases; overexpression suppresses the histidine auxotrophy of an ade3 ade16 ade17 triple mutant and the temperature sensitivity of a tps2 mutant" table:style-name="ce1">
            <text:p>Putative phosphomutase; contains a region homologous to the active site of phosphomutases; overexpression suppresses the histidine auxotrophy of an ade3 ade16 ade17 triple mutant and the temperature sensitivity of a tps2 mutant</text:p>
          </table:table-cell>
        </table:table-row>
        <table:table-row>
          <table:table-cell office:value-type="string" office:value="CAGL0K07678g" table:style-name="ce1">
            <text:p>CAGL0K07678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4.80316666666667" table:style-name="ce1">
            <text:p>4.80316666666667</text:p>
          </table:table-cell>
          <table:table-cell office:value-type="float" office:value="2.2393619865939e-07" table:style-name="ce1">
            <text:p>2.2393619865939e-07</text:p>
          </table:table-cell>
          <table:table-cell office:value-type="float" office:value="3.72616666666667" table:style-name="ce1">
            <text:p>3.72616666666667</text:p>
          </table:table-cell>
          <table:table-cell office:value-type="float" office:value="1.36666114936205e-07" table:style-name="ce1">
            <text:p>1.36666114936205e-07</text:p>
          </table:table-cell>
          <table:table-cell office:value-type="float" office:value="3.72616666666667" table:style-name="ce1">
            <text:p>3.72616666666667</text:p>
          </table:table-cell>
          <table:table-cell office:value-type="float" office:value="1.36666114936205e-07" table:style-name="ce1">
            <text:p>1.36666114936205e-07</text:p>
          </table:table-cell>
          <table:table-cell office:value-type="float" office:value="0.635500000000001" table:style-name="ce1">
            <text:p>0.635500000000001</text:p>
          </table:table-cell>
          <table:table-cell office:value-type="float" office:value="0.0162027789251534" table:style-name="ce1">
            <text:p>0.0162027789251534</text:p>
          </table:table-cell>
          <table:table-cell office:value-type="float" office:value="5.59306570344339" table:style-name="ce1">
            <text:p>5.59306570344339</text:p>
          </table:table-cell>
          <table:table-cell office:value-type="float" office:value="4.84860538915776" table:style-name="ce1">
            <text:p>4.84860538915776</text:p>
          </table:table-cell>
          <table:table-cell office:value-type="float" office:value="4.84860538915776" table:style-name="ce1">
            <text:p>4.84860538915776</text:p>
          </table:table-cell>
          <table:table-cell office:value-type="float" office:value="1.00087484550208" table:style-name="ce1">
            <text:p>1.0008748455020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K07678g" table:style-name="ce1">
            <text:p>CAGL0K07678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K07678g" table:style-name="ce1">
            <text:p>CAGL0K07678g</text:p>
          </table:table-cell>
          <table:table-cell office:value-type="string" office:value="NO_ORTHO" table:style-name="ce1">
            <text:p>NO_ORTHO</text:p>
          </table:table-cell>
          <table:table-cell office:value-type="string" office:value="CAL0134665" table:style-name="ce1">
            <text:p>CAL0134665</text:p>
          </table:table-cell>
          <table:table-cell office:value-type="string" office:value="CAGL0K07678g" table:style-name="ce1">
            <text:p>CAGL0K07678g</text:p>
          </table:table-cell>
          <table:table-cell office:value-type="string" office:value="" table:style-name="ce1">
            <text:p/>
          </table:table-cell>
          <table:table-cell office:value-type="string" office:value="Protein of unknown function" table:style-name="ce1">
            <text:p>Protein of unknown function</text:p>
          </table:table-cell>
        </table:table-row>
        <table:table-row>
          <table:table-cell office:value-type="string" office:value="CAGL0K08184g" table:style-name="ce1">
            <text:p>CAGL0K08184g</text:p>
          </table:table-cell>
          <table:table-cell office:value-type="string" office:value="CCP1" table:style-name="ce1">
            <text:p>CCP1</text:p>
          </table:table-cell>
          <table:table-cell office:value-type="string" office:value="Cytochrome C peroxidase" table:style-name="ce1">
            <text:p>Cytochrome C peroxidase</text:p>
          </table:table-cell>
          <table:table-cell office:value-type="float" office:value="-2.93633333333333" table:style-name="ce1">
            <text:p>-2.93633333333333</text:p>
          </table:table-cell>
          <table:table-cell office:value-type="float" office:value="2.94023566496191e-06" table:style-name="ce1">
            <text:p>2.94023566496191e-06</text:p>
          </table:table-cell>
          <table:table-cell office:value-type="float" office:value="-3.06225" table:style-name="ce1">
            <text:p>-3.06225</text:p>
          </table:table-cell>
          <table:table-cell office:value-type="float" office:value="7.99931150358741e-07" table:style-name="ce1">
            <text:p>7.99931150358741e-07</text:p>
          </table:table-cell>
          <table:table-cell office:value-type="float" office:value="-3.06225" table:style-name="ce1">
            <text:p>-3.06225</text:p>
          </table:table-cell>
          <table:table-cell office:value-type="float" office:value="7.99931150358741e-07" table:style-name="ce1">
            <text:p>7.99931150358741e-07</text:p>
          </table:table-cell>
          <table:table-cell office:value-type="float" office:value="0.636833333333333" table:style-name="ce1">
            <text:p>0.636833333333333</text:p>
          </table:table-cell>
          <table:table-cell office:value-type="float" office:value="0.0174575283081992" table:style-name="ce1">
            <text:p>0.0174575283081992</text:p>
          </table:table-cell>
          <table:table-cell office:value-type="float" office:value="-3.51075955308793" table:style-name="ce1">
            <text:p>-3.51075955308793</text:p>
          </table:table-cell>
          <table:table-cell office:value-type="float" office:value="-4.11818400393997" table:style-name="ce1">
            <text:p>-4.11818400393997</text:p>
          </table:table-cell>
          <table:table-cell office:value-type="float" office:value="-4.11818400393997" table:style-name="ce1">
            <text:p>-4.11818400393997</text:p>
          </table:table-cell>
          <table:table-cell office:value-type="float" office:value="1.00320748467897" table:style-name="ce1">
            <text:p>1.00320748467897</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OS DETOXIFICATION" table:style-name="ce1">
            <text:p>ROS DETOXIFICATION</text:p>
          </table:table-cell>
          <table:table-cell office:value-type="string" office:value="F3" table:style-name="ce1">
            <text:p>F3</text:p>
          </table:table-cell>
          <table:table-cell office:value-type="string" office:value="CAGL0K08184g" table:style-name="ce1">
            <text:p>CAGL0K08184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K08184g" table:style-name="ce1">
            <text:p>CAGL0K08184g</text:p>
          </table:table-cell>
          <table:table-cell office:value-type="string" office:value="YKR066C" table:style-name="ce1">
            <text:p>YKR066C</text:p>
          </table:table-cell>
          <table:table-cell office:value-type="string" office:value="S000001774" table:style-name="ce1">
            <text:p>S000001774</text:p>
          </table:table-cell>
          <table:table-cell office:value-type="string" office:value="YKR066C" table:style-name="ce1">
            <text:p>YKR066C</text:p>
          </table:table-cell>
          <table:table-cell office:value-type="string" office:value="CCP1" table:style-name="ce1">
            <text:p>CCP1</text:p>
          </table:table-cell>
          <table:table-cell office:value-type="string" office:value="Mitochondrial cytochrome-c peroxidase; degrades reactive oxygen species in mitochondria, involved in the response to oxidative stress" table:style-name="ce1">
            <text:p>Mitochondrial cytochrome-c peroxidase; degrades reactive oxygen species in mitochondria, involved in the response to oxidative stress</text:p>
          </table:table-cell>
        </table:table-row>
        <table:table-row>
          <table:table-cell office:value-type="string" office:value="CAGL0K08206g" table:style-name="ce1">
            <text:p>CAGL0K08206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0.966666666666667" table:style-name="ce1">
            <text:p>0.966666666666667</text:p>
          </table:table-cell>
          <table:table-cell office:value-type="float" office:value="0.0015140426228423" table:style-name="ce1">
            <text:p>0.0015140426228423</text:p>
          </table:table-cell>
          <table:table-cell office:value-type="float" office:value="0.107166666666667" table:style-name="ce1">
            <text:p>0.107166666666667</text:p>
          </table:table-cell>
          <table:table-cell office:value-type="float" office:value="0.634918104865321" table:style-name="ce1">
            <text:p>0.634918104865321</text:p>
          </table:table-cell>
          <table:table-cell office:value-type="float" office:value="0.107166666666667" table:style-name="ce1">
            <text:p>0.107166666666667</text:p>
          </table:table-cell>
          <table:table-cell office:value-type="float" office:value="0.634918104865321" table:style-name="ce1">
            <text:p>0.634918104865321</text:p>
          </table:table-cell>
          <table:table-cell office:value-type="float" office:value="1.751" table:style-name="ce1">
            <text:p>1.751</text:p>
          </table:table-cell>
          <table:table-cell office:value-type="float" office:value="3.12578240307159e-05" table:style-name="ce1">
            <text:p>3.12578240307159e-05</text:p>
          </table:table-cell>
          <table:table-cell office:value-type="float" office:value="1.08026441179892" table:style-name="ce1">
            <text:p>1.08026441179892</text:p>
          </table:table-cell>
          <table:table-cell office:value-type="float" office:value="0.0682843795525703" table:style-name="ce1">
            <text:p>0.0682843795525703</text:p>
          </table:table-cell>
          <table:table-cell office:value-type="float" office:value="0.0682843795525703" table:style-name="ce1">
            <text:p>0.0682843795525703</text:p>
          </table:table-cell>
          <table:table-cell office:value-type="float" office:value="2.9524190968672" table:style-name="ce1">
            <text:p>2.952419096867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UNKNOWN" table:style-name="ce1">
            <text:p>UNKNOWN</text:p>
          </table:table-cell>
          <table:table-cell office:value-type="string" office:value="F4" table:style-name="ce1">
            <text:p>F4</text:p>
          </table:table-cell>
          <table:table-cell office:value-type="string" office:value="CAGL0K08206g" table:style-name="ce1">
            <text:p>CAGL0K08206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K08206g" table:style-name="ce1">
            <text:p>CAGL0K08206g</text:p>
          </table:table-cell>
          <table:table-cell office:value-type="string" office:value="YGL140C" table:style-name="ce1">
            <text:p>YGL140C</text:p>
          </table:table-cell>
          <table:table-cell office:value-type="string" office:value="S000003108" table:style-name="ce1">
            <text:p>S000003108</text:p>
          </table:table-cell>
          <table:table-cell office:value-type="string" office:value="YGL140C" table:style-name="ce1">
            <text:p>YGL140C</text:p>
          </table:table-cell>
          <table:table-cell office:value-type="string" office:value="" table:style-name="ce1">
            <text:p/>
          </table:table-cell>
          <table:table-cell office:value-type="string" office:value="Putative protein of unknown function; non-essential gene; contains multiple predicted transmembrane domains" table:style-name="ce1">
            <text:p>Putative protein of unknown function; non-essential gene; contains multiple predicted transmembrane domains</text:p>
          </table:table-cell>
        </table:table-row>
        <table:table-row>
          <table:table-cell office:value-type="string" office:value="CAGL0K08338g" table:style-name="ce1">
            <text:p>CAGL0K08338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0.719333333333333" table:style-name="ce1">
            <text:p>-0.719333333333333</text:p>
          </table:table-cell>
          <table:table-cell office:value-type="float" office:value="0.00156398189606327" table:style-name="ce1">
            <text:p>0.00156398189606327</text:p>
          </table:table-cell>
          <table:table-cell office:value-type="float" office:value="-1.91158333333333" table:style-name="ce1">
            <text:p>-1.91158333333333</text:p>
          </table:table-cell>
          <table:table-cell office:value-type="float" office:value="4.09183095183391e-05" table:style-name="ce1">
            <text:p>4.09183095183391e-05</text:p>
          </table:table-cell>
          <table:table-cell office:value-type="float" office:value="-1.91158333333333" table:style-name="ce1">
            <text:p>-1.91158333333333</text:p>
          </table:table-cell>
          <table:table-cell office:value-type="float" office:value="4.09183095183391e-05" table:style-name="ce1">
            <text:p>4.09183095183391e-05</text:p>
          </table:table-cell>
          <table:table-cell office:value-type="float" office:value="0.0366666666666664" table:style-name="ce1">
            <text:p>0.0366666666666664</text:p>
          </table:table-cell>
          <table:table-cell office:value-type="float" office:value="0.897844149516954" table:style-name="ce1">
            <text:p>0.897844149516954</text:p>
          </table:table-cell>
          <table:table-cell office:value-type="float" office:value="-0.902945018075339" table:style-name="ce1">
            <text:p>-0.902945018075339</text:p>
          </table:table-cell>
          <table:table-cell office:value-type="float" office:value="-2.59827351990598" table:style-name="ce1">
            <text:p>-2.59827351990598</text:p>
          </table:table-cell>
          <table:table-cell office:value-type="float" office:value="-2.59827351990598" table:style-name="ce1">
            <text:p>-2.59827351990598</text:p>
          </table:table-cell>
          <table:table-cell office:value-type="float" office:value="-0.046771724818387" table:style-name="ce1">
            <text:p>-0.046771724818387</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K08338g" table:style-name="ce1">
            <text:p>CAGL0K08338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K08338g" table:style-name="ce1">
            <text:p>CAGL0K08338g</text:p>
          </table:table-cell>
          <table:table-cell office:value-type="string" office:value="YOR385W" table:style-name="ce1">
            <text:p>YOR385W</text:p>
          </table:table-cell>
          <table:table-cell office:value-type="string" office:value="S000005912" table:style-name="ce1">
            <text:p>S000005912</text:p>
          </table:table-cell>
          <table:table-cell office:value-type="string" office:value="YOR385W" table:style-name="ce1">
            <text:p>YOR385W</text:p>
          </table:table-cell>
          <table:table-cell office:value-type="string" office:value="" table:style-name="ce1">
            <text:p/>
          </table:table-cell>
          <table:table-cell office:value-type="string" office:value="Putative protein of unknown function; green fluorescent protein (GFP)-fusion protein localizes to the cytoplasm; YOR385W is not an essential gene" table:style-name="ce1">
            <text:p>Putative protein of unknown function; green fluorescent protein (GFP)-fusion protein localizes to the cytoplasm; YOR385W is not an essential gene</text:p>
          </table:table-cell>
        </table:table-row>
        <table:table-row>
          <table:table-cell office:value-type="string" office:value="CAGL0K08536g" table:style-name="ce1">
            <text:p>CAGL0K08536g</text:p>
          </table:table-cell>
          <table:table-cell office:value-type="string" office:value="APE1" table:style-name="ce1">
            <text:p>APE1</text:p>
          </table:table-cell>
          <table:table-cell office:value-type="string" office:value="Vacuolar aminopeptidase I" table:style-name="ce1">
            <text:p>Vacuolar aminopeptidase I</text:p>
          </table:table-cell>
          <table:table-cell office:value-type="float" office:value="4.114" table:style-name="ce1">
            <text:p>4.114</text:p>
          </table:table-cell>
          <table:table-cell office:value-type="float" office:value="2.06573260620747e-06" table:style-name="ce1">
            <text:p>2.06573260620747e-06</text:p>
          </table:table-cell>
          <table:table-cell office:value-type="float" office:value="2.64475" table:style-name="ce1">
            <text:p>2.64475</text:p>
          </table:table-cell>
          <table:table-cell office:value-type="float" office:value="4.03206045349298e-06" table:style-name="ce1">
            <text:p>4.03206045349298e-06</text:p>
          </table:table-cell>
          <table:table-cell office:value-type="float" office:value="2.64475" table:style-name="ce1">
            <text:p>2.64475</text:p>
          </table:table-cell>
          <table:table-cell office:value-type="float" office:value="4.03206045349298e-06" table:style-name="ce1">
            <text:p>4.03206045349298e-06</text:p>
          </table:table-cell>
          <table:table-cell office:value-type="float" office:value="-0.378333333333333" table:style-name="ce1">
            <text:p>-0.378333333333333</text:p>
          </table:table-cell>
          <table:table-cell office:value-type="float" office:value="0.131712867966719" table:style-name="ce1">
            <text:p>0.131712867966719</text:p>
          </table:table-cell>
          <table:table-cell office:value-type="float" office:value="4.78241218500428" table:style-name="ce1">
            <text:p>4.78241218500428</text:p>
          </table:table-cell>
          <table:table-cell office:value-type="float" office:value="3.42016692223212" table:style-name="ce1">
            <text:p>3.42016692223212</text:p>
          </table:table-cell>
          <table:table-cell office:value-type="float" office:value="3.42016692223212" table:style-name="ce1">
            <text:p>3.42016692223212</text:p>
          </table:table-cell>
          <table:table-cell office:value-type="float" office:value="-0.772805668625223" table:style-name="ce1">
            <text:p>-0.77280566862522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PROTEIN DEGRADATION" table:style-name="ce1">
            <text:p>PROTEIN DEGRADATION</text:p>
          </table:table-cell>
          <table:table-cell office:value-type="string" office:value="F1" table:style-name="ce1">
            <text:p>F1</text:p>
          </table:table-cell>
          <table:table-cell office:value-type="string" office:value="CAGL0K08536g" table:style-name="ce1">
            <text:p>CAGL0K08536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K08536g" table:style-name="ce1">
            <text:p>CAGL0K08536g</text:p>
          </table:table-cell>
          <table:table-cell office:value-type="string" office:value="YKL103C" table:style-name="ce1">
            <text:p>YKL103C</text:p>
          </table:table-cell>
          <table:table-cell office:value-type="string" office:value="S000001586" table:style-name="ce1">
            <text:p>S000001586</text:p>
          </table:table-cell>
          <table:table-cell office:value-type="string" office:value="YKL103C" table:style-name="ce1">
            <text:p>YKL103C</text:p>
          </table:table-cell>
          <table:table-cell office:value-type="string" office:value="APE1" table:style-name="ce1">
            <text:p>APE1</text:p>
          </table:table-cell>
          <table:table-cell office:value-type="string" office:value="Vacuolar aminopeptidase yscI; zinc metalloproteinase that belongs to the peptidase family M18; often used as a marker protein in studies of autophagy and cytosol to vacuole targeting (CVT) pathway; protein increases in abundance and relative distribution to cytoplasmic foci increases upon DNA replication stress" table:style-name="ce1">
            <text:p>Vacuolar aminopeptidase yscI; zinc metalloproteinase that belongs to the peptidase family M18; often used as a marker protein in studies of autophagy and cytosol to vacuole targeting (CVT) pathway; protein increases in abundance and relative distribution to cytoplasmic foci increases upon DNA replication stress</text:p>
          </table:table-cell>
        </table:table-row>
        <table:table-row>
          <table:table-cell office:value-type="string" office:value="CAGL0K08668g" table:style-name="ce1">
            <text:p>CAGL0K08668g</text:p>
          </table:table-cell>
          <table:table-cell office:value-type="string" office:value="MET28" table:style-name="ce1">
            <text:p>MET28</text:p>
          </table:table-cell>
          <table:table-cell office:value-type="string" office:value="bZIP domain-containing protein" table:style-name="ce1">
            <text:p>bZIP domain-containing protein</text:p>
          </table:table-cell>
          <table:table-cell office:value-type="float" office:value="0.748333333333333" table:style-name="ce1">
            <text:p>0.748333333333333</text:p>
          </table:table-cell>
          <table:table-cell office:value-type="float" office:value="0.145567239357548" table:style-name="ce1">
            <text:p>0.145567239357548</text:p>
          </table:table-cell>
          <table:table-cell office:value-type="float" office:value="2.21066666666667" table:style-name="ce1">
            <text:p>2.21066666666667</text:p>
          </table:table-cell>
          <table:table-cell office:value-type="float" office:value="0.00137672927142671" table:style-name="ce1">
            <text:p>0.00137672927142671</text:p>
          </table:table-cell>
          <table:table-cell office:value-type="float" office:value="2.21066666666667" table:style-name="ce1">
            <text:p>2.21066666666667</text:p>
          </table:table-cell>
          <table:table-cell office:value-type="float" office:value="0.00137672927142671" table:style-name="ce1">
            <text:p>0.00137672927142671</text:p>
          </table:table-cell>
          <table:table-cell office:value-type="float" office:value="0.945916666666667" table:style-name="ce1">
            <text:p>0.945916666666667</text:p>
          </table:table-cell>
          <table:table-cell office:value-type="float" office:value="0.143441798891864" table:style-name="ce1">
            <text:p>0.143441798891864</text:p>
          </table:table-cell>
          <table:table-cell office:value-type="float" office:value="0.823443103659803" table:style-name="ce1">
            <text:p>0.823443103659803</text:p>
          </table:table-cell>
          <table:table-cell office:value-type="float" office:value="2.8467881772051" table:style-name="ce1">
            <text:p>2.8467881772051</text:p>
          </table:table-cell>
          <table:table-cell office:value-type="float" office:value="2.8467881772051" table:style-name="ce1">
            <text:p>2.8467881772051</text:p>
          </table:table-cell>
          <table:table-cell office:value-type="float" office:value="1.54394240387165" table:style-name="ce1">
            <text:p>1.5439424038716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CRIPTIONAL REGULATOR" table:style-name="ce1">
            <text:p>TRANSCRIPTIONAL REGULATOR</text:p>
          </table:table-cell>
          <table:table-cell office:value-type="string" office:value="F2" table:style-name="ce1">
            <text:p>F2</text:p>
          </table:table-cell>
          <table:table-cell office:value-type="string" office:value="CAGL0K08668g" table:style-name="ce1">
            <text:p>CAGL0K08668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K08668g" table:style-name="ce1">
            <text:p>CAGL0K08668g</text:p>
          </table:table-cell>
          <table:table-cell office:value-type="string" office:value="YIR017C" table:style-name="ce1">
            <text:p>YIR017C</text:p>
          </table:table-cell>
          <table:table-cell office:value-type="string" office:value="S000001456" table:style-name="ce1">
            <text:p>S000001456</text:p>
          </table:table-cell>
          <table:table-cell office:value-type="string" office:value="YIR017C" table:style-name="ce1">
            <text:p>YIR017C</text:p>
          </table:table-cell>
          <table:table-cell office:value-type="string" office:value="MET28" table:style-name="ce1">
            <text:p>MET28</text:p>
          </table:table-cell>
          <table:table-cell office:value-type="string" office:value="bZIP transcriptional activator in the Cbf1p-Met4p-Met28p complex; participates in the regulation of sulfur metabolism" table:style-name="ce1">
            <text:p>bZIP transcriptional activator in the Cbf1p-Met4p-Met28p complex; participates in the regulation of sulfur metabolism</text:p>
          </table:table-cell>
        </table:table-row>
        <table:table-row>
          <table:table-cell office:value-type="string" office:value="CAGL0K08756g" table:style-name="ce1">
            <text:p>CAGL0K08756g</text:p>
          </table:table-cell>
          <table:table-cell office:value-type="string" office:value="AP5" table:style-name="ce1">
            <text:p>AP5</text:p>
          </table:table-cell>
          <table:table-cell office:value-type="string" office:value="bZIP domain-containing protein" table:style-name="ce1">
            <text:p>bZIP domain-containing protein</text:p>
          </table:table-cell>
          <table:table-cell office:value-type="float" office:value="3.7965" table:style-name="ce1">
            <text:p>3.7965</text:p>
          </table:table-cell>
          <table:table-cell office:value-type="float" office:value="2.2393619865939e-07" table:style-name="ce1">
            <text:p>2.2393619865939e-07</text:p>
          </table:table-cell>
          <table:table-cell office:value-type="float" office:value="3.63116666666667" table:style-name="ce1">
            <text:p>3.63116666666667</text:p>
          </table:table-cell>
          <table:table-cell office:value-type="float" office:value="1.82016788465247e-07" table:style-name="ce1">
            <text:p>1.82016788465247e-07</text:p>
          </table:table-cell>
          <table:table-cell office:value-type="float" office:value="3.63116666666667" table:style-name="ce1">
            <text:p>3.63116666666667</text:p>
          </table:table-cell>
          <table:table-cell office:value-type="float" office:value="1.82016788465247e-07" table:style-name="ce1">
            <text:p>1.82016788465247e-07</text:p>
          </table:table-cell>
          <table:table-cell office:value-type="float" office:value="-0.295333333333333" table:style-name="ce1">
            <text:p>-0.295333333333333</text:p>
          </table:table-cell>
          <table:table-cell office:value-type="float" office:value="0.183472121880417" table:style-name="ce1">
            <text:p>0.183472121880417</text:p>
          </table:table-cell>
          <table:table-cell office:value-type="float" office:value="4.40894303080198" table:style-name="ce1">
            <text:p>4.40894303080198</text:p>
          </table:table-cell>
          <table:table-cell office:value-type="float" office:value="4.72312031153618" table:style-name="ce1">
            <text:p>4.72312031153618</text:p>
          </table:table-cell>
          <table:table-cell office:value-type="float" office:value="4.72312031153618" table:style-name="ce1">
            <text:p>4.72312031153618</text:p>
          </table:table-cell>
          <table:table-cell office:value-type="float" office:value="-0.627598879863856" table:style-name="ce1">
            <text:p>-0.62759887986385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CRIPTIONAL REGULATOR" table:style-name="ce1">
            <text:p>TRANSCRIPTIONAL REGULATOR</text:p>
          </table:table-cell>
          <table:table-cell office:value-type="string" office:value="F2" table:style-name="ce1">
            <text:p>F2</text:p>
          </table:table-cell>
          <table:table-cell office:value-type="string" office:value="CAGL0K08756g" table:style-name="ce1">
            <text:p>CAGL0K08756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K08756g" table:style-name="ce1">
            <text:p>CAGL0K08756g</text:p>
          </table:table-cell>
          <table:table-cell office:value-type="string" office:value="YIR018W" table:style-name="ce1">
            <text:p>YIR018W</text:p>
          </table:table-cell>
          <table:table-cell office:value-type="string" office:value="S000001457" table:style-name="ce1">
            <text:p>S000001457</text:p>
          </table:table-cell>
          <table:table-cell office:value-type="string" office:value="YIR018W" table:style-name="ce1">
            <text:p>YIR018W</text:p>
          </table:table-cell>
          <table:table-cell office:value-type="string" office:value="YAP5" table:style-name="ce1">
            <text:p>YAP5</text:p>
          </table:table-cell>
          <table:table-cell office:value-type="string" office:value="Basic leucine zipper (bZIP) iron-sensing transcription factor; involved in diauxic shift; YAP5 has a paralog, YAP7, that arose from the whole genome duplication" table:style-name="ce1">
            <text:p>Basic leucine zipper (bZIP) iron-sensing transcription factor; involved in diauxic shift; YAP5 has a paralog, YAP7, that arose from the whole genome duplication</text:p>
          </table:table-cell>
        </table:table-row>
        <table:table-row>
          <table:table-cell office:value-type="string" office:value="CAGL0K09042g" table:style-name="ce1">
            <text:p>CAGL0K09042g</text:p>
          </table:table-cell>
          <table:table-cell office:value-type="string" office:value="" table:style-name="ce1">
            <text:p/>
          </table:table-cell>
          <table:table-cell office:value-type="string" office:value="Ortholog of S. cerevisiae : TMA16, C. albicans SC5314 : C1_09330W_A, C. dubliniensis CD36 : Cd36_08800, C. parapsilosis CDC317 : CPAR2_207530 and C. auris B8441 : B9J08_002306" table:style-name="ce1">
            <text:p>Ortholog of S. cerevisiae : TMA16, C. albicans SC5314 : C1_09330W_A, C. dubliniensis CD36 : Cd36_08800, C. parapsilosis CDC317 : CPAR2_207530 and C. auris B8441 : B9J08_002306</text:p>
          </table:table-cell>
          <table:table-cell office:value-type="float" office:value="-1.807" table:style-name="ce1">
            <text:p>-1.807</text:p>
          </table:table-cell>
          <table:table-cell office:value-type="float" office:value="9.21235078102223e-06" table:style-name="ce1">
            <text:p>9.21235078102223e-06</text:p>
          </table:table-cell>
          <table:table-cell office:value-type="float" office:value="-0.773833333333333" table:style-name="ce1">
            <text:p>-0.773833333333333</text:p>
          </table:table-cell>
          <table:table-cell office:value-type="float" office:value="0.00309489244486676" table:style-name="ce1">
            <text:p>0.00309489244486676</text:p>
          </table:table-cell>
          <table:table-cell office:value-type="float" office:value="-0.773833333333333" table:style-name="ce1">
            <text:p>-0.773833333333333</text:p>
          </table:table-cell>
          <table:table-cell office:value-type="float" office:value="0.00309489244486676" table:style-name="ce1">
            <text:p>0.00309489244486676</text:p>
          </table:table-cell>
          <table:table-cell office:value-type="float" office:value="-1.154" table:style-name="ce1">
            <text:p>-1.154</text:p>
          </table:table-cell>
          <table:table-cell office:value-type="float" office:value="0.00059408756200921" table:style-name="ce1">
            <text:p>0.00059408756200921</text:p>
          </table:table-cell>
          <table:table-cell office:value-type="float" office:value="-2.18234643556836" table:style-name="ce1">
            <text:p>-2.18234643556836</text:p>
          </table:table-cell>
          <table:table-cell office:value-type="float" office:value="-1.09542460344333" table:style-name="ce1">
            <text:p>-1.09542460344333</text:p>
          </table:table-cell>
          <table:table-cell office:value-type="float" office:value="-1.09542460344333" table:style-name="ce1">
            <text:p>-1.09542460344333</text:p>
          </table:table-cell>
          <table:table-cell office:value-type="float" office:value="-2.12981850978065" table:style-name="ce1">
            <text:p>-2.1298185097806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K09042g" table:style-name="ce1">
            <text:p>CAGL0K09042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K09042g" table:style-name="ce1">
            <text:p>CAGL0K09042g</text:p>
          </table:table-cell>
          <table:table-cell office:value-type="string" office:value="YOR252W" table:style-name="ce1">
            <text:p>YOR252W</text:p>
          </table:table-cell>
          <table:table-cell office:value-type="string" office:value="S000005778" table:style-name="ce1">
            <text:p>S000005778</text:p>
          </table:table-cell>
          <table:table-cell office:value-type="string" office:value="YOR252W" table:style-name="ce1">
            <text:p>YOR252W</text:p>
          </table:table-cell>
          <table:table-cell office:value-type="string" office:value="TMA16" table:style-name="ce1">
            <text:p>TMA16</text:p>
          </table:table-cell>
          <table:table-cell office:value-type="string" office:value="Protein of unknown function that associates with ribosomes" table:style-name="ce1">
            <text:p>Protein of unknown function that associates with ribosomes</text:p>
          </table:table-cell>
        </table:table-row>
        <table:table-row>
          <table:table-cell office:value-type="string" office:value="CAGL0K09284g" table:style-name="ce1">
            <text:p>CAGL0K09284g</text:p>
          </table:table-cell>
          <table:table-cell office:value-type="string" office:value="" table:style-name="ce1">
            <text:p/>
          </table:table-cell>
          <table:table-cell office:value-type="string" office:value="Ortholog(s) have role in endonucleolytic cleavage in 5'-ETS of tricistronic rRNA transcript (SSU-rRNA, 5.8S rRNA and LSU-rRNA), more" table:style-name="ce1">
            <text:p>Ortholog(s) have role in endonucleolytic cleavage in 5'-ETS of tricistronic rRNA transcript (SSU-rRNA, 5.8S rRNA and LSU-rRNA), more</text:p>
          </table:table-cell>
          <table:table-cell office:value-type="float" office:value="-1.66033333333333" table:style-name="ce1">
            <text:p>-1.66033333333333</text:p>
          </table:table-cell>
          <table:table-cell office:value-type="float" office:value="7.35751693545295e-05" table:style-name="ce1">
            <text:p>7.35751693545295e-05</text:p>
          </table:table-cell>
          <table:table-cell office:value-type="float" office:value="-0.926583333333333" table:style-name="ce1">
            <text:p>-0.926583333333333</text:p>
          </table:table-cell>
          <table:table-cell office:value-type="float" office:value="0.000873729780983345" table:style-name="ce1">
            <text:p>0.000873729780983345</text:p>
          </table:table-cell>
          <table:table-cell office:value-type="float" office:value="-0.926583333333333" table:style-name="ce1">
            <text:p>-0.926583333333333</text:p>
          </table:table-cell>
          <table:table-cell office:value-type="float" office:value="0.000873729780983345" table:style-name="ce1">
            <text:p>0.000873729780983345</text:p>
          </table:table-cell>
          <table:table-cell office:value-type="float" office:value="-0.860666666666667" table:style-name="ce1">
            <text:p>-0.860666666666667</text:p>
          </table:table-cell>
          <table:table-cell office:value-type="float" office:value="0.00201068304845469" table:style-name="ce1">
            <text:p>0.00201068304845469</text:p>
          </table:table-cell>
          <table:table-cell office:value-type="float" office:value="-2.00982525147491" table:style-name="ce1">
            <text:p>-2.00982525147491</text:p>
          </table:table-cell>
          <table:table-cell office:value-type="float" office:value="-1.29719139930329" table:style-name="ce1">
            <text:p>-1.29719139930329</text:p>
          </table:table-cell>
          <table:table-cell office:value-type="float" office:value="-1.29719139930329" table:style-name="ce1">
            <text:p>-1.29719139930329</text:p>
          </table:table-cell>
          <table:table-cell office:value-type="float" office:value="-1.61663789086498" table:style-name="ce1">
            <text:p>-1.6166378908649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NA" table:style-name="ce1">
            <text:p>NA</text:p>
          </table:table-cell>
          <table:table-cell office:value-type="string" office:value="NA" table:style-name="ce1">
            <text:p>NA</text:p>
          </table:table-cell>
          <table:table-cell office:value-type="string" office:value="Others" table:style-name="ce1">
            <text:p>Others</text:p>
          </table:table-cell>
          <table:table-cell office:value-type="string" office:value="CAGL0K09284g" table:style-name="ce1">
            <text:p>CAGL0K09284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K09284g" table:style-name="ce1">
            <text:p>CAGL0K09284g</text:p>
          </table:table-cell>
          <table:table-cell office:value-type="string" office:value="YCR057C" table:style-name="ce1">
            <text:p>YCR057C</text:p>
          </table:table-cell>
          <table:table-cell office:value-type="string" office:value="S000000653" table:style-name="ce1">
            <text:p>S000000653</text:p>
          </table:table-cell>
          <table:table-cell office:value-type="string" office:value="YCR057C" table:style-name="ce1">
            <text:p>YCR057C</text:p>
          </table:table-cell>
          <table:table-cell office:value-type="string" office:value="PWP2" table:style-name="ce1">
            <text:p>PWP2</text:p>
          </table:table-cell>
          <table:table-cell office:value-type="string" office:value="Conserved 90S pre-ribosomal component; essential for proper endonucleolytic cleavage of the 35 S rRNA precursor at A0, A1, and A2 sites; contains eight WD-repeats; PWP2 deletion leads to defects in cell cycle and bud morphogenesis" table:style-name="ce1">
            <text:p>Conserved 90S pre-ribosomal component; essential for proper endonucleolytic cleavage of the 35 S rRNA precursor at A0, A1, and A2 sites; contains eight WD-repeats; PWP2 deletion leads to defects in cell cycle and bud morphogenesis</text:p>
          </table:table-cell>
        </table:table-row>
        <table:table-row>
          <table:table-cell office:value-type="string" office:value="CAGL0K09702g" table:style-name="ce1">
            <text:p>CAGL0K09702g</text:p>
          </table:table-cell>
          <table:table-cell office:value-type="string" office:value="" table:style-name="ce1">
            <text:p/>
          </table:table-cell>
          <table:table-cell office:value-type="string" office:value="Putative stress-induced alcohol dehydrogenase; gene is upregulated in azole-resistant strain; protein differentially expressed in azole resistant strain" table:style-name="ce1">
            <text:p>Putative stress-induced alcohol dehydrogenase; gene is upregulated in azole-resistant strain; protein differentially expressed in azole resistant strain</text:p>
          </table:table-cell>
          <table:table-cell office:value-type="float" office:value="2.0835" table:style-name="ce1">
            <text:p>2.0835</text:p>
          </table:table-cell>
          <table:table-cell office:value-type="float" office:value="1.74350196324422e-06" table:style-name="ce1">
            <text:p>1.74350196324422e-06</text:p>
          </table:table-cell>
          <table:table-cell office:value-type="float" office:value="2.56541666666667" table:style-name="ce1">
            <text:p>2.56541666666667</text:p>
          </table:table-cell>
          <table:table-cell office:value-type="float" office:value="0.000117388931969777" table:style-name="ce1">
            <text:p>0.000117388931969777</text:p>
          </table:table-cell>
          <table:table-cell office:value-type="float" office:value="2.56541666666667" table:style-name="ce1">
            <text:p>2.56541666666667</text:p>
          </table:table-cell>
          <table:table-cell office:value-type="float" office:value="0.000117388931969777" table:style-name="ce1">
            <text:p>0.000117388931969777</text:p>
          </table:table-cell>
          <table:table-cell office:value-type="float" office:value="0.762" table:style-name="ce1">
            <text:p>0.762</text:p>
          </table:table-cell>
          <table:table-cell office:value-type="float" office:value="0.0566310796655142" table:style-name="ce1">
            <text:p>0.0566310796655142</text:p>
          </table:table-cell>
          <table:table-cell office:value-type="float" office:value="2.39397401931052" table:style-name="ce1">
            <text:p>2.39397401931052</text:p>
          </table:table-cell>
          <table:table-cell office:value-type="float" office:value="3.31537587495515" table:style-name="ce1">
            <text:p>3.31537587495515</text:p>
          </table:table-cell>
          <table:table-cell office:value-type="float" office:value="3.31537587495515" table:style-name="ce1">
            <text:p>3.31537587495515</text:p>
          </table:table-cell>
          <table:table-cell office:value-type="float" office:value="1.22218398740947" table:style-name="ce1">
            <text:p>1.22218398740947</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NAD(P)/NAD(P)H DEPENDANT ENZYME" table:style-name="ce1">
            <text:p>NAD(P)/NAD(P)H DEPENDANT ENZYME</text:p>
          </table:table-cell>
          <table:table-cell office:value-type="string" office:value="F3" table:style-name="ce1">
            <text:p>F3</text:p>
          </table:table-cell>
          <table:table-cell office:value-type="string" office:value="CAGL0K09702g" table:style-name="ce1">
            <text:p>CAGL0K09702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K09702g" table:style-name="ce1">
            <text:p>CAGL0K09702g</text:p>
          </table:table-cell>
          <table:table-cell office:value-type="string" office:value="YNL134C" table:style-name="ce1">
            <text:p>YNL134C</text:p>
          </table:table-cell>
          <table:table-cell office:value-type="string" office:value="S000005078" table:style-name="ce1">
            <text:p>S000005078</text:p>
          </table:table-cell>
          <table:table-cell office:value-type="string" office:value="YNL134C" table:style-name="ce1">
            <text:p>YNL134C</text:p>
          </table:table-cell>
          <table:table-cell office:value-type="string" office:value="" table:style-name="ce1">
            <text:p/>
          </table:table-cell>
          <table:table-cell office:value-type="string" office:value="NADH-dependent aldehyde reductase, involved in detoxification of furfural; expression is up-regulated in the presence of furfural and 5-hydroxymethylfurfural, which are compounds generated during lignocellulosic biomass pre-treatment; green fluorescent protein (GFP)-fusion protein localizes to both the cytoplasm and nucleus; protein abundance increases in response to DNA replication stress" table:style-name="ce1">
            <text:p>NADH-dependent aldehyde reductase, involved in detoxification of furfural; expression is up-regulated in the presence of furfural and 5-hydroxymethylfurfural, which are compounds generated during lignocellulosic biomass pre-treatment; green fluorescent protein (GFP)-fusion protein localizes to both the cytoplasm and nucleus; protein abundance increases in response to DNA replication stress</text:p>
          </table:table-cell>
        </table:table-row>
        <table:table-row>
          <table:table-cell office:value-type="string" office:value="CAGL0K09724g" table:style-name="ce1">
            <text:p>CAGL0K09724g</text:p>
          </table:table-cell>
          <table:table-cell office:value-type="string" office:value="FPR1" table:style-name="ce1">
            <text:p>FPR1</text:p>
          </table:table-cell>
          <table:table-cell office:value-type="string" office:value="Peptidyl-prolyl cis-trans isomerase; expression upregulated in biofilm vs planktonic cell culture" table:style-name="ce1">
            <text:p>Peptidyl-prolyl cis-trans isomerase; expression upregulated in biofilm vs planktonic cell culture</text:p>
          </table:table-cell>
          <table:table-cell office:value-type="float" office:value="-0.684666666666667" table:style-name="ce1">
            <text:p>-0.684666666666667</text:p>
          </table:table-cell>
          <table:table-cell office:value-type="float" office:value="0.0115449067872041" table:style-name="ce1">
            <text:p>0.0115449067872041</text:p>
          </table:table-cell>
          <table:table-cell office:value-type="float" office:value="-0.887416666666667" table:style-name="ce1">
            <text:p>-0.887416666666667</text:p>
          </table:table-cell>
          <table:table-cell office:value-type="float" office:value="0.000783365181093279" table:style-name="ce1">
            <text:p>0.000783365181093279</text:p>
          </table:table-cell>
          <table:table-cell office:value-type="float" office:value="-0.887416666666667" table:style-name="ce1">
            <text:p>-0.887416666666667</text:p>
          </table:table-cell>
          <table:table-cell office:value-type="float" office:value="0.000783365181093279" table:style-name="ce1">
            <text:p>0.000783365181093279</text:p>
          </table:table-cell>
          <table:table-cell office:value-type="float" office:value="-1.23533333333333" table:style-name="ce1">
            <text:p>-1.23533333333333</text:p>
          </table:table-cell>
          <table:table-cell office:value-type="float" office:value="0.000217128612865895" table:style-name="ce1">
            <text:p>0.000217128612865895</text:p>
          </table:table-cell>
          <table:table-cell office:value-type="float" office:value="-0.862167283653251" table:style-name="ce1">
            <text:p>-0.862167283653251</text:p>
          </table:table-cell>
          <table:table-cell office:value-type="float" office:value="-1.24545632344176" table:style-name="ce1">
            <text:p>-1.24545632344176</text:p>
          </table:table-cell>
          <table:table-cell office:value-type="float" office:value="-1.24545632344176" table:style-name="ce1">
            <text:p>-1.24545632344176</text:p>
          </table:table-cell>
          <table:table-cell office:value-type="float" office:value="-2.27210949957091" table:style-name="ce1">
            <text:p>-2.2721094995709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K09724g" table:style-name="ce1">
            <text:p>CAGL0K0972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K09724g" table:style-name="ce1">
            <text:p>CAGL0K09724g</text:p>
          </table:table-cell>
          <table:table-cell office:value-type="string" office:value="YNL135C" table:style-name="ce1">
            <text:p>YNL135C</text:p>
          </table:table-cell>
          <table:table-cell office:value-type="string" office:value="S000005079" table:style-name="ce1">
            <text:p>S000005079</text:p>
          </table:table-cell>
          <table:table-cell office:value-type="string" office:value="YNL135C" table:style-name="ce1">
            <text:p>YNL135C</text:p>
          </table:table-cell>
          <table:table-cell office:value-type="string" office:value="FPR1" table:style-name="ce1">
            <text:p>FPR1</text:p>
          </table:table-cell>
          <table:table-cell office:value-type="string" office:value="Peptidyl-prolyl cis-trans isomerase (PPIase); binds to the drugs FK506 and rapamycin; also binds to the nonhistone chromatin binding protein Hmo1p and may regulate its assembly or function; N-terminally propionylated in vivo; mutation is functionally complemented by human FKBP1A" table:style-name="ce1">
            <text:p>Peptidyl-prolyl cis-trans isomerase (PPIase); binds to the drugs FK506 and rapamycin; also binds to the nonhistone chromatin binding protein Hmo1p and may regulate its assembly or function; N-terminally propionylated in vivo; mutation is functionally complemented by human FKBP1A</text:p>
          </table:table-cell>
        </table:table-row>
        <table:table-row>
          <table:table-cell office:value-type="string" office:value="CAGL0K10362g" table:style-name="ce1">
            <text:p>CAGL0K10362g</text:p>
          </table:table-cell>
          <table:table-cell office:value-type="string" office:value="" table:style-name="ce1">
            <text:p/>
          </table:table-cell>
          <table:table-cell office:value-type="string" office:value="Ortholog(s) have L-ornithine transmembrane transporter activity, role in arginine biosynthetic process, mitochondrial L-ornithine transmembrane transport and mitochondrial envelope localization" table:style-name="ce1">
            <text:p>Ortholog(s) have L-ornithine transmembrane transporter activity, role in arginine biosynthetic process, mitochondrial L-ornithine transmembrane transport and mitochondrial envelope localization</text:p>
          </table:table-cell>
          <table:table-cell office:value-type="float" office:value="-2.75233333333333" table:style-name="ce1">
            <text:p>-2.75233333333333</text:p>
          </table:table-cell>
          <table:table-cell office:value-type="float" office:value="8.35925158611e-06" table:style-name="ce1">
            <text:p>8.35925158611e-06</text:p>
          </table:table-cell>
          <table:table-cell office:value-type="float" office:value="-0.970166666666666" table:style-name="ce1">
            <text:p>-0.970166666666666</text:p>
          </table:table-cell>
          <table:table-cell office:value-type="float" office:value="0.000633608847539983" table:style-name="ce1">
            <text:p>0.000633608847539983</text:p>
          </table:table-cell>
          <table:table-cell office:value-type="float" office:value="-0.970166666666666" table:style-name="ce1">
            <text:p>-0.970166666666666</text:p>
          </table:table-cell>
          <table:table-cell office:value-type="float" office:value="0.000633608847539983" table:style-name="ce1">
            <text:p>0.000633608847539983</text:p>
          </table:table-cell>
          <table:table-cell office:value-type="float" office:value="-0.765666666666667" table:style-name="ce1">
            <text:p>-0.765666666666667</text:p>
          </table:table-cell>
          <table:table-cell office:value-type="float" office:value="0.00580573326115969" table:style-name="ce1">
            <text:p>0.00580573326115969</text:p>
          </table:table-cell>
          <table:table-cell office:value-type="float" office:value="-3.29432388577069" table:style-name="ce1">
            <text:p>-3.29432388577069</text:p>
          </table:table-cell>
          <table:table-cell office:value-type="float" office:value="-1.35476043052793" table:style-name="ce1">
            <text:p>-1.35476043052793</text:p>
          </table:table-cell>
          <table:table-cell office:value-type="float" office:value="-1.35476043052793" table:style-name="ce1">
            <text:p>-1.35476043052793</text:p>
          </table:table-cell>
          <table:table-cell office:value-type="float" office:value="-1.4504373495116" table:style-name="ce1">
            <text:p>-1.450437349511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MITOCHONDRIA" table:style-name="ce1">
            <text:p>MITOCHONDRIA</text:p>
          </table:table-cell>
          <table:table-cell office:value-type="string" office:value="F4" table:style-name="ce1">
            <text:p>F4</text:p>
          </table:table-cell>
          <table:table-cell office:value-type="string" office:value="CAGL0K10362g" table:style-name="ce1">
            <text:p>CAGL0K10362g</text:p>
          </table:table-cell>
          <table:table-cell office:value-type="string" office:value="OFF" table:style-name="ce1">
            <text:p>OFF</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K10362g" table:style-name="ce1">
            <text:p>CAGL0K10362g</text:p>
          </table:table-cell>
          <table:table-cell office:value-type="string" office:value="YOR130C" table:style-name="ce1">
            <text:p>YOR130C</text:p>
          </table:table-cell>
          <table:table-cell office:value-type="string" office:value="S000005656" table:style-name="ce1">
            <text:p>S000005656</text:p>
          </table:table-cell>
          <table:table-cell office:value-type="string" office:value="YOR130C" table:style-name="ce1">
            <text:p>YOR130C</text:p>
          </table:table-cell>
          <table:table-cell office:value-type="string" office:value="ORT1" table:style-name="ce1">
            <text:p>ORT1</text:p>
          </table:table-cell>
          <table:table-cell office:value-type="string" office:value="Ornithine transporter of the mitochondrial inner membrane; exports ornithine from mitochondria as part of arginine biosynthesis; functionally complemented by human ortholog, SLC25A15, which is associated with hyperammonaemia-hyperornithinaemia-homocitrullinuria (HHH) syndrome, but HHH-associated variants fail to complement" table:style-name="ce1">
            <text:p>Ornithine transporter of the mitochondrial inner membrane; exports ornithine from mitochondria as part of arginine biosynthesis; functionally complemented by human ortholog, SLC25A15, which is associated with hyperammonaemia-hyperornithinaemia-homocitrullinuria (HHH) syndrome, but HHH-associated variants fail to complement</text:p>
          </table:table-cell>
        </table:table-row>
        <table:table-row>
          <table:table-cell office:value-type="string" office:value="CAGL0K10428g" table:style-name="ce1">
            <text:p>CAGL0K10428g</text:p>
          </table:table-cell>
          <table:table-cell office:value-type="string" office:value="" table:style-name="ce1">
            <text:p/>
          </table:table-cell>
          <table:table-cell office:value-type="string" office:value="Ortholog(s) have enzyme inhibitor activity and role in negative regulation of glycogen catabolic process" table:style-name="ce1">
            <text:p>Ortholog(s) have enzyme inhibitor activity and role in negative regulation of glycogen catabolic process</text:p>
          </table:table-cell>
          <table:table-cell office:value-type="float" office:value="0.487833333333333" table:style-name="ce1">
            <text:p>0.487833333333333</text:p>
          </table:table-cell>
          <table:table-cell office:value-type="float" office:value="0.00191305416202254" table:style-name="ce1">
            <text:p>0.00191305416202254</text:p>
          </table:table-cell>
          <table:table-cell office:value-type="float" office:value="1.83641666666667" table:style-name="ce1">
            <text:p>1.83641666666667</text:p>
          </table:table-cell>
          <table:table-cell office:value-type="float" office:value="6.78607393854138e-06" table:style-name="ce1">
            <text:p>6.78607393854138e-06</text:p>
          </table:table-cell>
          <table:table-cell office:value-type="float" office:value="1.83641666666667" table:style-name="ce1">
            <text:p>1.83641666666667</text:p>
          </table:table-cell>
          <table:table-cell office:value-type="float" office:value="6.78607393854138e-06" table:style-name="ce1">
            <text:p>6.78607393854138e-06</text:p>
          </table:table-cell>
          <table:table-cell office:value-type="float" office:value="0.283166666666666" table:style-name="ce1">
            <text:p>0.283166666666666</text:p>
          </table:table-cell>
          <table:table-cell office:value-type="float" office:value="0.156754321525904" table:style-name="ce1">
            <text:p>0.156754321525904</text:p>
          </table:table-cell>
          <table:table-cell office:value-type="float" office:value="0.517021955093822" table:style-name="ce1">
            <text:p>0.517021955093822</text:p>
          </table:table-cell>
          <table:table-cell office:value-type="float" office:value="2.35244301615378" table:style-name="ce1">
            <text:p>2.35244301615378</text:p>
          </table:table-cell>
          <table:table-cell office:value-type="float" office:value="2.35244301615378" table:style-name="ce1">
            <text:p>2.35244301615378</text:p>
          </table:table-cell>
          <table:table-cell office:value-type="float" office:value="0.384474943009047" table:style-name="ce1">
            <text:p>0.384474943009047</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ENERGY PRODUCTION (NON RESPIRATORY)" table:style-name="ce1">
            <text:p>ENERGY PRODUCTION (NON RESPIRATORY)</text:p>
          </table:table-cell>
          <table:table-cell office:value-type="string" office:value="F1" table:style-name="ce1">
            <text:p>F1</text:p>
          </table:table-cell>
          <table:table-cell office:value-type="string" office:value="CAGL0K10428g" table:style-name="ce1">
            <text:p>CAGL0K10428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K10428g" table:style-name="ce1">
            <text:p>CAGL0K10428g</text:p>
          </table:table-cell>
          <table:table-cell office:value-type="string" office:value="YFR017C" table:style-name="ce1">
            <text:p>YFR017C</text:p>
          </table:table-cell>
          <table:table-cell office:value-type="string" office:value="S000001913" table:style-name="ce1">
            <text:p>S000001913</text:p>
          </table:table-cell>
          <table:table-cell office:value-type="string" office:value="YFR017C" table:style-name="ce1">
            <text:p>YFR017C</text:p>
          </table:table-cell>
          <table:table-cell office:value-type="string" office:value="IGD1" table:style-name="ce1">
            <text:p>IGD1</text:p>
          </table:table-cell>
          <table:table-cell office:value-type="string" office:value="Cytoplasmic protein that inhibits Gdb1p glycogen debranching activity; required for normal intracellular accumulation of glycogen; phosphorylated in vivo; expression increases during wine fermentation; protein abundance increases in response to DNA replication stress; IGD1 has a paralog, YOL024W, that arose from the whole genome duplication" table:style-name="ce1">
            <text:p>Cytoplasmic protein that inhibits Gdb1p glycogen debranching activity; required for normal intracellular accumulation of glycogen; phosphorylated in vivo; expression increases during wine fermentation; protein abundance increases in response to DNA replication stress; IGD1 has a paralog, YOL024W, that arose from the whole genome duplication</text:p>
          </table:table-cell>
        </table:table-row>
        <table:table-row>
          <table:table-cell office:value-type="string" office:value="CAGL0K10736g" table:style-name="ce1">
            <text:p>CAGL0K10736g</text:p>
          </table:table-cell>
          <table:table-cell office:value-type="string" office:value="CYB2" table:style-name="ce1">
            <text:p>CYB2</text:p>
          </table:table-cell>
          <table:table-cell office:value-type="string" office:value="Ortholog(s) have L-lactate dehydrogenase (cytochrome) activity and mitochondrial intermembrane space, mitochondrion localization" table:style-name="ce1">
            <text:p>Ortholog(s) have L-lactate dehydrogenase (cytochrome) activity and mitochondrial intermembrane space, mitochondrion localization</text:p>
          </table:table-cell>
          <table:table-cell office:value-type="float" office:value="2.07416666666667" table:style-name="ce1">
            <text:p>2.07416666666667</text:p>
          </table:table-cell>
          <table:table-cell office:value-type="float" office:value="1.01412012013717e-05" table:style-name="ce1">
            <text:p>1.01412012013717e-05</text:p>
          </table:table-cell>
          <table:table-cell office:value-type="float" office:value="1.63316666666667" table:style-name="ce1">
            <text:p>1.63316666666667</text:p>
          </table:table-cell>
          <table:table-cell office:value-type="float" office:value="1.68385786652852e-05" table:style-name="ce1">
            <text:p>1.68385786652852e-05</text:p>
          </table:table-cell>
          <table:table-cell office:value-type="float" office:value="1.63316666666667" table:style-name="ce1">
            <text:p>1.63316666666667</text:p>
          </table:table-cell>
          <table:table-cell office:value-type="float" office:value="1.68385786652852e-05" table:style-name="ce1">
            <text:p>1.68385786652852e-05</text:p>
          </table:table-cell>
          <table:table-cell office:value-type="float" office:value="-0.185166666666667" table:style-name="ce1">
            <text:p>-0.185166666666667</text:p>
          </table:table-cell>
          <table:table-cell office:value-type="float" office:value="0.519248482449432" table:style-name="ce1">
            <text:p>0.519248482449432</text:p>
          </table:table-cell>
          <table:table-cell office:value-type="float" office:value="2.38299539850457" table:style-name="ce1">
            <text:p>2.38299539850457</text:p>
          </table:table-cell>
          <table:table-cell office:value-type="float" office:value="2.0839709948213" table:style-name="ce1">
            <text:p>2.0839709948213</text:p>
          </table:table-cell>
          <table:table-cell office:value-type="float" office:value="2.0839709948213" table:style-name="ce1">
            <text:p>2.0839709948213</text:p>
          </table:table-cell>
          <table:table-cell office:value-type="float" office:value="-0.434864567873366" table:style-name="ce1">
            <text:p>-0.43486456787336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FLAVO HEMO PROTEIN" table:style-name="ce1">
            <text:p>FLAVO HEMO PROTEIN</text:p>
          </table:table-cell>
          <table:table-cell office:value-type="string" office:value="F3" table:style-name="ce1">
            <text:p>F3</text:p>
          </table:table-cell>
          <table:table-cell office:value-type="string" office:value="CAGL0K10736g" table:style-name="ce1">
            <text:p>CAGL0K10736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K10736g" table:style-name="ce1">
            <text:p>CAGL0K10736g</text:p>
          </table:table-cell>
          <table:table-cell office:value-type="string" office:value="YML054C" table:style-name="ce1">
            <text:p>YML054C</text:p>
          </table:table-cell>
          <table:table-cell office:value-type="string" office:value="S000004518" table:style-name="ce1">
            <text:p>S000004518</text:p>
          </table:table-cell>
          <table:table-cell office:value-type="string" office:value="YML054C" table:style-name="ce1">
            <text:p>YML054C</text:p>
          </table:table-cell>
          <table:table-cell office:value-type="string" office:value="CYB2" table:style-name="ce1">
            <text:p>CYB2</text:p>
          </table:table-cell>
          <table:table-cell office:value-type="string" office:value="Cytochrome b2 (L-lactate cytochrome-c oxidoreductase); component of the mitochondrial intermembrane space, required for lactate utilization; expression is repressed by glucose and anaerobic conditions" table:style-name="ce1">
            <text:p>Cytochrome b2 (L-lactate cytochrome-c oxidoreductase); component of the mitochondrial intermembrane space, required for lactate utilization; expression is repressed by glucose and anaerobic conditions</text:p>
          </table:table-cell>
        </table:table-row>
        <table:table-row>
          <table:table-cell office:value-type="string" office:value="CAGL0K10780g" table:style-name="ce1">
            <text:p>CAGL0K10780g</text:p>
          </table:table-cell>
          <table:table-cell office:value-type="string" office:value="" table:style-name="ce1">
            <text:p/>
          </table:table-cell>
          <table:table-cell office:value-type="string" office:value="Ortholog(s) have IMP dehydrogenase activity" table:style-name="ce1">
            <text:p>Ortholog(s) have IMP dehydrogenase activity</text:p>
          </table:table-cell>
          <table:table-cell office:value-type="float" office:value="-0.988166666666667" table:style-name="ce1">
            <text:p>-0.988166666666667</text:p>
          </table:table-cell>
          <table:table-cell office:value-type="float" office:value="0.000674505592106562" table:style-name="ce1">
            <text:p>0.000674505592106562</text:p>
          </table:table-cell>
          <table:table-cell office:value-type="float" office:value="-1.58408333333333" table:style-name="ce1">
            <text:p>-1.58408333333333</text:p>
          </table:table-cell>
          <table:table-cell office:value-type="float" office:value="2.57095430978981e-05" table:style-name="ce1">
            <text:p>2.57095430978981e-05</text:p>
          </table:table-cell>
          <table:table-cell office:value-type="float" office:value="-1.58408333333333" table:style-name="ce1">
            <text:p>-1.58408333333333</text:p>
          </table:table-cell>
          <table:table-cell office:value-type="float" office:value="2.57095430978981e-05" table:style-name="ce1">
            <text:p>2.57095430978981e-05</text:p>
          </table:table-cell>
          <table:table-cell office:value-type="float" office:value="-0.158333333333333" table:style-name="ce1">
            <text:p>-0.158333333333333</text:p>
          </table:table-cell>
          <table:table-cell office:value-type="float" office:value="0.505730430250798" table:style-name="ce1">
            <text:p>0.505730430250798</text:p>
          </table:table-cell>
          <table:table-cell office:value-type="float" office:value="-1.21916850664663" table:style-name="ce1">
            <text:p>-1.21916850664663</text:p>
          </table:table-cell>
          <table:table-cell office:value-type="float" office:value="-2.16568022600001" table:style-name="ce1">
            <text:p>-2.16568022600001</text:p>
          </table:table-cell>
          <table:table-cell office:value-type="float" office:value="-2.16568022600001" table:style-name="ce1">
            <text:p>-2.16568022600001</text:p>
          </table:table-cell>
          <table:table-cell office:value-type="float" office:value="-0.387920204438467" table:style-name="ce1">
            <text:p>-0.387920204438467</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K10780g" table:style-name="ce1">
            <text:p>CAGL0K10780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K10780g" table:style-name="ce1">
            <text:p>CAGL0K10780g</text:p>
          </table:table-cell>
          <table:table-cell office:value-type="string" office:value="YML056C" table:style-name="ce1">
            <text:p>YML056C</text:p>
          </table:table-cell>
          <table:table-cell office:value-type="string" office:value="S000004520" table:style-name="ce1">
            <text:p>S000004520</text:p>
          </table:table-cell>
          <table:table-cell office:value-type="string" office:value="YML056C" table:style-name="ce1">
            <text:p>YML056C</text:p>
          </table:table-cell>
          <table:table-cell office:value-type="string" office:value="IMD4" table:style-name="ce1">
            <text:p>IMD4</text:p>
          </table:table-cell>
          <table:table-cell office:value-type="string" office:value="Inosine monophosphate dehydrogenase; catalyzes the rate-limiting step in the de novo synthesis of GTP; member of a four-gene family in S. cerevisiae, constitutively expressed; IMD4 has a paralog, IMD3, that arose from the whole genome duplication" table:style-name="ce1">
            <text:p>Inosine monophosphate dehydrogenase; catalyzes the rate-limiting step in the de novo synthesis of GTP; member of a four-gene family in S. cerevisiae, constitutively expressed; IMD4 has a paralog, IMD3, that arose from the whole genome duplication</text:p>
          </table:table-cell>
        </table:table-row>
        <table:table-row>
          <table:table-cell office:value-type="string" office:value="CAGL0K10824g" table:style-name="ce1">
            <text:p>CAGL0K10824g</text:p>
          </table:table-cell>
          <table:table-cell office:value-type="string" office:value="" table:style-name="ce1">
            <text:p/>
          </table:table-cell>
          <table:table-cell office:value-type="string" office:value="Ortholog of S. cerevisiae : YLR149C, C. albicans SC5314 : C7_03280C_A, C. dubliniensis CD36 : Cd36_72930, C. parapsilosis CDC317 : CPAR2_704080 and C. auris B8441 : B9J08_004261" table:style-name="ce1">
            <text:p>Ortholog of S. cerevisiae : YLR149C, C. albicans SC5314 : C7_03280C_A, C. dubliniensis CD36 : Cd36_72930, C. parapsilosis CDC317 : CPAR2_704080 and C. auris B8441 : B9J08_004261</text:p>
          </table:table-cell>
          <table:table-cell office:value-type="float" office:value="1.4775" table:style-name="ce1">
            <text:p>1.4775</text:p>
          </table:table-cell>
          <table:table-cell office:value-type="float" office:value="0.000294001795821298" table:style-name="ce1">
            <text:p>0.000294001795821298</text:p>
          </table:table-cell>
          <table:table-cell office:value-type="float" office:value="0.392666666666666" table:style-name="ce1">
            <text:p>0.392666666666666</text:p>
          </table:table-cell>
          <table:table-cell office:value-type="float" office:value="0.0469139872664972" table:style-name="ce1">
            <text:p>0.0469139872664972</text:p>
          </table:table-cell>
          <table:table-cell office:value-type="float" office:value="0.392666666666666" table:style-name="ce1">
            <text:p>0.392666666666666</text:p>
          </table:table-cell>
          <table:table-cell office:value-type="float" office:value="0.0469139872664972" table:style-name="ce1">
            <text:p>0.0469139872664972</text:p>
          </table:table-cell>
          <table:table-cell office:value-type="float" office:value="-1.25633333333333" table:style-name="ce1">
            <text:p>-1.25633333333333</text:p>
          </table:table-cell>
          <table:table-cell office:value-type="float" office:value="0.00012369729061968" table:style-name="ce1">
            <text:p>0.00012369729061968</text:p>
          </table:table-cell>
          <table:table-cell office:value-type="float" office:value="1.6811478541244" table:style-name="ce1">
            <text:p>1.6811478541244</text:p>
          </table:table-cell>
          <table:table-cell office:value-type="float" office:value="0.445400060194262" table:style-name="ce1">
            <text:p>0.445400060194262</text:p>
          </table:table-cell>
          <table:table-cell office:value-type="float" office:value="0.445400060194262" table:style-name="ce1">
            <text:p>0.445400060194262</text:p>
          </table:table-cell>
          <table:table-cell office:value-type="float" office:value="-2.30884856660692" table:style-name="ce1">
            <text:p>-2.3088485666069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K10824g" table:style-name="ce1">
            <text:p>CAGL0K10824g</text:p>
          </table:table-cell>
          <table:table-cell office:value-type="string" office:value="Type I" table:style-name="ce1">
            <text:p>Type 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K10824g" table:style-name="ce1">
            <text:p>CAGL0K10824g</text:p>
          </table:table-cell>
          <table:table-cell office:value-type="string" office:value="YLR149C" table:style-name="ce1">
            <text:p>YLR149C</text:p>
          </table:table-cell>
          <table:table-cell office:value-type="string" office:value="S000004139" table:style-name="ce1">
            <text:p>S000004139</text:p>
          </table:table-cell>
          <table:table-cell office:value-type="string" office:value="YLR149C" table:style-name="ce1">
            <text:p>YLR149C</text:p>
          </table:table-cell>
          <table:table-cell office:value-type="string" office:value="" table:style-name="ce1">
            <text:p/>
          </table:table-cell>
          <table:table-cell office:value-type="string" office:value="Protein of unknown function; overexpression causes a cell cycle delay or arrest; null mutation results in a decrease in plasma membrane electron transport; YLR149C is not an essential gene; protein abundance increases in response to DNA replication stress" table:style-name="ce1">
            <text:p>Protein of unknown function; overexpression causes a cell cycle delay or arrest; null mutation results in a decrease in plasma membrane electron transport; YLR149C is not an essential gene; protein abundance increases in response to DNA replication stress</text:p>
          </table:table-cell>
        </table:table-row>
        <table:table-row>
          <table:table-cell office:value-type="string" office:value="CAGL0K10868g" table:style-name="ce1">
            <text:p>CAGL0K10868g</text:p>
          </table:table-cell>
          <table:table-cell office:value-type="string" office:value="CTA1" table:style-name="ce1">
            <text:p>CTA1</text:p>
          </table:table-cell>
          <table:table-cell office:value-type="string" office:value="Putative catalase A; gene is downregulated in azole-resistant strain; regulated by oxidative stress and glucose starvation; protein abundance increased in ace2 mutant cells" table:style-name="ce1">
            <text:p>Putative catalase A; gene is downregulated in azole-resistant strain; regulated by oxidative stress and glucose starvation; protein abundance increased in ace2 mutant cells</text:p>
          </table:table-cell>
          <table:table-cell office:value-type="float" office:value="-1.5415" table:style-name="ce1">
            <text:p>-1.5415</text:p>
          </table:table-cell>
          <table:table-cell office:value-type="float" office:value="0.000244298561676869" table:style-name="ce1">
            <text:p>0.000244298561676869</text:p>
          </table:table-cell>
          <table:table-cell office:value-type="float" office:value="-2.69383333333333" table:style-name="ce1">
            <text:p>-2.69383333333333</text:p>
          </table:table-cell>
          <table:table-cell office:value-type="float" office:value="4.03206045349298e-06" table:style-name="ce1">
            <text:p>4.03206045349298e-06</text:p>
          </table:table-cell>
          <table:table-cell office:value-type="float" office:value="-2.69383333333333" table:style-name="ce1">
            <text:p>-2.69383333333333</text:p>
          </table:table-cell>
          <table:table-cell office:value-type="float" office:value="4.03206045349298e-06" table:style-name="ce1">
            <text:p>4.03206045349298e-06</text:p>
          </table:table-cell>
          <table:table-cell office:value-type="float" office:value="-1.40333333333333" table:style-name="ce1">
            <text:p>-1.40333333333333</text:p>
          </table:table-cell>
          <table:table-cell office:value-type="float" office:value="0.00105245725058898" table:style-name="ce1">
            <text:p>0.00105245725058898</text:p>
          </table:table-cell>
          <table:table-cell office:value-type="float" office:value="-1.87004388299919" table:style-name="ce1">
            <text:p>-1.87004388299919</text:p>
          </table:table-cell>
          <table:table-cell office:value-type="float" office:value="-3.63154406695313" table:style-name="ce1">
            <text:p>-3.63154406695313</text:p>
          </table:table-cell>
          <table:table-cell office:value-type="float" office:value="-3.63154406695313" table:style-name="ce1">
            <text:p>-3.63154406695313</text:p>
          </table:table-cell>
          <table:table-cell office:value-type="float" office:value="-2.56602203585898" table:style-name="ce1">
            <text:p>-2.56602203585898</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ROS DETOXIFICATION" table:style-name="ce1">
            <text:p>ROS DETOXIFICATION</text:p>
          </table:table-cell>
          <table:table-cell office:value-type="string" office:value="F3" table:style-name="ce1">
            <text:p>F3</text:p>
          </table:table-cell>
          <table:table-cell office:value-type="string" office:value="CAGL0K10868g" table:style-name="ce1">
            <text:p>CAGL0K10868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K10868g" table:style-name="ce1">
            <text:p>CAGL0K10868g</text:p>
          </table:table-cell>
          <table:table-cell office:value-type="string" office:value="YDR256C" table:style-name="ce1">
            <text:p>YDR256C</text:p>
          </table:table-cell>
          <table:table-cell office:value-type="string" office:value="S000002664" table:style-name="ce1">
            <text:p>S000002664</text:p>
          </table:table-cell>
          <table:table-cell office:value-type="string" office:value="YDR256C" table:style-name="ce1">
            <text:p>YDR256C</text:p>
          </table:table-cell>
          <table:table-cell office:value-type="string" office:value="CTA1" table:style-name="ce1">
            <text:p>CTA1</text:p>
          </table:table-cell>
          <table:table-cell office:value-type="string" office:value="Catalase A; breaks down hydrogen peroxide in the peroxisomal matrix formed by acyl-CoA oxidase (Pox1p) during fatty acid beta-oxidation" table:style-name="ce1">
            <text:p>Catalase A; breaks down hydrogen peroxide in the peroxisomal matrix formed by acyl-CoA oxidase (Pox1p) during fatty acid beta-oxidation</text:p>
          </table:table-cell>
        </table:table-row>
        <table:table-row>
          <table:table-cell office:value-type="string" office:value="CAGL0K11616g" table:style-name="ce1">
            <text:p>CAGL0K11616g</text:p>
          </table:table-cell>
          <table:table-cell office:value-type="string" office:value="" table:style-name="ce1">
            <text:p/>
          </table:table-cell>
          <table:table-cell office:value-type="string" office:value="Putative mitochondrial inner membrane transporter; gene is upregulated in azole-resistant strain" table:style-name="ce1">
            <text:p>Putative mitochondrial inner membrane transporter; gene is upregulated in azole-resistant strain</text:p>
          </table:table-cell>
          <table:table-cell office:value-type="float" office:value="-0.8915" table:style-name="ce1">
            <text:p>-0.8915</text:p>
          </table:table-cell>
          <table:table-cell office:value-type="float" office:value="0.0260008116685876" table:style-name="ce1">
            <text:p>0.0260008116685876</text:p>
          </table:table-cell>
          <table:table-cell office:value-type="float" office:value="2.28683333333333" table:style-name="ce1">
            <text:p>2.28683333333333</text:p>
          </table:table-cell>
          <table:table-cell office:value-type="float" office:value="1.14239918184394e-05" table:style-name="ce1">
            <text:p>1.14239918184394e-05</text:p>
          </table:table-cell>
          <table:table-cell office:value-type="float" office:value="2.28683333333333" table:style-name="ce1">
            <text:p>2.28683333333333</text:p>
          </table:table-cell>
          <table:table-cell office:value-type="float" office:value="1.14239918184394e-05" table:style-name="ce1">
            <text:p>1.14239918184394e-05</text:p>
          </table:table-cell>
          <table:table-cell office:value-type="float" office:value="1.00233333333333" table:style-name="ce1">
            <text:p>1.00233333333333</text:p>
          </table:table-cell>
          <table:table-cell office:value-type="float" office:value="0.00221477130042499" table:style-name="ce1">
            <text:p>0.00221477130042499</text:p>
          </table:table-cell>
          <table:table-cell office:value-type="float" office:value="-1.10546136258504" table:style-name="ce1">
            <text:p>-1.10546136258504</text:p>
          </table:table-cell>
          <table:table-cell office:value-type="float" office:value="2.94739638856135" table:style-name="ce1">
            <text:p>2.94739638856135</text:p>
          </table:table-cell>
          <table:table-cell office:value-type="float" office:value="2.94739638856135" table:style-name="ce1">
            <text:p>2.94739638856135</text:p>
          </table:table-cell>
          <table:table-cell office:value-type="float" office:value="1.64264219904379" table:style-name="ce1">
            <text:p>1.64264219904379</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MITOCHONDRIA" table:style-name="ce1">
            <text:p>MITOCHONDRIA</text:p>
          </table:table-cell>
          <table:table-cell office:value-type="string" office:value="F4" table:style-name="ce1">
            <text:p>F4</text:p>
          </table:table-cell>
          <table:table-cell office:value-type="string" office:value="CAGL0K11616g" table:style-name="ce1">
            <text:p>CAGL0K11616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K11616g" table:style-name="ce1">
            <text:p>CAGL0K11616g</text:p>
          </table:table-cell>
          <table:table-cell office:value-type="string" office:value="YKL120W" table:style-name="ce1">
            <text:p>YKL120W</text:p>
          </table:table-cell>
          <table:table-cell office:value-type="string" office:value="S000001603" table:style-name="ce1">
            <text:p>S000001603</text:p>
          </table:table-cell>
          <table:table-cell office:value-type="string" office:value="YKL120W" table:style-name="ce1">
            <text:p>YKL120W</text:p>
          </table:table-cell>
          <table:table-cell office:value-type="string" office:value="OAC1" table:style-name="ce1">
            <text:p>OAC1</text:p>
          </table:table-cell>
          <table:table-cell office:value-type="string" office:value="Mitochondrial inner membrane transporter; transports oxaloacetate, sulfate, thiosulfate, and isopropylmalate; member of the mitochondrial carrier family" table:style-name="ce1">
            <text:p>Mitochondrial inner membrane transporter; transports oxaloacetate, sulfate, thiosulfate, and isopropylmalate; member of the mitochondrial carrier family</text:p>
          </table:table-cell>
        </table:table-row>
        <table:table-row>
          <table:table-cell office:value-type="string" office:value="CAGL0K11858g" table:style-name="ce1">
            <text:p>CAGL0K11858g</text:p>
          </table:table-cell>
          <table:table-cell office:value-type="string" office:value="" table:style-name="ce1">
            <text:p/>
          </table:table-cell>
          <table:table-cell office:value-type="string" office:value="Putative flavodoxin" table:style-name="ce1">
            <text:p>Putative flavodoxin</text:p>
          </table:table-cell>
          <table:table-cell office:value-type="float" office:value="1.86666666666667" table:style-name="ce1">
            <text:p>1.86666666666667</text:p>
          </table:table-cell>
          <table:table-cell office:value-type="float" office:value="1.35635498761452e-05" table:style-name="ce1">
            <text:p>1.35635498761452e-05</text:p>
          </table:table-cell>
          <table:table-cell office:value-type="float" office:value="0.813833333333333" table:style-name="ce1">
            <text:p>0.813833333333333</text:p>
          </table:table-cell>
          <table:table-cell office:value-type="float" office:value="0.00407456416935487" table:style-name="ce1">
            <text:p>0.00407456416935487</text:p>
          </table:table-cell>
          <table:table-cell office:value-type="float" office:value="0.813833333333333" table:style-name="ce1">
            <text:p>0.813833333333333</text:p>
          </table:table-cell>
          <table:table-cell office:value-type="float" office:value="0.00407456416935487" table:style-name="ce1">
            <text:p>0.00407456416935487</text:p>
          </table:table-cell>
          <table:table-cell office:value-type="float" office:value="0.728833333333333" table:style-name="ce1">
            <text:p>0.728833333333333</text:p>
          </table:table-cell>
          <table:table-cell office:value-type="float" office:value="0.0140710348316351" table:style-name="ce1">
            <text:p>0.0140710348316351</text:p>
          </table:table-cell>
          <table:table-cell office:value-type="float" office:value="2.13891713237236" table:style-name="ce1">
            <text:p>2.13891713237236</text:p>
          </table:table-cell>
          <table:table-cell office:value-type="float" office:value="1.00171723764993" table:style-name="ce1">
            <text:p>1.00171723764993</text:p>
          </table:table-cell>
          <table:table-cell office:value-type="float" office:value="1.00171723764993" table:style-name="ce1">
            <text:p>1.00171723764993</text:p>
          </table:table-cell>
          <table:table-cell office:value-type="float" office:value="1.16415958788434" table:style-name="ce1">
            <text:p>1.1641595878843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FLAVO HEMO PROTEIN" table:style-name="ce1">
            <text:p>FLAVO HEMO PROTEIN</text:p>
          </table:table-cell>
          <table:table-cell office:value-type="string" office:value="F3" table:style-name="ce1">
            <text:p>F3</text:p>
          </table:table-cell>
          <table:table-cell office:value-type="string" office:value="CAGL0K11858g" table:style-name="ce1">
            <text:p>CAGL0K11858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K11858g" table:style-name="ce1">
            <text:p>CAGL0K11858g</text:p>
          </table:table-cell>
          <table:table-cell office:value-type="string" office:value="YDR032C" table:style-name="ce1">
            <text:p>YDR032C</text:p>
          </table:table-cell>
          <table:table-cell office:value-type="string" office:value="S000002439" table:style-name="ce1">
            <text:p>S000002439</text:p>
          </table:table-cell>
          <table:table-cell office:value-type="string" office:value="YDR032C" table:style-name="ce1">
            <text:p>YDR032C</text:p>
          </table:table-cell>
          <table:table-cell office:value-type="string" office:value="PST2" table:style-name="ce1">
            <text:p>PST2</text:p>
          </table:table-cell>
          <table:table-cell office:value-type="string" office:value="Protein with similarity to a family of flavodoxin-like proteins; induced by oxidative stress in a Yap1p dependent manner; the authentic, non-tagged protein is detected in highly purified mitochondria in high-throughput studies; protein abundance increases in response to DNA replication stress; PST2 has a paralog, RFS1, that arose from the whole genome duplication" table:style-name="ce1">
            <text:p>Protein with similarity to a family of flavodoxin-like proteins; induced by oxidative stress in a Yap1p dependent manner; the authentic, non-tagged protein is detected in highly purified mitochondria in high-throughput studies; protein abundance increases in response to DNA replication stress; PST2 has a paralog, RFS1, that arose from the whole genome duplication</text:p>
          </table:table-cell>
        </table:table-row>
        <table:table-row>
          <table:table-cell office:value-type="string" office:value="CAGL0K12100g" table:style-name="ce1">
            <text:p>CAGL0K12100g</text:p>
          </table:table-cell>
          <table:table-cell office:value-type="string" office:value="" table:style-name="ce1">
            <text:p/>
          </table:table-cell>
          <table:table-cell office:value-type="string" office:value="Putative coproporphyrinogen III oxidase; protein differentially expressed in azole resistant strain" table:style-name="ce1">
            <text:p>Putative coproporphyrinogen III oxidase; protein differentially expressed in azole resistant strain</text:p>
          </table:table-cell>
          <table:table-cell office:value-type="float" office:value="-2.2945" table:style-name="ce1">
            <text:p>-2.2945</text:p>
          </table:table-cell>
          <table:table-cell office:value-type="float" office:value="2.10578732790571e-05" table:style-name="ce1">
            <text:p>2.10578732790571e-05</text:p>
          </table:table-cell>
          <table:table-cell office:value-type="float" office:value="-2.90283333333333" table:style-name="ce1">
            <text:p>-2.90283333333333</text:p>
          </table:table-cell>
          <table:table-cell office:value-type="float" office:value="2.24161381008471e-06" table:style-name="ce1">
            <text:p>2.24161381008471e-06</text:p>
          </table:table-cell>
          <table:table-cell office:value-type="float" office:value="-2.90283333333333" table:style-name="ce1">
            <text:p>-2.90283333333333</text:p>
          </table:table-cell>
          <table:table-cell office:value-type="float" office:value="2.24161381008471e-06" table:style-name="ce1">
            <text:p>2.24161381008471e-06</text:p>
          </table:table-cell>
          <table:table-cell office:value-type="float" office:value="-0.823166666666667" table:style-name="ce1">
            <text:p>-0.823166666666667</text:p>
          </table:table-cell>
          <table:table-cell office:value-type="float" office:value="0.0153717016991122" table:style-name="ce1">
            <text:p>0.0153717016991122</text:p>
          </table:table-cell>
          <table:table-cell office:value-type="float" office:value="-2.75578332587898" table:style-name="ce1">
            <text:p>-2.75578332587898</text:p>
          </table:table-cell>
          <table:table-cell office:value-type="float" office:value="-3.90761123772061" table:style-name="ce1">
            <text:p>-3.90761123772061</text:p>
          </table:table-cell>
          <table:table-cell office:value-type="float" office:value="-3.90761123772061" table:style-name="ce1">
            <text:p>-3.90761123772061</text:p>
          </table:table-cell>
          <table:table-cell office:value-type="float" office:value="-1.55103241401496" table:style-name="ce1">
            <text:p>-1.5510324140149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OXYGEN DEPENDENT ENZYME" table:style-name="ce1">
            <text:p>OXYGEN DEPENDENT ENZYME</text:p>
          </table:table-cell>
          <table:table-cell office:value-type="string" office:value="F3" table:style-name="ce1">
            <text:p>F3</text:p>
          </table:table-cell>
          <table:table-cell office:value-type="string" office:value="CAGL0K12100g" table:style-name="ce1">
            <text:p>CAGL0K12100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K12100g" table:style-name="ce1">
            <text:p>CAGL0K12100g</text:p>
          </table:table-cell>
          <table:table-cell office:value-type="string" office:value="YDR044W" table:style-name="ce1">
            <text:p>YDR044W</text:p>
          </table:table-cell>
          <table:table-cell office:value-type="string" office:value="S000002451" table:style-name="ce1">
            <text:p>S000002451</text:p>
          </table:table-cell>
          <table:table-cell office:value-type="string" office:value="YDR044W" table:style-name="ce1">
            <text:p>YDR044W</text:p>
          </table:table-cell>
          <table:table-cell office:value-type="string" office:value="HEM13" table:style-name="ce1">
            <text:p>HEM13</text:p>
          </table:table-cell>
          <table:table-cell office:value-type="string" office:value="Coproporphyrinogen III oxidase; oxygen-requiring enzyme that catalyzes sixth step in heme biosynthetic pathway; transcription is repressed by oxygen and heme (via Rox1p and Hap1p); human homolog CPOX can complement yeast mutant and allow growth of haploid null after sporulation of a heterozygous diploid" table:style-name="ce1">
            <text:p>Coproporphyrinogen III oxidase; oxygen-requiring enzyme that catalyzes sixth step in heme biosynthetic pathway; transcription is repressed by oxygen and heme (via Rox1p and Hap1p); human homolog CPOX can complement yeast mutant and allow growth of haploid null after sporulation of a heterozygous diploid</text:p>
          </table:table-cell>
        </table:table-row>
        <table:table-row>
          <table:table-cell office:value-type="string" office:value="CAGL0K12254g" table:style-name="ce1">
            <text:p>CAGL0K12254g</text:p>
          </table:table-cell>
          <table:table-cell office:value-type="string" office:value="" table:style-name="ce1">
            <text:p/>
          </table:table-cell>
          <table:table-cell office:value-type="string" office:value="Ortholog(s) have role in negative regulation of gluconeogenesis, proteasome-mediated ubiquitin-dependent protein catabolic process, protein catabolic process in the vacuole, protein targeting to vacuole" table:style-name="ce1">
            <text:p>Ortholog(s) have role in negative regulation of gluconeogenesis, proteasome-mediated ubiquitin-dependent protein catabolic process, protein catabolic process in the vacuole, protein targeting to vacuole</text:p>
          </table:table-cell>
          <table:table-cell office:value-type="float" office:value="1.79466666666667" table:style-name="ce1">
            <text:p>1.79466666666667</text:p>
          </table:table-cell>
          <table:table-cell office:value-type="float" office:value="0.0004125573021212" table:style-name="ce1">
            <text:p>0.0004125573021212</text:p>
          </table:table-cell>
          <table:table-cell office:value-type="float" office:value="2.21316666666667" table:style-name="ce1">
            <text:p>2.21316666666667</text:p>
          </table:table-cell>
          <table:table-cell office:value-type="float" office:value="7.30951695397619e-06" table:style-name="ce1">
            <text:p>7.30951695397619e-06</text:p>
          </table:table-cell>
          <table:table-cell office:value-type="float" office:value="2.21316666666667" table:style-name="ce1">
            <text:p>2.21316666666667</text:p>
          </table:table-cell>
          <table:table-cell office:value-type="float" office:value="7.30951695397619e-06" table:style-name="ce1">
            <text:p>7.30951695397619e-06</text:p>
          </table:table-cell>
          <table:table-cell office:value-type="float" office:value="0.199333333333333" table:style-name="ce1">
            <text:p>0.199333333333333</text:p>
          </table:table-cell>
          <table:table-cell office:value-type="float" office:value="0.397543169404023" table:style-name="ce1">
            <text:p>0.397543169404023</text:p>
          </table:table-cell>
          <table:table-cell office:value-type="float" office:value="2.05422491472649" table:style-name="ce1">
            <text:p>2.05422491472649</text:p>
          </table:table-cell>
          <table:table-cell office:value-type="float" office:value="2.85009041608988" table:style-name="ce1">
            <text:p>2.85009041608988</text:p>
          </table:table-cell>
          <table:table-cell office:value-type="float" office:value="2.85009041608988" table:style-name="ce1">
            <text:p>2.85009041608988</text:p>
          </table:table-cell>
          <table:table-cell office:value-type="float" office:value="0.237810254762124" table:style-name="ce1">
            <text:p>0.23781025476212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PROTEIN DEGRADATION" table:style-name="ce1">
            <text:p>PROTEIN DEGRADATION</text:p>
          </table:table-cell>
          <table:table-cell office:value-type="string" office:value="F2" table:style-name="ce1">
            <text:p>F2</text:p>
          </table:table-cell>
          <table:table-cell office:value-type="string" office:value="CAGL0K12254g" table:style-name="ce1">
            <text:p>CAGL0K12254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K12254g" table:style-name="ce1">
            <text:p>CAGL0K12254g</text:p>
          </table:table-cell>
          <table:table-cell office:value-type="string" office:value="YBR105C" table:style-name="ce1">
            <text:p>YBR105C</text:p>
          </table:table-cell>
          <table:table-cell office:value-type="string" office:value="S000000309" table:style-name="ce1">
            <text:p>S000000309</text:p>
          </table:table-cell>
          <table:table-cell office:value-type="string" office:value="YBR105C" table:style-name="ce1">
            <text:p>YBR105C</text:p>
          </table:table-cell>
          <table:table-cell office:value-type="string" office:value="VID24" table:style-name="ce1">
            <text:p>VID24</text:p>
          </table:table-cell>
          <table:table-cell office:value-type="string" office:value="GID Complex regulatory subunit; binds GID Complex in response to glucose through interactions with complex member Vid28p; regulates fructose-1,6-bisphosphatase (FBPase) targeting to the vacuole; promotes proteasome-dependent catabolite degradation of FBPase; peripheral membrane protein located at Vid (vacuole import and degradation) vesicles" table:style-name="ce1">
            <text:p>GID Complex regulatory subunit; binds GID Complex in response to glucose through interactions with complex member Vid28p; regulates fructose-1,6-bisphosphatase (FBPase) targeting to the vacuole; promotes proteasome-dependent catabolite degradation of FBPase; peripheral membrane protein located at Vid (vacuole import and degradation) vesicles</text:p>
          </table:table-cell>
        </table:table-row>
        <table:table-row>
          <table:table-cell office:value-type="string" office:value="CAGL0L00429g" table:style-name="ce1">
            <text:p>CAGL0L00429g</text:p>
          </table:table-cell>
          <table:table-cell office:value-type="string" office:value="" table:style-name="ce1">
            <text:p/>
          </table:table-cell>
          <table:table-cell office:value-type="string" office:value="Ortholog(s) have glycine dehydrogenase (decarboxylating) activity and role in glycine decarboxylation via glycine cleavage system, one-carbon metabolic process" table:style-name="ce1">
            <text:p>Ortholog(s) have glycine dehydrogenase (decarboxylating) activity and role in glycine decarboxylation via glycine cleavage system, one-carbon metabolic process</text:p>
          </table:table-cell>
          <table:table-cell office:value-type="float" office:value="1.092" table:style-name="ce1">
            <text:p>1.092</text:p>
          </table:table-cell>
          <table:table-cell office:value-type="float" office:value="0.0081946525922671" table:style-name="ce1">
            <text:p>0.0081946525922671</text:p>
          </table:table-cell>
          <table:table-cell office:value-type="float" office:value="1.76025" table:style-name="ce1">
            <text:p>1.76025</text:p>
          </table:table-cell>
          <table:table-cell office:value-type="float" office:value="2.62612860276472e-05" table:style-name="ce1">
            <text:p>2.62612860276472e-05</text:p>
          </table:table-cell>
          <table:table-cell office:value-type="float" office:value="1.76025" table:style-name="ce1">
            <text:p>1.76025</text:p>
          </table:table-cell>
          <table:table-cell office:value-type="float" office:value="2.62612860276472e-05" table:style-name="ce1">
            <text:p>2.62612860276472e-05</text:p>
          </table:table-cell>
          <table:table-cell office:value-type="float" office:value="1.26316666666667" table:style-name="ce1">
            <text:p>1.26316666666667</text:p>
          </table:table-cell>
          <table:table-cell office:value-type="float" office:value="0.000237748240698283" table:style-name="ce1">
            <text:p>0.000237748240698283</text:p>
          </table:table-cell>
          <table:table-cell office:value-type="float" office:value="1.22769160547877" table:style-name="ce1">
            <text:p>1.22769160547877</text:p>
          </table:table-cell>
          <table:table-cell office:value-type="float" office:value="2.25183480479753" table:style-name="ce1">
            <text:p>2.25183480479753</text:p>
          </table:table-cell>
          <table:table-cell office:value-type="float" office:value="2.25183480479753" table:style-name="ce1">
            <text:p>2.25183480479753</text:p>
          </table:table-cell>
          <table:table-cell office:value-type="float" office:value="2.09896473802278" table:style-name="ce1">
            <text:p>2.09896473802278</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OTHERS" table:style-name="ce1">
            <text:p>OTHERS</text:p>
          </table:table-cell>
          <table:table-cell office:value-type="string" office:value="F3" table:style-name="ce1">
            <text:p>F3</text:p>
          </table:table-cell>
          <table:table-cell office:value-type="string" office:value="CAGL0L00429g" table:style-name="ce1">
            <text:p>CAGL0L00429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CAGL0L00429g" table:style-name="ce1">
            <text:p>CAGL0L00429g</text:p>
          </table:table-cell>
          <table:table-cell office:value-type="string" office:value="YMR189W" table:style-name="ce1">
            <text:p>YMR189W</text:p>
          </table:table-cell>
          <table:table-cell office:value-type="string" office:value="S000004801" table:style-name="ce1">
            <text:p>S000004801</text:p>
          </table:table-cell>
          <table:table-cell office:value-type="string" office:value="YMR189W" table:style-name="ce1">
            <text:p>YMR189W</text:p>
          </table:table-cell>
          <table:table-cell office:value-type="string" office:value="GCV2" table:style-name="ce1">
            <text:p>GCV2</text:p>
          </table:table-cell>
          <table:table-cell office:value-type="string" office:value="P subunit of the mitochondrial glycine decarboxylase complex; glycine decarboxylase is required for the catabolism of glycine to 5,10-methylene-THF; expression is regulated by levels of 5,10-methylene-THF in the cytoplasm" table:style-name="ce1">
            <text:p>P subunit of the mitochondrial glycine decarboxylase complex; glycine decarboxylase is required for the catabolism of glycine to 5,10-methylene-THF; expression is regulated by levels of 5,10-methylene-THF in the cytoplasm</text:p>
          </table:table-cell>
        </table:table-row>
        <table:table-row>
          <table:table-cell office:value-type="string" office:value="CAGL0L00473g" table:style-name="ce1">
            <text:p>CAGL0L00473g</text:p>
          </table:table-cell>
          <table:table-cell office:value-type="string" office:value="" table:style-name="ce1">
            <text:p/>
          </table:table-cell>
          <table:table-cell office:value-type="string" office:value="Ortholog of S. cerevisiae : YMR187C and Saccharomyces cerevisiae S288C : YMR187C" table:style-name="ce1">
            <text:p>Ortholog of S. cerevisiae : YMR187C and Saccharomyces cerevisiae S288C : YMR187C</text:p>
          </table:table-cell>
          <table:table-cell office:value-type="float" office:value="1.877" table:style-name="ce1">
            <text:p>1.877</text:p>
          </table:table-cell>
          <table:table-cell office:value-type="float" office:value="9.80665750024338e-05" table:style-name="ce1">
            <text:p>9.80665750024338e-05</text:p>
          </table:table-cell>
          <table:table-cell office:value-type="float" office:value="1.33058333333333" table:style-name="ce1">
            <text:p>1.33058333333333</text:p>
          </table:table-cell>
          <table:table-cell office:value-type="float" office:value="7.13716058057928e-05" table:style-name="ce1">
            <text:p>7.13716058057928e-05</text:p>
          </table:table-cell>
          <table:table-cell office:value-type="float" office:value="1.33058333333333" table:style-name="ce1">
            <text:p>1.33058333333333</text:p>
          </table:table-cell>
          <table:table-cell office:value-type="float" office:value="7.13716058057928e-05" table:style-name="ce1">
            <text:p>7.13716058057928e-05</text:p>
          </table:table-cell>
          <table:table-cell office:value-type="float" office:value="0.423" table:style-name="ce1">
            <text:p>0.423</text:p>
          </table:table-cell>
          <table:table-cell office:value-type="float" office:value="0.0573466154277996" table:style-name="ce1">
            <text:p>0.0573466154277996</text:p>
          </table:table-cell>
          <table:table-cell office:value-type="float" office:value="2.15107203397895" table:style-name="ce1">
            <text:p>2.15107203397895</text:p>
          </table:table-cell>
          <table:table-cell office:value-type="float" office:value="1.68429001513362" table:style-name="ce1">
            <text:p>1.68429001513362</text:p>
          </table:table-cell>
          <table:table-cell office:value-type="float" office:value="1.68429001513362" table:style-name="ce1">
            <text:p>1.68429001513362</text:p>
          </table:table-cell>
          <table:table-cell office:value-type="float" office:value="0.629110476685327" table:style-name="ce1">
            <text:p>0.62911047668532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L00473g" table:style-name="ce1">
            <text:p>CAGL0L00473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L00473g" table:style-name="ce1">
            <text:p>CAGL0L00473g</text:p>
          </table:table-cell>
          <table:table-cell office:value-type="string" office:value="YMR187C" table:style-name="ce1">
            <text:p>YMR187C</text:p>
          </table:table-cell>
          <table:table-cell office:value-type="string" office:value="S000004799" table:style-name="ce1">
            <text:p>S000004799</text:p>
          </table:table-cell>
          <table:table-cell office:value-type="string" office:value="YMR187C" table:style-name="ce1">
            <text:p>YMR187C</text:p>
          </table:table-cell>
          <table:table-cell office:value-type="string" office:value="" table:style-name="ce1">
            <text:p/>
          </table:table-cell>
          <table:table-cell office:value-type="string" office:value="Putative protein of unknown function; YMR187C is not an essential gene" table:style-name="ce1">
            <text:p>Putative protein of unknown function; YMR187C is not an essential gene</text:p>
          </table:table-cell>
        </table:table-row>
        <table:table-row>
          <table:table-cell office:value-type="string" office:value="CAGL0L00759g" table:style-name="ce1">
            <text:p>CAGL0L00759g</text:p>
          </table:table-cell>
          <table:table-cell office:value-type="string" office:value="HIS1" table:style-name="ce1">
            <text:p>HIS1</text:p>
          </table:table-cell>
          <table:table-cell office:value-type="string" office:value="ATP phosphoribosyltransferase; protein abundance increased in ace2 mutant cells" table:style-name="ce1">
            <text:p>ATP phosphoribosyltransferase; protein abundance increased in ace2 mutant cells</text:p>
          </table:table-cell>
          <table:table-cell office:value-type="float" office:value="-1.06583333333333" table:style-name="ce1">
            <text:p>-1.06583333333333</text:p>
          </table:table-cell>
          <table:table-cell office:value-type="float" office:value="0.0103140190825898" table:style-name="ce1">
            <text:p>0.0103140190825898</text:p>
          </table:table-cell>
          <table:table-cell office:value-type="float" office:value="-1.24516666666667" table:style-name="ce1">
            <text:p>-1.24516666666667</text:p>
          </table:table-cell>
          <table:table-cell office:value-type="float" office:value="7.54267484079467e-05" table:style-name="ce1">
            <text:p>7.54267484079467e-05</text:p>
          </table:table-cell>
          <table:table-cell office:value-type="float" office:value="-1.24516666666667" table:style-name="ce1">
            <text:p>-1.24516666666667</text:p>
          </table:table-cell>
          <table:table-cell office:value-type="float" office:value="7.54267484079467e-05" table:style-name="ce1">
            <text:p>7.54267484079467e-05</text:p>
          </table:table-cell>
          <table:table-cell office:value-type="float" office:value="2.159" table:style-name="ce1">
            <text:p>2.159</text:p>
          </table:table-cell>
          <table:table-cell office:value-type="float" office:value="3.02319633438771e-05" table:style-name="ce1">
            <text:p>3.02319633438771e-05</text:p>
          </table:table-cell>
          <table:table-cell office:value-type="float" office:value="-1.31052631549612" table:style-name="ce1">
            <text:p>-1.31052631549612</text:p>
          </table:table-cell>
          <table:table-cell office:value-type="float" office:value="-1.71800670785355" table:style-name="ce1">
            <text:p>-1.71800670785355</text:p>
          </table:table-cell>
          <table:table-cell office:value-type="float" office:value="-1.71800670785355" table:style-name="ce1">
            <text:p>-1.71800670785355</text:p>
          </table:table-cell>
          <table:table-cell office:value-type="float" office:value="3.66620668499537" table:style-name="ce1">
            <text:p>3.6662066849953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L00759g" table:style-name="ce1">
            <text:p>CAGL0L00759g</text:p>
          </table:table-cell>
          <table:table-cell office:value-type="string" office:value="SWITCH" table:style-name="ce1">
            <text:p>SWITCH</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L00759g" table:style-name="ce1">
            <text:p>CAGL0L00759g</text:p>
          </table:table-cell>
          <table:table-cell office:value-type="string" office:value="YER055C" table:style-name="ce1">
            <text:p>YER055C</text:p>
          </table:table-cell>
          <table:table-cell office:value-type="string" office:value="S000000857" table:style-name="ce1">
            <text:p>S000000857</text:p>
          </table:table-cell>
          <table:table-cell office:value-type="string" office:value="YER055C" table:style-name="ce1">
            <text:p>YER055C</text:p>
          </table:table-cell>
          <table:table-cell office:value-type="string" office:value="HIS1" table:style-name="ce1">
            <text:p>HIS1</text:p>
          </table:table-cell>
          <table:table-cell office:value-type="string" office:value="ATP phosphoribosyltransferase; a hexameric enzyme, catalyzes the first step in histidine biosynthesis; mutations cause histidine auxotrophy and sensitivity to Cu, Co, and Ni salts; transcription is regulated by general amino acid control" table:style-name="ce1">
            <text:p>ATP phosphoribosyltransferase; a hexameric enzyme, catalyzes the first step in histidine biosynthesis; mutations cause histidine auxotrophy and sensitivity to Cu, Co, and Ni salts; transcription is regulated by general amino acid control</text:p>
          </table:table-cell>
        </table:table-row>
        <table:table-row>
          <table:table-cell office:value-type="string" office:value="CAGL0L00803g" table:style-name="ce1">
            <text:p>CAGL0L00803g</text:p>
          </table:table-cell>
          <table:table-cell office:value-type="string" office:value="" table:style-name="ce1">
            <text:p/>
          </table:table-cell>
          <table:table-cell office:value-type="string" office:value="Ortholog(s) have role in regulation of glycogen biosynthetic process" table:style-name="ce1">
            <text:p>Ortholog(s) have role in regulation of glycogen biosynthetic process</text:p>
          </table:table-cell>
          <table:table-cell office:value-type="float" office:value="1.81366666666667" table:style-name="ce1">
            <text:p>1.81366666666667</text:p>
          </table:table-cell>
          <table:table-cell office:value-type="float" office:value="0.000192117890278561" table:style-name="ce1">
            <text:p>0.000192117890278561</text:p>
          </table:table-cell>
          <table:table-cell office:value-type="float" office:value="0.361416666666667" table:style-name="ce1">
            <text:p>0.361416666666667</text:p>
          </table:table-cell>
          <table:table-cell office:value-type="float" office:value="0.0868981434932072" table:style-name="ce1">
            <text:p>0.0868981434932072</text:p>
          </table:table-cell>
          <table:table-cell office:value-type="float" office:value="0.361416666666667" table:style-name="ce1">
            <text:p>0.361416666666667</text:p>
          </table:table-cell>
          <table:table-cell office:value-type="float" office:value="0.0868981434932072" table:style-name="ce1">
            <text:p>0.0868981434932072</text:p>
          </table:table-cell>
          <table:table-cell office:value-type="float" office:value="-0.478666666666667" table:style-name="ce1">
            <text:p>-0.478666666666667</text:p>
          </table:table-cell>
          <table:table-cell office:value-type="float" office:value="0.05241412123779" table:style-name="ce1">
            <text:p>0.05241412123779</text:p>
          </table:table-cell>
          <table:table-cell office:value-type="float" office:value="2.07657424993859" table:style-name="ce1">
            <text:p>2.07657424993859</text:p>
          </table:table-cell>
          <table:table-cell office:value-type="float" office:value="0.404122074134532" table:style-name="ce1">
            <text:p>0.404122074134532</text:p>
          </table:table-cell>
          <table:table-cell office:value-type="float" office:value="0.404122074134532" table:style-name="ce1">
            <text:p>0.404122074134532</text:p>
          </table:table-cell>
          <table:table-cell office:value-type="float" office:value="-0.948336766686153" table:style-name="ce1">
            <text:p>-0.94833676668615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L00803g" table:style-name="ce1">
            <text:p>CAGL0L00803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L00803g" table:style-name="ce1">
            <text:p>CAGL0L00803g</text:p>
          </table:table-cell>
          <table:table-cell office:value-type="string" office:value="YIL045W" table:style-name="ce1">
            <text:p>YIL045W</text:p>
          </table:table-cell>
          <table:table-cell office:value-type="string" office:value="S000001307" table:style-name="ce1">
            <text:p>S000001307</text:p>
          </table:table-cell>
          <table:table-cell office:value-type="string" office:value="YIL045W" table:style-name="ce1">
            <text:p>YIL045W</text:p>
          </table:table-cell>
          <table:table-cell office:value-type="string" office:value="PIG2" table:style-name="ce1">
            <text:p>PIG2</text:p>
          </table:table-cell>
          <table:table-cell office:value-type="string" office:value="Putative type-1 protein phosphatase targeting subunit; tethers Glc7p type-1 protein phosphatase to Gsy2p glycogen synthase; PIG2 has a paralog, GIP2, that arose from the whole genome duplication" table:style-name="ce1">
            <text:p>Putative type-1 protein phosphatase targeting subunit; tethers Glc7p type-1 protein phosphatase to Gsy2p glycogen synthase; PIG2 has a paralog, GIP2, that arose from the whole genome duplication</text:p>
          </table:table-cell>
        </table:table-row>
        <table:table-row>
          <table:table-cell office:value-type="string" office:value="CAGL0L00957g" table:style-name="ce1">
            <text:p>CAGL0L00957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1.77566666666667" table:style-name="ce1">
            <text:p>1.77566666666667</text:p>
          </table:table-cell>
          <table:table-cell office:value-type="float" office:value="2.55890524157165e-05" table:style-name="ce1">
            <text:p>2.55890524157165e-05</text:p>
          </table:table-cell>
          <table:table-cell office:value-type="float" office:value="0.0825" table:style-name="ce1">
            <text:p>0.0825</text:p>
          </table:table-cell>
          <table:table-cell office:value-type="float" office:value="0.697764646808553" table:style-name="ce1">
            <text:p>0.697764646808553</text:p>
          </table:table-cell>
          <table:table-cell office:value-type="float" office:value="0.0825" table:style-name="ce1">
            <text:p>0.0825</text:p>
          </table:table-cell>
          <table:table-cell office:value-type="float" office:value="0.697764646808553" table:style-name="ce1">
            <text:p>0.697764646808553</text:p>
          </table:table-cell>
          <table:table-cell office:value-type="float" office:value="0.203666666666667" table:style-name="ce1">
            <text:p>0.203666666666667</text:p>
          </table:table-cell>
          <table:table-cell office:value-type="float" office:value="0.334803825713316" table:style-name="ce1">
            <text:p>0.334803825713316</text:p>
          </table:table-cell>
          <table:table-cell office:value-type="float" office:value="2.03187557951438" table:style-name="ce1">
            <text:p>2.03187557951438</text:p>
          </table:table-cell>
          <table:table-cell office:value-type="float" office:value="0.035702289222757" table:style-name="ce1">
            <text:p>0.035702289222757</text:p>
          </table:table-cell>
          <table:table-cell office:value-type="float" office:value="0.035702289222757" table:style-name="ce1">
            <text:p>0.035702289222757</text:p>
          </table:table-cell>
          <table:table-cell office:value-type="float" office:value="0.245391332087015" table:style-name="ce1">
            <text:p>0.2453913320870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L00957g" table:style-name="ce1">
            <text:p>CAGL0L00957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L00957g" table:style-name="ce1">
            <text:p>CAGL0L00957g</text:p>
          </table:table-cell>
          <table:table-cell office:value-type="string" office:value="YER048C" table:style-name="ce1">
            <text:p>YER048C</text:p>
          </table:table-cell>
          <table:table-cell office:value-type="string" office:value="S000000850" table:style-name="ce1">
            <text:p>S000000850</text:p>
          </table:table-cell>
          <table:table-cell office:value-type="string" office:value="YER048C" table:style-name="ce1">
            <text:p>YER048C</text:p>
          </table:table-cell>
          <table:table-cell office:value-type="string" office:value="CAJ1" table:style-name="ce1">
            <text:p>CAJ1</text:p>
          </table:table-cell>
          <table:table-cell office:value-type="string" office:value="Nuclear type II J heat shock protein of the E. coli dnaJ family; contains a leucine zipper-like motif, binds to non-native substrates for presentation to Ssa3p, may function during protein translocation, assembly and disassembly" table:style-name="ce1">
            <text:p>Nuclear type II J heat shock protein of the E. coli dnaJ family; contains a leucine zipper-like motif, binds to non-native substrates for presentation to Ssa3p, may function during protein translocation, assembly and disassembly</text:p>
          </table:table-cell>
        </table:table-row>
        <table:table-row>
          <table:table-cell office:value-type="string" office:value="CAGL0L00979g" table:style-name="ce1">
            <text:p>CAGL0L00979g</text:p>
          </table:table-cell>
          <table:table-cell office:value-type="string" office:value="" table:style-name="ce1">
            <text:p/>
          </table:table-cell>
          <table:table-cell office:value-type="string" office:value="Ortholog(s) have role in endoplasmic reticulum to Golgi vesicle-mediated transport" table:style-name="ce1">
            <text:p>Ortholog(s) have role in endoplasmic reticulum to Golgi vesicle-mediated transport</text:p>
          </table:table-cell>
          <table:table-cell office:value-type="float" office:value="-1.12966666666667" table:style-name="ce1">
            <text:p>-1.12966666666667</text:p>
          </table:table-cell>
          <table:table-cell office:value-type="float" office:value="0.000688782077153436" table:style-name="ce1">
            <text:p>0.000688782077153436</text:p>
          </table:table-cell>
          <table:table-cell office:value-type="float" office:value="-1.48475" table:style-name="ce1">
            <text:p>-1.48475</text:p>
          </table:table-cell>
          <table:table-cell office:value-type="float" office:value="6.68750702782055e-05" table:style-name="ce1">
            <text:p>6.68750702782055e-05</text:p>
          </table:table-cell>
          <table:table-cell office:value-type="float" office:value="-1.48475" table:style-name="ce1">
            <text:p>-1.48475</text:p>
          </table:table-cell>
          <table:table-cell office:value-type="float" office:value="6.68750702782055e-05" table:style-name="ce1">
            <text:p>6.68750702782055e-05</text:p>
          </table:table-cell>
          <table:table-cell office:value-type="float" office:value="0.00666666666666677" table:style-name="ce1">
            <text:p>0.00666666666666677</text:p>
          </table:table-cell>
          <table:table-cell office:value-type="float" office:value="0.978404825115268" table:style-name="ce1">
            <text:p>0.978404825115268</text:p>
          </table:table-cell>
          <table:table-cell office:value-type="float" office:value="-1.38561223993679" table:style-name="ce1">
            <text:p>-1.38561223993679</text:p>
          </table:table-cell>
          <table:table-cell office:value-type="float" office:value="-2.03447126764481" table:style-name="ce1">
            <text:p>-2.03447126764481</text:p>
          </table:table-cell>
          <table:table-cell office:value-type="float" office:value="-2.03447126764481" table:style-name="ce1">
            <text:p>-2.03447126764481</text:p>
          </table:table-cell>
          <table:table-cell office:value-type="float" office:value="-0.0992561062983986" table:style-name="ce1">
            <text:p>-0.0992561062983986</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MEMBRANE AND CELL WALL BIOGENESIS" table:style-name="ce1">
            <text:p>MEMBRANE AND CELL WALL BIOGENESIS</text:p>
          </table:table-cell>
          <table:table-cell office:value-type="string" office:value="F1" table:style-name="ce1">
            <text:p>F1</text:p>
          </table:table-cell>
          <table:table-cell office:value-type="string" office:value="CAGL0L00979g" table:style-name="ce1">
            <text:p>CAGL0L00979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L00979g" table:style-name="ce1">
            <text:p>CAGL0L00979g</text:p>
          </table:table-cell>
          <table:table-cell office:value-type="string" office:value="YIL039W" table:style-name="ce1">
            <text:p>YIL039W</text:p>
          </table:table-cell>
          <table:table-cell office:value-type="string" office:value="S000001301" table:style-name="ce1">
            <text:p>S000001301</text:p>
          </table:table-cell>
          <table:table-cell office:value-type="string" office:value="YIL039W" table:style-name="ce1">
            <text:p>YIL039W</text:p>
          </table:table-cell>
          <table:table-cell office:value-type="string" office:value="TED1" table:style-name="ce1">
            <text:p>TED1</text:p>
          </table:table-cell>
          <table:table-cell office:value-type="string" office:value="GPI-glycan remodelase; conserved phosphoesterase domain-containing protein; acts together with Emp24p/Erv25p in cargo exit from the ER; functional ortholog of mammalian GPI-glycan remodelase PGAP5; deletion confers sensitivity to 4-(N-(S-glutathionylacetyl)amino) phenylarsenoxide (GSAO)" table:style-name="ce1">
            <text:p>GPI-glycan remodelase; conserved phosphoesterase domain-containing protein; acts together with Emp24p/Erv25p in cargo exit from the ER; functional ortholog of mammalian GPI-glycan remodelase PGAP5; deletion confers sensitivity to 4-(N-(S-glutathionylacetyl)amino) phenylarsenoxide (GSAO)</text:p>
          </table:table-cell>
        </table:table-row>
        <table:table-row>
          <table:table-cell office:value-type="string" office:value="CAGL0L01089g" table:style-name="ce1">
            <text:p>CAGL0L01089g</text:p>
          </table:table-cell>
          <table:table-cell office:value-type="string" office:value="GLT1" table:style-name="ce1">
            <text:p>GLT1</text:p>
          </table:table-cell>
          <table:table-cell office:value-type="string" office:value="Ortholog(s) have glutamate synthase (NADH) activity and role in L-glutamate biosynthetic process, ammonia assimilation cycle, invasive filamentous growth" table:style-name="ce1">
            <text:p>Ortholog(s) have glutamate synthase (NADH) activity and role in L-glutamate biosynthetic process, ammonia assimilation cycle, invasive filamentous growth</text:p>
          </table:table-cell>
          <table:table-cell office:value-type="float" office:value="-1.896" table:style-name="ce1">
            <text:p>-1.896</text:p>
          </table:table-cell>
          <table:table-cell office:value-type="float" office:value="3.71266901626012e-05" table:style-name="ce1">
            <text:p>3.71266901626012e-05</text:p>
          </table:table-cell>
          <table:table-cell office:value-type="float" office:value="-1.46058333333333" table:style-name="ce1">
            <text:p>-1.46058333333333</text:p>
          </table:table-cell>
          <table:table-cell office:value-type="float" office:value="9.4685337216342e-05" table:style-name="ce1">
            <text:p>9.4685337216342e-05</text:p>
          </table:table-cell>
          <table:table-cell office:value-type="float" office:value="-1.46058333333333" table:style-name="ce1">
            <text:p>-1.46058333333333</text:p>
          </table:table-cell>
          <table:table-cell office:value-type="float" office:value="9.4685337216342e-05" table:style-name="ce1">
            <text:p>9.4685337216342e-05</text:p>
          </table:table-cell>
          <table:table-cell office:value-type="float" office:value="0.513" table:style-name="ce1">
            <text:p>0.513</text:p>
          </table:table-cell>
          <table:table-cell office:value-type="float" office:value="0.0242060437476453" table:style-name="ce1">
            <text:p>0.0242060437476453</text:p>
          </table:table-cell>
          <table:table-cell office:value-type="float" office:value="-2.28703542682507" table:style-name="ce1">
            <text:p>-2.28703542682507</text:p>
          </table:table-cell>
          <table:table-cell office:value-type="float" office:value="-2.00254962509195" table:style-name="ce1">
            <text:p>-2.00254962509195</text:p>
          </table:table-cell>
          <table:table-cell office:value-type="float" office:value="-2.00254962509195" table:style-name="ce1">
            <text:p>-2.00254962509195</text:p>
          </table:table-cell>
          <table:table-cell office:value-type="float" office:value="0.786563621125364" table:style-name="ce1">
            <text:p>0.78656362112536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NAD(P)/NAD(P)H DEPENDANT ENZYME" table:style-name="ce1">
            <text:p>NAD(P)/NAD(P)H DEPENDANT ENZYME</text:p>
          </table:table-cell>
          <table:table-cell office:value-type="string" office:value="F3" table:style-name="ce1">
            <text:p>F3</text:p>
          </table:table-cell>
          <table:table-cell office:value-type="string" office:value="CAGL0L01089g" table:style-name="ce1">
            <text:p>CAGL0L01089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L01089g" table:style-name="ce1">
            <text:p>CAGL0L01089g</text:p>
          </table:table-cell>
          <table:table-cell office:value-type="string" office:value="YDL171C" table:style-name="ce1">
            <text:p>YDL171C</text:p>
          </table:table-cell>
          <table:table-cell office:value-type="string" office:value="S000002330" table:style-name="ce1">
            <text:p>S000002330</text:p>
          </table:table-cell>
          <table:table-cell office:value-type="string" office:value="YDL171C" table:style-name="ce1">
            <text:p>YDL171C</text:p>
          </table:table-cell>
          <table:table-cell office:value-type="string" office:value="GLT1" table:style-name="ce1">
            <text:p>GLT1</text:p>
          </table:table-cell>
          <table:table-cell office:value-type="string" office:value="NAD(+)-dependent glutamate synthase (GOGAT); synthesizes glutamate from glutamine and alpha-ketoglutarate; with Gln1p, forms the secondary pathway for glutamate biosynthesis from ammonia; expression regulated by nitrogen source; assembles into filaments as cells approach stationary phase and under cytosolic acidification and starvation conditions" table:style-name="ce1">
            <text:p>NAD(+)-dependent glutamate synthase (GOGAT); synthesizes glutamate from glutamine and alpha-ketoglutarate; with Gln1p, forms the secondary pathway for glutamate biosynthesis from ammonia; expression regulated by nitrogen source; assembles into filaments as cells approach stationary phase and under cytosolic acidification and starvation conditions</text:p>
          </table:table-cell>
        </table:table-row>
        <table:table-row>
          <table:table-cell office:value-type="string" office:value="CAGL0L01177g" table:style-name="ce1">
            <text:p>CAGL0L01177g</text:p>
          </table:table-cell>
          <table:table-cell office:value-type="string" office:value="FRDS1" table:style-name="ce1">
            <text:p>FRDS1</text:p>
          </table:table-cell>
          <table:table-cell office:value-type="string" office:value="Putative soluble fumarate reductase" table:style-name="ce1">
            <text:p>Putative soluble fumarate reductase</text:p>
          </table:table-cell>
          <table:table-cell office:value-type="float" office:value="1.94616666666667" table:style-name="ce1">
            <text:p>1.94616666666667</text:p>
          </table:table-cell>
          <table:table-cell office:value-type="float" office:value="1.76603256936027e-05" table:style-name="ce1">
            <text:p>1.76603256936027e-05</text:p>
          </table:table-cell>
          <table:table-cell office:value-type="float" office:value="1.65375" table:style-name="ce1">
            <text:p>1.65375</text:p>
          </table:table-cell>
          <table:table-cell office:value-type="float" office:value="7.15312312692105e-05" table:style-name="ce1">
            <text:p>7.15312312692105e-05</text:p>
          </table:table-cell>
          <table:table-cell office:value-type="float" office:value="1.65375" table:style-name="ce1">
            <text:p>1.65375</text:p>
          </table:table-cell>
          <table:table-cell office:value-type="float" office:value="7.15312312692105e-05" table:style-name="ce1">
            <text:p>7.15312312692105e-05</text:p>
          </table:table-cell>
          <table:table-cell office:value-type="float" office:value="-0.472333333333334" table:style-name="ce1">
            <text:p>-0.472333333333334</text:p>
          </table:table-cell>
          <table:table-cell office:value-type="float" office:value="0.0690078734832682" table:style-name="ce1">
            <text:p>0.0690078734832682</text:p>
          </table:table-cell>
          <table:table-cell office:value-type="float" office:value="2.23243145602302" table:style-name="ce1">
            <text:p>2.23243145602302</text:p>
          </table:table-cell>
          <table:table-cell office:value-type="float" office:value="2.11115942830597" table:style-name="ce1">
            <text:p>2.11115942830597</text:p>
          </table:table-cell>
          <table:table-cell office:value-type="float" office:value="2.11115942830597" table:style-name="ce1">
            <text:p>2.11115942830597</text:p>
          </table:table-cell>
          <table:table-cell office:value-type="float" office:value="-0.937256730595929" table:style-name="ce1">
            <text:p>-0.937256730595929</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FLAVO HEMO PROTEIN" table:style-name="ce1">
            <text:p>FLAVO HEMO PROTEIN</text:p>
          </table:table-cell>
          <table:table-cell office:value-type="string" office:value="F3" table:style-name="ce1">
            <text:p>F3</text:p>
          </table:table-cell>
          <table:table-cell office:value-type="string" office:value="CAGL0L01177g" table:style-name="ce1">
            <text:p>CAGL0L01177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L01177g" table:style-name="ce1">
            <text:p>CAGL0L01177g</text:p>
          </table:table-cell>
          <table:table-cell office:value-type="string" office:value="YEL047C" table:style-name="ce1">
            <text:p>YEL047C</text:p>
          </table:table-cell>
          <table:table-cell office:value-type="string" office:value="S000000773" table:style-name="ce1">
            <text:p>S000000773</text:p>
          </table:table-cell>
          <table:table-cell office:value-type="string" office:value="YEL047C" table:style-name="ce1">
            <text:p>YEL047C</text:p>
          </table:table-cell>
          <table:table-cell office:value-type="string" office:value="FRD1" table:style-name="ce1">
            <text:p>FRD1</text:p>
          </table:table-cell>
          <table:table-cell office:value-type="string" office:value="Soluble fumarate reductase; required with isoenzyme Osm1p for anaerobic growth; may interact with ribosomes, based on co-purification experiments; authentic, non-tagged protein is detected in purified mitochondria in high-throughput studies; similar to Arxula adeninovorans fumarate reductase; protein abundance increases in response to DNA replication stress; FRD1 has a paralog, OSM1, that arose from the whole genome duplication" table:style-name="ce1">
            <text:p>Soluble fumarate reductase; required with isoenzyme Osm1p for anaerobic growth; may interact with ribosomes, based on co-purification experiments; authentic, non-tagged protein is detected in purified mitochondria in high-throughput studies; similar to Arxula adeninovorans fumarate reductase; protein abundance increases in response to DNA replication stress; FRD1 has a paralog, OSM1, that arose from the whole genome duplication</text:p>
          </table:table-cell>
        </table:table-row>
        <table:table-row>
          <table:table-cell office:value-type="string" office:value="CAGL0L01551g" table:style-name="ce1">
            <text:p>CAGL0L01551g</text:p>
          </table:table-cell>
          <table:table-cell office:value-type="string" office:value="" table:style-name="ce1">
            <text:p/>
          </table:table-cell>
          <table:table-cell office:value-type="string" office:value="Ortholog(s) have role in ascospore formation, cellular response to biotic stimulus, cellular response to chemical stimulus, cellular response to glucose starvation and cellular response to neutral pH, more" table:style-name="ce1">
            <text:p>Ortholog(s) have role in ascospore formation, cellular response to biotic stimulus, cellular response to chemical stimulus, cellular response to glucose starvation and cellular response to neutral pH, more</text:p>
          </table:table-cell>
          <table:table-cell office:value-type="float" office:value="-0.683166666666667" table:style-name="ce1">
            <text:p>-0.683166666666667</text:p>
          </table:table-cell>
          <table:table-cell office:value-type="float" office:value="0.00392149764515013" table:style-name="ce1">
            <text:p>0.00392149764515013</text:p>
          </table:table-cell>
          <table:table-cell office:value-type="float" office:value="-1.90483333333333" table:style-name="ce1">
            <text:p>-1.90483333333333</text:p>
          </table:table-cell>
          <table:table-cell office:value-type="float" office:value="1.28753628630732e-05" table:style-name="ce1">
            <text:p>1.28753628630732e-05</text:p>
          </table:table-cell>
          <table:table-cell office:value-type="float" office:value="-1.90483333333333" table:style-name="ce1">
            <text:p>-1.90483333333333</text:p>
          </table:table-cell>
          <table:table-cell office:value-type="float" office:value="1.28753628630732e-05" table:style-name="ce1">
            <text:p>1.28753628630732e-05</text:p>
          </table:table-cell>
          <table:table-cell office:value-type="float" office:value="-1.10983333333333" table:style-name="ce1">
            <text:p>-1.10983333333333</text:p>
          </table:table-cell>
          <table:table-cell office:value-type="float" office:value="0.000471931652827071" table:style-name="ce1">
            <text:p>0.000471931652827071</text:p>
          </table:table-cell>
          <table:table-cell office:value-type="float" office:value="-0.860402862452295" table:style-name="ce1">
            <text:p>-0.860402862452295</text:p>
          </table:table-cell>
          <table:table-cell office:value-type="float" office:value="-2.58935747491707" table:style-name="ce1">
            <text:p>-2.58935747491707</text:p>
          </table:table-cell>
          <table:table-cell office:value-type="float" office:value="-2.58935747491707" table:style-name="ce1">
            <text:p>-2.58935747491707</text:p>
          </table:table-cell>
          <table:table-cell office:value-type="float" office:value="-2.05254983704619" table:style-name="ce1">
            <text:p>-2.05254983704619</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L01551g" table:style-name="ce1">
            <text:p>CAGL0L01551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L01551g" table:style-name="ce1">
            <text:p>CAGL0L01551g</text:p>
          </table:table-cell>
          <table:table-cell office:value-type="string" office:value="YML052W" table:style-name="ce1">
            <text:p>YML052W</text:p>
          </table:table-cell>
          <table:table-cell office:value-type="string" office:value="S000004516" table:style-name="ce1">
            <text:p>S000004516</text:p>
          </table:table-cell>
          <table:table-cell office:value-type="string" office:value="YML052W" table:style-name="ce1">
            <text:p>YML052W</text:p>
          </table:table-cell>
          <table:table-cell office:value-type="string" office:value="SUR7" table:style-name="ce1">
            <text:p>SUR7</text:p>
          </table:table-cell>
          <table:table-cell office:value-type="string" office:value="Plasma membrane protein, component of eisosomes; long-lived protein that remains stable in eisosomes of mother cells while other eisosome proteins, Pil1p and Lsp1p, turn over; may function to anchor the eisosome in place; sporulation and plasma membrane sphingolipid content are altered in mutants; localizes to furrow-like invaginations (MCC patches)" table:style-name="ce1">
            <text:p>Plasma membrane protein, component of eisosomes; long-lived protein that remains stable in eisosomes of mother cells while other eisosome proteins, Pil1p and Lsp1p, turn over; may function to anchor the eisosome in place; sporulation and plasma membrane sphingolipid content are altered in mutants; localizes to furrow-like invaginations (MCC patches)</text:p>
          </table:table-cell>
        </table:table-row>
        <table:table-row>
          <table:table-cell office:value-type="string" office:value="CAGL0L02079g" table:style-name="ce1">
            <text:p>CAGL0L02079g</text:p>
          </table:table-cell>
          <table:table-cell office:value-type="string" office:value="" table:style-name="ce1">
            <text:p/>
          </table:table-cell>
          <table:table-cell office:value-type="string" office:value="Ortholog(s) have tricarboxylate secondary active transmembrane transporter activity, role in mitochondrial citrate transmembrane transport, transmembrane transport and plasma membrane localization" table:style-name="ce1">
            <text:p>Ortholog(s) have tricarboxylate secondary active transmembrane transporter activity, role in mitochondrial citrate transmembrane transport, transmembrane transport and plasma membrane localization</text:p>
          </table:table-cell>
          <table:table-cell office:value-type="float" office:value="-1.70916666666667" table:style-name="ce1">
            <text:p>-1.70916666666667</text:p>
          </table:table-cell>
          <table:table-cell office:value-type="float" office:value="0.000316763845531943" table:style-name="ce1">
            <text:p>0.000316763845531943</text:p>
          </table:table-cell>
          <table:table-cell office:value-type="float" office:value="-1.20791666666667" table:style-name="ce1">
            <text:p>-1.20791666666667</text:p>
          </table:table-cell>
          <table:table-cell office:value-type="float" office:value="0.000452352828275067" table:style-name="ce1">
            <text:p>0.000452352828275067</text:p>
          </table:table-cell>
          <table:table-cell office:value-type="float" office:value="-1.20791666666667" table:style-name="ce1">
            <text:p>-1.20791666666667</text:p>
          </table:table-cell>
          <table:table-cell office:value-type="float" office:value="0.000452352828275067" table:style-name="ce1">
            <text:p>0.000452352828275067</text:p>
          </table:table-cell>
          <table:table-cell office:value-type="float" office:value="0.210666666666667" table:style-name="ce1">
            <text:p>0.210666666666667</text:p>
          </table:table-cell>
          <table:table-cell office:value-type="float" office:value="0.403359041910006" table:style-name="ce1">
            <text:p>0.403359041910006</text:p>
          </table:table-cell>
          <table:table-cell office:value-type="float" office:value="-2.06726696390602" table:style-name="ce1">
            <text:p>-2.06726696390602</text:p>
          </table:table-cell>
          <table:table-cell office:value-type="float" office:value="-1.66880334847035" table:style-name="ce1">
            <text:p>-1.66880334847035</text:p>
          </table:table-cell>
          <table:table-cell office:value-type="float" office:value="-1.66880334847035" table:style-name="ce1">
            <text:p>-1.66880334847035</text:p>
          </table:table-cell>
          <table:table-cell office:value-type="float" office:value="0.257637687765685" table:style-name="ce1">
            <text:p>0.25763768776568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MITOCHONDRIA" table:style-name="ce1">
            <text:p>MITOCHONDRIA</text:p>
          </table:table-cell>
          <table:table-cell office:value-type="string" office:value="F4" table:style-name="ce1">
            <text:p>F4</text:p>
          </table:table-cell>
          <table:table-cell office:value-type="string" office:value="CAGL0L02079g" table:style-name="ce1">
            <text:p>CAGL0L02079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L02079g" table:style-name="ce1">
            <text:p>CAGL0L02079g</text:p>
          </table:table-cell>
          <table:table-cell office:value-type="string" office:value="YBR291C" table:style-name="ce1">
            <text:p>YBR291C</text:p>
          </table:table-cell>
          <table:table-cell office:value-type="string" office:value="S000000495" table:style-name="ce1">
            <text:p>S000000495</text:p>
          </table:table-cell>
          <table:table-cell office:value-type="string" office:value="YBR291C" table:style-name="ce1">
            <text:p>YBR291C</text:p>
          </table:table-cell>
          <table:table-cell office:value-type="string" office:value="CTP1" table:style-name="ce1">
            <text:p>CTP1</text:p>
          </table:table-cell>
          <table:table-cell office:value-type="string" office:value="Mitochondrial inner membrane citrate transporter; member of the mitochondrial carrier family" table:style-name="ce1">
            <text:p>Mitochondrial inner membrane citrate transporter; member of the mitochondrial carrier family</text:p>
          </table:table-cell>
        </table:table-row>
        <table:table-row>
          <table:table-cell office:value-type="string" office:value="CAGL0L02167g" table:style-name="ce1">
            <text:p>CAGL0L02167g</text:p>
          </table:table-cell>
          <table:table-cell office:value-type="string" office:value="" table:style-name="ce1">
            <text:p/>
          </table:table-cell>
          <table:table-cell office:value-type="string" office:value="Ortholog(s) have 3-hydroxyacyl-CoA dehydrogenase activity, enoyl-CoA hydratase activity and role in fatty acid beta-oxidation, fatty acid catabolic process, glyoxylate cycle, pathogenesis, very long-chain fatty acid catabolic process" table:style-name="ce1">
            <text:p>Ortholog(s) have 3-hydroxyacyl-CoA dehydrogenase activity, enoyl-CoA hydratase activity and role in fatty acid beta-oxidation, fatty acid catabolic process, glyoxylate cycle, pathogenesis, very long-chain fatty acid catabolic process</text:p>
          </table:table-cell>
          <table:table-cell office:value-type="float" office:value="1.03533333333333" table:style-name="ce1">
            <text:p>1.03533333333333</text:p>
          </table:table-cell>
          <table:table-cell office:value-type="float" office:value="0.000746931617255777" table:style-name="ce1">
            <text:p>0.000746931617255777</text:p>
          </table:table-cell>
          <table:table-cell office:value-type="float" office:value="1.20366666666667" table:style-name="ce1">
            <text:p>1.20366666666667</text:p>
          </table:table-cell>
          <table:table-cell office:value-type="float" office:value="0.00089459789407816" table:style-name="ce1">
            <text:p>0.00089459789407816</text:p>
          </table:table-cell>
          <table:table-cell office:value-type="float" office:value="1.20366666666667" table:style-name="ce1">
            <text:p>1.20366666666667</text:p>
          </table:table-cell>
          <table:table-cell office:value-type="float" office:value="0.00089459789407816" table:style-name="ce1">
            <text:p>0.00089459789407816</text:p>
          </table:table-cell>
          <table:table-cell office:value-type="float" office:value="1.2445" table:style-name="ce1">
            <text:p>1.2445</text:p>
          </table:table-cell>
          <table:table-cell office:value-type="float" office:value="0.000389601602272068" table:style-name="ce1">
            <text:p>0.000389601602272068</text:p>
          </table:table-cell>
          <table:table-cell office:value-type="float" office:value="1.16103569344267" table:style-name="ce1">
            <text:p>1.16103569344267</text:p>
          </table:table-cell>
          <table:table-cell office:value-type="float" office:value="1.51664635441637" table:style-name="ce1">
            <text:p>1.51664635441637</text:p>
          </table:table-cell>
          <table:table-cell office:value-type="float" office:value="1.51664635441637" table:style-name="ce1">
            <text:p>1.51664635441637</text:p>
          </table:table-cell>
          <table:table-cell office:value-type="float" office:value="2.06630778954633" table:style-name="ce1">
            <text:p>2.0663077895463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PEROXISOME" table:style-name="ce1">
            <text:p>PEROXISOME</text:p>
          </table:table-cell>
          <table:table-cell office:value-type="string" office:value="F3" table:style-name="ce1">
            <text:p>F3</text:p>
          </table:table-cell>
          <table:table-cell office:value-type="string" office:value="CAGL0L02167g" table:style-name="ce1">
            <text:p>CAGL0L02167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L02167g" table:style-name="ce1">
            <text:p>CAGL0L02167g</text:p>
          </table:table-cell>
          <table:table-cell office:value-type="string" office:value="YKR009C" table:style-name="ce1">
            <text:p>YKR009C</text:p>
          </table:table-cell>
          <table:table-cell office:value-type="string" office:value="S000001717" table:style-name="ce1">
            <text:p>S000001717</text:p>
          </table:table-cell>
          <table:table-cell office:value-type="string" office:value="YKR009C" table:style-name="ce1">
            <text:p>YKR009C</text:p>
          </table:table-cell>
          <table:table-cell office:value-type="string" office:value="FOX2" table:style-name="ce1">
            <text:p>FOX2</text:p>
          </table:table-cell>
          <table:table-cell office:value-type="string" office:value="3-hydroxyacyl-CoA dehydrogenase and enoyl-CoA hydratase; multifunctional enzyme of the peroxisomal fatty acid beta-oxidation pathway; mutation is functionally complemented by human HSD17B4" table:style-name="ce1">
            <text:p>3-hydroxyacyl-CoA dehydrogenase and enoyl-CoA hydratase; multifunctional enzyme of the peroxisomal fatty acid beta-oxidation pathway; mutation is functionally complemented by human HSD17B4</text:p>
          </table:table-cell>
        </table:table-row>
        <table:table-row>
          <table:table-cell office:value-type="string" office:value="CAGL0L02321g" table:style-name="ce1">
            <text:p>CAGL0L02321g</text:p>
          </table:table-cell>
          <table:table-cell office:value-type="string" office:value="" table:style-name="ce1">
            <text:p/>
          </table:table-cell>
          <table:table-cell office:value-type="string" office:value="Ortholog(s) have adenylylsulfate kinase activity and role in sulfate assimilation, sulfate assimilation, phosphoadenylyl sulfate reduction by phosphoadenylyl-sulfate reductase (thioredoxin), sulfur amino acid metabolic process" table:style-name="ce1">
            <text:p>Ortholog(s) have adenylylsulfate kinase activity and role in sulfate assimilation, sulfate assimilation, phosphoadenylyl sulfate reduction by phosphoadenylyl-sulfate reductase (thioredoxin), sulfur amino acid metabolic process</text:p>
          </table:table-cell>
          <table:table-cell office:value-type="float" office:value="-0.264" table:style-name="ce1">
            <text:p>-0.264</text:p>
          </table:table-cell>
          <table:table-cell office:value-type="float" office:value="0.130504076056021" table:style-name="ce1">
            <text:p>0.130504076056021</text:p>
          </table:table-cell>
          <table:table-cell office:value-type="float" office:value="0.739166666666667" table:style-name="ce1">
            <text:p>0.739166666666667</text:p>
          </table:table-cell>
          <table:table-cell office:value-type="float" office:value="0.0880822948628814" table:style-name="ce1">
            <text:p>0.0880822948628814</text:p>
          </table:table-cell>
          <table:table-cell office:value-type="float" office:value="0.739166666666667" table:style-name="ce1">
            <text:p>0.739166666666667</text:p>
          </table:table-cell>
          <table:table-cell office:value-type="float" office:value="0.0880822948628814" table:style-name="ce1">
            <text:p>0.0880822948628814</text:p>
          </table:table-cell>
          <table:table-cell office:value-type="float" office:value="1.8465" table:style-name="ce1">
            <text:p>1.8465</text:p>
          </table:table-cell>
          <table:table-cell office:value-type="float" office:value="0.000736239883418569" table:style-name="ce1">
            <text:p>0.000736239883418569</text:p>
          </table:table-cell>
          <table:table-cell office:value-type="float" office:value="-0.367345160185218" table:style-name="ce1">
            <text:p>-0.367345160185218</text:p>
          </table:table-cell>
          <table:table-cell office:value-type="float" office:value="0.903090369624546" table:style-name="ce1">
            <text:p>0.903090369624546</text:p>
          </table:table-cell>
          <table:table-cell office:value-type="float" office:value="0.903090369624546" table:style-name="ce1">
            <text:p>0.903090369624546</text:p>
          </table:table-cell>
          <table:table-cell office:value-type="float" office:value="3.11949437791191" table:style-name="ce1">
            <text:p>3.1194943779119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L02321g" table:style-name="ce1">
            <text:p>CAGL0L02321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L02321g" table:style-name="ce1">
            <text:p>CAGL0L02321g</text:p>
          </table:table-cell>
          <table:table-cell office:value-type="string" office:value="YKL001C" table:style-name="ce1">
            <text:p>YKL001C</text:p>
          </table:table-cell>
          <table:table-cell office:value-type="string" office:value="S000001484" table:style-name="ce1">
            <text:p>S000001484</text:p>
          </table:table-cell>
          <table:table-cell office:value-type="string" office:value="YKL001C" table:style-name="ce1">
            <text:p>YKL001C</text:p>
          </table:table-cell>
          <table:table-cell office:value-type="string" office:value="MET14" table:style-name="ce1">
            <text:p>MET14</text:p>
          </table:table-cell>
          <table:table-cell office:value-type="string" office:value="Adenylylsulfate kinase; required for sulfate assimilation and involved in methionine metabolism; human homolog PAPSS2 complements yeast null mutant" table:style-name="ce1">
            <text:p>Adenylylsulfate kinase; required for sulfate assimilation and involved in methionine metabolism; human homolog PAPSS2 complements yeast null mutant</text:p>
          </table:table-cell>
        </table:table-row>
        <table:table-row>
          <table:table-cell office:value-type="string" office:value="CAGL0L02937g" table:style-name="ce1">
            <text:p>CAGL0L02937g</text:p>
          </table:table-cell>
          <table:table-cell office:value-type="string" office:value="HIS3" table:style-name="ce1">
            <text:p>HIS3</text:p>
          </table:table-cell>
          <table:table-cell office:value-type="string" office:value="Putative imidazoleglycerol-phosphate dehydratase" table:style-name="ce1">
            <text:p>Putative imidazoleglycerol-phosphate dehydratase</text:p>
          </table:table-cell>
          <table:table-cell office:value-type="float" office:value="-2.31866666666667" table:style-name="ce1">
            <text:p>-2.31866666666667</text:p>
          </table:table-cell>
          <table:table-cell office:value-type="float" office:value="0.000172949020084773" table:style-name="ce1">
            <text:p>0.000172949020084773</text:p>
          </table:table-cell>
          <table:table-cell office:value-type="float" office:value="-1.51216666666667" table:style-name="ce1">
            <text:p>-1.51216666666667</text:p>
          </table:table-cell>
          <table:table-cell office:value-type="float" office:value="0.000434266331999267" table:style-name="ce1">
            <text:p>0.000434266331999267</text:p>
          </table:table-cell>
          <table:table-cell office:value-type="float" office:value="-1.51216666666667" table:style-name="ce1">
            <text:p>-1.51216666666667</text:p>
          </table:table-cell>
          <table:table-cell office:value-type="float" office:value="0.000434266331999267" table:style-name="ce1">
            <text:p>0.000434266331999267</text:p>
          </table:table-cell>
          <table:table-cell office:value-type="float" office:value="0.122666666666667" table:style-name="ce1">
            <text:p>0.122666666666667</text:p>
          </table:table-cell>
          <table:table-cell office:value-type="float" office:value="0.684058921177662" table:style-name="ce1">
            <text:p>0.684058921177662</text:p>
          </table:table-cell>
          <table:table-cell office:value-type="float" office:value="-2.78421011189437" table:style-name="ce1">
            <text:p>-2.78421011189437</text:p>
          </table:table-cell>
          <table:table-cell office:value-type="float" office:value="-2.07068582074788" table:style-name="ce1">
            <text:p>-2.07068582074788</text:p>
          </table:table-cell>
          <table:table-cell office:value-type="float" office:value="-2.07068582074788" table:style-name="ce1">
            <text:p>-2.07068582074788</text:p>
          </table:table-cell>
          <table:table-cell office:value-type="float" office:value="0.103683502090982" table:style-name="ce1">
            <text:p>0.10368350209098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AMINO ACID METABOLISM" table:style-name="ce1">
            <text:p>AMINO ACID METABOLISM</text:p>
          </table:table-cell>
          <table:table-cell office:value-type="string" office:value="F1" table:style-name="ce1">
            <text:p>F1</text:p>
          </table:table-cell>
          <table:table-cell office:value-type="string" office:value="CAGL0L02937g" table:style-name="ce1">
            <text:p>CAGL0L02937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L02937g" table:style-name="ce1">
            <text:p>CAGL0L02937g</text:p>
          </table:table-cell>
          <table:table-cell office:value-type="string" office:value="YOR202W" table:style-name="ce1">
            <text:p>YOR202W</text:p>
          </table:table-cell>
          <table:table-cell office:value-type="string" office:value="S000005728" table:style-name="ce1">
            <text:p>S000005728</text:p>
          </table:table-cell>
          <table:table-cell office:value-type="string" office:value="YOR202W" table:style-name="ce1">
            <text:p>YOR202W</text:p>
          </table:table-cell>
          <table:table-cell office:value-type="string" office:value="HIS3" table:style-name="ce1">
            <text:p>HIS3</text:p>
          </table:table-cell>
          <table:table-cell office:value-type="string" office:value="Imidazoleglycerol-phosphate dehydratase; catalyzes the sixth step in histidine biosynthesis; mutations cause histidine auxotrophy and sensitivity to Cu, Co, and Ni salts; transcription is regulated by general amino acid control via Gcn4p" table:style-name="ce1">
            <text:p>Imidazoleglycerol-phosphate dehydratase; catalyzes the sixth step in histidine biosynthesis; mutations cause histidine auxotrophy and sensitivity to Cu, Co, and Ni salts; transcription is regulated by general amino acid control via Gcn4p</text:p>
          </table:table-cell>
        </table:table-row>
        <table:table-row>
          <table:table-cell office:value-type="string" office:value="CAGL0L03135g" table:style-name="ce1">
            <text:p>CAGL0L03135g</text:p>
          </table:table-cell>
          <table:table-cell office:value-type="string" office:value="" table:style-name="ce1">
            <text:p/>
          </table:table-cell>
          <table:table-cell office:value-type="string" office:value="Putative phospholipase D; gene is upregulated in azole-resistant strain" table:style-name="ce1">
            <text:p>Putative phospholipase D; gene is upregulated in azole-resistant strain</text:p>
          </table:table-cell>
          <table:table-cell office:value-type="float" office:value="1.91616666666667" table:style-name="ce1">
            <text:p>1.91616666666667</text:p>
          </table:table-cell>
          <table:table-cell office:value-type="float" office:value="1.35635498761452e-05" table:style-name="ce1">
            <text:p>1.35635498761452e-05</text:p>
          </table:table-cell>
          <table:table-cell office:value-type="float" office:value="1.60183333333333" table:style-name="ce1">
            <text:p>1.60183333333333</text:p>
          </table:table-cell>
          <table:table-cell office:value-type="float" office:value="1.42750527589003e-05" table:style-name="ce1">
            <text:p>1.42750527589003e-05</text:p>
          </table:table-cell>
          <table:table-cell office:value-type="float" office:value="1.60183333333333" table:style-name="ce1">
            <text:p>1.60183333333333</text:p>
          </table:table-cell>
          <table:table-cell office:value-type="float" office:value="1.42750527589003e-05" table:style-name="ce1">
            <text:p>1.42750527589003e-05</text:p>
          </table:table-cell>
          <table:table-cell office:value-type="float" office:value="0.286333333333333" table:style-name="ce1">
            <text:p>0.286333333333333</text:p>
          </table:table-cell>
          <table:table-cell office:value-type="float" office:value="0.148281817317768" table:style-name="ce1">
            <text:p>0.148281817317768</text:p>
          </table:table-cell>
          <table:table-cell office:value-type="float" office:value="2.1971430320039" table:style-name="ce1">
            <text:p>2.1971430320039</text:p>
          </table:table-cell>
          <table:table-cell office:value-type="float" office:value="2.04258293413207" table:style-name="ce1">
            <text:p>2.04258293413207</text:p>
          </table:table-cell>
          <table:table-cell office:value-type="float" office:value="2.04258293413207" table:style-name="ce1">
            <text:p>2.04258293413207</text:p>
          </table:table-cell>
          <table:table-cell office:value-type="float" office:value="0.39001496105416" table:style-name="ce1">
            <text:p>0.3900149610541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L03135g" table:style-name="ce1">
            <text:p>CAGL0L03135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L03135g" table:style-name="ce1">
            <text:p>CAGL0L03135g</text:p>
          </table:table-cell>
          <table:table-cell office:value-type="string" office:value="YKR031C" table:style-name="ce1">
            <text:p>YKR031C</text:p>
          </table:table-cell>
          <table:table-cell office:value-type="string" office:value="S000001739" table:style-name="ce1">
            <text:p>S000001739</text:p>
          </table:table-cell>
          <table:table-cell office:value-type="string" office:value="YKR031C" table:style-name="ce1">
            <text:p>YKR031C</text:p>
          </table:table-cell>
          <table:table-cell office:value-type="string" office:value="SPO14" table:style-name="ce1">
            <text:p>SPO14</text:p>
          </table:table-cell>
          <table:table-cell office:value-type="string" office:value="Phospholipase D; catalyzes the hydrolysis of phosphatidylcholine, producing choline and phosphatidic acid; involved in Sec14p-independent secretion; required for meiosis and spore formation; differently regulated in secretion and meiosis; participates in transcription initiation and/or early elongation of specific genes; interacts with &quot;foot domain&quot; of RNA polymerase II; deletion results in abnormal CTD-Ser5 phosphorylation of RNA polymerase II at specific promoter regions" table:style-name="ce1">
            <text:p>Phospholipase D; catalyzes the hydrolysis of phosphatidylcholine, producing choline and phosphatidic acid; involved in Sec14p-independent secretion; required for meiosis and spore formation; differently regulated in secretion and meiosis; participates in transcription initiation and/or early elongation of specific genes; interacts with "foot domain" of RNA polymerase II; deletion results in abnormal CTD-Ser5 phosphorylation of RNA polymerase II at specific promoter regions</text:p>
          </table:table-cell>
        </table:table-row>
        <table:table-row>
          <table:table-cell office:value-type="string" office:value="CAGL0L03696g" table:style-name="ce1">
            <text:p>CAGL0L03696g</text:p>
          </table:table-cell>
          <table:table-cell office:value-type="string" office:value="" table:style-name="ce1">
            <text:p/>
          </table:table-cell>
          <table:table-cell office:value-type="string" office:value="Has domain(s) with predicted role in transmembrane transport and integral component of membrane localization" table:style-name="ce1">
            <text:p>Has domain(s) with predicted role in transmembrane transport and integral component of membrane localization</text:p>
          </table:table-cell>
          <table:table-cell office:value-type="float" office:value="0.386166666666667" table:style-name="ce1">
            <text:p>0.386166666666667</text:p>
          </table:table-cell>
          <table:table-cell office:value-type="float" office:value="0.220081086964438" table:style-name="ce1">
            <text:p>0.220081086964438</text:p>
          </table:table-cell>
          <table:table-cell office:value-type="float" office:value="0.203916666666667" table:style-name="ce1">
            <text:p>0.203916666666667</text:p>
          </table:table-cell>
          <table:table-cell office:value-type="float" office:value="0.436835683757355" table:style-name="ce1">
            <text:p>0.436835683757355</text:p>
          </table:table-cell>
          <table:table-cell office:value-type="float" office:value="0.203916666666667" table:style-name="ce1">
            <text:p>0.203916666666667</text:p>
          </table:table-cell>
          <table:table-cell office:value-type="float" office:value="0.436835683757355" table:style-name="ce1">
            <text:p>0.436835683757355</text:p>
          </table:table-cell>
          <table:table-cell office:value-type="float" office:value="-1.23416666666667" table:style-name="ce1">
            <text:p>-1.23416666666667</text:p>
          </table:table-cell>
          <table:table-cell office:value-type="float" office:value="0.000817322635034246" table:style-name="ce1">
            <text:p>0.000817322635034246</text:p>
          </table:table-cell>
          <table:table-cell office:value-type="float" office:value="0.397433407029044" table:style-name="ce1">
            <text:p>0.397433407029044</text:p>
          </table:table-cell>
          <table:table-cell office:value-type="float" office:value="0.196081024393494" table:style-name="ce1">
            <text:p>0.196081024393494</text:p>
          </table:table-cell>
          <table:table-cell office:value-type="float" office:value="0.196081024393494" table:style-name="ce1">
            <text:p>0.196081024393494</text:p>
          </table:table-cell>
          <table:table-cell office:value-type="float" office:value="-2.27006844029113" table:style-name="ce1">
            <text:p>-2.2700684402911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L03696g" table:style-name="ce1">
            <text:p>CAGL0L03696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L03696g" table:style-name="ce1">
            <text:p>CAGL0L03696g</text:p>
          </table:table-cell>
          <table:table-cell office:value-type="string" office:value="YOR092W" table:style-name="ce1">
            <text:p>YOR092W</text:p>
          </table:table-cell>
          <table:table-cell office:value-type="string" office:value="S000005618" table:style-name="ce1">
            <text:p>S000005618</text:p>
          </table:table-cell>
          <table:table-cell office:value-type="string" office:value="YOR092W" table:style-name="ce1">
            <text:p>YOR092W</text:p>
          </table:table-cell>
          <table:table-cell office:value-type="string" office:value="ECM3" table:style-name="ce1">
            <text:p>ECM3</text:p>
          </table:table-cell>
          <table:table-cell office:value-type="string" office:value="Non-essential protein of unknown function; involved in signal transduction and the genotoxic response; induced rapidly in response to treatment with 8-methoxypsoralen and UVA irradiation; relocalizes from ER to cytoplasm upon DNA replication stress; ECM3 has a paralog, YNL095C, that arose from the whole genome duplication" table:style-name="ce1">
            <text:p>Non-essential protein of unknown function; involved in signal transduction and the genotoxic response; induced rapidly in response to treatment with 8-methoxypsoralen and UVA irradiation; relocalizes from ER to cytoplasm upon DNA replication stress; ECM3 has a paralog, YNL095C, that arose from the whole genome duplication</text:p>
          </table:table-cell>
        </table:table-row>
        <table:table-row>
          <table:table-cell office:value-type="string" office:value="CAGL0L03806g" table:style-name="ce1">
            <text:p>CAGL0L03806g</text:p>
          </table:table-cell>
          <table:table-cell office:value-type="string" office:value="" table:style-name="ce1">
            <text:p/>
          </table:table-cell>
          <table:table-cell office:value-type="string" office:value="Ortholog(s) have rRNA binding activity and role in actomyosin contractile ring assembly, maturation of LSU-rRNA from tricistronic rRNA transcript (SSU-rRNA, 5.8S rRNA, LSU-rRNA), ribosomal large subunit biogenesis" table:style-name="ce1">
            <text:p>Ortholog(s) have rRNA binding activity and role in actomyosin contractile ring assembly, maturation of LSU-rRNA from tricistronic rRNA transcript (SSU-rRNA, 5.8S rRNA, LSU-rRNA), ribosomal large subunit biogenesis</text:p>
          </table:table-cell>
          <table:table-cell office:value-type="float" office:value="-1.70733333333333" table:style-name="ce1">
            <text:p>-1.70733333333333</text:p>
          </table:table-cell>
          <table:table-cell office:value-type="float" office:value="3.97431502269764e-05" table:style-name="ce1">
            <text:p>3.97431502269764e-05</text:p>
          </table:table-cell>
          <table:table-cell office:value-type="float" office:value="-0.82575" table:style-name="ce1">
            <text:p>-0.82575</text:p>
          </table:table-cell>
          <table:table-cell office:value-type="float" office:value="0.00274063446881274" table:style-name="ce1">
            <text:p>0.00274063446881274</text:p>
          </table:table-cell>
          <table:table-cell office:value-type="float" office:value="-0.82575" table:style-name="ce1">
            <text:p>-0.82575</text:p>
          </table:table-cell>
          <table:table-cell office:value-type="float" office:value="0.00274063446881274" table:style-name="ce1">
            <text:p>0.00274063446881274</text:p>
          </table:table-cell>
          <table:table-cell office:value-type="float" office:value="-0.742166666666667" table:style-name="ce1">
            <text:p>-0.742166666666667</text:p>
          </table:table-cell>
          <table:table-cell office:value-type="float" office:value="0.00586166604233677" table:style-name="ce1">
            <text:p>0.00586166604233677</text:p>
          </table:table-cell>
          <table:table-cell office:value-type="float" office:value="-2.06511044910486" table:style-name="ce1">
            <text:p>-2.06511044910486</text:p>
          </table:table-cell>
          <table:table-cell office:value-type="float" office:value="-1.16400109761723" table:style-name="ce1">
            <text:p>-1.16400109761723</text:p>
          </table:table-cell>
          <table:table-cell office:value-type="float" office:value="-1.16400109761723" table:style-name="ce1">
            <text:p>-1.16400109761723</text:p>
          </table:table-cell>
          <table:table-cell office:value-type="float" office:value="-1.40932458401893" table:style-name="ce1">
            <text:p>-1.4093245840189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L03806g" table:style-name="ce1">
            <text:p>CAGL0L03806g</text:p>
          </table:table-cell>
          <table:table-cell office:value-type="string" office:value="OFF" table:style-name="ce1">
            <text:p>OFF</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L03806g" table:style-name="ce1">
            <text:p>CAGL0L03806g</text:p>
          </table:table-cell>
          <table:table-cell office:value-type="string" office:value="YNL110C" table:style-name="ce1">
            <text:p>YNL110C</text:p>
          </table:table-cell>
          <table:table-cell office:value-type="string" office:value="S000005054" table:style-name="ce1">
            <text:p>S000005054</text:p>
          </table:table-cell>
          <table:table-cell office:value-type="string" office:value="YNL110C" table:style-name="ce1">
            <text:p>YNL110C</text:p>
          </table:table-cell>
          <table:table-cell office:value-type="string" office:value="NOP15" table:style-name="ce1">
            <text:p>NOP15</text:p>
          </table:table-cell>
          <table:table-cell office:value-type="string" office:value="Constituent of 66S pre-ribosomal particles; involved in 60S ribosomal subunit biogenesis; localizes to both nucleolus and cytoplasm" table:style-name="ce1">
            <text:p>Constituent of 66S pre-ribosomal particles; involved in 60S ribosomal subunit biogenesis; localizes to both nucleolus and cytoplasm</text:p>
          </table:table-cell>
        </table:table-row>
        <table:table-row>
          <table:table-cell office:value-type="string" office:value="CAGL0L03828g" table:style-name="ce1">
            <text:p>CAGL0L03828g</text:p>
          </table:table-cell>
          <table:table-cell office:value-type="string" office:value="" table:style-name="ce1">
            <text:p/>
          </table:table-cell>
          <table:table-cell office:value-type="string" office:value="Ortholog(s) have electron transfer activity, role in ergosterol biosynthetic process, sterol biosynthetic process and endoplasmic reticulum membrane localization" table:style-name="ce1">
            <text:p>Ortholog(s) have electron transfer activity, role in ergosterol biosynthetic process, sterol biosynthetic process and endoplasmic reticulum membrane localization</text:p>
          </table:table-cell>
          <table:table-cell office:value-type="float" office:value="-1.77233333333333" table:style-name="ce1">
            <text:p>-1.77233333333333</text:p>
          </table:table-cell>
          <table:table-cell office:value-type="float" office:value="0.00393254528134437" table:style-name="ce1">
            <text:p>0.00393254528134437</text:p>
          </table:table-cell>
          <table:table-cell office:value-type="float" office:value="-2.28191666666667" table:style-name="ce1">
            <text:p>-2.28191666666667</text:p>
          </table:table-cell>
          <table:table-cell office:value-type="float" office:value="5.95435482956471e-06" table:style-name="ce1">
            <text:p>5.95435482956471e-06</text:p>
          </table:table-cell>
          <table:table-cell office:value-type="float" office:value="-2.28191666666667" table:style-name="ce1">
            <text:p>-2.28191666666667</text:p>
          </table:table-cell>
          <table:table-cell office:value-type="float" office:value="5.95435482956471e-06" table:style-name="ce1">
            <text:p>5.95435482956471e-06</text:p>
          </table:table-cell>
          <table:table-cell office:value-type="float" office:value="-2.718" table:style-name="ce1">
            <text:p>-2.718</text:p>
          </table:table-cell>
          <table:table-cell office:value-type="float" office:value="1.97083566112768e-06" table:style-name="ce1">
            <text:p>1.97083566112768e-06</text:p>
          </table:table-cell>
          <table:table-cell office:value-type="float" office:value="-2.14156870114627" table:style-name="ce1">
            <text:p>-2.14156870114627</text:p>
          </table:table-cell>
          <table:table-cell office:value-type="float" office:value="-3.08744517337115" table:style-name="ce1">
            <text:p>-3.08744517337115</text:p>
          </table:table-cell>
          <table:table-cell office:value-type="float" office:value="-3.08744517337115" table:style-name="ce1">
            <text:p>-3.08744517337115</text:p>
          </table:table-cell>
          <table:table-cell office:value-type="float" office:value="-4.86600426427196" table:style-name="ce1">
            <text:p>-4.8660042642719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FLAVO HEMO PROTEIN" table:style-name="ce1">
            <text:p>FLAVO HEMO PROTEIN</text:p>
          </table:table-cell>
          <table:table-cell office:value-type="string" office:value="F3" table:style-name="ce1">
            <text:p>F3</text:p>
          </table:table-cell>
          <table:table-cell office:value-type="string" office:value="CAGL0L03828g" table:style-name="ce1">
            <text:p>CAGL0L03828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L03828g" table:style-name="ce1">
            <text:p>CAGL0L03828g</text:p>
          </table:table-cell>
          <table:table-cell office:value-type="string" office:value="YNL111C" table:style-name="ce1">
            <text:p>YNL111C</text:p>
          </table:table-cell>
          <table:table-cell office:value-type="string" office:value="S000005055" table:style-name="ce1">
            <text:p>S000005055</text:p>
          </table:table-cell>
          <table:table-cell office:value-type="string" office:value="YNL111C" table:style-name="ce1">
            <text:p>YNL111C</text:p>
          </table:table-cell>
          <table:table-cell office:value-type="string" office:value="CYB5" table:style-name="ce1">
            <text:p>CYB5</text:p>
          </table:table-cell>
          <table:table-cell office:value-type="string" office:value="Cytochrome b5; involved in the sterol and lipid biosynthesis pathways; acts as an electron donor to support sterol C5-6 desaturation" table:style-name="ce1">
            <text:p>Cytochrome b5; involved in the sterol and lipid biosynthesis pathways; acts as an electron donor to support sterol C5-6 desaturation</text:p>
          </table:table-cell>
        </table:table-row>
        <table:table-row>
          <table:table-cell office:value-type="string" office:value="CAGL0L03846g" table:style-name="ce1">
            <text:p>CAGL0L03846g</text:p>
          </table:table-cell>
          <table:table-cell office:value-type="string" office:value="" table:style-name="ce1">
            <text:p/>
          </table:table-cell>
          <table:table-cell office:value-type="string" office:value="Ortholog(s) have RNA helicase activity, RNA-dependent ATPase activity" table:style-name="ce1">
            <text:p>Ortholog(s) have RNA helicase activity, RNA-dependent ATPase activity</text:p>
          </table:table-cell>
          <table:table-cell office:value-type="float" office:value="-2.60916666666667" table:style-name="ce1">
            <text:p>-2.60916666666667</text:p>
          </table:table-cell>
          <table:table-cell office:value-type="float" office:value="9.97904222423714e-06" table:style-name="ce1">
            <text:p>9.97904222423714e-06</text:p>
          </table:table-cell>
          <table:table-cell office:value-type="float" office:value="-1.59766666666667" table:style-name="ce1">
            <text:p>-1.59766666666667</text:p>
          </table:table-cell>
          <table:table-cell office:value-type="float" office:value="6.40516250621649e-05" table:style-name="ce1">
            <text:p>6.40516250621649e-05</text:p>
          </table:table-cell>
          <table:table-cell office:value-type="float" office:value="-1.59766666666667" table:style-name="ce1">
            <text:p>-1.59766666666667</text:p>
          </table:table-cell>
          <table:table-cell office:value-type="float" office:value="6.40516250621649e-05" table:style-name="ce1">
            <text:p>6.40516250621649e-05</text:p>
          </table:table-cell>
          <table:table-cell office:value-type="float" office:value="-0.715833333333333" table:style-name="ce1">
            <text:p>-0.715833333333333</text:p>
          </table:table-cell>
          <table:table-cell office:value-type="float" office:value="0.0117527515555344" table:style-name="ce1">
            <text:p>0.0117527515555344</text:p>
          </table:table-cell>
          <table:table-cell office:value-type="float" office:value="-3.12591968447947" table:style-name="ce1">
            <text:p>-3.12591968447947</text:p>
          </table:table-cell>
          <table:table-cell office:value-type="float" office:value="-2.1836223906073" table:style-name="ce1">
            <text:p>-2.1836223906073</text:p>
          </table:table-cell>
          <table:table-cell office:value-type="float" office:value="-2.1836223906073" table:style-name="ce1">
            <text:p>-2.1836223906073</text:p>
          </table:table-cell>
          <table:table-cell office:value-type="float" office:value="-1.36325496027536" table:style-name="ce1">
            <text:p>-1.3632549602753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RNA BINDING" table:style-name="ce1">
            <text:p>RNA BINDING</text:p>
          </table:table-cell>
          <table:table-cell office:value-type="string" office:value="F2" table:style-name="ce1">
            <text:p>F2</text:p>
          </table:table-cell>
          <table:table-cell office:value-type="string" office:value="CAGL0L03846g" table:style-name="ce1">
            <text:p>CAGL0L03846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L03846g" table:style-name="ce1">
            <text:p>CAGL0L03846g</text:p>
          </table:table-cell>
          <table:table-cell office:value-type="string" office:value="YNL112W" table:style-name="ce1">
            <text:p>YNL112W</text:p>
          </table:table-cell>
          <table:table-cell office:value-type="string" office:value="S000005056" table:style-name="ce1">
            <text:p>S000005056</text:p>
          </table:table-cell>
          <table:table-cell office:value-type="string" office:value="YNL112W" table:style-name="ce1">
            <text:p>YNL112W</text:p>
          </table:table-cell>
          <table:table-cell office:value-type="string" office:value="DBP2" table:style-name="ce1">
            <text:p>DBP2</text:p>
          </table:table-cell>
          <table:table-cell office:value-type="string" office:value="ATP-dependent RNA helicase of the DEAD-box protein family; has strong preference for dsRNA; interacts with YRA1; required for assembly of Yra1p, Nab2p and Mex67p onto mRNA and formation of nuclear mRNP; involved in mRNA decay and rRNA processing; may be involved in suppression of transcription from cryptic initiation sites" table:style-name="ce1">
            <text:p>ATP-dependent RNA helicase of the DEAD-box protein family; has strong preference for dsRNA; interacts with YRA1; required for assembly of Yra1p, Nab2p and Mex67p onto mRNA and formation of nuclear mRNP; involved in mRNA decay and rRNA processing; may be involved in suppression of transcription from cryptic initiation sites</text:p>
          </table:table-cell>
        </table:table-row>
        <table:table-row>
          <table:table-cell office:value-type="string" office:value="CAGL0L03982g" table:style-name="ce1">
            <text:p>CAGL0L03982g</text:p>
          </table:table-cell>
          <table:table-cell office:value-type="string" office:value="" table:style-name="ce1">
            <text:p/>
          </table:table-cell>
          <table:table-cell office:value-type="string" office:value="Ortholog(s) have malate synthase activity, role in acetate catabolic process, carbon utilization, fatty acid catabolic process, glyoxylate cycle and cytosol, peroxisomal matrix, peroxisome localization" table:style-name="ce1">
            <text:p>Ortholog(s) have malate synthase activity, role in acetate catabolic process, carbon utilization, fatty acid catabolic process, glyoxylate cycle and cytosol, peroxisomal matrix, peroxisome localization</text:p>
          </table:table-cell>
          <table:table-cell office:value-type="float" office:value="0.380666666666667" table:style-name="ce1">
            <text:p>0.380666666666667</text:p>
          </table:table-cell>
          <table:table-cell office:value-type="float" office:value="0.0365963471475917" table:style-name="ce1">
            <text:p>0.0365963471475917</text:p>
          </table:table-cell>
          <table:table-cell office:value-type="float" office:value="-0.180416666666667" table:style-name="ce1">
            <text:p>-0.180416666666667</text:p>
          </table:table-cell>
          <table:table-cell office:value-type="float" office:value="0.353932834204501" table:style-name="ce1">
            <text:p>0.353932834204501</text:p>
          </table:table-cell>
          <table:table-cell office:value-type="float" office:value="-0.180416666666667" table:style-name="ce1">
            <text:p>-0.180416666666667</text:p>
          </table:table-cell>
          <table:table-cell office:value-type="float" office:value="0.353932834204501" table:style-name="ce1">
            <text:p>0.353932834204501</text:p>
          </table:table-cell>
          <table:table-cell office:value-type="float" office:value="1.246" table:style-name="ce1">
            <text:p>1.246</text:p>
          </table:table-cell>
          <table:table-cell office:value-type="float" office:value="0.000201373395707463" table:style-name="ce1">
            <text:p>0.000201373395707463</text:p>
          </table:table-cell>
          <table:table-cell office:value-type="float" office:value="0.39096386262554" table:style-name="ce1">
            <text:p>0.39096386262554</text:p>
          </table:table-cell>
          <table:table-cell office:value-type="float" office:value="-0.311583166826436" table:style-name="ce1">
            <text:p>-0.311583166826436</text:p>
          </table:table-cell>
          <table:table-cell office:value-type="float" office:value="-0.311583166826436" table:style-name="ce1">
            <text:p>-0.311583166826436</text:p>
          </table:table-cell>
          <table:table-cell office:value-type="float" office:value="2.06893200862033" table:style-name="ce1">
            <text:p>2.0689320086203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ENERGY PRODUCTION (RESPIRATORY)" table:style-name="ce1">
            <text:p>ENERGY PRODUCTION (RESPIRATORY)</text:p>
          </table:table-cell>
          <table:table-cell office:value-type="string" office:value="F1" table:style-name="ce1">
            <text:p>F1</text:p>
          </table:table-cell>
          <table:table-cell office:value-type="string" office:value="CAGL0L03982g" table:style-name="ce1">
            <text:p>CAGL0L03982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L03982g" table:style-name="ce1">
            <text:p>CAGL0L03982g</text:p>
          </table:table-cell>
          <table:table-cell office:value-type="string" office:value="YNL117W" table:style-name="ce1">
            <text:p>YNL117W</text:p>
          </table:table-cell>
          <table:table-cell office:value-type="string" office:value="S000005061" table:style-name="ce1">
            <text:p>S000005061</text:p>
          </table:table-cell>
          <table:table-cell office:value-type="string" office:value="YNL117W" table:style-name="ce1">
            <text:p>YNL117W</text:p>
          </table:table-cell>
          <table:table-cell office:value-type="string" office:value="MLS1" table:style-name="ce1">
            <text:p>MLS1</text:p>
          </table:table-cell>
          <table:table-cell office:value-type="string" office:value="Malate synthase, enzyme of the glyoxylate cycle; involved in utilization of non-fermentable carbon sources; expression is subject to carbon catabolite repression; localizes in peroxisomes during growth on oleic acid, otherwise cytosolic; can accept butyryl-CoA as acyl-CoA donor in addition to traditional substrate acetyl-CoA" table:style-name="ce1">
            <text:p>Malate synthase, enzyme of the glyoxylate cycle; involved in utilization of non-fermentable carbon sources; expression is subject to carbon catabolite repression; localizes in peroxisomes during growth on oleic acid, otherwise cytosolic; can accept butyryl-CoA as acyl-CoA donor in addition to traditional substrate acetyl-CoA</text:p>
          </table:table-cell>
        </table:table-row>
        <table:table-row>
          <table:table-cell office:value-type="string" office:value="CAGL0L04070g" table:style-name="ce1">
            <text:p>CAGL0L04070g</text:p>
          </table:table-cell>
          <table:table-cell office:value-type="string" office:value="" table:style-name="ce1">
            <text:p/>
          </table:table-cell>
          <table:table-cell office:value-type="string" office:value="Ortholog(s) have structural constituent of ribosome activity and mitochondrial large ribosomal subunit, mitochondrion localization" table:style-name="ce1">
            <text:p>Ortholog(s) have structural constituent of ribosome activity and mitochondrial large ribosomal subunit, mitochondrion localization</text:p>
          </table:table-cell>
          <table:table-cell office:value-type="float" office:value="0.128333333333333" table:style-name="ce1">
            <text:p>0.128333333333333</text:p>
          </table:table-cell>
          <table:table-cell office:value-type="float" office:value="0.509616495398116" table:style-name="ce1">
            <text:p>0.509616495398116</text:p>
          </table:table-cell>
          <table:table-cell office:value-type="float" office:value="0.044" table:style-name="ce1">
            <text:p>0.044</text:p>
          </table:table-cell>
          <table:table-cell office:value-type="float" office:value="0.893634077369019" table:style-name="ce1">
            <text:p>0.893634077369019</text:p>
          </table:table-cell>
          <table:table-cell office:value-type="float" office:value="0.044" table:style-name="ce1">
            <text:p>0.044</text:p>
          </table:table-cell>
          <table:table-cell office:value-type="float" office:value="0.893634077369019" table:style-name="ce1">
            <text:p>0.893634077369019</text:p>
          </table:table-cell>
          <table:table-cell office:value-type="float" office:value="2.29116666666667" table:style-name="ce1">
            <text:p>2.29116666666667</text:p>
          </table:table-cell>
          <table:table-cell office:value-type="float" office:value="0.000219939944418453" table:style-name="ce1">
            <text:p>0.000219939944418453</text:p>
          </table:table-cell>
          <table:table-cell office:value-type="float" office:value="0.0941490072647622" table:style-name="ce1">
            <text:p>0.0941490072647622</text:p>
          </table:table-cell>
          <table:table-cell office:value-type="float" office:value="-0.0151521896028302" table:style-name="ce1">
            <text:p>-0.0151521896028302</text:p>
          </table:table-cell>
          <table:table-cell office:value-type="float" office:value="-0.0151521896028302" table:style-name="ce1">
            <text:p>-0.0151521896028302</text:p>
          </table:table-cell>
          <table:table-cell office:value-type="float" office:value="3.89742954340454" table:style-name="ce1">
            <text:p>3.8974295434045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MITOCHONDRIAL BIOGENESIS" table:style-name="ce1">
            <text:p>MITOCHONDRIAL BIOGENESIS</text:p>
          </table:table-cell>
          <table:table-cell office:value-type="string" office:value="F1" table:style-name="ce1">
            <text:p>F1</text:p>
          </table:table-cell>
          <table:table-cell office:value-type="string" office:value="CAGL0L04070g" table:style-name="ce1">
            <text:p>CAGL0L04070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L04070g" table:style-name="ce1">
            <text:p>CAGL0L04070g</text:p>
          </table:table-cell>
          <table:table-cell office:value-type="string" office:value="YNL122C" table:style-name="ce1">
            <text:p>YNL122C</text:p>
          </table:table-cell>
          <table:table-cell office:value-type="string" office:value="S000005066" table:style-name="ce1">
            <text:p>S000005066</text:p>
          </table:table-cell>
          <table:table-cell office:value-type="string" office:value="YNL122C" table:style-name="ce1">
            <text:p>YNL122C</text:p>
          </table:table-cell>
          <table:table-cell office:value-type="string" office:value="" table:style-name="ce1">
            <text:p/>
          </table:table-cell>
          <table:table-cell office:value-type="string" office:value="Mitochondrial ribosomal protein of the large subunit; homologous to bacterial L35 and human MRPL35 ribosomal proteins" table:style-name="ce1">
            <text:p>Mitochondrial ribosomal protein of the large subunit; homologous to bacterial L35 and human MRPL35 ribosomal proteins</text:p>
          </table:table-cell>
        </table:table-row>
        <table:table-row>
          <table:table-cell office:value-type="string" office:value="CAGL0L04510g" table:style-name="ce1">
            <text:p>CAGL0L04510g</text:p>
          </table:table-cell>
          <table:table-cell office:value-type="string" office:value="" table:style-name="ce1">
            <text:p/>
          </table:table-cell>
          <table:table-cell office:value-type="string" office:value="Ortholog(s) have structural constituent of ribosome activity" table:style-name="ce1">
            <text:p>Ortholog(s) have structural constituent of ribosome activity</text:p>
          </table:table-cell>
          <table:table-cell office:value-type="float" office:value="-1.56716666666667" table:style-name="ce1">
            <text:p>-1.56716666666667</text:p>
          </table:table-cell>
          <table:table-cell office:value-type="float" office:value="0.000230184560276235" table:style-name="ce1">
            <text:p>0.000230184560276235</text:p>
          </table:table-cell>
          <table:table-cell office:value-type="float" office:value="-1.79433333333333" table:style-name="ce1">
            <text:p>-1.79433333333333</text:p>
          </table:table-cell>
          <table:table-cell office:value-type="float" office:value="6.68750702782055e-05" table:style-name="ce1">
            <text:p>6.68750702782055e-05</text:p>
          </table:table-cell>
          <table:table-cell office:value-type="float" office:value="-1.79433333333333" table:style-name="ce1">
            <text:p>-1.79433333333333</text:p>
          </table:table-cell>
          <table:table-cell office:value-type="float" office:value="6.68750702782055e-05" table:style-name="ce1">
            <text:p>6.68750702782055e-05</text:p>
          </table:table-cell>
          <table:table-cell office:value-type="float" office:value="-0.8685" table:style-name="ce1">
            <text:p>-0.8685</text:p>
          </table:table-cell>
          <table:table-cell office:value-type="float" office:value="0.00950100601507132" table:style-name="ce1">
            <text:p>0.00950100601507132</text:p>
          </table:table-cell>
          <table:table-cell office:value-type="float" office:value="-1.90023509021555" table:style-name="ce1">
            <text:p>-1.90023509021555</text:p>
          </table:table-cell>
          <table:table-cell office:value-type="float" office:value="-2.44339851620987" table:style-name="ce1">
            <text:p>-2.44339851620987</text:p>
          </table:table-cell>
          <table:table-cell office:value-type="float" office:value="-2.44339851620987" table:style-name="ce1">
            <text:p>-2.44339851620987</text:p>
          </table:table-cell>
          <table:table-cell office:value-type="float" office:value="-1.6303421460292" table:style-name="ce1">
            <text:p>-1.630342146029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L04510g" table:style-name="ce1">
            <text:p>CAGL0L04510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L04510g" table:style-name="ce1">
            <text:p>CAGL0L04510g</text:p>
          </table:table-cell>
          <table:table-cell office:value-type="string" office:value="YOR167C" table:style-name="ce1">
            <text:p>YOR167C</text:p>
          </table:table-cell>
          <table:table-cell office:value-type="string" office:value="S000005693" table:style-name="ce1">
            <text:p>S000005693</text:p>
          </table:table-cell>
          <table:table-cell office:value-type="string" office:value="YOR167C" table:style-name="ce1">
            <text:p>YOR167C</text:p>
          </table:table-cell>
          <table:table-cell office:value-type="string" office:value="RPS28A" table:style-name="ce1">
            <text:p>RPS28A</text:p>
          </table:table-cell>
          <table:table-cell office:value-type="string" office:value="Protein component of the small (40S) ribosomal subunit; has an extraribosomal function in regulation of RPS28B, in which Rps28Ap binds to a decapping complex via Edc3p, which then binds to RPS28B mRNA leading to its decapping and degradation; homologous to mammalian ribosomal protein S28, no bacterial homolog; RPS28A has a paralog, RPS28B, that arose from the whole genome duplication" table:style-name="ce1">
            <text:p>Protein component of the small (40S) ribosomal subunit; has an extraribosomal function in regulation of RPS28B, in which Rps28Ap binds to a decapping complex via Edc3p, which then binds to RPS28B mRNA leading to its decapping and degradation; homologous to mammalian ribosomal protein S28, no bacterial homolog; RPS28A has a paralog, RPS28B, that arose from the whole genome duplication</text:p>
          </table:table-cell>
        </table:table-row>
        <table:table-row>
          <table:table-cell office:value-type="string" office:value="CAGL0L04598g" table:style-name="ce1">
            <text:p>CAGL0L04598g</text:p>
          </table:table-cell>
          <table:table-cell office:value-type="string" office:value="" table:style-name="ce1">
            <text:p/>
          </table:table-cell>
          <table:table-cell office:value-type="string" office:value="Ortholog(s) have RNA 7-methylguanosine cap binding, m7G(5')pppN diphosphatase activity, role in cellular response to starvation, deadenylation-dependent decapping of nuclear-transcribed mRNA and P-body, cytoplasm, nucleus localization" table:style-name="ce1">
            <text:p>Ortholog(s) have RNA 7-methylguanosine cap binding, m7G(5')pppN diphosphatase activity, role in cellular response to starvation, deadenylation-dependent decapping of nuclear-transcribed mRNA and P-body, cytoplasm, nucleus localization</text:p>
          </table:table-cell>
          <table:table-cell office:value-type="float" office:value="2.06516666666667" table:style-name="ce1">
            <text:p>2.06516666666667</text:p>
          </table:table-cell>
          <table:table-cell office:value-type="float" office:value="7.87682268447975e-06" table:style-name="ce1">
            <text:p>7.87682268447975e-06</text:p>
          </table:table-cell>
          <table:table-cell office:value-type="float" office:value="0.263" table:style-name="ce1">
            <text:p>0.263</text:p>
          </table:table-cell>
          <table:table-cell office:value-type="float" office:value="0.180166622827046" table:style-name="ce1">
            <text:p>0.180166622827046</text:p>
          </table:table-cell>
          <table:table-cell office:value-type="float" office:value="0.263" table:style-name="ce1">
            <text:p>0.263</text:p>
          </table:table-cell>
          <table:table-cell office:value-type="float" office:value="0.180166622827046" table:style-name="ce1">
            <text:p>0.180166622827046</text:p>
          </table:table-cell>
          <table:table-cell office:value-type="float" office:value="0.432333333333333" table:style-name="ce1">
            <text:p>0.432333333333333</text:p>
          </table:table-cell>
          <table:table-cell office:value-type="float" office:value="0.0697207578806154" table:style-name="ce1">
            <text:p>0.0697207578806154</text:p>
          </table:table-cell>
          <table:table-cell office:value-type="float" office:value="2.37240887129884" table:style-name="ce1">
            <text:p>2.37240887129884</text:p>
          </table:table-cell>
          <table:table-cell office:value-type="float" office:value="0.274123936703756" table:style-name="ce1">
            <text:p>0.274123936703756</text:p>
          </table:table-cell>
          <table:table-cell office:value-type="float" office:value="0.274123936703756" table:style-name="ce1">
            <text:p>0.274123936703756</text:p>
          </table:table-cell>
          <table:table-cell office:value-type="float" office:value="0.645438950923553" table:style-name="ce1">
            <text:p>0.64543895092355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L04598g" table:style-name="ce1">
            <text:p>CAGL0L04598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L04598g" table:style-name="ce1">
            <text:p>CAGL0L04598g</text:p>
          </table:table-cell>
          <table:table-cell office:value-type="string" office:value="YOR173W" table:style-name="ce1">
            <text:p>YOR173W</text:p>
          </table:table-cell>
          <table:table-cell office:value-type="string" office:value="S000005699" table:style-name="ce1">
            <text:p>S000005699</text:p>
          </table:table-cell>
          <table:table-cell office:value-type="string" office:value="YOR173W" table:style-name="ce1">
            <text:p>YOR173W</text:p>
          </table:table-cell>
          <table:table-cell office:value-type="string" office:value="DCS2" table:style-name="ce1">
            <text:p>DCS2</text:p>
          </table:table-cell>
          <table:table-cell office:value-type="string" office:value="m(7)GpppX pyrophosphatase regulator; non-essential, stress induced regulatory protein; modulates m7G-oligoribonucleotide metabolism; inhibits Dcs1p; regulated by Msn2p, Msn4p, and the Ras-cAMP-cAPK signaling pathway; mutant has increased aneuploidy tolerance; DCS2 has a paralog, DCS1, that arose from the whole genome duplication" table:style-name="ce1">
            <text:p>m(7)GpppX pyrophosphatase regulator; non-essential, stress induced regulatory protein; modulates m7G-oligoribonucleotide metabolism; inhibits Dcs1p; regulated by Msn2p, Msn4p, and the Ras-cAMP-cAPK signaling pathway; mutant has increased aneuploidy tolerance; DCS2 has a paralog, DCS1, that arose from the whole genome duplication</text:p>
          </table:table-cell>
        </table:table-row>
        <table:table-row>
          <table:table-cell office:value-type="string" office:value="CAGL0L04664g" table:style-name="ce1">
            <text:p>CAGL0L04664g</text:p>
          </table:table-cell>
          <table:table-cell office:value-type="string" office:value="HEM15" table:style-name="ce1">
            <text:p>HEM15</text:p>
          </table:table-cell>
          <table:table-cell office:value-type="string" office:value="Ortholog(s) have 2 iron, 2 sulfur cluster binding, ferrochelatase activity, role in heme biosynthetic process and mitochondrial inner membrane localization" table:style-name="ce1">
            <text:p>Ortholog(s) have 2 iron, 2 sulfur cluster binding, ferrochelatase activity, role in heme biosynthetic process and mitochondrial inner membrane localization</text:p>
          </table:table-cell>
          <table:table-cell office:value-type="float" office:value="-1.38666666666667" table:style-name="ce1">
            <text:p>-1.38666666666667</text:p>
          </table:table-cell>
          <table:table-cell office:value-type="float" office:value="8.07614006473773e-05" table:style-name="ce1">
            <text:p>8.07614006473773e-05</text:p>
          </table:table-cell>
          <table:table-cell office:value-type="float" office:value="-1.7065" table:style-name="ce1">
            <text:p>-1.7065</text:p>
          </table:table-cell>
          <table:table-cell office:value-type="float" office:value="0.000140768554195511" table:style-name="ce1">
            <text:p>0.000140768554195511</text:p>
          </table:table-cell>
          <table:table-cell office:value-type="float" office:value="-1.7065" table:style-name="ce1">
            <text:p>-1.7065</text:p>
          </table:table-cell>
          <table:table-cell office:value-type="float" office:value="0.000140768554195511" table:style-name="ce1">
            <text:p>0.000140768554195511</text:p>
          </table:table-cell>
          <table:table-cell office:value-type="float" office:value="0.378333333333334" table:style-name="ce1">
            <text:p>0.378333333333334</text:p>
          </table:table-cell>
          <table:table-cell office:value-type="float" office:value="0.147244340915835" table:style-name="ce1">
            <text:p>0.147244340915835</text:p>
          </table:table-cell>
          <table:table-cell office:value-type="float" office:value="-1.68791640570054" table:style-name="ce1">
            <text:p>-1.68791640570054</text:p>
          </table:table-cell>
          <table:table-cell office:value-type="float" office:value="-2.32737985672465" table:style-name="ce1">
            <text:p>-2.32737985672465</text:p>
          </table:table-cell>
          <table:table-cell office:value-type="float" office:value="-2.32737985672465" table:style-name="ce1">
            <text:p>-2.32737985672465</text:p>
          </table:table-cell>
          <table:table-cell office:value-type="float" office:value="0.550967064259532" table:style-name="ce1">
            <text:p>0.55096706425953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HEME BIOSYNTHESIS" table:style-name="ce1">
            <text:p>HEME BIOSYNTHESIS</text:p>
          </table:table-cell>
          <table:table-cell office:value-type="string" office:value="F1" table:style-name="ce1">
            <text:p>F1</text:p>
          </table:table-cell>
          <table:table-cell office:value-type="string" office:value="CAGL0L04664g" table:style-name="ce1">
            <text:p>CAGL0L04664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L04664g" table:style-name="ce1">
            <text:p>CAGL0L04664g</text:p>
          </table:table-cell>
          <table:table-cell office:value-type="string" office:value="YOR176W" table:style-name="ce1">
            <text:p>YOR176W</text:p>
          </table:table-cell>
          <table:table-cell office:value-type="string" office:value="S000005702" table:style-name="ce1">
            <text:p>S000005702</text:p>
          </table:table-cell>
          <table:table-cell office:value-type="string" office:value="YOR176W" table:style-name="ce1">
            <text:p>YOR176W</text:p>
          </table:table-cell>
          <table:table-cell office:value-type="string" office:value="HEM15" table:style-name="ce1">
            <text:p>HEM15</text:p>
          </table:table-cell>
          <table:table-cell office:value-type="string" office:value="Ferrochelatase; a mitochondrial inner membrane protein, catalyzes insertion of ferrous iron into protoporphyrin IX, the eighth and final step in the heme biosynthetic pathway; human homolog FECH can complement yeast mutant and allow growth of haploid null after sporulation of a heterozygous diploid" table:style-name="ce1">
            <text:p>Ferrochelatase; a mitochondrial inner membrane protein, catalyzes insertion of ferrous iron into protoporphyrin IX, the eighth and final step in the heme biosynthetic pathway; human homolog FECH can complement yeast mutant and allow growth of haploid null after sporulation of a heterozygous diploid</text:p>
          </table:table-cell>
        </table:table-row>
        <table:table-row>
          <table:table-cell office:value-type="string" office:value="CAGL0L05258g" table:style-name="ce1">
            <text:p>CAGL0L05258g</text:p>
          </table:table-cell>
          <table:table-cell office:value-type="string" office:value="" table:style-name="ce1">
            <text:p/>
          </table:table-cell>
          <table:table-cell office:value-type="string" office:value="Ortholog(s) have sulfiredoxin activity and role in cellular protein localization, cellular response to oxidative stress" table:style-name="ce1">
            <text:p>Ortholog(s) have sulfiredoxin activity and role in cellular protein localization, cellular response to oxidative stress</text:p>
          </table:table-cell>
          <table:table-cell office:value-type="float" office:value="4.01216666666667" table:style-name="ce1">
            <text:p>4.01216666666667</text:p>
          </table:table-cell>
          <table:table-cell office:value-type="float" office:value="3.16977041661966e-06" table:style-name="ce1">
            <text:p>3.16977041661966e-06</text:p>
          </table:table-cell>
          <table:table-cell office:value-type="float" office:value="5.03558333333333" table:style-name="ce1">
            <text:p>5.03558333333333</text:p>
          </table:table-cell>
          <table:table-cell office:value-type="float" office:value="6.26917826395757e-08" table:style-name="ce1">
            <text:p>6.26917826395757e-08</text:p>
          </table:table-cell>
          <table:table-cell office:value-type="float" office:value="5.03558333333333" table:style-name="ce1">
            <text:p>5.03558333333333</text:p>
          </table:table-cell>
          <table:table-cell office:value-type="float" office:value="6.26917826395757e-08" table:style-name="ce1">
            <text:p>6.26917826395757e-08</text:p>
          </table:table-cell>
          <table:table-cell office:value-type="float" office:value="-0.6745" table:style-name="ce1">
            <text:p>-0.6745</text:p>
          </table:table-cell>
          <table:table-cell office:value-type="float" office:value="0.010171978797138" table:style-name="ce1">
            <text:p>0.010171978797138</text:p>
          </table:table-cell>
          <table:table-cell office:value-type="float" office:value="4.6626275901394" table:style-name="ce1">
            <text:p>4.6626275901394</text:p>
          </table:table-cell>
          <table:table-cell office:value-type="float" office:value="6.57820804237519" table:style-name="ce1">
            <text:p>6.57820804237519</text:p>
          </table:table-cell>
          <table:table-cell office:value-type="float" office:value="6.57820804237519" table:style-name="ce1">
            <text:p>6.57820804237519</text:p>
          </table:table-cell>
          <table:table-cell office:value-type="float" office:value="-1.29094314579179" table:style-name="ce1">
            <text:p>-1.29094314579179</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THIOL REDOX" table:style-name="ce1">
            <text:p>THIOL REDOX</text:p>
          </table:table-cell>
          <table:table-cell office:value-type="string" office:value="F3" table:style-name="ce1">
            <text:p>F3</text:p>
          </table:table-cell>
          <table:table-cell office:value-type="string" office:value="CAGL0L05258g" table:style-name="ce1">
            <text:p>CAGL0L05258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L05258g" table:style-name="ce1">
            <text:p>CAGL0L05258g</text:p>
          </table:table-cell>
          <table:table-cell office:value-type="string" office:value="YKL086W" table:style-name="ce1">
            <text:p>YKL086W</text:p>
          </table:table-cell>
          <table:table-cell office:value-type="string" office:value="S000001569" table:style-name="ce1">
            <text:p>S000001569</text:p>
          </table:table-cell>
          <table:table-cell office:value-type="string" office:value="YKL086W" table:style-name="ce1">
            <text:p>YKL086W</text:p>
          </table:table-cell>
          <table:table-cell office:value-type="string" office:value="SRX1" table:style-name="ce1">
            <text:p>SRX1</text:p>
          </table:table-cell>
          <table:table-cell office:value-type="string" office:value="Sulfiredoxin; contributes to oxidative stress resistance by reducing cysteine-sulfinic acid groups in the peroxiredoxin Tsa1p, which is formed upon exposure to oxidants; conserved in higher eukaryotes; protein abundance increases in response to DNA replication stress" table:style-name="ce1">
            <text:p>Sulfiredoxin; contributes to oxidative stress resistance by reducing cysteine-sulfinic acid groups in the peroxiredoxin Tsa1p, which is formed upon exposure to oxidants; conserved in higher eukaryotes; protein abundance increases in response to DNA replication stress</text:p>
          </table:table-cell>
        </table:table-row>
        <table:table-row>
          <table:table-cell office:value-type="string" office:value="CAGL0L05500g" table:style-name="ce1">
            <text:p>CAGL0L05500g</text:p>
          </table:table-cell>
          <table:table-cell office:value-type="string" office:value="" table:style-name="ce1">
            <text:p/>
          </table:table-cell>
          <table:table-cell office:value-type="string" office:value="Ortholog(s) have role in ribosomal large subunit biogenesis and cytoplasm, nucleus localization" table:style-name="ce1">
            <text:p>Ortholog(s) have role in ribosomal large subunit biogenesis and cytoplasm, nucleus localization</text:p>
          </table:table-cell>
          <table:table-cell office:value-type="float" office:value="-1.36833333333333" table:style-name="ce1">
            <text:p>-1.36833333333333</text:p>
          </table:table-cell>
          <table:table-cell office:value-type="float" office:value="7.39225189564667e-05" table:style-name="ce1">
            <text:p>7.39225189564667e-05</text:p>
          </table:table-cell>
          <table:table-cell office:value-type="float" office:value="-0.5775" table:style-name="ce1">
            <text:p>-0.5775</text:p>
          </table:table-cell>
          <table:table-cell office:value-type="float" office:value="0.0122212354934438" table:style-name="ce1">
            <text:p>0.0122212354934438</text:p>
          </table:table-cell>
          <table:table-cell office:value-type="float" office:value="-0.5775" table:style-name="ce1">
            <text:p>-0.5775</text:p>
          </table:table-cell>
          <table:table-cell office:value-type="float" office:value="0.0122212354934438" table:style-name="ce1">
            <text:p>0.0122212354934438</text:p>
          </table:table-cell>
          <table:table-cell office:value-type="float" office:value="-1.2335" table:style-name="ce1">
            <text:p>-1.2335</text:p>
          </table:table-cell>
          <table:table-cell office:value-type="float" office:value="0.000141278272189583" table:style-name="ce1">
            <text:p>0.000141278272189583</text:p>
          </table:table-cell>
          <table:table-cell office:value-type="float" office:value="-1.66635125768886" table:style-name="ce1">
            <text:p>-1.66635125768886</text:p>
          </table:table-cell>
          <table:table-cell office:value-type="float" office:value="-0.836088776358737" table:style-name="ce1">
            <text:p>-0.836088776358737</text:p>
          </table:table-cell>
          <table:table-cell office:value-type="float" office:value="-0.836088776358737" table:style-name="ce1">
            <text:p>-0.836088776358737</text:p>
          </table:table-cell>
          <table:table-cell office:value-type="float" office:value="-2.26890212070268" table:style-name="ce1">
            <text:p>-2.2689021207026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L05500g" table:style-name="ce1">
            <text:p>CAGL0L05500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L05500g" table:style-name="ce1">
            <text:p>CAGL0L05500g</text:p>
          </table:table-cell>
          <table:table-cell office:value-type="string" office:value="YJL122W" table:style-name="ce1">
            <text:p>YJL122W</text:p>
          </table:table-cell>
          <table:table-cell office:value-type="string" office:value="S000003658" table:style-name="ce1">
            <text:p>S000003658</text:p>
          </table:table-cell>
          <table:table-cell office:value-type="string" office:value="YJL122W" table:style-name="ce1">
            <text:p>YJL122W</text:p>
          </table:table-cell>
          <table:table-cell office:value-type="string" office:value="ALB1" table:style-name="ce1">
            <text:p>ALB1</text:p>
          </table:table-cell>
          <table:table-cell office:value-type="string" office:value="Shuttling pre-60S factor; involved in the biogenesis of ribosomal large subunit; interacts directly with Arx1p; responsible for Tif6p recycling defects in absence of Rei1p" table:style-name="ce1">
            <text:p>Shuttling pre-60S factor; involved in the biogenesis of ribosomal large subunit; interacts directly with Arx1p; responsible for Tif6p recycling defects in absence of Rei1p</text:p>
          </table:table-cell>
        </table:table-row>
        <table:table-row>
          <table:table-cell office:value-type="string" office:value="CAGL0L05742g" table:style-name="ce1">
            <text:p>CAGL0L05742g</text:p>
          </table:table-cell>
          <table:table-cell office:value-type="string" office:value="" table:style-name="ce1">
            <text:p/>
          </table:table-cell>
          <table:table-cell office:value-type="string" office:value="Ortholog(s) have iron ion transmembrane transporter activity, role in iron import into the mitochondrion and mitochondrion localization" table:style-name="ce1">
            <text:p>Ortholog(s) have iron ion transmembrane transporter activity, role in iron import into the mitochondrion and mitochondrion localization</text:p>
          </table:table-cell>
          <table:table-cell office:value-type="float" office:value="1.73316666666667" table:style-name="ce1">
            <text:p>1.73316666666667</text:p>
          </table:table-cell>
          <table:table-cell office:value-type="float" office:value="1.44310767731307e-05" table:style-name="ce1">
            <text:p>1.44310767731307e-05</text:p>
          </table:table-cell>
          <table:table-cell office:value-type="float" office:value="1.57925" table:style-name="ce1">
            <text:p>1.57925</text:p>
          </table:table-cell>
          <table:table-cell office:value-type="float" office:value="2.08597966557806e-05" table:style-name="ce1">
            <text:p>2.08597966557806e-05</text:p>
          </table:table-cell>
          <table:table-cell office:value-type="float" office:value="1.57925" table:style-name="ce1">
            <text:p>1.57925</text:p>
          </table:table-cell>
          <table:table-cell office:value-type="float" office:value="2.08597966557806e-05" table:style-name="ce1">
            <text:p>2.08597966557806e-05</text:p>
          </table:table-cell>
          <table:table-cell office:value-type="float" office:value="-0.534666666666667" table:style-name="ce1">
            <text:p>-0.534666666666667</text:p>
          </table:table-cell>
          <table:table-cell office:value-type="float" office:value="0.0375310704311666" table:style-name="ce1">
            <text:p>0.0375310704311666</text:p>
          </table:table-cell>
          <table:table-cell office:value-type="float" office:value="1.9818836454873" table:style-name="ce1">
            <text:p>1.9818836454873</text:p>
          </table:table-cell>
          <table:table-cell office:value-type="float" office:value="2.01275270953958" table:style-name="ce1">
            <text:p>2.01275270953958</text:p>
          </table:table-cell>
          <table:table-cell office:value-type="float" office:value="2.01275270953958" table:style-name="ce1">
            <text:p>2.01275270953958</text:p>
          </table:table-cell>
          <table:table-cell office:value-type="float" office:value="-1.04630761211551" table:style-name="ce1">
            <text:p>-1.04630761211551</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MITOCHONDRIA" table:style-name="ce1">
            <text:p>MITOCHONDRIA</text:p>
          </table:table-cell>
          <table:table-cell office:value-type="string" office:value="F4" table:style-name="ce1">
            <text:p>F4</text:p>
          </table:table-cell>
          <table:table-cell office:value-type="string" office:value="CAGL0L05742g" table:style-name="ce1">
            <text:p>CAGL0L05742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L05742g" table:style-name="ce1">
            <text:p>CAGL0L05742g</text:p>
          </table:table-cell>
          <table:table-cell office:value-type="string" office:value="YJL133W" table:style-name="ce1">
            <text:p>YJL133W</text:p>
          </table:table-cell>
          <table:table-cell office:value-type="string" office:value="S000003669" table:style-name="ce1">
            <text:p>S000003669</text:p>
          </table:table-cell>
          <table:table-cell office:value-type="string" office:value="YJL133W" table:style-name="ce1">
            <text:p>YJL133W</text:p>
          </table:table-cell>
          <table:table-cell office:value-type="string" office:value="MRS3" table:style-name="ce1">
            <text:p>MRS3</text:p>
          </table:table-cell>
          <table:table-cell office:value-type="string" office:value="Iron transporter, mediates Fe2+ transport across inner mito membrane; mitochondrial carrier family member; active under low-iron conditions; may transport other cations; MRS3 has a paralog, MRS4, that arose from the whole genome duplication" table:style-name="ce1">
            <text:p>Iron transporter, mediates Fe2+ transport across inner mito membrane; mitochondrial carrier family member; active under low-iron conditions; may transport other cations; MRS3 has a paralog, MRS4, that arose from the whole genome duplication</text:p>
          </table:table-cell>
        </table:table-row>
        <table:table-row>
          <table:table-cell office:value-type="string" office:value="CAGL0L06094g" table:style-name="ce1">
            <text:p>CAGL0L06094g</text:p>
          </table:table-cell>
          <table:table-cell office:value-type="string" office:value="STR3" table:style-name="ce1">
            <text:p>STR3</text:p>
          </table:table-cell>
          <table:table-cell office:value-type="string" office:value="Putative cystathionine beta-lyase; gene is upregulated in azole-resistant strain" table:style-name="ce1">
            <text:p>Putative cystathionine beta-lyase; gene is upregulated in azole-resistant strain</text:p>
          </table:table-cell>
          <table:table-cell office:value-type="float" office:value="1.6635" table:style-name="ce1">
            <text:p>1.6635</text:p>
          </table:table-cell>
          <table:table-cell office:value-type="float" office:value="0.113243435289575" table:style-name="ce1">
            <text:p>0.113243435289575</text:p>
          </table:table-cell>
          <table:table-cell office:value-type="float" office:value="4.12316666666667" table:style-name="ce1">
            <text:p>4.12316666666667</text:p>
          </table:table-cell>
          <table:table-cell office:value-type="float" office:value="1.36666114936205e-07" table:style-name="ce1">
            <text:p>1.36666114936205e-07</text:p>
          </table:table-cell>
          <table:table-cell office:value-type="float" office:value="4.12316666666667" table:style-name="ce1">
            <text:p>4.12316666666667</text:p>
          </table:table-cell>
          <table:table-cell office:value-type="float" office:value="1.36666114936205e-07" table:style-name="ce1">
            <text:p>1.36666114936205e-07</text:p>
          </table:table-cell>
          <table:table-cell office:value-type="float" office:value="0.0596666666666665" table:style-name="ce1">
            <text:p>0.0596666666666665</text:p>
          </table:table-cell>
          <table:table-cell office:value-type="float" office:value="0.835197903478914" table:style-name="ce1">
            <text:p>0.835197903478914</text:p>
          </table:table-cell>
          <table:table-cell office:value-type="float" office:value="1.89993608304291" table:style-name="ce1">
            <text:p>1.89993608304291</text:p>
          </table:table-cell>
          <table:table-cell office:value-type="float" office:value="5.37300092406057" table:style-name="ce1">
            <text:p>5.37300092406057</text:p>
          </table:table-cell>
          <table:table-cell office:value-type="float" office:value="5.37300092406057" table:style-name="ce1">
            <text:p>5.37300092406057</text:p>
          </table:table-cell>
          <table:table-cell office:value-type="float" office:value="-0.00653369901704403" table:style-name="ce1">
            <text:p>-0.0065336990170440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IRON-SULFUR CLUSTER SYNTHESIS AND ASSEMBLY" table:style-name="ce1">
            <text:p>IRON-SULFUR CLUSTER SYNTHESIS AND ASSEMBLY</text:p>
          </table:table-cell>
          <table:table-cell office:value-type="string" office:value="_" table:style-name="ce1">
            <text:p>_</text:p>
          </table:table-cell>
          <table:table-cell office:value-type="string" office:value="F5" table:style-name="ce1">
            <text:p>F5</text:p>
          </table:table-cell>
          <table:table-cell office:value-type="string" office:value="CAGL0L06094g" table:style-name="ce1">
            <text:p>CAGL0L06094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L06094g" table:style-name="ce1">
            <text:p>CAGL0L06094g</text:p>
          </table:table-cell>
          <table:table-cell office:value-type="string" office:value="YGL184C" table:style-name="ce1">
            <text:p>YGL184C</text:p>
          </table:table-cell>
          <table:table-cell office:value-type="string" office:value="S000003152" table:style-name="ce1">
            <text:p>S000003152</text:p>
          </table:table-cell>
          <table:table-cell office:value-type="string" office:value="YGL184C" table:style-name="ce1">
            <text:p>YGL184C</text:p>
          </table:table-cell>
          <table:table-cell office:value-type="string" office:value="STR3" table:style-name="ce1">
            <text:p>STR3</text:p>
          </table:table-cell>
          <table:table-cell office:value-type="string" office:value="Peroxisomal cystathionine beta-lyase; converts cystathionine into homocysteine; may be redox regulated by Gto1p; involved in the release of the aromatic thiol 3-mercaptohexanol during wine fermentation" table:style-name="ce1">
            <text:p>Peroxisomal cystathionine beta-lyase; converts cystathionine into homocysteine; may be redox regulated by Gto1p; involved in the release of the aromatic thiol 3-mercaptohexanol during wine fermentation</text:p>
          </table:table-cell>
        </table:table-row>
        <table:table-row>
          <table:table-cell office:value-type="string" office:value="CAGL0L06160g" table:style-name="ce1">
            <text:p>CAGL0L06160g</text:p>
          </table:table-cell>
          <table:table-cell office:value-type="string" office:value="" table:style-name="ce1">
            <text:p/>
          </table:table-cell>
          <table:table-cell office:value-type="string" office:value="Ortholog(s) have cytochrome-c oxidase activity, zinc ion binding activity and role in mitochondrial electron transport, cytochrome c to oxygen" table:style-name="ce1">
            <text:p>Ortholog(s) have cytochrome-c oxidase activity, zinc ion binding activity and role in mitochondrial electron transport, cytochrome c to oxygen</text:p>
          </table:table-cell>
          <table:table-cell office:value-type="float" office:value="-1.74283333333333" table:style-name="ce1">
            <text:p>-1.74283333333333</text:p>
          </table:table-cell>
          <table:table-cell office:value-type="float" office:value="0.00025852727480329" table:style-name="ce1">
            <text:p>0.00025852727480329</text:p>
          </table:table-cell>
          <table:table-cell office:value-type="float" office:value="-2.49666666666667" table:style-name="ce1">
            <text:p>-2.49666666666667</text:p>
          </table:table-cell>
          <table:table-cell office:value-type="float" office:value="5.95435482956471e-06" table:style-name="ce1">
            <text:p>5.95435482956471e-06</text:p>
          </table:table-cell>
          <table:table-cell office:value-type="float" office:value="-2.49666666666667" table:style-name="ce1">
            <text:p>-2.49666666666667</text:p>
          </table:table-cell>
          <table:table-cell office:value-type="float" office:value="5.95435482956471e-06" table:style-name="ce1">
            <text:p>5.95435482956471e-06</text:p>
          </table:table-cell>
          <table:table-cell office:value-type="float" office:value="0.163" table:style-name="ce1">
            <text:p>0.163</text:p>
          </table:table-cell>
          <table:table-cell office:value-type="float" office:value="0.566255584861181" table:style-name="ce1">
            <text:p>0.566255584861181</text:p>
          </table:table-cell>
          <table:table-cell office:value-type="float" office:value="-2.10686841752748" table:style-name="ce1">
            <text:p>-2.10686841752748</text:p>
          </table:table-cell>
          <table:table-cell office:value-type="float" office:value="-3.37110749357361" table:style-name="ce1">
            <text:p>-3.37110749357361</text:p>
          </table:table-cell>
          <table:table-cell office:value-type="float" office:value="-3.37110749357361" table:style-name="ce1">
            <text:p>-3.37110749357361</text:p>
          </table:table-cell>
          <table:table-cell office:value-type="float" office:value="0.174245837191887" table:style-name="ce1">
            <text:p>0.174245837191887</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L06160g" table:style-name="ce1">
            <text:p>CAGL0L06160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L06160g" table:style-name="ce1">
            <text:p>CAGL0L06160g</text:p>
          </table:table-cell>
          <table:table-cell office:value-type="string" office:value="YGL187C" table:style-name="ce1">
            <text:p>YGL187C</text:p>
          </table:table-cell>
          <table:table-cell office:value-type="string" office:value="S000003155" table:style-name="ce1">
            <text:p>S000003155</text:p>
          </table:table-cell>
          <table:table-cell office:value-type="string" office:value="YGL187C" table:style-name="ce1">
            <text:p>YGL187C</text:p>
          </table:table-cell>
          <table:table-cell office:value-type="string" office:value="COX4" table:style-name="ce1">
            <text:p>COX4</text:p>
          </table:table-cell>
          <table:table-cell office:value-type="string" office:value="Subunit IV of cytochrome c oxidase; the terminal member of the mitochondrial inner membrane electron transport chain; precursor N-terminal 25 residues are cleaved during mitochondrial import; phosphorylated; spermidine enhances translation" table:style-name="ce1">
            <text:p>Subunit IV of cytochrome c oxidase; the terminal member of the mitochondrial inner membrane electron transport chain; precursor N-terminal 25 residues are cleaved during mitochondrial import; phosphorylated; spermidine enhances translation</text:p>
          </table:table-cell>
        </table:table-row>
        <table:table-row>
          <table:table-cell office:value-type="string" office:value="CAGL0L06512g" table:style-name="ce1">
            <text:p>CAGL0L06512g</text:p>
          </table:table-cell>
          <table:table-cell office:value-type="string" office:value="" table:style-name="ce1">
            <text:p/>
          </table:table-cell>
          <table:table-cell office:value-type="string" office:value="Ortholog(s) have role in meiotic cell cycle" table:style-name="ce1">
            <text:p>Ortholog(s) have role in meiotic cell cycle</text:p>
          </table:table-cell>
          <table:table-cell office:value-type="float" office:value="2.12033333333333" table:style-name="ce1">
            <text:p>2.12033333333333</text:p>
          </table:table-cell>
          <table:table-cell office:value-type="float" office:value="0.000192628915107871" table:style-name="ce1">
            <text:p>0.000192628915107871</text:p>
          </table:table-cell>
          <table:table-cell office:value-type="float" office:value="-0.0146666666666665" table:style-name="ce1">
            <text:p>-0.0146666666666665</text:p>
          </table:table-cell>
          <table:table-cell office:value-type="float" office:value="0.963339716993237" table:style-name="ce1">
            <text:p>0.963339716993237</text:p>
          </table:table-cell>
          <table:table-cell office:value-type="float" office:value="-0.0146666666666665" table:style-name="ce1">
            <text:p>-0.0146666666666665</text:p>
          </table:table-cell>
          <table:table-cell office:value-type="float" office:value="0.963339716993237" table:style-name="ce1">
            <text:p>0.963339716993237</text:p>
          </table:table-cell>
          <table:table-cell office:value-type="float" office:value="0.743666666666667" table:style-name="ce1">
            <text:p>0.743666666666667</text:p>
          </table:table-cell>
          <table:table-cell office:value-type="float" office:value="0.0379871516960951" table:style-name="ce1">
            <text:p>0.0379871516960951</text:p>
          </table:table-cell>
          <table:table-cell office:value-type="float" office:value="2.43730036213399" table:style-name="ce1">
            <text:p>2.43730036213399</text:p>
          </table:table-cell>
          <table:table-cell office:value-type="float" office:value="-0.0926447287656294" table:style-name="ce1">
            <text:p>-0.0926447287656294</text:p>
          </table:table-cell>
          <table:table-cell office:value-type="float" office:value="-0.0926447287656294" table:style-name="ce1">
            <text:p>-0.0926447287656294</text:p>
          </table:table-cell>
          <table:table-cell office:value-type="float" office:value="1.19011019872724" table:style-name="ce1">
            <text:p>1.1901101987272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L06512g" table:style-name="ce1">
            <text:p>CAGL0L06512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L06512g" table:style-name="ce1">
            <text:p>CAGL0L06512g</text:p>
          </table:table-cell>
          <table:table-cell office:value-type="string" office:value="YGR230W" table:style-name="ce1">
            <text:p>YGR230W</text:p>
          </table:table-cell>
          <table:table-cell office:value-type="string" office:value="S000003462" table:style-name="ce1">
            <text:p>S000003462</text:p>
          </table:table-cell>
          <table:table-cell office:value-type="string" office:value="YGR230W" table:style-name="ce1">
            <text:p>YGR230W</text:p>
          </table:table-cell>
          <table:table-cell office:value-type="string" office:value="BNS1" table:style-name="ce1">
            <text:p>BNS1</text:p>
          </table:table-cell>
          <table:table-cell office:value-type="string" office:value="Protein of unknown function; overexpression bypasses need for Spo12p, but not required for meiosis; BNS1 has a paralog, SPO12, that arose from the whole genome duplication" table:style-name="ce1">
            <text:p>Protein of unknown function; overexpression bypasses need for Spo12p, but not required for meiosis; BNS1 has a paralog, SPO12, that arose from the whole genome duplication</text:p>
          </table:table-cell>
        </table:table-row>
        <table:table-row>
          <table:table-cell office:value-type="string" office:value="CAGL0L06578g" table:style-name="ce1">
            <text:p>CAGL0L06578g</text:p>
          </table:table-cell>
          <table:table-cell office:value-type="string" office:value="" table:style-name="ce1">
            <text:p/>
          </table:table-cell>
          <table:table-cell office:value-type="string" office:value="Ortholog(s) have ubiquitin ligase activator activity" table:style-name="ce1">
            <text:p>Ortholog(s) have ubiquitin ligase activator activity</text:p>
          </table:table-cell>
          <table:table-cell office:value-type="float" office:value="0.931833333333333" table:style-name="ce1">
            <text:p>0.931833333333333</text:p>
          </table:table-cell>
          <table:table-cell office:value-type="float" office:value="0.000241481129691783" table:style-name="ce1">
            <text:p>0.000241481129691783</text:p>
          </table:table-cell>
          <table:table-cell office:value-type="float" office:value="1.92816666666667" table:style-name="ce1">
            <text:p>1.92816666666667</text:p>
          </table:table-cell>
          <table:table-cell office:value-type="float" office:value="6.68750702782055e-05" table:style-name="ce1">
            <text:p>6.68750702782055e-05</text:p>
          </table:table-cell>
          <table:table-cell office:value-type="float" office:value="1.92816666666667" table:style-name="ce1">
            <text:p>1.92816666666667</text:p>
          </table:table-cell>
          <table:table-cell office:value-type="float" office:value="6.68750702782055e-05" table:style-name="ce1">
            <text:p>6.68750702782055e-05</text:p>
          </table:table-cell>
          <table:table-cell office:value-type="float" office:value="0.0443333333333333" table:style-name="ce1">
            <text:p>0.0443333333333333</text:p>
          </table:table-cell>
          <table:table-cell office:value-type="float" office:value="0.877195548925933" table:style-name="ce1">
            <text:p>0.877195548925933</text:p>
          </table:table-cell>
          <table:table-cell office:value-type="float" office:value="1.03929063057672" table:style-name="ce1">
            <text:p>1.03929063057672</text:p>
          </table:table-cell>
          <table:table-cell office:value-type="float" office:value="2.47363518322515" table:style-name="ce1">
            <text:p>2.47363518322515</text:p>
          </table:table-cell>
          <table:table-cell office:value-type="float" office:value="2.47363518322515" table:style-name="ce1">
            <text:p>2.47363518322515</text:p>
          </table:table-cell>
          <table:table-cell office:value-type="float" office:value="-0.0333590495512724" table:style-name="ce1">
            <text:p>-0.0333590495512724</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L06578g" table:style-name="ce1">
            <text:p>CAGL0L06578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L06578g" table:style-name="ce1">
            <text:p>CAGL0L06578g</text:p>
          </table:table-cell>
          <table:table-cell office:value-type="string" office:value="YGR225W" table:style-name="ce1">
            <text:p>YGR225W</text:p>
          </table:table-cell>
          <table:table-cell office:value-type="string" office:value="S000003457" table:style-name="ce1">
            <text:p>S000003457</text:p>
          </table:table-cell>
          <table:table-cell office:value-type="string" office:value="YGR225W" table:style-name="ce1">
            <text:p>YGR225W</text:p>
          </table:table-cell>
          <table:table-cell office:value-type="string" office:value="AMA1" table:style-name="ce1">
            <text:p>AMA1</text:p>
          </table:table-cell>
          <table:table-cell office:value-type="string" office:value="Activator of meiotic anaphase promoting complex (APC/C); Cdc20p family member; required for initiation of spore wall assembly; required for Clb1p degradation during meiosis; prevents premature assembly of the meiosis I spindle, required for DSB induced prophase I arrest" table:style-name="ce1">
            <text:p>Activator of meiotic anaphase promoting complex (APC/C); Cdc20p family member; required for initiation of spore wall assembly; required for Clb1p degradation during meiosis; prevents premature assembly of the meiosis I spindle, required for DSB induced prophase I arrest</text:p>
          </table:table-cell>
        </table:table-row>
        <table:table-row>
          <table:table-cell office:value-type="string" office:value="CAGL0L06666g" table:style-name="ce1">
            <text:p>CAGL0L06666g</text:p>
          </table:table-cell>
          <table:table-cell office:value-type="string" office:value="YHB1" table:style-name="ce1">
            <text:p>YHB1</text:p>
          </table:table-cell>
          <table:table-cell office:value-type="string" office:value="Putative flavohemoglobin, involved in nitric oxide detoxification" table:style-name="ce1">
            <text:p>Putative flavohemoglobin, involved in nitric oxide detoxification</text:p>
          </table:table-cell>
          <table:table-cell office:value-type="float" office:value="-1.55616666666667" table:style-name="ce1">
            <text:p>-1.55616666666667</text:p>
          </table:table-cell>
          <table:table-cell office:value-type="float" office:value="0.00033812421625531" table:style-name="ce1">
            <text:p>0.00033812421625531</text:p>
          </table:table-cell>
          <table:table-cell office:value-type="float" office:value="-3.19616666666667" table:style-name="ce1">
            <text:p>-3.19616666666667</text:p>
          </table:table-cell>
          <table:table-cell office:value-type="float" office:value="2.88945554695095e-05" table:style-name="ce1">
            <text:p>2.88945554695095e-05</text:p>
          </table:table-cell>
          <table:table-cell office:value-type="float" office:value="-3.19616666666667" table:style-name="ce1">
            <text:p>-3.19616666666667</text:p>
          </table:table-cell>
          <table:table-cell office:value-type="float" office:value="2.88945554695095e-05" table:style-name="ce1">
            <text:p>2.88945554695095e-05</text:p>
          </table:table-cell>
          <table:table-cell office:value-type="float" office:value="-2.58466666666667" table:style-name="ce1">
            <text:p>-2.58466666666667</text:p>
          </table:table-cell>
          <table:table-cell office:value-type="float" office:value="0.000106714154383243" table:style-name="ce1">
            <text:p>0.000106714154383243</text:p>
          </table:table-cell>
          <table:table-cell office:value-type="float" office:value="-1.88729600140854" table:style-name="ce1">
            <text:p>-1.88729600140854</text:p>
          </table:table-cell>
          <table:table-cell office:value-type="float" office:value="-4.2950739335346" table:style-name="ce1">
            <text:p>-4.2950739335346</text:p>
          </table:table-cell>
          <table:table-cell office:value-type="float" office:value="-4.2950739335346" table:style-name="ce1">
            <text:p>-4.2950739335346</text:p>
          </table:table-cell>
          <table:table-cell office:value-type="float" office:value="-4.63274034658302" table:style-name="ce1">
            <text:p>-4.6327403465830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FLAVO HEMO PROTEIN" table:style-name="ce1">
            <text:p>FLAVO HEMO PROTEIN</text:p>
          </table:table-cell>
          <table:table-cell office:value-type="string" office:value="F3" table:style-name="ce1">
            <text:p>F3</text:p>
          </table:table-cell>
          <table:table-cell office:value-type="string" office:value="CAGL0L06666g" table:style-name="ce1">
            <text:p>CAGL0L06666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L06666g" table:style-name="ce1">
            <text:p>CAGL0L06666g</text:p>
          </table:table-cell>
          <table:table-cell office:value-type="string" office:value="YGR234W" table:style-name="ce1">
            <text:p>YGR234W</text:p>
          </table:table-cell>
          <table:table-cell office:value-type="string" office:value="S000003466" table:style-name="ce1">
            <text:p>S000003466</text:p>
          </table:table-cell>
          <table:table-cell office:value-type="string" office:value="YGR234W" table:style-name="ce1">
            <text:p>YGR234W</text:p>
          </table:table-cell>
          <table:table-cell office:value-type="string" office:value="YHB1" table:style-name="ce1">
            <text:p>YHB1</text:p>
          </table:table-cell>
          <table:table-cell office:value-type="string" office:value="Nitric oxide oxidoreductase; flavohemoglobin that plays role in oxidative and nitrosative stress responses; protects against nitration of cellular targets and against cell growth inhibition under aerobic or anaerobic conditions; yeast flavohemoglobin Yhb1p and human homolog neuroglobin NGB protect cells against alpha-synuclein cytotoxicity and aggregate formation; protein increases in abundance, relocalizes from nucleus to cytoplasmic foci upon DNA replication stress" table:style-name="ce1">
            <text:p>Nitric oxide oxidoreductase; flavohemoglobin that plays role in oxidative and nitrosative stress responses; protects against nitration of cellular targets and against cell growth inhibition under aerobic or anaerobic conditions; yeast flavohemoglobin Yhb1p and human homolog neuroglobin NGB protect cells against alpha-synuclein cytotoxicity and aggregate formation; protein increases in abundance, relocalizes from nucleus to cytoplasmic foci upon DNA replication stress</text:p>
          </table:table-cell>
        </table:table-row>
        <table:table-row>
          <table:table-cell office:value-type="string" office:value="CAGL0L06776g" table:style-name="ce1">
            <text:p>CAGL0L06776g</text:p>
          </table:table-cell>
          <table:table-cell office:value-type="string" office:value="" table:style-name="ce1">
            <text:p/>
          </table:table-cell>
          <table:table-cell office:value-type="string" office:value="Has domain(s) with predicted DNA-binding transcription factor activity, sequence-specific DNA binding, zinc ion binding activity and role in regulation of transcription, DNA-templated" table:style-name="ce1">
            <text:p>Has domain(s) with predicted DNA-binding transcription factor activity, sequence-specific DNA binding, zinc ion binding activity and role in regulation of transcription, DNA-templated</text:p>
          </table:table-cell>
          <table:table-cell office:value-type="float" office:value="-0.595166666666667" table:style-name="ce1">
            <text:p>-0.595166666666667</text:p>
          </table:table-cell>
          <table:table-cell office:value-type="float" office:value="0.0311873813897507" table:style-name="ce1">
            <text:p>0.0311873813897507</text:p>
          </table:table-cell>
          <table:table-cell office:value-type="float" office:value="1.888" table:style-name="ce1">
            <text:p>1.888</text:p>
          </table:table-cell>
          <table:table-cell office:value-type="float" office:value="0.00033717099048262" table:style-name="ce1">
            <text:p>0.00033717099048262</text:p>
          </table:table-cell>
          <table:table-cell office:value-type="float" office:value="1.888" table:style-name="ce1">
            <text:p>1.888</text:p>
          </table:table-cell>
          <table:table-cell office:value-type="float" office:value="0.00033717099048262" table:style-name="ce1">
            <text:p>0.00033717099048262</text:p>
          </table:table-cell>
          <table:table-cell office:value-type="float" office:value="-1.49733333333333" table:style-name="ce1">
            <text:p>-1.49733333333333</text:p>
          </table:table-cell>
          <table:table-cell office:value-type="float" office:value="0.00100708761383076" table:style-name="ce1">
            <text:p>0.00100708761383076</text:p>
          </table:table-cell>
          <table:table-cell office:value-type="float" office:value="-0.756890151996225" table:style-name="ce1">
            <text:p>-0.756890151996225</text:p>
          </table:table-cell>
          <table:table-cell office:value-type="float" office:value="2.42057921180971" table:style-name="ce1">
            <text:p>2.42057921180971</text:p>
          </table:table-cell>
          <table:table-cell office:value-type="float" office:value="2.42057921180971" table:style-name="ce1">
            <text:p>2.42057921180971</text:p>
          </table:table-cell>
          <table:table-cell office:value-type="float" office:value="-2.73047309782968" table:style-name="ce1">
            <text:p>-2.73047309782968</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GULATION" table:style-name="ce1">
            <text:p>REGULATION</text:p>
          </table:table-cell>
          <table:table-cell office:value-type="string" office:value="UNKNOWN" table:style-name="ce1">
            <text:p>UNKNOWN</text:p>
          </table:table-cell>
          <table:table-cell office:value-type="string" office:value="F2" table:style-name="ce1">
            <text:p>F2</text:p>
          </table:table-cell>
          <table:table-cell office:value-type="string" office:value="CAGL0L06776g" table:style-name="ce1">
            <text:p>CAGL0L06776g</text:p>
          </table:table-cell>
          <table:table-cell office:value-type="string" office:value="SWITCH" table:style-name="ce1">
            <text:p>SWITCH</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DOWN" table:style-name="ce1">
            <text:p>DOWN</text:p>
          </table:table-cell>
          <table:table-cell office:value-type="string" office:value="CAGL0L06776g" table:style-name="ce1">
            <text:p>CAGL0L06776g</text:p>
          </table:table-cell>
          <table:table-cell office:value-type="string" office:value="YMR136W" table:style-name="ce1">
            <text:p>YMR136W</text:p>
          </table:table-cell>
          <table:table-cell office:value-type="string" office:value="S000004744" table:style-name="ce1">
            <text:p>S000004744</text:p>
          </table:table-cell>
          <table:table-cell office:value-type="string" office:value="YMR136W" table:style-name="ce1">
            <text:p>YMR136W</text:p>
          </table:table-cell>
          <table:table-cell office:value-type="string" office:value="GAT2" table:style-name="ce1">
            <text:p>GAT2</text:p>
          </table:table-cell>
          <table:table-cell office:value-type="string" office:value="Protein containing GATA family zinc finger motifs; similar to Gln3p and Dal80p; expression repressed by leucine" table:style-name="ce1">
            <text:p>Protein containing GATA family zinc finger motifs; similar to Gln3p and Dal80p; expression repressed by leucine</text:p>
          </table:table-cell>
        </table:table-row>
        <table:table-row>
          <table:table-cell office:value-type="string" office:value="CAGL0L06864g" table:style-name="ce1">
            <text:p>CAGL0L06864g</text:p>
          </table:table-cell>
          <table:table-cell office:value-type="string" office:value="" table:style-name="ce1">
            <text:p/>
          </table:table-cell>
          <table:table-cell office:value-type="string" office:value="Putative protein related to ECM3; gene is downregulated in azole-resistant strain" table:style-name="ce1">
            <text:p>Putative protein related to ECM3; gene is downregulated in azole-resistant strain</text:p>
          </table:table-cell>
          <table:table-cell office:value-type="float" office:value="2.54183333333333" table:style-name="ce1">
            <text:p>2.54183333333333</text:p>
          </table:table-cell>
          <table:table-cell office:value-type="float" office:value="0.000387212608023673" table:style-name="ce1">
            <text:p>0.000387212608023673</text:p>
          </table:table-cell>
          <table:table-cell office:value-type="float" office:value="3.07983333333333" table:style-name="ce1">
            <text:p>3.07983333333333</text:p>
          </table:table-cell>
          <table:table-cell office:value-type="float" office:value="4.96182824837779e-06" table:style-name="ce1">
            <text:p>4.96182824837779e-06</text:p>
          </table:table-cell>
          <table:table-cell office:value-type="float" office:value="3.07983333333333" table:style-name="ce1">
            <text:p>3.07983333333333</text:p>
          </table:table-cell>
          <table:table-cell office:value-type="float" office:value="4.96182824837779e-06" table:style-name="ce1">
            <text:p>4.96182824837779e-06</text:p>
          </table:table-cell>
          <table:table-cell office:value-type="float" office:value="0.653333333333333" table:style-name="ce1">
            <text:p>0.653333333333333</text:p>
          </table:table-cell>
          <table:table-cell office:value-type="float" office:value="0.0306547546703164" table:style-name="ce1">
            <text:p>0.0306547546703164</text:p>
          </table:table-cell>
          <table:table-cell office:value-type="float" office:value="2.93310271960255" table:style-name="ce1">
            <text:p>2.93310271960255</text:p>
          </table:table-cell>
          <table:table-cell office:value-type="float" office:value="3.99486656281305" table:style-name="ce1">
            <text:p>3.99486656281305</text:p>
          </table:table-cell>
          <table:table-cell office:value-type="float" office:value="3.99486656281305" table:style-name="ce1">
            <text:p>3.99486656281305</text:p>
          </table:table-cell>
          <table:table-cell office:value-type="float" office:value="1.03207389449298" table:style-name="ce1">
            <text:p>1.0320738944929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L06864g" table:style-name="ce1">
            <text:p>CAGL0L06864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L06864g" table:style-name="ce1">
            <text:p>CAGL0L06864g</text:p>
          </table:table-cell>
          <table:table-cell office:value-type="string" office:value="YMR140W" table:style-name="ce1">
            <text:p>YMR140W</text:p>
          </table:table-cell>
          <table:table-cell office:value-type="string" office:value="S000004748" table:style-name="ce1">
            <text:p>S000004748</text:p>
          </table:table-cell>
          <table:table-cell office:value-type="string" office:value="YMR140W" table:style-name="ce1">
            <text:p>YMR140W</text:p>
          </table:table-cell>
          <table:table-cell office:value-type="string" office:value="SIP5" table:style-name="ce1">
            <text:p>SIP5</text:p>
          </table:table-cell>
          <table:table-cell office:value-type="string" office:value="Protein of unknown function; interacts with both the Reg1p/Glc7p phosphatase and the Snf1p kinase; forms cytoplasmic foci upon DNA replication stress" table:style-name="ce1">
            <text:p>Protein of unknown function; interacts with both the Reg1p/Glc7p phosphatase and the Snf1p kinase; forms cytoplasmic foci upon DNA replication stress</text:p>
          </table:table-cell>
        </table:table-row>
        <table:table-row>
          <table:table-cell office:value-type="string" office:value="CAGL0L07480g" table:style-name="ce1">
            <text:p>CAGL0L07480g</text:p>
          </table:table-cell>
          <table:table-cell office:value-type="string" office:value="" table:style-name="ce1">
            <text:p/>
          </table:table-cell>
          <table:table-cell office:value-type="string" office:value="Ortholog(s) have DNA-binding transcription factor activity, double-stranded DNA binding, sequence-specific DNA binding activity" table:style-name="ce1">
            <text:p>Ortholog(s) have DNA-binding transcription factor activity, double-stranded DNA binding, sequence-specific DNA binding activity</text:p>
          </table:table-cell>
          <table:table-cell office:value-type="float" office:value="2.28216666666667" table:style-name="ce1">
            <text:p>2.28216666666667</text:p>
          </table:table-cell>
          <table:table-cell office:value-type="float" office:value="1.59980643889588e-06" table:style-name="ce1">
            <text:p>1.59980643889588e-06</text:p>
          </table:table-cell>
          <table:table-cell office:value-type="float" office:value="1.12466666666667" table:style-name="ce1">
            <text:p>1.12466666666667</text:p>
          </table:table-cell>
          <table:table-cell office:value-type="float" office:value="0.000299943800006244" table:style-name="ce1">
            <text:p>0.000299943800006244</text:p>
          </table:table-cell>
          <table:table-cell office:value-type="float" office:value="1.12466666666667" table:style-name="ce1">
            <text:p>1.12466666666667</text:p>
          </table:table-cell>
          <table:table-cell office:value-type="float" office:value="0.000299943800006244" table:style-name="ce1">
            <text:p>0.000299943800006244</text:p>
          </table:table-cell>
          <table:table-cell office:value-type="float" office:value="-0.4045" table:style-name="ce1">
            <text:p>-0.4045</text:p>
          </table:table-cell>
          <table:table-cell office:value-type="float" office:value="0.077459734202317" table:style-name="ce1">
            <text:p>0.077459734202317</text:p>
          </table:table-cell>
          <table:table-cell office:value-type="float" office:value="2.6276618050371" table:style-name="ce1">
            <text:p>2.6276618050371</text:p>
          </table:table-cell>
          <table:table-cell office:value-type="float" office:value="1.41229560565737" table:style-name="ce1">
            <text:p>1.41229560565737</text:p>
          </table:table-cell>
          <table:table-cell office:value-type="float" office:value="1.41229560565737" table:style-name="ce1">
            <text:p>1.41229560565737</text:p>
          </table:table-cell>
          <table:table-cell office:value-type="float" office:value="-0.818583712471678" table:style-name="ce1">
            <text:p>-0.81858371247167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CRIPTIONAL REGULATOR" table:style-name="ce1">
            <text:p>TRANSCRIPTIONAL REGULATOR</text:p>
          </table:table-cell>
          <table:table-cell office:value-type="string" office:value="F2" table:style-name="ce1">
            <text:p>F2</text:p>
          </table:table-cell>
          <table:table-cell office:value-type="string" office:value="CAGL0L07480g" table:style-name="ce1">
            <text:p>CAGL0L07480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L07480g" table:style-name="ce1">
            <text:p>CAGL0L07480g</text:p>
          </table:table-cell>
          <table:table-cell office:value-type="string" office:value="YBR066C" table:style-name="ce1">
            <text:p>YBR066C</text:p>
          </table:table-cell>
          <table:table-cell office:value-type="string" office:value="S000000270" table:style-name="ce1">
            <text:p>S000000270</text:p>
          </table:table-cell>
          <table:table-cell office:value-type="string" office:value="YBR066C" table:style-name="ce1">
            <text:p>YBR066C</text:p>
          </table:table-cell>
          <table:table-cell office:value-type="string" office:value="NRG2" table:style-name="ce1">
            <text:p>NRG2</text:p>
          </table:table-cell>
          <table:table-cell office:value-type="string" office:value="Transcriptional repressor; mediates glucose repression and negatively regulates filamentous growth; activated in stochastic pulses of nuclear localization in response to low glucose" table:style-name="ce1">
            <text:p>Transcriptional repressor; mediates glucose repression and negatively regulates filamentous growth; activated in stochastic pulses of nuclear localization in response to low glucose</text:p>
          </table:table-cell>
        </table:table-row>
        <table:table-row>
          <table:table-cell office:value-type="string" office:value="CAGL0L07502g" table:style-name="ce1">
            <text:p>CAGL0L07502g</text:p>
          </table:table-cell>
          <table:table-cell office:value-type="string" office:value="" table:style-name="ce1">
            <text:p/>
          </table:table-cell>
          <table:table-cell office:value-type="string" office:value="Putative GPI-linked cell wall protein" table:style-name="ce1">
            <text:p>Putative GPI-linked cell wall protein</text:p>
          </table:table-cell>
          <table:table-cell office:value-type="float" office:value="0.3895" table:style-name="ce1">
            <text:p>0.3895</text:p>
          </table:table-cell>
          <table:table-cell office:value-type="float" office:value="0.139317706899781" table:style-name="ce1">
            <text:p>0.139317706899781</text:p>
          </table:table-cell>
          <table:table-cell office:value-type="float" office:value="-1.55966666666667" table:style-name="ce1">
            <text:p>-1.55966666666667</text:p>
          </table:table-cell>
          <table:table-cell office:value-type="float" office:value="0.0022774485519046" table:style-name="ce1">
            <text:p>0.0022774485519046</text:p>
          </table:table-cell>
          <table:table-cell office:value-type="float" office:value="-1.55966666666667" table:style-name="ce1">
            <text:p>-1.55966666666667</text:p>
          </table:table-cell>
          <table:table-cell office:value-type="float" office:value="0.0022774485519046" table:style-name="ce1">
            <text:p>0.0022774485519046</text:p>
          </table:table-cell>
          <table:table-cell office:value-type="float" office:value="1.5705" table:style-name="ce1">
            <text:p>1.5705</text:p>
          </table:table-cell>
          <table:table-cell office:value-type="float" office:value="0.00201068304845469" table:style-name="ce1">
            <text:p>0.00201068304845469</text:p>
          </table:table-cell>
          <table:table-cell office:value-type="float" office:value="0.401354343031168" table:style-name="ce1">
            <text:p>0.401354343031168</text:p>
          </table:table-cell>
          <table:table-cell office:value-type="float" office:value="-2.13342835955867" table:style-name="ce1">
            <text:p>-2.13342835955867</text:p>
          </table:table-cell>
          <table:table-cell office:value-type="float" office:value="-2.13342835955867" table:style-name="ce1">
            <text:p>-2.13342835955867</text:p>
          </table:table-cell>
          <table:table-cell office:value-type="float" office:value="2.6366380682958" table:style-name="ce1">
            <text:p>2.6366380682958</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L07502g" table:style-name="ce1">
            <text:p>CAGL0L07502g</text:p>
          </table:table-cell>
          <table:table-cell office:value-type="string" office:value="SWITCH" table:style-name="ce1">
            <text:p>SWITCH</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UP" table:style-name="ce1">
            <text:p>UP</text:p>
          </table:table-cell>
          <table:table-cell office:value-type="string" office:value="CAGL0L07502g" table:style-name="ce1">
            <text:p>CAGL0L07502g</text:p>
          </table:table-cell>
          <table:table-cell office:value-type="string" office:value="YBR067C" table:style-name="ce1">
            <text:p>YBR067C</text:p>
          </table:table-cell>
          <table:table-cell office:value-type="string" office:value="S000000271" table:style-name="ce1">
            <text:p>S000000271</text:p>
          </table:table-cell>
          <table:table-cell office:value-type="string" office:value="YBR067C" table:style-name="ce1">
            <text:p>YBR067C</text:p>
          </table:table-cell>
          <table:table-cell office:value-type="string" office:value="TIP1" table:style-name="ce1">
            <text:p>TIP1</text:p>
          </table:table-cell>
          <table:table-cell office:value-type="string" office:value="Major cell wall mannoprotein with possible lipase activity; transcription is induced by heat- and cold-shock; member of the Srp1p/Tip1p family of serine-alanine-rich proteins" table:style-name="ce1">
            <text:p>Major cell wall mannoprotein with possible lipase activity; transcription is induced by heat- and cold-shock; member of the Srp1p/Tip1p family of serine-alanine-rich proteins</text:p>
          </table:table-cell>
        </table:table-row>
        <table:table-row>
          <table:table-cell office:value-type="string" office:value="CAGL0L07546g" table:style-name="ce1">
            <text:p>CAGL0L07546g</text:p>
          </table:table-cell>
          <table:table-cell office:value-type="string" office:value="" table:style-name="ce1">
            <text:p/>
          </table:table-cell>
          <table:table-cell office:value-type="string" office:value="Ortholog(s) have amino acid transmembrane transporter activity and role in amino acid transport, transmembrane transport" table:style-name="ce1">
            <text:p>Ortholog(s) have amino acid transmembrane transporter activity and role in amino acid transport, transmembrane transport</text:p>
          </table:table-cell>
          <table:table-cell office:value-type="float" office:value="-0.3465" table:style-name="ce1">
            <text:p>-0.3465</text:p>
          </table:table-cell>
          <table:table-cell office:value-type="float" office:value="0.231114728581883" table:style-name="ce1">
            <text:p>0.231114728581883</text:p>
          </table:table-cell>
          <table:table-cell office:value-type="float" office:value="0.929416666666667" table:style-name="ce1">
            <text:p>0.929416666666667</text:p>
          </table:table-cell>
          <table:table-cell office:value-type="float" office:value="0.00180561828406924" table:style-name="ce1">
            <text:p>0.00180561828406924</text:p>
          </table:table-cell>
          <table:table-cell office:value-type="float" office:value="0.929416666666667" table:style-name="ce1">
            <text:p>0.929416666666667</text:p>
          </table:table-cell>
          <table:table-cell office:value-type="float" office:value="0.00180561828406924" table:style-name="ce1">
            <text:p>0.00180561828406924</text:p>
          </table:table-cell>
          <table:table-cell office:value-type="float" office:value="1.24833333333333" table:style-name="ce1">
            <text:p>1.24833333333333</text:p>
          </table:table-cell>
          <table:table-cell office:value-type="float" office:value="0.000664401040508603" table:style-name="ce1">
            <text:p>0.000664401040508603</text:p>
          </table:table-cell>
          <table:table-cell office:value-type="float" office:value="-0.464388326237784" table:style-name="ce1">
            <text:p>-0.464388326237784</text:p>
          </table:table-cell>
          <table:table-cell office:value-type="float" office:value="1.15439074875618" table:style-name="ce1">
            <text:p>1.15439074875618</text:p>
          </table:table-cell>
          <table:table-cell office:value-type="float" office:value="1.15439074875618" table:style-name="ce1">
            <text:p>1.15439074875618</text:p>
          </table:table-cell>
          <table:table-cell office:value-type="float" office:value="2.07301412717989" table:style-name="ce1">
            <text:p>2.0730141271798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L07546g" table:style-name="ce1">
            <text:p>CAGL0L07546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L07546g" table:style-name="ce1">
            <text:p>CAGL0L07546g</text:p>
          </table:table-cell>
          <table:table-cell office:value-type="string" office:value="YDR046C" table:style-name="ce1">
            <text:p>YDR046C</text:p>
          </table:table-cell>
          <table:table-cell office:value-type="string" office:value="S000002453" table:style-name="ce1">
            <text:p>S000002453</text:p>
          </table:table-cell>
          <table:table-cell office:value-type="string" office:value="YDR046C" table:style-name="ce1">
            <text:p>YDR046C</text:p>
          </table:table-cell>
          <table:table-cell office:value-type="string" office:value="BAP3" table:style-name="ce1">
            <text:p>BAP3</text:p>
          </table:table-cell>
          <table:table-cell office:value-type="string" office:value="Amino acid permease; involved in uptake of cysteine, leucine, isoleucine and valine; BAP3 has a paralog, BAP2, that arose from the whole genome duplication" table:style-name="ce1">
            <text:p>Amino acid permease; involved in uptake of cysteine, leucine, isoleucine and valine; BAP3 has a paralog, BAP2, that arose from the whole genome duplication</text:p>
          </table:table-cell>
        </table:table-row>
        <table:table-row>
          <table:table-cell office:value-type="string" office:value="CAGL0L08114g" table:style-name="ce1">
            <text:p>CAGL0L08114g</text:p>
          </table:table-cell>
          <table:table-cell office:value-type="string" office:value="" table:style-name="ce1">
            <text:p/>
          </table:table-cell>
          <table:table-cell office:value-type="string" office:value="Has domain(s) with predicted structural constituent of ribosome activity, role in translation and ribosome localization" table:style-name="ce1">
            <text:p>Has domain(s) with predicted structural constituent of ribosome activity, role in translation and ribosome localization</text:p>
          </table:table-cell>
          <table:table-cell office:value-type="float" office:value="-1.81083333333333" table:style-name="ce1">
            <text:p>-1.81083333333333</text:p>
          </table:table-cell>
          <table:table-cell office:value-type="float" office:value="0.000198954403943043" table:style-name="ce1">
            <text:p>0.000198954403943043</text:p>
          </table:table-cell>
          <table:table-cell office:value-type="float" office:value="-1.44383333333333" table:style-name="ce1">
            <text:p>-1.44383333333333</text:p>
          </table:table-cell>
          <table:table-cell office:value-type="float" office:value="6.40516250621649e-05" table:style-name="ce1">
            <text:p>6.40516250621649e-05</text:p>
          </table:table-cell>
          <table:table-cell office:value-type="float" office:value="-1.44383333333333" table:style-name="ce1">
            <text:p>-1.44383333333333</text:p>
          </table:table-cell>
          <table:table-cell office:value-type="float" office:value="6.40516250621649e-05" table:style-name="ce1">
            <text:p>6.40516250621649e-05</text:p>
          </table:table-cell>
          <table:table-cell office:value-type="float" office:value="-0.905833333333333" table:style-name="ce1">
            <text:p>-0.905833333333333</text:p>
          </table:table-cell>
          <table:table-cell office:value-type="float" office:value="0.00121557639834186" table:style-name="ce1">
            <text:p>0.00121557639834186</text:p>
          </table:table-cell>
          <table:table-cell office:value-type="float" office:value="-2.1868555119708" table:style-name="ce1">
            <text:p>-2.1868555119708</text:p>
          </table:table-cell>
          <table:table-cell office:value-type="float" office:value="-1.98042462456394" table:style-name="ce1">
            <text:p>-1.98042462456394</text:p>
          </table:table-cell>
          <table:table-cell office:value-type="float" office:value="-1.98042462456394" table:style-name="ce1">
            <text:p>-1.98042462456394</text:p>
          </table:table-cell>
          <table:table-cell office:value-type="float" office:value="-1.69565604298211" table:style-name="ce1">
            <text:p>-1.6956560429821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L08114g" table:style-name="ce1">
            <text:p>CAGL0L08114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L08114g" table:style-name="ce1">
            <text:p>CAGL0L08114g</text:p>
          </table:table-cell>
          <table:table-cell office:value-type="string" office:value="YJL190C" table:style-name="ce1">
            <text:p>YJL190C</text:p>
          </table:table-cell>
          <table:table-cell office:value-type="string" office:value="S000003726" table:style-name="ce1">
            <text:p>S000003726</text:p>
          </table:table-cell>
          <table:table-cell office:value-type="string" office:value="YJL190C" table:style-name="ce1">
            <text:p>YJL190C</text:p>
          </table:table-cell>
          <table:table-cell office:value-type="string" office:value="RPS22A" table:style-name="ce1">
            <text:p>RPS22A</text:p>
          </table:table-cell>
          <table:table-cell office:value-type="string" office:value="Protein component of the small (40S) ribosomal subunit; homologous to mammalian ribosomal protein S15A and bacterial S8; RPS22A has a paralog, RPS22B, that arose from the whole genome duplication" table:style-name="ce1">
            <text:p>Protein component of the small (40S) ribosomal subunit; homologous to mammalian ribosomal protein S15A and bacterial S8; RPS22A has a paralog, RPS22B, that arose from the whole genome duplication</text:p>
          </table:table-cell>
        </table:table-row>
        <table:table-row>
          <table:table-cell office:value-type="string" office:value="CAGL0L08118g" table:style-name="ce1">
            <text:p>CAGL0L08118g</text:p>
          </table:table-cell>
          <table:table-cell office:value-type="string" office:value="" table:style-name="ce1">
            <text:p/>
          </table:table-cell>
          <table:table-cell office:value-type="string" office:value="Ortholog(s) have mRNA binding activity, role in maturation of SSU-rRNA from tricistronic rRNA transcript (SSU-rRNA, 5.8S rRNA, LSU-rRNA), ribosomal small subunit assembly and small-subunit processome localization" table:style-name="ce1">
            <text:p>Ortholog(s) have mRNA binding activity, role in maturation of SSU-rRNA from tricistronic rRNA transcript (SSU-rRNA, 5.8S rRNA, LSU-rRNA), ribosomal small subunit assembly and small-subunit processome localization</text:p>
          </table:table-cell>
          <table:table-cell office:value-type="float" office:value="-1.79033333333333" table:style-name="ce1">
            <text:p>-1.79033333333333</text:p>
          </table:table-cell>
          <table:table-cell office:value-type="float" office:value="0.000110032816731636" table:style-name="ce1">
            <text:p>0.000110032816731636</text:p>
          </table:table-cell>
          <table:table-cell office:value-type="float" office:value="-1.52675" table:style-name="ce1">
            <text:p>-1.52675</text:p>
          </table:table-cell>
          <table:table-cell office:value-type="float" office:value="7.70409562320056e-05" table:style-name="ce1">
            <text:p>7.70409562320056e-05</text:p>
          </table:table-cell>
          <table:table-cell office:value-type="float" office:value="-1.52675" table:style-name="ce1">
            <text:p>-1.52675</text:p>
          </table:table-cell>
          <table:table-cell office:value-type="float" office:value="7.70409562320056e-05" table:style-name="ce1">
            <text:p>7.70409562320056e-05</text:p>
          </table:table-cell>
          <table:table-cell office:value-type="float" office:value="-1.34366666666667" table:style-name="ce1">
            <text:p>-1.34366666666667</text:p>
          </table:table-cell>
          <table:table-cell office:value-type="float" office:value="0.000236786460755784" table:style-name="ce1">
            <text:p>0.000236786460755784</text:p>
          </table:table-cell>
          <table:table-cell office:value-type="float" office:value="-2.16274175555774" table:style-name="ce1">
            <text:p>-2.16274175555774</text:p>
          </table:table-cell>
          <table:table-cell office:value-type="float" office:value="-2.08994888090909" table:style-name="ce1">
            <text:p>-2.08994888090909</text:p>
          </table:table-cell>
          <table:table-cell office:value-type="float" office:value="-2.08994888090909" table:style-name="ce1">
            <text:p>-2.08994888090909</text:p>
          </table:table-cell>
          <table:table-cell office:value-type="float" office:value="-2.46163643269317" table:style-name="ce1">
            <text:p>-2.46163643269317</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L08118g" table:style-name="ce1">
            <text:p>CAGL0L08118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L08118g" table:style-name="ce1">
            <text:p>CAGL0L08118g</text:p>
          </table:table-cell>
          <table:table-cell office:value-type="string" office:value="YCR031C" table:style-name="ce1">
            <text:p>YCR031C</text:p>
          </table:table-cell>
          <table:table-cell office:value-type="string" office:value="S000000627" table:style-name="ce1">
            <text:p>S000000627</text:p>
          </table:table-cell>
          <table:table-cell office:value-type="string" office:value="YCR031C" table:style-name="ce1">
            <text:p>YCR031C</text:p>
          </table:table-cell>
          <table:table-cell office:value-type="string" office:value="RPS14A" table:style-name="ce1">
            <text:p>RPS14A</text:p>
          </table:table-cell>
          <table:table-cell office:value-type="string" office:value="Protein component of the small (40S) ribosomal subunit; required for ribosome assembly and 20S pre-rRNA processing; mutations confer cryptopleurine resistance; homologous to mammalian ribosomal protein S14 and bacterial S11; RPS14A has a paralog, RPS14B, that arose from the whole genome duplication" table:style-name="ce1">
            <text:p>Protein component of the small (40S) ribosomal subunit; required for ribosome assembly and 20S pre-rRNA processing; mutations confer cryptopleurine resistance; homologous to mammalian ribosomal protein S14 and bacterial S11; RPS14A has a paralog, RPS14B, that arose from the whole genome duplication</text:p>
          </table:table-cell>
        </table:table-row>
        <table:table-row>
          <table:table-cell office:value-type="string" office:value="CAGL0L08184g" table:style-name="ce1">
            <text:p>CAGL0L08184g</text:p>
          </table:table-cell>
          <table:table-cell office:value-type="string" office:value="FEN1" table:style-name="ce1">
            <text:p>FEN1</text:p>
          </table:table-cell>
          <table:table-cell office:value-type="string" office:value="Predicted fatty acid elongase with role in sphingolipid biosynthetic process; mutants show reduced sensitivity to caspofungin and increased sensitivity to micafungin" table:style-name="ce1">
            <text:p>Predicted fatty acid elongase with role in sphingolipid biosynthetic process; mutants show reduced sensitivity to caspofungin and increased sensitivity to micafungin</text:p>
          </table:table-cell>
          <table:table-cell office:value-type="float" office:value="-1.54583333333333" table:style-name="ce1">
            <text:p>-1.54583333333333</text:p>
          </table:table-cell>
          <table:table-cell office:value-type="float" office:value="8.79937134830525e-05" table:style-name="ce1">
            <text:p>8.79937134830525e-05</text:p>
          </table:table-cell>
          <table:table-cell office:value-type="float" office:value="-2.06441666666667" table:style-name="ce1">
            <text:p>-2.06441666666667</text:p>
          </table:table-cell>
          <table:table-cell office:value-type="float" office:value="2.42161070339895e-05" table:style-name="ce1">
            <text:p>2.42161070339895e-05</text:p>
          </table:table-cell>
          <table:table-cell office:value-type="float" office:value="-2.06441666666667" table:style-name="ce1">
            <text:p>-2.06441666666667</text:p>
          </table:table-cell>
          <table:table-cell office:value-type="float" office:value="2.42161070339895e-05" table:style-name="ce1">
            <text:p>2.42161070339895e-05</text:p>
          </table:table-cell>
          <table:table-cell office:value-type="float" office:value="-0.693666666666667" table:style-name="ce1">
            <text:p>-0.693666666666667</text:p>
          </table:table-cell>
          <table:table-cell office:value-type="float" office:value="0.0206008249520503" table:style-name="ce1">
            <text:p>0.0206008249520503</text:p>
          </table:table-cell>
          <table:table-cell office:value-type="float" office:value="-1.87514109980195" table:style-name="ce1">
            <text:p>-1.87514109980195</text:p>
          </table:table-cell>
          <table:table-cell office:value-type="float" office:value="-2.80015039039543" table:style-name="ce1">
            <text:p>-2.80015039039543</text:p>
          </table:table-cell>
          <table:table-cell office:value-type="float" office:value="-2.80015039039543" table:style-name="ce1">
            <text:p>-2.80015039039543</text:p>
          </table:table-cell>
          <table:table-cell office:value-type="float" office:value="-1.32447483395957" table:style-name="ce1">
            <text:p>-1.32447483395957</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FATTY ACID AND LIPIDS" table:style-name="ce1">
            <text:p>FATTY ACID AND LIPIDS</text:p>
          </table:table-cell>
          <table:table-cell office:value-type="string" office:value="F1" table:style-name="ce1">
            <text:p>F1</text:p>
          </table:table-cell>
          <table:table-cell office:value-type="string" office:value="CAGL0L08184g" table:style-name="ce1">
            <text:p>CAGL0L08184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L08184g" table:style-name="ce1">
            <text:p>CAGL0L08184g</text:p>
          </table:table-cell>
          <table:table-cell office:value-type="string" office:value="YCR034W" table:style-name="ce1">
            <text:p>YCR034W</text:p>
          </table:table-cell>
          <table:table-cell office:value-type="string" office:value="S000000630" table:style-name="ce1">
            <text:p>S000000630</text:p>
          </table:table-cell>
          <table:table-cell office:value-type="string" office:value="YCR034W" table:style-name="ce1">
            <text:p>YCR034W</text:p>
          </table:table-cell>
          <table:table-cell office:value-type="string" office:value="ELO2" table:style-name="ce1">
            <text:p>ELO2</text:p>
          </table:table-cell>
          <table:table-cell office:value-type="string" office:value="Fatty acid elongase, involved in sphingolipid biosynthesis; acts on fatty acids of up to 24 carbons in length; mutations have regulatory effects on 1,3-beta-glucan synthase, vacuolar ATPase, and the secretory pathway; ELO2 has a paralog, ELO1, that arose from the whole genome duplication; lethality of the elo2 elo3 double null mutation is functionally complemented by human ELOVL1 and weakly complemented by human ELOVL3 or ELOV7" table:style-name="ce1">
            <text:p>Fatty acid elongase, involved in sphingolipid biosynthesis; acts on fatty acids of up to 24 carbons in length; mutations have regulatory effects on 1,3-beta-glucan synthase, vacuolar ATPase, and the secretory pathway; ELO2 has a paralog, ELO1, that arose from the whole genome duplication; lethality of the elo2 elo3 double null mutation is functionally complemented by human ELOVL1 and weakly complemented by human ELOVL3 or ELOV7</text:p>
          </table:table-cell>
        </table:table-row>
        <table:table-row>
          <table:table-cell office:value-type="string" office:value="CAGL0L08294g" table:style-name="ce1">
            <text:p>CAGL0L08294g</text:p>
          </table:table-cell>
          <table:table-cell office:value-type="string" office:value="" table:style-name="ce1">
            <text:p/>
          </table:table-cell>
          <table:table-cell office:value-type="string" office:value="Ortholog(s) have role in axial cellular bud site selection and cell division site, cellular bud neck, cellular bud neck septin ring, incipient cellular bud site, integral component of plasma membrane localization" table:style-name="ce1">
            <text:p>Ortholog(s) have role in axial cellular bud site selection and cell division site, cellular bud neck, cellular bud neck septin ring, incipient cellular bud site, integral component of plasma membrane localization</text:p>
          </table:table-cell>
          <table:table-cell office:value-type="float" office:value="-0.391833333333333" table:style-name="ce1">
            <text:p>-0.391833333333333</text:p>
          </table:table-cell>
          <table:table-cell office:value-type="float" office:value="0.0452857529144575" table:style-name="ce1">
            <text:p>0.0452857529144575</text:p>
          </table:table-cell>
          <table:table-cell office:value-type="float" office:value="-0.452166666666667" table:style-name="ce1">
            <text:p>-0.452166666666667</text:p>
          </table:table-cell>
          <table:table-cell office:value-type="float" office:value="0.041758039266725" table:style-name="ce1">
            <text:p>0.041758039266725</text:p>
          </table:table-cell>
          <table:table-cell office:value-type="float" office:value="-0.452166666666667" table:style-name="ce1">
            <text:p>-0.452166666666667</text:p>
          </table:table-cell>
          <table:table-cell office:value-type="float" office:value="0.041758039266725" table:style-name="ce1">
            <text:p>0.041758039266725</text:p>
          </table:table-cell>
          <table:table-cell office:value-type="float" office:value="1.26816666666667" table:style-name="ce1">
            <text:p>1.26816666666667</text:p>
          </table:table-cell>
          <table:table-cell office:value-type="float" office:value="0.000245160471791209" table:style-name="ce1">
            <text:p>0.000245160471791209</text:p>
          </table:table-cell>
          <table:table-cell office:value-type="float" office:value="-0.517713055866668" table:style-name="ce1">
            <text:p>-0.517713055866668</text:p>
          </table:table-cell>
          <table:table-cell office:value-type="float" office:value="-0.670536533601847" table:style-name="ce1">
            <text:p>-0.670536533601847</text:p>
          </table:table-cell>
          <table:table-cell office:value-type="float" office:value="-0.670536533601847" table:style-name="ce1">
            <text:p>-0.670536533601847</text:p>
          </table:table-cell>
          <table:table-cell office:value-type="float" office:value="2.10771213493612" table:style-name="ce1">
            <text:p>2.1077121349361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L08294g" table:style-name="ce1">
            <text:p>CAGL0L0829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L08294g" table:style-name="ce1">
            <text:p>CAGL0L08294g</text:p>
          </table:table-cell>
          <table:table-cell office:value-type="string" office:value="YIL140W" table:style-name="ce1">
            <text:p>YIL140W</text:p>
          </table:table-cell>
          <table:table-cell office:value-type="string" office:value="S000001402" table:style-name="ce1">
            <text:p>S000001402</text:p>
          </table:table-cell>
          <table:table-cell office:value-type="string" office:value="YIL140W" table:style-name="ce1">
            <text:p>YIL140W</text:p>
          </table:table-cell>
          <table:table-cell office:value-type="string" office:value="AXL2" table:style-name="ce1">
            <text:p>AXL2</text:p>
          </table:table-cell>
          <table:table-cell office:value-type="string" office:value="Integral plasma membrane protein; required for axial budding in haploid cells; localizes to the incipient bud site and bud neck; glycosylated by Pmt4p; potential Cdc28p substrate" table:style-name="ce1">
            <text:p>Integral plasma membrane protein; required for axial budding in haploid cells; localizes to the incipient bud site and bud neck; glycosylated by Pmt4p; potential Cdc28p substrate</text:p>
          </table:table-cell>
        </table:table-row>
        <table:table-row>
          <table:table-cell office:value-type="string" office:value="CAGL0L08426g" table:style-name="ce1">
            <text:p>CAGL0L08426g</text:p>
          </table:table-cell>
          <table:table-cell office:value-type="string" office:value="SUE1" table:style-name="ce1">
            <text:p>SUE1</text:p>
          </table:table-cell>
          <table:table-cell office:value-type="string" office:value="Ortholog(s) have role in protein catabolic process and mitochondrial envelope localization" table:style-name="ce1">
            <text:p>Ortholog(s) have role in protein catabolic process and mitochondrial envelope localization</text:p>
          </table:table-cell>
          <table:table-cell office:value-type="float" office:value="1.79716666666667" table:style-name="ce1">
            <text:p>1.79716666666667</text:p>
          </table:table-cell>
          <table:table-cell office:value-type="float" office:value="0.00986658551091025" table:style-name="ce1">
            <text:p>0.00986658551091025</text:p>
          </table:table-cell>
          <table:table-cell office:value-type="float" office:value="0.433166666666667" table:style-name="ce1">
            <text:p>0.433166666666667</text:p>
          </table:table-cell>
          <table:table-cell office:value-type="float" office:value="0.222388152414404" table:style-name="ce1">
            <text:p>0.222388152414404</text:p>
          </table:table-cell>
          <table:table-cell office:value-type="float" office:value="0.433166666666667" table:style-name="ce1">
            <text:p>0.433166666666667</text:p>
          </table:table-cell>
          <table:table-cell office:value-type="float" office:value="0.222388152414404" table:style-name="ce1">
            <text:p>0.222388152414404</text:p>
          </table:table-cell>
          <table:table-cell office:value-type="float" office:value="0.0621666666666669" table:style-name="ce1">
            <text:p>0.0621666666666669</text:p>
          </table:table-cell>
          <table:table-cell office:value-type="float" office:value="0.885783488934616" table:style-name="ce1">
            <text:p>0.885783488934616</text:p>
          </table:table-cell>
          <table:table-cell office:value-type="float" office:value="2.05716561672808" table:style-name="ce1">
            <text:p>2.05716561672808</text:p>
          </table:table-cell>
          <table:table-cell office:value-type="float" office:value="0.498896330127672" table:style-name="ce1">
            <text:p>0.498896330127672</text:p>
          </table:table-cell>
          <table:table-cell office:value-type="float" office:value="0.498896330127672" table:style-name="ce1">
            <text:p>0.498896330127672</text:p>
          </table:table-cell>
          <table:table-cell office:value-type="float" office:value="-0.00216000056037565" table:style-name="ce1">
            <text:p>-0.0021600005603756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ENERGY PRODUCTION (RESPIRATORY)" table:style-name="ce1">
            <text:p>ENERGY PRODUCTION (RESPIRATORY)</text:p>
          </table:table-cell>
          <table:table-cell office:value-type="string" office:value="F1" table:style-name="ce1">
            <text:p>F1</text:p>
          </table:table-cell>
          <table:table-cell office:value-type="string" office:value="CAGL0L08426g" table:style-name="ce1">
            <text:p>CAGL0L08426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L08426g" table:style-name="ce1">
            <text:p>CAGL0L08426g</text:p>
          </table:table-cell>
          <table:table-cell office:value-type="string" office:value="YPR151C" table:style-name="ce1">
            <text:p>YPR151C</text:p>
          </table:table-cell>
          <table:table-cell office:value-type="string" office:value="S000006355" table:style-name="ce1">
            <text:p>S000006355</text:p>
          </table:table-cell>
          <table:table-cell office:value-type="string" office:value="YPR151C" table:style-name="ce1">
            <text:p>YPR151C</text:p>
          </table:table-cell>
          <table:table-cell office:value-type="string" office:value="SUE1" table:style-name="ce1">
            <text:p>SUE1</text:p>
          </table:table-cell>
          <table:table-cell office:value-type="string" office:value="Protein required for degradation of unstable forms of cytochrome c; located in the mitochondria" table:style-name="ce1">
            <text:p>Protein required for degradation of unstable forms of cytochrome c; located in the mitochondria</text:p>
          </table:table-cell>
        </table:table-row>
        <table:table-row>
          <table:table-cell office:value-type="string" office:value="CAGL0L08756g" table:style-name="ce1">
            <text:p>CAGL0L08756g</text:p>
          </table:table-cell>
          <table:table-cell office:value-type="string" office:value="" table:style-name="ce1">
            <text:p/>
          </table:table-cell>
          <table:table-cell office:value-type="string" office:value="Ortholog(s) have role in maturation of SSU-rRNA from tricistronic rRNA transcript (SSU-rRNA, 5.8S rRNA, LSU-rRNA) and nucleus, preribosome, small subunit precursor localization" table:style-name="ce1">
            <text:p>Ortholog(s) have role in maturation of SSU-rRNA from tricistronic rRNA transcript (SSU-rRNA, 5.8S rRNA, LSU-rRNA) and nucleus, preribosome, small subunit precursor localization</text:p>
          </table:table-cell>
          <table:table-cell office:value-type="float" office:value="-1.25083333333333" table:style-name="ce1">
            <text:p>-1.25083333333333</text:p>
          </table:table-cell>
          <table:table-cell office:value-type="float" office:value="0.000664559870575672" table:style-name="ce1">
            <text:p>0.000664559870575672</text:p>
          </table:table-cell>
          <table:table-cell office:value-type="float" office:value="-1.05466666666667" table:style-name="ce1">
            <text:p>-1.05466666666667</text:p>
          </table:table-cell>
          <table:table-cell office:value-type="float" office:value="0.000400684880331216" table:style-name="ce1">
            <text:p>0.000400684880331216</text:p>
          </table:table-cell>
          <table:table-cell office:value-type="float" office:value="-1.05466666666667" table:style-name="ce1">
            <text:p>-1.05466666666667</text:p>
          </table:table-cell>
          <table:table-cell office:value-type="float" office:value="0.000400684880331216" table:style-name="ce1">
            <text:p>0.000400684880331216</text:p>
          </table:table-cell>
          <table:table-cell office:value-type="float" office:value="-1.1185" table:style-name="ce1">
            <text:p>-1.1185</text:p>
          </table:table-cell>
          <table:table-cell office:value-type="float" office:value="0.000683315281925303" table:style-name="ce1">
            <text:p>0.000683315281925303</text:p>
          </table:table-cell>
          <table:table-cell office:value-type="float" office:value="-1.52813826361399" table:style-name="ce1">
            <text:p>-1.52813826361399</text:p>
          </table:table-cell>
          <table:table-cell office:value-type="float" office:value="-1.46637610483344" table:style-name="ce1">
            <text:p>-1.46637610483344</text:p>
          </table:table-cell>
          <table:table-cell office:value-type="float" office:value="-1.46637610483344" table:style-name="ce1">
            <text:p>-1.46637610483344</text:p>
          </table:table-cell>
          <table:table-cell office:value-type="float" office:value="-2.06771199169597" table:style-name="ce1">
            <text:p>-2.0677119916959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L08756g" table:style-name="ce1">
            <text:p>CAGL0L08756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L08756g" table:style-name="ce1">
            <text:p>CAGL0L08756g</text:p>
          </table:table-cell>
          <table:table-cell office:value-type="string" office:value="YPL012W" table:style-name="ce1">
            <text:p>YPL012W</text:p>
          </table:table-cell>
          <table:table-cell office:value-type="string" office:value="S000005933" table:style-name="ce1">
            <text:p>S000005933</text:p>
          </table:table-cell>
          <table:table-cell office:value-type="string" office:value="YPL012W" table:style-name="ce1">
            <text:p>YPL012W</text:p>
          </table:table-cell>
          <table:table-cell office:value-type="string" office:value="RRP12" table:style-name="ce1">
            <text:p>RRP12</text:p>
          </table:table-cell>
          <table:table-cell office:value-type="string" office:value="Protein required for export of the ribosomal subunits; associates with the RNA components of the pre-ribosomes; has a role in nuclear import in association with Pse1p; also plays a role in the cell cycle and the DNA damage response; contains HEAT-repeats" table:style-name="ce1">
            <text:p>Protein required for export of the ribosomal subunits; associates with the RNA components of the pre-ribosomes; has a role in nuclear import in association with Pse1p; also plays a role in the cell cycle and the DNA damage response; contains HEAT-repeats</text:p>
          </table:table-cell>
        </table:table-row>
        <table:table-row>
          <table:table-cell office:value-type="string" office:value="CAGL0L09020g" table:style-name="ce1">
            <text:p>CAGL0L09020g</text:p>
          </table:table-cell>
          <table:table-cell office:value-type="string" office:value="" table:style-name="ce1">
            <text:p/>
          </table:table-cell>
          <table:table-cell office:value-type="string" office:value="Ortholog(s) have role in ATP export, carbon catabolite repression of transcription from RNA polymerase II promoter by glucose, cellular response to alkaline pH and cellular response to lithium ion, more" table:style-name="ce1">
            <text:p>Ortholog(s) have role in ATP export, carbon catabolite repression of transcription from RNA polymerase II promoter by glucose, cellular response to alkaline pH and cellular response to lithium ion, more</text:p>
          </table:table-cell>
          <table:table-cell office:value-type="float" office:value="0.274" table:style-name="ce1">
            <text:p>0.274</text:p>
          </table:table-cell>
          <table:table-cell office:value-type="float" office:value="0.104648613835545" table:style-name="ce1">
            <text:p>0.104648613835545</text:p>
          </table:table-cell>
          <table:table-cell office:value-type="float" office:value="0.145833333333333" table:style-name="ce1">
            <text:p>0.145833333333333</text:p>
          </table:table-cell>
          <table:table-cell office:value-type="float" office:value="0.513556934948016" table:style-name="ce1">
            <text:p>0.513556934948016</text:p>
          </table:table-cell>
          <table:table-cell office:value-type="float" office:value="0.145833333333333" table:style-name="ce1">
            <text:p>0.145833333333333</text:p>
          </table:table-cell>
          <table:table-cell office:value-type="float" office:value="0.513556934948016" table:style-name="ce1">
            <text:p>0.513556934948016</text:p>
          </table:table-cell>
          <table:table-cell office:value-type="float" office:value="1.27866666666667" table:style-name="ce1">
            <text:p>1.27866666666667</text:p>
          </table:table-cell>
          <table:table-cell office:value-type="float" office:value="0.000247358032996358" table:style-name="ce1">
            <text:p>0.000247358032996358</text:p>
          </table:table-cell>
          <table:table-cell office:value-type="float" office:value="0.265493910557575" table:style-name="ce1">
            <text:p>0.265493910557575</text:p>
          </table:table-cell>
          <table:table-cell office:value-type="float" office:value="0.119359007637143" table:style-name="ce1">
            <text:p>0.119359007637143</text:p>
          </table:table-cell>
          <table:table-cell office:value-type="float" office:value="0.119359007637143" table:style-name="ce1">
            <text:p>0.119359007637143</text:p>
          </table:table-cell>
          <table:table-cell office:value-type="float" office:value="2.12608166845412" table:style-name="ce1">
            <text:p>2.1260816684541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PROTEIN DEGRADATION" table:style-name="ce1">
            <text:p>PROTEIN DEGRADATION</text:p>
          </table:table-cell>
          <table:table-cell office:value-type="string" office:value="F2" table:style-name="ce1">
            <text:p>F2</text:p>
          </table:table-cell>
          <table:table-cell office:value-type="string" office:value="CAGL0L09020g" table:style-name="ce1">
            <text:p>CAGL0L09020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L09020g" table:style-name="ce1">
            <text:p>CAGL0L09020g</text:p>
          </table:table-cell>
          <table:table-cell office:value-type="string" office:value="YPL002C" table:style-name="ce1">
            <text:p>YPL002C</text:p>
          </table:table-cell>
          <table:table-cell office:value-type="string" office:value="S000005923" table:style-name="ce1">
            <text:p>S000005923</text:p>
          </table:table-cell>
          <table:table-cell office:value-type="string" office:value="YPL002C" table:style-name="ce1">
            <text:p>YPL002C</text:p>
          </table:table-cell>
          <table:table-cell office:value-type="string" office:value="SNF8" table:style-name="ce1">
            <text:p>SNF8</text:p>
          </table:table-cell>
          <table:table-cell office:value-type="string" office:value="Component of the ESCRT-II complex; ESCRT-II is involved in ubiquitin-dependent sorting of proteins into the endosome; appears to be functionally related to SNF7; involved in glucose derepression" table:style-name="ce1">
            <text:p>Component of the ESCRT-II complex; ESCRT-II is involved in ubiquitin-dependent sorting of proteins into the endosome; appears to be functionally related to SNF7; involved in glucose derepression</text:p>
          </table:table-cell>
        </table:table-row>
        <table:table-row>
          <table:table-cell office:value-type="string" office:value="CAGL0L09108g" table:style-name="ce1">
            <text:p>CAGL0L09108g</text:p>
          </table:table-cell>
          <table:table-cell office:value-type="string" office:value="" table:style-name="ce1">
            <text:p/>
          </table:table-cell>
          <table:table-cell office:value-type="string" office:value="Ortholog(s) have role in propionate metabolic process" table:style-name="ce1">
            <text:p>Ortholog(s) have role in propionate metabolic process</text:p>
          </table:table-cell>
          <table:table-cell office:value-type="float" office:value="0.931833333333333" table:style-name="ce1">
            <text:p>0.931833333333333</text:p>
          </table:table-cell>
          <table:table-cell office:value-type="float" office:value="0.000859887585556261" table:style-name="ce1">
            <text:p>0.000859887585556261</text:p>
          </table:table-cell>
          <table:table-cell office:value-type="float" office:value="1.85766666666667" table:style-name="ce1">
            <text:p>1.85766666666667</text:p>
          </table:table-cell>
          <table:table-cell office:value-type="float" office:value="3.89302091519494e-05" table:style-name="ce1">
            <text:p>3.89302091519494e-05</text:p>
          </table:table-cell>
          <table:table-cell office:value-type="float" office:value="1.85766666666667" table:style-name="ce1">
            <text:p>1.85766666666667</text:p>
          </table:table-cell>
          <table:table-cell office:value-type="float" office:value="3.89302091519494e-05" table:style-name="ce1">
            <text:p>3.89302091519494e-05</text:p>
          </table:table-cell>
          <table:table-cell office:value-type="float" office:value="0.554833333333333" table:style-name="ce1">
            <text:p>0.554833333333333</text:p>
          </table:table-cell>
          <table:table-cell office:value-type="float" office:value="0.0307687350576932" table:style-name="ce1">
            <text:p>0.0307687350576932</text:p>
          </table:table-cell>
          <table:table-cell office:value-type="float" office:value="1.03929063057672" table:style-name="ce1">
            <text:p>1.03929063057672</text:p>
          </table:table-cell>
          <table:table-cell office:value-type="float" office:value="2.3805120466744" table:style-name="ce1">
            <text:p>2.3805120466744</text:p>
          </table:table-cell>
          <table:table-cell office:value-type="float" office:value="2.3805120466744" table:style-name="ce1">
            <text:p>2.3805120466744</text:p>
          </table:table-cell>
          <table:table-cell office:value-type="float" office:value="0.85975017530027" table:style-name="ce1">
            <text:p>0.85975017530027</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ENERGY PRODUCTION (RESPIRATORY)" table:style-name="ce1">
            <text:p>ENERGY PRODUCTION (RESPIRATORY)</text:p>
          </table:table-cell>
          <table:table-cell office:value-type="string" office:value="F1" table:style-name="ce1">
            <text:p>F1</text:p>
          </table:table-cell>
          <table:table-cell office:value-type="string" office:value="CAGL0L09108g" table:style-name="ce1">
            <text:p>CAGL0L09108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L09108g" table:style-name="ce1">
            <text:p>CAGL0L09108g</text:p>
          </table:table-cell>
          <table:table-cell office:value-type="string" office:value="YPR002W" table:style-name="ce1">
            <text:p>YPR002W</text:p>
          </table:table-cell>
          <table:table-cell office:value-type="string" office:value="S000006206" table:style-name="ce1">
            <text:p>S000006206</text:p>
          </table:table-cell>
          <table:table-cell office:value-type="string" office:value="YPR002W" table:style-name="ce1">
            <text:p>YPR002W</text:p>
          </table:table-cell>
          <table:table-cell office:value-type="string" office:value="PDH1" table:style-name="ce1">
            <text:p>PDH1</text:p>
          </table:table-cell>
          <table:table-cell office:value-type="string" office:value="Putative 2-methylcitrate dehydratase; mitochondrial protein that participates in respiration; induced by diauxic shift; homologous to E. coli PrpD, may take part in the conversion of 2-methylcitrate to 2-methylisocitrate" table:style-name="ce1">
            <text:p>Putative 2-methylcitrate dehydratase; mitochondrial protein that participates in respiration; induced by diauxic shift; homologous to E. coli PrpD, may take part in the conversion of 2-methylcitrate to 2-methylisocitrate</text:p>
          </table:table-cell>
        </table:table-row>
        <table:table-row>
          <table:table-cell office:value-type="string" office:value="CAGL0L09273g" table:style-name="ce1">
            <text:p>CAGL0L09273g</text:p>
          </table:table-cell>
          <table:table-cell office:value-type="string" office:value="" table:style-name="ce1">
            <text:p/>
          </table:table-cell>
          <table:table-cell office:value-type="string" office:value="Ortholog(s) have isocitrate lyase activity, methylisocitrate lyase activity, role in propionate catabolic process, 2-methylcitrate cycle and mitochondrial matrix localization" table:style-name="ce1">
            <text:p>Ortholog(s) have isocitrate lyase activity, methylisocitrate lyase activity, role in propionate catabolic process, 2-methylcitrate cycle and mitochondrial matrix localization</text:p>
          </table:table-cell>
          <table:table-cell office:value-type="float" office:value="2.3265" table:style-name="ce1">
            <text:p>2.3265</text:p>
          </table:table-cell>
          <table:table-cell office:value-type="float" office:value="4.52552935095772e-05" table:style-name="ce1">
            <text:p>4.52552935095772e-05</text:p>
          </table:table-cell>
          <table:table-cell office:value-type="float" office:value="3.40075" table:style-name="ce1">
            <text:p>3.40075</text:p>
          </table:table-cell>
          <table:table-cell office:value-type="float" office:value="2.01846514793729e-07" table:style-name="ce1">
            <text:p>2.01846514793729e-07</text:p>
          </table:table-cell>
          <table:table-cell office:value-type="float" office:value="3.40075" table:style-name="ce1">
            <text:p>3.40075</text:p>
          </table:table-cell>
          <table:table-cell office:value-type="float" office:value="2.01846514793729e-07" table:style-name="ce1">
            <text:p>2.01846514793729e-07</text:p>
          </table:table-cell>
          <table:table-cell office:value-type="float" office:value="0.7365" table:style-name="ce1">
            <text:p>0.7365</text:p>
          </table:table-cell>
          <table:table-cell office:value-type="float" office:value="0.00553957949677026" table:style-name="ce1">
            <text:p>0.00553957949677026</text:p>
          </table:table-cell>
          <table:table-cell office:value-type="float" office:value="2.67981025386535" table:style-name="ce1">
            <text:p>2.67981025386535</text:p>
          </table:table-cell>
          <table:table-cell office:value-type="float" office:value="4.41876396098911" table:style-name="ce1">
            <text:p>4.41876396098911</text:p>
          </table:table-cell>
          <table:table-cell office:value-type="float" office:value="4.41876396098911" table:style-name="ce1">
            <text:p>4.41876396098911</text:p>
          </table:table-cell>
          <table:table-cell office:value-type="float" office:value="1.17757226315146" table:style-name="ce1">
            <text:p>1.1775722631514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ENERGY PRODUCTION (RESPIRATORY)" table:style-name="ce1">
            <text:p>ENERGY PRODUCTION (RESPIRATORY)</text:p>
          </table:table-cell>
          <table:table-cell office:value-type="string" office:value="F1" table:style-name="ce1">
            <text:p>F1</text:p>
          </table:table-cell>
          <table:table-cell office:value-type="string" office:value="CAGL0L09273g" table:style-name="ce1">
            <text:p>CAGL0L09273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L09273g" table:style-name="ce1">
            <text:p>CAGL0L09273g</text:p>
          </table:table-cell>
          <table:table-cell office:value-type="string" office:value="YPR006C" table:style-name="ce1">
            <text:p>YPR006C</text:p>
          </table:table-cell>
          <table:table-cell office:value-type="string" office:value="S000006210" table:style-name="ce1">
            <text:p>S000006210</text:p>
          </table:table-cell>
          <table:table-cell office:value-type="string" office:value="YPR006C" table:style-name="ce1">
            <text:p>YPR006C</text:p>
          </table:table-cell>
          <table:table-cell office:value-type="string" office:value="ICL2" table:style-name="ce1">
            <text:p>ICL2</text:p>
          </table:table-cell>
          <table:table-cell office:value-type="string" office:value="2-methylisocitrate lyase of the mitochondrial matrix; functions in the methylcitrate cycle to catalyze the conversion of 2-methylisocitrate to succinate and pyruvate; ICL2 transcription is repressed by glucose and induced by ethanol" table:style-name="ce1">
            <text:p>2-methylisocitrate lyase of the mitochondrial matrix; functions in the methylcitrate cycle to catalyze the conversion of 2-methylisocitrate to succinate and pyruvate; ICL2 transcription is repressed by glucose and induced by ethanol</text:p>
          </table:table-cell>
        </table:table-row>
        <table:table-row>
          <table:table-cell office:value-type="string" office:value="CAGL0L09383g" table:style-name="ce1">
            <text:p>CAGL0L09383g</text:p>
          </table:table-cell>
          <table:table-cell office:value-type="string" office:value="SUT2" table:style-name="ce1">
            <text:p>SUT2</text:p>
          </table:table-cell>
          <table:table-cell office:value-type="string" office:value="Ortholog(s) have role in negative regulation of filamentous growth of a population of unicellular organisms in response to starvation by negative regulation of transcription from RNA polymerase II promoter, more" table:style-name="ce1">
            <text:p>Ortholog(s) have role in negative regulation of filamentous growth of a population of unicellular organisms in response to starvation by negative regulation of transcription from RNA polymerase II promoter, more</text:p>
          </table:table-cell>
          <table:table-cell office:value-type="float" office:value="1.99233333333333" table:style-name="ce1">
            <text:p>1.99233333333333</text:p>
          </table:table-cell>
          <table:table-cell office:value-type="float" office:value="0.000179797579187329" table:style-name="ce1">
            <text:p>0.000179797579187329</text:p>
          </table:table-cell>
          <table:table-cell office:value-type="float" office:value="0.418083333333334" table:style-name="ce1">
            <text:p>0.418083333333334</text:p>
          </table:table-cell>
          <table:table-cell office:value-type="float" office:value="0.089685188936774" table:style-name="ce1">
            <text:p>0.089685188936774</text:p>
          </table:table-cell>
          <table:table-cell office:value-type="float" office:value="0.418083333333334" table:style-name="ce1">
            <text:p>0.418083333333334</text:p>
          </table:table-cell>
          <table:table-cell office:value-type="float" office:value="0.089685188936774" table:style-name="ce1">
            <text:p>0.089685188936774</text:p>
          </table:table-cell>
          <table:table-cell office:value-type="float" office:value="0.682166666666667" table:style-name="ce1">
            <text:p>0.682166666666667</text:p>
          </table:table-cell>
          <table:table-cell office:value-type="float" office:value="0.00744976444638624" table:style-name="ce1">
            <text:p>0.00744976444638624</text:p>
          </table:table-cell>
          <table:table-cell office:value-type="float" office:value="2.28673641965243" table:style-name="ce1">
            <text:p>2.28673641965243</text:p>
          </table:table-cell>
          <table:table-cell office:value-type="float" office:value="0.478972822189509" table:style-name="ce1">
            <text:p>0.478972822189509</text:p>
          </table:table-cell>
          <table:table-cell office:value-type="float" office:value="0.478972822189509" table:style-name="ce1">
            <text:p>0.478972822189509</text:p>
          </table:table-cell>
          <table:table-cell office:value-type="float" office:value="1.08251721669321" table:style-name="ce1">
            <text:p>1.0825172166932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CRIPTIONAL REGULATOR" table:style-name="ce1">
            <text:p>TRANSCRIPTIONAL REGULATOR</text:p>
          </table:table-cell>
          <table:table-cell office:value-type="string" office:value="F2" table:style-name="ce1">
            <text:p>F2</text:p>
          </table:table-cell>
          <table:table-cell office:value-type="string" office:value="CAGL0L09383g" table:style-name="ce1">
            <text:p>CAGL0L09383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L09383g" table:style-name="ce1">
            <text:p>CAGL0L09383g</text:p>
          </table:table-cell>
          <table:table-cell office:value-type="string" office:value="YPR009W" table:style-name="ce1">
            <text:p>YPR009W</text:p>
          </table:table-cell>
          <table:table-cell office:value-type="string" office:value="S000006213" table:style-name="ce1">
            <text:p>S000006213</text:p>
          </table:table-cell>
          <table:table-cell office:value-type="string" office:value="YPR009W" table:style-name="ce1">
            <text:p>YPR009W</text:p>
          </table:table-cell>
          <table:table-cell office:value-type="string" office:value="SUT2" table:style-name="ce1">
            <text:p>SUT2</text:p>
          </table:table-cell>
          <table:table-cell office:value-type="string" office:value="Zn2Cys6 family transcription factor; positively regulates sterol uptake under anaerobic conditions with SUT1; represses filamentation-inducing genes during non-starvation conditions; positively regulates mating along with SUT1 by repressing the expression of genes (PRR2, NCE102 and RHO5) which function as mating inhibitors; multicopy suppressor of mutations that cause low activity of the cAMP/PKA pathway; SUT2 has a paralog, SUT1, that arose from the whole genome duplication" table:style-name="ce1">
            <text:p>Zn2Cys6 family transcription factor; positively regulates sterol uptake under anaerobic conditions with SUT1; represses filamentation-inducing genes during non-starvation conditions; positively regulates mating along with SUT1 by repressing the expression of genes (PRR2, NCE102 and RHO5) which function as mating inhibitors; multicopy suppressor of mutations that cause low activity of the cAMP/PKA pathway; SUT2 has a paralog, SUT1, that arose from the whole genome duplication</text:p>
          </table:table-cell>
        </table:table-row>
        <table:table-row>
          <table:table-cell office:value-type="string" office:value="CAGL0L10142g" table:style-name="ce1">
            <text:p>CAGL0L10142g</text:p>
          </table:table-cell>
          <table:table-cell office:value-type="string" office:value="RSB1" table:style-name="ce1">
            <text:p>RSB1</text:p>
          </table:table-cell>
          <table:table-cell office:value-type="string" office:value="Putative sphingolipid flippase; gene is upregulated in azole-resistant strain" table:style-name="ce1">
            <text:p>Putative sphingolipid flippase; gene is upregulated in azole-resistant strain</text:p>
          </table:table-cell>
          <table:table-cell office:value-type="float" office:value="-0.448166666666667" table:style-name="ce1">
            <text:p>-0.448166666666667</text:p>
          </table:table-cell>
          <table:table-cell office:value-type="float" office:value="0.00796916750779339" table:style-name="ce1">
            <text:p>0.00796916750779339</text:p>
          </table:table-cell>
          <table:table-cell office:value-type="float" office:value="-2.089" table:style-name="ce1">
            <text:p>-2.089</text:p>
          </table:table-cell>
          <table:table-cell office:value-type="float" office:value="4.51240928833756e-05" table:style-name="ce1">
            <text:p>4.51240928833756e-05</text:p>
          </table:table-cell>
          <table:table-cell office:value-type="float" office:value="-2.089" table:style-name="ce1">
            <text:p>-2.089</text:p>
          </table:table-cell>
          <table:table-cell office:value-type="float" office:value="4.51240928833756e-05" table:style-name="ce1">
            <text:p>4.51240928833756e-05</text:p>
          </table:table-cell>
          <table:table-cell office:value-type="float" office:value="-0.9575" table:style-name="ce1">
            <text:p>-0.9575</text:p>
          </table:table-cell>
          <table:table-cell office:value-type="float" office:value="0.00458496808262257" table:style-name="ce1">
            <text:p>0.00458496808262257</text:p>
          </table:table-cell>
          <table:table-cell office:value-type="float" office:value="-0.583976874302562" table:style-name="ce1">
            <text:p>-0.583976874302562</text:p>
          </table:table-cell>
          <table:table-cell office:value-type="float" office:value="-2.83262240609575" table:style-name="ce1">
            <text:p>-2.83262240609575</text:p>
          </table:table-cell>
          <table:table-cell office:value-type="float" office:value="-2.83262240609575" table:style-name="ce1">
            <text:p>-2.83262240609575</text:p>
          </table:table-cell>
          <table:table-cell office:value-type="float" office:value="-1.78604581108657" table:style-name="ce1">
            <text:p>-1.78604581108657</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L10142g" table:style-name="ce1">
            <text:p>CAGL0L10142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L10142g" table:style-name="ce1">
            <text:p>CAGL0L10142g</text:p>
          </table:table-cell>
          <table:table-cell office:value-type="string" office:value="YOR049C" table:style-name="ce1">
            <text:p>YOR049C</text:p>
          </table:table-cell>
          <table:table-cell office:value-type="string" office:value="S000005575" table:style-name="ce1">
            <text:p>S000005575</text:p>
          </table:table-cell>
          <table:table-cell office:value-type="string" office:value="YOR049C" table:style-name="ce1">
            <text:p>YOR049C</text:p>
          </table:table-cell>
          <table:table-cell office:value-type="string" office:value="RSB1" table:style-name="ce1">
            <text:p>RSB1</text:p>
          </table:table-cell>
          <table:table-cell office:value-type="string" office:value="Putative sphingoid long-chain base (LCB) efflux transporter; integral membrane transporter that localizes to the plasma membrane and may transport long chain bases (LCBs) from the cytoplasmic side toward the extracytoplasmic side of the membrane; role in glycerophospholipid translocation; suppressor of the sphingoid LCB sensitivity of an LCB-lyase mutation" table:style-name="ce1">
            <text:p>Putative sphingoid long-chain base (LCB) efflux transporter; integral membrane transporter that localizes to the plasma membrane and may transport long chain bases (LCBs) from the cytoplasmic side toward the extracytoplasmic side of the membrane; role in glycerophospholipid translocation; suppressor of the sphingoid LCB sensitivity of an LCB-lyase mutation</text:p>
          </table:table-cell>
        </table:table-row>
        <table:table-row>
          <table:table-cell office:value-type="string" office:value="CAGL0L10164g" table:style-name="ce1">
            <text:p>CAGL0L10164g</text:p>
          </table:table-cell>
          <table:table-cell office:value-type="string" office:value="" table:style-name="ce1">
            <text:p/>
          </table:table-cell>
          <table:table-cell office:value-type="string" office:value="Ortholog(s) have role in translational termination and nucleus localization" table:style-name="ce1">
            <text:p>Ortholog(s) have role in translational termination and nucleus localization</text:p>
          </table:table-cell>
          <table:table-cell office:value-type="float" office:value="-1.9575" table:style-name="ce1">
            <text:p>-1.9575</text:p>
          </table:table-cell>
          <table:table-cell office:value-type="float" office:value="3.54757581956851e-05" table:style-name="ce1">
            <text:p>3.54757581956851e-05</text:p>
          </table:table-cell>
          <table:table-cell office:value-type="float" office:value="-2.19941666666667" table:style-name="ce1">
            <text:p>-2.19941666666667</text:p>
          </table:table-cell>
          <table:table-cell office:value-type="float" office:value="1.92086982513128e-05" table:style-name="ce1">
            <text:p>1.92086982513128e-05</text:p>
          </table:table-cell>
          <table:table-cell office:value-type="float" office:value="-2.19941666666667" table:style-name="ce1">
            <text:p>-2.19941666666667</text:p>
          </table:table-cell>
          <table:table-cell office:value-type="float" office:value="1.92086982513128e-05" table:style-name="ce1">
            <text:p>1.92086982513128e-05</text:p>
          </table:table-cell>
          <table:table-cell office:value-type="float" office:value="-1.01783333333333" table:style-name="ce1">
            <text:p>-1.01783333333333</text:p>
          </table:table-cell>
          <table:table-cell office:value-type="float" office:value="0.00281554265290473" table:style-name="ce1">
            <text:p>0.00281554265290473</text:p>
          </table:table-cell>
          <table:table-cell office:value-type="float" office:value="-2.35937669606425" table:style-name="ce1">
            <text:p>-2.35937669606425</text:p>
          </table:table-cell>
          <table:table-cell office:value-type="float" office:value="-2.97847129017346" table:style-name="ce1">
            <text:p>-2.97847129017346</text:p>
          </table:table-cell>
          <table:table-cell office:value-type="float" office:value="-2.97847129017346" table:style-name="ce1">
            <text:p>-2.97847129017346</text:p>
          </table:table-cell>
          <table:table-cell office:value-type="float" office:value="-1.89159773384082" table:style-name="ce1">
            <text:p>-1.8915977338408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L10164g" table:style-name="ce1">
            <text:p>CAGL0L10164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L10164g" table:style-name="ce1">
            <text:p>CAGL0L10164g</text:p>
          </table:table-cell>
          <table:table-cell office:value-type="string" office:value="YOR051C" table:style-name="ce1">
            <text:p>YOR051C</text:p>
          </table:table-cell>
          <table:table-cell office:value-type="string" office:value="S000005577" table:style-name="ce1">
            <text:p>S000005577</text:p>
          </table:table-cell>
          <table:table-cell office:value-type="string" office:value="YOR051C" table:style-name="ce1">
            <text:p>YOR051C</text:p>
          </table:table-cell>
          <table:table-cell office:value-type="string" office:value="ETT1" table:style-name="ce1">
            <text:p>ETT1</text:p>
          </table:table-cell>
          <table:table-cell office:value-type="string" office:value="Nuclear protein that inhibits replication of Brome mosaic virus; S. cerevisiae is a model system for studying replication of positive-strand RNA viruses in their natural hosts; deletion increases stop codon readthrough" table:style-name="ce1">
            <text:p>Nuclear protein that inhibits replication of Brome mosaic virus; S. cerevisiae is a model system for studying replication of positive-strand RNA viruses in their natural hosts; deletion increases stop codon readthrough</text:p>
          </table:table-cell>
        </table:table-row>
        <table:table-row>
          <table:table-cell office:value-type="string" office:value="CAGL0L10362g" table:style-name="ce1">
            <text:p>CAGL0L10362g</text:p>
          </table:table-cell>
          <table:table-cell office:value-type="string" office:value="" table:style-name="ce1">
            <text:p/>
          </table:table-cell>
          <table:table-cell office:value-type="string" office:value="Ortholog of S. cerevisiae : YOR062C and Saccharomyces cerevisiae S288C : YOR062C" table:style-name="ce1">
            <text:p>Ortholog of S. cerevisiae : YOR062C and Saccharomyces cerevisiae S288C : YOR062C</text:p>
          </table:table-cell>
          <table:table-cell office:value-type="float" office:value="2.06266666666667" table:style-name="ce1">
            <text:p>2.06266666666667</text:p>
          </table:table-cell>
          <table:table-cell office:value-type="float" office:value="7.37597819724266e-06" table:style-name="ce1">
            <text:p>7.37597819724266e-06</text:p>
          </table:table-cell>
          <table:table-cell office:value-type="float" office:value="0.672416666666667" table:style-name="ce1">
            <text:p>0.672416666666667</text:p>
          </table:table-cell>
          <table:table-cell office:value-type="float" office:value="0.00702110722600839" table:style-name="ce1">
            <text:p>0.00702110722600839</text:p>
          </table:table-cell>
          <table:table-cell office:value-type="float" office:value="0.672416666666667" table:style-name="ce1">
            <text:p>0.672416666666667</text:p>
          </table:table-cell>
          <table:table-cell office:value-type="float" office:value="0.00702110722600839" table:style-name="ce1">
            <text:p>0.00702110722600839</text:p>
          </table:table-cell>
          <table:table-cell office:value-type="float" office:value="0.452" table:style-name="ce1">
            <text:p>0.452</text:p>
          </table:table-cell>
          <table:table-cell office:value-type="float" office:value="0.0406081304102167" table:style-name="ce1">
            <text:p>0.0406081304102167</text:p>
          </table:table-cell>
          <table:table-cell office:value-type="float" office:value="2.36946816929725" table:style-name="ce1">
            <text:p>2.36946816929725</text:p>
          </table:table-cell>
          <table:table-cell office:value-type="float" office:value="0.814920591400963" table:style-name="ce1">
            <text:p>0.814920591400963</text:p>
          </table:table-cell>
          <table:table-cell office:value-type="float" office:value="0.814920591400963" table:style-name="ce1">
            <text:p>0.814920591400963</text:p>
          </table:table-cell>
          <table:table-cell office:value-type="float" office:value="0.679845378782672" table:style-name="ce1">
            <text:p>0.67984537878267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UNKNOWN" table:style-name="ce1">
            <text:p>UNKNOWN</text:p>
          </table:table-cell>
          <table:table-cell office:value-type="string" office:value="F2" table:style-name="ce1">
            <text:p>F2</text:p>
          </table:table-cell>
          <table:table-cell office:value-type="string" office:value="CAGL0L10362g" table:style-name="ce1">
            <text:p>CAGL0L10362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L10362g" table:style-name="ce1">
            <text:p>CAGL0L10362g</text:p>
          </table:table-cell>
          <table:table-cell office:value-type="string" office:value="YOR062C" table:style-name="ce1">
            <text:p>YOR062C</text:p>
          </table:table-cell>
          <table:table-cell office:value-type="string" office:value="S000005588" table:style-name="ce1">
            <text:p>S000005588</text:p>
          </table:table-cell>
          <table:table-cell office:value-type="string" office:value="YOR062C" table:style-name="ce1">
            <text:p>YOR062C</text:p>
          </table:table-cell>
          <table:table-cell office:value-type="string" office:value="" table:style-name="ce1">
            <text:p/>
          </table:table-cell>
          <table:table-cell office:value-type="string" office:value="Protein of unknown function; similar to Reg1p; expression regulated by glucose and Rgt1p; GFP-fusion protein is induced in response to the DNA-damaging agent MMS; YOR062C has a paralog, YKR075C, that arose from the whole genome duplication" table:style-name="ce1">
            <text:p>Protein of unknown function; similar to Reg1p; expression regulated by glucose and Rgt1p; GFP-fusion protein is induced in response to the DNA-damaging agent MMS; YOR062C has a paralog, YKR075C, that arose from the whole genome duplication</text:p>
          </table:table-cell>
        </table:table-row>
        <table:table-row>
          <table:table-cell office:value-type="string" office:value="CAGL0L10406g" table:style-name="ce1">
            <text:p>CAGL0L10406g</text:p>
          </table:table-cell>
          <table:table-cell office:value-type="string" office:value="CYT1" table:style-name="ce1">
            <text:p>CYT1</text:p>
          </table:table-cell>
          <table:table-cell office:value-type="string" office:value="Ortholog(s) have electron transporter, transferring electrons within CoQH2-cytochrome c reductase complex activity and role in mitochondrial electron transport, ubiquinol to cytochrome c" table:style-name="ce1">
            <text:p>Ortholog(s) have electron transporter, transferring electrons within CoQH2-cytochrome c reductase complex activity and role in mitochondrial electron transport, ubiquinol to cytochrome c</text:p>
          </table:table-cell>
          <table:table-cell office:value-type="float" office:value="-0.967333333333334" table:style-name="ce1">
            <text:p>-0.967333333333334</text:p>
          </table:table-cell>
          <table:table-cell office:value-type="float" office:value="0.00219458967553642" table:style-name="ce1">
            <text:p>0.00219458967553642</text:p>
          </table:table-cell>
          <table:table-cell office:value-type="float" office:value="-1.84408333333333" table:style-name="ce1">
            <text:p>-1.84408333333333</text:p>
          </table:table-cell>
          <table:table-cell office:value-type="float" office:value="0.000387642440574844" table:style-name="ce1">
            <text:p>0.000387642440574844</text:p>
          </table:table-cell>
          <table:table-cell office:value-type="float" office:value="-1.84408333333333" table:style-name="ce1">
            <text:p>-1.84408333333333</text:p>
          </table:table-cell>
          <table:table-cell office:value-type="float" office:value="0.000387642440574844" table:style-name="ce1">
            <text:p>0.000387642440574844</text:p>
          </table:table-cell>
          <table:table-cell office:value-type="float" office:value="0.6" table:style-name="ce1">
            <text:p>0.6</text:p>
          </table:table-cell>
          <table:table-cell office:value-type="float" office:value="0.0569897673588169" table:style-name="ce1">
            <text:p>0.0569897673588169</text:p>
          </table:table-cell>
          <table:table-cell office:value-type="float" office:value="-1.19466265663336" table:style-name="ce1">
            <text:p>-1.19466265663336</text:p>
          </table:table-cell>
          <table:table-cell office:value-type="float" office:value="-2.50911307001696" table:style-name="ce1">
            <text:p>-2.50911307001696</text:p>
          </table:table-cell>
          <table:table-cell office:value-type="float" office:value="-2.50911307001696" table:style-name="ce1">
            <text:p>-2.50911307001696</text:p>
          </table:table-cell>
          <table:table-cell office:value-type="float" office:value="0.9387683274174" table:style-name="ce1">
            <text:p>0.9387683274174</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RESPIRATORY CHAIN" table:style-name="ce1">
            <text:p>RESPIRATORY CHAIN</text:p>
          </table:table-cell>
          <table:table-cell office:value-type="string" office:value="F3" table:style-name="ce1">
            <text:p>F3</text:p>
          </table:table-cell>
          <table:table-cell office:value-type="string" office:value="CAGL0L10406g" table:style-name="ce1">
            <text:p>CAGL0L10406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L10406g" table:style-name="ce1">
            <text:p>CAGL0L10406g</text:p>
          </table:table-cell>
          <table:table-cell office:value-type="string" office:value="YOR065W" table:style-name="ce1">
            <text:p>YOR065W</text:p>
          </table:table-cell>
          <table:table-cell office:value-type="string" office:value="S000005591" table:style-name="ce1">
            <text:p>S000005591</text:p>
          </table:table-cell>
          <table:table-cell office:value-type="string" office:value="YOR065W" table:style-name="ce1">
            <text:p>YOR065W</text:p>
          </table:table-cell>
          <table:table-cell office:value-type="string" office:value="CYT1" table:style-name="ce1">
            <text:p>CYT1</text:p>
          </table:table-cell>
          <table:table-cell office:value-type="string" office:value="Cytochrome c1; component of the mitochondrial respiratory chain; expression is regulated by the heme-activated, glucose-repressed Hap2p/3p/4p/5p CCAAT-binding complex" table:style-name="ce1">
            <text:p>Cytochrome c1; component of the mitochondrial respiratory chain; expression is regulated by the heme-activated, glucose-repressed Hap2p/3p/4p/5p CCAAT-binding complex</text:p>
          </table:table-cell>
        </table:table-row>
        <table:table-row>
          <table:table-cell office:value-type="string" office:value="CAGL0L10582g" table:style-name="ce1">
            <text:p>CAGL0L10582g</text:p>
          </table:table-cell>
          <table:table-cell office:value-type="string" office:value="" table:style-name="ce1">
            <text:p/>
          </table:table-cell>
          <table:table-cell office:value-type="string" office:value="Has domain(s) with predicted mannosyl-oligosaccharide glucosidase activity and role in oligosaccharide metabolic process" table:style-name="ce1">
            <text:p>Has domain(s) with predicted mannosyl-oligosaccharide glucosidase activity and role in oligosaccharide metabolic process</text:p>
          </table:table-cell>
          <table:table-cell office:value-type="float" office:value="2.427" table:style-name="ce1">
            <text:p>2.427</text:p>
          </table:table-cell>
          <table:table-cell office:value-type="float" office:value="8.36867220067668e-05" table:style-name="ce1">
            <text:p>8.36867220067668e-05</text:p>
          </table:table-cell>
          <table:table-cell office:value-type="float" office:value="1.17591666666667" table:style-name="ce1">
            <text:p>1.17591666666667</text:p>
          </table:table-cell>
          <table:table-cell office:value-type="float" office:value="0.000487406971327364" table:style-name="ce1">
            <text:p>0.000487406971327364</text:p>
          </table:table-cell>
          <table:table-cell office:value-type="float" office:value="1.17591666666667" table:style-name="ce1">
            <text:p>1.17591666666667</text:p>
          </table:table-cell>
          <table:table-cell office:value-type="float" office:value="0.000487406971327364" table:style-name="ce1">
            <text:p>0.000487406971327364</text:p>
          </table:table-cell>
          <table:table-cell office:value-type="float" office:value="0.0981666666666665" table:style-name="ce1">
            <text:p>0.0981666666666665</text:p>
          </table:table-cell>
          <table:table-cell office:value-type="float" office:value="0.700865577516937" table:style-name="ce1">
            <text:p>0.700865577516937</text:p>
          </table:table-cell>
          <table:table-cell office:value-type="float" office:value="2.79802647432939" table:style-name="ce1">
            <text:p>2.79802647432939</text:p>
          </table:table-cell>
          <table:table-cell office:value-type="float" office:value="1.47999150279533" table:style-name="ce1">
            <text:p>1.47999150279533</text:p>
          </table:table-cell>
          <table:table-cell office:value-type="float" office:value="1.47999150279533" table:style-name="ce1">
            <text:p>1.47999150279533</text:p>
          </table:table-cell>
          <table:table-cell office:value-type="float" office:value="0.0608212572156384" table:style-name="ce1">
            <text:p>0.060821257215638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UNKNOWN" table:style-name="ce1">
            <text:p>UNKNOWN</text:p>
          </table:table-cell>
          <table:table-cell office:value-type="string" office:value="F1" table:style-name="ce1">
            <text:p>F1</text:p>
          </table:table-cell>
          <table:table-cell office:value-type="string" office:value="CAGL0L10582g" table:style-name="ce1">
            <text:p>CAGL0L10582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L10582g" table:style-name="ce1">
            <text:p>CAGL0L10582g</text:p>
          </table:table-cell>
          <table:table-cell office:value-type="string" office:value="YMR196W" table:style-name="ce1">
            <text:p>YMR196W</text:p>
          </table:table-cell>
          <table:table-cell office:value-type="string" office:value="S000004809" table:style-name="ce1">
            <text:p>S000004809</text:p>
          </table:table-cell>
          <table:table-cell office:value-type="string" office:value="YMR196W" table:style-name="ce1">
            <text:p>YMR196W</text:p>
          </table:table-cell>
          <table:table-cell office:value-type="string" office:value="" table:style-name="ce1">
            <text:p/>
          </table:table-cell>
          <table:table-cell office:value-type="string" office:value="Putative protein of unknown function; green fluorescent protein (GFP)-fusion protein localizes to the cytoplasm; YMR196W is not an essential gene" table:style-name="ce1">
            <text:p>Putative protein of unknown function; green fluorescent protein (GFP)-fusion protein localizes to the cytoplasm; YMR196W is not an essential gene</text:p>
          </table:table-cell>
        </table:table-row>
        <table:table-row>
          <table:table-cell office:value-type="string" office:value="CAGL0L10780g" table:style-name="ce1">
            <text:p>CAGL0L10780g</text:p>
          </table:table-cell>
          <table:table-cell office:value-type="string" office:value="" table:style-name="ce1">
            <text:p/>
          </table:table-cell>
          <table:table-cell office:value-type="string" office:value="Ortholog(s) have acetyl-CoA carboxylase activity, role in long-chain fatty acid biosynthetic process and mitochondrion localization" table:style-name="ce1">
            <text:p>Ortholog(s) have acetyl-CoA carboxylase activity, role in long-chain fatty acid biosynthetic process and mitochondrion localization</text:p>
          </table:table-cell>
          <table:table-cell office:value-type="float" office:value="0.831333333333333" table:style-name="ce1">
            <text:p>0.831333333333333</text:p>
          </table:table-cell>
          <table:table-cell office:value-type="float" office:value="0.00410246563722818" table:style-name="ce1">
            <text:p>0.00410246563722818</text:p>
          </table:table-cell>
          <table:table-cell office:value-type="float" office:value="0.58775" table:style-name="ce1">
            <text:p>0.58775</text:p>
          </table:table-cell>
          <table:table-cell office:value-type="float" office:value="0.0183666940749288" table:style-name="ce1">
            <text:p>0.0183666940749288</text:p>
          </table:table-cell>
          <table:table-cell office:value-type="float" office:value="0.58775" table:style-name="ce1">
            <text:p>0.58775</text:p>
          </table:table-cell>
          <table:table-cell office:value-type="float" office:value="0.0183666940749288" table:style-name="ce1">
            <text:p>0.0183666940749288</text:p>
          </table:table-cell>
          <table:table-cell office:value-type="float" office:value="-1.55583333333333" table:style-name="ce1">
            <text:p>-1.55583333333333</text:p>
          </table:table-cell>
          <table:table-cell office:value-type="float" office:value="0.000217128612865895" table:style-name="ce1">
            <text:p>0.000217128612865895</text:p>
          </table:table-cell>
          <table:table-cell office:value-type="float" office:value="0.921074410112687" table:style-name="ce1">
            <text:p>0.921074410112687</text:p>
          </table:table-cell>
          <table:table-cell office:value-type="float" office:value="0.703084767836469" table:style-name="ce1">
            <text:p>0.703084767836469</text:p>
          </table:table-cell>
          <table:table-cell office:value-type="float" office:value="0.703084767836469" table:style-name="ce1">
            <text:p>0.703084767836469</text:p>
          </table:table-cell>
          <table:table-cell office:value-type="float" office:value="-2.8328176417157" table:style-name="ce1">
            <text:p>-2.832817641715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L10780g" table:style-name="ce1">
            <text:p>CAGL0L10780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L10780g" table:style-name="ce1">
            <text:p>CAGL0L10780g</text:p>
          </table:table-cell>
          <table:table-cell office:value-type="string" office:value="YMR207C" table:style-name="ce1">
            <text:p>YMR207C</text:p>
          </table:table-cell>
          <table:table-cell office:value-type="string" office:value="S000004820" table:style-name="ce1">
            <text:p>S000004820</text:p>
          </table:table-cell>
          <table:table-cell office:value-type="string" office:value="YMR207C" table:style-name="ce1">
            <text:p>YMR207C</text:p>
          </table:table-cell>
          <table:table-cell office:value-type="string" office:value="HFA1" table:style-name="ce1">
            <text:p>HFA1</text:p>
          </table:table-cell>
          <table:table-cell office:value-type="string" office:value="Mitochondrial acetyl-coenzyme A carboxylase; catalyzes production of malonyl-CoA in mitochondrial fatty acid biosynthesis; relocalizes from mitochondrion to cytoplasm upon DNA replication stress; genetic and comparative analysis suggests that translation begins at a non-canonical (Ile) start codon at -372 relative to the annotated start codon" table:style-name="ce1">
            <text:p>Mitochondrial acetyl-coenzyme A carboxylase; catalyzes production of malonyl-CoA in mitochondrial fatty acid biosynthesis; relocalizes from mitochondrion to cytoplasm upon DNA replication stress; genetic and comparative analysis suggests that translation begins at a non-canonical (Ile) start codon at -372 relative to the annotated start codon</text:p>
          </table:table-cell>
        </table:table-row>
        <table:table-row>
          <table:table-cell office:value-type="string" office:value="CAGL0L10868g" table:style-name="ce1">
            <text:p>CAGL0L10868g</text:p>
          </table:table-cell>
          <table:table-cell office:value-type="string" office:value="" table:style-name="ce1">
            <text:p/>
          </table:table-cell>
          <table:table-cell office:value-type="string" office:value="Ortholog(s) have plasma membrane localization" table:style-name="ce1">
            <text:p>Ortholog(s) have plasma membrane localization</text:p>
          </table:table-cell>
          <table:table-cell office:value-type="float" office:value="-1.79983333333333" table:style-name="ce1">
            <text:p>-1.79983333333333</text:p>
          </table:table-cell>
          <table:table-cell office:value-type="float" office:value="1.4378026181157e-05" table:style-name="ce1">
            <text:p>1.4378026181157e-05</text:p>
          </table:table-cell>
          <table:table-cell office:value-type="float" office:value="-0.775" table:style-name="ce1">
            <text:p>-0.775</text:p>
          </table:table-cell>
          <table:table-cell office:value-type="float" office:value="0.0014523469096564" table:style-name="ce1">
            <text:p>0.0014523469096564</text:p>
          </table:table-cell>
          <table:table-cell office:value-type="float" office:value="-0.775" table:style-name="ce1">
            <text:p>-0.775</text:p>
          </table:table-cell>
          <table:table-cell office:value-type="float" office:value="0.0014523469096564" table:style-name="ce1">
            <text:p>0.0014523469096564</text:p>
          </table:table-cell>
          <table:table-cell office:value-type="float" office:value="0.0103333333333333" table:style-name="ce1">
            <text:p>0.0103333333333333</text:p>
          </table:table-cell>
          <table:table-cell office:value-type="float" office:value="0.965845378386761" table:style-name="ce1">
            <text:p>0.965845378386761</text:p>
          </table:table-cell>
          <table:table-cell office:value-type="float" office:value="-2.17391642316379" table:style-name="ce1">
            <text:p>-2.17391642316379</text:p>
          </table:table-cell>
          <table:table-cell office:value-type="float" office:value="-1.09696564825623" table:style-name="ce1">
            <text:p>-1.09696564825623</text:p>
          </table:table-cell>
          <table:table-cell office:value-type="float" office:value="-1.09696564825623" table:style-name="ce1">
            <text:p>-1.09696564825623</text:p>
          </table:table-cell>
          <table:table-cell office:value-type="float" office:value="-0.0928413485619529" table:style-name="ce1">
            <text:p>-0.092841348561952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MITOCHONDRIA" table:style-name="ce1">
            <text:p>MITOCHONDRIA</text:p>
          </table:table-cell>
          <table:table-cell office:value-type="string" office:value="F4" table:style-name="ce1">
            <text:p>F4</text:p>
          </table:table-cell>
          <table:table-cell office:value-type="string" office:value="CAGL0L10868g" table:style-name="ce1">
            <text:p>CAGL0L10868g</text:p>
          </table:table-cell>
          <table:table-cell office:value-type="string" office:value="OFF" table:style-name="ce1">
            <text:p>OFF</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L10868g" table:style-name="ce1">
            <text:p>CAGL0L10868g</text:p>
          </table:table-cell>
          <table:table-cell office:value-type="string" office:value="YOR271C" table:style-name="ce1">
            <text:p>YOR271C</text:p>
          </table:table-cell>
          <table:table-cell office:value-type="string" office:value="S000005797" table:style-name="ce1">
            <text:p>S000005797</text:p>
          </table:table-cell>
          <table:table-cell office:value-type="string" office:value="YOR271C" table:style-name="ce1">
            <text:p>YOR271C</text:p>
          </table:table-cell>
          <table:table-cell office:value-type="string" office:value="FSF1" table:style-name="ce1">
            <text:p>FSF1</text:p>
          </table:table-cell>
          <table:table-cell office:value-type="string" office:value="Putative protein; predicted to be an alpha-isopropylmalate carrier; belongs to the sideroblastic-associated protein family; non-tagged protein is detected in purified mitochondria; likely to play a role in iron homeostasis" table:style-name="ce1">
            <text:p>Putative protein; predicted to be an alpha-isopropylmalate carrier; belongs to the sideroblastic-associated protein family; non-tagged protein is detected in purified mitochondria; likely to play a role in iron homeostasis</text:p>
          </table:table-cell>
        </table:table-row>
        <table:table-row>
          <table:table-cell office:value-type="string" office:value="CAGL0L10890g" table:style-name="ce1">
            <text:p>CAGL0L10890g</text:p>
          </table:table-cell>
          <table:table-cell office:value-type="string" office:value="" table:style-name="ce1">
            <text:p/>
          </table:table-cell>
          <table:table-cell office:value-type="string" office:value="Ortholog(s) have role in cellular response to biotic stimulus, cellular response to starvation, chromosome organization and filamentous growth, more" table:style-name="ce1">
            <text:p>Ortholog(s) have role in cellular response to biotic stimulus, cellular response to starvation, chromosome organization and filamentous growth, more</text:p>
          </table:table-cell>
          <table:table-cell office:value-type="float" office:value="-1.18816666666667" table:style-name="ce1">
            <text:p>-1.18816666666667</text:p>
          </table:table-cell>
          <table:table-cell office:value-type="float" office:value="0.000386223075101651" table:style-name="ce1">
            <text:p>0.000386223075101651</text:p>
          </table:table-cell>
          <table:table-cell office:value-type="float" office:value="-0.873083333333333" table:style-name="ce1">
            <text:p>-0.873083333333333</text:p>
          </table:table-cell>
          <table:table-cell office:value-type="float" office:value="0.00140774193618085" table:style-name="ce1">
            <text:p>0.00140774193618085</text:p>
          </table:table-cell>
          <table:table-cell office:value-type="float" office:value="-0.873083333333333" table:style-name="ce1">
            <text:p>-0.873083333333333</text:p>
          </table:table-cell>
          <table:table-cell office:value-type="float" office:value="0.00140774193618085" table:style-name="ce1">
            <text:p>0.00140774193618085</text:p>
          </table:table-cell>
          <table:table-cell office:value-type="float" office:value="-1.14433333333333" table:style-name="ce1">
            <text:p>-1.14433333333333</text:p>
          </table:table-cell>
          <table:table-cell office:value-type="float" office:value="0.000293051718274121" table:style-name="ce1">
            <text:p>0.000293051718274121</text:p>
          </table:table-cell>
          <table:table-cell office:value-type="float" office:value="-1.45442466677406" table:style-name="ce1">
            <text:p>-1.45442466677406</text:p>
          </table:table-cell>
          <table:table-cell office:value-type="float" office:value="-1.22652348716903" table:style-name="ce1">
            <text:p>-1.22652348716903</text:p>
          </table:table-cell>
          <table:table-cell office:value-type="float" office:value="-1.22652348716903" table:style-name="ce1">
            <text:p>-1.22652348716903</text:p>
          </table:table-cell>
          <table:table-cell office:value-type="float" office:value="-2.1129068757482" table:style-name="ce1">
            <text:p>-2.112906875748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L10890g" table:style-name="ce1">
            <text:p>CAGL0L10890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L10890g" table:style-name="ce1">
            <text:p>CAGL0L10890g</text:p>
          </table:table-cell>
          <table:table-cell office:value-type="string" office:value="YOR272W" table:style-name="ce1">
            <text:p>YOR272W</text:p>
          </table:table-cell>
          <table:table-cell office:value-type="string" office:value="S000005798" table:style-name="ce1">
            <text:p>S000005798</text:p>
          </table:table-cell>
          <table:table-cell office:value-type="string" office:value="YOR272W" table:style-name="ce1">
            <text:p>YOR272W</text:p>
          </table:table-cell>
          <table:table-cell office:value-type="string" office:value="YTM1" table:style-name="ce1">
            <text:p>YTM1</text:p>
          </table:table-cell>
          <table:table-cell office:value-type="string" office:value="Constituent of 66S pre-ribosomal particles; forms a complex with Nop7p and Erb1p that is required for maturation of the large ribosomal subunit; has seven C-terminal WD repeats" table:style-name="ce1">
            <text:p>Constituent of 66S pre-ribosomal particles; forms a complex with Nop7p and Erb1p that is required for maturation of the large ribosomal subunit; has seven C-terminal WD repeats</text:p>
          </table:table-cell>
        </table:table-row>
        <table:table-row>
          <table:table-cell office:value-type="string" office:value="CAGL0L11000g" table:style-name="ce1">
            <text:p>CAGL0L11000g</text:p>
          </table:table-cell>
          <table:table-cell office:value-type="string" office:value="" table:style-name="ce1">
            <text:p/>
          </table:table-cell>
          <table:table-cell office:value-type="string" office:value="Ortholog(s) have uroporphyrinogen-III synthase activity and role in heme biosynthetic process" table:style-name="ce1">
            <text:p>Ortholog(s) have uroporphyrinogen-III synthase activity and role in heme biosynthetic process</text:p>
          </table:table-cell>
          <table:table-cell office:value-type="float" office:value="-2.14616666666667" table:style-name="ce1">
            <text:p>-2.14616666666667</text:p>
          </table:table-cell>
          <table:table-cell office:value-type="float" office:value="3.20991340904774e-06" table:style-name="ce1">
            <text:p>3.20991340904774e-06</text:p>
          </table:table-cell>
          <table:table-cell office:value-type="float" office:value="-1.97025" table:style-name="ce1">
            <text:p>-1.97025</text:p>
          </table:table-cell>
          <table:table-cell office:value-type="float" office:value="5.95435482956471e-06" table:style-name="ce1">
            <text:p>5.95435482956471e-06</text:p>
          </table:table-cell>
          <table:table-cell office:value-type="float" office:value="-1.97025" table:style-name="ce1">
            <text:p>-1.97025</text:p>
          </table:table-cell>
          <table:table-cell office:value-type="float" office:value="5.95435482956471e-06" table:style-name="ce1">
            <text:p>5.95435482956471e-06</text:p>
          </table:table-cell>
          <table:table-cell office:value-type="float" office:value="-0.184" table:style-name="ce1">
            <text:p>-0.184</text:p>
          </table:table-cell>
          <table:table-cell office:value-type="float" office:value="0.361120697331209" table:style-name="ce1">
            <text:p>0.361120697331209</text:p>
          </table:table-cell>
          <table:table-cell office:value-type="float" office:value="-2.58130167378446" table:style-name="ce1">
            <text:p>-2.58130167378446</text:p>
          </table:table-cell>
          <table:table-cell office:value-type="float" office:value="-2.67576605906878" table:style-name="ce1">
            <text:p>-2.67576605906878</text:p>
          </table:table-cell>
          <table:table-cell office:value-type="float" office:value="-2.67576605906878" table:style-name="ce1">
            <text:p>-2.67576605906878</text:p>
          </table:table-cell>
          <table:table-cell office:value-type="float" office:value="-0.432823508593588" table:style-name="ce1">
            <text:p>-0.43282350859358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TABOLISM" table:style-name="ce1">
            <text:p>METABOLISM</text:p>
          </table:table-cell>
          <table:table-cell office:value-type="string" office:value="HEME BIOSYNTHESIS" table:style-name="ce1">
            <text:p>HEME BIOSYNTHESIS</text:p>
          </table:table-cell>
          <table:table-cell office:value-type="string" office:value="F1" table:style-name="ce1">
            <text:p>F1</text:p>
          </table:table-cell>
          <table:table-cell office:value-type="string" office:value="CAGL0L11000g" table:style-name="ce1">
            <text:p>CAGL0L11000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L11000g" table:style-name="ce1">
            <text:p>CAGL0L11000g</text:p>
          </table:table-cell>
          <table:table-cell office:value-type="string" office:value="YOR278W" table:style-name="ce1">
            <text:p>YOR278W</text:p>
          </table:table-cell>
          <table:table-cell office:value-type="string" office:value="S000005804" table:style-name="ce1">
            <text:p>S000005804</text:p>
          </table:table-cell>
          <table:table-cell office:value-type="string" office:value="YOR278W" table:style-name="ce1">
            <text:p>YOR278W</text:p>
          </table:table-cell>
          <table:table-cell office:value-type="string" office:value="HEM4" table:style-name="ce1">
            <text:p>HEM4</text:p>
          </table:table-cell>
          <table:table-cell office:value-type="string" office:value="Uroporphyrinogen III synthase; catalyzes the conversion of hydroxymethylbilane to uroporphyrinogen III, the fourth step in heme biosynthesis; deficiency in the human homolog can result in the disease congenital erythropoietic porphyria" table:style-name="ce1">
            <text:p>Uroporphyrinogen III synthase; catalyzes the conversion of hydroxymethylbilane to uroporphyrinogen III, the fourth step in heme biosynthesis; deficiency in the human homolog can result in the disease congenital erythropoietic porphyria</text:p>
          </table:table-cell>
        </table:table-row>
        <table:table-row>
          <table:table-cell office:value-type="string" office:value="CAGL0L11506g" table:style-name="ce1">
            <text:p>CAGL0L11506g</text:p>
          </table:table-cell>
          <table:table-cell office:value-type="string" office:value="" table:style-name="ce1">
            <text:p/>
          </table:table-cell>
          <table:table-cell office:value-type="string" office:value="Ortholog(s) have hydroxymethylglutaryl-CoA reductase (NADPH) activity and role in cellular response to drug, ergosterol biosynthetic process, isopentenyl diphosphate biosynthetic process, mevalonate pathway" table:style-name="ce1">
            <text:p>Ortholog(s) have hydroxymethylglutaryl-CoA reductase (NADPH) activity and role in cellular response to drug, ergosterol biosynthetic process, isopentenyl diphosphate biosynthetic process, mevalonate pathway</text:p>
          </table:table-cell>
          <table:table-cell office:value-type="float" office:value="-0.591333333333333" table:style-name="ce1">
            <text:p>-0.591333333333333</text:p>
          </table:table-cell>
          <table:table-cell office:value-type="float" office:value="0.0569227939913612" table:style-name="ce1">
            <text:p>0.0569227939913612</text:p>
          </table:table-cell>
          <table:table-cell office:value-type="float" office:value="-1.51433333333333" table:style-name="ce1">
            <text:p>-1.51433333333333</text:p>
          </table:table-cell>
          <table:table-cell office:value-type="float" office:value="0.000232745224667482" table:style-name="ce1">
            <text:p>0.000232745224667482</text:p>
          </table:table-cell>
          <table:table-cell office:value-type="float" office:value="-1.51433333333333" table:style-name="ce1">
            <text:p>-1.51433333333333</text:p>
          </table:table-cell>
          <table:table-cell office:value-type="float" office:value="0.000232745224667482" table:style-name="ce1">
            <text:p>0.000232745224667482</text:p>
          </table:table-cell>
          <table:table-cell office:value-type="float" office:value="-0.697833333333334" table:style-name="ce1">
            <text:p>-0.697833333333334</text:p>
          </table:table-cell>
          <table:table-cell office:value-type="float" office:value="0.0214512542206362" table:style-name="ce1">
            <text:p>0.0214512542206362</text:p>
          </table:table-cell>
          <table:table-cell office:value-type="float" office:value="-0.752381075593783" table:style-name="ce1">
            <text:p>-0.752381075593783</text:p>
          </table:table-cell>
          <table:table-cell office:value-type="float" office:value="-2.07354776111469" table:style-name="ce1">
            <text:p>-2.07354776111469</text:p>
          </table:table-cell>
          <table:table-cell office:value-type="float" office:value="-2.07354776111469" table:style-name="ce1">
            <text:p>-2.07354776111469</text:p>
          </table:table-cell>
          <table:table-cell office:value-type="float" office:value="-1.33176433138735" table:style-name="ce1">
            <text:p>-1.3317643313873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OTHERS" table:style-name="ce1">
            <text:p>OTHERS</text:p>
          </table:table-cell>
          <table:table-cell office:value-type="string" office:value="F3" table:style-name="ce1">
            <text:p>F3</text:p>
          </table:table-cell>
          <table:table-cell office:value-type="string" office:value="CAGL0L11506g" table:style-name="ce1">
            <text:p>CAGL0L11506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L11506g" table:style-name="ce1">
            <text:p>CAGL0L11506g</text:p>
          </table:table-cell>
          <table:table-cell office:value-type="string" office:value="YML075C" table:style-name="ce1">
            <text:p>YML075C</text:p>
          </table:table-cell>
          <table:table-cell office:value-type="string" office:value="S000004540" table:style-name="ce1">
            <text:p>S000004540</text:p>
          </table:table-cell>
          <table:table-cell office:value-type="string" office:value="YML075C" table:style-name="ce1">
            <text:p>YML075C</text:p>
          </table:table-cell>
          <table:table-cell office:value-type="string" office:value="HMG1" table:style-name="ce1">
            <text:p>HMG1</text:p>
          </table:table-cell>
          <table:table-cell office:value-type="string" office:value="HMG-CoA reductase; catalyzes conversion of HMG-CoA to mevalonate, which is a rate-limiting step in sterol biosynthesis; one of two isozymes; localizes to nuclear envelope; overproduction induces formation of karmellae; forms foci at nuclear periphery upon DNA replication stress; HMG1 has a paralog, HMG2, that arose from the whole genome duplication; human homolog HMGCR can complement yeast hmg1 mutant" table:style-name="ce1">
            <text:p>HMG-CoA reductase; catalyzes conversion of HMG-CoA to mevalonate, which is a rate-limiting step in sterol biosynthesis; one of two isozymes; localizes to nuclear envelope; overproduction induces formation of karmellae; forms foci at nuclear periphery upon DNA replication stress; HMG1 has a paralog, HMG2, that arose from the whole genome duplication; human homolog HMGCR can complement yeast hmg1 mutant</text:p>
          </table:table-cell>
        </table:table-row>
        <table:table-row>
          <table:table-cell office:value-type="string" office:value="CAGL0L11814g" table:style-name="ce1">
            <text:p>CAGL0L11814g</text:p>
          </table:table-cell>
          <table:table-cell office:value-type="string" office:value="" table:style-name="ce1">
            <text:p/>
          </table:table-cell>
          <table:table-cell office:value-type="string" office:value="Ortholog(s) have glycolipid floppase activity, ion transmembrane transporter activity, phosphorylative mechanism, phosphatidylcholine flippase activity, phosphatidylethanolamine flippase activity" table:style-name="ce1">
            <text:p>Ortholog(s) have glycolipid floppase activity, ion transmembrane transporter activity, phosphorylative mechanism, phosphatidylcholine flippase activity, phosphatidylethanolamine flippase activity</text:p>
          </table:table-cell>
          <table:table-cell office:value-type="float" office:value="0.372666666666667" table:style-name="ce1">
            <text:p>0.372666666666667</text:p>
          </table:table-cell>
          <table:table-cell office:value-type="float" office:value="0.0195536751828497" table:style-name="ce1">
            <text:p>0.0195536751828497</text:p>
          </table:table-cell>
          <table:table-cell office:value-type="float" office:value="-0.134333333333333" table:style-name="ce1">
            <text:p>-0.134333333333333</text:p>
          </table:table-cell>
          <table:table-cell office:value-type="float" office:value="0.636126907740075" table:style-name="ce1">
            <text:p>0.636126907740075</text:p>
          </table:table-cell>
          <table:table-cell office:value-type="float" office:value="-0.134333333333333" table:style-name="ce1">
            <text:p>-0.134333333333333</text:p>
          </table:table-cell>
          <table:table-cell office:value-type="float" office:value="0.636126907740075" table:style-name="ce1">
            <text:p>0.636126907740075</text:p>
          </table:table-cell>
          <table:table-cell office:value-type="float" office:value="1.391" table:style-name="ce1">
            <text:p>1.391</text:p>
          </table:table-cell>
          <table:table-cell office:value-type="float" office:value="0.0020895015150631" table:style-name="ce1">
            <text:p>0.0020895015150631</text:p>
          </table:table-cell>
          <table:table-cell office:value-type="float" office:value="0.381553616220442" table:style-name="ce1">
            <text:p>0.381553616220442</text:p>
          </table:table-cell>
          <table:table-cell office:value-type="float" office:value="-0.250711896717022" table:style-name="ce1">
            <text:p>-0.250711896717022</text:p>
          </table:table-cell>
          <table:table-cell office:value-type="float" office:value="-0.250711896717022" table:style-name="ce1">
            <text:p>-0.250711896717022</text:p>
          </table:table-cell>
          <table:table-cell office:value-type="float" office:value="2.32260651910706" table:style-name="ce1">
            <text:p>2.3226065191070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L11814g" table:style-name="ce1">
            <text:p>CAGL0L1181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L11814g" table:style-name="ce1">
            <text:p>CAGL0L11814g</text:p>
          </table:table-cell>
          <table:table-cell office:value-type="string" office:value="YER166W" table:style-name="ce1">
            <text:p>YER166W</text:p>
          </table:table-cell>
          <table:table-cell office:value-type="string" office:value="S000000968" table:style-name="ce1">
            <text:p>S000000968</text:p>
          </table:table-cell>
          <table:table-cell office:value-type="string" office:value="YER166W" table:style-name="ce1">
            <text:p>YER166W</text:p>
          </table:table-cell>
          <table:table-cell office:value-type="string" office:value="DNF1" table:style-name="ce1">
            <text:p>DNF1</text:p>
          </table:table-cell>
          <table:table-cell office:value-type="string" office:value="Aminophospholipid translocase (flippase); type 4 P-type ATPase; involved in phospholipid translocation, contributing to endocytosis, protein transport, and cellular polarization; localizes primarily to the plasma membrane; localizes to the shmoo tip where it has a redundant role in the cellular response to mating pheromone; DNF1 has a paralog, DNF2, that arose from the whole genome duplication" table:style-name="ce1">
            <text:p>Aminophospholipid translocase (flippase); type 4 P-type ATPase; involved in phospholipid translocation, contributing to endocytosis, protein transport, and cellular polarization; localizes primarily to the plasma membrane; localizes to the shmoo tip where it has a redundant role in the cellular response to mating pheromone; DNF1 has a paralog, DNF2, that arose from the whole genome duplication</text:p>
          </table:table-cell>
        </table:table-row>
        <table:table-row>
          <table:table-cell office:value-type="string" office:value="CAGL0L11902g" table:style-name="ce1">
            <text:p>CAGL0L11902g</text:p>
          </table:table-cell>
          <table:table-cell office:value-type="string" office:value="" table:style-name="ce1">
            <text:p/>
          </table:table-cell>
          <table:table-cell office:value-type="string" office:value="Ortholog(s) have adenylate kinase activity, nucleoside triphosphate adenylate kinase activity, role in nucleotide metabolic process and mitochondrial inner membrane, mitochondrial matrix localization" table:style-name="ce1">
            <text:p>Ortholog(s) have adenylate kinase activity, nucleoside triphosphate adenylate kinase activity, role in nucleotide metabolic process and mitochondrial inner membrane, mitochondrial matrix localization</text:p>
          </table:table-cell>
          <table:table-cell office:value-type="float" office:value="1.24883333333333" table:style-name="ce1">
            <text:p>1.24883333333333</text:p>
          </table:table-cell>
          <table:table-cell office:value-type="float" office:value="0.000135687676323196" table:style-name="ce1">
            <text:p>0.000135687676323196</text:p>
          </table:table-cell>
          <table:table-cell office:value-type="float" office:value="0.849416666666667" table:style-name="ce1">
            <text:p>0.849416666666667</text:p>
          </table:table-cell>
          <table:table-cell office:value-type="float" office:value="0.00237089678256084" table:style-name="ce1">
            <text:p>0.00237089678256084</text:p>
          </table:table-cell>
          <table:table-cell office:value-type="float" office:value="0.849416666666667" table:style-name="ce1">
            <text:p>0.849416666666667</text:p>
          </table:table-cell>
          <table:table-cell office:value-type="float" office:value="0.00237089678256084" table:style-name="ce1">
            <text:p>0.00237089678256084</text:p>
          </table:table-cell>
          <table:table-cell office:value-type="float" office:value="1.25566666666667" table:style-name="ce1">
            <text:p>1.25566666666667</text:p>
          </table:table-cell>
          <table:table-cell office:value-type="float" office:value="0.000569093280610449" table:style-name="ce1">
            <text:p>0.000569093280610449</text:p>
          </table:table-cell>
          <table:table-cell office:value-type="float" office:value="1.4121716443787" table:style-name="ce1">
            <text:p>1.4121716443787</text:p>
          </table:table-cell>
          <table:table-cell office:value-type="float" office:value="1.04871910444327" table:style-name="ce1">
            <text:p>1.04871910444327</text:p>
          </table:table-cell>
          <table:table-cell office:value-type="float" office:value="1.04871910444327" table:style-name="ce1">
            <text:p>1.04871910444327</text:p>
          </table:table-cell>
          <table:table-cell office:value-type="float" office:value="2.08584364265278" table:style-name="ce1">
            <text:p>2.0858436426527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NUCLEIC ACID METABOLISM" table:style-name="ce1">
            <text:p>NUCLEIC ACID METABOLISM</text:p>
          </table:table-cell>
          <table:table-cell office:value-type="string" office:value="F1" table:style-name="ce1">
            <text:p>F1</text:p>
          </table:table-cell>
          <table:table-cell office:value-type="string" office:value="CAGL0L11902g" table:style-name="ce1">
            <text:p>CAGL0L11902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L11902g" table:style-name="ce1">
            <text:p>CAGL0L11902g</text:p>
          </table:table-cell>
          <table:table-cell office:value-type="string" office:value="YER170W" table:style-name="ce1">
            <text:p>YER170W</text:p>
          </table:table-cell>
          <table:table-cell office:value-type="string" office:value="S000000972" table:style-name="ce1">
            <text:p>S000000972</text:p>
          </table:table-cell>
          <table:table-cell office:value-type="string" office:value="YER170W" table:style-name="ce1">
            <text:p>YER170W</text:p>
          </table:table-cell>
          <table:table-cell office:value-type="string" office:value="ADK2" table:style-name="ce1">
            <text:p>ADK2</text:p>
          </table:table-cell>
          <table:table-cell office:value-type="string" office:value="Mitochondrial adenylate kinase; catalyzes the reversible synthesis of GTP and AMP from GDP and ADP; may serve as a back-up for synthesizing GTP or ADP depending on metabolic conditions; 3' sequence of ADK2 varies with strain background" table:style-name="ce1">
            <text:p>Mitochondrial adenylate kinase; catalyzes the reversible synthesis of GTP and AMP from GDP and ADP; may serve as a back-up for synthesizing GTP or ADP depending on metabolic conditions; 3' sequence of ADK2 varies with strain background</text:p>
          </table:table-cell>
        </table:table-row>
        <table:table-row>
          <table:table-cell office:value-type="string" office:value="CAGL0L11990g" table:style-name="ce1">
            <text:p>CAGL0L11990g</text:p>
          </table:table-cell>
          <table:table-cell office:value-type="string" office:value="" table:style-name="ce1">
            <text:p/>
          </table:table-cell>
          <table:table-cell office:value-type="string" office:value="Ortholog(s) have RNA polymerase II activating transcription factor binding, disulfide oxidoreductase activity" table:style-name="ce1">
            <text:p>Ortholog(s) have RNA polymerase II activating transcription factor binding, disulfide oxidoreductase activity</text:p>
          </table:table-cell>
          <table:table-cell office:value-type="float" office:value="5.90183333333333" table:style-name="ce1">
            <text:p>5.90183333333333</text:p>
          </table:table-cell>
          <table:table-cell office:value-type="float" office:value="1.29251327177132e-06" table:style-name="ce1">
            <text:p>1.29251327177132e-06</text:p>
          </table:table-cell>
          <table:table-cell office:value-type="float" office:value="5.62541666666667" table:style-name="ce1">
            <text:p>5.62541666666667</text:p>
          </table:table-cell>
          <table:table-cell office:value-type="float" office:value="1.36666114936205e-07" table:style-name="ce1">
            <text:p>1.36666114936205e-07</text:p>
          </table:table-cell>
          <table:table-cell office:value-type="float" office:value="5.62541666666667" table:style-name="ce1">
            <text:p>5.62541666666667</text:p>
          </table:table-cell>
          <table:table-cell office:value-type="float" office:value="1.36666114936205e-07" table:style-name="ce1">
            <text:p>1.36666114936205e-07</text:p>
          </table:table-cell>
          <table:table-cell office:value-type="float" office:value="0.297833333333334" table:style-name="ce1">
            <text:p>0.297833333333334</text:p>
          </table:table-cell>
          <table:table-cell office:value-type="float" office:value="0.514768614755955" table:style-name="ce1">
            <text:p>0.514768614755955</text:p>
          </table:table-cell>
          <table:table-cell office:value-type="float" office:value="6.88540620974342" table:style-name="ce1">
            <text:p>6.88540620974342</text:p>
          </table:table-cell>
          <table:table-cell office:value-type="float" office:value="7.3573162699239" table:style-name="ce1">
            <text:p>7.3573162699239</text:p>
          </table:table-cell>
          <table:table-cell office:value-type="float" office:value="7.3573162699239" table:style-name="ce1">
            <text:p>7.3573162699239</text:p>
          </table:table-cell>
          <table:table-cell office:value-type="float" office:value="0.410133973954832" table:style-name="ce1">
            <text:p>0.41013397395483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L11990g" table:style-name="ce1">
            <text:p>CAGL0L11990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L11990g" table:style-name="ce1">
            <text:p>CAGL0L11990g</text:p>
          </table:table-cell>
          <table:table-cell office:value-type="string" office:value="YER174C" table:style-name="ce1">
            <text:p>YER174C</text:p>
          </table:table-cell>
          <table:table-cell office:value-type="string" office:value="S000000976" table:style-name="ce1">
            <text:p>S000000976</text:p>
          </table:table-cell>
          <table:table-cell office:value-type="string" office:value="YER174C" table:style-name="ce1">
            <text:p>YER174C</text:p>
          </table:table-cell>
          <table:table-cell office:value-type="string" office:value="GRX4" table:style-name="ce1">
            <text:p>GRX4</text:p>
          </table:table-cell>
          <table:table-cell office:value-type="string" office:value="Glutathione-dependent oxidoreductase; hydroperoxide and superoxide-radical responsive; monothiol glutaredoxin subfamily member along with Grx3p and Grx5p; protects cells from oxidative damage; with Grx3p, binds to Aft1p in iron-replete conditions, promoting its dissociation from promoters; mutant has increased aneuploidy tolerance; transcription regulated by Yap5p; GRX4 has a paralog, GRX3, that arose from the whole genome duplication" table:style-name="ce1">
            <text:p>Glutathione-dependent oxidoreductase; hydroperoxide and superoxide-radical responsive; monothiol glutaredoxin subfamily member along with Grx3p and Grx5p; protects cells from oxidative damage; with Grx3p, binds to Aft1p in iron-replete conditions, promoting its dissociation from promoters; mutant has increased aneuploidy tolerance; transcription regulated by Yap5p; GRX4 has a paralog, GRX3, that arose from the whole genome duplication</text:p>
          </table:table-cell>
        </table:table-row>
        <table:table-row>
          <table:table-cell office:value-type="string" office:value="CAGL0L12364g" table:style-name="ce1">
            <text:p>CAGL0L12364g</text:p>
          </table:table-cell>
          <table:table-cell office:value-type="string" office:value="ERG10" table:style-name="ce1">
            <text:p>ERG10</text:p>
          </table:table-cell>
          <table:table-cell office:value-type="string" office:value="Ortholog(s) have acetyl-CoA C-acetyltransferase activity, role in ergosterol biosynthetic process and cytoplasm, intracellular localization" table:style-name="ce1">
            <text:p>Ortholog(s) have acetyl-CoA C-acetyltransferase activity, role in ergosterol biosynthetic process and cytoplasm, intracellular localization</text:p>
          </table:table-cell>
          <table:table-cell office:value-type="float" office:value="0.135833333333333" table:style-name="ce1">
            <text:p>0.135833333333333</text:p>
          </table:table-cell>
          <table:table-cell office:value-type="float" office:value="0.383617071488046" table:style-name="ce1">
            <text:p>0.383617071488046</text:p>
          </table:table-cell>
          <table:table-cell office:value-type="float" office:value="-0.363416666666667" table:style-name="ce1">
            <text:p>-0.363416666666667</text:p>
          </table:table-cell>
          <table:table-cell office:value-type="float" office:value="0.119423275222793" table:style-name="ce1">
            <text:p>0.119423275222793</text:p>
          </table:table-cell>
          <table:table-cell office:value-type="float" office:value="-0.363416666666667" table:style-name="ce1">
            <text:p>-0.363416666666667</text:p>
          </table:table-cell>
          <table:table-cell office:value-type="float" office:value="0.119423275222793" table:style-name="ce1">
            <text:p>0.119423275222793</text:p>
          </table:table-cell>
          <table:table-cell office:value-type="float" office:value="-1.35866666666667" table:style-name="ce1">
            <text:p>-1.35866666666667</text:p>
          </table:table-cell>
          <table:table-cell office:value-type="float" office:value="0.000125552524632866" table:style-name="ce1">
            <text:p>0.000125552524632866</text:p>
          </table:table-cell>
          <table:table-cell office:value-type="float" office:value="0.102971113269541" table:style-name="ce1">
            <text:p>0.102971113269541</text:p>
          </table:table-cell>
          <table:table-cell office:value-type="float" office:value="-0.553307053192215" table:style-name="ce1">
            <text:p>-0.553307053192215</text:p>
          </table:table-cell>
          <table:table-cell office:value-type="float" office:value="-0.553307053192215" table:style-name="ce1">
            <text:p>-0.553307053192215</text:p>
          </table:table-cell>
          <table:table-cell office:value-type="float" office:value="-2.48787862343318" table:style-name="ce1">
            <text:p>-2.4878786234331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FLAVO HEMO PROTEIN" table:style-name="ce1">
            <text:p>FLAVO HEMO PROTEIN</text:p>
          </table:table-cell>
          <table:table-cell office:value-type="string" office:value="F3" table:style-name="ce1">
            <text:p>F3</text:p>
          </table:table-cell>
          <table:table-cell office:value-type="string" office:value="CAGL0L12364g" table:style-name="ce1">
            <text:p>CAGL0L1236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L12364g" table:style-name="ce1">
            <text:p>CAGL0L12364g</text:p>
          </table:table-cell>
          <table:table-cell office:value-type="string" office:value="YPL028W" table:style-name="ce1">
            <text:p>YPL028W</text:p>
          </table:table-cell>
          <table:table-cell office:value-type="string" office:value="S000005949" table:style-name="ce1">
            <text:p>S000005949</text:p>
          </table:table-cell>
          <table:table-cell office:value-type="string" office:value="YPL028W" table:style-name="ce1">
            <text:p>YPL028W</text:p>
          </table:table-cell>
          <table:table-cell office:value-type="string" office:value="ERG10" table:style-name="ce1">
            <text:p>ERG10</text:p>
          </table:table-cell>
          <table:table-cell office:value-type="string" office:value="Acetyl-CoA C-acetyltransferase (acetoacetyl-CoA thiolase); cytosolic enzyme that transfers an acetyl group from one acetyl-CoA molecule to another, forming acetoacetyl-CoA; involved in the first step in mevalonate biosynthesis; human ACAT1 functionally complements the growth defect caused by repression of ERG10 expression" table:style-name="ce1">
            <text:p>Acetyl-CoA C-acetyltransferase (acetoacetyl-CoA thiolase); cytosolic enzyme that transfers an acetyl group from one acetyl-CoA molecule to another, forming acetoacetyl-CoA; involved in the first step in mevalonate biosynthesis; human ACAT1 functionally complements the growth defect caused by repression of ERG10 expression</text:p>
          </table:table-cell>
        </table:table-row>
        <table:table-row>
          <table:table-cell office:value-type="string" office:value="CAGL0L12562g" table:style-name="ce1">
            <text:p>CAGL0L12562g</text:p>
          </table:table-cell>
          <table:table-cell office:value-type="string" office:value="" table:style-name="ce1">
            <text:p/>
          </table:table-cell>
          <table:table-cell office:value-type="string" office:value="Ortholog(s) have DNA-binding transcription factor activity, RNA polymerase II-specific, proximal promoter sequence-specific DNA binding activity" table:style-name="ce1">
            <text:p>Ortholog(s) have DNA-binding transcription factor activity, RNA polymerase II-specific, proximal promoter sequence-specific DNA binding activity</text:p>
          </table:table-cell>
          <table:table-cell office:value-type="float" office:value="0.653" table:style-name="ce1">
            <text:p>0.653</text:p>
          </table:table-cell>
          <table:table-cell office:value-type="float" office:value="0.00434306032794396" table:style-name="ce1">
            <text:p>0.00434306032794396</text:p>
          </table:table-cell>
          <table:table-cell office:value-type="float" office:value="1.581" table:style-name="ce1">
            <text:p>1.581</text:p>
          </table:table-cell>
          <table:table-cell office:value-type="float" office:value="4.98378445768154e-05" table:style-name="ce1">
            <text:p>4.98378445768154e-05</text:p>
          </table:table-cell>
          <table:table-cell office:value-type="float" office:value="1.581" table:style-name="ce1">
            <text:p>1.581</text:p>
          </table:table-cell>
          <table:table-cell office:value-type="float" office:value="4.98378445768154e-05" table:style-name="ce1">
            <text:p>4.98378445768154e-05</text:p>
          </table:table-cell>
          <table:table-cell office:value-type="float" office:value="0.368333333333333" table:style-name="ce1">
            <text:p>0.368333333333333</text:p>
          </table:table-cell>
          <table:table-cell office:value-type="float" office:value="0.127800048000845" table:style-name="ce1">
            <text:p>0.127800048000845</text:p>
          </table:table-cell>
          <table:table-cell office:value-type="float" office:value="0.71130433399906" table:style-name="ce1">
            <text:p>0.71130433399906</text:p>
          </table:table-cell>
          <table:table-cell office:value-type="float" office:value="2.01506427675892" table:style-name="ce1">
            <text:p>2.01506427675892</text:p>
          </table:table-cell>
          <table:table-cell office:value-type="float" office:value="2.01506427675892" table:style-name="ce1">
            <text:p>2.01506427675892</text:p>
          </table:table-cell>
          <table:table-cell office:value-type="float" office:value="0.53347227043286" table:style-name="ce1">
            <text:p>0.53347227043286</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CRIPTIONAL REGULATOR" table:style-name="ce1">
            <text:p>TRANSCRIPTIONAL REGULATOR</text:p>
          </table:table-cell>
          <table:table-cell office:value-type="string" office:value="F2" table:style-name="ce1">
            <text:p>F2</text:p>
          </table:table-cell>
          <table:table-cell office:value-type="string" office:value="CAGL0L12562g" table:style-name="ce1">
            <text:p>CAGL0L12562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L12562g" table:style-name="ce1">
            <text:p>CAGL0L12562g</text:p>
          </table:table-cell>
          <table:table-cell office:value-type="string" office:value="YPL038W" table:style-name="ce1">
            <text:p>YPL038W</text:p>
          </table:table-cell>
          <table:table-cell office:value-type="string" office:value="S000005959" table:style-name="ce1">
            <text:p>S000005959</text:p>
          </table:table-cell>
          <table:table-cell office:value-type="string" office:value="YPL038W" table:style-name="ce1">
            <text:p>YPL038W</text:p>
          </table:table-cell>
          <table:table-cell office:value-type="string" office:value="MET31" table:style-name="ce1">
            <text:p>MET31</text:p>
          </table:table-cell>
          <table:table-cell office:value-type="string" office:value="Zinc-finger DNA-binding transcription factor; targets strong transcriptional activator Met4p to promoters of sulfur metabolic genes; involved in transcriptional regulation of the methionine biosynthetic genes; feedforward loop controlling expression of MET32 and the lack of such a loop for MET31 may account for the differential actions of Met31p and Met32p; MET31 has a paralog, MET32, that arose from the whole genome duplication" table:style-name="ce1">
            <text:p>Zinc-finger DNA-binding transcription factor; targets strong transcriptional activator Met4p to promoters of sulfur metabolic genes; involved in transcriptional regulation of the methionine biosynthetic genes; feedforward loop controlling expression of MET32 and the lack of such a loop for MET31 may account for the differential actions of Met31p and Met32p; MET31 has a paralog, MET32, that arose from the whole genome duplication</text:p>
          </table:table-cell>
        </table:table-row>
        <table:table-row>
          <table:table-cell office:value-type="string" office:value="CAGL0L12936g" table:style-name="ce1">
            <text:p>CAGL0L12936g</text:p>
          </table:table-cell>
          <table:table-cell office:value-type="string" office:value="" table:style-name="ce1">
            <text:p/>
          </table:table-cell>
          <table:table-cell office:value-type="string" office:value="Ortholog(s) have role in protein targeting to mitochondrion and integral component of mitochondrial outer membrane, mitochondrial outer membrane localization" table:style-name="ce1">
            <text:p>Ortholog(s) have role in protein targeting to mitochondrion and integral component of mitochondrial outer membrane, mitochondrial outer membrane localization</text:p>
          </table:table-cell>
          <table:table-cell office:value-type="float" office:value="-0.555333333333333" table:style-name="ce1">
            <text:p>-0.555333333333333</text:p>
          </table:table-cell>
          <table:table-cell office:value-type="float" office:value="0.0152238646425877" table:style-name="ce1">
            <text:p>0.0152238646425877</text:p>
          </table:table-cell>
          <table:table-cell office:value-type="float" office:value="-0.722416666666667" table:style-name="ce1">
            <text:p>-0.722416666666667</text:p>
          </table:table-cell>
          <table:table-cell office:value-type="float" office:value="0.0287815366658609" table:style-name="ce1">
            <text:p>0.0287815366658609</text:p>
          </table:table-cell>
          <table:table-cell office:value-type="float" office:value="-0.722416666666667" table:style-name="ce1">
            <text:p>-0.722416666666667</text:p>
          </table:table-cell>
          <table:table-cell office:value-type="float" office:value="0.0287815366658609" table:style-name="ce1">
            <text:p>0.0287815366658609</text:p>
          </table:table-cell>
          <table:table-cell office:value-type="float" office:value="1.246" table:style-name="ce1">
            <text:p>1.246</text:p>
          </table:table-cell>
          <table:table-cell office:value-type="float" office:value="0.00191520566814302" table:style-name="ce1">
            <text:p>0.00191520566814302</text:p>
          </table:table-cell>
          <table:table-cell office:value-type="float" office:value="-0.710034966770845" table:style-name="ce1">
            <text:p>-0.710034966770845</text:p>
          </table:table-cell>
          <table:table-cell office:value-type="float" office:value="-1.02750855704639" table:style-name="ce1">
            <text:p>-1.02750855704639</text:p>
          </table:table-cell>
          <table:table-cell office:value-type="float" office:value="-1.02750855704639" table:style-name="ce1">
            <text:p>-1.02750855704639</text:p>
          </table:table-cell>
          <table:table-cell office:value-type="float" office:value="2.06893200862033" table:style-name="ce1">
            <text:p>2.0689320086203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MITOCHONDRIA" table:style-name="ce1">
            <text:p>MITOCHONDRIA</text:p>
          </table:table-cell>
          <table:table-cell office:value-type="string" office:value="F4" table:style-name="ce1">
            <text:p>F4</text:p>
          </table:table-cell>
          <table:table-cell office:value-type="string" office:value="CAGL0L12936g" table:style-name="ce1">
            <text:p>CAGL0L12936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L12936g" table:style-name="ce1">
            <text:p>CAGL0L12936g</text:p>
          </table:table-cell>
          <table:table-cell office:value-type="string" office:value="YHR117W" table:style-name="ce1">
            <text:p>YHR117W</text:p>
          </table:table-cell>
          <table:table-cell office:value-type="string" office:value="S000001159" table:style-name="ce1">
            <text:p>S000001159</text:p>
          </table:table-cell>
          <table:table-cell office:value-type="string" office:value="YHR117W" table:style-name="ce1">
            <text:p>YHR117W</text:p>
          </table:table-cell>
          <table:table-cell office:value-type="string" office:value="TOM71" table:style-name="ce1">
            <text:p>TOM71</text:p>
          </table:table-cell>
          <table:table-cell office:value-type="string" office:value="Mitochondrial outer membrane protein; probable minor component of the TOM (translocase of outer membrane) complex responsible for recognition and import of mitochondrially directed proteins; TOM71 has a paralog, TOM70, that arose from the whole genome duplication" table:style-name="ce1">
            <text:p>Mitochondrial outer membrane protein; probable minor component of the TOM (translocase of outer membrane) complex responsible for recognition and import of mitochondrially directed proteins; TOM71 has a paralog, TOM70, that arose from the whole genome duplication</text:p>
          </table:table-cell>
        </table:table-row>
        <table:table-row>
          <table:table-cell office:value-type="string" office:value="CAGL0L13156g" table:style-name="ce1">
            <text:p>CAGL0L13156g</text:p>
          </table:table-cell>
          <table:table-cell office:value-type="string" office:value="" table:style-name="ce1">
            <text:p/>
          </table:table-cell>
          <table:table-cell office:value-type="string" office:value="Ortholog(s) have enzyme inhibitor activity, role in ubiquitin recycling and endosome localization" table:style-name="ce1">
            <text:p>Ortholog(s) have enzyme inhibitor activity, role in ubiquitin recycling and endosome localization</text:p>
          </table:table-cell>
          <table:table-cell office:value-type="float" office:value="-1.881" table:style-name="ce1">
            <text:p>-1.881</text:p>
          </table:table-cell>
          <table:table-cell office:value-type="float" office:value="3.90428266960499e-05" table:style-name="ce1">
            <text:p>3.90428266960499e-05</text:p>
          </table:table-cell>
          <table:table-cell office:value-type="float" office:value="-1.85216666666667" table:style-name="ce1">
            <text:p>-1.85216666666667</text:p>
          </table:table-cell>
          <table:table-cell office:value-type="float" office:value="5.95435482956471e-06" table:style-name="ce1">
            <text:p>5.95435482956471e-06</text:p>
          </table:table-cell>
          <table:table-cell office:value-type="float" office:value="-1.85216666666667" table:style-name="ce1">
            <text:p>-1.85216666666667</text:p>
          </table:table-cell>
          <table:table-cell office:value-type="float" office:value="5.95435482956471e-06" table:style-name="ce1">
            <text:p>5.95435482956471e-06</text:p>
          </table:table-cell>
          <table:table-cell office:value-type="float" office:value="-2.015" table:style-name="ce1">
            <text:p>-2.015</text:p>
          </table:table-cell>
          <table:table-cell office:value-type="float" office:value="1.48080159058904e-05" table:style-name="ce1">
            <text:p>1.48080159058904e-05</text:p>
          </table:table-cell>
          <table:table-cell office:value-type="float" office:value="-2.26939121481551" table:style-name="ce1">
            <text:p>-2.26939121481551</text:p>
          </table:table-cell>
          <table:table-cell office:value-type="float" office:value="-2.51979030907774" table:style-name="ce1">
            <text:p>-2.51979030907774</text:p>
          </table:table-cell>
          <table:table-cell office:value-type="float" office:value="-2.51979030907774" table:style-name="ce1">
            <text:p>-2.51979030907774</text:p>
          </table:table-cell>
          <table:table-cell office:value-type="float" office:value="-3.63612025825701" table:style-name="ce1">
            <text:p>-3.6361202582570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GULATION" table:style-name="ce1">
            <text:p>REGULATION</text:p>
          </table:table-cell>
          <table:table-cell office:value-type="string" office:value="PROTEIN DEGRADATION" table:style-name="ce1">
            <text:p>PROTEIN DEGRADATION</text:p>
          </table:table-cell>
          <table:table-cell office:value-type="string" office:value="F2" table:style-name="ce1">
            <text:p>F2</text:p>
          </table:table-cell>
          <table:table-cell office:value-type="string" office:value="CAGL0L13156g" table:style-name="ce1">
            <text:p>CAGL0L13156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CAGL0L13156g" table:style-name="ce1">
            <text:p>CAGL0L13156g</text:p>
          </table:table-cell>
          <table:table-cell office:value-type="string" office:value="YLR073C" table:style-name="ce1">
            <text:p>YLR073C</text:p>
          </table:table-cell>
          <table:table-cell office:value-type="string" office:value="S000004063" table:style-name="ce1">
            <text:p>S000004063</text:p>
          </table:table-cell>
          <table:table-cell office:value-type="string" office:value="YLR073C" table:style-name="ce1">
            <text:p>YLR073C</text:p>
          </table:table-cell>
          <table:table-cell office:value-type="string" office:value="RFU1" table:style-name="ce1">
            <text:p>RFU1</text:p>
          </table:table-cell>
          <table:table-cell office:value-type="string" office:value="Protein that inhibits Doa4p deubiquitinating activity; contributes to ubiquitin homeostasis by regulating the conversion of free ubiquitin chains to ubiquitin monomers by Doa4p; GFP-fusion protein localizes to endosomes" table:style-name="ce1">
            <text:p>Protein that inhibits Doa4p deubiquitinating activity; contributes to ubiquitin homeostasis by regulating the conversion of free ubiquitin chains to ubiquitin monomers by Doa4p; GFP-fusion protein localizes to endosomes</text:p>
          </table:table-cell>
        </table:table-row>
        <table:table-row>
          <table:table-cell office:value-type="string" office:value="CAGL0L13354g" table:style-name="ce1">
            <text:p>CAGL0L13354g</text:p>
          </table:table-cell>
          <table:table-cell office:value-type="string" office:value="TNR1" table:style-name="ce1">
            <text:p>TNR1</text:p>
          </table:table-cell>
          <table:table-cell office:value-type="string" office:value="Putative nicotinamide transporter; strongly induced under niacin-limiting conditions" table:style-name="ce1">
            <text:p>Putative nicotinamide transporter; strongly induced under niacin-limiting conditions</text:p>
          </table:table-cell>
          <table:table-cell office:value-type="float" office:value="0.548" table:style-name="ce1">
            <text:p>0.548</text:p>
          </table:table-cell>
          <table:table-cell office:value-type="float" office:value="0.0518822247952119" table:style-name="ce1">
            <text:p>0.0518822247952119</text:p>
          </table:table-cell>
          <table:table-cell office:value-type="float" office:value="0.0734166666666671" table:style-name="ce1">
            <text:p>0.0734166666666671</text:p>
          </table:table-cell>
          <table:table-cell office:value-type="float" office:value="0.748464607986582" table:style-name="ce1">
            <text:p>0.748464607986582</text:p>
          </table:table-cell>
          <table:table-cell office:value-type="float" office:value="0.0734166666666671" table:style-name="ce1">
            <text:p>0.0734166666666671</text:p>
          </table:table-cell>
          <table:table-cell office:value-type="float" office:value="0.748464607986582" table:style-name="ce1">
            <text:p>0.748464607986582</text:p>
          </table:table-cell>
          <table:table-cell office:value-type="float" office:value="2.7555" table:style-name="ce1">
            <text:p>2.7555</text:p>
          </table:table-cell>
          <table:table-cell office:value-type="float" office:value="1.17236014831436e-06" table:style-name="ce1">
            <text:p>1.17236014831436e-06</text:p>
          </table:table-cell>
          <table:table-cell office:value-type="float" office:value="0.587794849932158" table:style-name="ce1">
            <text:p>0.587794849932158</text:p>
          </table:table-cell>
          <table:table-cell office:value-type="float" office:value="0.0237041546080627" table:style-name="ce1">
            <text:p>0.0237041546080627</text:p>
          </table:table-cell>
          <table:table-cell office:value-type="float" office:value="0.0237041546080627" table:style-name="ce1">
            <text:p>0.0237041546080627</text:p>
          </table:table-cell>
          <table:table-cell office:value-type="float" office:value="4.70977113675628" table:style-name="ce1">
            <text:p>4.7097711367562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L13354g" table:style-name="ce1">
            <text:p>CAGL0L1335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L13354g" table:style-name="ce1">
            <text:p>CAGL0L13354g</text:p>
          </table:table-cell>
          <table:table-cell office:value-type="string" office:value="YLR237W" table:style-name="ce1">
            <text:p>YLR237W</text:p>
          </table:table-cell>
          <table:table-cell office:value-type="string" office:value="S000004227" table:style-name="ce1">
            <text:p>S000004227</text:p>
          </table:table-cell>
          <table:table-cell office:value-type="string" office:value="YLR237W" table:style-name="ce1">
            <text:p>YLR237W</text:p>
          </table:table-cell>
          <table:table-cell office:value-type="string" office:value="THI7" table:style-name="ce1">
            <text:p>THI7</text:p>
          </table:table-cell>
          <table:table-cell office:value-type="string" office:value="Plasma membrane transporter responsible for the uptake of thiamine; contributes to uptake of 5-aminoimidazole-4-carboxamide-1-beta-D-ribofuranoside (acadesine); member of the major facilitator superfamily of transporters; mutation of human ortholog causes thiamine-responsive megaloblastic anemia" table:style-name="ce1">
            <text:p>Plasma membrane transporter responsible for the uptake of thiamine; contributes to uptake of 5-aminoimidazole-4-carboxamide-1-beta-D-ribofuranoside (acadesine); member of the major facilitator superfamily of transporters; mutation of human ortholog causes thiamine-responsive megaloblastic anemia</text:p>
          </table:table-cell>
        </table:table-row>
        <table:table-row>
          <table:table-cell office:value-type="string" office:value="CAGL0M00418g" table:style-name="ce1">
            <text:p>CAGL0M00418g</text:p>
          </table:table-cell>
          <table:table-cell office:value-type="string" office:value="" table:style-name="ce1">
            <text:p/>
          </table:table-cell>
          <table:table-cell office:value-type="string" office:value="Ortholog(s) have protein carrier activity, role in protein insertion into mitochondrial inner membrane and mitochondrial intermembrane space protein transporter complex localization" table:style-name="ce1">
            <text:p>Ortholog(s) have protein carrier activity, role in protein insertion into mitochondrial inner membrane and mitochondrial intermembrane space protein transporter complex localization</text:p>
          </table:table-cell>
          <table:table-cell office:value-type="float" office:value="-0.068" table:style-name="ce1">
            <text:p>-0.068</text:p>
          </table:table-cell>
          <table:table-cell office:value-type="float" office:value="0.689915760458649" table:style-name="ce1">
            <text:p>0.689915760458649</text:p>
          </table:table-cell>
          <table:table-cell office:value-type="float" office:value="-0.226916666666667" table:style-name="ce1">
            <text:p>-0.226916666666667</text:p>
          </table:table-cell>
          <table:table-cell office:value-type="float" office:value="0.300701450833364" table:style-name="ce1">
            <text:p>0.300701450833364</text:p>
          </table:table-cell>
          <table:table-cell office:value-type="float" office:value="-0.226916666666667" table:style-name="ce1">
            <text:p>-0.226916666666667</text:p>
          </table:table-cell>
          <table:table-cell office:value-type="float" office:value="0.300701450833364" table:style-name="ce1">
            <text:p>0.300701450833364</text:p>
          </table:table-cell>
          <table:table-cell office:value-type="float" office:value="1.39666666666667" table:style-name="ce1">
            <text:p>1.39666666666667</text:p>
          </table:table-cell>
          <table:table-cell office:value-type="float" office:value="0.000734628900984324" table:style-name="ce1">
            <text:p>0.000734628900984324</text:p>
          </table:table-cell>
          <table:table-cell office:value-type="float" office:value="-0.136794123260334" table:style-name="ce1">
            <text:p>-0.136794123260334</text:p>
          </table:table-cell>
          <table:table-cell office:value-type="float" office:value="-0.373004810083314" table:style-name="ce1">
            <text:p>-0.373004810083314</text:p>
          </table:table-cell>
          <table:table-cell office:value-type="float" office:value="-0.373004810083314" table:style-name="ce1">
            <text:p>-0.373004810083314</text:p>
          </table:table-cell>
          <table:table-cell office:value-type="float" office:value="2.33252023560884" table:style-name="ce1">
            <text:p>2.3325202356088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M00418g" table:style-name="ce1">
            <text:p>CAGL0M00418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M00418g" table:style-name="ce1">
            <text:p>CAGL0M00418g</text:p>
          </table:table-cell>
          <table:table-cell office:value-type="string" office:value="YJR135W-A" table:style-name="ce1">
            <text:p>YJR135W-A</text:p>
          </table:table-cell>
          <table:table-cell office:value-type="string" office:value="S000007348" table:style-name="ce1">
            <text:p>S000007348</text:p>
          </table:table-cell>
          <table:table-cell office:value-type="string" office:value="YJR135W-A" table:style-name="ce1">
            <text:p>YJR135W-A</text:p>
          </table:table-cell>
          <table:table-cell office:value-type="string" office:value="TIM8" table:style-name="ce1">
            <text:p>TIM8</text:p>
          </table:table-cell>
          <table:table-cell office:value-type="string" office:value="Mitochondrial intermembrane space protein; forms a complex with Tim13p that delivers a subset of hydrophobic proteins to the TIM22 complex for inner membrane insertion; homolog of human TIMM8A, implicated in Mohr-Tranebjaerg syndrome, also known as deafness-dystonia-optic neuronopathy (DDON) syndrome; human TIMM8A can complement yeast null mutant" table:style-name="ce1">
            <text:p>Mitochondrial intermembrane space protein; forms a complex with Tim13p that delivers a subset of hydrophobic proteins to the TIM22 complex for inner membrane insertion; homolog of human TIMM8A, implicated in Mohr-Tranebjaerg syndrome, also known as deafness-dystonia-optic neuronopathy (DDON) syndrome; human TIMM8A can complement yeast null mutant</text:p>
          </table:table-cell>
        </table:table-row>
        <table:table-row>
          <table:table-cell office:value-type="string" office:value="CAGL0M00770g" table:style-name="ce1">
            <text:p>CAGL0M00770g</text:p>
          </table:table-cell>
          <table:table-cell office:value-type="string" office:value="SIR3" table:style-name="ce1">
            <text:p>SIR3</text:p>
          </table:table-cell>
          <table:table-cell office:value-type="string" office:value="Protein involved in subtelomeric silencing; mutants display increased colonization of the mouse kidney relative to the wild-type strain" table:style-name="ce1">
            <text:p>Protein involved in subtelomeric silencing; mutants display increased colonization of the mouse kidney relative to the wild-type strain</text:p>
          </table:table-cell>
          <table:table-cell office:value-type="float" office:value="-0.0423333333333333" table:style-name="ce1">
            <text:p>-0.0423333333333333</text:p>
          </table:table-cell>
          <table:table-cell office:value-type="float" office:value="0.812167330913674" table:style-name="ce1">
            <text:p>0.812167330913674</text:p>
          </table:table-cell>
          <table:table-cell office:value-type="float" office:value="-0.479333333333333" table:style-name="ce1">
            <text:p>-0.479333333333333</text:p>
          </table:table-cell>
          <table:table-cell office:value-type="float" office:value="0.0615041770190239" table:style-name="ce1">
            <text:p>0.0615041770190239</text:p>
          </table:table-cell>
          <table:table-cell office:value-type="float" office:value="-0.479333333333333" table:style-name="ce1">
            <text:p>-0.479333333333333</text:p>
          </table:table-cell>
          <table:table-cell office:value-type="float" office:value="0.0615041770190239" table:style-name="ce1">
            <text:p>0.0615041770190239</text:p>
          </table:table-cell>
          <table:table-cell office:value-type="float" office:value="-1.12466666666667" table:style-name="ce1">
            <text:p>-1.12466666666667</text:p>
          </table:table-cell>
          <table:table-cell office:value-type="float" office:value="0.000929093044882169" table:style-name="ce1">
            <text:p>0.000929093044882169</text:p>
          </table:table-cell>
          <table:table-cell office:value-type="float" office:value="-0.10660291604398" table:style-name="ce1">
            <text:p>-0.10660291604398</text:p>
          </table:table-cell>
          <table:table-cell office:value-type="float" office:value="-0.706420862816439" table:style-name="ce1">
            <text:p>-0.706420862816439</text:p>
          </table:table-cell>
          <table:table-cell office:value-type="float" office:value="-0.706420862816439" table:style-name="ce1">
            <text:p>-0.706420862816439</text:p>
          </table:table-cell>
          <table:table-cell office:value-type="float" office:value="-2.07850044788908" table:style-name="ce1">
            <text:p>-2.0785004478890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CHROMATIN CONFORMATION" table:style-name="ce1">
            <text:p>CHROMATIN CONFORMATION</text:p>
          </table:table-cell>
          <table:table-cell office:value-type="string" office:value="F2" table:style-name="ce1">
            <text:p>F2</text:p>
          </table:table-cell>
          <table:table-cell office:value-type="string" office:value="CAGL0M00770g" table:style-name="ce1">
            <text:p>CAGL0M00770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M00770g" table:style-name="ce1">
            <text:p>CAGL0M00770g</text:p>
          </table:table-cell>
          <table:table-cell office:value-type="string" office:value="YLR442C" table:style-name="ce1">
            <text:p>YLR442C</text:p>
          </table:table-cell>
          <table:table-cell office:value-type="string" office:value="S000004434" table:style-name="ce1">
            <text:p>S000004434</text:p>
          </table:table-cell>
          <table:table-cell office:value-type="string" office:value="YLR442C" table:style-name="ce1">
            <text:p>YLR442C</text:p>
          </table:table-cell>
          <table:table-cell office:value-type="string" office:value="SIR3" table:style-name="ce1">
            <text:p>SIR3</text:p>
          </table:table-cell>
          <table:table-cell office:value-type="string" office:value="Silencing protein; interacts with Sir2p, Sir4p, and histone H3/H4 tails to establish transcriptionally silent chromatin; required for spreading of silenced chromatin; recruited to chromatin through interaction with Rap1p; C-terminus assumes variant winged helix-turn-helix (wH) fold that mediates homodimerization, which is critical for holo-SIR complex loading; required for telomere hypercluster formation in quiescent yeast cells; has paralog ORC1 from whole genome duplication" table:style-name="ce1">
            <text:p>Silencing protein; interacts with Sir2p, Sir4p, and histone H3/H4 tails to establish transcriptionally silent chromatin; required for spreading of silenced chromatin; recruited to chromatin through interaction with Rap1p; C-terminus assumes variant winged helix-turn-helix (wH) fold that mediates homodimerization, which is critical for holo-SIR complex loading; required for telomere hypercluster formation in quiescent yeast cells; has paralog ORC1 from whole genome duplication</text:p>
          </table:table-cell>
        </table:table-row>
        <table:table-row>
          <table:table-cell office:value-type="string" office:value="CAGL0M01562g" table:style-name="ce1">
            <text:p>CAGL0M01562g</text:p>
          </table:table-cell>
          <table:table-cell office:value-type="string" office:value="" table:style-name="ce1">
            <text:p/>
          </table:table-cell>
          <table:table-cell office:value-type="string" office:value="Ortholog of S. cerevisiae : YDR391C, Debaryomyces hansenii CBS767 : DEHA2D01298g and Saccharomyces cerevisiae S288C : YDR391C" table:style-name="ce1">
            <text:p>Ortholog of S. cerevisiae : YDR391C, Debaryomyces hansenii CBS767 : DEHA2D01298g and Saccharomyces cerevisiae S288C : YDR391C</text:p>
          </table:table-cell>
          <table:table-cell office:value-type="float" office:value="0.9715" table:style-name="ce1">
            <text:p>0.9715</text:p>
          </table:table-cell>
          <table:table-cell office:value-type="float" office:value="0.000679703397469863" table:style-name="ce1">
            <text:p>0.000679703397469863</text:p>
          </table:table-cell>
          <table:table-cell office:value-type="float" office:value="1.68" table:style-name="ce1">
            <text:p>1.68</text:p>
          </table:table-cell>
          <table:table-cell office:value-type="float" office:value="3.13158657237458e-05" table:style-name="ce1">
            <text:p>3.13158657237458e-05</text:p>
          </table:table-cell>
          <table:table-cell office:value-type="float" office:value="1.68" table:style-name="ce1">
            <text:p>1.68</text:p>
          </table:table-cell>
          <table:table-cell office:value-type="float" office:value="3.13158657237458e-05" table:style-name="ce1">
            <text:p>3.13158657237458e-05</text:p>
          </table:table-cell>
          <table:table-cell office:value-type="float" office:value="-0.416833333333333" table:style-name="ce1">
            <text:p>-0.416833333333333</text:p>
          </table:table-cell>
          <table:table-cell office:value-type="float" office:value="0.100377947822491" table:style-name="ce1">
            <text:p>0.100377947822491</text:p>
          </table:table-cell>
          <table:table-cell office:value-type="float" office:value="1.085949769002" table:style-name="ce1">
            <text:p>1.085949769002</text:p>
          </table:table-cell>
          <table:table-cell office:value-type="float" office:value="2.14583293659614" table:style-name="ce1">
            <text:p>2.14583293659614</text:p>
          </table:table-cell>
          <table:table-cell office:value-type="float" office:value="2.14583293659614" table:style-name="ce1">
            <text:p>2.14583293659614</text:p>
          </table:table-cell>
          <table:table-cell office:value-type="float" office:value="-0.840160624857906" table:style-name="ce1">
            <text:p>-0.840160624857906</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M01562g" table:style-name="ce1">
            <text:p>CAGL0M01562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M01562g" table:style-name="ce1">
            <text:p>CAGL0M01562g</text:p>
          </table:table-cell>
          <table:table-cell office:value-type="string" office:value="YDR391C" table:style-name="ce1">
            <text:p>YDR391C</text:p>
          </table:table-cell>
          <table:table-cell office:value-type="string" office:value="S000002799" table:style-name="ce1">
            <text:p>S000002799</text:p>
          </table:table-cell>
          <table:table-cell office:value-type="string" office:value="YDR391C" table:style-name="ce1">
            <text:p>YDR391C</text:p>
          </table:table-cell>
          <table:table-cell office:value-type="string" office:value="" table:style-name="ce1">
            <text:p/>
          </table:table-cell>
          <table:table-cell office:value-type="string" office:value="Putative protein of unknown function; possibly involved in zinc homeostasis; Bdf1p-dependent transcription induced by salt stress; green fluorescent protein (GFP)-fusion protein localizes to both the cytoplasm and the nucleus" table:style-name="ce1">
            <text:p>Putative protein of unknown function; possibly involved in zinc homeostasis; Bdf1p-dependent transcription induced by salt stress; green fluorescent protein (GFP)-fusion protein localizes to both the cytoplasm and the nucleus</text:p>
          </table:table-cell>
        </table:table-row>
        <table:table-row>
          <table:table-cell office:value-type="string" office:value="CAGL0M02211g" table:style-name="ce1">
            <text:p>CAGL0M02211g</text:p>
          </table:table-cell>
          <table:table-cell office:value-type="string" office:value="PEP4" table:style-name="ce1">
            <text:p>PEP4</text:p>
          </table:table-cell>
          <table:table-cell office:value-type="string" office:value="Putative aspartyl protease Saccharopepsin precursor; expression upregulated in biofilm vs planktonic cell culture" table:style-name="ce1">
            <text:p>Putative aspartyl protease Saccharopepsin precursor; expression upregulated in biofilm vs planktonic cell culture</text:p>
          </table:table-cell>
          <table:table-cell office:value-type="float" office:value="2.17816666666667" table:style-name="ce1">
            <text:p>2.17816666666667</text:p>
          </table:table-cell>
          <table:table-cell office:value-type="float" office:value="3.19364502589518e-05" table:style-name="ce1">
            <text:p>3.19364502589518e-05</text:p>
          </table:table-cell>
          <table:table-cell office:value-type="float" office:value="1.84866666666667" table:style-name="ce1">
            <text:p>1.84866666666667</text:p>
          </table:table-cell>
          <table:table-cell office:value-type="float" office:value="1.39761373856389e-05" table:style-name="ce1">
            <text:p>1.39761373856389e-05</text:p>
          </table:table-cell>
          <table:table-cell office:value-type="float" office:value="1.84866666666667" table:style-name="ce1">
            <text:p>1.84866666666667</text:p>
          </table:table-cell>
          <table:table-cell office:value-type="float" office:value="1.39761373856389e-05" table:style-name="ce1">
            <text:p>1.39761373856389e-05</text:p>
          </table:table-cell>
          <table:table-cell office:value-type="float" office:value="0.704333333333333" table:style-name="ce1">
            <text:p>0.704333333333333</text:p>
          </table:table-cell>
          <table:table-cell office:value-type="float" office:value="0.00755276861797345" table:style-name="ce1">
            <text:p>0.00755276861797345</text:p>
          </table:table-cell>
          <table:table-cell office:value-type="float" office:value="2.50532860177084" table:style-name="ce1">
            <text:p>2.50532860177084</text:p>
          </table:table-cell>
          <table:table-cell office:value-type="float" office:value="2.36862398668919" table:style-name="ce1">
            <text:p>2.36862398668919</text:p>
          </table:table-cell>
          <table:table-cell office:value-type="float" office:value="2.36862398668919" table:style-name="ce1">
            <text:p>2.36862398668919</text:p>
          </table:table-cell>
          <table:table-cell office:value-type="float" office:value="1.121297343009" table:style-name="ce1">
            <text:p>1.121297343009</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MEMBRANE / CELL WALL" table:style-name="ce1">
            <text:p>MEMBRANE / CELL WALL</text:p>
          </table:table-cell>
          <table:table-cell office:value-type="string" office:value="_" table:style-name="ce1">
            <text:p>_</text:p>
          </table:table-cell>
          <table:table-cell office:value-type="string" office:value="Others" table:style-name="ce1">
            <text:p>Others</text:p>
          </table:table-cell>
          <table:table-cell office:value-type="string" office:value="CAGL0M02211g" table:style-name="ce1">
            <text:p>CAGL0M02211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M02211g" table:style-name="ce1">
            <text:p>CAGL0M02211g</text:p>
          </table:table-cell>
          <table:table-cell office:value-type="string" office:value="YPL154C" table:style-name="ce1">
            <text:p>YPL154C</text:p>
          </table:table-cell>
          <table:table-cell office:value-type="string" office:value="S000006075" table:style-name="ce1">
            <text:p>S000006075</text:p>
          </table:table-cell>
          <table:table-cell office:value-type="string" office:value="YPL154C" table:style-name="ce1">
            <text:p>YPL154C</text:p>
          </table:table-cell>
          <table:table-cell office:value-type="string" office:value="PEP4" table:style-name="ce1">
            <text:p>PEP4</text:p>
          </table:table-cell>
          <table:table-cell office:value-type="string" office:value="Vacuolar aspartyl protease (proteinase A); required for posttranslational precursor maturation of vacuolar proteinases; important for protein turnover after oxidative damage; plays a protective role in acetic acid induced apoptosis; synthesized as a zymogen, self-activates" table:style-name="ce1">
            <text:p>Vacuolar aspartyl protease (proteinase A); required for posttranslational precursor maturation of vacuolar proteinases; important for protein turnover after oxidative damage; plays a protective role in acetic acid induced apoptosis; synthesized as a zymogen, self-activates</text:p>
          </table:table-cell>
        </table:table-row>
        <table:table-row>
          <table:table-cell office:value-type="string" office:value="CAGL0M02915g" table:style-name="ce1">
            <text:p>CAGL0M02915g</text:p>
          </table:table-cell>
          <table:table-cell office:value-type="string" office:value="" table:style-name="ce1">
            <text:p/>
          </table:table-cell>
          <table:table-cell office:value-type="string" office:value="Ortholog(s) have role in autophagy of peroxisome and peroxisome localization" table:style-name="ce1">
            <text:p>Ortholog(s) have role in autophagy of peroxisome and peroxisome localization</text:p>
          </table:table-cell>
          <table:table-cell office:value-type="float" office:value="2.36216666666667" table:style-name="ce1">
            <text:p>2.36216666666667</text:p>
          </table:table-cell>
          <table:table-cell office:value-type="float" office:value="5.64279973113217e-05" table:style-name="ce1">
            <text:p>5.64279973113217e-05</text:p>
          </table:table-cell>
          <table:table-cell office:value-type="float" office:value="1.34666666666667" table:style-name="ce1">
            <text:p>1.34666666666667</text:p>
          </table:table-cell>
          <table:table-cell office:value-type="float" office:value="0.00435413885131103" table:style-name="ce1">
            <text:p>0.00435413885131103</text:p>
          </table:table-cell>
          <table:table-cell office:value-type="float" office:value="1.34666666666667" table:style-name="ce1">
            <text:p>1.34666666666667</text:p>
          </table:table-cell>
          <table:table-cell office:value-type="float" office:value="0.00435413885131103" table:style-name="ce1">
            <text:p>0.00435413885131103</text:p>
          </table:table-cell>
          <table:table-cell office:value-type="float" office:value="-0.0528333333333333" table:style-name="ce1">
            <text:p>-0.0528333333333333</text:p>
          </table:table-cell>
          <table:table-cell office:value-type="float" office:value="0.895838172812309" table:style-name="ce1">
            <text:p>0.895838172812309</text:p>
          </table:table-cell>
          <table:table-cell office:value-type="float" office:value="2.72176426908808" table:style-name="ce1">
            <text:p>2.72176426908808</text:p>
          </table:table-cell>
          <table:table-cell office:value-type="float" office:value="1.70553441862569" table:style-name="ce1">
            <text:p>1.70553441862569</text:p>
          </table:table-cell>
          <table:table-cell office:value-type="float" office:value="1.70553441862569" table:style-name="ce1">
            <text:p>1.70553441862569</text:p>
          </table:table-cell>
          <table:table-cell office:value-type="float" office:value="-0.20335012956709" table:style-name="ce1">
            <text:p>-0.2033501295670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PERIXOPHAGY" table:style-name="ce1">
            <text:p>PERIXOPHAGY</text:p>
          </table:table-cell>
          <table:table-cell office:value-type="string" office:value="F1" table:style-name="ce1">
            <text:p>F1</text:p>
          </table:table-cell>
          <table:table-cell office:value-type="string" office:value="CAGL0M02915g" table:style-name="ce1">
            <text:p>CAGL0M02915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M02915g" table:style-name="ce1">
            <text:p>CAGL0M02915g</text:p>
          </table:table-cell>
          <table:table-cell office:value-type="string" office:value="YJL185C" table:style-name="ce1">
            <text:p>YJL185C</text:p>
          </table:table-cell>
          <table:table-cell office:value-type="string" office:value="S000003721" table:style-name="ce1">
            <text:p>S000003721</text:p>
          </table:table-cell>
          <table:table-cell office:value-type="string" office:value="YJL185C" table:style-name="ce1">
            <text:p>YJL185C</text:p>
          </table:table-cell>
          <table:table-cell office:value-type="string" office:value="ATG36" table:style-name="ce1">
            <text:p>ATG36</text:p>
          </table:table-cell>
          <table:table-cell office:value-type="string" office:value="Pex3p interacting protein, required for pexophagy; interacts with Atg8p and Atg11p; mRNA is weakly cell cycle regulated, peaking in G2 phase; YJL185C is a non-essential gene" table:style-name="ce1">
            <text:p>Pex3p interacting protein, required for pexophagy; interacts with Atg8p and Atg11p; mRNA is weakly cell cycle regulated, peaking in G2 phase; YJL185C is a non-essential gene</text:p>
          </table:table-cell>
        </table:table-row>
        <table:table-row>
          <table:table-cell office:value-type="string" office:value="CAGL0M03003g" table:style-name="ce1">
            <text:p>CAGL0M03003g</text:p>
          </table:table-cell>
          <table:table-cell office:value-type="string" office:value="" table:style-name="ce1">
            <text:p/>
          </table:table-cell>
          <table:table-cell office:value-type="string" office:value="Ortholog(s) have role in borate transmembrane transport" table:style-name="ce1">
            <text:p>Ortholog(s) have role in borate transmembrane transport</text:p>
          </table:table-cell>
          <table:table-cell office:value-type="float" office:value="4.04416666666667" table:style-name="ce1">
            <text:p>4.04416666666667</text:p>
          </table:table-cell>
          <table:table-cell office:value-type="float" office:value="1.59980643889588e-06" table:style-name="ce1">
            <text:p>1.59980643889588e-06</text:p>
          </table:table-cell>
          <table:table-cell office:value-type="float" office:value="3.39591666666667" table:style-name="ce1">
            <text:p>3.39591666666667</text:p>
          </table:table-cell>
          <table:table-cell office:value-type="float" office:value="4.46239478799123e-07" table:style-name="ce1">
            <text:p>4.46239478799123e-07</text:p>
          </table:table-cell>
          <table:table-cell office:value-type="float" office:value="3.39591666666667" table:style-name="ce1">
            <text:p>3.39591666666667</text:p>
          </table:table-cell>
          <table:table-cell office:value-type="float" office:value="4.46239478799123e-07" table:style-name="ce1">
            <text:p>4.46239478799123e-07</text:p>
          </table:table-cell>
          <table:table-cell office:value-type="float" office:value="0.0651666666666668" table:style-name="ce1">
            <text:p>0.0651666666666668</text:p>
          </table:table-cell>
          <table:table-cell office:value-type="float" office:value="0.795235231465053" table:style-name="ce1">
            <text:p>0.795235231465053</text:p>
          </table:table-cell>
          <table:table-cell office:value-type="float" office:value="4.70026857575978" table:style-name="ce1">
            <text:p>4.70026857575978</text:p>
          </table:table-cell>
          <table:table-cell office:value-type="float" office:value="4.41237963247854" table:style-name="ce1">
            <text:p>4.41237963247854</text:p>
          </table:table-cell>
          <table:table-cell office:value-type="float" office:value="4.41237963247854" table:style-name="ce1">
            <text:p>4.41237963247854</text:p>
          </table:table-cell>
          <table:table-cell office:value-type="float" office:value="0.00308843758762539" table:style-name="ce1">
            <text:p>0.00308843758762539</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PLASMA MEMBRANE" table:style-name="ce1">
            <text:p>PLASMA MEMBRANE</text:p>
          </table:table-cell>
          <table:table-cell office:value-type="string" office:value="F4" table:style-name="ce1">
            <text:p>F4</text:p>
          </table:table-cell>
          <table:table-cell office:value-type="string" office:value="CAGL0M03003g" table:style-name="ce1">
            <text:p>CAGL0M03003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M03003g" table:style-name="ce1">
            <text:p>CAGL0M03003g</text:p>
          </table:table-cell>
          <table:table-cell office:value-type="string" office:value="YMR279C" table:style-name="ce1">
            <text:p>YMR279C</text:p>
          </table:table-cell>
          <table:table-cell office:value-type="string" office:value="S000004892" table:style-name="ce1">
            <text:p>S000004892</text:p>
          </table:table-cell>
          <table:table-cell office:value-type="string" office:value="YMR279C" table:style-name="ce1">
            <text:p>YMR279C</text:p>
          </table:table-cell>
          <table:table-cell office:value-type="string" office:value="" table:style-name="ce1">
            <text:p/>
          </table:table-cell>
          <table:table-cell office:value-type="string" office:value="Putative boron transporter involved in boron efflux and resistance; overexpression mutant but not null mutant displays boron tolerance phenotype; identified as a heat-induced gene in a high-throughout screen; YMR279C is not an essential gene; YMR279C has a paralog, ATR1, that arose from the whole genome duplication" table:style-name="ce1">
            <text:p>Putative boron transporter involved in boron efflux and resistance; overexpression mutant but not null mutant displays boron tolerance phenotype; identified as a heat-induced gene in a high-throughout screen; YMR279C is not an essential gene; YMR279C has a paralog, ATR1, that arose from the whole genome duplication</text:p>
          </table:table-cell>
        </table:table-row>
        <table:table-row>
          <table:table-cell office:value-type="string" office:value="CAGL0M03377g" table:style-name="ce1">
            <text:p>CAGL0M03377g</text:p>
          </table:table-cell>
          <table:table-cell office:value-type="string" office:value="" table:style-name="ce1">
            <text:p/>
          </table:table-cell>
          <table:table-cell office:value-type="string" office:value="Ortholog(s) have 1,4-alpha-glucan branching enzyme activity and role in glycogen biosynthetic process" table:style-name="ce1">
            <text:p>Ortholog(s) have 1,4-alpha-glucan branching enzyme activity and role in glycogen biosynthetic process</text:p>
          </table:table-cell>
          <table:table-cell office:value-type="float" office:value="2.34283333333333" table:style-name="ce1">
            <text:p>2.34283333333333</text:p>
          </table:table-cell>
          <table:table-cell office:value-type="float" office:value="8.97633196121822e-05" table:style-name="ce1">
            <text:p>8.97633196121822e-05</text:p>
          </table:table-cell>
          <table:table-cell office:value-type="float" office:value="0.89375" table:style-name="ce1">
            <text:p>0.89375</text:p>
          </table:table-cell>
          <table:table-cell office:value-type="float" office:value="0.000783365181093279" table:style-name="ce1">
            <text:p>0.000783365181093279</text:p>
          </table:table-cell>
          <table:table-cell office:value-type="float" office:value="0.89375" table:style-name="ce1">
            <text:p>0.89375</text:p>
          </table:table-cell>
          <table:table-cell office:value-type="float" office:value="0.000783365181093279" table:style-name="ce1">
            <text:p>0.000783365181093279</text:p>
          </table:table-cell>
          <table:table-cell office:value-type="float" office:value="-0.742333333333333" table:style-name="ce1">
            <text:p>-0.742333333333333</text:p>
          </table:table-cell>
          <table:table-cell office:value-type="float" office:value="0.0201974559809877" table:style-name="ce1">
            <text:p>0.0201974559809877</text:p>
          </table:table-cell>
          <table:table-cell office:value-type="float" office:value="2.69902284027576" table:style-name="ce1">
            <text:p>2.69902284027576</text:p>
          </table:table-cell>
          <table:table-cell office:value-type="float" office:value="1.10727880733334" table:style-name="ce1">
            <text:p>1.10727880733334</text:p>
          </table:table-cell>
          <table:table-cell office:value-type="float" office:value="1.10727880733334" table:style-name="ce1">
            <text:p>1.10727880733334</text:p>
          </table:table-cell>
          <table:table-cell office:value-type="float" office:value="-1.40961616391604" table:style-name="ce1">
            <text:p>-1.409616163916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M03377g" table:style-name="ce1">
            <text:p>CAGL0M03377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M03377g" table:style-name="ce1">
            <text:p>CAGL0M03377g</text:p>
          </table:table-cell>
          <table:table-cell office:value-type="string" office:value="YEL011W" table:style-name="ce1">
            <text:p>YEL011W</text:p>
          </table:table-cell>
          <table:table-cell office:value-type="string" office:value="S000000737" table:style-name="ce1">
            <text:p>S000000737</text:p>
          </table:table-cell>
          <table:table-cell office:value-type="string" office:value="YEL011W" table:style-name="ce1">
            <text:p>YEL011W</text:p>
          </table:table-cell>
          <table:table-cell office:value-type="string" office:value="GLC3" table:style-name="ce1">
            <text:p>GLC3</text:p>
          </table:table-cell>
          <table:table-cell office:value-type="string" office:value="Glycogen branching enzyme, involved in glycogen accumulation; green fluorescent protein (GFP)-fusion protein localizes to the cytoplasm in a punctate pattern; relocalizes from nucleus to cytoplasmic foci upon DNA replication stress; glycogen accumulation defect of the null mutant is functionally complemented by human GBE1, which is associated with glycogen storage disease" table:style-name="ce1">
            <text:p>Glycogen branching enzyme, involved in glycogen accumulation; green fluorescent protein (GFP)-fusion protein localizes to the cytoplasm in a punctate pattern; relocalizes from nucleus to cytoplasmic foci upon DNA replication stress; glycogen accumulation defect of the null mutant is functionally complemented by human GBE1, which is associated with glycogen storage disease</text:p>
          </table:table-cell>
        </table:table-row>
        <table:table-row>
          <table:table-cell office:value-type="string" office:value="CAGL0M03795g" table:style-name="ce1">
            <text:p>CAGL0M03795g</text:p>
          </table:table-cell>
          <table:table-cell office:value-type="string" office:value="" table:style-name="ce1">
            <text:p/>
          </table:table-cell>
          <table:table-cell office:value-type="string" office:value="Has domain(s) with predicted nucleic acid binding, nucleotide binding activity" table:style-name="ce1">
            <text:p>Has domain(s) with predicted nucleic acid binding, nucleotide binding activity</text:p>
          </table:table-cell>
          <table:table-cell office:value-type="float" office:value="0.0598333333333333" table:style-name="ce1">
            <text:p>0.0598333333333333</text:p>
          </table:table-cell>
          <table:table-cell office:value-type="float" office:value="0.648481191332461" table:style-name="ce1">
            <text:p>0.648481191332461</text:p>
          </table:table-cell>
          <table:table-cell office:value-type="float" office:value="-1.90425" table:style-name="ce1">
            <text:p>-1.90425</text:p>
          </table:table-cell>
          <table:table-cell office:value-type="float" office:value="3.24399754340126e-05" table:style-name="ce1">
            <text:p>3.24399754340126e-05</text:p>
          </table:table-cell>
          <table:table-cell office:value-type="float" office:value="-1.90425" table:style-name="ce1">
            <text:p>-1.90425</text:p>
          </table:table-cell>
          <table:table-cell office:value-type="float" office:value="3.24399754340126e-05" table:style-name="ce1">
            <text:p>3.24399754340126e-05</text:p>
          </table:table-cell>
          <table:table-cell office:value-type="float" office:value="-0.269666666666666" table:style-name="ce1">
            <text:p>-0.269666666666666</text:p>
          </table:table-cell>
          <table:table-cell office:value-type="float" office:value="0.307139682350095" table:style-name="ce1">
            <text:p>0.307139682350095</text:p>
          </table:table-cell>
          <table:table-cell office:value-type="float" office:value="0.0135737724211165" table:style-name="ce1">
            <text:p>0.0135737724211165</text:p>
          </table:table-cell>
          <table:table-cell office:value-type="float" office:value="-2.58858695251063" table:style-name="ce1">
            <text:p>-2.58858695251063</text:p>
          </table:table-cell>
          <table:table-cell office:value-type="float" office:value="-2.58858695251063" table:style-name="ce1">
            <text:p>-2.58858695251063</text:p>
          </table:table-cell>
          <table:table-cell office:value-type="float" office:value="-0.582695575708733" table:style-name="ce1">
            <text:p>-0.58269557570873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OTHERS" table:style-name="ce1">
            <text:p>OTHERS</text:p>
          </table:table-cell>
          <table:table-cell office:value-type="string" office:value="F2" table:style-name="ce1">
            <text:p>F2</text:p>
          </table:table-cell>
          <table:table-cell office:value-type="string" office:value="CAGL0M03795g" table:style-name="ce1">
            <text:p>CAGL0M03795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M03795g" table:style-name="ce1">
            <text:p>CAGL0M03795g</text:p>
          </table:table-cell>
          <table:table-cell office:value-type="string" office:value="YOL123W" table:style-name="ce1">
            <text:p>YOL123W</text:p>
          </table:table-cell>
          <table:table-cell office:value-type="string" office:value="S000005483" table:style-name="ce1">
            <text:p>S000005483</text:p>
          </table:table-cell>
          <table:table-cell office:value-type="string" office:value="YOL123W" table:style-name="ce1">
            <text:p>YOL123W</text:p>
          </table:table-cell>
          <table:table-cell office:value-type="string" office:value="HRP1" table:style-name="ce1">
            <text:p>HRP1</text:p>
          </table:table-cell>
          <table:table-cell office:value-type="string" office:value="Subunit of cleavage factor I; cleavage factor I is a five-subunit complex required for the cleavage and polyadenylation of pre-mRNA 3' ends; RRM-containing heteronuclear RNA binding protein and hnRNPA/B family member that binds to poly (A) signal sequences; required for genome stability" table:style-name="ce1">
            <text:p>Subunit of cleavage factor I; cleavage factor I is a five-subunit complex required for the cleavage and polyadenylation of pre-mRNA 3' ends; RRM-containing heteronuclear RNA binding protein and hnRNPA/B family member that binds to poly (A) signal sequences; required for genome stability</text:p>
          </table:table-cell>
        </table:table-row>
        <table:table-row>
          <table:table-cell office:value-type="string" office:value="CAGL0M04499g" table:style-name="ce1">
            <text:p>CAGL0M04499g</text:p>
          </table:table-cell>
          <table:table-cell office:value-type="string" office:value="" table:style-name="ce1">
            <text:p/>
          </table:table-cell>
          <table:table-cell office:value-type="string" office:value="Ortholog(s) have proline dehydrogenase activity, role in proline catabolic process to glutamate and mitochondrion localization" table:style-name="ce1">
            <text:p>Ortholog(s) have proline dehydrogenase activity, role in proline catabolic process to glutamate and mitochondrion localization</text:p>
          </table:table-cell>
          <table:table-cell office:value-type="float" office:value="0.425666666666667" table:style-name="ce1">
            <text:p>0.425666666666667</text:p>
          </table:table-cell>
          <table:table-cell office:value-type="float" office:value="0.0149396333019096" table:style-name="ce1">
            <text:p>0.0149396333019096</text:p>
          </table:table-cell>
          <table:table-cell office:value-type="float" office:value="0.227916666666667" table:style-name="ce1">
            <text:p>0.227916666666667</text:p>
          </table:table-cell>
          <table:table-cell office:value-type="float" office:value="0.235618007257045" table:style-name="ce1">
            <text:p>0.235618007257045</text:p>
          </table:table-cell>
          <table:table-cell office:value-type="float" office:value="0.227916666666667" table:style-name="ce1">
            <text:p>0.227916666666667</text:p>
          </table:table-cell>
          <table:table-cell office:value-type="float" office:value="0.235618007257045" table:style-name="ce1">
            <text:p>0.235618007257045</text:p>
          </table:table-cell>
          <table:table-cell office:value-type="float" office:value="1.5155" table:style-name="ce1">
            <text:p>1.5155</text:p>
          </table:table-cell>
          <table:table-cell office:value-type="float" office:value="0.000141278272189583" table:style-name="ce1">
            <text:p>0.000141278272189583</text:p>
          </table:table-cell>
          <table:table-cell office:value-type="float" office:value="0.443896498654212" table:style-name="ce1">
            <text:p>0.443896498654212</text:p>
          </table:table-cell>
          <table:table-cell office:value-type="float" office:value="0.227782517687367" table:style-name="ce1">
            <text:p>0.227782517687367</text:p>
          </table:table-cell>
          <table:table-cell office:value-type="float" office:value="0.227782517687367" table:style-name="ce1">
            <text:p>0.227782517687367</text:p>
          </table:table-cell>
          <table:table-cell office:value-type="float" office:value="2.54041670224911" table:style-name="ce1">
            <text:p>2.5404167022491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OXYGEN DEPENDENT ENZYME" table:style-name="ce1">
            <text:p>OXYGEN DEPENDENT ENZYME</text:p>
          </table:table-cell>
          <table:table-cell office:value-type="string" office:value="F3" table:style-name="ce1">
            <text:p>F3</text:p>
          </table:table-cell>
          <table:table-cell office:value-type="string" office:value="CAGL0M04499g" table:style-name="ce1">
            <text:p>CAGL0M04499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M04499g" table:style-name="ce1">
            <text:p>CAGL0M04499g</text:p>
          </table:table-cell>
          <table:table-cell office:value-type="string" office:value="YLR142W" table:style-name="ce1">
            <text:p>YLR142W</text:p>
          </table:table-cell>
          <table:table-cell office:value-type="string" office:value="S000004132" table:style-name="ce1">
            <text:p>S000004132</text:p>
          </table:table-cell>
          <table:table-cell office:value-type="string" office:value="YLR142W" table:style-name="ce1">
            <text:p>YLR142W</text:p>
          </table:table-cell>
          <table:table-cell office:value-type="string" office:value="PUT1" table:style-name="ce1">
            <text:p>PUT1</text:p>
          </table:table-cell>
          <table:table-cell office:value-type="string" office:value="Proline oxidase; nuclear-encoded mitochondrial protein involved in utilization of proline as sole nitrogen source; PUT1 transcription is induced by Put3p in the presence of proline and the absence of a preferred nitrogen source" table:style-name="ce1">
            <text:p>Proline oxidase; nuclear-encoded mitochondrial protein involved in utilization of proline as sole nitrogen source; PUT1 transcription is induced by Put3p in the presence of proline and the absence of a preferred nitrogen source</text:p>
          </table:table-cell>
        </table:table-row>
        <table:table-row>
          <table:table-cell office:value-type="string" office:value="CAGL0M04675g" table:style-name="ce1">
            <text:p>CAGL0M04675g</text:p>
          </table:table-cell>
          <table:table-cell office:value-type="string" office:value="" table:style-name="ce1">
            <text:p/>
          </table:table-cell>
          <table:table-cell office:value-type="string" office:value="Ortholog(s) have thiosulfate sulfurtransferase activity" table:style-name="ce1">
            <text:p>Ortholog(s) have thiosulfate sulfurtransferase activity</text:p>
          </table:table-cell>
          <table:table-cell office:value-type="float" office:value="1.91816666666667" table:style-name="ce1">
            <text:p>1.91816666666667</text:p>
          </table:table-cell>
          <table:table-cell office:value-type="float" office:value="0.000115206862146634" table:style-name="ce1">
            <text:p>0.000115206862146634</text:p>
          </table:table-cell>
          <table:table-cell office:value-type="float" office:value="0.700583333333333" table:style-name="ce1">
            <text:p>0.700583333333333</text:p>
          </table:table-cell>
          <table:table-cell office:value-type="float" office:value="0.0152082388743385" table:style-name="ce1">
            <text:p>0.0152082388743385</text:p>
          </table:table-cell>
          <table:table-cell office:value-type="float" office:value="0.700583333333333" table:style-name="ce1">
            <text:p>0.700583333333333</text:p>
          </table:table-cell>
          <table:table-cell office:value-type="float" office:value="0.0152082388743385" table:style-name="ce1">
            <text:p>0.0152082388743385</text:p>
          </table:table-cell>
          <table:table-cell office:value-type="float" office:value="0.0698333333333334" table:style-name="ce1">
            <text:p>0.0698333333333334</text:p>
          </table:table-cell>
          <table:table-cell office:value-type="float" office:value="0.78722128810924" table:style-name="ce1">
            <text:p>0.78722128810924</text:p>
          </table:table-cell>
          <table:table-cell office:value-type="float" office:value="2.19949559360518" table:style-name="ce1">
            <text:p>2.19949559360518</text:p>
          </table:table-cell>
          <table:table-cell office:value-type="float" office:value="0.852125816169466" table:style-name="ce1">
            <text:p>0.852125816169466</text:p>
          </table:table-cell>
          <table:table-cell office:value-type="float" office:value="0.852125816169466" table:style-name="ce1">
            <text:p>0.852125816169466</text:p>
          </table:table-cell>
          <table:table-cell office:value-type="float" office:value="0.0112526747067382" table:style-name="ce1">
            <text:p>0.011252674706738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M04675g" table:style-name="ce1">
            <text:p>CAGL0M04675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M04675g" table:style-name="ce1">
            <text:p>CAGL0M04675g</text:p>
          </table:table-cell>
          <table:table-cell office:value-type="string" office:value="YOR285W" table:style-name="ce1">
            <text:p>YOR285W</text:p>
          </table:table-cell>
          <table:table-cell office:value-type="string" office:value="S000005811" table:style-name="ce1">
            <text:p>S000005811</text:p>
          </table:table-cell>
          <table:table-cell office:value-type="string" office:value="YOR285W" table:style-name="ce1">
            <text:p>YOR285W</text:p>
          </table:table-cell>
          <table:table-cell office:value-type="string" office:value="RDL1" table:style-name="ce1">
            <text:p>RDL1</text:p>
          </table:table-cell>
          <table:table-cell office:value-type="string" office:value="Thiosulfate sulfurtransferase; contains a rhodanese-like domain; localized to the mitochondrial outer membrane; protein abundance increases in response to DNA replication stress; similar to the human TSTD gene" table:style-name="ce1">
            <text:p>Thiosulfate sulfurtransferase; contains a rhodanese-like domain; localized to the mitochondrial outer membrane; protein abundance increases in response to DNA replication stress; similar to the human TSTD gene</text:p>
          </table:table-cell>
        </table:table-row>
        <table:table-row>
          <table:table-cell office:value-type="string" office:value="CAGL0M04873g" table:style-name="ce1">
            <text:p>CAGL0M04873g</text:p>
          </table:table-cell>
          <table:table-cell office:value-type="string" office:value="" table:style-name="ce1">
            <text:p/>
          </table:table-cell>
          <table:table-cell office:value-type="string" office:value="Ortholog(s) have role in rRNA export from nucleus and cell surface localization" table:style-name="ce1">
            <text:p>Ortholog(s) have role in rRNA export from nucleus and cell surface localization</text:p>
          </table:table-cell>
          <table:table-cell office:value-type="float" office:value="-1.75483333333333" table:style-name="ce1">
            <text:p>-1.75483333333333</text:p>
          </table:table-cell>
          <table:table-cell office:value-type="float" office:value="5.26643343697718e-05" table:style-name="ce1">
            <text:p>5.26643343697718e-05</text:p>
          </table:table-cell>
          <table:table-cell office:value-type="float" office:value="-1.47216666666667" table:style-name="ce1">
            <text:p>-1.47216666666667</text:p>
          </table:table-cell>
          <table:table-cell office:value-type="float" office:value="5.35163732887201e-05" table:style-name="ce1">
            <text:p>5.35163732887201e-05</text:p>
          </table:table-cell>
          <table:table-cell office:value-type="float" office:value="-1.47216666666667" table:style-name="ce1">
            <text:p>-1.47216666666667</text:p>
          </table:table-cell>
          <table:table-cell office:value-type="float" office:value="5.35163732887201e-05" table:style-name="ce1">
            <text:p>5.35163732887201e-05</text:p>
          </table:table-cell>
          <table:table-cell office:value-type="float" office:value="0.975666666666667" table:style-name="ce1">
            <text:p>0.975666666666667</text:p>
          </table:table-cell>
          <table:table-cell office:value-type="float" office:value="0.000775508530962077" table:style-name="ce1">
            <text:p>0.000775508530962077</text:p>
          </table:table-cell>
          <table:table-cell office:value-type="float" office:value="-2.12098378713512" table:style-name="ce1">
            <text:p>-2.12098378713512</text:p>
          </table:table-cell>
          <table:table-cell office:value-type="float" office:value="-2.01784999859143" table:style-name="ce1">
            <text:p>-2.01784999859143</text:p>
          </table:table-cell>
          <table:table-cell office:value-type="float" office:value="-2.01784999859143" table:style-name="ce1">
            <text:p>-2.01784999859143</text:p>
          </table:table-cell>
          <table:table-cell office:value-type="float" office:value="1.595989415506" table:style-name="ce1">
            <text:p>1.59598941550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M04873g" table:style-name="ce1">
            <text:p>CAGL0M04873g</text:p>
          </table:table-cell>
          <table:table-cell office:value-type="string" office:value="SWITCH" table:style-name="ce1">
            <text:p>SWITCH</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M04873g" table:style-name="ce1">
            <text:p>CAGL0M04873g</text:p>
          </table:table-cell>
          <table:table-cell office:value-type="string" office:value="YOR293W" table:style-name="ce1">
            <text:p>YOR293W</text:p>
          </table:table-cell>
          <table:table-cell office:value-type="string" office:value="S000005819" table:style-name="ce1">
            <text:p>S000005819</text:p>
          </table:table-cell>
          <table:table-cell office:value-type="string" office:value="YOR293W" table:style-name="ce1">
            <text:p>YOR293W</text:p>
          </table:table-cell>
          <table:table-cell office:value-type="string" office:value="RPS10A" table:style-name="ce1">
            <text:p>RPS10A</text:p>
          </table:table-cell>
          <table:table-cell office:value-type="string" office:value="Protein component of the small (40S) ribosomal subunit; homologous to mammalian ribosomal protein S10, no bacterial homolog; RPS10A has a paralog, RPS10B, that arose from the whole genome duplication; mutations in the human homolog associated with Diamond-Blackfan anemia" table:style-name="ce1">
            <text:p>Protein component of the small (40S) ribosomal subunit; homologous to mammalian ribosomal protein S10, no bacterial homolog; RPS10A has a paralog, RPS10B, that arose from the whole genome duplication; mutations in the human homolog associated with Diamond-Blackfan anemia</text:p>
          </table:table-cell>
        </table:table-row>
        <table:table-row>
          <table:table-cell office:value-type="string" office:value="CAGL0M05401g" table:style-name="ce1">
            <text:p>CAGL0M05401g</text:p>
          </table:table-cell>
          <table:table-cell office:value-type="string" office:value="" table:style-name="ce1">
            <text:p/>
          </table:table-cell>
          <table:table-cell office:value-type="string" office:value="Ortholog of S. cerevisiae : YBR201C-A and Saccharomyces cerevisiae S288C : YBR201C-A" table:style-name="ce1">
            <text:p>Ortholog of S. cerevisiae : YBR201C-A and Saccharomyces cerevisiae S288C : YBR201C-A</text:p>
          </table:table-cell>
          <table:table-cell office:value-type="float" office:value="3.1145" table:style-name="ce1">
            <text:p>3.1145</text:p>
          </table:table-cell>
          <table:table-cell office:value-type="float" office:value="9.97904222423714e-06" table:style-name="ce1">
            <text:p>9.97904222423714e-06</text:p>
          </table:table-cell>
          <table:table-cell office:value-type="float" office:value="2.31208333333333" table:style-name="ce1">
            <text:p>2.31208333333333</text:p>
          </table:table-cell>
          <table:table-cell office:value-type="float" office:value="1.42138019487502e-06" table:style-name="ce1">
            <text:p>1.42138019487502e-06</text:p>
          </table:table-cell>
          <table:table-cell office:value-type="float" office:value="2.31208333333333" table:style-name="ce1">
            <text:p>2.31208333333333</text:p>
          </table:table-cell>
          <table:table-cell office:value-type="float" office:value="1.42138019487502e-06" table:style-name="ce1">
            <text:p>1.42138019487502e-06</text:p>
          </table:table-cell>
          <table:table-cell office:value-type="float" office:value="0.7365" table:style-name="ce1">
            <text:p>0.7365</text:p>
          </table:table-cell>
          <table:table-cell office:value-type="float" office:value="0.00613652269534015" table:style-name="ce1">
            <text:p>0.00613652269534015</text:p>
          </table:table-cell>
          <table:table-cell office:value-type="float" office:value="3.60671952476744" table:style-name="ce1">
            <text:p>3.60671952476744</text:p>
          </table:table-cell>
          <table:table-cell office:value-type="float" office:value="2.98074900129761" table:style-name="ce1">
            <text:p>2.98074900129761</text:p>
          </table:table-cell>
          <table:table-cell office:value-type="float" office:value="2.98074900129761" table:style-name="ce1">
            <text:p>2.98074900129761</text:p>
          </table:table-cell>
          <table:table-cell office:value-type="float" office:value="1.17757226315146" table:style-name="ce1">
            <text:p>1.1775722631514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M05401g" table:style-name="ce1">
            <text:p>CAGL0M05401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M05401g" table:style-name="ce1">
            <text:p>CAGL0M05401g</text:p>
          </table:table-cell>
          <table:table-cell office:value-type="string" office:value="YBR201C-A" table:style-name="ce1">
            <text:p>YBR201C-A</text:p>
          </table:table-cell>
          <table:table-cell office:value-type="string" office:value="S000087085" table:style-name="ce1">
            <text:p>S000087085</text:p>
          </table:table-cell>
          <table:table-cell office:value-type="string" office:value="YBR201C-A" table:style-name="ce1">
            <text:p>YBR201C-A</text:p>
          </table:table-cell>
          <table:table-cell office:value-type="string" office:value="" table:style-name="ce1">
            <text:p/>
          </table:table-cell>
          <table:table-cell office:value-type="string" office:value="Putative protein of unknown function" table:style-name="ce1">
            <text:p>Putative protein of unknown function</text:p>
          </table:table-cell>
        </table:table-row>
        <table:table-row>
          <table:table-cell office:value-type="string" office:value="CAGL0M05511g" table:style-name="ce1">
            <text:p>CAGL0M05511g</text:p>
          </table:table-cell>
          <table:table-cell office:value-type="string" office:value="FTH1" table:style-name="ce1">
            <text:p>FTH1</text:p>
          </table:table-cell>
          <table:table-cell office:value-type="string" office:value="Has domain(s) with predicted iron ion transmembrane transporter activity, role in iron ion transmembrane transport and high-affinity iron permease complex localization" table:style-name="ce1">
            <text:p>Has domain(s) with predicted iron ion transmembrane transporter activity, role in iron ion transmembrane transport and high-affinity iron permease complex localization</text:p>
          </table:table-cell>
          <table:table-cell office:value-type="float" office:value="2.04216666666667" table:style-name="ce1">
            <text:p>2.04216666666667</text:p>
          </table:table-cell>
          <table:table-cell office:value-type="float" office:value="2.61928659477551e-06" table:style-name="ce1">
            <text:p>2.61928659477551e-06</text:p>
          </table:table-cell>
          <table:table-cell office:value-type="float" office:value="1.64341666666667" table:style-name="ce1">
            <text:p>1.64341666666667</text:p>
          </table:table-cell>
          <table:table-cell office:value-type="float" office:value="2.70327953176449e-05" table:style-name="ce1">
            <text:p>2.70327953176449e-05</text:p>
          </table:table-cell>
          <table:table-cell office:value-type="float" office:value="1.64341666666667" table:style-name="ce1">
            <text:p>1.64341666666667</text:p>
          </table:table-cell>
          <table:table-cell office:value-type="float" office:value="2.70327953176449e-05" table:style-name="ce1">
            <text:p>2.70327953176449e-05</text:p>
          </table:table-cell>
          <table:table-cell office:value-type="float" office:value="-0.0695000000000001" table:style-name="ce1">
            <text:p>-0.0695000000000001</text:p>
          </table:table-cell>
          <table:table-cell office:value-type="float" office:value="0.805256901708887" table:style-name="ce1">
            <text:p>0.805256901708887</text:p>
          </table:table-cell>
          <table:table-cell office:value-type="float" office:value="2.34535441288419" table:style-name="ce1">
            <text:p>2.34535441288419</text:p>
          </table:table-cell>
          <table:table-cell office:value-type="float" office:value="2.09751017424889" table:style-name="ce1">
            <text:p>2.09751017424889</text:p>
          </table:table-cell>
          <table:table-cell office:value-type="float" office:value="2.09751017424889" table:style-name="ce1">
            <text:p>2.09751017424889</text:p>
          </table:table-cell>
          <table:table-cell office:value-type="float" office:value="-0.232508119278208" table:style-name="ce1">
            <text:p>-0.23250811927820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VACUOLAR MEMBRANE" table:style-name="ce1">
            <text:p>VACUOLAR MEMBRANE</text:p>
          </table:table-cell>
          <table:table-cell office:value-type="string" office:value="F4" table:style-name="ce1">
            <text:p>F4</text:p>
          </table:table-cell>
          <table:table-cell office:value-type="string" office:value="CAGL0M05511g" table:style-name="ce1">
            <text:p>CAGL0M05511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M05511g" table:style-name="ce1">
            <text:p>CAGL0M05511g</text:p>
          </table:table-cell>
          <table:table-cell office:value-type="string" office:value="YBR207W" table:style-name="ce1">
            <text:p>YBR207W</text:p>
          </table:table-cell>
          <table:table-cell office:value-type="string" office:value="S000000411" table:style-name="ce1">
            <text:p>S000000411</text:p>
          </table:table-cell>
          <table:table-cell office:value-type="string" office:value="YBR207W" table:style-name="ce1">
            <text:p>YBR207W</text:p>
          </table:table-cell>
          <table:table-cell office:value-type="string" office:value="FTH1" table:style-name="ce1">
            <text:p>FTH1</text:p>
          </table:table-cell>
          <table:table-cell office:value-type="string" office:value="Putative high affinity iron transporter; involved in transport of intravacuolar stores of iron; forms complex with Fet5p; expression is regulated by iron; proposed to play indirect role in endocytosis; protein abundance increases in response to DNA replication stress" table:style-name="ce1">
            <text:p>Putative high affinity iron transporter; involved in transport of intravacuolar stores of iron; forms complex with Fet5p; expression is regulated by iron; proposed to play indirect role in endocytosis; protein abundance increases in response to DNA replication stress</text:p>
          </table:table-cell>
        </table:table-row>
        <table:table-row>
          <table:table-cell office:value-type="string" office:value="CAGL0M05665g" table:style-name="ce1">
            <text:p>CAGL0M05665g</text:p>
          </table:table-cell>
          <table:table-cell office:value-type="string" office:value="" table:style-name="ce1">
            <text:p/>
          </table:table-cell>
          <table:table-cell office:value-type="string" office:value="Ortholog(s) have endopeptidase inhibitor activity, role in regulation of proteolysis, vacuole fusion, non-autophagic and fungal-type vacuole localization" table:style-name="ce1">
            <text:p>Ortholog(s) have endopeptidase inhibitor activity, role in regulation of proteolysis, vacuole fusion, non-autophagic and fungal-type vacuole localization</text:p>
          </table:table-cell>
          <table:table-cell office:value-type="float" office:value="2.197" table:style-name="ce1">
            <text:p>2.197</text:p>
          </table:table-cell>
          <table:table-cell office:value-type="float" office:value="1.4378026181157e-05" table:style-name="ce1">
            <text:p>1.4378026181157e-05</text:p>
          </table:table-cell>
          <table:table-cell office:value-type="float" office:value="2.1255" table:style-name="ce1">
            <text:p>2.1255</text:p>
          </table:table-cell>
          <table:table-cell office:value-type="float" office:value="5.95435482956471e-06" table:style-name="ce1">
            <text:p>5.95435482956471e-06</text:p>
          </table:table-cell>
          <table:table-cell office:value-type="float" office:value="2.1255" table:style-name="ce1">
            <text:p>2.1255</text:p>
          </table:table-cell>
          <table:table-cell office:value-type="float" office:value="5.95435482956471e-06" table:style-name="ce1">
            <text:p>5.95435482956471e-06</text:p>
          </table:table-cell>
          <table:table-cell office:value-type="float" office:value="0.436833333333333" table:style-name="ce1">
            <text:p>0.436833333333333</text:p>
          </table:table-cell>
          <table:table-cell office:value-type="float" office:value="0.103613578888228" table:style-name="ce1">
            <text:p>0.103613578888228</text:p>
          </table:table-cell>
          <table:table-cell office:value-type="float" office:value="2.52748189018284" table:style-name="ce1">
            <text:p>2.52748189018284</text:p>
          </table:table-cell>
          <table:table-cell office:value-type="float" office:value="2.73429190586365" table:style-name="ce1">
            <text:p>2.73429190586365</text:p>
          </table:table-cell>
          <table:table-cell office:value-type="float" office:value="2.73429190586365" table:style-name="ce1">
            <text:p>2.73429190586365</text:p>
          </table:table-cell>
          <table:table-cell office:value-type="float" office:value="0.653311608145555" table:style-name="ce1">
            <text:p>0.65331160814555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PROTEIN DEGRADATION" table:style-name="ce1">
            <text:p>PROTEIN DEGRADATION</text:p>
          </table:table-cell>
          <table:table-cell office:value-type="string" office:value="F2" table:style-name="ce1">
            <text:p>F2</text:p>
          </table:table-cell>
          <table:table-cell office:value-type="string" office:value="CAGL0M05665g" table:style-name="ce1">
            <text:p>CAGL0M05665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M05665g" table:style-name="ce1">
            <text:p>CAGL0M05665g</text:p>
          </table:table-cell>
          <table:table-cell office:value-type="string" office:value="YNL015W" table:style-name="ce1">
            <text:p>YNL015W</text:p>
          </table:table-cell>
          <table:table-cell office:value-type="string" office:value="S000004960" table:style-name="ce1">
            <text:p>S000004960</text:p>
          </table:table-cell>
          <table:table-cell office:value-type="string" office:value="YNL015W" table:style-name="ce1">
            <text:p>YNL015W</text:p>
          </table:table-cell>
          <table:table-cell office:value-type="string" office:value="PBI2" table:style-name="ce1">
            <text:p>PBI2</text:p>
          </table:table-cell>
          <table:table-cell office:value-type="string" office:value="Cytosolic inhibitor of vacuolar proteinase B (PRB1); required for efficient vacuole inheritance; with thioredoxin forms protein complex LMA1, which assists in priming SNARE molecules and promotes vacuole fusion; protein abundance increases in response to DNA replication stress" table:style-name="ce1">
            <text:p>Cytosolic inhibitor of vacuolar proteinase B (PRB1); required for efficient vacuole inheritance; with thioredoxin forms protein complex LMA1, which assists in priming SNARE molecules and promotes vacuole fusion; protein abundance increases in response to DNA replication stress</text:p>
          </table:table-cell>
        </table:table-row>
        <table:table-row>
          <table:table-cell office:value-type="string" office:value="CAGL0M05775g" table:style-name="ce1">
            <text:p>CAGL0M05775g</text:p>
          </table:table-cell>
          <table:table-cell office:value-type="string" office:value="" table:style-name="ce1">
            <text:p/>
          </table:table-cell>
          <table:table-cell office:value-type="string" office:value="Has domain(s) with predicted RNA binding activity" table:style-name="ce1">
            <text:p>Has domain(s) with predicted RNA binding activity</text:p>
          </table:table-cell>
          <table:table-cell office:value-type="float" office:value="-1.54533333333333" table:style-name="ce1">
            <text:p>-1.54533333333333</text:p>
          </table:table-cell>
          <table:table-cell office:value-type="float" office:value="2.55890524157165e-05" table:style-name="ce1">
            <text:p>2.55890524157165e-05</text:p>
          </table:table-cell>
          <table:table-cell office:value-type="float" office:value="-0.740083333333333" table:style-name="ce1">
            <text:p>-0.740083333333333</text:p>
          </table:table-cell>
          <table:table-cell office:value-type="float" office:value="0.00236342161916172" table:style-name="ce1">
            <text:p>0.00236342161916172</text:p>
          </table:table-cell>
          <table:table-cell office:value-type="float" office:value="-0.740083333333333" table:style-name="ce1">
            <text:p>-0.740083333333333</text:p>
          </table:table-cell>
          <table:table-cell office:value-type="float" office:value="0.00236342161916172" table:style-name="ce1">
            <text:p>0.00236342161916172</text:p>
          </table:table-cell>
          <table:table-cell office:value-type="float" office:value="-1.165" table:style-name="ce1">
            <text:p>-1.165</text:p>
          </table:table-cell>
          <table:table-cell office:value-type="float" office:value="0.000231501963453312" table:style-name="ce1">
            <text:p>0.000231501963453312</text:p>
          </table:table-cell>
          <table:table-cell office:value-type="float" office:value="-1.87455295940164" table:style-name="ce1">
            <text:p>-1.87455295940164</text:p>
          </table:table-cell>
          <table:table-cell office:value-type="float" office:value="-1.05084437849882" table:style-name="ce1">
            <text:p>-1.05084437849882</text:p>
          </table:table-cell>
          <table:table-cell office:value-type="float" office:value="-1.05084437849882" table:style-name="ce1">
            <text:p>-1.05084437849882</text:p>
          </table:table-cell>
          <table:table-cell office:value-type="float" office:value="-2.14906278298999" table:style-name="ce1">
            <text:p>-2.1490627829899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M05775g" table:style-name="ce1">
            <text:p>CAGL0M05775g</text:p>
          </table:table-cell>
          <table:table-cell office:value-type="string" office:value="Type II" table:style-name="ce1">
            <text:p>Type II</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M05775g" table:style-name="ce1">
            <text:p>CAGL0M05775g</text:p>
          </table:table-cell>
          <table:table-cell office:value-type="string" office:value="YPL211W" table:style-name="ce1">
            <text:p>YPL211W</text:p>
          </table:table-cell>
          <table:table-cell office:value-type="string" office:value="S000006132" table:style-name="ce1">
            <text:p>S000006132</text:p>
          </table:table-cell>
          <table:table-cell office:value-type="string" office:value="YPL211W" table:style-name="ce1">
            <text:p>YPL211W</text:p>
          </table:table-cell>
          <table:table-cell office:value-type="string" office:value="NIP7" table:style-name="ce1">
            <text:p>NIP7</text:p>
          </table:table-cell>
          <table:table-cell office:value-type="string" office:value="Nucleolar protein required for 60S ribosome subunit biogenesis; constituent of 66S pre-ribosomal particles; physically interacts with Nop8p and the exosome subunit Rrp43p" table:style-name="ce1">
            <text:p>Nucleolar protein required for 60S ribosome subunit biogenesis; constituent of 66S pre-ribosomal particles; physically interacts with Nop8p and the exosome subunit Rrp43p</text:p>
          </table:table-cell>
        </table:table-row>
        <table:table-row>
          <table:table-cell office:value-type="string" office:value="CAGL0M05951g" table:style-name="ce1">
            <text:p>CAGL0M05951g</text:p>
          </table:table-cell>
          <table:table-cell office:value-type="string" office:value="" table:style-name="ce1">
            <text:p/>
          </table:table-cell>
          <table:table-cell office:value-type="string" office:value="Has domain(s) with predicted oxidoreductase activity, role in oxidation-reduction process and mitochondrion localization" table:style-name="ce1">
            <text:p>Has domain(s) with predicted oxidoreductase activity, role in oxidation-reduction process and mitochondrion localization</text:p>
          </table:table-cell>
          <table:table-cell office:value-type="float" office:value="2.1415" table:style-name="ce1">
            <text:p>2.1415</text:p>
          </table:table-cell>
          <table:table-cell office:value-type="float" office:value="5.72552464630936e-06" table:style-name="ce1">
            <text:p>5.72552464630936e-06</text:p>
          </table:table-cell>
          <table:table-cell office:value-type="float" office:value="1.3795" table:style-name="ce1">
            <text:p>1.3795</text:p>
          </table:table-cell>
          <table:table-cell office:value-type="float" office:value="8.63259636116286e-05" table:style-name="ce1">
            <text:p>8.63259636116286e-05</text:p>
          </table:table-cell>
          <table:table-cell office:value-type="float" office:value="1.3795" table:style-name="ce1">
            <text:p>1.3795</text:p>
          </table:table-cell>
          <table:table-cell office:value-type="float" office:value="8.63259636116286e-05" table:style-name="ce1">
            <text:p>8.63259636116286e-05</text:p>
          </table:table-cell>
          <table:table-cell office:value-type="float" office:value="-0.0108333333333333" table:style-name="ce1">
            <text:p>-0.0108333333333333</text:p>
          </table:table-cell>
          <table:table-cell office:value-type="float" office:value="0.975242103851767" table:style-name="ce1">
            <text:p>0.975242103851767</text:p>
          </table:table-cell>
          <table:table-cell office:value-type="float" office:value="2.46219830574748" table:style-name="ce1">
            <text:p>2.46219830574748</text:p>
          </table:table-cell>
          <table:table-cell office:value-type="float" office:value="1.74890382264578" table:style-name="ce1">
            <text:p>1.74890382264578</text:p>
          </table:table-cell>
          <table:table-cell office:value-type="float" office:value="1.74890382264578" table:style-name="ce1">
            <text:p>1.74890382264578</text:p>
          </table:table-cell>
          <table:table-cell office:value-type="float" office:value="-0.129871995495073" table:style-name="ce1">
            <text:p>-0.12987199549507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THIOL REDOX" table:style-name="ce1">
            <text:p>THIOL REDOX</text:p>
          </table:table-cell>
          <table:table-cell office:value-type="string" office:value="F3" table:style-name="ce1">
            <text:p>F3</text:p>
          </table:table-cell>
          <table:table-cell office:value-type="string" office:value="CAGL0M05951g" table:style-name="ce1">
            <text:p>CAGL0M05951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M05951g" table:style-name="ce1">
            <text:p>CAGL0M05951g</text:p>
          </table:table-cell>
          <table:table-cell office:value-type="string" office:value="YKR049C" table:style-name="ce1">
            <text:p>YKR049C</text:p>
          </table:table-cell>
          <table:table-cell office:value-type="string" office:value="S000001757" table:style-name="ce1">
            <text:p>S000001757</text:p>
          </table:table-cell>
          <table:table-cell office:value-type="string" office:value="YKR049C" table:style-name="ce1">
            <text:p>YKR049C</text:p>
          </table:table-cell>
          <table:table-cell office:value-type="string" office:value="FMP46" table:style-name="ce1">
            <text:p>FMP46</text:p>
          </table:table-cell>
          <table:table-cell office:value-type="string" office:value="Putative redox protein containing a thioredoxin fold; the authentic, non-tagged protein is detected in highly purified mitochondria in high-throughput studies" table:style-name="ce1">
            <text:p>Putative redox protein containing a thioredoxin fold; the authentic, non-tagged protein is detected in highly purified mitochondria in high-throughput studies</text:p>
          </table:table-cell>
        </table:table-row>
        <table:table-row>
          <table:table-cell office:value-type="string" office:value="CAGL0M05995g" table:style-name="ce1">
            <text:p>CAGL0M05995g</text:p>
          </table:table-cell>
          <table:table-cell office:value-type="string" office:value="" table:style-name="ce1">
            <text:p/>
          </table:table-cell>
          <table:table-cell office:value-type="string" office:value="Ortholog(s) have lipid droplet localization" table:style-name="ce1">
            <text:p>Ortholog(s) have lipid droplet localization</text:p>
          </table:table-cell>
          <table:table-cell office:value-type="float" office:value="-0.421666666666667" table:style-name="ce1">
            <text:p>-0.421666666666667</text:p>
          </table:table-cell>
          <table:table-cell office:value-type="float" office:value="0.219449322135759" table:style-name="ce1">
            <text:p>0.219449322135759</text:p>
          </table:table-cell>
          <table:table-cell office:value-type="float" office:value="-1.25833333333333" table:style-name="ce1">
            <text:p>-1.25833333333333</text:p>
          </table:table-cell>
          <table:table-cell office:value-type="float" office:value="0.00149512799221453" table:style-name="ce1">
            <text:p>0.00149512799221453</text:p>
          </table:table-cell>
          <table:table-cell office:value-type="float" office:value="-1.25833333333333" table:style-name="ce1">
            <text:p>-1.25833333333333</text:p>
          </table:table-cell>
          <table:table-cell office:value-type="float" office:value="0.00149512799221453" table:style-name="ce1">
            <text:p>0.00149512799221453</text:p>
          </table:table-cell>
          <table:table-cell office:value-type="float" office:value="1.439" table:style-name="ce1">
            <text:p>1.439</text:p>
          </table:table-cell>
          <table:table-cell office:value-type="float" office:value="0.000438527394555427" table:style-name="ce1">
            <text:p>0.000438527394555427</text:p>
          </table:table-cell>
          <table:table-cell office:value-type="float" office:value="-0.552805433085677" table:style-name="ce1">
            <text:p>-0.552805433085677</text:p>
          </table:table-cell>
          <table:table-cell office:value-type="float" office:value="-1.73539849931338" table:style-name="ce1">
            <text:p>-1.73539849931338</text:p>
          </table:table-cell>
          <table:table-cell office:value-type="float" office:value="-1.73539849931338" table:style-name="ce1">
            <text:p>-1.73539849931338</text:p>
          </table:table-cell>
          <table:table-cell office:value-type="float" office:value="2.40658152947508" table:style-name="ce1">
            <text:p>2.4065815294750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M05995g" table:style-name="ce1">
            <text:p>CAGL0M05995g</text:p>
          </table:table-cell>
          <table:table-cell office:value-type="string" office:value="SWITCH" table:style-name="ce1">
            <text:p>SWITCH</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M05995g" table:style-name="ce1">
            <text:p>CAGL0M05995g</text:p>
          </table:table-cell>
          <table:table-cell office:value-type="string" office:value="YKR046C" table:style-name="ce1">
            <text:p>YKR046C</text:p>
          </table:table-cell>
          <table:table-cell office:value-type="string" office:value="S000001754" table:style-name="ce1">
            <text:p>S000001754</text:p>
          </table:table-cell>
          <table:table-cell office:value-type="string" office:value="YKR046C" table:style-name="ce1">
            <text:p>YKR046C</text:p>
          </table:table-cell>
          <table:table-cell office:value-type="string" office:value="PET10" table:style-name="ce1">
            <text:p>PET10</text:p>
          </table:table-cell>
          <table:table-cell office:value-type="string" office:value="Protein of unknown function that localizes to lipid particles; localization suggests a role in lipid metabolism; expression pattern suggests a role in respiratory growth; computational analysis of large-scale protein-protein interaction data suggests a role in ATP/ADP exchange" table:style-name="ce1">
            <text:p>Protein of unknown function that localizes to lipid particles; localization suggests a role in lipid metabolism; expression pattern suggests a role in respiratory growth; computational analysis of large-scale protein-protein interaction data suggests a role in ATP/ADP exchange</text:p>
          </table:table-cell>
        </table:table-row>
        <table:table-row>
          <table:table-cell office:value-type="string" office:value="CAGL0M06369g" table:style-name="ce1">
            <text:p>CAGL0M06369g</text:p>
          </table:table-cell>
          <table:table-cell office:value-type="string" office:value="" table:style-name="ce1">
            <text:p/>
          </table:table-cell>
          <table:table-cell office:value-type="string" office:value="Ortholog(s) have role in regulation of cytoplasmic translational fidelity, tRNA wobble base 5-methoxycarbonylmethyl-2-thiouridinylation" table:style-name="ce1">
            <text:p>Ortholog(s) have role in regulation of cytoplasmic translational fidelity, tRNA wobble base 5-methoxycarbonylmethyl-2-thiouridinylation</text:p>
          </table:table-cell>
          <table:table-cell office:value-type="float" office:value="-1.8745" table:style-name="ce1">
            <text:p>-1.8745</text:p>
          </table:table-cell>
          <table:table-cell office:value-type="float" office:value="7.18037298512388e-05" table:style-name="ce1">
            <text:p>7.18037298512388e-05</text:p>
          </table:table-cell>
          <table:table-cell office:value-type="float" office:value="-1.82966666666667" table:style-name="ce1">
            <text:p>-1.82966666666667</text:p>
          </table:table-cell>
          <table:table-cell office:value-type="float" office:value="4.59897265404658e-05" table:style-name="ce1">
            <text:p>4.59897265404658e-05</text:p>
          </table:table-cell>
          <table:table-cell office:value-type="float" office:value="-1.82966666666667" table:style-name="ce1">
            <text:p>-1.82966666666667</text:p>
          </table:table-cell>
          <table:table-cell office:value-type="float" office:value="4.59897265404658e-05" table:style-name="ce1">
            <text:p>4.59897265404658e-05</text:p>
          </table:table-cell>
          <table:table-cell office:value-type="float" office:value="-0.268166666666667" table:style-name="ce1">
            <text:p>-0.268166666666667</text:p>
          </table:table-cell>
          <table:table-cell office:value-type="float" office:value="0.299350672236651" table:style-name="ce1">
            <text:p>0.299350672236651</text:p>
          </table:table-cell>
          <table:table-cell office:value-type="float" office:value="-2.26174538961137" table:style-name="ce1">
            <text:p>-2.26174538961137</text:p>
          </table:table-cell>
          <table:table-cell office:value-type="float" office:value="-2.49007015911474" table:style-name="ce1">
            <text:p>-2.49007015911474</text:p>
          </table:table-cell>
          <table:table-cell office:value-type="float" office:value="-2.49007015911474" table:style-name="ce1">
            <text:p>-2.49007015911474</text:p>
          </table:table-cell>
          <table:table-cell office:value-type="float" office:value="-0.580071356634734" table:style-name="ce1">
            <text:p>-0.58007135663473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CHROMATIN CONFORMATION" table:style-name="ce1">
            <text:p>CHROMATIN CONFORMATION</text:p>
          </table:table-cell>
          <table:table-cell office:value-type="string" office:value="F2" table:style-name="ce1">
            <text:p>F2</text:p>
          </table:table-cell>
          <table:table-cell office:value-type="string" office:value="CAGL0M06369g" table:style-name="ce1">
            <text:p>CAGL0M06369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M06369g" table:style-name="ce1">
            <text:p>CAGL0M06369g</text:p>
          </table:table-cell>
          <table:table-cell office:value-type="string" office:value="YPL086C" table:style-name="ce1">
            <text:p>YPL086C</text:p>
          </table:table-cell>
          <table:table-cell office:value-type="string" office:value="S000006007" table:style-name="ce1">
            <text:p>S000006007</text:p>
          </table:table-cell>
          <table:table-cell office:value-type="string" office:value="YPL086C" table:style-name="ce1">
            <text:p>YPL086C</text:p>
          </table:table-cell>
          <table:table-cell office:value-type="string" office:value="ELP3" table:style-name="ce1">
            <text:p>ELP3</text:p>
          </table:table-cell>
          <table:table-cell office:value-type="string" office:value="Subunit of Elongator complex; Elongator is required for modification of wobble nucleosides in tRNA; exhibits histone acetyltransferase activity that is directed to histones H3 and H4; disruption confers resistance to K. lactis zymotoxin; human homolog ELP3 can partially complement yeast elp3 null mutant" table:style-name="ce1">
            <text:p>Subunit of Elongator complex; Elongator is required for modification of wobble nucleosides in tRNA; exhibits histone acetyltransferase activity that is directed to histones H3 and H4; disruption confers resistance to K. lactis zymotoxin; human homolog ELP3 can partially complement yeast elp3 null mutant</text:p>
          </table:table-cell>
        </table:table-row>
        <table:table-row>
          <table:table-cell office:value-type="string" office:value="CAGL0M06457g" table:style-name="ce1">
            <text:p>CAGL0M06457g</text:p>
          </table:table-cell>
          <table:table-cell office:value-type="string" office:value="" table:style-name="ce1">
            <text:p/>
          </table:table-cell>
          <table:table-cell office:value-type="string" office:value="Ortholog(s) have calcium ion transmembrane transporter activity, manganese ion transmembrane transporter activity" table:style-name="ce1">
            <text:p>Ortholog(s) have calcium ion transmembrane transporter activity, manganese ion transmembrane transporter activity</text:p>
          </table:table-cell>
          <table:table-cell office:value-type="float" office:value="-1.93916666666667" table:style-name="ce1">
            <text:p>-1.93916666666667</text:p>
          </table:table-cell>
          <table:table-cell office:value-type="float" office:value="1.16688332645348e-05" table:style-name="ce1">
            <text:p>1.16688332645348e-05</text:p>
          </table:table-cell>
          <table:table-cell office:value-type="float" office:value="-1.67141666666667" table:style-name="ce1">
            <text:p>-1.67141666666667</text:p>
          </table:table-cell>
          <table:table-cell office:value-type="float" office:value="6.383088618816e-05" table:style-name="ce1">
            <text:p>6.383088618816e-05</text:p>
          </table:table-cell>
          <table:table-cell office:value-type="float" office:value="-1.67141666666667" table:style-name="ce1">
            <text:p>-1.67141666666667</text:p>
          </table:table-cell>
          <table:table-cell office:value-type="float" office:value="6.383088618816e-05" table:style-name="ce1">
            <text:p>6.383088618816e-05</text:p>
          </table:table-cell>
          <table:table-cell office:value-type="float" office:value="-0.2365" table:style-name="ce1">
            <text:p>-0.2365</text:p>
          </table:table-cell>
          <table:table-cell office:value-type="float" office:value="0.39677914923985" table:style-name="ce1">
            <text:p>0.39677914923985</text:p>
          </table:table-cell>
          <table:table-cell office:value-type="float" office:value="-2.33781154805257" table:style-name="ce1">
            <text:p>-2.33781154805257</text:p>
          </table:table-cell>
          <table:table-cell office:value-type="float" office:value="-2.28103843770827" table:style-name="ce1">
            <text:p>-2.28103843770827</text:p>
          </table:table-cell>
          <table:table-cell office:value-type="float" office:value="-2.28103843770827" table:style-name="ce1">
            <text:p>-2.28103843770827</text:p>
          </table:table-cell>
          <table:table-cell office:value-type="float" office:value="-0.52467117618361" table:style-name="ce1">
            <text:p>-0.5246711761836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ER/GOLGI TRANSPORT SYSTEM" table:style-name="ce1">
            <text:p>ER/GOLGI TRANSPORT SYSTEM</text:p>
          </table:table-cell>
          <table:table-cell office:value-type="string" office:value="F4" table:style-name="ce1">
            <text:p>F4</text:p>
          </table:table-cell>
          <table:table-cell office:value-type="string" office:value="CAGL0M06457g" table:style-name="ce1">
            <text:p>CAGL0M06457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M06457g" table:style-name="ce1">
            <text:p>CAGL0M06457g</text:p>
          </table:table-cell>
          <table:table-cell office:value-type="string" office:value="YBR187W" table:style-name="ce1">
            <text:p>YBR187W</text:p>
          </table:table-cell>
          <table:table-cell office:value-type="string" office:value="S000000391" table:style-name="ce1">
            <text:p>S000000391</text:p>
          </table:table-cell>
          <table:table-cell office:value-type="string" office:value="YBR187W" table:style-name="ce1">
            <text:p>YBR187W</text:p>
          </table:table-cell>
          <table:table-cell office:value-type="string" office:value="GDT1" table:style-name="ce1">
            <text:p>GDT1</text:p>
          </table:table-cell>
          <table:table-cell office:value-type="string" office:value="Calcium transporter localized to the cis- and medial-Golgi apparatus; required for protein glycosylation; GFP-fusion protein localizes to the vacuole; TMEM165, a human gene which causes Congenital Disorders of Glycosylation is orthologous and functionally complements the null allele; expression pattern and physical interactions suggest a possible role in ribosome biogenesis; expression reduced in a gcr1 null mutant" table:style-name="ce1">
            <text:p>Calcium transporter localized to the cis- and medial-Golgi apparatus; required for protein glycosylation; GFP-fusion protein localizes to the vacuole; TMEM165, a human gene which causes Congenital Disorders of Glycosylation is orthologous and functionally complements the null allele; expression pattern and physical interactions suggest a possible role in ribosome biogenesis; expression reduced in a gcr1 null mutant</text:p>
          </table:table-cell>
        </table:table-row>
        <table:table-row>
          <table:table-cell office:value-type="string" office:value="CAGL0M06633g" table:style-name="ce1">
            <text:p>CAGL0M06633g</text:p>
          </table:table-cell>
          <table:table-cell office:value-type="string" office:value="" table:style-name="ce1">
            <text:p/>
          </table:table-cell>
          <table:table-cell office:value-type="string" office:value="Protein of unknown function" table:style-name="ce1">
            <text:p>Protein of unknown function</text:p>
          </table:table-cell>
          <table:table-cell office:value-type="float" office:value="2.099" table:style-name="ce1">
            <text:p>2.099</text:p>
          </table:table-cell>
          <table:table-cell office:value-type="float" office:value="7.69480790742836e-05" table:style-name="ce1">
            <text:p>7.69480790742836e-05</text:p>
          </table:table-cell>
          <table:table-cell office:value-type="float" office:value="1.30233333333333" table:style-name="ce1">
            <text:p>1.30233333333333</text:p>
          </table:table-cell>
          <table:table-cell office:value-type="float" office:value="0.000188560455887492" table:style-name="ce1">
            <text:p>0.000188560455887492</text:p>
          </table:table-cell>
          <table:table-cell office:value-type="float" office:value="1.30233333333333" table:style-name="ce1">
            <text:p>1.30233333333333</text:p>
          </table:table-cell>
          <table:table-cell office:value-type="float" office:value="0.000188560455887492" table:style-name="ce1">
            <text:p>0.000188560455887492</text:p>
          </table:table-cell>
          <table:table-cell office:value-type="float" office:value="0.327833333333333" table:style-name="ce1">
            <text:p>0.327833333333333</text:p>
          </table:table-cell>
          <table:table-cell office:value-type="float" office:value="0.247873936873589" table:style-name="ce1">
            <text:p>0.247873936873589</text:p>
          </table:table-cell>
          <table:table-cell office:value-type="float" office:value="2.4122063717204" table:style-name="ce1">
            <text:p>2.4122063717204</text:p>
          </table:table-cell>
          <table:table-cell office:value-type="float" office:value="1.64697471573562" table:style-name="ce1">
            <text:p>1.64697471573562</text:p>
          </table:table-cell>
          <table:table-cell office:value-type="float" office:value="1.64697471573562" table:style-name="ce1">
            <text:p>1.64697471573562</text:p>
          </table:table-cell>
          <table:table-cell office:value-type="float" office:value="0.462618355434844" table:style-name="ce1">
            <text:p>0.46261835543484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M06633g" table:style-name="ce1">
            <text:p>CAGL0M06633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M06633g" table:style-name="ce1">
            <text:p>CAGL0M06633g</text:p>
          </table:table-cell>
          <table:table-cell office:value-type="string" office:value="YIL087C" table:style-name="ce1">
            <text:p>YIL087C</text:p>
          </table:table-cell>
          <table:table-cell office:value-type="string" office:value="S000001349" table:style-name="ce1">
            <text:p>S000001349</text:p>
          </table:table-cell>
          <table:table-cell office:value-type="string" office:value="YIL087C" table:style-name="ce1">
            <text:p>YIL087C</text:p>
          </table:table-cell>
          <table:table-cell office:value-type="string" office:value="AIM19" table:style-name="ce1">
            <text:p>AIM19</text:p>
          </table:table-cell>
          <table:table-cell office:value-type="string" office:value="Protein of unknown function; mitochondrial protein that physically interacts with Tim23p; null mutant displays reduced respiratory growth" table:style-name="ce1">
            <text:p>Protein of unknown function; mitochondrial protein that physically interacts with Tim23p; null mutant displays reduced respiratory growth</text:p>
          </table:table-cell>
        </table:table-row>
        <table:table-row>
          <table:table-cell office:value-type="string" office:value="CAGL0M06963g" table:style-name="ce1">
            <text:p>CAGL0M06963g</text:p>
          </table:table-cell>
          <table:table-cell office:value-type="string" office:value="" table:style-name="ce1">
            <text:p/>
          </table:table-cell>
          <table:table-cell office:value-type="string" office:value="Ortholog(s) have role in tRNA export from nucleus and cytosol localization" table:style-name="ce1">
            <text:p>Ortholog(s) have role in tRNA export from nucleus and cytosol localization</text:p>
          </table:table-cell>
          <table:table-cell office:value-type="float" office:value="0.0988333333333333" table:style-name="ce1">
            <text:p>0.0988333333333333</text:p>
          </table:table-cell>
          <table:table-cell office:value-type="float" office:value="0.568071593748926" table:style-name="ce1">
            <text:p>0.568071593748926</text:p>
          </table:table-cell>
          <table:table-cell office:value-type="float" office:value="1.522" table:style-name="ce1">
            <text:p>1.522</text:p>
          </table:table-cell>
          <table:table-cell office:value-type="float" office:value="0.0116096533836988" table:style-name="ce1">
            <text:p>0.0116096533836988</text:p>
          </table:table-cell>
          <table:table-cell office:value-type="float" office:value="1.522" table:style-name="ce1">
            <text:p>1.522</text:p>
          </table:table-cell>
          <table:table-cell office:value-type="float" office:value="0.0116096533836988" table:style-name="ce1">
            <text:p>0.0116096533836988</text:p>
          </table:table-cell>
          <table:table-cell office:value-type="float" office:value="-1.14866666666667" table:style-name="ce1">
            <text:p>-1.14866666666667</text:p>
          </table:table-cell>
          <table:table-cell office:value-type="float" office:value="0.0265430892278223" table:style-name="ce1">
            <text:p>0.0265430892278223</text:p>
          </table:table-cell>
          <table:table-cell office:value-type="float" office:value="0.0594487236459658" table:style-name="ce1">
            <text:p>0.0594487236459658</text:p>
          </table:table-cell>
          <table:table-cell office:value-type="float" office:value="1.93713143907815" table:style-name="ce1">
            <text:p>1.93713143907815</text:p>
          </table:table-cell>
          <table:table-cell office:value-type="float" office:value="1.93713143907815" table:style-name="ce1">
            <text:p>1.93713143907815</text:p>
          </table:table-cell>
          <table:table-cell office:value-type="float" office:value="-2.12048795307309" table:style-name="ce1">
            <text:p>-2.1204879530730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M06963g" table:style-name="ce1">
            <text:p>CAGL0M06963g</text:p>
          </table:table-cell>
          <table:table-cell office:value-type="string" office:value="NO" table:style-name="ce1">
            <text:p>NO</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M06963g" table:style-name="ce1">
            <text:p>CAGL0M06963g</text:p>
          </table:table-cell>
          <table:table-cell office:value-type="string" office:value="YCR073W-A" table:style-name="ce1">
            <text:p>YCR073W-A</text:p>
          </table:table-cell>
          <table:table-cell office:value-type="string" office:value="S000000718" table:style-name="ce1">
            <text:p>S000000718</text:p>
          </table:table-cell>
          <table:table-cell office:value-type="string" office:value="YCR073W-A" table:style-name="ce1">
            <text:p>YCR073W-A</text:p>
          </table:table-cell>
          <table:table-cell office:value-type="string" office:value="SOL2" table:style-name="ce1">
            <text:p>SOL2</text:p>
          </table:table-cell>
          <table:table-cell office:value-type="string" office:value="Protein with a possible role in tRNA export; shows similarity to 6-phosphogluconolactonase non-catalytic domains but does not exhibit this enzymatic activity; homologous to Sol3p and Sol4p; SOL2 has a paralog, SOL1, that arose from the whole genome duplication" table:style-name="ce1">
            <text:p>Protein with a possible role in tRNA export; shows similarity to 6-phosphogluconolactonase non-catalytic domains but does not exhibit this enzymatic activity; homologous to Sol3p and Sol4p; SOL2 has a paralog, SOL1, that arose from the whole genome duplication</text:p>
          </table:table-cell>
        </table:table-row>
        <table:table-row>
          <table:table-cell office:value-type="string" office:value="CAGL0M07001g" table:style-name="ce1">
            <text:p>CAGL0M07001g</text:p>
          </table:table-cell>
          <table:table-cell office:value-type="string" office:value="" table:style-name="ce1">
            <text:p/>
          </table:table-cell>
          <table:table-cell office:value-type="string" office:value="Ortholog(s) have role in TORC1 signaling, protein localization to vacuole and EGO complex, fungal-type vacuole membrane localization" table:style-name="ce1">
            <text:p>Ortholog(s) have role in TORC1 signaling, protein localization to vacuole and EGO complex, fungal-type vacuole membrane localization</text:p>
          </table:table-cell>
          <table:table-cell office:value-type="float" office:value="0.692" table:style-name="ce1">
            <text:p>0.692</text:p>
          </table:table-cell>
          <table:table-cell office:value-type="float" office:value="0.00327650201465955" table:style-name="ce1">
            <text:p>0.00327650201465955</text:p>
          </table:table-cell>
          <table:table-cell office:value-type="float" office:value="0.477083333333333" table:style-name="ce1">
            <text:p>0.477083333333333</text:p>
          </table:table-cell>
          <table:table-cell office:value-type="float" office:value="0.0468503529579788" table:style-name="ce1">
            <text:p>0.0468503529579788</text:p>
          </table:table-cell>
          <table:table-cell office:value-type="float" office:value="0.477083333333333" table:style-name="ce1">
            <text:p>0.477083333333333</text:p>
          </table:table-cell>
          <table:table-cell office:value-type="float" office:value="0.0468503529579788" table:style-name="ce1">
            <text:p>0.0468503529579788</text:p>
          </table:table-cell>
          <table:table-cell office:value-type="float" office:value="1.35933333333333" table:style-name="ce1">
            <text:p>1.35933333333333</text:p>
          </table:table-cell>
          <table:table-cell office:value-type="float" office:value="0.0180094695412664" table:style-name="ce1">
            <text:p>0.0180094695412664</text:p>
          </table:table-cell>
          <table:table-cell office:value-type="float" office:value="0.757179285223909" table:style-name="ce1">
            <text:p>0.757179285223909</text:p>
          </table:table-cell>
          <table:table-cell office:value-type="float" office:value="0.556905659870279" table:style-name="ce1">
            <text:p>0.556905659870279</text:p>
          </table:table-cell>
          <table:table-cell office:value-type="float" office:value="0.556905659870279" table:style-name="ce1">
            <text:p>0.556905659870279</text:p>
          </table:table-cell>
          <table:table-cell office:value-type="float" office:value="2.26720633865593" table:style-name="ce1">
            <text:p>2.2672063386559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M07001g" table:style-name="ce1">
            <text:p>CAGL0M07001g</text:p>
          </table:table-cell>
          <table:table-cell office:value-type="string" office:value="NO" table:style-name="ce1">
            <text:p>NO</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M07001g" table:style-name="ce1">
            <text:p>CAGL0M07001g</text:p>
          </table:table-cell>
          <table:table-cell office:value-type="string" office:value="YCR075W-A" table:style-name="ce1">
            <text:p>YCR075W-A</text:p>
          </table:table-cell>
          <table:table-cell office:value-type="string" office:value="S000028519" table:style-name="ce1">
            <text:p>S000028519</text:p>
          </table:table-cell>
          <table:table-cell office:value-type="string" office:value="YCR075W-A" table:style-name="ce1">
            <text:p>YCR075W-A</text:p>
          </table:table-cell>
          <table:table-cell office:value-type="string" office:value="EGO2" table:style-name="ce1">
            <text:p>EGO2</text:p>
          </table:table-cell>
          <table:table-cell office:value-type="string" office:value="Component of the EGO and GSE complexes; identified by homology to Ashbya gossypii; YCR075W-A has a paralog, YNR034W-A, that arose from the whole genome duplication" table:style-name="ce1">
            <text:p>Component of the EGO and GSE complexes; identified by homology to Ashbya gossypii; YCR075W-A has a paralog, YNR034W-A, that arose from the whole genome duplication</text:p>
          </table:table-cell>
        </table:table-row>
        <table:table-row>
          <table:table-cell office:value-type="string" office:value="CAGL0M07271g" table:style-name="ce1">
            <text:p>CAGL0M07271g</text:p>
          </table:table-cell>
          <table:table-cell office:value-type="string" office:value="" table:style-name="ce1">
            <text:p/>
          </table:table-cell>
          <table:table-cell office:value-type="string" office:value="Ortholog(s) have 2 iron, 2 sulfur cluster binding, glutathione disulfide oxidoreductase activity, role in [2Fe-2S] cluster assembly, protein maturation by [2Fe-2S] cluster transfer and mitochondrion localization" table:style-name="ce1">
            <text:p>Ortholog(s) have 2 iron, 2 sulfur cluster binding, glutathione disulfide oxidoreductase activity, role in [2Fe-2S] cluster assembly, protein maturation by [2Fe-2S] cluster transfer and mitochondrion localization</text:p>
          </table:table-cell>
          <table:table-cell office:value-type="float" office:value="-2.05916666666667" table:style-name="ce1">
            <text:p>-2.05916666666667</text:p>
          </table:table-cell>
          <table:table-cell office:value-type="float" office:value="6.03226670573716e-06" table:style-name="ce1">
            <text:p>6.03226670573716e-06</text:p>
          </table:table-cell>
          <table:table-cell office:value-type="float" office:value="-1.53233333333333" table:style-name="ce1">
            <text:p>-1.53233333333333</text:p>
          </table:table-cell>
          <table:table-cell office:value-type="float" office:value="3.9859199279934e-05" table:style-name="ce1">
            <text:p>3.9859199279934e-05</text:p>
          </table:table-cell>
          <table:table-cell office:value-type="float" office:value="-1.53233333333333" table:style-name="ce1">
            <text:p>-1.53233333333333</text:p>
          </table:table-cell>
          <table:table-cell office:value-type="float" office:value="3.9859199279934e-05" table:style-name="ce1">
            <text:p>3.9859199279934e-05</text:p>
          </table:table-cell>
          <table:table-cell office:value-type="float" office:value="0.519666666666667" table:style-name="ce1">
            <text:p>0.519666666666667</text:p>
          </table:table-cell>
          <table:table-cell office:value-type="float" office:value="0.0239892719962276" table:style-name="ce1">
            <text:p>0.0239892719962276</text:p>
          </table:table-cell>
          <table:table-cell office:value-type="float" office:value="-2.47896524412903" table:style-name="ce1">
            <text:p>-2.47896524412903</text:p>
          </table:table-cell>
          <table:table-cell office:value-type="float" office:value="-2.09732388108509" table:style-name="ce1">
            <text:p>-2.09732388108509</text:p>
          </table:table-cell>
          <table:table-cell office:value-type="float" office:value="-2.09732388108509" table:style-name="ce1">
            <text:p>-2.09732388108509</text:p>
          </table:table-cell>
          <table:table-cell office:value-type="float" office:value="0.798226817009811" table:style-name="ce1">
            <text:p>0.79822681700981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THIOL REDOX" table:style-name="ce1">
            <text:p>THIOL REDOX</text:p>
          </table:table-cell>
          <table:table-cell office:value-type="string" office:value="F3" table:style-name="ce1">
            <text:p>F3</text:p>
          </table:table-cell>
          <table:table-cell office:value-type="string" office:value="CAGL0M07271g" table:style-name="ce1">
            <text:p>CAGL0M07271g</text:p>
          </table:table-cell>
          <table:table-cell office:value-type="string" office:value="Type II" table:style-name="ce1">
            <text:p>Type II</text:p>
          </table:table-cell>
          <table:table-cell office:value-type="string" office:value="DOWN" table:style-name="ce1">
            <text:p>DOWN</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M07271g" table:style-name="ce1">
            <text:p>CAGL0M07271g</text:p>
          </table:table-cell>
          <table:table-cell office:value-type="string" office:value="YPL059W" table:style-name="ce1">
            <text:p>YPL059W</text:p>
          </table:table-cell>
          <table:table-cell office:value-type="string" office:value="S000005980" table:style-name="ce1">
            <text:p>S000005980</text:p>
          </table:table-cell>
          <table:table-cell office:value-type="string" office:value="YPL059W" table:style-name="ce1">
            <text:p>YPL059W</text:p>
          </table:table-cell>
          <table:table-cell office:value-type="string" office:value="GRX5" table:style-name="ce1">
            <text:p>GRX5</text:p>
          </table:table-cell>
          <table:table-cell office:value-type="string" office:value="Glutathione-dependent oxidoreductase; mitochondrial matrix protein involved at an early step in the biogenesis of iron-sulfur centers along with Bol1p; hydroperoxide and superoxide-radical responsive; monothiol glutaredoxin subfamily member along with Grx3p and Grx4p" table:style-name="ce1">
            <text:p>Glutathione-dependent oxidoreductase; mitochondrial matrix protein involved at an early step in the biogenesis of iron-sulfur centers along with Bol1p; hydroperoxide and superoxide-radical responsive; monothiol glutaredoxin subfamily member along with Grx3p and Grx4p</text:p>
          </table:table-cell>
        </table:table-row>
        <table:table-row>
          <table:table-cell office:value-type="string" office:value="CAGL0M07403g" table:style-name="ce1">
            <text:p>CAGL0M07403g</text:p>
          </table:table-cell>
          <table:table-cell office:value-type="string" office:value="OAZ1" table:style-name="ce1">
            <text:p>OAZ1</text:p>
          </table:table-cell>
          <table:table-cell office:value-type="string" office:value="Ortholog(s) have ornithine decarboxylase inhibitor activity and role in negative regulation of translational frameshifting, regulation of proteasomal protein catabolic process" table:style-name="ce1">
            <text:p>Ortholog(s) have ornithine decarboxylase inhibitor activity and role in negative regulation of translational frameshifting, regulation of proteasomal protein catabolic process</text:p>
          </table:table-cell>
          <table:table-cell office:value-type="float" office:value="1.6285" table:style-name="ce1">
            <text:p>1.6285</text:p>
          </table:table-cell>
          <table:table-cell office:value-type="float" office:value="5.33143365722613e-05" table:style-name="ce1">
            <text:p>5.33143365722613e-05</text:p>
          </table:table-cell>
          <table:table-cell office:value-type="float" office:value="1.89658333333333" table:style-name="ce1">
            <text:p>1.89658333333333</text:p>
          </table:table-cell>
          <table:table-cell office:value-type="float" office:value="2.17441398915201e-05" table:style-name="ce1">
            <text:p>2.17441398915201e-05</text:p>
          </table:table-cell>
          <table:table-cell office:value-type="float" office:value="1.89658333333333" table:style-name="ce1">
            <text:p>1.89658333333333</text:p>
          </table:table-cell>
          <table:table-cell office:value-type="float" office:value="2.17441398915201e-05" table:style-name="ce1">
            <text:p>2.17441398915201e-05</text:p>
          </table:table-cell>
          <table:table-cell office:value-type="float" office:value="-0.0941666666666667" table:style-name="ce1">
            <text:p>-0.0941666666666667</text:p>
          </table:table-cell>
          <table:table-cell office:value-type="float" office:value="0.701607611129378" table:style-name="ce1">
            <text:p>0.701607611129378</text:p>
          </table:table-cell>
          <table:table-cell office:value-type="float" office:value="1.85876625502061" table:style-name="ce1">
            <text:p>1.85876625502061</text:p>
          </table:table-cell>
          <table:table-cell office:value-type="float" office:value="2.43191689864745" table:style-name="ce1">
            <text:p>2.43191689864745</text:p>
          </table:table-cell>
          <table:table-cell office:value-type="float" office:value="2.43191689864745" table:style-name="ce1">
            <text:p>2.43191689864745</text:p>
          </table:table-cell>
          <table:table-cell office:value-type="float" office:value="-0.275661944050662" table:style-name="ce1">
            <text:p>-0.27566194405066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PROTEIN DEGRADATION" table:style-name="ce1">
            <text:p>PROTEIN DEGRADATION</text:p>
          </table:table-cell>
          <table:table-cell office:value-type="string" office:value="F2" table:style-name="ce1">
            <text:p>F2</text:p>
          </table:table-cell>
          <table:table-cell office:value-type="string" office:value="CAGL0M07403g" table:style-name="ce1">
            <text:p>CAGL0M07403g</text:p>
          </table:table-cell>
          <table:table-cell office:value-type="string" office:value="Type II" table:style-name="ce1">
            <text:p>Type II</text:p>
          </table:table-cell>
          <table:table-cell office:value-type="string" office:value="0" table:style-name="ce1">
            <text:p>0</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M07403g" table:style-name="ce1">
            <text:p>CAGL0M07403g</text:p>
          </table:table-cell>
          <table:table-cell office:value-type="string" office:value="YPL052W" table:style-name="ce1">
            <text:p>YPL052W</text:p>
          </table:table-cell>
          <table:table-cell office:value-type="string" office:value="S000005973" table:style-name="ce1">
            <text:p>S000005973</text:p>
          </table:table-cell>
          <table:table-cell office:value-type="string" office:value="YPL052W" table:style-name="ce1">
            <text:p>YPL052W</text:p>
          </table:table-cell>
          <table:table-cell office:value-type="string" office:value="OAZ1" table:style-name="ce1">
            <text:p>OAZ1</text:p>
          </table:table-cell>
          <table:table-cell office:value-type="string" office:value="Regulator of ornithine decarboxylase Spe1p; antizyme that binds to Spe1p to stimulate ubiquitin-independent degradation by the proteasome; binding of polyamines to nascent Oaz1p during translation stimulates +1 ribosomal frameshifting, allowing translation of full-length Oaz1p" table:style-name="ce1">
            <text:p>Regulator of ornithine decarboxylase Spe1p; antizyme that binds to Spe1p to stimulate ubiquitin-independent degradation by the proteasome; binding of polyamines to nascent Oaz1p during translation stimulates +1 ribosomal frameshifting, allowing translation of full-length Oaz1p</text:p>
          </table:table-cell>
        </table:table-row>
        <table:table-row>
          <table:table-cell office:value-type="string" office:value="CAGL0M07656g" table:style-name="ce1">
            <text:p>CAGL0M07656g</text:p>
          </table:table-cell>
          <table:table-cell office:value-type="string" office:value="ERG5" table:style-name="ce1">
            <text:p>ERG5</text:p>
          </table:table-cell>
          <table:table-cell office:value-type="string" office:value="Putative C22 sterol desaturase" table:style-name="ce1">
            <text:p>Putative C22 sterol desaturase</text:p>
          </table:table-cell>
          <table:table-cell office:value-type="float" office:value="-0.7805" table:style-name="ce1">
            <text:p>-0.7805</text:p>
          </table:table-cell>
          <table:table-cell office:value-type="float" office:value="0.0400409762186019" table:style-name="ce1">
            <text:p>0.0400409762186019</text:p>
          </table:table-cell>
          <table:table-cell office:value-type="float" office:value="-2.12916666666667" table:style-name="ce1">
            <text:p>-2.12916666666667</text:p>
          </table:table-cell>
          <table:table-cell office:value-type="float" office:value="6.87181561869025e-06" table:style-name="ce1">
            <text:p>6.87181561869025e-06</text:p>
          </table:table-cell>
          <table:table-cell office:value-type="float" office:value="-2.12916666666667" table:style-name="ce1">
            <text:p>-2.12916666666667</text:p>
          </table:table-cell>
          <table:table-cell office:value-type="float" office:value="6.87181561869025e-06" table:style-name="ce1">
            <text:p>6.87181561869025e-06</text:p>
          </table:table-cell>
          <table:table-cell office:value-type="float" office:value="-1.03466666666667" table:style-name="ce1">
            <text:p>-1.03466666666667</text:p>
          </table:table-cell>
          <table:table-cell office:value-type="float" office:value="0.000898826752979066" table:style-name="ce1">
            <text:p>0.000898826752979066</text:p>
          </table:table-cell>
          <table:table-cell office:value-type="float" office:value="-0.974894193714312" table:style-name="ce1">
            <text:p>-0.974894193714312</text:p>
          </table:table-cell>
          <table:table-cell office:value-type="float" office:value="-2.88567837751119" table:style-name="ce1">
            <text:p>-2.88567837751119</text:p>
          </table:table-cell>
          <table:table-cell office:value-type="float" office:value="-2.88567837751119" table:style-name="ce1">
            <text:p>-2.88567837751119</text:p>
          </table:table-cell>
          <table:table-cell office:value-type="float" office:value="-1.92104730344905" table:style-name="ce1">
            <text:p>-1.9210473034490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FLAVO HEMO PROTEIN" table:style-name="ce1">
            <text:p>FLAVO HEMO PROTEIN</text:p>
          </table:table-cell>
          <table:table-cell office:value-type="string" office:value="F3" table:style-name="ce1">
            <text:p>F3</text:p>
          </table:table-cell>
          <table:table-cell office:value-type="string" office:value="CAGL0M07656g" table:style-name="ce1">
            <text:p>CAGL0M07656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M07656g" table:style-name="ce1">
            <text:p>CAGL0M07656g</text:p>
          </table:table-cell>
          <table:table-cell office:value-type="string" office:value="YMR015C" table:style-name="ce1">
            <text:p>YMR015C</text:p>
          </table:table-cell>
          <table:table-cell office:value-type="string" office:value="S000004617" table:style-name="ce1">
            <text:p>S000004617</text:p>
          </table:table-cell>
          <table:table-cell office:value-type="string" office:value="YMR015C" table:style-name="ce1">
            <text:p>YMR015C</text:p>
          </table:table-cell>
          <table:table-cell office:value-type="string" office:value="ERG5" table:style-name="ce1">
            <text:p>ERG5</text:p>
          </table:table-cell>
          <table:table-cell office:value-type="string" office:value="C-22 sterol desaturase; a cytochrome P450 enzyme that catalyzes the formation of the C-22(23) double bond in the sterol side chain in ergosterol biosynthesis; may be a target of azole antifungal drugs" table:style-name="ce1">
            <text:p>C-22 sterol desaturase; a cytochrome P450 enzyme that catalyzes the formation of the C-22(23) double bond in the sterol side chain in ergosterol biosynthesis; may be a target of azole antifungal drugs</text:p>
          </table:table-cell>
        </table:table-row>
        <table:table-row>
          <table:table-cell office:value-type="string" office:value="CAGL0M07722g" table:style-name="ce1">
            <text:p>CAGL0M07722g</text:p>
          </table:table-cell>
          <table:table-cell office:value-type="string" office:value="" table:style-name="ce1">
            <text:p/>
          </table:table-cell>
          <table:table-cell office:value-type="string" office:value="Ortholog(s) have role in cytoplasmic translational initiation and cytoplasmic stress granule, eukaryotic translation initiation factor 3 complex localization" table:style-name="ce1">
            <text:p>Ortholog(s) have role in cytoplasmic translational initiation and cytoplasmic stress granule, eukaryotic translation initiation factor 3 complex localization</text:p>
          </table:table-cell>
          <table:table-cell office:value-type="float" office:value="-1.07183333333333" table:style-name="ce1">
            <text:p>-1.07183333333333</text:p>
          </table:table-cell>
          <table:table-cell office:value-type="float" office:value="0.000741783606381145" table:style-name="ce1">
            <text:p>0.000741783606381145</text:p>
          </table:table-cell>
          <table:table-cell office:value-type="float" office:value="-1.635" table:style-name="ce1">
            <text:p>-1.635</text:p>
          </table:table-cell>
          <table:table-cell office:value-type="float" office:value="0.00024171903005242" table:style-name="ce1">
            <text:p>0.00024171903005242</text:p>
          </table:table-cell>
          <table:table-cell office:value-type="float" office:value="-1.635" table:style-name="ce1">
            <text:p>-1.635</text:p>
          </table:table-cell>
          <table:table-cell office:value-type="float" office:value="0.00024171903005242" table:style-name="ce1">
            <text:p>0.00024171903005242</text:p>
          </table:table-cell>
          <table:table-cell office:value-type="float" office:value="-0.296833333333333" table:style-name="ce1">
            <text:p>-0.296833333333333</text:p>
          </table:table-cell>
          <table:table-cell office:value-type="float" office:value="0.302691471113404" table:style-name="ce1">
            <text:p>0.302691471113404</text:p>
          </table:table-cell>
          <table:table-cell office:value-type="float" office:value="-1.31758400029994" table:style-name="ce1">
            <text:p>-1.31758400029994</text:p>
          </table:table-cell>
          <table:table-cell office:value-type="float" office:value="-2.23293582461999" table:style-name="ce1">
            <text:p>-2.23293582461999</text:p>
          </table:table-cell>
          <table:table-cell office:value-type="float" office:value="-2.23293582461999" table:style-name="ce1">
            <text:p>-2.23293582461999</text:p>
          </table:table-cell>
          <table:table-cell office:value-type="float" office:value="-0.630223098937856" table:style-name="ce1">
            <text:p>-0.630223098937856</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GULATION" table:style-name="ce1">
            <text:p>REGULATION</text:p>
          </table:table-cell>
          <table:table-cell office:value-type="string" office:value="TRANSLATION" table:style-name="ce1">
            <text:p>TRANSLATION</text:p>
          </table:table-cell>
          <table:table-cell office:value-type="string" office:value="F2" table:style-name="ce1">
            <text:p>F2</text:p>
          </table:table-cell>
          <table:table-cell office:value-type="string" office:value="CAGL0M07722g" table:style-name="ce1">
            <text:p>CAGL0M07722g</text:p>
          </table:table-cell>
          <table:table-cell office:value-type="string" office:value="Type II" table:style-name="ce1">
            <text:p>Type II</text:p>
          </table:table-cell>
          <table:table-cell office:value-type="string" office:value="0" table:style-name="ce1">
            <text:p>0</text:p>
          </table:table-cell>
          <table:table-cell office:value-type="string" office:value="DOWN" table:style-name="ce1">
            <text:p>DOWN</text:p>
          </table:table-cell>
          <table:table-cell office:value-type="string" office:value="DOWN" table:style-name="ce1">
            <text:p>DOWN</text:p>
          </table:table-cell>
          <table:table-cell office:value-type="string" office:value="0" table:style-name="ce1">
            <text:p>0</text:p>
          </table:table-cell>
          <table:table-cell office:value-type="string" office:value="CAGL0M07722g" table:style-name="ce1">
            <text:p>CAGL0M07722g</text:p>
          </table:table-cell>
          <table:table-cell office:value-type="string" office:value="YMR012W" table:style-name="ce1">
            <text:p>YMR012W</text:p>
          </table:table-cell>
          <table:table-cell office:value-type="string" office:value="S000004614" table:style-name="ce1">
            <text:p>S000004614</text:p>
          </table:table-cell>
          <table:table-cell office:value-type="string" office:value="YMR012W" table:style-name="ce1">
            <text:p>YMR012W</text:p>
          </table:table-cell>
          <table:table-cell office:value-type="string" office:value="CLU1" table:style-name="ce1">
            <text:p>CLU1</text:p>
          </table:table-cell>
          <table:table-cell office:value-type="string" office:value="Subunit of the eukaryotic translation initiation factor 3 (eIF3); component of unknown function; deletion causes defects in mitochondrial organization but not in growth or translation initiation; can rescue cytokinesis and mitochondrial organization defects of the Dictyostelium cluA- mutant; eIF3 is also involved in programmed stop codon readthrough" table:style-name="ce1">
            <text:p>Subunit of the eukaryotic translation initiation factor 3 (eIF3); component of unknown function; deletion causes defects in mitochondrial organization but not in growth or translation initiation; can rescue cytokinesis and mitochondrial organization defects of the Dictyostelium cluA- mutant; eIF3 is also involved in programmed stop codon readthrough</text:p>
          </table:table-cell>
        </table:table-row>
        <table:table-row>
          <table:table-cell office:value-type="string" office:value="CAGL0M08184g" table:style-name="ce1">
            <text:p>CAGL0M08184g</text:p>
          </table:table-cell>
          <table:table-cell office:value-type="string" office:value="STE3" table:style-name="ce1">
            <text:p>STE3</text:p>
          </table:table-cell>
          <table:table-cell office:value-type="string" office:value="Putative a-factor pheromone receptor" table:style-name="ce1">
            <text:p>Putative a-factor pheromone receptor</text:p>
          </table:table-cell>
          <table:table-cell office:value-type="float" office:value="2.05333333333333" table:style-name="ce1">
            <text:p>2.05333333333333</text:p>
          </table:table-cell>
          <table:table-cell office:value-type="float" office:value="7.27215736647462e-06" table:style-name="ce1">
            <text:p>7.27215736647462e-06</text:p>
          </table:table-cell>
          <table:table-cell office:value-type="float" office:value="1.10875" table:style-name="ce1">
            <text:p>1.10875</text:p>
          </table:table-cell>
          <table:table-cell office:value-type="float" office:value="0.000265108474657546" table:style-name="ce1">
            <text:p>0.000265108474657546</text:p>
          </table:table-cell>
          <table:table-cell office:value-type="float" office:value="1.10875" table:style-name="ce1">
            <text:p>1.10875</text:p>
          </table:table-cell>
          <table:table-cell office:value-type="float" office:value="0.000265108474657546" table:style-name="ce1">
            <text:p>0.000265108474657546</text:p>
          </table:table-cell>
          <table:table-cell office:value-type="float" office:value="-0.382833333333333" table:style-name="ce1">
            <text:p>-0.382833333333333</text:p>
          </table:table-cell>
          <table:table-cell office:value-type="float" office:value="0.140259269772442" table:style-name="ce1">
            <text:p>0.140259269772442</text:p>
          </table:table-cell>
          <table:table-cell office:value-type="float" office:value="2.3584895484913" table:style-name="ce1">
            <text:p>2.3584895484913</text:p>
          </table:table-cell>
          <table:table-cell office:value-type="float" office:value="1.39127135142428" table:style-name="ce1">
            <text:p>1.39127135142428</text:p>
          </table:table-cell>
          <table:table-cell office:value-type="float" office:value="1.39127135142428" table:style-name="ce1">
            <text:p>1.39127135142428</text:p>
          </table:table-cell>
          <table:table-cell office:value-type="float" office:value="-0.780678325847225" table:style-name="ce1">
            <text:p>-0.780678325847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SIGNAL TRANSDUCTION" table:style-name="ce1">
            <text:p>SIGNAL TRANSDUCTION</text:p>
          </table:table-cell>
          <table:table-cell office:value-type="string" office:value="F2" table:style-name="ce1">
            <text:p>F2</text:p>
          </table:table-cell>
          <table:table-cell office:value-type="string" office:value="CAGL0M08184g" table:style-name="ce1">
            <text:p>CAGL0M08184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M08184g" table:style-name="ce1">
            <text:p>CAGL0M08184g</text:p>
          </table:table-cell>
          <table:table-cell office:value-type="string" office:value="YKL178C" table:style-name="ce1">
            <text:p>YKL178C</text:p>
          </table:table-cell>
          <table:table-cell office:value-type="string" office:value="S000001661" table:style-name="ce1">
            <text:p>S000001661</text:p>
          </table:table-cell>
          <table:table-cell office:value-type="string" office:value="YKL178C" table:style-name="ce1">
            <text:p>YKL178C</text:p>
          </table:table-cell>
          <table:table-cell office:value-type="string" office:value="STE3" table:style-name="ce1">
            <text:p>STE3</text:p>
          </table:table-cell>
          <table:table-cell office:value-type="string" office:value="Receptor for a factor pheromone; couples to MAP kinase cascade to mediate pheromone response; transcribed in alpha cells and required for mating by alpha cells, ligand bound receptors endocytosed and recycled to the plasma membrane; GPCR" table:style-name="ce1">
            <text:p>Receptor for a factor pheromone; couples to MAP kinase cascade to mediate pheromone response; transcribed in alpha cells and required for mating by alpha cells, ligand bound receptors endocytosed and recycled to the plasma membrane; GPCR</text:p>
          </table:table-cell>
        </table:table-row>
        <table:table-row>
          <table:table-cell office:value-type="string" office:value="CAGL0M08602g" table:style-name="ce1">
            <text:p>CAGL0M08602g</text:p>
          </table:table-cell>
          <table:table-cell office:value-type="string" office:value="" table:style-name="ce1">
            <text:p/>
          </table:table-cell>
          <table:table-cell office:value-type="string" office:value="Ortholog(s) have ATPase-coupled cation transmembrane transporter activity, copper ion binding activity" table:style-name="ce1">
            <text:p>Ortholog(s) have ATPase-coupled cation transmembrane transporter activity, copper ion binding activity</text:p>
          </table:table-cell>
          <table:table-cell office:value-type="float" office:value="1.78483333333333" table:style-name="ce1">
            <text:p>1.78483333333333</text:p>
          </table:table-cell>
          <table:table-cell office:value-type="float" office:value="2.31885265874725e-05" table:style-name="ce1">
            <text:p>2.31885265874725e-05</text:p>
          </table:table-cell>
          <table:table-cell office:value-type="float" office:value="1.74541666666667" table:style-name="ce1">
            <text:p>1.74541666666667</text:p>
          </table:table-cell>
          <table:table-cell office:value-type="float" office:value="3.55086264633815e-05" table:style-name="ce1">
            <text:p>3.55086264633815e-05</text:p>
          </table:table-cell>
          <table:table-cell office:value-type="float" office:value="1.74541666666667" table:style-name="ce1">
            <text:p>1.74541666666667</text:p>
          </table:table-cell>
          <table:table-cell office:value-type="float" office:value="3.55086264633815e-05" table:style-name="ce1">
            <text:p>3.55086264633815e-05</text:p>
          </table:table-cell>
          <table:table-cell office:value-type="float" office:value="-0.2485" table:style-name="ce1">
            <text:p>-0.2485</text:p>
          </table:table-cell>
          <table:table-cell office:value-type="float" office:value="0.274251241228662" table:style-name="ce1">
            <text:p>0.274251241228662</text:p>
          </table:table-cell>
          <table:table-cell office:value-type="float" office:value="2.04265815352022" table:style-name="ce1">
            <text:p>2.04265815352022</text:p>
          </table:table-cell>
          <table:table-cell office:value-type="float" office:value="2.23224152074785" table:style-name="ce1">
            <text:p>2.23224152074785</text:p>
          </table:table-cell>
          <table:table-cell office:value-type="float" office:value="2.23224152074785" table:style-name="ce1">
            <text:p>2.23224152074785</text:p>
          </table:table-cell>
          <table:table-cell office:value-type="float" office:value="-0.545664928775614" table:style-name="ce1">
            <text:p>-0.54566492877561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TRANSPORT / TRAFFICKING" table:style-name="ce1">
            <text:p>TRANSPORT / TRAFFICKING</text:p>
          </table:table-cell>
          <table:table-cell office:value-type="string" office:value="ER/GOLGI TRANSPORT SYSTEM" table:style-name="ce1">
            <text:p>ER/GOLGI TRANSPORT SYSTEM</text:p>
          </table:table-cell>
          <table:table-cell office:value-type="string" office:value="F4" table:style-name="ce1">
            <text:p>F4</text:p>
          </table:table-cell>
          <table:table-cell office:value-type="string" office:value="CAGL0M08602g" table:style-name="ce1">
            <text:p>CAGL0M08602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M08602g" table:style-name="ce1">
            <text:p>CAGL0M08602g</text:p>
          </table:table-cell>
          <table:table-cell office:value-type="string" office:value="YDR270W" table:style-name="ce1">
            <text:p>YDR270W</text:p>
          </table:table-cell>
          <table:table-cell office:value-type="string" office:value="S000002678" table:style-name="ce1">
            <text:p>S000002678</text:p>
          </table:table-cell>
          <table:table-cell office:value-type="string" office:value="YDR270W" table:style-name="ce1">
            <text:p>YDR270W</text:p>
          </table:table-cell>
          <table:table-cell office:value-type="string" office:value="CCC2" table:style-name="ce1">
            <text:p>CCC2</text:p>
          </table:table-cell>
          <table:table-cell office:value-type="string" office:value="Cu(+2)-transporting P-type ATPase; required for export of copper from the cytosol into an extracytosolic compartment; similar to human proteins involved in Menkes and Wilsons diseases; protein abundance increases in response to DNA replication stress; affects TBSV model (+)RNA virus replication by regulating copper metabolism; human homologs ATP7A and ATP7B both complement yeast null mutant" table:style-name="ce1">
            <text:p>Cu(+2)-transporting P-type ATPase; required for export of copper from the cytosol into an extracytosolic compartment; similar to human proteins involved in Menkes and Wilsons diseases; protein abundance increases in response to DNA replication stress; affects TBSV model (+)RNA virus replication by regulating copper metabolism; human homologs ATP7A and ATP7B both complement yeast null mutant</text:p>
          </table:table-cell>
        </table:table-row>
        <table:table-row>
          <table:table-cell office:value-type="string" office:value="CAGL0M09581g" table:style-name="ce1">
            <text:p>CAGL0M09581g</text:p>
          </table:table-cell>
          <table:table-cell office:value-type="string" office:value="ATP1" table:style-name="ce1">
            <text:p>ATP1</text:p>
          </table:table-cell>
          <table:table-cell office:value-type="string" office:value="F1F0-ATPase complex, F1 alpha subunit" table:style-name="ce1">
            <text:p>F1F0-ATPase complex, F1 alpha subunit</text:p>
          </table:table-cell>
          <table:table-cell office:value-type="float" office:value="-0.600833333333334" table:style-name="ce1">
            <text:p>-0.600833333333334</text:p>
          </table:table-cell>
          <table:table-cell office:value-type="float" office:value="0.0267485067141514" table:style-name="ce1">
            <text:p>0.0267485067141514</text:p>
          </table:table-cell>
          <table:table-cell office:value-type="float" office:value="-0.814083333333333" table:style-name="ce1">
            <text:p>-0.814083333333333</text:p>
          </table:table-cell>
          <table:table-cell office:value-type="float" office:value="0.00694779943386212" table:style-name="ce1">
            <text:p>0.00694779943386212</text:p>
          </table:table-cell>
          <table:table-cell office:value-type="float" office:value="-0.814083333333333" table:style-name="ce1">
            <text:p>-0.814083333333333</text:p>
          </table:table-cell>
          <table:table-cell office:value-type="float" office:value="0.00694779943386212" table:style-name="ce1">
            <text:p>0.00694779943386212</text:p>
          </table:table-cell>
          <table:table-cell office:value-type="float" office:value="1.97733333333333" table:style-name="ce1">
            <text:p>1.97733333333333</text:p>
          </table:table-cell>
          <table:table-cell office:value-type="float" office:value="7.19161090548949e-05" table:style-name="ce1">
            <text:p>7.19161090548949e-05</text:p>
          </table:table-cell>
          <table:table-cell office:value-type="float" office:value="-0.763555743199836" table:style-name="ce1">
            <text:p>-0.763555743199836</text:p>
          </table:table-cell>
          <table:table-cell office:value-type="float" office:value="-1.14859064948826" table:style-name="ce1">
            <text:p>-1.14859064948826</text:p>
          </table:table-cell>
          <table:table-cell office:value-type="float" office:value="-1.14859064948826" table:style-name="ce1">
            <text:p>-1.14859064948826</text:p>
          </table:table-cell>
          <table:table-cell office:value-type="float" office:value="3.34838459714419" table:style-name="ce1">
            <text:p>3.3483845971441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TRANSPORT / TRAFFICKING" table:style-name="ce1">
            <text:p>TRANSPORT / TRAFFICKING</text:p>
          </table:table-cell>
          <table:table-cell office:value-type="string" office:value="MITOCHONDRIA" table:style-name="ce1">
            <text:p>MITOCHONDRIA</text:p>
          </table:table-cell>
          <table:table-cell office:value-type="string" office:value="F4" table:style-name="ce1">
            <text:p>F4</text:p>
          </table:table-cell>
          <table:table-cell office:value-type="string" office:value="CAGL0M09581g" table:style-name="ce1">
            <text:p>CAGL0M09581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M09581g" table:style-name="ce1">
            <text:p>CAGL0M09581g</text:p>
          </table:table-cell>
          <table:table-cell office:value-type="string" office:value="YBL099W" table:style-name="ce1">
            <text:p>YBL099W</text:p>
          </table:table-cell>
          <table:table-cell office:value-type="string" office:value="S000000195" table:style-name="ce1">
            <text:p>S000000195</text:p>
          </table:table-cell>
          <table:table-cell office:value-type="string" office:value="YBL099W" table:style-name="ce1">
            <text:p>YBL099W</text:p>
          </table:table-cell>
          <table:table-cell office:value-type="string" office:value="ATP1" table:style-name="ce1">
            <text:p>ATP1</text:p>
          </table:table-cell>
          <table:table-cell office:value-type="string" office:value="Alpha subunit of the F1 sector of mitochondrial F1F0 ATP synthase; which is a large, evolutionarily conserved enzyme complex required for ATP synthesis; F1 translationally regulates ATP6 and ATP8 expression to achieve a balanced output of ATP synthase genes encoded in nucleus and mitochondria; phosphorylated; N-terminally propionylated in vivo" table:style-name="ce1">
            <text:p>Alpha subunit of the F1 sector of mitochondrial F1F0 ATP synthase; which is a large, evolutionarily conserved enzyme complex required for ATP synthesis; F1 translationally regulates ATP6 and ATP8 expression to achieve a balanced output of ATP synthase genes encoded in nucleus and mitochondria; phosphorylated; N-terminally propionylated in vivo</text:p>
          </table:table-cell>
        </table:table-row>
        <table:table-row>
          <table:table-cell office:value-type="string" office:value="CAGL0M09669g" table:style-name="ce1">
            <text:p>CAGL0M09669g</text:p>
          </table:table-cell>
          <table:table-cell office:value-type="string" office:value="" table:style-name="ce1">
            <text:p/>
          </table:table-cell>
          <table:table-cell office:value-type="string" office:value="Ortholog(s) have calcium-dependent cysteine-type endopeptidase activity, cysteine-type endopeptidase activity" table:style-name="ce1">
            <text:p>Ortholog(s) have calcium-dependent cysteine-type endopeptidase activity, cysteine-type endopeptidase activity</text:p>
          </table:table-cell>
          <table:table-cell office:value-type="float" office:value="0.232833333333333" table:style-name="ce1">
            <text:p>0.232833333333333</text:p>
          </table:table-cell>
          <table:table-cell office:value-type="float" office:value="0.125645234566603" table:style-name="ce1">
            <text:p>0.125645234566603</text:p>
          </table:table-cell>
          <table:table-cell office:value-type="float" office:value="0.771166666666667" table:style-name="ce1">
            <text:p>0.771166666666667</text:p>
          </table:table-cell>
          <table:table-cell office:value-type="float" office:value="0.00243859965953578" table:style-name="ce1">
            <text:p>0.00243859965953578</text:p>
          </table:table-cell>
          <table:table-cell office:value-type="float" office:value="0.771166666666667" table:style-name="ce1">
            <text:p>0.771166666666667</text:p>
          </table:table-cell>
          <table:table-cell office:value-type="float" office:value="0.00243859965953578" table:style-name="ce1">
            <text:p>0.00243859965953578</text:p>
          </table:table-cell>
          <table:table-cell office:value-type="float" office:value="1.29783333333333" table:style-name="ce1">
            <text:p>1.29783333333333</text:p>
          </table:table-cell>
          <table:table-cell office:value-type="float" office:value="0.000430686143949718" table:style-name="ce1">
            <text:p>0.000430686143949718</text:p>
          </table:table-cell>
          <table:table-cell office:value-type="float" office:value="0.217070350931346" table:style-name="ce1">
            <text:p>0.217070350931346</text:p>
          </table:table-cell>
          <table:table-cell office:value-type="float" office:value="0.945359027349709" table:style-name="ce1">
            <text:p>0.945359027349709</text:p>
          </table:table-cell>
          <table:table-cell office:value-type="float" office:value="0.945359027349709" table:style-name="ce1">
            <text:p>0.945359027349709</text:p>
          </table:table-cell>
          <table:table-cell office:value-type="float" office:value="2.15961335662191" table:style-name="ce1">
            <text:p>2.1596133566219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POST TRANSLATIONAL MODIFICATION" table:style-name="ce1">
            <text:p>POST TRANSLATIONAL MODIFICATION</text:p>
          </table:table-cell>
          <table:table-cell office:value-type="string" office:value="F1" table:style-name="ce1">
            <text:p>F1</text:p>
          </table:table-cell>
          <table:table-cell office:value-type="string" office:value="CAGL0M09669g" table:style-name="ce1">
            <text:p>CAGL0M09669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M09669g" table:style-name="ce1">
            <text:p>CAGL0M09669g</text:p>
          </table:table-cell>
          <table:table-cell office:value-type="string" office:value="YMR154C" table:style-name="ce1">
            <text:p>YMR154C</text:p>
          </table:table-cell>
          <table:table-cell office:value-type="string" office:value="S000004763" table:style-name="ce1">
            <text:p>S000004763</text:p>
          </table:table-cell>
          <table:table-cell office:value-type="string" office:value="YMR154C" table:style-name="ce1">
            <text:p>YMR154C</text:p>
          </table:table-cell>
          <table:table-cell office:value-type="string" office:value="RIM13" table:style-name="ce1">
            <text:p>RIM13</text:p>
          </table:table-cell>
          <table:table-cell office:value-type="string" office:value="Calpain-like cysteine protease; involved in proteolytic activation of Rim101p in response to alkaline pH; localizes to punctate structures in alkaline conditions and in vps4 mutant; has similarity to A. nidulans palB" table:style-name="ce1">
            <text:p>Calpain-like cysteine protease; involved in proteolytic activation of Rim101p in response to alkaline pH; localizes to punctate structures in alkaline conditions and in vps4 mutant; has similarity to A. nidulans palB</text:p>
          </table:table-cell>
        </table:table-row>
        <table:table-row>
          <table:table-cell office:value-type="string" office:value="CAGL0M09713g" table:style-name="ce1">
            <text:p>CAGL0M09713g</text:p>
          </table:table-cell>
          <table:table-cell office:value-type="string" office:value="" table:style-name="ce1">
            <text:p/>
          </table:table-cell>
          <table:table-cell office:value-type="string" office:value="Putative protein involved in DNA damage response; gene is upregulated in azole-resistant strain" table:style-name="ce1">
            <text:p>Putative protein involved in DNA damage response; gene is upregulated in azole-resistant strain</text:p>
          </table:table-cell>
          <table:table-cell office:value-type="float" office:value="-0.733166666666667" table:style-name="ce1">
            <text:p>-0.733166666666667</text:p>
          </table:table-cell>
          <table:table-cell office:value-type="float" office:value="0.000512894395768786" table:style-name="ce1">
            <text:p>0.000512894395768786</text:p>
          </table:table-cell>
          <table:table-cell office:value-type="float" office:value="-0.492333333333333" table:style-name="ce1">
            <text:p>-0.492333333333333</text:p>
          </table:table-cell>
          <table:table-cell office:value-type="float" office:value="0.0289341692099379" table:style-name="ce1">
            <text:p>0.0289341692099379</text:p>
          </table:table-cell>
          <table:table-cell office:value-type="float" office:value="-0.492333333333333" table:style-name="ce1">
            <text:p>-0.492333333333333</text:p>
          </table:table-cell>
          <table:table-cell office:value-type="float" office:value="0.0289341692099379" table:style-name="ce1">
            <text:p>0.0289341692099379</text:p>
          </table:table-cell>
          <table:table-cell office:value-type="float" office:value="1.34066666666667" table:style-name="ce1">
            <text:p>1.34066666666667</text:p>
          </table:table-cell>
          <table:table-cell office:value-type="float" office:value="0.000142849594667762" table:style-name="ce1">
            <text:p>0.000142849594667762</text:p>
          </table:table-cell>
          <table:table-cell office:value-type="float" office:value="-0.919216902484153" table:style-name="ce1">
            <text:p>-0.919216902484153</text:p>
          </table:table-cell>
          <table:table-cell office:value-type="float" office:value="-0.723592505017286" table:style-name="ce1">
            <text:p>-0.723592505017286</text:p>
          </table:table-cell>
          <table:table-cell office:value-type="float" office:value="-0.723592505017286" table:style-name="ce1">
            <text:p>-0.723592505017286</text:p>
          </table:table-cell>
          <table:table-cell office:value-type="float" office:value="2.23454939017948" table:style-name="ce1">
            <text:p>2.2345493901794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STRESS RESPONSE" table:style-name="ce1">
            <text:p>STRESS RESPONSE</text:p>
          </table:table-cell>
          <table:table-cell office:value-type="string" office:value="_" table:style-name="ce1">
            <text:p>_</text:p>
          </table:table-cell>
          <table:table-cell office:value-type="string" office:value="Others" table:style-name="ce1">
            <text:p>Others</text:p>
          </table:table-cell>
          <table:table-cell office:value-type="string" office:value="CAGL0M09713g" table:style-name="ce1">
            <text:p>CAGL0M0971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M09713g" table:style-name="ce1">
            <text:p>CAGL0M09713g</text:p>
          </table:table-cell>
          <table:table-cell office:value-type="string" office:value="YMR152W" table:style-name="ce1">
            <text:p>YMR152W</text:p>
          </table:table-cell>
          <table:table-cell office:value-type="string" office:value="S000004760" table:style-name="ce1">
            <text:p>S000004760</text:p>
          </table:table-cell>
          <table:table-cell office:value-type="string" office:value="YMR152W" table:style-name="ce1">
            <text:p>YMR152W</text:p>
          </table:table-cell>
          <table:table-cell office:value-type="string" office:value="YIM1" table:style-name="ce1">
            <text:p>YIM1</text:p>
          </table:table-cell>
          <table:table-cell office:value-type="string" office:value="Protein of unknown function; null mutant displays sensitivity to DNA damaging agents; may have a role in lipid metabolism, based on localization to lipid droplets; the authentic, non-tagged protein is detected in highly purified mitochondria in high-throughput studies; protein abundance increases in response to DNA replication stress" table:style-name="ce1">
            <text:p>Protein of unknown function; null mutant displays sensitivity to DNA damaging agents; may have a role in lipid metabolism, based on localization to lipid droplets; the authentic, non-tagged protein is detected in highly purified mitochondria in high-throughput studies; protein abundance increases in response to DNA replication stress</text:p>
          </table:table-cell>
        </table:table-row>
        <table:table-row>
          <table:table-cell office:value-type="string" office:value="CAGL0M10241g" table:style-name="ce1">
            <text:p>CAGL0M10241g</text:p>
          </table:table-cell>
          <table:table-cell office:value-type="string" office:value="" table:style-name="ce1">
            <text:p/>
          </table:table-cell>
          <table:table-cell office:value-type="string" office:value="Ortholog(s) have RNA binding activity, role in macroautophagy and cytosolic large ribosomal subunit localization" table:style-name="ce1">
            <text:p>Ortholog(s) have RNA binding activity, role in macroautophagy and cytosolic large ribosomal subunit localization</text:p>
          </table:table-cell>
          <table:table-cell office:value-type="float" office:value="-2.28816666666667" table:style-name="ce1">
            <text:p>-2.28816666666667</text:p>
          </table:table-cell>
          <table:table-cell office:value-type="float" office:value="6.04918973657508e-05" table:style-name="ce1">
            <text:p>6.04918973657508e-05</text:p>
          </table:table-cell>
          <table:table-cell office:value-type="float" office:value="-1.455" table:style-name="ce1">
            <text:p>-1.455</text:p>
          </table:table-cell>
          <table:table-cell office:value-type="float" office:value="0.00173647255924082" table:style-name="ce1">
            <text:p>0.00173647255924082</text:p>
          </table:table-cell>
          <table:table-cell office:value-type="float" office:value="-1.455" table:style-name="ce1">
            <text:p>-1.455</text:p>
          </table:table-cell>
          <table:table-cell office:value-type="float" office:value="0.00173647255924082" table:style-name="ce1">
            <text:p>0.00173647255924082</text:p>
          </table:table-cell>
          <table:table-cell office:value-type="float" office:value="-1.4155" table:style-name="ce1">
            <text:p>-1.4155</text:p>
          </table:table-cell>
          <table:table-cell office:value-type="float" office:value="0.00070469382940431" table:style-name="ce1">
            <text:p>0.00070469382940431</text:p>
          </table:table-cell>
          <table:table-cell office:value-type="float" office:value="-2.74833354747494" table:style-name="ce1">
            <text:p>-2.74833354747494</text:p>
          </table:table-cell>
          <table:table-cell office:value-type="float" office:value="-1.99517462491595" table:style-name="ce1">
            <text:p>-1.99517462491595</text:p>
          </table:table-cell>
          <table:table-cell office:value-type="float" office:value="-1.99517462491595" table:style-name="ce1">
            <text:p>-1.99517462491595</text:p>
          </table:table-cell>
          <table:table-cell office:value-type="float" office:value="-2.58730736834809" table:style-name="ce1">
            <text:p>-2.5873073683480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M10241g" table:style-name="ce1">
            <text:p>CAGL0M10241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DOWN" table:style-name="ce1">
            <text:p>DOWN</text:p>
          </table:table-cell>
          <table:table-cell office:value-type="string" office:value="CAGL0M10241g" table:style-name="ce1">
            <text:p>CAGL0M10241g</text:p>
          </table:table-cell>
          <table:table-cell office:value-type="string" office:value="YKL006W" table:style-name="ce1">
            <text:p>YKL006W</text:p>
          </table:table-cell>
          <table:table-cell office:value-type="string" office:value="S000001489" table:style-name="ce1">
            <text:p>S000001489</text:p>
          </table:table-cell>
          <table:table-cell office:value-type="string" office:value="YKL006W" table:style-name="ce1">
            <text:p>YKL006W</text:p>
          </table:table-cell>
          <table:table-cell office:value-type="string" office:value="RPL14A" table:style-name="ce1">
            <text:p>RPL14A</text:p>
          </table:table-cell>
          <table:table-cell office:value-type="string" office:value="Ribosomal 60S subunit protein L14A; N-terminally acetylated; homologous to mammalian ribosomal protein L14, no bacterial homolog; RPL14A has a paralog, RPL14B, that arose from the whole genome duplication" table:style-name="ce1">
            <text:p>Ribosomal 60S subunit protein L14A; N-terminally acetylated; homologous to mammalian ribosomal protein L14, no bacterial homolog; RPL14A has a paralog, RPL14B, that arose from the whole genome duplication</text:p>
          </table:table-cell>
        </table:table-row>
        <table:table-row>
          <table:table-cell office:value-type="string" office:value="CAGL0M11000g" table:style-name="ce1">
            <text:p>CAGL0M11000g</text:p>
          </table:table-cell>
          <table:table-cell office:value-type="string" office:value="" table:style-name="ce1">
            <text:p/>
          </table:table-cell>
          <table:table-cell office:value-type="string" office:value="Ortholog(s) have cytosol localization" table:style-name="ce1">
            <text:p>Ortholog(s) have cytosol localization</text:p>
          </table:table-cell>
          <table:table-cell office:value-type="float" office:value="3.71116666666667" table:style-name="ce1">
            <text:p>3.71116666666667</text:p>
          </table:table-cell>
          <table:table-cell office:value-type="float" office:value="4.59579061559432e-05" table:style-name="ce1">
            <text:p>4.59579061559432e-05</text:p>
          </table:table-cell>
          <table:table-cell office:value-type="float" office:value="0.50725" table:style-name="ce1">
            <text:p>0.50725</text:p>
          </table:table-cell>
          <table:table-cell office:value-type="float" office:value="0.0834420620898876" table:style-name="ce1">
            <text:p>0.0834420620898876</text:p>
          </table:table-cell>
          <table:table-cell office:value-type="float" office:value="0.50725" table:style-name="ce1">
            <text:p>0.50725</text:p>
          </table:table-cell>
          <table:table-cell office:value-type="float" office:value="0.0834420620898876" table:style-name="ce1">
            <text:p>0.0834420620898876</text:p>
          </table:table-cell>
          <table:table-cell office:value-type="float" office:value="0.419333333333333" table:style-name="ce1">
            <text:p>0.419333333333333</text:p>
          </table:table-cell>
          <table:table-cell office:value-type="float" office:value="0.115223686858614" table:style-name="ce1">
            <text:p>0.115223686858614</text:p>
          </table:table-cell>
          <table:table-cell office:value-type="float" office:value="4.30856706914761" table:style-name="ce1">
            <text:p>4.30856706914761</text:p>
          </table:table-cell>
          <table:table-cell office:value-type="float" office:value="0.596752675746605" table:style-name="ce1">
            <text:p>0.596752675746605</text:p>
          </table:table-cell>
          <table:table-cell office:value-type="float" office:value="0.596752675746605" table:style-name="ce1">
            <text:p>0.596752675746605</text:p>
          </table:table-cell>
          <table:table-cell office:value-type="float" office:value="0.622695718948881" table:style-name="ce1">
            <text:p>0.62269571894888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M11000g" table:style-name="ce1">
            <text:p>CAGL0M11000g</text:p>
          </table:table-cell>
          <table:table-cell office:value-type="string" office:value="OFF" table:style-name="ce1">
            <text:p>OFF</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M11000g" table:style-name="ce1">
            <text:p>CAGL0M11000g</text:p>
          </table:table-cell>
          <table:table-cell office:value-type="string" office:value="YNR034W-A" table:style-name="ce1">
            <text:p>YNR034W-A</text:p>
          </table:table-cell>
          <table:table-cell office:value-type="string" office:value="S000007525" table:style-name="ce1">
            <text:p>S000007525</text:p>
          </table:table-cell>
          <table:table-cell office:value-type="string" office:value="YNR034W-A" table:style-name="ce1">
            <text:p>YNR034W-A</text:p>
          </table:table-cell>
          <table:table-cell office:value-type="string" office:value="EGO4" table:style-name="ce1">
            <text:p>EGO4</text:p>
          </table:table-cell>
          <table:table-cell office:value-type="string" office:value="Protein of unknown function; expression is regulated by Msn2p/Msn4p; YNR034W-A has a paralog, YCR075W-A, that arose from the whole genome duplication" table:style-name="ce1">
            <text:p>Protein of unknown function; expression is regulated by Msn2p/Msn4p; YNR034W-A has a paralog, YCR075W-A, that arose from the whole genome duplication</text:p>
          </table:table-cell>
        </table:table-row>
        <table:table-row>
          <table:table-cell office:value-type="string" office:value="CAGL0M11104g" table:style-name="ce1">
            <text:p>CAGL0M11104g</text:p>
          </table:table-cell>
          <table:table-cell office:value-type="string" office:value="" table:style-name="ce1">
            <text:p/>
          </table:table-cell>
          <table:table-cell office:value-type="string" office:value="Ortholog(s) have P-P-bond-hydrolysis-driven protein transmembrane transporter activity, protein transmembrane transporter activity, structural molecule activity" table:style-name="ce1">
            <text:p>Ortholog(s) have P-P-bond-hydrolysis-driven protein transmembrane transporter activity, protein transmembrane transporter activity, structural molecule activity</text:p>
          </table:table-cell>
          <table:table-cell office:value-type="float" office:value="-0.0973333333333334" table:style-name="ce1">
            <text:p>-0.0973333333333334</text:p>
          </table:table-cell>
          <table:table-cell office:value-type="float" office:value="0.60006948720937" table:style-name="ce1">
            <text:p>0.60006948720937</text:p>
          </table:table-cell>
          <table:table-cell office:value-type="float" office:value="0.0475000000000001" table:style-name="ce1">
            <text:p>0.0475000000000001</text:p>
          </table:table-cell>
          <table:table-cell office:value-type="float" office:value="0.871524858387167" table:style-name="ce1">
            <text:p>0.871524858387167</text:p>
          </table:table-cell>
          <table:table-cell office:value-type="float" office:value="0.0475000000000001" table:style-name="ce1">
            <text:p>0.0475000000000001</text:p>
          </table:table-cell>
          <table:table-cell office:value-type="float" office:value="0.871524858387167" table:style-name="ce1">
            <text:p>0.871524858387167</text:p>
          </table:table-cell>
          <table:table-cell office:value-type="float" office:value="2.39133333333333" table:style-name="ce1">
            <text:p>2.39133333333333</text:p>
          </table:table-cell>
          <table:table-cell office:value-type="float" office:value="0.000245215972467885" table:style-name="ce1">
            <text:p>0.000245215972467885</text:p>
          </table:table-cell>
          <table:table-cell office:value-type="float" office:value="-0.171298360079024" table:style-name="ce1">
            <text:p>-0.171298360079024</text:p>
          </table:table-cell>
          <table:table-cell office:value-type="float" office:value="-0.0105290551641404" table:style-name="ce1">
            <text:p>-0.0105290551641404</text:p>
          </table:table-cell>
          <table:table-cell office:value-type="float" office:value="-0.0105290551641404" table:style-name="ce1">
            <text:p>-0.0105290551641404</text:p>
          </table:table-cell>
          <table:table-cell office:value-type="float" office:value="4.07266906156836" table:style-name="ce1">
            <text:p>4.0726690615683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NA" table:style-name="ce1">
            <text:p>NA</text:p>
          </table:table-cell>
          <table:table-cell office:value-type="string" office:value="NA" table:style-name="ce1">
            <text:p>NA</text:p>
          </table:table-cell>
          <table:table-cell office:value-type="string" office:value="Others" table:style-name="ce1">
            <text:p>Others</text:p>
          </table:table-cell>
          <table:table-cell office:value-type="string" office:value="CAGL0M11104g" table:style-name="ce1">
            <text:p>CAGL0M11104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M11104g" table:style-name="ce1">
            <text:p>CAGL0M11104g</text:p>
          </table:table-cell>
          <table:table-cell office:value-type="string" office:value="YDR086C" table:style-name="ce1">
            <text:p>YDR086C</text:p>
          </table:table-cell>
          <table:table-cell office:value-type="string" office:value="S000002493" table:style-name="ce1">
            <text:p>S000002493</text:p>
          </table:table-cell>
          <table:table-cell office:value-type="string" office:value="YDR086C" table:style-name="ce1">
            <text:p>YDR086C</text:p>
          </table:table-cell>
          <table:table-cell office:value-type="string" office:value="SSS1" table:style-name="ce1">
            <text:p>SSS1</text:p>
          </table:table-cell>
          <table:table-cell office:value-type="string" office:value="Subunit of the Sec61p translocation complex (Sec61p-Sss1p-Sbh1p); this complex forms a channel for passage of secretory proteins through the endoplasmic reticulum membrane, and of the Ssh1p complex (Ssh1p-Sbh2p-Sss1p); interacts with Ost4p and Wbp1p" table:style-name="ce1">
            <text:p>Subunit of the Sec61p translocation complex (Sec61p-Sss1p-Sbh1p); this complex forms a channel for passage of secretory proteins through the endoplasmic reticulum membrane, and of the Ssh1p complex (Ssh1p-Sbh2p-Sss1p); interacts with Ost4p and Wbp1p</text:p>
          </table:table-cell>
        </table:table-row>
        <table:table-row>
          <table:table-cell office:value-type="string" office:value="CAGL0M11110g" table:style-name="ce1">
            <text:p>CAGL0M11110g</text:p>
          </table:table-cell>
          <table:table-cell office:value-type="string" office:value="" table:style-name="ce1">
            <text:p/>
          </table:table-cell>
          <table:table-cell office:value-type="string" office:value="Ortholog(s) have role in rRNA processing and preribosome, large subunit precursor localization" table:style-name="ce1">
            <text:p>Ortholog(s) have role in rRNA processing and preribosome, large subunit precursor localization</text:p>
          </table:table-cell>
          <table:table-cell office:value-type="float" office:value="-1.66833333333333" table:style-name="ce1">
            <text:p>-1.66833333333333</text:p>
          </table:table-cell>
          <table:table-cell office:value-type="float" office:value="8.07614006473773e-05" table:style-name="ce1">
            <text:p>8.07614006473773e-05</text:p>
          </table:table-cell>
          <table:table-cell office:value-type="float" office:value="-0.957" table:style-name="ce1">
            <text:p>-0.957</text:p>
          </table:table-cell>
          <table:table-cell office:value-type="float" office:value="0.00123513394972942" table:style-name="ce1">
            <text:p>0.00123513394972942</text:p>
          </table:table-cell>
          <table:table-cell office:value-type="float" office:value="-0.957" table:style-name="ce1">
            <text:p>-0.957</text:p>
          </table:table-cell>
          <table:table-cell office:value-type="float" office:value="0.00123513394972942" table:style-name="ce1">
            <text:p>0.00123513394972942</text:p>
          </table:table-cell>
          <table:table-cell office:value-type="float" office:value="-1.06766666666667" table:style-name="ce1">
            <text:p>-1.06766666666667</text:p>
          </table:table-cell>
          <table:table-cell office:value-type="float" office:value="0.000400262908339926" table:style-name="ce1">
            <text:p>0.000400262908339926</text:p>
          </table:table-cell>
          <table:table-cell office:value-type="float" office:value="-2.01923549788001" table:style-name="ce1">
            <text:p>-2.01923549788001</text:p>
          </table:table-cell>
          <table:table-cell office:value-type="float" office:value="-1.3373686390681" table:style-name="ce1">
            <text:p>-1.3373686390681</text:p>
          </table:table-cell>
          <table:table-cell office:value-type="float" office:value="-1.3373686390681" table:style-name="ce1">
            <text:p>-1.3373686390681</text:p>
          </table:table-cell>
          <table:table-cell office:value-type="float" office:value="-1.97878012307706" table:style-name="ce1">
            <text:p>-1.9787801230770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METABOLISM" table:style-name="ce1">
            <text:p>METABOLISM</text:p>
          </table:table-cell>
          <table:table-cell office:value-type="string" office:value="RIBOSOMAL BIOGENESIS" table:style-name="ce1">
            <text:p>RIBOSOMAL BIOGENESIS</text:p>
          </table:table-cell>
          <table:table-cell office:value-type="string" office:value="F1" table:style-name="ce1">
            <text:p>F1</text:p>
          </table:table-cell>
          <table:table-cell office:value-type="string" office:value="CAGL0M11110g" table:style-name="ce1">
            <text:p>CAGL0M11110g</text:p>
          </table:table-cell>
          <table:table-cell office:value-type="string" office:value="Type II" table:style-name="ce1">
            <text:p>Type II</text:p>
          </table:table-cell>
          <table:table-cell office:value-type="string" office:value="DOWN" table:style-name="ce1">
            <text:p>DOWN</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M11110g" table:style-name="ce1">
            <text:p>CAGL0M11110g</text:p>
          </table:table-cell>
          <table:table-cell office:value-type="string" office:value="YDR087C" table:style-name="ce1">
            <text:p>YDR087C</text:p>
          </table:table-cell>
          <table:table-cell office:value-type="string" office:value="S000002494" table:style-name="ce1">
            <text:p>S000002494</text:p>
          </table:table-cell>
          <table:table-cell office:value-type="string" office:value="YDR087C" table:style-name="ce1">
            <text:p>YDR087C</text:p>
          </table:table-cell>
          <table:table-cell office:value-type="string" office:value="RRP1" table:style-name="ce1">
            <text:p>RRP1</text:p>
          </table:table-cell>
          <table:table-cell office:value-type="string" office:value="Essential evolutionarily conserved nucleolar protein; necessary for biogenesis of 60S ribosomal subunits and for processing of pre-rRNAs to mature rRNA; associated with several distinct 66S pre-ribosomal particles" table:style-name="ce1">
            <text:p>Essential evolutionarily conserved nucleolar protein; necessary for biogenesis of 60S ribosomal subunits and for processing of pre-rRNAs to mature rRNA; associated with several distinct 66S pre-ribosomal particles</text:p>
          </table:table-cell>
        </table:table-row>
        <table:table-row>
          <table:table-cell office:value-type="string" office:value="CAGL0M11704g" table:style-name="ce1">
            <text:p>CAGL0M11704g</text:p>
          </table:table-cell>
          <table:table-cell office:value-type="string" office:value="AHP1" table:style-name="ce1">
            <text:p>AHP1</text:p>
          </table:table-cell>
          <table:table-cell office:value-type="string" office:value="Putative thiol-specific peroxiredoxin; alkyl hydroperoxide reductase; protein differentially expressed in azole resistant strain; expression upregulated in biofilm vs planktonic cell culture; protein abundance decreased in ace2 mutant cells" table:style-name="ce1">
            <text:p>Putative thiol-specific peroxiredoxin; alkyl hydroperoxide reductase; protein differentially expressed in azole resistant strain; expression upregulated in biofilm vs planktonic cell culture; protein abundance decreased in ace2 mutant cells</text:p>
          </table:table-cell>
          <table:table-cell office:value-type="float" office:value="2.9665" table:style-name="ce1">
            <text:p>2.9665</text:p>
          </table:table-cell>
          <table:table-cell office:value-type="float" office:value="1.54666020221213e-05" table:style-name="ce1">
            <text:p>1.54666020221213e-05</text:p>
          </table:table-cell>
          <table:table-cell office:value-type="float" office:value="2.32116666666667" table:style-name="ce1">
            <text:p>2.32116666666667</text:p>
          </table:table-cell>
          <table:table-cell office:value-type="float" office:value="4.0386675862676e-05" table:style-name="ce1">
            <text:p>4.0386675862676e-05</text:p>
          </table:table-cell>
          <table:table-cell office:value-type="float" office:value="2.32116666666667" table:style-name="ce1">
            <text:p>2.32116666666667</text:p>
          </table:table-cell>
          <table:table-cell office:value-type="float" office:value="4.0386675862676e-05" table:style-name="ce1">
            <text:p>4.0386675862676e-05</text:p>
          </table:table-cell>
          <table:table-cell office:value-type="float" office:value="-0.943833333333334" table:style-name="ce1">
            <text:p>-0.943833333333334</text:p>
          </table:table-cell>
          <table:table-cell office:value-type="float" office:value="0.0260785108396838" table:style-name="ce1">
            <text:p>0.0260785108396838</text:p>
          </table:table-cell>
          <table:table-cell office:value-type="float" office:value="3.43262996627314" table:style-name="ce1">
            <text:p>3.43262996627314</text:p>
          </table:table-cell>
          <table:table-cell office:value-type="float" office:value="2.99274713591231" table:style-name="ce1">
            <text:p>2.99274713591231</text:p>
          </table:table-cell>
          <table:table-cell office:value-type="float" office:value="2.99274713591231" table:style-name="ce1">
            <text:p>2.99274713591231</text:p>
          </table:table-cell>
          <table:table-cell office:value-type="float" office:value="-1.76213625952346" table:style-name="ce1">
            <text:p>-1.76213625952346</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REDOX SIGNALING" table:style-name="ce1">
            <text:p>REDOX SIGNALING</text:p>
          </table:table-cell>
          <table:table-cell office:value-type="string" office:value="THIOL REDOX" table:style-name="ce1">
            <text:p>THIOL REDOX</text:p>
          </table:table-cell>
          <table:table-cell office:value-type="string" office:value="F3" table:style-name="ce1">
            <text:p>F3</text:p>
          </table:table-cell>
          <table:table-cell office:value-type="string" office:value="CAGL0M11704g" table:style-name="ce1">
            <text:p>CAGL0M11704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M11704g" table:style-name="ce1">
            <text:p>CAGL0M11704g</text:p>
          </table:table-cell>
          <table:table-cell office:value-type="string" office:value="YLR109W" table:style-name="ce1">
            <text:p>YLR109W</text:p>
          </table:table-cell>
          <table:table-cell office:value-type="string" office:value="S000004099" table:style-name="ce1">
            <text:p>S000004099</text:p>
          </table:table-cell>
          <table:table-cell office:value-type="string" office:value="YLR109W" table:style-name="ce1">
            <text:p>YLR109W</text:p>
          </table:table-cell>
          <table:table-cell office:value-type="string" office:value="AHP1" table:style-name="ce1">
            <text:p>AHP1</text:p>
          </table:table-cell>
          <table:table-cell office:value-type="string" office:value="Thiol-specific peroxiredoxin; reduces hydroperoxides to protect against oxidative damage; function in vivo requires covalent conjugation to Urm1p" table:style-name="ce1">
            <text:p>Thiol-specific peroxiredoxin; reduces hydroperoxides to protect against oxidative damage; function in vivo requires covalent conjugation to Urm1p</text:p>
          </table:table-cell>
        </table:table-row>
        <table:table-row>
          <table:table-cell office:value-type="string" office:value="CAGL0M11902g" table:style-name="ce1">
            <text:p>CAGL0M11902g</text:p>
          </table:table-cell>
          <table:table-cell office:value-type="string" office:value="" table:style-name="ce1">
            <text:p/>
          </table:table-cell>
          <table:table-cell office:value-type="string" office:value="Ortholog of S. cerevisiae : FUN19 and Saccharomyces cerevisiae S288C : YAL034C" table:style-name="ce1">
            <text:p>Ortholog of S. cerevisiae : FUN19 and Saccharomyces cerevisiae S288C : YAL034C</text:p>
          </table:table-cell>
          <table:table-cell office:value-type="float" office:value="2.52383333333333" table:style-name="ce1">
            <text:p>2.52383333333333</text:p>
          </table:table-cell>
          <table:table-cell office:value-type="float" office:value="0.000104274406505448" table:style-name="ce1">
            <text:p>0.000104274406505448</text:p>
          </table:table-cell>
          <table:table-cell office:value-type="float" office:value="1.23658333333333" table:style-name="ce1">
            <text:p>1.23658333333333</text:p>
          </table:table-cell>
          <table:table-cell office:value-type="float" office:value="0.000352913628869499" table:style-name="ce1">
            <text:p>0.000352913628869499</text:p>
          </table:table-cell>
          <table:table-cell office:value-type="float" office:value="1.23658333333333" table:style-name="ce1">
            <text:p>1.23658333333333</text:p>
          </table:table-cell>
          <table:table-cell office:value-type="float" office:value="0.000352913628869499" table:style-name="ce1">
            <text:p>0.000352913628869499</text:p>
          </table:table-cell>
          <table:table-cell office:value-type="float" office:value="0.5995" table:style-name="ce1">
            <text:p>0.5995</text:p>
          </table:table-cell>
          <table:table-cell office:value-type="float" office:value="0.0346295803750405" table:style-name="ce1">
            <text:p>0.0346295803750405</text:p>
          </table:table-cell>
          <table:table-cell office:value-type="float" office:value="2.91192966519109" table:style-name="ce1">
            <text:p>2.91192966519109</text:p>
          </table:table-cell>
          <table:table-cell office:value-type="float" office:value="1.56012583306595" table:style-name="ce1">
            <text:p>1.56012583306595</text:p>
          </table:table-cell>
          <table:table-cell office:value-type="float" office:value="1.56012583306595" table:style-name="ce1">
            <text:p>1.56012583306595</text:p>
          </table:table-cell>
          <table:table-cell office:value-type="float" office:value="0.937893587726066" table:style-name="ce1">
            <text:p>0.93789358772606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value="REGULATION" table:style-name="ce1">
            <text:p>REGULATION</text:p>
          </table:table-cell>
          <table:table-cell office:value-type="string" office:value="UNKNOWN" table:style-name="ce1">
            <text:p>UNKNOWN</text:p>
          </table:table-cell>
          <table:table-cell office:value-type="string" office:value="F2" table:style-name="ce1">
            <text:p>F2</text:p>
          </table:table-cell>
          <table:table-cell office:value-type="string" office:value="CAGL0M11902g" table:style-name="ce1">
            <text:p>CAGL0M11902g</text:p>
          </table:table-cell>
          <table:table-cell office:value-type="string" office:value="Type II" table:style-name="ce1">
            <text:p>Type II</text:p>
          </table:table-cell>
          <table:table-cell office:value-type="string" office:value="UP" table:style-name="ce1">
            <text:p>UP</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CAGL0M11902g" table:style-name="ce1">
            <text:p>CAGL0M11902g</text:p>
          </table:table-cell>
          <table:table-cell office:value-type="string" office:value="YAL034C" table:style-name="ce1">
            <text:p>YAL034C</text:p>
          </table:table-cell>
          <table:table-cell office:value-type="string" office:value="S000002134" table:style-name="ce1">
            <text:p>S000002134</text:p>
          </table:table-cell>
          <table:table-cell office:value-type="string" office:value="YAL034C" table:style-name="ce1">
            <text:p>YAL034C</text:p>
          </table:table-cell>
          <table:table-cell office:value-type="string" office:value="FUN19" table:style-name="ce1">
            <text:p>FUN19</text:p>
          </table:table-cell>
          <table:table-cell office:value-type="string" office:value="Non-essential protein of unknown function; expression induced in response to heat stress; FUN19 has a paralog, YOR338W, that arose from the whole genome duplication" table:style-name="ce1">
            <text:p>Non-essential protein of unknown function; expression induced in response to heat stress; FUN19 has a paralog, YOR338W, that arose from the whole genome duplication</text:p>
          </table:table-cell>
        </table:table-row>
        <table:table-row>
          <table:table-cell office:value-type="string" office:value="CAGL0M12551g" table:style-name="ce1">
            <text:p>CAGL0M12551g</text:p>
          </table:table-cell>
          <table:table-cell office:value-type="string" office:value="" table:style-name="ce1">
            <text:p/>
          </table:table-cell>
          <table:table-cell office:value-type="string" office:value="Ortholog(s) have role in energy reserve metabolic process" table:style-name="ce1">
            <text:p>Ortholog(s) have role in energy reserve metabolic process</text:p>
          </table:table-cell>
          <table:table-cell office:value-type="float" office:value="5.22066666666667" table:style-name="ce1">
            <text:p>5.22066666666667</text:p>
          </table:table-cell>
          <table:table-cell office:value-type="float" office:value="7.37597819724266e-06" table:style-name="ce1">
            <text:p>7.37597819724266e-06</text:p>
          </table:table-cell>
          <table:table-cell office:value-type="float" office:value="2.66108333333333" table:style-name="ce1">
            <text:p>2.66108333333333</text:p>
          </table:table-cell>
          <table:table-cell office:value-type="float" office:value="0.000174892959038252" table:style-name="ce1">
            <text:p>0.000174892959038252</text:p>
          </table:table-cell>
          <table:table-cell office:value-type="float" office:value="2.66108333333333" table:style-name="ce1">
            <text:p>2.66108333333333</text:p>
          </table:table-cell>
          <table:table-cell office:value-type="float" office:value="0.000174892959038252" table:style-name="ce1">
            <text:p>0.000174892959038252</text:p>
          </table:table-cell>
          <table:table-cell office:value-type="float" office:value="1.964" table:style-name="ce1">
            <text:p>1.964</text:p>
          </table:table-cell>
          <table:table-cell office:value-type="float" office:value="0.000915485803495867" table:style-name="ce1">
            <text:p>0.000915485803495867</text:p>
          </table:table-cell>
          <table:table-cell office:value-type="float" office:value="6.08416293770941" table:style-name="ce1">
            <text:p>6.08416293770941</text:p>
          </table:table-cell>
          <table:table-cell office:value-type="float" office:value="3.44174154961268" table:style-name="ce1">
            <text:p>3.44174154961268</text:p>
          </table:table-cell>
          <table:table-cell office:value-type="float" office:value="3.44174154961268" table:style-name="ce1">
            <text:p>3.44174154961268</text:p>
          </table:table-cell>
          <table:table-cell office:value-type="float" office:value="3.32505820537529" table:style-name="ce1">
            <text:p>3.32505820537529</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M12551g" table:style-name="ce1">
            <text:p>CAGL0M12551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CAGL0M12551g" table:style-name="ce1">
            <text:p>CAGL0M12551g</text:p>
          </table:table-cell>
          <table:table-cell office:value-type="string" office:value="YIL057C" table:style-name="ce1">
            <text:p>YIL057C</text:p>
          </table:table-cell>
          <table:table-cell office:value-type="string" office:value="S000001319" table:style-name="ce1">
            <text:p>S000001319</text:p>
          </table:table-cell>
          <table:table-cell office:value-type="string" office:value="YIL057C" table:style-name="ce1">
            <text:p>YIL057C</text:p>
          </table:table-cell>
          <table:table-cell office:value-type="string" office:value="RGI2" table:style-name="ce1">
            <text:p>RGI2</text:p>
          </table:table-cell>
          <table:table-cell office:value-type="string" office:value="Protein of unknown function; involved in energy metabolism under respiratory conditions; expression induced under carbon limitation and repressed under high glucose; RGI2 has a paralog, RGI1, that arose from the whole genome duplication" table:style-name="ce1">
            <text:p>Protein of unknown function; involved in energy metabolism under respiratory conditions; expression induced under carbon limitation and repressed under high glucose; RGI2 has a paralog, RGI1, that arose from the whole genome duplication</text:p>
          </table:table-cell>
        </table:table-row>
        <table:table-row>
          <table:table-cell office:value-type="string" office:value="CAGL0M12881g" table:style-name="ce1">
            <text:p>CAGL0M12881g</text:p>
          </table:table-cell>
          <table:table-cell office:value-type="string" office:value="" table:style-name="ce1">
            <text:p/>
          </table:table-cell>
          <table:table-cell office:value-type="string" office:value="Ortholog(s) have dihydroorotate dehydrogenase activity, role in 'de novo' UMP biosynthetic process and mitochondrion localization" table:style-name="ce1">
            <text:p>Ortholog(s) have dihydroorotate dehydrogenase activity, role in 'de novo' UMP biosynthetic process and mitochondrion localization</text:p>
          </table:table-cell>
          <table:table-cell office:value-type="float" office:value="-0.862333333333334" table:style-name="ce1">
            <text:p>-0.862333333333334</text:p>
          </table:table-cell>
          <table:table-cell office:value-type="float" office:value="0.00881138114491728" table:style-name="ce1">
            <text:p>0.00881138114491728</text:p>
          </table:table-cell>
          <table:table-cell office:value-type="float" office:value="-1.06125" table:style-name="ce1">
            <text:p>-1.06125</text:p>
          </table:table-cell>
          <table:table-cell office:value-type="float" office:value="0.00221043522564609" table:style-name="ce1">
            <text:p>0.00221043522564609</text:p>
          </table:table-cell>
          <table:table-cell office:value-type="float" office:value="-1.06125" table:style-name="ce1">
            <text:p>-1.06125</text:p>
          </table:table-cell>
          <table:table-cell office:value-type="float" office:value="0.00221043522564609" table:style-name="ce1">
            <text:p>0.00221043522564609</text:p>
          </table:table-cell>
          <table:table-cell office:value-type="float" office:value="2.07633333333333" table:style-name="ce1">
            <text:p>2.07633333333333</text:p>
          </table:table-cell>
          <table:table-cell office:value-type="float" office:value="4.53213806955837e-05" table:style-name="ce1">
            <text:p>4.53213806955837e-05</text:p>
          </table:table-cell>
          <table:table-cell office:value-type="float" office:value="-1.07115317256645" table:style-name="ce1">
            <text:p>-1.07115317256645</text:p>
          </table:table-cell>
          <table:table-cell office:value-type="float" office:value="-1.47507200056335" table:style-name="ce1">
            <text:p>-1.47507200056335</text:p>
          </table:table-cell>
          <table:table-cell office:value-type="float" office:value="-1.47507200056335" table:style-name="ce1">
            <text:p>-1.47507200056335</text:p>
          </table:table-cell>
          <table:table-cell office:value-type="float" office:value="3.52158305602823" table:style-name="ce1">
            <text:p>3.5215830560282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REDOX SIGNALING" table:style-name="ce1">
            <text:p>REDOX SIGNALING</text:p>
          </table:table-cell>
          <table:table-cell office:value-type="string" office:value="METABOLISM" table:style-name="ce1">
            <text:p>METABOLISM</text:p>
          </table:table-cell>
          <table:table-cell office:value-type="string" office:value="F3" table:style-name="ce1">
            <text:p>F3</text:p>
          </table:table-cell>
          <table:table-cell office:value-type="string" office:value="CAGL0M12881g" table:style-name="ce1">
            <text:p>CAGL0M12881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M12881g" table:style-name="ce1">
            <text:p>CAGL0M12881g</text:p>
          </table:table-cell>
          <table:table-cell office:value-type="string" office:value="YKL216W" table:style-name="ce1">
            <text:p>YKL216W</text:p>
          </table:table-cell>
          <table:table-cell office:value-type="string" office:value="S000001699" table:style-name="ce1">
            <text:p>S000001699</text:p>
          </table:table-cell>
          <table:table-cell office:value-type="string" office:value="YKL216W" table:style-name="ce1">
            <text:p>YKL216W</text:p>
          </table:table-cell>
          <table:table-cell office:value-type="string" office:value="URA1" table:style-name="ce1">
            <text:p>URA1</text:p>
          </table:table-cell>
          <table:table-cell office:value-type="string" office:value="Dihydroorotate dehydrogenase; catalyzes the fourth enzymatic step in the de novo biosynthesis of pyrimidines, converting dihydroorotic acid into orotic acid" table:style-name="ce1">
            <text:p>Dihydroorotate dehydrogenase; catalyzes the fourth enzymatic step in the de novo biosynthesis of pyrimidines, converting dihydroorotic acid into orotic acid</text:p>
          </table:table-cell>
        </table:table-row>
        <table:table-row>
          <table:table-cell office:value-type="string" office:value="CAGL0M14047g" table:style-name="ce1">
            <text:p>CAGL0M14047g</text:p>
          </table:table-cell>
          <table:table-cell office:value-type="string" office:value="" table:style-name="ce1">
            <text:p/>
          </table:table-cell>
          <table:table-cell office:value-type="string" office:value="Putative NADPH-dependent cinnamyl alcohol dehydrogenase; gene is upregulated in azole-resistant strain" table:style-name="ce1">
            <text:p>Putative NADPH-dependent cinnamyl alcohol dehydrogenase; gene is upregulated in azole-resistant strain</text:p>
          </table:table-cell>
          <table:table-cell office:value-type="float" office:value="0.327" table:style-name="ce1">
            <text:p>0.327</text:p>
          </table:table-cell>
          <table:table-cell office:value-type="float" office:value="0.181659561739951" table:style-name="ce1">
            <text:p>0.181659561739951</text:p>
          </table:table-cell>
          <table:table-cell office:value-type="float" office:value="0.58675" table:style-name="ce1">
            <text:p>0.58675</text:p>
          </table:table-cell>
          <table:table-cell office:value-type="float" office:value="0.0164040694544758" table:style-name="ce1">
            <text:p>0.0164040694544758</text:p>
          </table:table-cell>
          <table:table-cell office:value-type="float" office:value="0.58675" table:style-name="ce1">
            <text:p>0.58675</text:p>
          </table:table-cell>
          <table:table-cell office:value-type="float" office:value="0.0164040694544758" table:style-name="ce1">
            <text:p>0.0164040694544758</text:p>
          </table:table-cell>
          <table:table-cell office:value-type="float" office:value="1.428" table:style-name="ce1">
            <text:p>1.428</text:p>
          </table:table-cell>
          <table:table-cell office:value-type="float" office:value="8.51114285240868e-05" table:style-name="ce1">
            <text:p>8.51114285240868e-05</text:p>
          </table:table-cell>
          <table:table-cell office:value-type="float" office:value="0.327836792991345" table:style-name="ce1">
            <text:p>0.327836792991345</text:p>
          </table:table-cell>
          <table:table-cell office:value-type="float" office:value="0.701763872282557" table:style-name="ce1">
            <text:p>0.701763872282557</text:p>
          </table:table-cell>
          <table:table-cell office:value-type="float" office:value="0.701763872282557" table:style-name="ce1">
            <text:p>0.701763872282557</text:p>
          </table:table-cell>
          <table:table-cell office:value-type="float" office:value="2.38733725626574" table:style-name="ce1">
            <text:p>2.3873372562657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NA" table:style-name="ce1">
            <text:p>NA</text:p>
          </table:table-cell>
          <table:table-cell office:value-type="string" office:value="NA" table:style-name="ce1">
            <text:p>NA</text:p>
          </table:table-cell>
          <table:table-cell office:value-type="string" office:value="Others" table:style-name="ce1">
            <text:p>Others</text:p>
          </table:table-cell>
          <table:table-cell office:value-type="string" office:value="CAGL0M14047g" table:style-name="ce1">
            <text:p>CAGL0M14047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M14047g" table:style-name="ce1">
            <text:p>CAGL0M14047g</text:p>
          </table:table-cell>
          <table:table-cell office:value-type="string" office:value="YMR318C" table:style-name="ce1">
            <text:p>YMR318C</text:p>
          </table:table-cell>
          <table:table-cell office:value-type="string" office:value="S000004937" table:style-name="ce1">
            <text:p>S000004937</text:p>
          </table:table-cell>
          <table:table-cell office:value-type="string" office:value="YMR318C" table:style-name="ce1">
            <text:p>YMR318C</text:p>
          </table:table-cell>
          <table:table-cell office:value-type="string" office:value="ADH6" table:style-name="ce1">
            <text:p>ADH6</text:p>
          </table:table-cell>
          <table:table-cell office:value-type="string" office:value="NADPH-dependent medium chain alcohol dehydrogenase; has broad substrate specificity; member of the cinnamyl family of alcohol dehydrogenases; may be involved in fusel alcohol synthesis or in aldehyde tolerance; protein abundance increases in response to DNA replication stress" table:style-name="ce1">
            <text:p>NADPH-dependent medium chain alcohol dehydrogenase; has broad substrate specificity; member of the cinnamyl family of alcohol dehydrogenases; may be involved in fusel alcohol synthesis or in aldehyde tolerance; protein abundance increases in response to DNA replication stress</text:p>
          </table:table-cell>
        </table:table-row>
        <table:table-row>
          <table:table-cell office:value-type="string" office:value="CAGL0M14069g" table:style-name="ce1">
            <text:p>CAGL0M14069g</text:p>
          </table:table-cell>
          <table:table-cell office:value-type="string" office:value="PWP6" table:style-name="ce1">
            <text:p>PWP6</text:p>
          </table:table-cell>
          <table:table-cell office:value-type="string" office:value="Adhesin-like protein with similarity to S. cerevisiae flocculins, cell wall proteins that mediate adhesion; predicted GPI anchor; belongs to adhesin cluster II" table:style-name="ce1">
            <text:p>Adhesin-like protein with similarity to S. cerevisiae flocculins, cell wall proteins that mediate adhesion; predicted GPI anchor; belongs to adhesin cluster II</text:p>
          </table:table-cell>
          <table:table-cell office:value-type="float" office:value="3.522" table:style-name="ce1">
            <text:p>3.522</text:p>
          </table:table-cell>
          <table:table-cell office:value-type="float" office:value="9.32967584676159e-07" table:style-name="ce1">
            <text:p>9.32967584676159e-07</text:p>
          </table:table-cell>
          <table:table-cell office:value-type="float" office:value="3.74875" table:style-name="ce1">
            <text:p>3.74875</text:p>
          </table:table-cell>
          <table:table-cell office:value-type="float" office:value="2.43319851619967e-06" table:style-name="ce1">
            <text:p>2.43319851619967e-06</text:p>
          </table:table-cell>
          <table:table-cell office:value-type="float" office:value="3.74875" table:style-name="ce1">
            <text:p>3.74875</text:p>
          </table:table-cell>
          <table:table-cell office:value-type="float" office:value="2.43319851619967e-06" table:style-name="ce1">
            <text:p>2.43319851619967e-06</text:p>
          </table:table-cell>
          <table:table-cell office:value-type="float" office:value="-0.0626666666666669" table:style-name="ce1">
            <text:p>-0.0626666666666669</text:p>
          </table:table-cell>
          <table:table-cell office:value-type="float" office:value="0.84665689900763" table:style-name="ce1">
            <text:p>0.84665689900763</text:p>
          </table:table-cell>
          <table:table-cell office:value-type="float" office:value="4.08605395102708" table:style-name="ce1">
            <text:p>4.08605395102708</text:p>
          </table:table-cell>
          <table:table-cell office:value-type="float" office:value="4.87843561375026" table:style-name="ce1">
            <text:p>4.87843561375026</text:p>
          </table:table-cell>
          <table:table-cell office:value-type="float" office:value="4.87843561375026" table:style-name="ce1">
            <text:p>4.87843561375026</text:p>
          </table:table-cell>
          <table:table-cell office:value-type="float" office:value="-0.22055334349665" table:style-name="ce1">
            <text:p>-0.2205533434966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office:value="UNCLASSIFIED" table:style-name="ce1">
            <text:p>UNCLASSIFIED</text:p>
          </table:table-cell>
          <table:table-cell office:value-type="string" office:value="_" table:style-name="ce1">
            <text:p>_</text:p>
          </table:table-cell>
          <table:table-cell office:value-type="string" office:value="Others" table:style-name="ce1">
            <text:p>Others</text:p>
          </table:table-cell>
          <table:table-cell office:value-type="string" office:value="CAGL0M14069g" table:style-name="ce1">
            <text:p>CAGL0M14069g</text:p>
          </table:table-cell>
          <table:table-cell office:value-type="string" office:value="Type II" table:style-name="ce1">
            <text:p>Type II</text:p>
          </table:table-cell>
          <table:table-cell office:value-type="string" office:value="UP" table:style-name="ce1">
            <text:p>UP</text:p>
          </table:table-cell>
          <table:table-cell office:value-type="string" office:value="UP" table:style-name="ce1">
            <text:p>UP</text:p>
          </table:table-cell>
          <table:table-cell office:value-type="string" office:value="UP" table:style-name="ce1">
            <text:p>UP</text:p>
          </table:table-cell>
          <table:table-cell office:value-type="string" office:value="0" table:style-name="ce1">
            <text:p>0</text:p>
          </table:table-cell>
          <table:table-cell office:value-type="string" office:value="CAGL0M14069g" table:style-name="ce1">
            <text:p>CAGL0M14069g</text:p>
          </table:table-cell>
          <table:table-cell office:value-type="string" office:value="YAL063C" table:style-name="ce1">
            <text:p>YAL063C</text:p>
          </table:table-cell>
          <table:table-cell office:value-type="string" office:value="S000000059" table:style-name="ce1">
            <text:p>S000000059</text:p>
          </table:table-cell>
          <table:table-cell office:value-type="string" office:value="YAL063C" table:style-name="ce1">
            <text:p>YAL063C</text:p>
          </table:table-cell>
          <table:table-cell office:value-type="string" office:value="FLO9" table:style-name="ce1">
            <text:p>FLO9</text:p>
          </table:table-cell>
          <table:table-cell office:value-type="string" office:value="Lectin-like protein with similarity to Flo1p; thought to be expressed and involved in flocculation" table:style-name="ce1">
            <text:p>Lectin-like protein with similarity to Flo1p; thought to be expressed and involved in flocculation</text:p>
          </table:table-cell>
        </table:table-row>
        <table:table-row>
          <table:table-cell office:value-type="string" office:value="CAGL0M14113g" table:style-name="ce1">
            <text:p>CAGL0M14113g</text:p>
          </table:table-cell>
          <table:table-cell office:value-type="string" office:value="TNR2" table:style-name="ce1">
            <text:p>TNR2</text:p>
          </table:table-cell>
          <table:table-cell office:value-type="string" office:value="High-affinity transporter of NAD+ precursors; strongly induced under niacin-limiting conditions" table:style-name="ce1">
            <text:p>High-affinity transporter of NAD+ precursors; strongly induced under niacin-limiting conditions</text:p>
          </table:table-cell>
          <table:table-cell office:value-type="float" office:value="0.2905" table:style-name="ce1">
            <text:p>0.2905</text:p>
          </table:table-cell>
          <table:table-cell office:value-type="float" office:value="0.196703942224083" table:style-name="ce1">
            <text:p>0.196703942224083</text:p>
          </table:table-cell>
          <table:table-cell office:value-type="float" office:value="0.391666666666667" table:style-name="ce1">
            <text:p>0.391666666666667</text:p>
          </table:table-cell>
          <table:table-cell office:value-type="float" office:value="0.267683106622157" table:style-name="ce1">
            <text:p>0.267683106622157</text:p>
          </table:table-cell>
          <table:table-cell office:value-type="float" office:value="0.391666666666667" table:style-name="ce1">
            <text:p>0.391666666666667</text:p>
          </table:table-cell>
          <table:table-cell office:value-type="float" office:value="0.267683106622157" table:style-name="ce1">
            <text:p>0.267683106622157</text:p>
          </table:table-cell>
          <table:table-cell office:value-type="float" office:value="2.15516666666667" table:style-name="ce1">
            <text:p>2.15516666666667</text:p>
          </table:table-cell>
          <table:table-cell office:value-type="float" office:value="0.000151669410053229" table:style-name="ce1">
            <text:p>0.000151669410053229</text:p>
          </table:table-cell>
          <table:table-cell office:value-type="float" office:value="0.284902543768089" table:style-name="ce1">
            <text:p>0.284902543768089</text:p>
          </table:table-cell>
          <table:table-cell office:value-type="float" office:value="0.444079164640351" table:style-name="ce1">
            <text:p>0.444079164640351</text:p>
          </table:table-cell>
          <table:table-cell office:value-type="float" office:value="0.444079164640351" table:style-name="ce1">
            <text:p>0.444079164640351</text:p>
          </table:table-cell>
          <table:table-cell office:value-type="float" office:value="3.65950034736181" table:style-name="ce1">
            <text:p>3.6595003473618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office:value="NA" table:style-name="ce1">
            <text:p>NA</text:p>
          </table:table-cell>
          <table:table-cell office:value-type="string" office:value="NA" table:style-name="ce1">
            <text:p>NA</text:p>
          </table:table-cell>
          <table:table-cell office:value-type="string" office:value="Others" table:style-name="ce1">
            <text:p>Others</text:p>
          </table:table-cell>
          <table:table-cell office:value-type="string" office:value="CAGL0M14113g" table:style-name="ce1">
            <text:p>CAGL0M14113g</text:p>
          </table:table-cell>
          <table:table-cell office:value-type="string" office:value="OFF" table:style-name="ce1">
            <text:p>OFF</text:p>
          </table:table-cell>
          <table:table-cell office:value-type="string" office:value="0" table:style-name="ce1">
            <text:p>0</text:p>
          </table:table-cell>
          <table:table-cell office:value-type="string" office:value="0" table:style-name="ce1">
            <text:p>0</text:p>
          </table:table-cell>
          <table:table-cell office:value-type="string" office:value="0" table:style-name="ce1">
            <text:p>0</text:p>
          </table:table-cell>
          <table:table-cell office:value-type="string" office:value="UP" table:style-name="ce1">
            <text:p>UP</text:p>
          </table:table-cell>
          <table:table-cell office:value-type="string" office:value="CAGL0M14113g" table:style-name="ce1">
            <text:p>CAGL0M14113g</text:p>
          </table:table-cell>
          <table:table-cell office:value-type="string" office:value="YLR237W" table:style-name="ce1">
            <text:p>YLR237W</text:p>
          </table:table-cell>
          <table:table-cell office:value-type="string" office:value="S000004227" table:style-name="ce1">
            <text:p>S000004227</text:p>
          </table:table-cell>
          <table:table-cell office:value-type="string" office:value="YLR237W" table:style-name="ce1">
            <text:p>YLR237W</text:p>
          </table:table-cell>
          <table:table-cell office:value-type="string" office:value="THI7" table:style-name="ce1">
            <text:p>THI7</text:p>
          </table:table-cell>
          <table:table-cell office:value-type="string" office:value="Plasma membrane transporter responsible for the uptake of thiamine; contributes to uptake of 5-aminoimidazole-4-carboxamide-1-beta-D-ribofuranoside (acadesine); member of the major facilitator superfamily of transporters; mutation of human ortholog causes thiamine-responsive megaloblastic anemia" table:style-name="ce1">
            <text:p>Plasma membrane transporter responsible for the uptake of thiamine; contributes to uptake of 5-aminoimidazole-4-carboxamide-1-beta-D-ribofuranoside (acadesine); member of the major facilitator superfamily of transporters; mutation of human ortholog causes thiamine-responsive megaloblastic anemia</text:p>
          </table:table-cell>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TJL</meta:initial-creator>
    <dc:creator>TJL</dc:creator>
    <meta:creation-date>2016-08-18T13:39:56Z</meta:creation-date>
    <dc:date>2016-08-18T13:50:45Z</dc:date>
  </office:meta>
</office:document-meta>
</file>